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9.135cm"/>
    </style:style>
    <style:style style:name="co2" style:family="table-column">
      <style:table-column-properties fo:break-before="auto" style:column-width="53.116cm"/>
    </style:style>
    <style:style style:name="co3" style:family="table-column">
      <style:table-column-properties fo:break-before="auto" style:column-width="23.398cm"/>
    </style:style>
    <style:style style:name="co4" style:family="table-column">
      <style:table-column-properties fo:break-before="auto" style:column-width="27.317cm"/>
    </style:style>
    <style:style style:name="co5" style:family="table-column">
      <style:table-column-properties fo:break-before="auto" style:column-width="0.981cm"/>
    </style:style>
    <style:style style:name="co6" style:family="table-column">
      <style:table-column-properties fo:break-before="auto" style:column-width="23.324cm"/>
    </style:style>
    <style:style style:name="co7" style:family="table-column">
      <style:table-column-properties fo:break-before="auto" style:column-width="2.891cm"/>
    </style:style>
    <style:style style:name="co8" style:family="table-column">
      <style:table-column-properties fo:break-before="auto" style:column-width="2.351cm"/>
    </style:style>
    <style:style style:name="co9" style:family="table-column">
      <style:table-column-properties fo:break-before="auto" style:column-width="1.469cm"/>
    </style:style>
    <style:style style:name="co10" style:family="table-column">
      <style:table-column-properties fo:break-before="auto" style:column-width="1.887cm"/>
    </style:style>
    <style:style style:name="co11" style:family="table-column">
      <style:table-column-properties fo:break-before="auto" style:column-width="1.789cm"/>
    </style:style>
    <style:style style:name="co12" style:family="table-column">
      <style:table-column-properties fo:break-before="auto" style:column-width="2.058cm"/>
    </style:style>
    <style:style style:name="co13" style:family="table-column">
      <style:table-column-properties fo:break-before="auto" style:column-width="1.568cm"/>
    </style:style>
    <style:style style:name="co14" style:family="table-column">
      <style:table-column-properties fo:break-before="auto" style:column-width="8.281cm"/>
    </style:style>
    <style:style style:name="co15" style:family="table-column">
      <style:table-column-properties fo:break-before="auto" style:column-width="30.062cm"/>
    </style:style>
    <style:style style:name="co16" style:family="table-column">
      <style:table-column-properties fo:break-before="auto" style:column-width="0.196cm"/>
    </style:style>
    <style:style style:name="co17" style:family="table-column">
      <style:table-column-properties fo:break-before="auto" style:column-width="7.006cm"/>
    </style:style>
    <style:style style:name="co18" style:family="table-column">
      <style:table-column-properties fo:break-before="auto" style:column-width="18.597cm"/>
    </style:style>
    <style:style style:name="co19" style:family="table-column">
      <style:table-column-properties fo:break-before="auto" style:column-width="9.53cm"/>
    </style:style>
    <style:style style:name="co20" style:family="table-column">
      <style:table-column-properties fo:break-before="auto" style:column-width="9.58cm"/>
    </style:style>
    <style:style style:name="co21" style:family="table-column">
      <style:table-column-properties fo:break-before="auto" style:column-width="29.131cm"/>
    </style:style>
    <style:style style:name="co22" style:family="table-column">
      <style:table-column-properties fo:break-before="auto" style:column-width="7.865cm"/>
    </style:style>
    <style:style style:name="co23" style:family="table-column">
      <style:table-column-properties fo:break-before="auto" style:column-width="3.406cm"/>
    </style:style>
    <style:style style:name="co24" style:family="table-column">
      <style:table-column-properties fo:break-before="auto" style:column-width="2.965cm"/>
    </style:style>
    <style:style style:name="co25" style:family="table-column">
      <style:table-column-properties fo:break-before="auto" style:column-width="5.269cm"/>
    </style:style>
    <style:style style:name="co26" style:family="table-column">
      <style:table-column-properties fo:break-before="auto" style:column-width="3.087cm"/>
    </style:style>
    <style:style style:name="co27" style:family="table-column">
      <style:table-column-properties fo:break-before="auto" style:column-width="3.014cm"/>
    </style:style>
    <style:style style:name="co28" style:family="table-column">
      <style:table-column-properties fo:break-before="auto" style:column-width="9.31cm"/>
    </style:style>
    <style:style style:name="co29" style:family="table-column">
      <style:table-column-properties fo:break-before="auto" style:column-width="1.397cm"/>
    </style:style>
    <style:style style:name="co30" style:family="table-column">
      <style:table-column-properties fo:break-before="auto" style:column-width="3.528cm"/>
    </style:style>
    <style:style style:name="co31" style:family="table-column">
      <style:table-column-properties fo:break-before="auto" style:column-width="2.475cm"/>
    </style:style>
    <style:style style:name="co32" style:family="table-column">
      <style:table-column-properties fo:break-before="auto" style:column-width="1.543cm"/>
    </style:style>
    <style:style style:name="co33" style:family="table-column">
      <style:table-column-properties fo:break-before="auto" style:column-width="3.431cm"/>
    </style:style>
    <style:style style:name="co34" style:family="table-column">
      <style:table-column-properties fo:break-before="auto" style:column-width="3.701cm"/>
    </style:style>
    <style:style style:name="co35" style:family="table-column">
      <style:table-column-properties fo:break-before="auto" style:column-width="6.518cm"/>
    </style:style>
    <style:style style:name="co36" style:family="table-column">
      <style:table-column-properties fo:break-before="auto" style:column-width="15.729cm"/>
    </style:style>
    <style:style style:name="co37" style:family="table-column">
      <style:table-column-properties fo:break-before="auto" style:column-width="16.635cm"/>
    </style:style>
    <style:style style:name="co38" style:family="table-column">
      <style:table-column-properties fo:break-before="auto" style:column-width="1.348cm"/>
    </style:style>
    <style:style style:name="co39" style:family="table-column">
      <style:table-column-properties fo:break-before="auto" style:column-width="1.251cm"/>
    </style:style>
    <style:style style:name="co40" style:family="table-column">
      <style:table-column-properties fo:break-before="auto" style:column-width="6.565cm"/>
    </style:style>
    <style:style style:name="co41" style:family="table-column">
      <style:table-column-properties fo:break-before="auto" style:column-width="6.592cm"/>
    </style:style>
    <style:style style:name="co42" style:family="table-column">
      <style:table-column-properties fo:break-before="auto" style:column-width="3.112cm"/>
    </style:style>
    <style:style style:name="co43" style:family="table-column">
      <style:table-column-properties fo:break-before="auto" style:column-width="1.692cm"/>
    </style:style>
    <style:style style:name="co44" style:family="table-column">
      <style:table-column-properties fo:break-before="auto" style:column-width="1.723cm"/>
    </style:style>
    <style:style style:name="co45" style:family="table-column">
      <style:table-column-properties fo:break-before="auto" style:column-width="2.431cm"/>
    </style:style>
    <style:style style:name="co46" style:family="table-column">
      <style:table-column-properties fo:break-before="auto" style:column-width="2.692cm"/>
    </style:style>
    <style:style style:name="co47" style:family="table-column">
      <style:table-column-properties fo:break-before="auto" style:column-width="4.337cm"/>
    </style:style>
    <style:style style:name="co48" style:family="table-column">
      <style:table-column-properties fo:break-before="auto" style:column-width="5.724cm"/>
    </style:style>
    <style:style style:name="co49" style:family="table-column">
      <style:table-column-properties fo:break-before="auto" style:column-width="9.999cm"/>
    </style:style>
    <style:style style:name="co50" style:family="table-column">
      <style:table-column-properties fo:break-before="auto" style:column-width="20.073cm"/>
    </style:style>
    <style:style style:name="co51" style:family="table-column">
      <style:table-column-properties fo:break-before="auto" style:column-width="0.982cm"/>
    </style:style>
    <style:style style:name="co52" style:family="table-column">
      <style:table-column-properties fo:break-before="auto" style:column-width="8.911cm"/>
    </style:style>
    <style:style style:name="co53" style:family="table-column">
      <style:table-column-properties fo:break-before="auto" style:column-width="2.903cm"/>
    </style:style>
    <style:style style:name="co54" style:family="table-column">
      <style:table-column-properties fo:break-before="auto" style:column-width="2.355cm"/>
    </style:style>
    <style:style style:name="co55" style:family="table-column">
      <style:table-column-properties fo:break-before="auto" style:column-width="1.473cm"/>
    </style:style>
    <style:style style:name="co56" style:family="table-column">
      <style:table-column-properties fo:break-before="auto" style:column-width="1.884cm"/>
    </style:style>
    <style:style style:name="co57" style:family="table-column">
      <style:table-column-properties fo:break-before="auto" style:column-width="1.787cm"/>
    </style:style>
    <style:style style:name="co58" style:family="table-column">
      <style:table-column-properties fo:break-before="auto" style:column-width="2.06cm"/>
    </style:style>
    <style:style style:name="co59" style:family="table-column">
      <style:table-column-properties fo:break-before="auto" style:column-width="8.274cm"/>
    </style:style>
    <style:style style:name="co60" style:family="table-column">
      <style:table-column-properties fo:break-before="auto" style:column-width="30.055cm"/>
    </style:style>
    <style:style style:name="co61" style:family="table-column">
      <style:table-column-properties fo:break-before="auto" style:column-width="0.198cm"/>
    </style:style>
    <style:style style:name="co62" style:family="table-column">
      <style:table-column-properties fo:break-before="auto" style:column-width="6.999cm"/>
    </style:style>
    <style:style style:name="co63" style:family="table-column">
      <style:table-column-properties fo:break-before="auto" style:column-width="33.757cm"/>
    </style:style>
    <style:style style:name="co64" style:family="table-column">
      <style:table-column-properties fo:break-before="auto" style:column-width="5.256cm"/>
    </style:style>
    <style:style style:name="co65" style:family="table-column">
      <style:table-column-properties fo:break-before="auto" style:column-width="3.099cm"/>
    </style:style>
    <style:style style:name="co66" style:family="table-column">
      <style:table-column-properties fo:break-before="auto" style:column-width="3.022cm"/>
    </style:style>
    <style:style style:name="co67" style:family="table-column">
      <style:table-column-properties fo:break-before="auto" style:column-width="10.432cm"/>
    </style:style>
    <style:style style:name="co68" style:family="table-column">
      <style:table-column-properties fo:break-before="auto" style:column-width="1.393cm"/>
    </style:style>
    <style:style style:name="co69" style:family="table-column">
      <style:table-column-properties fo:break-before="auto" style:column-width="3.727cm"/>
    </style:style>
    <style:style style:name="co70" style:family="table-column">
      <style:table-column-properties fo:break-before="auto" style:column-width="2.258cm"/>
    </style:style>
    <style:style style:name="co71" style:family="table-column">
      <style:table-column-properties fo:break-before="auto" style:column-width="36.484cm"/>
    </style:style>
    <style:style style:name="co72" style:family="table-column">
      <style:table-column-properties fo:break-before="auto" style:column-width="32.443cm"/>
    </style:style>
    <style:style style:name="co73" style:family="table-column">
      <style:table-column-properties fo:break-before="auto" style:column-width="44.581cm"/>
    </style:style>
    <style:style style:name="co74" style:family="table-column">
      <style:table-column-properties fo:break-before="auto" style:column-width="33.858cm"/>
    </style:style>
    <style:style style:name="co75" style:family="table-column">
      <style:table-column-properties fo:break-before="auto" style:column-width="23.331cm"/>
    </style:style>
    <style:style style:name="ro1"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52cm" fo:break-before="auto" style:use-optimal-row-height="true"/>
    </style:style>
    <style:style style:name="ta1" style:family="table" style:master-page-name="PageStyle_5f_scopus">
      <style:table-properties table:display="true" style:writing-mode="lr-tb"/>
    </style:style>
    <style:style style:name="ta2" style:family="table" style:master-page-name="PageStyle_5f_DEF">
      <style:table-properties table:display="true" style:writing-mode="lr-tb"/>
    </style:style>
    <style:style style:name="ta3"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00"/>
    </style:style>
    <style:style style:name="ce18" style:family="table-cell" style:parent-style-name="Default">
      <style:table-cell-properties fo:background-color="#999999"/>
    </style:style>
    <style:style style:name="ce9" style:family="table-cell" style:parent-style-name="Default">
      <style:table-cell-properties fo:background-color="#ff8000"/>
    </style:style>
    <style:style style:name="ce20" style:family="table-cell" style:parent-style-name="Default" style:data-style-name="N100">
      <style:table-cell-properties fo:background-color="#ffff00"/>
    </style:style>
    <style:style style:name="ce21" style:family="table-cell" style:parent-style-name="Default" style:data-style-name="N100"/>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Y&quot;;&quot;N&quot;)" table:allow-empty-cell="true" table:display-list="unsorted" table:base-cell-address="DEF.B2">
          <table:error-message table:message-type="stop" table:display="true"/>
        </table:content-validation>
        <table:content-validation table:name="val2" table:condition="of:cell-content-is-in-list(&quot;N&quot;;&quot;Y&quot;)" table:allow-empty-cell="true" table:display-list="unsorted" table:base-cell-address="DEF.C2">
          <table:error-message table:message-type="stop" table:display="true"/>
        </table:content-validation>
        <table:content-validation table:name="val3" table:condition="of:cell-content-is-in-list(&quot;Article&quot;;&quot;Conference paper&quot;;&quot;Review&quot;)" table:allow-empty-cell="true" table:display-list="unsorted" table:base-cell-address="DEF.U2">
          <table:error-message table:message-type="stop" table:display="true"/>
        </table:content-validation>
      </table:content-validations>
      <table:table table:name="scopus30112023"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991" table:default-cell-style-name="Default"/>
        <table:table-row table:style-name="ro1">
          <table:table-cell table:style-name="ce1" office:value-type="string" calcext:value-type="string">
            <text:p>Authors</text:p>
          </table:table-cell>
          <table:table-cell table:style-name="ce1" office:value-type="string" calcext:value-type="string">
            <text:p>Author full names</text:p>
          </table:table-cell>
          <table:table-cell table:style-name="ce1" office:value-type="string" calcext:value-type="string">
            <text:p>Author(s) ID</text:p>
          </table:table-cell>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Source title</text:p>
          </table:table-cell>
          <table:table-cell table:style-name="ce1" office:value-type="string" calcext:value-type="string">
            <text:p>Volume</text:p>
          </table:table-cell>
          <table:table-cell table:style-name="ce1" office:value-type="string" calcext:value-type="string">
            <text:p>Issue</text:p>
          </table:table-cell>
          <table:table-cell table:style-name="ce1" office:value-type="string" calcext:value-type="string">
            <text:p>Art. No.</text:p>
          </table:table-cell>
          <table:table-cell table:style-name="ce1" office:value-type="string" calcext:value-type="string">
            <text:p>Page start</text:p>
          </table:table-cell>
          <table:table-cell table:style-name="ce1" office:value-type="string" calcext:value-type="string">
            <text:p>Page end</text:p>
          </table:table-cell>
          <table:table-cell table:style-name="ce1" office:value-type="string" calcext:value-type="string">
            <text:p>Page count</text:p>
          </table:table-cell>
          <table:table-cell table:style-name="ce1" office:value-type="string" calcext:value-type="string">
            <text:p>Cited by</text:p>
          </table:table-cell>
          <table:table-cell table:style-name="ce1" office:value-type="string" calcext:value-type="string">
            <text:p>DOI</text:p>
          </table:table-cell>
          <table:table-cell table:style-name="ce1" office:value-type="string" calcext:value-type="string">
            <text:p>Link</text:p>
          </table:table-cell>
          <table:table-cell table:style-name="ce1" office:value-type="string" calcext:value-type="string">
            <text:p>Affiliations</text:p>
          </table:table-cell>
          <table:table-cell table:style-name="ce1" office:value-type="string" calcext:value-type="string">
            <text:p>Authors with affiliations</text:p>
          </table:table-cell>
          <table:table-cell table:style-name="ce1" office:value-type="string" calcext:value-type="string">
            <text:p>Abstract</text:p>
          </table:table-cell>
          <table:table-cell table:style-name="ce1" office:value-type="string" calcext:value-type="string">
            <text:p>Author Keywords</text:p>
          </table:table-cell>
          <table:table-cell table:style-name="ce1" office:value-type="string" calcext:value-type="string">
            <text:p>Index Keywords</text:p>
          </table:table-cell>
          <table:table-cell table:style-name="ce1" office:value-type="string" calcext:value-type="string">
            <text:p>References</text:p>
          </table:table-cell>
          <table:table-cell table:style-name="ce1" office:value-type="string" calcext:value-type="string">
            <text:p>Publisher</text:p>
          </table:table-cell>
          <table:table-cell table:style-name="ce1" office:value-type="string" calcext:value-type="string">
            <text:p>Sponsors</text:p>
          </table:table-cell>
          <table:table-cell table:style-name="ce1" office:value-type="string" calcext:value-type="string">
            <text:p>Conference name</text:p>
          </table:table-cell>
          <table:table-cell table:style-name="ce1" office:value-type="string" calcext:value-type="string">
            <text:p>Conference date</text:p>
          </table:table-cell>
          <table:table-cell table:style-name="ce1" office:value-type="string" calcext:value-type="string">
            <text:p>Conference location</text:p>
          </table:table-cell>
          <table:table-cell table:style-name="ce1" office:value-type="string" calcext:value-type="string">
            <text:p>Conference code</text:p>
          </table:table-cell>
          <table:table-cell table:style-name="ce1" office:value-type="string" calcext:value-type="string">
            <text:p>Language of Original Document</text:p>
          </table:table-cell>
          <table:table-cell table:style-name="ce1" office:value-type="string" calcext:value-type="string">
            <text:p>Document Type</text:p>
          </table:table-cell>
          <table:table-cell table:style-name="ce1" office:value-type="string" calcext:value-type="string">
            <text:p>Publication Stage</text:p>
          </table:table-cell>
          <table:table-cell table:style-name="ce1" office:value-type="string" calcext:value-type="string">
            <text:p>Open Access</text:p>
          </table:table-cell>
          <table:table-cell table:style-name="ce1" office:value-type="string" calcext:value-type="string">
            <text:p>Source</text:p>
          </table:table-cell>
          <table:table-cell table:style-name="ce1" office:value-type="string" calcext:value-type="string">
            <text:p>EID</text:p>
          </table:table-cell>
          <table:table-cell table:number-columns-repeated="991"/>
        </table:table-row>
        <table:table-row table:style-name="ro1">
          <table:table-cell table:style-name="ce4" office:value-type="string" calcext:value-type="string">
            <text:p>Bochnia R.; Richter D.; Anke J.</text:p>
          </table:table-cell>
          <table:table-cell table:style-name="ce4" office:value-type="string" calcext:value-type="string">
            <text:p>Bochnia, Ricardo (58698180800); Richter, Daniel (57667984900); Anke, Jurgen (57188770330)</text:p>
          </table:table-cell>
          <table:table-cell table:style-name="ce4" office:value-type="string" calcext:value-type="string">
            <text:p>58698180800; 57667984900; 57188770330</text:p>
          </table:table-cell>
          <table:table-cell table:style-name="ce4" office:value-type="string" calcext:value-type="string">
            <text:p>Self-Sovereign Identity for Organizations: Requirements for Enterprise Software</text:p>
          </table:table-cell>
          <table:table-cell table:style-name="ce4" office:value-type="float" office:value="2023" calcext:value-type="float">
            <text:p>2023</text:p>
          </table:table-cell>
          <table:table-cell table:style-name="ce4" office:value-type="string" calcext:value-type="string">
            <text:p>IEEE Access</text:p>
          </table:table-cell>
          <table:table-cell table:number-columns-repeated="3"/>
          <table:table-cell table:number-columns-repeated="2"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10.1109/ACCESS.2023.3349095</text:p>
          </table:table-cell>
          <table:table-cell table:style-name="ce4" office:value-type="string" calcext:value-type="string">
            <text:p>https://www.scopus.com/inward/record.uri?eid=2-s2.0-85181561916&amp;doi=10.1109%2fACCESS.2023.3349095&amp;partnerID=40&amp;md5=f959ea5d3cc5d4f15559741a5ceaeffb</text:p>
          </table:table-cell>
          <table:table-cell table:style-name="ce4" office:value-type="string" calcext:value-type="string">
            <text:p>Digital Service Systems Group, HTW Dresden University of Applied Sciences, Friedrich-List-Platz 1, Dresden, Germany</text:p>
          </table:table-cell>
          <table:table-cell table:style-name="ce4" office:value-type="string" calcext:value-type="string">
            <text:p>Bochnia R., Digital Service Systems Group, HTW Dresden University of Applied Sciences, Friedrich-List-Platz 1, Dresden, Germany; Richter D., Digital Service Systems Group, HTW Dresden University of Applied Sciences, Friedrich-List-Platz 1, Dresden, Germany; Anke J., Digital Service Systems Group, HTW Dresden University of Applied Sciences, Friedrich-List-Platz 1, Dresden, Germany</text:p>
          </table:table-cell>
          <table:table-cell table:style-name="ce4"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amp;#x2019;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Authors</text:p>
          </table:table-cell>
          <table:table-cell table:style-name="ce4" office:value-type="string" calcext:value-type="string">
            <text:p>Decentralized applications; Enterprise resource planning; Enterprise SSI; Enterprise Wallet; Europe; Identity Management System; Identity management systems; Organizational SSI; Organizational Wallet; Organizations; Self-Sovereign Identity; Software programs; SSI; Verifiable Credentials</text:p>
          </table:table-cell>
          <table:table-cell table:style-name="ce4" office:value-type="string" calcext:value-type="string">
            <text:p>Authentication; Enterprise software; Decentralised; Decentralized application; Enterprise resources planning; Enterprise self-sovereign identity; Enterprise wallet; Europe; Identity management systems; Organisational; Organizational self-sovereign identity; Organizational wallet; Self-sovereign identity; Software project; Verifiable credential; Enterprise resource planning</text:p>
          </table:table-cell>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Article in press</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81561916</text:p>
          </table:table-cell>
          <table:table-cell table:number-columns-repeated="991"/>
        </table:table-row>
        <table:table-row table:style-name="ro1">
          <table:table-cell table:style-name="ce4" office:value-type="string" calcext:value-type="string">
            <text:p>Kuperberg M.</text:p>
          </table:table-cell>
          <table:table-cell table:style-name="ce4" office:value-type="string" calcext:value-type="string">
            <text:p>Kuperberg, Michael (8345645900)</text:p>
          </table:table-cell>
          <table:table-cell table:style-name="ce4" office:value-type="float" office:value="8345645900" calcext:value-type="float">
            <text:p>8345645900</text:p>
          </table:table-cell>
          <table:table-cell table:style-name="ce4" office:value-type="string" calcext:value-type="string">
            <text:p>Blockchain-Based Identity Management: A Survey from the Enterprise and Ecosystem Perspective</text:p>
          </table:table-cell>
          <table:table-cell table:style-name="ce4" office:value-type="float" office:value="2020" calcext:value-type="float">
            <text:p>2020</text:p>
          </table:table-cell>
          <table:table-cell table:style-name="ce4" office:value-type="string" calcext:value-type="string">
            <text:p>IEEE Transactions on Engineering Management</text:p>
          </table:table-cell>
          <table:table-cell table:style-name="ce4" office:value-type="float" office:value="67" calcext:value-type="float">
            <text:p>67</text:p>
          </table:table-cell>
          <table:table-cell table:style-name="ce4" office:value-type="float" office:value="4" calcext:value-type="float">
            <text:p>4</text:p>
          </table:table-cell>
          <table:table-cell table:style-name="ce4" office:value-type="float" office:value="8792372" calcext:value-type="float">
            <text:p>8792372</text:p>
          </table:table-cell>
          <table:table-cell table:style-name="ce4" office:value-type="float" office:value="1008" calcext:value-type="float">
            <text:p>1008</text:p>
          </table:table-cell>
          <table:table-cell table:style-name="ce4" office:value-type="float" office:value="1027" calcext:value-type="float">
            <text:p>1027</text:p>
          </table:table-cell>
          <table:table-cell table:style-name="ce4" office:value-type="float" office:value="19" calcext:value-type="float">
            <text:p>19</text:p>
          </table:table-cell>
          <table:table-cell table:style-name="ce4" office:value-type="float" office:value="71" calcext:value-type="float">
            <text:p>71</text:p>
          </table:table-cell>
          <table:table-cell table:style-name="ce4" office:value-type="string" calcext:value-type="string">
            <text:p>10.1109/TEM.2019.2926471</text:p>
          </table:table-cell>
          <table:table-cell table:style-name="ce4" office:value-type="string" calcext:value-type="string">
            <text:p>https://www.scopus.com/inward/record.uri?eid=2-s2.0-85070723385&amp;doi=10.1109%2fTEM.2019.2926471&amp;partnerID=40&amp;md5=35afd010807502a57ad17a5a19001044</text:p>
          </table:table-cell>
          <table:table-cell table:style-name="ce4" office:value-type="string" calcext:value-type="string">
            <text:p>Blockchain and Distributed Ledgers Group, DB Systel GmbH, Frankfurt am Main, Germany</text:p>
          </table:table-cell>
          <table:table-cell table:style-name="ce4" office:value-type="string" calcext:value-type="string">
            <text:p>Kuperberg M., Blockchain and Distributed Ledgers Group, DB Systel GmbH, Frankfurt am Main, Germany</text:p>
          </table:table-cell>
          <table:table-cell table:style-name="ce4"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table:style-name="ce4" office:value-type="string" calcext:value-type="string">
            <text:p>Blockchain; decentralization; distributed ledger technology (DLT); identity and access management (IAM); identity management; self-sovereignty; trust networks; verified claims</text:p>
          </table:table-cell>
          <table:table-cell table:style-name="ce4" office:value-type="string" calcext:value-type="string">
            <text:p>Authentication; Data privacy; Ecosystems; International cooperation; Standards; Surveys; decentralization; Distributed ledger; distributed ledger technology (DLT); General data protection regulations; Identity and access managements; Identity management; International collaborations; self-sovereignty; Trust networks; verified claims; Blockchain</text:p>
          </table:table-cell>
          <table:table-cell table:style-name="ce4" office:value-type="string" calcext:value-type="string">
            <text:p>(2019); (2019); Eichler N., Jongerius S., McMullen G., Naegele O., Steininger L., Wagner K., Blockchain, data protection, and the GDPR, Blockchain Bundesverband E.V., (2018); (2018); (2018); (2019); (2005); (2019); (2019); (2019); (2019); (2018); (2019); (2019); (2019); (2018); (2019); (2019); (2018); (2019); (1999); (2019); (2019); (2019); (2016); (2019); (2016); (2018); (2018); (2011); 2013; Gray M., Ethereum Blockchain-as-A-Service Now on Azure, (2015); (2019); (2007); (2019); Wilson D., Ateniese G., From pretty good to great: Enhancing PGP using bitcoin and the blockchain, CoRR, (2015); Costa P.F., Ethereum blockchain as a decentralized and autonomous key server: Storing and extracting public keys through smart contracts, Ph.D. Dissertation, (2017); (2019); (2019); (2019); (2019); (2019); (2017); (2019); Lim S.Y., Et al., Blockchain technology the identity management and authentication service disruptor: A survey, Int. J. Adv. Sci., Eng. Inf. Technol., 8, 2-4, pp. 1735-1745, (2018); Gruner A., Muhle A., Meinel C., On the relevance of blockchain in identity management, CoRR, (2018); Jacobovitz O., Blockchain for identity management, Dept. Comput. Sci., (2016); Wilcox-O'Hearn Z., Yang D., Gavigan J., Survey of confidentiality and privacy preserving technologies for blockchains, R3 Research, (2016); Muhle A., Gruner A., Gayvoronskaya T., Meinel C., A survey on essential components of a self-sovereign identity, Comput. Sci. Rev., 30, pp. 80-86, (2018); Stokkink Q., Pouwelse J., Deployment of a blockchainbased self-sovereign identity, CoRR, (2018); The legal aspects of blockchain, UNOPS, Copenhagen, Denmark, Tech. Rep., (2018); Ahmed M., Kostiainen K., Identity Aging: Efficient Blockchain Consensus, (2018); Dunphy P., Garratt L., Petitcolas F., Decentralizing digital identity: Open challenges for distributed ledgers, Proc. Ieee Eur. Symp. Secur. Privacy Workshops, pp. 75-78, (2018); Dunphy P., Petitcolas F.A., A first look at identity management schemes on the blockchain, Ieee Secur. Privacy, 16, 4, pp. 20-29, (2018); Augot D., Chabanne H., Clemot O., George W., Transforming face-to-face identity proofing into anonymous digital identity using the Bitcoin blockchain, CoRR, (2017); Augot D., Chabanne H., Chenevier T., George W., Lambert L., A user-centric system for verified identities on the bitcoin blockchain, CoRR, (2017); Schanzenbach M., Bramm G., Schutte J., ReclaimID: Secure, self-sovereign identities using name systems and attribute-based encryption, CoRR, (2018); Othman A., Callahan J., The horcrux protocol: A method for decentralized biometric-based self-sovereign identity, CoRR, (2017); Der U., Jahnichen S., Surmeli J., Self-sovereign Identity-Opportunities and challenges for the digital revolution, CoRR, (2017); Guggenmos F., Lockl J., Rieger A., Fridgen G., Challenges and opportunities of blockchain-based platformization of digital identities in the public sector (Research in Progress), Proc. Eur. Conf. Inf. Syst., pp. 2-10, (2018); Al-Bassam M., SCPKI: A smart contract-based PKI and identity system, Proc. Acm Workshop Blockchain, pp. 35-40, (2017); Baars D., Towards self-sovereign identity using blockchain technology, Master's Thesis, (2016); Van Wingerde M., Blockchain-enabled Self-sovereign Identity: An Exploratory Study into the Concept Self-sovereign Identity and How Blockchain Technology Can Serve the Fundamental Basis, (2017); Shrobe H., Shrier D.L., Pentland A., New Solutions for Cybersecurity. Cambridge; (2019); Gupta R., Hands-On Cybersecurity with Blockchain. Birmingham; Kulhari S., Building-blocks of a data protection revolution: The uneasy case for blockchain technology to secure privacy and identity (Forthcoming), Mpg, (2018); Farahmand H., Blockchain: Evolving decentralized identity design, Gartner, (2017); Farahmand H., Blockchain: The dawn of decentralized identity, Gartner, (2018); Henein N., Horvath M., 5 Steps to managing privacy in the blockchain, Gartner, (2018); Mahdi D., Gaehtgens F., Care J., Innovation insight for bring your own identity, Gartner, (2018); Pettey C., The beginner's guide to decentralized identity, Gartner, (2018); (2015); (2017); (2019); Leskinen J., Evaluation criteria for future identity management, Proc. Ieee 11th Int. Conf. Trust, Secur. Privacy Comput. Commun., pp. 801-806, (2012); Banihashemi S., Homayounvala E., Talebpour A., Abhari A., Identifying and prioritizing evaluation criteria for user-centric digital identity management systems, Int. J. Adv. Comput. Sci. Appl., 7, 7, pp. 45-54, (2016); (2019); (2019); (2019); (2019); (2019); (2019); (2019); (2019); (2019); (2019); (2019); (2019); (2018); (2019); (2019); (2019); (2019); (2019); (2019); (2019); (2018); (2019); (2018); (2017); (2017); (2018); (2019); (2019); (2019); (2019); (2019); (2019); (2019); (2019); (2019); (2019); (2019); (2019); (2016); (2019); (2019); (2018); (2018); (2019); (2018); (2018); (2018); (2018); (2019); (2019); (2019); (2019); (2019); (2019); (2019); (2018); (2019); (2019); (2019); (2019); (2019); (2019); (2019); (2019); (2019); (2019); (2019); (2019); (2019); (2018); Thakkar P., Nathan S., Viswanathan B., Performance benchmarking and optimizing hyperledger fabric blockchain platform, Proc. Ieee 26th Int. Symp. Model., pp. 264-276, (2018); (2018); (2018); (2019)</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070723385</text:p>
          </table:table-cell>
          <table:table-cell table:number-columns-repeated="991"/>
        </table:table-row>
        <table:table-row table:style-name="ro1">
          <table:table-cell table:style-name="ce4" office:value-type="string" calcext:value-type="string">
            <text:p>Lockwood M.</text:p>
          </table:table-cell>
          <table:table-cell table:style-name="ce4" office:value-type="string" calcext:value-type="string">
            <text:p>Lockwood, Mick (58722651500)</text:p>
          </table:table-cell>
          <table:table-cell table:style-name="ce4" office:value-type="float" office:value="58722651500" calcext:value-type="float">
            <text:p>58722651500</text:p>
          </table:table-cell>
          <table:table-cell table:style-name="ce4" office:value-type="string" calcext:value-type="string">
            <text:p>Exploring Value Propositions to Drive Self-Sovereign Identity Adoption</text:p>
          </table:table-cell>
          <table:table-cell table:style-name="ce4" office:value-type="float" office:value="2021" calcext:value-type="float">
            <text:p>2021</text:p>
          </table:table-cell>
          <table:table-cell table:style-name="ce4" office:value-type="string" calcext:value-type="string">
            <text:p>Frontiers in Blockchain</text:p>
          </table:table-cell>
          <table:table-cell table:style-name="ce4" office:value-type="float" office:value="4" calcext:value-type="float">
            <text:p>4</text:p>
          </table:table-cell>
          <table:table-cell/>
          <table:table-cell table:style-name="ce4" office:value-type="float" office:value="611945" calcext:value-type="float">
            <text:p>611945</text:p>
          </table:table-cell>
          <table:table-cell table:number-columns-repeated="3"/>
          <table:table-cell table:style-name="ce4" office:value-type="float" office:value="3" calcext:value-type="float">
            <text:p>3</text:p>
          </table:table-cell>
          <table:table-cell table:style-name="ce4" office:value-type="string" calcext:value-type="string">
            <text:p>10.3389/fbloc.2021.611945</text:p>
          </table:table-cell>
          <table:table-cell table:style-name="ce4" office:value-type="string" calcext:value-type="string">
            <text:p>https://www.scopus.com/inward/record.uri?eid=2-s2.0-85161460186&amp;doi=10.3389%2ffbloc.2021.611945&amp;partnerID=40&amp;md5=4b03a822875b6b6ccf9813eb3d8dcd7e</text:p>
          </table:table-cell>
          <table:table-cell table:style-name="ce4" office:value-type="string" calcext:value-type="string">
            <text:p>Salford School of Arts, Media and Creative Technology, University of Salford, Salford, United Kingdom</text:p>
          </table:table-cell>
          <table:table-cell table:style-name="ce4" office:value-type="string" calcext:value-type="string">
            <text:p>Lockwood M., Salford School of Arts, Media and Creative Technology, University of Salford, Salford, United Kingdom</text:p>
          </table:table-cell>
          <table:table-cell table:style-name="ce4"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table:style-name="ce4" office:value-type="string" calcext:value-type="string">
            <text:p>Adoption; Decentralised Internet; Human Data Interaction; Human-Centred Data Ecosystem; Self-Sovereign Identity; Sovereign Boundary Mechanism; Value Proposition</text:p>
          </table:table-cell>
          <table:table-cell/>
          <table:table-cell table:style-name="ce4" office:value-type="string" calcext:value-type="string">
            <text:p>Acquisti A., Privacy in electronic commerce and the economics of immediate gratification, Proceedings of the ACM conference on electronic commerce (EC ’04), pp. 21-29, (2004); Allen C., The path to self-sovereign identity, (2016); The world's first identity shop, (2016); The value of our digital identity, (2012); Bentham J., Panopticon: or the inspection house, (1791); Bershidsky L., No, big data didn’t win the U.S. Election. Bloomberg, (2016); Braun V., Clark V., Using thematic analysis in psychology, Qual. Res. Psychol, 3, 2, pp. 77-101, (2006); Brown I., The economics of privacy, data protection and surveillance, Handbook on the economics of the internet, (2013); Burns A., Towards produsage, futures for user-led content production, Proceeding of the 5th international conference on cultural attitudes towards technology and communication. Editors C. Ess, F. Sudweeks, and H. Hrachovec. Australia: School of information technology, pp. 275-284, (2006); (2017); Campbell J.E., Carlson M., Online surveillance and the commodification of privacy, (2010); Trust in personal data: a UK review, (2016); O'Neil C., Weapons of math destruction, (2016); Cohen J., What is privacy?, Harvard Law Review, pp. 1-24, (2012); Creswell J.W., Research design: qualitative, quantitative and mixed methods approaches, (2003); Evernym | the self-sovereign identity company, (2018); Foucault M., Discipline and punish: The birth of the prison. (Translated by Allan Sheridan), (1977); Fuchs C., Internet and surveillance: the challenges of web 2.0 and social media, (2012); Gandy O., Coming to terms with the panoptic sort, Computers, surveillance, and privacy, pp. 132-155, (1996); Gavison R., Privacy and the limits of law, Philosophical dimensions of privacy. An anthology, 89, pp. 346-402, (1984); Grassegger H., The data that turned the world upside down, (2016); Grassegger V., Krogerus M., Ich habe nur gezeigt, dass es die bombe gibt, (2016); Chaudhry A., Crowcroft J., Howard H., Madhavapeddy A., Mortier R., Haddadi H., Personal data: thinking inside the box, 1, 1, (2015); Hall W., Trust in personal data, A UK review, (2016); Herbert A., A behavioral model of rational choice, Q. J. Econ, 69, 1, pp. 99-118, (1955); Himmelfarb G., The haunted house of Jeremy Bentham, Victorian minds, pp. 32-81, (1968); Huffpost, Google CEO on privacy, (2010); Internet identity workshop, (2019); Jarvis J., Public parts: how sharing in the digital age improves the way we work and live, (2011); Jones W., Keeping found things found, (2010); Kessler G., James clapper’s “least untruthful” statement to the Senate, (2013); Kosinski M., Stillwell D., Graepel T., Private traits and attributes are predictable from digital records of human behavior, Proc. Natl. Acad. Sci. U.S.A, 110, (2013); Levine R., The cluetrain manifesto: the end of business as usual, (2000); Likert R., A technique for the measurement of attitudes, Arch. Psychol, (1932); Lyon D., An electronic panopticon. A sociological critique of surveillance theory, Socio. Rev, 41, pp. 653-678, (1993); Moglen E., The tangled web we have woven, 56, (2013); Monboit G., Big data’s power is terrifying. That could be good news for democracy, The Guardian, (2017); Moore G., Crossing the chasm, (1991); Mortier R., Human-data interaction: the human face of the data-driven society, (2014); Norberg P., Horne D., Horne D., The privacy paradox: personal information disclosure intentions verses US behaviour’s, J. Consum. Aff, 41, 1, pp. 100-126, (2007); O'Hara K., Are we getting privacy the wrong way round?, IEEE Internet Comput, 17, pp. 89-92, (2013); O'Hara K., The seven veils of privacy, IEEE Internet Comput, 20, 2, pp. 86-91, (2016); O'Neil C., Weapons of math destruction: how big data increases inequality and threatens democracy, (2016); Ohm P., Broken promises of privacy: responding to the surprising failure of anonymization, UCLA Law Rev, 57, 6, pp. 1701-1777, (2010); Pentland A., Reinventing society in the wake of big data, Accessed, (2012); Post R.C., Three concepts of privacy. Faculty scholarship series, Accessed, (2001); Poster M., Foucault and databases: participatory surveillance, The mode of information, pp. 69-98, (1990); (2019); Chaudhry A., Crowcroft J., Howard H., Madhavapeddy A., Mortier R., Haddadi H., Personal data: thinking inside the box, 1, 1, (2015); Robbins M., The Myth that British data scientists won the election for trump, Little Atoms, (2017); Robins K., Webster F., Cybernetic capitalism: information, technology, everyday life, The political economy of information, pp. 44-75, (1988); Rogers E., Diffusion of innovations, (1962); Rosenberg M., How trump consultants exploited the facebook data of millions, New York times, (2018); Schneier B., Data and goliath, (2015); Searls D., The intention economy: when customers take charge, Linux J, (2012); Sharot T., The optimism bias, Curr. Biol, 21, 23, pp. R941-R945, (2011); Silverman J., Privacy under surveillance capitalism, Soc. Res.: Int. Q, 84, 1, pp. 147-164, (2017); Solove D., Understanding privacy, (2008); Solove D., I’ve got nothing to hide, and other misunderstandings of privacy, pp. 745-772, (2008); Sovrin, Sovrin foundation, (2017); Thomson J.J., The right to privacy, Philos. Publ. Aff, 4, 4, pp. 295-314, (1975); Turnhout K., Design patterns for mixed-method research in HCI, (2014); Records computers and the rights of citizens, (1973); Van Kleek M., O'Hara K., The Future of Social is personal: the Potential of the personal data store, pp. 125-158, (2014); Weston A., Privacy and freedom, (1967); Wot, Web of trust, (2017); Zuboff S., Big other: surveillance capitalism and the prospects of an, J. Inf. Technol, 30, pp. 75-89, (2015)</text:p>
          </table:table-cell>
          <table:table-cell table:style-name="ce4" office:value-type="string" calcext:value-type="string">
            <text:p>Frontiers Media SA</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61460186</text:p>
          </table:table-cell>
          <table:table-cell table:number-columns-repeated="991"/>
        </table:table-row>
        <table:table-row table:style-name="ro1">
          <table:table-cell table:style-name="ce4" office:value-type="string" calcext:value-type="string">
            <text:p>Yang Z.; Salman T.; Jain R.; Pietro R.D.</text:p>
          </table:table-cell>
          <table:table-cell table:style-name="ce4" office:value-type="string" calcext:value-type="string">
            <text:p>Yang, Zebo (57205244659); Salman, Tara (56446577200); Jain, Raj (57212122349); Pietro, Roberto Di (57276077500)</text:p>
          </table:table-cell>
          <table:table-cell table:style-name="ce4" office:value-type="string" calcext:value-type="string">
            <text:p>57205244659; 56446577200; 57212122349; 57276077500</text:p>
          </table:table-cell>
          <table:table-cell table:style-name="ce4" office:value-type="string" calcext:value-type="string">
            <text:p>Decentralization Using Quantum Blockchain: A Theoretical Analysis</text:p>
          </table:table-cell>
          <table:table-cell table:style-name="ce4" office:value-type="float" office:value="2022" calcext:value-type="float">
            <text:p>2022</text:p>
          </table:table-cell>
          <table:table-cell table:style-name="ce4" office:value-type="string" calcext:value-type="string">
            <text:p>IEEE Transactions on Quantum Engineering</text:p>
          </table:table-cell>
          <table:table-cell table:style-name="ce4" office:value-type="float" office:value="3" calcext:value-type="float">
            <text:p>3</text:p>
          </table:table-cell>
          <table:table-cell/>
          <table:table-cell table:style-name="ce4" office:value-type="float" office:value="4100716" calcext:value-type="float">
            <text:p>4100716</text:p>
          </table:table-cell>
          <table:table-cell table:number-columns-repeated="3"/>
          <table:table-cell table:style-name="ce4" office:value-type="float" office:value="6" calcext:value-type="float">
            <text:p>6</text:p>
          </table:table-cell>
          <table:table-cell table:style-name="ce4" office:value-type="string" calcext:value-type="string">
            <text:p>10.1109/TQE.2022.3207111</text:p>
          </table:table-cell>
          <table:table-cell table:style-name="ce4" office:value-type="string" calcext:value-type="string">
            <text:p>https://www.scopus.com/inward/record.uri?eid=2-s2.0-85139429785&amp;doi=10.1109%2fTQE.2022.3207111&amp;partnerID=40&amp;md5=950838d42cb64063b593f5e9cc67fa32</text:p>
          </table:table-cell>
          <table:table-cell table:style-name="ce4" office:value-type="string" calcext:value-type="string">
            <text:p>Washington University, Department of Computer Science and Engineering, St. Louis, 63130, MO, United States; Texas Tech University, Department of Computer Science, Lubbock, 79409-3104, TX, United States; Hamad Bin Khalifa University, College of Science and Engineering, Doha, 5825, Qatar</text:p>
          </table:table-cell>
          <table:table-cell table:style-name="ce4" office:value-type="string" calcext:value-type="string">
            <text:p>Yang Z., Washington University, Department of Computer Science and Engineering, St. Louis, 63130, MO, United States; Salman T., Texas Tech University, Department of Computer Science, Lubbock, 79409-3104, TX, United States; Jain R., Washington University, Department of Computer Science and Engineering, St. Louis, 63130, MO, United States; Pietro R.D., Hamad Bin Khalifa University, College of Science and Engineering, Doha, 5825, Qatar</text:p>
          </table:table-cell>
          <table:table-cell table:style-name="ce4"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table:style-name="ce4" office:value-type="string" calcext:value-type="string">
            <text:p>Blockchains; consensus protocol; decentralized applications; identity management systems; quantum computing; quantum networks</text:p>
          </table:table-cell>
          <table:table-cell table:style-name="ce4" office:value-type="string" calcext:value-type="string">
            <text:p>Blockchain; Conceptual design; Distributed computer systems; Hash functions; Network security; Peer to peer networks; Public key cryptography; Quantum computers; Quantum cryptography; Block-chain; Consensus protocols; Decentralised; Decentralized application; Identity management systems; Peer-to-peer computing; Quantum Computing; Quantum network; Security; Authentication</text:p>
          </table:table-cell>
          <table:table-cell table:style-name="ce4" office:value-type="string" calcext:value-type="string">
            <text:p>Salman T., Zolanvari M., Erbad A., Jain R., Samaka M., Security services using blockchains: A state of the art survey, IEEE Commun. Surv. Tut, 21, 1, pp. 858-880, (2019); Nofer M., Gomber P., Hinz O., Schiereck D., Blockchain, Bus. Inf. Syst. Eng, 59, 3, pp. 183-187, (2017); Li X., Jiang P., Chen T., Luo X., Q.Wen, A survey on the security of blockchain systems, Future Gener. Comput. Syst, 107, pp. 841-853, (2020); Nakamoto S., Bitcoin: A Peer-to-peer Electronic Cash System; Shor P.W., Algorithms for quantum computation: Discrete logarithms and factoring, Proc. 35th Annu. Symp. Found. Comput. Sci, pp. 124-134, (1994); Grover L.K., A Fast Quantum Mechanical Algorithm for Database Search, (1996); Hosoyamada A., Sasaki Y., Quantum collision attacks on reduced SHA-256 and SHA-512, Proc. Annu. Int. Cryptol. Conf, pp. 616-646, (2021); Tannu S.S., Qureshi M.K., Not all qubits are created equal: A case for variability-aware policies for NISQ-Era quantum computers, Proc. 24th Int. Conf. Architectural Support Program. Lang. Oper. Syst, pp. 987-999, (2019); Rodenburg B., Pappas S.P., Blockchain and quantum computing, MITRE Corp., Bedford, MA, USA, Tech. Rep, (2017); Kearney J.J., Perez-Delgado C.A., Vulnerability of blockchain technologies to quantum attacks, Array, 10, (2021); Bernstein D., Lange T., Post-quantum cryptography, Nature, 549, pp. 188-194, (2017); Fernandez-CaramAs T.M., Fraga-Lamas P., Towards post-quantum blockchain: A review on blockchain cryptography resistant to quantum computing attacks, IEEE Access, 8, pp. 21091-21116, (2020); Rajan D., Visser M., Quantum blockchain using entanglement in time, Quantum Rep, 1, 1, pp. 3-11, (2019); Simon C., Towards a global quantum network, Nature Photon, 11, pp. 678-680, (2017); Edwards M., Mashatan A., Ghose S., A review of quantum and hybrid quantum/classical blockchain protocols, Quantum Inf. Process, 19, (2020); Kiktenko E.O., Et al., Quantum-secured blockchain, Quantum Sci. Technol, 3, 3, (2018); Sun X., Wang Q., Kulicki P., Zhao X., Quantum-enhanced Logicbased Blockchain I: Quantum Honest-success Byzantine Agreement and Qulogicoin, (2018); Liu Y., He D., Obaidat M.S., Kumar N., Khan M.K., Choo K.R., Blockchain-based identity management systems: A review, J. Netw. Comput. Appl, 166, (2020); Ethereum Whitepaper; Gao Y., Chen X., Chen Y., Sun Y., Niu X., Yang Y., A secure cryptocurrency scheme based on post-quantum blockchain, IEEE Access, 6, pp. 27205-27213, (2018); Ablayev F.M., Bulychkov D.A., Sapaev D.A., Vasiliev A.V., Ziatdinov M.T., Quantum-assisted blockchain, Lobachevskii J.Math, 39, pp. 957-960, (2018); Zhang X., One-way quantum identity authentication based on public key, Chin. Sci. Bull, 54, pp. 2018-2021, (2009); Sun X., Sopek M., Wang Q., Kulicki P., Towards quantum-secured permissioned blockchain: Signature, consensus, and logic, Entropy, 21, 9, (2019); Shrier D., Wu W., Pentland A., Blockchain &amp; infrastructure (identity, data security), MIT-Connection Sci, 1, 3, pp. 1-19, (2016); Jacobovitz O., Blockchain for Identity Management, (2016); Kuperberg M., Blockchain-based identity management: A survey from the enterprise and ecosystem perspective, IEEE Trans. Eng. Manage, 67, 4, pp. 1008-1027, (2020); Dunphy P., Petitcolas F.A.P., A first look at identity management schemes on the blockchain, IEEE Secur. Privacy, 16, 4, pp. 20-29, (2018); Enter pangea, the internet of sovereignty, Bitnation; Unlock web3, build on ethereum, collaborate worldwide, ConsenSys; Welcome to the new internet for decentralized apps, OneName; It's your identity. own it, ShoCard; Your login box. Powered by the blockchain, Tykn; Zhu X., Badr Y., A survey on blockchain-based identity management systems for the internet of things, Proc. IEEE Int. Conf. Internet Things IEEE Green Comput. Commun. IEEE Cyber, Phys. Social Comput. IEEE SmartData, pp. 1568-1573, (2018); Gao Z., Et al., Blockchain-based identity management with mobile device, Proc. 1st Workshop Cryptocurrency Blockchain Distrib. Syst, pp. 66-70, (2018); Iovane G., Computational quantum key distribution (CQKD) on decentralized ledger and blockchain, J. Discrete Math. Sci. Cryptogr, 24, 4, pp. 1021-1042, (2021); Ikeda K., QBitcoin: A peer-to-peer quantum cash system, Proc. Sci. Inf. Conf, pp. 763-771, (2018); Gao Y., Chen X., Xu G., Yuan K., Liu W., Yang Y., A novel quantum blockchain scheme base on quantum entanglement and DPoS, Quantum Inf. Process, 19, 12, (2020); Gyongyosi L., Imre S., Decentralized base-graph routing for the quantum internet, Phys. Rev. A, 98, 2, (2018); Li C., Xu Y., Tang J., Liu W., Quantum blockchain: A decentralized, encrypted and distributed database based on quantum mechanics, J. Quantum Comput, 1, 2, (2019); Buhrman H., Cleve R., Watrous J., Wolf R., Quantum fingerprinting, Phys. Rev. Lett, 87, (2001); Hong C., Heo J., Jang J.G., Kwon D., Quantum identity authentication with single photon, Quantum Inf. Process, 16, (2017); Deutsch D., Jozsa R., Rapid solution of problems by quantum computation, Proc. Roy. Soc. A: Math. Phys. Eng. Sci, 439, 1907, pp. 553-558, (1992); Valivarthi R., Et al., Teleportation systems toward a quantum internet, PRX Quantum, 1, 2, (2020); Bennett C.H., DiVincenzo D.P., Shor P.W., Smolin J.A., Terhal B.M., Wootters W.K., Remote state preparation, Phys. Rev. Lett, 87, (2001); McCutcheon W., Et al., Experimental verification of multipartite entanglement in quantum networks, Nature Commun, 7, (2016); Kawachi A., Portmann C., On the power of quantum encryption keys, Proc. Int. Workshop Post-Quantum Cryptogr, pp. 165-180, (2008); AmbainisM.Mosca A., Tapp A., DeWolf R., Private quantum channels, Proc. 41st Annu. Symp. Found. Comput. Sci, pp. 547-553, (2000); Liang M., Yang L., Public-key encryption and authentication of quantum information, Sci. China Phys. Mech. Astron, 55, pp. 1618-1629, (2012); Yang L., Liang M., Li B., Hu L., Feng D., Quantum Public-key Cryptosystems Based on Induced Trapdoor One-way Transformations, (2010); Sabin C., Peropadre B., Del Rey M., Martinn-Martinnez E., Extracting past-future vacuum correlations using circuit QED, Phys. Rev. Lett, 109, (2012); GreenbergerM. A Horne D., Zeilinger A., Going beyond bell's theorem, Bell's Theorem, Quantum Theory and Concept. of the Universe (Fundamental Theories of Physics), 37, (1989); Carvacho G., GraffittiV. D'Ambrosio F., C.Hiesmayr B., Sciarrino F., Experimental investigation on the geometry of GHZ states, Sci. Rep, 7, (2017); Megidish E., Halevy A., Shacham T., Dvir T., Dovrat L., Eisenberg H.S., Entanglement between photons that have never coexisted, Phys. Rev. Lett, 110, (2013); Bruschi D.E., Sabin C., A.White, Baccetti V., Oi D.K.L., Fuentes I., Testing the effects of gravity and motion on quantum entanglement in space-based experiments, New J. Phys, 16, (2014); Banerjee S., Mukherjee A., Panigrahi P.K., Quantum blockchain using weighted hypergraph states, Phys. Rev. Res, 2, (2020); Bennet A.J., Daryanoosh S., Energy-efficient mining on a quantumenabled blockchain using light, Ledger, 4, pp. 82-107, (2019); Mostefaoui A., Raynal M., Leader-based consensus, Parallel Process. Lett, 11, 1, pp. 95-107, (2001); Pinter K., Schmelz D., Lamber R., Strobl S., Grechenig T., Towards a Multi-party, blockchain-based identity verification solution to implement clear name laws for online media platforms, Business Process Management: Blockchain and Central and Eastern Europe Forum (Lecture Notes in Business Information Processing), 361, (2019); Al-Bassam M., SCPKI:Asmart contract-based PKI and identity system, Proc. ACM Workshop Blockchain, Cryptocurrency Contracts, pp. 35-40, (2017); Wang Y., Zhan Y., A theoretical scheme for zero-knowledge proof quantum identity authentication, Acta Physica Sinica, 58, 11, pp. 7668-7671, (2009); Cortese J.A., Braje T.M., Loading Classical Data into a Quantum Computer, (2018); Calderbank A.R., Shor P.W., Good quantum error-correcting codes exist, Phys. Rev. A, 54, 2, pp. 1098-1106, (1996); Tannu S.S., Qureshi M.K., Not all qubits are created equal: A case for variability-aware policies for NISQ-Era quantum computers, Proc. 24th Int. Conf. Architectural Support Program. Lang. Oper. Syst, pp. 987-999, (2019); Yard J., Hayden P., Devetak I., Quantum broadcast channels, IEEE Trans. Inf. Theory, 57, 10, pp. 7147-7162, (2011); Bauml S., Azuma K., Fundamental limitation on quantum broadcast networks, Quantum Sci. Technol, 2, (2017); Nowakowski M., Quantum entanglement in time, Proc. AIP Conf. Proc., (2017); Rajan D., Quantum Entanglement in Time, (2020); Mitarai K., Kitagawa M., Fujii K., Quantum analog-digital conversion, Phys. Rev. A, 99, (2019); Dib O., Brousmiche K.L., Durand A., Thea E., Hamida E.B., Consortium blockchains: Overview, applications and challenges, Int. J. Adv. Telecommun, 11, 1-2, pp. 51-64, (2018)</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39429785</text:p>
          </table:table-cell>
          <table:table-cell table:number-columns-repeated="991"/>
        </table:table-row>
        <table:table-row table:style-name="ro1">
          <table:table-cell table:style-name="ce4" office:value-type="string" calcext:value-type="string">
            <text:p>Bai Y.; Lei H.; Li S.; Gao H.; Li J.; Li L.</text:p>
          </table:table-cell>
          <table:table-cell table:style-name="ce4" office:value-type="string" calcext:value-type="string">
            <text:p>Bai, Yirui (57821271200); Lei, Hong (57220189358); Li, Suozai (57821271100); Gao, Haoyu (57222371287); Li, Jun (57216663839); Li, Leixiao (57205754335)</text:p>
          </table:table-cell>
          <table:table-cell table:style-name="ce4" office:value-type="string" calcext:value-type="string">
            <text:p>57821271200; 57220189358; 57821271100; 57222371287; 57216663839; 57205754335</text:p>
          </table:table-cell>
          <table:table-cell table:style-name="ce4" office:value-type="string" calcext:value-type="string">
            <text:p>Decentralized and Self-Sovereign Identity in the Era of Blockchain: A Survey</text:p>
          </table:table-cell>
          <table:table-cell table:style-name="ce4" office:value-type="float" office:value="2022" calcext:value-type="float">
            <text:p>2022</text:p>
          </table:table-cell>
          <table:table-cell table:style-name="ce4" office:value-type="string" calcext:value-type="string">
            <text:p>Proceedings - 2022 IEEE International Conference on Blockchain, Blockchain 2022</text:p>
          </table:table-cell>
          <table:table-cell table:number-columns-repeated="3"/>
          <table:table-cell table:style-name="ce4" office:value-type="float" office:value="500" calcext:value-type="float">
            <text:p>500</text:p>
          </table:table-cell>
          <table:table-cell table:style-name="ce4" office:value-type="float" office:value="507" calcext:value-type="float">
            <text:p>507</text:p>
          </table:table-cell>
          <table:table-cell table:number-columns-repeated="2" table:style-name="ce4" office:value-type="float" office:value="7" calcext:value-type="float">
            <text:p>7</text:p>
          </table:table-cell>
          <table:table-cell table:style-name="ce4" office:value-type="string" calcext:value-type="string">
            <text:p>10.1109/Blockchain55522.2022.00077</text:p>
          </table:table-cell>
          <table:table-cell table:style-name="ce4" office:value-type="string" calcext:value-type="string">
            <text:p>https://www.scopus.com/inward/record.uri?eid=2-s2.0-85139981564&amp;doi=10.1109%2fBlockchain55522.2022.00077&amp;partnerID=40&amp;md5=24137077537c6438e86076468a63ab2c</text:p>
          </table:table-cell>
          <table:table-cell table:style-name="ce4" office:value-type="string" calcext:value-type="string">
            <text:p>School of Cyberspace Security, Hainan University, Haikou, China; Ssc Holding Company Ltd., Chengmai, China; China Electronics Corporation, Hainan Joint Innovation Research Institute Co. Ltd, Chengmai, China; College of Data Science and Application, Inner Mongolia University of Technology, Hohhot, China; Oxford-Hainan Blockchain Research Institute, Chengmai, China</text:p>
          </table:table-cell>
          <table:table-cell table:style-name="ce4" office:value-type="string" calcext:value-type="string">
            <text:p>Bai Y., School of Cyberspace Security, Hainan University, Haikou, China; Lei H., School of Cyberspace Security, Hainan University, Haikou, China, Ssc Holding Company Ltd., Chengmai, China; Li S., China Electronics Corporation, Hainan Joint Innovation Research Institute Co. Ltd, Chengmai, China; Gao H., College of Data Science and Application, Inner Mongolia University of Technology, Hohhot, China; Li J., School of Cyberspace Security, Hainan University, Haikou, China, Oxford-Hainan Blockchain Research Institute, Chengmai, China; Li L., College of Data Science and Application, Inner Mongolia University of Technology, Hohhot, China</text:p>
          </table:table-cell>
          <table:table-cell table:style-name="ce4"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table:style-name="ce4" office:value-type="string" calcext:value-type="string">
            <text:p>blockchain; decentralization; digital identity; self-sovereign identity</text:p>
          </table:table-cell>
          <table:table-cell table:style-name="ce4" office:value-type="string" calcext:value-type="string">
            <text:p>Authentication; Electronic document identification systems; Block-chain; Centralised; Decentralisation; Decentralised; Digital economy; Digital identity; Identity models; Metaverses; Self-sovereign identity; Web 3.0; Blockchain</text:p>
          </table:table-cell>
          <table:table-cell table:style-name="ce4" office:value-type="string" calcext:value-type="string">
            <text:p>Jidong C., Legal imagination beyond the metaverse: Digital identity, NFT and Multiple Regulations [J/OL], Research on the Rule of Law, 5, pp. 1-12, (2022); Yuanpu J., Investigation and analysis report on personal privacy data leakage in the era of big data [J], Journal of Tsinghua University (Philosophy and Social Sciences Edition), 36, 1, pp. 191-206, (2021); IT Security and Privacy, A Framework for Identity Management-Part 1: Terminology and Concepts; Liang Z., Baixiang L., Ruyi Z., Binxin J., Yijiang L., Overview of blockchain technology [J], Computer Engineering, 45, 5, pp. 1-12, (2019); Tao Z., Rui L., Lei W., Et al., Research and verification of decentralized digital identity based on blockchain [J], Communication Technology, 54, 10, pp. 2398-2402, (2021); Ante L., Fischer C., A bibliometric review of research on digital identity: Research streams, Journal of Manufacturing Systems, 62, pp. 523-538, (2022); A Brief History of Digital Identity in Time from 1995 to 2018; Microsoft and Oracle create open standard for Covid 'passports'[J], Biometric Technology Today, 2, (2021); Comparison and Research of Four Distributed Digital Identity Architectures; Hsing Kuo L., Ching Su F., Jen Yang H., Identifying the efficiency of openid by simulation design[J], International Journal of Computers, 12, (2018); Recordon D., Reed D., OpenID 2. 0: A platform for user-centric identity management, Proceedings of the Second ACM Workshop on Digital Identity Management, pp. 11-16, (2006); Amir S., Roberto C., Giada S., Silvio R., Best current practices for OAuth/OIDC Native Apps: A study of their adoption in popular providers and top-ranked Android clients[J], Journal of Information Security and Applications, (2022); Jiuqiang C., Yao L., Hu W., The development status of digital identity based on blockchain [J], Cyberspace Security, 11, 6, (2020); Preukschat A., Reed D., Self-sovereign Identity: Decentralized Digital Identity and Verifiable Credentials, (2021); Allende Lopez M., The Future of Identity: Self-Sovereignty, Digital Wallets, and Blockchain; Xi C., Web3. 0 Era: Everything you create online belongs to you [N], Science and Technology Daily, 4, (2022); Decentralized Identity (DID) Research Report: Important Practices of Web3. 0 Development; A Series of Reports on the Application of Infrastructure Industry in the Digital Economy Era; Wolf A., What to know about the chip-card conversion[j], TWICE, 30, 19, (2015); Jing Y., You X., Bi D., Li H., The decentralized identity and its application for industrial internet, 2021 3rd International Academic Exchange Conference on Science and Technology Innovation (IAECST), pp. 671-674, (2021); Xavier B., Udyani H., Matthew M., Douglas S., Associative blockchain for decentralized pki transparency[j], Cryptography, 5, 2, (2021); Talamo M., Arcieri F., Dimitri A., Christian H., Schunck A., Blockchain based pki validation system based on rare events management [j], Future Internet, 12, 2, (2020); Yixiang H., Yawei W., Wenxuan C., Zijiao Z., PKI cross-domain authentication model based on alliance chain[J], Computer Engineering and Design, 42, 11, pp. 3043-3051, (2021); Yabing Z., Cross-domain authentication scheme based on blockchain [J], Computer Application Research, 38, 6, pp. 1637-1641, (2021); Bandara E., Liang X., Foytik P., Shetty S., Zoysa K.D., A blockchain and self-sovereign identity empowered digital identity platform, 2021 International Conference on Computer; Decentralized Identifiers (DIDs) v1. 0[EB/OL]; Verifiable Credentials Data Model 1. 0[EB/OL]; Naik N., Jenkins P., A secure mobile cloud identity: Criteria for effective identity and access management standards, 2016 4th IEEE International Conference on Mobile Cloud Computing, Services, and Engineering (MobileCloud 2016), IEEE, (2016); Drago I., Et al., Inside Dropbox: Understanding personal cloud storage services, Proc, ACM Conf., pp. 481-494, (2012); Hakeem Shima A., Hyung Won K., Centralized threshold key generation protocol based on shamir secret sharing and HMAC authentication[J], Sensors, 22, 1, (2022); Muhle A., Gruner A., Gayvoronskaya T., Meinel C., A survey on essential components of A self-sovereign identity, Computer Science Review, 30, pp. 80-86, (2018); Allen C., The Path to Self-sovereign Identity, (2016); Jing Y., Li J., Wang Y., Li H., The introduction of digital identity evolution and the industry of decentralized identity, 2021 3rd International Academic Exchange Conference on Science and Technology Innovation (IAECST), pp. 504-508, (2021); Travel Identity of the Future-White Paper, SITA, ShoCard, 3, (2016); Blockchain-based Distributed Identity Solution Compliant with W3C DID and Verifiable Credential Specifications; Stokkink Q., Pouwelse J.A., Deployment of A Blockchain-Based Self-Sovereign Identity, pp. 2-230, (2018); Naik N., Jenkins P., Uport open-source identity management system: An assessment of self-sovereign identity and user-centric data platform built on blockchain, 2020 IEEE International Symposium on Systems Engineering (ISSE), pp. 1-7, (2020); Lundkvist C., Heck R., Torstensson J., Mitton Z., Sena M., UPort: A Platform for Self-Sovereign Identity, 2, (2017); Tobin A., Reed D., The Inevitable Rise of Self-sovereign Identity, (2016); Reed D., Law J., Hardman D., The Technical Foundations of Sovrin, (2016); Naik N., Jenkins P., Sovrin network for decentralized digital identity: Analysing a self-sovereign identity system based on distributed ledger technology, 2021 IEEE International Symposium on Systems Engineering (ISSE), pp. 1-7, (2021); Eddine B.N., Ouaddah A., Mezrioui A., Exploring blockchain-based Self Sovereign Identity Systems: Challenges and comparative analysis, 2021 3rd Conference on Blockchain Research &amp; Applications for Innovative Networks and Services (BRAINS), pp. 21-22, (2021); Stokkink Q., Pouwelse J.A., Deployment of A Blockchain-BasedSelf-Sovereignldentity, pp. 2-230, (2018); Gilani K., Bertin E., Hatin J., Crespi N., A survey on blockchainbased identity management and decentralized privacy for personal data, 2020 2nd Conference on Blockchain Research &amp; Applications for Innovative Networks and Services (BRAINS), pp. 97-101, (2020); Kaneriya J., Patel H., A comparative survey on blockchain based self sovereign identity system, 2020 3rd International Conference on Intelligent Sustainable Systems (ICISS), pp. 1150-1155, (2020); Naik N., Jenkins P., Governing principles of self-sovereign identity applied to blockchain-enabled privacy-preserving identity management systems, 2020 IEEE International Symposium on Systems Engineering (ISSE). IEEE, (2020)</text:p>
          </table:table-cell>
          <table:table-cell table:style-name="ce4" office:value-type="string" calcext:value-type="string">
            <text:p>Institute of Electrical and Electronics Engineers Inc.</text:p>
          </table:table-cell>
          <table:table-cell table:style-name="ce4" office:value-type="string" calcext:value-type="string">
            <text:p>IEEE; IEEE Computer Society; IEEE Technical Committee on Scalable Computing; IEEE Technology and Engineering Management Society</text:p>
          </table:table-cell>
          <table:table-cell table:style-name="ce4" office:value-type="string" calcext:value-type="string">
            <text:p>5th IEEE International Conference on Blockchain, Blockchain 2022</text:p>
          </table:table-cell>
          <table:table-cell table:style-name="ce4" office:value-type="string" calcext:value-type="string">
            <text:p>22 August 2022 through 25 August 2022</text:p>
          </table:table-cell>
          <table:table-cell table:style-name="ce4" office:value-type="string" calcext:value-type="string">
            <text:p>Espoo</text:p>
          </table:table-cell>
          <table:table-cell table:style-name="ce4" office:value-type="float" office:value="182895" calcext:value-type="float">
            <text:p>182895</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39981564</text:p>
          </table:table-cell>
          <table:table-cell table:number-columns-repeated="991"/>
        </table:table-row>
        <table:table-row table:style-name="ro1">
          <table:table-cell table:style-name="ce4" office:value-type="string" calcext:value-type="string">
            <text:p>Bochnia R.; Richter D.; Anke J.</text:p>
          </table:table-cell>
          <table:table-cell table:style-name="ce4" office:value-type="string" calcext:value-type="string">
            <text:p>Bochnia, Ricardo (58698180800); Richter, Daniel (57667984900); Anke, Jürgen (57188770330)</text:p>
          </table:table-cell>
          <table:table-cell table:style-name="ce4" office:value-type="string" calcext:value-type="string">
            <text:p>58698180800; 57667984900; 57188770330</text:p>
          </table:table-cell>
          <table:table-cell table:style-name="ce4" office:value-type="string" calcext:value-type="string">
            <text:p>Lifting the Veil of Credential Usage in Organizations: A Taxonomy</text:p>
          </table:table-cell>
          <table:table-cell table:style-name="ce4" office:value-type="float" office:value="2023" calcext:value-type="float">
            <text:p>2023</text:p>
          </table:table-cell>
          <table:table-cell table:style-name="ce4" office:value-type="string" calcext:value-type="string">
            <text:p>Lecture Notes in Informatics (LNI), Proceedings - Series of the Gesellschaft fur Informatik (GI)</text:p>
          </table:table-cell>
          <table:table-cell table:style-name="ce4" office:value-type="string" calcext:value-type="string">
            <text:p>P-335</text:p>
          </table:table-cell>
          <table:table-cell table:number-columns-repeated="2"/>
          <table:table-cell table:style-name="ce4" office:value-type="float" office:value="27" calcext:value-type="float">
            <text:p>27</text:p>
          </table:table-cell>
          <table:table-cell table:style-name="ce4" office:value-type="float" office:value="38" calcext:value-type="float">
            <text:p>38</text:p>
          </table:table-cell>
          <table:table-cell table:style-name="ce4" office:value-type="float" office:value="11" calcext:value-type="float">
            <text:p>11</text:p>
          </table:table-cell>
          <table:table-cell table:style-name="ce4" office:value-type="float" office:value="0" calcext:value-type="float">
            <text:p>0</text:p>
          </table:table-cell>
          <table:table-cell table:style-name="ce4" office:value-type="string" calcext:value-type="string">
            <text:p>10.18420/OID2023_02</text:p>
          </table:table-cell>
          <table:table-cell table:style-name="ce4" office:value-type="string" calcext:value-type="string">
            <text:p>https://www.scopus.com/inward/record.uri?eid=2-s2.0-85176909549&amp;doi=10.18420%2fOID2023_02&amp;partnerID=40&amp;md5=a68309bf28cdc6b374ccc9794d19d681</text:p>
          </table:table-cell>
          <table:table-cell table:style-name="ce4" office:value-type="string" calcext:value-type="string">
            <text:p>HTW Dresden, Digital Service Systems Group, Friedrich-List-Platz 1, Dresden, 01069, Germany</text:p>
          </table:table-cell>
          <table:table-cell table:style-name="ce4" office:value-type="string" calcext:value-type="string">
            <text:p>Bochnia R.; Richter D.; Anke J., HTW Dresden, Digital Service Systems Group, Friedrich-List-Platz 1, Dresden, 01069, Germany</text:p>
          </table:table-cell>
          <table:table-cell table:style-name="ce4"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table:style-name="ce4" office:value-type="string" calcext:value-type="string">
            <text:p>Digital Identity; Organizational Credential Management; SSI; Taxonomy</text:p>
          </table:table-cell>
          <table:table-cell table:style-name="ce4" office:value-type="string" calcext:value-type="string">
            <text:p>Electronic document identification systems; Classifieds; Credential management; Digital identity; Digital identity management; Organisational; Organizational credential management; Organizational practices; Research focus; Self-sovereign identity; Taxonomies</text:p>
          </table:table-cell>
          <table:table-cell table:style-name="ce4" office:value-type="string" calcext:value-type="string">
            <text:p>DSA: Counterfeiting of driver’s licenses, (2022); Ehrlich T., Et al., Self-Sovereign Identity als Grundlage für universell einsetzbare digitale Identitäten, 711, (2021); Jurgenssen O., Et al., Selbstbestimmte digitale Identitäten in der Smart City, Potenziale und Grenzen, Gemeinschaften in Neuen Medien, pp. 148-158, (2022); Kondova G., Et al., Self-sovereign identity on public blockchains and the GDPR, The 35th Annual ACM Symposium on Applied Computing, pp. 342-345, (2020); Kundisch D., Et al., An Update for Taxonomy Designers, Business &amp; Information Systems Engineering, 64, 4, pp. 421-439, (2022); Laatikainen G., Et al., Self-Sovereign Identity Ecosystems: Benefits and Challenges, 12th Scandinavian Conference on Information Systems, Living in a digital world?, (2021); Nickerson R. C., Et al., A method for taxonomy development and its application in information systems, European Journal of Information Systems, 22, 3, (2013); O'Donnell D., Premature Standardization &amp; Interoperability, (2022); O'Donnell D., Et al., Digital Wallet Report 2021 UPDATE, (2021); Podgorelec B., Et al., What is a (Digital) Identity Wallet? A Systematic Literature Review, 2022 IEEE 46th Annual Computers, Software, and Applications Conference (COMPSAC). IEEE, pp. 809-818, (2022); Preukschat A., Et al., Self sovereign identity, (2021); Richter D., Et al., Exploring Potential Impacts of Self-Sovereign Identity on Smart Service Systems, Business Information Systems, pp. 105-116, (2021); Sartor S., Et al., Love at First Sight? A User Experience Study of Self-Sovereign Identity Wallets, ECIS/, (2022); Schardong F., Et al., Self-Sovereign Identity: A Systematic Review, Mapping and Taxonomy, Sensors (Basel, Switzerland), 22, 15, (2022); Sedlmeir J., Et al., Digital Identities and Verifiable Credentials, Business &amp; Information Systems Engineering, 63, 722, pp. 603-613, (2021); Sedlmeir J., Et al., Transition pathways towards design principles of self-sovereign identity, Proceedings of the 43rd International Conference on Information Systems, (2022); Sporny M., Et al., Verifiable Credentials Data Model v1.1, (2022); Smith B., Et al., On Credentials, Journal of Social Ontology, 6, 1, (2020); SOVRIN: On Guardianship in Self-Sovereign Identity, (2019)</text:p>
          </table:table-cell>
          <table:table-cell table:style-name="ce4" office:value-type="string" calcext:value-type="string">
            <text:p>Gesellschaft fur Informatik (GI)</text:p>
          </table:table-cell>
          <table:table-cell/>
          <table:table-cell table:style-name="ce4" office:value-type="string" calcext:value-type="string">
            <text:p>Open Identity Summit 2023</text:p>
          </table:table-cell>
          <table:table-cell table:style-name="ce4" office:value-type="string" calcext:value-type="string">
            <text:p>15 June 2023 through 16 June 2023</text:p>
          </table:table-cell>
          <table:table-cell table:style-name="ce4" office:value-type="string" calcext:value-type="string">
            <text:p>Heilbronn</text:p>
          </table:table-cell>
          <table:table-cell table:style-name="ce4" office:value-type="float" office:value="193667" calcext:value-type="float">
            <text:p>193667</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6909549</text:p>
          </table:table-cell>
          <table:table-cell table:number-columns-repeated="991"/>
        </table:table-row>
        <table:table-row table:style-name="ro1">
          <table:table-cell table:style-name="ce4" office:value-type="string" calcext:value-type="string">
            <text:p>Kuperberg M.; Klemens R.</text:p>
          </table:table-cell>
          <table:table-cell table:style-name="ce4" office:value-type="string" calcext:value-type="string">
            <text:p>Kuperberg, Michael (8345645900); Klemens, Robin (57852315000)</text:p>
          </table:table-cell>
          <table:table-cell table:style-name="ce4" office:value-type="string" calcext:value-type="string">
            <text:p>8345645900; 57852315000</text:p>
          </table:table-cell>
          <table:table-cell table:style-name="ce4" office:value-type="string" calcext:value-type="string">
            <text:p>Integration of Self-Sovereign Identity into Conventional Software using Established IAM Protocols: A Survey</text:p>
          </table:table-cell>
          <table:table-cell table:style-name="ce4" office:value-type="float" office:value="2022" calcext:value-type="float">
            <text:p>2022</text:p>
          </table:table-cell>
          <table:table-cell table:style-name="ce4" office:value-type="string" calcext:value-type="string">
            <text:p>Lecture Notes in Informatics (LNI), Proceedings - Series of the Gesellschaft fur Informatik (GI)</text:p>
          </table:table-cell>
          <table:table-cell table:style-name="ce4" office:value-type="string" calcext:value-type="string">
            <text:p>P-325</text:p>
          </table:table-cell>
          <table:table-cell table:number-columns-repeated="2"/>
          <table:table-cell table:style-name="ce4" office:value-type="float" office:value="51" calcext:value-type="float">
            <text:p>51</text:p>
          </table:table-cell>
          <table:table-cell table:style-name="ce4" office:value-type="float" office:value="62" calcext:value-type="float">
            <text:p>62</text:p>
          </table:table-cell>
          <table:table-cell table:style-name="ce4" office:value-type="float" office:value="11" calcext:value-type="float">
            <text:p>11</text:p>
          </table:table-cell>
          <table:table-cell table:style-name="ce4" office:value-type="float" office:value="4" calcext:value-type="float">
            <text:p>4</text:p>
          </table:table-cell>
          <table:table-cell/>
          <table:table-cell table:style-name="ce4" office:value-type="string" calcext:value-type="string">
            <text:p>https://www.scopus.com/inward/record.uri?eid=2-s2.0-85136311693&amp;partnerID=40&amp;md5=08ac6cb5bbd2ab05db43d30634e04b23</text:p>
          </table:table-cell>
          <table:table-cell table:style-name="ce4" office:value-type="string" calcext:value-type="string">
            <text:p>Db Systel GmbH, Jürgen-Ponto-Platz, Frankfurt, 60329, Germany; Institute for Internet Security, Westfälische Hochschule, Germany; Service-centric Networking, Technische Universität Berlin, Germany</text:p>
          </table:table-cell>
          <table:table-cell table:style-name="ce4" office:value-type="string" calcext:value-type="string">
            <text:p>Kuperberg M., Db Systel GmbH, Jürgen-Ponto-Platz, Frankfurt, 60329, Germany; Klemens R., Institute for Internet Security, Westfälische Hochschule, Germany, Service-centric Networking, Technische Universität Berlin, Germany</text:p>
          </table:table-cell>
          <table:table-cell table:style-name="ce4"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table:style-name="ce4"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table:style-name="ce4" office:value-type="string" calcext:value-type="string">
            <text:p>Active directory; ADFS; Decentralised; Decentralized identifier; DID; IAM; Kerberos; LDAP; Oauth; OIDC; Openid connect; SAML; Self-sovereign identity; VC; Verifiable credential; X.509 client certificate</text:p>
          </table:table-cell>
          <table:table-cell table:style-name="ce4" office:value-type="string" calcext:value-type="string">
            <text:p>esatus SOWL; BCgov: Verifiable Credential Authentication with OpenID Connect (VCAuthN OIDC); Cucko S., Turkanovic M., Decentralized and Self-Sovereign Identity: Systematic Mapping Study, IEEE Access, 9, 1, pp. 139009-139027, (2021); Decentralized Identity Foundation; Ferdous M. S., Chowdhury F., Alassafi M. O., In Search of Self-Sovereign Identity Leveraging Blockchain Technology, IEEE Access, 7, 1, pp. 103059-103079, (2019); Gruner A., Muhle A., Meinel C., An Integration Architecture to Enable Service Providers for Self-sovereign Identity, 2019 IEEE 18th Intl. Symposium on Network Computing and Applications (NCA), pp. 1-5, (2019); Gruner A., Muhle A., Meinel C., Analyzing Interoperability and Portability Concepts for Self-Sovereign Identity, (2021); Hong S., Kim H., VaultPoint: A Blockchain-Based SSI Model that Complies with OAuth 2.0, Electronics, 9, 8, (2020); Kaneriya J., Patel H., A Comparative Survey on Blockchain Based Self Sovereign Identity System, 2020 3rd International Conference on Intelligent Sustainable Systems (ICISS), pp. 1150-1155; LiSSI: The LiSSI wallet - The new solution for Identities. Digital, decentralised and self-sovereign; Lux Z. A., Thatmann D., Zickau S., Beierle F., Distributed-Ledger-based Authentication with Decentralized Identifiers and Verifiable Credentials, BRAINS2020, pp. 71-78, (2020); Lux Z. A., Thatmann D., Zickau S., Beierle F., Distributed-Ledger-based Authentication with Decentralized Identifiers and Verifiable Credentials, (2020); MATTR; Meinel C., SSI4A is a gateway to enable the easy use of Self-sovereign Identity (SSI) solutions and a seamless integration into applications; Microsoft: Verify once, use everywhere - Join our list and we'll let you know when our Public Preview is ready, (2020); Element - DID Method implementation using the Sidetree protocol on top of Ethereum and IPFS, (2020); Microsoft: Own your digital identity - Discover decentralized identity, a new way to provide ownership of personal data, (2021); Microsoft: Verify once, use everywhere - Use a line of code to verify any data about anyone, while protecting privacy, (2021); OpenID Foundation: OpenID Connect Specification; Preukschat A., Reed D., Self-Sovereign Identity, (2021); Sabadello M., Hartog K. D., Lundkvist C., Franz C., Elias A., Hughes A., Jordan J., Zagidulin D., Rusu E., Powers A., Callahan J., Andrieu J.; Sedlmeir J., Smethurst R., Rieger A., Fridgen G., Digital Identities and Verifiable Credentials, Business and Information Systems Engineering, 63, 5, pp. 603-613, (2021); Spherity: Spherity; Stocker C.; Terbu O., Lodderstedt T., Yasuda K., Lemmon A., Looker T.; Thales: Self-sovereign identities at work - Digital identity 2.0; OpenID-SSI Login - A bridge between the OpenID-Connect and Self-Sovereign Identity/DIDComm World, (2020); W3C: DID (Decentralized Identifier) Data Model and Generic Syntax 1.0; W3C: Verifiable Claims Data Model and Representations; Yildiz H., Ritter C., Nguyen L. T., Frech B., Martinez M. M., Kupper A., Connecting Self-Sovereign Identity with Federated and User-centric Identities via SAML Integration, 2021 IEEE Symposium on Computers and Communications (ISCC), pp. 1-7</text:p>
          </table:table-cell>
          <table:table-cell table:style-name="ce4" office:value-type="string" calcext:value-type="string">
            <text:p>Gesellschaft fur Informatik (GI)</text:p>
          </table:table-cell>
          <table:table-cell/>
          <table:table-cell table:style-name="ce4" office:value-type="string" calcext:value-type="string">
            <text:p>Open Identity Summit 2022</text:p>
          </table:table-cell>
          <table:table-cell table:style-name="ce4" office:value-type="string" calcext:value-type="string">
            <text:p>7 July 2022 through 8 July 2022</text:p>
          </table:table-cell>
          <table:table-cell table:style-name="ce4" office:value-type="string" calcext:value-type="string">
            <text:p>Copenhagen</text:p>
          </table:table-cell>
          <table:table-cell table:style-name="ce4" office:value-type="float" office:value="181604" calcext:value-type="float">
            <text:p>18160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36311693</text:p>
          </table:table-cell>
          <table:table-cell table:number-columns-repeated="991"/>
        </table:table-row>
        <table:table-row table:style-name="ro1">
          <table:table-cell table:style-name="ce4" office:value-type="string" calcext:value-type="string">
            <text:p>Bastian P.; Stöcker C.; Schwalm S.</text:p>
          </table:table-cell>
          <table:table-cell table:style-name="ce4" office:value-type="string" calcext:value-type="string">
            <text:p>Bastian, Paul (57191433806); Stöcker, Carsten (57852461600); Schwalm, Steffen (56316046700)</text:p>
          </table:table-cell>
          <table:table-cell table:style-name="ce4" office:value-type="string" calcext:value-type="string">
            <text:p>57191433806; 57852461600; 56316046700</text:p>
          </table:table-cell>
          <table:table-cell table:style-name="ce4" office:value-type="string" calcext:value-type="string">
            <text:p>Combination of x509 and DID/VC for inheritance properties of trust in digital identities</text:p>
          </table:table-cell>
          <table:table-cell table:style-name="ce4" office:value-type="float" office:value="2022" calcext:value-type="float">
            <text:p>2022</text:p>
          </table:table-cell>
          <table:table-cell table:style-name="ce4" office:value-type="string" calcext:value-type="string">
            <text:p>Lecture Notes in Informatics (LNI), Proceedings - Series of the Gesellschaft fur Informatik (GI)</text:p>
          </table:table-cell>
          <table:table-cell table:style-name="ce4" office:value-type="string" calcext:value-type="string">
            <text:p>P-325</text:p>
          </table:table-cell>
          <table:table-cell table:number-columns-repeated="2"/>
          <table:table-cell table:style-name="ce4" office:value-type="float" office:value="137" calcext:value-type="float">
            <text:p>137</text:p>
          </table:table-cell>
          <table:table-cell table:style-name="ce4" office:value-type="float" office:value="142" calcext:value-type="float">
            <text:p>142</text:p>
          </table:table-cell>
          <table:table-cell table:style-name="ce4" office:value-type="float" office:value="5" calcext:value-type="float">
            <text:p>5</text:p>
          </table:table-cell>
          <table:table-cell table:style-name="ce4" office:value-type="float" office:value="1" calcext:value-type="float">
            <text:p>1</text:p>
          </table:table-cell>
          <table:table-cell/>
          <table:table-cell table:style-name="ce4" office:value-type="string" calcext:value-type="string">
            <text:p>https://www.scopus.com/inward/record.uri?eid=2-s2.0-85136286739&amp;partnerID=40&amp;md5=7b65d720434fc960052ecf849264ed17</text:p>
          </table:table-cell>
          <table:table-cell table:style-name="ce4" office:value-type="string" calcext:value-type="string">
            <text:p>Bundesdruckerei Group, Kommandantenstraße 18, Berlin, 10969, Germany; Spherity GmbH, Emil-Figge-Straße 80, Dortmund, 44227, Germany; Msg Group, Robert-Bürkle-Str. 1, Ismaning, 85737, Germany</text:p>
          </table:table-cell>
          <table:table-cell table:style-name="ce4" office:value-type="string" calcext:value-type="string">
            <text:p>Bastian P., Bundesdruckerei Group, Kommandantenstraße 18, Berlin, 10969, Germany; Stöcker C., Spherity GmbH, Emil-Figge-Straße 80, Dortmund, 44227, Germany; Schwalm S., Msg Group, Robert-Bürkle-Str. 1, Ismaning, 85737, Germany</text:p>
          </table:table-cell>
          <table:table-cell table:style-name="ce4"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table:style-name="ce4" office:value-type="string" calcext:value-type="string">
            <text:p>DID; eIDAS; interoperability; self-sovereign identity; SSI; verifiable credentials; x509</text:p>
          </table:table-cell>
          <table:table-cell table:style-name="ce4" office:value-type="string" calcext:value-type="string">
            <text:p>Authentication; Interoperability; Decentralised; DID; Digital identity; EIDAS; Identity models; Inheritance property; Self-sovereign identity; SSI; Verifiable credential; X509; Electronic document identification systems</text:p>
          </table:table-cell>
          <table:table-cell table:style-name="ce4" office:value-type="string" calcext:value-type="string">
            <text:p>Regulation (EU) No 910/2014 of the European Parliament and of the Council - of 23 July 2014 on electronic identification and trust services for electronic transactions in the internal market and repealing Directive 1999/93/EC, (2014); Proposal for a REGULATION OF THE EUROPEAN PARLIAMENT AND OF THE COUNCIL amending Regulation (EU) No 910/2014 as regards establishing a framework for a European Digital Identity {SEC(2021) 228 final} - {SWD(2021) 124 final} - {SWD(2021) 125 final}; Burgos O., Et al., SSI eIDAS Bridge - Use cases and Technical Specifications, (2020); Procedures for Creation and Validation of AdES Digital Signatures; Part 1: Creation and Validation; ISO/IEC 9594-8:2020 Information technology - Open systems interconnection - Part 8: The Directory: Public-key and attribute certificate frameworks; Korte U., Criteria for trustworthy digital transactions - Blockchain/DLT between eIDAS, GDPR, Data and Evidence Preservation, OpenIdentity Summit 2020. Lecture Notes in Informatics (LNI). Proceedings, pp. 49-60, (2020); Hendrix P, Credential Issuer Conformance Criteria v2.0.0, (2020); OpenID Connect protocol; Cooper D., Internet X.509 Public Key Infrastructure Certificate and Certificate Revocation List (CRL) Profile, (2008); BSI TR-02102 Cryptographic Mechanisms; W3C: Decentralized Identifiers (DIDs) v1.0, (2020); Weber M., Et al., Records Management nach ISO 15489. Einführung und Anleitung, (2018)</text:p>
          </table:table-cell>
          <table:table-cell table:style-name="ce4" office:value-type="string" calcext:value-type="string">
            <text:p>Gesellschaft fur Informatik (GI)</text:p>
          </table:table-cell>
          <table:table-cell/>
          <table:table-cell table:style-name="ce4" office:value-type="string" calcext:value-type="string">
            <text:p>Open Identity Summit 2022</text:p>
          </table:table-cell>
          <table:table-cell table:style-name="ce4" office:value-type="string" calcext:value-type="string">
            <text:p>7 July 2022 through 8 July 2022</text:p>
          </table:table-cell>
          <table:table-cell table:style-name="ce4" office:value-type="string" calcext:value-type="string">
            <text:p>Copenhagen</text:p>
          </table:table-cell>
          <table:table-cell table:style-name="ce4" office:value-type="float" office:value="181604" calcext:value-type="float">
            <text:p>18160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36286739</text:p>
          </table:table-cell>
          <table:table-cell table:number-columns-repeated="991"/>
        </table:table-row>
        <table:table-row table:style-name="ro1">
          <table:table-cell table:style-name="ce4" office:value-type="string" calcext:value-type="string">
            <text:p>Schmidt K.; Muhle A.; Gruner A.; Meinel C.</text:p>
          </table:table-cell>
          <table:table-cell table:style-name="ce4" office:value-type="string" calcext:value-type="string">
            <text:p>Schmidt, Kaja (57441358600); Muhle, Alexander (57210986822); Gruner, Andreas (57208162097); Meinel, Christoph (56187776800)</text:p>
          </table:table-cell>
          <table:table-cell table:style-name="ce4" office:value-type="string" calcext:value-type="string">
            <text:p>57441358600; 57210986822; 57208162097; 56187776800</text:p>
          </table:table-cell>
          <table:table-cell table:style-name="ce4" office:value-type="string" calcext:value-type="string">
            <text:p>Clear the Fog: Towards a Taxonomy of Self-Sovereign Identity Ecosystem Members</text:p>
          </table:table-cell>
          <table:table-cell table:style-name="ce4" office:value-type="float" office:value="2021" calcext:value-type="float">
            <text:p>2021</text:p>
          </table:table-cell>
          <table:table-cell table:style-name="ce4" office:value-type="string" calcext:value-type="string">
            <text:p>2021 18th International Conference on Privacy, Security and Trust, PST 2021</text:p>
          </table:table-cell>
          <table:table-cell table:number-columns-repeated="6"/>
          <table:table-cell table:style-name="ce4" office:value-type="float" office:value="7" calcext:value-type="float">
            <text:p>7</text:p>
          </table:table-cell>
          <table:table-cell table:style-name="ce4" office:value-type="string" calcext:value-type="string">
            <text:p>10.1109/PST52912.2021.9647797</text:p>
          </table:table-cell>
          <table:table-cell table:style-name="ce4" office:value-type="string" calcext:value-type="string">
            <text:p>https://www.scopus.com/inward/record.uri?eid=2-s2.0-85124096254&amp;doi=10.1109%2fPST52912.2021.9647797&amp;partnerID=40&amp;md5=18b305b06214d6599c6fb87ec2272f87</text:p>
          </table:table-cell>
          <table:table-cell table:style-name="ce4" office:value-type="string" calcext:value-type="string">
            <text:p>University of Potsdam, Potsdam, Germany; Hasso Plattner Institute, Potsdam, Germany</text:p>
          </table:table-cell>
          <table:table-cell table:style-name="ce4" office:value-type="string" calcext:value-type="string">
            <text:p>Schmidt K., University of Potsdam, Potsdam, Germany; Muhle A., Hasso Plattner Institute, Potsdam, Germany; Gruner A., Hasso Plattner Institute, Potsdam, Germany; Meinel C., Hasso Plattner Institute, Potsdam, Germany</text:p>
          </table:table-cell>
          <table:table-cell table:style-name="ce4"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table:style-name="ce4" office:value-type="string" calcext:value-type="string">
            <text:p>Blockchain; Economic ecosystem; Identity and access management; Identity management; Self-sovereignty; Taxonomy</text:p>
          </table:table-cell>
          <table:table-cell table:style-name="ce4" office:value-type="string" calcext:value-type="string">
            <text:p>Blockchain; Distributed ledger; Ecosystems; 'current; Block-chain; Economic ecosystem; Framework protocol; Grey literature; Identity and access managements; Identity management; Literature reviews; Self-sovereignty; Systematisation; Taxonomies</text:p>
          </table:table-cell>
          <table:table-cell table:style-name="ce4" office:value-type="string" calcext:value-type="string">
            <text:p>Van Wingerde M., Blockchain-Enabled Self-Sovereign Identity: An Exploratory Study into the Concept Self-Sovereign Identity and How Blockchain Technology Can Serve the Fundamental Basis, (2017); El Maliki T., Seigneur J.-M., A survey of user-centric identity management technologies, International Conference on Emerging Security Information, Systems, and Technologies. IEEE, pp. 12-17, (2007); Allen C., The Path to Self-Sovereign Identity, (2016); Kuperberg M., Blockchain-Based Identity Management: A Survey from the Enterprise and Ecosystem Perspective, IEEE Transactions on Engineering Management, 67, 4, pp. 1008-1027, (2020); Lesavre L., Varin P., Mell P., Davidson M., Shook J., A Taxonomic Approach to Understanding Emerging Blockchain Identity Management Systems, (2020); Muhle A., Gruner A., Gayvoronskaya T., Meinel C., A survey on essential components of a self-sovereign identity, Computer Science Review, 30, 11, pp. 80-86, (2018); Giannopoulou A., Data protection compliance challenges for selfsovereign identity, Blockchain and Applications, 1238, pp. 91-100, (2020); Zwitter A., Hazenberg J., Decentralized Network Governance: Blockchain Technology and the Future of Regulation, Frontiers in Blockchain, 3, 12, (2020); Bogers M., Sims J., West J., What Is an Ecosystem? Incorporating 25 Years of Ecosystem Research, 2019 Meeting of the Academy of Management, (2019); Tobin A., Reed D., The Inevitable Rise of Self-Sovereign Identity, (2017); Satybaldy A., Nowostawski M., Ellingsen J., Self-sovereign identity systems: Evaluation framework, IFIP Advances in Information and Communication Technology, 576, pp. 447-461, (2020); Toth K.C., Anderson-Priddy A., Self-Sovereign Digital Identity: A Paradigm Shift for Identity, IEEE Security and Privacy, 17, 3, pp. 17-27, (2019); Preukschat A., Reed D., Self-Sovereign Identity: Decentralized Digital Identity and Verifiable Credentials, (2021); Ishmaev G., Stokkink Q., Identity Management Systems: Singular Identities and Multiple Moral Issues, Frontiers in Blockchain, 3, 15, (2020); Sporny M., Longley D., Chadwick D., Verifiable Credentials Data Model 1. 0: Expressing Verifiable Information on the Web (W3C Recommendation), (2020); Introducing the Trust over IP Foundation, Trust over IP Foundation, (2020); European Self-Sovereign Identity Framework, (2021); Pan-Canadian Trust Framework, (2020); Liu Y., He D., Obaidat M.S., Kumar N., Khan M.K., Raymond Choo K.-K., Blockchain-based identity management systems: A review, Journal of Network and Computer Applications, 166, (2020); Lim S.Y., Fotsing P.T., Almasri A., Musa O., Laiha M., Kiah M., Fong Ang T., Ismail R., Blockchain Technology the Identity Management and Authentication Service Disruptor: A Survey, International Journal on Advanced Science Engineering and Information Technology, 8, 2, pp. 1735-1745, (2018); Gilani K., Bertin E., Hatin J., Crespi N., A Survey on Blockchainbased Identity Management and Decentralized Privacy for Personal Data, 2nd Conference on Blockchain Research and Applications for Innovative Networks and Services, pp. 97-101, (2020); Barclay I., Freytsis M., Bucher S., Radha S., Preece A., Taylor I., Towards A Modelling Framework for Self-Sovereign Identity Systems, (2020); Hopewell S., Clarke M., Mallett S., Grey Literature and Systematic Reviews, Publication Bias in Meta-Analysis, pp. 49-72, (2006); Vom Brocke J., Simons A., Niehaves B., Riemer K., Plattfaut R., Cleven A., Reconstructing the Giant: On the Importance of Rigour in Documenting the Literature Search Process, Proceedings of the 17th European Conference on Information Systems, (2009); Webster J., Watson R.T., Analyzing the Past to Prepare for the Future: Writing a Literature Review, MIS Quarterly, 26, 2, pp. xiii-xxiii, (2002); Lacity M.C., Khan S., Yan A., Willcocks L.P., A review of the IT outsourcing empirical literature and future research directions, Journal of Information Technology, 25, 4, pp. 395-433, (2010); Corlett R.T., Trouble with the gray literature, Biotropica, 43, 1, pp. 3-5, (2011); Bartlett J.A., Internet Reviews: Alternatives to Google, pp. 10-13, (2014); Nickerson R.C., Varshney U., Muntermann J., A method for taxonomy development and its application in information systems, European Journal of Information Systems, 22, 3, pp. 336-359, (2013); United Nations, International Standard Industrial Classification of All Economic Activities, Rev. 4, (2008); Jacobides M.G., Cennamo C., Gawer A., Towards a theory of ecosystems, Strategic Management Journal, 39, 8, pp. 2255-2276, (2018); Radicic D., Pugh G., Douglas D., Promoting cooperation in innovation ecosystems: Evidence from European traditional manufacturing SMEs, Small Business Economics, 54, 1, pp. 257-283, (2020); Sultan F., Rohm A., The coming era of "brand in the hand" marketing, MIT Sloan Management Review, 47, 1, (2005); Birch D.G., Apple Pay Was Not Disruptive but Apple ID Will Be, (2020)</text:p>
          </table:table-cell>
          <table:table-cell table:style-name="ce4" office:value-type="string" calcext:value-type="string">
            <text:p>Institute of Electrical and Electronics Engineers Inc.</text:p>
          </table:table-cell>
          <table:table-cell table:style-name="ce4" office:value-type="string" calcext:value-type="string">
            <text:p>Auckland University of Technology; Canadian Institute for Cybersecurity (CIC); Delta Insurance; Kordia</text:p>
          </table:table-cell>
          <table:table-cell table:style-name="ce4" office:value-type="string" calcext:value-type="string">
            <text:p>18th International Conference on Privacy, Security and Trust, PST 2021</text:p>
          </table:table-cell>
          <table:table-cell table:style-name="ce4" office:value-type="string" calcext:value-type="string">
            <text:p>13 December 2021 through 15 December 2021</text:p>
          </table:table-cell>
          <table:table-cell table:style-name="ce4" office:value-type="string" calcext:value-type="string">
            <text:p>Auckland</text:p>
          </table:table-cell>
          <table:table-cell table:style-name="ce4" office:value-type="float" office:value="175755" calcext:value-type="float">
            <text:p>175755</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24096254</text:p>
          </table:table-cell>
          <table:table-cell table:number-columns-repeated="991"/>
        </table:table-row>
        <table:table-row table:style-name="ro1">
          <table:table-cell table:style-name="ce4" office:value-type="string" calcext:value-type="string">
            <text:p>Alamri B.; Crowley K.; Richardson I.</text:p>
          </table:table-cell>
          <table:table-cell table:style-name="ce4" office:value-type="string" calcext:value-type="string">
            <text:p>Alamri, Bandar (57219292346); Crowley, Katie (36602443000); Richardson, Ita (23006200900)</text:p>
          </table:table-cell>
          <table:table-cell table:style-name="ce4" office:value-type="string" calcext:value-type="string">
            <text:p>57219292346; 36602443000; 23006200900</text:p>
          </table:table-cell>
          <table:table-cell table:style-name="ce4" office:value-type="string" calcext:value-type="string">
            <text:p>Cybersecurity Risk Management Framework for Blockchain Identity Management Systems in Health IoT</text:p>
          </table:table-cell>
          <table:table-cell table:style-name="ce4" office:value-type="float" office:value="2023" calcext:value-type="float">
            <text:p>2023</text:p>
          </table:table-cell>
          <table:table-cell table:style-name="ce4" office:value-type="string" calcext:value-type="string">
            <text:p>Sensors</text:p>
          </table:table-cell>
          <table:table-cell table:style-name="ce4" office:value-type="float" office:value="23" calcext:value-type="float">
            <text:p>23</text:p>
          </table:table-cell>
          <table:table-cell table:style-name="ce4" office:value-type="float" office:value="1" calcext:value-type="float">
            <text:p>1</text:p>
          </table:table-cell>
          <table:table-cell table:style-name="ce4" office:value-type="float" office:value="218" calcext:value-type="float">
            <text:p>218</text:p>
          </table:table-cell>
          <table:table-cell table:number-columns-repeated="3"/>
          <table:table-cell table:style-name="ce4" office:value-type="float" office:value="3" calcext:value-type="float">
            <text:p>3</text:p>
          </table:table-cell>
          <table:table-cell table:style-name="ce4" office:value-type="string" calcext:value-type="string">
            <text:p>10.3390/s23010218</text:p>
          </table:table-cell>
          <table:table-cell table:style-name="ce4" office:value-type="string" calcext:value-type="string">
            <text:p>https://www.scopus.com/inward/record.uri?eid=2-s2.0-85145879476&amp;doi=10.3390%2fs23010218&amp;partnerID=40&amp;md5=724f2d91bd11bb724ef5c3e7021dab79</text:p>
          </table:table-cell>
          <table:table-cell table:style-name="ce4" office:value-type="string" calcext:value-type="string">
            <text:p>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text:p>
          </table:table-cell>
          <table:table-cell table:style-name="ce4" office:value-type="string" calcext:value-type="string">
            <text:p>Alamri B.,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 Crowley K.,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 Richardson I., Department of Computer Science and Information Systems (CSIS), University of Limerick, Limerick, V94 T9PX, Ireland, Lero—The Science Foundation Ireland Research Centre for Software, University of Limerick, Limerick, V94 NYD3, Ireland, Health Research Institute (HRI), University of Limerick, Limerick, V94 T9PX, Ireland</text:p>
          </table:table-cell>
          <table:table-cell table:style-name="ce4"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table:style-name="ce4" office:value-type="string" calcext:value-type="string">
            <text:p>Blockchain; Health IoT; identity management; privacy impact assessment; security risk assessment; security risk management; taxonomy</text:p>
          </table:table-cell>
          <table:table-cell table:style-name="ce4" office:value-type="string" calcext:value-type="string">
            <text:p>Awareness; Blockchain; Computer Security; Dietary Supplements; Risk Management; Blockchain; Cybersecurity; Information management; Internet of things; Risk assessment; Risk management; Sensitive data; Taxonomies; Block-chain; Cyber security; Health IoT; Identity management; Identity management systems; Impact assessments; Privacy impact assessment; Risk management framework; Security risk assessments; Security risk managements; awareness; computer security; dietary supplement; risk management; Health risks</text:p>
          </table:table-cell>
          <table:table-cell table:style-name="ce4" office:value-type="string" calcext:value-type="string">
            <text:p>Wong L.W., Tan G.W.H., Lee V.H., Ooi K.B., Sohal A., Psychological and System-Related Barriers to Adopting Blockchain for Operations Management: An Artificial Neural Network Approach, IEEE Trans. Eng. Manag, 70, pp. 67-81, (2021); Dubois E., Heymans P., Mayer N., Matulevicius R., A Systematic Approach to Define the Domain of Information System Security Risk Management, Intentional Perspectives on Information Systems Engineering, pp. 289-306, (2010); Albakri S.H., Shanmugam B., Samy G.N., Idris N.B., Ahmed A., Security risk assessment framework for cloud computing environments, Secur. Commun. Netw, 7, pp. 2114-2124, (2014); Alamri B., Crowley K., Richardson I., Blockchain-Based Identity Management Systems in Health IoT: A Systematic Review, IEEE Access, 10, pp. 59612-59629, (2022); Haddouti S.E., Ech-Cherif El Kettani M.D., Analysis of Identity Management Systems Using Blockchain Technology, Proceedings of the 2019 International Conference on Advanced Communication Technologies and Networking (CommNet), pp. 1-7; Lesavre L., A Taxonomic Approach to Understanding Emerging Blockchain Identity Management Systems, (2020); Risk Management—Principles and Guidelines, (2009); Meriah I., Arfa Rabai L.B., Comparative Study of Ontologies Based ISO 27000 Series Security Standards, Procedia Comput. Sci, 160, pp. 85-92, (2019); Guide for Conducting Risk Assessments, (2012); SP 800-39. Managing Information Security Risk: Organization, Mission, and Information System View, (2011); Malamas V., Chantzis F., Dasaklis T.K., Stergiopoulos G., Kotzanikolaou P., Douligeris C., Risk Assessment Methodologies for the Internet of Medical Things: A Survey and Comparative Appraisal, IEEE Access, 9, pp. 40049-40075, (2021); ISO/IEC 27005:2018—Information Technology—Security Techniques—Information Security Risk Management; ISO/IEC 27002:2022—Information Security, Cybersecurity and Privacy Protection—Information Security Controls; NIST Special Publication 800-37 Risk Management Framework for Information Systems and Organizations a System Life Cycle Approach for Security and Privacy Joint Task Force, (2018); Security and Privacy Controls for Information Systems and Organizations, (2017); Assessing Security and Privacy Controls in Information Systems and Organizations, NIST Spec. Publ, 800, (2022); Keele S., Guidelines for Performing Systematic Literature Reviews in Software Engineering, (2007); Nickerson R.C., Varshney U., Muntermann J., A method for taxonomy development and its application in information systems, Eur. J. Inf. Syst, 22, pp. 336-359, (2013); Schmidt K., Muhle A., Gruner A., Meinel C., Clear the Fog: Towards a Taxonomy of Self-Sovereign Identity Ecosystem Members, Proceedings of the 2021 18th International Conference on Privacy, Security and Trust (PST), pp. 1-7; Bramhall P., Hansen M., Rannenberg K., Roessler T., User-Centric Identity Management: New Trends in Standardization and Regulation, IEEE Secur. Priv, 5, pp. 84-87, (2007); Sepczuk M., Kotulski Z., A new risk-based authentication management model oriented on user’s experience, Comput. Secur, 73, pp. 17-33, (2018); Hatzivasilis G., Soultatos O., Ioannidis S., Verikoukis C., Demetriou G., Tsatsoulis C., Review of Security and Privacy for the Internet of Medical Things (IoMT), Proceedings of the 2019 15th International Conference on Distributed Computing in Sensor Systems (DCOSS), pp. 457-464; Shahid J., Ahmad R., Kiani A.K., Ahmad T., Saeed S., Almuhaideb A.M., Data Protection and Privacy of the Internet of Healthcare Things (IoHTs), Appl. Sci, 12, (2022); Wang D., Zhu Y., Zhang Y., Liu G., Security assessment of blockchain in Chinese classified protection of cybersecurity, IEEE Access, 8, pp. 203440-203456, (2020); Kim K.H., Lim S., Hwang D.Y., Kim K.H., Analysis on the Privacy of DID Service Properties in the DID Document, IEEE Comput. Soc, 2021, pp. 745-748, (2021); Ratti D.R., Chua H.N., The Gaps of Identity Management in Fulfilling Personal Data Protection Regulations’ Requirements and Research Opportunities, IT Converg. Secur, 782, pp. 43-54, (2021); ISO 14971:2019—Medical Devices—Application of Risk Management to Medical Devices; IEC 80001-1:2010—Application of Risk Management for IT-Networks Incorporating Medical Devices—Part 1: Roles, Responsibilities and Activities; IEC 62304:2006—Medical Device Software—Software Life Cycle Processes; Chase P., Coley S.C., Rubric for Applying CVSS to Medical Devices, (2019); Yaqoob T., Abbas H., Atiquzzaman M., Security Vulnerabilities, Attacks, Countermeasures, and Regulations of Networked Medical Devices—A Review, IEEE Commun. Surv. Tutor, 21, pp. 3723-3768, (2019); Boeckl K., Fagan M., Fisher W., Lefkovitz N., Megas K.N., Nadeau E., O'Rourke D.G., Piccarreta B., Scarfone K., Considerations for Managing Internet of Things (IoT) Cybersecurity and Privacy Risks, (2019); Vakhter V., Soysal B., Schaumont P., Guler U., Threat Modeling and Risk Analysis for Miniaturized Wireless Biomedical Devices, IEEE Internet Things J, 9, pp. 13338-13352, (2022); Hogan M., Piccarreta B., Interagency Report on the Status of International Cybersecurity Standardization for the Internet of Things (IoT), (2018); Fagan M., Megas K.N., Scarfone K., Smith M., Foundational Cybersecurity Activities for IoT Device Manufacturers, (2020); Fagan M., Fagan M., Megas K.N., Scarfone K., Smith M., IoT Device Cybersecurity Capability Core Baseline, (2020); ISO/IEC 27400:2022—Cybersecurity—IoT Security and Privacy—Guidelines; (2020); GSMA IoT Security Guidelines and Assessment. Internet of Things; Security in Iomt Communications: A Survey, Sensors, 20, (2020); IEC 81001-5-1:2021—Health Software and Health IT Systems Safety, Effectiveness and Security—Part 5-1: Security—Activities in the Product Life Cycle; IEC 82304-1:2016—Health Software—Part 1: General Requirements for Product Safety; ISO/IEC 9798-1:2010—Information Technology—Security Techniques—Entity Authentication—Part 1: General; ISO/IEC 9798-2:2019—IT Security Techniques—Entity Authentication—Part 2: Mechanisms Using Authenticated Encryption; ISO/IEC 29115:2013—Information Technology—Security Techniques—Entity Authentication Assurance Framework; Grassi P., Fenton J., NIST SP800-63-2: Electronic Authentication Guideline, (2013); The Ecosystem; IEEE 2410-2021; IEEE Standard for Biometric Privacy; ISO/IEC 24760-1:2019. IT Security and Privacy—A Framework for Identity Management—Part 1: Terminology and Concepts; (2018); (2018); (2018); (2019); The Distributed Ledger Technology Applied to Securities Markets, (2017); ISO 23257:2022. Blockchain and Distributed Ledger Technologies—Reference Architecture; Hu V.C., Blockchain for Access Control Systems, (2022); Reed D., Sporny M., Longley D., Allen C., Grant R., Sabadello M., Holt J., Decentralized Identifiers (Dids) v1. 0: Core Architecture, Data Model, and Representations, (2022); Gruner A., Muhle A., Meinel C., Analyzing Interoperability and Portability Concepts for Self-Sovereign Identity, Proceedings of the 2021 IEEE 20th International Conference on Trust, Security and Privacy in Computing and Communications (TrustCom), pp. 587-597; Schlatt V., Guggenberger T., Schmid J., Urbach N., Attacking the trust machine: Developing an information systems research agenda for blockchain cybersecurity, Int. J. Inf. Manag, 68, (2022); Lesavre L., Varin P., Yaga D., Blockchain Networks: Token Design and Management Overview, (2021); Sun Y., Lo F.P., Lo B., Security and Privacy for the Internet of Medical Things Enabled Healthcare Systems: A Survey, IEEE Access, 7, pp. 183339-183355, (2019); Butpheng C., Yeh K.H., Xiong H., Security and Privacy in IoT-Cloud-Based e-Health Systems—A Comprehensive Review, Symmetry, 12, (2020); Skierka I., The governance of safety and security risks in connected healthcare, Proceedings of the Living in the Internet of Things: Cybersecurity of the IoT 2018, pp. 1-12; Alzahrani S., Daim T., Choo K.K.R., Assessment of the Blockchain Technology Adoption for the Management of the Electronic Health Record Systems, IEEE Trans. Eng. Manag, pp. 1-18, (2022); Paintsil E., Fritsch L., A Taxonomy of Privacy and Security Risks Contributing Factors, Privacy and Identity Management for Life, pp. 52-63, (2011); Indu I., Anand P.R., Bhaskar V., Identity and access management in cloud environment: Mechanisms and challenges, Eng. Sci. Technol. Int. J, 21, pp. 574-588, (2018); Fritsch L., Identity Management as a target in cyberwar, Open Identity Summit 2020, (2020); Werner J., Westphall C.M., Westphall C.B., Cloud identity management: A survey on privacy strategies, Comput. Netw, 122, pp. 29-42, (2017); Arias-Cabarcos P., Almenarez-Mendoza F., Marin-Lopez A., Diaz-Sanchez D., Sanchez-Guerrero R., A metric-based approach to assess risk for “on cloud” federated identity management, J. Netw. Syst. Manag, 20, pp. 513-533, (2012); Islam S.M.R., Kwak D., Kabir M.H., Hossain M., Kwak K.S., The Internet of Things for Health Care: A Comprehensive Survey, IEEE Access, 3, pp. 678-708, (2015); Kim B.G., Cho Y.S., Kim S.H., Kim H., Woo S.S., A Security Analysis of Blockchain-Based Did Services, IEEE Access, 9, pp. 22894-22913, (2021); Ianculescu M., Coardos D., Bica O., Vevera V., Security and Privacy Risks for Remote Healthcare Monitoring Systems, Proceedings of the 2020 International Conference on e-Health and Bioengineering (EHB), pp. 1-4; Psychoula I., Chen L., Amft O., Privacy Risk Awareness in Wearables and the Internet of Things, IEEE Pervasive Comput, 19, pp. 60-66, (2020); Tseng T.W., Wu C.T., Lai F., Threat Analysis for Wearable Health Devices and Environment Monitoring Internet of Things Integration System, IEEE Access, 7, pp. 144983-144994, (2019); Cagnazzo M., Hertlein M., Holz T., Pohlmann N., Threat modeling for mobile health systems, Proceedings of the 2018 IEEE Wireless Communications and Networking Conference Workshops (WCNCW), pp. 314-319; Paul P.C., Loane J., McCaffery F., Regan G., Towards Design and Development of a Data Security and Privacy Risk Management Framework for WBAN Based Healthcare Applications, Appl. Syst. Innov, 4, (2021); Sheik A.T., Maple C., Epiphaniou G., Atmaca U.I., A Comparative Study of Cyber Threats on Evolving Digital Identity Systems, Proceedings of the Competitive Advantage in the Digital Economy (CADE 2021), pp. 62-69; Mamdouh M., Awad A.I., Khalaf A.A., Hamed H.F., Authentication and Identity Management of IoHT Devices: Achievements, Challenges, and Future Directions, Comput. Secur, 111, (2021); Fabiano N., The Internet of Things ecosystem: The blockchain and privacy issues. The challenge for a global privacy standard, Proceedings of the 2017 International Conference on Internet of Things for the Global Community (IoTGC), pp. 1-7; Gomez Tello V., Alvarez Rodriguez J., Nunez Reiz A., Gonzalez Sanchez J., Hernandez Abadia de Barbara A., Martinez Fresneda M., Morrondo Valdeolmillos P., Nicolas Arfelis J., Pujol Varela I., Calvete Chicharro M., Technical and functional standards and implementation of a clinical information system in intensive care units, Med. Intensiv, 35, pp. 484-496, (2011); Guo H., Yu X., A survey on blockchain technology and its security, Blockchain Res. Appl, 3, (2022); Louassef B.R., Chikouche N., Privacy preservation in healthcare systems, Proceedings of the 2021 International Conference on Artificial Intelligence for Cyber Security Systems and Privacy (AI-CSP), pp. 1-6; Shostack A., Threat Modeling: Designing for Security, (2014); Horbe R., Hotzendorfer W., Privacy by Design in Federated Identity Management, Proceedings of the 2015 IEEE Security and Privacy Workshops, pp. 167-174; Nasiri S., Sadoughi F., Tadayon M.H., Dehnad A., Security requirements of internet of things-based healthcare system: A survey study, Acta Inform. Medica, 27, pp. 253-258, (2019); Josang A., Fabre J., Hay B., Dalziel J., Pope S., Trust requirements in identity management, Proceedings of the 2005 Australasian Workshop on Grid Computing and E-Research, pp. 99-108; Papaioannou M., Karageorgou M., Mantas G., Sucasas V., Essop I., Rodriguez J., Lymberopoulos D., A survey on security threats and countermeasures in internet of medical things (IoMT), Trans. Emerg. Telecommun. Technol, 33, (2022); Aponte-Novoa F.A., Orozco A.L.S., Villanueva-Polanco R., Wightman P., The 51 Attack on Blockchains: A Mining Behavior Study, IEEE Access, 9, pp. 140549-140564, (2021); Balduf L., Henningsen S., Florian M., Rust S., Scheuermann B., Monitoring data requests in decentralized data storage systems: A case study of IPFS, arXiv, (2021); Bhardwaj A., Shah S.B.H., Shankar A., Alazab M., Kumar M., Gadekallu T.R., Penetration testing framework for smart contract blockchain, Peer-Peer Netw. Appl, 14, pp. 2635-2650, (2021); Kushwaha S.S., Joshi S., Singh D., Kaur M., Lee H.N., Systematic Review of Security Vulnerabilities in Ethereum Blockchain Smart Contract, IEEE Access, 10, pp. 6605-6621, (2022); Huang Y., Bian Y., Li R., Zhao J.L., Shi P., Smart Contract Security: A Software Lifecycle Perspective, IEEE Access, 7, pp. 150184-150202, (2019); Peng K., Li M., Huang H., Wang C., Wan S., Choo K.K.R., Security Challenges and Opportunities for Smart Contracts in Internet of Things: A Survey, IEEE Internet Things J, 8, pp. 12004-12020, (2021); Lv P., Wang Y., Wang Y., Zhou Q., Potential Risk Detection System of Hyperledger Fabric Smart Contract based on Static Analysis, Proceedings of the 2021 IEEE Symposium on Computers and Communications (ISCC), pp. 1-7; Li Z., Wang Y., Wen S., Ding Y., Evil chaincode: Apt attacks based on smart contract, Proceedings of the International Conference on Frontiers in Cyber Security, pp. 178-196; Alsunbul A., Elmedany W., Al-Ammal H., Blockchain Application in Healthcare Industry: Attacks and Countermeasures, Proceedings of the 2021 International Conference on Data Analytics for Business and Industry (ICDABI), pp. 621-629; Hedayati A., Hosseini H.A., A survey on Blockchain: Challenges, Attacks, Security, and Privacy, Int. J. Smart Electr. Eng, 10, pp. 141-168, (2021); Wen Y., Lu F., Liu Y., Huang X., Attacks and countermeasures on blockchains: A survey from layering perspective, Comput. Netw, 191, (2021); Naik N., Grace P., Jenkins P., An Attack Tree Based Risk Analysis Method for Investigating Attacks and Facilitating Their Mitigations in Self-Sovereign Identity, Proceedings of the 2021 IEEE Symposium Series on Computational Intelligence (SSCI), pp. 1-8; Konig L., Unger S., Kieseberg P., Tjoa S., Blockchains J.R.C., The Risks of the Blockchain A Review on Current Vulnerabilities and Attacks, J. Internet Serv. Inf. Secur, 10, pp. 110-127, (2020); Alsubaei F., Abuhussein A., Shandilya V., Shiva S., IoMT-SAF: Internet of Medical Things Security Assessment Framework, Internet Things, 8, (2019); Charla G.B., Karen J., Miller H., Chun M., The Human-side of Emerging Technologies and Cyber Risk: A case analysis of blockchain across different verticals, Proceedings of the 2021 IEEE Technology &amp; Engineering Management Conference—Europe (TEMSCON-EUR), pp. 1-6; Abouzakhar N.S., Jones A., Angelopoulou O., Internet of Things Security: A Review of Risks and Threats to Healthcare Sector, Proceedings of the 2017 IEEE International Conference on Internet of Things (iThings) and IEEE Green Computing and Communications (GreenCom) and IEEE Cyber, Physical and Social Computing (CPSCom) and IEEE Smart Data (SmartData), pp. 373-378; Peterson G., Introduction to identity management risk metrics, IEEE Secur. Priv, 4, pp. 88-91, (2006); Kakavand H., Kost De Sevres N., Chilton B., The blockchain revolution: An analysis of regulation and technology related to distributed ledger technologies, SSRN, (2017); Lee H., Jeun I., Jung H., Criteria for Evaluating the Privacy Protection Level of Identity Management Services, Proceedings of the 2009 Third International Conference on Emerging Security Information, Systems and Technologies, pp. 155-160; Wang L., Ali Y., Nazir S., Niazi M., ISA Evaluation Framework for Security of Internet of Health Things System Using AHP-TOPSIS Methods, IEEE Access, 8, pp. 152316-152332, (2020); Kuperberg M., Blockchain-Based Identity Management: A Survey From the Enterprise and Ecosystem Perspective, IEEE Trans. Eng. Manag, 67, pp. 1008-1027, (2020); Putta S.R., Abuhussein A., Alsubaei F., Shiva S., Atiewi S., Security benchmarks for wearable medical things: Stakeholders-centric approach, Proceedings of the Fourth International Congress on Information and Communication Technology, pp. 405-418; Ji S., Kim D., Im H., Evaluating Countermeasures for Verifying the Integrity of Ethereum Smart Contract Applications, IEEE Access, 9, pp. 90029-90042, (2021); White B.S., King C.G., Holladay J., Blockchain security risk assessment and the auditor, J. Corp. Account. Financ, 31, pp. 47-53, (2020); Iqbal M., Matulevicius R., Exploring Sybil and Double-Spending Risks in Blockchain Systems, IEEE Access, 9, pp. 76153-76177, (2021); Somasundaram R., Thirugnanam M., Review of security challenges in healthcare internet of things, Wirel. Netw, 27, pp. 5503-5509, (2021); Halpin H., Vision: A critique of immunity passports and w3c decentralized identifiers, Proceedings of the International Conference on Research in Security Standardisation, pp. 148-168; Alsubaei F., Abuhussein A., Shiva S., Security and Privacy in the Internet of Medical Things: Taxonomy and Risk Assessment, Proceedings of the 2017 IEEE 42nd Conference on Local Computer Networks Workshops (LCN Workshops), pp. 112-120; Mallah R.A., Farooq B., Actor-based risk analysis for blockchains in smart mobility, Proceedings of the 3rd Workshop on Cryptocurrencies and Blockchains for Distributed Systems, pp. 29-34; Paintsil E., Evaluation of Privacy and Security Risks Analysis Construct for Identity Management Systems, IEEE Syst. J, 7, pp. 189-198, (2013); Dhamija R., Dusseault L., The Seven Flaws of Identity Management: Usability and Security Challenges, IEEE Secur. Priv. Mag, 6, pp. 24-29, (2008); Jackson G.W., Rahman S., Exploring Challenges and Opportunities in Cybersecurity Risk and Threat Communications Related To The Medical Internet Of Things (MIoT), arXiv, (2019); Lopatina K., Dokuchaev V.A., Maklachkova V.V., Data Risks Identification in Healthcare Sensor Networks, Proceedings of the 2021 International Conference on Engineering Management of Communication and Technology (EMCTECH), pp. 1-7; Mallah R.A., Lopez D., Farooq B., Cyber-Security Risk Assessment Framework for Blockchains in Smart Mobility, IEEE Open J. Intell. Transp. Syst, 2, pp. 294-311, (2021); Ruf P., Stodt J., Reich C., Security Threats of a Blockchain-Based Platform for Industry Ecosystems in the Cloud, Proceedings of the 2021 Fifth World Conference on Smart Trends in Systems Security and Sustainability (WorldS4), pp. 192-199; Cha S.C., Shiung C.M., Lin G.Y., Hung Y.H., A Security Risk Management Framework for Permissioned Blockchain Applications, Proceedings of the 2021 IEEE International Conference on Smart Internet of Things (SmartIoT), pp. 301-310; Morganti G., Schiavone E., Bondavalli A., Risk Assessment of Blockchain Technology, Proceedings of the 2018 Eighth Latin-American Symposium on Dependable Computing (LADC), Foz do Iguaçu, pp. 87-96; Homoliak I., Venugopalan S., Reijsbergen D., Hum Q., Schumi R., Szalachowski P., The Security Reference Architecture for Blockchains: Toward a Standardized Model for Studying Vulnerabilities, Threats, and Defenses, IEEE Commun. Surv. Tutor, 23, pp. 341-390, (2021); Putz B., Pernul G., Detecting Blockchain Security Threats, Proceedings of the 2020 IEEE International Conference on Blockchain (Blockchain), pp. 313-320; Zhao H., Zhang M., Wang S., Li E., Guo Z., Sun D., Security risk and response analysis of typical application architecture of information and communication blockchain, Neural Comput. Appl, 33, pp. 7661-7671, (2021); Wilson S., Moustafa N., Sitnikova E., A digital identity stack to improve privacy in the IoT, Proceedings of the 2018 IEEE 4th World Forum on Internet of Things (WF-IoT), pp. 25-29; Arias-Cabarcos P., Almenarez F., Trapero R., Diaz-Sanchez D., Marin A., Blended Identity: Pervasive IdM for Continuous Authentication, IEEE Secur. Priv, 13, pp. 32-39, (2015); Attaallah A., Ahmad M., Ansari M.T.J., Pandey A.K., Kumar R., Khan R.A., Device security assessment of Internet of healthcare things, Intell. Autom. Soft Comput, 27, pp. 593-603, (2020); Yin Y., Zeng Y., Chen X., Fan Y., The internet of things in healthcare: An overview, J. Ind. Inf. Integr, 1, pp. 3-13, (2016); Hasan M.K., Ghazal T.M., Saeed R.A., Pandey B., Gohel H., Eshmawi A., Abdel-Khalek S., Alkhassawneh H.M., A review on security threats, vulnerabilities, and counter measures of 5G enabled Internet-of-Medical-Things, IET Commun, 16, pp. 421-432, (2022); Vithanwattana N., Mapp G., George C., Developing a comprehensive information security framework for mHealth: A detailed analysis, J. Reliab. Intell. Environ, 3, pp. 21-39, (2017); Markakis E., Nikoloudakis Y., Pallis E., Manso M., Security Assessment as a Service Cross-Layered System for the Adoption of Digital, Personalised and Trusted Healthcare, Proceedings of the 2019 IEEE 5th World Forum on Internet of Things (WF-IoT), pp. 91-94; Paintsil E., A Model for Privacy and Security Risks Analysis, Proceedings of the 2012 5th International Conference on New Technologies, Mobility and Security (NTMS), pp. 1-8; Dib O., Toumi K., Decentralized identity systems: Architecture, challenges, solutions and future directions, Ann. Emerg. Technol. Comput. (AETiC), 4, pp. 19-40, (2020); Gilani K., Bertin E., Hatin J., Crespi N., A Survey on Blockchain-based Identity Management and Decentralized Privacy for Personal Data, Proceedings of the 2020 2nd Conference on Blockchain Research &amp; Applications for Innovative Networks and Services (BRAINS), pp. 97-101; Habiba U., Masood R., Shibli M.A., Niazi M.A., Cloud identity management security issues &amp; solutions: A taxonomy, Complex Adapt. Syst. Model, 2, pp. 1-37, (2014); Hummer M., Groll S., Kunz M., Fuchs L., Pernul G., Measuring Identity and Access Management Performance-An Expert Survey on Possible Performance Indicators, Proceedings of the 4th International Conference on Information Systems Security and Privacy, pp. 233-240; Kylau U., Thomas I., Menzel M., Meinel C., Trust Requirements in Identity Federation Topologies, Proceedings of the 2009 International Conference on Advanced Information Networking and Applications, pp. 137-145; Iqbal M., Matulevicius R., Blockchain-based application security risks: A systematic literature review, Proceedings of the International Conference on Advanced Information Systems Engineering, pp. 176-188; Fedorov A.K., Kiktenko E.O., Lvovsky A.I., Quantum Computers Put Blockchain Security at Risk, (2018); Davenport A., Shetty S., Air Gapped Wallet Schemes and Private Key Leakage in Permissioned Blockchain Platforms, Proceedings of the 2019 IEEE International Conference on Blockchain (Blockchain), pp. 541-545; Zhang R., Xue R., Liu L., Security and Privacy for Healthcare Blockchains, IEEE Trans. Serv. Comput, 15, pp. 3668-3686, (2021); Bhutta M.N.M., Khwaja A.A., Nadeem A., Ahmad H.F., Khan M.K., Hanif M.A., Song H., Alshamari M., Cao Y., A Survey on Blockchain Technology: Evolution, Architecture and Security, IEEE Access, 9, pp. 61048-61073, (2021); Keenan T.P., Alice in Blockchains: Surprising Security Pitfalls in PoW and PoS Blockchain Systems, Proceedings of the 2017 15th Annual Conference on Privacy, Security and Trust (PST), pp. 400-4002; Alghamdi S., Almuhammadi S., The Future of Cryptocurrency Blockchains in the Quantum Era, Proceedings of the 2021 IEEE International Conference on Blockchain (Blockchain), pp. 544-551; Shah R., Sridaran R., A Study on Security and Privacy related Issues in Blockchain Based Applications, Proceedings of the 2019 6th International Conference on Computing for Sustainable Global Development (INDIACom), pp. 1240-1244; Zhao Y., Duncan B., The Impact of Crypto-Currency Risks on the Use of Blockchain for Cloud Security and Privacy, Proceedings of the 2018 International Conference on High Performance Computing &amp; Simulation (HPCS), pp. 677-684; Yamashita K., Nomura Y., Zhou E., Pi B., Jun S., Potential Risks of Hyperledger Fabric Smart Contracts, Proceedings of the 2019 IEEE International Workshop on Blockchain Oriented Software Engineering (IWBOSE), pp. 1-10; Brotsis S., Kolokotronis N., Limniotis K., Bendiab G., Shiaeles S., On the Security and Privacy of Hyperledger Fabric: Challenges and Open Issues, Proceedings of the 2020 IEEE World Congress on Services (SERVICES), pp. 197-204; Liu T., Chen X., Li J., Wu S., Sun W., Lu Y., Research on Progress of Blockchain Access Control, Proceedings of the 2021 IEEE Sixth International Conference on Data Science in Cyberspace (DSC), pp. 516-522; Alkhalifah A., Ng A., Chowdhury M.J.M., Kayes A.S.M., Watters P.A., An Empirical Analysis of Blockchain Cybersecurity Incidents, Proceedings of the 2019 IEEE Asia-Pacific Conference on Computer Science and Data Engineering (CSDE), pp. 1-8</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45879476</text:p>
          </table:table-cell>
          <table:table-cell table:number-columns-repeated="991"/>
        </table:table-row>
        <table:table-row table:style-name="ro1">
          <table:table-cell table:style-name="ce4" office:value-type="string" calcext:value-type="string">
            <text:p>Bernal Bernabe J.; Canovas J.L.; Hernandez-Ramos J.L.; Torres Moreno R.; Skarmeta A.</text:p>
          </table:table-cell>
          <table:table-cell table:style-name="ce4" office:value-type="string" calcext:value-type="string">
            <text:p>Bernal Bernabe, Jorge (57195618802); Canovas, Jose Luis (57213789356); Hernandez-Ramos, Jose L. (56157393500); Torres Moreno, Rafael (57210820201); Skarmeta, Antonio (7004419066)</text:p>
          </table:table-cell>
          <table:table-cell table:style-name="ce4" office:value-type="string" calcext:value-type="string">
            <text:p>57195618802; 57213789356; 56157393500; 57210820201; 7004419066</text:p>
          </table:table-cell>
          <table:table-cell table:style-name="ce4" office:value-type="string" calcext:value-type="string">
            <text:p>Privacy-Preserving Solutions for Blockchain: Review and Challenges</text:p>
          </table:table-cell>
          <table:table-cell table:style-name="ce4" office:value-type="float" office:value="2019" calcext:value-type="float">
            <text:p>2019</text:p>
          </table:table-cell>
          <table:table-cell table:style-name="ce4" office:value-type="string" calcext:value-type="string">
            <text:p>IEEE Access</text:p>
          </table:table-cell>
          <table:table-cell table:style-name="ce4" office:value-type="float" office:value="7" calcext:value-type="float">
            <text:p>7</text:p>
          </table:table-cell>
          <table:table-cell/>
          <table:table-cell table:style-name="ce4" office:value-type="float" office:value="8888155" calcext:value-type="float">
            <text:p>8888155</text:p>
          </table:table-cell>
          <table:table-cell table:style-name="ce4" office:value-type="float" office:value="164908" calcext:value-type="float">
            <text:p>164908</text:p>
          </table:table-cell>
          <table:table-cell table:style-name="ce4" office:value-type="float" office:value="164940" calcext:value-type="float">
            <text:p>164940</text:p>
          </table:table-cell>
          <table:table-cell table:style-name="ce4" office:value-type="float" office:value="32" calcext:value-type="float">
            <text:p>32</text:p>
          </table:table-cell>
          <table:table-cell table:style-name="ce4" office:value-type="float" office:value="217" calcext:value-type="float">
            <text:p>217</text:p>
          </table:table-cell>
          <table:table-cell table:style-name="ce4" office:value-type="string" calcext:value-type="string">
            <text:p>10.1109/ACCESS.2019.2950872</text:p>
          </table:table-cell>
          <table:table-cell table:style-name="ce4" office:value-type="string" calcext:value-type="string">
            <text:p>https://www.scopus.com/inward/record.uri?eid=2-s2.0-85077538435&amp;doi=10.1109%2fACCESS.2019.2950872&amp;partnerID=40&amp;md5=2270f74c3fbac4d24dc254ed4977b74a</text:p>
          </table:table-cell>
          <table:table-cell table:style-name="ce4" office:value-type="string" calcext:value-type="string">
            <text:p>Department of Information and Communication Engineering, University of Murcia, Murcia, 30100, Spain; Joint Research Centre, European Commission, Ispra, 21027, Italy</text:p>
          </table:table-cell>
          <table:table-cell table:style-name="ce4" office:value-type="string" calcext:value-type="string">
            <text:p>Bernal Bernabe J., Department of Information and Communication Engineering, University of Murcia, Murcia, 30100, Spain; Canovas J.L., Department of Information and Communication Engineering, University of Murcia, Murcia, 30100, Spain; Hernandez-Ramos J.L., Joint Research Centre, European Commission, Ispra, 21027, Italy; Torres Moreno R., Department of Information and Communication Engineering, University of Murcia, Murcia, 30100, Spain; Skarmeta A., Department of Information and Communication Engineering, University of Murcia, Murcia, 30100, Spain</text:p>
          </table:table-cell>
          <table:table-cell table:style-name="ce4"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table:style-name="ce4" office:value-type="string" calcext:value-type="string">
            <text:p>bitcoin; Blockchain; privacy; security; survey</text:p>
          </table:table-cell>
          <table:table-cell table:style-name="ce4" office:value-type="string" calcext:value-type="string">
            <text:p>Bitcoin; Blockchain; Smart city; Surveying; Surveys; Digital assets; Privacy preserving; Privacy preserving solutions; Privacy regulation; Research proposals; security; State of the art; Systematic Review; Data privacy</text:p>
          </table:table-cell>
          <table:table-cell table:style-name="ce4" office:value-type="string" calcext:value-type="string">
            <text:p>Zheng Z., Xie S., Dai H.-N., Wang H., Blockchain challenges and opportunities: A survey, Int. J. Web Grid Services, 14, 4, pp. 352-375, (2018); Panetta R., Cristofaro L., A closer look at the eu-funded my health my data project, Proc. Digit. Health Legal, pp. 10-11, (2017); Sharma P.K., Moon S.Y., Park J.H., Block-VN: A distributed blockchain based vehicular network architecture in smart city, J. Inf. Process. Syst., 13, 1, pp. 184-195, (2017); Conoscenti M., Vetro A., Martin J.C.D., Blockchain for the Internet of Things: A systematic literature review, Proc. IEEE/ACS 13th Int. Conf. Comput. Syst. Appl. (AICCSA), pp. 1-6, (2016); Li L., Liu J., Cheng L., Qiu S., Wang W., Zhang X., Zhang Z., Creditcoin:Aprivacy-preserving blockchain-based incentive announcement network for communications of smart vehicles, IEEE Trans. Intell. Transp. Syst., 19, 7, pp. 2204-2220, (2018); Batubara F.R., Ubacht J., Janssen M., Challenges of blockchain technology adoption for e-government: A systematic literature review, Proc. 19th Annu. Int. Conf. Digit. Government Res., Governance Data Age, pp. 761-769, (2018); Regulation (EU) 2016/679 of the European Parliament and of the Council of 27 April 2016 on the Protection of Natural Persons with Regard to the Processing of Personal Data and on the Free Movement of Such Data, and Repealing Directive 95/46/EC (General Data Protection Regulation), L119, pp. 1-88, (2016); Vukolic M., The quest for scalable blockchain fabric: Proof-ofwork vs. BFT replication, Open Problems in Network Security, pp. 112-125, (2016); Li X., Jiang P., Chen T., Luo X., Wen Q., A survey on the security of blockchain systems, Future Gener. Comput. Syst.; Androulaki E., Karame G.O., Roeschlin M., Scherer T., Capkun S., Evaluating user privacy in bitcoin, Financial Cryptography Data Security, pp. 34-51, (2013); Koshy P., Koshy D., McDaniel P., An analysis of anonymity in bitcoin using P2P network traffic, Financial Cryptography and Data Security, pp. 469-485, (2014); Reid F., Harrigan M., An analysis of anonymity in the bitcoin system, Proc. IEEE 3rd Int. Conf. Social Comput. (SocialCom) Privacy, Secur., Risk Trust (PASSAT), pp. 1318-1326, (2011); Herrera-Joancomarti J., Research and challenges on bitcoin anonymity, Data Privacy Management, Autonomous Spontaneous Security, and Security Assurance, pp. 3-16, (2015); Crosby M., Pattanayak P., Verma S., Kalyanaraman V., Blockchain technology: Beyond bitcoin, Appl. Innov., 2, pp. 6-10, (2016); Kosba A., Miller A., Shi E., Wen Z., Papamanthou C., Hawk: The blockchain model of cryptography and privacy-preserving smart contracts, Proc. IEEE Symp. Secur. Privacy (SP), pp. 839-858, (2016); Miers I., Garman C., Green M., Rubin A.D., Zerocoin: Anonymous distributed E-cash from bitcoin, Proc. IEEE Symp. Secur. Privacy (SP), pp. 397-411, (2013); Zcash-How ZK-Snarks Work in Zcash., (2018); Alboaie S., Cosovan D., Private data system enabling self-sovereign storage managed by executable choreographies, Distributed Applications and Interoperable Systems, pp. 83-98, (2017); Building Super Financial Markets for the New Digital Economy., (2018); Lundkvist C., Heck R., Torstensson J., Mitton Z., Sena M., Uport: A Platform for Self-Sovereign Identity., (2017); Tobin A., Reed D., The Inevitable Rise of Self-Sovereign Identity., (2016); Bonneau J., Narayanan A., Miller A., Clark J., Kroll J.A., Felten E.W., Mixcoin: Anonymity for bitcoin with accountable mixes, Proc. Int. Conf. Financial Cryptogr. Data Secur., pp. 486-504, (2014); Heilman E., Alshenibr L., Baldimtsi F., Scafuro A., Goldberg S., TumbleBit: An untrusted bitcoin-compatible anonymous payment hub, Proc. Netw. Distrib. Syst. Secur. Symp., (2017); Ruffing T., Moreno-Sanchez P., ValueShuffle: Mixing confidential transactions for comprehensive transaction privacy in bitcoin, Financial Cryptography and Data Security., pp. 133-154, (2017); Sasson E.B., Chiesa A., Garman C., Green M., Miers I., Tromer E., Virza M., Zerocash: Decentralized anonymous payments from bitcoin, Proc. IEEE Symp. Secur. Privacy (SP), pp. 459-474, (2014); Cramer R., Damgard I.B., Secure Multiparty Computation., (2015); Camenisch J., Van Herreweghen E., Design and implementation of the idemix anonymous credential system, Proc. 9th ACM Conf. Comput. Commun. Secur. (CCS), pp. 21-30, (2002); Van Saberhagen N., Cryptonote v2.0., (2013); Conti M., Kumar E.S., Lal C., Ruj S., A survey on security and privacy issues of bitcoin, IEEE Commun. Surveys Tuts., 20, 4, pp. 3416-3452, (2018); Nakamoto S., Bitcoin: A Peer-to-Peer Electronic Cash System., (2008); Feng Q., He D., Zeadally S., Khan M.K., Kumar N., A survey on privacy protection in blockchain system, J. Netw. Comput. Appl., 126, pp. 45-58, (2019); Belanger F., Crossler R.E., Privacy in the digital age: A review of information privacy research in information systems, MIS Quart., 35, pp. 1017-1042, (2011); Solove D.J., A taxonomy of privacy, Univ. Pennsylvania Law Rev., 154, (2006); Finn R.L., Wright D., Friedewald M., Seven types of privacy, European Data Protection: Coming of Age., pp. 3-32, (2013); Smith H.J., Dinev T., Xu H., Information privacy research: An interdisciplinary review, MIS Quart., 35, 4, pp. 989-1016, (2011); Stone E.F., Gueutal H.G., Gardner D.G., McClure S., A field experiment comparing information-privacy values, beliefs, and attitudes across several types of organizations, J. Appl. Psychol., 68, 3, pp. 459-468, (1983); Danezis G., Gurses S., A critical review of 10 years of privacy technology, Proc. Surveill. Cultures, Global Surveill. Soc., pp. 1-16, (2010); Pfitzmann A., Hansen M., A Terminology for Talking about Privacy by Data Minimization: Anonymity, Unlinkability, Undetectability, Unobservability, Pseudonymity, and Identity Management, 68, 3, pp. 459-468, (2009); Camenisch J., Lysyanskaya A., An efficient system for nontransferable anonymous credentials with optional anonymity revocation, Advances in Cryptology-EUROCRYPT., pp. 93-118, (2001); Shen Y., Pearson S., Privacy enhancing technologies: A review, HP Lab., 2739, pp. 1-30, (2011); Eckhoff D., Wagner I., Privacy in the smart city-Applications, technologies, challenges, and solutions, IEEE Commun. Surveys Tuts., 20, 1, pp. 489-516, (2018); Gatteschi V., Lamberti F., Demartini C., Pranteda C., Santamaria V., To blockchain or not to blockchain: That is the question, IT Prof., 20, 2, pp. 62-74, (2018); Merkle R.C., Protocols for public key cryptosystems, Proc. IEEE Symp. Secur. Privacy, (1980); Bartoletti M., Pompianu L., An empirical analysis of smart contracts: Platforms, applications, and design patterns, Proc. Int. Conf. Financial Cryptogr. Data Secur., pp. 494-509, (2017); Jayachandran P., The Difference between Public and Private Blockchain-Blockchain Unleashed: IBM Blockchain Blog., (2017); Zheng Z., Xie S., Dai H., Wang H., An overview of blockchain technology: Architecture, consensus, and future trends, Proc. IEEE Int. Congr. Big Data, Big Data Congr., pp. 557-564, (2017); Ribeiro C., Leitold H., Esposito S., Mitzam D., STORK: A real, heterogeneous, large-scale eID management system, Int. J. Inf. Secur., 17, 5, pp. 569-585, (2018); Recordon D., Reed D., OpenID 2.0: A platform for user-centric identity management, Proc. 2nd ACM Workshop Digit. Identity Manage., pp. 11-16, (2006); Hughes J., Maler E., Security Assertion Markup Language (SAML) V2. 0 Technical Overview, pp. 29-38, (2005); Czeskis A., Lang J., Fido NFC Protocol Specification V1.0, pp. 1-5, (2017); Allen C., The Path to Self-sovereign Identity, (2017); van den Broek F., Hampiholi B., Jacobs B., Securely derived identity credentials on smart phones via self-enrolment, Proc. Int. Workshop Secur. Trust Manage., pp. 106-121, (2016); Bernabe J.B., David M., Moreno R.T., Cordero J.P., Bahloul S., Skarmeta A., Aries: Evaluation of a reliable and privacy-preserving European identity management framework, Future Gener. Comput. Syst.; Moreno R.T., Bernabe J.B., Skarmeta A., Stausholm M., Frederiksen T.K., Martinez N., Ponte N., Sakkopoulos E., Lehmann A., OLYMPUS: Towards oblivious identity management for private and user-friendly services, Proc. Global IoT Summit (GIoTS), pp. 1-6, (2019); Bernabe J.B., Hernandez-Ramos J.L., Gomez-Skarmeta A.F., Holistic privacy-preserving identity management system for the Internet of Things, Mobile Inf. Syst., 2017, pp. 63841861-638418620, (2017); Sanchez J.L.C., Bernabe J.B., Skarmeta A.F., Integration of anonymous credential systems in IoT constrained environments, IEEE Access, 6, pp. 4767-4778, (2018); Reed D., Sprony M., Longley D., Allen C., Grant R., Sabadello M., Decentralized identifiers (DIDs) v0. 11 data model and syntaxes for decentralized identifiers (DIDs). W3C, W3C, (2018); Sporny M., Longley D., Verifiable claims data model and representations, W3C, (2017); Wagner K., Nemethi B., Renieris E., Lang P., Brunet E., Holst E., Self-sovereign Identity: A Position Paper on Blockchain Enabled Identity and the Road Ahead, (2018); Ron D., Shamir A., Quantitative analysis of the full bitcoin transaction graph, Financial Cryptography and Data Security, pp. 6-24, (2013); Ober M., Katzenbeisser S., Hamacher K., Structure and anonymity of the bitcoin transaction graph, Future Internet, 5, 2, pp. 237-250, (2013); Fleder M., Kester M.S., Pillai S., Bitcoin Transaction Graph Analysis, (2015); Spagnuolo M., Maggi F., Zanero S., BitIodine: Extracting intelligence from the bitcoin network, Proc. Int. Conf. Financial Cryptogr. Data Secur., pp. 457-468, (2014); Meiklejohn S., Orlandi C., Privacy-enhancing overlays in bitcoin, Proc. Int. Conf. Financial Cryptogr. Data Secur., pp. 127-141, (2015); Herrera-Joancomarti J., Perez-Sola C., Privacy in bitcoin transactions: New challenges from blockchain scalability solutions, Modeling Decisions for Artificial Intelligence., pp. 26-44, (2016); Ruffing T., Moreno-Sanchez P., Kate A., CoinShuffle: Practical decentralized coin mixing for bitcoin, Computer Security-ESORICS, pp. 345-364, (2014); Valenta L., Rowan B., Blindcoin: Blinded, accountable mixes for bitcoin, Financial Cryptography and Data Security, pp. 112-126, (2015); Heilman E., Baldimtsi F., Goldberg S., Blindly signed contracts: Anonymous on-blockchain and off-blockchain bitcoin transactions, Proc. Int. Conf. Financial Cryptogr. Data Secur., pp. 43-60, (2016); Goldfeder S., Kalodner H., Reisman D., Narayanan A., When the cookie meets the blockchain: Privacy risks of Web payments via cryptocurrencies, Proc. Privacy Enhancing Technol., 2018, 4, pp. 179-199, (2018); Maxwell G., CoinJoin: Bitcoin privacy for the real world, Proc. Post Bitcoin Forum, (2013); Biryukov A., Khovratovich D., Pustogarov I., Deanonymisation of clients in bitcoin P2P network, Proc. 2014 ACM SIGSAC Conf. Comput. Commun. Secur., pp. 15-29, (2014); Noether S., Ring Signature Confidential Transactions for Monero, (2015); Dingledine R., Mathewson N., Syverson P., Tor: The secondgeneration onion router, Proc. USENIX Secur., pp. 1-18, (2004); Zantout B., Haraty R., I2P data communication system, Proc. ICN, pp. 401-409, (2011); Biryukov A., Pustogarov I., Bitcoin over Tor isn't a good idea, Proc. IEEE Symp. Secur. Privacy (SP), pp. 122-134, (2015); Courtois N.T., Mercer R., Stealth address and key management techniques in blockchain systems, Proc. ICISSP, pp. 559-566, (2017); Er-Rajy L., El Kiram My A., El Ghazouani M., Achbarou O., Blockchain: Bitcoin wallet cryptography security, challenges and countermeasures, J. Internet Banking Commerce, 22, 3, pp. 1-29, (2017); Eskandari S., Clark J., Barrera D., Stobert E., A First Look at the Usability of Bitcoin Key Management, (2018); Gennaro R., Jarecki S., Krawczyk H., Rabin T., Secure distributed key generation for discrete-log based cryptosystems, J. Cryptol., 20, 1, pp. 51-83, (2007); Barber S., Boyen X., Shi E., Uzun E., Bitter to better-How to make bitcoin a better currency, Proc. Int. Conf. Financial Cryptogr. Data Secur., pp. 399-414, (2012); Egorov M., Wilkison M., Nunez D., NuCypher KMS: Decentralized Key Management System, (2017); Sovrin: A Protocol and Token for Self-sovereign Identity and Decentralized Trust, (2018); Atzei N., Bartoletti M., Cimoli T., A survey of attacks on Ethereum smart contracts (SoK), Proc. 6th Int. Conf. Princ. Secur. Trust, 10204, pp. 164-186, (2017); Hasan H., Salah K., Proof of delivery of digital assets using blockchain and smart contracts, IEEE Access, 6, pp. 65439-65448, (2018); Atzei N., Bartoletti M., Cimoli T., A survey of attacks on Ethereum smart contracts (SoK), Principles of Security and Trust, pp. 164-186, (2017); Costan V., Devadas S., Intel SGX explained, IACR Cryptol. EPrint Arch., 2016, 86, pp. 1-118, (2016); Moghimi A., Irazoqui G., Eisenbarth T., CacheZoom: How SGX amplifies the power of cache attacks, Proc. Int. Conf. Cryptograph. Hardw. Embedded Syst., pp. 69-90, (2017); Sanchez D.C., Raziel: Private and verifiable smart contracts on blockchains, IACR Cryptol. EPrint Arch., 2017, (2017); Kuhn D.R., A Data Structure for Integrity Protection with Erasure Capability, (2018); Stein B., Kuznecov K., Lee S., Muller J., A Public Blockchain Solution Permitting Secure Storage and Deletion of Private Data-Draft, (2018); Aggarwal D., Brennen G.K., Lee T., Santha M., Tomamichel M., Quantum Attacks on Bitcoin, and How to Protect against Them, (2017); Kiktenko E.O., Pozhar N.O., Anufriev M.N., Trushechkin A.S., Yunusov R.R., Kurochkin Y.V., Lvovsky A.I., Fedorov A.K., Quantum-secured blockchain, Quantum Sci. Technol., 3, 3, (2018); Kiktenko E.O., Pozhar N.O., Anufriev M.N., Trushechkin A.S., Yunusov R.R., Kurochkin Y.V., Lvovsky A.I., Fedorov A.K., Quantum-secured blockchain, Quantum Sci. Technol., 3, 3, (2018); Pieprzyk J., Hardjono T., Seberry J., Computer Security Fundamentals., (2013); Parno B., Howell J., Gentry C., Raykova M., Pinocchio: Nearly practical verifiable computation, Proc. IEEE Symp. Secur. Privacy (SP), pp. 238-252, (2013); Bunz B., Bootle J., Boneh D., Poelstra A., Wuille P., Maxwell G., Bulletproofs: Efficient Range Proofs for Confidential Transactions, (2017); Ames S., Hazay C., Ishai Y., Venkitasubramaniam M., Ligero: Lightweight sublinear arguments without a trusted setup, Proc. ACM SIGSAC Conf. Comput. Commun. Secur. (CCS), pp. 2087-2104, (2017); Lyons T., Courcelas L., Timsit K., Blockchain and the GDPR, (2018); Archer D.W., Bogdanov D., Pinkas B., Pullonen P., Maturity and performance of programmable secure computation, IEEE Security Privacy, 14, 5, pp. 48-56, (2016); Brassard G., Chaum D., Crepeau C., Minimum disclosure proofs of knowledge, J. Comput. Syst. Sci., 37, 2, pp. 156-189, (1988); Goldwasser S., Micali S., Rackoff C., The knowledge complexity of interactive proof systems, SIAM J. Comput., 18, 1, pp. 186-208, (1989); Gentry C., Fully homomorphic encryption using ideal lattices, Proc. 41st Annu. ACM Symp. Theory Comput. (STOC), pp. 169-178, (2009); Bitansky N., Canetti R., Chiesa A., Tromer E., Recursive composition and bootstrapping for SNARKS and proof-carrying data, Proc. 41th Annu. ACM Symp. Theory Comput., pp. 111-120, (2013); Ben-Sasson E., Chiesa A., Genkin D., Tromer E., Virza M., SNARKs for C: Verifying program executions succinctly and in zero knowledge, Advances in Cryptology-CRYPTO., pp. 90-108, (2013); Ben-Sasson E., Bentov I., Horesh Y., Riabzev M., Scalable, transparent, and post-quantum secure computational integrity, IACR Cryptol. EPrint Arch., 2018, (2018); Wahby R.S., Tzialla I., Thaler J., Walfish M., Doubly-efficient zkSNARKs without trusted setup, Proc. IEEE Symp. Secur. Privacy, pp. 926-943, (2018); Mizel P., Raetz F., Schmuck G., Asure: First Scalable Blockchain Network for Decentralized Social Security Systems, (2018); Chaum D., Van Heyst E., Group signatures, Proc. Workshop Theory Appl. Cryptograph. Techn., pp. 257-265, (1991); Rivest R.L., Shamir A., Tauman Y., How to leak a secret, Proc. Int. Conf. Theory Appl. Cryptol. Inf. Secur., pp. 552-565, (2001); (2019); Sun S.-F., Au M.H., Liu J.K., Yuen T.H., RingCT 2.0: A compact accumulator-based (linkable ring signature) protocol for blockchain cryptocurrency monero, Computer Security-ESORICS, pp. 456-474, (2017); Fiat A., Shamir A., How to prove yourself: Practical solutions to identification and signature problems, Proc. Conf. Theory Appl. Cryptograph. Techn., pp. 186-194, (1986); Wu H., Wang F., A survey of noninteractive zero knowledge proof system and its applications, Sci. World J., 2014, (2014); Katz J., Kolesnikov V., Wang X., Improved non-interactive zero knowledge with applications to post-quantum signatures, Proc. ACM SIGSAC Conf. Comput. Commun. Secur. (CCS), pp. 525-537, (2018); Blum M., How to prove a theorem so no one else can claim it, Proc. Int. Congr. Mathematicians, pp. 1444-1451, (1986); Reitwiessner C., ZkSNARKs in a nutshell, Ethereum Blog, 6, pp. 1-15, (2016); Ben-Sasson E., Towards Transparent Scalable Computational Integrity, (2017); Bowe S., Gabizon A., Green M.D., A multi-party protocol for constructing the public parameters of the pinocchio zk-SNARK, IACR Cryptol. EPrint Arch., 2017, (2018); Ben-Sasson E., Bentov I., Chiesa A., Gabizon A., Genkin D., Hamilis M., Pergament E., Riabzev M., Silberstein M., Tromer E., Virza M., Computational integrity with a public random string from quasi-linear PCPs, Advances in Cryptology-EUROCRYPT, pp. 551-579, (2017); Rivest R.L., Adleman L., Dertouzos M.L., On data banks and privacy homomorphisms, Found. Secure Comput., 4, 11, pp. 169-180, (1978); Liu J.K., Wong D.S., Linkable ring signatures: Security models and new schemes, Proc. Int. Conf. Comput. Sci. Appl., pp. 614-623, (2005); Bresson E., Stern J., Szydlo M., Threshold ring signatures and applications to ad-hoc groups, Proc. Annu. Int. Cryptol. Conf., pp. 465-480, (2002); Liu J.K., Wei V.K., Wong D.S., Linkable spontaneous anonymous group signature for ad hoc groups, Information Security and Privacy, pp. 325-335, (2004); Noether S., Mackenzie A., Ring confidential transactions, Ledger, 1, pp. 1-18, (2016); Todd P., Stealth Addresses, Post on Bitcoin Development Mailing List., (2019); Chaum D.L., Untraceable electronic mail, return addresses, and digital pseudonyms, Commun. ACM, 24, 2, pp. 84-90, (1981); Dwork C., Roth A., The algorithmic foundations of differential privacy, Found. Trends Theor. Comput. Sci., 9, 3-4, pp. 211-407, (2014); Zhao Y., Zhao J., Jiang L., Tan R., Niyato D., Mobile Edge Computing, Blockchain and Reputation-based Crowdsourcing IoT Federated Learning: A Secure, Decentralized and Privacy-preserving System, (2019); Goyal V., Pandey O., Sahai A., Waters B., Attribute-based encryption for fine-grained access control of encrypted data, Proc. 13th ACM Conf. Comput. Commun. Secur., pp. 89-98, (2006); Bethencourt J., Sahai A., Waters B., Ciphertext-policy attributebased encryption, Proc. IEEE Symp. Secur. Privacy (SP), pp. 321-334, (2007); Shamir A., How to share a secret, Commun. ACM, 22, 11, pp. 612-613, (1979); Blakley G.R., Safeguarding cryptographic keys, Proc. AFIPS Conf., 48, pp. 313-317, (1979); Benet J., IPFS-Content Addressed, Versioned, P2P File System, (2014); Miller A., Juels A., Shi E., Parno B., Katz J., Permacoin: Repurposing bitcoin work for data preservation, Proc. IEEE Symp. Secur. Privacy (SP), pp. 475-490, (2014); Benet J., Greco N., Filecoin: A Decentralized Storage Network, (2018); Irvine D., Maidsafe.net, (2010); Wilkinson S., Boshevski T., Brandoff J., Prestwich J., Hall G., Gerbes P., Hutchins P., Pollard C., STORJ: A Peer-to-Peer Cloud Storage Network., (2018); Vorick D., Champine L., Sia: Simple decentralized storage, Nebulous, 8, (2014); Demianets V., Kanakakis A., Distributed Ledger with Secure Data Deletion-Revision 1.4., (2016); Dunphy P., Petitcolas F.A.P., A first look at identity management schemes on the blockchain, IEEE Security Privacy, 16, 4, pp. 20-29, (2018); ShoCard S., Travel Identity of the Future., (2016); Hardjono T., Smith N.P., Anonymous Identities for Permissioned Blockchains., (2016); Brickell E., Li J., Enhanced privacy ID: A direct anonymous attestation scheme with enhanced revocation capabilities, IEEE Trans. Dependable Secure Comput., 9, 3, pp. 345-360, (2012); Baars D.S., Towards Self-sovereign Identity Using Blockchain Technology, (2016); Mulligan D., Know your customer regulations and the international banking system: Towards a general self-regulatory regime, Fordham Int. Law J., 22, 5, (1998); Zyskind G., Nathan O., Pentland A., Decentralizing privacy: Using blockchain to protect personal data, Proc. Secur. Privacy Workshops (SPW), pp. 180-184, (2015); Yasin A., Liu L., An online identity and smart contract management system, Proc. IEEE 40th Annu. Comput. Softw. Appl. Conf. (COMPSAC), 2, pp. 192-198, (2016); Schaub A., Bazin R., Hasan O., Brunie L., A trustless privacypreserving reputation system, Proc. SEC, pp. 398-411, (2016); Liang X., Shetty S., Tosh D., Kamhoua C., Kwiat K., Njilla L., ProvChain: A blockchain-based data provenance architecture in cloud environment with enhanced privacy and availability, Proc. 17th IEEE/ACM Int. Symp. Cluster, Cloud Grid Comput., pp. 468-477, (2017); Androulaki E., Cachin C., De Caro A., Kokoris-Kogias E., Channels: Horizontal scaling and confidentiality on permissioned blockchains, Computer Security, pp. 111-131, (2018); Khan M.A., Salah K., IoT security: Review, blockchain solutions, and open challenges, Future Gener. Comput. Syst., 82, pp. 395-411, (2018); Reyna A., Martin C., Chen J., Soler E., Diaz M., On blockchain and its integration with IoT. Challenges and opportunities, Future Gener. Comput. Syst., 88, pp. 173-190, (2018); Kotka T., Del Castillo C.I.V.A., Korjus K., Estonian E-residency: Redefining the Nation-state in the Digital Era, 3, pp. 1-16, (2015); Kalvet T., Aaviksoo A., The Development of Eservices in An Enlarged Eu: Egovernment and Ehealth in Estonia., (2008); Fagnant D.J., Kockelman K., Preparing a nation for autonomous vehicles: Opportunities, barriers and policy recommendations, Transp. Res. A, Policy Pract., 77, pp. 167-181, (2015); Oham C., Kanhere S.S., Jurdak R., Jha S., A Blockchain Based Liability Attribution Framework for Autonomous Vehicles, (2018); Salah K., Rehman M., Nizamuddin N., Al-Fuqaha A., Blockchain for AI: Review and open research challenges, IEEE Access, 7, pp. 10127-10149, (2019); Hasan H., Salah K., Combating deepfake videos using blockchain and smart contracts, IEEE Access, 7, pp. 41596-41606, (2019); Toyod K., Mathiopoulo P.T., Sasase I., Ohtsuk T., A novel blockchain-based product ownership management system (POMS) for anti-counterfeits in the post supply chain, IEEE Access, 5, pp. 17465-17477, (2017); Peters G.W., Panayi E., Understanding modern banking ledgers through blockchain technologies: Future of transaction processing and smart contracts on the Internet of money, Banking beyond Banks and Money., pp. 239-278, (2016); Biswas K., Muthukkumarasamy V., Securing smart cities using blockchain technology, Proc. IEEE 18th Int. Conf. High Perform. Comput. Commun., IEEE 14th Int. Conf. Smart City, IEEE 2nd Int. Conf. Data Sci. Syst. (HPCC/SmartCity/DSS), pp. 1392-1393, (2016); Sun J., Yan J., Zhang K.Z.K., Blockchain-based sharing services: What blockchain technology can contribute to smart cities, Financial Innov., 2, 1, (2016); Ali M.S., Vecchio M., Pincheira M., Dolui K., Antonelli F., Rehmani M.H., Applications of blockchains in the Internet of Things: A comprehensive survey, IEEE Commun. Surveys Tuts., 21, 2, pp. 1676-1717, (2019); Dai H.-N., Zheng Z., Zhang Y., Blockchain for Internet of Things: A survey, IEEE Internet Things J., 6, 5, pp. 8076-8094, (2019); Dorri A., Roulin C., Jurdak R., Kanhere S., On the Activity Privacy of Blockchain for IoT, (2018); Kravitz D.W., Cooper J., Securing user identity and transactions symbiotically: IoT meets blockchain, Proc. Global Internet Things Summit (GIoTS), pp. 1-6, (2017); Hardjono T., Smith N., Cloud-based commissioning of constrained devices using permissioned blockchains, Proc. 2nd ACM Int. Workshop IoT Privacy, Trust, Secur., pp. 29-36, (2016); Rahulamathavan Y., Phan R.C.-W., Rajarajan M., Misra S., Kondoz A., Privacy-preserving blockchain based IoT ecosystem using attribute-based encryption, Proc. IEEE Int. Conf. Adv. Netw. Telecommun. Syst. (ANTS), pp. 1-6, (2017); Lund H., Ostergaard P.A., Connolly D., Mathiesen B.V., Smart energy and smart energy systems, Energy, 137, pp. 556-565, (2017); Li Z., Kang J., Yu R., Ye D., Deng Q., Zhang Y., Consortium blockchain for secure energy trading in industrial Internet of Things, IEEE Trans. Ind. Informat., 14, 8, pp. 3690-3700, (2018); Mengelkamp E., Notheisen B., Beer C., Dauer D., Weinhardt C., A blockchain-based smart grid: Towards sustainable local energy markets, Comput. Sci.-Res. Develop., 33, 1-2, pp. 207-214, (2018); Laszka A., Dubey A., Walker M., Schmidt D., Providing privacy, safety, and security in IoT-based transactive energy systems using distributed ledgers, Proc. 7th Int. Conf. Internet Things (IoT), pp. 131-138, (2017); Ruffing T., Moreno-Sanchez P., Kate A., P2P mixing and unlinkable bitcoin transactions, Proc. NDSS Symp, pp. 1-15, (2017); Aitzhan N.Z., Svetinovic D., Security and privacy in decentralized energy trading through multi-signatures, blockchain and anonymous messaging streams, IEEE Trans. Dependable Secure Comput., 15, 5, pp. 840-852, (2016); Dorri A., Kanhere S.S., Jurdak R., Gauravaram P., Blockchain for IoT security and privacy: The case study of a smart home, Proc. IEEE Int. Conf. Pervas. Comput. Commun. Workshops (PerCom Workshops), pp. 618-623, (2017); Kshetri N., Can blockchain strengthen the Internet of Things?, IT Prof., 19, 4, pp. 68-72, (2017); Dorri A., Kanhere S.S., Jurdak R., Towards an optimized blockchain for IoT, Proc. 2nd Int. Conf. Internet-Things Design Implement., pp. 173-178, (2017); Novo O., Blockchain meets IoT: An architecture for scalable access management in IoT, IEEE Internet Things J., 5, 2, pp. 1184-1195, (2018); Shabandri B., Maheshwari P., Enhancing IoT security and privacy using distributed ledgers with iota and the tangle, Proc. 6th Int. Conf. Signal Process. Integr. Netw. (SPIN), pp. 1069-1075, (2019); Sarfraz U., Alam M., Zeadally S., Khan A., Privacy aware IOTA ledger: Decentralized mixing and unlinkable IOTA transactions, Comput. Netw., 148, pp. 361-372, (2019); IOTA Mixer V1., (2017); Hoffstein J., Pipher J., Silverman J.H., NTRU: A ring-based public key cryptosystem, Algorithmic Number Theory, pp. 267-288, (1998); Dorri A., Kanhere S.S., Jurdak R., MOF-BC: A memory optimized and flexible blockchain for large scale networks, Future Gener. Comput. Syst., 92, pp. 357-373, (2019); Tennant L., Improving the Anonymity of the IOTA Cryptocurrency., (2017); Olnes S., Ubacht J., Janssen M., Blockchain in government: Benefits and implications of distributed ledger technology for information sharing, Government Inf. Quart., 34, pp. 355-364, (2017); Blockchain and Its Suitability for Government Applications, (2018); Jun M., Blockchain government-A next form of infrastructure for the twenty-first century, J. Open Innov., Technol., Market, Complex., 4, 1, (2018); Alexopoulos C., Androutsopoulou A., Lachana Z., Loutsaris M.A., Charalabidis Y., Blockchain technologies in government 3.0: A review, Proc. EGOV-CeDEM-ePart, (2018); Buldas A., Kroonmaa A., Laanoja R., Keyless signatures' infrastructure: How to build global distributed hash-trees, Proc. Nordic Conf. Secure IT Syst. Ilulissat, pp. 313-320, (2013); Ojo A., Adebayo S., Blockchain as a next generation government information infrastructure: A review of initiatives in D5 countries, Government 3.0-Next Generation Government Technology Infrastructure and Services., pp. 283-298, (2017); Heiberg S., Kubjas I., Siim J., Willemson J., On Trade-offs of Applying Block Chains for Electronic Voting Bulletin Boards, (2018); Wu Y., An E-voting System Based on Blockchain and Ring Signature, (2017); Noizat P., Blockchain electronic vote, Handbook of Digital Currency., pp. 453-461, (2015); Takabatake Y., Kotani D., Okabe Y., An anonymous distributed electronic voting system using zerocoin, Proc. IA-Workshop Internet Archit. Appl. Taipei, (2016); McCorry P., Shahandashti S.F., Hao F., A smart contract for boardroom voting with maximum voter privacy, Proc. Int. Conf. Financial Cryptogr. Data Secur., pp. 357-375, (2017); Hardwick F.S., Akram R.N., Markantonakis K., Fair and Transparent Blockchain Based Tendering Framework-A Step towards Open Governance, (2018); Allessie D., Sobolewski M., Vaccari L., Blockchain for Digital Government: An Assessment of Pioneering Implementations in Public Services, (2019); Schmidt P., Blockcerts-An open infrastructure for academic credentials on the blockchain, ML Learn.; Meessen P., Sonnino A., D3.4 Initial Decentralised Models for Data and Identity Management: Blockchain and ABC MVPs, (2017); Privacy-Enhancing Cryptography in Distributed Ledgers (Priviledge)., (2019); Neisse R., Steri G., Nai-Fovino I., A blockchain-based approach for data accountability and provenance tracking, Proc. 12th Int. Conf. Availability, Rel. Secur., (2017); Truong N.B., Sun K., Lee G.M., Guo Y., GDPR-compliant Personal Data Management: A Blockchain-based Solution,", (2019); Holbl M., Kompara M., Kamisalic A., Zlatolas L.N., A systematic review of the use of blockchain in healthcare, Symmetry, 10, 10, (2018); Kumar T., Ramani V., Ahmad I., Braeken A., Harjula E., Ylianttila M., Blockchain utilization in healthcare: Key requirements and challenges, Proc. IEEE 20th Int. Conf. E-Health Netw., Appl. Services (Healthcom), pp. 1-7, (2018); Esposito C., De Santis A., Tortora G., Chang H., Choo K.-K.R., Blockchain: A panacea for healthcare cloud-based data security and privacy?, IEEE Cloud Comput., 5, 1, pp. 31-37, (2018); Cheng L., Liu J., Su C., Liang K., Xu G., Wang W., Polynomialbased modifiable blockchain structure for removing fraud transactions, Future Gener. Comput. Syst., 99, pp. 154-163, (2019); Al Omar A., Rahman M.S., Basu A., Kiyomoto S., MediBchain: A blockchain based privacy preserving platform for healthcare data, Proc. Int. Conf. Secur., Privacy Anonymity Comput., Commun. Storage., pp. 534-543, (2017); Yue X., Wang H., Jin D., Li M., Jiang W., Healthcare data gateways: Found healthcare intelligence on blockchain with novel privacy risk control, J. Med. Syst., 40, 10, (2016); Liang X., Shetty S., Zhao J., Bowden D., Li D., Liu J., Towards decentralized accountability and self-sovereignty in healthcare systems, Proc. Int. Conf. Inf. Commun. Secur., pp. 387-398, (2017); Paquin C., Zaverucha G., U-prove Cryptographic Specification v1.1, (2011); Dagher G.G., Mohler J., Milojkovic M., Marella P.B., Ancile: Privacy-preserving framework for access control and interoperability of electronic health records using blockchain technology, Sustain. Cities Soc., 39, pp. 283-297, (2018); Ateniese G., Fu K., Green M., Hohenberger S., Improved proxy re-encryption schemes with applications to secure distributed storage, ACM Trans. Inf. Syst. Secur., 9, 1, pp. 1-30, (2006); Liu J., Li X., Ye L., Zhang H., Du X., Guizani M., BPDS: A Blockchain Based Privacy-preserving Data Sharing for Electronic Medical Records, (2018); Dwivedi A.D., Srivastava G., Dhar S., Singh R., A decentralized privacy-preserving healthcare blockchain for IoT, Sensors, 19, 2, (2019); Jiang S., Cao J., Wu H., Yang Y., Ma M., He J., BlocHIE: A blockchain-based platform for healthcare information exchange, Proc. IEEE Int. Conf. Smart Comput. (SMARTCOMP), pp. 49-56, (2018); Zhang P., White J., Schmidt D.C., Lenz G., Rosenbloom S.T., FHIRChain: Applying blockchain to securely and scalably share clinical data, Comput. Struct. Biotechnol. J., 16, pp. 267-278, (2018); Bender D., Sartipi K., HL7 FHIR: An Agile and RESTful approach to healthcare information exchange, Proc. 26th IEEE Int. Symp. Comput.-Based Med. Syst. (CBMS), pp. 326-331, (2013); Oham C., Jurdak R., Kanhere S.S., Dorri A., Jha S., B-FICA: Blockchain based framework for auto-insurance claim and adjudication, Proc. IEEE Int. Conf. Internet Things (IThings) IEEE Green Computing Commun. (GreenCom) IEEE Cyber, Phys. Social Comput. (CPSCom) IEEE Smart Data (SmartData), pp. 1171-1180, (2018); Cebe M., Erdin E., Akkaya K., Aksu H., Uluagac S., Block4Forensic: An Integrated Lightweight Blockchain Framework for Forensics Applications of Connected Vehicles, (2018); IEEE Standard for Wireless Access in Vehicular Environments-Security Services for Applications and Management Messages, (2016); Dorri A., Steger M., Kanhere S.S., Jurdak R., BlockChain: A distributed solution to automotive security and privacy, IEEE Commun. Mag., 55, 12, pp. 119-125, (2017)</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077538435</text:p>
          </table:table-cell>
          <table:table-cell table:number-columns-repeated="991"/>
        </table:table-row>
        <table:table-row table:style-name="ro1">
          <table:table-cell table:style-name="ce4" office:value-type="string" calcext:value-type="string">
            <text:p>Hoops F.; Muhle A.; Matthes F.; Meinel C.</text:p>
          </table:table-cell>
          <table:table-cell table:style-name="ce4" office:value-type="string" calcext:value-type="string">
            <text:p>Hoops, Felix (58546884900); Muhle, Alexander (57210986822); Matthes, Florian (57193753224); Meinel, Christoph (56187776800)</text:p>
          </table:table-cell>
          <table:table-cell table:style-name="ce4" office:value-type="string" calcext:value-type="string">
            <text:p>58546884900; 57210986822; 57193753224; 56187776800</text:p>
          </table:table-cell>
          <table:table-cell table:style-name="ce4" office:value-type="string" calcext:value-type="string">
            <text:p>A Taxonomy of Decentralized Identifier Methods for Practitioners</text:p>
          </table:table-cell>
          <table:table-cell table:style-name="ce4" office:value-type="float" office:value="2023" calcext:value-type="float">
            <text:p>2023</text:p>
          </table:table-cell>
          <table:table-cell table:style-name="ce4" office:value-type="string" calcext:value-type="string">
            <text:p>Proceedings - 2023 IEEE International Conference on Decentralized Applications and Infrastructures, DAPPS 2023</text:p>
          </table:table-cell>
          <table:table-cell table:number-columns-repeated="3"/>
          <table:table-cell table:style-name="ce4" office:value-type="float" office:value="57" calcext:value-type="float">
            <text:p>57</text:p>
          </table:table-cell>
          <table:table-cell table:style-name="ce4" office:value-type="float" office:value="65" calcext:value-type="float">
            <text:p>65</text:p>
          </table:table-cell>
          <table:table-cell table:style-name="ce4" office:value-type="float" office:value="8" calcext:value-type="float">
            <text:p>8</text:p>
          </table:table-cell>
          <table:table-cell table:style-name="ce4" office:value-type="float" office:value="0" calcext:value-type="float">
            <text:p>0</text:p>
          </table:table-cell>
          <table:table-cell table:style-name="ce4" office:value-type="string" calcext:value-type="string">
            <text:p>10.1109/DAPPS57946.2023.00017</text:p>
          </table:table-cell>
          <table:table-cell table:style-name="ce4" office:value-type="string" calcext:value-type="string">
            <text:p>https://www.scopus.com/inward/record.uri?eid=2-s2.0-85172873801&amp;doi=10.1109%2fDAPPS57946.2023.00017&amp;partnerID=40&amp;md5=7b5747e31c7df34d561778e5a4b0691c</text:p>
          </table:table-cell>
          <table:table-cell table:style-name="ce4" office:value-type="string" calcext:value-type="string">
            <text:p>Technical University of Munich, Department of Computer Science, Munich, Germany; Hasso-Plattner-Institute, University Potsdam, Potsdam, Germany</text:p>
          </table:table-cell>
          <table:table-cell table:style-name="ce4" office:value-type="string" calcext:value-type="string">
            <text:p>Hoops F., Technical University of Munich, Department of Computer Science, Munich, Germany; Muhle A., Hasso-Plattner-Institute, University Potsdam, Potsdam, Germany; Matthes F., Technical University of Munich, Department of Computer Science, Munich, Germany; Meinel C., Hasso-Plattner-Institute, University Potsdam, Potsdam, Germany</text:p>
          </table:table-cell>
          <table:table-cell table:style-name="ce4"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table:style-name="ce4" office:value-type="string" calcext:value-type="string">
            <text:p>Decentralized Identifiers; DID Methods; Identity Management; Self-Sovereign Identity; Taxonomy</text:p>
          </table:table-cell>
          <table:table-cell table:style-name="ce4" office:value-type="string" calcext:value-type="string">
            <text:p>Iterative methods; Centralised; Core part; Decentralised; Decentralized identifier; Decentralized identifier method; Identity management; Informed decision; Methods specification; Self-sovereign identity; Taxonomies</text:p>
          </table:table-cell>
          <table:table-cell table:style-name="ce4" office:value-type="string" calcext:value-type="string">
            <text:p>Allen C., The path to self-sovereign identity, (2016); Muhle A., Gruner A., Gayvoronskaya T., Meinel C., A survey on essential components of a self-sovereign identity, Computer Science Review, 30, pp. 80-86, (2018); Cucko S., Turkanovic M., Decentralized and self-sovereign identity: Systematic mapping study, IEEE Access, 9, pp. 139009-139027, (2021); Brunner C., Gallersdorfer U., Knirsch F., Engel D., Matthes F., Did and vc: Untangling decentralized identifiers and verifiable credentials for the web of trust, 2020 the 3rd International Conference on Blockchain Technology and Applications, pp. 61-66, (2020); Lesavre L., Varin P., Mell P., Davidson M., Shook J., A taxonomic approach to understanding emerging blockchain identity management systems, NIST CYBERSECURITY WHITEPAPER, (2019); Halpin H., Vision: A critique of immunity passports and w3c decentralized identifiers, Security Standardisation Research: 6th International Conference, SSR 2020, pp. 148-168, (2020); Cunningham C., Chaves, Diogo F., Grant R., Is this did method ready to be endorsed? Useful rubric criteria, Rebooting the Web of Trust, 11, (2022); Fdhila W., Stifter N., Kostal K., Saglam C., Sabadello M., Methods for decentralized identities: Evaluation and insights, Business Process Management: Blockchain and Robotic Process Automation Forum: BPM 2021 Blockchain and RPA Forum, pp. 119-135, (2021); Nickerson R.C., Varshney U., Muntermann J., A method for taxonomy development and its application in information systems, European Journal of Information Systems, 22, 3, pp. 336-359, (2013)</text:p>
          </table:table-cell>
          <table:table-cell table:style-name="ce4" office:value-type="string" calcext:value-type="string">
            <text:p>Institute of Electrical and Electronics Engineers Inc.</text:p>
          </table:table-cell>
          <table:table-cell/>
          <table:table-cell table:style-name="ce4" office:value-type="string" calcext:value-type="string">
            <text:p>5th IEEE International Conference on Decentralized Applications and Infrastructures, DAPPS 2023</text:p>
          </table:table-cell>
          <table:table-cell table:style-name="ce4" office:value-type="string" calcext:value-type="string">
            <text:p>17 July 2023 through 20 July 2023</text:p>
          </table:table-cell>
          <table:table-cell table:style-name="ce4" office:value-type="string" calcext:value-type="string">
            <text:p>Athens</text:p>
          </table:table-cell>
          <table:table-cell table:style-name="ce4" office:value-type="float" office:value="192447" calcext:value-type="float">
            <text:p>192447</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style-name="ce4" office:value-type="string" calcext:value-type="string">
            <text:p>All Open Access; Green Open Access</text:p>
          </table:table-cell>
          <table:table-cell table:style-name="ce4" office:value-type="string" calcext:value-type="string">
            <text:p>Scopus</text:p>
          </table:table-cell>
          <table:table-cell table:style-name="ce4" office:value-type="string" calcext:value-type="string">
            <text:p>2-s2.0-85172873801</text:p>
          </table:table-cell>
          <table:table-cell table:number-columns-repeated="991"/>
        </table:table-row>
        <table:table-row table:style-name="ro1">
          <table:table-cell table:style-name="ce4" office:value-type="string" calcext:value-type="string">
            <text:p>Satybaldy A.; Nowostawski M.</text:p>
          </table:table-cell>
          <table:table-cell table:style-name="ce4" office:value-type="string" calcext:value-type="string">
            <text:p>Satybaldy, Abylay (57203937501); Nowostawski, Mariusz (6602614040)</text:p>
          </table:table-cell>
          <table:table-cell table:style-name="ce4" office:value-type="string" calcext:value-type="string">
            <text:p>57203937501; 6602614040</text:p>
          </table:table-cell>
          <table:table-cell table:style-name="ce4" office:value-type="string" calcext:value-type="string">
            <text:p>Review of techniques for privacy-preserving blockchain systems</text:p>
          </table:table-cell>
          <table:table-cell table:style-name="ce4" office:value-type="float" office:value="2020" calcext:value-type="float">
            <text:p>2020</text:p>
          </table:table-cell>
          <table:table-cell table:style-name="ce4" office:value-type="string" calcext:value-type="string">
            <text:p>BSCI 2020 - Proceedings of the 2nd ACM International Symposium on Blockchain and Secure Critical Infrastructure, Co-located with AsiaCCS 2020</text:p>
          </table:table-cell>
          <table:table-cell table:number-columns-repeated="3"/>
          <table:table-cell table:style-name="ce4" office:value-type="float" office:value="1" calcext:value-type="float">
            <text:p>1</text:p>
          </table:table-cell>
          <table:table-cell table:style-name="ce4" office:value-type="float" office:value="9" calcext:value-type="float">
            <text:p>9</text:p>
          </table:table-cell>
          <table:table-cell table:style-name="ce4" office:value-type="float" office:value="8" calcext:value-type="float">
            <text:p>8</text:p>
          </table:table-cell>
          <table:table-cell table:style-name="ce4" office:value-type="float" office:value="11" calcext:value-type="float">
            <text:p>11</text:p>
          </table:table-cell>
          <table:table-cell table:style-name="ce4" office:value-type="string" calcext:value-type="string">
            <text:p>10.1145/3384943.3409416</text:p>
          </table:table-cell>
          <table:table-cell table:style-name="ce4" office:value-type="string" calcext:value-type="string">
            <text:p>https://www.scopus.com/inward/record.uri?eid=2-s2.0-85094972286&amp;doi=10.1145%2f3384943.3409416&amp;partnerID=40&amp;md5=e1cb969112e8ad4bb876db5f75f88c9c</text:p>
          </table:table-cell>
          <table:table-cell table:style-name="ce4" office:value-type="string" calcext:value-type="string">
            <text:p>Norwegian University of Science and Technology, Gjovik, Norway</text:p>
          </table:table-cell>
          <table:table-cell table:style-name="ce4" office:value-type="string" calcext:value-type="string">
            <text:p>Satybaldy A., Norwegian University of Science and Technology, Gjovik, Norway; Nowostawski M., Norwegian University of Science and Technology, Gjovik, Norway</text:p>
          </table:table-cell>
          <table:table-cell table:style-name="ce4"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table:style-name="ce4" office:value-type="string" calcext:value-type="string">
            <text:p>Anonymous systems; Blockchain technology; Cryptographic protocols; Privacy-preserving techniques; Self-sovereign identity</text:p>
          </table:table-cell>
          <table:table-cell table:style-name="ce4" office:value-type="string" calcext:value-type="string">
            <text:p>Blockchain; Critical infrastructures; Information management; Public works; Electronic health record; Linkability; Privacy issue; Privacy preserving; Privacy preserving solutions; Privacy protection; Public institution; Typical application; Privacy by design</text:p>
          </table:table-cell>
          <table:table-cell table:style-name="ce4" office:value-type="string" calcext:value-type="string">
            <text:p>Acar A., Aksu H., Selcuk Uluagac A., Conti M., A survey on homomorphic encryption schemes: Theory and implementation, ACM Computing Surveys (CSUR), 51, 4, (2018); Andrychowicz M., Dziembowski S., Malinowski D., Mazurek L., Secure multiparty computations on bitcoin, 2014 IEEE Symposium on Security and Privacy. IEEE, pp. 443-458, (2014); Archer D.W., Bogdanov D., Lindell Y., Kamm L., Nielsen K., Illeborg Pagter J., Smart N.P., Wright R.N., From keys to databases: Real-world applications of secure multi-party computation, Comput. J., 61, 12, pp. 1749-1771, (2018); Back A., Bitcoins with Homomorphic Value, (2013); Ben-Sasson E., Bentov I., Horesh Y., Riabzev M., Scalable, transparent, and post-quantum secure computational integrity, IACR Cryptology EPrint Archive, 2018, (2018); Ben-Sasson E., Chiesa A., Tromer E., Virza M., Succinct non-interactive zero knowledge for a von neumann architecture, 23rd {USENIX} Security Symposium ({USENIX} Security 14), pp. 781-796, (2014); Ben-Sasson E., Chiesa A., Tromer E., Virza M., Scalable zero knowledge via cycles of elliptic curves, Algorithmica, 79, 4, pp. 1102-1160, (2017); Blum M., Feldman P., Micali S., Non-interactive Zeroknowledge and Its Applications, (1988); Bogetoft P., Lund Christensen D., Damgard I., Geisler M., Jakobsen T., Kroigaard M., Dam Nielsen J., Buus Nielsen J., Nielsen K., Pagter J., Et al., Secure multiparty computation goes live, International Conference on Financial Cryptography and Data Security, pp. 325-343, (2009); Boneh D., Goh E., Nissim K., Evaluating 2-dnf formulas on ciphertexts, Theory of Cryptography Conference, pp. 325-341, (2005); Bonneau J., Miller A., Clark J., Narayanan A., Kroll J.A., Felten E.W., sok. Research perspectives and challenges for bitcoin and cryptocurrencies, 2015 IEEE Symposium on Security and Privacy. IEEE, pp. 104-121, (2015); Bonneau J., Narayanan A., Miller A., Clark J., Kroll J.A., Felten E.W., Mixcoin: Anonymity for bitcoin with accountable mixes, International Conference on Financial Cryptography and Data Security, pp. 486-504, (2014); Boppana R.B., Hastad J., Zachos S., Does co-np have short interactive proofs?, Inform. Process. Lett., 25, 2, pp. 127-132, (1987); Brakerski Z., Vaikuntanathan V., Efficient fully homomorphic encryption from (standard) lwe, SIAM J. Comput., 43, 2, pp. 831-871, (2014); Brassard G., Chaum D., Crepeau C., Minimum disclosure proofs of knowledge, Journal of Computer and System Sciences, 37, 2, pp. 156-189, (1988); Bunz B., Bootle J., Boneh D., Poelstra A., Wuille P., Maxwell G., Bulletproofs: Short proofs for confidential transactions and more, 2018 IEEE Symposium on Security and Privacy (SP), pp. 315-334, (2018); Chaum D., Blind signatures for untraceable payments, Advances in Cryptology, pp. 199-203, (1983); Chaum D., Untraceable electronic mail, return addresses and digital pseudonyms, Secure Electronic Voting, pp. 211-219, (2003); Chung K., Ostrovsky R., Pass R., Venkitasubramaniam M., Visconti I., 4-round resettably-sound zero knowledge, Theory of Cryptography Conference, pp. 192-216, (2014); Cohen J.D., Fischer M.J., A Robust and Verifiable Cryptographically Secure Election Scheme, (1985); Conti M., Sandeep Kumar E., Lal C., Ruj S., A survey on security and privacy issues of bitcoin, IEEE Communications Surveys &amp; Tutorials, 20, 4, pp. 3416-3452, (2018); Blockchain C., A Brief Dive into Zk-SNARKs and the ZoKrates Toolbox on the Ethereum Blockchain, (2020); Kamal Dankar F., El Emam K., The application of differential privacy to health data, Proceedings of the 2012 Joint EDBT/ICDT Workshops. ACM, pp. 158-166, (2012); Dwork C., Differential privacy, Automata, Languages and Programming. Ser. Lecture Notes in Computer Scienc, 4052, (2006); Dwork C., Naor M., Sahai A., Concurrent zero-knowledge, Journal of the ACM (JACM), 51, 6, pp. 851-898, (2004); Dwork C., Roth A., Et al., The algorithmic foundations of differential privacy, Foundations and TrendsR in Theoretical Computer Science, 9, 3-4, pp. 211-407, (2014); Eberhardt J., ZoKrates-A Toolbox for ZkSNARKs on Ethereum, (2017); ElGamal T., A public key cryptosystem and a signature scheme based on discrete logarithms, IEEE Transactions on Information Theory, 31, 4, pp. 469-472, (1985); Evans D., Kolesnikov V., Rosulek M., Et al., A pragmatic introduction to secure multi-party computation, Foundations and TrendsR in Privacy and Security, 2, 2-3, pp. 70-246, (2018); Feige U., Lapidot D., Shamir A., Multiple non-interactive zero knowledge proofs based on a single random string, Proceedings [1990] 31st Annual Symposium on Foundations of Computer Science. IEEE, pp. 308-317, (1990); Feng Q., He D., Zeadally S., Khurram Khan M., Kumar N., A survey on privacy protection in blockchain system, Journal of Network and Computer Applications, 126, pp. 45-58, (2019); Zcash Protocol Design, (2020); Fujisaki E., Sub-linear size traceable ring signatures without random oracles, Cryptographersa? Track at the RSA Conference, pp. 393-415, (2011); Fujisaki E., Suzuki K., Traceable ring signature, International Workshop on Public Key Cryptography, pp. 181-200, (2007); Gai K., Wu Y., Zhu L., Qiu M., Shen M., Privacypreserving energy trading using consortium blockchain in smart grid, IEEE Transactions on Industrial Informatics, 15, 6, pp. 3548-3558, (2019); Gai K., Wu Y., Zhu L., Zhang Z., Qiu M., Differential privacy-based blockchain for industrial internet of things, IEEE Transactions on Industrial Informatics, (2019); Garg K., Kumar Dahiya A., Kuriakose J., Et al., A review on host vs. network mobility (nemo) handoff techniques in heterogeneous network, Proceedings of 3rd International Conference on Reliability, Infocom Technologies and Optimization. IEEE, pp. 1-5, (2014); Garg S., Jain A., Sahai A., Leakage-resilient zero knowledge, Annual Cryptology Conference, pp. 297-315, (2011); Gentry C., Et al., Fully homomorphic encryption using ideal lattices, Stoc, 9, pp. 169-178, (2009); Ghadamyari M., Samet S., Privacy-preserving statistical analysis of health data using paillier homomorphic encryption and permissioned blockchain, 2019 IEEE International Conference on Big Data (Big Data), pp. 5474-5479, (2019); Giacomelli I., Madsen J., Orlandi C., Zkboo: Faster zero-knowledge for boolean circuits, 25th {USENIX} Security Symposium ({USENIX} Security 16), pp. 1069-1083, (2016); Goldreich O., Kahan A., How to construct constant-round zeroknowledge proof systems for np, Journal of Cryptology, 9, 3, pp. 167-189, (1996); Goldreich O., Micali S., Wigderson A., Proofs that yield nothing but their validity and a methodology of cryptographic protocol design, 27th Annual Symposium on Foundations of Computer Science (SFCS 1986), pp. 174-187, (1986); Goldreich O., Micali S., Wigderson A., How to play any mental game, Proceedings of the Nineteenth Annual ACM Symposium on Theory of Computing. ACM, pp. 218-229, (1987); Goldreich O., Micali S., Wigderson A., Proofs that yield nothing but their validity or all languages in np have zero-knowledge proof systems, Journal of the ACM (JACM), 38, 3, pp. 690-728, (1991); Goldwasser S., Micali S., Probabilistic encryption &amp; how to play mental poker keeping secret all partial information, Proceedings of the Fourteenth Annual ACM Symposium on Theory of Computing. ACM, pp. 365-377, (1982); Goldwasser S., Micali S., Probabilistic encryption, Journal of Computer and System Sciences, 28, 2, pp. 270-299, (1984); Goldwasser S., Micali S., Rackoff C., The knowledge complexity of interactive proof systems, SIAM Journal on Computing, 18, 1, pp. 186-208, (1989); Ho S., Ruan S., Differential privacy for location pattern mining, Proceedings of the 4th ACM SIGSPATIAL International Workshop on Security and Privacy in GIS and LBS. ACM, pp. 17-24, (2011); IBM Releases Fully Homomorphic Encryption Toolkit, (2020); Jawurek M., Kerschbaum F., Orlandi C., Zero-knowledge using garbled circuits: How to prove non-algebraic statements efficiently, Proceedings of the 2013 ACM SIGSAC Conference on Computer &amp; Communications Security. ACM, pp. 955-966, (2013); Li X., Jiang P., Chen T., Luo X., Wen Q., A survey on the security of blockchain systems, Future Generation Computer Systems, (2017); Lyubashevsky V., Peikert C., Regev O., On ideal lattices and learning with errors over rings, Annual International Conference on the Theory and Applications of Cryptographic Techniques, pp. 1-23, (2010); Margheri A., Secure Multiparty Computation for Cyber Crime Evidence, (2017); Maxwell G., Coinjoin: Bitcoin privacy for the real world, Post on Bitcoin Forum, (2013); Maxwell G., Coinswap: Transaction graph disjoint trustless trading, CoinSwap: Transaction Graph Disjoint Trustless Trading, (2013); Maxwell G., Confidential Transactions, (2015); Monero, Pederson Commitment, (2019); Naehrig M., Lauter K., Vaikuntanathan V., Can homomorphic encryption be practical?, Proceedings of the 3rd ACM Workshop on Cloud Computing Security Workshop. ACM, pp. 113-124, (2011); Nakamoto S., Bitcoin: A Peer-to-Peer Electronic Cash System, (2017); Noether S., Mackenzie A., Et al., Ring confidential transactions, Ledger, 1, pp. 1-18, (2016); Nuss M., Puchta A., Kunz M., Towards blockchain-based identity and access management for internet of things in enterprises, International Conference on Trust and Privacy in Digital Business, pp. 167-181, (2018); Oren Y., On the cunning power of cheating verifiers: Some observations about zero knowledge proofs, 28th Annual Symposium on Foundations of Computer Science (Sfcs 1987), pp. 462-471, (1987); Paillier P., Public-key cryptosystems based on composite degree residuosity classes, International Conference on the Theory and Applications of Cryptographic Techniques, pp. 223-238, (1999); Pandey O., Prabhakaran M., Sahai A., Obfuscation-based non-black-box simulation and four message concurrent zero knowledge for np, Theory of Cryptography Conference, pp. 638-667, (2015); Parno B., Howell J., Gentry C., Raykova M., Pinocchio: Nearly practical verifiable computation, 2013 IEEE Symposium on Security and Privacy. IEEE, pp. 238-252, (2013); Pryds Pedersen T., Non-interactive and information-theoretic secure verifiable secret sharing, Annual International Cryptology Conference, pp. 129-140, (1991); Pieprzyk J., Hardjono T., Seberry J., Fundamentals of Computer Security, (2013); Prabhakaran M.M., Sahai A., Secure Multi-party Computation, 10, (2013); Project E., Confidential Transactions, (2019); Arafatur Rahman M., Azad S., Nomani Kabir M., Et al., Blockchain security hole: Issues and solutions, International Conference of Reliable Information and Communication Technology, pp. 739-746, (2017); Reed D., Sporny M., Longley D., Allen C., Grant R., Sabadello M., Decentralized identifiers (DIDs), W3C, Credentials Community Group, (2017); Global Cryptocurrency Market: Analysis by Type, (2019); Richardson R., Kilian J., On the concurrent composition of zeroknowledge proofs, International Conference on the Theory and Applications of Cryptographic Techniques, pp. 415-431, (1999); Rivest R.L., Adleman L., Dertouzos M.L., Et al., On data banks and privacy homomorphisms, Foundations of Secure Computation, 4, 11, pp. 169-180, (1978); Rivest R.L., Shamir A., Tauman Y., How to leak a secret, International Conference on the Theory and Application of Cryptology and Information Security, pp. 552-565, (2001); Ruffing T., Moreno-Sanchez P., Kate A., Coinshuffle: Practical decentralized coin mixing for bitcoin, European Symposium on Research in Computer Security, pp. 345-364, (2014); Saia J., Zamani M., Recent results in scalable multi-party computation, International Conference on Current Trends in Theory and Practice of Informatics, pp. 24-44, (2015); Sasson E.B., Chiesa A., Garman C., Green M., Miers I., Tromer E., Virza M., Zerocash: Decentralized anonymous payments from bitcoin, 2014 IEEE Symposium on Security and Privacy, pp. 459-474, (2014); Ben Sasson E., Chiesa A., Garman C., Green M., Miers I., Tromer E., Virza M., Zerocash: Decentralized anonymous payments from bitcoin, 2014 IEEE Symposium on Security and Privacy. IEEE, pp. 459-474, (2014); Satybaldy A., Nowostawski M., Ellingsen J., Self-sovereign identity systems, IFIP International Summer School on Privacy and Identity Management, pp. 447-461, (2019); She W., Gu Z., Lyu X., Liu Q.I., Tian Z., Liu W., Homomorphic consortium blockchain for smart home system sensitive data privacy preserving, IEEE Access, 7, pp. 62058-62070, (2019); Shrobe H., Shrier D.L., Pentland A., Chapter 15 enigma: Decentralized computation platform with guaranteed privacy, MITP, pp. 425-454, (2018); Control Your Digital Identity, (2019); Sun S., Ho Au M., Liu J.K., Hon Yuen T., Ringct 2. 0: A compact accumulator-based (linkable ring signature) protocol for blockchain cryptocurrency monero, European Symposium on Research in Computer Security, pp. 456-474, (2017); Einaste T., Blockchain and Healthcare: The Estonian Experience, (2020); Tompa M., Woll H., Random self-reducibility and zero knowledge interactive proofs of possession of information, 28th Annual Symposium on Foundations of Computer Science (Sfcs 1987), pp. 472-482, (1987); Van Saberhagen N., CryptoNote v 2. 0, (2013); Van Saberhagen N., Monero-Private Digital Currency, (2019); Von Maltitz M., Carle G., A performance and resource consumption assessment of secret sharing based secure multiparty computation, Data Privacy Management, Cryptocurrencies and Blockchain Technology, pp. 357-372, (2018); Wahby R.S., Tzialla I., Shelat A., Thaler J., Walfish M., Doubly-efficient zksnarks without trusted setup, 2018 IEEE Symposium on Security and Privacy (SP), pp. 926-943, (2018); Yaji S., Bangera K., Neelima B., Privacy preserving in blockchain based on partial homomorphic encryption system for ai applications, 2018 IEEE 25th International Conference on High Performance Computing Workshops (HiPCW), pp. 81-85, (2018); Zhang K., Liang X., Lu R., Shen X., Sybil attacks and their defenses in the internet of things, IEEE Internet of Things Journal, 1, 5, pp. 372-383, (2014); Zhao Y., Zhao J., Jiang L., Tan R., Niyato D., Mobile Edge Computing, Blockchain and Reputation-based Crowdsourcing IoT Federated Learning: A Secure, Decentralized and Privacy-preserving System, (2019); Zheng Z., Xie S., Dai H., Chen X., Wang H., Blockchain challenges and opportunities: A survey, International Journal of Web and Grid Services, 14, 4, pp. 352-375, (2018); Zhu X., Badr Y., Identity management systems for the internet of things: A survey towards blockchain solutions, Sensors, 18, 12, (2018); Zhu Y., Song X., Yang S., Qin Y., Zhou Q., Secure smart contract system built on smpc over blockchain, 2018 IEEE International Conference on Internet of Things (IThings) and IEEE Green Computing and Communications (GreenCom) and IEEE Cyber, Physical and Social Computing (CPSCom) and IEEE Smart Data (SmartData), pp. 1539-1544, (2018)</text:p>
          </table:table-cell>
          <table:table-cell table:style-name="ce4" office:value-type="string" calcext:value-type="string">
            <text:p>Association for Computing Machinery, Inc</text:p>
          </table:table-cell>
          <table:table-cell table:style-name="ce4" office:value-type="string" calcext:value-type="string">
            <text:p>ACM SIGSAC</text:p>
          </table:table-cell>
          <table:table-cell table:style-name="ce4" office:value-type="string" calcext:value-type="string">
            <text:p>2nd ACM International Symposium on Blockchain and Secure Critical Infrastructure, BSCI 2020, Co-located with AsiaCCS 2020</text:p>
          </table:table-cell>
          <table:table-cell table:style-name="ce2" office:value-type="string" calcext:value-type="string">
            <text:p>6 October 2020</text:p>
          </table:table-cell>
          <table:table-cell table:style-name="ce4" office:value-type="string" calcext:value-type="string">
            <text:p>Virtual, Online</text:p>
          </table:table-cell>
          <table:table-cell table:style-name="ce4" office:value-type="float" office:value="163742" calcext:value-type="float">
            <text:p>163742</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094972286</text:p>
          </table:table-cell>
          <table:table-cell table:number-columns-repeated="991"/>
        </table:table-row>
        <table:table-row table:style-name="ro1">
          <table:table-cell table:style-name="ce4" office:value-type="string" calcext:value-type="string">
            <text:p>Cotugno L.; Mazzenga F.; Vizzarri A.; Giuliano R.</text:p>
          </table:table-cell>
          <table:table-cell table:style-name="ce4" office:value-type="string" calcext:value-type="string">
            <text:p>Cotugno, Lorenza (57220923736); Mazzenga, Franco (6603674066); Vizzarri, Alessandro (56025053800); Giuliano, Romeo (7006293392)</text:p>
          </table:table-cell>
          <table:table-cell table:style-name="ce4" office:value-type="string" calcext:value-type="string">
            <text:p>57220923736; 6603674066; 56025053800; 7006293392</text:p>
          </table:table-cell>
          <table:table-cell table:style-name="ce4" office:value-type="string" calcext:value-type="string">
            <text:p>The major opportunities of Blockchain for Automotive Industry: A Review</text:p>
          </table:table-cell>
          <table:table-cell table:style-name="ce4" office:value-type="float" office:value="2021" calcext:value-type="float">
            <text:p>2021</text:p>
          </table:table-cell>
          <table:table-cell table:style-name="ce4" office:value-type="string" calcext:value-type="string">
            <text:p>2021 AEIT International Conference on Electrical and Electronic Technologies for Automotive, AEIT AUTOMOTIVE 2021</text:p>
          </table:table-cell>
          <table:table-cell table:number-columns-repeated="6"/>
          <table:table-cell table:style-name="ce4" office:value-type="float" office:value="2" calcext:value-type="float">
            <text:p>2</text:p>
          </table:table-cell>
          <table:table-cell table:style-name="ce4" office:value-type="string" calcext:value-type="string">
            <text:p>10.23919/AEITAUTOMOTIVE52815.2021.9662907</text:p>
          </table:table-cell>
          <table:table-cell table:style-name="ce4" office:value-type="string" calcext:value-type="string">
            <text:p>https://www.scopus.com/inward/record.uri?eid=2-s2.0-85124598861&amp;doi=10.23919%2fAEITAUTOMOTIVE52815.2021.9662907&amp;partnerID=40&amp;md5=8167214714e5ea6431e3119eb4d350aa</text:p>
          </table:table-cell>
          <table:table-cell table:style-name="ce4" office:value-type="string" calcext:value-type="string">
            <text:p>Dept. of Enterprise Engineering, Rome, Italy; University of Roma Tor Vergata, Radiolabs, Dept. of Enterprise Engineering, Rome, Italy; Guglielmo Marconi University, Dept. of Engineering Science, Rome, Italy</text:p>
          </table:table-cell>
          <table:table-cell table:style-name="ce4" office:value-type="string" calcext:value-type="string">
            <text:p>Cotugno L., Dept. of Enterprise Engineering, Rome, Italy; Mazzenga F., Dept. of Enterprise Engineering, Rome, Italy; Vizzarri A., University of Roma Tor Vergata, Radiolabs, Dept. of Enterprise Engineering, Rome, Italy; Giuliano R., Guglielmo Marconi University, Dept. of Engineering Science, Rome, Italy</text:p>
          </table:table-cell>
          <table:table-cell table:style-name="ce4"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table:style-name="ce4" office:value-type="string" calcext:value-type="string">
            <text:p>Automotive; Blockchain; Self Sovereign Identity; Smart Contract</text:p>
          </table:table-cell>
          <table:table-cell table:style-name="ce4" office:value-type="string" calcext:value-type="string">
            <text:p>Automotive industry; Digital storage; Automotives; Block-chain; Data storage; Decentralised; Industrial sector; Security issues; Self sovereign identity; User identity; Smart contract</text:p>
          </table:table-cell>
          <table:table-cell table:style-name="ce4" office:value-type="string" calcext:value-type="string">
            <text:p>Matt D.T., Arcidiacono G., Rauch E., Applying lean to healthcare delivery processes-A case-based, International Journal on Advanced Science, Engineering and Information Technology, 8, 1, pp. 123-133, (2018); Jaber A.A., Saleh A.A.M., Ali H.F.M., Prediction of hourly cooling energy consumption of educational buildings using artificial neural network, International Journal on Advanced Science, Engineering and Information Technology, 9, 1, pp. 159-166, (2019); Capizzi G., Sciuto G.L., Woniak M., Damaseviius R., A clustering based system for automated oil spill detection by satellite remote sensing, Lecture Notes in Computer Science (Including Subseries Lecture Notes in Artificial Intelligence and Lecture Notes in Bioinformatics), 9693, pp. 613-623, (2016); Pieroni A., Scarpato N., Di Nunzio L., Fallucchi F., Raso M., Smarter City: Smart energy grid based on Blockchain technology, International Journal on Advanced Science, Engineering and Information Technology, 8, 1, pp. 298-306, (2018); Cotugno L., Franci S., Galli G., Vizzarri A., Perrone G., Blockchain and IoTA systems for automotive sector: A comparative analysis, CEUR Workshop Proceedingsthis Link Is Disabled, pp. 9-15, (2020); Mazzenga F., Giuliano R., Vatalaro F., FttC-based fronthaul for 5G dense/ultra-dense access network: Performance and costs in realistic scenarios, Future Internet, 9, 4; Giuliano R., Mazzenga F., Innocenti E., Vizzarri A., Integration of video and radio technologies for social distancing, IEEE Communications Magazine, 59, 9, pp. 30-35, (2021); Automotive Blockchain Market by Application (Financing, Mobility Solutions, Smart Contract, Supply Chain), Provider (Application &amp; Solution, Middleware, Infrastructure &amp; Protocol), Mobility (Personal, Shared, Commercial) and Region-Global Forecast 2030, (2019); Fraga-Lamas P., Fernandez-Carames T.M., A review on blockchain technologies for an advanced and cyber-resilient automotive industry, IEEE Access, 7, pp. 17578-17598, (2019); Deep Shift Technology Tipping Points and Societal Impact. Survey Report, (2018); Jain S., Et al., Blockchain and autonomous vehicles: Recent advances and future directions, IEEE Access, 9, pp. 130264-130328, (2021); Samue C.N., Severine G., David B., Verdier F., Patricia G.-O., Automotive data certification problem: A view on effective blockchain architectural solutions, 2020 11th IEEE Annual Information Technology, Electronics and Mobile Communication Conference (IEMCON), pp. 0167-0173, (2020); Reimers T., Leber F., Lechner U., Integration of blockchain and internet of things in a car supply chain, 2019 IEEE International Conference on Decentralized Applications and Infrastructures (DAPPCON), pp. 146-151, (2019); Surjandy M., Spits Warnars H.L.H., Abdurachman E., Blockchain technology open problems and impact to supply chain management in automotive component industry, 2020 6th International Conference on Computing Engineering and Design (ICCED), pp. 1-4, (2020); Valastin V., Kost'al K., Bencel R., Kotuliak I., Blockchain based car-sharing platform, 2019 International Symposium ELMAR, pp. 5-8, (2019); Zhou Q., Yang Z., Zhang K., Zheng K., Liu J., A decentralized car-sharing control scheme based on smart contract in internet-of-vehicles, 2020 IEEE 91st Vehicular Technology Conference (VTC2020-Spring), pp. 1-5, (2020); Zhong Q., Cole Z., Analyzing the Effects of Network Latency on Blockchain Performance and Security Using the Whiteblock Testing Platform, (2019); Kim M., Lee J., Park K., Park Y., Park K.H., Park Y., Design of secure decentralized car-sharing system using blockchain, IEEE Access, 9, pp. 54796-54810, (2021); Gudymenko I., Et al., Privacy-preserving blockchain-based systems for car sharing leveraging zero-knowledge protocols, 2020 IEEE International Conference on Decentralized Applications and Infrastructures (DAPPS), pp. 114-119, (2020); Zhang X., Yang Y., Su S., Study on electric vehicle sharing and leasing business model for group users based on blockchain, 2020 IEEE Sustainable Power and Energy Conference (ISPEC), pp. 2628-2633, (2020); Hassija V., Zaid M., Singh G., Srivastava A., Saxena V., Cryptober: A blockchain-based secure and cost-optimal car rental platform, 2019 Twelfth International Conference on Contemporary Computing (IC3), pp. 1-6, (2019); Xu C., Zhu K., Yi C., Wang R., Data pricing for blockchain-based car sharing: A stackelberg game approach, GLOBECOM 2020-2020 IEEE Global Communications Conference, pp. 1-5, (2020); Modi R., Introduction to Blockchain, Ethereum and Smart Contracts, (2018); Bellini M., Blockchain: Cos'è, Come Funziona e Gli Ambiti Applicativi in Italia, (2021); Manca G., Et al., Blockchain e Identità Digitale, Come Gestirla Con i Registri Distribuiti; Penzenstadler B., From Requirements Engineering to Green Requirements Engineering, pp. 157-186, (2015); Murgida R., Car Sharing, Blockchain e Criptovalute, (2018); Fioribello M., Helbiz, Inc. Announces Initial Closing of $10 Million Investment Round, (2019); Ferdous M.S., Chowdhury F., Alassafi M.O., In search of self-sovereign identity leveraging blockchain technology, IEEE Access, 7, pp. 103059-103079, (2019); Laatikainen G., Kolehmainen T., Li M., Mengcheng, Hautala M., Kettunen A., Abrahamsson P., Towards A Trustful Digital World: Exploring Self-sovereign Identity Ecosystems, (2021)</text:p>
          </table:table-cell>
          <table:table-cell table:style-name="ce4" office:value-type="string" calcext:value-type="string">
            <text:p>Institute of Electrical and Electronics Engineers Inc.</text:p>
          </table:table-cell>
          <table:table-cell/>
          <table:table-cell table:style-name="ce4" office:value-type="string" calcext:value-type="string">
            <text:p>2021 AEIT International Conference on Electrical and Electronic Technologies for Automotive, AEIT AUTOMOTIVE 2021</text:p>
          </table:table-cell>
          <table:table-cell table:style-name="ce4" office:value-type="string" calcext:value-type="string">
            <text:p>17 November 2021 through 19 November 2021</text:p>
          </table:table-cell>
          <table:table-cell table:style-name="ce4" office:value-type="string" calcext:value-type="string">
            <text:p>Virtual, Online</text:p>
          </table:table-cell>
          <table:table-cell table:style-name="ce4" office:value-type="float" office:value="176196" calcext:value-type="float">
            <text:p>176196</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24598861</text:p>
          </table:table-cell>
          <table:table-cell table:number-columns-repeated="991"/>
        </table:table-row>
        <table:table-row table:style-name="ro1">
          <table:table-cell table:style-name="ce4" office:value-type="string" calcext:value-type="string">
            <text:p>Shuaib M.; Hassan N.H.; Usman S.; Alam S.; Bhatia S.; Agarwal P.; Idrees S.M.</text:p>
          </table:table-cell>
          <table:table-cell table:style-name="ce4" office:value-type="string" calcext:value-type="string">
            <text:p>Shuaib, Mohammed (57207874230); Hassan, Noor Hafizah (57905044000); Usman, Sahnius (36007713400); Alam, Shadab (56659054100); Bhatia, Surbhi (56655934600); Agarwal, Parul (57208407206); Idrees, Sheikh Mohammad (57206668261)</text:p>
          </table:table-cell>
          <table:table-cell table:style-name="ce4" office:value-type="string" calcext:value-type="string">
            <text:p>57207874230; 57905044000; 36007713400; 56659054100; 56655934600; 57208407206; 57206668261</text:p>
          </table:table-cell>
          <table:table-cell table:style-name="ce4" office:value-type="string" calcext:value-type="string">
            <text:p>Land Registry Framework Based on Self-Sovereign Identity (SSI) for Environmental Sustainability</text:p>
          </table:table-cell>
          <table:table-cell table:style-name="ce4" office:value-type="float" office:value="2022" calcext:value-type="float">
            <text:p>2022</text:p>
          </table:table-cell>
          <table:table-cell table:style-name="ce4" office:value-type="string" calcext:value-type="string">
            <text:p>Sustainability (Switzerland)</text:p>
          </table:table-cell>
          <table:table-cell table:style-name="ce4" office:value-type="float" office:value="14" calcext:value-type="float">
            <text:p>14</text:p>
          </table:table-cell>
          <table:table-cell table:style-name="ce4" office:value-type="float" office:value="9" calcext:value-type="float">
            <text:p>9</text:p>
          </table:table-cell>
          <table:table-cell table:style-name="ce4" office:value-type="float" office:value="5400" calcext:value-type="float">
            <text:p>5400</text:p>
          </table:table-cell>
          <table:table-cell table:number-columns-repeated="3"/>
          <table:table-cell table:style-name="ce4" office:value-type="float" office:value="16" calcext:value-type="float">
            <text:p>16</text:p>
          </table:table-cell>
          <table:table-cell table:style-name="ce4" office:value-type="string" calcext:value-type="string">
            <text:p>10.3390/su14095400</text:p>
          </table:table-cell>
          <table:table-cell table:style-name="ce4" office:value-type="string" calcext:value-type="string">
            <text:p>https://www.scopus.com/inward/record.uri?eid=2-s2.0-85129741587&amp;doi=10.3390%2fsu14095400&amp;partnerID=40&amp;md5=2b8405075dff76d7b78b23e84810668d</text:p>
          </table:table-cell>
          <table:table-cell table:style-name="ce4" office:value-type="string" calcext:value-type="string">
            <text:p>Razak Faculty of Technology and Informatics (RFTI), Universiti Teknologi Malaysia (UTM), Kuala Lumpur, 54100, Malaysia; College of Computer Science and Information Technology, Jazan University, Jazan, 45142, Saudi Arabia; Department of Information Systems, College of Computer Science and Information Technology, King Faisal University, AlAhsa, 31982, Saudi Arabia; Department of Computer Science and Engineering, Jamia Hamdard, New Delhi, 110062, India; Department of Computer Science (IDI), Norwegian University of Science and Technology, Gjovik, 2815, Norway</text:p>
          </table:table-cell>
          <table:table-cell table:style-name="ce4" office:value-type="string" calcext:value-type="string">
            <text:p>Shuaib M., Razak Faculty of Technology and Informatics (RFTI), Universiti Teknologi Malaysia (UTM), Kuala Lumpur, 54100, Malaysia, College of Computer Science and Information Technology, Jazan University, Jazan, 45142, Saudi Arabia; Hassan N.H., Razak Faculty of Technology and Informatics (RFTI), Universiti Teknologi Malaysia (UTM), Kuala Lumpur, 54100, Malaysia; Usman S., Razak Faculty of Technology and Informatics (RFTI), Universiti Teknologi Malaysia (UTM), Kuala Lumpur, 54100, Malaysia; Alam S., College of Computer Science and Information Technology, Jazan University, Jazan, 45142, Saudi Arabia; Bhatia S., Department of Information Systems, College of Computer Science and Information Technology, King Faisal University, AlAhsa, 31982, Saudi Arabia; Agarwal P., Department of Computer Science and Engineering, Jamia Hamdard, New Delhi, 110062, India; Idrees S.M., Department of Computer Science (IDI), Norwegian University of Science and Technology, Gjovik, 2815, Norway</text:p>
          </table:table-cell>
          <table:table-cell table:style-name="ce4"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table:style-name="ce4" office:value-type="string" calcext:value-type="string">
            <text:p>environmental sustainability; identity principle; land registry; self-sovereign identity; SSI compliance; SSI components</text:p>
          </table:table-cell>
          <table:table-cell table:style-name="ce4" office:value-type="string" calcext:value-type="string">
            <text:p>compliance; information; regulatory framework; sustainability</text:p>
          </table:table-cell>
          <table:table-cell table:style-name="ce4" office:value-type="string" calcext:value-type="string">
            <text:p>Windley P., Reed D., Sovrin™: A Protocol and Token for Self-Sovereign Identity and Decentralized Trust, (2018); ID4D 2018 Global Dataset, (2018); Idrees S., Nowostawski M., Transformations through Blockchain Technology, (2022); Toaha M., Khan S., Automated digital archive for land registration and records, Proceedings of the 11th International Conference on Computer and Information Technology, pp. 46-51, (2008); Rahman A., Hossain R., The uncomfortable truth about land disputes in Bangladesh: Insights from a household survey, Land Use Policy, 95, (2020); Rabbani M., Hossain F., Digitisation of land administration, The Daily Star, (2019); Antonio T., Lilyana P., Directive (EU) 2018/843 of the European parliament and of the council, Off. J. Eur. Union, 2018, (2018); Aslam T., Maqbool A., Akhtar M., Mirza A., Khan M.A., Khan W.Z., Alam S., Blockchain based enhanced ERP transaction integrity architecture and PoET consensus, Comput. Mater. Contin, 70, pp. 1089-1109, (2022); Andrew S., Andrew B., The Future of Real Estate Transactions, (2019); Krupa K.S., Akhil M.S., Reshaping the Real Estate Industry Using Blockchain, Lecture Notes in Electrical Engineering, 545, pp. 255-263, (2019); Graglia J.M., Mellon C., Blockchain and Property in 2018: At the End of the Beginning, Innov. Technol. Gov. Glob, 12, pp. 90-116, (2018); Idrees S.M., Nowostawski M., Jameel R., Mourya A.K., Security aspects of blockchain technology intended for industrial applications, Electronics, 10, (2021); Bouras M.A., Lu Q., Zhang F., Wan Y., Zhang T., Ning H., Distributed Ledger Technology for eHealth Identity Privacy: State of The Art and Future Perspective, Sensors, 20, (2020); Shuaib M., Hassan N.H., Usman S., Alam S., Bhatia S., Mashat A., Kumar A., Kumar M., Self-Sovereign Identity Solution for Blockchain-Based Land Registry System: A Comparison, Mob. Inf. Syst, 2022, (2022); Stokkink Q., Pouwelse J., Deployment of a Blockchain-Based Self-Sovereign Identity, Proceedings of the 2018 IEEE International Conference on Internet of Things (iThings) and IEEE Green Computing and Communications (GreenCom) and IEEE Cyber, Physical and Social Computing (CPSCom) and IEEE Smart Data (SmartData), pp. 1336-1342, (2018); Trends in Electronic Identification: An Overview, (2018); European Self-Sovereign Identity Framework, (2021); Der U., Jahnichen S., Surmeli J., Self-sovereign Identity $-$ Opportunities and Challenges for the Digital Revolution, (2017); Baars D., Towards Self-Sovereign Identity Using Blockchain Technology, (2016); Coelho P., Zuquete A., Gomes H., Federation of Attribute Providers for User Self-Sovereign Identity, J. Inf. Syst. Eng. Manag, 3, (2018); Muhle A., Gruner A., Gayvoronskaya T., Meinel C., A survey on essential components of a self-sovereign identity, Comput. Sci. Rev, 30, pp. 80-86, (2018); Allen C., The path to self-sovereign identity, Coin Desk, (2016); Lundkvist C., Heck R., Torstensson J., Mitton Z., Uport: A Platform for Self-Sovereign Identity, (2016); Civic Whitepaper, (2017); Ali M., Shea R., Nelson J., Freedman M.J., Blockstack: A New Internet for Decentralized Applications, (2017); Self-Sovereign Identity for more Freedom and Privacy—SelfKey, (2017); Ebrahimi A., Identity management verified using the blockchain, ShoCard, Tech. Rep, (2019); Mehendale D.K., Masurekar R.S., Patil H.V., Implications of Block Chain in Real Estate Industry, Int. J. Recent Technol. Eng, 8, pp. 500-503, (2019); Graglia M., Mellon C., Robustelli T., The Nail Finds a Hammer Self-Sovereign Identity, Design Principles, and Property Rights in the Developing World, New America Weekly, (2018); Senturk S., Future of property rights: Self-Sovereign Identity and Property Rights, New America Weekly, (2019); Shang Q., Price A., A Blockchain-based Land Titling Project for the Republic of Georgia, Innovations, 12, pp. 72-78, (2018); Piore A., Can Blockchain Finally Give Us The Digital Privacy We Deserve?, Newsweek, 172, pp. 1-16, (2019); Dobhal A., Regan M., Property M.R., Dobhal M., Regan A., Immutability and Auditability: The Critical Elements in Property Rights Registries, Proceedings of the Annual World Bank Conference on Land and Property, pp. 1-8, (2016); Oliveira E., Land Ownership and Land Use Development: The Integration of Past, Present, and Future in Spatial Planning and Land Management Policies, Landsc. J, 36, pp. 119-121, (2017); Kalkuhl M., Milan B.F., Schwerhoff G., Jakob M., Hahnen M., Creutzig F., Fiscal Instruments for Sustainable Development: The Case of Land Taxes, (2017); Kempe M., The Land Registry in the Blockchain, (2016); Kumar P., Dhanush G.A., Srivatsa D., Nithin A., Sahisnu S., A Buyer and Seller’s Protocol via Utilization of Smart Contracts Using Blockchain Technology, Communications in Computer and Information Science, 1075, pp. 464-474, (2019); Themistocleous M., Blockchain technology and land registry, Cyprus Rev, 30, pp. 195-202, (2018); McMurren J., Young A., Verhulst S., Addressing Transaction Costs Through Blockchain and Identity in Swedish Land Transfers, (2018); Idrees S.M., Aijaz I., Jameel R., Nowostawski M., Exploring the Blockchain Technology: Issues, Applications and Research Potential, Int. J. Online Biomed. Eng, 17, pp. 48-69, (2021); Fairfield J.A.T., BitProperty, S. Cal. L. Rev, 88, (2015); Mukne H., Pai P.P.S.R., Raut S., Ambawade D., Land Record Management using Hyperledger Fabric and IPFS, Proceedings of the 2019 10th International Conference on Computing, Communication and Networking Technologies (ICCCNT), pp. 1-8, (2019); Abhishek G., Property Registration and Land Record Management via Blockchains, (2019); Hoxha V., Sadiku S., Study of factors influencing the decision to adopt the blockchain technology in real estate transactions in Kosovo, Prop. Manag, 37, pp. 684-700, (2019); Raquel Benbunan F., Arturo C., Digitization of Land Records: From Paper to Blockchain, Proceedings of the International Conference on Information Systems 2018, ICIS 2018, 2, pp. 1-9, (2018); Mashatan A., Roberts Z., An enhanced real estate transaction process based on blockchain technology, AMCIS 2017 Am. Conf. Inf. Syst. A Tradit. Innov, 2017, pp. 1-5, (2017); Buying Property in Mexico|How To Buy a House in Mexico, pp. 1-8, (2020); Kalyuzhnova N., Transformation of the real estate market on the basis of use of the blockchain technologies: Opportunities and problems, Proceedings of the MATEC Web of Conferences, 212, (2018); Xie Z., Yin J., Guo J., The research of transaction costs between real estate developers and their partners, Proceedings of the 2nd International Conference on Logistics, Informatics and Service Science LISS 2012, pp. 1151-1156, (2013); Miller N., Pogue D., Sustainable real estate and corporate responsibility, Routledge Handbook of Sustainable Real Estate, pp. 19-36, (2018); Cerutti E., Dagher J., Dell'Ariccia G., Housing finance and real-estate booms: A cross-country perspective, J. Hous. Econ, 38, pp. 1-13, (2017); Danielsen B., Harrison D., Liquidity, Accounting Transparency, and teh Cost of Capital: Evidence from Real Estate Invetment Trusts, J. Real Estate, 36, pp. 212-252, (2014); Norta A., Fernandez C., Hickmott S., Commercial Property Tokenizing With Smart Contracts, Proceedings of the 2018 International Joint Conference on Neural Networks (IJCNN), pp. 1-8, (2018); Kaplanov N.M., Nerdy Money: Bitcoin, the Private Digital Currency, and the Case Against Its Regulation, SSRN Electron. J, 25, pp. 1-65, (2012); Dobhal A., Property M.R., Immutability and Auditability: The Critical Elements in Property Rights Registries, Annu. World Bank Conf. L, pp. 1-20, (2018); Lemieux V.L., Evaluating the Use of Blockchain in Land Transactions: An Archival Science Perspective, Eur. Prop. Law J, 6, (2017); Thakur V., Doja M.N., Dwivedi Y.K., Ahmad T., Khadanga G., Land records on Blockchain for implementation of Land Titling in India, Int. J. Inf. Manag, 52, pp. 1-9, (2020); Malik, Foxcroft T., Real estate agents caught breaking the rules on Marketplace’s hidden camera, CBC News, (2016); Myrick C., Top 6 Real Estate Scams-and How to Avoid Them, The Globe and Mail, (2018); Shenderovich E., Sarva A., The Blockchain Network of Commercial Real Estate, pp. 1-18, (2019); Agarwal B., Conclusive Land Title System for India, (2018); Fernando D., Ranasinghe N., Permissioned Distributed Ledgers for Land Transactions; A Case Study, Lect. Notes Bus. Inf. Process, 361, pp. 136-150, (2019); Alam S., Shuaib M., Khan W.Z., Garg S., Kaddoum G., Hossain M.S., Bin Zikria Y., Blockchain-based Initiatives: Current state and challenges, Comput. Netw, 198, (2021); Maza M.V., El auge de blockchain y sus posibilidades reales de aplicación en los registros de las administraciones públicas, IDP Rev. Internet Derecho Y Política, 28, pp. 109-126, (2019); Kaczorowska M., Blockchain-based Land Registration: Possibilities and Challenges, Masaryk Univ. J. Law Technol, 13, pp. 339-360, (2019); Sylvester G., E-Agriculture in Action:Blockchain for Agriculture Opportunities and Challanges, (2019); Ekmekci H.S., Applicability of Blockchain Technology to Turkish Land Registry System, (2019); Mintah K., Baako K.T., Kavaarpuo G., Otchere G.K., Skin lands in Ghana and application of blockchain technology for acquisition and title registration, J. Prop. Plan. Environ. Law, 12, pp. 147-169, (2020); Yapicioglu B., Leshinsky R., Blockchain as a tool for land rights: Ownership of land in Cyprus, J. Prop. Plan. Environ. Law, 12, pp. 171-182, (2020); Mehdi N., Blockchain: An Emerging Opportunity for Surveyors?, (2020); Konashevych O., Constraints and benefits of the blockchain use for real estate and property rights, J. Prop. Plan. Environ. Law, 12, pp. 109-127, (2020); Krigsholm P., Ridanpaa K., Riekkinen K., Blockchain as a Technological Solution in Land Administration-What are Current Barriers to Implementation?, FIG Peer Rev. J, XV, pp. 14-22, (2019); Liu Y., He D., Obaidat M.S., Kumar N., Khan M.K., Choo K.K.K.-K.R., Blockchain-Based Identity Management Systems: A Review, 166, (2020); Schaffner M., Analysis and Evaluation of Blockchain-Based Self-Sovereign Identity Systems, (2020); Alam S., Identity Model for Blockchain-Based Land Registry System: A Comparison, Wirel. Commun. Mob. Comput, 2022, pp. 1-17, (2022); Wang F., de Filippi P., Self-Sovereign Identity in a Globalized World: Credentials-Based Identity Systems as a Driver for Economic Inclusion, Front. Blockchain, 2, (2020); Ellingsen J., Self-Sovereign Identity Systems: Opportunities and Challenges, (2019); Shuaib M., Alam S., Alam M.S., Nasir M.S., Self-sovereign identity for healthcare using blockchain, Mater. Today Proc, pp. 1-8, (2021); Shuaib M., Alam S., Nasir M.S., Alam M.S., Immunity credentials using self-sovereign identity for combating COVID-19 pandemic, Mater. Today Proc, pp. 1-6, (2021); van Bokkem D., Hageman R., Koning G., Nguyen L., Zarin N., Self-Sovereign Identity Solutions: The Necessity of Blockchain Technology, (2019); Naik N., Jenkins P., Governing Principles of Self-Sovereign Identity Applied to Blockchain Enabled Privacy Preserving Identity Management Systems, Proceedings of the 2020 IEEE International Symposium on Systems Engineering (ISSE), pp. 1-6, (2020); Naik N., Jenkins P., Digital Identity Roadmap Guide, (2019); Guidance on Digital Preservation, (2013); Lyons T., Courcelas L., Timsit K., Blockchain for Government and Public Services, Proceedings of the Eupopean union Blockchain Observatory &amp; Forum, (2018); The Open Identity Exchange, (2019); e-Identity, (2019); Lopez M.A., Self-Sovereign Identity: The Future of Identity: Self-Sovereignity, Digital Wallets, and Blockchain, (2020); Bamasaq O., Alghazzawi D., Bhatia S., Dadheech P., Arslan F., Sengan S., Hassan S.H., Distance Matrix and Markov Chain Based Sensor Localization in WSN, Comput. Mater. Contin, 71, pp. 4051-4068, (2022); Sporny M., Longley D., Chadwick D., Verifiable Credentials Data Model 1.0, (2019); Kumar A., Bhatia S., Kaushik K., Gandhi S.M., Devi S.G., Pacheco D.A.D.J., Mashat A., Survey of Promising Technologies for Quantum Drones and Networks, IEEE Access, 9, pp. 125868-125911, (2021); Reed D., Sporny M., Longley D., Allen C., Grant R., Sabadello M., Decentralized Identifiers (DIDs) v1.0 Properties id, (2021); Verifiable Claims Task Force, (2017); Christopher A., Arthur B., Vitalik B., Jon C., Duke D., Christian L., Kravchenko P., Nelson J., Reed D., Sabadello M., Et al., Decentralized Public Key Infrastructure. White Paper, Rebooting the Web of Trust, (2015); Reed D., Sporny M., Longley D., Allen C., Grant R., Sabadello M., Decentralized Identifiers (DIDs): Data Model and Syntaxes for Decentralized Identifiers, (2019); Pan-Canadian Trust Framework Overview; Palanisamy T., Alghazzawi D., Bhatia S., Malibari A.A., Dadheech P., Sengan S., Improved Energy Based Multi-Sensor Object Detection in Wireless Sensor Networks, Intell. Autom. Soft Comput, 33, pp. 227-244, (2022); MSP Implementation with Identity Mixer—Hyperledger-Fabricdocs Master Documentation, (2018); Sporny M., Longley D., Kellogg G., Lanthaler M., Lindstrom N., JSON-LD 1.1. 16 July 2020; Sabadello M., A Universal Resolver for Self-Sovereign Identifiers, (2017); Tobin A., Reed D., The Inevitable Rise of Self-Sovereign Identity, (2017); Sharaff A., Kamal C., Porwal S., Bhatia S., Kaur K., Hassan M.M., Spam message detection using Danger theory and Krill herd optimization, Comput. Netw, 1389, pp. 199-1286, (2021); Glauser R., Self-Sovereign Identities in Cardossier, (2019); Clauss S., Kohntopp M., Identity management and its support of multilateral security, Comput. Netw, 37, pp. 205-219, (2001); Shuaib M., Daud S.M., Alam S., Khan W.Z., Blockchain-based framework for secure and reliable land registry system, Telkomnika, 18, pp. 2560-2571, (2020); el Maliki T., Seigneur J.-M., A Survey of User-centric Identity Management Technologies, Proceedings of the International Conference on Emerging Security Information, Systems, and Technologies (SECUREWARE 2007), pp. 12-17, (2007); Rajput A., Gopinath K., Towards a more secure aadhaar, Lecture Notes in Computer Science (Including Subseries Lecture Notes in Artificial Intelligence and Lecture Notes in Bioinformatics), 10717, pp. 283-300, (2017); Lim S.Y., Fotsing P.T., Almasri A., Musa O., Kiah M.L.M., Ang T.F., Ismail R., Blockchain technology the identity management and authentication service disruptor: A survey, Int. J. Adv. Sci. Eng. Inf. Technol, 8, pp. 1735-1745, (2018); Maler E., Reed D., The Venn of Identity: Options and Issues in Federated Identity Management, IEEE Secur. Priv. Mag, 6, pp. 16-23, (2008); Singla R., Kaur N., Koundal D., Lashari S.A., Bhatia S., Rahmani M.K.I., Optimized Energy Efficient Secure Routing Protocol for Wireless Body Area Network, IEEE Access, 9, pp. 116745-116759, (2021); Avellaneda O., Bachmann A., Barbir A., Brenan J., Dingle P., Duffy K.H., Maler E., Reed D., Sporny M., Decentralized Identity: Where Did It Come From and Where Is It Going?, IEEE Commun. Stand. Mag, 3, pp. 10-13, (2019); Soltani R., Nguyen U.T., An A., A New Approach to Client Onboarding Using Self-Sovereign Identity and Distributed Ledger, Proceedings of the 2018 IEEE International Conference on Internet of Things (iThings) and IEEE Green Computing and Communications (GreenCom) and IEEE Cyber, Physical and Social Computing (CPSCom) and IEEE Smart Data (SmartData), pp. 1129-1136, (2018); Davie M., Gisolfi D., Hardman D., Jordan J., O'Donnell D., Reed D., The Trust over IP Stack, IEEE Commun. Stand. Mag, 3, pp. 46-51, (2019); Hardman D., No Paradox Here: ZKPs Deliver Savvy Trust-Evernym, (2020); Sedlmeir J., Smethurst R., Rieger A., Fridgen G., Digital Identities and Verifiable Credentials, Bus. Inf. Syst. Eng, 63, pp. 603-613, (2021); ketterer J.A., andrade G., Blockchain Asset Registries: Approaching Enlightenment?—CoinDesk, (2017); Secured Transactions Systems and Collateral Registries, (2017); Hendow M., Bridging Refugee Protection and Development, (2019); Dempsey J., Graglia M., Case Study: Property Rights and Stability in Afghanistan, New America, (2017)</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29741587</text:p>
          </table:table-cell>
          <table:table-cell table:number-columns-repeated="991"/>
        </table:table-row>
        <table:table-row table:style-name="ro1">
          <table:table-cell table:style-name="ce4" office:value-type="string" calcext:value-type="string">
            <text:p>Mayfield T.A.; Cullen G.; Bailey K.; Greaney P.; Curran K.</text:p>
          </table:table-cell>
          <table:table-cell table:style-name="ce4" office:value-type="string" calcext:value-type="string">
            <text:p>Mayfield, Thomas A. (58508780000); Cullen, Gary (56542942600); Bailey, Karen (14521060100); Greaney, Paul (56798155900); Curran, Kevin (55819980700)</text:p>
          </table:table-cell>
          <table:table-cell table:style-name="ce4" office:value-type="string" calcext:value-type="string">
            <text:p>58508780000; 56542942600; 14521060100; 56798155900; 55819980700</text:p>
          </table:table-cell>
          <table:table-cell table:style-name="ce4" office:value-type="string" calcext:value-type="string">
            <text:p>ELITE: Edge Layer IoT Trustless Environment</text:p>
          </table:table-cell>
          <table:table-cell table:style-name="ce4" office:value-type="float" office:value="2023" calcext:value-type="float">
            <text:p>2023</text:p>
          </table:table-cell>
          <table:table-cell table:style-name="ce4" office:value-type="string" calcext:value-type="string">
            <text:p>2023 34th Irish Signals and Systems Conference, ISSC 2023</text:p>
          </table:table-cell>
          <table:table-cell table:number-columns-repeated="6"/>
          <table:table-cell table:style-name="ce4" office:value-type="float" office:value="0" calcext:value-type="float">
            <text:p>0</text:p>
          </table:table-cell>
          <table:table-cell table:style-name="ce4" office:value-type="string" calcext:value-type="string">
            <text:p>10.1109/ISSC59246.2023.10162000</text:p>
          </table:table-cell>
          <table:table-cell table:style-name="ce4" office:value-type="string" calcext:value-type="string">
            <text:p>https://www.scopus.com/inward/record.uri?eid=2-s2.0-85165956988&amp;doi=10.1109%2fISSC59246.2023.10162000&amp;partnerID=40&amp;md5=198972d1387cf1c92b4e33c70a3ec670</text:p>
          </table:table-cell>
          <table:table-cell table:style-name="ce4" office:value-type="string" calcext:value-type="string">
            <text:p>Atlantic Technological University, Department of Computing, Letterkenny, Ireland; Department of Computing, Ulster University, Derry, United Kingdom</text:p>
          </table:table-cell>
          <table:table-cell table:style-name="ce4" office:value-type="string" calcext:value-type="string">
            <text:p>Mayfield T.A., Atlantic Technological University, Department of Computing, Letterkenny, Ireland; Cullen G., Atlantic Technological University, Department of Computing, Letterkenny, Ireland; Bailey K., Atlantic Technological University, Department of Computing, Letterkenny, Ireland; Greaney P., Atlantic Technological University, Department of Computing, Letterkenny, Ireland; Curran K., Department of Computing, Ulster University, Derry, United Kingdom</text:p>
          </table:table-cell>
          <table:table-cell table:style-name="ce4"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table:style-name="ce4"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table:style-name="ce4" office:value-type="string" calcext:value-type="string">
            <text:p>Authentication; Authorization; Blockchain; Digital storage; Network security; Public key cryptography; Block-chain; Decentralised; Decentralized identifier; Edge layer internet of thing trustless environment; Internet of thing; Physically unclonable function; Physically unclonable functions; Public key infrastructure; Self-sovereign identity; Verifiable credential; Internet of things</text:p>
          </table:table-cell>
          <table:table-cell table:style-name="ce4" office:value-type="string" calcext:value-type="string">
            <text:p>Nakamoto S., Bitcoin: A Peer-to-Peer Electronic Cash System, (2008); Buterin V., Ethereum: A Next-Generation Smart Contract and Decentralized Application Platform, (2014); Kiayias A., Russell A., David B., Oliynykov R., Ouroboros: A Provably Secure Proof-of-Stake Blockchain Protocol., (2019); Shafique K., Khawaja B.A., Sabir F., Qazi S., Mustaqim M., Internet of Things (IoT) for Next-Generation Smart Systems: A Review of Current Challenges, Future Trends and Prospects for Emerging 5G-IoT Scenarios, IEEE Access, 8, pp. 23022-23040, (2020); Hassija V., Chamola V., Saxena V., Jain D., Goyal P., Sikdar B., A Survey on IoT Security: Application Areas, Security Threats, and Solution Architectures, IEEE Access, 7, pp. 82721-82743, (2019); Dai H.-N., Zheng Z., Zhang Y., Blockchain for Internet of Things: A Survey, IEEE Internet of Things Journal, 6, 5, pp. 8076-8094, (2019); Gutmann P., PKI: It's not dead, just resting, Computer, 35, 8, pp. 41-49, (2002); Perlman R., An overview of PKI trust models, IEEE Network, 13, 6, pp. 38-43, (1999); Hameed A., Alomary A., Security Issues in IoT: A Survey, 2019 International Conference on Innovation and Intelligence for Informatics, Computing, and Technologies (3ICT), pp. 1-5, (2019); Berkowsky J.A., Hayajneh T., Security issues with certificate authorities, 2017 IEEE 8th Annual Ubiquitous Computing, Electronics and Mobile Communication Conference (UEMCON), pp. 449-455, (2017); Jiang J., Duan H., Lin T., Qin F., Zhang H., A federated identity management system with centralized trust and unified Single Sign-On, 2011 6th International ICST Conference on Communications and Networking in China (CHINACOM), pp. 785-789, (2011); Tobin A., Reed D., Windley F.P.J., Foundation S., The Inevitable Rise of Self-Sovereign Identity, (2017); Sporny M., Longley D., Sabadello M., Reed D., Steele O., Allen C., Decentralized Identifiers (DIDs) v1. 0, (2019); DIF-Decentralized Identity Foundation; Reed D., Syntez V., Evolution of the ToIP Stack, Trust over IP; Curren S., Looker T., Terbu O., DIDComm Messaging Specification v2 Editor's Draft; Kleppmann M., Wiggins A., Van Hardenberg P., McGranaghan M., Local-first software: You own your data, in spite of the cloud, Proceedings of the 2019 ACM SIGPLAN International Symposium on New Ideas, New Paradigms, and Reflections on Programming and Software, Athens Greece, pp. 154-178, (2019); Huh S., Cho S., Kim S., Managing IoT devices using blockchain platform, 2017 19th International Conference on Advanced Communication Technology (ICACT), pp. 464-467, (2017); Daniel E., Tschorsch F., IPFS and Friends: A Qualitative Comparison of Next Generation Peer-to-Peer Data Networks, IEEE Communications Surveys &amp; Tutorials, 24, 1, pp. 31-52, (2022); Buchner D., Steele O., Ronda T., DIF Sidetree Protocol; Macario N., Cadouri E., Dock whitepapers-whitepaper. io.; Dey K., Kule M., Rahaman H., PUF Based Hardware Security: A Review, 2021 International Symposium on Devices, Circuits and Systems (ISDCS), pp. 1-6, (2021); Mall P., Amin R., Das A.K., Leung M.T., Choo K.-K.R., PUFBased Authentication and Key Agreement Protocols for IoT, WSNs, and Smart Grids: A Comprehensive Survey, IEEE Internet of Things Journal, 9, 11, pp. 8205-8228, (2022); Eckert T., Behringer M.H., Bjarnason S., An Autonomic Control Plane (ACP), Internet Engineering Task Force, Request for Comments RFC 8994, (2021); Beltran V., Bertin E., Crespi N., User Identity for WebRTC Services: A Matter of Trust, IEEE Internet Computing, 18, 6, pp. 18-25, (2014); Introduction to WebRTC protocols-Web APIs | MDN., (2023); DS28E38-DeepCover® Secure ECDSA Authenticator with ChipDNA PUF Protection, (2020); Josefsson S., Liusvaara I., Edwards-Curve Digital Signature Algorithm (EdDSA), Internet Engineering Task Force, Request for Comments RFC 8032, (2017); GitHub-bitcoin/bips: Bitcoin Improvement Proposals; Wood D.G., Polkadot: Vision for a Heterogeneous multi-chain framework, (2016)</text:p>
          </table:table-cell>
          <table:table-cell table:style-name="ce4" office:value-type="string" calcext:value-type="string">
            <text:p>Institute of Electrical and Electronics Engineers Inc.</text:p>
          </table:table-cell>
          <table:table-cell/>
          <table:table-cell table:style-name="ce4" office:value-type="string" calcext:value-type="string">
            <text:p>34th Irish Signals and Systems Conference, ISSC 2023</text:p>
          </table:table-cell>
          <table:table-cell table:style-name="ce4" office:value-type="string" calcext:value-type="string">
            <text:p>13 June 2023 through 14 June 2023</text:p>
          </table:table-cell>
          <table:table-cell table:style-name="ce4" office:value-type="string" calcext:value-type="string">
            <text:p>Dublin</text:p>
          </table:table-cell>
          <table:table-cell table:style-name="ce4" office:value-type="float" office:value="190413" calcext:value-type="float">
            <text:p>190413</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65956988</text:p>
          </table:table-cell>
          <table:table-cell table:number-columns-repeated="991"/>
        </table:table-row>
        <table:table-row table:style-name="ro1">
          <table:table-cell table:style-name="ce4" office:value-type="string" calcext:value-type="string">
            <text:p>Kharjana M.; Pohrmen F.H.; Sahana S.C.; Saha G.</text:p>
          </table:table-cell>
          <table:table-cell table:style-name="ce4" office:value-type="string" calcext:value-type="string">
            <text:p>Kharjana, Mebanjop (57226376649); Pohrmen, Fabiola Hazel (57205027677); Sahana, Subhas Chandra (57200214225); Saha, Goutam (26436194500)</text:p>
          </table:table-cell>
          <table:table-cell table:style-name="ce4" office:value-type="string" calcext:value-type="string">
            <text:p>57226376649; 57205027677; 57200214225; 26436194500</text:p>
          </table:table-cell>
          <table:table-cell table:style-name="ce4" office:value-type="string" calcext:value-type="string">
            <text:p>Blockchain-based key management system in Named Data Networking: A survey</text:p>
          </table:table-cell>
          <table:table-cell table:style-name="ce4" office:value-type="float" office:value="2023" calcext:value-type="float">
            <text:p>2023</text:p>
          </table:table-cell>
          <table:table-cell table:style-name="ce4" office:value-type="string" calcext:value-type="string">
            <text:p>Journal of Network and Computer Applications</text:p>
          </table:table-cell>
          <table:table-cell table:style-name="ce4" office:value-type="float" office:value="220" calcext:value-type="float">
            <text:p>220</text:p>
          </table:table-cell>
          <table:table-cell/>
          <table:table-cell table:style-name="ce4" office:value-type="float" office:value="103732" calcext:value-type="float">
            <text:p>103732</text:p>
          </table:table-cell>
          <table:table-cell table:number-columns-repeated="3"/>
          <table:table-cell table:style-name="ce4" office:value-type="float" office:value="0" calcext:value-type="float">
            <text:p>0</text:p>
          </table:table-cell>
          <table:table-cell table:style-name="ce4" office:value-type="string" calcext:value-type="string">
            <text:p>10.1016/j.jnca.2023.103732</text:p>
          </table:table-cell>
          <table:table-cell table:style-name="ce4" office:value-type="string" calcext:value-type="string">
            <text:p>https://www.scopus.com/inward/record.uri?eid=2-s2.0-85172245672&amp;doi=10.1016%2fj.jnca.2023.103732&amp;partnerID=40&amp;md5=f8c5fc18905a475946daeae0513af551</text:p>
          </table:table-cell>
          <table:table-cell table:style-name="ce4" office:value-type="string" calcext:value-type="string">
            <text:p>Department of Information Technology, North-Eastern Hill University, Mawlai Umshing, Meghalaya, Shillong, 793022, India; Department of Computer Science &amp; Engineering, National Institute of Technology, West Bengal, Durgapur, 713209, India</text:p>
          </table:table-cell>
          <table:table-cell table:style-name="ce4" office:value-type="string" calcext:value-type="string">
            <text:p>Kharjana M., Department of Information Technology, North-Eastern Hill University, Mawlai Umshing, Meghalaya, Shillong, 793022, India; Pohrmen F.H., Department of Information Technology, North-Eastern Hill University, Mawlai Umshing, Meghalaya, Shillong, 793022, India; Sahana S.C., Department of Computer Science &amp; Engineering, National Institute of Technology, West Bengal, Durgapur, 713209, India; Saha G., Department of Information Technology, North-Eastern Hill University, Mawlai Umshing, Meghalaya, Shillong, 793022, India</text:p>
          </table:table-cell>
          <table:table-cell table:style-name="ce4"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table:style-name="ce4" office:value-type="string" calcext:value-type="string">
            <text:p>Blockchain; Key management system; Named Data Networking; NDN security; NIST key management</text:p>
          </table:table-cell>
          <table:table-cell table:style-name="ce4" office:value-type="string" calcext:value-type="string">
            <text:p>Information management; Network architecture; Network security; Block-chain; Future internet architecture; Key management systems; Key-management; Management operation; Named data networkings; NDN security; NIST key management; Secure key management; Security challenges; Blockchain</text:p>
          </table:table-cell>
          <table:table-cell table:style-name="ce4" office:value-type="string" calcext:value-type="string">
            <text:p>AbdAllah E.G., Hassanein H.S., Zulkernine M., A survey of security attacks in information-centric networking, IEEE Commun. Surv. Tutor., 17, 3, pp. 1441-1454, (2015); Abou Jaoude J., Saade R.G., Blockchain applications–usage in different domains, IEEE Access, 7, pp. 45360-45381, (2019); Acs G., Conti M., Gasti P., Ghali C., Tsudik G., Cache privacy in named-data networking, 2013 IEEE 33rd International Conference on Distributed Computing Systems, pp. 41-51, (2013); Afanasyev A., Burke J., Refaei T., Wang L., Zhang B., Zhang L., A brief introduction to named data networking, MILCOM 2018-2018 IEEE Military Communications Conference, MILCOM, pp. 1-6, (2018); Al-Omaisi H., Sundararajan E.A., Alsaqour R., Abdullah N.F., Abdelhaq M., A survey of data dissemination schemes in vehicular named data networking, Veh. Commun., 30, (2021); Alabdulwahhab F.A., Web 3.0: the decentralized web blockchain networks and protocol innovation, 2018 1st International Conference on Computer Applications &amp; Information Security, ICCAIS, pp. 1-4, (2018); Alam S., Shuaib M., Khan W.Z., Garg S., Kaddoum G., Hossain M.S., Zikria Y.B., Blockchain-based initiatives: Current state and challenges, Comput. Netw., 198, (2021); Alimoradi P., Barati A., Barati H., A hierarchical key management and authentication method for wireless sensor networks, Int. J. Commun. Syst., 35, 6, (2022); Amadeo M., Campolo C., Molinaro A., Mitton N., Named data networking: A natural design for data collection in wireless sensor networks, 2013 IFIP Wireless Days, WD, pp. 1-6, (2013); Androulaki E., Barger A., Bortnikov V., Cachin C., Christidis K., Et al., pp. 1-15, (2018); Asaf K., Rehman R.A., Kim B.S., Blockchain technology in named data networks: A detailed survey, J. Netw. Comput. Appl., 171, (2020); Assiri H., Nanda P., Mohanty M., Secure e-Governance Using Blockchain: Technical Report, (2020); Attia O., Khoufi I., Laouiti A., Adjih C., An IoT-blockchain architecture based on hyperledger framework for health care monitoring application, NTMS 2019-10th IFIP International Conference on New Technologies, Mobility and Security, pp. 1-5, (2019); Barati H., Et al., A hierarchical key management method for wireless sensor networks, Microprocess. Microsyst., 90, (2022); Barker E., Recommendation for key management: Part 1 – general, NIST Special Publication 800-57 Part 1, Revision 5, (2020); Bertino E., Nabeel M., pp. 51-59, (2018); Bian C., Zhu Z., Afanasyev A., Uzun E., Zhang L., Deploying Key Management on NDN Testbed: Tech. Rep., (2013); Bodkhe U., Tanwar S., Parekh K., Khanpara P., Tyagi S., Kumar N., Alazab M., Blockchain for industry 4.0: A comprehensive review, IEEE Access, 8, pp. 79764-79800, (2020); Clark D., NSF future internet architecture project, (2022); Computer Security Resource Center, NIST D., Key management guidelines, (2022); Fan K., Ren Y., Wang Y., Li H., Yang Y., Blockchain-based efficient privacy preserving and data sharing scheme of content-centric network in 5G, IET Commun., 12, 5, pp. 527-532, (2018); Fotiou N., Polyzos G.C., Decentralized name-based security for content distribution using blockchains, 2016 IEEE Conference on Computer Communications Workshops, INFOCOM WKSHPS, pp. 415-420, (2016); Gilani K., Bertin E., Hatin J., Crespi N., A survey on blockchain-based identity management and decentralized privacy for personal data, 2020 2nd Conference on Blockchain Research &amp; Applications for Innovative Networks and Services, BRAINS, pp. 97-101, (2020); Guo Y., Liang C., Blockchain application and outlook in the banking industry, Financ. Innov., 2, 1, pp. 1-12, (2016); Jin T., Zhang X., Liu Y., Lei K., Blockndn: A bitcoin blockchain decentralized system over named data networking, 2017 Ninth International Conference on Ubiquitous and Future Networks, ICUFN, pp. 75-80, (2017); Khelifi H., Luo S., Nour B., Moungla H., Ahmed S.H., Reputation-based blockchain for secure NDN caching in vehicular networks, 2018 IEEE Conference on Standards for Communications and Networking, CSCN, pp. 1-6, (2018); Kumar N., Singh A.K., Aleem A., Srivastava S., Security attacks in named data networking: a review and research directions, J. Comput. Sci. Tech., 34, 6, pp. 1319-1350, (2019); Labbi M., Kannouf N., Chahid Y., Benabdellah M., Azizi A., Blockchain-based PKI for content-centric networking, The Proceedings of the Third International Conference on Smart City Applications, pp. 656-667, (2018); Learning E., What is blockchain?, (2022); Lei K., Fang J., Zhang Q., Lou J., Du M., Huang J., Wang J., Xu K., Blockchain-based cache poisoning security protection and privacy-aware access control in NDN vehicular edge computing networks, J. Grid Comput., 18, 4, pp. 593-613, (2020); Li R., Asaeda H., A blockchain-based data life cycle protection framework for information-centric networks, IEEE Commun. Mag., 57, 6, pp. 20-25, (2019); Li B., Ma M., An advanced hierarchical identity-based security mechanism by blockchain in named data networking, J. Netw. Syst. Manage., 31, 1, (2023); Li B., Ma M., Xia R., Hierarchical identity-based security mechanism using blockchain in named data networking, 2020 3rd International Conference on Hot Information-Centric Networking, HotICN, pp. 148-153, (2020); Li H., Wang K., Miyazaki T., Xu C., Guo S., Sun Y., Trust-enhanced content delivery in blockchain-based information-centric networking, IEEE Netw., 33, 5, pp. 183-189, (2019); Lin I.C., Liao T.C., A survey of blockchain security issues and challenges, Int. J. Netw. Secur., 19, 5, pp. 653-659, (2017); Liu Y., He D., Obaidat M.S., Kumar N., Khan M.K., Choo K.K.R., Blockchain-based identity management systems: A review, J. Netw. Comput. Appl., 166, (2020); Liu H., Zhu R., Wang J., Xu W., Blockchain-based key management and green routing scheme for vehicular named data networking, Secur. Commun. Netw., 2021, (2021); Lou J., Zhang Q., Qi Z., Lei K., A blockchain-based key management scheme for named data networking, 2018 1st IEEE International Conference on Hot Information-Centric Networking, HotICN, pp. 141-146, (2018); Lyu Q., Qi Y., Zhang X., Liu H., Wang Q., Zheng N., SBAC: A secure blockchain-based access control framework for information-centric networking, J. Netw. Comput. Appl., 149, (2020); Monrat A.A., Schelen O., Andersson K., A survey of blockchain from the perspectives of applications, challenges, and opportunities, IEEE Access, 7, pp. 117134-117151, (2019); Mori S., Secure caching scheme by using blockchain for information-centric network-based wireless sensor networks, J. Signal Process., 22, 3, pp. 97-108, (2018); Nakamoto S., Bitcoin: A peer-to-peer electronic cash system, (2009); N.D.N. Project Team S., Named data networking: Motivation &amp; details, (2022); Qi R., Feng C., Liu Z., Mrad N., Blockchain-powered internet of things, e-governance and e-democracy, e-Democracy for Smart Cities, pp. 509-520, (2017); Rauchs M., Glidden A., Gordon B., Pieters G.C., Recanatini M., Rostand F., Vagneur K., Zhang B.Z., Distributed ledger technology systems: A conceptual framework, (2018); Salman T., Zolanvari M., Erbad A., Jain R., Samaka M., Security services using blockchains: A state of the art survey, IEEE Commun. Surv. Tutor., 21, 1, pp. 858-880, (2018); Saxena D., Raychoudhury V., Suri N., Becker C., Cao J., Named data networking: a survey, Comp. Sci. Rev., 19, pp. 15-55, (2016); Singla A., Bertino E., Blockchain-based PKI solutions for IoT, 2018 IEEE 4th International Conference on Collaboration and Internet Computing, CIC, pp. 9-15, (2018); Song T., Cui B., Li R., Liu J., Shi J., Smart contract-based trusted content retrieval mechanism for NDN, IEEE Access, 8, pp. 85813-85825, (2020); Spielman A., Blockchain: Digitally Rebuilding the Real Estate Industry, (2016); Tan X., Huang C., Ji L., Access control scheme based on combination of blockchain and XOR-coding for ICN, 2018 5th IEEE International Conference on Cyber Security and Cloud Computing (CSCloud)/2018 4th IEEE International Conference on Edge Computing and Scalable Cloud (EdgeCom), pp. 160-165, (2018); Tijan E., Aksentijevic S., Ivanic K., Jardas M., Blockchain technology implementation in logistics, Sustainability, 11, 4, (2019); Tourani R., Misra S., Mick T., Panwar G., Security, privacy, and access control in information-centric networking: A survey, IEEE Commun. Surv. Tutor., 20, 1, pp. 566-600, (2017); Wood G., Et al., 151, pp. 1-32, (2014); Yaga D., Mell P., Roby N., Scarfone K., Blockchain technology overview, (2019); Yakubov A., Shbair W., Wallbom A., Sanda D., Et al., (2018); Yan J., Hang X., Yang B., Su L., He S., Blockchain based PKI and certificates management in mobile networks, 2020 IEEE 19th International Conference on Trust, Security and Privacy in Computing and Communications, TrustCom, pp. 1764-1770, (2020); Yan Z., Zeadally S., Park Y.J., A novel vehicular information network architecture based on named data networking (NDN), IEEE Internet Things J., 1, 6, pp. 525-532, (2014); Yang H.K., Cha H.J., Song Y.J., Secure identifier management based on blockchain technology in NDN environment, IEEE Access, 7, pp. 6262-6268, (2018); Yang K., Sunny J.J., Wang L., (2018); Yu Y., Public Key Management in Named Data Networking: Tech. Rep. NDN-0029, (2015); Yu Y., Afanasyev A., Zhang L., (2015); Yu Y., Li Y., Du X., Chen R., Yang B., Content protection in named data networking: Challenges and potential solutions, IEEE Commun. Mag., 56, 11, pp. 82-87, (2018); Zhang H., NDNFit: An Open MHealth Application Built on Named Data Networking, (2018); Zhang L., Afanasyev A., Burke J., Jacobson V., Claffy K., Crowley P., Papadopoulos C., Wang L., Zhang B., Named data networking, ACM SIGCOMM Comput. Commun. Rev., 44, 3, pp. 66-73, (2014); Zhang Z., Afanasyev A., Zhang L., pp. 178-179; Zhang Z., Wong S.Y., Shi J., Pesavento D., Afanasyev A., Zhang L., On certificate management in named data networking, (2020); Zhang Z., Yu Y., Afanasyev A., Burke J., Zhang L., pp. 186-187; Zhang Z., Yu Y., Afanasyev A., Zhang L., NDN Certificate Management Protocol (NDNCERT): Technical Report NDN-0050, (2017); Zhang Z., Yu Y., Ramani S.K., Afanasyev A., Zhang L., NAC: Automating access control via named data, MILCOM 2018-2018 IEEE Military Communications Conference, MILCOM, pp. 626-633, (2018); Zhang Z., Yu Y., Zhang H., Newberry E., Mastorakis S., Li Y., Afanasyev A., Zhang L., An overview of security support in named data networking, IEEE Commun. Mag., 56, 11, pp. 62-68, (2018)</text:p>
          </table:table-cell>
          <table:table-cell table:style-name="ce4" office:value-type="string" calcext:value-type="string">
            <text:p>Academic Press</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2245672</text:p>
          </table:table-cell>
          <table:table-cell table:number-columns-repeated="991"/>
        </table:table-row>
        <table:table-row table:style-name="ro1">
          <table:table-cell table:style-name="ce4" office:value-type="string" calcext:value-type="string">
            <text:p>Mühle A.; Grüner A.; Gayvoronskaya T.; Meinel C.</text:p>
          </table:table-cell>
          <table:table-cell table:style-name="ce4" office:value-type="string" calcext:value-type="string">
            <text:p>Mühle, Alexander (57210986822); Grüner, Andreas (57208162097); Gayvoronskaya, Tatiana (57208166524); Meinel, Christoph (56187776800)</text:p>
          </table:table-cell>
          <table:table-cell table:style-name="ce4" office:value-type="string" calcext:value-type="string">
            <text:p>57210986822; 57208162097; 57208166524; 56187776800</text:p>
          </table:table-cell>
          <table:table-cell table:style-name="ce4" office:value-type="string" calcext:value-type="string">
            <text:p>A survey on essential components of a self-sovereign identity</text:p>
          </table:table-cell>
          <table:table-cell table:style-name="ce4" office:value-type="float" office:value="2018" calcext:value-type="float">
            <text:p>2018</text:p>
          </table:table-cell>
          <table:table-cell table:style-name="ce4" office:value-type="string" calcext:value-type="string">
            <text:p>Computer Science Review</text:p>
          </table:table-cell>
          <table:table-cell table:style-name="ce4" office:value-type="float" office:value="30" calcext:value-type="float">
            <text:p>30</text:p>
          </table:table-cell>
          <table:table-cell table:number-columns-repeated="2"/>
          <table:table-cell table:style-name="ce4" office:value-type="float" office:value="80" calcext:value-type="float">
            <text:p>80</text:p>
          </table:table-cell>
          <table:table-cell table:style-name="ce4" office:value-type="float" office:value="86" calcext:value-type="float">
            <text:p>86</text:p>
          </table:table-cell>
          <table:table-cell table:style-name="ce4" office:value-type="float" office:value="6" calcext:value-type="float">
            <text:p>6</text:p>
          </table:table-cell>
          <table:table-cell table:style-name="ce4" office:value-type="float" office:value="218" calcext:value-type="float">
            <text:p>218</text:p>
          </table:table-cell>
          <table:table-cell table:style-name="ce4" office:value-type="string" calcext:value-type="string">
            <text:p>10.1016/j.cosrev.2018.10.002</text:p>
          </table:table-cell>
          <table:table-cell table:style-name="ce4" office:value-type="string" calcext:value-type="string">
            <text:p>https://www.scopus.com/inward/record.uri?eid=2-s2.0-85065830424&amp;doi=10.1016%2fj.cosrev.2018.10.002&amp;partnerID=40&amp;md5=c92557e38cb327f0e27d592a24ea947f</text:p>
          </table:table-cell>
          <table:table-cell table:style-name="ce4" office:value-type="string" calcext:value-type="string">
            <text:p>Hasso Plattner Institute, Potsdam, Germany</text:p>
          </table:table-cell>
          <table:table-cell table:style-name="ce4" office:value-type="string" calcext:value-type="string">
            <text:p>Mühle A., Hasso Plattner Institute, Potsdam, Germany; Grüner A., Hasso Plattner Institute, Potsdam, Germany; Gayvoronskaya T., Hasso Plattner Institute, Potsdam, Germany; Meinel C., Hasso Plattner Institute, Potsdam, Germany</text:p>
          </table:table-cell>
          <table:table-cell table:style-name="ce4"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table:style-name="ce4" office:value-type="string" calcext:value-type="string">
            <text:p>Computer science; Authentication solutions; Decentralised; Identity management; Is-enabled; Registration process; Storage solutions; Blockchain</text:p>
          </table:table-cell>
          <table:table-cell table:style-name="ce4" office:value-type="string" calcext:value-type="string">
            <text:p>Meinel,. Gayvoronskaya,. Schnjakin, Blockchain: Hype Oder Innovation, 2018; Nakamoto S., Bitcoin: A Peer-to-peer Electronic Cash System, (2008); Haber S., Stornetta W.S., How to time-stamp a digital document, Conference on the Theory and Application of Cryptography, pp. 437-455, (1990); Dwork C., Naor M., Pricing via processing or combatting junk mail, Annual International Cryptology Conference, pp. 139-147, (1992); Back A., Et al., Hashcash-a Denial of Service Counter-measure, (2002); Vukolic M., Eventually returning to strong consistency, IEEE Data Eng. Bull., 39, 1, pp. 39-44, (2016); W3C VCWG. Verifiable Claims Working Group Frequently Asked Questions; Allen C., The Path to Self-sovereign Identity, 2016; Tobin A., Reed D., The inevitable rise of self-sovereign identity, Sovrin Found., (2016); Wilcox-O'Hearn Z., Names: Decentralized, Secure, Human-meaningful: Choose Two, (2003); Levine P.H., The apollo domain distributed file system, Distributed Operating Systems, pp. 241-260, (1987); Mealling,. Salz, A Universally Unique Identifier (Uuid) Urn Namespace, RFC4122; IEEE Standards Association. Registration Authority; Jesus P., Baquero C., Almeida P.S., Id Generation in Mobile Environments, (2006); Cooper,. Dzambasow,. Hesse,. Joseph,. Nicholas, Internet x.509 Public Key Infrastructure: Certification Path Building, (2005); Prins J.R., Cybercrime B.U., Diginotar Certificate Authority Breachoperation Black Tulip, Fox-IT, November, (2011); Soghoian C., Stamm S., Certified lies: Detecting and defeating government interception attacks against ssl (short paper), International Conference on Financial Cryptography and Data Security, pp. 250-259, (2011); Callas,. Donnerhacke,. Finney,. Shaw,. Thayer, Openpgp Message Format, RFC4880; Clarke I., Sandberg O., Wiley B., Hong T.W., Freenet: A distributed anonymous information storage and retrieval system, Designing Privacy Enhancing Technologies, pp. 46-66, (2001); Namecoin; Emercoin; Kalodner H.A., Carlsten M., Ellenbogen P., Bonneau J., Narayanan A., An empirical study of namecoin and lessons for decentralized namespace design, WEIS, (2015); Ellison C., Et al., Establishing identity without certification authorities, USENIX Security Symposium, pp. 67-76, (1996); Ethereum Name Service; Consensys; Lundkvist C., What Is A Uport Identity; Ali M., Nelson J.C., Shea R., Freedman M.J., Blockstack: A global naming and storage system secured by blockchains, USENIX Annual Technical Conference, pp. 181-194, (2016); Drummond R., Sporny M., Longley D., Allen C., Grant R., Sabadello M., Decentralized identifiers (dids) v0.7: Data model and syntaxes for decentralized identifiers, W3C, Tech. Rep, 1, (2018); Civic Technologies; Selfkey Network; Sovrin Foundation; Holt J.; Digital Bazaar; Fromknecht C., Velicanu D., Yakoubov S., A Decentralized Public Key Infrastructure with Identity Retention, (2014); Brock A., Callas B., Lundkvist D., Nelson K., Sabadello R., Wood S.T., Decentralized public key in- frastructure: A white paper from rebooting the web of trust, Rebooting the Web of Trust, (2015); Chadwick D., Smart cards aren't always the smart choice, Computer, 32, 12, pp. 142-143, (1999); Buldas A., Laanoja R., Truu A., Efficient quantum-immune keyless signatures with identity, IACR Cryptology EPrint Archive, 2014, (2014); Lamport L., Password authentication with insecure communication, Commun. ACM, 24, 11, pp. 770-772, (1981); Rathgeb C., Uhl A., A survey on biometric cryptosystems and cancelable biometrics, EURASIP J. Inf. Secur., 2011, 1, (2011); Burnett D., Sporny M., Longley D., Kellogg G., Verifiable Claims Data Model; Roberts J.J., Rapp N., Nearly 4 Million Bitcoins Lost Forever, New Study Says, (2017); Sporny M.; Torstensson J., Ethereum Claims Registry, ERC 780; City of Zug; Benes N., Announcing Gnosis Olympia; Benet J., Ipfs-content Addressed, Versioned, p2p File System, (2014)</text:p>
          </table:table-cell>
          <table:table-cell table:style-name="ce4" office:value-type="string" calcext:value-type="string">
            <text:p>Elsevier Ireland Ltd</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reen Open Access</text:p>
          </table:table-cell>
          <table:table-cell table:style-name="ce4" office:value-type="string" calcext:value-type="string">
            <text:p>Scopus</text:p>
          </table:table-cell>
          <table:table-cell table:style-name="ce4" office:value-type="string" calcext:value-type="string">
            <text:p>2-s2.0-85065830424</text:p>
          </table:table-cell>
          <table:table-cell table:number-columns-repeated="991"/>
        </table:table-row>
        <table:table-row table:style-name="ro1">
          <table:table-cell table:style-name="ce4" office:value-type="string" calcext:value-type="string">
            <text:p>De Salve A.; Di Francesco Maesa D.; Mori P.; Ricci L.; Puccia A.</text:p>
          </table:table-cell>
          <table:table-cell table:style-name="ce4" office:value-type="string" calcext:value-type="string">
            <text:p>De Salve, Andrea (57193351024); Di Francesco Maesa, Damiano (57193156981); Mori, Paolo (15127782100); Ricci, Laura (7007055633); Puccia, Alessandro (58537518400)</text:p>
          </table:table-cell>
          <table:table-cell table:style-name="ce4" office:value-type="string" calcext:value-type="string">
            <text:p>57193351024; 57193156981; 15127782100; 7007055633; 58537518400</text:p>
          </table:table-cell>
          <table:table-cell table:style-name="ce4" office:value-type="string" calcext:value-type="string">
            <text:p>A multi-layer trust framework for Self Sovereign Identity on blockchain</text:p>
          </table:table-cell>
          <table:table-cell table:style-name="ce4" office:value-type="float" office:value="2023" calcext:value-type="float">
            <text:p>2023</text:p>
          </table:table-cell>
          <table:table-cell table:style-name="ce4" office:value-type="string" calcext:value-type="string">
            <text:p>Online Social Networks and Media</text:p>
          </table:table-cell>
          <table:table-cell table:style-name="ce4" office:value-type="string" calcext:value-type="string">
            <text:p>37-38</text:p>
          </table:table-cell>
          <table:table-cell/>
          <table:table-cell table:style-name="ce4" office:value-type="float" office:value="100265" calcext:value-type="float">
            <text:p>100265</text:p>
          </table:table-cell>
          <table:table-cell table:number-columns-repeated="3"/>
          <table:table-cell table:style-name="ce4" office:value-type="float" office:value="0" calcext:value-type="float">
            <text:p>0</text:p>
          </table:table-cell>
          <table:table-cell table:style-name="ce4" office:value-type="string" calcext:value-type="string">
            <text:p>10.1016/j.osnem.2023.100265</text:p>
          </table:table-cell>
          <table:table-cell table:style-name="ce4" office:value-type="string" calcext:value-type="string">
            <text:p>https://www.scopus.com/inward/record.uri?eid=2-s2.0-85167990287&amp;doi=10.1016%2fj.osnem.2023.100265&amp;partnerID=40&amp;md5=99b3b502324c8aaa0d571ddbbc634dd7</text:p>
          </table:table-cell>
          <table:table-cell table:style-name="ce4" office:value-type="string" calcext:value-type="string">
            <text:p>Institute of Applied Sciences and Intelligent Systems (ISASI) - National Research Council (CNR), Via Monteroni, snc, Lecce, 73100, Italy; Department of Computer Science - University of Pisa (UNIPI), Lungarno Pacinotti 43, Pisa, 56126, Italy; Institute of Informatics and Telematics (IIT) - National Research Council (CNR), Via Giuseppe Moruzzi 1, Pisa, 56124, Italy</text:p>
          </table:table-cell>
          <table:table-cell table:style-name="ce4" office:value-type="string" calcext:value-type="string">
            <text:p>De Salve A., Institute of Applied Sciences and Intelligent Systems (ISASI) - National Research Council (CNR), Via Monteroni, snc, Lecce, 73100, Italy; Di Francesco Maesa D., Department of Computer Science - University of Pisa (UNIPI), Lungarno Pacinotti 43, Pisa, 56126, Italy; Mori P., Institute of Informatics and Telematics (IIT) - National Research Council (CNR), Via Giuseppe Moruzzi 1, Pisa, 56124, Italy; Ricci L., Department of Computer Science - University of Pisa (UNIPI), Lungarno Pacinotti 43, Pisa, 56126, Italy; Puccia A., Department of Computer Science - University of Pisa (UNIPI), Lungarno Pacinotti 43, Pisa, 56126, Italy</text:p>
          </table:table-cell>
          <table:table-cell table:style-name="ce4"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table:style-name="ce4" office:value-type="string" calcext:value-type="string">
            <text:p>Distributed Ledger Technology; Self Sovereign Identity; Trust Management System; Web of Trust</text:p>
          </table:table-cell>
          <table:table-cell table:style-name="ce4" office:value-type="string" calcext:value-type="string">
            <text:p>Distributed ledger; Smart contract; Statistical tests; Block-chain; Decentralisation; Decentralized system; Distributed ledg technology; Multi-layers; Self sovereign identity; Trust frameworks; Trust management systems; Trust relationship; Web of trust; Blockchain</text:p>
          </table:table-cell>
          <table:table-cell table:style-name="ce4" office:value-type="string" calcext:value-type="string">
            <text:p>Di Francesco Maesa D., Mori P., Blockchain 3.0 applications survey, J. Parallel Distrib. Comput., 138, pp. 99-114, (2020); The MICHELINE guide D., MICHELIN restaurants, (2023); Yelp D., Top 10 best restaurants in San Francisco, CA - February 2023, (2023); Davis-Stober C.P., Budescu D.V., Dana J., Broomell S.B., When is a crowd wise?, Decision, 1, 2, (2014); Zimmermann P.R., The Official PGP User's Guide, (1995); Lazer D.M., Baum M.A., Benkler Y., Berinsky A.J., Greenhill K.M., Menczer F., Metzger M.J., Nyhan B., Pennycook G., Rothschild D., Et al., The science of fake news, Science, 359, 6380, pp. 1094-1096, (2018); Ethereum Foundation D.M., Introduction to smart contracts, (2023); Hyperledger Foundation D.M., Smart contracts and chaincode, (2023); Reed D., Sporny M., Longley D., Allen C., Grant R., Sabadello M., Holt J., Decentralized identifiers (dids) v1. 0, (2020); W3C Recommendation D., Verifiable credentials data model v1.1, (2022); Preukschat A., Reed D., Self-sovereign identity, (2021); De Salve A., Lisi A., Mori P., Ricci L., Selective disclosure in self-sovereign identity based on hashed values, 2022 IEEE Symposium on Computers and Communications, ISCC, pp. 1-8, (2022); Li J., Li Q., Decentralized self-management of trust for mobile ad hoc social networks, Int. J. Comput. Netw. Commun., 3, 6, (2011); Qureshi B., Min G., Kouvatsos D., A framework for building trust based communities in p2p mobile social networks, 2010 10th IEEE International Conference on Computer and Information Technology, pp. 567-574, (2010); Casteigts A., Chaumette S., IASTED PDCS., Dynamicity Aware Graph Relabeling Systems (DA-GRS), A Local Computation based Model to Describe Manet Algorithms, 5, (2005); Gargiulo F., Bertazzi I., Huet S., Rise and fall of reputation in a web of trust: the bitcoin-OTC market case, J. Web Sci., 7, (2019); Wilson D., Ateniese G., From pretty good to great: Enhancing PGP using bitcoin and the blockchain, Network and System Security: 9th International Conference, NSS 2015, New York, NY, USA, November 3-5, 2015, Proceedings 9, pp. 368-375, (2015); Hepp T., Spaeh F., Schoenhals A., Ehret P., Gipp B., Exploring potentials and challenges of blockchain-based public key infrastructures, IEEE INFOCOM 2019-IEEE Conference on Computer Communications Workshops, INFOCOM WKSHPS, pp. 847-852, (2019); Al-Bassam M., SCPKI: A smart contract-based PKI and identity system, pp. 35-40, (2017); Yakubov A., Shbair W., Wallbom A., Sanda D., Et al., (2018); Buccafurri F., Musarella L., Nardone R., Enabling propagation in web of trust by Ethereum, pp. 1-6, (2019); Toorani M., Gehrmann C., A decentralized dynamic pki based on blockchain, pp. 1646-1655, (2021); Durand A., Gremaud P., Pasquier J., Decentralized web of trust and authentication for the internet of things, pp. 1-2, (2017); Garfinkel S., PGP: Pretty Good Privacy, (1995); Noor U., Anwar Z., Mehmood Y., Aslam W., TrustBook: web of trust based relationship establishment in online social networks, 2013 11th International Conference on Frontiers of Information Technology, pp. 223-228, (2013); Piao C., Wang S., Pan X., Han X., Research on web-of-trust-based personalized seller recommendation algorithm for E-commerce, 2011 IEEE 8th International Conference on E-Business Engineering, pp. 71-76, (2011); Luecking M., Fries C., Lamberti R., Stork W., Decentralized identity and trust management framework for internet of things, 2020 IEEE International Conference on Blockchain and Cryptocurrency, ICBC, pp. 1-9, (2020); Vosoughi S., Roy D., Aral S., The spread of true and false news online, Science, 359, 6380, pp. 1146-1151, (2018); Gazit H., Miller G.L., An improved parallel algorithm that computes the BFS numbering of a directed graph, Inform. Process. Lett., 28, 2, pp. 61-65, (1988); Massa P., Souren K., Salvetti M., Tomasoni D., Trustlet, open research on trust metrics, Scalable Comput. Pract. Exp., 9, (2008); Wang D., Muller T., Liu Y., Zhang J., Towards robust and effective trust management for security: A survey, 2014 IEEE 13th International Conference on Trust, Security and Privacy in Computing and Communications, pp. 511-518, (2014)</text:p>
          </table:table-cell>
          <table:table-cell table:style-name="ce4" office:value-type="string" calcext:value-type="string">
            <text:p>Elsevier B.V.</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167990287</text:p>
          </table:table-cell>
          <table:table-cell table:number-columns-repeated="991"/>
        </table:table-row>
        <table:table-row table:style-name="ro1">
          <table:table-cell table:style-name="ce4" office:value-type="string" calcext:value-type="string">
            <text:p>Jadon S.; Bhat D.A.; Shashank R.; Tb Y.; Hb P.</text:p>
          </table:table-cell>
          <table:table-cell table:style-name="ce4" office:value-type="string" calcext:value-type="string">
            <text:p>Jadon, Shruti (57216973126); Bhat, D Adarsha (58175574900); Shashank, R. (58175106600); Tb, Yashaswi (58176041800); Hb, Prasad (58174872000)</text:p>
          </table:table-cell>
          <table:table-cell table:style-name="ce4" office:value-type="string" calcext:value-type="string">
            <text:p>57216973126; 58175574900; 58175106600; 58176041800; 58174872000</text:p>
          </table:table-cell>
          <table:table-cell table:style-name="ce4" office:value-type="string" calcext:value-type="string">
            <text:p>Mutable Blockchain for Identity Management</text:p>
          </table:table-cell>
          <table:table-cell table:style-name="ce4" office:value-type="float" office:value="2023" calcext:value-type="float">
            <text:p>2023</text:p>
          </table:table-cell>
          <table:table-cell table:style-name="ce4" office:value-type="string" calcext:value-type="string">
            <text:p>2023 International Conference on Innovative Trends in Information Technology, ICITIIT 2023</text:p>
          </table:table-cell>
          <table:table-cell table:number-columns-repeated="6"/>
          <table:table-cell table:style-name="ce4" office:value-type="float" office:value="0" calcext:value-type="float">
            <text:p>0</text:p>
          </table:table-cell>
          <table:table-cell table:style-name="ce4" office:value-type="string" calcext:value-type="string">
            <text:p>10.1109/ICITIIT57246.2023.10068675</text:p>
          </table:table-cell>
          <table:table-cell table:style-name="ce4" office:value-type="string" calcext:value-type="string">
            <text:p>https://www.scopus.com/inward/record.uri?eid=2-s2.0-85151984903&amp;doi=10.1109%2fICITIIT57246.2023.10068675&amp;partnerID=40&amp;md5=f0b9d9489451115806662be006dc7da1</text:p>
          </table:table-cell>
          <table:table-cell table:style-name="ce4" office:value-type="string" calcext:value-type="string">
            <text:p>PES University, Department of Computer Science and Engineering, Bangalore, India</text:p>
          </table:table-cell>
          <table:table-cell table:style-name="ce4" office:value-type="string" calcext:value-type="string">
            <text:p>Jadon S., PES University, Department of Computer Science and Engineering, Bangalore, India; Bhat D.A., PES University, Department of Computer Science and Engineering, Bangalore, India; Shashank R., PES University, Department of Computer Science and Engineering, Bangalore, India; Tb Y., PES University, Department of Computer Science and Engineering, Bangalore, India; Hb P., PES University, Department of Computer Science and Engineering, Bangalore, India</text:p>
          </table:table-cell>
          <table:table-cell table:style-name="ce4"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table:style-name="ce4" office:value-type="string" calcext:value-type="string">
            <text:p>Chameleon hashing; Consensus; Identity Management; Mutable Blockchain; Tokens</text:p>
          </table:table-cell>
          <table:table-cell table:style-name="ce4" office:value-type="string" calcext:value-type="string">
            <text:p>Block-chain; Chameleon hashing; Consensus; Digital identity; Digital operation; Identity management; Management method; Mutable blockchain; Real-world; Token; Blockchain</text:p>
          </table:table-cell>
          <table:table-cell table:style-name="ce4" office:value-type="string" calcext:value-type="string">
            <text:p>Chen J., Wu X., Zhang S., Zhang W., Niu Y., A Decentralized Approach for Implementing Identity Management in Cloud Computing, 2012 Second International Conference on Cloud and Green Computing, pp. 770-776; Mendez Jomar S., Current State of Blockchain Technology A Literature Review, Global Journal of Enterprise Information System, (2016); Al-Zaben N., Hassan Onik M.M., Yang J., Lee N.-Y., Kim C.-S., General Data Protection Regulation Complied Blockchain Architecture for Personally Identifiable Information Management, 2018 International Conference on Computing, Electronics &amp; Communications Engineering ICCECE, pp. 77-82; Dunphy P., Petitcolas P.F.A., A First Look at Identity Management Schemas on the Blockchain; Zhu X., Badr Y., A Survey on Blockchain-Based Identity Management Systems for the Internet of Things, 2018 IEEE International Conference on Internet of Things (IThings) and IEEE Green Computing and Communications (GreenCom) and IEEE Cyber, Physical and Social Computing (CPSCom) and IEEE Smart Data (SmartData, pp. 1568-1573; Ashritha K., Sindhu M., Lakshmy K.V., Redactable Blockchain using Enhanced Chameleon Hash Function, 2019 5th International Conference on Advanced Computing &amp; Communication Systems (ICACCS, pp. 323-328, (2019); Haddouti S.E., Ech-Cherif El Kettani M.D., Analysis of Identity Management Systems Using Blockchain Technology, 2019 International Conference on Advanced Communication Technologies and Networking (CommNet, pp. 1-7; Wang G., Lin X., Hendler J., Song W., Xu Z., Liu G., Serving at the Edge: A Redactable Blockchain with Fixed Storage, Web Information Systems and Applications. WISA 2020. Lecture Notes in Computer Science(, 12432, (2020); Khalili M., Dakhilalian M., Susilo W., Efficient chameleon hash functions in the enhanced collision resistant model, Information Sciences, 510, pp. 155-164; Liu Y., He D., Obaidat M.S., Kumar N., Khurram Khan M., Raymond Choo K., Blockchain-based identity management systems: A review, Journal of Network and Computer Applications, 166, (2020); Samelin K., Slamanigd A., Policy-Based Sanitizable Signatures, Topics in Cryptology-CT-RSA 2020. CT-RSA 2020. Lecture Notes in Computer Science, 12006, (2020); Di Z., Et al., Exploring the redaction mechanisms of mutable blockchains: A comprehensive survey, International Journal of Intelligent Systems, 36, 2021, pp. 5051-5084; Daniel E., Tschorsch F., Poster: Towards Verifiable Mutability for Blockchains, 2021 IEEE European Symposium on Security and Privacy (EuroS&amp;P, pp. 722-724; Wu C., Ke L., Du Y., Quantum resistant keyexposure free chameleon hash and applications in redactable blockchain, Information Sciences, 548, pp. 438-449; Rathee T., Singh P., A systematic literature mapping on secure identity management using blockchain technology, Journal of King Saud University-Computer and Information Sciences, 34, 8, pp. 5782-5796</text:p>
          </table:table-cell>
          <table:table-cell table:style-name="ce4" office:value-type="string" calcext:value-type="string">
            <text:p>Institute of Electrical and Electronics Engineers Inc.</text:p>
          </table:table-cell>
          <table:table-cell/>
          <table:table-cell table:style-name="ce4" office:value-type="string" calcext:value-type="string">
            <text:p>4th International Conference on Innovative Trends in Information Technology, ICITIIT 2023</text:p>
          </table:table-cell>
          <table:table-cell table:style-name="ce4" office:value-type="string" calcext:value-type="string">
            <text:p>11 February 2023 through 12 February 2023</text:p>
          </table:table-cell>
          <table:table-cell table:style-name="ce4" office:value-type="string" calcext:value-type="string">
            <text:p>Virtual, Online</text:p>
          </table:table-cell>
          <table:table-cell table:style-name="ce4" office:value-type="float" office:value="187451" calcext:value-type="float">
            <text:p>187451</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51984903</text:p>
          </table:table-cell>
          <table:table-cell table:number-columns-repeated="991"/>
        </table:table-row>
        <table:table-row table:style-name="ro1">
          <table:table-cell table:style-name="ce4" office:value-type="string" calcext:value-type="string">
            <text:p>Janssen M.; Brous P.; Estevez E.; Barbosa L.S.; Janowski T.</text:p>
          </table:table-cell>
          <table:table-cell table:style-name="ce4" office:value-type="string" calcext:value-type="string">
            <text:p>Janssen, Marijn (16199813000); Brous, Paul (56764260100); Estevez, Elsa (16642657700); Barbosa, Luis S. (35605847400); Janowski, Tomasz (55174597100)</text:p>
          </table:table-cell>
          <table:table-cell table:style-name="ce4" office:value-type="string" calcext:value-type="string">
            <text:p>16199813000; 56764260100; 16642657700; 35605847400; 55174597100</text:p>
          </table:table-cell>
          <table:table-cell table:style-name="ce4" office:value-type="string" calcext:value-type="string">
            <text:p>Data governance: Organizing data for trustworthy Artificial Intelligence</text:p>
          </table:table-cell>
          <table:table-cell table:style-name="ce4" office:value-type="float" office:value="2020" calcext:value-type="float">
            <text:p>2020</text:p>
          </table:table-cell>
          <table:table-cell table:style-name="ce4" office:value-type="string" calcext:value-type="string">
            <text:p>Government Information Quarterly</text:p>
          </table:table-cell>
          <table:table-cell table:style-name="ce4" office:value-type="float" office:value="37" calcext:value-type="float">
            <text:p>37</text:p>
          </table:table-cell>
          <table:table-cell table:style-name="ce4" office:value-type="float" office:value="3" calcext:value-type="float">
            <text:p>3</text:p>
          </table:table-cell>
          <table:table-cell table:style-name="ce4" office:value-type="float" office:value="101493" calcext:value-type="float">
            <text:p>101493</text:p>
          </table:table-cell>
          <table:table-cell table:number-columns-repeated="3"/>
          <table:table-cell table:style-name="ce4" office:value-type="float" office:value="180" calcext:value-type="float">
            <text:p>180</text:p>
          </table:table-cell>
          <table:table-cell table:style-name="ce4" office:value-type="string" calcext:value-type="string">
            <text:p>10.1016/j.giq.2020.101493</text:p>
          </table:table-cell>
          <table:table-cell table:style-name="ce4" office:value-type="string" calcext:value-type="string">
            <text:p>https://www.scopus.com/inward/record.uri?eid=2-s2.0-85086716238&amp;doi=10.1016%2fj.giq.2020.101493&amp;partnerID=40&amp;md5=331cf5267b115bff7a0fd21d57047b41</text:p>
          </table:table-cell>
          <table:table-cell table:style-name="ce4" office:value-type="string" calcext:value-type="string">
            <text:p>Faculty of Technology, Policy and Management, Delft University of Technology, Netherlands; Departamento de Ciencias e Ingeniería de la Computación, Universidad Nacional del Sur (UNS), Argentina; Instituto de Ciencias e Ingeniería de la Computación UNS-CONICET, Argentina; Department of Computer Science, University of Minho, Portugal; United Nations University Operating Unit on Policy-driven Electronic Governance (UNU-EGOV), Portugal; Department of Informatics in Management, Faculty of Management and Economics, Gdańsk University of Technology, Poland; Department for e-Governance and Administration, Faculty of Business and Globalization, Danube University Krems, Austria</text:p>
          </table:table-cell>
          <table:table-cell table:style-name="ce4" office:value-type="string" calcext:value-type="string">
            <text:p>Janssen M., Faculty of Technology, Policy and Management, Delft University of Technology, Netherlands; Brous P., Faculty of Technology, Policy and Management, Delft University of Technology, Netherlands; Estevez E., Departamento de Ciencias e Ingeniería de la Computación, Universidad Nacional del Sur (UNS), Argentina, Instituto de Ciencias e Ingeniería de la Computación UNS-CONICET, Argentina; Barbosa L.S., Department of Computer Science, University of Minho, Portugal, United Nations University Operating Unit on Policy-driven Electronic Governance (UNU-EGOV), Portugal; Janowski T., Department of Informatics in Management, Faculty of Management and Economics, Gdańsk University of Technology, Poland, Department for e-Governance and Administration, Faculty of Business and Globalization, Danube University Krems, Austria</text:p>
          </table:table-cell>
          <table:table-cell table:style-name="ce4"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table:style-name="ce4" office:value-type="string" calcext:value-type="string">
            <text:p>AI; Algorithmic governance; Artificial Intelligence; Big data; Data governance; Information sharing; Trusted frameworks</text:p>
          </table:table-cell>
          <table:table-cell/>
          <table:table-cell table:style-name="ce4" office:value-type="string" calcext:value-type="string">
            <text:p>Executive Office of the President, Big data: A report on algorithmic systems, opportunity, and civil rights, (2016); Abraham R., Schneider J., vom Brocke J., Data governance: A conceptual framework, structured review, and research agenda, International Journal of Information Management, 49, pp. 424-438, (2019); Benfeldt O., Persson J.S., Madsen S., Data governance as a collective action problem, Information Systems Frontiers, 22, 2, pp. 299-313, (2020); Beretta E., Vetro A., Lepri B., De Martin J.C., Ethical and socially-aware data labels. Paper presented at the Annual International Symposium on Information Management and Big Data., (2018); Brackett M., Earley P.S., The DAMA guide to the data management body of knowledge (DAMA-DMBOK guide), (2009); Brous P., Janssen M., Krans R., Data governance as success factor for data science. Responsible Design, Implementation and Use of Information and Communication Technology: 19th IFIP WG 6.11 Conference on e-Business, e-Services, and e-Society, I3E 2020, Skukuza, South Africa, April 6–8, 2020, Proceedings, Part I, 12066, pp. 431-442, (2020); Cuganesan S., Hart A., Steele C., Managing information sharing and stewardship for public-sector collaboration: A management control approach, Public Management Review, 19, 6, pp. 862-879, (2017); Dasu T., Data glitches: Monsters in your data, Handbook of data quality: Research and practice, pp. 163-178, (2013); Dawes S.S., Stewardship and usefulness: Policy principles for information-based transparency, Government Information Quarterly, 27, 4, pp. 377-383, (2010); De Haes S., Van Grembergen W., Debreceny R.S., COBIT 5 and enterprise governance of information technology: Building blocks and research opportunities, Journal of Information Systems, 27, 1, pp. 307-324, (2013); Dunphy P., Petitcolas F.A., A first look at identity management schemes on the blockchain, IEEE Security &amp; Privacy, 16, 4, pp. 20-29, (2018); European Commission, New European Interoperability Framework - Promoting seamless services and data flows for European public administrations, (2017); Hammer M., Reengineering work: don't automate, obliterate, Harvard Business Review, 68, 4, pp. 104-112, (1990); Janssen M., Kuk G., The challenges and limits of big data algorithms in technocratic governance, Government Information Quarterly, 33, 3, pp. 371-377, (2016); Janssen M., Matheus R., Longo J., Weerakkody V., Transparency-by-design as a foundation for open government, (2017); Janssen M., Matheus R., Zuiderwijk A., Big and open linked data (BOLD) to create smart cities and citizens: Insights from smart energy and mobility cases, Electronic Government, 9248, pp. 79-90, (2015); Janssen M., van der Voort H., Adaptive governance: Towards a stable, accountable and responsive government, Government Information Quarterly, 33, 1, pp. 1-5, (2016); Khatri V., Brown C.V., Designing data governance, Communications of the ACM, 63, 1, pp. 148-152, (2010); Koltay T., Data governance, data literacy and the management of data quality, IFLA Journal, 42, 4, pp. 303-312, (2016); Ladley J., Data governance: How to design, deploy, and sustain an effective data governance program, (2019); Levi M., Stoker L., Political trust and trustworthiness, Annual Review of Political Science, 3, 1, pp. 475-507, (2000); Mullon P.A., Ngoepe M., An integrated framework to elevate information governance to a national level in South Africa, Records Management Journal, 29, 1-2, pp. 103-116, (2019); Olnes S., Ubacht J., Janssen M., Blockchain in government: Benefits and implications of distributed ledger technology for information sharing, Government Information Quarterly, 34, 3, pp. 355-364, (2017); European Parliament and European Council, Regulation (EU) 2016/679 of the European Parliament and of the council of 27 April 2016 on the protection of natural persons with regard to the processing of personal data and on the free movement of such data, and repealing directive 95/46, Official Journal of the European Union, 59, 1-88, (2016); Plotkin D., Data stewardship: An actionable guide to effective data management and data governance: Newnes, (2013); Rothstein H., Borraz O., Huber M., Risk and the limits of governance: Exploring varied patterns of risk-based governance across Europe, Regulation &amp; Governance, 7, 2, pp. 215-235, (2013); Strong D.M., Lee Y.W., Wang R.Y., Data quality in context, Communications of the ACM, 40, 5, pp. 103-110, (1997); Wihlborg E., Larsson H., Hedstrom K., The Computer Says No!"–A Case Study on Automated Decision-Making in Public Authorities, Paper presented at the 2016 49th Hawaii International Conference on System Sciences (HICSS), (2016); Yang K., Anguelov L.G., Trustworthiness of public service, Public Administration Reformation, pp. 73-89, (2013)</text:p>
          </table:table-cell>
          <table:table-cell table:style-name="ce4" office:value-type="string" calcext:value-type="string">
            <text:p>Elsevier Ltd</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reen Open Access</text:p>
          </table:table-cell>
          <table:table-cell table:style-name="ce4" office:value-type="string" calcext:value-type="string">
            <text:p>Scopus</text:p>
          </table:table-cell>
          <table:table-cell table:style-name="ce4" office:value-type="string" calcext:value-type="string">
            <text:p>2-s2.0-85086716238</text:p>
          </table:table-cell>
          <table:table-cell table:number-columns-repeated="991"/>
        </table:table-row>
        <table:table-row table:style-name="ro1">
          <table:table-cell table:style-name="ce4" office:value-type="string" calcext:value-type="string">
            <text:p>Lim S.Y.; Fotsing P.T.; Almasri A.; Musa O.; Kiah M.L.M.; Ang T.F.; Ismail R.</text:p>
          </table:table-cell>
          <table:table-cell table:style-name="ce4" office:value-type="string" calcext:value-type="string">
            <text:p>Lim, Shu Yun (25634063400); Fotsing, Pascal Tankam (57204364138); Almasri, Abdullah (57189591466); Musa, Omar (57568184900); Kiah, Miss Laiha Mat (24833455600); Ang, Tan Fong (22949943500); Ismail, Reza (57204361719)</text:p>
          </table:table-cell>
          <table:table-cell table:style-name="ce4" office:value-type="string" calcext:value-type="string">
            <text:p>25634063400; 57204364138; 57189591466; 57568184900; 24833455600; 22949943500; 57204361719</text:p>
          </table:table-cell>
          <table:table-cell table:style-name="ce4" office:value-type="string" calcext:value-type="string">
            <text:p>Blockchain technology the identity management and authentication service disruptor: A survey</text:p>
          </table:table-cell>
          <table:table-cell table:style-name="ce4" office:value-type="float" office:value="2018" calcext:value-type="float">
            <text:p>2018</text:p>
          </table:table-cell>
          <table:table-cell table:style-name="ce4" office:value-type="string" calcext:value-type="string">
            <text:p>International Journal on Advanced Science, Engineering and Information Technology</text:p>
          </table:table-cell>
          <table:table-cell table:style-name="ce4" office:value-type="float" office:value="8" calcext:value-type="float">
            <text:p>8</text:p>
          </table:table-cell>
          <table:table-cell table:style-name="ce2" office:value-type="string" calcext:value-type="string">
            <text:p>4-2</text:p>
          </table:table-cell>
          <table:table-cell/>
          <table:table-cell table:style-name="ce4" office:value-type="float" office:value="1735" calcext:value-type="float">
            <text:p>1735</text:p>
          </table:table-cell>
          <table:table-cell table:style-name="ce4" office:value-type="float" office:value="1745" calcext:value-type="float">
            <text:p>1745</text:p>
          </table:table-cell>
          <table:table-cell table:style-name="ce4" office:value-type="float" office:value="10" calcext:value-type="float">
            <text:p>10</text:p>
          </table:table-cell>
          <table:table-cell table:style-name="ce4" office:value-type="float" office:value="100" calcext:value-type="float">
            <text:p>100</text:p>
          </table:table-cell>
          <table:table-cell table:style-name="ce4" office:value-type="string" calcext:value-type="string">
            <text:p>10.18517/ijaseit.8.4-2.6838</text:p>
          </table:table-cell>
          <table:table-cell table:style-name="ce4" office:value-type="string" calcext:value-type="string">
            <text:p>https://www.scopus.com/inward/record.uri?eid=2-s2.0-85055324748&amp;doi=10.18517%2fijaseit.8.4-2.6838&amp;partnerID=40&amp;md5=578f7caa7fd65db1bcba9aefdee00c31</text:p>
          </table:table-cell>
          <table:table-cell table:style-name="ce4" office:value-type="string" calcext:value-type="string">
            <text:p>Faculty of Business and Technology, Unitar International University, 3-01A, Level 2, Tierra Crest, Jalan SS6/3, Kelana Jaya, Petaling Jaya, Selangor, 47301, Malaysia; Faculty of Computer Science and Information Technology, University of Malaya, Kuala Lumpur, 50603, Malaysia; SysCode Sdn Bhd, D-13A-02, Menara SuezCap 1, KL Gateway, No.2, Jln Kerinchi, Gerbang Kerinchi Lestari, Kuala Lumpur, 59200, Malaysia</text:p>
          </table:table-cell>
          <table:table-cell table:style-name="ce4" office:value-type="string" calcext:value-type="string">
            <text:p>Lim S.Y., Faculty of Business and Technology, Unitar International University, 3-01A, Level 2, Tierra Crest, Jalan SS6/3, Kelana Jaya, Petaling Jaya, Selangor, 47301, Malaysia; Fotsing P.T., Faculty of Business and Technology, Unitar International University, 3-01A, Level 2, Tierra Crest, Jalan SS6/3, Kelana Jaya, Petaling Jaya, Selangor, 47301, Malaysia; Almasri A., Faculty of Business and Technology, Unitar International University, 3-01A, Level 2, Tierra Crest, Jalan SS6/3, Kelana Jaya, Petaling Jaya, Selangor, 47301, Malaysia; Musa O., Faculty of Business and Technology, Unitar International University, 3-01A, Level 2, Tierra Crest, Jalan SS6/3, Kelana Jaya, Petaling Jaya, Selangor, 47301, Malaysia; Kiah M.L.M., Faculty of Computer Science and Information Technology, University of Malaya, Kuala Lumpur, 50603, Malaysia; Ang T.F., Faculty of Computer Science and Information Technology, University of Malaya, Kuala Lumpur, 50603, Malaysia; Ismail R., SysCode Sdn Bhd, D-13A-02, Menara SuezCap 1, KL Gateway, No.2, Jln Kerinchi, Gerbang Kerinchi Lestari, Kuala Lumpur, 59200, Malaysia</text:p>
          </table:table-cell>
          <table:table-cell table:style-name="ce4"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table:style-name="ce4" office:value-type="string" calcext:value-type="string">
            <text:p>Authentication; Blockchain; Distributed ledger technology; Ethereum; Hyperledger; Identity management</text:p>
          </table:table-cell>
          <table:table-cell/>
          <table:table-cell table:style-name="ce4" office:value-type="string" calcext:value-type="string">
            <text:p>Nakamoto S., Bitcoin: A Peer-to-Peer Electronic Cash System, (2008); Wood G., Ethereum: A Secure Decentralised Generalised Transaction Ledger EIP-150 Revision, (2014); Swan M., Blockchain: Blueprint for a new economy, (2015); Alizadeh Mojtaba A.S., Mazdak Z., Sabariah B., Kouichi S., Authentication in mobile cloud computing: A survey, Journal of Network and Computer Applications, 61, pp. 59-80, (2016); Shu Yun Lim M.L.M.K., Ang T.F., Security Issues and Future Challenges of Cloud Service Authentication, Acta Polytechnica Hungarica, 14, 2, pp. 69-89, (2017); (2017); (2018); Nagaraju S., Parthiban L., SecAuthn: Provably Secure Multi-Factor Authentication for the Cloud Computing Systems, Indian Journal of Science and Technology, 9, 9, (2016); Ghazizadeh E.M.J.L.A., Zamani M., Pashang A., A survey on security issues of federated identity in the cloud computing, Cloud Computing Technology and Science (CloudCom), 2012 IEEE 4th International Conference on, (2012); Meredith S., Facebook-Cambridge Analytica: A timeline of the data hijacking scandal, (2018); Andrew Tobin D.R., The Inevitable Rise of Self-Sovereign Identity, (2017); Simon H., SAML: The Secret to Centralized Identity Management, (2004); Zwattendorfer B., Et al., A Federated Cloud Identity Broker-Model for Enhanced Privacy via Proxy Re-Encryption, in Communications and Multimedia Security, pp. 92-103, (2014); Andrew Tobin D.R., The Inevitable Rise of Self-Sovereign Identity (White paper), (2017); Awang M.I.M.A.M., Mohamed R.R., Ahmad A., Rawi N.A., A Pattern-Based Password Authentication Scheme for Minimizing Shoulder Surfing Attack, International Journal on Advanced Science, Engineering and Information Technology, 7, 3, (2017); Keszthelyi A., About Passwords, Acta Polytechnica Hungarica, 10, 6, (2013); Recordon D., Fitzpatrick B., OpenID Authentication 1.1, Finalized OpenID Specification, (2006); Celesti A., Et al., Three-Phase Cross-Cloud Federation Model: The Cloud SSO Authentication, Advances in Future Internet (AFIN), 2010 Second International Conference on, (2010); Senk C., Future of Cloud-Based Services for Multi-factor Authentication: Results of a Delphi Study, Cloud Computing, pp. 134-144, (2013); Chaurasia B., Shahi A., Verma S., Authentication in Cloud Computing Environment Using Two Factor Authentication, in Proceedings of the Third International Conference on Soft Computing for Problem Solving, pp. 779-785, (2014); Banyal R.K., Jain P., Jain V.K., Multi-factor Authentication Framework for Cloud Computing, Computational Intelligence, Modelling and Simulation (CIMSim), 2013 Fifth International Conference, (2013); Imran Naguru N.K.R.B., Feature Matching in Iris Recognition System using MATLAB, International Journal on Advanced Science, Engineering and Information Technology, 7, 5, (2017); Hahn C., Hur J., Efficient and privacy-preserving biometric identification in cloud, ICT Express, 2, 3, pp. 135-139, (2016); Rathgeb C., Uhl A., A survey on biometric cryptosystems and cancelable biometrics, EURASIP Journal on Information Security, 2011, 1, (2011); Markus Jakobsson E.S., Golle P., Chow R., Implicit authentication for mobile devices, Proceedings of the 4th USENIX conference on Hot topics in security, pp. 9-9, (2009); Jeong H., Choi E., User Authentication using Profiling in Mobile Cloud Computing, Aasri Conference on Power and Energy Systems, 2, pp. 262-267, (2012); Chow R., Et al., Authentication in the clouds: a framework and its application to mobile users, Proceedings of the 2010 ACM workshop on Cloud computing security workshop, pp. 1-6, (2010); Ismail R., Enhancement of Online Identity Authentication Though Blockchain Technology, (2017); Abdellaoui A., Khamlichi Y.I., Chaoui H., A Novel Strong Password Generator for Improving Cloud Authentication, Procedia Computer Science, 85, pp. 293-300, (2016); Vukolic M., The Quest for Scalable Blockchain Fabric: Proof-of-Work vs. BFT Replication, in Open Problems in Network Security. iNetSec 2015, Lecture Notes in Computer Science, (2016); Ali M.R.S., Nelson J., Freedman M.J., Blockstack: A New Internet for Decentralized Applications (Whitepaper), (2017); Nelson J.M.A., Shea R., Freedman M.J., Extending Existing Blockchains with Virtualchain, in Workshop on Distributed Cryptocurrencies and Consensus Ledgers, (2016); Ali M.J.N., Shea R., Freedman M.J., Blockstack: A Global Naming and Storage System Secured by Blockchains, 2016 USENIX Annual Technical Conference, (2016); Atzori M., Blockchain technology and decentralized governance: Is the state still necessary?, (2015); Foundation T.L., Hyperledger Overview, (2018); Panetta R., Cristofaro L., A closer look at the EU-funded My Health My Data project, Digital Health Legal, pp. 10-11, (2017); Regulation (EU) 2016/679 of the European Parliament and of the Council Official Journal of the European Union, (2016); Jesse Leimgruber A.M., Backus J., Bloom Protocol: Decentralized credit scoring powered by Ethereum and IPFS, (2018); Identity Management Verified Using the Blockchain, (2017); Christian Lundkvist R.H., Torstensson J., Mitton Z., Sena M., UPORT: A Platform for Self-Sovereign Identity, (2016); (2016); Powering a franchised network of OpenID Connect providers that verify user authentication and authenticity, (2014); Uniquid Blockchain Access Management, (2017); Charleen Fei J.L., Rusu E., Szawan K., Wagner K., Wittenberg N., Jolocom: Decentralization By Design, (2018); Blockchain C., Identity compliance, simplified, (2018); Legal K., Blockchain identity verification, (2018); Conner Fromknecht D.V., CertCoin S.Y., A NameCoin Based Decentralized Authentication System, (2014); Namecoin, (2018); Identity Verification &amp; KYC, (2018); Samaniego M., Deters R., Blockchain as a Service for IoT, IEEE Green Computing and Communications (GreenCom) and IEEE Cyber, Physical and Social Computing (CPSCom) and IEEE Smart Data (SmartData), (2016); Kirk J., Blockchain for Identity Management: It's Years Away, (2018)</text:p>
          </table:table-cell>
          <table:table-cell table:style-name="ce4" office:value-type="string" calcext:value-type="string">
            <text:p>Insight Society</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055324748</text:p>
          </table:table-cell>
          <table:table-cell table:number-columns-repeated="991"/>
        </table:table-row>
        <table:table-row table:style-name="ro1">
          <table:table-cell table:style-name="ce4" office:value-type="string" calcext:value-type="string">
            <text:p>Kim K.-H.; Lim S.; Hwang D.-Y.; Kim K.-H.</text:p>
          </table:table-cell>
          <table:table-cell table:style-name="ce4" office:value-type="string" calcext:value-type="string">
            <text:p>Kim, Kyung-Hoon (57221963768); Lim, Seungjoo (57221961376); Hwang, Dong-Yeop (37118748400); Kim, Ki-Hyung (36079871500)</text:p>
          </table:table-cell>
          <table:table-cell table:style-name="ce4" office:value-type="string" calcext:value-type="string">
            <text:p>57221963768; 57221961376; 37118748400; 36079871500</text:p>
          </table:table-cell>
          <table:table-cell table:style-name="ce4" office:value-type="string" calcext:value-type="string">
            <text:p>Analysis on the Privacy of DID Service Properties in the DID Document</text:p>
          </table:table-cell>
          <table:table-cell table:style-name="ce4" office:value-type="float" office:value="2021" calcext:value-type="float">
            <text:p>2021</text:p>
          </table:table-cell>
          <table:table-cell table:style-name="ce4" office:value-type="string" calcext:value-type="string">
            <text:p>International Conference on Information Networking</text:p>
          </table:table-cell>
          <table:table-cell table:style-name="ce4" office:value-type="string" calcext:value-type="string">
            <text:p>2021-January</text:p>
          </table:table-cell>
          <table:table-cell/>
          <table:table-cell table:style-name="ce4" office:value-type="float" office:value="9333997" calcext:value-type="float">
            <text:p>9333997</text:p>
          </table:table-cell>
          <table:table-cell table:style-name="ce4" office:value-type="float" office:value="745" calcext:value-type="float">
            <text:p>745</text:p>
          </table:table-cell>
          <table:table-cell table:style-name="ce4" office:value-type="float" office:value="748" calcext:value-type="float">
            <text:p>748</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string" calcext:value-type="string">
            <text:p>10.1109/ICOIN50884.2021.9333997</text:p>
          </table:table-cell>
          <table:table-cell table:style-name="ce4" office:value-type="string" calcext:value-type="string">
            <text:p>https://www.scopus.com/inward/record.uri?eid=2-s2.0-85100717694&amp;doi=10.1109%2fICOIN50884.2021.9333997&amp;partnerID=40&amp;md5=f6cd3f23cdf6bb51d619098dc73c0e12</text:p>
          </table:table-cell>
          <table:table-cell table:style-name="ce4" office:value-type="string" calcext:value-type="string">
            <text:p>Ajou University, Dept. of Knowledge Information Engineering, Suwon, South Korea</text:p>
          </table:table-cell>
          <table:table-cell table:style-name="ce4" office:value-type="string" calcext:value-type="string">
            <text:p>Kim K.-H., Ajou University, Dept. of Knowledge Information Engineering, Suwon, South Korea; Lim S., Ajou University, Dept. of Knowledge Information Engineering, Suwon, South Korea; Hwang D.-Y., Ajou University, Dept. of Knowledge Information Engineering, Suwon, South Korea; Kim K.-H., Ajou University, Dept. of Knowledge Information Engineering, Suwon, South Korea</text:p>
          </table:table-cell>
          <table:table-cell table:style-name="ce4"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table:style-name="ce4" office:value-type="string" calcext:value-type="string">
            <text:p>Blockchain; Decentralized Identifiers; Privacy Protection; Self-Sovereign identity</text:p>
          </table:table-cell>
          <table:table-cell table:style-name="ce4" office:value-type="string" calcext:value-type="string">
            <text:p>Sensitive informations; Service properties; Risk perception</text:p>
          </table:table-cell>
          <table:table-cell table:style-name="ce4" office:value-type="string" calcext:value-type="string">
            <text:p>Muhle A., Et al., A survey on essential components of a selfsovereign identity, Computer Science Review, pp. 80-86, (2018); Reed D., Et al., Decentralized Identifiers (DIDs) v1.0 - Core Architecture, Data Model, and Representations, (2020); Use Cases Posts; Fan X., Et al., DIAM-IoT: A decentralized identity and access management framework for internet of things, Proceedings of the 2nd Acm International Symposium on Blockchain and Secure Critical Infrastructure, pp. 186-191, (2020); Marketing dataveillance and digital privacy: Using theories of justice to understand consumers' online privacy concerns, Journal of Business Ethics, pp. 107-123, (2006); Clarke R., Information technology and dataveillance, Communications of the Acm, 31, pp. 498-512, (1988); A Primer for Decentralized Identifiers - An Introduction to Self-administered Identifiers for Curious People, (2019); Tobin A., Reed D., The inevitable rise of self-sovereign identity, The Sovrin Foundation, 29, pp. 1-24, (2016); Papageorgiou A., Et al., DPKI: A blockchain-based decentralized public key infrastructure system, 2020 Global Internet of Things Summit (GIoTS), pp. 1-5, (2020); Walport M.G.C.S.A., Et al., Distributed Ledger Technology: Beyond Blockchain, pp. 1-88, (2016); Lee J.Y., Et al., Current status of blockchain-based decentralized ID ecosystem and policy suggestions, Proceedings of Symposium of the Korean Institute of Communications and Information Sciences, pp. 1048-1049, (2020); Sporny M., Et al., Verifiable Credentials Data Model 1.0 - Expressing Verifiable Information on the Web, (2019); Van Dijck J., Datafication, dataism and dataveillance: Big Data between scientific paradigm and ideology, Surveillance Society, pp. 197-208, (2014); Selwyn N., Data entry: Towards the critical study of digital data and education, Learning, Media and Technology, pp. 64-82, (2015); Choi D., Et al., Personal information exposure on social network service, Journal of the Korea Institute of Information Security Cryptology(JKIISC), pp. 977-983, (2013); Voigt P., Bussche Dem A.Von, The EU general data protection regulation (GDPR), A Practical Guide, 1st Ed., pp. 1-392, (2017); Yang Y.-M., Et al., A study on reinforcing non-identifying personal sensitive information management on IoT environment, The Journal of the Korea Contents Association, pp. 34-41, (2020)</text:p>
          </table:table-cell>
          <table:table-cell table:style-name="ce4" office:value-type="string" calcext:value-type="string">
            <text:p>IEEE Computer Society</text:p>
          </table:table-cell>
          <table:table-cell table:style-name="ce4" office:value-type="string" calcext:value-type="string">
            <text:p>The Korean Institute of Communications and Information Sciences (KICS)</text:p>
          </table:table-cell>
          <table:table-cell table:style-name="ce4" office:value-type="string" calcext:value-type="string">
            <text:p>35th International Conference on Information Networking, ICOIN 2021</text:p>
          </table:table-cell>
          <table:table-cell table:style-name="ce4" office:value-type="string" calcext:value-type="string">
            <text:p>13 January 2021 through 16 January 2021</text:p>
          </table:table-cell>
          <table:table-cell table:style-name="ce4" office:value-type="string" calcext:value-type="string">
            <text:p>Jeju Island</text:p>
          </table:table-cell>
          <table:table-cell table:style-name="ce4" office:value-type="float" office:value="166894" calcext:value-type="float">
            <text:p>16689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00717694</text:p>
          </table:table-cell>
          <table:table-cell table:number-columns-repeated="991"/>
        </table:table-row>
        <table:table-row table:style-name="ro1">
          <table:table-cell table:style-name="ce4" office:value-type="string" calcext:value-type="string">
            <text:p>Schardong F.; Custódio R.</text:p>
          </table:table-cell>
          <table:table-cell table:style-name="ce4" office:value-type="string" calcext:value-type="string">
            <text:p>Schardong, Frederico (56938998800); Custódio, Ricardo (23134431000)</text:p>
          </table:table-cell>
          <table:table-cell table:style-name="ce4" office:value-type="string" calcext:value-type="string">
            <text:p>56938998800; 23134431000</text:p>
          </table:table-cell>
          <table:table-cell table:style-name="ce4" office:value-type="string" calcext:value-type="string">
            <text:p>Self-Sovereign Identity: A Systematic Review, Mapping and Taxonomy</text:p>
          </table:table-cell>
          <table:table-cell table:style-name="ce4" office:value-type="float" office:value="2022" calcext:value-type="float">
            <text:p>2022</text:p>
          </table:table-cell>
          <table:table-cell table:style-name="ce4" office:value-type="string" calcext:value-type="string">
            <text:p>Sensors</text:p>
          </table:table-cell>
          <table:table-cell table:style-name="ce4" office:value-type="float" office:value="22" calcext:value-type="float">
            <text:p>22</text:p>
          </table:table-cell>
          <table:table-cell table:style-name="ce4" office:value-type="float" office:value="15" calcext:value-type="float">
            <text:p>15</text:p>
          </table:table-cell>
          <table:table-cell table:style-name="ce4" office:value-type="float" office:value="5641" calcext:value-type="float">
            <text:p>5641</text:p>
          </table:table-cell>
          <table:table-cell table:number-columns-repeated="3"/>
          <table:table-cell table:style-name="ce4" office:value-type="float" office:value="8" calcext:value-type="float">
            <text:p>8</text:p>
          </table:table-cell>
          <table:table-cell table:style-name="ce4" office:value-type="string" calcext:value-type="string">
            <text:p>10.3390/s22155641</text:p>
          </table:table-cell>
          <table:table-cell table:style-name="ce4" office:value-type="string" calcext:value-type="string">
            <text:p>https://www.scopus.com/inward/record.uri?eid=2-s2.0-85136341197&amp;doi=10.3390%2fs22155641&amp;partnerID=40&amp;md5=7c024fe6498229cffaac924e868776f0</text:p>
          </table:table-cell>
          <table:table-cell table:style-name="ce4" office:value-type="string" calcext:value-type="string">
            <text:p>Graduate Program on Computer Science, Department of Informatics and Statistics, Federal University of Santa Catarina (UFSC), SC, Florianópolis, 88040-370, Brazil; Federal Institute of Education, Science and Technology of Rio Grande do Sul, RS, Rolante, 95690-000, Brazil</text:p>
          </table:table-cell>
          <table:table-cell table:style-name="ce4" office:value-type="string" calcext:value-type="string">
            <text:p>Schardong F., Graduate Program on Computer Science, Department of Informatics and Statistics, Federal University of Santa Catarina (UFSC), SC, Florianópolis, 88040-370, Brazil, Federal Institute of Education, Science and Technology of Rio Grande do Sul, RS, Rolante, 95690-000, Brazil; Custódio R., Graduate Program on Computer Science, Department of Informatics and Statistics, Federal University of Santa Catarina (UFSC), SC, Florianópolis, 88040-370, Brazil</text:p>
          </table:table-cell>
          <table:table-cell table:style-name="ce4"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table:style-name="ce4" office:value-type="string" calcext:value-type="string">
            <text:p>identity and access management; identity management; privacy; review; self-sovereign identity; SSI; survey; systematic literature review; systematic mapping; taxonomy</text:p>
          </table:table-cell>
          <table:table-cell table:style-name="ce4" office:value-type="string" calcext:value-type="string">
            <text:p>Privacy; Authentication; Authorization; Data privacy; Mapping; Identity and access managements; Identity management; Identity models; Privacy; Self-sovereign identity; Service provider; Systematic literature review; Systematic mapping; Systematic Review; privacy; Taxonomies</text:p>
          </table:table-cell>
          <table:table-cell table:style-name="ce4" office:value-type="string" calcext:value-type="string">
            <text:p>IT Security and Privacy—A Framework for Identity Management-Part 1: Terminology and Concepts, (2019); Bertino E., Takahashi K., Identity Management: Concepts, Technologies, and Systems, (2010); Allen C., The Path to Self-Sovereign Identity, (2016); Hackett R., LinkedIn Lost 167 Million Account Credentials in Data Breach, (2016); Isaak J., Hanna M.J., User data privacy: Facebook, Cambridge Analytica, and privacy protection, Computer, 51, pp. 56-59, (2018); Melendez S., Pasternack A., Here Are the Data Brokers Quietly Buying and Selling Your Personal Information, (2019); Sovrin, (2016); uPort, (2020); Liu Y., He D., Obaidat M.S., Kumar N., Khan M.K., Raymond Choo K.K.K., Blockchain-based identity management systems: A review, J. Netw. Comput. Appl, 166, (2020); Cucko S., Turkanovic M., Decentralized and Self-Sovereign Identity: Systematic Mapping Study, IEEE Access, 9, pp. 139009-139027, (2021); Ghaffari F., Gilani K., Bertin E., Crespi N., Identity and access management using distributed ledger technology: A survey, Int. J. Netw. Manag, (2021); Mulaji S.S., Roodt S.S., The Practicality of Adopting Blockchain-Based Distributed Identity Management in Organisations: A Meta-Synthesis, Secur. Commun. Netw, 2021, (2021); Kuperberg M., Blockchain-Based Identity Management: A Survey From the Enterprise and Ecosystem Perspective, IEEE Trans. Eng. Manag, 67, pp. 1-20, (2019); Zhu X., Badr Y., Identity Management Systems for the Internet of Things: A Survey Towards Blockchain Solutions, Sensors, 18, (2018); Lim S.Y., Fotsing P.T., Almasri A., Musa O., Kiah M.L.M., Ang T.F., Ismail R., Blockchain Technology the Identity Management and Authentication Service Disruptor: A Survey, Int. J. Adv. Sci. Eng. Inf. Technol, 8, pp. 1735-1745, (2018); Kaneriya J., Patel H., A Comparative Survey on Blockchain Based Self Sovereign Identity System, Proceedings of the 2020 3rd International Conference on Intelligent Sustainable Systems (ICISS), pp. 1150-1155; Gilani K., Bertin E., Hatin J., Crespi N., A survey on blockchain-based identity management and decentralized privacy for personal data, Proceedings of the 2020 2nd Conference on Blockchain Research &amp; Applications for Innovative Networks and Services (BRAINS), pp. 97-101; Dib O., Toumi K., Decentralized identity systems: Architecture, challenges, solutions and future directions, Ann. Emerg. Technol. Comput, 4, pp. 19-40, (2020); Muhle A., Gruner A., Gayvoronskaya T., Meinel C., A survey on essential components of a self-sovereign identity, Comput. Sci. Rev, 30, pp. 80-86, (2018); Schmidt K., Muhle A., Gruner A., Meinel C., Clear the Fog: Towards a Taxonomy of Self-Sovereign Identity Ecosystem Members, Proceedings of the 2021 18th International Conference on Privacy, Security and Trust (PST), pp. 1-7; ID123, (2021); Ometov A., Bezzateev S., Makitalo N., Andreev S., Mikkonen T., Koucheryavy Y., Multi-Factor Authentication: A Survey, Cryptography, 2, (2018); Stallings W., Cryptography and Network Security: Principles and Practice, (2013); View M., Rydell J., Pei M., Machani S., TOTP: Time-Based One-Time Password Algorithm, (2011); Erdem E., Sandikkaya M.T., OTPaaS—One time password as a service, IEEE Trans. Inf. Forens. Secur, 14, pp. 743-756, (2018); Bank W., ID4D Practitioner’s Guide, (2019); (2014); Miyata T., Koga Y., Madsen P., Adachi S.I., Tsuchiya Y., Sakamoto Y., Takahashi K., A Survey on Identity Management Protocols and Standards, IEICE Trans. Inf. Syst, 89, pp. 112-123, (2006); El Maliki T., Seigneur J.M., A Survey of User-centric Identity Management Technologies, Proceedings of the International Conference on Emerging Security Information, Systems, and Technologies (SECUREWARE 2007), pp. 12-17; Ferdous M., User-Controlled Identity Management Systems Using Mobile Devices, Ph.D. Thesis, (2015); eBay, (1995); Resnick P., Zeckhauser R., Swanson J., Lockwood K., The value of reputation on eBay: A controlled experiment, Exp. Econ, 9, pp. 79-101, (2006); Kiennert C., Bouzefrane S., Thoniel P., 3—Authentication Systems, Digital Identity Management, pp. 95-135, (2015); Ferdous M.S., Norman G., Poet R., Mathematical Modelling of Identity, Identity Management and Other Related Topics, Proceedings of the 7th International Conference on Security of Information and Networks, pp. 9-16; Talib S., Clarke N.L., Furnell S.M., An Analysis of Information Security Awareness within Home and Work Environments, Proceedings of the 2010 International Conference on Availability, Reliability and Security, pp. 196-203; Scarfone K., Souppaya M., Guide to Enterprise Password Management, (2009); Hughes J., Maler E., Security Assertion Markup Language (SAML) V2.0 Technical Overview, (2005); Hardt D., The OAuth 2.0 Authorization Framework, (2012); Recordon D., Reed D., OpenID 2.0: A platform for user-centric identity management, Proceedings of the 2nd ACM Workshop on Digital Identity Management, pp. 11-16; Josang A., Pope S., User Centric Identity Management, Proceedings of the AusCERT Asia Pacific Information Technology Security Conference, (2005); Ingram D., Facebook Hits 2 Billion-User Mark, Doubling in Size Since 2012, (2017); Galperin E., Ben Hassine W., Changes to Facebook’s “Real Names” Policy Still Don’t Fix the Problem, (2015); Searls D., The Identity Problem, (2012); Loffreto D., Administrative Precedence, (2013); Regulation (EU) 2016/679, (2016); Chau E.P., Hertzberg R., California Consumer Privacy Act of 2018, (2018); Mill J.S., On Liberty, (1859); Uzgalis W., John Locke, The Stanford Encyclopedia of Philosophy, Spring 2020 ed, (2020); Loffreto D., What is “Sovereign Source Authority”?, (2012); Searls D., Some Perspective on Self-Sovereign Identity, (2018); Young I.K., The origins of the SSI community, Self-Sovereign Identity: Decentralized Digital Identity and Verifiable Credentials, 1, pp. 310-321, (2021); Vescent H., Young K., Duffy H., Sabadello M., Zagidulin D., Caballero J., A Comprehensive Guide to Self Sovereign Identity, (2019); Young K., The Domains of Identity: A Framework for Understanding Identity Systems in Contemporary Society, (2020); Searls D., Leveraging Whitman, (2013); Searls D., IIW Challenge #1: Sovereign Identity in the Great Silo Forest, (2013); Searls D., Personal = Sovereign, (2014); Loffreto D., Recalibrating Sovereignty, (2013); Sporny M., Longley D., Chadwick D., Verifiable Credentials Data Model 1.0, (2017); Reed D., Sporny M., Longley D., Christopher A., Grant R., Sabadello M., Decentralized Identifiers (DIDs), (2019); Toth K.C., Anderson-Priddy A., Self-Sovereign Digital Identity: A Paradigm Shift for Identity, IEEE Secur. Priv, 17, pp. 17-27, (2019); Turner S., Farrell S., Housley R., An Internet Attribute Certificate Profile for Authorization, (2010); Camenisch J., Lysyanskaya A., An efficient system for non-transferable anonymous credentials with optional anonymity revocation, Proceedings of the Advances in Cryptology—EUROCRYPT 2001, pp. 93-118, (2001); Camenisch J., Lysyanskaya A., Dynamic Accumulators and Application to Efficient Revocation of Anonymous Credentials, Proceedings of the Advances in Cryptology—CRYPTO 2002, pp. 61-76, (2002); Chaum D., Security without Identification: Transaction Systems to Make Big Brother Obsolete, Commun. ACM, 28, pp. 1030-1044, (1985); Lee J., Choi J., Oh H., Kim J., Privacy-preserving Identity Management System, Cryptology, 2021, (2021); Lee J., Hwang J., Choi J., Oh H., Kim J., SIMS: Self-Sovereign Identity Management System with Preserving Privacy in Blockchain, IACR Cryptol, 1, pp. 1-13, (2019); Schanzenbach M., Kilian T., Schutte J., Banse C., ZKlaims: Privacy-preserving Attribute-based Credentials using Non-interactive Zero-knowledge Techniques, Proceedings of the 16th International Joint Conference on e-Business and Telecommunications-SECRYPT, pp. 325-332, (2019); Schnorr C.P., Efficient Identification and Signatures for Smart Cards, Proceedings of the Advances in Cryptology—CRYPTO’ 89, pp. 239-252, (1990); Swan M., Blockchain: Blueprint for a New Economy, (2015); Alboaie S., Cosovan D., Private Data System Enabling Self-Sovereign Storage Managed by Executable Choreographies, Lecture Notes in Computer Science (Including Subseries Lecture Notes in Artificial Intelligence and Lecture Notes in Bioinformatics), pp. 83-98, (2017); Alpar G., van den Broek F., Hampiholi B., Jacobs B., Lueks W., Ringers S., IRMA: Practical, decentralized and privacy-friendly identity management using smartphones, Proceedings of the 10th Workshop on Hot Topics in Privacy Enhancing Technologies (HotPETs 2017), pp. 1-2; van Bokkem D., Hageman R., Koning G., Nguyen L., Zarin N., Self-Sovereign Identity Solutions: The Necessity of Blockchain Technology, CoRR, 1904, pp. 1-8, (2019); Linklater G., Herbert A., Smith C., Irwin B., Herbert A., Irwin B., Toward distributed key management for offline authentication, Proceedings of the Annual Conference of the South African Institute of Computer Scientists and Information Technologists on—SAICSIT ’18, pp. 10-19, (2018); Zhu X., Badr Y., Fog computing security architecture for the internet of things using blockchain-based social networks, Proceedings of the 2018 IEEE International Conference on Internet of Things (iThings) and IEEE Green Computing and Communications (GreenCom) and IEEE Cyber, Physical and Social Computing (CPSCom) and IEEE Smart Data (SmartData), pp. 1361-1366; Zheng Z., Xie S., Dai H.N., Chen W., Chen X., Weng J., Imran M., An overview on smart contracts: Challenges, advances and platforms, Future Gener. Comput. Syst, 105, pp. 475-491, (2020); Finfgeld-Connett D., A Guide to Qualitative Meta-Synthesis, (2018); Petersen K., Vakkalanka S., Kuzniarz L., Guidelines for conducting systematic mapping studies in software engineering: An update, Inf. Softw. Technol, 64, pp. 1-18, (2015); Petersen K., Feldt R., Mujtaba S., Mattsson M., Systematic Mapping Studies in Software Engineering, Proceedings of the 12th International Conference on Evaluation and Assessment in Software Engineering, pp. 1-10; Kitchenham B., Charters S., Guidelines for Performing Systematic Literature Reviews in Software Engineering, (2007); ACM Digital Library, (2010); IEEE Xplore, (2000); ScienceDirect, (1997); Springer Link, (2012); Scopus Preview, (2010); Web of Science, (2006); Google Scholar, (2004); Google Patents, (2006); Mendeley, (2008); Wohlin C., Guidelines for snowballing in systematic literature studies and a replication in software engineering, Proceedings of the 18th International Conference on Evaluation and Assessment in Software Engineering-EASE ’14, pp. 1-10, (2014); Schardong F., Custodio R., Study Selection Process, Spreadsheet, (2021); Lux Z.A., Beierle F., Zickau S., Gondor S., Full-text Search for Verifiable Credential Metadata on Distributed Ledgers, Proceedings of the 2019 6th International Conference on Internet of Things: Systems, Management and Security (IOTSMS 2019), pp. 519-528; Schardong F., Custodio R., Pioli L., Meyer J., Matching Metadata on Blockchain for Self-Sovereign Identity, Proceedings of the International Conference on Business Process Management, pp. 421-433, (2021); Anaigoundanpudur Karthikeyan N., Cryptographic Implementation of Issuer Policy for Self Sovereign Identity Systems, Master’s Thesis, (2021); Kang M., Lemieux V., A Decentralized Identity-Based Blockchain Solution for Privacy-Preserving Licensing of Individual-Controlled Data to Prevent Unauthorized Secondary Data Usage, Ledger, 6, (2021); Bathen L., Flores G.H., Madl G., Jadav D., Arvanitis A., Santhanam K., Zeng C., Gordon A., SelfIs: Self-sovereign biometric IDs, Proceedings of the IEEE/CVF Conference on Computer Vision and Pattern Recognition Workshops (CVPRW), pp. 2847-2856, (2019); Mishra P., Modanwal V., Kaur H., Varshney G., Pseudo-Biometric Identity Framework: Achieving Self-Sovereignity for Biometrics on Blockchain, Proceedings of the IEEE 2021 IEEE International Conference on Systems, Man and Cybernetics (SMC), pp. 945-951; Abraham A., Schinnerl C., More S., SSI Strong Authentication using a Mobile-Phone based Identity Wallet reaching a High Level of Assurance, Proceedings of the 18th International Conference on Security and Cryptography-SECRYPT; Abraham A., Horandner F., Omolola O., Ramacher S., Privacy-Preserving eID Derivation for Self-Sovereign Identity Systems, Proceedings of the Lecture Notes in Computer Science (Including Subseries Lecture Notes in Artificial Intelligence and Lecture Notes in Bioinformatics), pp. 307-323, (2020); Gruner A., Muhle A., Meinel C., An Integration Architecture to Enable Service Providers for Self-sovereign Identity, Proceedings of the 2019 IEEE 18th International Symposium on Network Computing and Applications (NCA 2019), pp. 261-265; Gruner A., Muhle A., Meinel C., ATIB: Design and Evaluation of an Architecture for Brokered Self-Sovereign Identity Integration and Trust-Enhancing Attribute Aggregation for Service Provider, IEEE Access, 9, pp. 138553-138570, (2021); Martinez Jurado V., Vila X., Kubach M., Henderson Johnson Jeyakumar I., Solana A., Marangoni M., Applying assurance levels when issuing and verifying credentials using Trust Frameworks, Proceedings of the Open Identity Summit 2021; Lux Z.A., Thatmann D., Zickau S., Beierle F., Distributed-Ledger-based Authentication with Decentralized Identifiers and Verifiable Credentials, Proceedings of the 2020 2nd Conference on Blockchain Research &amp; Applications for Innovative Networks and Services (BRAINS), pp. 71-78; Lagutin D., Kortesniemi Y., Fotiou N., Siris V.A., Enabling decentralised identifiers and verifiable credentials for constrained IoT devices using OAuth-based delegation, Proceedings of the Workshop on Decentralized IoT Systems and Security (DISS 2019), in Conjunction with the NDSS Symposium, 24; Yildiz H., Ritter C., Nguyen L.T., Frech B., Martinez M.M., Kupper A., Connecting Self-Sovereign Identity with Federated and User-centric Identities via SAML Integration, Proceedings of the 2021 IEEE Symposium on Computers and Communications (ISCC), pp. 1-7; Zhong T., Shi P., Chang J., JointCloud Cross-chain Verification Model of Decentralized Identifiers, Proceedings of the 2021 IEEE International Performance, Computing, and Communications Conference (IPCCC), pp. 1-8; Hong S., Kim H., VaultPoint: A Blockchain-Based SSI Model that Complies with OAuth 2.0, Electronics, 9, (2020); Schanzenbach M., Bramm G., Schutte J., reclaimID: Secure, Self-Sovereign Identities Using Name Systems and Attribute-Based Encryption, Proceedings of the 2018 17th IEEE International Conference on Trust, Security and Privacy in Computing and Communications/12th IEEE International Conference On Big Data Science And Engineering (TrustCom/BigDataSE), pp. 946-957; Xu J., Xue K., Tian H., Hong J., Wei D.S., Hong P., An Identity Management and Authentication Scheme Based on Redactable Blockchain for Mobile Networks, IEEE Trans. Veh. Technol, 69, pp. 6688-6698, (2020); Schanzenbach M., Towards Self-Sovereign, Decentralized Personal Data Sharing and Identity Management, Ph.D. Thesis, (2020); Lauinger J., Ernstberger J., Regnath E., Hamad M., Steinhorst S., A-PoA: Anonymous Proof of Authorization for Decentralized Identity Management, Proceedings of the 2021 IEEE International Conference on Blockchain and Cryptocurrency (ICBC), pp. 1-9; Mukta R., Paik H., Lu Q., Kanhere S.S., Credential-Based Trust Management in Self Sovereign Identity. womENcourage2021; Stokkink Q., Pouwelse J., Deployment of a Blockchain-Based Self-Sovereign Identity, Proceedings of the 2018 IEEE International Conference on Internet of Things (iThings) and IEEE Green Computing and Communications (GreenCom) and IEEE Cyber, Physical and Social Computing (CPSCom) and IEEE Smart Data (SmartData), pp. 1336-1342; Lax G., Russo A., A Lightweight Scheme Exploiting Social Networks for Data Minimization According to the GDPR, IEEE Trans. Comput. Soc. Syst, 8, pp. 388-397, (2021); Abraham A., More S., Rabensteiner C., Horandner F., Revocable and offline-verifiable self-sovereign identities, Proceedings of the 2020 IEEE 19th International Conference on Trust, Security and Privacy in Computing and Communications (TrustCom), pp. 1020-1027, (2020); Cho K.W., Jeong B.G., Shin S.U., Verifiable Credential Proof Generation and Verification Model for Decentralized SSI-Based Credit Scoring Data, IEICE Trans. Inf. Syst, 104, pp. 1857-1868, (2021); Chotkan R., Industry-Grade Self-Sovereign Identity: On the Realisation of a Fully Distributed Self-Sovereign Identity Architecture, Master’s Thesis, (2021); Yang X., Li W., A zero-knowledge-proof-based digital identity management scheme in blockchain, Comput. Secur, 99, (2020); Bobolz J., Eidens F., Krenn S., Ramacher S., Samelin K., Issuer-Hiding Attribute-Based Credentials, Proceedings of the International Conference on Cryptology and Network Security, pp. 158-178, (2021); Jaroucheh Z., Alvarez I.A., Secretation: Toward a Decentralised Identity and Verifiable Credentials Based Scalable and Decentralised Secret Management Solution, Proceedings of the 2021 IEEE International Conference on Blockchain and Cryptocurrency (ICBC), pp. 1-9; Samir E., Wu H., Azab M., Xin C.S., Zhang Q., DT-SSIM: A Decentralized Trustworthy Self-Sovereign Identity Management Framework, IEEE Internet Things J, 9, pp. 7972-7988, (2021); Siddiqui H., Idrees M., Gudymenko I., Fetzer C., Credentials as a Service Providing Self Sovereign Identity as a Cloud Service Using Trusted Execution Environments, Proceedings of the 2021 IEEE International Conference on Cloud Engineering (IC2E), pp. 210-216; Gruner A., Muhle A., Meinel C., Using Probabilistic Attribute Aggregation for Increasing Trust in Attribute Assurance, Proceedings of the 2019 IEEE Symposium Series on Computational Intelligence (SSCI), pp. 633-640; Bhattacharya M.P., Zavarsky P., Butakov S., Enhancing the Security and Privacy of Self-Sovereign Identities on Hyperledger Indy Blockchain, Proceedings of the 2020 International Symposium on Networks, Computers and Communications (ISNCC), pp. 1-7, (2020); Abramson W., Hickman N., Spencer N., Evaluating Trust Assurance in Indy-Based Identity Networks Using Public Ledger Data, Front. Blockchain, 4, (2021); Gruner A., Muhle A., Gayvoronskaya T., Meinel C., A Quantifiable Trust Model for Blockchain-Based Identity Management, Proceedings of the 2018 IEEE International Conference on Internet of Things (iThings) and IEEE Green Computing and Communications (GreenCom) and IEEE Cyber, Physical and Social Computing (CPSCom) and IEEE Smart Data (SmartData), pp. 1475-1482; Barclay I., Freytsis M., Bucher S., Radha S., Preece A., Taylor I., Towards a Modelling Framework for Self-Sovereign Identity Systems, arXiv, (2020); Liu J., Hodges A., Clay L., Monarch J., An analysis of digital identity management systems - a two-mapping view, Proceedings of the 2020 2nd Conference on Blockchain Research and Applications for Innovative Networks and Services (BRAINS), pp. 92-96; Ferdous M.S., Chowdhury F., Alassafi M.O., In Search of Self-Sovereign Identity Leveraging Blockchain Technology, IEEE Access, 7, pp. 103059-103079, (2019); Gwon O., Content Wallet Device and Self-Sovereign Identity and Copyright Authentication System Using Same, (2021); Liu Y., Lu Q., Paik H.Y., Xu X., Chen S., Zhu L., Design Pattern as a Service for Blockchain-Based Self-Sovereign Identity, IEEE Soft, 37, pp. 30-36, (2020); Lim S., Rhie M.H., Hwang D., Kim K.H., A Subject-Centric Credential Management Method based on the Verifiable Credentials, Proceedings of the 2021 International Conference on Information Networking (ICOIN), pp. 508-510; Lemieux V., Voskobojnikov A., Kang M., Addressing Audit and Accountability Issues in Self-Sovereign Identity Blockchain Systems Using Archival Science Principles, Proceedings of the 2021 IEEE 45th Annual Computers, Software, and Applications Conference (COMPSAC), pp. 1210-1216; Jakubeit P., Dercksen A., Peter A., SSI-AWARE: Self-sovereign Identity Authenticated Backup with Auditing by Remote Entities, Proceedings of the Information Security Theory and Practice, pp. 202-219, (2020); Soltani R., Nguyen U.T., An A., Practical Key Recovery Model for Self-Sovereign Identity Based Digital Wallets, Proceedings of the IEEE 17th International Conference on Dependable, Autonomic and Secure Computing, IEEE 17th International Conference on Pervasive Intelligence and Computing, IEEE 5th International Conference on Cloud and Big Data Computing, 4th Cyber Scienc, pp. 320-325; Kostadinov K., de Vos M., Pouwelse J., Towards Data Resilience for Fully Distributed Self-Sovereign Identity Managers, Bachelor’s Thesis, (2021); Kim W.B., Lee I.Y., Yim K.B., Group Delegated ID-Based Proxy Re-encryption for PHR, Proceedings of the Innovative Mobile and Internet Services in Ubiquitous Computing, pp. 447-456, (2021); Singh H.P., Stefanidis K., Kirstein F., A Private Key Recovery Scheme Using Partial Knowledge, Proceedings of the 2021 11th IFIP International Conference on New Technologies, Mobility and Security (NTMS), pp. 1-5; Lockwood M., An accessible interface layer for Self-Sovereign Identity, Front. Blockchain, 3, (2021); Mustafa K., Sakir S., Computer-Implemented Transaction System and Method, (2021); Toth K.C., Cavoukian A., Anderson-Priddy A., Privacy by Design Identity Architecture Using Agents and Digital Identities, Proceedings of the Annual Privacy Forum, pp. 73-94, (2020); Shanmugarasa Y., Paik H.Y., Kanhere S.S., Zhu L., Towards Automated Data Sharing in Personal Data Stores, Proceedings of the 2021 IEEE International Conference on Pervasive Computing and Communications Workshops and other Affiliated Events (PerCom Workshops), pp. 328-331; Wohlgemuth S., Umezawa K., Mishina Y., Takaragi K., A Secure Decision-Support Scheme for Self-Sovereign Identity Management, Proceedings of the Symposium on Cryptography and Information Security (SCIS), pp. 1-8, (2020); Inoue K., Suzuki D., Kurita T., Imai S., Cooperative Task Scheduling for Personal Identity Verification in Networked Systems, Proceedings of the 2020 32nd International Teletraffic Congress (ITC 32), pp. 97-105; Kubach M., Rossnagel H., A lightweight trust management infrastructure for self-sovereign identity, Proceedings of the Open Identity Summit 2021, pp. 155-166, (2021); Alber L., More S., Modersheim S., Schlichtkrull A., Adapting the TPL Trust Policy Language for a Self-Sovereign Identity World, Proceedings of the Open Identity Summit 2021, pp. 107-118, (2021); Hardman D., DIDComm Messaging, (2020); West R., Bluhm D., Hailstone M., Curran S., Curren S., Aristy G., Aries RFC 0023: DID Exchange Protocol 1.0, (2019); Smith S.M., Key Event Receipt Infrastructure (KERI), arXiv, (2019); Fedrecheski G., Costa L.C., Afzal S., Rabaey J.M., Lopes R.D., Zuffo M.K., A low-overhead approach for self-sovereign identity in IoT, arXiv, (2021); Park C.S., Nam H.M., A New Approach to Constructing Decentralized Identifier for Secure and Flexible Key Rotation, IEEE Internet Things J, 9, pp. 10610-10624, (2021); Kim K.H., Lim S., Hwang D.Y., Kim K.H., Analysis on the Privacy of DID Service Properties in the DID Document, Proceedings of the 2021 International Conference on Information Networking (ICOIN), pp. 745-748; Naik N., Grace P., Jenkins P., An Attack Tree Based Risk Analysis Method for Investigating Attacks and Facilitating Their Mitigations in Self-Sovereign Identity, Proceedings of the 2021 IEEE Symposium Series on Computational Intelligence (SSCI), pp. 1-8; Apache Solr, (2010); Hyperledger Indy, (2020); Honnibal M., Montani I., Van Landeghem S., Boyd A., spaCy: Industrial-Strength Natural Language Processing in Python, (2020); Mikolov T., Chen K., Corrado G., Dean J., Efficient estimation of word representations in vector space, arXiv, (2013); Sakimura N., Bradley J., Jones M., De Medeiros B., Mortimore C., Openid Connect Core 1.0, (2014); Fei C., Lohkamp J., Rusu E., Szawan K., Wagner K., Wittenberg N., Self-Sovereign and Decentralised Identity By Design, (2018); Boeyen S., Santesson S., Polk T., Housley R., Farrell S., Cooper D., Internet X.509 Public Key Infrastructure Certificate and Certificate Revocation List (CRL) Profile, (2008); Alliance F., Client to Authenticator Protocol (ctap), (2019); Patel V.M., Ratha N.K., Chellappa R., Cancelable biometrics: A review, IEEE Sign. Process. Mag, 32, pp. 54-65, (2015); Hermans J., Mennink B., Peeters R., When a bloom filter is a doom filter: Security assessment of a novel iris biometric template protection system, Proceedings of the 2014 International Conference of the Biometrics Special Interest Group (BIOSIG), pp. 1-6; Bradski G., The openCV library, Dr. Dobb’s J. Softw. Tools Prof. Program, 25, pp. 120-123, (2000); Kaur H., Khanna P., Random distance method for generating unimodal and multimodal cancelable biometric features, IEEE Trans. Inf. Forensics Secur, 14, pp. 709-719, (2018); Shamir A., How to share a secret, Commun. ACM, 22, pp. 612-613, (1979); Sabt M., Achemlal M., Bouabdallah A., Trusted execution environment: What it is, and what it is not, Proceedings of the 2015 IEEE Trustcom/BigDataSE/ISPA, 1, pp. 57-64; Galperin S., Adams D.C., Myers M., Ankney R., Malpani A.N., X.509 Internet Public Key Infrastructure Online Certificate Status Protocol-OCSP, (1999); Internet Assigned Numbers Authority (IANA), (1998); Berners-Lee T., Fielding R.T., Masinter L.M., Uniform Resource Identifier (URI): Generic Syntax, (2005); Sporny M., Zagidulin D., Longley D., The did:key Method, (2019); Josefsson S., Liusvaara I., Edwards-Curve Digital Signature Algorithm (EdDSA), (2017); Benet J., Sporny M., The Multibase Data Format, Internet-Draft Draft-Multiformats-Multibase-03, (2021); West R., Bluhm D., Hailstone M., Curran S., Curren S., Aristy G., Aries RFC 0434: Out-of-Band Protocol 1.1, (2019); Bormann C., Hoffman P.E., Concise Binary Object Representation (CBOR), (2013); Lamport L., Password authentication with insecure communication, Commun. ACM, 24, pp. 770-772, (1981); Mockapetris P., Domain Names: Concepts and Facilities, (1983); Wachs M., Schanzenbach M., Grothoff C., On the feasibility of a censorship resistant decentralized name system, Proceedings of the International Symposium on Foundations and Practice of Security, pp. 19-30, (2013); Blaze M., Bleumer G., Strauss M., Divertible protocols and atomic proxy cryptography, Proceedings of the International Conference on the Theory and Applications of Cryptographic Techniques, pp. 127-144, (1998); Krawczyk H., Rabin T., Chameleon Hashing and Signatures, (1998); Ateniese G., Magri B., Venturi D., Andrade E., Redactable Blockchain-or-Rewriting History in Bitcoin and Friends, Proceedings of the 2017 IEEE European Symposium on Security and Privacy (EuroS&amp;P), pp. 111-126, (2017); Derler D., Samelin K., Slamanig D., Striecks C., Fine-Grained and Controlled Rewriting in Blockchains: Chameleon-Hashing Gone Attribute-Based, (2019); Bethencourt J., Sahai A., Waters B., Ciphertext-policy attribute-based encryption, Proceedings of the 2007 IEEE Symposium on Security and Privacy (SP’07), pp. 321-334; Waters B., Efficient identity-based encryption without random oracles, Proceedings of the Annual International Conference on the Theory and Applications of Cryptographic Techniques, pp. 114-127, (2005); Boneh D., Lynn B., Shacham H., Short signatures from the Weil pairing, Proceedings of the International Conference on the Theory and Application of Cryptology and Information Security, pp. 514-532, (2001); Bitansky N., Canetti R., Chiesa A., Tromer E., From extractable collision resistance to succinct non-interactive arguments of knowledge, and back again, Proceedings of the 3rd Innovations in Theoretical Computer Science Conference, pp. 326-349, (2012); Gentry C., Fully homomorphic encryption using ideal lattices, Proceedings of the Forty-First Annual ACM Symposium on Theory of Computing, pp. 169-178; Martin R.C., Riehle D., Buschmann F., Pattern Languages of Program Design 3, pp. 529-574, (1997); Dalpiaz F., Franch X., Horkoff J., iStar 2.0 Language Guide, arXiv, (2016); Mortier R., Haddadi H., Henderson T., McAuley D., Crowcroft J., Human-Data Interaction: The Human Face of the Data-Driven Society, arXiv, (2015); Schneier B., Attack trees, Dr. Dobb’s J, 24, pp. 21-29, (1999); Certification Authority Browser Forum, (2005); Modersheim S., Schlichtkrull A., Wagner G., More S., Alber L., TPL: A Trust Policy Language, Proceedings of the Trust Management XIII, pp. 209-223, (2019); Menezes A.J., Van Oorschot P.C., Vanstone S.A., Handbook of Applied Cryptography, (2018); Barker E., Guideline for using cryptographic standards in the federal government: Cryptographic mechanisms, NIST Special Publication, pp. 175B-800B, (2016); Schrijver A., Theory of Linear and Integer Programming, (1998); Goldreich O., Secure multi-party computation, Manuscript. Prelim. Vers, 78, (1998); Verifiable Claims Working Group Frequently Asked Questions, (2017); Andrieu J., A Technology-Free Definition of Self-Sovereign Identity, Proceedings of the Rebooting the Web of Trust III, pp. 2-5, (2016); Naik N., Jenkins P., Self-Sovereign Identity Specifications: Govern Your Identity Through Your Digital Wallet using Blockchain Technology, Proceedings of the 2020 8th IEEE International Conference on Mobile Cloud Computing, Services, and Engineering (MobileCloud), pp. 90-95; Ellingsen J., Self-Sovereign Identity Systems Opportunities and challenges, Master’s Thesis, (2019); Van Wingerde M., Blockchain-Enabled Self-Sovereign Identity, Master’s Thesis, (2017); Abraham A., Self-Sovereign Identity: Whitepaper about the Concept of Self-Sovereign Identity Including Its Potential, (2017); Satybaldy A., Nowostawski M., Ellingsen J., Self-Sovereign Identity Systems, Privacy and Identity Management. Data for Better Living: AI and Privacy: 14th IFIP WG 9.2, 9.6/11.7, 11.6/SIG 9.2.2 International Summer School, Windisch, Switzerland, 19–23 August 2019, Revised Selected Papers, pp. 447-461, (2020); Diebold Z., O'Mahony D., Self-Sovereign Identity Using Smart Contracts on the Ethereum Blockchain, Master’s Thesis, (2017); Speelman T., Self-Sovereign Identity: Proving Power over Legal Entities, Master’s Thesis, (2020); Cucko S., Becirovic S., Kamisalic A., Mrdovic S., Turkanovic M., Towards the classification of Self-Sovereign Identity properties, arXiv, (2021); The Principles of SSI, (2021); Schutte M., Schutte’s Critique of the Self-Sovereign Identity Principles, (2016); Evernym, (2013); Tobin A., Reed D., The Inevitable Rise of Self-Sovereign Identity, (2016); Write To The Sovrin Public Ledger, (2016); Cameron K., The Laws of Identity, (2005); Savic M., Ivanovic M., Jain L.C., Co-authorship Networks: An Introduction, Complex Networks in Software, Knowledge, and Social Systems, pp. 179-192, (2019); Sporny M., Longley D., Chadwick D., Verifiable Credentials Data Model 1.0-Trust Model, (2019); Meier S., Schmidt B., Cremers C., Basin D., The TAMARIN Prover for the Symbolic Analysis of Security Protocols, Proceedings of the International Conference on Computer Aided Verification, pp. 696-701, (2013)</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36341197</text:p>
          </table:table-cell>
          <table:table-cell table:number-columns-repeated="991"/>
        </table:table-row>
        <table:table-row table:style-name="ro1">
          <table:table-cell table:style-name="ce4" office:value-type="string" calcext:value-type="string">
            <text:p>Reed H.; Dailey N.</text:p>
          </table:table-cell>
          <table:table-cell table:style-name="ce4" office:value-type="string" calcext:value-type="string">
            <text:p>Reed, Harvey (18635129200); Dailey, Nathaniel (57214800079)</text:p>
          </table:table-cell>
          <table:table-cell table:style-name="ce4" office:value-type="string" calcext:value-type="string">
            <text:p>18635129200; 57214800079</text:p>
          </table:table-cell>
          <table:table-cell table:style-name="ce4" office:value-type="string" calcext:value-type="string">
            <text:p>Decentralized Approaches Disrupt Multi-Stakeholder Activities</text:p>
          </table:table-cell>
          <table:table-cell table:style-name="ce4" office:value-type="float" office:value="2023" calcext:value-type="float">
            <text:p>2023</text:p>
          </table:table-cell>
          <table:table-cell table:style-name="ce4" office:value-type="string" calcext:value-type="string">
            <text:p>Proceedings of SPIE - The International Society for Optical Engineering</text:p>
          </table:table-cell>
          <table:table-cell table:style-name="ce4" office:value-type="float" office:value="12542" calcext:value-type="float">
            <text:p>12542</text:p>
          </table:table-cell>
          <table:table-cell/>
          <table:table-cell table:style-name="ce4" office:value-type="float" office:value="1254209" calcext:value-type="float">
            <text:p>1254209</text:p>
          </table:table-cell>
          <table:table-cell table:number-columns-repeated="3"/>
          <table:table-cell table:style-name="ce4" office:value-type="float" office:value="0" calcext:value-type="float">
            <text:p>0</text:p>
          </table:table-cell>
          <table:table-cell table:style-name="ce4" office:value-type="string" calcext:value-type="string">
            <text:p>10.1117/12.2665997</text:p>
          </table:table-cell>
          <table:table-cell table:style-name="ce4" office:value-type="string" calcext:value-type="string">
            <text:p>https://www.scopus.com/inward/record.uri?eid=2-s2.0-85171292303&amp;doi=10.1117%2f12.2665997&amp;partnerID=40&amp;md5=2270c9c69541dbb739872cf47da3780a</text:p>
          </table:table-cell>
          <table:table-cell table:style-name="ce4" office:value-type="string" calcext:value-type="string">
            <text:p>The MITRE Corporation, 202 Burlington Road, Bedford, 01730, MA, United States; The MITRE Corporation, 7515 Colshire Drive, McLean, 22102-7539, VA, United States</text:p>
          </table:table-cell>
          <table:table-cell table:style-name="ce4" office:value-type="string" calcext:value-type="string">
            <text:p>Reed H., The MITRE Corporation, 202 Burlington Road, Bedford, 01730, MA, United States; Dailey N., The MITRE Corporation, 7515 Colshire Drive, McLean, 22102-7539, VA, United States</text:p>
          </table:table-cell>
          <table:table-cell table:style-name="ce4"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table:style-name="ce4" office:value-type="string" calcext:value-type="string">
            <text:p>Blockchain; Decentralization; Ledger; Space; Supply Chain; Traceability</text:p>
          </table:table-cell>
          <table:table-cell table:style-name="ce4" office:value-type="string" calcext:value-type="string">
            <text:p>Blockchain; Digital storage; Distributed ledger; Information analysis; Information dissemination; National security; Block-chain; Data technologies; Decentralisation; Decentralised; Decentralized approach; Information sharing; Ledg; Multi-stakeholder; Space; Traceability; Supply chains</text:p>
          </table:table-cell>
          <table:table-cell table:style-name="ce4" office:value-type="string" calcext:value-type="string">
            <text:p>Reed H., Stilwell R., Weedon B., Dailey N., Tsamis N., Sharing Operational Risk Information in the Space Domain to Facilitate Norms, Advanced Maui Optical and Space Surveillance Technologies Conference, (2021); Reed H., Stilwell R., Dailey N., Tsamis N., Weeden B., Space Information Sharing Ecosystems: Digital Knowledge Management in Operational Awareness, IAC, (2022); Stouffer K., Pease M., Lubell J., Wallace E., Reed H., Martin V., Granata S., Noh A., Freeberg C., Blockchain and Related Technologies to Support Manufacturing Supply Chain Traceability: Needs and Industry Perspectives, (2022); Carden B., Burchett D., Reed H., SNARE (Sensor Network Autonomous Resilient Extensible), AMOS, (2021); Yaga D., Mell P., Roby N., Scarfone K., NISTIR 8202: Blockchain Technology Overview, (2018)</text:p>
          </table:table-cell>
          <table:table-cell table:style-name="ce4" office:value-type="string" calcext:value-type="string">
            <text:p>SPIE</text:p>
          </table:table-cell>
          <table:table-cell table:style-name="ce4" office:value-type="string" calcext:value-type="string">
            <text:p>The Society of Photo-Optical Instrumentation Engineers (SPIE)</text:p>
          </table:table-cell>
          <table:table-cell table:style-name="ce4" office:value-type="string" calcext:value-type="string">
            <text:p>Disruptive Technologies in Information Sciences VII 2023</text:p>
          </table:table-cell>
          <table:table-cell table:style-name="ce4" office:value-type="string" calcext:value-type="string">
            <text:p>1 May 2023 through 3 May 2023</text:p>
          </table:table-cell>
          <table:table-cell table:style-name="ce4" office:value-type="string" calcext:value-type="string">
            <text:p>Orlando</text:p>
          </table:table-cell>
          <table:table-cell table:style-name="ce4" office:value-type="float" office:value="191364" calcext:value-type="float">
            <text:p>19136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1292303</text:p>
          </table:table-cell>
          <table:table-cell table:number-columns-repeated="991"/>
        </table:table-row>
        <table:table-row table:style-name="ro1">
          <table:table-cell table:style-name="ce4" office:value-type="string" calcext:value-type="string">
            <text:p>Nokhbeh Zaeem R.; Chang K.C.; Huang T.-C.; Liau D.; Song W.; Tyagi A.; Khalil M.; Lamison M.; Pandey S.; Barber K.S.</text:p>
          </table:table-cell>
          <table:table-cell table:style-name="ce4" office:value-type="string" calcext:value-type="string">
            <text:p>Nokhbeh Zaeem, Razieh (55371347500); Chang, Kai Chih (57204725294); Huang, Teng-Chieh (57211059046); Liau, David (55586164400); Song, Wenting (57219723383); Tyagi, Aditya (57215096666); Khalil, Manah (57607388800); Lamison, Michael (57610051600); Pandey, Siddharth (57218881035); Barber, K. Suzanne (7102660188)</text:p>
          </table:table-cell>
          <table:table-cell table:style-name="ce4" office:value-type="string" calcext:value-type="string">
            <text:p>55371347500; 57204725294; 57211059046; 55586164400; 57219723383; 57215096666; 57607388800; 57610051600; 57218881035; 7102660188</text:p>
          </table:table-cell>
          <table:table-cell table:style-name="ce4" office:value-type="string" calcext:value-type="string">
            <text:p>Blockchain-Based Self-Sovereign Identity: Survey, Requirements, Use-Cases, and Comparative Study</text:p>
          </table:table-cell>
          <table:table-cell table:style-name="ce4" office:value-type="float" office:value="2021" calcext:value-type="float">
            <text:p>2021</text:p>
          </table:table-cell>
          <table:table-cell table:style-name="ce4" office:value-type="string" calcext:value-type="string">
            <text:p>ACM International Conference Proceeding Series</text:p>
          </table:table-cell>
          <table:table-cell table:number-columns-repeated="3"/>
          <table:table-cell table:style-name="ce4" office:value-type="float" office:value="128" calcext:value-type="float">
            <text:p>128</text:p>
          </table:table-cell>
          <table:table-cell table:style-name="ce4" office:value-type="float" office:value="135" calcext:value-type="float">
            <text:p>135</text:p>
          </table:table-cell>
          <table:table-cell table:number-columns-repeated="2" table:style-name="ce4" office:value-type="float" office:value="7" calcext:value-type="float">
            <text:p>7</text:p>
          </table:table-cell>
          <table:table-cell table:style-name="ce4" office:value-type="string" calcext:value-type="string">
            <text:p>10.1145/3486622.3493917</text:p>
          </table:table-cell>
          <table:table-cell table:style-name="ce4" office:value-type="string" calcext:value-type="string">
            <text:p>https://www.scopus.com/inward/record.uri?eid=2-s2.0-85128677599&amp;doi=10.1145%2f3486622.3493917&amp;partnerID=40&amp;md5=6f175dc4cb3d27bc255fbf3251d5bbd5</text:p>
          </table:table-cell>
          <table:table-cell table:style-name="ce4" office:value-type="string" calcext:value-type="string">
            <text:p>University of Texas at Austin, Austin, TX, United States; Verizon, Dallas, TX, United States</text:p>
          </table:table-cell>
          <table:table-cell table:style-name="ce4" office:value-type="string" calcext:value-type="string">
            <text:p>Nokhbeh Zaeem R., University of Texas at Austin, Austin, TX, United States; Chang K.C., University of Texas at Austin, Austin, TX, United States; Huang T.-C., University of Texas at Austin, Austin, TX, United States; Liau D., University of Texas at Austin, Austin, TX, United States; Song W., University of Texas at Austin, Austin, TX, United States; Tyagi A., University of Texas at Austin, Austin, TX, United States; Khalil M., Verizon, Dallas, TX, United States; Lamison M., Verizon, Dallas, TX, United States; Pandey S., Verizon, Dallas, TX, United States; Barber K.S., University of Texas at Austin, Austin, TX, United States</text:p>
          </table:table-cell>
          <table:table-cell table:style-name="ce4"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table:style-name="ce4" office:value-type="string" calcext:value-type="string">
            <text:p>blockchain; privacy; self-sovereign identity</text:p>
          </table:table-cell>
          <table:table-cell table:style-name="ce4" office:value-type="string" calcext:value-type="string">
            <text:p>Distributed ledger; Block-chain; Case-studies; Comparatives studies; Digital identity; Digital transformation; Identity management; Non-functional requirements; Privacy; Privacy risks; Self-sovereign identity; Blockchain</text:p>
          </table:table-cell>
          <table:table-cell table:style-name="ce4" office:value-type="string" calcext:value-type="string">
            <text:p>Civic Decentralized Reusable KYC Services-Blockchain-Powered; ShoCard Identity Management Use Cases-ShoCard; Baars D.S., Towards self-sovereign identity using blockchain technology, (2016); Bartolomeu P.C., Vieira E., Hosseini S.M., Ferreira J., Self-sovereign identity: Use-cases, technologies, and challenges for industrial iot, 2019 24th IEEE International Conference on Emerging Technologies and Factory Automation (ETFA). IEEE, pp. 1173-1180, (2019); Bernal Bernabe J., Luis Canovas J., Hernandez-Ramos J.L., Torres Moreno R., Skarmeta A., Privacy-preserving solutions for blockchain: Review and challenges, IEEE Access, 7, pp. 164908-164940, (2019); Cachin C., Vukoli M., Blockchain consensus protocols in the wild, (2017); Dunphy P., Petitcolas F.A.P., A first look at identity management schemes on the blockchain, IEEE Security &amp; Privacy, 16, 4, pp. 20-29, (2018); El Haddouti S., Dafir Ech-Cherif El Kettani M., Analysis of identity management systems using blockchain technology, 2019 International Conference on Advanced Communication Technologies and Networking (CommNet). IEEE, pp. 1-7, (2019); Ellingsen J., Self-Sovereign Identity Systems: Opportunities and challenges, (2019); Evernym; Ferdous S., Chowdhury F., Alassafi M.O., In search of self-sovereign identity leveraging blockchain technology, IEEE Access, 7, pp. 103059-103079, (2019); Fernandez-Carames T.M., Fraga-Lamas P., A Review on the Use of Blockchain for the Internet of Things, IEEE Access, 6, pp. 32979-33001, (2018); Gao Z., Xu L., Turner G., Patel B., Diallo N., Chen L., Shi W., Blockchain-based identity management with mobile device, Proceedings of the 1stWorkshop on Cryptocurrencies and Blockchains for Distributed Systems, pp. 66-70, (2018); Kahsay Gebresilassie S., Rafferty J., Morrow P., Luke Chen L., Abu-Tair M., Cui Z., Distributed, Secure, Self-Sovereign Identity for IoT Devices, 2020 IEEE 6th World Forum on Internet of Things (WF-IoT). IEEE, pp. 1-6, (2020); Gruner A., Muhle A., Gayvoronskaya T., Meinel C., A comparative analysis of trust requirements in decentralized identity management, International Conference on Advanced Information Networking and Applications, pp. 200-213, (2019); Houtan B., Senhaji Hafid A., Makrakis D., A survey on blockchain-based self-sovereign patient identity in healthcare, IEEE Access, 8, pp. 90478-90494, (2020); Iansiti M., Lakhani K.R., The truth about blockchain, Harvard Business Review, 95, 1, pp. 118-127, (2017); Jacobovitz O., Blockchain for identity management, The Lynne and William Frankel Center for Computer Science Department of Computer Science, (2016); Kaneriya J., Patel H., A Comparative Survey on Blockchain Based Self Sovereign Identity System, 2020 3rd International Conference on Intelligent Sustainable Systems (ICISS). IEEE, pp. 1150-1155, (2020); Kondova G., Erbguth J., Self-sovereign identity on public blockchains and the GDPR, Proceedings of the 35th Annual ACM Symposium on Applied Computing, pp. 342-345, (2020); Lakhani K.R., Iansiti M., The truth about blockchain, Harvard Business Review, 95, pp. 118-127, (2017); Yun Lim S., Tankam Fotsing P., Almasri A., Musa O., Laiha Mat Kiah M., Fong Ang T., Ismail R., Blockchain technology the identity management and authentication service disruptor: A survey, Int. J. Adv. Sci. Eng. Inf. Technol, 8, 4, pp. 1735-1745, (2018); Liu Y., He D., Obaidat M.S., Kumar N., Khurram Khan M., Raymond Choo K., Et al., Blockchain-based identity management systems: A review, Journal of Network and Computer Applications, (2020); Mudliar K., Parekh H., Bhavathankar P., A comprehensive integration of national identity with blockchain technology, 2018 International Conference on Communication information and Computing Technology (ICCICT). IEEE, pp. 1-6, (2018); Muhle A., Gruner A., Gayvoronskaya T., Meinel C., A survey on essential components of a self-sovereign identity, Computer Science Review, 30, pp. 80-86, (2018); Ghulam Nabi A., Comparative study on identity management methods using blockchain, (2017); Nakamoto S., Bitcoin: A peer-to-peer electronic cash system, (2019); Rana R., Nokhbeh Zaeem R., Suzanne Barber K., An Assessment of Blockchain Identity Solutions: Minimizing Risk and Liability of Authentication, 2019 IEEE/WIC/ACM International Conference on Web Intelligence (WI), pp. 26-33, (2019); Soltani R., Trang Nguyen U., An A., A new approach to client onboarding using self-sovereign identity and distributed ledger, 2018 IEEE International Conference on Internet of Things (iThings) and IEEE Green Computing and Communications (GreenCom) and IEEE Cyber, Physical and Social Computing (CPSCom) and IEEE Smart Data (SmartData). IEEE, pp. 1129-1136, (2018); Stokkink Q., Pouwelse J., Deployment of a blockchain-based self-sovereign identity, 2018 IEEE international conference on Internet of Things (iThings) and IEEE green computing and communications (GreenCom) and IEEE cyber, physical and social computing (CPSCom) and IEEE smart data (SmartData). IEEE, pp. 1336-1342, (2018); Takemiya M., Vanieiev B., Sora identity: Secure, digital identity on the blockchain, 2018 ieee 42nd annual computer software and applications conference (compsac), 2, pp. 582-587, (2018); Tobin A., Reed D., The inevitable rise of self-sovereign identity, The Sovrin Foundation, (2016); Underwood S., Blockchain beyond bitcoin, Commun. ACM, 59, 11, pp. 15-17, (2016); uPort; Van Bokkem D., Hageman R., Koning G., Nguyen L., Zarin N., Self-sovereign identity solutions: The necessity of blockchain technology, (2019); Wang F., De Filippi P., Self-sovereign identity in a globalized world: Credentials-based identity systems as a driver for economic inclusion, Frontiers in Blockchain, 2, (2020); Nokhbeh Zaeem R., Suzanne Barber K., How Much Identity Management with Blockchain Would Have Saved Us, A Longitudinal Study of Identity Theft. In International Conference on Business Information Systems, pp. 158-168, (2020); Nokhbeh Zaeem R., Budalakoti S., Suzanne Barber K., Rasheed M., Bajaj C., Predicting and explaining identity risk, exposure and cost using the ecosystem of identity attributes, 2016 IEEE International Carnahan Conference on Security Technology (ICCST). IEEE, pp. 1-8, (2016); Nokhbeh Zaeem R., Manoharan M., Yang Y., Suzanne Barber K., Modeling and analysis of identity threat behaviors through text mining of identity theft stories, Computers &amp; Security, 65, pp. 50-63, (2017); Zaiss J., Nokhbeh Zaeem R., Suzanne Barber K., Identity Threat Assessment and Prediction, Journal of Consumer Affairs, 53, 1, pp. 58-70, (2019); Zhu X., Badr Y., Identity management systems for the internet of things: A survey towards blockchain solutions, Sensors, 18, 12, (2018); Zyskind G., Nathan O., Et al., Decentralizing privacy: Using blockchain to protect personal data, 2015 IEEE Security and Privacy Workshops. IEEE, pp. 180-184, (2015)</text:p>
          </table:table-cell>
          <table:table-cell table:style-name="ce4" office:value-type="string" calcext:value-type="string">
            <text:p>Association for Computing Machinery</text:p>
          </table:table-cell>
          <table:table-cell table:style-name="ce4" office:value-type="string" calcext:value-type="string">
            <text:p>ACM-SIGAI; et al.; IEEE Computer Society Technical Committee on Intelligent Informatics (TCII); The University of Queensland; University of Oxford; Web Intelligence Consortium (WIC)</text:p>
          </table:table-cell>
          <table:table-cell table:style-name="ce4" office:value-type="string" calcext:value-type="string">
            <text:p>2021 IEEE/WIC/ACM International Conference on Web Intelligence and Intelligent Agent Technology, WI-IAT 2021</text:p>
          </table:table-cell>
          <table:table-cell table:style-name="ce4" office:value-type="string" calcext:value-type="string">
            <text:p>14 December 2021 through 17 December 2021</text:p>
          </table:table-cell>
          <table:table-cell table:style-name="ce4" office:value-type="string" calcext:value-type="string">
            <text:p>Virtual, Online</text:p>
          </table:table-cell>
          <table:table-cell table:style-name="ce4" office:value-type="float" office:value="178753" calcext:value-type="float">
            <text:p>178753</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style-name="ce4" office:value-type="string" calcext:value-type="string">
            <text:p>All Open Access; Bronze Open Access</text:p>
          </table:table-cell>
          <table:table-cell table:style-name="ce4" office:value-type="string" calcext:value-type="string">
            <text:p>Scopus</text:p>
          </table:table-cell>
          <table:table-cell table:style-name="ce4" office:value-type="string" calcext:value-type="string">
            <text:p>2-s2.0-85128677599</text:p>
          </table:table-cell>
          <table:table-cell table:number-columns-repeated="991"/>
        </table:table-row>
        <table:table-row table:style-name="ro1">
          <table:table-cell table:style-name="ce4" office:value-type="string" calcext:value-type="string">
            <text:p>Shuaib M.; Hassan N.H.; Usman S.; Alam S.; Bhatia S.; Mashat A.; Kumar A.; Kumar M.</text:p>
          </table:table-cell>
          <table:table-cell table:style-name="ce4" office:value-type="string" calcext:value-type="string">
            <text:p>Shuaib, Mohammed (57207874230); Hassan, Noor Hafizah (57905044000); Usman, Sahnius (36007713400); Alam, Shadab (56659054100); Bhatia, Surbhi (56655934600); Mashat, Arwa (57211476380); Kumar, Adarsh (16744112800); Kumar, Manoj (57201849165)</text:p>
          </table:table-cell>
          <table:table-cell table:style-name="ce4" office:value-type="string" calcext:value-type="string">
            <text:p>57207874230; 57905044000; 36007713400; 56659054100; 56655934600; 57211476380; 16744112800; 57201849165</text:p>
          </table:table-cell>
          <table:table-cell table:style-name="ce4" office:value-type="string" calcext:value-type="string">
            <text:p>Self-Sovereign Identity Solution for Blockchain-Based Land Registry System: A Comparison</text:p>
          </table:table-cell>
          <table:table-cell table:style-name="ce4" office:value-type="float" office:value="2022" calcext:value-type="float">
            <text:p>2022</text:p>
          </table:table-cell>
          <table:table-cell table:style-name="ce4" office:value-type="string" calcext:value-type="string">
            <text:p>Mobile Information Systems</text:p>
          </table:table-cell>
          <table:table-cell table:style-name="ce4" office:value-type="float" office:value="2022" calcext:value-type="float">
            <text:p>2022</text:p>
          </table:table-cell>
          <table:table-cell/>
          <table:table-cell table:style-name="ce4" office:value-type="float" office:value="8930472" calcext:value-type="float">
            <text:p>8930472</text:p>
          </table:table-cell>
          <table:table-cell table:number-columns-repeated="3"/>
          <table:table-cell table:style-name="ce4" office:value-type="float" office:value="28" calcext:value-type="float">
            <text:p>28</text:p>
          </table:table-cell>
          <table:table-cell table:style-name="ce4" office:value-type="string" calcext:value-type="string">
            <text:p>10.1155/2022/8930472</text:p>
          </table:table-cell>
          <table:table-cell table:style-name="ce4" office:value-type="string" calcext:value-type="string">
            <text:p>https://www.scopus.com/inward/record.uri?eid=2-s2.0-85128769755&amp;doi=10.1155%2f2022%2f8930472&amp;partnerID=40&amp;md5=1d748a625643baf0b3603256727f32d8</text:p>
          </table:table-cell>
          <table:table-cell table:style-name="ce4" office:value-type="string" calcext:value-type="string">
            <text:p>Razak Faculty of Technology and Informatics (RFTI), Universiti Teknologi Malaysia (UTM), Kuala Lumpur, Malaysia; College of Computer Science and IT, Jazan University, Saudi Arabia; Department of Information Systems, College of Computer Science and Information, Technology, King Faisal University, Al Hasa, 36362, Saudi Arabia; Faculty of Computing and Information Technology, King Abdulaziz University, P.O. Box 344, Rabigh, 21911, Saudi Arabia; Department of Systemics, School of Computer Science, University of Petroleum and Energy Studies, Dehradun, India</text:p>
          </table:table-cell>
          <table:table-cell table:style-name="ce4" office:value-type="string" calcext:value-type="string">
            <text:p>Shuaib M., Razak Faculty of Technology and Informatics (RFTI), Universiti Teknologi Malaysia (UTM), Kuala Lumpur, Malaysia, College of Computer Science and IT, Jazan University, Saudi Arabia; Hassan N.H., Razak Faculty of Technology and Informatics (RFTI), Universiti Teknologi Malaysia (UTM), Kuala Lumpur, Malaysia; Usman S., Razak Faculty of Technology and Informatics (RFTI), Universiti Teknologi Malaysia (UTM), Kuala Lumpur, Malaysia; Alam S., College of Computer Science and IT, Jazan University, Saudi Arabia; Bhatia S., Department of Information Systems, College of Computer Science and Information, Technology, King Faisal University, Al Hasa, 36362, Saudi Arabia; Mashat A., Faculty of Computing and Information Technology, King Abdulaziz University, P.O. Box 344, Rabigh, 21911, Saudi Arabia; Kumar A., Department of Systemics, School of Computer Science, University of Petroleum and Energy Studies, Dehradun, India; Kumar M., Department of Systemics, School of Computer Science, University of Petroleum and Energy Studies, Dehradun, India</text:p>
          </table:table-cell>
          <table:table-cell table:style-name="ce4"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table:style-name="ce4" office:value-type="string" calcext:value-type="string">
            <text:p>Electronic document identification systems; Privacy-preserving techniques; 'current; Block-chain; Digital identity; Land registries; Privacy preserving; Process steps; Research methodologies; Research questions; Scientific database; Systematic literature review; Blockchain</text:p>
          </table:table-cell>
          <table:table-cell table:style-name="ce4" office:value-type="string" calcext:value-type="string">
            <text:p>Dempsey J., Graglia M., Case Study: Property Rights and Stability in Afghanistan, (2017); Cameron K., The Laws of Identity; Mintah K., Baako K.T., Kavaarpuo G., Otchere G.K., Skin lands in Ghana and application of blockchain technology for acquisition and title registration, Journal of Property, Planning and Environmental Law, 12, 2, pp. 147-169, (2020); Bundesverband B., Blockchain Opportunities and Challenges of A New Digital Infrastructure for Germany, (2017); Kaczorowska M., Blockchain-based land registration: Possibilities and challenges, Masaryk University Journal of Law and Technology, 13, 2, pp. 339-360, (2019); Mehdi N., Blockchain: An Emerging Opportunity for Surveyors?; Sylvester G., E-Agriculture in Action: Blockchain for Agriculture Opportunities and Challanges, (2019); Torres J., Nogueira M., Pujolle G., A survey on identity management for the future network, IEEE Communication Surveys and Tutorials, 15, 2, pp. 787-802, (2013); Ning H., Liu X., Ye X., He J., Zhang W., Daneshmand M., Edge computing-based ID and nID combined identification and resolution scheme in IoT, IEEE Internet of Things Journal, 6, 4, pp. 6811-6821, (2019); Laurent M., Denouel J., Levallois-Barth C., Waelbroeck P., Digital identity, Digital Identity Management, pp. 1-45, (2015); Bouras M.A., Lu Q., Zhang F., Wan Y., Zhang T., Ning H., Distributed ledger technology for eHealth identity privacy: State of the art and future perspective, Sensors, 20, 2, (2020); Schaffner M., Analysis and Evaluation of Blockchain-Based Self-Sovereign Identity Systems, (2020); Javed I.T., Alharbi F., Bellaj B., Margaria T., Crespi N., Qureshi K.N., Health-ID: A blockchain-based decentralized identity management for remote healthcare, Health, 9, 6, (2021); Podda A.S., Pompianu L., An Overview of Blockchain-based Systems and Smart Contracts for Digital Coupons, pp. 770-778; Pavithran D., Al-Karaki J.N., Shaalan K., Edge-based blockchain architecture for event-driven IoT using hierarchical identity based encryption, Information Processing and Management, 58, 3, (2021); Panfil Y., Mellon C., The Credential Highway: How Self-sovereign Identity Unlocks Property Rights for the Bottom Billion, (2019); Panetta K., 5 Trends Drive the Gartner Hype Cycle for Emerging Technologies, 2020, (2020); Van Wingerde M., Blockchain-Enabled Self-Sovereign Identity, (2017); Graglia M., Mellon C., Robustelli T., The Nail Finds A Hammer Self-sovereign Identity, Design Principles, and Property Rights in the Developing World, (2018); Senturk S., Future of Property Rights: Self-sovereign Identity and Property Rights, (2019); Shang Q., Price A., A blockchain-based land titling project for the Republic of Georgia, Innovations, 12, 34, pp. 72-78, (2019); Foundation S., Sovrin™: A Protocol and Token for Self-Sovereign Identity and Decentralized Trust, (2018); Lundkvist C., Heck R., Torstensson J., Mitton Z., Uport: A Platform for Self-Sovereign Identity, (2016); Technologies Inc C., Civic Whitepaper; Ali M., Shea R., Nelson J., Freedman M.J., Blockstack: A New Internet for Decentralized Applications; Key Foundation S., Self-sovereign Identity for More Freedom and Privacy-self Key; Card S., Sho Card; Nagy A., Nyante K.A., Peter A., Hattyasy Z., Secure Identity Management on the Blockchain, (2018); Tobin A., Reed D., The Inevitable Rise of Self-sovereign Identity A White Paper from the Sovrin Foundation, (2017); Ferdous M.M.S.M.M.S.M., Chowdhury F., Alassafi M.O., In search of self-sovereign identity leveraging blockchain technology, IEEE Access, 7, pp. 103059-103079, (2019); De Marneffe P., Vice laws and self-sovereignty, Criminal Law and Philosophy, 7, 1, pp. 29-41, (2013); Weik M.H., Computer Science and Communications Dictionary, (2001); Wright C.S., Bitcoin: A peer-to-peer electronic cash system, SSRN Electronic Journal, (2008); Allen C., The Path to Self-sovereign Identity, (2016); Marlinspike M., What Is 'Sovereign Source Authority'?, (2019); Abraham A., Whitepaper: Self-sovereign Identity, (2017); Stokkink Q., Epema D., Pouwelse J., A Truly Self-sovereign Identity System; Hjalmarsson F.P., Hreioarsson G.K., Hamdaqa M., Hjalmtysson G., Blockchain-based E-voting System, pp. 983-986; Shuaib M., Daud S.M., Alam S., Khan W.Z., Blockchain-based framework for secure and reliable land registry system, TELKOMNIKA Telecommunication, Computing, Electronics and Control, 18, 5, (2020); Shuaib M., Alam S., Daud S.M., Improving the Authenticity of Real Estate Land Transaction Data Using Blockchain-Based Security Scheme, (2021); Joosten R., Self-sovereign Identity Framework and Blockchain, (2017); Medici, 22 companies leveraging blockchain for identity management and authentication, MEDICI, 13, 21, pp. 2-5, (2017); Liu Y., He D., Obaidat M.S., Kumar N., Khan M.K., Raymond Choo K.-K., Blockchain-based identity management systems: A review, Journal of Network and Computer Applications, 166, (2020); Kondova G., Erbguth J., Self-sovereign Identity on Public Blockchains and the GDPR, pp. 342-345; Saia R., Carta S., Recupero D., Fenu G., Internet of Entities (IoE): A Blockchain-based Distributed Paradigm for Data Exchange between Wireless-based Devices, pp. 77-84, (2019); Siddiqui S.T., Ahmad R., Shuaib M., Alam S., Blockchain security threats, attacks and countermeasures, Adv. Intell. Syst. Comput., 1097, pp. 51-62, (2020); Jesse McWaters R., A Blueprint for Digital Identity. the Role of Financial Institutions in Building Digital Identity; Sikeridis D., Bidram A., Devetsikiotis M., Reno M.J., A Blockchain-based Mechanism for Secure Data Exchange in Smart Grid Protection Systems, pp. 1-6; Mitani T., Otsuka A., Traceability in permissioned blockchain, IEEE Access, 8, pp. 21573-21588, (2020); Shuaib M., Alam S., Shahnawaz Nasir M., Shabbir Alam M., Immunity credentials using self-sovereign identity for combating COVID-19 pandemic, Materials Today: Proceedings, (2021); Piore A., Can Blockchain Finally Give Us the Digital Privacy We Deserve?; Ketterer J.A., Andrade G., Blockchain Asset Registries: Approaching Enlightenment?- Coin Desk; Finance Corporation I., Secured Transactions Systems and Collateral Registries, (2010); Hendow M., Bridging Refugee Protection and Development; Kitchenham B., Charters S., Guidelines for Performing Systematic Literature Reviews in Software Engineering, (2007); McKinsey, Guidelines for Performing Systematic Literature Reviews in Software Engineering, (2019); Credentials Community Group W., Verifiable Claims Task Force; Stokkink Q., Pouwelse J., Deployment of A Blockchain-based Self-sovereign Identity, pp. 1336-1342; Alsayed Kassem J., Sayeed S., Marco-Gisbert H., Pervez Z., Dahal K., DNS-IdM: A blockchain identity management system to secure personal data sharing in a network, Applied Sciences, 9, 15, (2019); Shuaib M., Hafizah Hassan N., Usman S., Alam S., Bhatia S., Koundal D., Mashat A., Belay A., Identity model for blockchain-based land registry system: A comparison, Wireless Communications and Mobile Computing, 2022, (2022); Shuaib M., Alam S., Shabbir Alam M., Shahnawaz Nasir M., Self-sovereign identity for healthcare using blockchain, Materials Today: Proceedings, (2021); Cameron K., The Laws of Identity, (2005); Dunphy P., Petitcolas F.A.P., A first look at identity management schemes on the blockchain, IEEE Security and Privacy, 16, 4, pp. 20-29, (2018); Panait A.E., Olimid R.F., Stefanescu A., Identity Management on Blockchain - Privacy and Security Aspects; Van Bokkem D., Hageman R., Koning G., Nguyen L., Zarin N., Self-sovereign Identity Solutions: The Necessity of Blockchain Technology; El Haddouti S., Ech-Cherif El Kettani M.D., Analysis of Identity Management Systems Using Blockchain Technology, pp. 1-7; Self Key Foundation T., Self Key, (2017); Foundation And Self Key Foundation S., Self Key-the Self Key Foundation; Koens T., Meijer S., Matching Identity Management Solutions to Self-sovereign Identity Principles.pdf, 2, (2018); Panait A.-E., Olimid R.F., Stefanescu A., Identity Management on the Blockchain, pp. 45-52; Kuperberg M., Blockchain-based identity management: A survey from the enterprise and ecosystem perspective, IEEE Transactions on Engineering Management, 67, 4, pp. 1008-1027, (2020); Nabi A.G., Comparative Study on Identity Management Methods Using Blockchain, (2017); Reed D., Sporny M., Longley D., Allen C., Grant R., Sabadello M., Decentralized Identifiers (DIDs): Data Model and Syntaxes for Decentralized Identifiers; Contributors H., Hyperledger Indy Documentation, (2018); Ali M., Shea R., Freedman M.J., Blockstack: A New Decentralized Internet, (2017); Uport, UPort, (2019); Lundkvist C., Heck R., Torstensson J., Mitton Z., Sena M., Uport: A Platform for Self-Sovereign Identity, (2016); Nizamuddin N., Hasan H.R., Salah K., IPFS-blockchain-based authenticity of online publications, Lecture Notes in Computer Science (Including Subseries Lecture Notes in Artificial Intelligence and Lecture Notes in Bioinformatics), 10974, pp. 199-212, (2018); Labazova O., Dehling T., Sunyaev A., From Hype to Reality: A Taxonomy of Blockchain Applications, pp. 4555-4564, (2019); Vercel, A Decentralized Storage Architecture, (2018); Ali M., Nelson J., Shea R., Labs B., Freedman M.J., Blockstack: A Global Naming and Storage System Secured by Blockchains, pp. 181-194; Life I.D., Digital Identity Simple &amp; Secure; Foundation L., Digital Identity Simple &amp; Secure, (2019); Nijjar M., Evernym; Reid B., Witteman B., Brad W., Evernym; Aloraini A., Hammoudeh M., A Survey on Data Confidentiality and Privacy in Cloud Computing, pp. 1-7</text:p>
          </table:table-cell>
          <table:table-cell table:style-name="ce4" office:value-type="string" calcext:value-type="string">
            <text:p>Hindawi Limited</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28769755</text:p>
          </table:table-cell>
          <table:table-cell table:number-columns-repeated="991"/>
        </table:table-row>
        <table:table-row table:style-name="ro1">
          <table:table-cell table:style-name="ce4" office:value-type="string" calcext:value-type="string">
            <text:p>Kubach M.; Sellung R.</text:p>
          </table:table-cell>
          <table:table-cell table:style-name="ce4" office:value-type="string" calcext:value-type="string">
            <text:p>Kubach, Michael (38961530600); Sellung, Rachelle (56453313000)</text:p>
          </table:table-cell>
          <table:table-cell table:style-name="ce4" office:value-type="string" calcext:value-type="string">
            <text:p>38961530600; 56453313000</text:p>
          </table:table-cell>
          <table:table-cell table:style-name="ce4" office:value-type="string" calcext:value-type="string">
            <text:p>On the market for self-sovereign identity: Structure and stakeholders</text:p>
          </table:table-cell>
          <table:table-cell table:style-name="ce4" office:value-type="float" office:value="2021" calcext:value-type="float">
            <text:p>2021</text:p>
          </table:table-cell>
          <table:table-cell table:style-name="ce4" office:value-type="string" calcext:value-type="string">
            <text:p>Lecture Notes in Informatics (LNI), Proceedings - Series of the Gesellschaft fur Informatik (GI)</text:p>
          </table:table-cell>
          <table:table-cell table:style-name="ce4" office:value-type="string" calcext:value-type="string">
            <text:p>P-312</text:p>
          </table:table-cell>
          <table:table-cell table:number-columns-repeated="2"/>
          <table:table-cell table:style-name="ce4" office:value-type="float" office:value="143" calcext:value-type="float">
            <text:p>143</text:p>
          </table:table-cell>
          <table:table-cell table:style-name="ce4" office:value-type="float" office:value="154" calcext:value-type="float">
            <text:p>154</text:p>
          </table:table-cell>
          <table:table-cell table:style-name="ce4" office:value-type="float" office:value="11" calcext:value-type="float">
            <text:p>11</text:p>
          </table:table-cell>
          <table:table-cell table:style-name="ce4" office:value-type="float" office:value="3" calcext:value-type="float">
            <text:p>3</text:p>
          </table:table-cell>
          <table:table-cell/>
          <table:table-cell table:style-name="ce4" office:value-type="string" calcext:value-type="string">
            <text:p>https://www.scopus.com/inward/record.uri?eid=2-s2.0-85119068027&amp;partnerID=40&amp;md5=24d4e026f0e375b72fd308c8272bb00c</text:p>
          </table:table-cell>
          <table:table-cell table:style-name="ce4" office:value-type="string" calcext:value-type="string">
            <text:p>Fraunhofer IAO, Nobelstr. 12, Stuttgart, 70569, Germany</text:p>
          </table:table-cell>
          <table:table-cell table:style-name="ce4" office:value-type="string" calcext:value-type="string">
            <text:p>Kubach M., Fraunhofer IAO, Nobelstr. 12, Stuttgart, 70569, Germany; Sellung R., Fraunhofer IAO, Nobelstr. 12, Stuttgart, 70569, Germany</text:p>
          </table:table-cell>
          <table:table-cell table:style-name="ce4"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table:style-name="ce4" office:value-type="string" calcext:value-type="string">
            <text:p>Decentralized identity; Digital identity; EID; Identity management; Market; Network effects; Self-sovereign identity; SSI; Stakeholders; Trust</text:p>
          </table:table-cell>
          <table:table-cell table:style-name="ce4" office:value-type="string" calcext:value-type="string">
            <text:p>Commerce; Decentralised; Decentralized identity; Digital identity; EID; Identity management; Market; Network effects; Self-sovereign identity; SSI; Stakeholder; Trust; Electronic document identification systems</text:p>
          </table:table-cell>
          <table:table-cell table:style-name="ce4" office:value-type="string" calcext:value-type="string">
            <text:p>Allen C., The Path to Self-Sovereign Identity; Cotterell M., Hughes Bob, Software project management, (1995); MarketsandMarkets: Digital Identity Solutions Market Size, Share and Global Market Forecast to 2024; Dunphy P., Petitcolas F., A First Look at Identity Management Schemes on the Blockchain 2018, IEEE Computer and Reliability Societies, (2018); Dib O., Toumi K., Decentralized identity systems: Architecture, challenges, solutions and future directions, Annals of Emerging Technologies in Computing, 4, 5, pp. 19-40, (2020); Evans D., The Antitrust Economics of Two-sided Markets, Yale Journal on Regulation, 20, 2, pp. 235-294, (2003); Freeman R.E, Strategic Management: A Stakeholder Approach, (1984); Kubach M., Rossnagel H., Sellung R., Service providers' requirements for eID solutions: Empirical evidence from the leisure sector, Open Identity Summit 2013 - Lecture Notes in Informatics (LNI) - Proceedings, pp. 69-81, (2013); Kubach M., ENX ID - An Architecture for Practical and Secure Cross Company Authentication, Open Identity Summit 2014, Lecture Notes in Informatics - Proceedings, pp. 109-120, (2014); Kuperberg M., Blockchain-Based Identity Management: A Survey from the Enterprise and Ecosystem Perspective, IEEE Transactions on Engineering Management, (2019); Kubach M., Self-sovereign and Decentralized identity as the future of identity management?, Open Identity Summit 2020 - Lecture Notes in Informatics (LNI) - Proceedings, pp. 35-47, (2020); McKnight D H., Choudhury V., Kacmar C., Developing and validating trust measures for e-commerce: An integrative typology, Information systems research Bd, 13, 3, pp. 334-359, (2002); Muhle A., A survey on essential components of a self-sovereign identity, Computer Science Review Bd, 30, pp. 80-86, (2018); Pouloudi A., Whitley E., Stakeholder identification in inter-organizational systems: gaining insights for drug use management systems, European journal of information systems Bd, 6, 1, pp. 1-14, (1997); Rossnagel H., Users' willingness to pay for web identity management systems, European Journal of Information Systems Bd, 23, 1, pp. 36-50, (2014); Sharp H., Finkelstein A., Galal G., Stakeholder identification in the requirements engineering process, Proceedings. Tenth International Workshop on Database and Expert Systems Applications. DEXA, 99, pp. 387-391, (1999); Sillitti A., Succi G., Requirements engineering for agile methods, Engineering and Managing Software Requirements, pp. 309-326, (2005); Wagner S., A mechanism for discovery and verification of trust scheme memberships: The LIGHTest Reference Architecture, Open Identity Summit 2017, Lecture Notes in Informatics (LNI), Lecture Notes in Informatics (LNI), pp. 81-92, (2017); Zibuschka J., Hinz O., Rossnagel H, Muntermann J, Zahlungsbereitschaft für Föderiertes Identitätsmanagement, (2016); Zibuschka J., Rossnagel H., Stakeholder Economics of Identity Management Infrastructures for the Web, Proceedings of the 17th Nordic Workshop on Secure IT Systems (NordSec 2012), (2012)</text:p>
          </table:table-cell>
          <table:table-cell table:style-name="ce4" office:value-type="string" calcext:value-type="string">
            <text:p>Gesellschaft fur Informatik (GI)</text:p>
          </table:table-cell>
          <table:table-cell/>
          <table:table-cell table:style-name="ce4" office:value-type="string" calcext:value-type="string">
            <text:p>Open Identity Summit 2021</text:p>
          </table:table-cell>
          <table:table-cell table:style-name="ce4" office:value-type="string" calcext:value-type="string">
            <text:p>1 June 2021 through 2 June 2021</text:p>
          </table:table-cell>
          <table:table-cell table:style-name="ce4" office:value-type="string" calcext:value-type="string">
            <text:p>Copenhagen</text:p>
          </table:table-cell>
          <table:table-cell table:style-name="ce4" office:value-type="float" office:value="174257" calcext:value-type="float">
            <text:p>174257</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19068027</text:p>
          </table:table-cell>
          <table:table-cell table:number-columns-repeated="991"/>
        </table:table-row>
        <table:table-row table:style-name="ro1">
          <table:table-cell table:style-name="ce4" office:value-type="string" calcext:value-type="string">
            <text:p>Kaneriya J.; Patel H.</text:p>
          </table:table-cell>
          <table:table-cell table:style-name="ce4" office:value-type="string" calcext:value-type="string">
            <text:p>Kaneriya, Jayana (57221964326); Patel, Hiren (55221664300)</text:p>
          </table:table-cell>
          <table:table-cell table:style-name="ce4" office:value-type="string" calcext:value-type="string">
            <text:p>57221964326; 55221664300</text:p>
          </table:table-cell>
          <table:table-cell table:style-name="ce4" office:value-type="string" calcext:value-type="string">
            <text:p>A comparative survey on blockchain based self sovereign identity system</text:p>
          </table:table-cell>
          <table:table-cell table:style-name="ce4" office:value-type="float" office:value="2020" calcext:value-type="float">
            <text:p>2020</text:p>
          </table:table-cell>
          <table:table-cell table:style-name="ce4" office:value-type="string" calcext:value-type="string">
            <text:p>Proceedings of the 3rd International Conference on Intelligent Sustainable Systems, ICISS 2020</text:p>
          </table:table-cell>
          <table:table-cell table:number-columns-repeated="2"/>
          <table:table-cell table:style-name="ce4" office:value-type="float" office:value="9315899" calcext:value-type="float">
            <text:p>9315899</text:p>
          </table:table-cell>
          <table:table-cell table:style-name="ce4" office:value-type="float" office:value="1150" calcext:value-type="float">
            <text:p>1150</text:p>
          </table:table-cell>
          <table:table-cell table:style-name="ce4" office:value-type="float" office:value="1155" calcext:value-type="float">
            <text:p>1155</text:p>
          </table:table-cell>
          <table:table-cell table:style-name="ce4" office:value-type="float" office:value="5" calcext:value-type="float">
            <text:p>5</text:p>
          </table:table-cell>
          <table:table-cell table:style-name="ce4" office:value-type="float" office:value="12" calcext:value-type="float">
            <text:p>12</text:p>
          </table:table-cell>
          <table:table-cell table:style-name="ce4" office:value-type="string" calcext:value-type="string">
            <text:p>10.1109/ICISS49785.2020.9315899</text:p>
          </table:table-cell>
          <table:table-cell table:style-name="ce4" office:value-type="string" calcext:value-type="string">
            <text:p>https://www.scopus.com/inward/record.uri?eid=2-s2.0-85100738478&amp;doi=10.1109%2fICISS49785.2020.9315899&amp;partnerID=40&amp;md5=01cc24ab1ee6b1b7e7c2db07c6d9bb42</text:p>
          </table:table-cell>
          <table:table-cell table:style-name="ce4" office:value-type="string" calcext:value-type="string">
            <text:p>LDRP Institute of Technology and Research, Kadi Sarva Vishwavidyalaya, Computer Engineering Department, Gandhinagar, 382015, India; Vidush Somany Institute of Technology and Research, Kadi Sarva Vishwavidyalaya, Kadi Gujarat, 382715, India; Computer Engineering Department, Kadi, Gujarat, 382715, India</text:p>
          </table:table-cell>
          <table:table-cell table:style-name="ce4" office:value-type="string" calcext:value-type="string">
            <text:p>Kaneriya J., LDRP Institute of Technology and Research, Kadi Sarva Vishwavidyalaya, Computer Engineering Department, Gandhinagar, 382015, India; Patel H., Vidush Somany Institute of Technology and Research, Kadi Sarva Vishwavidyalaya, Kadi Gujarat, 382715, India, Computer Engineering Department, Kadi, Gujarat, 382715, India</text:p>
          </table:table-cell>
          <table:table-cell table:style-name="ce4"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table:style-name="ce4" office:value-type="string" calcext:value-type="string">
            <text:p>Blockchain; Identity management; Self sovereign identity</text:p>
          </table:table-cell>
          <table:table-cell table:style-name="ce4" office:value-type="string" calcext:value-type="string">
            <text:p>Artificial intelligence; Blockchain; Internet service providers; Personal computing; Architectural components; Centralized server; Economic benefits; Entity identification; Personal identity; Service provider; Technological evolution; User-centric identity; Data mining</text:p>
          </table:table-cell>
          <table:table-cell table:style-name="ce4" office:value-type="string" calcext:value-type="string">
            <text:p>Wagner K., Nemethi B., Renieris E., Lang P., Brunet E., Holst E., Self-sovereign Identity, A Position Paper on Blockchain Enabled Identity and the Road Ahead, (2018); Zheng Z., Xie S., Dai H., Chen X., Wang H., An overview of blockchain technology: Architecture, consensus, and future trends, IEEE International Congress on Big Data (BigData Congress), pp. 557-564; Sultan K., Ruhi U., Lakhani R., Conceptualizing Blockchains: Characteristics &amp; Applications; Nakamoto S., Bitcoin: A Peer-to-peer Electronic Cash System, (2008); Kiayias A., Russell A., David B., Oliynykov R., Ouroboros: A provably secure proof-of-stake blockchain protocol, Advances in Cryptology-CRYPTO 2017: 37th Annual International Cryptology Conference, pp. 357-388, (2017); Larimer D., Delegated Proof-of-stake (Dpos), (2014); Castro M., Liskov B., Practical byzantine fault tolerance and proactive recovery, ACM Transactions on Computer Systems, 20, 4, pp. 398-461, (2002); Schwartz D., Youngs N., Britto A., The ripple protocol consensus algorithm, Ripple Labs Inc White Paper, 5, (2014); Schwartz D., Youngs N., Britto A., The ripple protocol consensus algorithm, Ripple Labs Inc White Paper, 5, (2014); Andrieu J., A technology free definition of self-sovereign identity, Proc. 3rd Rebooting Web Trust Design Workshop., (2016); Abraham A., Self-Sovereign Identity, (2017); Allen C., The Path to Self-sovereign Identity, (2016); Stokkink Q., Pouwelse J., Deployment of a blockchain-based self-sovereign identity, Proc. IEEE Int. Conf. Internet Things (IThings), pp. 1336-1342, (2018); Reed D., Sporny M., Longley D., Allen C., Grant R., Sabadello M., Jonathan Holt Decentralized Identifiers (DIDs) v1. 0 Core Architecture, Data Model, and Representations; Sporny M., Et al., Verifiable credentials data model 1. 0: Expressing verifiable information on the web, Draft Community Group Report, W3C, (2018); Muhle A., Gruner A., Gayvoronskaya T., Meinel C., A survey on essential components of a self-sovereign identity, Computer Science Review, 30, pp. 80-86, (2018); Windley P., Reed D., Sovrin: A Protocol and Token for Selfsovereign Identity and Decentralized Trust, (2018); Hyperledger Indy; Aublin P., Mokhtar S., Quema V., RBFT: Redundant byzantine fault tolerance, Distributed Computing Systems (ICDCS) IEEE 33rd International Conference on, pp. 297-306, (2013); Tobin A., Reed D., The Inevitable Rise of Self-sovereign Identity, (2016); Lei H., Feng D., Selective disclosure on encrypted documents, 23th Data and Applications Security (DBSec), pp. 255-262, (2011); Snchez D.C., Zero-knowledge proof-of-identity: Sybilresistant, anonymous authentication on permissionless blockchains and incentive compatible, Strictly Dominant Cryptocurrencies, Cryptology EPrint Archive; Lundkvist C., Heck R., Torstensson J., Mitton Z., Sena M.L., UPort: A Platform for Self-Sovereign Identity, (2016); Buterin V., Ethereum White Paper A Next Generation Smart Contract &amp; Decentralized Application Plateform, (2015); Benet J., Ipfs-content Addressed, Versioned, p2p File System, (2014); Security Pillar: AWS Well-architected Framework, (2018); Drago I., Et al., Inside dropbox: Understanding personal cloud storage services, Proc. ACM Conf. Internet Meas. Conf., pp. 481-494, (2012); Buterin V., A Next-generation Smart Contract and Decentralized Application Platform, (2014); Reid B., Witteman B., EverID, Techreport, (2018); Cai W., Wang Z., Ernst J.B., Hong Z., Feng C., Leung V.C.M., Decentralized applications: The blockchain-empowered software system, IEEE Access, 6, pp. 53019-53033, (2018); LifeID: An Open-source, Blockchain-based Platform for Self-sovereign Identity; Javascript DID Resolver; Recordon D., Reed D., Openid 2. 0: A platform for usercentric identity management, Proceedings of TheSsecond ACM Workshop on Digital Identity Management, pp. 11-16, (2006); Takemiya M., Vanieiev B., Sora identity: Secure, digital identity on the blockchain, IEEE 42nd Annual Computer Software and Applications Conference (COMPSAC), pp. 582-587, (2018); Hyperledger Iroha; JSON for Linkning Data; The SelfKey Foundation, (2017); Der U., Jahnichen S., Surmeli J., Self-sovereign Identity-Opportunities and Challenges for the Digital Revolution, (2017); Bartolomeu P., Vieira E., Hosseini S., Ferreira J., Self-sovereign identity: Use-cases, technologies, and challenges for industrial IoT, IEEE International Conference on Emerging Technologies and Factory Automation, ETFA, (2019)</text:p>
          </table:table-cell>
          <table:table-cell table:style-name="ce4" office:value-type="string" calcext:value-type="string">
            <text:p>Institute of Electrical and Electronics Engineers Inc.</text:p>
          </table:table-cell>
          <table:table-cell/>
          <table:table-cell table:style-name="ce4" office:value-type="string" calcext:value-type="string">
            <text:p>3rd International Conference on Intelligent Sustainable Systems, ICISS 2020</text:p>
          </table:table-cell>
          <table:table-cell table:style-name="ce4" office:value-type="string" calcext:value-type="string">
            <text:p>3 December 2020 through 5 December 2020</text:p>
          </table:table-cell>
          <table:table-cell table:style-name="ce4" office:value-type="string" calcext:value-type="string">
            <text:p>Thoothukudi</text:p>
          </table:table-cell>
          <table:table-cell table:style-name="ce4" office:value-type="float" office:value="166600" calcext:value-type="float">
            <text:p>166600</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00738478</text:p>
          </table:table-cell>
          <table:table-cell table:number-columns-repeated="991"/>
        </table:table-row>
        <table:table-row table:style-name="ro1">
          <table:table-cell table:style-name="ce4" office:value-type="string" calcext:value-type="string">
            <text:p>Ghesmati S.; Fdhila W.; Weippl E.</text:p>
          </table:table-cell>
          <table:table-cell table:style-name="ce4" office:value-type="string" calcext:value-type="string">
            <text:p>Ghesmati, Simin (37261346200); Fdhila, Walid (23670214300); Weippl, Edgar (8925433900)</text:p>
          </table:table-cell>
          <table:table-cell table:style-name="ce4" office:value-type="string" calcext:value-type="string">
            <text:p>37261346200; 23670214300; 8925433900</text:p>
          </table:table-cell>
          <table:table-cell table:style-name="ce4" office:value-type="string" calcext:value-type="string">
            <text:p>Studying Bitcoin Privacy Attacks and Their Impact on Bitcoin-Based Identity Methods</text:p>
          </table:table-cell>
          <table:table-cell table:style-name="ce4" office:value-type="float" office:value="2021" calcext:value-type="float">
            <text:p>2021</text:p>
          </table:table-cell>
          <table:table-cell table:style-name="ce4" office:value-type="string" calcext:value-type="string">
            <text:p>Lecture Notes in Business Information Processing</text:p>
          </table:table-cell>
          <table:table-cell table:style-name="ce4" office:value-type="float" office:value="428" calcext:value-type="float">
            <text:p>428</text:p>
          </table:table-cell>
          <table:table-cell table:number-columns-repeated="2"/>
          <table:table-cell table:style-name="ce4" office:value-type="float" office:value="85" calcext:value-type="float">
            <text:p>85</text:p>
          </table:table-cell>
          <table:table-cell table:style-name="ce4" office:value-type="float" office:value="101" calcext:value-type="float">
            <text:p>101</text:p>
          </table:table-cell>
          <table:table-cell table:style-name="ce4" office:value-type="float" office:value="16" calcext:value-type="float">
            <text:p>16</text:p>
          </table:table-cell>
          <table:table-cell table:style-name="ce4" office:value-type="float" office:value="5" calcext:value-type="float">
            <text:p>5</text:p>
          </table:table-cell>
          <table:table-cell table:style-name="ce4" office:value-type="string" calcext:value-type="string">
            <text:p>10.1007/978-3-030-85867-4_7</text:p>
          </table:table-cell>
          <table:table-cell table:style-name="ce4" office:value-type="string" calcext:value-type="string">
            <text:p>https://www.scopus.com/inward/record.uri?eid=2-s2.0-85115166400&amp;doi=10.1007%2f978-3-030-85867-4_7&amp;partnerID=40&amp;md5=4ebb01e1786d314b6e92ecbc638dc45c</text:p>
          </table:table-cell>
          <table:table-cell table:style-name="ce4" office:value-type="string" calcext:value-type="string">
            <text:p>SBA Research, Vienna, Austria; Vienna University of technology, Vienna, Austria; University of Vienna, Vienna, Austria</text:p>
          </table:table-cell>
          <table:table-cell table:style-name="ce4" office:value-type="string" calcext:value-type="string">
            <text:p>Ghesmati S., SBA Research, Vienna, Austria, Vienna University of technology, Vienna, Austria; Fdhila W., SBA Research, Vienna, Austria, University of Vienna, Vienna, Austria; Weippl E., SBA Research, Vienna, Austria, University of Vienna, Vienna, Austria</text:p>
          </table:table-cell>
          <table:table-cell table:style-name="ce4"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table:style-name="ce4" office:value-type="string" calcext:value-type="string">
            <text:p>Bitcoin; Blockchain; BTCR; Decentralized identifier; DID; Privacy</text:p>
          </table:table-cell>
          <table:table-cell table:style-name="ce4" office:value-type="string" calcext:value-type="string">
            <text:p>Blockchain; Enterprise resource management; Process control; Robotics; Auxiliary information; Business needs; New mechanisms; Privacy Attacks; Publicly verifiable; Traditional systems; Bitcoin</text:p>
          </table:table-cell>
          <table:table-cell table:style-name="ce4" office:value-type="string" calcext:value-type="string">
            <text:p>Nakamoto S., Bitcoin: A peer-to-peer electronic cash system, Decentralized Business Review, (2008); Lopez-Pintado O., Garcia-Banuelos L., Dumas M., Weber I., Ponomarev A., CATERPILLAR: A business process execution engine on the ethereum blockchain, Corr Abs/1808, (2018); Prybila C., Schulte S., Hochreiner C., Weber I., Runtime verification for business processes utilizing the bitcoin blockchain, Future Gener. Comput. Syst., 107, pp. 816-831, (2020); Lesavre L., Varin P., Mell P., Davidson M., Shook J., A Taxonomic Approach to Understanding Emerging Blockchain Identity Management Systems. Arxiv Preprint Arxiv, 1908, (2019); Dunphy P., Petitcolas F.A., A first look at identity management schemes on the blockchain, IEEE Secur. Privacy, 16, 4, pp. 20-29, (2018); Allen C., Hamilton Duffy K., Grant R., Pape D., BTCR Did Method, (2019); Cooper A., Et al., Privacy considerations for internet protocols, Internet Architecture Board, (2013); Meiklejohn S., Et al., A fistful of bitcoins: Characterizing payments among men with no names, Proceedings of the 2013 Conference on Internet Measurement Conference, pp. 127-140, (2013); Biryukov A., Tikhomirov S., Deanonymization and linkability of cryptocurrency transactions based on network analysis, IEEE European Symposium on Security and Privacy (EuroS&amp;P), Vol. 2019, Pp. 172–184. IEEE, (2019); English S.M., Nezhadian E., Conditions of full disclosure: The blockchain remuneration model, IEEE European Symposium on Security and Privacy Workshops (EuroS&amp;PW), Vol. 2017, Pp. 64–67. IEEE, (2017); Sabry F., Labda W., Erbad A., Al Jawaheri H., Malluhi Q., Anonymity and privacy in bitcoin escrow trades, Proceedings of the 18Th ACM Workshop on Privacy in the Electronic Society, pp. 211-220, (2019); Yousaf H., Kappos G., Meiklejohn S., Tracing transactions across cryptocurrency ledgers, 28Th {USENIX} Security Symposium ({USENIX} Security 19), pp. 837-850, (2019); Reed D., Sporny M., Longley D., Allen C., Grant R., Sabadello M., Holt J., Decentralized identifiers (Dids) v1. 0, Draft Community Group Report, (2021); Sporny M., Noble G., Longley D., Burnett D., Zundel B., Verifiable Credentials Data Model, (2019); Henry R., Herzberg A., Kate A., Blockchain access privacy: Challenges and directions, IEEE Secur. Privacy, 16, 4, pp. 38-45, (2018); Kalodner H., Et al., Blocksci: Design and applications of a blockchain analysis platform, 29Th {USENIX} Security Symposium), pp. 2721-2738, (2020); Conti M., Gangwal A., Ruj S., On the economic significance of ransomware campaigns: A bitcoin transactions perspective, Comput. Secur., 79, pp. 162-189, (2018); Huang D.Y., Et al., Tracking ransomware end-to-end, IEEE Symposium on Security and Privacy (SP), Vol. 2018, Pp. 618–631. IEEE, (2018); Lee S., Et al., Cybercriminal Minds: An Investigative Study of Cryptocurrency Abuses in the Dark Web, (2019); Boshmaf Y., Elvitigala C., Al Jawaheri H., Wijesekera P., Al Sabah M., Investigating MMM Ponzi scheme on bitcoin, Proceedings of the 15Th ACM Asia Conference on Computer and Communications Security, pp. 519-530, (2020); Biryukov A., Khovratovich D., Pustogarov I., Deanonymisation of clients in bitcoin p2p network, Proceedings of the 2014 ACM SIGSAC Conference on Computer and Communications Security, pp. 15-29, (2014); Maxwell G., Coinjoin: Bitcoin Privacy for the Real World, (2013); Moser M., Bohme R., Breuker D., An inquiry into money laundering tools in the bitcoin ecosystem, APWG Ecrime Researchers Summit, 2013, pp. 1-14, (2013); Mai A., Pfeffer K., Gusenbauer M., Weippl E., Krombholz K., User Mental Models of Cryptocurrency systems–a Grounded Theory Approach, (2020); Gibson A., (2018); Andrieu J., Et al., Did Method Rubric, v1, (2021)</text:p>
          </table:table-cell>
          <table:table-cell table:style-name="ce4" office:value-type="string" calcext:value-type="string">
            <text:p>Springer Science and Business Media Deutschland GmbH</text:p>
          </table:table-cell>
          <table:table-cell/>
          <table:table-cell table:style-name="ce4" office:value-type="string" calcext:value-type="string">
            <text:p>Robotic Process Automation and Blockchain Forum, RPA 2021 held as a part of 19th International Conference on Business Process Management, BPM 2021</text:p>
          </table:table-cell>
          <table:table-cell table:style-name="ce4" office:value-type="string" calcext:value-type="string">
            <text:p>6 September 2021 through 10 September 2021</text:p>
          </table:table-cell>
          <table:table-cell table:style-name="ce4" office:value-type="string" calcext:value-type="string">
            <text:p>Rome</text:p>
          </table:table-cell>
          <table:table-cell table:style-name="ce4" office:value-type="float" office:value="264379" calcext:value-type="float">
            <text:p>264379</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15166400</text:p>
          </table:table-cell>
          <table:table-cell table:number-columns-repeated="991"/>
        </table:table-row>
        <table:table-row table:style-name="ro1">
          <table:table-cell table:style-name="ce4" office:value-type="string" calcext:value-type="string">
            <text:p>Ghaffari F.; Gilani K.; Bertin E.; Crespi N.</text:p>
          </table:table-cell>
          <table:table-cell table:style-name="ce4" office:value-type="string" calcext:value-type="string">
            <text:p>Ghaffari, Fariba (57220428189); Gilani, Komal (57203305039); Bertin, Emmanuel (22333792600); Crespi, Noel (17433279200)</text:p>
          </table:table-cell>
          <table:table-cell table:style-name="ce4" office:value-type="string" calcext:value-type="string">
            <text:p>57220428189; 57203305039; 22333792600; 17433279200</text:p>
          </table:table-cell>
          <table:table-cell table:style-name="ce4" office:value-type="string" calcext:value-type="string">
            <text:p>Identity and access management using distributed ledger technology: A survey</text:p>
          </table:table-cell>
          <table:table-cell table:style-name="ce4" office:value-type="float" office:value="2022" calcext:value-type="float">
            <text:p>2022</text:p>
          </table:table-cell>
          <table:table-cell table:style-name="ce4" office:value-type="string" calcext:value-type="string">
            <text:p>International Journal of Network Management</text:p>
          </table:table-cell>
          <table:table-cell table:style-name="ce4" office:value-type="float" office:value="32" calcext:value-type="float">
            <text:p>32</text:p>
          </table:table-cell>
          <table:table-cell table:style-name="ce4" office:value-type="float" office:value="2" calcext:value-type="float">
            <text:p>2</text:p>
          </table:table-cell>
          <table:table-cell table:style-name="ce4" office:value-type="string" calcext:value-type="string">
            <text:p>e2180</text:p>
          </table:table-cell>
          <table:table-cell table:number-columns-repeated="3"/>
          <table:table-cell table:style-name="ce4" office:value-type="float" office:value="8" calcext:value-type="float">
            <text:p>8</text:p>
          </table:table-cell>
          <table:table-cell table:style-name="ce4" office:value-type="string" calcext:value-type="string">
            <text:p>10.1002/nem.2180</text:p>
          </table:table-cell>
          <table:table-cell table:style-name="ce4" office:value-type="string" calcext:value-type="string">
            <text:p>https://www.scopus.com/inward/record.uri?eid=2-s2.0-85111742867&amp;doi=10.1002%2fnem.2180&amp;partnerID=40&amp;md5=806b324d8b1e55173a942a6f944afb47</text:p>
          </table:table-cell>
          <table:table-cell table:style-name="ce4" office:value-type="string" calcext:value-type="string">
            <text:p>Orange Innovation, Caen, France; IMT, Telecom SudParis, Institut Polytechnique de Paris, Palaiseau, France</text:p>
          </table:table-cell>
          <table:table-cell table:style-name="ce4" office:value-type="string" calcext:value-type="string">
            <text:p>Ghaffari F., Orange Innovation, Caen, France, IMT, Telecom SudParis, Institut Polytechnique de Paris, Palaiseau, France; Gilani K., Orange Innovation, Caen, France, IMT, Telecom SudParis, Institut Polytechnique de Paris, Palaiseau, France; Bertin E., Orange Innovation, Caen, France, IMT, Telecom SudParis, Institut Polytechnique de Paris, Palaiseau, France; Crespi N., IMT, Telecom SudParis, Institut Polytechnique de Paris, Palaiseau, France</text:p>
          </table:table-cell>
          <table:table-cell table:style-name="ce4"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table:style-name="ce4" office:value-type="string" calcext:value-type="string">
            <text:p>Authentication; Blockchain; Electronic document identification systems; Taxonomies; Basic building block; Control process; Digital identity; Identity and access managements; Identity management; Possible futures; Privacy and security; State of the art; Information management</text:p>
          </table:table-cell>
          <table:table-cell table:style-name="ce4" office:value-type="string" calcext:value-type="string">
            <text:p>Kling J., Thompson B., Green W., IAM System Implementing Iam Data Model, US Patent 9, pp. 529-989, (2016); Goel V., Facebook tinkers with users' emotions in news feed experiment, stirring outcry, The New York Times, (2014); Abraham A., Self-sovereign identity, Styria EGIZ GV AT, (2017); Hardt D., RFC6749—The OAuth 2.0 Authorization Framework, (2021); Hu V.C., Ferraiolo D., Kuhn R., Et al., Guide to attribute based access control (abac) definition and considerations, NIST Special Publ, 800, 162, pp. 4-16, (2013); Vimercati D.C., Foresti D.C., Samarati S.P., Authorization and access control, Security, Privacy, and Trust in Modern Data Management, pp. 39-53, (2007); Nuss M., Puchta A., Kunz M., Towards Blockchain-based identity and access management for Internet of Things in enterprises, Intern Conf Trust and Priv Digital Bus, pp. 167-181, (2018); Zhu X., Badr Y., Pacheco J., Hariri S., Autonomic identity framework for the Internet of Things, Intern Conf Cloud and Auto Comp (ICCAC), pp. 69-79, (2017); Babar S., Mahalle P., Stango A., Prasad N., Prasad R., Proposed security model and threat taxonomy for the Internet of Things (IoT), Recent Trends in Net Sec App, pp. 420-429, (2010); Osmanoglu E., Identity and Access Management: Business Performance Through Connected Intelligence, (2013); Nakamoto S., Bitcoin: a peer-to-peer electronic cash system, Decentralized Busi Rev, pp. 1-9, (2008); Szabo N., Secure property titles with owner authority; Wood G., Ethereum: a secure decentralised generalised transaction ledger, (2014); Ghaffari F., Bertin E., Hatin J., Crespi N., Authentication and access control based on distributed ledger technology: a survey, 2nd Con Blockchain Res App Inno Net Ser (BRAINS), pp. 79-86, (2020); Gilani K., Bertin E., Hatin J., Crespi N., A survey on Blockchain-based identity management and decentralized privacy for personal data, 2nd Con Blockchain Res App Inno Net Ser (BRAINS), pp. 97-101, (2020); Josang A., Pope S., User centric identity management, AusCERT Conference, pp. 1-13, (2005); el Maliki T., Seigneur J.M., User-centric mobile identity management services, SECURWARE Intern Conf, pp. 33-76, (2007); Chadwick D.W., Federated identity management, Foundations of Security Analysis and Design V: FOSAD 2007/2008/2009 Tutorial Lectures, pp. 96-120, (2009); Allen C., The Path to Self-Sovereign Identity, (2016); Claubeta S., Kesdogan D., Kolsch T., Privacy enhancing identity management: protection against re-identification and profiling, Proceedings of the 2005 workshop on Digital identity management, pp. 84-93, (2005); Pfitzmann A., Hansen M., Anonymity, unlinkability, unobservability, pseudonymity, and identity management—a consolidated proposal for terminology, (2007); Voigt P., von Dem Bussche A., The EU General Data Protection Regulation (GDPR) A Practical Guide, (2017); Pohrmen F.H., Das R.K., Saha G., Blockchain-based security aspects in heterogeneous Internet-of-Things networks: A survey, Trans Emerg Telecommun Technol, 30, 10, pp. 1-26, (2019); Bonneau J., Herley C., Van Oorschot P.C., Stajano F., The quest to replace passwords: a framework for comparative evaluation of web authentication schemes, IEEE Symposium on Security and Privacy, pp. 553-567, (2012); Jain A.K., Ross A., Prabhakar S., An introduction to biometric recognition, IEEE Transac Circu Sys Video Tech, 14, 1, pp. 4-20, (2004); Bertin E., Hussein D., Sengul C., Frey V., Access control in the Internet of Things: a survey of existing approaches and open research questions, Annals of Telecommu, 74, 7, pp. 375-388, (2019); Osborn S., Sandhu R., Munawer Q., Configuring role-based access control to enforce mandatory and discretionary access control policies, ACM Trans Inform Sys Sec (TISSEC), 3, 2, pp. 85-106, (2000); Goyal V., Pandey O., Sahai A., Waters B., Attribute-based encryption for fine-grained access control of encrypted data, Proceedings of the 13th ACM conference on Computer and communications security, pp. 89-98, (2006); Liu X., Farahani B., Firouzi F., Distributed ledger technology, Intell Inte Things, pp. 393-431, (2020); Bashir I., Mastering Blockchain: Distributed ledger technology, decentralization, and smart contracts explained, (2018); Ferrag M.A., Derdour M., Mukherjee M., Derhab A., Maglaras L., Janicke H., Blockchain technologies for the Internet of Things: Research issues and challenges, IEEE Internet Things J, 6, 2, pp. 2188-2204, (2018); Dwork C., Naor M., Pricing via processing or combatting junk mail, Annual Intern Crypt Conf, pp. 139-147, (1992); Jakobsson M., Juels A., Proofs of work and bread pudding protocols, Secure Inform Net, pp. 258-272, (1999); King S., Nadal S., Ppcoin: peer-to-peer crypto-currency with proof-of-stake; Castro M., Liskov B., Practical byzantine fault tolerance, OSDI, pp. 173-186, (1999); Ethereum white paper, (2013); Zheng Z., Xie S., Dai H., Chen X., Wang H., An overview of Blockchain technology: architecture, consensus, and future trends, IEEE international congress on big data (BigData congress), pp. 557-564, (2017); Salman T., Zolanvari M., Erbad A., Jain R., Samaka M., Security services using Blockchains: a state of the art survey, IEEE Commu Surv &amp; Tutor, 21, 1, pp. 858-880, (2018); Lim S.Y., Fotsing P.T., Almasri A., Et al., Blockchain technology the identity management and authentication service disruptor: a survey, Intern J Adv Sci, Engin Inform Tech (IJASEIT), 8, 4-2, pp. 1735-1745, (2018); Otte P., de Vos M., Pouwelse J., TrustChain: a Sybil-resistant scalable Blockchain, Future Gene Comp Sys, 107, pp. 770-780, (2020); Popov S., The tangle, (2016); Ohl J., Neuman C., The Kerberos network authentication service (V5), RFC 1510, pp. 1-112, (1993); Niu Y., Wei L., Zhang C., Liu J., Fang Y., An anonymous and accountable authentication scheme for Wi-Fi hotspot access with the Bitcoin Blockchain, IEEE/CIC International Conference on Communications in China (ICCC), pp. 1-6, (2017); Sanda T., Inaba H., Proposal of new authentication method in Wi-Fi access using Bitcoin 2.0, IEEE 5th Global Conference on Consumer Electronics, pp. 1-5, (2016); Lee J.H., BIDaaS: Blockchain based ID as a service, IEEE Access, 6, pp. 2274-2278, (2017); Lin C., He D., Huang X., Choo K.K.R., Vasilakos A.V., BSeIn: a Blockchain-based secure mutual authentication with fine-grained access control system for industry 4.0, J Net Comp App, 116, pp. 42-52, (2018); Ouaddah A., Abou Elkalam A., Ait O.A., FairAccess: a new Blockchain-based access control framework for the Internet of Things, Security and Commu Netw, 9, 18, pp. 5943-5964, (2016); Widick L., Ranasinghe I., Dantu R., Jonnada S., Blockchain based authentication and authorization framework for remote collaboration systems, IEEE 20th International Symposium on WoWMoM, pp. 1-7, (2019); Ourad A.Z., Belgacem B., Salah K., Using Blockchain for IOT access control and authentication management, Intern Conf Intern Things, pp. 150-164, (2018); Huh J.H., Seo K., Blockchain-based mobile fingerprint verification and automatic log-in platform for future computing, The J Supercomp, 75, 6, pp. 3123-3139, (2019); Hammi M.T., Hammi B., Bellot P., Serhrouchni A., Bubbles of trust: a decentralized Blockchain-based authentication system for IoT, Comput Secur, pp. 126-142, (2018); Deep G., Mohana R., Nayyar A., Sanjeevikumar P., Hossain E., Authentication protocol for cloud databases using Blockchain mechanism, Sensors, 19, 20, pp. 1-13, (2019); Mohsin A.H., Zaidan A.A., Zaidan B.B., Et al., Based Blockchain-PSO-AES techniques in finger vein biometrics: a novel verification secure framework for patient authentication, Comp Stand &amp; Inter, 66, pp. 1-25, (2019); Kim H.W., Jeong Y.S., Secure authentication-management human-centric scheme for trusting personal resource information on mobile cloud computing with Blockchain, HCIS, 8, 1, pp. 1-13, (2018); Lundkvist C., Heck R., Torstensson J., Mitton Z., Sena M., uPort: a platform for self-sovereign identity, (2017); A decentralized, open source solution for digital identity and access management, (2019); Tobin A., Reed D., The inevitable rise of self-sovereign identity, The Sovrin Found, pp. 1-24, (2016); Selfkey, (2017); Identity overlay network, (2019); Zhang L., Li H., Sun L., Shi Z., He Y., Poster: towards fully distributed user authentication with Blockchain, IEEE Symposium on Privacy-Aware Computing (PAC), pp. 202-203, (2017); Ali M., Nelson J., Shea R., Freedman M.J., Blockstack: design and implementation of a global naming system with Blockchains, (2016); Travel identity of the future, (2016); Xiong L., Li F., Zeng S., Peng T., Liu Z., A Blockchain-based privacy-awareness authentication scheme with efficient revocation for multi-server architectures, IEEE Access, 7, pp. 125840-125853, (2019); Ferdous M.S., Chowdhury F., Alassafi M.O., In search of self-sovereign identity leveraging Blockchain technology, IEEE Access, 7, pp. 103059-103079, (2019); Simons A., Toward scalable decentralized identifier systems, (2019); Benet J., IPFS—content addressed, versioned, P2P file system, (2014); Mohsin A.H., Zaidan A.A., Zaidan B.B., Et al., Blockchain authentication of network applications: taxonomy, classification, capabilities, open challenges, motivations, recommendations and future directions, Comp Stand &amp; Inter, 64, pp. 41-60, (2019); Nguyen D.C., Pathirana P.N., Ding M., Seneviratne A., Blockchain for 5G and beyond networks: a state of the art survey, J Net Comp App, 166, pp. 1-38, (2020); Raju S., Boddepalli S., Gampa S., Yan Q., Deogun J.S., Identity management using Blockchain for cognitive cellular networks, IEEE Intern Conf Comm (ICC), pp. 1-6, (2017); Drame-Maigne S., Laurent M., Castillo L., Distributed access control solution for the IoT based on multi-endorsed attributes and smart contracts, 15th Intern Wireless Commu &amp; Mobile Comp Conf (IWCMC), pp. 1582-1587, (2019); Ali G., Ahmad N., Cao Y., Asif M., Cruickshank H., Ali Q.E., Blockchain based permission delegation and access control in Internet of Things (BACI), Comput Secur, 86, pp. 318-334, (2019); Xu R., Chen Y., Blasch E., Chen G., Blendcac: a smart contract enabled decentralized capability-based access control mechanism for the iot, Comput Secur, 7, 3, pp. 1-27, (2018); Zhang X., Posladand S., Ma Z., Block-based access control for Blockchain-based electronic medical records (EMRs) query in eHealth, IEEE Global Commu Conf (GLOBECOM), pp. 1-7, (2018); Qin X., Huang Y., Yang Z., Li X., An access control scheme with fine-grained time constrained attributes based on smart contract and trapdoor, 26th Intern Conf Telecommu (ICT), pp. 249-253, (2019); Wang S., Zhang Y., Zhang Y., A Blockchain-based framework for data sharing with fine-grained access control in decentralized storage systems, IEEE Access, 6, pp. 38437-38450, (2018); Maesa D.D.F., Mori P., Ricci L., Blockchain based access control services, iThin GreenCom and CPSCom SmartData, pp. 1379-1386, (2018); Maesa D.D.F., Mori P., Ricci L., Blockchain based access control, IFIP Intern Conf Distributed App Intero Syst, pp. 206-220, (2017); Shafeeq S., Alam M., Khan A., Privacy aware decentralized access control system, Future Gene Comp Sys, 101, pp. 420-433, (2019); Ihle C., Sanchez O., Smart contract-based role management on the Blockchain, Intern Conf Busi Inform Sys, pp. 335-343, (2018); Cruz J.P., Kaji Y., Yanai N., RBAC-SC: role-based access control using smart contract, IEEE Access, 6, pp. 12240-12251, (2018); Zhang Y., Kasahara S., Shen Y., Jiang X., Wan J., Smart contract-based access control for the Internet of Things, IEEE Internet Things J, 6, 2, pp. 1594-1605, (2018); Pinno O.J.A., Gregio A.R.A., De Bona L.C., Controlchain: Blockchain as a central enabler for access control authorizations in the IoT, GLOBECOM 2017-2017 IEEE Global Commu Conf, pp. 1-6, (2017); Ding S., Cao J., Li C., Fan K., Li H., A novel attribute-based access control scheme using Blockchain for IoT, IEEE Access, 7, pp. 38431-38441, (2019); Liu H., Han D., Li D., Fabric-IoT: a Blockchain-based access control system in IoT, IEEE Access, 8, pp. 18207-18218, (2020); Rifi N., Rachkidi E., Agoulmine N., Taher N.C., Towards using Blockchain technology for IoT data access protection, IEEE 17th Intern Conf Ubiqu Wire Broad (ICUWB), pp. 1-5, (2017); Dagher G.G., Mohler J., Milojkovic M., Marella P.B., Ancile: privacy-preserving framework for access control and interoperability of electronic health records using Blockchain technology, Sustain Cities Soc, 39, pp. 283-297, (2018); Azaria A., Ekblaw A., Vieira T., Lippman A., Medrec: using Blockchain for medical data access and permission management, 2nd Intern Conf Open and Big Data (OBD), pp. 25-30, (2016); Zhu Y., Qin Y., Gan G., Shuai Y., Chu W.C.C., TBAC: transaction-based access control on Blockchain for resource sharing with cryptographically decentralized authorization, IEEE 42nd Annual Comp Soft App Conf (COMPSAC), pp. 535-544, (2018); Maesa D.D.F., Mori P., Ricci L., A Blockchain based approach for the definition of auditable access control systems, Comput Secur, 84, pp. 93-119, (2019); Ding Y., Jin J., Zhang J., Wu Z., Hu K., SC-RBAC: a smart contract based RBAC Model for DApps, Intern Conf Human Centered Comp, pp. 75-85, (2019); Rouhani S., Deters R., Blockchain based access control systems: state of the art and challenges, IEEE/WIC/ACM International Conf Web Intelli, pp. 423-428, (2019); Kalam A.A.E., Baida R.E., Balbiani P., Et al., Organization based access control, Proc POLICY 2003 IEEE 4th Intern Works Poli Distrib Sys Net, pp. 120-131, (2003); Yang H., Zheng H., Zhang J., Wu Y., Lee Y., Ji Y., Blockchain-based trusted authentication in cloud radio over fiber network for 5G, 16th Intern Conf Optical Commu Net (ICOCN), pp. 1-3, (2017); Ferdous M.S., Margheri A., Paci F., Yang M., Sassone V., Decentralised runtime monitoring for access control systems in cloud federations, IEEE 37th Intern Conf Distr Comp Sys (ICDCS), pp. 2632-2633, (2017)</text:p>
          </table:table-cell>
          <table:table-cell table:style-name="ce4" office:value-type="string" calcext:value-type="string">
            <text:p>John Wiley and Sons Ltd</text:p>
          </table:table-cell>
          <table:table-cell table:number-columns-repeated="5"/>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style-name="ce4" office:value-type="string" calcext:value-type="string">
            <text:p>All Open Access; Green Open Access</text:p>
          </table:table-cell>
          <table:table-cell table:style-name="ce4" office:value-type="string" calcext:value-type="string">
            <text:p>Scopus</text:p>
          </table:table-cell>
          <table:table-cell table:style-name="ce4" office:value-type="string" calcext:value-type="string">
            <text:p>2-s2.0-85111742867</text:p>
          </table:table-cell>
          <table:table-cell table:number-columns-repeated="991"/>
        </table:table-row>
        <table:table-row table:style-name="ro1">
          <table:table-cell table:style-name="ce4" office:value-type="string" calcext:value-type="string">
            <text:p>Pinto F.; Ferreira da Silva C.; Moro S.</text:p>
          </table:table-cell>
          <table:table-cell table:style-name="ce4" office:value-type="string" calcext:value-type="string">
            <text:p>Pinto, Filipe (55947196500); Ferreira da Silva, Catarina (57219280995); Moro, Sergio (56076679200)</text:p>
          </table:table-cell>
          <table:table-cell table:style-name="ce4" office:value-type="string" calcext:value-type="string">
            <text:p>55947196500; 57219280995; 56076679200</text:p>
          </table:table-cell>
          <table:table-cell table:style-name="ce4" office:value-type="string" calcext:value-type="string">
            <text:p>People-centered distributed ledger technology-IoT architectures: A systematic literature review</text:p>
          </table:table-cell>
          <table:table-cell table:style-name="ce4" office:value-type="float" office:value="2022" calcext:value-type="float">
            <text:p>2022</text:p>
          </table:table-cell>
          <table:table-cell table:style-name="ce4" office:value-type="string" calcext:value-type="string">
            <text:p>Telematics and Informatics</text:p>
          </table:table-cell>
          <table:table-cell table:style-name="ce4" office:value-type="float" office:value="70" calcext:value-type="float">
            <text:p>70</text:p>
          </table:table-cell>
          <table:table-cell/>
          <table:table-cell table:style-name="ce4" office:value-type="float" office:value="101812" calcext:value-type="float">
            <text:p>101812</text:p>
          </table:table-cell>
          <table:table-cell table:number-columns-repeated="3"/>
          <table:table-cell table:style-name="ce4" office:value-type="float" office:value="6" calcext:value-type="float">
            <text:p>6</text:p>
          </table:table-cell>
          <table:table-cell table:style-name="ce4" office:value-type="string" calcext:value-type="string">
            <text:p>10.1016/j.tele.2022.101812</text:p>
          </table:table-cell>
          <table:table-cell table:style-name="ce4" office:value-type="string" calcext:value-type="string">
            <text:p>https://www.scopus.com/inward/record.uri?eid=2-s2.0-85127140711&amp;doi=10.1016%2fj.tele.2022.101812&amp;partnerID=40&amp;md5=a03007521273b64c822392a98127d9e7</text:p>
          </table:table-cell>
          <table:table-cell table:style-name="ce4" office:value-type="string" calcext:value-type="string">
            <text:p>Instituto Universitário de Lisboa (ISCTE-IUL), ISTAR, Lisboa, Portugal; Center for Informatics and Systems of the University of Coimbra (CISUC), Portugal</text:p>
          </table:table-cell>
          <table:table-cell table:style-name="ce4" office:value-type="string" calcext:value-type="string">
            <text:p>Pinto F., Instituto Universitário de Lisboa (ISCTE-IUL), ISTAR, Lisboa, Portugal; Ferreira da Silva C., Instituto Universitário de Lisboa (ISCTE-IUL), ISTAR, Lisboa, Portugal, Center for Informatics and Systems of the University of Coimbra (CISUC), Portugal; Moro S., Instituto Universitário de Lisboa (ISCTE-IUL), ISTAR, Lisboa, Portugal</text:p>
          </table:table-cell>
          <table:table-cell table:style-name="ce4"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table:style-name="ce4" office:value-type="string" calcext:value-type="string">
            <text:p>Data economy; Distributed Ledger Technology (DLT); Internet of Things (IoT); People-centered</text:p>
          </table:table-cell>
          <table:table-cell table:style-name="ce4" office:value-type="string" calcext:value-type="string">
            <text:p>Internet of things; Data economy; Distributed ledg technology; Edge computing; Emerging patterns; Fit for purpose; Internet of thing; Internet of things architectures; People-centered; Privacy preserving; Systematic literature review; Distributed ledger</text:p>
          </table:table-cell>
          <table:table-cell table:style-name="ce4" office:value-type="string" calcext:value-type="string">
            <text:p>Allana S., Chawla S., ChildShield: A rating system for assessing privacy and security of internet of toys, Telemat. Informatics, 56, (2021); Angeletti F., Chatzigiannakis I., Vitaletti A., (2017); Ashton K., (2009); Babbitt D., Dietz J., pp. 2-3, (2014); Baik J., (Sophia), Data privacy against innovation or against discrimination?: The case of the California Consumer Privacy Act (CCPA), Telemat. Informatics, 52, (2020); Barati M., Petri I., Rana O.F., pp. 133-141, (2019); Barati M., Rana O., Petri I., Theodorakopoulos G., GDPR Compliance Verification in Internet of Things, IEEE Access, 8, pp. 119697-119709, (2020); Barker E.B., (2016); Batty M., Digital twins, Environ. Plan. B Urban Anal. City Sci., 45, pp. 817-820, (2018); Bello O., Zeadally S., (2019); Berghel H., (2018); Cameron K., Nanda A., Durand A., Barnes B., Ellison C., Bowden C., Burton C., Kearns D., Winer D., Hardt D., Searls D., Reed D., Mcdermott E., Norlin E., Dyson E., Labalme F., Kaliya I.W., Cannon J.C., Kobielus J., Governor J., Lewis J., Shewchuk J., Razzell L., Canter M., Wahl M., Jones M., Becker P., Janocek R., Pandya R., Scoble R., Lem- S.C., Davies S., Brands S., Kwan S., Heath W., (2005); Christidis K., Devetsikiotis M., Blockchains and Smart Contracts for the Internet of Things, IEEE Access, 4, pp. 2292-2303, (2016); Chuang I.-H., Huang S.-H., Chao W.-C., Tsai J.-S., Kuo Y.-H., TIDES: A Trust-Aware IoT Data Economic System With Blockchain-Enabled Multi-Access Edge Computing, IEEE Access, 8, pp. 85839-85855, (2020); Chuang I.-H., Weng T.-C., Tsai J.-S., Horng M.-F., Kuo Y.-H., A Reliable IoT Data Economic System Based on Edge Computing, in: 2018 IEEE 29th Annual International Symposium on Personal, Indoor and Mobile Radio Communications (PIMRC). IEEE, pp. 1-5, (2018); Couldry N., Mejias U.A., Data Colonialism: Rethinking Big Data's Relation to the Contemporary Subject, Telev. New Media, 20, pp. 336-349, (2019); Cruz J.P., Kaji Y., Yanai N., RBAC-SC: Role-Based Access Control Using Smart Contract, IEEE Access, 6, pp. 12240-12251, (2018); Dib O., Huyart C., Toumi K., A novel data exploitation framework based on blockchain, Pervasive Mob. Comput., 61, (2020); (2020); Dimitriou T., Mohammed A., Fair and Privacy-Respecting Bitcoin Payments for Smart Grid Data, IEEE Internet Things J., 7, pp. 10401-10417, (2020); Ding Y., Sato H., Derepo: A Distributed Privacy-Preserving Data Repository with Decentralized Access Control for Smart Health, IEEE International Conference on Cyber Security and Cloud Computing (CSCloud)/2020 6th IEEE International Conference on Edge Computing and Scalable Cloud (EdgeCom). IEEE, pp. 29-35, (2020); (2013); (2015); Fan X., Chai Q., Xu L., Guo D., (2020); Fedrecheski G., Rabaey J.M., Costa L.C.P., pp. 1-6, (2020); Ferdous M.S., Chowdhury F., Alassafi M.O., In Search of Self-Sovereign Identity Leveraging Blockchain Technology, IEEE Access, 7, pp. 103059-103079, (2019); Grieves M., Digital Twin: Manufacturing Excellence through Virtual Factory Replication, White Pap., (2014); Gur A.O., Oksuzer S., Karaarslan E., Blockchain Based Metering and Billing System Proposal with Privacy Protection for the Electric Network, in: 2019 7th International Istanbul Smart Grids and Cities Congress and Fair (ICSG). IEEE, pp. 204-208, (2019); (2018); (2019); Ishmaev G., The Ethical Limits of Blockchain-Enabled Markets for Private IoT Data, Philos. Technol., 33, pp. 411-432, (2020); Kim T.H.-J., Lampkins J., SSP: Self-Sovereign Privacy for Internet of Things Using Blockchain and MPC, in: 2019 IEEE International Conference on Blockchain (Blockchain). IEEE, pp. 411-418, (2019); Kim W., Duffy H., Sabadello M., Zagidulin D., Caballero J., Vescent H., Young K., Kim W., Duffy H., Sabadello M., Zagidulin D., Caballero J., A Comprehensive Guide To Self Sovereign Identity, (2018); Koskinen J., Knaapi-Junnila S., Rantanen M.M., pp. 329-334, (2019); Kumar A., Sharma D.K., Nayyar A., Singh S., Yoon B., Lightweight proof of game (LPoG): A proof of work (PoW)’s extended lightweight consensus algorithm for wearable kidneys, Sensors (Switzerland), 20, (2020); Langford J., Poikola A., Janssen W., Lahteenoja V., Rikken M., (2020); Lehtiniemi T., Personal Data Spaces: An Intervention in Surveillance Capitalism?, Surveill. Soc., 15, pp. 626-639, (2017); (2015); Li Y., Li L., Zhao Y., Guizani N., Yu Y., Du X., Toward Decentralized Fair Data Trading Based on Blockchain, IEEE Netw., 35, pp. 304-310, (2021); Liu K., Qiu X., Chen W., Chen X., Zheng Z., Optimal Pricing Mechanism for Data Market in Blockchain-Enhanced Internet of Things, IEEE Internet Things J., 6, pp. 9748-9761, (2019); Lopez D., Farooq B., A multi-layered blockchain framework for smart mobility data-markets, Transp. Res. Part C Emerg. Technol., UCC’19 111, pp. 588-615, (2019); Loukil F., Ghedira-Guegan C., Boukadi K., Benharkat A.N., pp. 207-225, (2018); Lucking M., Manke R., Schinle M., Kohout L., Nickel S., Stork W., Decentralized patient-centric data management for sharing IoT data streams, in: 2020 International Conference on Omni-Layer Intelligent Systems (COINS). IEEE, pp. 1-6, (2020); Lv W., Wu S., Jiang C., Cui Y., Qiu X., Zhang Y., Towards Large-Scale and Privacy-Preserving Contact Tracing in COVID-19 pandemic: A Blockchain Perspective, IEEE Trans. Netw. Sci. Eng., 1-1, (2020); Lyons T., Courcelas L., Timsit K.; Lyons T., Courcelas L., Timsit K.; Mai J.-E., Big data privacy: The datafication of personal information, Inf. Soc., 32, pp. 192-199, (2016); Makhdoom I., Zhou I., Abolhasan M., Lipman J., Ni W., PrivySharing: A blockchain-based framework for privacy-preserving and secure data sharing in smart cities, Comput. Secur., 88, (2020); McMillan R., The World's First Computer Password? It Was Useless Too | WIRED [WWW Document], Wire Mag., (2012); Meierhofer J., West S., Rapaccini M., Barbieri C., The Digital Twin as a Service Enabler: From the Service Ecosystem to the Simulation Model, pp. 347-359, (2020); Mir A., Zuhairi M.F., Musa S., Syed T.A., Alrehaili A., POSTER: A Survey of Security Challenges with 5G-IoT, in: 2020 First International Conference of Smart Systems and Emerging Technologies (SMARTTECH). IEEE, pp. 249-250, (2020); Nakamoto S., (2008); Nawaz A., Pena Queralta J., Guan J., Awais M., Gia T.N., Bashir A.K., Kan H., Westerlund T., Edge Computing to Secure IoT Data Ownership and Trade with the Ethereum Blockchain, Sensors, 20, (2020); Nizetic S., Solic P., (2020); Ochoa I., Calbusch L., Viecelli K., de Paz J., Leithardt V., Zeferino C., Privacy in the Internet of Things: A Study to Protect User's Data in LPR Systems Using Blockchain, in: 2019 17th International Conference on Privacy, Security and Trust (PST). IEEE, pp. 1-5, (2019); Oliveira L., Bauer I., Zavolokina L., Schwabe G., (2018); Ou W., Deng M., Luo E., A Decentralized and Anonymous Data Transaction Scheme Based on Blockchain and Zero-Knowledge Proof in Vehicle Networking (Workshop Paper), Lecture Notes of the Institute for Computer Sciences, Social-Informatics and Telecommunications Engineering, LNICST, pp. 712-726, (2019); Paiola M., Gebauer H., Internet of things technologies, digital servitization and business model innovation in BtoB manufacturing firms, Ind. Mark. Manag., 89, pp. 245-264, (2020); Pilkington M., Blockchain technology: principles and applications, pp. 225-253, (2016); Pu Y., Xiang T., Hu C., Alrawais A., Yan H., An efficient blockchain-based privacy preserving scheme for vehicular social networks, Inf. Sci. (Ny), 540, pp. 308-324, (2020); Qi Q., Tao F., Digital Twin and Big Data Towards Smart Manufacturing and Industry 4.0: 360 Degree Comparison, IEEE Access, 6, pp. 3585-3593, (2018); Radhakrishnan R., Ramachandran G.S., Krishnamachari B.S., pp. 17-18, (2019); Rahman M.A., Hossain M.S., Islam M.S., Alrajeh N.A., Muhammad G., Secure and Provenance Enhanced Internet of Health Things Framework: A Blockchain Managed Federated Learning Approach, IEEE Access, 8, pp. 205071-205087, (2020); Abdur R.M., Hossain M.S., Rashid M.M., Barnes S., Hassanain E., IoEV-Chain: A 5G-Based Secure Inter-Connected Mobility Framework for the Internet of Electric Vehicles, IEEE Netw., 34, pp. 190-197, (2020); Rantos K., Drosatos G., Demertzis K., Ilioudis C., Papanikolaou A., Kritsas A., ADvoCATE: A Consent Management Platform for Personal Data Processing in the IoT Using Blockchain Technology, pp. 300-313, (2019); Rifi N., Agoulmine N., Chendeb Taher N., Rachkidi E., Blockchain Technology: Is It a Good Candidate for Securing IoT Sensitive Medical Data?, Wirel. Commun. Mob. Comput., 2018, (2018); Robert J., Kubler S., Ghatpande S., Enhanced Lightning Network (off-chain)-based micropayment in IoT ecosystems, Futur. Gener. Comput. Syst., 112, pp. 283-296, (2020); Saldamli G., Karunakaran K., Vijaykumar V.K., Pan W., Puttarevaiah S., Ertaul L., Securing Car Data and Analytics using Blockchain, pp. 153-159, (2020); Searls D., The Intention Economy: When Customers Take Charge, (2012); Sendler U., The Initiative in Germany, pp. 49-66, (2018); Shafeeq S., Alam M., Khan A., Privacy aware decentralized access control system, Futur. Gener. Comput. Syst., 101, pp. 420-433, (2019); Skinner C., (2016); (2017); Stark J., (2018); Sultana T., Ghaffar A., Azeem M., Abubaker Z., Gurmani M.U., Javaid N., pp. 863-874, (2020); Swan M., Blockchain Blueprint For a New Economy, (2015); Szabo N., Formalizing and Securing Relationships on Public Networks, First Monday, 2, (1997); Szabo N., (1994); Tao F., Zhang M., pp. 20418-20427, (2017); Tao F., Zhang M., pp. 3-28, (2019); Tobin A., Reed D., (2017); (2020); Uddin M.A., Stranieri A., Gondal I., Balasubramanian V., Continuous Patient Monitoring With a Patient Centric Agent: A Block Architecture, IEEE Access, 6, pp. 32700-32726, (2018); Vargo S.L., Lusch R.F., Service-dominant logic: continuing the evolution, J. Acad. Mark. Sci., 36, pp. 1-10, (2008); Wang Y., Luo F., Dong Z., Tong Z., Qiao Y., Distributed meter data aggregation framework based on Blockchain and homomorphic encryption, IET Cyber-Physical Syst. Theory Appl., 4, pp. 30-37, (2019); (2010); Wright A., De Filippi P., Decentralized Blockchain Technology and the Rise of Lex Cryptographia, SSRN Electron. J., (2015); Yaga D., Mell P., Roby N., Scarfone K., (2018); Zhang D., Fan L., Cerberus: Privacy-preserving computation in edge computing. IEEE INFOCOM 2020 - IEEE Conf, Comput. Commun. Work. INFOCOM WKSHPS, 2020, pp. 43-49, (2020); Zhang J., Yang F., Ma Z., Wang Z., Liu X., Ma J., (2021); Zhao Y., Yu Y., Li Y., Han G., Du X., (2019); Zhaofeng M., Lingyun W., Xiaochang W., Zhen W., Weizhe Z., Blockchain-Enabled Decentralized Trust Management and Secure Usage Control of IoT Big Data, IEEE Internet Things J., 7, pp. 4000-4015, (2020); Zhou L., Wang L., Ai T., Sun Y., BeeKeeper 2.0: Confidential Blockchain-Enabled IoT System with Fully Homomorphic Computation, Sensors, 18, (2018); Zhu Q., Loke S.W., Trujillo-Rasua R., Jiang F., Xiang Y., Applications of Distributed Ledger Technologies to the Internet of Things: A Survey, ACM Comput. Surv., 52, (2019); Zichichi M., Ferretti S., D'angelo G., A Framework Based on Distributed Ledger Technologies for Data Management and Services in Intelligent Transportation Systems, IEEE Access, 8, pp. 100384-100402, (2020); Zuboff S., Big other: Surveillance Capitalism and the Prospects of an Information Civilization, J. Inf. Technol., 30, pp. 75-89, (2015)</text:p>
          </table:table-cell>
          <table:table-cell table:style-name="ce4" office:value-type="string" calcext:value-type="string">
            <text:p>Elsevier Ltd</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127140711</text:p>
          </table:table-cell>
          <table:table-cell table:number-columns-repeated="991"/>
        </table:table-row>
        <table:table-row table:style-name="ro1">
          <table:table-cell table:style-name="ce4" office:value-type="string" calcext:value-type="string">
            <text:p>Alizadeh M.; Andersson K.; Schelen O.</text:p>
          </table:table-cell>
          <table:table-cell table:style-name="ce4" office:value-type="string" calcext:value-type="string">
            <text:p>Alizadeh, Morteza (57218920547); Andersson, Karl (7402136130); Schelen, Olov (6602899035)</text:p>
          </table:table-cell>
          <table:table-cell table:style-name="ce4" office:value-type="string" calcext:value-type="string">
            <text:p>57218920547; 7402136130; 6602899035</text:p>
          </table:table-cell>
          <table:table-cell table:style-name="ce4" office:value-type="string" calcext:value-type="string">
            <text:p>Comparative Analysis of Decentralized Identity Approaches</text:p>
          </table:table-cell>
          <table:table-cell table:style-name="ce4" office:value-type="float" office:value="2022" calcext:value-type="float">
            <text:p>2022</text:p>
          </table:table-cell>
          <table:table-cell table:style-name="ce4" office:value-type="string" calcext:value-type="string">
            <text:p>IEEE Access</text:p>
          </table:table-cell>
          <table:table-cell table:number-columns-repeated="3"/>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2" calcext:value-type="float">
            <text:p>2</text:p>
          </table:table-cell>
          <table:table-cell table:style-name="ce4" office:value-type="string" calcext:value-type="string">
            <text:p>10.1109/ACCESS.2022.3202553</text:p>
          </table:table-cell>
          <table:table-cell table:style-name="ce4" office:value-type="string" calcext:value-type="string">
            <text:p>https://www.scopus.com/inward/record.uri?eid=2-s2.0-85137569685&amp;doi=10.1109%2fACCESS.2022.3202553&amp;partnerID=40&amp;md5=3d8b23aeb9a074183b9681f883842ae6</text:p>
          </table:table-cell>
          <table:table-cell table:style-name="ce4" office:value-type="string" calcext:value-type="string">
            <text:p>Lule&amp;#x00E5; University of Tecknology, Lule&amp;#x00E5;, Sweden</text:p>
          </table:table-cell>
          <table:table-cell table:style-name="ce4" office:value-type="string" calcext:value-type="string">
            <text:p>Alizadeh M., Lule&amp;#x00E5; University of Tecknology, Lule&amp;#x00E5;, Sweden; Andersson K., Lule&amp;#x00E5; University of Tecknology, Lule&amp;#x00E5;, Sweden; Schelen O., Lule&amp;#x00E5; University of Tecknology, Lule&amp;#x00E5;, Sweden</text:p>
          </table:table-cell>
          <table:table-cell table:style-name="ce4"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Author</text:p>
          </table:table-cell>
          <table:table-cell table:style-name="ce4" office:value-type="string" calcext:value-type="string">
            <text:p>Blockchains; Cloud computing; Decentralization; Decentralized applications; Distributed hash table; Distributed ledger; Identification; Internet; Privacy; Self-sovereign identity; Social networking (online)</text:p>
          </table:table-cell>
          <table:table-cell table:number-columns-repeated="2"/>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Article in press</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37569685</text:p>
          </table:table-cell>
          <table:table-cell table:number-columns-repeated="991"/>
        </table:table-row>
        <table:table-row table:style-name="ro1">
          <table:table-cell table:style-name="ce4" office:value-type="string" calcext:value-type="string">
            <text:p>Badirova A.; Dabbaghi S.; Moghaddam F.F.; Wieder P.; Yahyapour R.</text:p>
          </table:table-cell>
          <table:table-cell table:style-name="ce4" office:value-type="string" calcext:value-type="string">
            <text:p>Badirova, Aytaj (57350947300); Dabbaghi, Shirin (56512456900); Moghaddam, Faraz Fatemi (56032500000); Wieder, Philipp (14034873100); Yahyapour, Ramin (15066204200)</text:p>
          </table:table-cell>
          <table:table-cell table:style-name="ce4" office:value-type="string" calcext:value-type="string">
            <text:p>57350947300; 56512456900; 56032500000; 14034873100; 15066204200</text:p>
          </table:table-cell>
          <table:table-cell table:style-name="ce4" office:value-type="string" calcext:value-type="string">
            <text:p>A Survey on Identity and Access Management for Cross-Domain Dynamic Users: Issues, Solutions, and Challenges</text:p>
          </table:table-cell>
          <table:table-cell table:style-name="ce4" office:value-type="float" office:value="2023" calcext:value-type="float">
            <text:p>2023</text:p>
          </table:table-cell>
          <table:table-cell table:style-name="ce4" office:value-type="string" calcext:value-type="string">
            <text:p>IEEE Access</text:p>
          </table:table-cell>
          <table:table-cell table:style-name="ce4" office:value-type="float" office:value="11" calcext:value-type="float">
            <text:p>11</text:p>
          </table:table-cell>
          <table:table-cell table:number-columns-repeated="2"/>
          <table:table-cell table:style-name="ce4" office:value-type="float" office:value="61660" calcext:value-type="float">
            <text:p>61660</text:p>
          </table:table-cell>
          <table:table-cell table:style-name="ce4" office:value-type="float" office:value="61679" calcext:value-type="float">
            <text:p>61679</text:p>
          </table:table-cell>
          <table:table-cell table:style-name="ce4" office:value-type="float" office:value="19" calcext:value-type="float">
            <text:p>19</text:p>
          </table:table-cell>
          <table:table-cell table:style-name="ce4" office:value-type="float" office:value="1" calcext:value-type="float">
            <text:p>1</text:p>
          </table:table-cell>
          <table:table-cell table:style-name="ce4" office:value-type="string" calcext:value-type="string">
            <text:p>10.1109/ACCESS.2023.3279492</text:p>
          </table:table-cell>
          <table:table-cell table:style-name="ce4" office:value-type="string" calcext:value-type="string">
            <text:p>https://www.scopus.com/inward/record.uri?eid=2-s2.0-85161002691&amp;doi=10.1109%2fACCESS.2023.3279492&amp;partnerID=40&amp;md5=10542633db59e2f34178dc15b8bad2f1</text:p>
          </table:table-cell>
          <table:table-cell table:style-name="ce4" office:value-type="string" calcext:value-type="string">
            <text:p>Gesellschaft für wissenschaftliche Datenverarbeitung mbH Göttingen (GWDG), Göttingen, 37075, Germany; Georg August University of Göttingen, Institute of Informatic, Göttingen, 37073, Germany</text:p>
          </table:table-cell>
          <table:table-cell table:style-name="ce4" office:value-type="string" calcext:value-type="string">
            <text:p>Badirova A., Gesellschaft für wissenschaftliche Datenverarbeitung mbH Göttingen (GWDG), Göttingen, 37075, Germany, Georg August University of Göttingen, Institute of Informatic, Göttingen, 37073, Germany; Dabbaghi S., Gesellschaft für wissenschaftliche Datenverarbeitung mbH Göttingen (GWDG), Göttingen, 37075, Germany, Georg August University of Göttingen, Institute of Informatic, Göttingen, 37073, Germany; Moghaddam F.F., Gesellschaft für wissenschaftliche Datenverarbeitung mbH Göttingen (GWDG), Göttingen, 37075, Germany, Georg August University of Göttingen, Institute of Informatic, Göttingen, 37073, Germany; Wieder P., Gesellschaft für wissenschaftliche Datenverarbeitung mbH Göttingen (GWDG), Göttingen, 37075, Germany, Georg August University of Göttingen, Institute of Informatic, Göttingen, 37073, Germany; Yahyapour R., Gesellschaft für wissenschaftliche Datenverarbeitung mbH Göttingen (GWDG), Göttingen, 37075, Germany, Georg August University of Göttingen, Institute of Informatic, Göttingen, 37073, Germany</text:p>
          </table:table-cell>
          <table:table-cell table:style-name="ce4"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table:style-name="ce4" office:value-type="string" calcext:value-type="string">
            <text:p>Access management; cloud computing; security and privacy</text:p>
          </table:table-cell>
          <table:table-cell table:style-name="ce4" office:value-type="string" calcext:value-type="string">
            <text:p>Access control; Cloud security; Access management; Centralised; Cloud-computing; Collaboration; Decentralised; Identity and access managements; Permission; Privacy; Security and privacy; Cryptography</text:p>
          </table:table-cell>
          <table:table-cell table:style-name="ce4" office:value-type="string" calcext:value-type="string">
            <text:p>Google App Engine, (2023); Amazon Elastic Compute Cloud (Amazon EC2), (2023); Microsoft Azure, (2023); Marinos A., Briscoe G., Community cloud computing, Proc. Ieee Int. Conf. Cloud Comput., pp. 472-484, (2009); Christopher Allen: The Path to Self-Sovereign Identity, (2023); Ferraiolo D., Kuhn D., Chandramouli R., Role-Based Access Control, (2003); Hu V., Et al., Guide to Attribute Based Access Control (ABAC) Definition and Considerations (Draft), pp. 1-54, (2013); Xu S., Yang G., Mu Y., Deng R.H., Secure fine-grained access control and data sharing for dynamic groups in the cloud, Ieee Trans. Inf. Forensics Security, 13, 8, pp. 2101-2113, (2018); Gutte P., Wankhade J.V., Mote S., Key generation &amp; access control policy in cloud data sharing, EasyChair, 2562, pp. 1-6, (2020); Shahraki A.S., Rudolph C., Grobler M., A dynamic access control policy model for sharing of healthcare data in multiple domains, Proc. 18th Ieee Int. Conf. Trust, Secur. Privacy Comput. Commun./13th Ieee Int. Conf. Big Data Sci. Eng. (TrustCom/BigDataSE), pp. 618-625, (2019); Salehi A.S., Rudolph C., Grobler M., A dynamic cross-domain access control model for collaborative healthcare application, Proc. IFIP/IEEE Symp. Integr. Netw. Service Manage. (IM), pp. 643-648, (2019); Decentralized Identifiers (DIDs) V1.0, (2020); Sovrin Foundation, (2023); Decentralized Identity Foundation, (2023); Hyperledger Indy Revocation Registry, (2023); Trust over Ip Foundation, (2023); Trust over Ip Foundation: White Papers, (2023); A New Approach for Identity in a Digital World, (2023); Jurado V.M., Vila X., Kubach M., Jeyakumar I.H.J., Solana A., Marangoni M., Applying assurance levels when issuing and verifying credentials using trust frameworks, Proc. Open Identity Summit, pp. 1-12, (2021); General Data Protection Regulation, (2023); Regulation (EU) on Electronic Identification and Trust Services, (2014); Hyperledger Indy Hipe, (2023); Zhang Y., Zhang H., Hao R., Yu J., Authorized identity-based public cloud storage auditing scheme with hierarchical structure for large-scale user groups, China Commun., 15, 11, pp. 111-121, (2018); Wang S., Zhou J., Liu J.K., Yu J., Chen J., Xie W., An efficient file hierarchy attribute-based encryption scheme in cloud computing, Ieee Trans. Inf. Forensics Security, 11, 6, pp. 1265-1277, (2016); Diniz T., Felippe A.C.D., Medeiros T., Da Silva C.E., Araujo R., Managing access to service providers in federated identity environments: A case study in a cloud storage service, Proc. Xxxiii Brazilian Symp. Comput. Netw. Distrib. Syst., pp. 199-207, (2015); Li M., Zhang R., Du X., Zhou M., Yan L., Song J., A survey on group key agreement protocols in cloud environment, Proc. 1st Int. Cogn. Cities Conf. (IC3), pp. 160-165, (2018); Cai F., Zhu N., He J., Mu P., Li W., Yu Y., Survey of access control models and technologies for cloud computing, Cluster Comput., 22, 3, pp. 6111-6122, (2019); El Sibai R., Gemayel N., Abdo J.B., Demerjian J., A survey on access control mechanisms for cloud computing, Trans. Emerg. Telecommun. Technol., 31, 2, (2020); Kotha S., Rani M., Subedi B., Chunduru A., Karrothu A., Neupane B., Sathishkumar V.E., A comprehensive review on secure data sharing in cloud environment, Wireless Pers. Commun., 127, pp. 2161-2188, (2022); Goyal V., Pandey O., Sahai A., Waters B., Attribute-based encryption for fine-grained access control of encrypted data, Proc. 13th Acm Conf. Comput. Commun. Secur., pp. 89-98, (2006); Boneh D., Franklin M., Identity-based encryption from the Weil pairing, Advances in Cryptology-CRYPTO 2001: 21st Annual International Cryptology Conference, Santa Barbara, California, USA, August 19-23, 2001 Proceedings, (2001); Bethencourt J., Sahai A., Waterss B., Ciphertext-policy attributebased encryption, Proc. Ieee Symp. Secur. Privacy (SP), pp. 321-334, (2007); Lee J., Oh S., Jang J.W., A work in progress: Context based encryption scheme for Internet of Things, Proc. Comput. Sci., 56, pp. 271-275, (2015); Wang C., Luo J., An efficient key-policy attribute-based encryption scheme with constant ciphertext length, Math. Problems Eng., 2013, pp. 1-7, (2013); Yu S., Ren K., Lou W., FDAC: Toward fine-grained distributed data access control in wireless sensor networks, Ieee Trans. Parallel Distrib. Syst., 22, 4, pp. 673-686, (2011); Song W., Zou H., Liu H., Chen J., A practical group key management algorithm for cloud data sharing with dynamic group, China Commun., 13, 6, pp. 205-216, (2016); Lin G., Hong H., Sun Z., A collaborative key management protocol in ciphertext policy attribute-based encryption for cloud data sharing, Ieee Access, 5, pp. 9464-9475, (2017); Hur J., Noh D.J., Attribute-based access control with efficient revocation in data outsourcing systems, Ieee Trans. Parallel Distrib. Syst., 22, 7, pp. 1214-1221, (2011); Marimuthu K., Gopal D.G., Kanth K.S., Setty S., Tainwala K., Scalable and secure data sharing for dynamic groups in cloud, Proc. Ieee Int. Conf. Adv. Commun., Control Comput. Technol., pp. 1697-1701, (2014); Fan K., Bai Y., Xu H., Pan Q., Li H., Yang Y., A secure crossdomain access control scheme in social networks, Proc. Ieee Int. Conf. Commun. (ICC), pp. 1-6, (2019); Web Services Federation Language (WSFederation) Version 1.2. Oasis Standard, (2009); Zhang Y., Zheng D., Deng R.H., Security and privacy in smart health: Efficient policy-hiding attribute-based access control, Ieee Internet Things J., 5, 3, pp. 2130-2145, (2018); Josang A., Pope S., User centric identity management, Proc. AusCERT Asia Pacific Inf. Technol. Secur. Conf., 77, pp. 1-13, (2005); Cao Y., Yang L., A survey of identity management technology, Proc. Ieee Int. Conf. Inf. Theory Inf. Secur., pp. 287-293, (2010); Shim S.S.Y., Bhalla G., Pendyala V., Federated identity management, Computer, 38, 12, pp. 120-122, (2005); L'Amrani H., Berroukech B.E., Idrissi Y.E.B.E., Ajhoun R., Toward interoperability approach between federated systems, Proc. 2nd Int. Conf. Big Data, Cloud Appl., pp. 1-6, (2017); Armando A., Carbone R., Compagna L., Cuellar J., Tobarra L., Formal analysis of SAML 2.0 web browser single sign-on: Breaking the SAML-based single sign-on for Google apps, Proc. 6th Acm Workshop Formal Methods Secur. Eng., pp. 1-10, (2008); Hardt D., The OAuth 2.0 Authorization Framework, (2012); Sakimura N., Bradley J., Jones M., De Medeiros B., Mortimore C., OpenID connect core 1.0, OpenID Foundation, (2014); Goodner M., Hondo M., Nadalin A., McIntosh M., Schmidt D., Understanding WS-federation, Microsoft, Ibm, (2007); Ates M., Gravier C., Lardon J., Fayolle J., Sauviac B., Interoperability between heterogeneous federation architectures: Illustration with SAML and WS-federation, Proc. 3rd Int. Ieee Conf. Signal-Image Technol. Internet-Based Syst., pp. 1063-1070, (2007); Bah A., Andre P., Attiogbe C., Konate J., Federated access control in service oriented architecture, LS2N, (2019); Fremantle P., Aziz B., Kopecky J., Scott P., Federated identity and access management for the Internet of Things, Proc. Int. Workshop Secure Internet Things, pp. 10-17, (2014); Niruntasukrat A., Issariyapat C., Pongpaibool P., Meesublak K., Aiumsupucgul P., Panya A., Authorization mechanism for MQTTbased Internet of Things, Proc. Ieee Int. Conf. Commun. Workshops (ICC), pp. 290-295, (2016); Fragoso-Rodriguez U., Laurent-Maknavicius M., Incera-Dieguez J., Federated identity architectures, Proc. 1st Mex. Conf. Informat. Secur. (MCIS), pp. 1-8, (2006); Stihler M., Santin A.O., Marcon A.L., Fraga J.D.S., Integral federated identity management for cloud computing, Proc. 5th Int. Conf. New Technol., Mobility Secur. (NTMS), pp. 1-5, (2012); Grassi P., Lefkovitz N., Mangold K., Privacy-enhanced identity brokers, NIST-NCCoE, (2015); National Institute of Standards and Technology, (2023); Magic Quadrant for Cloud Access Security Brokers, (2017); Huang H.Y., Wang B., Liu X.X., Xu J.M., Identity federation broker for service cloud, Proc. Int. Conf. Service Sci, pp. 115-120, (2010); Chadwick D.W., Federated identity management, Foundations of Security Analysis and Design, pp. 96-120, (2009); Zwattendorfer B., Slamanig D., Stranacher K., Horandner F., A federated cloud identity broker-model for enhanced privacy via proxy reencryption, Proc. Ifip Int. Conf. Commun. Multimedia Secur., pp. 92-103, (2014); Bendiab K., Shiaeles S., Boucherkha S., A new dynamic trust model for 'on cloud' federated identity management, Proc. 9th Ifip Int. Conf. New Technol., Mobility Secur. (NTMS), pp. 1-5, (2018); Jiang J., Duan H., Lin T., Qin F., Zhang H., A federated identity management system with centralized trust and unified single signon, Proc. 6th Int. Icst Conf. Commun. Netw. China (CHINACOM), pp. 785-789, (2011); Khanna P., Babu B., Cloud computing brokering service: A trust framework, Proc. 3rd Int. Conf. Cloud Comput., GRIDs, Virtualization, pp. 206-212, (2012); Keltoum B., Samia B., A dynamic federated identity management approach for cloud-based environments, Proc. 2nd Int. Conf. Internet Things, Data Cloud Comput., pp. 1-5, (2017); Fernandez E., Yoshioka N., Washizaki H., Cloud access security broker (CASB): A pattern for secure access to cloud services, Proc. 4th Asian Conf. Pattern Lang. Programs (Asian PLoP), 15, pp. 1-8, (2015); Bendiab G., Shiaeles S., Boucherkha S., Ghita B., FCMDT: A novel fuzzy cognitive maps dynamic trust model for cloud federated identity management, Comput. Secur., 86, pp. 270-290, (2019); Patiniotakis I., Verginadis Y., Mentzas G., PuLSaR: Preferencebased cloud service selection for cloud service brokers, J. Internet Services Appl., 6, 1, pp. 1-14, (2015); Wang G., Liu C., Dong Y., Pan H., Han P., Fang B., SafeBox: A scheme for searching and sharing encrypted data in cloud applications, Proc. Int. Conf. Secur., Pattern Anal., Cybern. (SPAC), pp. 648-653, (2017); Liu C., Wang G., Han P., Pan H., Fang B., A cloud access security broker based approach for encrypted data search and sharing, Proc. Int. Conf. Comput., Netw. Commun. (ICNC), pp. 422-426, (2017); Brouwer M., Groenewegen A., Cloud Access Security Brokers (CASBs), (2021); Chauhan S.S., Pilli E.S., Joshi R.C., Singh G., Govil M.C., Brokering in interconnected cloud computing environments: A survey, J. Parallel Distrib. Comput., 133, pp. 193-209, (2019); Elhabbash A., Samreen F., Hadley J., Elkhatib Y., Cloud brokerage: A systematic survey, Acm Comput. Surv., 51, 6, pp. 1-28, (2019); Khanna P., Jain S., Babu B.V., BroCUR: Distributed cloud broker in a cloud federation: Brokerage peculiarities in a hybrid cloud, Proc. Int. Conf. Comput., Commun. Autom., pp. 729-734, (2015); Basney J., Flanagan H., Fleury T., Gaynor J., Koranda S., Oshrin B., CILogon: Enabling federated identity and access management for scientific collaborations, Proc. Sci., 351, (2019); Lewko A., Waters B., Decentralizing attribute-based encryption, Proc. Annu. Int. Conf. Theory Appl. Cryptograph. Techn., pp. 568-588, (2011); Yang K., Jia X., Expressive, efficient, and revocable data access control for multi-authority cloud storage, Ieee Trans. Parallel Distrib. Syst., 25, 7, pp. 1735-1744, (2014); Horvath M., Attribute-based encryption optimized for cloud computing, Proc. Int. Conf. Current Trends Theory Pract. Informat., pp. 566-577, (2015); Yang Y., Chen X., Chen H., Du X., Improving privacy and security in decentralizing multi-authority attribute-based encryption in cloud computing, Ieee Access, 6, pp. 18009-18021, (2018); Zhang L., Afanasyev A., Burke J., Jacobson V., Claffy K., Crowley P., Papadopoulos C., Wang L., Zhang B., Named data networking, Acmsigcomm Comput. Commun. Rev., 44, 3, pp. 66-73, (2014); Lee C.A., Zhang Z., Tu Y., Afanasyev A., Zhang L., Supporting virtual organizations using attribute-based encryption in named data networking, Proc. Ieee 4th Int. Conf. Collaboration Internet Comput. (CIC), pp. 188-196, (2018); Benmoussa A., Tahari A.E.K., Kerrache C.A., Lagraa N., Lakas A., Hussain R., Ahmad F., MSIDN: Mitigation of sophisticated interest flooding-based DDoS attacks in named data networking, Future Gener. Comput. Syst., 107, pp. 293-306, (2020); Prisma Cloud Iam Security; Belguith S., Kaaniche N., Jemai A., Laurent M., Attia R., PAbAC: A privacy preserving attribute based framework for fine grained access control in clouds, Proc. 13th Int. Conf. Secur. Cryptogr. (SECRYPT), 4, pp. 133-146, (2016); Okamoto T., Takashima K., Decentralized attribute-based signatures, Proc. Int. Workshop Public Key Cryptogr., pp. 125-142, (2013); Ruj S., Stojmenovic M., Nayak A., Decentralized access control with anonymous authentication of data stored in clouds, Ieee Trans. Parallel Distrib. Syst., 25, 2, pp. 384-394, (2014); Rao Y.S., Dutta R., Efficient attribute-based signature and signcryption realizing expressive access structures, Int. J. Inf. Secur., 15, 1, pp. 81-109, (2016); Huang Q., Yang Y., Shen M., Secure and efficient data collaboration with hierarchical attribute-based encryption in cloud computing, Future Gener. Comput. Syst., 72, pp. 239-249, (2017); ABC4Trust, (2018); Ghosh B.C., Addya S.K., Satpathy A., Ghosh S.K., Chakraborty S., Towards a democratic federation for infrastructure service provisioning, Proc. Ieee Int. Conf. Services Comput. (SCC), pp. 162-166, (2019); Sukhodolskiy I., Zapechnikov S., A blockchain-based access control system for cloud storage, Proc. Ieee Conf. Russian Young Res. Electr. Electron. Eng. (EIConRus), pp. 1575-1578, (2018); Bendiab K., Kolokotronis N., Shiaeles S., Boucherkha S., WiP: A novel blockchain-based trust model for cloud identity management, Proc. Ieee 16th Int. Conf. Dependable, Autonomic Secure Comput., 16th Int. Conf. Pervasive Intell. Comput., 4th Int. Conf Big Data Intell. Comput. Cyber Sci. Technol. Cong. (DASC/PiCom/DataCom/CyberSciTech), pp. 724-729, (2018); Banerjee S., Bouzefrane S., Abane A., Identity management with hybrid blockchain approach: A deliberate extension with federatedinverse-reinforcement learning, Proc. Ieee 22nd Int. Conf. High Perform. Switching Routing (HPSR), pp. 1-6, (2021); Tobin A., Reed D., The inevitable rise of self-sovereign identity, Sovrin Found., 29, (2016); GAIA-X, (2023); GAIA-X Secure and Trustworthy Ecosystems with Self Sovereign Identity, (2022); European Self Sovereign Identity Framework Laboratory, (2023); Self Sovereign Identity, (2023); Self-Sovereign Identity, (2023); Decentralised Identity Ledger, (2023); TransCelerate BioPharma. EConsent, (2023); Microsoft Entra Verified Id, (2023); Ismail R., Enhancement of Online Identity Authentication though Blockchain Technology, (2017); Ali M., Shea R., Nelson J., Freedman M.J., Blockstack: A new internet for decentralized applications, Tech. White Paper, Version 1, (2017); Wang S., Pei R., Zhang Y., EIDM: A Ethereum-based cloud user identity management protocol, Ieee Access, 7, pp. 115281-115291, (2019); MacIel L.R., Dhakal V., Applying AI concepts for identity and access management in cloud environments, Nyu Tandon School Eng., (2020); Azhar I., A significance of identity management as a prerequisite for enterprise AI on the cloud, Int. J. Creative Res. Thoughts, 9, 8, pp. b16-b19, (2021); Mohammed I., The interaction between artificial intelligence and identity and access management: An empirical study, Int. J. Creative Res. Thoughts, 3, 1, pp. 668-671, (2015); Khilar P.M., Chaudhari V., Swain R.R., Trust-based access control in cloud computing using machine learning, Cloud Computing for Geospatial Big Data Analytics: Intelligent Edge, Fog and Mist Computing, pp. 55-79, (2019); Blue J., Condell J., Lunney T., Furey E., Bayesi-chain: Intelligent identity authentication, Proc. 29th Irish Signals Syst. Conf. (ISSC), pp. 1-6, (2018); Xiong H., Zhang H., Sun J., Attribute-based privacy-preserving data sharing for dynamic groups in cloud computing, Ieee Syst. J., 13, 3, pp. 2739-2750, (2019); Rao R.V., Selvamani K., Kanimozhi S., Kannan A., Hierarchical group key management for secure data sharing in a cloud-based environment, Concurrency Comput., Pract. Exp., 31, 12, (2019); Cui B., Liu Z., Wang L., Key-aggregate searchable encryption (KASE) for group data sharing via cloud storage, Ieee Trans. Comput., 65, 8, pp. 2374-2385, (2016); Géant, (2023); InCommon, (2023); Federated Identity, (2023)</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61002691</text:p>
          </table:table-cell>
          <table:table-cell table:number-columns-repeated="991"/>
        </table:table-row>
        <table:table-row table:style-name="ro1">
          <table:table-cell table:style-name="ce4" office:value-type="string" calcext:value-type="string">
            <text:p>Radha S.K.; Taylor I.; Nabrzyski J.; Barclay I.</text:p>
          </table:table-cell>
          <table:table-cell table:style-name="ce4" office:value-type="string" calcext:value-type="string">
            <text:p>Radha, Swapna Krishnakumar (57201200058); Taylor, Ian (9733768300); Nabrzyski, Jarek (6602731292); Barclay, Iain (57211075715)</text:p>
          </table:table-cell>
          <table:table-cell table:style-name="ce4" office:value-type="string" calcext:value-type="string">
            <text:p>57201200058; 9733768300; 6602731292; 57211075715</text:p>
          </table:table-cell>
          <table:table-cell table:style-name="ce4" office:value-type="string" calcext:value-type="string">
            <text:p>Verifiable Badging System for scientific data reproducibility</text:p>
          </table:table-cell>
          <table:table-cell table:style-name="ce4" office:value-type="float" office:value="2021" calcext:value-type="float">
            <text:p>2021</text:p>
          </table:table-cell>
          <table:table-cell table:style-name="ce4" office:value-type="string" calcext:value-type="string">
            <text:p>Blockchain: Research and Applications</text:p>
          </table:table-cell>
          <table:table-cell table:number-columns-repeated="2" table:style-name="ce4" office:value-type="float" office:value="2" calcext:value-type="float">
            <text:p>2</text:p>
          </table:table-cell>
          <table:table-cell table:style-name="ce4" office:value-type="float" office:value="100015" calcext:value-type="float">
            <text:p>100015</text:p>
          </table:table-cell>
          <table:table-cell table:number-columns-repeated="3"/>
          <table:table-cell table:style-name="ce4" office:value-type="float" office:value="4" calcext:value-type="float">
            <text:p>4</text:p>
          </table:table-cell>
          <table:table-cell table:style-name="ce4" office:value-type="string" calcext:value-type="string">
            <text:p>10.1016/j.bcra.2021.100015</text:p>
          </table:table-cell>
          <table:table-cell table:style-name="ce4" office:value-type="string" calcext:value-type="string">
            <text:p>https://www.scopus.com/inward/record.uri?eid=2-s2.0-85122996041&amp;doi=10.1016%2fj.bcra.2021.100015&amp;partnerID=40&amp;md5=d5e707eb690bac0462c1a6e65c4f4e04</text:p>
          </table:table-cell>
          <table:table-cell table:style-name="ce4" office:value-type="string" calcext:value-type="string">
            <text:p>Center for Research Computing, University of Notre Dame, 46556, IN, United States; School of Computer Science and Informatics, Cardiff University, Wales, UK, Cardiff, CF10 3AT, United Kingdom</text:p>
          </table:table-cell>
          <table:table-cell table:style-name="ce4" office:value-type="string" calcext:value-type="string">
            <text:p>Radha S.K., Center for Research Computing, University of Notre Dame, 46556, IN, United States; Taylor I., Center for Research Computing, University of Notre Dame, 46556, IN, United States, School of Computer Science and Informatics, Cardiff University, Wales, UK, Cardiff, CF10 3AT, United Kingdom; Nabrzyski J., Center for Research Computing, University of Notre Dame, 46556, IN, United States; Barclay I., School of Computer Science and Informatics, Cardiff University, Wales, UK, Cardiff, CF10 3AT, United Kingdom</text:p>
          </table:table-cell>
          <table:table-cell table:style-name="ce4"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table:style-name="ce4" office:value-type="string" calcext:value-type="string">
            <text:p>Blockchain technology; Decentralized identifiers; Self-sovereign identity; Smart contracts; Verifiable credentials</text:p>
          </table:table-cell>
          <table:table-cell table:style-name="ce4" office:value-type="string" calcext:value-type="string">
            <text:p>Automation; Blockchain; Block-chain; Blockchain technology; Data reproducibility; Decentralised; Decentralized identifier; Layered approaches; Reproducibilities; Scientific data; Self-sovereign identity; Verifiable credential; Smart contract</text:p>
          </table:table-cell>
          <table:table-cell table:style-name="ce4" office:value-type="string" calcext:value-type="string">
            <text:p>Cacioppo J.T., Kaplan R.M., Krosnick J.A., Et al., Social, behavioral, and economic sciences perspectives on robust and reliable science, Report of the Subcommittee on Replicability in Science Advisory Committee to the National Science Foundation Directorate for Social, (2015); De Roure D., Goble C., Lessons from Myexperiment: Research Objects for Data Intensive Research, (2009); Page K.R., Palma R., Holubowicz P., Et al., From workflows to research objects: an architecture for preserving the semantics of science, LISC@ ISWC, (2012); Open science badges; NISO, Reproducibility badging and definitions; Conway S., Hughes A., Ma M., Et al., A Did for Everything, (2018); Reed D., Sporny M., Sporny M., Et al., Decentralized identifiers (dids) v1.0, core architecture, data model, and representations; Sporny M., Noble G., Longley D., Et al., Verifiable credentials data model; ACM, Artifact Review and Badging—Version 1.0; Kidwell M.C., Lazarevic L.B., Baranski E., Et al., Badges to acknowledge open practices: a simple, low-cost, effective method for increasing transparency, PLoS Biol., 14, 5, (2016); Turkanovic M., Holbl M., Kosic K., Et al., Eductx: A blockchain-based higher education credit platform, IEEE Access, 6, pp. 5112-5127, (2018); Schaufelbuhl A., Niya S.R., Pelloni L., Et al., Eureka – a minimal operational prototype of a blockchainbased rating and publishing system, 2019 IEEE International Conference on Blockchain and Cryptocurrency, pp. 13-14, (2019); Coelho F.C., Brandao A., Decentralising scientific publishing: can the blockchain improve science communication?, 114, (2019); Tenorio-Fornes A., Jacynycz V., Llop-Vila D., Et al., Towards a decentralized process for scientific publication and peer review using blockchain and ipfs, Proceedings of the 52nd Hawaii International Conference on System Sciences, (2019); Blockcerts, (2019); Barclay I., Radha S., Preece A., Et al., Certifying Provenance of Scientific Datasets with Self-Sovereign Identity and Verifiable Credentials, (2020); Ma J., Nonfungible Token, (2020); Team U., (2018); Baker M., 1,500 scientists lift the lid on reproducibility, Nature News, 533, 7604, (2016); Baer D.R., Gilmore I.S., Responding to the growing issue of research reproducibility, J. Vac. Sci. Technol.: Vacuum, Surfaces, and Films, 36, 6, (2018); Davidson S.B., Khanna S., Roy S., Stoyanovich J., Tannen V., Chen Y., On provenance and privacy, Proceedings of the 14th International Conference on Database Theory, pp. 3-10, (2011); Carter R.E., Attia Z.I., Lopez-Jimenez F., Et al., Pragmatic considerations for fostering reproducible research in artificial intelligence, NPJ digital medicine, 2, 1, pp. 1-3, (2019); Stodden V., (2009); Allen C., The path to self-sovereign identity; Wood G., Ethereum yellow paper; Windley P.J., Digital Identity: Unmasking Identity Management Architecture (IMA), (2005); Camp J., Digital identity, IEEE Technol. Soc. Mag., 23, 3, pp. 34-41, (2004); Lopez M.A., The Future of Identity: Self-Sovereignity, Digital Wallets, and Blockchain, (2020); Wang F., De Filippi P., Self-sovereign identity in a globalized world: credentials-based identity systems as a driver for economic inclusion, Frontiers in Blockchain, 2, (2020); Nauta J.C., Joosten R., (2019); Manu S., Orie S., DID specification registries; Tobin A., Sovrin: what goes on the ledger?, (2018); Lodder M., Hardman D., (2021); Matsuzaki T., Verifiable credentials: DID credential flows technical overview Available on, (2020); Goldreich O., Oren Y., Definitions and properties of zero-knowledge proof systems, J. Cryptol., 7, 1, pp. 1-32, (1994); Blum M., Feldman P., Micali S., Non-interactive zero-knowledge and its applications, Providing Sound Foundations for Cryptography: on the Work of Shafi Goldwasser and Silvio Micali, pp. 329-349, (2019); Gregory M., The Nine-Factors of A Well Tuned Network of Connected Devices, (2019); Zheng Z., Xie S., Dai H., Et al., An overview of blockchain technology: architecture, consensus, and future trends, IEEE International Congress on Big Data (BigData Congress); 25–30 Jun 2017; Honolulu, HI, USA, pp. 557-564, (2017); Richards S., Wackerow P., Heintel F., Et al., Ethereum smart contracts; Dai W., Deng J., Wang Q., Et al., Sblwt: a secure blockchain lightweight wallet based on trustzone, IEEE access, 6, pp. 40638-40648, (2018); Huseby D., Hyperledger aries; Seres I.A., On Blockchain Metatransactions, (2020); Davie M., Gisolfi D., Hardman D., Et al., The trust over ip stack, IEEE Communications Standards Magazine, 3, 4, pp. 46-51, (2019); Swan M., Blockchain: Blueprint for a New Economy, (2015); Sporny M., Longley D., Kellogg G., Et al., JSON-LD 1.1 Specifications; Truffle Suite; Remix IDE; OpenZeppelin; Hardhat; SIMBAChain; Hahn E., Express in Action: Writing, building, and testing Node.js applications, (2016); Mongodb; Date C.J., An Introduction to Database Systems, (2004); Evernym; Trinsic; Digital Bazaar, Verifiable credentials js library (vc-js); Hamel B., Martin R., Genereux J., Et al., Verifiable credentials schema; SIMBA sdk; Chard K., Gaffney N., Hategan M., Et al., Toward Enabling Reproducibility for Data-Intensive Research Using the Whole Tale Platform, (2020); Gisolfi D., Decentralized Identity: An alternative to password-based authentication, (2018); Niya S.R., Pelloni L., Wullschleger S., Et al., A blockchain-based scientific publishing platform, 2019 IEEE International Conference on Blockchain and Cryptocurrency (ICBC), 14–17 May 2019; Seoul, Republic of Korea, pp. 329-336, (2019)</text:p>
          </table:table-cell>
          <table:table-cell table:style-name="ce4" office:value-type="string" calcext:value-type="string">
            <text:p>Elsevier Ltd</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22996041</text:p>
          </table:table-cell>
          <table:table-cell table:number-columns-repeated="991"/>
        </table:table-row>
        <table:table-row table:style-name="ro1">
          <table:table-cell table:style-name="ce4" office:value-type="string" calcext:value-type="string">
            <text:p>Chawla M.; Gupta S.</text:p>
          </table:table-cell>
          <table:table-cell table:style-name="ce4" office:value-type="string" calcext:value-type="string">
            <text:p>Chawla, Monica (57983589200); Gupta, Sachin (57210290998)</text:p>
          </table:table-cell>
          <table:table-cell table:style-name="ce4" office:value-type="string" calcext:value-type="string">
            <text:p>57983589200; 57210290998</text:p>
          </table:table-cell>
          <table:table-cell table:style-name="ce4" office:value-type="string" calcext:value-type="string">
            <text:p>The Changing Landscape of Identity and Access Management with Blockchain-Based Self-Sovereign Identity</text:p>
          </table:table-cell>
          <table:table-cell table:style-name="ce4" office:value-type="float" office:value="2023" calcext:value-type="float">
            <text:p>2023</text:p>
          </table:table-cell>
          <table:table-cell table:style-name="ce4" office:value-type="string" calcext:value-type="string">
            <text:p>Lecture Notes in Networks and Systems</text:p>
          </table:table-cell>
          <table:table-cell table:style-name="ce4" office:value-type="float" office:value="520" calcext:value-type="float">
            <text:p>520</text:p>
          </table:table-cell>
          <table:table-cell table:number-columns-repeated="2"/>
          <table:table-cell table:style-name="ce4" office:value-type="float" office:value="691" calcext:value-type="float">
            <text:p>691</text:p>
          </table:table-cell>
          <table:table-cell table:style-name="ce4" office:value-type="float" office:value="702" calcext:value-type="float">
            <text:p>702</text:p>
          </table:table-cell>
          <table:table-cell table:style-name="ce4" office:value-type="float" office:value="11" calcext:value-type="float">
            <text:p>11</text:p>
          </table:table-cell>
          <table:table-cell table:style-name="ce4" office:value-type="float" office:value="1" calcext:value-type="float">
            <text:p>1</text:p>
          </table:table-cell>
          <table:table-cell table:style-name="ce4" office:value-type="string" calcext:value-type="string">
            <text:p>10.1007/978-981-19-5331-6_70</text:p>
          </table:table-cell>
          <table:table-cell table:style-name="ce4" office:value-type="string" calcext:value-type="string">
            <text:p>https://www.scopus.com/inward/record.uri?eid=2-s2.0-85142737773&amp;doi=10.1007%2f978-981-19-5331-6_70&amp;partnerID=40&amp;md5=9a976b412240264ddffe979d38ac9328</text:p>
          </table:table-cell>
          <table:table-cell table:style-name="ce4" office:value-type="string" calcext:value-type="string">
            <text:p>MVN University, Haryana, Palwal, India</text:p>
          </table:table-cell>
          <table:table-cell table:style-name="ce4" office:value-type="string" calcext:value-type="string">
            <text:p>Chawla M., MVN University, Haryana, Palwal, India; Gupta S., MVN University, Haryana, Palwal, India</text:p>
          </table:table-cell>
          <table:table-cell table:style-name="ce4"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table:style-name="ce4" office:value-type="string" calcext:value-type="string">
            <text:p>Blockchain; Decentralized ledger; Identity and access management; Self-sovereign identity</text:p>
          </table:table-cell>
          <table:table-cell/>
          <table:table-cell table:style-name="ce4" office:value-type="string" calcext:value-type="string">
            <text:p>Sharma D.H., Dhote C.A., Potey M.M., Identity and access management as security-as-a-service from clouds, Procedia Comput Sci, 79, pp. 170-174, (2016); Kang Y., Cho J., Park Y.B., An empirical study of a trustworthy cloud common data model using decentralized identifiers, Appl Sci, 11, 19, (2021); Salleras X., Rovira S., Daza V., Mathematics FORT: Right-Proving and Attribute-Blinding Self-Sovereign Authentication, (2022); Muhle A., Gruner A., Gayvoronskaya T., Meinel C., A survey on essential components of a self-sovereign identity, Comput Sci Rev, 30, pp. 80-86, (2018); Pohn D., Grabatin M., Hommel W., eID and self-sovereign identity usage: An overview, Electronics, 10, 22, (2021); Radha S.K., Taylor I., Nabrzyski J., Barclay I., Verifiable badging system for scientific data reproducibility, Blockchain Res Appl, 2, 2, (2021); Shuaib M., Et al., Identity model for blockchain-based land registry system: A comparison, Wirel Commun Mob Comput, 2022, (2022); Leong K., Member S., Analysis of Digital Sovereignty and Identity: From Digitization to Digitalization; Stockburger L., Kokosioulis G., Mukkamala A., Mukkamala R.R., Avital M., Blockchain-enabled decentralized identity management: The case of self-sovereign identity in public transportation, Blockchain Res Appl, 2, 2, (2021); Applied Energy, (2018); Pai A., Study on consumer perception towards digital wallets, Int J Res Anal Rev, 5, 3, pp. 385-391, (2018); Applied Energy, (2018); An empirical study of mobile wallets in India, Kotecha PS, 8, 4, pp. 605-611, (2018); Laube A., Hassenstein G., Technology I., Self-sovereign identities, Pp 1–29, (2020); Soltani R., Nguyen U.T., An A., A survey of self-sovereign identity ecosystem, Secur Commun Networks, 2021, (2021); Jain M., Sabharwal P., Use of e-wallets: Current status and future challenges, XXI Annual International Conference Proceedings, 978, pp. 150-166, (2020); Lemieux VL (2021) Blockchain and recordkeeping: Editorial, Computers, 10, 11; Ferdous M.S., Chowdhury F., Alassafi M.O., In search of self-sovereign identity leveraging blockchain technology, IEEE Access, 7, pp. 103059-103079, (2019); Havu-Nuutinen A., Havu-Nuutinen S., Kervinen A., Uitto A., Laine A., This is a self-archived version of an original article, This Version May Differ from the Original in Pagination and Typographic Details.Copyright: Rights: Rights Url: Please Cite the Original Version: Pre-Service and In-Service Teachers ’ Experience, 18, pp. 583-594, (2019); van Bokkem D., Hageman R., Koning G., Nguyen L., Zarin N., Self-sovereign identity solutions: The necessity of blockchain technology. 1–8 [Online], Available, (2019); Soltani R., Nguyen T., An A., A Survey of Self-Sovereign Identity Ecosystem, (2021); Tabor M., Self Sovereign Identity. Leg. Tech, pp. 407-414, (2021); Allende Lopez M., Self-Sovereign Identity: The Future of Identity: Self-Sovereignity, Digital Wallets, and Blockchain, (2020); Liu Y., Lu Q., Paik H.Y., Xu X., Chen S., Zhu L., Design pattern as a service for blockchain-based self-sovereign identity, IEEE Softw, 37, 5, pp. 30-36, (2020); Hong S., Kim H., Vaultpoint: A blockchain-based SSI model that complies with OAuth 2.0, Electron, 9, 8, pp. 1-20, (2020); Shuaib M., Alam S., Shabbir Alam M., Shahnawaz Nasir M., Self-sovereign identity for healthcare using blockchain, Mater Today Proc, (2021); Zhang R., Xue R., Liu L., Security and privacy on blockchain, ACM Comput Surv, 52, 3, (2019); Naik N., Jenkins P., Self-sovereign identity specifications: Govern your identity through your digital wallet using blockchain technology, 2020 8Th IEEE International Conference Mobile Cloud Computing, Service and Engineering, Pp, 90-95, (2020); Saini V., Blockchain in supply chain: Journey from disruptive to sustainable, J Mech Contin Math Sci, 14, 2, pp. 498-508, (2019); Applied Energy, (2018); Sedlmeir J., Smethurst R., Rieger A., Fridgen G., Digital identities and verifiable credentials, Bus Inf Syst Eng, 63, 5, pp. 603-613, (2021); Liu T., Sabrina F., Jang-Jaccard J., Xu W., Wei Y., Artificial intelligence-enabled DDOS detection for blockchain-based smart transport systems, Sensors, 22, 1, (2022); Radha K., Taylor I., Nabrzyski J., Barclay I., Verifiable badging system for scientific data reproducibility, Blockchain Res Appl, 2, 2, (2021); Barclay I., Radha S., Preece A., Taylor I., Nabrzyski J., Certifying provenance of scientific datasets with self-sovereign identity and verifiable credentials. Accessed: 05 May 2022. [Online], Available, (2022); Allende Lopez M., Self-sovereign identity: The future of identity: Self-sovereignty, digital wallets, And Blockchain, (2020); Goldreich O., Oren Y., Definitions and properties of zero-knowledge proof systems, J Cryptol, 7, 1, pp. 1-32, (1994); Lo S.K., Staples M., Xu X., Modelling schemes for multi-party blockchain-based systems to support integrity analysis, Blockchain Res Appl, 2, 2, (2021); Fernandez-Carames T.M., Fraga-Lamas P., A review on the use of blockchain for the Internet of Things, IEEE Access, 6, pp. 32979-33001, (2018); Applied Energy, (2018); Gilani K., Bertin E., Hatin J., Crespi N., A survey on blockchain-based identity management and decentralized privacy for personal data, 2Nd Conference Blockchain Research and Applications for Innovative Networks and Services (BRAINS 2020), pp. 97-101, (2020); Yadav B., Gupta S., Healthcare transformation traditional to telemedicine: A portrayal, Emerging Technologies for Computing, Communication and Smart Cities, pp. 3-14, (2022); Gupta S., Yadav B., Gupta B., Security of Iot-Based E-Healthcare Applications Using Blockchain, pp. 79-107, (2022)</text:p>
          </table:table-cell>
          <table:table-cell table:style-name="ce4" office:value-type="string" calcext:value-type="string">
            <text:p>Springer Science and Business Media Deutschland GmbH</text:p>
          </table:table-cell>
          <table:table-cell/>
          <table:table-cell table:style-name="ce4" office:value-type="string" calcext:value-type="string">
            <text:p>7th International Conference on ICT for Sustainable Development , ICT4SD 2022</text:p>
          </table:table-cell>
          <table:table-cell table:style-name="ce4" office:value-type="string" calcext:value-type="string">
            <text:p>29 July 2022 through 30 July 2022</text:p>
          </table:table-cell>
          <table:table-cell table:style-name="ce4" office:value-type="string" calcext:value-type="string">
            <text:p>Panaji</text:p>
          </table:table-cell>
          <table:table-cell table:style-name="ce4" office:value-type="float" office:value="286109" calcext:value-type="float">
            <text:p>286109</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42737773</text:p>
          </table:table-cell>
          <table:table-cell table:number-columns-repeated="991"/>
        </table:table-row>
        <table:table-row table:style-name="ro1">
          <table:table-cell table:style-name="ce4" office:value-type="string" calcext:value-type="string">
            <text:p>Suganya K.S.; Nedunchezhian R.</text:p>
          </table:table-cell>
          <table:table-cell table:style-name="ce4" office:value-type="string" calcext:value-type="string">
            <text:p>Suganya, K.S. (57204240299); Nedunchezhian, R. (35812145400)</text:p>
          </table:table-cell>
          <table:table-cell table:style-name="ce4" office:value-type="string" calcext:value-type="string">
            <text:p>57204240299; 35812145400</text:p>
          </table:table-cell>
          <table:table-cell table:style-name="ce4" office:value-type="string" calcext:value-type="string">
            <text:p>Comparison of Blockchain Ecosystem for Identity Management</text:p>
          </table:table-cell>
          <table:table-cell table:style-name="ce4" office:value-type="float" office:value="2023" calcext:value-type="float">
            <text:p>2023</text:p>
          </table:table-cell>
          <table:table-cell table:style-name="ce4" office:value-type="string" calcext:value-type="string">
            <text:p>Lecture Notes in Networks and Systems</text:p>
          </table:table-cell>
          <table:table-cell table:style-name="ce4" office:value-type="string" calcext:value-type="string">
            <text:p>641 LNNS</text:p>
          </table:table-cell>
          <table:table-cell table:number-columns-repeated="2"/>
          <table:table-cell table:style-name="ce4" office:value-type="float" office:value="235" calcext:value-type="float">
            <text:p>235</text:p>
          </table:table-cell>
          <table:table-cell table:style-name="ce4" office:value-type="float" office:value="253" calcext:value-type="float">
            <text:p>253</text:p>
          </table:table-cell>
          <table:table-cell table:style-name="ce4" office:value-type="float" office:value="18" calcext:value-type="float">
            <text:p>18</text:p>
          </table:table-cell>
          <table:table-cell table:style-name="ce4" office:value-type="float" office:value="0" calcext:value-type="float">
            <text:p>0</text:p>
          </table:table-cell>
          <table:table-cell table:style-name="ce4" office:value-type="string" calcext:value-type="string">
            <text:p>10.1007/978-981-99-0483-9_21</text:p>
          </table:table-cell>
          <table:table-cell table:style-name="ce4" office:value-type="string" calcext:value-type="string">
            <text:p>https://www.scopus.com/inward/record.uri?eid=2-s2.0-85171374361&amp;doi=10.1007%2f978-981-99-0483-9_21&amp;partnerID=40&amp;md5=e39e6451ac2290e490c044ef254cf87a</text:p>
          </table:table-cell>
          <table:table-cell table:style-name="ce4" office:value-type="string" calcext:value-type="string">
            <text:p>Department of Computer Science and Engineering, KCG College of Technology, Chennai, India; Department of Computer Science and Engineering, Coimbatore Institute of Technology, Coimbatore, India</text:p>
          </table:table-cell>
          <table:table-cell table:style-name="ce4" office:value-type="string" calcext:value-type="string">
            <text:p>Suganya K.S., Department of Computer Science and Engineering, KCG College of Technology, Chennai, India; Nedunchezhian R., Department of Computer Science and Engineering, Coimbatore Institute of Technology, Coimbatore, India</text:p>
          </table:table-cell>
          <table:table-cell table:style-name="ce4"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table:style-name="ce4" office:value-type="string" calcext:value-type="string">
            <text:p>Bitcoin; Blockchain; Consensus protocols; COVID-19; Digital identity management; Identity theft; Pandemic; Self-sovereign identity</text:p>
          </table:table-cell>
          <table:table-cell table:style-name="ce4" office:value-type="string" calcext:value-type="string">
            <text:p>Authentication; Bitcoin; Blockchain; Crime; Distributed computer systems; Distributed ledger; Electronic document identification systems; Information management; Peer to peer networks; Supply chain management; Block-chain; Consensus protocols; Digital identity; Digital identity management; Identity management; Identity management systems; Identity theft; Pandemic; Self-sovereign identity; Significant discovery; COVID-19</text:p>
          </table:table-cell>
          <table:table-cell table:style-name="ce4" office:value-type="string" calcext:value-type="string">
            <text:p>Nakamota S., Bitcoin: A Peer-To-Peer Electronic Cash System, pp. 1-9, (2008); Amsden Z., Et al., An Introduction to Libra. Libra Association Facebook Inc, pp. 1-29, (2019); Haber S., Stornetta S., How to time-stamp a digital document, J Cryptol, 3, 2, pp. 99-111, (1991); Marchini K., Pascual A., Identity fraud study: Fraudsters seek new targets and victims bear the brunt, March, 6, (2019); Maliki T.E., Seigneur J.M., Online identity and user management services, Managing Information Security, pp. 75-118, (2014); Salinas S., Newberg M., Facebook has Been Worried about Data Leaks like This since It Went Public in 2012, Cnbc.Com, (2020); Chadwick D.W., Federated identity management, Foundations of Security Analysis and Design V. FOSAD 2009, FOSAD 2007, FOSAD 2008. Lecture Notes in Computer Science, 5705, (2009); Allen C., The Path to Self-Sovereign Identity, (2016); Zyskind G., Nathan O., Et al., Decentralizing privacy: Using blockchain to protect personal data, Security and Privacy Workshops (SPW), pp. 180-184, (2015); Estonia E-Residency Program &amp; Bitnation Dao Public Notary Partnership, (2015);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Lim S.Y., Et al., Blockchain technology the identity management and authentication service disruptor: A survey, Int J Adv Sci Eng Inf Technol, 8, 4-2, pp. 1735-1745, (2018); Gruner A., Muhle A., Meinel C., On the Relevance of Blockchain in Identity Management, (2018); Jacobovitz O., Blockchain for Identity Management, (2016); Kuperberg M., Blockchain-based identity management: A survey from the enterprise and ecosystem perspective, IEEE Trans Eng Manag; Idlogiq Selected as Finalist in the GS1 Disruptive Innovation Start-Up Connect, (2019); (2020); (2018)</text:p>
          </table:table-cell>
          <table:table-cell table:style-name="ce4" office:value-type="string" calcext:value-type="string">
            <text:p>Springer Science and Business Media Deutschland GmbH</text:p>
          </table:table-cell>
          <table:table-cell/>
          <table:table-cell table:style-name="ce4" office:value-type="string" calcext:value-type="string">
            <text:p>International Conference on Next Generation Systems and Networks, BITS EEE CON 2022</text:p>
          </table:table-cell>
          <table:table-cell table:style-name="ce4" office:value-type="string" calcext:value-type="string">
            <text:p>4 November 2022 through 5 November 2022</text:p>
          </table:table-cell>
          <table:table-cell table:style-name="ce4" office:value-type="string" calcext:value-type="string">
            <text:p>Pilani</text:p>
          </table:table-cell>
          <table:table-cell table:style-name="ce4" office:value-type="float" office:value="298029" calcext:value-type="float">
            <text:p>298029</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1374361</text:p>
          </table:table-cell>
          <table:table-cell table:number-columns-repeated="991"/>
        </table:table-row>
        <table:table-row table:style-name="ro1">
          <table:table-cell table:style-name="ce4" office:value-type="string" calcext:value-type="string">
            <text:p>Ahmed M.R.; Islam A.K.M.M.; Shatabda S.; Islam S.</text:p>
          </table:table-cell>
          <table:table-cell table:style-name="ce4" office:value-type="string" calcext:value-type="string">
            <text:p>Ahmed, Md. Rayhan (57219655498); Islam, A. K. M. Muzahidul (56220213700); Shatabda, Swakkhar (56037035700); Islam, Salekul (14632178300)</text:p>
          </table:table-cell>
          <table:table-cell table:style-name="ce4" office:value-type="string" calcext:value-type="string">
            <text:p>57219655498; 56220213700; 56037035700; 14632178300</text:p>
          </table:table-cell>
          <table:table-cell table:style-name="ce4" office:value-type="string" calcext:value-type="string">
            <text:p>Blockchain-Based Identity Management System and Self-Sovereign Identity Ecosystem: A Comprehensive Survey</text:p>
          </table:table-cell>
          <table:table-cell table:style-name="ce4" office:value-type="float" office:value="2022" calcext:value-type="float">
            <text:p>2022</text:p>
          </table:table-cell>
          <table:table-cell table:style-name="ce4" office:value-type="string" calcext:value-type="string">
            <text:p>IEEE Access</text:p>
          </table:table-cell>
          <table:table-cell table:style-name="ce4" office:value-type="float" office:value="10" calcext:value-type="float">
            <text:p>10</text:p>
          </table:table-cell>
          <table:table-cell table:number-columns-repeated="2"/>
          <table:table-cell table:style-name="ce4" office:value-type="float" office:value="113436" calcext:value-type="float">
            <text:p>113436</text:p>
          </table:table-cell>
          <table:table-cell table:style-name="ce4" office:value-type="float" office:value="113481" calcext:value-type="float">
            <text:p>113481</text:p>
          </table:table-cell>
          <table:table-cell table:style-name="ce4" office:value-type="float" office:value="45" calcext:value-type="float">
            <text:p>45</text:p>
          </table:table-cell>
          <table:table-cell table:style-name="ce4" office:value-type="float" office:value="6" calcext:value-type="float">
            <text:p>6</text:p>
          </table:table-cell>
          <table:table-cell table:style-name="ce4" office:value-type="string" calcext:value-type="string">
            <text:p>10.1109/ACCESS.2022.3216643</text:p>
          </table:table-cell>
          <table:table-cell table:style-name="ce4" office:value-type="string" calcext:value-type="string">
            <text:p>https://www.scopus.com/inward/record.uri?eid=2-s2.0-85141446920&amp;doi=10.1109%2fACCESS.2022.3216643&amp;partnerID=40&amp;md5=81ce9c12cead45bbc235b127768e4707</text:p>
          </table:table-cell>
          <table:table-cell table:style-name="ce4" office:value-type="string" calcext:value-type="string">
            <text:p>United International University, Department of Computer Science and Engineering, Dhaka, 1212, Bangladesh</text:p>
          </table:table-cell>
          <table:table-cell table:style-name="ce4" office:value-type="string" calcext:value-type="string">
            <text:p>Ahmed M.R., United International University, Department of Computer Science and Engineering, Dhaka, 1212, Bangladesh; Islam A.K.M.M., United International University, Department of Computer Science and Engineering, Dhaka, 1212, Bangladesh; Shatabda S., United International University, Department of Computer Science and Engineering, Dhaka, 1212, Bangladesh; Islam S., United International University, Department of Computer Science and Engineering, Dhaka, 1212, Bangladesh</text:p>
          </table:table-cell>
          <table:table-cell table:style-name="ce4"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table:style-name="ce4" office:value-type="string" calcext:value-type="string">
            <text:p>Blockchain; identity management system; peer-to-peer network; security; self-sovereign identity</text:p>
          </table:table-cell>
          <table:table-cell table:style-name="ce4" office:value-type="string" calcext:value-type="string">
            <text:p>Authentication; Distributed computer systems; Distributed ledger; Ecosystems; Electronic document identification systems; Network security; Peer to peer networks; Wireless sensor networks; Block-chain; Identity management systems; Medical services; Peer-to-peer computing; Peer-to-peer networks; Security; Self-sovereign identity; Blockchain</text:p>
          </table:table-cell>
          <table:table-cell table:style-name="ce4" office:value-type="string" calcext:value-type="string">
            <text:p>Dunphy P., Petitcolas F.A.P., A first look at identity management schemes on the blockchain, IEEE Security Privacy, 16, 4, pp. 20-29, (2018); Wang H., Jiang Y., A novel blockchain identity authentication scheme implemented in fog computing, Wireless Commun. Mobile Comput., 2020, pp. 1-7, (2020); Ferdous M.S., Chowdhury F., Alassafi M.O., In search of self-sovereign identity leveraging blockchain technology, IEEE Access, 7, pp. 103059-103079, (2019); Javed I.T., Alharbi F., Bellaj B., Margaria T., Crespi N., Qureshi K.N., Health-ID: A blockchain-based decentralized identity management for remote healthcare, Healthcare, 9, 6, (2021); Kaur H., Alam M.A., Jameel R., Mourya A.K., Chang V., A proposed solution and future direction for blockchain-based heterogeneous medicare data in cloud environment, J. Med. Syst., 42, 8, pp. 1-14, (2018); Bendiab K., Kolokotronis N., Shiaeles S., Boucherkha S., WiP: A novel blockchain-based trust model for cloud identity management, Proc. IEEE 16th Int. Conf. Dependable, Autonomic Secure Comput., 16th Int. Conf. Pervasive Intell. Comput., 4th Int. Conf Big Data Intell. Comput. Cyber Sci. Technol. Congress (DASC/PiCom/DataCom/CyberSciTech), pp. 716-723, (2018); Xue J., Xu C., Zhao J., Ma J., Identity-based public auditing for cloud storage systems against malicious auditors via blockchain, Sci. China Inf. Sci., 62, 3, pp. 1-16, (2019); Zhang Y., Xu C., Lin X., Shen X., Blockchain-based public integrity verification for cloud storage against procrastinating auditors, IEEE Trans. Cloud Comput., 9, 3, pp. 923-937; Abou-Nassar E.M., Iliyasu A.M., El-Kafrawy P.M., Song O.-Y., Bashir A.K., El-Latif A.A.A., DITrust chain: Towards blockchain-based trust models for sustainable healthcare IoT systems, IEEE Access, 8, pp. 111223-111238, (2020); Deep G., Mohana R., Nayyar A., Sanjeevikumar P., Hossain E., Authentication protocol for cloud databases using blockchain mechanism, Sensors, 19, 20, pp. 1-13, (2019); Patel V., A framework for secure and decentralized sharing of medical imaging data via blockchain consensus, Health Informat. J., 25, pp. 1398-1411, (2019); Azaria A., Ekblaw A., Vieira T., Lippman A., MedRec: Using blockchain for medical data access and permission management, Proc. 2nd Int. Conf. Open Big Data (OBD), pp. 25-30, (2016); Tang F., Ma S., Xiang Y., Lin C., An efficient authentication scheme for blockchain-based electronic health records, IEEE Access, 7, pp. 41678-41689, (2019); Mikula T., Jacobsen R.H., Identity and access management with blockchain in electronic healthcare records, Proc. 21st Euromicro Conf. Digit. Syst. Design (DSD), pp. 699-706, (2018); Xiang X., Wang M., Fan W., A permissioned blockchain-based identity management and user authentication scheme for e-health systems, IEEE Access, 8, pp. 171771-171783, (2020); Rathee G., Iqbal R., Waqar O., Bashir A.K., On the design and implementation of a blockchain enabled e-voting application within IoToriented smart cities, IEEE Access, 9, pp. 34165-34176, (2021); Andersen M.P., Kolb J., Chen K., Fierro G., Culler D.E., Popa R.A., WAVE: A decentralized authorization system for IoT via blockchain smart contracts, (2017); Bouras M.A., Lu Q., Dhelim S., Ning H., A lightweight blockchain-based IoT identity management approach, Future Internet, 13, 24, pp. 1-14, (2021); Cui Z., Xue F., Zhang S., Cai X., Cao Y., Zhang W., Chen J., A hybrid blockchain-based identity authentication scheme for multi-WSN, IEEE Trans. Services Comput., 13, 2, pp. 241-251, (2020); Lin C., He D., Kumar N., Huang X., Vijayakumar P., Choo K.-K.-R., HomeChain: A blockchain-based secure mutual authentication system for smart Homes, IEEE Internet Things J, 7, 2, pp. 818-829, (2020); Lemieux V.L., Evaluating the use of blockchain in land transactions: An archival science perspective, Eur. Property Law J., 6, 3, pp. 392-440, (2017); Sladic G., Milosavljevic B., Nikolic S., Sladic D., Radulovic A., A blockchain solution for securing real property transactions: A case study for Serbia, ISPRS Int. J. Geo-Inf., 10, 1, (2021); Yadav A.S., Kushwaha D.S., Blockchain-based digitization of land record through trust value-based consensus algorithm, Peer Peer Netw. Appl., 14, 6, pp. 3540-3558, (2021); Ullah F., Al-Turjman F., A conceptual framework for blockchain smart contract adoption to manage real estate deals in smart cities, Neural Comput. Appl., pp. 1-22; Soner S., Litoriya R., Pandey P., Exploring blockchain and smart contract technology for reliable and secure land registration and record management, Wireless Pers. Commun., 121, 4, pp. 2495-2509, (2021); Papantoniou C., Hilton B., Enterprise solutions criteria in the age of GeoBlockchain: Land ownership and supply chain, Proc. Annu. Hawaii Int. Conf. Syst. Sci., pp. 5307-5316, (2021); Houtan B., Hafid A.S., Makrakis D., A survey on blockchain-based self-sovereign patient identity in healthcare, IEEE Access, 8, pp. 90478-90494, (2020); Shuaib M., Alam S., Alam M.S., Nasir M.S., Self-sovereign identity for healthcare using blockchain, Mater. Today, Proc., pp. 1-15; Gordon W.J., Catalini C., Blockchain technology for healthcare: Facilitating the transition to patient-driven interoperability, Comput. Structural Biotechnol. J., 16, pp. 224-230, (2018); Soltani R., Nguyen U.T., An A., A survey of self-sovereign identity ecosystem, Secur. Commun. Netw., 2021, pp. 1-26; Liu Y., He D., Obaidat M.S., Kumar N., Khan M.K., Choo K.-K.R., Blockchain-based identity management systems: A review, J. Netw. Comput. Appl., 166; Kuperberg M., Blockchain-based identity management: A survey from the enterprise and ecosystem perspective, IEEE Trans. Eng. Manag., 67, 4, pp. 1008-1027; Gilani K., Bertin E., Hatin J., Crespi N., A survey on blockchain-based identity management and decentralized privacy for personal data, Proc. 2nd Conf. Blockchain Res. Appl. Innov. Netw. Services (BRAINS), pp. 97-101; Muhle A., Gruner A., Gayvoronskaya T., Meinel C., A survey on essential components of a self-sovereign identity, Comput. Sci. Rev., 30, pp. 80-86, (2018); Lim S.Y., Fotsing P.T., Almasri A., Musa O., Kiah M.L.M., Ang T.F., Ismail R., Blockchain technology the identity management and authentication service disruptor: A survey, Int. J. Adv. Sci. Eng. Inf. Tech., 8, pp. 1735-1745, (2018); Zhu X., Badr Y., Identity management systems for the Internet of Things: A survey towards blockchain solutions, Proc. IEEE Conf. Internet Things, Green Comput. Commun., Cyber, Phys. Social Comput., Smart Data, Blockchain, Comput. Inf. Technol., Congr. Cyberma, 18, 12, pp. 1568-1573, (2018); Nakamoto S., Bitcoin: A peer-to-peer electronic cash system, Decentralized Bus. Rev., (2008); Cao B., Wang X., Zhang W., Song H., Lv Z., A many-objective optimization model of industrial Internet of Things based on private blockchain, IEEE Network, 34, 5, pp. 78-83; Rathee T., Singh P., A systematic literature mapping on secure identity management using blockchain technology, J. King Saud Univ.Comput. Inf. Sci., 6, 5, pp. 86-91; Xu J., Xue K., Tian H., Hong J., Wei D.S.L., Hong P., An identity management and authentication scheme based on redactable blockchain for mobile networks, IEEE Trans. Veh. Technol., 69, 6, pp. 6688-6698, (2020); Zheng Z., Xie S., Dai H.-N., Chen X., Wang H., Blockchain challenges and opportunities: A survey, Int. J. Web Grid Serv., 14, 4, (2018); Qin R., Yuan Y., Wang F.-Y., Research on the selection strategies of blockchain mining pools, IEEE Trans. Computat. Social Syst., 5, 3, pp. 748-757, (2018); Johnson D., Menezes A., Vanstone S., The elliptic curve digital signature algorithm (ECDSA), Int. J. Inf. Secur., 1, 1, pp. 36-63, (2001); Romailler Y., Pelissier S., Practical fault attack against the Ed25519 and EdDSA signature schemes, Proc. Workshop Fault Diagnosis Tolerance Cryptogr. (FDTC), pp. 17-24, (2017); Fatz F., Hake P., Fettke P., Confidentiality-preserving validation of tax documents on the blockchain, Wirtschaftsinformatik (Zentrale Tracks), 2020, pp. 1262-1277; Androulaki E., Barger A., Bortnikov V., Cachin C., Christidis K., De Caro A., Enyeart D., Ferris C., Laventman G., Manevich Y., Muralidharan S., Hyperledger fabric: A distributed operating system for permissioned blockchains, Proc. 13th EuroSys Conf., pp. 1-15, (2018); Moosavi J., Naeni L.M., Fathollahi-Fard A.M., Fiore U., Blockchain in supply chain management: A review, bibliometric, and network analysis, Environ. Sci. Pollut. Res., pp. 1-15, (2021); Zhu Y., Song W., Wang D., Ma D., Chu W.C.-C., TA-SPESC: Toward asset-driven smart contract language supporting ownership transaction and rule-based generation on blockchain, IEEE Trans. Rel., 70, 3, pp. 1255-1270; Yao W., Ye J., Murimi R., Wang G., A survey on consortium blockchain consensus mechanisms; Stefanova K., Kabakchieva D., Nikolov R., Design principles of identity management architecture development for cross-border eGovernment services, Electron. J. e-Government, 8, 2, pp. 189-202, (2010); Lesavre L., Varin P., Mell P., Davidson M., Shook J., A taxonomic approach to understanding emerging blockchain identity management systems, (2019); Garba A., Guan Z., Li A., Chen Z., Analysis of man-in-the-middle of attack on bitcoin address, Proc. 15th Int. Joint Conf. e-Business Telecommun., pp. 388-395, (2018); Temoshok D., Abruzzi C., Developing trust frameworks to support identity federations, (2018); Josang A., Pope S., User centric identity management, Proc. AusCERT Asia Pacific Inf. Technol. Secur. Conf., pp. 1-13, (2005); Kubach M., Schunck C.H., Sellung R., Rossnagel H., Self-sovereign and decentralized identity as the future of identity management?, Open Identity Summit (Lecture Notes in Informatics), 305, pp. 35-47, (2020); Stockburger L., Kokosioulis G., Mukkamala A., Mukkamala R.R., Avital M., Blockchain-enabled decentralized identity management: The case of self-sovereign identity in public transportation, Blockchain, Res. Appl., 2, 2; Chadwick D.W., Federated identity management, Foundations of Security Analysis and Design V, pp. 96-120, (2009); Laborde R., Oglaza A., Wazan S., Barrere F., Benzekri A., Chadwick D.W., Venant R., A user-centric identity management framework based on the W3C verifiable credentials and the FIDO universal authentication framework, Proc. IEEE 17th Annu. Consum. Commun. Netw. Conf. (CCNC), pp. 1-8, (2020); Kiyemba Edris E.K., Aiash M., Loo J.K.-K., The case for federated identity management in 5G communications, Proc. 5th Int. Conf. Fog Mobile Edge Comput. (FMEC), pp. 120-127; El Jaouhari S., Bouabdallah A., Bonnin J.M., Security issues of the web of things, Managing the Web of Things: Linking the Real World to the Web, pp. 389-424, (2017); Recordon D., Reed D., OpenID 2.0: A platform for user-centric identity management, Proc. 2nd ACM Workshop Digit. Identity Manage. (DIM), pp. 11-16, (2006); Fett D., Kusters R., Schmitz G., A comprehensive formal security analysis of OAuth 2.0, Proc. ACM SIGSAC Conf. Comput. Commun. Secur., pp. 1204-1215, (2016); PICOS—Privacy and Identity Management for Community Services; Bertocci V., Serack G., Baker C., Understanding Windows Cardspace: An Introduction to the Concepts and Challenges of Digital Identities, (2007); Cucko S., Turkanovic M., Decentralized and self-sovereign identity: Systematic mapping study, IEEE Access, 9, pp. 139009-139027, (2021); Tobin A., Reed D., The inevitable rise of self-sovereign identity, Sovrin Found, 29, (2016); Naik N., Jenkins P., Self-sovereign identity specifications: Govern your identity through your digital wallet using blockchain technology, Proc. 8th IEEE Int. Conf. Mobile Cloud Comput., Services, Eng. (MobileCloud), pp. 90-95, (2020); Brunner C., Gallersdorfer U., Knirsch F., Engel D., Matthes F., DID and VC: Untangling decentralized identifiers and verifiable credentials for the web of trust, Proc. 3rd Int. Conf. Blockchain Technol. Appl., pp. 61-66; Sporny M., Longley D., Chadwick D., Verifiable Credentials Data Model V1.1, (2019); Lux Z.A., Thatmann D., Zickau S., Beierle F., Distributed-ledger-based authentication with decentralized identifiers and verifiable credentials, Proc. 2nd Conf. Blockchain Res. Appl. Innov. Netw. Services (BRAINS), pp. 71-78; Sporny M., Longley D., Sabadello M., Reed D., Steele O., Allen C., Decentralized Identifiers (DIDs) V1.0, (2019); Liu Y., Sun G., Schuckers S., Enabling secure and privacy preserving identity management via smart contract, Proc. IEEE Conf. Commun. Netw. Secur. (CNS), pp. 1-8, (2019); Allan C., The Path to Self Sovereign Identity; Panait A.E., Olimid R.F., Stefanescu A., Identity management on blockchain—Privacy and security aspects, Proc. Romanian Acad. A, Math. Phys. Tech. Sci. Inf. Sci., 21, 1, pp. 45-52, (2020); Farahmand H., Blockchain: The Dawn of Decentralized Identity, Gartner Research, (2018); Gruner A., Muhle A., Gayvoronskaya T., Meinel C., A quantifiable trust model for blockchain-based identity management, Proc. IEEE Int. Conf. Internet Things (iThings), IEEE Green Comput. Commun. (GreenCom), IEEE Cyber, Phys. Social Comput. (CPSCom), IEEE Smart Data (SmartData), pp. 1475-1482, (2018); Sarier N.D., Efficient biometric-based identity management on the blockchain for smart industrial applications, Pervas. Mobile Comput., 71, 2021; Cameron K., The Laws of Identity, (2005); Haddouti S.E., El Kettani M.D.E.-C., Analysis of identity management systems using blockchain technology, Proc. Int. Conf. Adv. Commun. Technol. Netw. (CommNet), pp. 1-7, (2019); Lundkvist C., Heck R., Torstensson J., Mitton Z., Sena M., Uport: A Platform for Self? Sovereign Identity, (2016); Veramo; Serto; Gruner A., Muhle A., Meinel C., On the relevance of blockchain in identity management, (2018); Windley P.J., Sovrin: An identity metasystem for self-sovereign identity, Frontiers Blockchain, 4, pp. 1-14; Travel Identity of the Future, (2016); Satybaldy A., Nowostawski M., Ellingsen J., Self-sovereign identity systems: Evaluation framework, IFIP Adv. Inf. Commun. Technol., 576, pp. 447-461, (2020); Ghaffari F., Gilani K., Bertin E., Crespi N., Identity and access management using distributed ledger technology: A survey, Int. J. Netw. Manag., 32, 2; van Bokkem D., Hageman R., Koning G., Nguyen L., Zarin N., Self-sovereign identity solutions: The necessity of blockchain technology, (2019); Reid B., Witteman B., EverID Whitepaper—Decentralized Identity Platform, (2018); LifeID—An Open-Source, Blockchain-Based Platform for Self-Sovereign Identity, (2019); JOLOcom—A Decentralized Identity Solution; Takemiya M., Vanieiev B., Sora identity: Secure, digital identity on the blockchain, Proc. IEEE 42nd Annu. Comput. Softw. Appl. Conf., 2, pp. 582-587, (2018); IdChainz—The Smart Ledger-Based Identity Management Solution; Civic—Whitepaper; Ali M., Nelson J., Shea R., Freedman M.J., Blockstack: A global naming and storage system secured by blockchains, Proc. USENIX Annu. Tech. Conf. (USENIX ATC), pp. 181-194, (2016); Panetta R., Cristofaro L., A closer look at the EU-funded my health my data project, Digit. Heal. Leg., pp. 10-11, (2016); UniqueID-An Open-Source &amp; Decentralized Identity and Access Management Protocol; Dib O., Toumi K., Decentralized identity systems: Architecture, challenges, solutions and future directions, Ann. Emerg. Technol. Comput., 4, 5, pp. 19-40; Shuaib M., Hassan N.H., Usman S., Alam S., Bhatia S., Mashat A., Kumar A., Kumar M., Self-sovereign identity solution for blockchain-based land registry system: A comparison, Mobile Inf. Syst., 2022, pp. 1-17; Poikola A., Kuikkaniemi K., Honko H., MyData—A Nordic Model for human-centered personal data management and processing, Work. Paper, (2015); Giaretta A., Pepe S., Dragoni N., UniquID?: A quest to reconcile identity access management and the Internet of Things, Proc. Int. Conf. Objects, Compon., Models Patterns, pp. 237-251, (2019); Quasim M.T., Khan M.A., Algarni F., Alharthy A., Alshmrani G.M.M., Blockchain Frameworks, (2020); Naik N., Jenkins P., uPort open-source identity management system: An assessment of self-sovereign identity and user-centric data platform built on blockchain, Proc. IEEE Int. Symp. Syst. Eng. (ISSE), 2020, pp. 1-7; IRMA Issuance and Disclosure Protocol; Nauta J.C., Joosten R., Self-sovereign identity?: A comparison of IRMA and Sovrin, Techruption, (2019); Hampiholi B., Alpar G., Privacy-preserving webshopping with attributes, Proc. IEEE Symp. Privacy-Aware Comput. (PAC), pp. 25-36, (2017); Schanzenbach M., Bramm G., Schutte J., ReclaimID: Secure, self-sovereign identities using name systems and attribute-based encryption, Proc. 17th IEEE Int. Conf. Trust, Secur. Privacy Comput. Commun., 12th IEEE Int. Conf. Big Data Sci. Eng. (TrustCom/BigDataSE), pp. 946-957, (2018); Lax G., Russo A., A lightweight scheme exploiting social networks for data minimization according to the GDPR, IEEE Trans. Computat. Social Syst., 8, 2, pp. 388-397, (2021); Rodriguez Garzon S., Yildiz H., Kupper A., Towards decentralized identity management in multi-stakeholder 6G networks; Yang C., Tan L., Shi N., Xu B., Cao Y., Yu K., AuthPrivacyChain: A blockchain-based access control framework with privacy protection in cloud, IEEE Access, 8, pp. 70604-70615, (2020); Li W., Wu J., Cao J., Chen N., Zhang Q., Buyya R., Blockchain-based trust management in cloud computing systems: A taxonomy, review and future directions, J. Cloud Comput., 10, 1, pp. 1-34; Goresky M., Klapper A., Arithmetic crosscorrelations of feedback with carry shift register sequences, IEEE Trans. Inf. Theory, 43, 4, pp. 1342-1345, (1997); Khalil I., Khreishah A., Azeem M., Consolidated identity management system for secure mobile cloud computing, Comput. Netw., 65, 2, pp. 99-110, (2014); Wang S., Pei R., Zhang Y., EIDM: A Ethereum-based cloud user identity management protocol, IEEE Access, 7, pp. 115281-115291, (2019); Sabir A., Fetais N., A practical universal consortium blockchain paradigm for patient data portability on the cloud utilizing delegated identity management, Proc. IEEE Int. Conf. Informat., IoT, Enabling Technol. (ICIoT), pp. 484-489, (2020); Nayak S., Narendra N.C., Shukla A., Kempf J., Saranyu: Using smart contracts and blockchain for cloud tenant management, Proc. IEEE 11th Int. Conf. Cloud Comput. (CLOUD), pp. 857-861; Ahmad N.M., Razak S.F.A., Kannan S., Yusof I., Amin A.H.M., Improving identity management of cloud-based IoT applications using blockchain, Proc. Int. Conf. Intell. Adv. Syst. (ICIAS), pp. 1-6, (2018); Li X., Zhang J., Niu X., Guan J., Blockchain-based certificateless identity management mechanism in cloud-native environments, Proc. ACM Int. Conf., 2021, pp. 139-145; Hammi M.T., Hammi B., Bellot P., Serhrouchni A., Bubbles of trust: A decentralized blockchain-based authentication system for IoT, Comput. Secur., 78, pp. 126-142, (2018); Chen J., Liu Y., Chai Y., An identity management framework for Internet of Things, Proc. IEEE 12th Int. Conf. e-Business Eng., pp. 360-364, (2015); Omar A.S., Basir O., Identity management in IoT networks using blockchain and smart contracts, Proc. IEEE Int. Conf. Internet Things (iThings), IEEE Green Comput. Commun. (GreenCom), IEEE Cyber, Phys. Social Comput. (CPSCom), IEEE Smart Data (SmartData), pp. 994-1000, (2018); Yang X., Yang X., Yi X., Khalil I., Zhou X., He D., Huang X., Nepal S., Blockchain-based secure and lightweight authentication for Internet of Things, IEEE Internet Things J, 9, 5, pp. 3321-3332; Shi N., Tan L., Yang C., He C., Xu J., Lu Y., Xu H., BacS: A blockchain-based access control scheme in distributed Internet of Things, Peer Peer Netw. Appl., 14, 5, pp. 2585-2599; Lansky J., BCmECC: A lightweight blockchain-based authentication and key agreement protocol for Internet of Things, Mathematics, 9, pp. 52-59, (2016); Burrows M., Abadi M., Needham R.M., A logic of authentication, Proc. Roy. Soc. A, Math., Phys. Eng. Sci., 426, 1871, pp. 233-271, (1989); Yang Y., Wei L., Wu J., Long C., Li B., A blockchain-based multi-domain authentication scheme for conditional privacy preserving in vehicular ad-hoc network, IEEE Internet Things J, 9, 11, pp. 8078-8090, (2021); Xu H., Zhang L., Sun Y., BE-RAN: Blockchain-enabled open RAN with decentralized identity management and privacy-preserving communication, (2021); Raju S., Boddepalli S., Gampa S., Yan Q., Deogun J.S., Identity management using blockchain for cognitive cellular networks, Proc. IEEE Int. Conf. Commun. (ICC), pp. 1-6, (2017); van der Linden H., Kalra D., Hasman A., Talmon J., Inter-organizational future proof EHR systems. A review of the security and privacy related issues, Int. J. Med. Inform., 78, 3, pp. 141-160, (2009); Li H., Dai Y., Lin X., Efficient e-health data release with consistency guarantee under differential privacy, Proc. 17th Int. Conf. E-health Netw., Appl. Services (HealthCom), pp. 602-608, (2015); Xia Q., Sifah E., Smahi A., Amofa S., Zhang X., BBDS: Blockchain-based data sharing for electronic medical records in cloud environments, Information, 8, 2, (2017); Zyskind G., Nathan O., Pentland A., Decentralizing privacy: Using blockchain to protect personal data, Proc. IEEE Secur. Privacy Workshops, pp. 180-184, (2015); Maymounkov P., Mazieres D., Kademlia: A peer-to-peer information system based on the XOR metric, Proc. Int. Workshop Peer Peer Syst., 2429, pp. 53-65, (2002); Dean J., Ghemawat S., LevelDB-Fast Key-Value Storage Library; Hussein A.F., Arunkumar N., Ramirez-Gonzalez G., Abdulhay E., Tavares J.M.R., de Albuquerque V.H.C., A medical records managing and securing blockchain based system supported by a genetic algorithm and discrete wavelet transform, Cogn. Syst. Res., 52, pp. 1-11, (2018); Sharma B., Halder R., Singh J., Blockchain-based interoperable healthcare using zero-knowledge proofs and proxy re-encryption, Proc. Int. Conf. Commun. Syst. Netw. (COMSNETS), pp. 1-6, (2020); Ren Y., Zhu F., Qi J., Wang J., Sangaiah A.K., Identity management and access control based on blockchain under edge computing for the industrial Internet of Things, Appl. Sci., 9, 10, pp. 1-16, (2019); Mell P., Dray J., Shook J., Smart contract federated identity management without third party authentication services, (2019); Alsayed Kassem J., Sayeed S., Marco-Gisbert H., Pervez Z., Dahal K., DNS-IdM: A blockchain identity management system to secure personal data sharing in a network, Appl. Sci., 9, 15, (2019); Lin C., He D., Huang X., Khan M.K., Choo K.-K.R., A new transitively closed undirected graph authentication scheme for blockchain-based identity management systems, IEEE Access, 6, pp. 28203-28212, (2018); Hamer T., Taylor K., Ng K.S., Tiu A., Private digital identity on block chain, Proc. CEUR Workshop, 2599, pp. 1-7, (2019); Lee J.-H., BIDaaS: Blockchain based ID as a service, IEEE Access, 6, pp. 2274-2278, (2017); Asamoah K.O., Xia H., Amofa S., Amankona O.I., Luo K., Xia Q., Gao J., Du X., Guizani M., Zero-chain: A blockchain-based identity for digital city operating system, IEEE Internet Things J, 7, 10, pp. 10336-10346, (2020); Borse Y., Anushka C., Deepti P., Purnima A., Anonymity: A secure identity management using smart contracts, Proc. Int. Conf. Sustain. Comput. Sci., Technol. Manag. (SUSCOM)., (2019); Damgard I., Commitment schemes and zero-knowledge protocols, School Organized by the European Educational Forum, pp. 63-86, (1999); Singh K., Dib O., Huyart C., Toumi K., A novel credential protocol for protecting personal attributes in blockchain, Comput. Electr. Eng., 83, (2020); Lee J., Hwang J., Choi J., Oh H., Kim J., SIMS: Self sovereign identity management system with preserving privacy in blockchain, Cryptol. ePrint Arch., (2019); Yang X., Li W., A zero-knowledge-proof-based digital identity management scheme in blockchain, Comput. Secur., 99, 2020; Augot D., Chabanne H., Clemot O., George W., Transforming face-to-face identity proofing into anonymous digital identity using the bitcoin blockchain, Proc. 15th Annu. Conf. Privacy, Secur. Trust (PST), pp. 25-34, (2017); Gao Z., Xu L., Turner G., Patel B., Diallo N., Chen L., Shi W., Blockchain-based identity management with mobile device, Proc. 1st Workshop Cryptocurrencies Blockchains Distrib. Syst., pp. 66-70, (2018); Odelu V., IMBUA: Identity management on blockchain for biometrics-based user authentication, Proc. Int. Congr. Blockchain Appl. Cham, pp. 1-10, (2019); Hammudoglu J.S., Sparreboom J., Rauhamaa J.I., Faber J.K., Guerchi L.C., Samiotis I.P., Rao S.P., Pouwelse J.A., Portable trust: Biometric-based authentication and blockchain storage for self-sovereign identity systems, (2017); Fan P., Liu Y., Zhu J., Fan X., Wen L., Identity management security authentication based on blockchain technologies, I. J. Netw. Secur., 21, 6, pp. 912-917, (2019); Ao W., Fu S., Zhang C., Huang Y., Xia F., A secure identity authentication scheme based on blockchain and identity-based cryptography, Proc. IEEE 2nd Int. Conf. Comput. Commun. Eng. Technol. (CCET), pp. 90-95, (2019); Al-Bassam M., SCPKI: A smart contract-based PKI and identity system, Proc. ACM Workshop Blockchain, Cryptocurrencies Contracts, pp. 35-40, (2017); Hong S., Kim H., Vaultpoint: A blockchain-based SSI model that complies with OAuth 2.0, Electron, 9, 8, pp. 1-20, (2020); Hardt E.D., The OAuth 2.0 Authorization Framework, document, pp. 1-76, (2012); Faber B., Michelet G.C., Weidmann N., Mukkamala R.R., Vatrapu R., BPDIMS: A blockchain-based personal data and identity management system, Proc. Annu. Hawaii Int. Conf. Syst. Sci., pp. 6855-6864, (2019); Friebe S., Sobik I., Zitterbart M., DecentID: Decentralized and privacy-preserving identity storage system using smart contracts, Proc. 17th IEEE Int. Conf. Trust, Secur. Privacy Comput. Commun., 12th IEEE Int. Conf. Big Data Sci. Eng. (TrustCom/BigDataSE), pp. 37-42, (2018); Gao S., Su Q., Zhang R., Zhu J., Sui Z., Wang J., A privacy-preserving identity authentication scheme based on the blockchain, Secur. Commun. Netw., 2021, pp. 1-10; Zhou T., Li X., Zhao H., EverSSDI: Blockchain-based framework for verification, authorisation and recovery of self-sovereign identity using smart contracts, Int. J. Comput. Appl. Technol., 60, 3, pp. 281-295, (2019); Zhou B., Li H., Xu L., An authentication scheme using identity-based encryption &amp; blockchain, Proc. IEEE Symp. Comput. Commun. (ISCC), pp. 556-561, (2018); Soltani R., Trang Nguyen U., An A., A new approach to client onboarding using self-sovereign identity and distributed ledger, Proc. IEEE Int. Conf. Internet Things (iThings), IEEE Green Comput. Commun. (GreenCom), IEEE Cyber, Phys. Social Comput. (CPSCom), IEEE Smart Data (SmartData), pp. 1129-1136, (2018); Zhong Y., Zhou M., Li J., Chen J., Liu Y., Zhao Y., Hu M., Distributed blockchain-based authentication and authorization protocol for smart grid, Wireless Commun. Mobile Comput., 2021, pp. 1-15, (2021); Kaaniche N., Laurent M., A blockchain-based data usage auditing architecture with enhanced privacy and availability, Proc. IEEE 16th Int. Symp. Netw. Comput. Appl. (NCA), pp. 1-5, (2017); Abbasi A.G., Khan Z., VeidBlock: Verifiable identity using blockchain and ledger in a software defined network, Proc. Companion Proc. the10th Int. Conf. Utility Cloud Comput., pp. 173-179, (2017); Chari S., Hasini G., Kundu A., Singh K.K., Su D., Protection of confidentiality, privacy and financial fairness in a blockchain based decentralized identity management system, 14; Madisetti V.K., Bahga A., Method and system for identity and access management for blockchain interoperability, (2018); Hyun N.S., Chae H.S., Kim S.H., Kim K.J., Yang M.S., Seo Y.M., Blockchain-based digital identity management method; Ebrahimi A., Identity management service using a blockchain providing certifying transactions between devices, U.S., 9, (2017); Dannen C., Introducing Ethereum and Solidity: Foundations of Cryptocurrency and Blockchain Programming for Beginners, pp. 1-185, (2017); Wood G., Ethereum: A secure decentralised generalised transaction ledger, Ethereum Project Yellow Paper, 151, pp. 1-32, (2017); Li F., McMillin B., A Survey on Zero-Knowledge Proofs, 94, (2014); Sun X., Yu F.R., Zhang P., Sun Z., Xie W., Peng X., A survey on zero-knowledge proof in blockchain, IEEE Netw, 35, 4, pp. 198-205; Perlman R., An overview of PKI trust models, IEEE Netw, 13, 6, pp. 38-43, (1999); Maldonado-Ruiz D., Torres J., El Madhoun N., 3BI-ECC: A decentralized identity framework based on blockchain technology and elliptic curve cryptography, Proc. 2nd Conf. Blockchain Res. Appl. Innov. Netw. Services (BRAINS), pp. 45-46; Garcia P., Biometrics on the blockchain, Biometric Technol. Today, 2018, 5, pp. 5-7, (2018); Shamir A., Identity-based cryptosystems and signature schemes, Proc. Workshop Appl. Cryptograph. Techn., pp. 47-53, (1984); Nayak S., Narendra N.C., Shukla A., Kempf J., Saranyu: Using smart contracts and blockchain for cloud tenant management, Proc. IEEE 11th Int. Conf. Cloud Comput. (CLOUD), pp. 857-861, (2018); Sani A.S., Yuan D., Meng K., Dong Z.Y., Idenx: A blockchain-based identity management system for supply chain attacks mitigation in smart grids, Proc. IEEE Power Energy Soc. Gen. Meeting (PESGM), 2020, pp. 1-5; Jiang X., Liu M., Yang C., Liu Y., Wang R., A blockchain-based authentication protocol for WLAN mesh security access, Comput. Mater. Contin, 58, 1, pp. 45-59, (2019); Kumar S., Singh S.K., Singh A.K., Tiwari S., Singh R.S., Privacy preserving security using biometrics in cloud computing, Multimedia Tools Appl, 77, 9, pp. 11017-11039, (2018); Ao W., Fu S., Zhang C., Huang Y., Xia F., A secure identity authentication scheme based on blockchain and identity-based cryptography, Proc. IEEE 2nd Int. Conf. Comput. Commun. Eng. Technol. (CCET), pp. 90-95, (2019); Zheng D., Jing C., Guo R., Gao S., Wang L., A traceable blockchain-based access authentication system with privacy preservation in VANETs, IEEE Access, 7, pp. 117716-117726, (2019); Agrawal T.K., Kumar V., Pal R., Wang L., Chen Y., Blockchain-based framework for supply chain traceability: A case example of textile and clothing industry, Comput. Ind. Eng., 154, 2021; van Hilten M., Ongena G., Ravesteijn P., Blockchain for organic food traceability: Case studies on drivers and challenges, Frontiers Blockchain, 3, pp. 1-13; Omar A.S., Basir O., Smart phone anti-counterfeiting system using a decentralized identity management framework, Proc. IEEE Can. Conf. Elect. Comput. Eng. (CCECE), pp. 1-5, (2019); Zhu L., Wu Y., Gai K., Choo K.-K.R., Controllable and trustworthy blockchain-based cloud data management, Future Gener. Comput. Syst., 91, pp. 527-535, (2019); Jayabodhi L.W.D.C., Rajapakse C., Senanayake J.M.D., Minimization of fraudulent activities in land authentication through blockchain-based system, Proc. Int. Res. Conf. Smart Comput. Syst. Eng. (SCSE), pp. 68-74; Fang W., Chen W., Zhang W., Pei J., Gao W., Wang G., Digital signature scheme for information non-repudiation in blockchain: A state of the art review, EURASIP J. Wireless Commun. Netw., 2020, 1, pp. 1-15, (2020); Saad M., Spaulding J., Njilla L., Kamhoua C., Shetty S., Nyang D., Mohaisen D., Exploring the attack surface of blockchain: A comprehensive survey, IEEE Commun. Surveys Tuts., 22, 3, pp. 1977-2008, (2020); Kaur S., Chaturvedi S., Sharma A., Kar J., A research survey on applications of consensus protocols in blockchain, Secur. Commun. Netw., 2021, pp. 1-22, (2021); Castro M., Liskov B., Practical byzantine fault tolerance and proactive recovery, ACM Trans. Comput. Syst., 20, 4, pp. 398-461, (2002); Alqahtani S., Demirbas M., Bottlenecks in blockchain consensus protocols, Proc. IEEE Int. Conf. Omni-Layer Intell. Syst. (COINS), 2021, pp. 1-8; Lei A., Cao Y., Bao S., Li D., Asuquo P., Cruickshank H., Sun Z., A blockchain based certificate revocation scheme for vehicular communication systems, Future Gener. Comput. Syst., 110, pp. 892-903; Patel A., Shah N., Limbasiya T., Das D., VehicleChain: Blockchain-based vehicular data transmission scheme for smart city, Proc. IEEE Int. Conf. Syst., Man Cybern. (SMC), pp. 661-667, (2019); Aydar M., Ayvaz S., Cetin S.C., Towards a blockchain based digital identity verification, record attestation and record sharing system, (2019); Jabbar A., Dani S., Investigating the link between transaction and computational costs in a blockchain environment, Int. J. Prod. Res., 58, 11, pp. 3423-3436, (2020); Khan D., Jung L.T., Hashmani M.A., Systematic literature review of challenges in blockchain scalability, Appl. Sci., 11, 20, (2021); Nuss M., Puchta A., Kunz M., Towards blockchain-based identity and access management for Internet of Things in enterprises, Proc. Int. Conf. Trust Privacy Digit. Bus., pp. 167-181, (2018)</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41446920</text:p>
          </table:table-cell>
          <table:table-cell table:number-columns-repeated="991"/>
        </table:table-row>
        <table:table-row table:style-name="ro1">
          <table:table-cell table:style-name="ce4" office:value-type="string" calcext:value-type="string">
            <text:p>da Fonseca L.M.M.; Barzegar H.R.; Pahl C.</text:p>
          </table:table-cell>
          <table:table-cell table:style-name="ce4" office:value-type="string" calcext:value-type="string">
            <text:p>da Fonseca, Laura Maria Marques (58759819400); Barzegar, Hamid R. (57193016292); Pahl, Claus (55049859200)</text:p>
          </table:table-cell>
          <table:table-cell table:style-name="ce4" office:value-type="string" calcext:value-type="string">
            <text:p>58759819400; 57193016292; 55049859200</text:p>
          </table:table-cell>
          <table:table-cell table:style-name="ce4" office:value-type="string" calcext:value-type="string">
            <text:p>Decentralized Identification and Information Exchange in Distributed, Blockchain-Based Internet Architectures: A Technology Review</text:p>
          </table:table-cell>
          <table:table-cell table:style-name="ce4" office:value-type="float" office:value="2023" calcext:value-type="float">
            <text:p>2023</text:p>
          </table:table-cell>
          <table:table-cell table:style-name="ce4" office:value-type="string" calcext:value-type="string">
            <text:p>International Conference on Web Information Systems and Technologies, WEBIST - Proceedings</text:p>
          </table:table-cell>
          <table:table-cell table:number-columns-repeated="3"/>
          <table:table-cell table:style-name="ce4" office:value-type="float" office:value="535" calcext:value-type="float">
            <text:p>535</text:p>
          </table:table-cell>
          <table:table-cell table:style-name="ce4" office:value-type="float" office:value="544" calcext:value-type="float">
            <text:p>544</text:p>
          </table:table-cell>
          <table:table-cell table:style-name="ce4" office:value-type="float" office:value="9" calcext:value-type="float">
            <text:p>9</text:p>
          </table:table-cell>
          <table:table-cell table:style-name="ce4" office:value-type="float" office:value="0" calcext:value-type="float">
            <text:p>0</text:p>
          </table:table-cell>
          <table:table-cell table:style-name="ce4" office:value-type="string" calcext:value-type="string">
            <text:p>10.5220/0012254900003584</text:p>
          </table:table-cell>
          <table:table-cell table:style-name="ce4" office:value-type="string" calcext:value-type="string">
            <text:p>https://www.scopus.com/inward/record.uri?eid=2-s2.0-85179584782&amp;doi=10.5220%2f0012254900003584&amp;partnerID=40&amp;md5=412586bb63c175952699e66566d8f07a</text:p>
          </table:table-cell>
          <table:table-cell table:style-name="ce4" office:value-type="string" calcext:value-type="string">
            <text:p>Faculty of Engineering, Free University of Bozen-Bolzano, Bolzano, Italy</text:p>
          </table:table-cell>
          <table:table-cell table:style-name="ce4" office:value-type="string" calcext:value-type="string">
            <text:p>da Fonseca L.M.M., Faculty of Engineering, Free University of Bozen-Bolzano, Bolzano, Italy; Barzegar H.R., Faculty of Engineering, Free University of Bozen-Bolzano, Bolzano, Italy; Pahl C., Faculty of Engineering, Free University of Bozen-Bolzano, Bolzano, Italy</text:p>
          </table:table-cell>
          <table:table-cell table:style-name="ce4"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table:style-name="ce4" office:value-type="string" calcext:value-type="string">
            <text:p>Blockchain; Decentralized Identity; Identity Management; Verifiable Credentials; W3C DID Standard</text:p>
          </table:table-cell>
          <table:table-cell table:style-name="ce4" office:value-type="string" calcext:value-type="string">
            <text:p>Authentication; Codes (symbols); Electronic data interchange; Information dissemination; Information management; Network architecture; Block-chain; Decentralised; Decentralized identification; Decentralized identity; Decentralized informations; Identity management; Information exchanges; Verifiable credential; W3C decentralized identifier standard; Blockchain</text:p>
          </table:table-cell>
          <table:table-cell table:style-name="ce4" office:value-type="string" calcext:value-type="string">
            <text:p>Andrieu J., Spies L., Conway S., did:cosmos method specification, (2022); Ethereum transactions per second chart, (2023); Binance smart chain log and statistics (average tps); Bowers D. M., Principles of access control and personal identification systems, Access Control and Personal Identification Systems, (1988); Binance, bnb chain transaction rates (tps), (2023); Ceramic - the composable data network, (2023); Why ceramic?, (2023); Ceramic github project, (2023); What is polka-dot, (2023); Composedb docs, (2023); Dabit N., Sign in with ethereum &amp; decentralized identity with ceramic, idx, react, and 3id connect, github repository, (2023); Add support for a new blockchain, (2023); Dodevski Z., Trajkovik V., Decentralizing the health information exchange systems-a blockchain based approach, 15th Intl Conf on Informatics and Information Technologies, pp. 43-49, (2018); Ethers v6.7.1 documentation, (2023); Fukami Y., Shimizu T., Matsushima H., The impact of decentralized identity architecture on data exchange, Big Data, pp. 3461-3465, (2021); Guggenberger T., Schweizer A., Urbach N., Improving interorganizational information sharing for vendor managed inventory: Toward a decentralized information hub using blockchain technology, IEEE Trans on Engineering Mgnt, 67, 4, pp. 1074-1085, (2020); Le V. T., Ioini N. E., Barzegar H. R., Pahl C., Trust management for service migration in multi-access edge computing environments, Comput. Commun, 194, pp. 167-179, (2022); Pahl C., Ioini N. E., Helmer S., A decision framework for blockchain platforms for iot and edge computing, 3rd Intl Conf on Internet of Things, Big Data and Security, IoTBDS, pp. 105-113, (2018); What is a did?, (2023); Shilina S., What is decentralized identity in blockchain?, Coin Telegraph, (2022); World wide web consortium: Decentralized identifiers (dids) v1.0 - core architecture, data model, and representations, (2023); World wide web consortium - meeting minutes 2021-03-30, (2021); Werth J., Berenjestanaki M. H., Barzegar H. R., Ioini N. E., Pahl C., A review of blockchain platforms based on the scalability, security and decentralization trilemma, 25th Intl Conf on Enterprise Information Systems, ICEIS, pp. 146-155, (2023); Werth J., Ioini N. E., Berenjestanaki M. H., Barzegar H. R., Pahl C., A platform selection framework for blockchain-based software systems based on the blockchain trilemma, 18th Intl Conf on Evaluation of Novel Approaches to Software Engineering, ENASE, pp. 362-371, (2023)</text:p>
          </table:table-cell>
          <table:table-cell table:style-name="ce4" office:value-type="string" calcext:value-type="string">
            <text:p>Science and Technology Publications, Lda</text:p>
          </table:table-cell>
          <table:table-cell table:style-name="ce4" office:value-type="string" calcext:value-type="string">
            <text:p>Institute for Systems and Technologies of Information, Control and Communication (INSTICC)</text:p>
          </table:table-cell>
          <table:table-cell table:style-name="ce4" office:value-type="string" calcext:value-type="string">
            <text:p>19th International Conference on Web Information Systems and Technologies, WEBIST 2023</text:p>
          </table:table-cell>
          <table:table-cell table:style-name="ce4" office:value-type="string" calcext:value-type="string">
            <text:p>15 November 2023 through 17 November 2023</text:p>
          </table:table-cell>
          <table:table-cell table:style-name="ce4" office:value-type="string" calcext:value-type="string">
            <text:p>Hybrid, Rome</text:p>
          </table:table-cell>
          <table:table-cell table:style-name="ce4" office:value-type="float" office:value="194817" calcext:value-type="float">
            <text:p>194817</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179584782</text:p>
          </table:table-cell>
          <table:table-cell table:number-columns-repeated="991"/>
        </table:table-row>
        <table:table-row table:style-name="ro1">
          <table:table-cell table:style-name="ce4" office:value-type="string" calcext:value-type="string">
            <text:p>Wolf S.</text:p>
          </table:table-cell>
          <table:table-cell table:style-name="ce4" office:value-type="string" calcext:value-type="string">
            <text:p>Wolf, Stephan (57810460300)</text:p>
          </table:table-cell>
          <table:table-cell table:style-name="ce4" office:value-type="float" office:value="57810460300" calcext:value-type="float">
            <text:p>57810460300</text:p>
          </table:table-cell>
          <table:table-cell table:style-name="ce4" office:value-type="string" calcext:value-type="string">
            <text:p>How the Legal Entity Identifier supports thdigitisation of business transactions</text:p>
          </table:table-cell>
          <table:table-cell table:style-name="ce4" office:value-type="float" office:value="2022" calcext:value-type="float">
            <text:p>2022</text:p>
          </table:table-cell>
          <table:table-cell table:style-name="ce4" office:value-type="string" calcext:value-type="string">
            <text:p>Journal of Payments Strategy and Systems</text:p>
          </table:table-cell>
          <table:table-cell table:style-name="ce4" office:value-type="float" office:value="16" calcext:value-type="float">
            <text:p>16</text:p>
          </table:table-cell>
          <table:table-cell table:style-name="ce4" office:value-type="float" office:value="2" calcext:value-type="float">
            <text:p>2</text:p>
          </table:table-cell>
          <table:table-cell/>
          <table:table-cell table:style-name="ce4" office:value-type="float" office:value="148" calcext:value-type="float">
            <text:p>148</text:p>
          </table:table-cell>
          <table:table-cell table:style-name="ce4" office:value-type="float" office:value="159" calcext:value-type="float">
            <text:p>159</text:p>
          </table:table-cell>
          <table:table-cell table:style-name="ce4" office:value-type="float" office:value="11" calcext:value-type="float">
            <text:p>11</text:p>
          </table:table-cell>
          <table:table-cell table:style-name="ce4" office:value-type="float" office:value="0" calcext:value-type="float">
            <text:p>0</text:p>
          </table:table-cell>
          <table:table-cell/>
          <table:table-cell table:style-name="ce4" office:value-type="string" calcext:value-type="string">
            <text:p>https://www.scopus.com/inward/record.uri?eid=2-s2.0-85134493318&amp;partnerID=40&amp;md5=d61ac2294193995f56fd4b5fcd4f67b3</text:p>
          </table:table-cell>
          <table:table-cell table:style-name="ce4" office:value-type="string" calcext:value-type="string">
            <text:p>Global Legal Entity Identifier Foundation, Germany</text:p>
          </table:table-cell>
          <table:table-cell table:style-name="ce4" office:value-type="string" calcext:value-type="string">
            <text:p>Wolf S., Global Legal Entity Identifier Foundation, Germany</text:p>
          </table:table-cell>
          <table:table-cell table:style-name="ce4"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table:style-name="ce4" office:value-type="string" calcext:value-type="string">
            <text:p>cross-border transactions; digital identity; legal entity payments; LEI; self-sovereign identity</text:p>
          </table:table-cell>
          <table:table-cell/>
          <table:table-cell table:style-name="ce4" office:value-type="string" calcext:value-type="string">
            <text:p>LEI in KYC: A new future for legal entity identification, (2018); IoT connected devices worldwide 2030, (2021); IIoT platforms: The technology stack as value driver in industrial equipment and machinery, (2018); BIS Innovation Hub work on central bank digital currency (CBDC); Soaring regulatory confidence puts LEI at center of trust in payments ecosystem, (2021); Policy Statement: Implementing ISO 20022 Enhanced data in CHAPS, (2022); A map to payments transformation: FSB recognizes unique identifiers as a building block for enhanced cross-border payments, (2021); European Commission (EC) Consultation Strategy on Instant Payments in the EU, (2021); Anti-money laundering and terrorism financing legislative package, (2021); Revision of the 2015 Regulation on Transfer of Funds, (2021); European Commission weaponizes the LEI in its battle against money laundering and the financing of terrorism, (2021); Global adoption of the LEI (Legal Entity Identifier) in ISO 20022 Payment Messages — 2021, (2021)</text:p>
          </table:table-cell>
          <table:table-cell table:style-name="ce4" office:value-type="string" calcext:value-type="string">
            <text:p>Henry Stewart Publications</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34493318</text:p>
          </table:table-cell>
          <table:table-cell table:number-columns-repeated="991"/>
        </table:table-row>
        <table:table-row table:style-name="ro1">
          <table:table-cell table:style-name="ce4" office:value-type="string" calcext:value-type="string">
            <text:p>Liu Y.; He D.; Obaidat M.S.; Kumar N.; Khan M.K.; Raymond Choo K.-K.</text:p>
          </table:table-cell>
          <table:table-cell table:style-name="ce4" office:value-type="string" calcext:value-type="string">
            <text:p>Liu, Yang (57205212792); He, Debiao (35603655700); Obaidat, Mohammad S. (7005628795); Kumar, Neeraj (57206866080); Khan, Muhammad Khurram (58203013200); Raymond Choo, Kim-Kwang (57208540261)</text:p>
          </table:table-cell>
          <table:table-cell table:style-name="ce4" office:value-type="string" calcext:value-type="string">
            <text:p>57205212792; 35603655700; 7005628795; 57206866080; 58203013200; 57208540261</text:p>
          </table:table-cell>
          <table:table-cell table:style-name="ce4" office:value-type="string" calcext:value-type="string">
            <text:p>Blockchain-based identity management systems: A review</text:p>
          </table:table-cell>
          <table:table-cell table:style-name="ce4" office:value-type="float" office:value="2020" calcext:value-type="float">
            <text:p>2020</text:p>
          </table:table-cell>
          <table:table-cell table:style-name="ce4" office:value-type="string" calcext:value-type="string">
            <text:p>Journal of Network and Computer Applications</text:p>
          </table:table-cell>
          <table:table-cell table:style-name="ce4" office:value-type="float" office:value="166" calcext:value-type="float">
            <text:p>166</text:p>
          </table:table-cell>
          <table:table-cell/>
          <table:table-cell table:style-name="ce4" office:value-type="float" office:value="102731" calcext:value-type="float">
            <text:p>102731</text:p>
          </table:table-cell>
          <table:table-cell table:number-columns-repeated="3"/>
          <table:table-cell table:style-name="ce4" office:value-type="float" office:value="131" calcext:value-type="float">
            <text:p>131</text:p>
          </table:table-cell>
          <table:table-cell table:style-name="ce4" office:value-type="string" calcext:value-type="string">
            <text:p>10.1016/j.jnca.2020.102731</text:p>
          </table:table-cell>
          <table:table-cell table:style-name="ce4" office:value-type="string" calcext:value-type="string">
            <text:p>https://www.scopus.com/inward/record.uri?eid=2-s2.0-85087199060&amp;doi=10.1016%2fj.jnca.2020.102731&amp;partnerID=40&amp;md5=8feee0479abcf358cc7f036836a03151</text:p>
          </table:table-cell>
          <table:table-cell table:style-name="ce4" office:value-type="string" calcext:value-type="string">
            <text:p>School of Cyber Science and Engineering, Wuhan University, Wuhan, China; Guangxi Key Laboratory of Trusted Software, Guilin University of Electronic Technology, Guilin, China; College of Computing and Informatics, University of Sharjah, United Arab Emirates; KASIT, University of Jordan, Amman, Jordan; University of Science and Technology Beijing, Beijing, China; Department of Computer Science and Engineering, Thapar University, Patiala, India; Center of Excellence in Information Assurance, King Saud University, Saudi Arabia; Department of Information Systems and Cyber Security, University of Texas at San Antonio, San Antonio, United States; Department of Computer Science and Information Engineering, Asia University, Taiwan</text:p>
          </table:table-cell>
          <table:table-cell table:style-name="ce4" office:value-type="string" calcext:value-type="string">
            <text:p>Liu Y., School of Cyber Science and Engineering, Wuhan University, Wuhan, China, Guangxi Key Laboratory of Trusted Software, Guilin University of Electronic Technology, Guilin, China; He D., School of Cyber Science and Engineering, Wuhan University, Wuhan, China, Guangxi Key Laboratory of Trusted Software, Guilin University of Electronic Technology, Guilin, China; Obaidat M.S., College of Computing and Informatics, University of Sharjah, United Arab Emirates, KASIT, University of Jordan, Amman, Jordan, University of Science and Technology Beijing, Beijing, China; Kumar N., Department of Computer Science and Engineering, Thapar University, Patiala, India, Department of Computer Science and Information Engineering, Asia University, Taiwan; Khan M.K., Center of Excellence in Information Assurance, King Saud University, Saudi Arabia; Raymond Choo K.-K., Department of Information Systems and Cyber Security, University of Texas at San Antonio, San Antonio, United States</text:p>
          </table:table-cell>
          <table:table-cell table:style-name="ce4"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table:style-name="ce4" office:value-type="string" calcext:value-type="string">
            <text:p>Blockchain; Blockchain-based identity management; Identity management system; Self-sovereign</text:p>
          </table:table-cell>
          <table:table-cell table:style-name="ce4" office:value-type="string" calcext:value-type="string">
            <text:p>Authentication; Digital identity; Identity management; Identity management systems; Potential researches; Real-world; Research agenda; Blockchain</text:p>
          </table:table-cell>
          <table:table-cell table:style-name="ce4" office:value-type="string" calcext:value-type="string">
            <text:p>Abraham A., Theuermann K., Kirchengast E., Qualified eid derivation into a distributed ledger based idm system, 2018 17th IEEE International Conference on Trust, Security and Privacy in Computing and Communications/12th IEEE International Conference on Big Data Science and Engineering (TrustCom/BigDataSE), IEEE, pp. 1406-1412, (2018); Aggarwal S., Chaudhary R., Aujla G.S., Kumar N., Choo K.-K.R., Zomaya A.Y., Blockchain for smart communities: applications, challenges and opportunities, J. Netw. Comput. Appl., 144, pp. 13-48, (2019); Alsayed Kassem J., Sayeed S., Marco-Gisbert H., Pervez Z., Dahal K., Dns-idm, A blockchain identity management system to secure personal data sharing in a network, Appl. Sci., 9, 15, (2019); Amujo O., Ebelogu C.U., Agu E.O., Hammawa M.; Baars D., Towards Self-Sovereign Identity Using Blockchain Technology, Master's Thesis, (2016); Benjumea V., Choi S.G., Lopez J., Yung M., Anonymity 2.0x. 509 extensions supporting privacy-friendly authentication, International Conference on Cryptology and Network Security, pp. 265-281, (2007); Borse Y., Chawathe A., Patole D., Ahirao P.; Cahill C.P., Whitehead G., Yang H.J., Liberty Id-Wsf Provisioning Service Specification, (2007); Caldwell J.D.; Cameron K., The laws of identity, Microsoft Corp, 12, pp. 8-11, (2005); Cantor S., Hodges J., Kemp J., Thompson P.; Chari S., Gunasinghe H., Kundu A., Singh K.K., Su D.; Chari S., Gunasinghe H., Krawczyk H.M., Kundu A., Singh K.K., Su D.; Chaudhary R., Jindal A., Aujla G.S., Aggarwal S., Kumar N., Choo K.-K.R., Best: blockchain-based secure energy trading in sdn-enabled intelligent transportation system, Comput. Secur., 85, pp. 288-299, (2019); Cosign: Secure, intra-institutional web authentication; Dhamija R., Dusseault L., The seven flaws of identity management: usability and security challenges, IEEE Secur. Priv., 6, 2, pp. 24-29, (2008); Dunphy P., Petitcolas F.A.P., A first look at identity management schemes on the blockchain, IEEE Secur. Priv., 16, 4, pp. 20-29, (2018); Ebrahimi A.; El Haddouti S., El Kettani M.D.E.-C., Analysis of identity management systems using blockchain technology, 2019 International Conference on Advanced Communication Technologies and Networking (CommNet), pp. 1-7, (2019); Faber B., Michelet G.C., Weidmann N., Mukkamala R.R., Vatrapu R., Bpdims: a blockchain-based personal data and identity management system, Proceedings of the 52nd Hawaii International Conference on System Sciences, (2019); Fan P., Liu Y., Zhu J., Fan X., Wen L., Identity management security authentication based on blockchain technologies; Feng Q., He D., Zeadally S., Khan M.K., Kumar N., A survey on privacy protection in blockchain system, J. Netw. Comput. Appl., 126, pp. 45-58, (2019); Feng Q., He D., Liu Z., Wang D., Choo K.-K.R., Multi-party signing protocol for the identity-based signature scheme in ieee p1363 standard, IET Inf. Secur., 1, 99, pp. 1-10, (2020); Gao Z., Xu L., Turner G., Patel B., Diallo N., Chen L., Shi W., Blockchain-based identity management with mobile device, Proceedings of the 1st Workshop on Cryptocurrencies and Blockchains for Distributed Systems, pp. 66-70, (2018); Goodner M., Nadalin A.; Grner A., Mhle A., Meinel C., (1807); Grner A., Mhle A., Gayvoronskaya T., Meinel C., A quantifiable trust model for blockchain-based identity management, 2018 IEEE International Conference on Internet of Things (iThings) and IEEE Green Computing and Communications (GreenCom) and IEEE Cyber, Physical and Social Computing (CPSCom) and IEEE Smart Data (SmartData), pp. 1475-1482, (2018); Hamer T., Taylor K., Ng K.S., Tiu A.; Hughes J., Cantor S., Hodges J., Hirsch F., Mishra P., Philpott R., Maler E.; Hyun N.S., Chae H.S., Kim S.H., Kim K.J., Yang M.S., Seo Y.M.; Jamal A., Helmi R.A.A., Syahirah A.S.N., Fatima M.-A., Blockchain-based identity verification system, 2019 IEEE 9th International Conference on System Engineering and Technology (ICSET), pp. 253-257, (2019); Jindal A., Aujla G.S., Kumar N., Survivor: a blockchain based edge-as-a-service framework for secure energy trading in sdn-enabled vehicle-to-grid environment, Comput. Network., 153, pp. 36-48, (2019); Kikitamara S.; Kuperberg M.; Leea J., Hwangc J., Choib J., Oha H., Kimb J., Sims, Self-sovereign identity management system with preserving privacy in blockchain; Lesavre L., Varin P., Mell P., Davidson M., Shook J., A Taxonomic Approach to Understanding Emerging Blockchain Identity Management Systems (Draft), (2019); Liang X., Zhao J., Shetty S., Liu J., Li D., Integrating blockchain for data sharing and collaboration in mobile healthcare applications, 2017 IEEE 28th Annual International Symposium on Personal, Indoor, and Mobile Radio Communications (PIMRC), pp. 1-5, (2017); Lim S.Y., Fotsing P.T., Almasri A., Musa O., Kiah M.L.M., Ang T.F., Ismail R., Blockchain technology the identity management and authentication service disruptor: a survey, Int. J. Adv. Sci. Eng. Inf. Technol., 8, 42, pp. 1735-1745, (2018); Lin C., He D., Huang X., Choo K.K.R., Vasilakos A.V., Bsein: a blockchain-based secure mutual authentication with fine-grained access control system for industry 4.0, J. Netw. Comput. Appl., 116, 1, pp. 42-52, (2018); Lin C., He D., Huang X., Khan M.K., Choo K.-K.R., A new transitively closed undirected graph authentication scheme for blockchain-based identity management systems, IEEE Access, 6, pp. 28203-28212, (2018); Lin C., He D., Kumar N., Huang X., Vijayakumar P., Choo K.-K.R., Homechain: a blockchain-based secure mutual authentication system for smart homes, IEEE Intern. Things J., 7, 2, pp. 818-829, (2020); Lundkvist C., Heck R., Torstensson J., Mitton Z., Sena M., Uport: a platform for self-sovereign identity; Madisetti V.K., Bahga A.; Madisetti V.K., Bahga A.; Manohar A., Briggs J.; Manral B., Somani G., Choo K.R., Conti M., Gaur M.S., A systematic survey on cloud forensics challenges, solutions, and future directions, ACM Comput. Surv., 52, 6, pp. 1241-124:38, (2020); Martinez L.V., Ting-Toomey S., Dorjee T., Identity management and relational culture in interfaith marital communication in a United States context: a qualitative study, J. Intercult. Commun. Res., 45, 6, pp. 1-23, (2016); Mell P., Dray J., Shook J., Smart contract federated identity management without third party authentication services; Mikula T., Jacobsen R.H., Identity and access management with blockchain in electronic healthcare records, 2018 21st Euromicro Conference on Digital System Design (DSD), pp. 699-706, (2018); Mistry I., Tanwar S., Tyagi S., Kumar N., Blockchain for 5g-enabled iot for industrial automation: a systematic review, solutions, and challenges, Mech. Syst. Signal Process., 135, (2020); Mohamad B., Bakar H.A., Ismail A.R., Halim H., Bidin R., Corporate identity management (cim) in malaysian higher education sector: developing a conceptual model, Int. Rev. Manag. Market., 6, 7S, pp. 175-180, (2016); Nabi A.G., Comparative study on identity management methods using blockchain, University of Zurich, Department of Informatics (IFI); Nyante K., Secure Identity Management on the Blockchain, Master's Thesis, (2018); Openid connect, openid; Othman A., Callahan J., The horcrux protocol: a method for decentralized biometric-based self-sovereign identity, 2018 International Joint Conference on Neural Networks (IJCNN), pp. 1-7, (2018); Pavalanathan U., De C.M.; Pularikkal B., Patil S., Anantha S., Chakraborty S.; Raju S., Boddepalli S., Gampa S., Yan Q., Deogun J.S., Identity management using blockchain for cognitive cellular networks, 2017 IEEE International Conference on Communications (ICC), pp. 1-6, (2017); Ren Y., Zhu F., Qi J., Wang J., Sangaiah A.K., Identity management and access control based on blockchain under edge computing for the industrial internet of things, Appl. Sci., 9, 10, (2019); Rowden M.; Santos J.P.N.D., Identity Management in Healthcare Using Blockchain Technology, (2018); Schffner M.; Schanzenbach M., Bramm G., Schtte J., reclaimid: secure, self-sovereign identities using name systems and attribute-based encryption, 2018 17th IEEE International Conference on Trust, Security and Privacy in Computing and Communications/12th IEEE International Conference on Big Data Science and Engineering (TrustCom/BigDataSE), IEEE, pp. 946-957, (2018); ShangGuan X., Research on the international identity management and privacy standards, Inform. Technol. Standard., 1, pp. 29-34, (2012); Shocard, The premier blockchain-based mobile identity platform; Soltani R., Nguyen U.T., An A., A new approach to client onboarding using self-sovereign identity and distributed ledger, 2018 IEEE International Conference on Internet of Things (iThings) and IEEE Green Computing and Communications (GreenCom) and IEEE Cyber, Physical and Social Computing (CPSCom) and IEEE Smart Data (SmartData), pp. 1129-1136, (2018); StClair J., Ingraham A., King D., Marchant M.B., McCraw F.C., Metcalf D., Squeo J.;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Stroud F., What is identity and access management (iam)? webopedia definition; Takemiya M., Vanieiev B., Sora identity: secure, digital identity on the blockchain, 2018 IEEE 42nd Annual Computer Software and Applications Conference (COMPSAC), 2, pp. 582-587, (2018); Tobin A., Reed D.; Wack C.J., Scheidt E.M.; Wadhwa S., Decentralized Digital Identity Management Using Blockchain and its Implication on Public Sector, (2019); Wang J., Wu L., Choo K.-K.R., He D., Blockchain-based anonymous authentication with key management for smart grid edge computing infrastructure, IEEE Trans. Indust. Inform., 16, 3, pp. 1984-1992, (2020); Westerkamp M., Gndr S., Kpper A., Tawki: towards self-sovereign social communication, Proc. IEEE International Conference on Decentralized Applications and Infrastructures (DAPPCON), (2019); Zambrano R., Young A., Velhurst S., Connecting Refugees to Aid through Blockchain-Enabled Id Management: World Food Programme's Building Blocks, (2018); Zhang Y., He D., Choo K.-K.R., Bads: blockchain-based architecture for data sharing with abs and cp-abe in iot, Wireless Commun. Mobile Comput., 2018, pp. 1-9, (2018); Zhao Z., Liu Y., A blockchain based identity management system considering reputation; Zheng Y., Li Y., Wang Z., Deng C., Luo Y., Li Y., Ding J., Blockchain-based privacy protection unified identity authentication, 2019 International Conference on Cyber-Enabled Distributed Computing and Knowledge Discovery (CyberC), pp. 42-49, (2019); Zhu X., Badr Y., A survey on blockchain-based identity management systems for the internet of things, 2018 IEEE International Conference on Internet of Things (iThings) and IEEE Green Computing and Communications (GreenCom) and IEEE Cyber, Physical and Social Computing (CPSCom) and IEEE Smart Data (SmartData), pp. 1568-1573, (2018)</text:p>
          </table:table-cell>
          <table:table-cell table:style-name="ce4" office:value-type="string" calcext:value-type="string">
            <text:p>Academic Press</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Bronze Open Access</text:p>
          </table:table-cell>
          <table:table-cell table:style-name="ce4" office:value-type="string" calcext:value-type="string">
            <text:p>Scopus</text:p>
          </table:table-cell>
          <table:table-cell table:style-name="ce4" office:value-type="string" calcext:value-type="string">
            <text:p>2-s2.0-85087199060</text:p>
          </table:table-cell>
          <table:table-cell table:number-columns-repeated="991"/>
        </table:table-row>
        <table:table-row table:style-name="ro1">
          <table:table-cell table:style-name="ce4" office:value-type="string" calcext:value-type="string">
            <text:p>Houtan B.; Hafid A.S.; Makrakis D.</text:p>
          </table:table-cell>
          <table:table-cell table:style-name="ce4" office:value-type="string" calcext:value-type="string">
            <text:p>Houtan, Bahar (57216334263); Hafid, Abdelhakim Senhaji (8725767200); Makrakis, Dimitrios (35453027700)</text:p>
          </table:table-cell>
          <table:table-cell table:style-name="ce4" office:value-type="string" calcext:value-type="string">
            <text:p>57216334263; 8725767200; 35453027700</text:p>
          </table:table-cell>
          <table:table-cell table:style-name="ce4" office:value-type="string" calcext:value-type="string">
            <text:p>A Survey on Blockchain-Based Self-Sovereign Patient Identity in Healthcare</text:p>
          </table:table-cell>
          <table:table-cell table:style-name="ce4" office:value-type="float" office:value="2020" calcext:value-type="float">
            <text:p>2020</text:p>
          </table:table-cell>
          <table:table-cell table:style-name="ce4" office:value-type="string" calcext:value-type="string">
            <text:p>IEEE Access</text:p>
          </table:table-cell>
          <table:table-cell table:style-name="ce4" office:value-type="float" office:value="8" calcext:value-type="float">
            <text:p>8</text:p>
          </table:table-cell>
          <table:table-cell/>
          <table:table-cell table:style-name="ce4" office:value-type="float" office:value="9091543" calcext:value-type="float">
            <text:p>9091543</text:p>
          </table:table-cell>
          <table:table-cell table:style-name="ce4" office:value-type="float" office:value="90478" calcext:value-type="float">
            <text:p>90478</text:p>
          </table:table-cell>
          <table:table-cell table:style-name="ce4" office:value-type="float" office:value="90494" calcext:value-type="float">
            <text:p>90494</text:p>
          </table:table-cell>
          <table:table-cell table:style-name="ce4" office:value-type="float" office:value="16" calcext:value-type="float">
            <text:p>16</text:p>
          </table:table-cell>
          <table:table-cell table:style-name="ce4" office:value-type="float" office:value="87" calcext:value-type="float">
            <text:p>87</text:p>
          </table:table-cell>
          <table:table-cell table:style-name="ce4" office:value-type="string" calcext:value-type="string">
            <text:p>10.1109/ACCESS.2020.2994090</text:p>
          </table:table-cell>
          <table:table-cell table:style-name="ce4" office:value-type="string" calcext:value-type="string">
            <text:p>https://www.scopus.com/inward/record.uri?eid=2-s2.0-85085549368&amp;doi=10.1109%2fACCESS.2020.2994090&amp;partnerID=40&amp;md5=31db36c628d2738a9065076026cda855</text:p>
          </table:table-cell>
          <table:table-cell table:style-name="ce4" office:value-type="string" calcext:value-type="string">
            <text:p>Department of Computer Science and Engineering, Islamic Azad University, Science and Research Branch, Tehran, 1477893855, Iran; Network Research Laboratory, Université de Montréal, Montreal, H3C 3J7, QC, Canada; School of Electrical Engineering and Computer Science, University of Ottawa, Ottawa, K1N 6N5, ON, Canada</text:p>
          </table:table-cell>
          <table:table-cell table:style-name="ce4" office:value-type="string" calcext:value-type="string">
            <text:p>Houtan B., Department of Computer Science and Engineering, Islamic Azad University, Science and Research Branch, Tehran, 1477893855, Iran; Hafid A.S., Network Research Laboratory, Université de Montréal, Montreal, H3C 3J7, QC, Canada; Makrakis D., School of Electrical Engineering and Computer Science, University of Ottawa, Ottawa, K1N 6N5, ON, Canada</text:p>
          </table:table-cell>
          <table:table-cell table:style-name="ce4"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table:style-name="ce4" office:value-type="string" calcext:value-type="string">
            <text:p>Blockchain; Healthcare; Privacy; Self-sovereignty</text:p>
          </table:table-cell>
          <table:table-cell table:style-name="ce4" office:value-type="string" calcext:value-type="string">
            <text:p>Blockchain; Economic and social effects; Electronic document identification systems; Health care; Hospital data processing; Design tradeoff; Digital identity; Electronic health record; Healthcare information systems (HIS); Healthcare services; Identity management; State of the art; Technical structures; Medical computing</text:p>
          </table:table-cell>
          <table:table-cell table:style-name="ce4" office:value-type="string" calcext:value-type="string">
            <text:p>Bitcoin Open Source P2P Money, (2019); Proof of Work POW, (2020); Vaishnnave M., Devi K.S., Srinivasan P., Asurvey on cloud computing and hybrid cloud, Int. J. Appl. Eng. Res., 14, 2, pp. 429-434, (2019); Beck R., Muller-Bloch C., Blockchain as radical innovation: A framework for engaging with distributed ledgers as incumbent organization, Proc. 50th Hawaii Int. Conf. Syst. Sci., pp. 1-10, (2017); Hyperledger Fabric, (2019); R3 Corda, (2019); Stellar An Open Network for Money, (2019); Westerlund M., Kratzke N., Towards distributed clouds: A review about the evolution of centralized cloud computing, distributed ledger technologies, and a foresight on unifying opportunities and security implications, Proc. Int. Conf. High Perform. Comput. Simulation (HPCS), pp. 655-663, (2018); Hofelmann D., Sandner P., Entscheidungshilfe für Den Einsatz von Blockchain-Technologien in Unternehmen: Vier Frameworks im Vergleich, (2019); Bhuiyan M.Z.A., Zaman A., Wang T., Wang G., Tao H., Hassan M.M., Blockchain and big data to transform the healthcare, Proc. Int. Conf. Data Process. Appl. (ICDPA), pp. 62-68, (2018); McGhin T., Choo K.-K.-R., Liu C.Z., He D., Blockchain in healthcare applications: Research challenges and opportunities, J. Netw. Comput. Appl., 135, pp. 62-75, (2019); Kuperberg M., Blockchain-based identity management: A survey from the enterprise and ecosystem perspective, IEEE Trans. Eng. Manag., (2019); Zhu X., Badr Y., A survey on blockchain-based identity management systems for the Internet of Things, Proc. IEEE Int. Conf. Internet Things (IThings) IEEE Green Comput. Commun. (GreenCom) IEEE Cyber, Phys. Social Comput. (CPSCom) IEEE Smart Data (SmartData), pp. 1568-1573, (2018); Dimitrov D.V., Blockchain applications for healthcare data management, Healthcare Informat. Res., 25, 1, (2019); Hau Y.S., Lee J.M., Park J., Chang M.C., Attitudes toward blockchain technology in managing medical information: Survey study, J. Med. Internet Res., 21, 12, (2019); Hathaliya J.J., Tanwar S., An exhaustive survey on security and privacy issues in healthcare 4.0, Comput. Commun., 153, pp. 311-335, (2020); Popov S., The Tangle, (2018); Baird L., Harmon M., Madsen P., Hedera: A public hashgraph network &amp;governing council, Hedera Hashgraph, LLC, 1, (2019); Proof of Stake (POS), (2020); Wang W., Hoang D.T., Hu P., Xiong Z., Niyato D., Wang P., Wen Y., Kim D.I., A survey on consensus mechanisms and mining strategy management in blockchain networks, IEEE Access, 7, pp. 22328-22370, (2019); Boulos M.N.K., Wilson J.T., Clauson K.A., Geospatial blockchain: Promises, challenges, and scenarios in health and healthcare, Int. J. Health Geographics, 17, (2018); Hyper Ledger Fabric Archive, (2019); (2019); Solidity Security Considerations, (2020); Atzei N., Bartoletti M., Cimoli T., A survey of attacks on ethereum smart contracts (sok), Proc. Int. Conf. Princ. Secur. Trust. Uppsala, pp. 164-186, (2017); Alt L., Reitwieyner C., SMT-based verification of solidity smart contracts, Proc. Int. Symp. Leveraging Appl. Formal Methods. Limassol, pp. 376-388, (2018); Example Gas Costs, (2019); Meri A., Hasan M., Danaee M., Jaber M., Jarrar M., Safei N., Dauwed M., Abd S.K., Al-Bsheish M., Modelling the utilization of cloud health information systems in the Iraqi public healthcare sector, Telematics Informat., 36, pp. 132-146, (2019); Vo H.T., Kundu A., Mohania M., Research directions in blockchain data management and analytics, Proc. 21st Int. Conf. Extending Database Technol., pp. 445-448, (2018); Zeronet Decentralized Web Platform Using Bitcoin Cryptography and Bittorrent Network, (2017); Tor. Tor Project Anonymity Online, (2019); BitTorrent the World's Most Popular Torrent Client, (2019); Zeronet Github, (2019); Snow P., Deery B., Lu J., Johnston D., Kirby P., Factom, (2018); Factom Project Github, (2019); Sovrin: A Protocol and Token for Self-sovereign Identity and Decentralized Trust, v1.0, (2018); Hyperledger Indy, (2019); Sovrin Operated by Stewards, (2019); (2018); Nodalblock: Your Access to Blockchain, (2018); (2018); (2018); (2018); (2018); Civic Wallet Digital Wallet for Money and Cryptocurrency, (2018); The Solution: Self-Sovereign Identity Evernym, (2018); UPort Tools for Decentralized Identity and Trusted Data, (2018); Biometrids: Decentralised and Anonymous Id by Facial Recognition on the Blockchain, (2017); Hajialikhani M., Jahanara M., UniqueID: Decentralized Proofof-unique-human, (2018); Completely Automated Public Turing Test to Tell Computers and Humans Apart (Captcha), (2020); Social Engagement, (2019); Tempelhof S.T., Teissonniere E., Tempelhof J.F., Edwards D., Pangea Jurisdiction and Pangea Arbitration Token (PAT): The Internet of Sovereignty, (2017); Aragon Blockchain, (2019); BoardRoom Blockchain Governance Suite, (2018); Rea A., Fischer A., Du Rose J., Colony Technical Whitepaper, (2018); Coin Governance System, (2018); The Social Smart Contract An Open Source Whitepaper v0.2, (2018); Democracy.Earth. Democracy Earth Borderless Governance, (2018); Ali M., Shea R., Nelson J., Freedman M.J., Blockstack Technical Whitepaper, (2017); Dock I.O., Whitepaper. Decentralized Professional Data Exhchange Powered by Ethereum, (2018); Ocean Protocol: A Decentralized Substrate for AI Data &amp;Services-Technical Whitepaper, (2018); Fei C., Lohkamp J., Rusu E., Szawan K., Wagner K., Wittenberg N., Jolocom: Self-sovereign and decentralised identity by design, Jolocom GmbH, Berlin, Germany, Tech. Rep, (2018); Pickiochain A Secure Personal Data Chain, (2018); Yourblock-Blockchain Based Comparison and Incentivized Personal Data Storage Platform, (2018); Frincu I., Cearnau D., Neagu S., Persona Whitepaper, (2017); Whitepaper A.I., Economies on the Blockchain, (2017); (2018); Blockchain HELIX: Creating Trusted Digital Identity, (2018); Procivis A.G., Value your data, (2017); Secure Identity Ledger, (2018); Aragon Blockchain, (2018); Medibloc Whitepaper, (2018); (2018); (2018); (2017); (2017); Health Wizz Mobile Application, (2018); Proof.Work HealthCare Blockchain, (2018); Dentacoin: The Blockchain Solution for the Global Dental Industry (Whitepaper V. 2.2), (2018); (2018); Health Gem, (2018); Hendren L., Kuzmeskas K., Health Nexus White Paper Version 1.0., (2018); Bandboo: Insurance Powered by Communities, (2019); Whitepaper Etherisc Decentralized Insurance, (2018); Paperno A., Kravchuk V., Porubaev E., Teambrella: A Peer-To-Peer Insurance System, (2018); Scheuer E., Rieger P., Health Information Traceability Foundation, (2020); Baars D., Towards self-sovereign identity using blockchain technology, MSc Thesis, Fac. Elect. Eng., Math. Comput. Sci., Univ. Twente, (2016); Liang X., Shetty S., Zhao J., Bowden D., Li D., Liu J., Towards decentralized accountability and self-sovereignty in healthcare systems, Proc. Int. Conf. Inf. Commun. Secur, pp. 387-398, (2017); Chernyshev M., Zeadally S., Baig Z., Healthcare data breaches: Implications for digital forensic readiness, J. Med. Syst., 43, 1, (2019); Eu GDPR, (2019); Zhu X., Badr Y., Identity management systems for the Internet of Things: A survey towards blockchain solutions, Sensors, 18, 12, (2018); Esposito C., De Santis A., Tortora G., Chang H., Choo K.-K.-R., Blockchain: A panacea for healthcare cloud-based data security and privacy?, IEEE Cloud Comput, 5, 1, pp. 31-37, (2018); Quinn M., Forman J., Harrod M., Winter S., Fowler K.E., Krein S.L., Gupta A., Saint S., Singh H., Chopra V., Electronic health records, communication, and data sharing: Challenges and opportunities for improving the diagnostic process, Diagnosis, 6, 3, pp. 241-248, (2019); Jetley G., Zhang H., Electronic health records in IS research: Quality issues, essential thresholds and remedial actions, Decis. Support Syst., 126, (2019); Rathert C., Porter T.H., Mittler J.N., Fleig-Palmer M., Seven years after meaningful use: Physicians' and nurses' experiences with electronic health records, Health Care Manage. Rev., 44, 1, pp. 30-40, (2019); Otero Varela L., Wiebe N., Niven D.J., Ronksley P.E., Iragorri N., Robertson H.L., Quan H., Evaluation of interventions to improve electronic health record documentation within the inpatient setting: A protocol for a systematic review, Systematic Rev., 8, 1, (2019); Gordon W.J., Catalini C., Blockchain technology for healthcare: Facilitating the transition to patient-driven interoperability, Comput. Struct. Biotechnol. J., 16, pp. 224-230, (2018); Begoyan A., An overview of interoperability standards for electronic health records, USA, Soc. Des. Process Sci., (2007); Jardim S.V.B., The electronic health record and its contribution to healthcare information systems interoperability, Procedia Technol., 9, pp. 940-948, (2013); Reisman M., EHRs: The challenge of making electronic data usable and interoperable, Pharmacy Therapeutics, 42, 9, (2017); Gupta N., Gupta B., Big data interoperability in e-Health systems, Proc. 9th Int. Conf. Cloud Comput., Data Sci. Eng. (Confluence), pp. 217-222, (2019); Berges I., Bermudez J., Illarramendi A., Toward semantic interoperability of electronic health records, IEEE Trans. Inf. Technol. Biomed., 16, 3, pp. 424-431, (2012); OpenEHR Wikipedia, (2020); (2020); Digital Imaging and Communications in Medicine (DICOM), (2020); (2020); Health Level Seven International, (2020); Abraham B., Comparative study of healthcare messaging standards for interoperability in ehealth systems, M.S. Thesis, Dept. Comput., Data Math. Sci., Western Sydney Univ., (2017); Hl7 FHIR Security, (2020); Mense A., Blobel B., HL7 standards and components to support implementation of the European general data protection regulation (GDPR), Eur. J. Biomed. Inform. (EJBI), 13, 1, pp. 27-33, (2017); Blockchain Vs FHIR: A Showdown for Healthcare Integration?, (2020); Zhang P., White J., Schmidt D.C., Lenz G., Rosenbloom S.T., FHIRChain: Applying blockchain to securely and scalably share clinical data, Comput. Struct. Biotechnol. J., 16, pp. 267-278, (2018); Health Wizz Whitepaper, (2018); Deshpande A., Stewart K., Lepetit L., Gunashekar S., Distributed ledger technologies/blockchain: Challenges, opportunities and the prospects for standards, Overview Rep. Brit. Standards Inst. (BSI), pp. 1-34, (2017); Ivan D., Moving toward a blockchain-based method for the secure storage of patient records, Proc. ONC/NIST Use Blockchain Healthcare Res. Workshop, pp. 1-11, (2016); Jaffe C., Mata C., Kamvar S., Motivating urban cycling through a blockchain-based financial incentives system, Proc. ACM Int. Joint Conf. Pervas. Ubiquitous Comput. Proc. ACM Int. Symp. Wearable Comput., pp. 81-84, (2017); Maymounkov P., Mazieres D., Kademlia: A peer-to-peer information system based on the XOR metric, Proc. Int. Workshop Peer-to-Peer Syst, pp. 53-65, (2002); (2019); Anderson J., Securing, standardizing, and simplifying electronic health record audit logs through permissioned blockchain technology (technical report), Senior Honors Thesis, Dept. Comput. Sci., (2018); Dai P., Mahi N., Earls J., Norta A., Smart-Contract Value-Transfer Protocols on A Distributed Mobile Application Platform, (2007); GitHub Google/LevelDB: LevelDB Is A Fast Key-Value Storage Library Written at Google That Provides An Ordered Mapping from String Keys to String Values, (2019); RocksDBA Persistent Key-Value Store, (2019); Dubovitskaya A., Xu Z., Ryu S., Schumacher M., Wang F., Secure and trustable electronic medical records sharing using blockchain, Proc. AMIA Annu. Symp. Bethesda, (2017); Thwin T.T., Vasupongayya S., Blockchain based secret-data sharing model for personal health record system, Proc. 5th Int. Conf. Adv. Inform., Concept Theory Appl. (ICAICTA), pp. 196-201, (2018); (2019); (2019); OAuth 2.0, (2019); Zyskind G., Nathan O., Pentland A.S., Decentralizing privacy: Using blockchain to protect personal data, Proc. IEEE Secur. Privacy Workshops, pp. 180-184, (2015); Roehrs A., Omniphr: A blockchain based interoperable architecture for personal health records, Ph.D. Dissertation, Dept. Appl. Comput., (2019); Roehrs A., Da Costa C.A., Da Rosa Righi R., Da Silva V.F., Goldim J.R., Schmidt D.C., Analyzing the performance of a blockchain-based personal health record implementation, J. Biomed. Informat., 92, (2019); Quaini T., Roehrs A., Da Costa C.A., Da Rosa Righi R., A model for blockchain-based distributed electronic health records, IADIS Int. J. WWW/Internet, 16, 2, pp. 66-79, (2018); Roehrs A., Da Costa C.A., Da Rosa Righi R., Rigo S.J., Wichman M.H., Toward a model for personal health record interoperability, IEEE J. Biomed. Health Informat., 23, 2, pp. 867-873, (2019); Roehrs A., Da Costa C.A., Da Rosa Righi R., OmniPHR: A distributed architecture model to integrate personal health records, J. Biomed. Informat., 71, pp. 70-81, (2017); Roehrs A., Da Costa C.A., Righi R.D.R., De Oliveira K.S.F., Personal health records: A systematic literature review, J. Med. Internet Res., 19, 1, (2017); Kafka A., Apache Kafka A Distributed Streaming Platform, (2020); (2020); Apache Storm, (2020); Apache Spark Unified Analytics Engine for Big Data, (2020); (2020); The Oversim p2p Simulator, (2020); OmnetCC Discrete Event Simulator, (2020); Guo R., Shi H., Zhao Q., Zheng D., Secure attribute-based signature scheme with multiple authorities for blockchain in electronic health records systems, IEEE Access, 6, pp. 11676-11686, (2018); Bauer D., Blough D.M., Mohan A., Redactable signatures on data with dependencies and their application to personal health records, Proc. 8th ACM Workshop Privacy Electron. Soc. (WPES), pp. 91-100, (2009); Azaria A., Ekblaw A., Vieira T., Lippman A., MedRec: Using blockchain for medical data access and permission management, Proc. 2nd Int. Conf. Open Big Data (OBD), pp. 25-30, (2016); Zhang P., Schmidt D.C., White J., Lenz G., Blockchain technology use cases in healthcare, Advances in Computers, 111, pp. 1-41, (2018); Akande A., Disruptive power of blockchain on the insurance industry, MSc Thesis, Inst. Comput. Sci. Softw. Eng. Curriculum and Univ. Tartu, (2018)</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085549368</text:p>
          </table:table-cell>
          <table:table-cell table:number-columns-repeated="991"/>
        </table:table-row>
        <table:table-row table:style-name="ro1">
          <table:table-cell table:style-name="ce4" office:value-type="string" calcext:value-type="string">
            <text:p>Bistarelli S.; Micheli F.; Santini F.</text:p>
          </table:table-cell>
          <table:table-cell table:style-name="ce4" office:value-type="string" calcext:value-type="string">
            <text:p>Bistarelli, Stefano (7004079468); Micheli, Francesco (58712494500); Santini, Francesco (36447992000)</text:p>
          </table:table-cell>
          <table:table-cell table:style-name="ce4" office:value-type="string" calcext:value-type="string">
            <text:p>7004079468; 58712494500; 36447992000</text:p>
          </table:table-cell>
          <table:table-cell table:style-name="ce4" office:value-type="string" calcext:value-type="string">
            <text:p>A Survey on Decentralized Identifier Methods for Self Sovereign Identity</text:p>
          </table:table-cell>
          <table:table-cell table:style-name="ce4" office:value-type="float" office:value="2023" calcext:value-type="float">
            <text:p>2023</text:p>
          </table:table-cell>
          <table:table-cell table:style-name="ce4" office:value-type="string" calcext:value-type="string">
            <text:p>CEUR Workshop Proceedings</text:p>
          </table:table-cell>
          <table:table-cell table:style-name="ce4" office:value-type="float" office:value="3488" calcext:value-type="float">
            <text:p>3488</text:p>
          </table:table-cell>
          <table:table-cell table:number-columns-repeated="5"/>
          <table:table-cell table:style-name="ce4" office:value-type="float" office:value="0" calcext:value-type="float">
            <text:p>0</text:p>
          </table:table-cell>
          <table:table-cell/>
          <table:table-cell table:style-name="ce4" office:value-type="string" calcext:value-type="string">
            <text:p>https://www.scopus.com/inward/record.uri?eid=2-s2.0-85174193729&amp;partnerID=40&amp;md5=6344c8a2eba0773e3c2bd2ab987d4645</text:p>
          </table:table-cell>
          <table:table-cell table:style-name="ce4" office:value-type="string" calcext:value-type="string">
            <text:p>Dipartimento di Matematica e Informatica, University of Perugia, Italy</text:p>
          </table:table-cell>
          <table:table-cell table:style-name="ce4" office:value-type="string" calcext:value-type="string">
            <text:p>Bistarelli S., Dipartimento di Matematica e Informatica, University of Perugia, Italy; Micheli F., Dipartimento di Matematica e Informatica, University of Perugia, Italy; Santini F., Dipartimento di Matematica e Informatica, University of Perugia, Italy</text:p>
          </table:table-cell>
          <table:table-cell table:style-name="ce4"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table:style-name="ce4" office:value-type="string" calcext:value-type="string">
            <text:p>Decentralized identifiers; Identity management; Self-Sovereign identity</text:p>
          </table:table-cell>
          <table:table-cell table:style-name="ce4" office:value-type="string" calcext:value-type="string">
            <text:p>Centralised; Decentralised; Decentralized identifier; Digital identity; End-users; Full control; Identity management; Self-sovereign identity; Distributed ledger</text:p>
          </table:table-cell>
          <table:table-cell table:style-name="ce4" office:value-type="string" calcext:value-type="string">
            <text:p>Grassi P. A., Fenton J. L., Garcia M. E., Digital identity guidelines, (2017); Naik N., Jenkins P., uport open-source identity management system: An assessment of self-sovereign identity and user-centric data platform built on blockchain, 2020 IEEE International Symposium on Systems Engineering (ISSE), pp. 1-7, (2020); Muhle A., Gruner A., Gayvoronskaya T., Meinel C., A survey on essential components of a self-sovereign identity, Comput. Sci. Rev, 30, pp. 80-86, (2018); Tobin A., Reed D., The inevitable rise of self-sovereign identity, The Sovrin Foundation, 29, (2016); Allen C., The path to self-sovereign identity, (2016); Decentralized identifiers (dids) v1.0, (2021); Universal resolver, (2022); A primer for decentralized identifiers, (2021); TranSendX, did:ipid method specification, (2018); List of did methods, (2023); Ghaffari F., Gilani K., Bertin E., Crespi N., Identity and access management using distributed ledger technology: A survey, International Journal of Network Management, 32, (2021); Liu Y., He D., Obaidat M. S., Kumar N., Khan M. K., Raymond Choo K.-K., Blockchain-based identity management systems: A review, Journal of Network and Computer Applications, 166, (2020); Ferdous M. S., Chowdhury F., Alassafi M. O., In search of self-sovereign identity leveraging blockchain technology, IEEE Access, 7, pp. 103059-103079, (2019); Stokkink Q., Pouwelse J., Deployment of a blockchain-based self-sovereign identity, 2018 IEEE International Conference on Internet of Things (iThings) and IEEE Green Computing and Communications (GreenCom) and IEEE Cyber, Physical and Social Computing (CPSCom) and IEEE Smart Data (SmartData), pp. 1336-1342, (2018); Takemiya M., Vanieiev B., Sora identity: Secure, digital identity on the blockchain, 2018 IEEE 42nd Annual Computer Software and Applications Conference (COMPSAC), pp. 582-587, (2018); Kuperberg M., Blockchain-based identity management: A survey from the enterprise and ecosystem perspective, IEEE Transactions on Engineering Management, 67, pp. 1008-1027, (2020); Houtan B., Hafid A. S., Makrakis D., A survey on blockchain-based self-sovereign patient identity in healthcare, IEEE Access, 8, pp. 90478-90494, (2020); Toth K. C., Anderson-Priddy A., Self-sovereign digital identity: A paradigm shift for identity, IEEE Security &amp; Privacy, 17, pp. 17-27, (2019); Lux Z. A., Thatmann D., Zickau S., Beierle F., Distributed-ledger-based authentication with decentralized identifiers and verifiable credentials, 2020 2nd Conference on Blockchain Research &amp; Applications for Innovative Networks and Services (BRAINS), pp. 71-78, (2020)</text:p>
          </table:table-cell>
          <table:table-cell table:style-name="ce4" office:value-type="string" calcext:value-type="string">
            <text:p>CEUR-WS</text:p>
          </table:table-cell>
          <table:table-cell/>
          <table:table-cell table:style-name="ce4" office:value-type="string" calcext:value-type="string">
            <text:p>2023 Italian Conference on Cyber Security, ITASEC 2023</text:p>
          </table:table-cell>
          <table:table-cell table:style-name="ce4" office:value-type="string" calcext:value-type="string">
            <text:p>2 May 2023 through 5 May 2023</text:p>
          </table:table-cell>
          <table:table-cell table:style-name="ce4" office:value-type="string" calcext:value-type="string">
            <text:p>Bari</text:p>
          </table:table-cell>
          <table:table-cell table:style-name="ce4" office:value-type="float" office:value="192706" calcext:value-type="float">
            <text:p>192706</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4193729</text:p>
          </table:table-cell>
          <table:table-cell table:number-columns-repeated="991"/>
        </table:table-row>
        <table:table-row table:style-name="ro1">
          <table:table-cell table:style-name="ce4" office:value-type="string" calcext:value-type="string">
            <text:p>Pattiyanon C.; Aoki T.</text:p>
          </table:table-cell>
          <table:table-cell table:style-name="ce4" office:value-type="string" calcext:value-type="string">
            <text:p>Pattiyanon, Charnon (57196011287); Aoki, Toshiaki (36179510900)</text:p>
          </table:table-cell>
          <table:table-cell table:style-name="ce4" office:value-type="string" calcext:value-type="string">
            <text:p>57196011287; 36179510900</text:p>
          </table:table-cell>
          <table:table-cell table:style-name="ce4" office:value-type="string" calcext:value-type="string">
            <text:p>Compliance SSI System Property Set to Laws, Regulations, and Technical Standards</text:p>
          </table:table-cell>
          <table:table-cell table:style-name="ce4" office:value-type="float" office:value="2022" calcext:value-type="float">
            <text:p>2022</text:p>
          </table:table-cell>
          <table:table-cell table:style-name="ce4" office:value-type="string" calcext:value-type="string">
            <text:p>IEEE Access</text:p>
          </table:table-cell>
          <table:table-cell table:style-name="ce4" office:value-type="float" office:value="10" calcext:value-type="float">
            <text:p>10</text:p>
          </table:table-cell>
          <table:table-cell table:number-columns-repeated="2"/>
          <table:table-cell table:style-name="ce4" office:value-type="float" office:value="99370" calcext:value-type="float">
            <text:p>99370</text:p>
          </table:table-cell>
          <table:table-cell table:style-name="ce4" office:value-type="float" office:value="99393" calcext:value-type="float">
            <text:p>99393</text:p>
          </table:table-cell>
          <table:table-cell table:style-name="ce4" office:value-type="float" office:value="23" calcext:value-type="float">
            <text:p>23</text:p>
          </table:table-cell>
          <table:table-cell table:style-name="ce4" office:value-type="float" office:value="1" calcext:value-type="float">
            <text:p>1</text:p>
          </table:table-cell>
          <table:table-cell table:style-name="ce4" office:value-type="string" calcext:value-type="string">
            <text:p>10.1109/ACCESS.2022.3204112</text:p>
          </table:table-cell>
          <table:table-cell table:style-name="ce4" office:value-type="string" calcext:value-type="string">
            <text:p>https://www.scopus.com/inward/record.uri?eid=2-s2.0-85137860880&amp;doi=10.1109%2fACCESS.2022.3204112&amp;partnerID=40&amp;md5=73551b3c48d0fa06f232500c46369ebc</text:p>
          </table:table-cell>
          <table:table-cell table:style-name="ce4" office:value-type="string" calcext:value-type="string">
            <text:p>Japan Advanced Institute of Science and Technology (JAIST), Graduate School of Advanced Science and Technology, Nomi, 923-1211, Japan; Japan Advanced Institute of Science and Technology (JAIST), School of Information Science, Nomi, 923-1211, Japan</text:p>
          </table:table-cell>
          <table:table-cell table:style-name="ce4" office:value-type="string" calcext:value-type="string">
            <text:p>Pattiyanon C., Japan Advanced Institute of Science and Technology (JAIST), Graduate School of Advanced Science and Technology, Nomi, 923-1211, Japan; Aoki T., Japan Advanced Institute of Science and Technology (JAIST), School of Information Science, Nomi, 923-1211, Japan</text:p>
          </table:table-cell>
          <table:table-cell table:style-name="ce4"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table:style-name="ce4" office:value-type="string" calcext:value-type="string">
            <text:p>Information security and privacy; legislative compliance; self-sovereign identity; standard compliance; system property</text:p>
          </table:table-cell>
          <table:table-cell table:style-name="ce4" office:value-type="string" calcext:value-type="string">
            <text:p>Blockchain; Information management; Regulatory compliance; Standards; Block-chain; Identity management systems; Information security and privacy; Legislative compliance; Privacy; Regulation; Security; Security and privacy; Self-sovereign identity; Standard compliance; System property; Authentication</text:p>
          </table:table-cell>
          <table:table-cell table:style-name="ce4" office:value-type="string" calcext:value-type="string">
            <text:p>Allen C., Path to Self-Sovereign Identity; Lopez M.A., Self-sovereign identity-The future of identity: Self-sovereignty, digital wallets and blockchain, (2020); Naik N., Jenkins P., Governing principles of self-sovereign identity applied to blockchain enabled privacy preserving identity management systems, Proc. 6th IEEE Int. Symp. Syst. Eng, pp. 1-6, (2020); Ferdous M.S., Chowdhury F., Alassafi M.O., In search of self-sovereign identity leveraging blockchain technology, IEEE Access, 7, pp. 103059-103079, (2019); The General Data Protection Regulation. European Parliament and the Council of the European Union, (2016); Pattiyanon C., Aoki T., Analysis and enhancement of self-sovereign identity system properties compiling standards and regulations, Proc. 8th Int. Conf. Inf. Syst. Secur. Privacy, pp. 131-142, (2022); Sporny M., Longley D., Sabadello M., Reed D., Steele O., Allen C., Decentralized Identifiers (DIDs) V.1.0.-Core Architecture, Data Model, and Representations, (2021); Sporny M., Longley D., Chadwick D., Veriflable Creden-tial Data Model V.1.1-Expressing Veriflable Information on the Web, (2019); (2011); Data sheets-Compliance SSI system property set to laws, regulations, and technical standards, (2022); List of International Standards, International Organization of Standard-ization; Tofan D.C., Information security standards, J. Mobile Embedded Dis-trib. Syst, 3, 3, pp. 128-135, (2011); Karie N.M., Sahri N.M., Yang W., Valli C., Kebande V.R., A review of security standards and frameworks for IoT-based smart environments, IEEE Access, 9, pp. 121975-121995, (2021); IT Security Standards; Cyber-Security Regulation; Privacy Law; Information Privacy Law; Privacy Policy; (2018); (1995); (1996); (2019); (2005); (1998); (2010); (2008); (2018); (2010); (2020); (2008); 18031, (2005); (2020); (2013); (2013); (2019); (2013); (2006); (2017); (2021); (2013); (2018); (2000); (1998); (2012); (2006); (2015); (1998); (2021); (2020); (2019); Liu Y., He D., Obaidat M.S., Kumar N., Khan M.K., Choo K.K.R., Blockchain-based identity management systems: A review, J. Netw. Comput. Appl, 166, (2020); Panait A.E., Olimid R.F., Stefanescu A., Analysis of uPort open, an identity management blockchain-based solution, Trust, Privacy and Security in Digital Business. Cham, Switzerland: Springer, pp. 3-13, (2020); Lundkvist C., Heck R., Torstensson J., Mitton Z., Sena M., uPort: A Platform for Self-Sovereign Identity, (2016); Tobin A., Reed D., The Inevitable Rise of Self-Sovereign Identity: A White Paper From the Sovrin Foundation [White Paper]; IBM Verify Credentials</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37860880</text:p>
          </table:table-cell>
          <table:table-cell table:number-columns-repeated="991"/>
        </table:table-row>
        <table:table-row table:style-name="ro1">
          <table:table-cell table:style-name="ce4" office:value-type="string" calcext:value-type="string">
            <text:p>Chen W.; He W.; Shen J.; Wang X.; Chen H.</text:p>
          </table:table-cell>
          <table:table-cell table:style-name="ce4" office:value-type="string" calcext:value-type="string">
            <text:p>Chen, Weiru (57221497408); He, Wu (36985723200); Shen, Jiayue (57221493607); Wang, Xianping (56431240600); Chen, Hong (57203858834)</text:p>
          </table:table-cell>
          <table:table-cell table:style-name="ce4" office:value-type="string" calcext:value-type="string">
            <text:p>57221497408; 36985723200; 57221493607; 56431240600; 57203858834</text:p>
          </table:table-cell>
          <table:table-cell table:style-name="ce4" office:value-type="string" calcext:value-type="string">
            <text:p>A systematic literature review: benefits and challenges of blockchain-based digital transformation</text:p>
          </table:table-cell>
          <table:table-cell table:style-name="ce4" office:value-type="float" office:value="2022" calcext:value-type="float">
            <text:p>2022</text:p>
          </table:table-cell>
          <table:table-cell table:style-name="ce4" office:value-type="string" calcext:value-type="string">
            <text:p>Issues in Information Systems</text:p>
          </table:table-cell>
          <table:table-cell table:style-name="ce4" office:value-type="float" office:value="23" calcext:value-type="float">
            <text:p>23</text:p>
          </table:table-cell>
          <table:table-cell table:style-name="ce4" office:value-type="float" office:value="3" calcext:value-type="float">
            <text:p>3</text:p>
          </table:table-cell>
          <table:table-cell/>
          <table:table-cell table:style-name="ce4" office:value-type="float" office:value="36" calcext:value-type="float">
            <text:p>36</text:p>
          </table:table-cell>
          <table:table-cell table:style-name="ce4" office:value-type="float" office:value="44" calcext:value-type="float">
            <text:p>44</text:p>
          </table:table-cell>
          <table:table-cell table:style-name="ce4" office:value-type="float" office:value="8" calcext:value-type="float">
            <text:p>8</text:p>
          </table:table-cell>
          <table:table-cell table:style-name="ce4" office:value-type="float" office:value="1" calcext:value-type="float">
            <text:p>1</text:p>
          </table:table-cell>
          <table:table-cell table:style-name="ce4" office:value-type="string" calcext:value-type="string">
            <text:p>10.48009/3_iis_2022_104</text:p>
          </table:table-cell>
          <table:table-cell table:style-name="ce4" office:value-type="string" calcext:value-type="string">
            <text:p>https://www.scopus.com/inward/record.uri?eid=2-s2.0-85159329231&amp;doi=10.48009%2f3_iis_2022_104&amp;partnerID=40&amp;md5=74cfacd3364ba2edc1272a2f2db6823f</text:p>
          </table:table-cell>
          <table:table-cell table:style-name="ce4" office:value-type="string" calcext:value-type="string">
            <text:p>Arkansas Tech University, United States; Old Dominion University, United States; SUNY Polytechnic Institute, United States; Purdue University Northwest, United States; Indiana University East, United States</text:p>
          </table:table-cell>
          <table:table-cell table:style-name="ce4" office:value-type="string" calcext:value-type="string">
            <text:p>Chen W., Arkansas Tech University, United States; He W., Old Dominion University, United States; Shen J., SUNY Polytechnic Institute, United States; Wang X., Purdue University Northwest, United States; Chen H., Indiana University East, United States</text:p>
          </table:table-cell>
          <table:table-cell table:style-name="ce4"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table:style-name="ce4" office:value-type="string" calcext:value-type="string">
            <text:p>Blockchain; Digital Transformation; Digitalization; Systematic Literature Review</text:p>
          </table:table-cell>
          <table:table-cell/>
          <table:table-cell table:style-name="ce4" office:value-type="string" calcext:value-type="string">
            <text:p>Ahl A., Yarime M., Goto M., Chopra S. S., Kumar N. M., Tanaka K., Sagawa D., Exploring blockchain for the energy transition: Opportunities and challenges based on a case study in Japan, Renewable and Sustainable Energy Reviews, 117, (2020); Alexopoulos C., Charalabidis Y., Androutsopoulou A., Loutsaris M. A., Lachana Z., Benefits and obstacles of blockchain applications in e-government, (2019); Atzori M., Blockchain technology and decentralized governance: Is the state still necessary?, (2015); Babkin A. V., Burkaltseva D. D., Betskov A. V., Kilyaskhanov H. S., Tyulin A. S., Kurianova I. V., Automation digitalization blockchain: trends and implementation problems, International Journal of Engineering and Technology (UAE), 7, 3, pp. 254-260, (2018); Bai C., Sarkis J., A supply chain transparency and sustainability technology appraisal model for blockchain technology, International Journal of Production Research, 58, 7, pp. 2142-2162, (2020); Berryhill J., Bourgery T., Hanson A., Blockchains unchained: Blockchain technology and its use in the public sector, (2018); Bharadwaj A., El Sawy O. A., Pavlou P. A., Venkatraman N. v., Digital business strategy: toward a next generation of insights, MIS quarterly, pp. 471-482, (2013); Biryukov A., Khovratovich D., Pustogarov I., Deanonymisation of clients in Bitcoin P2P network, the Proceedings of the 2014 ACM SIGSAC Conference on Computer and Communications Security, (2014); Bonneau J., Narayanan A., Miller A., Clark J., Kroll J. A., Felten E. W., Mixcoin: Anonymity for bitcoin with accountable mixes, the International Conference on Financial Cryptography and Data Security, (2014); Bruce J., The mini-blockchain scheme, (2014); Davies S., Likens S., Blockchain is Here: What's Your Next Move, (2020); Eyal I., Sirer E. G., Majority is not enough: Bitcoin mining is vulnerable, (2014); Fauziah Z., Latifah H., Omar X., Khoirunisa A., Millah S., Application of Blockchain Technology in Smart Contracts: A Systematic Literature Review, Aptisi Transactions on Technopreneurship (ATT), 2, 2, pp. 160-166, (2020); Fitzgerald M., Kruschwitz N., Bonnet D., Welch M., Embracing digital technology: A new strategic imperative, MIT sloan management review, 55, 2, (2014); Foroglou G., Tsilidou A.-L., Further applications of the blockchain, Paper presented at the 12th student conference on managerial science and technology, (2015); Gervais A., Karame G. O., Wust K., Glykantzis V., Ritzdorf H., Capkun S., On the security and performance of proof of work blockchains, the Proceedings of the 2016 ACM SIGSAC conference on computer and communications security, (2016); Hanelt A., Piccinini E., Gregory R. W., Hildebrandt B., Kolbe L. M., Digital Transformation of Primarily Physical Industries-Exploring the Impact of Digital Trends on Business Models of Automobile Manufacturers, Wirtschaftsinformatik, 88, 3-5, pp. 1313-1327, (2015); Heilman E., One weird trick to stop selfish miners: Fresh bitcoins, a solution for the honest miner, the International Conference on Financial Cryptography and Data Security, (2014); Hou H., The application of blockchain technology in E-government in China, the 2017 26th International Conference on Computer Communication and Networks (ICCCN), (2017); Kitchenham B., Procedures for performing systematic reviews, 33, pp. 1-26, (2004); Kosba A., Miller A., Shi E., Wen Z., Papamanthou C., Hawk: The blockchain model of cryptography and privacy-preserving smart contracts, the 2016 IEEE symposium on security and privacy (SP), (2016); Koulizakis I., Loukis E., A development framework for blockchain technologies in digital government, (2020); Liu S., Size of the blockchain technology market worldwide from 2018 to 2025, Statista, (2020); Majchrzak A., Markus M. L., Wareham J., Designing for digital transformation: Lessons for information systems research from the study of ICT and societal challenges, MIS quarterly, 40, 2, pp. 267-277, (2016); Mazlan A. A., Daud S. M., Sam S. M., Abas H., Rasid S. Z. A., Yusof M. F., Scalability challenges in healthcare blockchain system-a systematic review, IEEE Access, 8, pp. 23663-23673, (2020); Meiklejohn S., Pomarole M., Jordan G., Levchenko K., McCoy D., Voelker G. M., Savage S., A fistful of bitcoins: characterizing payments among men with no names, the Proceedings of the 2013 conference on Internet measurement conference, (2013); Miers I., Garman C., Green M., Rubin A. D., Zerocoin: Anonymous distributed e-cash from bitcoin, the 2013 IEEE Symposium on Security and Privacy, (2013); Moser M., Anonymity of bitcoin transactions, (2013); Nadkarni S., Prugl R., Digital transformation: a review, synthesis and opportunities for future research, Management Review Quarterly, 71, 2, pp. 233-341, (2021); Nguyen T., Tran N., Loven L., Partala J., Kechadi M.-T., Pirttikangas S., Privacy-aware blockchain innovation for 6G: Challenges and opportunities, (2020); Nielsen M. M., Krimmer R., Reuse of data for personal and proactive service: An opportunity not yet utilised, (2015); Okoli C., Schabram K., A guide to conducting a systematic literature review of information systems research, (2010); Pereira R., Serrano J., A review of methods used on IT maturity models development: A systematic literature review and a critical analysis, Journal of information technology, 35, 2, pp. 161-178, (2020); Rowe F., Being critical is good, but better with philosophy! From digital transformation and values to the future of IS research, European journal of information systems, 27, 3, pp. 380-393, (2018); Ruffing T., Moreno-Sanchez P., Kate A., Coinshuffle: Practical decentralized coin mixing for bitcoin, the European Symposium on Research in Computer Security, (2014); Sapirshtein A., Sompolinsky Y., Zohar A., Optimal selfish mining strategies in bitcoin, the International Conference on Financial Cryptography and Data Security, (2016); Sasson E. B., Chiesa A., Garman C., Green M., Miers I., Tromer E., Virza M., Zerocash: Decentralized anonymous payments from bitcoin, the 2014 IEEE Symposium on Security and Privacy, (2014); Solat S., Potop-Butucaru M., Zeroblock: Timestamp-free prevention of block-withholding attack in bitcoin, (2016); Svabensky V., Vykopal J., Celeda P., What are cybersecurity education papers about? a systematic literature review of sigcse and iticse conferences, the Proceedings of the 51st ACM Technical Symposium on Computer Science Education, (2020); Tabrizi B., Lam E., Girard K., Irvin V., Digital transformation is not about technology, Harvard Business Review, 13, pp. 1-6, (2019); van den Hooff J., Kaashoek M. F., Zeldovich N., Versum: Verifiable computations over large public logs, the Proceedings of the 2014 ACM SIGSAC Conference on Computer and Communications Security, (2014); Vial G., Understanding digital transformation: A review and a research agenda, The Journal of Strategic Information Systems, 28, 2, pp. 118-144, (2019); Webster J., Watson R. T., Analyzing the past to prepare for the future: Writing a literature review, MIS quarterly, pp. xiii-xxiii, (2002); Zarrin J., Hao W. P., Laks h. S., Zarrin B., Blockchain for decentralization of internet: prospects, trends, and challenges, Cluster Computing, 24, 4, pp. 2841-2866, (2021); Zheng Z., Xie S., Dai H.-N., Chen X., Wang H., Blockchain challenges and opportunities: A survey, International Journal of Web and Grid Services, 14, 4, pp. 352-375, (2018)</text:p>
          </table:table-cell>
          <table:table-cell table:style-name="ce4" office:value-type="string" calcext:value-type="string">
            <text:p>International Association for Computer Information Systems</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59329231</text:p>
          </table:table-cell>
          <table:table-cell table:number-columns-repeated="991"/>
        </table:table-row>
        <table:table-row table:style-name="ro1">
          <table:table-cell table:style-name="ce4" office:value-type="string" calcext:value-type="string">
            <text:p>Malakar Y.; Lacey J.; Twine N.A.; McCrea R.; Bauer D.C.</text:p>
          </table:table-cell>
          <table:table-cell table:style-name="ce4" office:value-type="string" calcext:value-type="string">
            <text:p>Malakar, Yuwan (56996168500); Lacey, Justine (26032598800); Twine, Natalie A. (55989180600); McCrea, Rod (56183767800); Bauer, Denis C. (15055179000)</text:p>
          </table:table-cell>
          <table:table-cell table:style-name="ce4" office:value-type="string" calcext:value-type="string">
            <text:p>56996168500; 26032598800; 55989180600; 56183767800; 15055179000</text:p>
          </table:table-cell>
          <table:table-cell table:style-name="ce4" office:value-type="string" calcext:value-type="string">
            <text:p>Balancing the safeguarding of privacy and data sharing: perceptions of genomic professionals on patient genomic data ownership in Australia</text:p>
          </table:table-cell>
          <table:table-cell table:style-name="ce4" office:value-type="float" office:value="2023" calcext:value-type="float">
            <text:p>2023</text:p>
          </table:table-cell>
          <table:table-cell table:style-name="ce4" office:value-type="string" calcext:value-type="string">
            <text:p>European Journal of Human Genetics</text:p>
          </table:table-cell>
          <table:table-cell table:number-columns-repeated="6"/>
          <table:table-cell table:style-name="ce4" office:value-type="float" office:value="2" calcext:value-type="float">
            <text:p>2</text:p>
          </table:table-cell>
          <table:table-cell table:style-name="ce4" office:value-type="string" calcext:value-type="string">
            <text:p>10.1038/s41431-022-01273-w</text:p>
          </table:table-cell>
          <table:table-cell table:style-name="ce4" office:value-type="string" calcext:value-type="string">
            <text:p>https://www.scopus.com/inward/record.uri?eid=2-s2.0-85146078326&amp;doi=10.1038%2fs41431-022-01273-w&amp;partnerID=40&amp;md5=81ca922734e037a8f4e0ae6b51e7672f</text:p>
          </table:table-cell>
          <table:table-cell table:style-name="ce4" office:value-type="string" calcext:value-type="string">
            <text:p>Responsible Innovation Future Science Platform, Commonwealth Scientific and Industrial Research Organisation (CSIRO), Brisbane, QLD, Australia; Transformational Bioinformatics, Commonwealth Scientific and Industrial Research Organisation (CSIRO), Sydney, Australia; Applied BioSciences, Faculty of Science and Engineering, Macquarie University, Macquarie Park, Australia; Department of Biomedical Sciences, Faculty of Medicine and Health Science, Macquarie University, Macquarie Park, Australia</text:p>
          </table:table-cell>
          <table:table-cell table:style-name="ce4" office:value-type="string" calcext:value-type="string">
            <text:p>Malakar Y., Responsible Innovation Future Science Platform, Commonwealth Scientific and Industrial Research Organisation (CSIRO), Brisbane, QLD, Australia; Lacey J., Responsible Innovation Future Science Platform, Commonwealth Scientific and Industrial Research Organisation (CSIRO), Brisbane, QLD, Australia; Twine N.A., Transformational Bioinformatics, Commonwealth Scientific and Industrial Research Organisation (CSIRO), Sydney, Australia, Applied BioSciences, Faculty of Science and Engineering, Macquarie University, Macquarie Park, Australia; McCrea R., Responsible Innovation Future Science Platform, Commonwealth Scientific and Industrial Research Organisation (CSIRO), Brisbane, QLD, Australia; Bauer D.C., Transformational Bioinformatics, Commonwealth Scientific and Industrial Research Organisation (CSIRO), Sydney, Australia, Applied BioSciences, Faculty of Science and Engineering, Macquarie University, Macquarie Park, Australia, Department of Biomedical Sciences, Faculty of Medicine and Health Science, Macquarie University, Macquarie Park, Australia</text:p>
          </table:table-cell>
          <table:table-cell table:style-name="ce4"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2023, The Author(s).</text:p>
          </table:table-cell>
          <table:table-cell/>
          <table:table-cell table:style-name="ce4" office:value-type="string" calcext:value-type="string">
            <text:p>adult; article; Australia; bioinformatician; counselor; data analysis; human; information storage; medical geneticist; patient coding; perception; privacy; quantitative analysis</text:p>
          </table:table-cell>
          <table:table-cell table:style-name="ce4" office:value-type="string" calcext:value-type="string">
            <text:p>National health genomics policy framework, Department of Health, pp. 1-14, (2017); Genomic Data Policy Framework and Ethical Tensions, (2020); Erlich Y., Narayanan A., Routes for breaching and protecting genetic privacy, Nat Rev Genet, 15, pp. 409-421, (2014); Shi X., Wu X., An overview of human genetic privacy, Ann N Y Acad Sci, 1387, pp. 61-72, (2017); Rodriguez L.L., Brooks L.D., Greenberg J.H., Green E.D., The complexities of genomic identifiability, Science., 339, pp. 275-276, (2013); Shabani M., Thorogood A., Borry P., Who should have access to genomic data and how should they be held accountable? Perspectives of Data Access Committee members and experts, Eur J Hum Genet, 24, pp. 1671-1675, (2016); Roberts M.C., Fohner A.E., Landry L., Olstad D.L., Smit A.K., Turbitt E., Et al., Advancing precision public health using human genomics: examples from the field and future research opportunities, Genome Med, 13, (2021); Lee S.S.-J., Fullerton S.M., Saperstein A., Shim J.K., Ethics of inclusion: cultivate trust in precision medicine, Science., 364, pp. 941-942, (2019); Prince A.E.R., Berkman B.E., Reconceptualizing harms and benefits in the genomic age, Personalized Med, 15, pp. 419-428, (2018); McGuire A.L., Gibbs R.A., No longer de-identified, Science., 312, pp. 370-371, (2006); Selita F., Smereczynska V., Chapman R., Toivainen T., Kovas Y., Judging in the genomic era: judges’ genetic knowledge, confidence and need for training, Eur J Hum Genet, 28, pp. 1322-1330, (2020); Sanderson S.C., Linderman M.D., Suckiel S.A., Diaz G.A., Zinberg R.E., Ferryman K., Et al., Motivations, concerns and preferences of personal genome sequencing research participants: baseline findings from the HealthSeq project, Eur J Hum Genet, 24, pp. 14-20, (2016); Lowrance W.W., Collins F.S., Identifiability in genomic research, Science., 317, pp. 600-602, (2007); Parobek C.M., Russo M.L., Lewkowitz A.K., Privacy practices using genetic data from cell-free DNA aneuploidy screening, Genet Med, 23, pp. 1746-1752, (2021); Montgomery J., Data sharing and the idea of ownership, N Bioeth, 23, pp. 81-86, (2017); Lemieux V.L., Hofman D., Hamouda H., Batista D., Kaur R., Pan W., Et al., Having our “Omic” cake and eating it too?: Evaluating user response to using blockchain technology for private and secure health data management and sharing, Front Blockchain, 3, pp. 1-9, (2021); Vazirani A.A., O'Donoghue O., Brindley D., Meinert E., Blockchain vehicles for efficient medical record management, npj Digital Med, 3, (2020); Ballantyne A., How should we think about clinical data ownership?, J Med Ethics, 46, (2020); Mittelstadt B.D., Floridi L., The ethics of big data: current and foreseeable issues in biomedical contexts, Sci Eng Ethics, 22, pp. 303-341, (2016); Hummel P., Braun M., Dabrock P., Own data? Ethical reflections on data ownership, Philos Technol, 34, pp. 545-572, (2021); Stark Z., Boughtwood T., Phillips P., Christodoulou J., Hansen D.P., Braithwaite J., Et al., Australian genomics: a federated model for integrating genomics into healthcare, Am J Hum Genet, 105, pp. 7-14, (2019); Eckstein L., Chalmers D., Critchley C., Jeanneret R., McWhirter R., Nielsen J., Et al., Australia: regulating genomic data sharing to promote public trust, Hum Genet, 137, pp. 583-591, (2018); Queensland Health., pp. 1-112, (2020); Cherif E., Bezaz N., Mzoughi M., Do personal health concerns and trust in healthcare providers mitigate privacy concerns? Effects on patients’ intention to share personal health data on electronic health records, Soc Sci Med, 283, (2021); Kulynych J., Greely H.T., Clinical genomics, big data, and electronic medical records: reconciling patient rights with research when privacy and science collide, J Law Biosci, 4, pp. 94-132, (2017); Framework for responsible sharing of genomic and health-related data, Global Alliance for Genomics &amp; Health, pp. 1-10, (2019); Haas M.A., Teare H., Prictor M., Ceregra G., Vidgen M.E., Bunker D., Et al., ‘CTRL’: an online, dynamic consent and participant engagement platform working towards solving the complexities of consent in genomic research, Eur J Hum Genet, 29, pp. 687-698, (2021); Mascalzoni D., Melotti R., Pattaro C., Pramstaller P.P., Gogele M., De Grandi A., Et al., Ten years of dynamic consent in the CHRIS study: informed consent as a dynamic process, Eur J Hum Genet, 30, pp. 1391-1397, (2022); Mamo N., Martin G.M., Desira M., Ellul B., Ebejer J.-P., Dwarna: a blockchain solution for dynamic consent in biobanking, Eur J Hum Genet, 28, pp. 609-626, (2020); Shabani M., Blockchain-based platforms for genomic data sharing: a de-centralized approach in response to the governance problems?, J Am Med Inform Assoc, 26, pp. 76-80, (2019); Philippakis A.A., Azzariti D.R., Beltran S., Brookes A.J., Brownstein C.A., Brudno M., Et al., The matchmaker exchange: a platform for rare disease gene discovery, Hum Mutat, 36, pp. 915-921, (2015); Muhle A., Gruner A., Gayvoronskaya T., Meinel C., A survey on essential components of a self-sovereign identity, Comput Sci Rev, 30, pp. 80-86, (2018); Racine V., Can blockchain solve the dilemma in the ethics of genomic biobanks?, Sci Eng Ethics., 27, (2021); Swan M., Blockchain: Blueprint for a New Economy, (2015); Long J.C., Pomare C., Best S., Boughtwood T., North K., Ellis L.A., Et al., Building a learning community of Australian clinical genomics: a social network study of the Australian Genomic Health Alliance, BMC Med, 17, (2019); Best S., Stark Z., Phillips P., Wu Y., Long J.C., Taylor N., Et al., Clinical genomic testing: what matters to key stakeholders?, Eur J Hum Genet, 28, pp. 866-873, (2020); Long J.C., Gul H., McPherson E., Best S., Augustsson H., Churruca K., Et al., A dynamic systems view of clinical genomics: a rich picture of the landscape in Australia using a complexity science lens, BMC Med Genomics, 14, (2021); Bowdin S., Ray P.N., Cohn R.D., Meyn M.S., The genome clinic: a multidisciplinary approach to assessing the opportunities and challenges of integrating genomic analysis into clinical care, Hum Mutat, 35, pp. 513-519, (2014); Bryman A., Integrating quantitative and qualitative research: how is it done?, Qual Res., 6, pp. 97-113, (2006); Marshall C., Rossman G.B., Designing Qualitative Research, (2011); R: A language and environment for statistical computing, Vienna, Austria: R Foundation for Statistical Computing, (2018); O'Connor C., Joffe H., Intercoder reliability in qualitative research: debates and practical guidelines, Int J Qual Methods, 19, (2020); Morse J.M., Barrett M., Mayan M., Olson K., Spiers J., Verification strategies for establishing reliability and validity in qualitative research, Int J Qual Methods, 1, pp. 13-22, (2002); Wada K., Outliers in official statistics, Jpn J Stat Data Sci, 3, pp. 669-691, (2020); Walter Z., Lopez M.S., Physician acceptance of information technologies: role of perceived threat to professional autonomy, Decis Support Syst, 46, pp. 206-215, (2008); Godard B., Schmidtke J., Cassiman J.-J., Ayme S., Data storage and DNA banking for biomedical research: informed consent, confidentiality, quality issues, ownership, return of benefits. A professional perspective, Eur J Hum Genet, 11, pp. S88-S122, (2003); Shabani M., Borry P., Challenges of web-based personal genomic data sharing, Life Sci Soc Policy, 11, (2015); Proposed international guidelines on ethical issues in medical genetics and genetic services: Report of WHO meeting on Ethical Issues in Medical Genetics, Geneva, 15-16 December, 1997, (1998); Gursoy G., Brannon C.M., Wagner S., Gerstein M., Storing and Analyzing a Genome on a Blockchain, (2020)</text:p>
          </table:table-cell>
          <table:table-cell table:style-name="ce4" office:value-type="string" calcext:value-type="string">
            <text:p>Springer Nature</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Article in press</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146078326</text:p>
          </table:table-cell>
          <table:table-cell table:number-columns-repeated="991"/>
        </table:table-row>
        <table:table-row table:style-name="ro1">
          <table:table-cell table:style-name="ce4" office:value-type="string" calcext:value-type="string">
            <text:p>Mulaji S.M.; Roodt S.</text:p>
          </table:table-cell>
          <table:table-cell table:style-name="ce4" office:value-type="string" calcext:value-type="string">
            <text:p>Mulaji, Sarah Mulombo (57225175257); Roodt, Sumarie (35111631600)</text:p>
          </table:table-cell>
          <table:table-cell table:style-name="ce4" office:value-type="string" calcext:value-type="string">
            <text:p>57225175257; 35111631600</text:p>
          </table:table-cell>
          <table:table-cell table:style-name="ce4" office:value-type="string" calcext:value-type="string">
            <text:p>Factors Affecting Organisations’ Adoption Behaviour toward Blockchain-Based Distributed Identity Management: The Sustainability of Self-Sovereign Identity in Organisations</text:p>
          </table:table-cell>
          <table:table-cell table:style-name="ce4" office:value-type="float" office:value="2022" calcext:value-type="float">
            <text:p>2022</text:p>
          </table:table-cell>
          <table:table-cell table:style-name="ce4" office:value-type="string" calcext:value-type="string">
            <text:p>Sustainability (Switzerland)</text:p>
          </table:table-cell>
          <table:table-cell table:style-name="ce4" office:value-type="float" office:value="14" calcext:value-type="float">
            <text:p>14</text:p>
          </table:table-cell>
          <table:table-cell table:style-name="ce4" office:value-type="float" office:value="18" calcext:value-type="float">
            <text:p>18</text:p>
          </table:table-cell>
          <table:table-cell table:style-name="ce4" office:value-type="float" office:value="11534" calcext:value-type="float">
            <text:p>11534</text:p>
          </table:table-cell>
          <table:table-cell table:number-columns-repeated="3"/>
          <table:table-cell table:style-name="ce4" office:value-type="float" office:value="3" calcext:value-type="float">
            <text:p>3</text:p>
          </table:table-cell>
          <table:table-cell table:style-name="ce4" office:value-type="string" calcext:value-type="string">
            <text:p>10.3390/su141811534</text:p>
          </table:table-cell>
          <table:table-cell table:style-name="ce4" office:value-type="string" calcext:value-type="string">
            <text:p>https://www.scopus.com/inward/record.uri?eid=2-s2.0-85138621678&amp;doi=10.3390%2fsu141811534&amp;partnerID=40&amp;md5=d4d3b026f96dca2490771bab6f4753dc</text:p>
          </table:table-cell>
          <table:table-cell table:style-name="ce4" office:value-type="string" calcext:value-type="string">
            <text:p>Department of Information Systems, University of Cape Town, Cape Town, Rondebosch, 7701, South Africa</text:p>
          </table:table-cell>
          <table:table-cell table:style-name="ce4" office:value-type="string" calcext:value-type="string">
            <text:p>Mulaji S.M., Department of Information Systems, University of Cape Town, Cape Town, Rondebosch, 7701, South Africa; Roodt S., Department of Information Systems, University of Cape Town, Cape Town, Rondebosch, 7701, South Africa</text:p>
          </table:table-cell>
          <table:table-cell table:style-name="ce4"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table:style-name="ce4"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table:style-name="ce4" office:value-type="string" calcext:value-type="string">
            <text:p>management practice; sovereignty; survey method; sustainability; technology adoption</text:p>
          </table:table-cell>
          <table:table-cell table:style-name="ce4" office:value-type="string" calcext:value-type="string">
            <text:p>Whitman M.E., Mattord H.J., Principles of Information Security, (2021); Alexander D., Finch A., Sutton D., Taylor A., Information Security Management Principles, (2020); South African National Standard: Information Technology—Security Techniques—Code of Practice for Information Security Controls, (2014); Saini K., Chelliah P.R., Saini D.K., Essential Enterprise Blockchain Concepts and Applications, (2021); Liu Y., Sun G., Schuckers S., Enabling Secure and Privacy Preserving Identity Management via Smart Contract, Proceedings of the 2019 IEEE Conference on Communications and Network Security (CNS); Shetty S., Kamhoua C.A., Njilla L.L., Blockchain for Distributed Systems Security, (2019); Maesa D.D.F., Mori P., Blockchain 3.0 Applications Survey, J. Parallel Distrib. Comput, 138, pp. 99-114, (2020); Breuer J., Ranaivoson H., Buchinger U., Ballon P., Who manages the manager? Identity management and user ownership in the age of data, Proceedings of the 2015 13th Annual Conference on Privacy, Security and Trust (PST); Shehu A.-S., Pinto A., Correia M.E., Privacy Preservation and Mandate Representation in Identity Management Systems, Proceedings of the 2019 14th Iberian Conference on Information Systems and Technologies (CISTI); Bendiab K., Kolokotronis N., Shiaeles S., Boucherkha S., WiP: A novel blockchain-based trust model for cloud identity management, Proceedings of the 2018 IEEE 16th Intl Conf on Dependable, Autonomic and Secure Computing, 16th Intl Conf on Pervasive Intelligence and Computing, 4th Intl Conf on Big Data Intelligence and Computing and Cyber Science and Technology Congress (DASC/PiCom/DataCom/CyberSciTech); Moghaddam F.F., Wieder P., Yahyapour R., A policy-based identity management schema for managing accesses in clouds, Proceedings of the 2017 8th International Conference on the Network of the Future (NOF); Bouras M.A., Lu Q., Dhelim S., Ning H., A Lightweight Blockchain-Based IoT Identity Management Approach, Futur. Internet, 13, (2021); Zhu X., Badr Y., A survey on blockchain-based identity management systems for the Internet of Things, Proceedings of the 2018 IEEE International Conference on Internet of Things (iThings) and IEEE Green Computing and Communications (GreenCom) and IEEE Cyber, Physical and Social Computing (CPSCom) and IEEE Smart Data (SmartData); Demir M., Turetken O., Mashatan A., An Enterprise Transformation Guide for the Inevitable Blockchain Disruption, Computer, 53, pp. 34-43, (2020); Kshetri N., Blockchain’s roles in strengthening cybersecurity and protecting privacy, Telecommun. Policy, 41, pp. 1027-1038, (2017); Bernabe J.B., Canovas J.L., Hernandez-Ramos J.L., Moreno R.T., Skarmeta A., Privacy-Preserving Solutions for Blockchain: Review and Challenges, IEEE Access, 7, pp. 164908-164940, (2019); Argento L., Buccafurri F., Furfaro A., Graziano S., Guzzo A., Lax G., Pasqua F., Sacca D., ID-Service: A Blockchain-Based Platform to Support Digital-Identity-Aware Service Accountability, Appl. Sci, 11, (2020); Baker J., The Technology–Organization–Environment framework, Information Systems Theory, (2012); Politou E., Casino F., Alepis E., Patsakis C., Blockchain mutability: Challenges and proposed solutions, IEEE Trans. Emerg. Top. Comput, 9, pp. 1972-1986, (2019); Labazova O., Towards a Framework for Evaluation of Blockchain Implementations, (2019); Marsalek A., Kollmann C., Zefferer T., Teufl P., Unleashing the full potential of blockchain technology for security-sensitive business applications, Proceedings of the 2019 IEEE International Conference on Blockchain and Cryptocurrency (ICBC); Buccafurri F., Lax G., Russo A., Zunino G., Integrating digital identity and blockchain, OTM Confederated International Conferences “On the Move to Meaningful Internet Systems, (2018); Thai Q.T., Yim J.C., Kim S.M., A scalable semi-permissionless blockchain framework, Proceedings of the 2019 International Conference on Information and Communication Technology Convergence (ICTC); Mitani T., Otsuka A., Traceability in permissioned blockchain, IEEE Access, 8, pp. 21573-21588, (2020); Wust K., Gervais A., Do you need a blockchain?, Proceedings of the 2018 Crypto Valley Conference on Blockchain Technology (CVCBT); Stafford V., Zero Trust Architecture, 800, (2020); Cheesman M., Self-sovereignty for refugees? The contested horizons of digital identity, Geopolitics, 27, pp. 134-159, (2022); Shekar M.C., Gururaj H.L., Flammini F., Securing personal identity using blockchain, Int. J. Crit. Comput.-Based Syst, 10, pp. 248-267, (2022); Ren Y., Liu W., Liu A., Wang T., Li A., A privacy-protected intelligent crowdsourcing application of IoT based on the reinforcement learning. Futur, Gener. Comput. Syst, 127, pp. 56-69, (2021); Mulaji S.S.M., Roodt S.S., The Practicality of Adopting Blockchain-Based Distributed Identity Management in Organisations: A Meta-Synthesis. Secur, Commun. Networks, 2021, (2021); Helebrandt P., Bellus M., Ries M., Kotuliak I., Khilenko V., Blockchain adoption for monitoring and management of enterprise networks, Proceedings of the 2018 IEEE 9th Annual Information Technology, Electronics and Mobile Communication Conference (IEMCON); Kuperberg M., Blockchain-based identity management: A survey from the enterprise and ecosystem perspective, IEEE Trans. Eng. Manag, 67, pp. 1008-1027, (2019); Rot A., Blaicke B., Blockchain’s future role in cybersecurity. Analysis of defensive and offensive potential leveraging blockchain-based platforms, Proceedings of the 2019 9th International Conference on Advanced Computer Information Technologies (ACIT); Wolfond G., A blockchain ecosystem for digital identity: Improving service delivery in Canada’s public and private sectors, Technol. Innov. Manag. Rev, 7, pp. 35-40, (2017); Stoica M., Ghilic-Micu B., Mircea M., Restarting the Information Society Based on Blockchain Technology, Inform. Econ, 23, pp. 39-48, (2019); Duy P.T., Hien D.T.T., Pham V.-H., A survey on opportunities and challenges of Blockchain technology adoption for revolutionary innovation, Proceedings of the Ninth International Symposium on Information and Communication Technology; Butijn B.-J., Tamburri D.A., Heuvel W.-J., Blockchains: A systematic multivocal literature review, ACM Comput. Surv. (CSUR), 53, pp. 1-37, (2020); Cui Z., Fei X.U.E., Zhang S., Cai X., Cao Y., Zhang W., Chen J., A hybrid BlockChain-based identity authentication scheme for multi-WSN, IEEE Trans. Serv. Comput, 13, pp. 241-251, (2020); Upadhyay N., Demystifying blockchain: A critical analysis of challenges, applications and opportunities, Int. J. Inf. Manag, 54, (2020); Dresher D., Blockchain Basics, (2017); Hameed M.A., Arachchilage N.A.G., A Conceptual Model for the Organizational Adoption of Information System Security Innovations, in Security, Privacy, and Forensics Issues in Big Data, pp. 317-339, (2020); Romney M., Steinbart P., Mula J., McNamara R., Tonkin T., Accounting Information Systems Australasian Edition, (2012); Awa H.O., Ukoha O., Emecheta B.C., Using T-O-E theoretical framework to study the adoption of ERP solution, Cogent Bus. Manag, 3, (2016); Rogers E.M., Diffusion of Innovations, (2003); Clohessy T., Acton T., Investigating the influence of organizational factors on blockchain adoption: An innovation theory perspective, Ind. Manag. Data Syst, 119, pp. 1457-1491, (2019); Turner J.R., Baker R.M., Complexity theory: An overview with potential applications for the social sciences, Systems, 7, (2019); Grassi P., Fenton J., Lefkovitz N., Danker J., Choong Y.Y., Greene K., Theofanos M., Digital identity Guidelines: Enrollment and Identity Proofing, (2017); Saunders M.N., Lewis P., Thornhill A., Research Methods for Business Students, (2019); Musuva-Kigen P., Mueni F., Ndegwa D., Africa Cyber Security Report 2016, (2016); Fernando E., Essential Blockchain Technology Adoption factors in Pharmaceutical Industry, Proceedings of the 2019 4th International Conference on Information Technology, Information Systems and Electrical Engineering (ICITISEE); Ismael S.N., Mohd O., Abd Rahim Y., Assessing Data Sharing’s Model Fitness Towards Open Data by using Pooled CFA, Int. J. Adv. Comput. Sci. Appl. (IJACSA), 12, (2021); Brown T.A., Confirmatory Factor Analysis for Applied Research, (2015); Thakkar J.J., Structural Equation Modelling: Application for Research and Practice (with AMOS and R), Studies in Systems, Decision and Control, (2020); Ahmad S., Zulkurnain N.N.A., Khairushalimi F.I., Assessing the Validity and Reliability of a Measurement Model in Structural Equation Modeling (SEM), J. Adv. Math. Comput. Sci, 15, pp. 1-8, (2016); Hinton P., McMurray I., Brownlow C., SPSS Explained, (2014); Thrane C., Applied Regression Analysis: Doing, Interpreting and Reporting, (2019); Blunch N., Introduction to Structural Equation Modeling Using IBM SPSS Statistics and AMOS, (2012); Vogt W.P., Johnson R.B., The SAGE Dictionary of Statistics &amp; Methodology: A Nontechnical Guide for the Social Sciences, (2012); Wheaton B., Assessment of fit in overidentified models with latent variables, Sociol. Methods Res, 16, pp. 118-154, (1987); Brown M.W., Cudeck R., Alternative ways of assessing model fit, Test. Struct. Equ. Models, 154, pp. 136-162, (1993); Joreskog K., Sorbom D., LISREL-VI User’s Guide, (1984); Tanaka J.S., Huba G.J., A fit index for covariance structure models under arbitrary GLS estimation, Br. J. Math. Stat. Psychol, 38, pp. 197-201, (1985); Bentler P.M., Comparative fit indexes in structural models, Psychol. Bull, 107, (1990); Bentler P.M., Bonett D.G., Significance tests and goodness of fit in the analysis of covariance structures, Psychol. Bull, 88, (1980); Bollen K.A., A new incremental fit index for general structural equation models, Sociol. Methods Res, 17, pp. 303-316, (1989); Marsh H.W., Hocevar D., Application of confirmatory factor analysis to the study of self-concept: First-and higher order factor models and their invariance across groups, Psychol. Bull, 97, (1985); Awang Z., SEM Made Simple: A gentle Approach to Learning Structural Equation Modeling, (2015); Daoud J.I., Multicollinearity and regression analysis, Journal of Physics: Conference Series, (2017); Kyriazos T.A., Applied psychometrics: Sample size and sample power considerations in factor analysis (EFA, CFA) and SEM in general, Psychology, 9, (2018); Agresti A., Finlay B., Statistical Methods for the Social Sciences, (2009); Cramer D., Fundamental Statistics for Social Research: Step-By-Step Calculations and Computer Techniques Using SPSS for Windows, (2003); Kim T.K., Park J.H., More about the basic assumptions of t-test: Normality and sample size, Korean J. Anesthesiol, 72, (2019); Doane D.P., Seward L.E., Measuring skewness: A forgotten statistic?, J. Stat. Educ, 19, (2011); Trafimow D., Wang T., Wang C., From a sampling precision perspective, skewness is a friend and not an enemy!, Educ. Psychol. Meas, 79, pp. 129-150, (2019); Mpofu N., van Staden W.J., Evaluating the severity of trust to identity-management-as-a-service, Proceedings of the 2017 Information Security for South Africa (ISSA); Gruner A., Muhle A., Meinel C., An Integration Architecture to Enable Service Providers for Self-sovereign Identity, Proceedings of the 2019 IEEE 18th International Symposium on Network Computing and Applications (NCA)</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38621678</text:p>
          </table:table-cell>
          <table:table-cell table:number-columns-repeated="991"/>
        </table:table-row>
        <table:table-row table:style-name="ro1">
          <table:table-cell table:style-name="ce4" office:value-type="string" calcext:value-type="string">
            <text:p>Soltani R.; Nguyen U.T.; An A.</text:p>
          </table:table-cell>
          <table:table-cell table:style-name="ce4" office:value-type="string" calcext:value-type="string">
            <text:p>Soltani, Reza (55893930600); Nguyen, Uyen Trang (55664212400); An, Aijun (6701725452)</text:p>
          </table:table-cell>
          <table:table-cell table:style-name="ce4" office:value-type="string" calcext:value-type="string">
            <text:p>55893930600; 55664212400; 6701725452</text:p>
          </table:table-cell>
          <table:table-cell table:style-name="ce4" office:value-type="string" calcext:value-type="string">
            <text:p>A Survey of Self-Sovereign Identity Ecosystem</text:p>
          </table:table-cell>
          <table:table-cell table:style-name="ce4" office:value-type="float" office:value="2021" calcext:value-type="float">
            <text:p>2021</text:p>
          </table:table-cell>
          <table:table-cell table:style-name="ce4" office:value-type="string" calcext:value-type="string">
            <text:p>Security and Communication Networks</text:p>
          </table:table-cell>
          <table:table-cell table:style-name="ce4" office:value-type="float" office:value="2021" calcext:value-type="float">
            <text:p>2021</text:p>
          </table:table-cell>
          <table:table-cell/>
          <table:table-cell table:style-name="ce4" office:value-type="float" office:value="8873429" calcext:value-type="float">
            <text:p>8873429</text:p>
          </table:table-cell>
          <table:table-cell table:number-columns-repeated="3"/>
          <table:table-cell table:style-name="ce4" office:value-type="float" office:value="34" calcext:value-type="float">
            <text:p>34</text:p>
          </table:table-cell>
          <table:table-cell table:style-name="ce4" office:value-type="string" calcext:value-type="string">
            <text:p>10.1155/2021/8873429</text:p>
          </table:table-cell>
          <table:table-cell table:style-name="ce4" office:value-type="string" calcext:value-type="string">
            <text:p>https://www.scopus.com/inward/record.uri?eid=2-s2.0-85112623006&amp;doi=10.1155%2f2021%2f8873429&amp;partnerID=40&amp;md5=d303cc6f5c5b0f7270c23124474bcba0</text:p>
          </table:table-cell>
          <table:table-cell table:style-name="ce4" office:value-type="string" calcext:value-type="string">
            <text:p>Lassonde School of Engineering, Department of Electrical Engineering and Computer Science, York University, Toronto, Canada</text:p>
          </table:table-cell>
          <table:table-cell table:style-name="ce4" office:value-type="string" calcext:value-type="string">
            <text:p>Soltani R., Lassonde School of Engineering, Department of Electrical Engineering and Computer Science, York University, Toronto, Canada; Nguyen U.T., Lassonde School of Engineering, Department of Electrical Engineering and Computer Science, York University, Toronto, Canada; An A., Lassonde School of Engineering, Department of Electrical Engineering and Computer Science, York University, Toronto, Canada</text:p>
          </table:table-cell>
          <table:table-cell table:style-name="ce4"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table:style-name="ce4" office:value-type="string" calcext:value-type="string">
            <text:p>Electronic document identification systems; Privacy by design; Building blockes; Digital identity; Identity management; Privacy engineerings; Regulatory frameworks; Research initiatives; Research opportunities; Surveys</text:p>
          </table:table-cell>
          <table:table-cell table:style-name="ce4" office:value-type="string" calcext:value-type="string">
            <text:p>(2017); Satchell C., Shanks G., Howard S., Murphy J., Identity crisis: User perspectives on multiplicity and control in federated identity management, Behaviour &amp; Information Technology, 30, 1, pp. 51-62, (2011); Case C-311/18, Data Protection Commissioner V. Facebook Ireland Limited and Maximillian Schrems, (2020); Mitchell A., Smith J., Economics of Identity: The Size and Potential of the Uk Market for Identity Assurance, (2015); Data Protection Regulation (gdpr) G., Art. 4 GDPR. General Data Protection Regulation (GDPR), (2016); Gallo C., Jumamil A., Aranyawat P., Blockchain and Financial Inclusion: The Role Blockchain Technology Can Play in Accelerating Financial Inclusion, (2017); Zuboff S., The Age of Surveillance Capitalism: The Fight for a Human Future at the New Frontier of Power: Barack Obama's Books of 2019, (2019); Android User Locked out of Google Accounts after Moving to A New City - Slashdot, (2016); LastPass Reveals 8 Truths about Passwords in the New Password Exposé - The LastPass Blog, (2017); Breaches Compromised 3 D., (2021); Identity Fraud: Fraud Enters a New Era of Complexity - Javelin, (2018); Equifax Breach Exposed Millions of Driver's Licenses, Phone Numbers, Emails - Ars Technica, (2018); Akerlof G.A., Kranton R.E., Identity economics: How our identities shape our work, wages, and well-being, Economics Books, (2011); Definition of Identity, (2021); Mifflin Harcourt Publishing Company H., The American Heritage Dictionary Entry: Identity, (2021); Ayed G.B., Architecting User-Centric Privacy-As-A-Set-Of-Services: Digital Identity-Related Privacy Framework, (2014); James D.F., What Is Identity (As We Now Use the Word), (1999); Paul R., Oneself As Another, (1992); Ferdous M.S., Security Usability of Petname Systems, pp. 44-59; Strohminger N., Knobe J., Newman G., The true self: A psychological concept distinct from the self, Perspectives on Psychological Science, 12, pp. 551-560, (2017); James E.C., Sociological perspectives on identity formation: The culture-identity link and identity capital, Journal of Adolescenc, 19, pp. 417-428, (1996); Erikson H., Childhood and Society, (1993); Glasser U., Vajihollahi M., Identity management architecture, Security Informatics, pp. 97-116, (2010); Wang F., Filippi P.D., Self-sovereign identity in a globalized world: Credentials-based identity systems as a driver for economic inclusion, Frontiers in Blockchain, 2, (2020); Birch D., Identity Is the New Money (Perspectives), (2014); Paul G., Garcia M., Fenton J., Digital Identity Guidelines (Revised Draft), (2017); Itu T., Telecommunication standardization sector of ITU, Annex C Rtp Payload Format H, 261, pp. 108-113, (1993); Cameron K., The laws of identity, Micro, 5, pp. 8-11, (2005); Clauss S., Kohntopp M., Identity management and its support of multilateral security, Computer Networks, 37, 2, pp. 205-219, (2001); Ferdous M.S., Norman G., Ron P., Mathematical Modelling of Identity, Identity Management and Other Related Topics; Ferdous M.S., Chowdhury F., Alassafi M.O., In search of self-sovereign identity leveraging blockchain technology, Ieee Access, 7, (2019); Marmol F.G., Girao J., Perez G.M., TRIMS, a privacy-aware trust and reputation model for identity management systems, Computer Networks, 54, 16, pp. 2899-2912, (2010); Identity and Access Management-Global Market Outlook (2016-2022) - Orbis Research, (2017); Nobody Knows You're A., Dog; McCallister E., Guide to Protecting the Confidentiality of Personally Identifiable Information, (2010); Verifiable Credentials Data Model 1.0; Trust - Definition of Trust in English by Oxford Dictionaries; Internet-Scale Identity Systems: An Overview and Comparison, (2017); Wilcox-O'Hearn Z., Names: Decentralized, Secure, Human-Meaningful: Choose Two, (2013); Alliance F., Fido Alliance, (2015); Ieee 2410-2015 - Ieee Standard for Biometric Open Protocol, (2019); Rebooting the Web-of-trust, (2019); RWOT6 in Santa Barbara, California, (2018); Riabi I., Ayed H.K.B., Saidane L.A., A Survey on Blockchain Based Access Control for Internet of Things, pp. 502-507; Rotondi D., Piccione S., Managing access control for things: A capability based approach, BodyNets, pp. 263-268, (2012); Midhun T., Prasanth K., Anoop J., A survey on authorization systems for web applications, Journal of Computer Engineering (IOSR-JCE), 17, 3, pp. 01-05, (2015); Josang A., Pope S., User Centric Identity Management; McWaters J., A Blueprint for Digital Identity, (2016); Neuman B.C., Ts'o T., Kerberos: An authentication service for computer networks, Ieee Communications Magazine, 32, 9, pp. 33-38, (1994); Itu-T, Recommendation Database; Allen C., Brock A., Buterin V., Decentralized Public Key Infrastructure - A White Paper from Rebooting the Web of Trust, (2015); Certinomis: Certificate for Test.Com; Meulen N.V.D., Diginotar: Dissecting the first Dutch digital disaster, Journal of Strategic Security, 6, 2, pp. 46-58, (2013); How the Comodo Certificate Fraud Calls Ca Trust into Question, (2021); Trustwave Admits Issuing Man-in-the-middle Digital Certificate, (2021); Chadwick D.W., Federated identity management, Foundations of Security Analysis and Design V, pp. 96-120, (2009); Specifications - S., Saml X.M.L.; Lahav E.H., The OAuth 1.0 Protocol; Welcome to OpenID Connect - OpenID; L'Amrani H., Berroukech B.E., Idrissi Y.E.B.E., Ajhoun R., Identity Management Systems: Laws of Identity for Models 7 Evaluation, pp. 736-740; New Tech: Decentralized Digital Identity (DDID), Q1 2020; Blockchain, The Dawn of Decentralized Identity, (2016); The Dawn of Decentralized Identity; Merkle R.C., Secure communications over insecure channels, Communications of the Acm, 21, 4, pp. 294-299, (1978); What Is"sovereign Source Authority"?, (2012); Allen C., The Path to Self-Sovereign Identity. Life with Alacrity, (2016); Preukschat A., Reed D., Self-Sovereign Identity: Decentralized Digital Identity and Verifiable Credential, (2021); Eliezerov R., The Digital Identity Crisis. How the Explosion of Personal Information Is Transforming Technology, (2018); Soltani R., Uyan Trang Nguyen, and Aijun An "decentralized and Privacy-preserving Key Management Model, pp. 1-7; General Data Protection Regulation (GDPR) - Official Legal Text, (2020); Angelov A., Milkov M., Sorensen M., Decentralized Identity Management System for Self-Sovereign Identity, (2018); Chohan U.W., The decentralized autonomous organization and governance issues, Ssrn Electronic Journal, (2017); Garfinkel S., PGP: Pretty Good Privacy, (1995); W3C Verifiable Credentials Working Group, (2021); Decentralized Identifiers (DIDs) v0.11, (2021); Leach P.J., Mealling M., Salz R., A Universally Unique IDentifier (UUID) Urn Namespace, (2021); (2021); Did Method Registry, (2019); Ipfs Is the Distributed Web, (2021); Veres One - A Globally Interoperable Blockchain for Identity, (2021); Peer Did Method Specification, (2021); Universal Resolver Implementation and Drivers. Contribute to Decentralizedidentity/universal-Resolver Development by Creating An Account on GitHub, (2019); DIDComm Messaging, (2021); The JavaScript Object Notation (JSON) Data Interchange Format; Json Web Token (JWT), (2021); Cooper D., Santesson S., Farrell S., Boeyen S., Housley R., Polk W., Internet X. 509 public key infrastructure certificate and certificate revocation list (CRL) profile, Rfc 5280, pp. 1-151, (2008); Nn. I.C.A., (2021); Scott R., Why Johnny Still, Still Can't Encrypt: Evaluating the Usability of a Modern Pgp Client, (2015); Stewardship Transition Coordination Group (icg) I., Proposal to Transition the Stewardship of the Internet Assigned Numbers Authority (IANA) Functions, (2016); Corporation For Assigned Names And Numbers (icann) I., CCWG-Accountability Supplemental Final Proposal on Work Stream 1 Recommendations, (2016); Stewardship of Iana Functions Transitions to Global Internet Community As Contract with U.S. Government Ends, (2021); (2021); Dif Sidetree Protocol, (2021); Sivakumar P., Singh K., Privacy Based Decentralized Public Key Infrastructure (PKI) Implementation Using Smart Contract in Blockchain, (2017); Laurie B., Langley A., Kasper E., Certificate Transparency; Gao W., Hatcher W.G., Yu W., A Survey of Blockchain: Techniques, Applications, and Challenges, pp. 1-11; Hyperledger Fabric - Hyperledger, (2021); Hyperledger Indy - Hyperledger, (2021); Seibold S., George S., Consensus, Immutable Agreement for the Internet of Value, (2016); Castro M., Liskov B., Practical Byzantine fault tolerance and proactive recovery, Acm Transactions on Computer Systems (TOCS) 20, 4, pp. 398-461, (2002); Bach L.M., Mihaljevic B., Zagar M., Comparative Analysis of Blockchain Consensus Algorithms, pp. 1545-1550; Du M., Ma X., Zhe Z., Wang X., Chen Q., A Review on Consensus Algorithm of Blockchain, pp. 2567-2572; Reed D., Law J., Hardman D., The Technical Foundations of Sovrin, A White Paper from the Sovrin Foundation, (2016); Board Of Trustees S., Sovrin Provisional Trust Framework, (2017); Contribute to Hyperledger/indy-Agent Development by Creating An Account on GitHub, (2019); How to Use Google Duplex to Make a Restaurant Reservation - The Verge, (2021); Storage and Compute Nodes for Decentralized Identity Data and Interactions: Decentralized-Identity/identity-Hub, (2019); Solid: Your Data, Your Choice. Advancing Web Standards to Empower People, (2021); Brooks S., Garcia M., Lefkovitz N., Lightman S., Nadeau E., An Introduction to Privacy Engineering and Risk Management in Federal Systems, (2017); Sabt M., Achemlal M., Bouabdallah A., Trusted Execution Environment: What It Is, and What It Is Not, pp. 57-64; Rivest R.L., Shamir A., Tauman Y., How to Leak a Secret, pp. 552-565; Yao A.C.-C., Protocols for Secure Computations, pp. 160-164; Goldreich O., Micali S., Wigderson A., How to Play Any Mental Game, pp. 218-229; Chor B., Gilboa N., Computationally Private Information Retrieval; Lindell Y., Secure Multiparty Computation for Privacy Preserving Data Mining, pp. 1005-1009; Nair D.G., Binu V.P., Kumar G.S., An Effective Private Data Storage and Retrieval System Using Secret Sharing Scheme Based on Secure Multi-party Computation, pp. 210-214; Clifton C., Muratr K., Vaidya J., Lin X., Zhu M.Y., Tools for privacy preserving distributed data mining, Acm Sigkdd Explorations Newsletter, 4, pp. 28-34, (2002); Mishra D.K., Sheikh R., Kumar B., Privacy-preserving k-secure sum protocol, Ijcsis International Journal of Computer Science and Information Security, 6, (2009); Pathak F.A.N., Pandey S.B.S., An Efficient Method for Privacy Preserving Data Mining in Secure Multiparty Computation, pp. 1-3; Pinkas B., Cryptographic techniques for privacy-preserving data mining, Acm Sigkdd Explorations Newsletter, 4, 2, pp. 12-19, (2002); Enigma. Mit Media Lab, (2021); Soltani R., Nguyen U.T., An A., Practical Key Recovery Model for Self-sovereign Identity Based Digital Wallets, pp. 320-325; Shamir A., How to share a secret, Communications of the Acm, 22, 11, pp. 612-613, (1979); Blakley G.R., Safeguarding Cryptographic Keys; Zeng Y., Liu D., A Key Escrow Scheme to Iot Based on Shamir, pp. 94-97; Goldwasser S., Micali S., Rackoff C., The knowledge complexity of interactive proof systems, Siam Journal on Computing, 18, 1, pp. 186-208, (1989); Kilian J., A Note on Efficient Zero-knowledge Proofs and Arguments, pp. 723-732; Bryan P., Jon H., Craig G., Mariana R., Pinocchio: Nearly Practical Verifiable Computation, pp. 238-252; Groth J., On the Size of Pairing-based Non-interactive Arguments, pp. 305-326; Bunz B., Bootle J., Boneh D., Poelstra A., Wuille P., Maxwell G., Bulletproofs: Short Proofs for Confidential Transactions and More, pp. 315-334; Jan C., Anna L., A Signature Scheme with Efficient Protocols, pp. 268-289; Fiat A., Shamir A., How to Prove Yourself: Practical Solutions to Identification and Signature Problems, pp. 186-194; Sasson E.B., Chiesa A., Genkin D., Tromer E., Virza M., SNARKs for C: Verifying Program Executions Succinctly and in Zero Knowledge, pp. 90-108; Sasson E.B., Bentov I., Horesh Y., Riabzev M., Scalable, transparent, and post-quantum secure computational integrity, In Iacr Cryptology EPrint Archive 2018, 46, (2018); Identity Mixer, Ibm Research Zurich, (2015); U-Prove, (2021); Blum M., Feldman P., Micali S., Non-interactive ZeroKnowledge and Its Applications, pp. 103-112; Wu H., Wang F., A survey of noninteractive zero knowledge proof system and its applications, The Scientific World Journal, 2014, (2014); Quisquater J.J., Quisquater M., Quisquater M., How to Explain Zero-knowledge Protocols to Your Children, pp. 628-631; Koen T., Ramaekers C., Cees V.W., Efficient ZeroKnowledge Range Proofs in Ethereum, (2017); Evernym - The Self-Sovereign Identity Company, (2021); Technology For Your Enterprise Blockchain - P., Qedit, A Data Privacy Layer for Your Enterprise Blockchain - Qedit, (2021); Standards Z., (2021); Engineering Privacy for Verified Credentials, (2020); Rivest R.L., Adleman L., Dertouzos M.L., On data banks and privacy homomorphisms, Foundations of Secure Computation, 4, 11, pp. 169-180, (1978); Dwork C., Differential Privacy: a Survey of Results, pp. 1-19; Shamir A., Identity-based Cryptosystems and Signature Schemes, pp. 47-53; Brassard G., Chaum D., Claude C., Minimum disclosure proofs of knowledge, Journal of Computer and System Sciences, 37, 2, pp. 156-189, (1988); Bernabe J.B., Canovas J.L., Ramos J.H.L., Moreno R.T., Antonio S., Privacy-preserving solutions for blockchain: Review and challenges, Ieee Access, 7, (2019); Ali M., Shea R., Nelson J., Freedman M.J., Blockstack: A new internet for decentralized applications, Whitepaper, (2017); Civic Secure Identity Ecosystem - Decentralized Identity &amp; Reusable KYC. En-US, (2021); UPort.me, (2021); Hyperledger - Open Source Blockchain Technologies, (2021); Sovrin, (2021); Jolocom, (2021); Selfkey., (2021); LifeID; Mattr, (2021); Kuperberg M., Blockchain-based identity management: A survey from the enterprise and ecosystem perspective, Ieee Transactions on Engineering Management, 67, 4, (2019); Dunphy P., Petitcolas F.A.P., A first look at identity management schemes on the blockchain, Ieee Security &amp; Privacy, 16, pp. 20-29, (2018); Abraham A., Self-sovereign identity, Styria. EGIZ. GV. A. T., (2017); World Wide Web Consortium (W3C), (2021); W3C Did Working Group, (2021); W3C Credentials Community Group. En-US, (2021); Identity Working Group - Identity Working Group - Hyperledger Confluence, (2021); Iiw - Internet Identity Workshop, (2021); Digital I.D., Council Of Canada A., Iiw - Internet Identity Workshop, (2021); About - Kantara Initiative, (2019); Weeraman D., User Managed Access - Uma 2.0, (2017); ID2020.; One World Identity - The Nexus of the Identity Industry; Self-Sovereign Identity for Everyone!, (2021); Trust over Ip, (2020); Solove D.J., A Brief History of Information Privacy Law, (2016); Todo K., Sato K., Directive 2000/60/EC of the European Parliament and of the Council of 23 October 2000 Establishing a Framework for Community Action in the Field of Water Policy, pp. 66-106, (2002); The Seven Foundational Principles, (2021); Regulation E.U., No 910/2014 of the European Parliament and of the Council of 23 July 2014 on Electronic Identification and Trust Services for Electronic Transactions in the Internal Market and Repealing Directive 1999/93/EC, (2014); Assembly Bill No. 375.; Gruner A., Alexander M., Meinel C., On the Relevance of Blockchain in Identity Management, (2018); Jacobovitz O., Blockchain for Identity Management, (2016); Yang D., Gavigan J., O'Hearn Z.W., Survey of Confidentiality and Privacy Preserving Technologies for Blockchains, (2016); Lim S.Y., Blockchain technology the identity management and authentication service disruptor: A survey, International Journal on Advanced Science, Engineering and Information Technology, 8, 4-2, (2018); Paul D., Garratt L., Petitcolas F., Decentralizing Digital Identity: Open Challenges for Distributed Ledgers, pp. 75-78; Alexander M., A survey on essential components of a selfsovereign identity, Computer Science Review, 30, pp. 80-86, (2018); Lesavre L., Varin P., Mell P., Davidson M., Shook J., A Taxonomic Approach to Understanding Emerging Blockchain Identity Management Systems, (2019); Shuaib M., Alam S., Alam M.S., Nazir M.S., Self-sovereign identity for healthcare using blockchain, Materials Today: Proceedings, 46, (2021); Shuaib M., Alam S., Alam M.S., Nazir M.S., Immunity credentials using self-sovereign identity for combating COVID-19 pandemic, Materials Today: Proceedings, (2021); Houtan B., Hafid A.S., Makrakis D., A survey on blockchain-based self-sovereign patient identity in healthcare, Ieee Access, 8, (2020); Naik N., Jenkins P., Your Identity Is Yours: Take Back Control of Your Identity Using Gdpr Compatible Self-sovereign Identity, pp. 1-6; Kondova G., Erbguth J., Self-sovereign Identity on Public Blockchains and the Gdpr, pp. 342-345; Fedrecheski G., Rabaey J.M., Costa L.C.P., Ccori P.C.C., Pereira W.T., Zuffo M.K., Self-sovereign Identity for IoT Environments: a Perspective, pp. 1-6; Belchior R., Putz B., Pernul G., Correia M., Vasconcelos A., Guerreiro S., SSIBAC: Self-sovereign Identity Based Access Control, pp. 1935-1943; Liu J., Hodges A., Clay L., Monarch J., An Analysis of Digital Identity Management Systems - a Two-mapping View, pp. 92-96; Lux Z.A., Thatmann D., Zickau S., Beierle F., Distributed-Ledger-based Authentication with Decentralized Identifiers and Verifiable Credentials, pp. 71-78; Mukta R., Martens J., Paik H.Y., Lu Q., Kanere S.S., Blockchain-based Verifiable Credential Sharing with Selective Disclosure, pp. 959-966; Johnson R., David M., David S., David W., Homomorphic Signature Schemes, pp. 244-262; Soltani R., Nguyen U.T., An A., A New Approach to Client Onboarding Using Self-sovereign Identity and Distributed Ledger, pp. 1129-1136; Othman A., Callahan J., The Horcrux Protocol: a Method for Decentralized Biometric-based Self-sovereign Identity, pp. 1-7; Takemiya M., Vanieiev B., Sora Identity: Secure, Digital Identity on the Blockchain, pp. 582-587; Dima G.A., Jitariu A.G., Pisa C., Bianchi G., Scholarium: Supporting Identity Claims through a Permissioned Blockchain, pp. 1-6; Schmidt P., Blockcerts - An Open Infrastructure for Academic Credentials on the Blockchain, (2016); Martin S., Bramm G., Schutte J., Reclaimid: Secure, Self-sovereign Identities Using Name Systems and AttributeBased Encryption, pp. 946-957; Abraham A., Kevin T., Kirchengast E., Qualified EID Derivation into a Distributed Ledger Based IdM System, pp. 1406-1412; Biryukov A., Khovratovich D., Tikhomirov S., Privacypreserving Kyc on Ethereum; Jan C., Kohlweiss M., Soriente C., An Accumulator Based on Bilinear Maps and Efficient Revocation for Anonymous Credentials, pp. 481-500; Moyano J.P., Ross O., KYC optimization using distributed ledger technology, Business &amp; Information Systems Engineering, 59, (2017); Deloitte Digital - Blockchain Proof-Of-Concept to Mutualize Kyc Checks - Deloitte Luxembourg - Press Release, (2020); Kyc-Chain - Blockchain and Banking Kyc / Aml Compliance Solution, (2020); Cambridge Blockchain - Identity Solutions, (2021); Health Information D., MintHealth - Decentralized Health Information, (2021); Liang X., Zhao J., Shetty S., Liu J., Li D., Integrating Blockchain for Data Sharing and Collaboration in Mobile Healthcare Applications, pp. 1-5; Verifiable Organizations Network, (2021); Release N., Dhs S&amp;t Awards $749K to Evernym for Decentralized Key Management Research and Development, (2017); E-Estonia, We Have Built a Digital Society and We Can Show You How, (2020); Dto Wants Help Designing Whole-of-govt Digital Identities - Strategy ITnews, (2020)</text:p>
          </table:table-cell>
          <table:table-cell table:style-name="ce4" office:value-type="string" calcext:value-type="string">
            <text:p>Hindawi Limited</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12623006</text:p>
          </table:table-cell>
          <table:table-cell table:number-columns-repeated="991"/>
        </table:table-row>
        <table:table-row table:style-name="ro1">
          <table:table-cell table:style-name="ce4" office:value-type="string" calcext:value-type="string">
            <text:p>Venkatraman S.; Parvin S.</text:p>
          </table:table-cell>
          <table:table-cell table:style-name="ce4" office:value-type="string" calcext:value-type="string">
            <text:p>Venkatraman, Sitalakshmi (15837688400); Parvin, Sazia (24344520800)</text:p>
          </table:table-cell>
          <table:table-cell table:style-name="ce4" office:value-type="string" calcext:value-type="string">
            <text:p>15837688400; 24344520800</text:p>
          </table:table-cell>
          <table:table-cell table:style-name="ce4" office:value-type="string" calcext:value-type="string">
            <text:p>Developing an IoT Identity Management System Using Blockchain</text:p>
          </table:table-cell>
          <table:table-cell table:style-name="ce4" office:value-type="float" office:value="2022" calcext:value-type="float">
            <text:p>2022</text:p>
          </table:table-cell>
          <table:table-cell table:style-name="ce4" office:value-type="string" calcext:value-type="string">
            <text:p>Systems</text:p>
          </table:table-cell>
          <table:table-cell table:style-name="ce4" office:value-type="float" office:value="10" calcext:value-type="float">
            <text:p>10</text:p>
          </table:table-cell>
          <table:table-cell table:style-name="ce4" office:value-type="float" office:value="2" calcext:value-type="float">
            <text:p>2</text:p>
          </table:table-cell>
          <table:table-cell table:style-name="ce4" office:value-type="float" office:value="39" calcext:value-type="float">
            <text:p>39</text:p>
          </table:table-cell>
          <table:table-cell table:number-columns-repeated="3"/>
          <table:table-cell table:style-name="ce4" office:value-type="float" office:value="8" calcext:value-type="float">
            <text:p>8</text:p>
          </table:table-cell>
          <table:table-cell table:style-name="ce4" office:value-type="string" calcext:value-type="string">
            <text:p>10.3390/systems10020039</text:p>
          </table:table-cell>
          <table:table-cell table:style-name="ce4" office:value-type="string" calcext:value-type="string">
            <text:p>https://www.scopus.com/inward/record.uri?eid=2-s2.0-85127587407&amp;doi=10.3390%2fsystems10020039&amp;partnerID=40&amp;md5=5aebc726245f014ca3a12709f3e09436</text:p>
          </table:table-cell>
          <table:table-cell table:style-name="ce4" office:value-type="string" calcext:value-type="string">
            <text:p>Melbourne Polytechnic, 77 St Georges Rd, Preston, 3072, VIC, Australia</text:p>
          </table:table-cell>
          <table:table-cell table:style-name="ce4" office:value-type="string" calcext:value-type="string">
            <text:p>Venkatraman S., Melbourne Polytechnic, 77 St Georges Rd, Preston, 3072, VIC, Australia; Parvin S., Melbourne Polytechnic, 77 St Georges Rd, Preston, 3072, VIC, Australia</text:p>
          </table:table-cell>
          <table:table-cell table:style-name="ce4"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table:style-name="ce4" office:value-type="string" calcext:value-type="string">
            <text:p>blockchain; identity management; IoT; privacy; security; trust</text:p>
          </table:table-cell>
          <table:table-cell/>
          <table:table-cell table:style-name="ce4" office:value-type="string" calcext:value-type="string">
            <text:p>Carnley P.R., Kettani H., Identity and Access Management for the Internet of Things, Int. J. Future Comput. Commun, 8, pp. 129-133, (2019); Tian Q., Lin Y., Guo X., Wang J., Alfarraj O., Tolba A., An Identity Authentication Method of a MIoT Device Based on Radio Frequency (RF) Fingerprint Technology, Sensors, 20, (2020); Aleisa M.A., Abuhussein A., Sheldon F.T., Access Control in Fog Computing: Challenges and Research Agenda, IEEE Access, 8, pp. 83986-83999, (2020); Butun I., Osterberg P., Song H., Security of the Internet of Things: Vulnerabilities, Attacks, and Countermeasures, IEEE Commun. Surv. Tutor, 22, pp. 616-644, (2019); Sousa P.R., Resende J.S., Martins R., Antunes L., The case for blockchain in IoT identity management, J. Enterp. Inf. Manag, (2020); Mamdouh M., Awad A.I., Khalaf A.A., Hamed H.F., Authentication and Identity Management of IoHT Devices: Achievements, Challenges, and Future Directions, Comput. Secur, 111, (2021); Tan H., Chung I., Secure Authentication and Key Management With Blockchain in VANETs, IEEE Access, 8, pp. 2482-2498, (2019); Tsai W.Y., Chou T.C., Chen J.L., Ma Y.W., Huang C.J., Blockchain as a platform for secure cloud computing services, Proceedings of the 2020 22nd International Conference on Advanced Communication Technology (ICACT), pp. 155-158, (2020); Casino F., Dasaklis T.K., Patsakis C., A systematic literature review of blockchain-based applications: Current status, classification and open issues, Telemat. Inform, 36, pp. 55-81, (2018); Brody P., Pureswaran V., Device Democracy: Saving the Future of the Internet of Things, IBM, (2014); Daza V., Di Pietro R., Klimek I., Signorini M., CONNECT: CONtextual NamE disCovery for blockchain-based services in the IoT, Proceedings of the 2017 IEEE International Conference on Communications (ICC), pp. 1986-1991, (2017); Wang X., Zha X., Yu G., Ni W., Liu R.P., Blockchain for Internet of Things, Book Chapter in Blockchains for Network Security: Principles, Technologies and Applications, pp. 87-136, (2020); Abdelmaboud A., Ahmed A.I.A., Abaker M., Eisa T.A.E., Albasheer H., Ghorashi S.A., Karim F.K., Blockchain for IoT Applications: Taxonomy, Platforms, Recent Advances, Challenges and Future Research Directions, Electronics, 11, (2022); Neisse R., Steri G., Nai-Fovino I., A Blockchain-based Approach for Data Accountability and Provenance Tracking, (2017); Ouaddah A., Elkalam A.A., Ouahman A.A., Towards a Novel Privacy-Preserving Access Control Model Based on Blockchain Technology in IoT, Europe and MENA Cooperation Advances in Information and Communication Technologies, pp. 523-533, (2016); Ouaddah A., Abou Elkalam A., Ait Ouahman A., FairAccess: A New Blockchain-based access control framework for the In-ternet of Things, Secur. Commun. Netw, 9, pp. 5943-5964, (2016); Ning H., Ye X., Ben Sada A., Mao L., Daneshmand M., An Attention Mechanism Inspired Selective Sensing Framework for Physical-Cyber Mapping in Internet of Things, IEEE Int. Things J, 6, pp. 9531-9544, (2019); Azaria A., Ekblaw A., Vieira T., Lippman A., Medrec: Using blockchain for medical data access and per-mission management, Proceedings of the 2016 2nd International Conference on Open and Big Data (OBD), pp. 25-30, (2016); Griggs K.N., Ossipova O., Kohlios C.P., Baccarini A.N., Howson E.A., Hayajneh T., Healthcare Blockchain System Using Smart Contracts for Secure Automated Remote Patient Monitoring, J. Med. Syst, 42, pp. 1-7, (2018); Faber B., Michelet G.C., Weidmann N., Mukkamala R.R., Vatrapu R., BPDIMS: A blockchain-based personal data and identity management system, Proceedings of the 52nd Hawaii International Conference on System Sciences, (2019); Lin C., He D., Huang X., Khan M.K., Choo K.-K.R., A New Transitively Closed Undirected Graph Authentication Scheme for Blockchain-Based Identity Management Systems, IEEE Access, 6, pp. 28203-28212, (2018); Ren Y., Zhu F., Qi J., Wang J., Sangaiah A.K., Identity Management and Access Control Based on Blockchain under Edge Computing for the Industrial Internet of Things, Appl. Sci, 9, (2019); Nyante K., Secure Identity Management on the Blockchain, (2018); Alsayed K.J., Sayeed S., Marco-Gisbert H., Pervez Z., Dahal K., DNS-IDM: A blockchain identity management system to secure personal data sharing in a network, Appl. Sci, 9, (2019); Mell P., Dray J., Shook J., Smart contract federated identity management without third party authentication services, (2022); Liu Y., He D., Obaidat M.S., Kumar N., Khan M.K., Raymond Choo K.-K., Block-chain-based identity management systems: A review, J. Netw. Comput. Appl, 166, (2020); Kuperberg M., Blockchain-Based Identity Management: A Survey From the Enterprise and Ecosystem Perspective, IEEE Trans. Eng. Manag, 67, pp. 1008-1027, (2019); Ishmaev G., Sovereignty, privacy, and ethics in blockchain-based identity management systems, Ethic Inf. Technol, 23, pp. 239-252, (2020); Yu B., Wright J., Nepal S., Zhu L., Liu J., Ranjan R., IoTChain: Establishing Trust in the Internet of Things Ecosystem Using Blockchain, IEEE Cloud Comput, 5, pp. 12-23, (2018); Bouras M.A., Lu Q., Dhelim S., Ning H., A Lightweight Blockchain-Based IoT Identity Management Approach, Future Internet, 13, (2021); Khalil A.A., Franco J., Parvez I., Uluagac S., Rahman M., A Literature Review on Blockchain-enabled Security and Op-eration of Cyber-Physical Systems, (2021); Vukolic M., The Quest for Scalable Blockchain Fabric: Proof-of-Work vs. BFT Replication, Lecture Notes in Computer Science, pp. 112-125, (2016); Kong M., Zhao J., Sun X., Nie Y., Secure and efficient computing resource management in blockchain-based vehicular fog computing, China Commun, 18, pp. 115-125, (2021); Huang X., Xu C., Wang P., Liu H., LNSC: A Security Model for Electric Vehicle and Charging Pile Management Based on Blockchain Ecosystem, IEEE Access, 6, pp. 13565-13574, (2018); Kim T., Ochoa J., Faika T., Mantooth A., Di J., Li Q., Lee Y., An overview of cyber-physical security of battery manage-ment systems and adoption of blockchain technology, IEEE J. Emerg. Sel. Top. Power Electron, 10, pp. 1270-1281, (2020); Cole R., Stevenson M., Aitken J., Blockchain technology: Implications for operations and supply chain management, Supply Chain Manag. Int. J, 24, pp. 469-483, (2019); Olnes S., Jansen A., Blockchain technology as a support infrastructure in e-government, International Conference on Electronic Government, pp. 215-227, (2017); Lim S.Y., Fotsing P.T., Almasri A., Musa O., Kiah M.L.M., Ang T.F., Ismail R., Blockchain Technology the Identity Management and Authentication Service Disruptor: A Survey, Int. J. Adv. Sci. Eng. Inf. Technol, 8, (2018); Zehir S., Zehir M., Internet of Things in Blockchain Ecosystem from Organizational and Business Management Perspectives, Digital Business Strategies in Blockchain Ecosystems, pp. 47-62, (2020); Gao Z., Xu L., Turner G., Patel B., Diallo N., Chen L., Shi W., Blockchain-based identity management with mobile de-vice, Proceedings of the 1st Workshop on Cryptocurrencies and Blockchains for Distributed Systems, pp. 66-70, (2018); Wu H., Li Z., King B., Ben Miled Z., Wassick J., Tazelaar J., A Distributed Ledger for Supply Chain Physical Distribution Visibility, Information, 8, (2017); Cooper K., Hyperledger Burrow, (2020); (2019); Wang D., Zhao N., Song B., Lin P., Yu F.R., Resource Management for Secure Computation Offloading in Softwarized Cyber–Physical Systems, IEEE Internet of Things J, 8, pp. 9294-9304, (2021); Ferrag M.A., Shu L., The Performance Evaluation of Blockchain-Based Security and Privacy Systems for the Internet of Things: A Tutorial, IEEE Int. Things J, 8, pp. 17236-17260, (2021); Qiu H., Qiu M., Memmi G., Ming Z., Liu M., A Dynamic Scalable Blockchain Based Communication Architecture for IoT, International Conference on Smart Blockchain, pp. 159-166, (2018); Vukolic M., Rethinking Permissioned Blockchains, ACM Workshop on Blockchain, Cryptocurrencies and Contracts (BCC’17), (2017); Cebe M., Erdin E., Akkaya K., Aksu H., Uluagac S., Block4forensic: An integrated lightweight blockchain framework for forensics applications of connected vehicles, IEEE Commun. Mag, 56, pp. 50-57, (2018); Prybila C., Schulte S., Hochreiner C., Weber I., Runtime verification for business processes utilizing the Bitcoin blockchain, Future Gener. Comput. Syst, 107, pp. 816-831, (2017); Mendling J., Weber I., Van Der Aalst W., Brocke J.V., Cabanillas C., Daniel F., Debois S., Di Ciccio C., Dumas M., Dustdar S., Et al., Blockchains for Business Process Management—Challenges and Opportunities, ACM Trans. Manag. Inf. Syst, 9, pp. 1-16, (2018); Isaja M., Cal A., Blockchain as a Key Enabling Technology for Decentralized Cyber-Physical Production Systems, (2020); Sigwart M., Borkowski M., Peise M., Schulte S., Tai S., A secure and extensible blockchain-based data provenance framework for the Internet of Things, Pers. Ubiquitous Comput, pp. 1-15, (2020); Misra S., Mukherjee A., Roy A., Saurabh N., Rahulamathavan Y., Rajarajan M., Blockchain at the Edge: Performance of Resource-Constrained IoT Networks, IEEE Trans. Parallel Distrib. Syst, 32, pp. 174-183, (2020); Cao B., Zhang Z., Feng D., Zhang S., Zhang L., Peng M., Li Y., Performance analysis and comparison of PoW, PoS and DAG based blockchains, Digit. Commun. Netw, 6, pp. 480-485, (2020); Al-Rakhami M., Al-Mashari M., A Blockchain-Based Trust Model for the Internet of Things Supply Chain Management, Sensors, 21, (2021)</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27587407</text:p>
          </table:table-cell>
          <table:table-cell table:number-columns-repeated="991"/>
        </table:table-row>
        <table:table-row table:style-name="ro1">
          <table:table-cell table:style-name="ce4" office:value-type="string" calcext:value-type="string">
            <text:p>Adams M.; Boldrin L.; Ohlhausen R.; Wagner E.</text:p>
          </table:table-cell>
          <table:table-cell table:style-name="ce4" office:value-type="string" calcext:value-type="string">
            <text:p>Adams, Michael (57480011900); Boldrin, Luca (57459654600); Ohlhausen, Ralf (57480568400); Wagner, Eric (57224689498)</text:p>
          </table:table-cell>
          <table:table-cell table:style-name="ce4" office:value-type="string" calcext:value-type="string">
            <text:p>57480011900; 57459654600; 57480568400; 57224689498</text:p>
          </table:table-cell>
          <table:table-cell table:style-name="ce4" office:value-type="string" calcext:value-type="string">
            <text:p>An integrated approach for electronic identification and central bank digital currencies</text:p>
          </table:table-cell>
          <table:table-cell table:style-name="ce4" office:value-type="float" office:value="2021" calcext:value-type="float">
            <text:p>2021</text:p>
          </table:table-cell>
          <table:table-cell table:style-name="ce4" office:value-type="string" calcext:value-type="string">
            <text:p>Journal of Payments Strategy and Systems</text:p>
          </table:table-cell>
          <table:table-cell table:style-name="ce4" office:value-type="float" office:value="15" calcext:value-type="float">
            <text:p>15</text:p>
          </table:table-cell>
          <table:table-cell table:style-name="ce4" office:value-type="float" office:value="3" calcext:value-type="float">
            <text:p>3</text:p>
          </table:table-cell>
          <table:table-cell/>
          <table:table-cell table:style-name="ce4" office:value-type="float" office:value="287" calcext:value-type="float">
            <text:p>287</text:p>
          </table:table-cell>
          <table:table-cell table:style-name="ce4" office:value-type="float" office:value="304" calcext:value-type="float">
            <text:p>304</text:p>
          </table:table-cell>
          <table:table-cell table:style-name="ce4" office:value-type="float" office:value="17" calcext:value-type="float">
            <text:p>17</text:p>
          </table:table-cell>
          <table:table-cell table:style-name="ce4" office:value-type="float" office:value="2" calcext:value-type="float">
            <text:p>2</text:p>
          </table:table-cell>
          <table:table-cell/>
          <table:table-cell table:style-name="ce4" office:value-type="string" calcext:value-type="string">
            <text:p>https://www.scopus.com/inward/record.uri?eid=2-s2.0-85125947278&amp;partnerID=40&amp;md5=cb42375e2bf915608488d1771dfd95ba</text:p>
          </table:table-cell>
          <table:table-cell table:style-name="ce4" office:value-type="string" calcext:value-type="string">
            <text:p>Founder, Quali-Sign, United Kingdom; Innovation Manager, InfoCert, Italy; Founder, PayPractice, Germany; Group Product Owner Compliance Advanced Analytics, Erste Group Bank, Austria</text:p>
          </table:table-cell>
          <table:table-cell table:style-name="ce4" office:value-type="string" calcext:value-type="string">
            <text:p>Adams M., Founder, Quali-Sign, United Kingdom; Boldrin L., Innovation Manager, InfoCert, Italy; Ohlhausen R., Founder, PayPractice, Germany; Wagner E., Group Product Owner Compliance Advanced Analytics, Erste Group Bank, Austria</text:p>
          </table:table-cell>
          <table:table-cell table:style-name="ce4"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table:style-name="ce4" office:value-type="string" calcext:value-type="string">
            <text:p>EID; Electronic signatures; Identity; Offline transactions; SCA; SCBDC; Verifiable credentials</text:p>
          </table:table-cell>
          <table:table-cell/>
          <table:table-cell table:style-name="ce4" office:value-type="string" calcext:value-type="string">
            <text:p>Auer R., Cornelli G., Frost J., Rise of the central bank digital currencies: drivers, approaches and technologies, BIS Working Paper No 880, (2020); Wong P., Maniff J.L., Comparing means of payment: what role for a central bank digital currency?, (2020); eIB-White Paper, Interim Report 2020, (2020); Wagner E., Bruggink D., Benevelli A., Preparing euro payments for the future: A blueprint for a digital euro, Journal of Payment Systems &amp; Strategies, 15, 2, (2021); ECB publishes the results of the public consultation on a digital euro, (2021); Project Stella: the ECB and the Bank of Japan release joint report on distributed ledger technology, (2020); Christodorescu M., Gu W.C., Kumaresan R., Minaei M., Ozdayi M., Price B., Raghuraman S., Saad M., Sheffield C., Xu M., Zamani M., Towards a two-tier hierarchical infrastructure: an offline payment system for central bank digital currencies, (2020); Perform eID at a turnstile to access a sports stadium, (2020); Art. 3(1), EU Regulation 910/2014 of 23 July 2014 on electronic identification, (2014); Art. 3(10), EU Regulation 910/2014 of 23 July 2014 on electronic identification, (2014); Grassi P., Garcia M., Fenton J., NIST SP 800-63-3, ‘Digital Identity Guidelines, (2020); Public key cryptography; Art. 9(3) (a), Commission Delegated Regulation (EU) 2018/389 of 27 November 2017, (2018); X509; SafetyNet device attestation; Key attestation; Establishing your app’s integrity; Art. 3(20), EU Regulation 910/2014 of 23 July 2014 on electronic identification, (2014); Art. 24, EU Regulation 910/2014 of 23 July 2014 on electronic identification, (2014); Art. 24, Commission Delegated Regulation (EU) 2018/389 of 27 November 2017, (2018); (EU) 2015/1502 of 8 September 2015 on setting out minimum technical specifications and procedures for assurance levels for electronic identification means (see Annex), (2015); Guidance on Levels of Assurance, (2014); Accessing portable KYC/CDD solutions in the banking sector, (2020); European Self-Sovereign Identity Framework (ESSIF); Decentralized Identity; Shaping Europe’s digital future, Reports of the expert group on eID and KYC processes, (2020); What is eSignature?; Art. 34(1), Commission Delegated Regulation (EU) 2018/389 of 27 November 2017, (2018); ETSI TS 119 495 V1.4.1, Sector Specific Requirements; Qualified Certificate Profiles and TSP Policy Requirements under the payment services Directive (EU) 2015/2366, (2019); Directive (EU) 2015/2366, (2015); ETSI EN 319 411-2 V2.2.2, Policy and security requirements for Trust Service Providers issuing certificates; Part 2: Requirements for trust service providers issuing EU qualified certificates, (2018); Art. 97(1)(b), Directive (EU) 2015/2366, (2015); ETSI TS 102 941 V1.2.1, Intelligent Transport Systems (ITS); Security;Trust and Privacy Management, (2018); European Central Bank and Bank of Japan; ISO 20022; Anti-money laundering and counter terrorist financing; Christodorescu, Et al.; Trusted execution environment; Open-TEE (Github); OP-TEE; Unspent transaction output (UTXO); NextGenPSD2 Change Request ‘Signed Payment Request, (2020); Annex ‘Open Banking PSU Signed Payment Request, (2020); Elliptic-curve Diffie–Hellman; Art. 34(1), Commission Delegated Regulation (EU) 2018/389 of 27 November 2017, (2018); ASiC (Associated Signature Container) Baseline Profile; Art. 4(6)(b), Directive (EU) 2015/2366), (2015); Art. 5, Commission Delegated Regulation (EU) 2018/389 of 27 November 2017, (2018)</text:p>
          </table:table-cell>
          <table:table-cell table:style-name="ce4" office:value-type="string" calcext:value-type="string">
            <text:p>Henry Stewart Publications</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25947278</text:p>
          </table:table-cell>
          <table:table-cell table:number-columns-repeated="991"/>
        </table:table-row>
        <table:table-row table:style-name="ro1">
          <table:table-cell table:style-name="ce4" office:value-type="string" calcext:value-type="string">
            <text:p>Schwalm S.; Albrecht D.; Alamillo I.</text:p>
          </table:table-cell>
          <table:table-cell table:style-name="ce4" office:value-type="string" calcext:value-type="string">
            <text:p>Schwalm, Steffen (56316046700); Albrecht, Daria (57851612400); Alamillo, Ignacio (55864658100)</text:p>
          </table:table-cell>
          <table:table-cell table:style-name="ce4" office:value-type="string" calcext:value-type="string">
            <text:p>56316046700; 57851612400; 55864658100</text:p>
          </table:table-cell>
          <table:table-cell table:style-name="ce4" office:value-type="string" calcext:value-type="string">
            <text:p>eIDAS 2.0: Challenges, perspectives and proposals to avoid contradictions between eIDAS 2.0 and SSI</text:p>
          </table:table-cell>
          <table:table-cell table:style-name="ce4" office:value-type="float" office:value="2022" calcext:value-type="float">
            <text:p>2022</text:p>
          </table:table-cell>
          <table:table-cell table:style-name="ce4" office:value-type="string" calcext:value-type="string">
            <text:p>Lecture Notes in Informatics (LNI), Proceedings - Series of the Gesellschaft fur Informatik (GI)</text:p>
          </table:table-cell>
          <table:table-cell table:style-name="ce4" office:value-type="string" calcext:value-type="string">
            <text:p>P-325</text:p>
          </table:table-cell>
          <table:table-cell table:number-columns-repeated="2"/>
          <table:table-cell table:style-name="ce4" office:value-type="float" office:value="63" calcext:value-type="float">
            <text:p>63</text:p>
          </table:table-cell>
          <table:table-cell table:style-name="ce4" office:value-type="float" office:value="74" calcext:value-type="float">
            <text:p>74</text:p>
          </table:table-cell>
          <table:table-cell table:style-name="ce4" office:value-type="float" office:value="11" calcext:value-type="float">
            <text:p>11</text:p>
          </table:table-cell>
          <table:table-cell table:style-name="ce4" office:value-type="float" office:value="5" calcext:value-type="float">
            <text:p>5</text:p>
          </table:table-cell>
          <table:table-cell/>
          <table:table-cell table:style-name="ce4" office:value-type="string" calcext:value-type="string">
            <text:p>https://www.scopus.com/inward/record.uri?eid=2-s2.0-85136267605&amp;partnerID=40&amp;md5=c902fcdaf1186a16f8622b77751cbb1f</text:p>
          </table:table-cell>
          <table:table-cell table:style-name="ce4" office:value-type="string" calcext:value-type="string">
            <text:p>Msg Group, Robert-Bürkle-Str. 1, Ismaning, 85737, Germany; Universidad de Murcia, C. Campus Universitario 11, Murcia, 30100, Spain</text:p>
          </table:table-cell>
          <table:table-cell table:style-name="ce4" office:value-type="string" calcext:value-type="string">
            <text:p>Schwalm S., Msg Group, Robert-Bürkle-Str. 1, Ismaning, 85737, Germany; Albrecht D., Msg Group, Robert-Bürkle-Str. 1, Ismaning, 85737, Germany; Alamillo I., Universidad de Murcia, C. Campus Universitario 11, Murcia, 30100, Spain</text:p>
          </table:table-cell>
          <table:table-cell table:style-name="ce4"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table:style-name="ce4" office:value-type="string" calcext:value-type="string">
            <text:p>digital wallet; eID; eIDAS; identity model; self-sovereign identity; SSI</text:p>
          </table:table-cell>
          <table:table-cell table:style-name="ce4" office:value-type="string" calcext:value-type="string">
            <text:p>Electronic document identification systems; Decentralisation; Digital identity; Digital wallets; EID; EIDAS; Identity models; Legal rules; Self-sovereign identity; SSI; User-centric identity; Standardization</text:p>
          </table:table-cell>
          <table:table-cell table:style-name="ce4" office:value-type="string" calcext:value-type="string">
            <text:p>Alamillo Dr. I-: SSI eIDAS Legal Report. How eIDAS can legally support digital identity and trustworthy DLT-based transactions in the Digital Single Market, (2020); Allen C.; Anke J., Et al., Self-Sovereign Identity as the Basis for Universally Applicable Digital Identities, HMD, 58, pp. 247-270, (2021); European Digital Identity Architecture and Reference Framework, (2022); Federal Office for Information Security (BSI): Towards Secure Blockchains. Concepts, Requirements, Assessments, (2019); Corici A., Towards Interoperable Vaccination Certificate Services, 17th International Conference on Availability, Reliability and Security (ARES 2021) mGov4EU - Mobile Cross-Border Government Services for Europe 08 2021; Regulation (EU) No 910/2014 of the European Parliament and of the Council - of 23 July 2014 on electronic identification and trust services for electronic transactions in the internal market and repealing Directive 1999/93/EC, (2014); Proposal for a REGULATION OF THE EUROPEAN PARLIAMENT AND OF THE COUNCIL amending Regulation (EU) No 910/2014 as regards establishing a framework for a European Digital Identity {SEC(2021) 228 final} - {SWD(2021) 124 final} - {SWD(2021) 125 final}; Leveraging the Self-Sovereign Identity (SSI) Concept to Build Trust, (2022); Permissioned Distributed Ledger (PDL); (2021); Regulation (EU) 2016/679 of the European Parliament and of the Council - of 27 April 2016 - on the protection of natural persons with regard to the processing of personal data and on the free movement of such data and repealing Directive 95/46/EC (General Data Protection Regulation), (2016); Huehnlein D., Towards Universal Login, Open Identity Summit 2020, pp. 193-200; Blockchain and distributed ledger technologies - Terminology, (2020); Korte U., Criteria for trustworthy digital transactions - Blockchain/DLT between eIDAS, GDPR, Data and Evidence Preservation, OpenIdentity Summit 2020. Lecture Notes in Informatics (LNI). Proceedings, pp. 49-60, (2020); Korte U., Records Management and Long-Term Preservation of Evidence in DLT, Open Identity Summit 2021, pp. 131-142; Kubach M., Self-sovereign and Decentralized identity as the future of identity Management?, Open Identity Summit 2020, pp. 35-47; Merkle R. C., Protocols for Public Key Cryptosystems, 1980 IEEE Symposium on Security and Privacy, pp. 122-134, (1980); OECD Digital Economy Outlook 2017, (2017); Sedlmaier J., Smethurst R., Rieger A., Digital Identities and Verifiable Credentials, Business &amp; Information Systems Engineering, 5, 202; Mobile Identities Part 1: Security Requirements for eIDAS LoA "substantial, (2019); Sato M., Matsuo S., Long-Term Public Blockchain: Resilience against Compromise of Underlying Cryptography, ICCCN: 26th International Conference on Computer Communications and Networks (ICCCN), pp. 1-8, (2017); Treiber K., Die Blockchain als zentrale Schnittstelle führt zur Verschmelzung unterschiedlicher Branchen, Die Zukunft ist dezentral, (2020); UN United Nations Commission on International Trade: UNCITRAL model law on electronic transferable records, (2017); Weber M., Et al., Records Management nach ISO 15489. Einführung und Anleitung, (2018); Werbach K., The Blockchain and the New architecture of Trust, (2018); EU eIDAS-Regulation: Article-by-Article Commentary, (2020)</text:p>
          </table:table-cell>
          <table:table-cell table:style-name="ce4" office:value-type="string" calcext:value-type="string">
            <text:p>Gesellschaft fur Informatik (GI)</text:p>
          </table:table-cell>
          <table:table-cell/>
          <table:table-cell table:style-name="ce4" office:value-type="string" calcext:value-type="string">
            <text:p>Open Identity Summit 2022</text:p>
          </table:table-cell>
          <table:table-cell table:style-name="ce4" office:value-type="string" calcext:value-type="string">
            <text:p>7 July 2022 through 8 July 2022</text:p>
          </table:table-cell>
          <table:table-cell table:style-name="ce4" office:value-type="string" calcext:value-type="string">
            <text:p>Copenhagen</text:p>
          </table:table-cell>
          <table:table-cell table:style-name="ce4" office:value-type="float" office:value="181604" calcext:value-type="float">
            <text:p>18160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36267605</text:p>
          </table:table-cell>
          <table:table-cell table:number-columns-repeated="991"/>
        </table:table-row>
        <table:table-row table:style-name="ro1">
          <table:table-cell table:style-name="ce4" office:value-type="string" calcext:value-type="string">
            <text:p>Maldonado-Ruiz D.; Torres J.; El Madhoun N.; Badra M.</text:p>
          </table:table-cell>
          <table:table-cell table:style-name="ce4" office:value-type="string" calcext:value-type="string">
            <text:p>Maldonado-Ruiz, Daniel (57215272789); Torres, Jenny (12240687000); El Madhoun, Nour (56764394800); Badra, Mohamad (55967026900)</text:p>
          </table:table-cell>
          <table:table-cell table:style-name="ce4" office:value-type="string" calcext:value-type="string">
            <text:p>57215272789; 12240687000; 56764394800; 55967026900</text:p>
          </table:table-cell>
          <table:table-cell table:style-name="ce4" office:value-type="string" calcext:value-type="string">
            <text:p>Current Trends in Blockchain Implementations on the Paradigm of Public Key Infrastructure: A Survey</text:p>
          </table:table-cell>
          <table:table-cell table:style-name="ce4" office:value-type="float" office:value="2022" calcext:value-type="float">
            <text:p>2022</text:p>
          </table:table-cell>
          <table:table-cell table:style-name="ce4" office:value-type="string" calcext:value-type="string">
            <text:p>IEEE Access</text:p>
          </table:table-cell>
          <table:table-cell table:style-name="ce4" office:value-type="float" office:value="10" calcext:value-type="float">
            <text:p>10</text:p>
          </table:table-cell>
          <table:table-cell table:number-columns-repeated="2"/>
          <table:table-cell table:style-name="ce4" office:value-type="float" office:value="17641" calcext:value-type="float">
            <text:p>17641</text:p>
          </table:table-cell>
          <table:table-cell table:style-name="ce4" office:value-type="float" office:value="17655" calcext:value-type="float">
            <text:p>17655</text:p>
          </table:table-cell>
          <table:table-cell table:style-name="ce4" office:value-type="float" office:value="14" calcext:value-type="float">
            <text:p>14</text:p>
          </table:table-cell>
          <table:table-cell table:style-name="ce4" office:value-type="float" office:value="2" calcext:value-type="float">
            <text:p>2</text:p>
          </table:table-cell>
          <table:table-cell table:style-name="ce4" office:value-type="string" calcext:value-type="string">
            <text:p>10.1109/ACCESS.2022.3145156</text:p>
          </table:table-cell>
          <table:table-cell table:style-name="ce4" office:value-type="string" calcext:value-type="string">
            <text:p>https://www.scopus.com/inward/record.uri?eid=2-s2.0-85123692332&amp;doi=10.1109%2fACCESS.2022.3145156&amp;partnerID=40&amp;md5=cc8ecda6b653ec7abf62b345ab504c73</text:p>
          </table:table-cell>
          <table:table-cell table:style-name="ce4" office:value-type="string" calcext:value-type="string">
            <text:p>Departamento de Informática y Ciencias de la Computación, Facultad de Ingeniería en Sistemas Informáticos y Computación, Escuela Politécnica Nacional, Quito, 170525, Ecuador; Security and System Laboratory, Epita, Le Kremlin-Bicêtre, 94270, France; College of Technological Innovation, Zayed University, Dubai, United Arab Emirates</text:p>
          </table:table-cell>
          <table:table-cell table:style-name="ce4" office:value-type="string" calcext:value-type="string">
            <text:p>Maldonado-Ruiz D., Departamento de Informática y Ciencias de la Computación, Facultad de Ingeniería en Sistemas Informáticos y Computación, Escuela Politécnica Nacional, Quito, 170525, Ecuador; Torres J., Departamento de Informática y Ciencias de la Computación, Facultad de Ingeniería en Sistemas Informáticos y Computación, Escuela Politécnica Nacional, Quito, 170525, Ecuador; El Madhoun N., Security and System Laboratory, Epita, Le Kremlin-Bicêtre, 94270, France; Badra M., College of Technological Innovation, Zayed University, Dubai, United Arab Emirates</text:p>
          </table:table-cell>
          <table:table-cell table:style-name="ce4"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table:style-name="ce4" office:value-type="string" calcext:value-type="string">
            <text:p>BKI; Blockchain; Decentralised; Identity management; PKI; Smart-contracts</text:p>
          </table:table-cell>
          <table:table-cell table:style-name="ce4" office:value-type="string" calcext:value-type="string">
            <text:p>Blockchain; Distributed ledger; Public key cryptography; 'current; BKI; Block-chain; Decentralised; Identity management; Internet tools; Market researches; Public key infrastructure; Public keys; Smart contract</text:p>
          </table:table-cell>
          <table:table-cell table:style-name="ce4" office:value-type="string" calcext:value-type="string">
            <text:p>Bhagavatula R.S., Balasubramanian C.S., Sherwin F.M., Keresman M.A., Iii, Bowman J.J., Centralized Identity Authentication for Electronic Communication Networks, (2006); Yan L., Rong C., Zhao G., Strengthen cloud computing security with federal identity management using hierarchical identity-based cryptography, Proc. IEEE Int. Conf. Cloud Comput., pp. 167-177, (2009); Certificate Transparency, (2021); Rouhani S., Deters R., Blockchain based access control systems: State of the art and challenges, Proc. IEEE/WIC/ACM Int. Conf. Web Intell. (WI), pp. 423-428, (2019); Hepp T., Spaeh F., Schoenhals A., Ehret P., Gipp B., Exploring potentials and challenges of blockchain-based public key infrastructures, Proc. IEEE Conf. Comput. Commun. Workshops (INFOCOM WKSHPS), pp. 847-852, (2019); Patsonakis C., Samari K., Kiayiasy A., Roussopoulos M., On the practicality of a smart contract PKI, Proc. IEEE Int. Conf. Decentralized Appl. Infrastruct. (DAPPCON), pp. 109-118, (2019); Kuperberg M., Blockchain-based identity management: A survey from the enterprise and ecosystem perspective, IEEE Trans. Eng. Manag., 67, 4, pp. 1008-1027, (2020); Koa C.G., Heng S.H., Tan S.Y., Chin J.J., Review of blockchainbased public key infrastructure, Proc. 7th Int. Cryptol. Inf. Secur. Conf. (CRYPTOLOGY), pp. 20-31, (2020); Pohn D., Hommel W., An overview of limitations and approaches in identity management, Proc. 15th Int. Conf. Availability, Rel. Secur., pp. 1-10, (2020); Brunner C., Knirsch F., Unterweger A., Engel D., A comparison of blockchain-based PKI implementations, Proc. 6th Int. Conf. Inf. Syst. Secur. Privacy, pp. 333-340, (2021); Di Francesco Maesa D., Mori P., Blockchain 3. 0 applications survey, J. Parallel Distrib. Comput., 138, pp. 99-114, (2020); Nakamoto S., Bitcoin: A Peer-to-Peer Electronic Cash System, (2008); Zhang R., Xue R., Liu L., Security and privacy on blockchain, ACM Comput. Surv., 52, 3, pp. 1-34, (2019); Ahmed M., Elahi I., Abrar M., Aslam U., Khalid I., Habib A.A., Understanding blockchain, Proc. 3rd Int. Conf. Future Netw. Distrib. Syst. (ICFNDS), pp. 1-8, (2019); Madala D.S.V., Jhanwar M.P., Chattopadhyay A., Certificate transparency using blockchain, Proc. IEEE Int. Conf. Data Mining Workshops (ICDMW), pp. 71-80, (2018); Wood G., Ehtereum: A secure decentralized generalized transaction ledger, Berlin Version, Ethereum Found., Tech. Rep. 61f6d40, (2018); Qin B., Huang J., Wang Q., Luo X., Liang B., Shi W., Cecoin: A decentralized PKI mitigating MitM attacks, Future Gener. Comput. Syst., 107, pp. 805-815, (2020); Li Y., Yu Y., Lou C., Guizani N., Wang L., Decentralized public key infrastructures atop blockchain, IEEE Netw., 34, 6, pp. 133-139, (2020); Sermpinis T., Vlahavas G., Karasavvas K., Vakali A., DeTRACT: A decentralized, transparent, immutable and open PKI certificate framework, Int. J. Inf. Secur., 20, 4, pp. 553-570, (2021); Wang Q., Chen S., Xiang Y., Anonymous blockchain-based system for consortium, ACM Trans. Manage. Inf. Syst., 12, 3, pp. 1-25, (2021); Rivest R.L., Shamir A., Adleman L., A method for obtaining digital signatures and public-key cryptosystems, Commun. ACM, 21, 2, pp. 120-126, (1978); Boontaetae P., Sangpetch A., Sangpetch O., RDI: Real digital identity based on decentralized PKI, Proc. 22nd Int. Comput. Sci. Eng. Conf. (ICSEC), pp. 1-6, (2018); Tewari H., Hughes A., Weber S., Barry T., X509Cloud Framework for a ubiquitous PKI, Proc. IEEE Mil. Commun. Conf. (MILCOM), pp. 225-230, (2017); Rajendran B., Evolution of PKI ecosystem, Proc. Int. Conf. Public Key Infrastruct. Appl. (PKIA), pp. 9-10, (2017); Liping H., Lei S., Research on trust model of PKI, Proc. 4th Int. Conf. Intell. Comput. Technol. Automat., 1, pp. 232-235, (2011); Naor M., Nissim K., Certificate revocation and certificate update, IEEE J. Sel. Areas Commun., 18, 4, pp. 561-570, (2000); Black P., Layton R., Be careful who you trust: Issues with the public key infrastructure, Proc. 5th Cybercrime Trustworthy Comput. Conf., pp. 12-21, (2014); Lin I.C., Liao T.C., A survey of blockchain security issues and challenges, Int. J. Netw. Secur., 19, 5, pp. 653-659, (2017); Ulrich A., Holz R., Hauck P., Carle G., Investigating the OpenPGP web of trust, Computer Security ESORICS., (2011); Yakubov A., Shbair W.M., Wallbom A., Sanda D., State R., A blockchain-based PKI management framework, Proc. IEEE/IFIP Netw. Oper. Manage. Symp. (NOMS), pp. 1-6, (2018); Barenghi A., Di Federico A., Pelosi G., Sanfilippo S., Challenging the trustworthiness of PGP: Is the web-of-trust tear-proof?, Proc. Eur. Symp. Res. Comput. Secur., in Lecture Notes in Computer Science: Including Subseries Lecture Notes in Artificial Intelligence and Lecture Notes in Bioinformatics, 9326, pp. 429-446, (2015); Li X., Jiang P., Chen T., Luo X., Wen Q., A survey on the security of blockchain systems, Future Gener. Comput. Syst., 107, pp. 841-853, (2020); Mohanta B.K., Panda S.S., Jena D., An overview of smart contract and use cases in blockchain technology, Proc. 9th Int. Conf. Comput., Commun. Netw. Technol. (ICCCNT), pp. 1-4, (2018); Sato M., Matsuo S., Long-term public blockchain: Resilience against compromise of underlying cryptography, Proc. 26th Int. Conf. Comput. Commun. Netw. (ICCCN), pp. 1-8, (2017); Zhao Y., Practical aggregate signature from general elliptic curves, and applications to blockchain, Proc. ACM Asia Conf. Comput. Commun. Secur., pp. 529-538, (2019); Konoplev A.S., Busygin A.G., Zegzhda D.P., A blockchain decentralized public key infrastructure model, Autom. Control Comput. Sci., 52, 8, pp. 1017-1021, (2018); An H., Choi R., Kim K., Blockchain-based decentralized key management system with quantum resistance, Proc. Int. Workshop Inf. Secur. Appl., 2, pp. 229-240, (2019); Kakei S., Shiraishi Y., Mohri M., Nakamura T., Hashimoto M., Saito S., Cross-certification towards distributed authentication infrastructure: A case of hyperledger fabric, IEEE Access, 8, pp. 135742-135757, (2020); Zhao J., Lin Z., Huang X., Zhang Y., Xiang S., TrustCA: Achieving certificate transparency through smart contract in blockchain platforms, Proc. Int. Conf. High Perform. Big Data Intell. Syst. (HPBD&amp;IS), 1, pp. 1-6, (2020); Garba A., Hu Q., Chen Z., Asghar M.R., BB-PKI: Blockchain-based public key infrastructure certificate management, Proc. IEEE 22nd Int. Conf. High Perform. Comput. Commun., IEEE 18th Int. Conf. Smart City, IEEE 6th Int. Conf. Data Sci. Syst. (HPCC/SmartCity/DSS), pp. 824-829, (2020); Wang R., He J., Liu C., Li Q., Tsai W.-T., Deng E., A privacy-aware PKI system based on permissioned blockchains, Proc. IEEE 9th Int. Conf. Softw. Eng. Service Sci. (ICSESS), pp. 928-931, (2018); Wang Z., Lin J., Cai Q., Wang Q., Jing J., Zha D., Blockchain-based certificate transparency and revocation transparency, Proc. Int. Conf. Financial Cryptogr. Data Secur., pp. 144-162, (2019); Fu Y., Du R., Li D., Distribution of CA-role in block-chain systems, Proc. Int. Conf. Cloud Comput. Secur., 2, pp. 276-285, (2018); Guo H., Meamari E., Shen C.-C., Multi-authority attribute-based access control with smart contract, Proc. Int. Conf. Blockchain Technol., 1481, pp. 6-11, (2019); Longo R., Pintore F., Rinaldo G., Sala M., On the security of the blockchain BIX protocol and certificates, Proc. 9th Int. Conf. Cyber Conflict (CyCon), pp. 1-16, (2017); Yan J., Hang X., Yang B., Su L., He S., Blockchain based PKI and certificates management in mobile networks, Proc. IEEE 19th Int. Conf. Trust, Secur. Privacy Comput. Commun. (TrustCom), pp. 1764-1770, (2020); Guo L., Lan C., A new signature based on blockchain, Proc. Int. Conf. Intell. Comput., Autom. Syst. (ICICAS), pp. 349-353, (2020); Dykcik L., Chuat L., Szalachowski P., Perrig A., BlockPKI: An automated, resilient, and transparent public-key infrastructure, Proc. IEEE Int. Conf. Data Mining Workshops (ICDMW), pp. 105-114, (2018); Kfoury E.F., Khoury D., AlSabeh A., Gomez J., Crichigno J., Bou-Harb E., A blockchain-based method for decentralizing the ACME protocol to enhance trust in PKI, Proc. 43rd Int. Conf. Telecommun. Signal Process. (TSP), pp. 461-465, (2020); Li S., Wang N., Du X., Liu A., Internet web trust system based on smart contract, Proc. Int. Conf. Pioneering Comput. Sci., Eng. Educators, pp. 295-311, (2019); Ahmed A.S., Aura T., Turning trust around: Smart contract-assisted public key infrastructure, Proc. 17th IEEE Int. Conf. Trust, Secur. Privacy Comput. Commun. /12th IEEE Int. Conf. Big Data Sci. Eng. (TrustCom/BigDataSE), pp. 104-111, (2018); Patsonakis C., Samari K., Roussopoulos M., Kiayias A., Towards a smart contract-based, decentralized, public-key infrastructure, Proc. Int. Conf. Cryptol. Netw. Secur., pp. 299-321, (2018); Patsonakis C., Samari K., Kiayias A., Roussopoulos M., Implementing a smart contract PKI, IEEE Trans. Eng. Manag., 67, 4, pp. 1425-1443, (2020); Axon L., Goldsmith M., PB-PKI: A privacy-aware blockchain-based PKI, Proc. 14th Int. Joint Conf. E-Bus. Telecommun. (ICETE), pp. 311-318, (2017); Plessing P., Omolola O., Revisiting privacy-aware blockchain public key infrastructure, Proc. 6th Int. Conf. Inf. Syst. Secur. Privacy (ICISSP), pp. 415-423, (2020); Fromknecht C., Velicanu D., Yakoubov S., A decentralized public key infrastructure with identity retention, IACR, Tech. Rep. 2014/803, (2014); Toorani M., Gehrmann C., A decentralized dynamic PKI based on blockchain, Proc. 36th Annu. ACM Symp. Appl. Comput., pp. 1646-1655, (2021); Han K., Hwang S.O., A PKI without TTP based on conditional trust in blockchain, Neural Comput. Appl., 32, 17, pp. 13097-13106, (2019); Dua A., Barpanda S.S., Kumar N., Tanwar S., Trustful: A decentralized public key infrastructure and identity management system, Proc. IEEE Globecom Workshops GC Wkshps, pp. 1-6, (2020); Schaerer J., Zumbrunn S., Braun T., Veritaa the graph of trust, Proc. 2nd Conf. Blockchain Res. Appl. Innov. Netw. Services (BRAINS), pp. 168-175, (2020); Anada H., Yasuda T., Kawamoto J., Weng J., Sakurai K., RSA public keys with inside structure: Proofs of key generation and identities for webof-trust, J. Inf. Secur. Appl., 45, pp. 10-19, (2019); Yang K., Sunny J.J., Wang L., Blockchain-based decentralized public key management for named data networking (invited paper), Proc. 27th Int. Conf. Comput. Commun. Netw. (ICCCN), pp. 1-9, (2018); Li F., Liu Z., Li T., Ju H., Wang H., Zhou H., Privacy-aware PKI model with strong forward security, Int. J. Intell. Syst., 10, pp. 1-17, (2020); Adja Y.C.E., Hammi B., Serhrouchni A., Zeadally S., A blockchainbased certificate revocation management and status verification system, Comput. Secur., 104, (2021); Talamo M., Arcieri F., Dimitri A., Schunck H.C., A blockchain based PKI validation system based on rare events management, Future Internet, 12, 2, pp. 1-16, (2020); San A.M., Chotikakamthorn N., Sathitwiriyawong C., Blockchainbased learning credential revision and revocation method, Proc. 21st Annu. Conf. Inf. Technol. Educ., pp. 42-45, (2020); Chen J., Yao S., Yuan Q., He K., Ji S., Du R., CertChain: Public and efficient certificate audit based on blockchain for TLS connections, Proc. IEEE Conf. Comput. Commun. (INFOCOM), pp. 2060-2068, (2018); Kubilay M.Y., Kiraz M.S., Mantar H.A., CertLedger: A new PKI model with certificate transparency based on blockchain, Comput. Secur., 85, pp. 333-352, (2019); Matsumoto S., Reischuk R.M., IKP: Turning a PKI around with decentralized automated incentives, Proc. IEEE Symp. Secur. Privacy (SP), pp. 410-426, (2017); Encinas M., Martinez R., Cuno A., Gallo A., Zapata F., Saavedra R., The national PKI of Peru: A new certification hierarchy, Proc. 37th Int. Conf. Chilean Comput. Sci. Soc. (SCCC), pp. 1-8, (2018); Dong Y., Kim W., Boutaba R., Conifer: Centrally-managed PKI with blockchain-rooted trust, Proc. IEEE Int. Conf. Internet Things (IThings), IEEE Green Comput. Commun. (GreenCom), IEEE Cyber, Phys. Social Comput. (CPSCom), IEEE Smart Data (SmartData), pp. 1092-1099, (2018); Wan Z., Guan Z., Zhuo F., Xian H., BKI: Towards accountable and decentralized public-key infrastructure with blockchain, Proc. Int. Conf. Secur. Privacy Commun. Syst., in Lecture Notes of the Institute for Computer Sciences, Social-Informatics and Telecommunications Engineering, 238, pp. 644-658, (2018); Xu R., Joshi J., Trustworthy and transparent third-party authority, ACM Trans. Internet Technol., 20, 4, pp. 1-23, (2020); Jiang W., Li H., Xu G., Wen M., Dong G., Lin X., A privacypreserving thin-client scheme in blockchain-based PKI, Proc. IEEE Global Commun. Conf. (GLOBECOM), pp. 1-6, (2018); Alexopoulos N., Daubert J., Muhlhauser M., Habib S.M., Beyond the hype: On using blockchains in trust management for authentication, Proc. IEEE Trustcom/BigDataSE/ICESS, pp. 546-553, (2017); Bernabe J.B., Canovas J.L., Hernandez-Ramos J.L., Moreno R.T., Skarmeta A., Privacy-preserving solutions for blockchain: Review and challenges, IEEE Access, 7, pp. 164908-164940, (2019); Muhle A., Gruner A., Gayvoronskaya T., Meinel C., A survey on essential components of a self-sovereign identity, Comput. Sci. Rev., 30, pp. 80-86, (2018)</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23692332</text:p>
          </table:table-cell>
          <table:table-cell table:number-columns-repeated="991"/>
        </table:table-row>
        <table:table-row table:style-name="ro1">
          <table:table-cell table:style-name="ce4" office:value-type="string" calcext:value-type="string">
            <text:p>Alanzi H.; Alkhatib M.</text:p>
          </table:table-cell>
          <table:table-cell table:style-name="ce4" office:value-type="string" calcext:value-type="string">
            <text:p>Alanzi, Haifa (58001470100); Alkhatib, Mohammad (55387015400)</text:p>
          </table:table-cell>
          <table:table-cell table:style-name="ce4" office:value-type="string" calcext:value-type="string">
            <text:p>58001470100; 55387015400</text:p>
          </table:table-cell>
          <table:table-cell table:style-name="ce4" office:value-type="string" calcext:value-type="string">
            <text:p>Towards Improving Privacy and Security of Identity Management Systems Using Blockchain Technology: A Systematic Review</text:p>
          </table:table-cell>
          <table:table-cell table:style-name="ce4" office:value-type="float" office:value="2022" calcext:value-type="float">
            <text:p>2022</text:p>
          </table:table-cell>
          <table:table-cell table:style-name="ce4" office:value-type="string" calcext:value-type="string">
            <text:p>Applied Sciences (Switzerland)</text:p>
          </table:table-cell>
          <table:table-cell table:style-name="ce4" office:value-type="float" office:value="12" calcext:value-type="float">
            <text:p>12</text:p>
          </table:table-cell>
          <table:table-cell table:style-name="ce4" office:value-type="float" office:value="23" calcext:value-type="float">
            <text:p>23</text:p>
          </table:table-cell>
          <table:table-cell table:style-name="ce4" office:value-type="float" office:value="12415" calcext:value-type="float">
            <text:p>12415</text:p>
          </table:table-cell>
          <table:table-cell table:number-columns-repeated="3"/>
          <table:table-cell table:style-name="ce4" office:value-type="float" office:value="6" calcext:value-type="float">
            <text:p>6</text:p>
          </table:table-cell>
          <table:table-cell table:style-name="ce4" office:value-type="string" calcext:value-type="string">
            <text:p>10.3390/app122312415</text:p>
          </table:table-cell>
          <table:table-cell table:style-name="ce4" office:value-type="string" calcext:value-type="string">
            <text:p>https://www.scopus.com/inward/record.uri?eid=2-s2.0-85143756726&amp;doi=10.3390%2fapp122312415&amp;partnerID=40&amp;md5=9a5d067c29ba2cc5e35282cc9744cfa5</text:p>
          </table:table-cell>
          <table:table-cell table:style-name="ce4" office:value-type="string" calcext:value-type="string">
            <text:p>Department of Computer Science, College of Computer and Information Sciences, Imam Mohammad Ibn Saud Islamic University, Riyadh, 11564, Saudi Arabia</text:p>
          </table:table-cell>
          <table:table-cell table:style-name="ce4" office:value-type="string" calcext:value-type="string">
            <text:p>Alanzi H., Department of Computer Science, College of Computer and Information Sciences, Imam Mohammad Ibn Saud Islamic University, Riyadh, 11564, Saudi Arabia; Alkhatib M., Department of Computer Science, College of Computer and Information Sciences, Imam Mohammad Ibn Saud Islamic University, Riyadh, 11564, Saudi Arabia</text:p>
          </table:table-cell>
          <table:table-cell table:style-name="ce4"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table:style-name="ce4" office:value-type="string" calcext:value-type="string">
            <text:p>blockchain; distributed ledger technology; identity management; privacy; self-sovereign identity</text:p>
          </table:table-cell>
          <table:table-cell/>
          <table:table-cell table:style-name="ce4" office:value-type="string" calcext:value-type="string">
            <text:p>L'Amrani H., Berroukech B., Ajhoun R., El Idrissi Y., Identity Management Systems: Laws of Identity for Models′ Evaluation, Proceedings of the 2016 4th IEEE International Colloquium on Information Science and Technology (CiSt); Liu Y., He D., Obaidat M., Kumar N., Khan M., Choo K., Blockchain-based identity management systems: A review, J. Netw. Comput. Appl, 166, (2020); Agudo I., Digital Identity and Identity Management Technologies, Serb. Publ. InfoReview Joins UPENET Netw. CEPIS Soc. J. Mag, 6, (2010); Josang A., AlZomai M., Suriadi S., Usability and Privacy in Identity Management Architectures, Proceedings of the Fifth Australasian Symposium on Grid Computing and e-Research (AusGrid 2007), the Fifth Australasian Information Security Workshop (Privacy Enhancing Technologies) (AISW 2007), and the Australasian Workshop on Health Knowledge Management and Discovery (HKMD 2007). Proceedings; Panait A., Olimid R., Stefane A., Identity Management on Blockchain—Privacy and Security Aspects, Proc. Rom. Acad.-Ser. A Math. Phys. Tech. Sci. Inf. Sci, 21, pp. 45-52, (2021); Alrodhan W., Privacy and Practicality of Identity Management Systems: Academic Overview, (2011); Lim S.Y., Tankam Fotsing P., Almasri A., Musa O., Mat Kiah M.L., Ang T.F., Ismail R., Blockchain Technology the Identity Management and Authentication Service Disruptor: A Survey, Int. J. Adv. Sci. Eng. Inf. Technol, 8, (2018); Almeshal T.A., Alhogail A.A., Blockchain for Businesses: A Scoping Review of Suitability Evaluations Frameworks, IEEE Access, 9, pp. 155425-155442, (2021); Zhu X., Research on blockchain consensus mechanism and implementation, IOP Conf. Ser. Mater. Sci. Eng, 569, (2019); Maldonado F.C., Introduction to Blockchain and Ethereum: Use Distributed Ledgers to Validate Digital Transactions in a Decentralized and Trustless Manner, (2018); Joshi J., Nepal S., Zhang Q., Zhang L., Blockchain—ICBC 2019, Proceedings of the Second International Conference, held as Part of the Services Conference Federation, SCF 2019, (2019); Bao Z., Wang Q., Shi W., Wang L., Lei H., Chen B., When Blockchain Meets SGX: An Overview, Challenges, and Open Issues, IEEE Access, 8, pp. 170404-170420, (2020); Bouras M.A., Lu Q., Dhelim S., Ning H., A Lightweight Blockchain-Based IoT Identity Management Approach, Future Internet, 13, (2021); Xu R., Chen Y., Blasch E., Chen G., BlendCAC: A Smart Contract Enabled Decentralized Capability-Based Access Control Mechanism for the IoT, Computers, 7, (2018); Ra G., Kim T., Lee I., VAIM: Verifiable Anonymous Identity Management for Human-Centric Security and Privacy in the Internet of Things, IEEE Access, 9, pp. 75945-75960, (2021); Sun S., Du R., Chen S., Li W., Blockchain-Based IoT Access Control System: Towards Security, Lightweight, and Cross-Domain, IEEE Access, 9, pp. 36868-36878, (2021); Cocco L., Tonelli R., Marchesi M., Blockchain and Self Sovereign Identity to Support Quality in the Food Supply Chain, Future Internet, 13, (2021); Cui P., Dixon J., Guin U., Dimase D., A Blockchain-Based Framework for Supply Chain Provenance, IEEE Access, 7, pp. 157113-157125, (2019); Wang S., Li D., Zhang Y., Chen J., Smart Contract-Based Product Traceability System in the Supply Chain Scenario, IEEE Access, 7, pp. 115122-115133, (2019); Ferdousi T., Gruenbacher D., Scoglio C.M., A Permissioned Distributed Ledger for the US Beef Cattle Supply Chain, IEEE Access, 8, pp. 154833-154847, (2020); Figueroa-Lorenzo S., Anorga Benito J., Arrizabalaga S., Modbus Access Control System Based on SSI over Hyperledger Fabric Blockchain, Sensors, 21, (2021); Zhu Y., Huang C., Hu Z., Al-Dhelaan A., Al-Dhelaan M., Blockchain-Enabled Access Management System for Edge Computing, Electronics, 10, (2021); Alsayed Kassem J., Sayeed S., Marco-Gisbert H., Pervez Z., Dahal K., DNS-IdM: A Blockchain Identity Management System to Secure Personal Data Sharing in a Network, Appl. Sci, 9, (2019); Gutierrez-Aguero I., Anguita S., Larrucea X., Gomez-Goiri A., Urquizu B., Burnable Pseudo-Identity: A Non-Binding Anonymous Identity Method for Ethereum, IEEE Access, 9, pp. 108912-108923, (2021); Gruner A., Muhle A., Meinel C., ATIB: Design and Evaluation of an Architecture for Brokered Self-Sovereign Identity Integration and Trust-Enhancing Attribute Aggregation for Service Provider, IEEE Access, 9, pp. 138553-138570, (2021); Moreno R.T., Garcia-Rodriguez J., Bernabe J.B., Skarmeta A., A Trusted Approach for Decentralised and Privacy-Preserving Identity Management, IEEE Access, 9, pp. 105788-105804, (2021); Wang S., Pei R., Zhang Y., EIDM: A Ethereum-Based Cloud User Identity Management Protocol, IEEE Access, 7, pp. 115281-115291, (2019); Feng X., Cui K., Jiang H., Li Z., EBAS: An Efficient Blockchain-Based Authentication Scheme for Secure Communication in Vehicular Ad Hoc Network, Symmetry, 14, (2022); Li H., Pei L., Liao D., Chen S., Zhang M., Xu D., FADB: A Fine-Grained Access Control Scheme for VANET Data Based on Blockchain, IEEE Access, 8, pp. 85190-85203, (2020); Lu Z., Liu W., Wang Q., Qu G., Liu Z., A Privacy-Preserving Trust Model Based on Blockchain for VANETs, IEEE Access, 6, pp. 45655-45664, (2018); Javed I.T., Alharbi F., Bellaj B., Margaria T., Crespi N., Qureshi K.N., Health-ID: A Blockchain-Based Decentralized Identity Management for Remote Healthcare, Healthcare, 9, (2021); Stamatellis C., Papadopoulos P., Pitropakis N., Katsikas S., Buchanan W.J., A Privacy-Preserving Healthcare Framework Using Hyperledger Fabric, Sensors, 20, (2020); Xiang X., Wang M., Fan W., A Permissioned Blockchain-Based Identity Management and User Authentication Scheme for E-Health Systems, IEEE Access, 8, pp. 171771-171783, (2020); Akhter A.F.M.S., Ahmed M., Shah A.F.M.S., Anwar A., Kayes A.S.M., Zengin A., A Blockchain-Based Authentication Protocol for Cooperative Vehicular Ad Hoc Network, Sensors, 21, (2021); Bao S., Cao Y., Lei A., Asuquo P., Cruickshank H., Sun Z., Huth M., Pseudonym Management Through Blockchain: Cost-Efficient Privacy Preservation on Intelligent Transportation Systems, IEEE Access, 7, pp. 80390-80403, (2019); Lin C., He D., Huang X., Khurram Khan M., Choo K.-K.R., A New Transitively Closed Undirected Graph Authentication Scheme for Blockchain-Based Identity Management Systems, IEEE Access, 6, pp. 28203-28212, (2018); de Ponteves H., Eremenko K., Blockchain A-Z™: Learn How To Build Your First Blockchain, (2021); Shobanadevi A., Tharewal S., Soni M., Kumar D.D., Khan I.R., Kumar P., Novel identity management system using smart blockchain technology, Int. J. Syst. Assur. Eng. Manag, 13, pp. 496-505, (2022); Lastovetska A., Blockchain Architecture Basics: Components, Structure, Benefits &amp; Creation, (2021); Buterin V., The Meaning of Decentralization, (2017); Wust K., Do you need a Blockchain?, Proceedings of the Crypto Valley Conference on Blockchain Technology (CVCBT); Alrodhan W., Mitchell C., Improving the Security of CardSpace, EURASIP J. Inf. Secur, 2009, pp. 1-8, (2009); Alrodhan W., Mitchell C., Enhancing User Authentication in Claim-Based Identity Management, Proceedings of the 2010 International Symposium on Collaborative Technologies and Systems; Dai Z., Zhou W., The Federated Identity and Access Management Architectures: A Literature Survey, (2005); Sung C., Park J., Understanding of blockchain-based identity management system adoption in the public sector, J. Enterp. Inf. Manag, 34, pp. 1481-1505, (2021); Niu J., Ren Z., A self-sovereign identity management scheme using smart contracts, MATEC Web Conf, 336, (2021); Bouras M., Lu Q., Zhang F., Wan Y., Zhang T., Ning H., Distributed Ledger Technology for eHealth Identity Privacy: State of the Art and Future Perspective, Sensors, 20, (2020); Ferdous M.S., Poet R., A Comparative Analysis of Identity Management Systems, Proceedings of the 2012 International Conference on High Performance Computing &amp; Simulation (HPCS); Stockburger L., Kokosioulis G., Mukkamala A., Mukkamala R., Avital M., Blockchain-enabled Decentralized Identity Management: The Case of Self-sovereign Identity in Public Transportation, Blockchain Res. Appl, 2, (2021); Outchakoucht A., Es-Samaali H., Dynamic Access Control Policy based on Blockchain and Machine Learning for the Internet of Things, Int. J. Adv. Comput. Sci. Appl, 8, pp. 417-424, (2017); Liao C.H., Guan X.Q., Cheng J.H., Yuan S.M., pp. 450-466; Desabathina N.V.M., Merugu S., Gunjan V.K., Kumar B.S., Agricultural Crowdfunding Through Blockchain, ICDSMLA 2020, 783, (2022); Tetzlaff J., Page M., Moher D., Pns154 the prisma 2020 statement: Development of and key changes in an updated guideline for reporting systematic reviews and meta-analyses, Value Health, 23, pp. S312-S313, (2020)</text:p>
          </table:table-cell>
          <table:table-cell table:style-name="ce4" office:value-type="string" calcext:value-type="string">
            <text:p>MDPI</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43756726</text:p>
          </table:table-cell>
          <table:table-cell table:number-columns-repeated="991"/>
        </table:table-row>
        <table:table-row table:style-name="ro1">
          <table:table-cell table:style-name="ce4" office:value-type="string" calcext:value-type="string">
            <text:p>Gilani K.; Bertin E.; Hatin J.; Crespi N.</text:p>
          </table:table-cell>
          <table:table-cell table:style-name="ce4" office:value-type="string" calcext:value-type="string">
            <text:p>Gilani, Komal (57203305039); Bertin, Emmanuel (22333792600); Hatin, Julien (56262068700); Crespi, Noel (17433279200)</text:p>
          </table:table-cell>
          <table:table-cell table:style-name="ce4" office:value-type="string" calcext:value-type="string">
            <text:p>57203305039; 22333792600; 56262068700; 17433279200</text:p>
          </table:table-cell>
          <table:table-cell table:style-name="ce4" office:value-type="string" calcext:value-type="string">
            <text:p>A Survey on Blockchain-based Identity Management and Decentralized Privacy for Personal Data</text:p>
          </table:table-cell>
          <table:table-cell table:style-name="ce4" office:value-type="float" office:value="2020" calcext:value-type="float">
            <text:p>2020</text:p>
          </table:table-cell>
          <table:table-cell table:style-name="ce4" office:value-type="string" calcext:value-type="string">
            <text:p>2020 2nd Conference on Blockchain Research and Applications for Innovative Networks and Services, BRAINS 2020</text:p>
          </table:table-cell>
          <table:table-cell table:number-columns-repeated="2"/>
          <table:table-cell table:style-name="ce4" office:value-type="float" office:value="9223312" calcext:value-type="float">
            <text:p>9223312</text:p>
          </table:table-cell>
          <table:table-cell table:style-name="ce4" office:value-type="float" office:value="97" calcext:value-type="float">
            <text:p>97</text:p>
          </table:table-cell>
          <table:table-cell table:style-name="ce4" office:value-type="float" office:value="101" calcext:value-type="float">
            <text:p>101</text:p>
          </table:table-cell>
          <table:table-cell table:style-name="ce4" office:value-type="float" office:value="4" calcext:value-type="float">
            <text:p>4</text:p>
          </table:table-cell>
          <table:table-cell table:style-name="ce4" office:value-type="float" office:value="37" calcext:value-type="float">
            <text:p>37</text:p>
          </table:table-cell>
          <table:table-cell table:style-name="ce4" office:value-type="string" calcext:value-type="string">
            <text:p>10.1109/BRAINS49436.2020.9223312</text:p>
          </table:table-cell>
          <table:table-cell table:style-name="ce4" office:value-type="string" calcext:value-type="string">
            <text:p>https://www.scopus.com/inward/record.uri?eid=2-s2.0-85095593342&amp;doi=10.1109%2fBRAINS49436.2020.9223312&amp;partnerID=40&amp;md5=e9a391e874fc6f426736e29d65a9f897</text:p>
          </table:table-cell>
          <table:table-cell table:style-name="ce4" office:value-type="string" calcext:value-type="string">
            <text:p>Orange Labs, France; Telecom SudParis, Institut Telecom, Cnrs UMR5157, France</text:p>
          </table:table-cell>
          <table:table-cell table:style-name="ce4" office:value-type="string" calcext:value-type="string">
            <text:p>Gilani K., Orange Labs, France; Bertin E., Orange Labs, France; Hatin J., Orange Labs, France; Crespi N., Telecom SudParis, Institut Telecom, Cnrs UMR5157, France</text:p>
          </table:table-cell>
          <table:table-cell table:style-name="ce4"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table:style-name="ce4" office:value-type="string" calcext:value-type="string">
            <text:p>authentication mechanism; Blockchain; claim verification; Identity proofing; Self-sovereign Identity</text:p>
          </table:table-cell>
          <table:table-cell table:style-name="ce4" office:value-type="string" calcext:value-type="string">
            <text:p>Authentication; Blockchain; Data privacy; Digital devices; Economic and social effects; Authentication solutions; Digital identity; Digital revolution; Identity management; Identity management systems; Privacy and security; Service provider; User-centric identity; Electronic document identification systems</text:p>
          </table:table-cell>
          <table:table-cell table:style-name="ce4" office:value-type="string" calcext:value-type="string">
            <text:p>Goel V., Facebook tinkers with users' emotions in news feed experiment, stirring outcry, The New York Times, (2014); Dhamija R., Dusseault L., The seven flaws of identity management: Usability and security challenges, IEEE Secur. Priv, 6, 2, pp. 24-29, (2008); Abraham A., Self-Sovereign Identity, Styria: E-Government Innovationszentrum; Graz University of Technology, (2017); Jacobovitz O., Blockchain for Identity Management, (2016); Jesang A., Pope S., User-Centric Identity Management, (2005); Chadwick D.W., Federated identity management, Foundations of Security Analysis and Design v, pp. 96-120, (2009); Ferdous M.S., Chowdhury F., Alassafi M.O., In search of self-sovereign identity leveraging blockchain technology, IEEE Access, 7, pp. 103059-103079, (2019); Nakamoto S., Bitcoin: A Peer-to-Peer Electronic Cash System, (2008); Zheng Z., Xie S., Dai H., Chen X., Wang H., An Overview of Blockchain Technology: Architecture, Consensus, and Future Trends, (2017); Wood G., Ethereum: A secure decentralised generalised transaction ledger, Ethereum Project Yellow Paper, (2014); Foundation T.L., Hyperledger Overview, (2018); Otte P., De Vos M., Pouwelse J., TrustChain: A Sybil-resistant scalable blockchain, Future Generation Computer Systems, 107, pp. 770-780, (2020); Popov S., The Tangle, (2015); ClauB S., Kesdogan D., Kolsch T., Privacy enhancing identity management: Protection against re-identification and profiling, Proceedings of the 2005 Workshop on Digital Identity Management. DM '05, ACM, pp. 84-93, (2005); Pfitzmann A., Hansen M., Anonymity, Unlinkability, Unobservability, Pseudonymity, and Identity Management A Consolidated Proposal for Terminology, (2005); Voigt P., Bussche Dem A.Von, The eu general data protection regulation (gdpr), A Practical Guide, (2017); Onik M., Kim C., Lee N., Yang J., Privacy-aware blockchain for personal data sharing and tracking, Open Computer Science, 9, 1, pp. 80-91, (2019); Thomas L., Meinel C., An attribute assurance framework to define and match trust in identity attributes, IEEE International Conference on Web Services, pp. 580-587, (2011); Miihle A.G., Gayvoronskaya T., Meinel C., A survey on essential components of a self-sovereign identity, Computer Science Review, 30, pp. 80-86, (2018); Thomas L., Meinel C., Enhancing claim-based identity management by adding a credibility level to the notion of claims, Services Computing, IEEE International Conference on, pp. 243-250, (2009); Bhargav-Spantzel A., Protocols and Systems for Privacy Preserving Protection of Digital Identity, pp. 1-222, (2007); Quinten S., Pouwelse J.A., Deployment of A Blockchain-Based Self-Sovereign Identity, pp. 1336-1342, (2018); Coelho P., Ziiquete A., Gomes H., Federation of attribute providers for user self-sovereign identity, Journal of Information Systems Engineering &amp; Management, 3, 4, (2018); Lundkvist C., Heck R., Torstensson J., Mitton Z., Sena M., UPort: APlatform for Self-Sovereign Identity; Fei C., Lohkamp J., Rusu E., Szawan K., Wagner K., Wittenberg N., Jolocom Whitepaper; Tobin, Reed D., The inevitable rise of self-sovereign identity, The Sovrin Foundation, (2016); (2020); Travel identity of the future-white paper, SITA; Reid B., Witteman B., Everid Whitepaper; Ali M., Nelson J.C., Shea R., Freedman M.J., Blockstack: Design and Implementation of A Global Naming System with Blockchains, (2015); SelfKey" Selfkey" the SelfKey Foundation; Civic Token Sale WhitePaper</text:p>
          </table:table-cell>
          <table:table-cell table:style-name="ce4" office:value-type="string" calcext:value-type="string">
            <text:p>Institute of Electrical and Electronics Engineers Inc.</text:p>
          </table:table-cell>
          <table:table-cell/>
          <table:table-cell table:style-name="ce4" office:value-type="string" calcext:value-type="string">
            <text:p>2nd Conference on Blockchain Research and Applications for Innovative Networks and Services, BRAINS 2020</text:p>
          </table:table-cell>
          <table:table-cell table:style-name="ce4" office:value-type="string" calcext:value-type="string">
            <text:p>28 September 2020 through 30 September 2020</text:p>
          </table:table-cell>
          <table:table-cell table:style-name="ce4" office:value-type="string" calcext:value-type="string">
            <text:p>Paris</text:p>
          </table:table-cell>
          <table:table-cell table:style-name="ce4" office:value-type="float" office:value="164064" calcext:value-type="float">
            <text:p>164064</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style-name="ce4" office:value-type="string" calcext:value-type="string">
            <text:p>All Open Access; Green Open Access</text:p>
          </table:table-cell>
          <table:table-cell table:style-name="ce4" office:value-type="string" calcext:value-type="string">
            <text:p>Scopus</text:p>
          </table:table-cell>
          <table:table-cell table:style-name="ce4" office:value-type="string" calcext:value-type="string">
            <text:p>2-s2.0-85095593342</text:p>
          </table:table-cell>
          <table:table-cell table:number-columns-repeated="991"/>
        </table:table-row>
        <table:table-row table:style-name="ro1">
          <table:table-cell table:style-name="ce4" office:value-type="string" calcext:value-type="string">
            <text:p>Yildiz H.; Kupper A.; Thatmann D.; Gondor S.; Herbke P.</text:p>
          </table:table-cell>
          <table:table-cell table:style-name="ce4" office:value-type="string" calcext:value-type="string">
            <text:p>Yildiz, Hakan (57387064400); Kupper, Axel (14037536800); Thatmann, Dirk (36626621600); Gondor, Sebastian (54389076100); Herbke, Patrick (57554083100)</text:p>
          </table:table-cell>
          <table:table-cell table:style-name="ce4" office:value-type="string" calcext:value-type="string">
            <text:p>57387064400; 14037536800; 36626621600; 54389076100; 57554083100</text:p>
          </table:table-cell>
          <table:table-cell table:style-name="ce4" office:value-type="string" calcext:value-type="string">
            <text:p>Toward Interoperable Self-Sovereign Identities</text:p>
          </table:table-cell>
          <table:table-cell table:style-name="ce4" office:value-type="float" office:value="2023" calcext:value-type="float">
            <text:p>2023</text:p>
          </table:table-cell>
          <table:table-cell table:style-name="ce4" office:value-type="string" calcext:value-type="string">
            <text:p>IEEE Access</text:p>
          </table:table-cell>
          <table:table-cell table:style-name="ce4" office:value-type="float" office:value="11" calcext:value-type="float">
            <text:p>11</text:p>
          </table:table-cell>
          <table:table-cell table:number-columns-repeated="2"/>
          <table:table-cell table:style-name="ce4" office:value-type="float" office:value="114080" calcext:value-type="float">
            <text:p>114080</text:p>
          </table:table-cell>
          <table:table-cell table:style-name="ce4" office:value-type="float" office:value="114116" calcext:value-type="float">
            <text:p>114116</text:p>
          </table:table-cell>
          <table:table-cell table:style-name="ce4" office:value-type="float" office:value="36" calcext:value-type="float">
            <text:p>36</text:p>
          </table:table-cell>
          <table:table-cell table:style-name="ce4" office:value-type="float" office:value="0" calcext:value-type="float">
            <text:p>0</text:p>
          </table:table-cell>
          <table:table-cell table:style-name="ce4" office:value-type="string" calcext:value-type="string">
            <text:p>10.1109/ACCESS.2023.3313723</text:p>
          </table:table-cell>
          <table:table-cell table:style-name="ce4" office:value-type="string" calcext:value-type="string">
            <text:p>https://www.scopus.com/inward/record.uri?eid=2-s2.0-85171538092&amp;doi=10.1109%2fACCESS.2023.3313723&amp;partnerID=40&amp;md5=07d85c921fa84dbddf4c573d26a570ee</text:p>
          </table:table-cell>
          <table:table-cell table:style-name="ce4" office:value-type="string" calcext:value-type="string">
            <text:p>Technische Universitét Berlin (TU Berlin), Service-Centric Networking, Berlin, 10587, Germany; Telekom Innovation Laboratories (T-Labs), Berlin, 10781, Germany</text:p>
          </table:table-cell>
          <table:table-cell table:style-name="ce4" office:value-type="string" calcext:value-type="string">
            <text:p>Yildiz H., Technische Universitét Berlin (TU Berlin), Service-Centric Networking, Berlin, 10587, Germany; Kupper A., Technische Universitét Berlin (TU Berlin), Service-Centric Networking, Berlin, 10587, Germany; Thatmann D., Telekom Innovation Laboratories (T-Labs), Berlin, 10781, Germany; Gondor S., Technische Universitét Berlin (TU Berlin), Service-Centric Networking, Berlin, 10587, Germany; Herbke P., Technische Universitét Berlin (TU Berlin), Service-Centric Networking, Berlin, 10587, Germany</text:p>
          </table:table-cell>
          <table:table-cell table:style-name="ce4"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table:style-name="ce4" office:value-type="string" calcext:value-type="string">
            <text:p>Identity; interoperability; SSI</text:p>
          </table:table-cell>
          <table:table-cell table:style-name="ce4" office:value-type="string" calcext:value-type="string">
            <text:p>Authentication; Electronic document identification systems; Object recognition; Decentralised; Digital identity; Digital image; Federated identity; Identification of persons; Identity; Objects recognition; Reference modeling; Social networking (online); SSI; Interoperability</text:p>
          </table:table-cell>
          <table:table-cell table:style-name="ce4" office:value-type="string" calcext:value-type="string">
            <text:p>Toth K.C., Anderson-Priddy A., Self-sovereign digital identity: A paradigm shift for identity, IEEE Secur. Privacy, 17, 3, pp. 17-27, (2019); Sedlmeir J., Smethurst R., Rieger A., Fridgen G., Digital identities and verifiable credentials, Bus. Inf. Syst. Eng, 63, 5, pp. 603-613, (2021); Lockhart H., Campbell B., Security assertion markup language (SAML) V2. 0 technical overview, OASIS Committee Draft, 2, pp. 94-106, (2008); Hardt D., The OAuth 2.0 Authorization Framework; OpenID Connect Specifications; Yildiz H., Ritter C., Nguyen L.T., Frech B., Martinez M.M., Kupper A., Connecting self-sovereign identity with federated and usercentric identities via SAML integration, Proc. IEEE Symp. Comput. Commun. (ISCC), pp. 1-7, (2021); Sporny M., Longley D., Chadwick D., Verifiable Credentials Data Model 2.0. World Wide Web Consortium, (2023); Yasuda K., Jones M., Looker T., Self-Issued OpenID Provider V2. OIDF, (2023); Soltani R., Nguyen U.T., An A., A new approach to client onboarding using self-sovereign identity and distributed ledger, Proc. IEEE Int. Conf. Internet Things (iThings) IEEE Green Comput. Commun. (GreenCom) IEEE Cyber, Phys. Social Comput. (CPSCom) IEEE Smart Data (SmartData), pp. 1129-1136, (2018); Allen C., The path to self-sovereign identity, Life with Alacrity, (2016); Sporny M., Longley D., Sabadello M., Reed D., Steele O., Allen C., Decentralized Identifiers (DIDs) V1.0. World Wide Web Consortium, (2022); Lodderstedt T., Yasuda K., Looker T., OpenID for Verifiable Credential Issuance. OIDF, (2022); Terbu O., Lodderstedt T., Yasuda K., Lemmon A., Looker T., OpenID for Verifiable Presentations. OIDF, (2021); Khateev N., Klump S., Curran S., Aries RFC 0453: Issue Credential Protocol 2.0. Hyperledger Foundation, (2020); Khateev N., Curran S., Aries RFC 0454: Present Proof Protocol 2.0. Hyperledger Foundation, (2020); Buchner D., Zundel B., Hensley J., McGrogan D., Credential Manifest. Decentralized Identity Foundation, (2021); Buchner D., Zundel B., Riedel M., Duffy K.H., Presentation Exchange 2.0.0. Decentralized Identity Foundation, (2021); Layers of Interoperability; Yildiz H., Decentralized Identity Foundation FAQ- 1.4-Layers of Interoperability. Decentralized Identity Foundation, (2021); Gruner A., Muhle A., Meinel C., Analyzing interoperability and portability concepts for self-sovereign identity, Proc. IEEE 20th Int. Conf. Trust, Secur. Privacy Comput. Commun. (TrustCom), pp. 587-597, (2021); Palfrey J., Gasser U., The Promise and Perils of Highly Interconnected Systems, (2012); Interoperability in Healthcare; Konduru V.R., Bharamagoudra M.R., Challenges and solutions of interoperability on IoT: How far have we come in resolving the IoT interoperability issues, Proc. Int. Conf. Smart Technol. Smart Nation (SmartTechCon), pp. 572-576, (2017); Gondor S., Seamless interoperability and data portability in the social web for facilitating an open and heterogeneous online social network federation, (2018); Veer Der H.Van, Wiles A., Achieving technical interoperability, (2008); Villa F., Balbi S., Athanasiadis I.N., Caracciolo C., Semantics for interoperability of distributed data and models: Foundations for betterconnected information, F1000Research, 6, (2017); Hong S., Kim H., VaultPoint: A blockchain-based SSI model that complies with OAuth 2.0, Electronics, 9, 8, (2020); Gruner A., Muhle A., Meinel C., An integration architecture to enable service providers for self-sovereign identity, Proc. IEEE 18th Int. Symp. Netw. Comput. Appl. (NCA), pp. 1-5, (2019); Lux Z.A., Thatmann D., Zickau S., Beierle F., Distributedledger-based authentication with decentralized identifiers and verifiable credentials, Proc. 2nd Conf. Blockchain Res. Appl. Innov. Netw. Services (BRAINS), pp. 71-78, (2020); Vernadat F.B., Technical, semantic and organizational issues of enterprise interoperability and networking, Annu. Rev. Control, 34, 1, pp. 139-144, (2010); Davie M., Gisolfi D., Hardman D., Jordan J., O'Donnell D., Reed D., The trust over IP stack, IEEE Commun. Standards Mag, 3, 4, pp. 46-51, (2019); It is Okay to Use POST, (2009); Sabadello M., Zagidulin D., Decentralized Identifier Resolution (DID Resolution) V0.2. World Wide Web Consortium, (2021); Sporny M., Longley D., Sabadello M., Reed D., Steele O., Allen C., Decentralized Identifiers (DIDs) V1.0: DID URL Dereferencing. World Wide Web Consortium, (2021); Politou E., Michota A., Alepis E., Pocs M., Patsakis C., Backups and the right to be forgotten in the GDPR: An uneasy relationship, Comput. Law Secur. Rev, 34, 6, pp. 1247-1257, (2018); Deventer O., Lundkvist C., Csernai M., Hartog K.D., Sabadello M., Curren S., Gisolfi D., Varley M., Hammann S., Jordan J., Harchandani L., Fisher D., Looker T., Zumdel B., Curran S., Rybas D., Shcherbakov A., Peer DID Method Specification. Decentralized Identity Foundation, (2021); Sguanci C., Spatafora R., Mario Vergani A., Layer 2 blockchain scaling: A survey, (2021); Smith S.M., Key event receipt infrastructure (KERI), (2019); Microsoft Identity Overlay Network (ION); Buchner D., Looker T., Identity Hub. Decentralized Identity Foundation, (2021); Sporny M., Trider D., Encrypted Data Vaults v0.1. World Wide Web Consortium, (2022); Andress J., The Basics of Information Security: Understanding the Fundamentals of InfoSec in Theory and Practice, (2014); Looker T., JSON Web Message. IETF, (2020); Fielding R., Gettys J., Mogul J., Frystyk H., Masinter L., Leach P., Berners-Lee T., Hypertext Transfer Protocol-HTTP/1.1. IETF, (1999); Fette I., Melnikov A., The WebSocket Protocol. IETF, (2011); West R., Bluhm D., Hailstone M., Curran S., Curren S., Aristy G., Aries RFC 0434: Out-of-Band Protocol 1.1. Hyperledger Foundation, (2019); Shaik C., Securing cryptocurrency wallet seed phrase digitally with blind key encryption, Int. J. Cryptogr. Inf. Secur, 10, 4, pp. 1-10, (2020); Palatinus M., Rusnak P., Voisine A., Bowe S., Bitcoin Improvement Protocol 0039. Bitcoin, (2013); Hardman D., DKMS (Decentralized Key Management System) Design and Architecture V4; Shamir Secret Sharing Library; Bodily W., Mendoza M., Hammond B., Telfer N., SeedQuest: A 3D Mnemonic Game for Key Recovery; Geng S., Privacy Mechanisms for Decentralized Fingerprint-Based Authentication; Active Storage Horcrux; Interoperability Series: Sovrin Stewards Achieve Breakthrough in Wallet Portability; Steele O., New Work Item Proposal: Universal Wallet 2020; Steele O., Johnson M., Dardalet G., Prorock M., Shetty S., Duffy K.H., Universal Wallet 2020. World Wide Web Consortium, (2021); Sporny M., Longley D., Prorock M., Verifiable Credential Data Integrity 1.0, (2022); x.509 Certificate Revocation; Cooper D., Santesson S., Farrell S., Boeyen S., Polk W., Internet X.509 Public Key Infrastructure Certificate and Certificate Revocation List (CRL) Profile. IETF, (2008); Santesson D.S., Myers M., Ankney R., Malpani A., Galperin S., Adams C., X.509 Internet Public Key Infrastructure Online Certificate Status Protocol-OCSP. IETF, (2013); Hardman D., Harchandani L., Aries RFC 0104: Chained Credentials. Hyperledger Foundation, (2019); Camenisch J., Drijvers M., Dubovitskaya M., Practical UCsecure delegatable credentials with attributes and their application to blockchain, Proc. ACM SIGSAC Conf. Comput. Commun. Secur, pp. 683-699, (2017); Hardman D., Aries RFC 0048: Trust Ping Protocol 1.0. Hyperledger Foundation, (2019); Sabadello M., Universal Issuer; Sabadello M., Universal Verifier; Welcome to Schema.org; Comprehensive Learner Record-Summary; Open Badges; Webber C.L., Tallon J., Shepherd E., Guy A., Prodromou E., ActivityPub. World Wide Web Consortium, (2018); Camilleri A., Europass Learning Model. European Commission, (2021); Emrex Handbook, (2019); Introducing HL7 FHIR; Richer E.J., Health Relationship Trust Profile for User-Managed Access 2.0. OIDF, (2018); Stouffer K., Falco J., Scarfone K., Guide to industrial control systems (ICS) security-Rev. 2, NIST, Gaithersburg, MD, USA, Tech. Rep., 800, (2015); Naik N., Jenkins P., UPort open-source identity management system: An assessment of self-sovereign identity and user-centric data platform built on blockchain, Proc. IEEE Int. Symp. Syst. Eng. (ISSE), pp. 1-7, (2020); Hardman D., Curren S., Whitehead A., Aries RFC 0017: Attachments. Hyperledger Foundation, (2019); Hardman D., Aries RFC 0011: Decorators. Hyperledger Foundation, (2019); West R., Bluhm D., Hailstone M., Curran S., Curren S., Aristy G., Aries RFC 0023: DID Exchange Protocol 1.0. Hyperledger Foundation, (2018); Tsakalakis N., Stalla-Bourdillon S., O'Hara K., Data protection by design for cross-border electronic identification: Does the eIDAS interoperability framework need to be modernised?, Proc. IFIP Int. Summer School Privacy Identity Manage. Cham, Switzerland: Springer, pp. 255-274, (2018); Benet J., IPFS-content addressed, versioned, P2P file system, (2014); Bartolomeu P.C., Vieira E., Hosseini S.M., Ferreira J., Selfsovereign identity: Use-cases, technologies, and challenges for industrial IoT, Proc. 24th IEEE Int. Conf. Emerg. Technol. Factory Autom. (ETFA), pp. 1173-1180, (2019); Transactions; Hardman D., Kulic D., Gudkov V., Lodder M., Aries RFC 0050: Wallets. Hyperledger Foundation, (2018); Pandit H.J., Debruyne C., O'Sullivan D., Lewis D., GConsent-A consent ontology based on the GDPR, Proc. Eur. Semantic Web Conf. Cham, Switzerland: Springer, pp. 270-282, (2019); Bormann C., Hoffman P., RFC 8949: Concise Binary Object Representation (CBOR). IETF, (2020); Eriksson M., Hallberg V., Comparison between JSON and YAML for data serialization, pp. 1-25, (2011); Pastor M., Education Verifiable Accreditation Records, (2023); Barker E., Guideline for using cryptographic standards in the federal government: Cryptographic mechanisms, (2016); Menezes A.J., Vanstone S.A., Van Oorschot P.C., Handbook of Applied Cryptography, 5th ed, (1997); Sabadello M., Universal Resolver; Hardman D., Aries RFC 0005: DID Communication. Hyperledger Foundation, (2019); Hardman D., DIDComm Messaging. Decentralized Identity Foundation, (2019); Hardmann D., DIDComm V2: What's New? Decentralized Identity Foundation, (2022); Curren S., Basic Message. DIDComm, (2021); Huang X., Chen R., A survey of key management service in cloud, Proc. IEEE 9th Int. Conf. Softw. Eng. Service Sci. (ICSESS), pp. 916-919, (2018); TPM Main Design Principles, (2011); Curran S., Philipp A., Yildiz H., Curren S., Jurado V.M., AnonCreds Specification. Hyperledger Foundation, (2023); Sakimura N., Bradley J., Jones M., De Medeiros B., Mortimore C., OpenID Connect Core 1.0 Incorporating Errata Set 1. OIDF, (2014); Jones M., Bradley J., Sakimura N., JSON Web Token (JWT). IETF, (2015); Open Badges V2.0 IMS Final Release, (2018); What Are Open Badges?; Bassett L., Introduction to JavaScript Object Notation: A to-the-Point Guide to JSON, (2015); Sheffer Y., Hardt D., Jones M., JSON Web Token Best Current Practices, document RFC 8725, pp. 1-13, (2020); Young K., Verifiable-Credentials-Flavors-Explained, (2021); Hildebrand J., Turner S., JSON Object Signing and Encryption (JOSE). Internet Assigned Numbers Authority, (2015); Jones M., JSON Web Algorithms (JWA). IETF, (2015); Steele O., Prorock M., Lehner C.E., JSON Web Signature 2020. World Wide Web Consortium, (2022); Camenisch J., Lysyanskaya A., A signature scheme with efficient protocols, Proc. Int. Conf. Secur. Commun. Netw. Cham, Switzerland: Springer, pp. 268-289, (2002); Fett D., Yasuda K., Campbell B., Selective Disclosure for JWTs (SD-JWT). IETF, (2023); Jones M., Balfanz D., Bradley J., Goland Y., Panter J., Sakimura N., Tarjan P., JSON Web Signature (JWS). OID, (2011); Sporny M., Longley D., Kellogg G., Lanthaler M., Champin P.A., Lindstrom N., JSON-LD 1.1. World Wide Web Consortium, (2020); Chadwick D., Longley D., Sporny M., Terbu O., Zagidulin D., Zundel B., Verifiable Credentials Implementation Guidelines 1.0; Looker T., Kalos V., Whitehead A., Lodder M., The BBS Signature Scheme, (2023); Chiechelski G., JSON-LD Signatures BBS; Young K., Verifiable Credentials Flavors Explained Infographic, (2021); Babel M., Sedlmeir J., Bringing data minimization to digital wallets at scale with general-purpose zero-knowledge proofs, (2023); Freitag A., Revocation-Introduction; Longley D., Sporny M., Revocation List 2020. World Wide Web Consortium, (2021); Camenisch J., Kohlweiss M., Soriente C., An Accumulator Based on Bilinear Maps and Efficient Revocation for Anonymous Credentials. Cryptology ePrint Archive, (2008); Hardman D., Indy HIPE 0011: Credential Revocation. Hyperledger Foundation, (2018); Whitehead A., ZK-SAM: Signed Accumulator Membership, (2021); Lodder M., Privacy Preserving Revocation Proposal, (2021); Hardman D., Curren S., Whitehead A., Aries RFC 0017: Attachments. Hyperledger Foundation, (2019); Khateev N., Aries RFC 0036: Issue Credential Protocol 1.0. Hyperledger Foundation, (2019); Khateev N., Curran S., Curren S., Quadras R., Issue Credential Protocol 3.0. Decentralized Identity Foundation, (2021); Khateev N., Aries RFC 0037: Present Proof Protocol 1.0. Hyperledger Foundation, (2019); Khateev N., Curran S., Curren S., Present Proof Protocol 3.0. Decentralized Identity Foundation, (2021); Longley D., Varley M., Zagidulin D., Verifiable Presentation Request Specification v0.1. World Wide Web Consortium, (2021); Sporny M., Longley D., Credential Handler API 1.0. World Wide Web Consortium, (2021); Khovratovich D., Law J., Sovrin: Digital identities in the blockchain era, (2017); Semantic Definition of a Person; Hodges J., Jones J., Jones M., Kumar A., Lundberg E., Web Authentication: An API for Accessing Public Key Credentials Level 2. World Wide Web Consortium, (2021); Sakimura N., Bradley J., Jones M., De Medeiros B., Mortimore C., OpenID connect core 1.0, (2014); Naik N., Jenkins P., Securing digital identities in the cloud by selecting an apposite federated identity management from SAML, OAuth and OpenID connect, Proc. 11th Int. Conf. Res. Challenges Inf. Sci. (RCIS), pp. 163-174, (2017); Maler E., MacHulak M., Richer J., Hardjono T., Usermanaged access (UMA) 2.0 grant for OAuth 2.0 authorization, Kantara Initiative, USA, Tech. Rep, (2017); Koepe J., Object-capability as a means of permission and authority in software systems, (2019); Gennaro R., Minelli M., Nitulescu A., Orru M., Lattice-based zk-SNARKs from square span programs, Proc. ACM SIGSAC Conf. Comput. Commun. Secur., pp. 1-28, (2018); Wahby R.S., Tzialla I., Shelat A., Thaler J., Walfish M., Doublyefficient zkSNARKs without trusted setup, Proc. IEEE Symp. Secur. Privacy (SP), pp. 1-6, (2018); Setty S., Spartan: Efficient and General-Purpose zkSNARKs Without Trusted Setup. Cryptology ePrint Archive, (2019); Camenisch J., Lysyanskaya A., A signature scheme with efficient protocols, Security in Communication Networks, pp. 268-289, (2003); Boneh D., Lynn B., Shacham H., Short Signatures From the Weil Pairing, pp. 514-532, (2001); Au M.H., Susilo W., Mu Y., Constant-size dynamic k-TAA, Security and Cryptography for Networks (Lecture Notes in Computer Science), pp. 111-125, (2006); Boneh D., Strong RSA assumption, Encyclopedia of Cryptography and Security, (2004); Sakemi Y., Kobayashi T., Saito T., Pairing-Friendly Curves. Internet-Draft, IETF Secretariat, (2020); Yonezawa S., Kobayashi T., Saito T., Pairing-Friendly Curves. Internet-Draft, IETF Secretariat, (2019); Curran S., Jordan J., Aries RFC 0302: Aries Interop Profile. Hyperledger Foundation, (2019); Curran S., Aries Agent Test Harness. Hyperledger Foundation, (2023); Steele O., Zundel B., WACI-DIDComm Interop Profile. DIF, (2022); Yildiz H., Philipp A., Schulte A., Kupper A., Gondor S., Garzon S.R., Interoperable selbstsouveräne identitäten: Ein digital markets act für endnutzer?" HMD Praxis Wirtschaftsinformatik, 60, 2, pp. 405-421, (2023); Schwalm S., The possible impacts of the eIDAS 2.0 digital identity approach in Germany and Europe, (2023)</text:p>
          </table:table-cell>
          <table:table-cell table:style-name="ce4" office:value-type="string" calcext:value-type="string">
            <text:p>Institute of Electrical and Electronics Engineers Inc.</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text:p>
          </table:table-cell>
          <table:table-cell table:style-name="ce4" office:value-type="string" calcext:value-type="string">
            <text:p>Scopus</text:p>
          </table:table-cell>
          <table:table-cell table:style-name="ce4" office:value-type="string" calcext:value-type="string">
            <text:p>2-s2.0-85171538092</text:p>
          </table:table-cell>
          <table:table-cell table:number-columns-repeated="991"/>
        </table:table-row>
        <table:table-row table:style-name="ro1">
          <table:table-cell table:style-name="ce4" office:value-type="string" calcext:value-type="string">
            <text:p>Satybaldy A.; Hasselgren A.; Nowostawski M.</text:p>
          </table:table-cell>
          <table:table-cell table:style-name="ce4" office:value-type="string" calcext:value-type="string">
            <text:p>Satybaldy, Abylay (57203937501); Hasselgren, Anton (57195804177); Nowostawski, Mariusz (6602614040)</text:p>
          </table:table-cell>
          <table:table-cell table:style-name="ce4" office:value-type="string" calcext:value-type="string">
            <text:p>57203937501; 57195804177; 6602614040</text:p>
          </table:table-cell>
          <table:table-cell table:style-name="ce4" office:value-type="string" calcext:value-type="string">
            <text:p>DECENTRALIZED IDENTITY MANAGEMENT FOR E-HEALTH APPLICATIONS: STATE-OF-THE-ART AND GUIDANCE FOR FUTURE WORK</text:p>
          </table:table-cell>
          <table:table-cell table:style-name="ce4" office:value-type="float" office:value="2022" calcext:value-type="float">
            <text:p>2022</text:p>
          </table:table-cell>
          <table:table-cell table:style-name="ce4" office:value-type="string" calcext:value-type="string">
            <text:p>Blockchain in Healthcare Today</text:p>
          </table:table-cell>
          <table:table-cell table:style-name="ce4" office:value-type="float" office:value="5" calcext:value-type="float">
            <text:p>5</text:p>
          </table:table-cell>
          <table:table-cell table:style-name="ce4" office:value-type="string" calcext:value-type="string">
            <text:p>Special issue</text:p>
          </table:table-cell>
          <table:table-cell table:style-name="ce4" office:value-type="float" office:value="195" calcext:value-type="float">
            <text:p>195</text:p>
          </table:table-cell>
          <table:table-cell table:number-columns-repeated="3"/>
          <table:table-cell table:style-name="ce4" office:value-type="float" office:value="3" calcext:value-type="float">
            <text:p>3</text:p>
          </table:table-cell>
          <table:table-cell table:style-name="ce4" office:value-type="string" calcext:value-type="string">
            <text:p>10.30953/bhty.v5.195</text:p>
          </table:table-cell>
          <table:table-cell table:style-name="ce4" office:value-type="string" calcext:value-type="string">
            <text:p>https://www.scopus.com/inward/record.uri?eid=2-s2.0-85132718328&amp;doi=10.30953%2fbhty.v5.195&amp;partnerID=40&amp;md5=b7c743af35eddb9f9ef00af21a904129</text:p>
          </table:table-cell>
          <table:table-cell table:style-name="ce4" office:value-type="string" calcext:value-type="string">
            <text:p>Computer Science Department, Norwegian University of Science and Technology, Norway; Department of Neuromedicine and Movement Science, Norwegian University of Science and Technology, Norway</text:p>
          </table:table-cell>
          <table:table-cell table:style-name="ce4" office:value-type="string" calcext:value-type="string">
            <text:p>Satybaldy A., Computer Science Department, Norwegian University of Science and Technology, Norway; Hasselgren A., Department of Neuromedicine and Movement Science, Norwegian University of Science and Technology, Norway; Nowostawski M., Computer Science Department, Norwegian University of Science and Technology, Norway</text:p>
          </table:table-cell>
          <table:table-cell table:style-name="ce4"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table:style-name="ce4" office:value-type="string" calcext:value-type="string">
            <text:p>blockchain; decentralized identity; identity management; virtual healthcare</text:p>
          </table:table-cell>
          <table:table-cell table:style-name="ce4" office:value-type="string" calcext:value-type="string">
            <text:p>Authentication; Distributed ledger; Electronic document identification systems; Sensitive data; 'current; Block-chain; Decentralised; Decentralized identity; Digital identity; Digital identity management; e-Health applications; Identity management; State of the art; Virtual healthcare; Blockchain</text:p>
          </table:table-cell>
          <table:table-cell table:style-name="ce4" office:value-type="string" calcext:value-type="string">
            <text:p>Zhang P, Schmidt DC, White J, Lenz G., Blockchain technology use cases in healthcare, Advances in computers, 111, pp. 1-41, (2018); Siyal AA, Junejo AZ, Zawish M, Ahmed K, Khalil A, Sour-sou G., Applications of blockchain technology in medicine and healthcare: challenges and future perspectives, Cryptography, 3, 1, (2019); Hasselgren A, Rensaa JAH, Kralevska K, Gligoroski D, Fax-vaag A., Blockchain for increased trust in virtual health care: proof-of-concept study, J Med Internet Res, 23, 7, (2021); Biernacki P, Waldorf D., Snowball sampling: problems and techniques of chain referral sampling, Sociol Methods Res, 10, 2, pp. 141-163, (1981); Bouras MA, Lu Q, Zhang F, Wan Y, Zhang T, Ning H., Distributed ledger technology for e-health identity privacy: state of the art and future perspective, Sensors, 20, 2, (2020); Nakamoto S., Bitcoin: a peer-to-peer electronic cash system, (2017); Hasselgren A, Kralevska K, Gligoroski D, Pedersen SA, Fax-vaag A., Blockchain in healthcare and health sciences – a scoping review, Int J Med Inform, 134, (2020); Weik MH., Computer Science and Communications Dictionary, (2001); Ellingsen J., Self-sovereign identity systems: opportunities and challenges, (2019); Hughes J, Maler E., Security Assertion Markup Language (SAML) v2.0 technical overview, OASIS SSTC Working Draft, pp. 29-38, (2005); Sakimura N, Bradley D, de Mederiso B, Jones M, Jay E., Openid connect standard 1.0-draft 07, (2011); Hardt D., The oauth 2.0 authorization framework, (2012); Mertens W, Rosemann M., Digital identity 3.0: the platform for the people, (2015); Satchell C, Shanks G, Howard S, Murphy J., Identity crisis: user perspectives on multiplicity and control in federated identity management, Behav Inf Technol, 30, 1, pp. 51-62, (2011); Rose J, Rehse O, Rober B., The value of our digital iden-tity, (2012); de Marneffe P., Vice laws and self-sovereignty, Crim Law Philos, 7, 1, pp. 29-41, (2013); Allen C., The path to self-sovereign identity; The world’s leading platform for verifiable creden-tials; Serto ID., Trust with control; Layer 2 decentralized identifier network; Satybaldy A, Nowostawski M, Ellingsen J., Self-sovereign identity systems, IFIP International Summer School on Privacy and Identity Management, pp. 447-461, (2019); Lopez MA., Self-sovereign identity-the future of identity: self-sovereignity, digital wallets, and blockchain, Materials Today: Proceedings, (2019); Decentralized identifiers; Verifiable credentials data model 1.0; Decentralized Identity Foundation; Iyengar R, Twitter accounts of Joe Biden, Barack Obama, Elon Musk, Bill Gates, and others apparently hacked; Berghel H., Equifax and the latest round of identity theft roulette, Computer, 50, 12, pp. 72-76, (2017); Isaak J, Hanna MJ., User data privacy: Facebook, Cambridge Analytica, and privacy protection, Computer, 51, 8, pp. 56-59, (2018); Understanding the first American financial data leak: how did it happen and what does it mean?; Andersson T., The medical leadership challenge in health-care is an identity challenge. Leadership in Health Services; 2015, Leadersh Health Serv (Bradf Engl), 28, 2, pp. 83-99, (2015); Houtan B, Hafid AS, Makrakis D., A survey on blockchain-based self-sovereign patient identity in healthcare, IEEE Access, 8, pp. 90478-90494, (2020); Khurshid A, Holan C, Cowley C, Alexander J, Harrell DT, Usman M, Et al., Designing and testing a blockchain application for patient identity management in healthcare, JAMIA Open, 4, 3, pp. 1-8, (2021); Mikula T, Jacobsen RH., Identity and access management with blockchain in electronic healthcare records, 2018 21st Eu-romicro conference on digital system design (DSD), pp. 699-706, (2018); Sharma B, Halder R, Singh J., Blockchain-based interoperable healthcare using zero-knowledge proofs and proxy re-encryp-tion, 2020 International Conference on COMmunication Systems &amp; NETworkS (COMSNETS), pp. 1-6, (2020); Javed IT, Alharbi F, Bellaj B, Margaria T, Crespi N, Qureshi KN., Health-id: A blockchain-based decentralized identity management for remote healthcare, Healthcare, 9, (2021); Peer did method specification; Sovrin: a protocol and token for self-sovereign identity and decentralized trust, (2018); Hyperledger Indy project; Trusted digital passports for healthcare professionals; Own your health data. It’s rightfully yours; Medibloc techinical whitepaper; Good Moonhwa Hospital; Yongin Severance Hospital; Hashgraph consensus algorithm; Hedera hashgraph for data integrity &amp; authenticity</text:p>
          </table:table-cell>
          <table:table-cell table:style-name="ce4" office:value-type="string" calcext:value-type="string">
            <text:p>Partners in Digital Health</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32718328</text:p>
          </table:table-cell>
          <table:table-cell table:number-columns-repeated="991"/>
        </table:table-row>
        <table:table-row table:style-name="ro1">
          <table:table-cell table:style-name="ce4" office:value-type="string" calcext:value-type="string">
            <text:p>Schardong F.; Custódio R.; Pioli L.; Meyer J.</text:p>
          </table:table-cell>
          <table:table-cell table:style-name="ce4" office:value-type="string" calcext:value-type="string">
            <text:p>Schardong, Frederico (56938998800); Custódio, Ricardo (23134431000); Pioli, Láercio (57211635317); Meyer, João (57454119500)</text:p>
          </table:table-cell>
          <table:table-cell table:style-name="ce4" office:value-type="string" calcext:value-type="string">
            <text:p>56938998800; 23134431000; 57211635317; 57454119500</text:p>
          </table:table-cell>
          <table:table-cell table:style-name="ce4" office:value-type="string" calcext:value-type="string">
            <text:p>Matching Metadata on Blockchain for Self-Sovereign Identity</text:p>
          </table:table-cell>
          <table:table-cell table:style-name="ce4" office:value-type="float" office:value="2022" calcext:value-type="float">
            <text:p>2022</text:p>
          </table:table-cell>
          <table:table-cell table:style-name="ce4" office:value-type="string" calcext:value-type="string">
            <text:p>Lecture Notes in Business Information Processing</text:p>
          </table:table-cell>
          <table:table-cell table:style-name="ce4" office:value-type="string" calcext:value-type="string">
            <text:p>436 LNBIP</text:p>
          </table:table-cell>
          <table:table-cell table:number-columns-repeated="2"/>
          <table:table-cell table:style-name="ce4" office:value-type="float" office:value="421" calcext:value-type="float">
            <text:p>421</text:p>
          </table:table-cell>
          <table:table-cell table:style-name="ce4" office:value-type="float" office:value="433" calcext:value-type="float">
            <text:p>433</text:p>
          </table:table-cell>
          <table:table-cell table:style-name="ce4" office:value-type="float" office:value="12" calcext:value-type="float">
            <text:p>12</text:p>
          </table:table-cell>
          <table:table-cell table:style-name="ce4" office:value-type="float" office:value="2" calcext:value-type="float">
            <text:p>2</text:p>
          </table:table-cell>
          <table:table-cell table:style-name="ce4" office:value-type="string" calcext:value-type="string">
            <text:p>10.1007/978-3-030-94343-1_32</text:p>
          </table:table-cell>
          <table:table-cell table:style-name="ce4" office:value-type="string" calcext:value-type="string">
            <text:p>https://www.scopus.com/inward/record.uri?eid=2-s2.0-85124644960&amp;doi=10.1007%2f978-3-030-94343-1_32&amp;partnerID=40&amp;md5=b293a9f519153ebcdf1ef24dbd271e44</text:p>
          </table:table-cell>
          <table:table-cell table:style-name="ce4" office:value-type="string" calcext:value-type="string">
            <text:p>Universidade Federal de Santa Catarina, Florianópolis, Brazil; Instituto Federal do Rio Grande do Sul, Campus Rolante, Rolante, Brazil</text:p>
          </table:table-cell>
          <table:table-cell table:style-name="ce4" office:value-type="string" calcext:value-type="string">
            <text:p>Schardong F., Universidade Federal de Santa Catarina, Florianópolis, Brazil, Instituto Federal do Rio Grande do Sul, Campus Rolante, Rolante, Brazil; Custódio R., Universidade Federal de Santa Catarina, Florianópolis, Brazil; Pioli L., Universidade Federal de Santa Catarina, Florianópolis, Brazil; Meyer J., Universidade Federal de Santa Catarina, Florianópolis, Brazil</text:p>
          </table:table-cell>
          <table:table-cell table:style-name="ce4"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table:style-name="ce4" office:value-type="string" calcext:value-type="string">
            <text:p>Blockchain; Metadata matching; Schema matching; Self-Sovereign Identity; SSI</text:p>
          </table:table-cell>
          <table:table-cell table:style-name="ce4" office:value-type="string" calcext:value-type="string">
            <text:p>Blockchain; Distributed ledger; Semantics; Block-chain; Digital identity; Literature reviews; Matchings; Metadatum matching; Novel solutions; Privacy preserving; Schema matching; Self-sovereign identity; Metadata</text:p>
          </table:table-cell>
          <table:table-cell table:style-name="ce4" office:value-type="string" calcext:value-type="string">
            <text:p>Al Omran F.N.A., Treude C., Choosing an NLP library for analyzing software documentation: A systematic literature review and a series of experiments, 2017 IEEE/ACM 14Th International Conference on Mining Software Repositories (MSR), Pp. 187–197. IEEE, (2017); Honnibal M., Montani I., van Landeghem S., Boyd A., Spacy: Industrial-Strength Natural Language Processing in Python, (2020); Ives B., Walsh K.R., Schneider H., The domino effect of password reuse, Commun. ACM, 47, 4, pp. 75-78, (2004); Jones M.B., McIntosh M., Identity Metasystem Interoperability Version 1.0. OASIS Standard, (2009); Keele S., Et al., Guidelines for Performing Systematic Literature Reviews in Software Engineering, (2007); Kuperberg M., Blockchain-based identity management: A survey from the enterprise and ecosystem perspective, IEEE Trans. Eng. Manag., 67, pp. 1-20, (2019); Lim S.Y., Et al., Blockchain technology the identity management and authentication service disruptor: A survey, Int. J. Adv. Sci. Eng. Inf. Technol., 8, 4-2, pp. 1735-1745, (2018); Lux Z.A., Beierle F., Zickau S., Gondor S., Full-text search for verifiable credential metadata on distributed ledgers, 2019 Sixth International Conference on Internet of Things: Systems, Management and Security (IOTSMS), Pp. 519–528. IEEE, (2019); Mikolov T., Chen K., Corrado G., Dean J., Efficient Estimation of Word Representations in Vector Space. Arxiv Preprint Arxiv, 1301, (2013); Muhle A., Gruner A., Gayvoronskaya T., Meinel C., A survey on essential components of a self-sovereign identity, Comput. Sci. Rev., 30, pp. 80-86, (2018); Petticrew M., Roberts H., Systematic Reviews in the Social Sciences: A Practical Guide, (2008); Sakimura N., Bradley J., Jones M., de Medeiros B., Mortimore C., Openid Connect Core 1.0. the Openid Foundation, (2014); Stas P., Hyperledger Indy Transaction Explorer, (2019); Whitehead A., Sovrin Main Net, (2019)</text:p>
          </table:table-cell>
          <table:table-cell table:style-name="ce4" office:value-type="string" calcext:value-type="string">
            <text:p>Springer Science and Business Media Deutschland GmbH</text:p>
          </table:table-cell>
          <table:table-cell/>
          <table:table-cell table:style-name="ce4" office:value-type="string" calcext:value-type="string">
            <text:p>5th International Workshop on Artificial Intelligence for Business Process Management, AI4BPM 2021, 17th International Workshop on Business Process Intelligence, BPI 2021, 1st International Workshop on BPM Governance for and Beyond DigitalTransformation, BPMGOV 2021, 1st International Workshop on Business Process Management and Routine Dynamics, BPM and RD 2021, 14th International Workshop on Social and Human Aspects of Business Process Management, BPMS2 2021, 9th International Workshop on DEClarative, DECision and Hybrid approaches to processes, DEC2H 2021, 5th International Workshop on Business Processes Meet the Internet-of-Things, BP-Meet-IoT 2021, 4th International Workshop on Security and Privacy-enhanced Business Process Management, SPBP 2021 held at 19th International Conference on Business Process Management, BPM 2021</text:p>
          </table:table-cell>
          <table:table-cell table:style-name="ce4" office:value-type="string" calcext:value-type="string">
            <text:p>6 September 2021 through 10 September 2021</text:p>
          </table:table-cell>
          <table:table-cell table:style-name="ce4" office:value-type="string" calcext:value-type="string">
            <text:p>Rome</text:p>
          </table:table-cell>
          <table:table-cell table:style-name="ce4" office:value-type="float" office:value="271689" calcext:value-type="float">
            <text:p>271689</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24644960</text:p>
          </table:table-cell>
          <table:table-cell table:number-columns-repeated="991"/>
        </table:table-row>
        <table:table-row table:style-name="ro1">
          <table:table-cell table:style-name="ce4" office:value-type="string" calcext:value-type="string">
            <text:p>Shkembi K.; Kochovski P.; Papaioannou T.G.; Barelle C.; Stankovski V.</text:p>
          </table:table-cell>
          <table:table-cell table:style-name="ce4" office:value-type="string" calcext:value-type="string">
            <text:p>Shkembi, Klevis (58719774900); Kochovski, Petar (57196237022); Papaioannou, Thanasis G. (35183829300); Barelle, Caroline (58234865800); Stankovski, Vlado (6603094693)</text:p>
          </table:table-cell>
          <table:table-cell table:style-name="ce4" office:value-type="string" calcext:value-type="string">
            <text:p>58719774900; 57196237022; 35183829300; 58234865800; 6603094693</text:p>
          </table:table-cell>
          <table:table-cell table:style-name="ce4" office:value-type="string" calcext:value-type="string">
            <text:p>Semantic Web and blockchain technologies: Convergence, challenges and research trends</text:p>
          </table:table-cell>
          <table:table-cell table:style-name="ce4" office:value-type="float" office:value="2023" calcext:value-type="float">
            <text:p>2023</text:p>
          </table:table-cell>
          <table:table-cell table:style-name="ce4" office:value-type="string" calcext:value-type="string">
            <text:p>Journal of Web Semantics</text:p>
          </table:table-cell>
          <table:table-cell table:style-name="ce4" office:value-type="float" office:value="79" calcext:value-type="float">
            <text:p>79</text:p>
          </table:table-cell>
          <table:table-cell/>
          <table:table-cell table:style-name="ce4" office:value-type="float" office:value="100809" calcext:value-type="float">
            <text:p>100809</text:p>
          </table:table-cell>
          <table:table-cell table:number-columns-repeated="3"/>
          <table:table-cell table:style-name="ce4" office:value-type="float" office:value="0" calcext:value-type="float">
            <text:p>0</text:p>
          </table:table-cell>
          <table:table-cell table:style-name="ce4" office:value-type="string" calcext:value-type="string">
            <text:p>10.1016/j.websem.2023.100809</text:p>
          </table:table-cell>
          <table:table-cell table:style-name="ce4" office:value-type="string" calcext:value-type="string">
            <text:p>https://www.scopus.com/inward/record.uri?eid=2-s2.0-85177783377&amp;doi=10.1016%2fj.websem.2023.100809&amp;partnerID=40&amp;md5=6866c104c6ad5cc7ced2257469405e6a</text:p>
          </table:table-cell>
          <table:table-cell table:style-name="ce4" office:value-type="string" calcext:value-type="string">
            <text:p>Faculty of Computer and Information Science, University of Ljubljana, Ljubljana, 1000, Slovenia; Department of Digital Industry Technologies, National and Kapodistrian University of Athens, Psachna, 34400, Greece; European Dynamics, S.A., Luxembourg, L-1466, Luxembourg</text:p>
          </table:table-cell>
          <table:table-cell table:style-name="ce4" office:value-type="string" calcext:value-type="string">
            <text:p>Shkembi K., Faculty of Computer and Information Science, University of Ljubljana, Ljubljana, 1000, Slovenia; Kochovski P., Faculty of Computer and Information Science, University of Ljubljana, Ljubljana, 1000, Slovenia; Papaioannou T.G., Department of Digital Industry Technologies, National and Kapodistrian University of Athens, Psachna, 34400, Greece; Barelle C., European Dynamics, S.A., Luxembourg, L-1466, Luxembourg; Stankovski V., Faculty of Computer and Information Science, University of Ljubljana, Ljubljana, 1000, Slovenia</text:p>
          </table:table-cell>
          <table:table-cell table:style-name="ce4"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table:style-name="ce4" office:value-type="string" calcext:value-type="string">
            <text:p>Blockchain; Knowledge management; Ontology; Semantic Web; Trust</text:p>
          </table:table-cell>
          <table:table-cell table:style-name="ce4" office:value-type="string" calcext:value-type="string">
            <text:p>Blockchain; Digital libraries; Semantic Web; Block-chain; Decentralised; Digital assets; Ontology's; Research trends; Semantic-Web; Technology challenges; Technology convergence; Technology research; Trust; Knowledge management</text:p>
          </table:table-cell>
          <table:table-cell table:style-name="ce4" office:value-type="string" calcext:value-type="string">
            <text:p>Berners-Lee T., Hendler J., Lassila O., The semantic web, Sci. Am., 284, 5, pp. 34-43, (2001); Nakamoto S., Bitcoin: A peer-to-peer electronic cash system, Decentralized Bus. Rev., (2008); Buterin V., Ethereum: A next-generation smart contract and decentralized application platform, (2014); Voshmgir S., Token Economy: How the Web3 Reinvents the Internet, Vol. 2, (2020); Wackerow P., Introduction to smart contracts, what is a smart contract, (2023); Altarawneh A., Herschberg T., Medury S., Kandah F., Skjellum A., Buterin's scalability trilemma viewed through a state-change-based classification for common consensus algorithms, 2020 10th Annual Computing and Communication Workshop and Conference, CCWC, pp. 0727-0736, (2020); English M., Auer S., Domingue J., Block chain technologies &amp; the semantic web: A framework for symbiotic development, Computer Science Conference for University of Bonn Students, pp. 47-61, (2016); Kim H.M., Laskowski M., Nan N., A first step in the co-evolution of blockchain and ontologies: Towards engineering an ontology of governance at the blockchain protocol level, (2018); von Wendland M., Smart contracts that are smart and can function as legal contracts-a review of semantic blockchain and distributed ledger technologies, (2018); Cano-Benito J., Cimmino A., Garcia-Castro R., Towards blockchain and semantic web, International Conference on Business Information Systems, pp. 220-231, (2019); Khan A.G., Zahid A.H., Hussain M., Farooq M., Riaz U., Alam T.M., A journey of WEB and blockchain towards the Industry 4.0: An overview, 2019 International Conference on Innovative Computing, ICIC, pp. 1-7, (2019); Valiente M.-C., Rozas D., Integration of ontologies with decentralized autonomous organizations development: A systematic literature review, Metadata and Semantic Research, pp. 171-184, (2022); Zarrin J., Phang H.W., Saheer L.B., Zarrin B., Blockchain for decentralization of internet: prospects, trends, and challenges, Cluster Comput., pp. 1-26, (2021); Belchior R., Vasconcelos A., Guerreiro S., Correia M., A survey on blockchain interoperability: Past, present, and future trends, ACM Comput. Surv., 54, 8, pp. 1-41, (2021); Aswini R., Padmapriya N., Semantic and blockchain technology, Advanced Concepts, Methods, and Applications in Semantic Computing, pp. 50-71, (2021); Kurteva A., Chhetri T.R., Pandit H.J., Fensel A., Consent through the lens of semantics: State of the art survey and best practices, Semant. Web, pp. 1-27, (2021); Zou J., He D., Zeadally S., Kumar N., Wang H., Choo K.R., Integrated blockchain and cloud computing systems: A systematic survey, solutions, and challenges, ACM Comput. Surv., 54, 8, pp. 1-36, (2021); Sheridan D., Harris J., Wear F., Cowell J., Wong E., Yazdinejad A., Web3 challenges and opportunities for the market, (2022); Chen C., Zhang L., Li Y., Liao T., Zhao S., Zheng Z., Huang H., Wu J., When digital economy meets Web 3.0: Applications and challenges, IEEE Open J. Comput. Soc., (2022); Cao L., Decentralized AI: Edge intelligence and smart blockchain, Metaverse, Web3, and DeSci, IEEE Intell. Syst., 37, 3, pp. 6-19, (2022); Ding W., Hou J., Li J., Guo C., Qin J., Kozma R., Wang F.-Y., DeSci based on Web3 and DAO: A comprehensive overview and reference model, IEEE Trans. Comput. Soc. Syst., 9, 5, pp. 1563-1573, (2022); Alsamani A., Beckmann A., Combining blockchain and semantic technologies: A survey, 2022 IEEE 1st Global Emerging Technology Blockchain Forum: Blockchain &amp; beyond, IGETblockchain, pp. 1-6, (2022); W3C Consortium A., Web ontology language (OWL), a semantic web language designed to represent rich and complex knowledge about things, groups of things, and relations between things, (2023); Studer R., Benjamins V., Fensel D., Knowledge engineering: Principles and methods, Data Knowl. Eng., 25, 1, pp. 161-197, (1998); Davies J., Studer R., Warren P., Semantic Web Technologies: Trends and Research in Ontology-Based Systems, (2006); Gasevic D., Kaviani N., Milanovic M., Ontologies and software engineering, Handbook on Ontologies, pp. 593-615, (2009); Tanwar S., Parekh K., Evans R., Blockchain-based electronic healthcare record system for healthcare 4.0 applications, J. Inf. Secur. Appl., 50, (2020); Crosby M., Pattanayak P., Verma S., Kalyanaraman V., Et al., Blockchain technology: Beyond bitcoin, Appl. Innov., 2, 6-10, (2016); Bodkhe U., Bhattacharya P., Tanwar S., Tyagi S., Kumar N., Obaidat M.S., BloHosT blockchain-enabled smart tourism and hospitality management, 2019 International Conference on Computer, Information and Telecommunication Systems CITS, (2019); Wang S., Ding W., Li J., Yuan Y., Ouyang L., Wang F.-Y., Decentralized autonomous organizations: Concept, model, and applications, IEEE Trans. Comput. Soc. Syst., 6, 5, pp. 870-878, (2019); Androulaki E., Barger A., Bortnikov V., Cachin C., Christidis K., De Caro A., Enyeart D., Ferris C., Laventman G., Manevich Y., Muralidharan S., Murthy C., Nguyen B., Sethi M., Singh G., Smith K., Sorniotti A., Stathakopoulou C., Vukolic M., Cocco S.W., Yellick J., Hyperledger fabric: A distributed operating system for permissioned blockchains, Proceedings of the Thirteenth EuroSys Conference, EuroSys ’18, pp. 1-15, (2018); Goodman L., Tezos: A self-amending crypto-ledger position paper, Aug, 3, (2014); Lu Y., The blockchain: State-of-the-art and research challenges, J. Ind. Inf. Integr., 15, pp. 80-90, (2019); Zheng Z., Xie S., Dai H.-N., Chen W., Chen X., Weng J., Imran M., An overview on smart contracts: Challenges, advances and platforms, Future Gener. Comput. Syst., 105, pp. 475-491, (2020); Popov S., The tangle white paper, 1 (3), (2018); Khrais L.T., Comparison study of blockchain technology and IOTA technology, 2020 Fourth International Conference on I-SMAC, IoT in Social, Mobile, Analytics and Cloud) (I-SMAC, pp. 42-47, (2020); Kim H.M., Baumann T., (2022); Bartolomeu P.C., Vieira E., Ferreira J., Pay as you go: A generic crypto tolling architecture, IEEE Access, 8, pp. 196212-196222, (2020); Makhdoom I., Abolhasan M., Abbas H., Ni W., Blockchain's adoption in IoT: The challenges, and a way forward, J. Netw. Comput. Appl., 125, pp. 251-279, (2019); Akhtar M.M., Rizvi D.R., Ahad M.A., Kanhere S.S., Amjad M., Coviello G., Efficient data communication using distributed ledger technology and IOTA-enabled Internet of Things for a future machine-to-machine economy, Sensors, 21, 13, (2021); Carelli A., Palmieri A., Vilei A., Castanier F., Vesco A., Enabling secure data exchange through the IOTA tangle for IoT constrained devices, Sensors, 22, 4, (2022); Brown R.G., Carlyle J., Grigg I., Hearn M., Corda: an Introduction, Vol. 1, No. 15, (2016); EOS.io R.G., EOSIO a highly performant open-source blockchain platform, built to support and operate safe, compliant, and predictable digital infrastructures, (2021); Stellar, an open network for storing and moving money, (2021); Quorum, the complete open source blockchain platform for business, (2021); Yakovenko A., (2018); Wood G., pp. 2327-4662, (2016); Schwartz D., Youngs N., Britto A., Et al., 5, 8, (2014); Cardano, is a proof-of-stake blockchain platform: the first to be founded on peer-reviewed research and developed through evidence-based methods, (2022); Ruta M., Scioscia F., Ieva S., Capurso G., Pinto A., Di Sciascio E., pp. 1-12, (2018); Ruta M., Scioscia F., Ieva S., Capurso G., Di Sciascio E., Semantic blockchain to improve scalability in the Internet of Things, Open J. Internet Things (OJIOT), 3, 1, pp. 46-61, (2017); Yang W., Sun B., Zhu Y., Wu D., A secure heuristic semantic searching scheme with blockchain-based verification, Inf. Process. Manage., 58, 4, (2021); Garcia R., Gil R., Social Media Copyright Management using Semantic Web and Blockchain, pp. 339-343, (2019); Mikroyannidis A., Third A., Domingue J., A case study on the decentralisation of lifelong learning using blockchain technology, J. Interact. Media Educ., 2020, 1, (2020); Jiao J., Lin S.-W., Sun J., A Generalized Formal Semantic Framework for Smart Contracts, 20, (2020); Hector U.-R., Boris C.-L., BLONDiE: Blockchain ontology with dynamic extensibility, (2020); Ugarte H., A more pragmatic Web 3.0: Linked blockchain data, (2017); Cai C., Weng J., Yuan X., Wang C., Enabling reliable keyword search in encrypted decentralized storage with fairness, IEEE Trans. Dependable Secure Comput., (2018); Kalafatelis A., Panagos K., Giannopoulos A.E., Spantideas S.T., Kapsalis N.C., Touloupou M., Kapassa E., Katelaris L., Christodoulou P., Christodoulou K., Et al., ISLAND: An interlinked semantically-enriched blockchain data framework, International Conference on the Economics of Grids, Clouds, Systems, and Services, pp. 207-214, (2021); Mohsen W., Aref M., ElBahnasy K., Blockchain as a Platform for Collaborative Ontology Evolution, pp. 183-190, (2020); Kim H.M., Laskowski M., Toward an ontology-driven blockchain design for supply-chain provenance, Intell. Syst. Account. Financ. Manag., 25, 1, pp. 18-27, (2018); ConsenSys, unlock web3, build on ethereum. Collaborate worldwide, (2021); Huitzil I., Fuentemilla A., Bobillo F., I can get some satisfaction: Fuzzy ontologies for partial agreements in blockchain smart contracts, 2020 IEEE International Conference on Fuzzy Systems, FUZZ-IEEE, pp. 1-8, (2020); Fill H.-G., Applying the Concept of Knowledge Blockchains to Ontologies, pp. 1-5, (2019); De Kruijff J., Weigand H., Understanding the blockchain using enterprise ontology, International Conference on Advanced Information Systems Engineering, pp. 29-43, (2017); Cantone D., Longo C.F., Nicolosi-Asmundo M., Santamaria D.F., Santoro C., Ontological smart contracts in OASIS: Ontology for agents, systems, and integration of services, (2020); Glaser F., Pervasive decentralisation of digital infrastructures: a framework for blockchain enabled system and use case analysis, Proceedings of the 50th Hawaii International Conference on System Sciences, pp. 1543-1552, (2017); De Kruijff J., Weigand H., Ontologies for commitment-based smart contracts, OTM Confederated International Conferences“ on the Move to Meaningful Internet Systems”, pp. 383-398, (2017); Daniel F., Guida L., A service-oriented perspective on blockchain smart contracts, IEEE Internet Comput., 23, 1, pp. 46-53, (2019); Baqa H., Truong N.B., Crespi N., Lee G.M., Le Gall F., Semantic smart contracts for blockchain-based services in the internet of things, 2019 IEEE 18th International Symposium on Network Computing and Applications, NCA, pp. 1-5, (2019); Cano-Benito J., Cimmino A., Garcia-Castro R., Toward the ontological modeling of smart contracts: A solidity use case, IEEE Access, 9, pp. 140156-140172, (2021); Choudhury O., Rudolph N., Sylla I., Fairoza N., Das A., Auto-generation of smart contracts from domain-specific ontologies and semantic rules, 2018 IEEE International Conference on Internet of Things (IThings) and IEEE Green Computing and Communications (GreenCom) and IEEE Cyber, Physical and Social Computing (CPSCom) and IEEE Smart Data (SmartData), pp. 963-970, (2018); Dwivedi V., Norta A., Wulf A., Leiding B., Saxena S., Udokwu C., A formal specification smart-contract language for legally binding decentralized autonomous organizations, IEEE Access, 9, pp. 76069-76082, (2021); Gursoy G., Brannon C.M., Gerstein M., Using ethereum blockchain to store and query pharmacogenomics data via smart contracts, BMC Med. Genom., 13, pp. 1-11, (2020); Why new off-chain storage is required for blockchains, (2021); Blockchain oracles explained, (2020); Blockchain oracles, (2019); Chainlink 2.0 and the future of decentralized oracle networks, (2021); IExec, blockchain-based decentralized cloud computing, (2021); de Pedro A.S., Levi D., Cuende L.I., Witnet: A decentralized oracle network protocol, (2017); McConaghy T., Marques R., Muller A., De Jonghe D., McConaghy T., McMullen G., Henderson R., Bellemare S., Granzotto A., (2016); Wood G., Et al., 151, 2014, pp. 1-32, (2014); Eris industries, (2021); Tendermit, (2021); ProveDB, (2020); Fluree, (2018); Auditchain, (2017); Exonym, (2019); Sopek M., Gradzki P., Kosowski W., Kuziski D., Trojczak R., Trypuz R., GraphChain: a distributed database with explicit semantics and chained RDF graphs, pp. 1171-1178, (2018); Liu L., Ozsu M.T., Encyclopedia of Database Systems, Vol. 6, (2009); Benet J., IPFS - content addressed, versioned, P2P file system, CoRR abs/1407.3561, (2014); Psaras Y., Dias D., The InterPlanetary file system and the filecoin network, 2020 50th Annual IEEE-IFIP International Conference on Dependable Systems and Networks-Supplemental Volume, DSN-S, (2020); Storj Labs. Y., Storj: A decentralized cloud storage network framework, (2018); Vorick D., Champine L., Sia: Simple decentralized storage, 8, (2014); Sharma P., Jindal R., Borah M.D., Blockchain technology for cloud storage: A systematic literature review, ACM Comput. Surv., 53, 4, pp. 1-32, (2020); Zheng Q., Li Y., Chen P., Dong X., An innovative IPFS-based storage model for blockchain, 2018 IEEE/WIC/ACM International Conference on Web Intelligence, WI, pp. 704-708, (2018); Hasan S.S., Sultan N.H., Barbhuiya F.A., Cloud data provenance using ipfs and blockchain technology, pp. 5-12, (2019); Do H.G., Ng W.K., Blockchain-based system for secure data storage with private keyword search, 2017 IEEE World Congress on Services, SERVICES, pp. 90-93, (2017); Li J., Wu J., Chen L., Block-secure: Blockchain based scheme for secure P2P cloud storage, Inform. Sci., 465, pp. 219-231, (2018); W3C J., Verifiable credentials data model, (2019); W3C J., Decentralized identifiers (DIDs) v1.0 Core architecture, data model, and representations, (2019); W3C J., Verifiable credentials data model v1.1 expressing verifiable information on the web, (2019); Ruiz J., Public-Permissioned blockchains as Common-Pool Resources, (2020); Verifiable credentials data model v1.1 expressing verifiable information on the web, (2019); Serto provides easy-to-use decentralized identity and connected data solutions for enterprises, (2021); LifeID, (2021); Sovrin, (2021); Pelle Braendgaard J.T., EIP-1056: Ethereum lightweight identity, (2018); Braendgaard P., EIP-1812: Ethereum verifiable claims, (2019); Jan Z., Recognition and reward system for peer-reviewers, CEUR Workshop Proceedings, Vol. 2181, pp. 46-54, (2018); Marathe N., Johng H., Hill T., Chung L., Using blockchain for enhancing collaboration among independent enterprises: a knowledge-based approach, 2021 IEEE International Conference on Smart Data Services, SMDS, pp. 55-60, (2021); Chen H., Hu N., Qi G., Wang H., Bi Z., Li J., Yang F., Openkg chain: A blockchain infrastructure for open knowledge graphs, Data Intell., 3, 2, pp. 205-227, (2021); Dziembowski S., Eckey L., Faust S., Malinowski D., Perun: Virtual payment hubs over cryptocurrencies, 2019 IEEE Symposium on Security and Privacy, SP, pp. 106-123, (2019); Kwon J., Buchman E., Cosmos whitepaper: A network of distributed ledgers, (2019); Chainlink J., What is a blockchain oracle?, (2023); Chainlink J., Blockchains and oracles: Similarities, differences, and synergies, (2023); Chainlink J., Nlocking Web3 identity: Blockchains, credentials, and oracles, (2022); Cryptopedia Staff J., Blockchain consensus mechanisms beyond PoW and PoS, (2023); Mohsen W., Aref M., ElBahnasy K., Blockchain as a platform for collaborative ontology evolution, Proceedings of the 6th International Conference on Frontiers of Educational Technologies, ICFET ’20, pp. 183-190, (2020); Curty S., Fill H.-G., Goncalves R.S., Musen M.A., An architecture for attesting to the provenance of ontologies using blockchain technologies, Business Modeling and Software Design, pp. 182-199, (2022); Huang T.-L., Huang J., An efficient data structure for distributed ledger in blockchain systems, 2020 International Computer Symposium, ICS, pp. 175-178, (2020); Li Y., Yin H., Gai K., Zhu L., Wang Q., Blockchain-as-a-service powered knowledge graph construction, Knowledge Science, Engineering and Management: 14th International Conference, KSEM 2021, Tokyo, Japan, August 14–16, 2021, Proceedings, Part III 14, pp. 500-511, (2021); pp. 4605-4614, (2019); Smith P., An Introduction to Gödel's Theorems, (2013); Ouf S., A proposed architecture for pharmaceutical supply chain based semantic blockchain, Int. J. Intell. Eng. Sys., 14, 3, (2021); Yang W., Garg S., Bai Q., Kang B., Smart-contract enabled decentralized knowledge fusion for blockchain-based conversation system, Expert Syst. Appl., 203, (2022); Rhayem A., Mhiri M.B.A., Gargouri F., Semantic web technologies for the Internet of Things: Systematic literature review, Internet Things, 11, (2020); Viriyasitavat W., Anuphaptrirong T., Hoonsopon D., When blockchain meets Internet of Things: Characteristics, challenges, and business opportunities, J. Ind. Inf. Integr., 15, pp. 21-28, (2019); Carter G., Shahriar H., Sneha S., Blockchain-based interoperable electronic health record sharing framework, 2019 IEEE 43rd Annual Computer Software and Applications Conference, Vol. 2, COMPSAC, pp. 452-457, (2019); Mukherjee P., Singh D., The opportunities of blockchain in health 4.0, Blockchain Technology for Industry 4.0, pp. 149-164, (2020); Delaney S., Schmidt D., Chan C.C.K., Present clinicians with the most relevant patient healthcare data through the integration of graph DB, semantic web and blockchain technologies, International Conference on Advanced Information Networking and Applications, pp. 606-616, (2021); Iqbal M., Matulevicius R., Blockchain as a countermeasure solution for security threats of healthcare applications, International Conference on Business Process Management, pp. 67-84, (2021); Kripa M., Mahesh A.N., Ramaguru R., Amritha P., Blockchain framework for social media DRM based on secret sharing, International Conference on Information and Communication Technology for Intelligent Systems, pp. 451-458, (2020); Ehm H., Schoitsch E., van der Weit J.W., Ramzy N., Luo L., Gruetzner D.L., Digital reference: a quasi-standard for digitalization in the domain of semiconductor supply chains, 2020 IEEE Conference on Industrial Cyberphysical Systems, Vol. 1, ICPS, pp. 563-570, (2020)</text:p>
          </table:table-cell>
          <table:table-cell table:style-name="ce4" office:value-type="string" calcext:value-type="string">
            <text:p>Elsevier B.V.</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77783377</text:p>
          </table:table-cell>
          <table:table-cell table:number-columns-repeated="991"/>
        </table:table-row>
        <table:table-row table:style-name="ro1">
          <table:table-cell table:style-name="ce4" office:value-type="string" calcext:value-type="string">
            <text:p>Bartolomeu P.C.; Vieira E.; Hosseini S.M.; Ferreira J.</text:p>
          </table:table-cell>
          <table:table-cell table:style-name="ce4" office:value-type="string" calcext:value-type="string">
            <text:p>Bartolomeu, Paulo C. (16021270300); Vieira, Emanuel (57208000227); Hosseini, Seyed M. (57211500647); Ferreira, Joaquim (57203290355)</text:p>
          </table:table-cell>
          <table:table-cell table:style-name="ce4" office:value-type="string" calcext:value-type="string">
            <text:p>16021270300; 57208000227; 57211500647; 57203290355</text:p>
          </table:table-cell>
          <table:table-cell table:style-name="ce4" office:value-type="string" calcext:value-type="string">
            <text:p>Self-Sovereign Identity: Use-cases, Technologies, and Challenges for Industrial IoT</text:p>
          </table:table-cell>
          <table:table-cell table:style-name="ce4" office:value-type="float" office:value="2019" calcext:value-type="float">
            <text:p>2019</text:p>
          </table:table-cell>
          <table:table-cell table:style-name="ce4" office:value-type="string" calcext:value-type="string">
            <text:p>IEEE International Conference on Emerging Technologies and Factory Automation, ETFA</text:p>
          </table:table-cell>
          <table:table-cell table:style-name="ce4" office:value-type="string" calcext:value-type="string">
            <text:p>2019-September</text:p>
          </table:table-cell>
          <table:table-cell/>
          <table:table-cell table:style-name="ce4" office:value-type="float" office:value="8869262" calcext:value-type="float">
            <text:p>8869262</text:p>
          </table:table-cell>
          <table:table-cell table:style-name="ce4" office:value-type="float" office:value="1173" calcext:value-type="float">
            <text:p>1173</text:p>
          </table:table-cell>
          <table:table-cell table:style-name="ce4" office:value-type="float" office:value="1180" calcext:value-type="float">
            <text:p>1180</text:p>
          </table:table-cell>
          <table:table-cell table:style-name="ce4" office:value-type="float" office:value="7" calcext:value-type="float">
            <text:p>7</text:p>
          </table:table-cell>
          <table:table-cell table:style-name="ce4" office:value-type="float" office:value="42" calcext:value-type="float">
            <text:p>42</text:p>
          </table:table-cell>
          <table:table-cell table:style-name="ce4" office:value-type="string" calcext:value-type="string">
            <text:p>10.1109/ETFA.2019.8869262</text:p>
          </table:table-cell>
          <table:table-cell table:style-name="ce4" office:value-type="string" calcext:value-type="string">
            <text:p>https://www.scopus.com/inward/record.uri?eid=2-s2.0-85074213759&amp;doi=10.1109%2fETFA.2019.8869262&amp;partnerID=40&amp;md5=06e94fba8634fc2b7548362719e26a58</text:p>
          </table:table-cell>
          <table:table-cell table:style-name="ce4" office:value-type="string" calcext:value-type="string">
            <text:p>Instituto de Telecomunicações, Aveiro, 3810-193, Portugal; University of Aveiro, Aveiro, 3810-193, Portugal</text:p>
          </table:table-cell>
          <table:table-cell table:style-name="ce4" office:value-type="string" calcext:value-type="string">
            <text:p>Bartolomeu P.C., Instituto de Telecomunicações, Aveiro, 3810-193, Portugal, University of Aveiro, Aveiro, 3810-193, Portugal; Vieira E., University of Aveiro, Aveiro, 3810-193, Portugal; Hosseini S.M., Instituto de Telecomunicações, Aveiro, 3810-193, Portugal; Ferreira J., Instituto de Telecomunicações, Aveiro, 3810-193, Portugal, University of Aveiro, Aveiro, 3810-193, Portugal</text:p>
          </table:table-cell>
          <table:table-cell table:style-name="ce4"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table:style-name="ce4" office:value-type="string" calcext:value-type="string">
            <text:p>Digital devices; Electronic document identification systems; Embedded systems; Factory automation; Life cycle; Public key cryptography; Centralized systems; Classical approach; Digital identity; Identity management; Impersonation attack; Long life cycles; Public key infrastructure; Security requirements; Internet of things</text:p>
          </table:table-cell>
          <table:table-cell table:style-name="ce4" office:value-type="string" calcext:value-type="string">
            <text:p>Carames T.M.F., Lamas P.F., A review on the application of blockchain to the next generation of cybersecure industry 4.0 smart factories, IEEE Access, 7, pp. 45201-45218, (2019); Sisinni E., Saifullah A., Han S., Jennehag U., Gidlund M., Industrial internet of things: Challenges, opportunities, and directions, IEEE Trans. on Industrial Inf., 14, 11, pp. 4724-4734, (2018); Mumtaz S., Alsohaily A., Pang Z., Rayes A., Tsang K.F., Rodriguez J., Massive internet of things for industrial applications: Addressing wireless iiot connectivity challenges and ecosystem fragmentation, IEEE Industrial Electronics Magazine, 11, 1, pp. 28-33, (2017); Muhle A., Gruner A., Gayvoronskaya T., Meinel C., A survey on essential components of a self-sovereign identity, Computer Science Review, 30, pp. 80-86, (2018); Der U., Jahnichen S., Surmeli J., Self-sovereign identity-Opportunities and challenges for the digital revolution, Computing Research Repository (CoRR), (2017); Allen C., The Path to Self-sovereign Identity, (2016); Reed D., Sporny M., Longley D., Allen C., Grant R., Sabadello M., Decentralized Identifiers (DIDs) v0.12-Data Model and Syntaxes for Decentralized Identifiers (DIDs), (2019); Schanzenbach M., Bramm G., Schutte J., ReclaimID: Secure, self-sovereign identities using name systems and attribute-based encryption, 2018 17th IEEE International Conference on Trust, Security and Privacy in Computing and Communications, NY, pp. 946-957, (2018); Othman A., Callahan J., The horcrux protocol: A method for decentralized biometric-based self-sovereign identity, 2018 International Joint Conference on Neural Networks, pp. 1-7, (2018); Zhu X., Badr Y., Pacheco J., Hariri S., Autonomic identity framework for the internet of things, 2017 Int. Conf. on Cloud and Autonomic Computing, pp. 69-79, (2017); Goodrich M., Schultz A., Human-Robot Interaction: A Survey, (2008); Fallah J., Rankine S., Zankowicz J., System and Method for Utilizing Connected Devices to Enable Secure and Anonymous Electronic Interaction in A Decentralized Manner; Schoenherr T., Tummala V.M.R., Tummala V.M.R., Electronic Procurement: A Structured Literature Review and Directions for Future Research, (2007); Glas Andreas H., Kleemann Florian C., The Impact of Industry 4.0 on Procurement and Supply Management: A Conceptual and Qualitative Analysis, (2017); Cong L.W., He Z., Blockchain Disruption and Smart Contracts, (2017); Abraham A., Self-Sovereign Identity: Whitepaper about the Concept of Self-Sovereign Identity Including Its Potential, (2017); Fei C., Lohkamp J., Rusu E., Szawan K., Wagner K., Wittenberg N., Jolocom-Self-Sovereign and Decentralised Identity by Design, (2018); Zhou K., Liu T., Zhou L., Industry 4.0: Towards Future Industrial Opportunities and Challenges, (2015); Esfahani A., Mantas G., Matischek R., Saghezchi F.B., Rodriguez J., Bicaku A., Maksuti S., Tauber M., Schmittner C., Bastos J., A Lightweight Authentication Mechanism for M2M Communications in Industrial IoT Environment, (2017); Huang J., Kong L., Chen G., Wu M., Liu X., Zang P., Towards Secure Industrial IoT: Blockchain System with Credit-Based Consensus Mechanism, (2019); Yang W., Wang S., Zheng G., Yang J., Valli C., A Privacy-Preserving Lightweight Biometric System for Internet of Things Security, (2019); Sovrin: A Protocol and Token for Self-Sovereign Identity and Decentralized Trust, (2018); Zhou K., Liu T., Zhou L., Industry 4.0: Towards Future Industrial Opportunities and Challenges, (2015); Cpalka K., Zalasinski M., Rutkowski L., A New Algorithm for Identity Verification Based on the Analysis of A Handwritten Dynamic Signature, (2016); Filecoin: A Decentralized Storage Network, (2017); State of the Market: Internet of Things, (2017); Sporny M., Longley D., Chadwick D., Verifiable Credentials Data Model, (2019); (2019); Sovrin: A Protocol and Token for Self-Sovereign Identity and Decentralized Trust, (2018); Camenisch J., Kohlweiss M., Soriente C., An Accumulator Based on Bilinear Maps and Efficient Revocation for Anonymous Credentials, pp. 481-500, (2009); Jones M., Bradley J., Sakimura N., JSON Web Token (JWT), (2015); Torstensson J., Braendgaard P., ERC: Ethereum Claims Registry #780, (2018); Benet J., IPFS-Content Addressed, Versioned, P2P File System (DRAFT 3), (2014); Ali M., Shea R., Nelson J., Freedman M.J., Blockstack Technical Whitepaper, (2017); Sportny M., Longley D., Webber C., Veres One DID Method, (2010); Webber C., Sporny M., Miller M., Object Capabilities for Linked Data, (2019); Fei C., Lohkamp J., Rusu E., Szawan K., Wagner K., Wittenberg N., Jolocom, (2017); Allen C., Duffy K.H., Grant R., Pape D., BTCR DID Method, (2018)</text:p>
          </table:table-cell>
          <table:table-cell table:style-name="ce4" office:value-type="string" calcext:value-type="string">
            <text:p>Institute of Electrical and Electronics Engineers Inc.</text:p>
          </table:table-cell>
          <table:table-cell table:style-name="ce4" office:value-type="string" calcext:value-type="string">
            <text:p>Aragon Institute for Engineering Research (I3A); IEEE Industrial Electronics Society (IES); The Institute of Electrical and Electronics Engineers (IEEE)</text:p>
          </table:table-cell>
          <table:table-cell table:style-name="ce4" office:value-type="string" calcext:value-type="string">
            <text:p>24th IEEE International Conference on Emerging Technologies and Factory Automation, ETFA 2019</text:p>
          </table:table-cell>
          <table:table-cell table:style-name="ce4" office:value-type="string" calcext:value-type="string">
            <text:p>10 September 2019 through 13 September 2019</text:p>
          </table:table-cell>
          <table:table-cell table:style-name="ce4" office:value-type="string" calcext:value-type="string">
            <text:p>Zaragoza</text:p>
          </table:table-cell>
          <table:table-cell table:style-name="ce4" office:value-type="float" office:value="152855" calcext:value-type="float">
            <text:p>152855</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074213759</text:p>
          </table:table-cell>
          <table:table-cell table:number-columns-repeated="991"/>
        </table:table-row>
        <table:table-row table:style-name="ro1">
          <table:table-cell table:style-name="ce4" office:value-type="string" calcext:value-type="string">
            <text:p>Yan S.; Li X.</text:p>
          </table:table-cell>
          <table:table-cell table:style-name="ce4" office:value-type="string" calcext:value-type="string">
            <text:p>Yan, Saisai (58525595800); Li, Xinyue (58524488000)</text:p>
          </table:table-cell>
          <table:table-cell table:style-name="ce4" office:value-type="string" calcext:value-type="string">
            <text:p>58525595800; 58524488000</text:p>
          </table:table-cell>
          <table:table-cell table:style-name="ce4" office:value-type="string" calcext:value-type="string">
            <text:p>Development model of bank personal consumption credit business with blockchain technology under the carbon neutralization background</text:p>
          </table:table-cell>
          <table:table-cell table:style-name="ce4" office:value-type="float" office:value="2023" calcext:value-type="float">
            <text:p>2023</text:p>
          </table:table-cell>
          <table:table-cell table:style-name="ce4" office:value-type="string" calcext:value-type="string">
            <text:p>International Journal of System Assurance Engineering and Management</text:p>
          </table:table-cell>
          <table:table-cell table:number-columns-repeated="6"/>
          <table:table-cell table:style-name="ce4" office:value-type="float" office:value="0" calcext:value-type="float">
            <text:p>0</text:p>
          </table:table-cell>
          <table:table-cell table:style-name="ce4" office:value-type="string" calcext:value-type="string">
            <text:p>10.1007/s13198-023-02072-2</text:p>
          </table:table-cell>
          <table:table-cell table:style-name="ce4" office:value-type="string" calcext:value-type="string">
            <text:p>https://www.scopus.com/inward/record.uri?eid=2-s2.0-85166971020&amp;doi=10.1007%2fs13198-023-02072-2&amp;partnerID=40&amp;md5=06e35f07a806ef6e9ade90ccb5976e24</text:p>
          </table:table-cell>
          <table:table-cell table:style-name="ce4" office:value-type="string" calcext:value-type="string">
            <text:p>College of Finance and Economics, Shanghai Lida University, Shanghai, China</text:p>
          </table:table-cell>
          <table:table-cell table:style-name="ce4" office:value-type="string" calcext:value-type="string">
            <text:p>Yan S., College of Finance and Economics, Shanghai Lida University, Shanghai, China; Li X., College of Finance and Economics, Shanghai Lida University, Shanghai, China</text:p>
          </table:table-cell>
          <table:table-cell table:style-name="ce4"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table:style-name="ce4" office:value-type="string" calcext:value-type="string">
            <text:p>Bank personal consumption; Blockchain technology; Carbon neutrality; Credit business; Raft consensus algorithm</text:p>
          </table:table-cell>
          <table:table-cell/>
          <table:table-cell table:style-name="ce4" office:value-type="string" calcext:value-type="string">
            <text:p>Abichandani P., Lobo D., Kabrawala S., Et al., Secure communication for multiquadrotor networks using Ethereum blockchain, IEEE Internet Things J, 8, 3, pp. 1783-1796, (2020); Chong A.Y.L., Lim E.T.K., Hua X., Et al., Business on chain: a comparative case study of five blockchain-inspired business models, J Assoc Inf Syst, 20, 9, (2019); Chowdhury M.U., Suchana K., Alam S.M.E., Et al., Blockchain application in banking system, J Softw Eng Appl, 14, 7, pp. 298-311, (2021); Cucari N., Lagasio V., Lia G., Et al., The impact of blockchain in banking processes: the Interbank Spunta case study, Technol Anal Strateg Manag, 34, 2, pp. 138-150, (2022); Dashottar S., Srivastava V., Corporate banking—risk management, regulatory and reporting framework in India: a Blockchain application-based approach, J Bank Regul, 22, 1, pp. 39-51, (2021); Disemadi H.S., Yusro M.A., Balqis W.G., The problems of consumer protection in fintech peer to peer lending business activities in Indonesia, Sociol Jurisprud J, 3, 2, pp. 91-97, (2020); Dos Santos R.B., Torrisi N.M., Pantoni R.P., Third party certification of agri-food supply chain using smart contracts and blockchain tokens, Sensors, 21, 16, (2021); Herkenhoff K., Phillips G.M., Cohen-Cole E., The impact of consumer credit access on self-employment and entrepreneurship, J Financ Econ, 141, 1, pp. 345-371, (2021); Kabir M.R., Islam M.A., Application of blockchain for supply chain financing: explaining the drivers using SEM, J Open Innov Technol Market Complex, 7, 3, (2021); Khalaf O.I., Abdulsahib G.M., Kasmaei H.D., Et al., A new algorithm on application of blockchain technology in live stream video transmissions and telecommunications, Int J e-Collab, 16, 1, pp. 16-32, (2020); Li W., Ding S., Chen Y., Et al., Transfer learning-based default prediction model for consumer credit in China, J Supercomput, 75, 2, pp. 862-884, (2019); Li J., Zhu S., Zhang W., Et al., Blockchain-driven supply chain finance solution for small and medium enterprises, Front Eng Manag, 7, 4, pp. 500-511, (2020); Manimuthu A., Rejikumar G., Marwaha D., A literature review on Bitcoin: transformation of crypto currency into a global phenomenon, IEEE Eng Manag Rev, 47, 1, pp. 28-35, (2019); Morkunas V.J., Paschen J., Boon E., How blockchain technologies impact your business model, Bus Horiz, 62, 3, pp. 295-306, (2019); Munkhdalai L., Munkhdalai T., Namsrai O.E., Et al., An empirical comparison of machine-learning methods on bank client credit assessments, Sustainability, 11, 3, (2019); Murodovich G.R., Maxmudovich S.I., Support of small business and private entrepreneurship in Uzbekistan through loans of commercial banks, Am J Soc Human Res, 3, 6, pp. 197-201, (2022); Newman P., Modern monetary theory: an Austrian interpretation of recrudescent Keynesianism, Atl Econ J, 48, 1, pp. 23-31, (2020); Nigam A., Dewani P.P., Consumer engagement through conditional promotions: an exploratory study, J Glob Inf Manag, 30, 5, pp. 1-19, (2021); Nizamuddin N., Hasan H., Salah K., Et al., Blockchain-based framework for protecting author royalty of digital assets, Arab J Sci Eng, 44, 4, pp. 3849-3866, (2019); Obidov J.G., Alixonov E.J., Organization of the education process based on a credit system, advantages and prospects, Acad Int Multidiscip Res J, 11, 4, pp. 1149-1155, (2021); Osmani M., El-Haddadeh R., Hindi N., Et al., Blockchain for next generation services in banking and finance: cost, benefit, risk and opportunity analysis, J Enterp Inf Manag, 34, 3, pp. 884-899, (2021); Petrov D., The impact of blockchain and distributed ledger technology on financial services, Industry 4.0, 4, 2, pp. 88-91, (2019); Rahman A., Abedin M.J., The Fourth Industrial Revolution and private commercial banks: the good, bad and ugly, Int J Organ Anal, 29, 5, pp. 1287-1301, (2021); Rawat B., Chaudhary D., Doku V., Blockchain technology: emerging applications and use cases for secure and trustworthy smart systems, J Cybersecur Privacy, 1, 1, pp. 4-18, (2020); Rehman Z.U., Muhammad N., Sarwar B., Et al., Impact of risk management strategies on the credit risk faced by commercial banks of Balochistan, Financ Innov, 5, 1, pp. 1-13, (2019); Rijanto A., Blockchain technology adoption in supply chain finance, J Theor Appl Electron Commer Res, 16, 7, pp. 3078-3098, (2021); Shen K.Y., Sakai H., Tzeng G.H., Comparing two novel hybrid MRDM approaches to consumer credit scoring under uncertainty and fuzzy judgments, Int J Fuzzy Syst, 21, 1, pp. 194-212, (2019); Tarchouna A., Jarraya B., Bouri A., Do board characteristics and ownership structure matter for bank non-performing loans? Empirical evidence from US commercial banks, J Manag Govern, 26, 2, pp. 479-518, (2022); Trivedi S., Mehta K., Sharma R., Systematic literature review on application of blockchain technology in e-finance and financial services, J Technol Manag Innov, 16, 3, pp. 89-102, (2021); Wang Y., Guo C., Chen X., Et al., Carbon peak and carbon neutrality in China: goals, implementation path and prospects, China Geol, 4, 4, pp. 720-746, (2021); Xie R., Wang Y., Tan M., Et al., Ethereum-blockchain-based technology of decentralized smart contract certificate system, IEEE Internet Things Mag, 3, 2, pp. 44-50, (2020); Zhang T., Huang Z., Blockchain and central bank digital currency, ICT Express, 8, 2, pp. 264-270, (2022); Zhang R., Xue R., Liu L., Security and privacy on blockchain, ACM Comput Surv, 52, 3, pp. 1-34, (2019); Zhang L., Xie Y., Zheng Y., Et al., The challenges and countermeasures of blockchain in finance and economics, Syst Res Behav Sci, 37, 4, pp. 691-698, (2020)</text:p>
          </table:table-cell>
          <table:table-cell table:style-name="ce4" office:value-type="string" calcext:value-type="string">
            <text:p>Springer</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Article in press</text:p>
          </table:table-cell>
          <table:table-cell/>
          <table:table-cell table:style-name="ce4" office:value-type="string" calcext:value-type="string">
            <text:p>Scopus</text:p>
          </table:table-cell>
          <table:table-cell table:style-name="ce4" office:value-type="string" calcext:value-type="string">
            <text:p>2-s2.0-85166971020</text:p>
          </table:table-cell>
          <table:table-cell table:number-columns-repeated="991"/>
        </table:table-row>
        <table:table-row table:style-name="ro1">
          <table:table-cell table:style-name="ce4" office:value-type="string" calcext:value-type="string">
            <text:p>Bouras M.A.; Lu Q.; Zhang F.; Wan Y.; Zhang T.; Ning H.</text:p>
          </table:table-cell>
          <table:table-cell table:style-name="ce4" office:value-type="string" calcext:value-type="string">
            <text:p>Bouras, Mohammed Amine (57201197659); Lu, Qinghua (56431802100); Zhang, Fan (57213840692); Wan, Yueliang (57182676600); Zhang, Tao (57210891099); Ning, Huansheng (57219175113)</text:p>
          </table:table-cell>
          <table:table-cell table:style-name="ce4" office:value-type="string" calcext:value-type="string">
            <text:p>57201197659; 56431802100; 57213840692; 57182676600; 57210891099; 57219175113</text:p>
          </table:table-cell>
          <table:table-cell table:style-name="ce4" office:value-type="string" calcext:value-type="string">
            <text:p>Distributed ledger technology for ehealth identity privacy: State of the art and future perspective</text:p>
          </table:table-cell>
          <table:table-cell table:style-name="ce4" office:value-type="float" office:value="2020" calcext:value-type="float">
            <text:p>2020</text:p>
          </table:table-cell>
          <table:table-cell table:style-name="ce4" office:value-type="string" calcext:value-type="string">
            <text:p>Sensors (Switzerland)</text:p>
          </table:table-cell>
          <table:table-cell table:style-name="ce4" office:value-type="float" office:value="20" calcext:value-type="float">
            <text:p>20</text:p>
          </table:table-cell>
          <table:table-cell table:style-name="ce4" office:value-type="float" office:value="2" calcext:value-type="float">
            <text:p>2</text:p>
          </table:table-cell>
          <table:table-cell table:style-name="ce4" office:value-type="float" office:value="483" calcext:value-type="float">
            <text:p>483</text:p>
          </table:table-cell>
          <table:table-cell table:number-columns-repeated="3"/>
          <table:table-cell table:style-name="ce4" office:value-type="float" office:value="57" calcext:value-type="float">
            <text:p>57</text:p>
          </table:table-cell>
          <table:table-cell table:style-name="ce4" office:value-type="string" calcext:value-type="string">
            <text:p>10.3390/s20020483</text:p>
          </table:table-cell>
          <table:table-cell table:style-name="ce4" office:value-type="string" calcext:value-type="string">
            <text:p>https://www.scopus.com/inward/record.uri?eid=2-s2.0-85077975176&amp;doi=10.3390%2fs20020483&amp;partnerID=40&amp;md5=31abcf66c6847450aa9b00fc958dd780</text:p>
          </table:table-cell>
          <table:table-cell table:style-name="ce4" office:value-type="string" calcext:value-type="string">
            <text:p>The School of Computer and Communication Engineering, University of Science and Technology, Beijing, 100083, China; The Commonwealth Scientific and Industrial Research Organisation (CSIRO) Data 61, Eveleigh, 2015, NSW, Australia; Run Technologies Company, Ltd, Beijing, 100192, China; Beijing Engineering Research Center for Cyberspace Data Analysis and Applications, Beijing, 100083, China; Key Lab of Information Network Security, Ministry of Public Security, Shanghai, 200031, China</text:p>
          </table:table-cell>
          <table:table-cell table:style-name="ce4" office:value-type="string" calcext:value-type="string">
            <text:p>Bouras M.A., The School of Computer and Communication Engineering, University of Science and Technology, Beijing, 100083, China; Lu Q., The Commonwealth Scientific and Industrial Research Organisation (CSIRO) Data 61, Eveleigh, 2015, NSW, Australia; Zhang F., The School of Computer and Communication Engineering, University of Science and Technology, Beijing, 100083, China; Wan Y., Run Technologies Company, Ltd, Beijing, 100192, China, Beijing Engineering Research Center for Cyberspace Data Analysis and Applications, Beijing, 100083, China; Zhang T., Key Lab of Information Network Security, Ministry of Public Security, Shanghai, 200031, China; Ning H., The School of Computer and Communication Engineering, University of Science and Technology, Beijing, 100083, China, Beijing Engineering Research Center for Cyberspace Data Analysis and Applications, Beijing, 100083, China</text:p>
          </table:table-cell>
          <table:table-cell table:style-name="ce4"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table:style-name="ce4" office:value-type="string" calcext:value-type="string">
            <text:p>Blockchain; Digital identity; Distributed ledger technology; EHealth; Identity management</text:p>
          </table:table-cell>
          <table:table-cell table:style-name="ce4" office:value-type="string" calcext:value-type="string">
            <text:p>Authentication; Blockchain; eHealth; Electronic document identification systems; Digital identity; Electronic healthcare; Emerging technologies; Future perspectives; Identity management; Identity management systems; State of the art; Transactional data; human; privacy; review; telehealth; Information management</text:p>
          </table:table-cell>
          <table:table-cell table:style-name="ce4" office:value-type="string" calcext:value-type="string">
            <text:p>Ammenwerth E., Graber S., Herrmann G., Burkle T., Konig J., Evaluation of health information systems—Problems and challenges, Int. J. Med. Inform., 71, pp. 125-135, (2003); Fabian B., Ermakova T., Junghanns P., Collaborative and secure sharing of healthcare data in multi-clouds, Inf. Syst., 48, pp. 132-150, (2015); Viswanathan H., Chen B., Pompili D., Research challenges in computation, communication, and context awareness for ubiquitous healthcare, IEEE Commun. Mag., 50, pp. 92-99, (2012); Underwood S., Blockchain beyond bitcoin, Commun. ACM, 59, pp. 15-17, (2016); Muhle A., Gruner A., Gayvoronskaya T., Meinel C., A survey on essential components of a self-sovereign identity, Comput. Sci. Rev., 30, pp. 80-86, (2018); Torres J., Nogueira M., Pujolle G., A survey on identity management for the future network, IEEE Commun. Surv. Tutor., 15, pp. 787-802, (2013); Ning H., Liu X., Ye X., Zhang J.H.W., Daneshmand M., Edge Computing Based ID and nID Combined Identification and Resolution Scheme in IoT, IEEE Internet Things J, (2019); Camp J., Digital identity, IEEE Technol. Soc. Mag., 23, pp. 34-41, (2004); Hansen M., Berlich P., Camenisch J., Clauss S., Pfitzmann A., Waidner M., Privacy-enhancing identity management, Inf. Secur. Tech. Rep., 9, pp. 35-44, (2004); Bertino E., Paci F., Shang N., Digital identity protection-concepts and issues, Proceedings of the 4Th International Conference on Availability, Reliability and Security, pp. 69-78, (2009); Ning H., Ye X., Bouras M.A., Wei D., Daneshmand M., General Cyberspace: Cyberspace and Cyber-enabled Spaces, IEEE Internet Things J, (2018); Yang, A survey of identity management technology, Proceedings of the 2010 IEEE International Conference on Information Theory and Information Security (ICITIS), pp. 287-293, (2010); Myllyniemi A., Identity Management Systems: A Comparison of Current Solutions, (2006); Mills D.C., Wang K., Malone B., Ravi A., Marquardt J., Badev A.I., Brezinski T., Fahy L., Liao K., Kargenian V., Et al., Distributed Ledger Technology in Payments, Clearing, and Settlement, (2016); Maull R., Godsiff P., Mulligan C., Brown A., Kewell B., Distributed ledger technology: Applications and implications, Strateg. Chang., 26, pp. 481-489, (2017); Anjum A., Sporny M., Sill A., Blockchain standards for compliance and trust, IEEE Cloud Comput, 4, pp. 84-90, (2017); Xu X., Weber I., Staples M., Zhu L., Bosch J., Bass L., Pautasso C., Rimba, P. A taxonomy of blockchain-based systems for architecture design, Proceedings of The2017 IEEE International Conference on Software Architecture (ICSA), pp. 243-252; Lin I.C., Liao T.C., A Survey of Blockchain Security Issues and Challenges, IJ Netw. Secur., 19, pp. 653-659, (2017); Andreev R., Andreeva P., Krotov L., Krotova E., Review of Blockchain Technology: Types of Blockchain and Their Application, Intellekt. Sist. Proizv., 16, pp. 11-14, (2018); Deshpande A., Stewart K., Lepetit L., Gunashekar S., Distributed Ledger Technologies/Blockchain: Challenges, Opportunities and the Prospects for Standards; Overview Report, (2017); Kshetri N., Can blockchain strengthen the internet of things?, IT Prof, 19, pp. 68-72, (2017); Lin C., He D., Huang X., Khan M.K., Choo K.K.R., A new transitively closed undirected graph authentication scheme for blockchain-based identity management systems, IEEE Access, 6, pp. 28203-28212, (2018); Lee J.H., BIDaaS: Blockchain based ID as a service, IEEE, pp. 2274-2278; Alsayed Kassem J., Sayeed S., Marco-Gisbert H., Pervez Z., Dahal K., DNS-IdM: A blockchain identity management system to secure personal data sharing in a network, Appl. Sci., 9, (2019); Lim S.Y., Fotsing P.T., Almasri A., Musa O., Kiah M.L.M., Ang T.F., Ismail R., Blockchain technology the identity management and authentication service disruptor: A survey, Int. J. Adv. Sci. Eng. Inf. Technol., 8, pp. 1735-1745, (2018); Zhu X., Badr Y., A Survey on Blockchain-based Identity Management Systems for the Internet of Things, Proceedings of the 2018 IEEE International Conference on Internet of Things (Ithings) and IEEE Green Computing and Communications (Greencom) and IEEE Cyber, Physical and Social Computing (Cpscom) and IEEE Smart Data (Smartdata), pp. 1568-1573, (2018); Pashalidis A., Mitchell C.J., A taxonomy of single sign-on systems, Proceedings of the Australasian Conference on Information Security and Privacy, pp. 249-264; Josang A., Fabre J., Hay B., Dalziel J., Pope S., Trust requirements in identity management, Australasian Workshop on Grid Computing and E-Research; Australian Computer Society, 44, pp. 99-108, (2005); Huang J., Nicol D., A calculus of trust and its application to PKI and identity management, Proceedings of the 8Th Symposium on Identity and Trust on the Internet (Idtrust ’09), Association for Computing Machinery, pp. 23-37, (2009); Neuman B.C., Ts'O T., Kerberos: An authentication service for computer networks, IEEE Commun. Mag., 32, pp. 33-38, (1994); Bhargav-Spantzel A., Camenisch J., Gross T., Sommer D., User centricity: A taxonomy and open issues, J. Comput. Secur., 15, pp. 493-527, (2007); Shim S.S., Bhalla G., Pendyala V., Federated identity management, Computer, 38, pp. 120-122, (2005); Hughes J., Maler E., Security Assertion Markup Language (Saml) V2. 0 Technical Overview; OASIS SSTC Working Draft Sstc-Saml-Tech-Overview-2.0-Draft-08; OASIS, pp. 29-38, (2005); Alsaleh M., Adams C., Enhancing consumer privacy in the liberty alliance identity federation and web services frameworks, Proceedings of the International Workshop on Privacy Enhancing Technologies, pp. 59-77; Morgan R.L., Cantor S., Carmody S., Hoehn W., Klingenstein K., Federated security: The shibboleth approach, Educ. Q., 27, pp. 12-17, (2004); Cameron K., The Laws of Identity, (2005); Respect Network Corporation, Respect Trust Framework, (2019); Decentralized Identifiers (Dids), 11, (2019); Christopher A., The Path to Self-Sovereign Identity, (2019); Ritz D., Althauser C., Wilson K., Connecting Health Information Systems for Better Health-Leveraging, Seattle: Joint Learning Network for Universal Health Coverage. Ebook. 2014, (2020); Verifiable Claims Use Cases, (2019); Domenech M.C., Comunello E., Wangham M.S., Identity management in e-Health: A case study of web of things application using OpenID connect, Proceedings of the 2014 IEEE 16Th International Conference on E-Health Networking, Applications and Services (Healthcom), pp. 219-224, (2014); Appari A., Johnson M.E., Information security and privacy in healthcare: Current state of research, Int. J. Internet Enterp. Manag., 6, pp. 279-314, (2010); Mahmoud R., Yousuf T., Aloul F., Zualkernan I., Internet of things (IoT) security: Current status, challenges and prospective measures, Proceedings of the 2015 10Th International Conference for Internet Technology and Secured Transactions (ICITST), pp. 336-341; Andersson T., The medical leadership challenge in healthcare is an identity challenge, Leadersh. Health Serv., 28, pp. 83-99, (2015); Zyskind G., Nathan O., Decentralizing privacy: Using blockchain to protect personal data, Proceedings of the Security and Privacy Workshops (SPW), pp. 180-184, (2015); Dunphy P., Petitcolas F.A., A First Look at Identity Management Schemes on the Blockchain; Lundkvist C., Heck R., Torstensson J., Mitton Z., Sena M., Uport: A Platform for Self-Sovereign Identity, (2019); Sovrin: A Protocol and Token for Self-Sovereign Identity and Decentralized Trust; Whitepaper, (2018); Decentralized Identity Verification Ecosystem, (2020); Blockstack.; Thekey.; Selfkey Identity Ecosystem, (2019); Blockchain Identity and Access Management., (2019); Shocard: The Premier Blockchain-Based Mobile Identity Platform; Securekey Technologies; The Rising Tide of Decentralized Identity—Decentralized Identity Foundation; Identity Compliance Solutions; Sovrin Identity; Evernym; NEO Smart Economy; Garfinkel S.P.G.P., Pretty Good Privacy, (1995); Decentralized Identity Foundation; Dhamija R., Dusseault L., The seven flaws of identity management: Usability and security challenges, IEEE Secur. Priv., 6, pp. 24-29, (2008); Peterson G., Introduction to identity management risk metrics, IEEE Secur. Priv., 4, pp. 88-91, (2006); Geyer F., Kinkelin H., Leppelsack H., Liebald S., Scholz D., Carle G., Schupke D., Performance Perspective on Private Distributed Ledger Technologies for Industrial Networks, In Proceedings of the 2019 International Conference on Networked Systems (Netsys), pp. 1-8, (2019); Wang R., Ye K., Xu C.Z., Performance Benchmarking and Optimization for Blockchain Systems: A Survey, Proceedings of the International Conference on Blockchain, pp. 171-185, (2019); Hileman G., Rauchs M., Global Blockchain Benchmarking Study; Cambridge Centre for Alternative Finance, 122, (2017)</text:p>
          </table:table-cell>
          <table:table-cell table:style-name="ce4" office:value-type="string" calcext:value-type="string">
            <text:p>MDPI AG</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077975176</text:p>
          </table:table-cell>
          <table:table-cell table:number-columns-repeated="991"/>
        </table:table-row>
        <table:table-row table:style-name="ro1">
          <table:table-cell table:style-name="ce4" office:value-type="string" calcext:value-type="string">
            <text:p>Glöckler J.; Sedlmeir J.; Frank M.; Fridgen G.</text:p>
          </table:table-cell>
          <table:table-cell table:style-name="ce4" office:value-type="string" calcext:value-type="string">
            <text:p>Glöckler, Jana (58575549600); Sedlmeir, Johannes (57209206051); Frank, Muriel (57218404358); Fridgen, Gilbert (54083028500)</text:p>
          </table:table-cell>
          <table:table-cell table:style-name="ce4" office:value-type="string" calcext:value-type="string">
            <text:p>58575549600; 57209206051; 57218404358; 54083028500</text:p>
          </table:table-cell>
          <table:table-cell table:style-name="ce4" office:value-type="string" calcext:value-type="string">
            <text:p>A Systematic Review of Identity and Access Management Requirements in Enterprises and Potential Contributions of Self-Sovereign Identity</text:p>
          </table:table-cell>
          <table:table-cell table:style-name="ce4" office:value-type="float" office:value="2023" calcext:value-type="float">
            <text:p>2023</text:p>
          </table:table-cell>
          <table:table-cell table:style-name="ce4" office:value-type="string" calcext:value-type="string">
            <text:p>Business and Information Systems Engineering</text:p>
          </table:table-cell>
          <table:table-cell table:number-columns-repeated="6"/>
          <table:table-cell table:style-name="ce4" office:value-type="float" office:value="0" calcext:value-type="float">
            <text:p>0</text:p>
          </table:table-cell>
          <table:table-cell table:style-name="ce4" office:value-type="string" calcext:value-type="string">
            <text:p>10.1007/s12599-023-00830-x</text:p>
          </table:table-cell>
          <table:table-cell table:style-name="ce4" office:value-type="string" calcext:value-type="string">
            <text:p>https://www.scopus.com/inward/record.uri?eid=2-s2.0-85171141441&amp;doi=10.1007%2fs12599-023-00830-x&amp;partnerID=40&amp;md5=ec95bba4b14f3d1a6893c3b81f714225</text:p>
          </table:table-cell>
          <table:table-cell table:style-name="ce4" office:value-type="string" calcext:value-type="string">
            <text:p>University of Bayreuth, Bayreuth, Germany; Branch Business and Information Systems Engineering of Fraunhofer FIT, Bayreuth, Germany; Interdisciplinary Centre for Security, Reliability and Trust, University of Luxembourg, Luxembourg, Luxembourg</text:p>
          </table:table-cell>
          <table:table-cell table:style-name="ce4" office:value-type="string" calcext:value-type="string">
            <text:p>Glöckler J., University of Bayreuth, Bayreuth, Germany; Sedlmeir J., Branch Business and Information Systems Engineering of Fraunhofer FIT, Bayreuth, Germany, Interdisciplinary Centre for Security, Reliability and Trust, University of Luxembourg, Luxembourg, Luxembourg; Frank M., Interdisciplinary Centre for Security, Reliability and Trust, University of Luxembourg, Luxembourg, Luxembourg; Fridgen G., Interdisciplinary Centre for Security, Reliability and Trust, University of Luxembourg, Luxembourg, Luxembourg</text:p>
          </table:table-cell>
          <table:table-cell table:style-name="ce4"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2023, The Author(s), under exclusive licence to Springer Fachmedien Wiesbaden GmbH.</text:p>
          </table:table-cell>
          <table:table-cell table:style-name="ce4" office:value-type="string" calcext:value-type="string">
            <text:p>Authentication; Digital wallet; IAM; Security; SSI; Verifiable credential</text:p>
          </table:table-cell>
          <table:table-cell/>
          <table:table-cell table:style-name="ce4" office:value-type="string" calcext:value-type="string">
            <text:p>Acemyan C.Z., Kortum P., Xiong J., Wallach D.S., 2FA might be secure, but it’s not usable: a summative usability assessment of Google’s two-factor authentication (2FA) methods, Proc Human Factors Ergon Soc Annu Meeting SAGE, 62, pp. 1141-1145, (2018); Ahn G.J., Ko M., Shehab M., Privacy-enhanced user-centric identity management, Proceedings of the International Conference on Communications, (2009); Alsmadi I., Identity management, The NICE Cyber Security Framework, Springer, Heidelberg, Chap, 12, pp. 313-329, (2019); Babel M., Sedlmeir J., Bringing Data Minimization to Digital Wallets at Scale with General-Purpose Zero-Knowledge Proofs, (2023); Backes M., Camenisch J., Sommer D., Anonymous yet accountable access control, Proceedings of the ACM Workshop on Privacy in the Electronic Society, ACM, pp. 40-46, (2005); Bartolomeu P.C., Vieira E., Hosseini S.M., Ferreira J., Self-sovereign identity: Use-cases, technologies, and challenges for industrial IoT, In: Proceedings of the 24Th International Conference on Emerging Technologies and Factory Automation, IEEE, pp. 1173-1180, (2019); Baskerville R., Baiyere A., Gregor S., Hevner A., Rossi M., Design science research contributions: finding a balance between artifact and theory, J AIS, 19, pp. 358-376, (2018); Beck R., Weber S., Gregory R.W., Theory-generating design science research, Inf Syst Front, 15, pp. 637-651, (2013); Belchior R., Putz B., Pernul G., Correia M., Vasconcelos A., Guerreiro S., SSIBAC: Self-sovereign identity based access control, In: Proceedings of the 19Th International Conference on Trust, Security and Privacy in Computing and Communications, IEEE, pp. 1935-1943, (2020); Benantar M., Access control systems: security, identity management and trust models, (2006); Bertino E., Takahashi K., Identity management: concepts, technologies, and systems, (2011); Bertino E., Bonatti P.A., Ferrari E., TRBAC: a temporal role-based access control model, ACM Transact Inf Syst Secur (TISSEC), 4, pp. 191-233, (2001); Bonneau J., Herley C., van Oorschot P.C., Stajano F., The quest to replace passwords: A framework for comparative evaluation of web authentication schemes, Symposium on Security and Privacy, IEEE, pp. 553-567, (2012); Bradford M., Earp J.B., Grabski S., Centralized end-to-end identity and access management and ERP systems: a multi-case analysis using the technology organization environment framework, Int J Account Inf Syst, 15, pp. 149-165, (2014); Braun C.H.J., Papanchev V., Kafer T., SISSI: An architecture for semantic interoperable self-sovereign identity-based access control on the web, Proceedings of the ACM Web Conference 2023, pp. 3011-3021, (2023); Bringer J.D., Johnston L.H., Brackenridge C.H., Maximizing transparency in a doctoral thesis 1: the complexities of writing about the use of QSR*NVIVO within a grounded theory study, Qual Res, 4, pp. 247-265, (2004); Brod M., Tesler L.E., Christensen T.L., Qualitative research and content validity: developing best practices based on science and experience, Qual Life Res, 18, pp. 1263-1278, (2009); Buck C., Olenberger C., Schweizer A., Volter F., Eymann T., Never trust, always verify: a multivocal literature review on current knowledge and research gaps of zero-trust, Comput Secur, 110, 102, (2021); Camenisch J., Lysyanskaya A., An efficient system for non-transferable anonymous credentials with optional anonymity revocation, Proceedings of the International Conference on the Theory and Applications of Cryptographic Techniques, pp. 93-118, (2001); Casassa Mont M., Bramhall P., Pato J., On adaptive identity management: The next generation of identity management technologies, (2003); Chadwick D.W., Why I Do NOT Need Dids Or a DLT for Vcs and SSI, (2020); Charmaz K., Constructing grounded theory, (2014); Cram W.A., Proudfoot J.G., D'Arcy J., When enough is enough: investigating the antecedents and consequences of information security fatigue, Inf Syst J, 31, pp. 521-549, (2021); Cucko S., Turkanovic M., Decentralized and self-sovereign identity: systematic mapping study, IEEE Access, 9, pp. 139,009-139,027, (2021); Damon F., Coetzee M., Towards a generic identity and access assurance model by component analysis – a conceptual review, In: Proceedings of the First International Conference on Enterprise Systems, IEEE, (2013); Damon F., Coetzee M., The design of an identity and access management assurance dashboard model, Proceedings of the International Conference on Research and Practical Issues of Enterprise Information Systems, pp. 123-133, (2018); D'Costa-Alphonso M.M., Lane M., The adoption of single sign-on and multifactor authentication in organisations: a critical evaluation using TOE framework, Issues Inform Sci Inf Technol, 7, pp. 161-189, (2010); Impact of COVID-19 on Cybersecurity., (2020); Di Francesco M.D., Lisi A., Mori P., Ricci L., Boschi G., Self sovereign and blockchain based access control: supporting attributes privacy with zero knowledge, J Netw Comput Appl, 212, 103, (2023); Dyble J., Mcafee: Cybercrime Costs the Global Economy $600Bn Annually, (2020); Eekels J., Roozenburg N.F., A methodological comparison of the structures of scientific research and engineering design: their similarities and differences, Design Stud, 12, pp. 197-203, (1991); Ehrlich T., Richter D., Meisel M., Anke J., Self-Sovereign identity als Grundlage für universell einsetzbare digitale Identitäten, HMD Prax Wirtschaftsinform, 58, pp. 247-270, (2021); Contextual Awareness: Advancing Identity and Access Management to the Next Level of Security Effectiveness., (2020); Commission Proposes a Trusted and Secure Digital Identity for All Europeans., (2021); Fairchild A., Ribbers P., Privacy-enhancing identity management in business, Digital Privacy, pp. 107-129, (2011); Ferraiolo D.F., Chandramouli R., Kuhn D.R., Role-based access control, (2007); Feulner S., Sedlmeir J., Schlatt V., Urbach N., Exploring the use of self-sovereign identity for event ticketing systems, Electron Market, 32, pp. 1759-1777, (2022); Forina M., Armanino C., Raggio V., Clustering with dendrograms on interpretation variables, Analytica Chimica Acta, 454, pp. 13-19, (2002); Frank M., Kohn V., How to mitigate security-related stress: The role of psychological capital, Proceedings of the 55Th Hawaii International Conference on System Sciences, pp. 4538-4547, (2021); Fuchs L., Pernul G., Qualitätssicherung im Identity-und Access Management, HMD Prax Wirtschaftsinform, 50, pp. 88-97, (2013); Hype Cycle for Identity and Access Management Technologies., (2020); SSI for Identity &amp; Access Management (IAM)., (2021); New ESG &amp; Jumpcloud Study Uncovers IT’s Biggest Identity and Security Challenges due to COVID-19., (2020); Goldwasser S., Micali S., Rackoff C., The knowledge complexity of interactive proof systems, SIAM J Comput, 18, pp. 186-208, (1989); Graef I., Verschakelen J., Valcke P., Putting the right to data portability into a competition law perspective, Law J High School Econ Annu Rev, pp. 53-63, (2013); Grech A., Sood I., Arino L., Blockchain, self-sovereign identity and digital credentials: promise versus praxis in education, Front Blockchain, 4, (2021); Gregor S., Hevner A.R., Positioning and presenting design science research for maximum impact, MIS Q, 37, pp. 337-355, (2013); Guggenberger T., Lockl J., Roglinger M., Schlatt V., Sedlmeir J., Stoetzer J.C., Urbach N., Volter F., Emerging digital technologies to combat future crises: learnings from COVID-19 to be prepared for the future, Int J Innov Technol Manag, 18, (2021); Guggenberger T., Neubauer L., Stramm J., Volter F., Zwede T., Accept me as I am or see me go: A qualitative analysis of user acceptance of self-sovereign identity applications, Proceedings of the 56Th Hawaii International Conference on System Sciences, pp. 6560-6569, (2023); Haber M.J., Privileged access management, Privileged Attack Vectors, Springer, Heidelberg, Pp, pp. 151-171, (2020); Haber M.J., Rolls D., Identity attack vectors: implementing an effective identity and access management solution, (2020); Hardman D., No Paradox Here: Zkps Deliver Savvy Trust., (2020); Harry B., Sturges K.M., Klingner J.K., Mapping the process: an exemplar of process and challenge in grounded theory analysis, Edu Res, 34, pp. 3-13, (2005); Hevner A.R., A three cycle view of design science research, Scand J Inf Syst, 19, (2007); Hevner A.R., March S.T., Park J., Ram S., Design science in information systems research, MIS Q, 28, pp. 75-105, (2004); Hoepman J.H., Joosten R., Siljee J., Comparing identity management frameworks in a business context, IFIP Summer School on the Future of Identity in the Information Society, pp. 184-196, (2008); Hu V.C., Kuhn D.R., Ferraiolo D.F., Voas J., Attribute-based access control, Comput, 48, pp. 85-88, (2015); Hummer M., Groll S., Kunz M., Fuchs L., Pernul G., Measuring identity and access management performance – an expert survey on possible performance indicators, Proceedings of the International Conference on Information Systems Security and Privacy, pp. 233-240, (2018); Studie Identity- &amp; Access-Management 2017, (2017); Irwin L., The Cyber Security Risks of Working from Home., (2021); Jacobson K., 8 Scary Statistics about the Password Reuse Problem, (2020); Johannesson P., Perjons E., An introduction to design science, 10, (2014); Jorgensen K.P., Beck R., Universal wallets, Bus Inf Syst Eng, pp. 115-125, (2022); Josang A., Pope S., User centric identity management, Proceedings of the AUSCERT Asia Pacific Information Technology Security Conference, pp. 77-89, (2005); Business Losses to Cybercrime Data Breaches to Exceed $5 Trillion by 2024., (2019); Kern A., Walhorn C., Rule support for role-based access control, Proceedings of the Tenth Symposium on Access Control Models and Technologies, ACM, pp. 130-138, (2005); Keszthelyi A., Michelberger P., From the IT authorisation to the role- and identity management. In: 4th international symposium on logistics and industrial informatics, IEEE, pp. 173-178, (2012); Khayretdinova A., Kubach M., Sellung R., Rossnagel H., Conducting a usability evaluation of decentralized identity management solutions, Selbstbestimmung, Privatheit Und Datenschutz: Gestaltungsoptionen für Einen europäischen Weg, Springer, Heidelberg, pp. 389-406, (2022); Kitchenham B., Pearl Brereton O., Budgen D., Turner M., Bailey J., Linkman S., Systematic literature reviews in software engineering - a systematic literature review, Inf Softw Technol, 51, pp. 7-15, (2009); Kubach M., Sellung R., On the market for self-sovereign identity: Structure and stakeholders, Open Identity Summit, pp. 143-154, (2021); Kubach M., Schunck C.H., Sellung R., Rossnagel H., Self-Sovereign and Decentralized Identity as the Future of Identity Management? Open Identity Summit, pp. 35-47, (2020); Kuperberg M., Klemens R., Integration of self-sovereign identity into conventional software using established IAM protocols: A survey, Open Identity Summit, pp. 51-60, (2022); Lee A.S., Editor’s comments, MIS Q, 25, pp. iii-vii, (2001); Levy Y., Ellis T.J., A systems approach to conduct an effective literature review in support of information systems research, Inform Sci J, 9, pp. 181-212, (2006); Li J., Karp A.H., Access control for the services oriented architecture, Proceedings of the Workshop on Secure Web Services, ACM, pp. 9-17, (2007); Hyperledger Aries Cloud Agent – Python, (2020); Lioy A., Marian M., Moltchanova N., Pala M., PKI past, present and future, Int J Inf Secur, 5, pp. 18-29, (2006); Diskussion über Die Sicherheit Von Wallets für Digitale Identitäten, (2021); Der dritte jährliche globale Passwort-Sicherheitsreport, (2019); Mezler-Andelberg C., Identity Management - eine Einführung: Grundlagen, Technik, wirtschaftlicher Nutzen, (2008); Muhle A., Gruner A., Gayvoronskaya T., Meinel C., A survey on essential components of a self-sovereign identity, Comput Sci Rev, 30, pp. 80-86, (2018); Naidoo R., A multi-level influence model of COVID-19 themed cybercrime, Europ J Inf Syst, 29, pp. 306-321, (2020); O'Gorman L., Comparing passwords, tokens, and biometrics for user authentication, Proc IEEE, 91, pp. 2021-2040, (2003); Oh S., Park S., Task-role-based access control model, Inf Syst, 28, pp. 533-562, (2003); Onwuegbuzie A.J., Frels R.K., Hwang E., Mapping Saldaña’s coding methods onto the literature review process, J Edu Issues, 2, pp. 130-150, (2016); Osmanoglu E., Identity and access management: business performance through connected intelligence, (2014); Peffers K., Tuunanen T., Rothenberger M.A., Chatterjee S., A design science research methodology for information systems research, J Manag Inf Syst, 24, pp. 45-77, (2007); Podsakoff P.M., MacKenzie S.B., Lee J.Y., Podsakoff N.P., Common method biases in behavioral research: a critical review of the literature and recommended remedies, J Appl Psychol, 88, pp. 879-903, (2003); Pohn D., Hommel W., An overview of limitations and approaches in identity management, Proceedings of the 15Th International Conference on Availability, Reliability and Security, (2020); Cost of a Data Breach Report., (2019); Preukschat A., Reed D., Self-sovereign identity: decentralized digital identity and verifiable credentials, (2021); Puchta A., Bohm F., Pernul G., Contributing to current challenges in identity and access management with visual analytics, IFIP Annual Conference on Data and Applications Security and Privacy, pp. 221-239, (2019); Richter D., Praas C.R., Anke J., Beyond paper and plastic: A meta-model for credential use and governance, In: Proceedings of the 31St European Conference on Information Systems, (2023); Royer D., EIdM: Concepts, technologies, and application fields, Enterprise Identity Management, pp. 27-56, (2013); Ruff T., The Three Models of Digital Identity Relationships, (2018); Sadler T., Hancock J., A Stanford Deception Expert and Cybersecurity CEO Explain Why People Fall for Online Scams., (2020); Saldana J., The coding manual for qualitative researchers, (2015); Sartor S., Sedlmeir J., Rieger A., Roth T., Love at first sight? A user experience study of self-sovereign identity wallets, In: Proceedings of the 30Th European Conference on Information Systems, AIS., (2022); Schellinger B., Sedlmeir J., Willburger L., Struker J., Urbach N., Mythbusting Self-Sovereign Identity (SSI): Discussion Paper on User-Centric Identities., (2022); Schlackl F., Link N., Hoehle H., Antecedents and consequences of data breaches: a systematic review, Inf Manag, 59, 103, (2022); Schlatt V., Sedlmeir J., Feulner S., Urbach N., Designing a framework for digital KYC processes built on blockchain-based self-sovereign identity, Inf Manag, 59, 103, (2022); Schlatt V., Sedlmeir J., Traue J., Volter F., Harmonizing sensitive data exchange and double-spending prevention through blockchain and digital wallets: The case of e-prescription management, Distrib Ledger Technol Res Pract, 2, (2022); Schmidt K., Muhle A., Gruner A., Meinel C., Clear the fog: Towards a taxonomy of self-sovereign identity ecosystem members, Proceedings of the 18Th International Conference on Privacy, Security and Trust, (2021); Schwalm S., Albrecht D., Alamillo I., EIDAS 2.0: Challenges, perspectives and proposals to avoid contradictions between eIDAS 2.0 and SSI, Open Identity Summit, pp. 63-74, (2022); Sedlmeir J., Ross P., Luckow A., Lockl J., Miehle D., Fridgen G., The DLPS: A new framework for benchmarking blockchains, Proceedings of the 54Th Hawaii International Conference on System Sciences, pp. 6855-6864, (2021); Sedlmeir J., Barbereau T., Huber J., Weigl L., Roth T., Transition pathways towards design principles of self-sovereign identity, In: Proceedings of the 43Rd International Conference on Information Systems, AIS., (2022); Sinclair S., Smith S.W., Preventative directions for insider threat mitigation via access control, Insider Attack and Cyber Security, pp. 165-194, (2008); Small M., Unify and simplify: Re-thinking identity management, Netw Secur, 2006, pp. 11-14, (2006); Smith D., The challenge of federated identity management, Netw Secur, 2008, pp. 7-9, (2008); Smith H.A., McKeen J.D., The identity management challenge, Commun AIS, 28, (2011); Soltani R., Nguyen U.T., An A., A survey of self-sovereign identity ecosystem, Secur Commun Netw, 2021, pp. 1-26, (2021); Sporny M., Longley D., Chadwick D., Verifiable Credentials Data Model 1.1: Expressing Verifiable Information on the Web., (2021); Strauss A., Corbin J., Basics of qualitative research: techniques and procedures for developing grounded theory, (1998); Thakur M.A., Gaikwad R., User identity and access management trends in IT infrastructure – an overview, In: Proceedings of the International Conference on Pervasive Computing, IEEE, (2015); Theofanos M., Garfinkel S., Choong Y.Y., Secure and usable enterprise authentication: lessons from the field, IEEE Secur Priv, 14, pp. 14-21, (2016); Velocity Smart Market Research Report 2021., (2021); Venable J., Baskerville R., Eating our own cooking: toward a more rigorous design science of research methods, Electron J Bus Res Method, 10, pp. 141-153, (2012); 2020 Data Breach Investigations Report, (2020); Walter T., Bussard L., Robinson P., Roudier Y., Security and trust issues in ubiquitous environments – the business-to-employee dimension, International Symposium on Applications and the Internet Workshops, IEEE, pp. 696-701, (2004); Windley P.J., Digital Identity: unmasking identity management architecture (IMA), (2005); Yildiz H., Ritter C., Nguyen L.T., Frech B., Martinez M.M., Kupper A., Connecting self-sovereign identity with federated and user-centric identities via SAML integration, Symposium on Computers and Communications, (2021); Work-from-home policies driving MFA adoption, but still work to be done., 451; Zhao X., Johnson M.E., Managing information access in data-rich enterprises with escalation and incentives, Int J Electron Commer, 15, pp. 79-112, (2010)</text:p>
          </table:table-cell>
          <table:table-cell table:style-name="ce4" office:value-type="string" calcext:value-type="string">
            <text:p>Springer Gabler</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Article in press</text:p>
          </table:table-cell>
          <table:table-cell/>
          <table:table-cell table:style-name="ce4" office:value-type="string" calcext:value-type="string">
            <text:p>Scopus</text:p>
          </table:table-cell>
          <table:table-cell table:style-name="ce4" office:value-type="string" calcext:value-type="string">
            <text:p>2-s2.0-85171141441</text:p>
          </table:table-cell>
          <table:table-cell table:number-columns-repeated="991"/>
        </table:table-row>
        <table:table-row table:style-name="ro1">
          <table:table-cell table:style-name="ce4" office:value-type="string" calcext:value-type="string">
            <text:p>Tan K.L.; Chi C.-H.; Lam K.-Y.</text:p>
          </table:table-cell>
          <table:table-cell table:style-name="ce4" office:value-type="string" calcext:value-type="string">
            <text:p>Tan, Kheng Leong (57208692456); Chi, Chi-Hung (7401898821); Lam, Kwok-Yan (7403657062)</text:p>
          </table:table-cell>
          <table:table-cell table:style-name="ce4" office:value-type="string" calcext:value-type="string">
            <text:p>57208692456; 7401898821; 7403657062</text:p>
          </table:table-cell>
          <table:table-cell table:style-name="ce4" office:value-type="string" calcext:value-type="string">
            <text:p>Survey on Digital Sovereignty and Identity: From Digitization to Digitalization</text:p>
          </table:table-cell>
          <table:table-cell table:style-name="ce4" office:value-type="float" office:value="2023" calcext:value-type="float">
            <text:p>2023</text:p>
          </table:table-cell>
          <table:table-cell table:style-name="ce4" office:value-type="string" calcext:value-type="string">
            <text:p>ACM Computing Surveys</text:p>
          </table:table-cell>
          <table:table-cell table:style-name="ce4" office:value-type="float" office:value="56" calcext:value-type="float">
            <text:p>56</text:p>
          </table:table-cell>
          <table:table-cell table:style-name="ce4" office:value-type="float" office:value="3" calcext:value-type="float">
            <text:p>3</text:p>
          </table:table-cell>
          <table:table-cell table:style-name="ce4" office:value-type="float" office:value="61" calcext:value-type="float">
            <text:p>61</text:p>
          </table:table-cell>
          <table:table-cell table:number-columns-repeated="3"/>
          <table:table-cell table:style-name="ce4" office:value-type="float" office:value="0" calcext:value-type="float">
            <text:p>0</text:p>
          </table:table-cell>
          <table:table-cell table:style-name="ce4" office:value-type="string" calcext:value-type="string">
            <text:p>10.1145/3616400</text:p>
          </table:table-cell>
          <table:table-cell table:style-name="ce4" office:value-type="string" calcext:value-type="string">
            <text:p>https://www.scopus.com/inward/record.uri?eid=2-s2.0-85176793665&amp;doi=10.1145%2f3616400&amp;partnerID=40&amp;md5=ae673493fcd39fd81201c2150582db30</text:p>
          </table:table-cell>
          <table:table-cell table:style-name="ce4" office:value-type="string" calcext:value-type="string">
            <text:p>Digital Trust Centre, Nanyang Technological University, Singapore; School of Computer Science and Engineering and Digital Trust Centre, Nanyang Technological University, Singapore</text:p>
          </table:table-cell>
          <table:table-cell table:style-name="ce4" office:value-type="string" calcext:value-type="string">
            <text:p>Tan K.L., Digital Trust Centre, Nanyang Technological University, Singapore; Chi C.-H., Digital Trust Centre, Nanyang Technological University, Singapore; Lam K.-Y., School of Computer Science and Engineering and Digital Trust Centre, Nanyang Technological University, Singapore</text:p>
          </table:table-cell>
          <table:table-cell table:style-name="ce4"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table:style-name="ce4" office:value-type="string" calcext:value-type="string">
            <text:p>Additional Key Words and PhrasesSelf-sovereign identity; digital identity; digital sovereignty; identity management; privacy</text:p>
          </table:table-cell>
          <table:table-cell table:style-name="ce4" office:value-type="string" calcext:value-type="string">
            <text:p>Electronic document identification systems; Laws and legislation; Metadata; Privacy-preserving techniques; Additional key word and phrasesself-sovereign identity; Demand data; Digital identity; Digital sovereignty; Digital transformation; Digitisation; Identity management; Key words; Privacy; Web 3.0; Interoperability</text:p>
          </table:table-cell>
          <table:table-cell table:style-name="ce4" office:value-type="string" calcext:value-type="string">
            <text:p>Westin A.F., Privacy and freedom, Washington and Lee Law Review, 25, 1, (1968); Helping build the digital future, (2021); Lam K.Y., Chi C.H., Identity in the Internet-of-Things (IoT): New challenges and opportunities, Proceedings of International Conference on Information and Communications Security, pp. 18-26, (2016); Sun H.W., Lam K.Y., Gu M., Sun J.G., An efficient algorithm for fingercode-based biometric identification, Proceedings of the 1st International Workshop on Information Security (IS'06), 4277, pp. 469-478, (2006); Gondesen F., Mitra S., Lam K.Y., Feasibility of PUF based authentication on ATtiny devices with off-theshelf SRAM, Proceedings of the 6th ACM Cyber-Physical System Security Workshop (CPSS 2020), (2020); Srinivasu B., Vikramkumar P., Chattopadhyay A., Lam K.Y., CoLPUF: A novel configurable LFSR-based PUF, Proceedings of the 14th Asia Pacific Conf. on Circuits and Systems (APCCAS 2018), (2018); Shi J.Y., Lam K.Y., MinuCode: A fixed-value representation of fingerprint minutiae for biometric cryptosystem, Proceedings of the 3rd International Conference on Information Security and Assurance (ISA'2009), LNCS, (2009); Zhao X.B., Lam K.Y., Chung S.L., Gu M., Sun J.G., Authorization mechanisms for virtual organizations in distributed computing systems, Proceedings of the 9th Australasian Conference on Information Security and Privacy (ACISP'04), pp. 414-426, (2004); Yong J.P., Lam K.Y., Chung S.L., Gu M., Sun J.G., Enhancing the scalability of the community authorization service for virtual organizations, Proceedings of the 1st Advanced Workshop on Content Computing (AWCC 2004), 3309, pp. 182-193, (2004); Ge M., Lam K.Y., Self-initialized distributed certificate authority for mobile ad hoc network, Proceedings of the 3rd International Conference on Information Security and Assurance (ISA'09), 5576, (2009); Guo J.L., Yang W.Z., Lam K.Y., Yi X., Using blockchain to control access to cloud data, Proceedings of the 14th International Conference on Information Security and Cryptology (Inscrypt 2018), (2018); Ma H.Y., Huang E., Lam K.Y., Blockchain-based mechanism for fine-grained authorization in data crowdsourcing, Future Generation Computer Systems, Elsevier, 106, pp. 121-134, (2020); Lam K.Y., Mitra S., Gondesen F., Yi X., ANT-Centric IoT security reference architecture-Security-byDesign for satellite-enabled smart cities, IEEE Internet of Things Journal, 9, 8, pp. 5895-5908, (2021); Agrawal R., Srikant R., Privacy-preserving data mining, Proceedings of the ACM SIGMOD International Conference on Management of Data, pp. 439-450, (2000); Dwork C., Differential privacy: A survey of results, Proceedings of International Conference on Theory and Applications of Models of Computation, pp. 1-19, (2008); Brakerski Z., Vaikuntanathan V., Efficient fully homomorphic encryption from (standard) LWE, SIAM Journal on Computing, 43, 2, pp. 831-871, (2014); Data sovereignty, (2021); Smith B.Q.S.M., Indigenous data sovereignty: Toward an agenda: Official Newsletter of the New Zealand demographic society, New Zealand Population Review, 43, pp. 159-161, (2017); Couture S., Toupin S., What does the notion of "sovereignty" mean when referring to the digital?, New Media &amp; Society, 21, 10, pp. 2305-2322, (2019); Walter M., Lovett R., Maher B., Williamson B., Prehn J., Bodkin-Andrews G., Lee V., Indigenous data sovereignty in the era of big data and open data, Australian Journal of Social Issues, 56, 2, pp. 143-156, (2021); Kukutai T., Taylor J., Indigenous Data Sovereignty: Toward an Agenda, (2016); World Development Report 2021, (2021); (2021); CARE principles for indigenous data governance, (2021); Carroll S.R., Herczog E., Hudson M., Russell K., Stall S., Operationalizing the CARE and FAIR principles for indigenous data futures, Scientific Data, 8, 1, pp. 1-6, (2021); Rainie S.C., Kukutai T., Walter M., Figueroa-Rodriguez O.L., Walker J., Axelsson P., Indigenous data sovereignty, The State of Open Data. Histories and horizons: African Minds and the International Development Research Centre (IDRC, pp. 300-319, (2019); EIT Digital Report on European Digital Infrastructure and Data Sovereignty, (2020); Stix C., The ghost of AI governance past, present and future: AI governance in the European Union, (2021); Muller-Quade J., Backes M., Buxmann P., Eckert C., Holz T., Cybersecurity research: Challenges and course of action, (2019); Mollers N., Making digital territory: Cybersecurity, techno-nationalism, and the moral boundaries of the state, Science, Technology, &amp; Human Values, 46, 1, pp. 112-138, (2021); Geisler S., Vidal M.-E., Cappiello C., Loscio B.F., Gal A., Jarke M., Lenzerini M., Missier P., Otto B., Paja E., Knowledge-Driven data ecosystems toward data transparency, ACM Journal of Data and Information Quality (JDIQ), 14, 1, pp. 1-12, (2021); Pohle J., Thiel T., Digitalsovereignty, Practicing Sovereignty: Digital Involvement in Times of Crises, pp. 47-67, (2021); Floridi L., The fight for digital sovereignty: What it is, and why it matters, especially for the EU, Philosophy &amp; Technology, 33, 3, pp. 369-378, (2020); Chapdelaine P., Jaqueline McLeod R., Contested sovereignties: States, media platforms, peoples, and the regulation of media content and big data in the networked society, Laws, 10, 3, (2021); Cattaruzza A., Danet D., Taillat S., Laudrain A., Sovereignty in cyberspace: Balkanization or democratization, Proceedings of International Conference on Cyber Conflict (CyCon US), pp. 1-9, (2016); Braud A., Fromentoux G., Radier B., Le Grand O., The road to european digital sovereignty with Gaia-X and IDSA, IEEE Network, 35, 2, pp. 4-5, (2021); Moerel L., Timmers P., Reflections on digital sovereignty, (2021); Internet of things: The industry connection-27 September 2021, (2021); Evans D., Kolesnikov V., Rosulek M., A pragmatic introduction to secure multi-party computation, Foundations and Trends in Privacy and Security, 2, pp. 2-3, (2017); Blum M., Feldman P., Micali S., Non-interactive zero-knowledge and its applications, Providing Sound Foundations for Cryptography: On the Work of Shafi Goldwasser and Silvio Micali, pp. 329-349, (2019); Celeste E., Fabbrini F., Competing jurisdictions: Data privacy across the borders, Data Privacy and Trust in Cloud Computing, pp. 43-58, (2020); Keele S., Guidelines for performing systematic literature reviews in software engineering, (2007); Alboaie S., Cosovan D., Private data system enabling self-sovereign storage managed by executable choreographies, Proceedings of IFIP International Conference on Distributed Applications and Interoperable Systems, pp. 83-98, (2017); Augot D., Chabanne H., Clemot O., George W., Transforming face-to-face identity proofing into anonymous digital identity using the Bitcoin blockchain, Proceedings of 15th Annual Conference on Privacy, Security and Trust (PST), pp. 25-2509, (2017); Hammudoglu J., Sparreboom J., Rauhamaa J., Faber J., Guerchi L., Samiotis I.P., Rao S., Pouwelse J.A., Portable trust: Biometric-based authentication and blockchain storage for self-sovereign identity systems, (2017); Liang X., Shetty S., Zhao J., Bowden D., Li D., Liu J., Towards decentralized accountability and selfsovereignty in healthcare systems, Proceedings of International Conference on Information and Communications Security, pp. 387-398, (2017); Naik N., Jenkins P., Securing digital identities in the cloud by selecting an apposite Federated Identity Management from SAML, OAuth and OpenID Connect, Proceedings of 11th International Conference on Research Challenges in Information Science (RCIS), pp. 163-174, (2017); Dunphy P., Garratt L., Petitcolas F., Decentralizing digital identity: Open challengesfor distributed ledgers, Proceedings of IEEE European Symposium on Security and Privacy Workshops (EuroS&amp;PW), pp. 75-78, (2018); Linklater G., Smith C., Herbert A., Irwin B., Toward distributed key management for offline authentication, Proceedings of the Annual Conference of the South African Institute of Computer Scientists and Information Technologists, pp. 10-19, (2018); Muhle A., Gruner A., Gayvoronskaya T., Meinel C., A survey on essential components of a self-sovereign identity, Computer Science Review, 30, pp. 80-86, (2018); Schanzenbach M., Bramm G., Schutte J., reclaimID: Secure, self-sovereign identities using name systems and attribute-based encryption, Proceedings of 17th IEEE International Conference on Trust, Security and Privacy in Computing and Communications/12th IEEE International Conference on Big Data Science and Engineering (TrustCom/BigDataSE), pp. 946-957, (2018); Soltani R., Nguyen U.T., An A., A new approach to client onboarding using self-sovereign identity and distributed ledger, Proceedings of IEEE International Conference on Internet of Things (iThings) and IEEE Green Computing and Communications (GreenCom) and IEEE Cyber, Physical and Social Computing (CPSCom) and IEEE Smart Data (SmartData), pp. 1129-1136, (2018); Stokkink Q., Pouwelse J., Deployment of a blockchain-based self-sovereign identity, Proceedings of IEEE International Conference on Internet of Things (iThings) and IEEE Green Computing and Communications (GreenCom) and IEEE Cyber, Physical and Social Computing (CPSCom) and IEEE Smart Data (SmartData), pp. 1336-1342, (2018); Anada H., Decentralized multi-authority anonymous authentication for global identities with non-interactive proofs, Proceedings of IEEE International Conference on Smart Computing (SMARTCOMP), pp. 25-32, (2019); Bartolomeu P.C., Vieira E., Hosseini S.M., Ferreira J., Self-sovereign identity: Use-cases, technologies, and challenges for industrial IoT, Proceedings of 24th IEEE International Conference on Emerging Technologies and Factory Automation (ETFA), pp. 1173-1180, (2010); Bathen L., Flores G.H., Madl G., Jadav D., Arvanitis A., Santhanam K., Zeng C., Gordon A., Selfis: Selfsovereign biometric IDs, Proceedings of IEEE/CVF Conference on Computer Vision and Pattern Recognition Workshops, pp. 2847-2856, (2019); Berbar A., Belkhir A., Identification in the service of national solidarity, Proceedings of the 4th International Conference on Smart City Applications, pp. 1-6, (2019); Brunner C., Knirsch F., Engel D., SPROOF: A decentralized platform for attribute-based authentication, Proceedings of International Conference on Information Systems Security and Privacy, pp. 1-23, (2019); Chavan A.B., Rajeswari K., Design and development of self-sovereign identity using Ethereum blockchain, Proceedings of International Conference on Sustainable Communication Networks and Application, pp. 523-531, (2019); Ferdous M.S., Chowdhury F., Alassafi M.O., In search of self-sovereign identity leveraging blockchain technology, IEEE Access, 7, pp. 103059-103079, (2019); Gruner A., Muhle A., Gayvoronskaya T., Meinel C., A comparative analysis of trust requirements in decentralized identity management, Proceedings of International Conference on Advanced Information Networking and Applications, pp. 200-213, (2019); Gulati H., Huang C.-T., Self-sovereign dynamic digital identities based on blockchain technology, Proceedings in SoutheastCon, pp. 1-6, (2019); Gunasinghe H., Kundu A., Bertino E., Krawczyk H., Chari S., Singh K., Su D., PrivIdEx: Privacy preserving and secure exchange of digital identity assets, Proceedings in The World Wide Web Conference, pp. 594-604, (2019); Jakubeit P., Dercksen A., Peter A., SSI-AWARE: Self-sovereign identity authenticated backup with auditing by remote entities, Information Security Theory and Practice, (2019); Jha A., Bhattacharjee R.K., Nandi M., Barbhuiya F.A., A framework for maintaining citizenship record on blockchain, Proceedings of ACM International Symposium on Blockchain and Secure Critical Infrastructure, pp. 29-38, (2019); Kulabukhova N., Ivashchenko A., Tipikin I., Minin I., Self-sovereign identity for IoT devices, Proceedings of International Conference on Computational Science and Its Applications, pp. 472-484, (2019); Lux Z.A., Beierle F., Zickau S., Gondor S., Full-text search for verifiable credential metadata on distributed ledgers, Proceedings of the 6th International Conference on Internet of Things: Systems, Management and Security (IOTSMS), pp. 519-528, (2019); Nielsen M.M., Tackling identity management, service delivery, and social security challenges: Technology trends and partnership models, Proceedings of the 12th International Conference on Theory and Practice of Electronic Governance, pp. 1-5, (2019); Pinter K., Schmelz D., Lamber R., Strobl S., Grechenig T., Towards a Multi-party, Blockchain-Based identity verification solution to implement clear name laws for online media platforms, Proceedings of International Conference on Business Process Management, pp. 151-165, (2019); Sahmim S., Gharsellaoui H., Bouamama S., Edge computing: Smart identity wallet based architecture and user centric, Procedia Computer Science, 159, pp. 1246-1257, (2019); Shehu A.-S., Pinto A., Correia M.E., Privacy preservation and mandate representation in identity management systems, Proceedings of 14th Iberian Conference on Information Systems and Technologies (CISTI), pp. 1-6, (2019); Shetty S., Liang X., Bowden D., Zhao J., Zhang L., Blockchain-based decentralized accountability and self-sovereignty in healthcare systems, Business Transformation through Blockchain, pp. 119-149, (2019); Shoemaker E., Kristinsdottir G.S., Ahuja T., Baslan D., Pon B., Currion P., Gumisizira P., Dell N., Identity at the margins: Examining refugee experiences with digital identity systems in Lebanon, Jordan, and Uganda, Proceedings of the 2nd ACM SIGCAS Conference on Computing and Sustainable Societies, pp. 206-217, (2019); Sim W.L., Chua H.N., Tahir M., Blockchain for identity management: The implications to personal data protection, Proceedings of IEEE Conference on Application, Information and Network Security (AINS), pp. 30-35, (2019); Soltani R., Nguyen U.T., An A., Practical key recovery model for self-sovereign identity based digital wallets, Proceedings of IEEE International Conference on Dependable, Autonomic and Secure Computing, International Conference on Pervasive Intelligence and Computing, International Conf. on Cloud and Big Data Computing, Intl. Conference on Cyber Science and Technology Congress (DASC/PiCom/CBDCom/CyberSciTech), pp. 320-325, (2019); Tu Y., Gan J., Hu Y., Jin R., Yang Z., Liu M., Decentralized identity authentication and key management scheme, Proceedings of IEEE 3rd Conference on Energy Internet and Energy System Integration (EI2), pp. 2697-2702, (2019); Van Bokkem D., Hageman R., Koning G., Nguyen L., Zarin N., Self-sovereign identity solutions: The necessity of blockchain technology, (2019); Westerkamp M., Gondor S., Kupper A., Tawki: Towards self-sovereign social communication, Proceedings of IEEE International Conference on Decentralized Applications and Infrastructures (DAPPCON), pp. 29-38, (2019); Abraham A., Horandner F., Omolola O., Ramacher S., Privacy-preserving eID derivation for self-sovereign identity systems, Proceedings of International Conference on Information and Communications Security, pp. 307-323, (2019); Abraham A., More S., Rabensteiner C., Horandner F., Revocable and offline-verifiable self-sovereign identities, Proceedings of IEEE 19th International Conference on Trust, Security and Privacy in Computing and Communications (TrustCom), pp. 1020-1027, (2020); Ahmed K.A., Saraya S.F., Wanis J.F., Ali-Eldin A.M., A self-sovereign identity architecture based on blockchain and the utilization of customer's banking cards: The case of bank scam calls prevention, Proceedings of 15th International Conference on Computer Engineering and Systems (ICCES), pp. 1-8, (2020); Bandara E., Liang X., Foytik P., Shetty S., Hall C., Bowden D., Ranasinghe N., De Zoysa K., Ng W.K., Connect-blockchain and self-sovereign identity empowered contact tracing platform, Proceedings of Wireless Mobile Communication and Healthcare 9th EAI International Conference, MobiHealth 2020, Virtual Event, 2020, Proceedings. Springer Nature, 362, (2021); Barclay I., Freytsis M., Bucher S., Radha S., Preece A., Taylor I., Towards a modelling framework for selfsovereign identity systems, (2020); Barclay I., Radha S., Preece A., Taylor I., Nabrzyski J., Certifying provenance of scientific datasets with self-sovereign identity and verifiable credentials, (2020); Belchior R., Putz B., Pernul G., Correia M., Vasconcelos A., Guerreiro S., SSIBAC: Self-Sovereign identity based access control, Proceedings of IEEE 19th International Conference on Trust, Security and Privacy in Computing and Communications (TrustCom), pp. 1935-1943, (2020); Bhattacharya M.P., Zavarsky P., Butakov S., Enhancing the security and privacy ofself-sovereign identities on Hyperledger Indy blockchain, Proceedings of International Symposium on Networks, Computers and Communications (ISNCC), pp. 1-7, (2020); Dong C., Wang Z., Chen S., Xiang Y., BBM: A blockchain-based model for open banking via self-sovereign identity, Proceedings of International Conference on Blockchain, pp. 61-75, (2020); Fedrecheski G., Rabaey J.M., Costa L.C., Ccori P.C.C., Pereira W.T., Zuffo M.K., Self-sovereign identity for IoT environments: A perspective, Proceedings of 2020 Global Internet of Things Summit (GIoTS), pp. 1-6, (2020); Ford B., Identity and personhood in digital democracy: Evaluating inclusion, equality, security, and privacy in pseudonym parties and other proofs of personhood, (2020); Gebresilassie S.K., Rafferty J., Morrow P., Chen L.L., Abu-Tair M., Cui Z., Distributed,secure,self-sovereign identity for IoT devices, Proceedings of 2020 IEEE 6th World Forum on Internet of Things (WF-IoT), pp. 1-6, (2020); Giannopoulou A., Data protection compliance challenges for self-sovereign identity, Proceedings of International Congress on Blockchain and Applications, pp. 91-100, (2020); Gilani K., Bertin E., Hatin J., Crespi N., A survey on blockchain-based identity management and decentralized privacy for personal data, Proceedings of 2020 2nd Conference on Blockchain Research &amp; Applications for Innovative Networks and Services (BRAINS), pp. 97-101, (2020); Gruner A., Muhle A., Meinig M., Meinel C., A taxonomy of trust models for attribute assurance in identity management, Proceedings in Workshops of the International Conference on Advanced Information Networking and Applications, pp. 65-76, (2020); Halpin H., A critique of immunity passports and W3C decentralized identifiers, (2020); Houtan B., Hafid A.S., Makrakis D., A survey on blockchain-based self-sovereign patient identity in healthcare, IEEE Access, 8, pp. 90478-90494, (2020); Huang J., Wu M., Huang Y., Research and application of eID digital identity, Proceedings of the 2nd International Conference on Artificial Intelligence and Advanced Manufacture, pp. 266-270, (2020); Ishmaev G., Sovereignty, privacy, and ethics in blockchain-based identity management systems, Ethics and Information Technology, pp. 1-14, (2020); Kaneriya J., Patel H., A comparative survey on blockchain based self-sovereign identity system, Proceedings of 3rd International Conference on Intelligent Sustainable Systems (ICISS), pp. 1150-1155, (2020); Kulabukhova N., Self-sovereign identity as trusted root in knowledge based systems, Proceedings of International Conference on Computational Science and Its Applications, pp. 14-24, (2020); Kurihara Y., Self-sovereign identity and blockchain-based content management, Proceedings of IFIP International Conference on Human Choice and Computers, pp. 130-140, (2020); Laborde R., Oglaza A., Wazan S., Barrere F., Benzekri A., Chadwick D.W., Venant R., A user-centric identity management framework based on the W3C verifiable credentials and the FIDO universal authentication framework, Proceedings of IEEE 17th Annual Consumer Communications &amp; Networking Conference (CCNC), pp. 1-8, (2020); Liu Y., Lu Q., Paik H.-Y., Xu X., Chen S., Zhu L., Design pattern as a service for blockchain-based selfsovereign identity, IEEE Software, 37, 5, pp. 30-36, (2020); Luecking M., Fries C., Lamberti R., Stork W., Decentralized identity and trust management framework for Internet of Things, Proceedings of IEEE International Conference on Blockchain and Cryptocurrency (ICBC), pp. 1-9, (2020); Lux Z.A., Thatmann D., Zickau S., Beierle F., Distributed-ledger-based authentication with decentralized identifiers and verifiable credentials, Proceedings of 2nd Conference on Blockchain Research &amp; Applications for Innovative Networks and Services (BRAINS), pp. 71-78, (2020); Mahalle P.N., Shinde G., Shafi P.M., Rethinking decentralised identifiers and verifiable credentials for the internet of things, Internet of Things, Smart Computing and Technology: A Roadmap Ahead, pp. 361-374, (2020); Mahalle P.N., Shinde G.R., OAuth-based authorization and delegation in smart home for the elderly using decentralized identifiers and verifiable credentials, Security Issues and Privacy Threats in Smart Ubiquitous Computing, pp. 95-109, (2020); Mukta R., Martens J., Paik H.-Y., Lu Q., Kanhere S.S., Blockchain-based verifiable credential sharing with selective disclosure, Proceedings of IEEE 19th International Conference on Trust, Security and Privacy in Computing and Communications (TrustCom), pp. 959-966, (2020); Naik N., Jenkins P., uPort open-source identity management system: An assessment of self-sovereign identity and user-centric data platform built on blockchain, Proceedings of IEEE International Symposium on Systems Engineering (ISSE), pp. 1-7, (2020); Naik N., Jenkins P., Self-sovereign identity specifications: Govern your identity through your digital wallet using blockchain technology, Proceedings of 8th IEEE International Conference on Mobile Cloud Computing, Services, and Engineering (MobileCloud), pp. 90-95, (2020); Naik N., Jenkins P., Governing principles of self-sovereign identity applied to blockchain enabled privacy preserving identity management systems, Proceedings of IEEE International Symposium on Systems Engineering (ISSE), pp. 1-6, (2020); Othman A., Callahan J., A protocol for decentralized biometric-based self-sovereign identity ecosystem, Securing Social Identity in Mobile Platforms, pp. 217-234, (2020); Panait A.-E., Olimid R.F., Stefanescu A., Analysis of uPort Open, an identity management blockchainbased solution, Proceedings of International Conference on Trust and Privacy in Digital Business, pp. 3-13, (2020); Pohn D., Hommel W., An overview of limitations and approaches in identity management, Proceedings of the 15th International Conference on Availability, Reliability and Security, pp. 1-10, (2020); Satybaldy A., Nowostawski M., Ellingsen J., Self-sovereign identity systems evaluation framework, Privacy and Identity Management. Data for Better Living: AI and Privacy: 14th IFIP WG 9.2, 9.6/11.7, 11.6/SIG 9.2. 2 International Summer School, pp. 447-461, (2020); Stokkink Q., Epema D., Pouwelse J., A truly self-sovereign identity system, (2020); Szalachowski P., Password-authenticated decentralized identities, (2020); Terzi S., Savvaidis C., Votis K., Tzovaras D., Stamelos I., Securing emission data of smart vehicles with blockchain and self-sovereign identities, Proceedings of IEEE International Conference on Blockchain, pp. 462-469, (2020); Vachon P., The identity in everyone's pocket, Communications of the ACM, 64, 1, pp. 46-55, (2020); Van Kranenburg R., Anania L., Le Gars G., Arniani M., Van D.D.Fantini, Kaili M., Kavassalis P., Future urban smartness: Connectivity zones with disposable identities, Handbook of Smart Cities, pp. 1-29, (2020); Wittek K., Lazzati L., Bothe D., Sinnaeve A.-J., Pohlmann N., An SSI based system for incentivized and self-determined customer-to-business data sharing in a local economy context, Proceedings of IEEE European Technology and Engineering Management Summit (E-TEMS), pp. 1-5, (2020); Wu C., Yuan F., Lu Y., Qi S., PSM2: A Privacy-preserving self-sovereign match-making platform, Proceedings of International Conference on Blockchain and Trustworthy Systems, pp. 126-141, (2020); Xiao M., Ma Z., Li T., Privacy-preserving and scalable data access control based on self-sovereign identity management in large-scale cloud storage, Proceedings of International Conference on Security, Privacy and Anonymity in Computation, Communication and Storage, pp. 1-18, (2020); Yang X., Li W., A zero-knowledge-proof-based digital identity management scheme in blockchain, Computers &amp; Security, 99, (2020); Bandara E., Liang X., Foytik P., Shetty S., Ranasinghe N., De Zoysa K., Ng W.K., Promize-blockchain and self-sovereign identity empowered mobile ATM platform, Intelligent Computing, pp. 891-911, (2021); Barclay I., Preece A., Taylor I., Radha S.K., Nabrzyski J., Providing assurance and scrutability on shared data and machine learning models with verifiable credentials, (2021); Fedrecheski G., Costa L.C., Afzal S., Rabaey J.M., Lopes R.D., Zuffo M.K., A low-overhead approach for self-sovereign identity in IoT, (2021); Geng J., Kanwal N., Jaatun M.G., Rong C., DID-eFed: Facilitating federated learning as a service with decentralized identities, Evaluation and Assessment in Software Engineering, pp. 329-335, (2021); Grabatin M., Hommel W., Self-sovereign identity management in wireless ad hoc mesh networks, Proceedings of IFIP/IEEE International Symposium on Integrated Network Management (IM), pp. 480-486, (2021); Helminger L., Kales D., Ramacher S., Walch R., Multi-party revocation in Sovrin: Performance through distributed trust, Proceedings of Cryptographers' Track at the RSA Conference, pp. 527-551, (2021); Kirupanithi D.N., Antonidoss A., Self-sovereign identity creation on blockchain using identity based encryption, Proceedings of 2021 5th International Conference on Intelligent Computing and Control Systems (ICICCS), pp. 299-304, (2021); Laatikainen G., Kolehmainen T., Li M., Hautala M., Kettunen A., Abrahamsson P., Towards a trustful digital world: Exploring self-sovereign identity ecosystems, (2021); Mahula S., Tan E., Crompvoets J., With blockchain or not? Opportunities and challenges of self-sovereign identity implementation in public administration: Lessons from the Belgian case, Proceedings of DG. O2021: The 22nd Annual International Conference on Digital Government Research, pp. 495-504, (2021); Pfeiffer A., Bugeja M., Introducing the concept of "digital-agent signatures": How SSI can be expanded for the needs of industry 4.0, Artificial Intelligence in Industry 4.0: A Collection of Innovative Research Case-studies that are Reworking the Way We Look at Industry 4.0 Thanks to Artificial Intelligence, pp. 213-233, (2021); Shuaib M., Alam S., Alam M.S., Nasir M.S., Self-sovereign identity for healthcare using blockchain, Materials Today: Proceedings, (2021); Shuaib M., Alam S., Nasir M.S., Alam M.S., Immunity credentials using self-sovereign identity for combating COVID-19 pandemic, Materials Today: Proceedings, (2021); Siqueira A., Da Conceicao A.F., Rocha V., Blockchains and self-sovereign identities applied to healthcare solutions: A systematic review, (2021); Stockburger L., Kokosioulis G., Mukkamala A., Mukkamala R.R., Avital M., Blockchain-enabled decentralized identify management: The case of self-sovereign identity in public transportation, Blockchain: Research and Applications, (2021); Sullivan C., Blockchain-Based Identity: The Advantages and Disadvantages, Blockchain and the Public Sector, pp. 197-218, (2021); Zhang P., Kuo T.-T., The feasibility and significance of employing blockchain-based identity solutions in health care, Proceedings Blockchain Technology and Innovations in Business Processes, pp. 189-208, (2021); Allen C., The path to self-sovereign identity, (2021); Decentralized Identifiers(DIDs) core architecture, data model, and representations, (2021); Decentralized Identity Foundation, (2021); Schardong F., Custodio R., Self-Sovereign Identity: A systematic review, mapping and taxonomy, Sensors, 22, (2022); Uko S., Turkanovi M., Decentralized and self-sovereign identity: Systematic mapping study, IEEE Access, 9, pp. 139009-139027, (2021); Nyst C., Makin P., Pannifer S., Whitley E.A., Digital identity: Issue analysis: Executive summary, (2016); Tarika B., A review on models of software development life cycle, Journal of Data Research, (2019); Soltani R., Nguyen U.T., An A., A survey of self-sovereign identity ecosystem, Security and Communication Networks, 2021, (2021); Nokhbeh Zaeem R., Chang K.C., Huang T.C., Liau D., Song W., Tyagi A., Khalil M., Lamison M., Pandey S., Barber K.S., Blockchain-Based Self-Sovereign identity: Survey, requirements, use-cases, and comparative study, Proceedings of IEEE/WIC/ACM International Conference on Web Intelligence, (2021); Muhle A., Gruner A., Gayvoronskaya T., Meinel C., A survey on essential components of a self-sovereign identity, Computer Science Review, 30, pp. 80-86, (2018); Kaneriya J., Patel H., A comparative survey on blockchain based self sovereign identity system, Proceedings of the 3rd International Conference on Intelligent Sustainable Systems (ICISS), (2022); Houtan B., Hafid A., Makrakis D., A survey on blockchain-based self-sovereign patient identity in healthcare, IEEE Access, 8, (2020); Asswad J., Gomez J.M., Data ownership: A survey, Information, 12, 11, (2021); Hummei P., Braun M., Tretter M., Dabrock P., Data sovereignty: A review, Journal of Big Data and Society, 8, 1, (2021); Andrieu J., A technology-free definition of self-sovereign identity, Proceedings of the Rebooting the Web of Trust III, pp. 2-5, (2016); Tobin A., Reed D., The inevitable rise of self-sovereign identity, Sovrin Foundation, (2016); Schutte M., Schutte's critique of the self-sovereign identity principles, (2016)</text:p>
          </table:table-cell>
          <table:table-cell table:style-name="ce4" office:value-type="string" calcext:value-type="string">
            <text:p>Association for Computing Machinery</text:p>
          </table:table-cell>
          <table:table-cell table:number-columns-repeated="5"/>
          <table:table-cell table:style-name="ce4" office:value-type="string" calcext:value-type="string">
            <text:p>English</text:p>
          </table:table-cell>
          <table:table-cell table:style-name="ce4" office:value-type="string" calcext:value-type="string">
            <text:p>Article</text:p>
          </table:table-cell>
          <table:table-cell table:style-name="ce4" office:value-type="string" calcext:value-type="string">
            <text:p>Final</text:p>
          </table:table-cell>
          <table:table-cell table:style-name="ce4" office:value-type="string" calcext:value-type="string">
            <text:p>All Open Access; Hybrid Gold Open Access</text:p>
          </table:table-cell>
          <table:table-cell table:style-name="ce4" office:value-type="string" calcext:value-type="string">
            <text:p>Scopus</text:p>
          </table:table-cell>
          <table:table-cell table:style-name="ce4" office:value-type="string" calcext:value-type="string">
            <text:p>2-s2.0-85176793665</text:p>
          </table:table-cell>
          <table:table-cell table:number-columns-repeated="991"/>
        </table:table-row>
        <table:table-row table:style-name="ro1">
          <table:table-cell table:style-name="ce4" office:value-type="string" calcext:value-type="string">
            <text:p>Ante L.; Fischer C.; Strehle E.</text:p>
          </table:table-cell>
          <table:table-cell table:style-name="ce4" office:value-type="string" calcext:value-type="string">
            <text:p>Ante, Lennart (57216819718); Fischer, Constantin (57417378200); Strehle, Elias (57200537298)</text:p>
          </table:table-cell>
          <table:table-cell table:style-name="ce4" office:value-type="string" calcext:value-type="string">
            <text:p>57216819718; 57417378200; 57200537298</text:p>
          </table:table-cell>
          <table:table-cell table:style-name="ce4" office:value-type="string" calcext:value-type="string">
            <text:p>A bibliometric review of research on digital identity: Research streams, influential works and future research paths</text:p>
          </table:table-cell>
          <table:table-cell table:style-name="ce4" office:value-type="float" office:value="2022" calcext:value-type="float">
            <text:p>2022</text:p>
          </table:table-cell>
          <table:table-cell table:style-name="ce4" office:value-type="string" calcext:value-type="string">
            <text:p>Journal of Manufacturing Systems</text:p>
          </table:table-cell>
          <table:table-cell table:style-name="ce4" office:value-type="float" office:value="62" calcext:value-type="float">
            <text:p>62</text:p>
          </table:table-cell>
          <table:table-cell table:number-columns-repeated="2"/>
          <table:table-cell table:style-name="ce4" office:value-type="float" office:value="523" calcext:value-type="float">
            <text:p>523</text:p>
          </table:table-cell>
          <table:table-cell table:style-name="ce4" office:value-type="float" office:value="538" calcext:value-type="float">
            <text:p>538</text:p>
          </table:table-cell>
          <table:table-cell table:style-name="ce4" office:value-type="float" office:value="15" calcext:value-type="float">
            <text:p>15</text:p>
          </table:table-cell>
          <table:table-cell table:style-name="ce4" office:value-type="float" office:value="7" calcext:value-type="float">
            <text:p>7</text:p>
          </table:table-cell>
          <table:table-cell table:style-name="ce4" office:value-type="string" calcext:value-type="string">
            <text:p>10.1016/j.jmsy.2022.01.005</text:p>
          </table:table-cell>
          <table:table-cell table:style-name="ce4" office:value-type="string" calcext:value-type="string">
            <text:p>https://www.scopus.com/inward/record.uri?eid=2-s2.0-85123052270&amp;doi=10.1016%2fj.jmsy.2022.01.005&amp;partnerID=40&amp;md5=469780f4c0d6938e9e4c1e94af2288db</text:p>
          </table:table-cell>
          <table:table-cell table:style-name="ce4" office:value-type="string" calcext:value-type="string">
            <text:p>Blockchain Research Lab, Max-Brauer-Allee 46, Hamburg, 22765, Germany; University of Hamburg, Faculty of Business, Economics &amp; Social Sciences, Von-Melle-Park 5, Hamburg, 20146, Germany</text:p>
          </table:table-cell>
          <table:table-cell table:style-name="ce4" office:value-type="string" calcext:value-type="string">
            <text:p>Ante L., Blockchain Research Lab, Max-Brauer-Allee 46, Hamburg, 22765, Germany, University of Hamburg, Faculty of Business, Economics &amp; Social Sciences, Von-Melle-Park 5, Hamburg, 20146, Germany; Fischer C., Blockchain Research Lab, Max-Brauer-Allee 46, Hamburg, 22765, Germany; Strehle E., Blockchain Research Lab, Max-Brauer-Allee 46, Hamburg, 22765, Germany</text:p>
          </table:table-cell>
          <table:table-cell table:style-name="ce4"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table:style-name="ce4" office:value-type="string" calcext:value-type="string">
            <text:p>Blockchain; Digital twin; Identity management; Industry 4.0; Internet of Things; Smart manufacturing</text:p>
          </table:table-cell>
          <table:table-cell table:style-name="ce4" office:value-type="string" calcext:value-type="string">
            <text:p>Authentication; Cryptography; Electronic data interchange; Industrial management; Industrial research; Industry 4.0; Information management; Internet of things; Life cycle; Wireless sensor networks; Academic research; Bibliometric; Bibliometrics analysis; Block-chain; Data control; Digital identity; Emerging trends; Identity management; Product life cycle management; Smart manufacturing; Blockchain</text:p>
          </table:table-cell>
          <table:table-cell table:style-name="ce4" office:value-type="string" calcext:value-type="string">
            <text:p>Allen C., (2016); Androulaki E., Karame G.O., Roeschlin M., Scherer T., Capkun S., Evaluating User Privacy in Bitcoin, pp. 34-51, (2013); Ante L., Smart contracts on the blockchain – a bibliometric analysis and review, Telemat Inform, 57, (2021); Ante L., Digital twin technology for smart manufacturing and Industry 4.0: A bibliometric analysis of the intellectual structure of the research discourse, Manuf Lett, (2021); Ante L., A place next to Satoshi: foundations of blockchain and cryptocurrency research in business and economics, Scientometrics, 124, pp. 1305-1333, (2020); Ante L., Steinmetz F., Fiedler I., Blockchain and energy: a bibliometric analysis and review, Renew Sustain Energy Rev, 137, (2021); Atzori L., Iera A., Morabito G., The internet of things: a survey, Comput Netw, 54, pp. 2787-2805, (2010); Azaria A., Ekblaw A., Vieira T., Lippman A., (2016); Barbosa M., Farshim P., pp. 369-372, (2008); Barreto P.S.L.M., Libert B., McCullagh N., Quisquater J.J., pp. 515-532, (2005); Bazarhanova A., Smolander K., pp. 6408-6417, (2020); Ben-Sasson E., Chiesa A., Garman C., Green M., Miers I., Tromer E., Virza M., pp. 459-474, (2014); Bethencourt J., Sahai A., Waters B., Ciphertext-policy attribute-based encryption, pp. 321-334, (2007); Bettini C., Wang X.S., Jajodia S., Protecting privacy against location-based personal identification, Secure Data Management, pp. 361-375, (2005); Bilge L., Strufe T., Balzarotti D., Kirda E., pp. 551-560, (2009); Blue J., Condell J., Lunney T., A review of identity, identification and authentication, Int J Inf Secur Res, 8, pp. 794-804, (2018); Bocek T., Rodrigues B.B., Strasser T., Stiller B., Blockchains Everywhere - A Use-case of Blockchains in the Pharma Supply-Chain, pp. 772-777, (2017); Boneh D., Franklin M., Identity-based encryption from the weil pairing, SIAM J Comput, 32, pp. 586-615, (2003); Bonneau J., Miller A., Clark J., Narayanan A., Kroll J.A., Felten E.W., pp. 104-121, (2015); Borgatti S.P., Everett M.G., Freeman L.C., Ucinet for windows: software for social network analysis, Harv MA Anal Technol, 6, (2002); Boyen X., Multipurpose Identity-Based Signcryption - A Swiss Army Knife for Identity-Based Cryptography, pp. 383-399, (2003); Burrows M., Abadi M., Needham R., A logic of authentication, ACM Trans Comput Syst, 8, pp. 18-36, (1990); Cai Z., Yan H., Li P., Huang Z.A., Gao C., Towards secure and flexible EHR sharing in mobile health cloud under static assumptions, Clust Comput, 20, pp. 2415-2422, (2017); Cameron K., The Laws of Identity, Microsoft Corp, pp. 8-11, (2005); Canedo A., Industrial IoT lifecycle via digital twins, pp. 1-1, (2016); Cao C., Hou Q., Zhou K., Displaced dynamic expression regression for real-time facial tracking and animation, ACM Trans Graph, 33, (2014); Cao X., Kou W., Dang L., Zhao B., IMBAS: Identity-based multi-user broadcast authentication in wireless sensor networks, Comput Commun, 31, pp. 659-667, (2008); Chang C.C., Le H.D., A provably secure, efficient, and flexible authentication scheme for ad hoc wireless sensor networks, IEEE Trans Wirel Commun, 15, pp. 357-366, (2016); Chase M., Multi-authority attribute based encryption, pp. 515-534, (2007); Chase M., Chow S.S.M., pp. 121-130, (2009); Chaum D., Blind signatures for untraceable payments, Advances in Cryptology, pp. 199-203, (1983); Chaum D.L., Untraceable electronic mail, return addresses, and digital pseudonyms, Commun ACM, 24, pp. 84-90, (1981); Chen L., Malone-Lee J., Improved Identity-Based Signcryption, International Workshop on Public Key Cryptography, pp. 362-379, (2005); Chen Y., Leimkuhler F.F., A relationship between Lotka's Law, Bradford's Law, and Zipf's Law, J Am Soc Inf Sci, 37, pp. 307-314, (1986); Choi Y., Lee D., Kim J., Jung J., Nam J., Won D., Security enhanced user authentication protocol for wireless sensor networks using elliptic curves cryptography, Sens (Switz), 14, pp. 10081-10106, (2014); Chow S.S.M., Yiu S.M., Chow L.C.K., Chow K.P., (2004); Clauss S., Kohntopp M., Identity management and its support of multilateral security, Comput Netw, 37, pp. 205-219, (2001); Cocks C., pp. 360-363, (2001); Daemen J., Rijmen V., pp. 1-238, (2002); Das M.L., pp. 600-606, (2010); Davis F.D., A technology acceptance model for empirically testing new end-user information systems: Theory and results, (1985); Delmolino K., Arnett M., Kosba A., Miller A., Shi E., Step by step towards creating a safe smart contract: Lessons and insights from a cryptocurrency lab, Lect Notes Comput Sci, pp. 79-94, (2016); Dingledine R., Mathewson N., Syverson P., Tor - the second-generation onion router, Usenix Secur, pp. 303-320, (2004); DiStefano C., Zhu M., Mindrila D., Understanding and using factor scores: considerations for the applied researcher, Pract Assess, Res Eval, 14, (2009); Dubovitskaya A., Xu Z., Ryu S., Schumacher M., Wang F., Secure and Trustable Electronic Medical Records Sharing using Blockchain, pp. 650-659, (2017); Emura K., Miyaji A., Nomura A., Omote K., Soshi M., A ciphertext-policy attribute-based encryption scheme with constant ciphertext length, (2009); Fan Y., Yang J., Chen J., Hu P., Wang X., Xu J., Et al., A digital-twin visualized architecture for Flexible Manufacturing System, J Manuf Syst, 60, pp. 176-201, (2021); Farash M.S., Turkanovic M., Kumari S., Holbl M., An efficient user authentication and key agreement scheme for heterogeneous wireless sensor network tailored for the Internet of Things environment, Ad Hoc Netw, 36, pp. 152-176, (2016); Ferdous M.S., Chowdhury F., Alassafi M.O., In search of self-sovereign identity leveraging blockchain technology, IEEE Access, 7, pp. 103059-103079, (2019); Gabor T., Belzner L., Kiermeier M., Beck M.T., Neitz A., A simulation-based architecture for smart cyber-physical systems, pp. 374-379, (2016); Gao Y., Li X., Wang X.V., Wang L., Gao L., A review on recent advances in vision-based defect recognition towards industrial intelligence, J Manuf Syst, (2021); Garousi V., Felderer M., Mantyla M.V., Guidelines for including grey literature and conducting multivocal literature reviews in software engineering, Inf Softw Technol, 106, pp. 101-121, (2019); Giri D., Maitra T., Amin R., Srivastava P.D., An efficient and robust RSA-based remote user authentication for telecare medical information systems, J Med Syst, 39, (2015); Glaessgen E.H., Stargel D.S., (2012); Gorsuch R.L., Exploratory Factor Analysis, Handbook of Multivariate Experimental Psychology, pp. 231-258, (1988); Goyal V., Pandey O., Sahai A., Waters B., Attribute-based encryption for fine-grained access control of encrypted data, pp. 89-98, (2006); Grieves M., (2014); Gura N., Patel A., Wander A., Eberle H., Shantz S.C., pp. 119-132, (2004); Haag S., Anderl R., Digital twin – proof of concept, Manuf Lett, 15, pp. 64-66, (2018); Hasan M., Starly B., Decentralized cloud manufacturing-as-a-service (CMaaS) platform architecture with configurable digital assets, J Manuf Syst, 56, pp. 157-174, (2020); He D., Kumar N., Chilamkurti N., A secure temporal-credential-based mutual authentication and key agreement scheme with pseudo identity for wireless sensor networks, Inf Sci (Ny), 321, pp. 263-277, (2015); He D., Zeadally S., Kumar N., Lee J.H., Anonymous authentication for wireless body area networks with provable security, IEEE Syst J, 11, pp. 2590-2601, (2017); Hossain M.S., Muhammad G., Cloud-assisted industrial internet of things (IIoT) - enabled framework for health monitoring, Comput Netw, 101, pp. 192-202, (2016); Houtan B., Hafid A.S., Makrakis D., A survey on blockchain-based self-sovereign patient identity in healthcare, IEEE Access, 8, pp. 90478-90494, (2020); Huang Q., Wong D.S., Yang G., Heterogeneous signcryption with key privacy, Comput J, 54, pp. 525-536, (2011); Huang Z., Liu S., Mao X., Chen K., Li J., Insight of the protection for data security under selective opening attacks, Inf Sci (Ny), 412-413, pp. 223-241, (2017); Jain A.K., Dass S.C., Nandakumar K., pp. 731-738, (2004); Jiang B., Zhao F., Liu X., Observation-oriented silhouette-aware fast full body tracking with Kinect, J Manuf Syst, 33, pp. 209-217, (2014); Jiang Q., Khan M.K., Lu X., Ma J., He D., A privacy preserving three-factor authentication protocol for e-Health clouds, J Supercomput, 72, pp. 3826-3849, (2016); Jin A.T.B., Ling D.N.C., Goh A., Biohashing: Two factor authentication featuring fingerprint data and tokenised random number, Pattern Recognit, 37, pp. 2245-2255, (2004); Josang A., Fabre J., Hay B., Dalziel J., Pope S., pp. 99-108, (2005); Kalnis P., Ghinita G., Mouratidis K., Papadias D., Preventing location-based identity inference in anonymous spatial queries, IEEE Trans Knowl Data Eng, 19, pp. 1719-1733, (2007); Kang H.E.D., Kim D., Kim S., Kim D.D., Cheon J.H., Anthony B.W., Homomorphic Encryption as a secure PHM outsourcing solution for small and medium manufacturing enterprise, J Manuf Syst, 61, pp. 856-865, (2021); Khakifirooz M., Fathi M., Wu K., Development of smart semiconductor manufacturing: operations research and data science perspectives, IEEE Access, 7, pp. 108419-108430, (2019); Khan M.K., Alghathbar K., Cryptanalysis and security improvements of “two-factor user authentication in wireless sensor networks”, Sensors, 10, pp. 2450-2459, (2010); Khan M.K., Kumari S., An authentication scheme for secure access to healthcare services, J Med Syst, 37, (2013); Koshy P., Koshy D., McDaniel P., An analysis of anonymity in bitcoin using P2P network traffic, pp. 469-485, (2014); Kshetri N., 1 Blockchain's roles in meeting key supply chain management objectives, Int J Inf Manag, 39, pp. 80-89, (2018); Kuo T., Kim H., Ohno-machado L., Blockchain distributed ledger technologies for biomedical and health care applications, J Am Med Inform Assoc, 24, pp. 1211-1220, (2017); Lamport L., Shostak R., Pease M., The byzantine generals problem, ACM Trans Program Lang Syst, 4, pp. 382-401, (1982); Leng J., Jiang P., Xu K., Liu Q., Zhao J.L., Bian Y., Et al., Makerchain: a blockchain with chemical signature for self-organizing process in social manufacturing, J Clean Prod, 234, pp. 767-778, (2019); Leng J., Wang D., Shen W., Li X., Liu Q., Chen X., Digital twins-based smart manufacturing system design in Industry 4.0: a review, J Manuf Syst, 60, pp. 119-137, (2021); Leng J., Yan D., Liu Q., Zhang H., Zhao G., Wei L., Et al., Digital twin-driven joint optimisation of packing and storage assignment in large-scale automated high-rise warehouse product-service system, Int J Comput Integr Manuf, 34, pp. 783-800, (2021); Leng J., Zhou M., Xiao Y., Zhang H., Liu Q., Shen W., Et al., Digital twins-based remote semi-physical commissioning of flow-type smart manufacturing systems, J Clean Prod, 306, (2021); Leng J., Zhou M., Zhao J.Z., Huang Y., Bian Y., Blockchain security: a survey of techniques and research directions, IEEE Trans Serv Comput, 1, (2020); Lewko A., Okamoto T., Sahai A., Takashima K., Waters B., Fully secure functional encryption: Attribute-based encryption and (hierarchical) inner product encryption, pp. 62-91, (2010); Lewko A., Waters B., Decentralizing Attribute-Based Encryption, pp. 568-588, (2011); Li C., MahaDeVan S., Ling Y., Choze S., Wang L., Dynamic bayesian network for aircraft wing health monitoring digital twin, AIAA J, 55, pp. 930-941, (2017); Li F., Xiong P., Practical secure communication for integrating wireless sensor networks into the internet of things, IEEE Sens J, 13, pp. 3677-3684, (2013); Li J., Au M.H., Susilo W., Xie D., Ren K., Attribute-based signature and its applications, pp. 60-69, (2010); Li J., Chen X., Chow S.S.M., Huang Q., Wong D.S., Liu Z., Multi-authority fine-grained access control with accountability and its application in cloud, J Netw Comput Appl, 112, pp. 89-96, (2018); Li J., Li Y.K., Chen X., Lee P.P.C., Lou W., A hybrid cloud approach for secure authorized deduplication, IEEE Trans Parallel Distrib Syst, 26, pp. 1206-1216, (2015); Li J., Liu Z., Chen X., Xhafa F., Tan X., Wong D.S., L-EncDB: a lightweight framework for privacy-preserving data queries in cloud computing, Knowl-Based Syst, 79, pp. 18-26, (2015); Li J., Zhang Y., Chen X., Xiang Y., Secure attribute-based data sharing for resource-limited users in cloud computing, Comput Secur, 72, pp. 1-12, (2018); Li J., Chen X., Li M., Li J., Lee P.P.C., Lou W., Secure deduplication with efficient and reliable convergent key management, IEEE Trans Parallel Distrib Syst, 25, pp. 1615-1625, (2014); Li J., Li J., Chen X., Jia C., Lou W., Member S., Identity-based encryption with outsourced revocation in cloud computing, IEEE Trans Comput, 64, pp. 425-437, (2015); Li L.H., Lin I.C., Hwang M.S., A remote password authentication scheme for multiserver architecture using neural networks, IEEE Trans Neural Netw, 12, pp. 1498-1504, (2001); Li M., Yu S., Zheng Y., Ren K., Lou W., Scalable and secure sharing of personal health records in cloud computing using attribute-based encryption, IEEE Trans Parallel Distrib Syst, 24, pp. 131-143, (2013); Li S., Xu L., Da, Zhao S., 5G internet of things: a survey, J Ind Inf Integr, 10, pp. 1-9, (2018); Liu Y., He D., Obaidat M.S., Kumar N., Khan M.K., Raymond Choo K.-K., Blockchain-based identity management systems: a review, J Netw Comput Appl, (2020); Lumini A., Nanni L., An improved BioHashing for human authentication, Pattern Recognit, 40, pp. 1057-1065, (2007); Luu L., Chu D.H., Olickel H., Saxena P., Hobor A., Making smart contracts smarter, pp. 254-269, (2016); Mamun A.A., Liu C., Kan C., Tian W., Securing cyber-physical additive manufacturing systems by in-situ process authentication using streamline video analysis, J Manuf Syst, 62, pp. 429-440, (2022); McCain K.W., Mapping authors in intellectual space: a technical overview, J Am Soc Inf Sci, 41, pp. 433-443, (1990); Meiklejohn S., Pomarole M., Jordan G., Levchenko K., McCoy D., Voelker G.M., Savage S., A fistful of Bitcoins: Characterizing payments among men with no names, pp. 127-140, (2013); Merkle R.C., A Digital Signature Based on a Conventional Encryption Function, Lecture Notes in Computer Science, 293, pp. 640-648, (1987); Miers I., Garman C., Green M., Rubin A.D., pp. 397-411, (2013); Milne G.R., Rohm A.J., Bahl S., Consumers’ protection of online privacy and identity, J Consum Aff, 38, pp. 217-232, (2004); Mir U., Kar A.K., Gupta M.P., AI-enabled digital identity – inputs for stakeholders and policymakers, J Sci Technol Policy Manag Ahead–p, (2021); Nakamoto S., (2008); Narayanan A., Bonneau J., Felten E., Miller A., Goldfeder S., Bitcoin and cryptocurrency technologies: a comprehensive introduction, (2016); Negri E., Fumagalli L., Macchi M., A review of the roles of digital twin in CPS-based production systems, Procedia Manuf, 11, pp. 939-948, (2017); Nerur S.P., Rasheed A.A., Natarajan V., The intellectual structure of the strategic management field: an author co-citation analysis, Strateg Manag J, 29, pp. 319-336, (2008); Oliveira L.B., Aranha D.F., Gouvea C.P.L., Scott M., Camara D.F., Lopez J., Et al., TinyPBC: pairings for authenticated identity-based non-interactive key distribution in sensor networks, Comput Commun, 34, pp. 485-493, (2011); Ostrovsky R., Sahai A., Waters B., Attribute-based encryption with non-monotonic access structures, pp. 195-203, (2007); Pal S., Hitchens M., Varadharajan V., pp. 45-51, (2019); Qi Q., Tao F., Digital twin and big data towards smart manufacturing and industry 4.0: 360 degree comparison, IEEE Access, 6, pp. 3585-3593, (2018); Reid F., Harrigan M., An analysis of anonymity in the bitcoin system. Secur, Priv Soc Netw, pp. 197-223, (2013); Rivest R.L., Shamir A., Adlemann L., A method for obtaining digital signatures and public-key cryptosystems, Commun ACM, 21, pp. 120-126, (1978); Roman R., Lopez J., Integrating wireless sensor networks and the internet: a security analysis, Internet Res, 19, pp. 246-259, (2009); Roman R., Zhou J., Lopez J., On the features and challenges of security and privacy in distributed internet of things, Comput Netw, 57, pp. 2266-2279, (2013); Ron D., Shamir A., Quantitative Analysis of the Full Bitcoin Transaction Graph, (2014); Rosen R., Von Wichert G., Lo G., Bettenhausen K.D., About the importance of autonomy and digital twins for the future of manufacturing, IFAC-Pap, 28, pp. 567-572, (2015); Rouselakis Y., Waters B., Practical constructions and new proof methods for large universe attribute-based encryption, pp. 463-474, (2013); Sahai A., Waters B., Fuzzy Identity-Based Encryption, pp. 457-473, (2005); Sandborn M., Olea C., White J., Williams C., Tarazaga P.A., Sturm L., Et al., Towards secure cyber-physical information association for parts, J Manuf Syst, 59, pp. 27-41, (2021); Sarma A.C., Girao J., Identities in the future internet of things, Wirel Pers Commun, 49, pp. 353-363, (2009); Schleich B., Anwer N., Mathieu L., Wartzack S., Shaping the digital twin for design and production engineering, CIRP Ann - Manuf Technol, 66, pp. 141-144, (2017); Schnorr C.-P., Efficient signature generation by smart cards, J Cryptol, 4, pp. 161-174, (1991); Schroeder G.N., Steinmetz C., Pereira C.E., Espindola D.B., Digital twin data modeling with automationML and a communication methodology for data exchange, IFAC-Pap, 49, pp. 12-17, (2016); Shae Z., Tsai J.J.P., pp. 1972-1980, (2017); Shamir A., pp. 47-53, (1985); Sheldon M.D., Auditing the blockchain oracle problem, J Inf Syst, 35, pp. 121-133, (2020); Shen J., Wang C., Li T., Chen X., Huang X., Zhan Z.H., Secure data uploading scheme for a smart home system, Inf Sci (Ny), 453, pp. 186-197, (2018); Shen J., Zhou T., Chen X., Li J., Susilo W., Anonymous and traceable group data sharing in cloud computing, IEEE Trans Inf Forensics Secur, 13, pp. 912-925, (2018); Shen J., Gui Z., Ji S., Shen J., Tan H., Tang Y., Cloud-aided lightweight certificateless authentication protocol with anonymity for wireless body area networks, J Netw Comput Appl, 106, pp. 117-123, (2018); Shen W., Hu T., Zhang C., Ma S., Secure sharing of big digital twin data for smart manufacturing based on blockchain, J Manuf Syst, 61, pp. 338-350, (2021); Shim K.A., S2DRP: secure implementations of distributed reprogramming protocol for wireless sensor networks, Ad Hoc Netw, 19, pp. 1-8, (2014); Shim K.A., Lee Y.R., Park C.M., EIBAS: an efficient identity-based broadcast authentication scheme in wireless sensor networks, Ad Hoc Netw, 11, pp. 182-189, (2013); Sisinni E., Saifullah A., Han S., Jennehag U., Gidlund M., Industrial internet of things: challenges, opportunities, and directions, IEEE Trans Ind Inform, 14, pp. 4724-4734, (2018); Small H.G., A co-citation model of a scientific specialty: a longitudinal study of collagen research, Soc Stud Sci, 7, pp. 139-166, (1977); Small H.G., Co-citation in the scientific literature: a new measure of the relationship between two documents, J Am Soc Inf Sci, 24, pp. 265-269, (1973); Sullivan C., Protecting digital identity in the cloud: regulating cross border data disclosure, Comput Law Secur Rev, 30, pp. 137-152, (2014); Tao F., Cheng J., Qi Q., Zhang M., Zhang H., Sui F., Digital twin-driven product design, manufacturing and service with big data, Int J Adv Manuf Technol, 94, pp. 3563-3576, (2018); Tao F., Zhang M., Digital twin shop-floor: a new shop-floor paradigm towards smart manufacturing, IEEE Access, 5, pp. 20418-20427, (2017); Tao F., Zhang M., Liu Y., Nee A.Y.C., Digital twin driven prognostics and health management for complex equipment, CIRP Ann, 67, pp. 169-172, (2018); Tschorsch F., Scheuermann B., Bitcoin and beyond: a technical survey on decentralized digital currencies, IEEE Commun Surv Tutor, 18, pp. 2084-2123, (2016); Tuegel E.J., Ingraffea A.R., Eason T.G., Spottswood S.M., Reengineering aircraft structural life prediction using a digital twin, Int J Aerosp Eng, (2011); Turkanovic M., Brumen B., Holbl M., A novel user authentication and key agreement scheme for heterogeneous ad hoc wireless sensor networks, based on the Internet of Things notion, Ad Hoc Netw, 20, pp. 96-112, (2014); Uhlemann T.H.J., Lehmann C., Steinhilper R., The digital twin: realizing the cyber-physical production system for industry 4.0, Procedia CIRP, 61, pp. 335-340, (2017); van Bokkem D., Hageman R., Koning G., Nguyen L., Zarin N., pp. 1-8, (2019); van Eck N.J., Waltman L., Software survey: VOSviewer, a computer program for bibliometric mapping, Scientometrics, 84, pp. 523-538, (2010); Veletsianos G., Higher education scholars’ participation and practices on Twitter, J Comput Assist Learn, 28, pp. 336-349, (2012); Waltman L., van Eck N.J., A smart local moving algorithm for large-scale modularity-based community detection, Eur Phys J B, 86, (2013); Wang D., He D., Wang P., Chu C.H., Anonymous two-factor authentication in distributed systems: certain goals are beyond attainment, IEEE Trans Dependable Secur Comput, 12, pp. 428-442, (2015); Wang X., Wang Y., Tao F., Liu A., New paradigm of data-driven smart customisation through digital twin, J Manuf Syst, 58, pp. 270-280, (2021); Waters B., Ciphertext-Policy Attribute-Based Encryption: An Expressive, Efficient, and Provably Secure Realization, International Workshop on Public Key Cryptography, pp. 53-70, (2011); Webster J., Watson R.T., (2002); Wernke M., Skvortsov P., Durr F., Rothermel K., A classification of location privacy attacks and approaches, Pers Ubiquitous Comput, 18, pp. 163-175, (2014); Wollschlaeger M., Sauter T., Jasperneite J., The future of industrial communication: automation networks in the era of the internet of things and industry 4.0, IEEE Ind Electron Mag, 11, pp. 17-27, (2017); Worfel P., Unravelling the intellectual discourse of implicit consumer cognition: a bibliometric review, J Retail Consum Serv, (2019); Xia Q., Sifah E.B., Asamoah K.O., Gao J., Du X., Guizani M., MeDShare: trust-less medical data sharing among cloud service providers via blockchain, IEEE Access, 5, pp. 14757-14767, (2017); Xiong H., Qin Z., Revocable and scalable certificateless remote authentication protocol with anonymity for wireless body area networks, IEEE Trans Inf Forensics Secur, 10, pp. 1442-1455, (2015); Xu J., Wei L., Zhang Y., Wang A., Zhou F., Gao C.Z., Dynamic fully homomorphic encryption-based merkle tree for lightweight streaming authenticated data structures, J Netw Comput Appl, 107, pp. 113-124, (2018); Xue K., Ma C., Hong P., Ding R., A temporal-credential-based mutual authentication and key agreement scheme for wireless sensor networks, J Netw Comput Appl, 36, pp. 316-323, (2013); Yu H., Kaminsky M., Gibbons P.B., Flaxman A.D., Sybilguard: defending against sybil attacks via social networks, IEEE/ACM Trans Netw, 16, pp. 576-589, (2008); Yu S., Wang C., Ren K., Lou W., Achieving secure, scalable, and fine-grained data access control in cloud computing, (2010); Yue X., Wang H., Jin D., Li M., Jiang W., Healthcare data gateways: found healthcare intelligence on blockchain with novel privacy risk control, J Med Syst, 40, (2016); Zhang H., Liu Q., Chen X., Zhang D., Leng J., A digital twin-based approach for designing and multi-objective optimization of hollow glass production line, IEEE Access, pp. 26901-26911, (2017); Zhang H., Qi Q., Tao F., A multi-scale modeling method for digital twin shop-floor, J Manuf Syst, 62, pp. 417-428, (2022); Zhang P., White J., Schmidt D.C., Lenz G., Rosenbloom S.T., FHIRChain: applying blockchain to securely and scalably share clinical data, Comput Struct Biotechnol J, 16, pp. 267-278, (2018); Zhang Y., Chen X., Li J., Wong D.S., Li H., You I., Ensuring attribute privacy protection and fast decryption for outsourced data security in mobile cloud computing, Inf Sci (Ny), 378, pp. 42-61, (2016); Zhang Y., Zheng D., Deng R.H., Security and privacy in smart health: efficient policy-hiding attribute-based access control, IEEE Internet Things J, 5, pp. 2130-2145, (2018); Zheng Y., Signcryption or How to Achieve Cost Signature &amp; Encryption Cost Signature + Cost Encryption, (1999); Zupic I., Cater T., Bibliometric methods in management and organization, Organ Res Methods, 18, pp. 429-472, (2015); Zuschke N., An analysis of process-tracing research on consumer decision-making, J Bus Res, pp. 1-16, (2019)</text:p>
          </table:table-cell>
          <table:table-cell table:style-name="ce4" office:value-type="string" calcext:value-type="string">
            <text:p>Elsevier B.V.</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23052270</text:p>
          </table:table-cell>
          <table:table-cell table:number-columns-repeated="991"/>
        </table:table-row>
        <table:table-row table:style-name="ro1">
          <table:table-cell table:style-name="ce4" office:value-type="string" calcext:value-type="string">
            <text:p>Shuaib M.; Alam S.; Shabbir Alam M.; Shahnawaz Nasir M.</text:p>
          </table:table-cell>
          <table:table-cell table:style-name="ce4" office:value-type="string" calcext:value-type="string">
            <text:p>Shuaib, Mohammed (57207874230); Alam, Shadab (56659054100); Shabbir Alam, Mohammad (57311031800); Shahnawaz Nasir, Mohammad (58491504900)</text:p>
          </table:table-cell>
          <table:table-cell table:style-name="ce4" office:value-type="string" calcext:value-type="string">
            <text:p>57207874230; 56659054100; 57311031800; 58491504900</text:p>
          </table:table-cell>
          <table:table-cell table:style-name="ce4" office:value-type="string" calcext:value-type="string">
            <text:p>Self-sovereign identity for healthcare using blockchain</text:p>
          </table:table-cell>
          <table:table-cell table:style-name="ce4" office:value-type="float" office:value="2021" calcext:value-type="float">
            <text:p>2021</text:p>
          </table:table-cell>
          <table:table-cell table:style-name="ce4" office:value-type="string" calcext:value-type="string">
            <text:p>Materials Today: Proceedings</text:p>
          </table:table-cell>
          <table:table-cell table:style-name="ce4" office:value-type="float" office:value="81" calcext:value-type="float">
            <text:p>81</text:p>
          </table:table-cell>
          <table:table-cell table:style-name="ce4" office:value-type="float" office:value="2" calcext:value-type="float">
            <text:p>2</text:p>
          </table:table-cell>
          <table:table-cell/>
          <table:table-cell table:style-name="ce4" office:value-type="float" office:value="203" calcext:value-type="float">
            <text:p>203</text:p>
          </table:table-cell>
          <table:table-cell table:style-name="ce4" office:value-type="float" office:value="207" calcext:value-type="float">
            <text:p>207</text:p>
          </table:table-cell>
          <table:table-cell table:style-name="ce4" office:value-type="float" office:value="4" calcext:value-type="float">
            <text:p>4</text:p>
          </table:table-cell>
          <table:table-cell table:style-name="ce4" office:value-type="float" office:value="33" calcext:value-type="float">
            <text:p>33</text:p>
          </table:table-cell>
          <table:table-cell table:style-name="ce4" office:value-type="string" calcext:value-type="string">
            <text:p>10.1016/j.matpr.2021.03.083</text:p>
          </table:table-cell>
          <table:table-cell table:style-name="ce4" office:value-type="string" calcext:value-type="string">
            <text:p>https://www.scopus.com/inward/record.uri?eid=2-s2.0-85165083964&amp;doi=10.1016%2fj.matpr.2021.03.083&amp;partnerID=40&amp;md5=ece6567d168cb3f37b6ec8e284b4b8fa</text:p>
          </table:table-cell>
          <table:table-cell table:style-name="ce4" office:value-type="string" calcext:value-type="string">
            <text:p>Razak Faculty of Technology and Informatics, University Teknologi Malaysia, Malaysia; Department of Computer Science, College of Cs and It, Jazan University, Jazan, Saudi Arabia</text:p>
          </table:table-cell>
          <table:table-cell table:style-name="ce4" office:value-type="string" calcext:value-type="string">
            <text:p>Shuaib M., Razak Faculty of Technology and Informatics, University Teknologi Malaysia, Malaysia, Department of Computer Science, College of Cs and It, Jazan University, Jazan, Saudi Arabia; Alam S., Department of Computer Science, College of Cs and It, Jazan University, Jazan, Saudi Arabia; Shabbir Alam M., Department of Computer Science, College of Cs and It, Jazan University, Jazan, Saudi Arabia; Shahnawaz Nasir M., Department of Computer Science, College of Cs and It, Jazan University, Jazan, Saudi Arabia</text:p>
          </table:table-cell>
          <table:table-cell table:style-name="ce4"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table:style-name="ce4" office:value-type="string" calcext:value-type="string">
            <text:p>Blockchain; EHR; Healthcare; Privacy; Security; Self-sovereign identity</text:p>
          </table:table-cell>
          <table:table-cell table:style-name="ce4" office:value-type="string" calcext:value-type="string">
            <text:p>Health care; Information systems; Information use; Block-chain; Centralised; EHR; Healthcare; Privacy; Privacy and security; Security; Security weakness; Self-sovereign identity; User control; Blockchain</text:p>
          </table:table-cell>
          <table:table-cell table:style-name="ce4" office:value-type="string" calcext:value-type="string">
            <text:p>Shuaib M., Alam S., Daud S.M., Improving the Authenticity of Real Estate Land Transaction Data Using Blockchain-Based Security Scheme, pp. 3-10, (2021); Siddiqui S.T., Alam S., Ahmad R., Shuaib M., Security threats, attacks, and possible countermeasures in internet of things, Lecture Notes in Networks and Systems, pp. 35-46, (2020); Houtan B., Hafid A.S., Makrakis D., A survey on blockchain-based self-sovereign patient identity in healthcare, IEEE Access, 8, pp. 90478-90494, (2020); Kuperberg M., Blockchain-based identity management: a survey from the enterprise and ecosystem perspective, IEEE Trans. Eng. Manag., 67, 4, pp. 1008-1027, (2020); McGhin T., Choo K.K.R., Liu C.Z., He D., Blockchain in healthcare applications: research challenges and opportunities, J. Netw. Comput. Appl., 135, FEBRUARY, pp. 62-75, (2019); Dimitrov D.V., Blockchain applications for healthcare data management, Healthc. Inform. Res., 25, 1, pp. 51-56, (2019); Hau Y.S., Lee J.M., Park J., Chang M.C., Attitudes toward blockchain technology in managing medical information: survey study, J. Med. Internet Res., 21, 12, (2019); Garg T., Kagalwalla N., Churi P., Pawar A., Deshmukh S., A survey on security and privacy issues in IoV, Int. J. Electr. Comput. Eng., 10, 5, (2020); Allende Lopez M., Self-sovereign identity: the future of identity: self-sovereignity, Digital Wallets, and Blockchain, (2020); Liang X., Zhao J., Shetty S., Liu J., Li D., Integrating blockchain for data sharing and collaboration in mobile healthcare applications, IEEE International Symposium on Personal, Indoor and Mobile Radio Communications, pp. 1-5, (2018); Siddiqui S.T., Ahmad R., Shuaib M., Alam S., Blockchain security threats, attacks and countermeasures, Adv. Intelligent Syst. Comput., 1097, pp. 51-62, (2020)</text:p>
          </table:table-cell>
          <table:table-cell table:style-name="ce4" office:value-type="string" calcext:value-type="string">
            <text:p>Elsevier Ltd</text:p>
          </table:table-cell>
          <table:table-cell/>
          <table:table-cell table:style-name="ce4" office:value-type="string" calcext:value-type="string">
            <text:p>2020 International Virtual Conference on Sustainable Materials, IVCSM 2k20</text:p>
          </table:table-cell>
          <table:table-cell table:number-columns-repeated="2"/>
          <table:table-cell table:style-name="ce4" office:value-type="float" office:value="189953" calcext:value-type="float">
            <text:p>189953</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65083964</text:p>
          </table:table-cell>
          <table:table-cell table:number-columns-repeated="991"/>
        </table:table-row>
        <table:table-row table:style-name="ro1">
          <table:table-cell table:style-name="ce4" office:value-type="string" calcext:value-type="string">
            <text:p>Zhang Y.; Li P.; Cong P.; Zou H.; Wang X.; He X.</text:p>
          </table:table-cell>
          <table:table-cell table:style-name="ce4" office:value-type="string" calcext:value-type="string">
            <text:p>Zhang, Yuchao (56784369900); Li, Pengmiao (57211269454); Cong, Peizhuang (57215897784); Zou, Huan (58018544300); Wang, Xiaotian (58036450000); He, Xiaofeng (58036450100)</text:p>
          </table:table-cell>
          <table:table-cell table:style-name="ce4" office:value-type="string" calcext:value-type="string">
            <text:p>56784369900; 57211269454; 57215897784; 58018544300; 58036450000; 58036450100</text:p>
          </table:table-cell>
          <table:table-cell table:style-name="ce4" office:value-type="string" calcext:value-type="string">
            <text:p>Web 3.0: Developments and Directions of the Future Internet Architecture?</text:p>
          </table:table-cell>
          <table:table-cell table:style-name="ce4" office:value-type="float" office:value="2022" calcext:value-type="float">
            <text:p>2022</text:p>
          </table:table-cell>
          <table:table-cell table:style-name="ce4" office:value-type="string" calcext:value-type="string">
            <text:p>Lecture Notes in Computer Science (including subseries Lecture Notes in Artificial Intelligence and Lecture Notes in Bioinformatics)</text:p>
          </table:table-cell>
          <table:table-cell table:style-name="ce4" office:value-type="string" calcext:value-type="string">
            <text:p>13736 LNCS</text:p>
          </table:table-cell>
          <table:table-cell table:number-columns-repeated="2"/>
          <table:table-cell table:style-name="ce4" office:value-type="float" office:value="104" calcext:value-type="float">
            <text:p>104</text:p>
          </table:table-cell>
          <table:table-cell table:style-name="ce4" office:value-type="float" office:value="121" calcext:value-type="float">
            <text:p>121</text:p>
          </table:table-cell>
          <table:table-cell table:style-name="ce4" office:value-type="float" office:value="17" calcext:value-type="float">
            <text:p>17</text:p>
          </table:table-cell>
          <table:table-cell table:style-name="ce4" office:value-type="float" office:value="1" calcext:value-type="float">
            <text:p>1</text:p>
          </table:table-cell>
          <table:table-cell table:style-name="ce4" office:value-type="string" calcext:value-type="string">
            <text:p>10.1007/978-3-031-23579-5_8</text:p>
          </table:table-cell>
          <table:table-cell table:style-name="ce4" office:value-type="string" calcext:value-type="string">
            <text:p>https://www.scopus.com/inward/record.uri?eid=2-s2.0-85145210552&amp;doi=10.1007%2f978-3-031-23579-5_8&amp;partnerID=40&amp;md5=3c8c77e287e30b610f59fee49a5a9cbf</text:p>
          </table:table-cell>
          <table:table-cell table:style-name="ce4" office:value-type="string" calcext:value-type="string">
            <text:p>Beijing University of Posts and Telecommunications, Beijing, China</text:p>
          </table:table-cell>
          <table:table-cell table:style-name="ce4" office:value-type="string" calcext:value-type="string">
            <text:p>Zhang Y., Beijing University of Posts and Telecommunications, Beijing, China; Li P., Beijing University of Posts and Telecommunications, Beijing, China; Cong P., Beijing University of Posts and Telecommunications, Beijing, China; Zou H., Beijing University of Posts and Telecommunications, Beijing, China; Wang X., Beijing University of Posts and Telecommunications, Beijing, China; He X., Beijing University of Posts and Telecommunications, Beijing, China</text:p>
          </table:table-cell>
          <table:table-cell table:style-name="ce4"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table:style-name="ce4" office:value-type="string" calcext:value-type="string">
            <text:p>BlockChain; CrossChain; Decentralized identity; Federated learning; Security; Storage; Transmission; Web3.0</text:p>
          </table:table-cell>
          <table:table-cell table:style-name="ce4" office:value-type="string" calcext:value-type="string">
            <text:p>Blockchain; Network architecture; Block-chain; Crosschain; Decentralised; Decentralized identity; Emerging technologies; Federated learning; Future internet architecture; Security; Web 3.0; Web3.0; Digital storage</text:p>
          </table:table-cell>
          <table:table-cell table:style-name="ce4" office:value-type="string" calcext:value-type="string">
            <text:p>W3C: Decentralized Identifiers (Dids) V1.0, (2022); W3C: Decentralized Identifiers (Dids) V1.0, (2022); Cognitive Power Electronics 4.0-So knnten leistungselektronische Schaltungen entschei-den, All-Electronics.De-Entwicklung, Ferti-Gung, Automatisierung, 29.03.2019. [Online]; Androulaki E., Et al., Hyperledger fabric: A distributed operating system for permissioned blockchains, Proceedings of the Thirteenth Eurosys Conference, pp. 1-15, (2018); Arlitt M.F., Cherkasova L., Dilley J., Friedrich R., Jin T., Evaluating content management techniques for web proxy caches, SIGMETRICS Perform. Eval. Rev., 27, 4, pp. 3-11, (2000); Cognitive Power Electronics 4.0-So knnten leistungselektronische Schaltungen entschei-den, All-Electronics.De-Entwicklung, Ferti-Gung, Automatisierung, 29.03.2019. [Online]; Brown R.G., The corda platform: An introduction, Retrieved, 27, (2018); Tendermint: Byzantine Fault Tolerance in the Age of Blockchains, (2016); Buterin V., Et al., A next-generation smart contract and decentralized application platform, White Paper, Vol. 3, No. 37, P. 2-1, (2014); Cachin C., Et al., Blockchains and Consensus Protocols. the Wild, (2017); Cognitive Power Electronics 4.0-So knnten leistungselektronische Schaltungen entschei-den, All-Electronics.De-Entwicklung, Ferti-Gung, Automatisierung, 29.03.2019. [Online]; Cong P., Zhang Y., Liu B., Wang W., Xiong Z., Xu K., A&amp;b: AI and block-based TCAM entries replacement scheme for routers, IEEE J. Sel. Areas Commun., 40, 9, pp. 2643-2661, (2022); Cong P., Et al., A deep reinforcement learning-based multi-optimality routing scheme for dynamic IoT networks, Comput. Netw., 192, (2021); Cong P., Et al., Break the blackbox! Desensitize intra-domain information for inter-domain routing, 2022 IEEE/ACM 30Th International Symposium on Quality of Service (Iwqos), Pp. 1–10. IEEE, (2022); Cong P., Zhang Y., Wang W., Xu K., Li R., Li F., A deep reinforcement learning-based routing scheme with two modes for dynamic networks, ICC 2021-IEEE International Conference on Communications, pp. 1-6, (2021); Correia M., From byzantine consensus to blockchain consensus, Essentials of Blockchain Technology, pp. 41-80, (2019); Danezis G., Goldberg I., Sphinx: A compact and provably secure mix format, 2009 30Th IEEE Symposium on Security and Privacy, pp. 269-282, (2009); Dang H., Dinh T.T.A., Loghin D., Chang E.C., Lin Q., Ooi B.C., Towards scaling blockchain systems via sharding, Proceedings of the 2019 International Conference on Management of Data, pp. 123-140, (2019); Dunphy P., Petitcolas F.A., A first look at identity management schemes on the blockchain, IEEE Secur. Priv., 16, 4, pp. 20-29, (2018); Fan Y., Et al., DLBN: Group storage mechanism based on double layer blockchain network, IEEE Internet Things J, (2022); Gazi P., Kiayias A., Zindros D., Proof-of-stake sidechains, 2019 IEEE Symposium on Security and Privacy (SP), Pp. 139–156. IEEE, (2019); He X., Zhang Y., Wang X., A scalable nested blockchain framework with dynamic node selection approach for IoT, 2022 IEEE International Performance, Computing, and Communications Conference (IPCCC), Pp. 108–113. IEEE, (2022); Hong Z., Guo S., Li P., Chen W., Pyramid: A layered sharding blockchain system, IEEE INFOCOM 2021-IEEE Conference on Computer Communications, Pp. 1–10. IEEE, (2021); Huang H., Et al., Brokerchain: A cross-shard blockchain protocol for account/balance-based state sharding, IEEE INFOCOM, (2022); Kakhki A.M., Jero S., Choffnes D., Nita-Rotaru C., Mislove A., Taking a long look at QUIC: An approach for rigorous evaluation of rapidly evolving transport protocols, Proceedings of the 2017 Internet Measurement Conference, pp. 290-303, (2017); Khalili R., Gast N., Popovic M., Le Boudec J.Y., MPTCP is not pareto-optimal: Performance issues and a possible solution, IEEE/ACM Trans. Network., 21, 5, pp. 1651-1665, (2013); Kokoris-Kogias E., Jovanovic P., Gasser L., Gailly N., Syta E., Ford B., Omniledger: A secure, scale-out, decentralized ledger via sharding, 2018 IEEE Symposium on Security and Privacy (SP), pp. 583-598, (2018); Kwon J., Buchman E., Cosmos Whitepaper. a Netw. Distrib. Ledgers, (2019); Langley A., Riddoch A., Wilk A., Et al., The QUIC transport protocol: Design and internet-scale deployment, Proceedings of the Conference of the ACM Special Interest Group on Data Communication, pp. 183-196, (2017); Li P., Et al., Frend for edge servers: Reduce server number! Keeping service quality!, 2021 IEEE 23Rd International Conference on High Performance Computing and Communications; 7Th International Conference on Data Science and Systems; 19Th International Conference on Smart City; 7Th International Conference on Dependability in Sensor, Cloud and Big Data Systems and Application (Hpcc/Dss/Smartcity/Dependsys), Haikou, Hainan, China, 20–22, December 2021, Pp. 107–114. IEEE, (2021); Cognitive Power Electronics 4.0-So knnten leistungselektronische Schaltungen entschei-den, All-Electronics.De-Entwicklung, Ferti-Gung, Automatisierung, 29.03.2019. [Online]; Liu Z., Et al., Make web3. 0 connected, IEEE Trans. Depend. Secure Comput., (2021); Maiyya S., Zakhary V., Amiri M.J., Agrawal D., El Abbadi A., Database and distributed computing foundations of blockchains, Proceedings of the 2019 International Conference on Management of Data, pp. 2036-2041, (2019); Maram D., Et al., Candid: Can-do decentralized identity with legacy compatibility, sybil-resistance, and accountability, 2021 IEEE Symposium on Security and Privacy (SP), Pp. 1348–1366. IEEE, (2021); McConaghy T., Et al., Bigchaindb: A Scalable Blockchain Database. White Paper, (2016); Nakamoto S., Bitcoin: A peer-to-peer electronic cash system. Decentralized, Bus. Rev., (2008); Narayanan A., Verma S., Ramadan E., Babaie P., Zhang Z.L., Deepcache: A deep learning based framework for content caching, Proceedings of the 2018 Workshop on Network Meets AI and ML, pp. 48-53, (2018); Nishida Y., Eardley P., MPTCP-multipath TCP, WG Meeting, 5, (2011); Peng Y., Du M., Li F., Cheng R., Song D., FalconDB: Blockchain-based collaborative database, Proceedings of the 2020 ACM SIGMOD International Conference on Management of Data, pp. 637-652, (2020); Poon J., Dryja T., The Bitcoin Lightning Network: Scalable Off-Chain Instant Payments, (2016); Qi X., Zhang Z., Jin C., Zhou A., BFT-store: Storage partition for permissioned blockchain via erasure coding, 2020 IEEE 36Th International Conference on Data Engineering (ICDE), pp. 1926-1929, (2020); Qin K., Gervais A., An overview of blockchain scalability, interoperability and sus-tainability. Hochschule Luzern Imperial College London Liquidity, Network, (2018); Sampigethaya K., Poovendran R., A survey on mix networks and their secure applications, Proc. IEEE, 94, 12, pp. 2142-2181, (2006); Sharma A., Schuhknecht F.M., Agrawal D., Dittrich J., Blurring the lines between blockchains and database systems: The case of hyperledger fabric, Proceedings of the 2019 International Conference on Management of Data, pp. 105-122, (2019); Singh A., Click K., Parizi R.M., Zhang Q., Dehghantanha A., Choo K.K.R., Sidechain technologies in blockchain networks: An examination and state-of-the-art review, J. Netw. Comput. Appl., 149, (2020); Suratkar S., Shirole M., Bhirud S., Cryptocurrency wallet: A review, 4Th International Conference on Computer, Communication and Signal Processing (ICCCSP), pp. 1-7, (2020); Wang J., Wang H., Monoxide: Scale out blockchains with asynchronous consensus zones, 16Th USENIX Symposium on Networked Systems Design and Implementation (NSDI 2019), pp. 95-112, (2019); Wiki B., Hash Time Locked Contracts, (2016); Wood G., Polkadot: Vision for a heterogeneous multi-chain framework, White Paper, 21, pp. 2327-4662, (2016); Zamani M., Movahedi M., Raykova M., Rapidchain: Scaling blockchain via full sharding, Proceedings of the 2018 ACM SIGSAC Conference on Computer and Communications Security, pp. 931-948, (2018); Zhang X., Qi Z., Min G., Miao W., Fan Q., Ma Z., Cooperative edge caching based on temporal convolutional networks, IEEE Trans. Parallel Distrib. Syst., 33, 9, pp. 2093-2105, (2022); Zhang Y., Cong P., Liu B., Wang W., Xu K., Air: An AI-based TCAM entry replacement scheme for routers, 2021 IEEE/ACM 29Th International Symposium on Quality of Service (IWQOS), pp. 1-10, (2021); Zhang Y., Et al., Autosight: Distributed edge caching in short video network, IEEE Netw, 34, 3, pp. 194-199, (2020); Cognitive Power Electronics 4.0-So knnten leistungselektronische Schaltungen entschei-den, All-Electronics.De-Entwicklung, Ferti-Gung, Automatisierung, 29.03.2019. [Online]</text:p>
          </table:table-cell>
          <table:table-cell table:style-name="ce4" office:value-type="string" calcext:value-type="string">
            <text:p>Springer Science and Business Media Deutschland GmbH</text:p>
          </table:table-cell>
          <table:table-cell/>
          <table:table-cell table:style-name="ce4" office:value-type="string" calcext:value-type="string">
            <text:p>29th International Conference on Web Services, ICWS 2022 Held as Part of the Services Conference Federation, SCF 2022</text:p>
          </table:table-cell>
          <table:table-cell table:style-name="ce4" office:value-type="string" calcext:value-type="string">
            <text:p>10 December 2022 through 14 December 2022</text:p>
          </table:table-cell>
          <table:table-cell table:style-name="ce4" office:value-type="string" calcext:value-type="string">
            <text:p>Honolulu</text:p>
          </table:table-cell>
          <table:table-cell table:style-name="ce4" office:value-type="float" office:value="287909" calcext:value-type="float">
            <text:p>287909</text:p>
          </table:table-cell>
          <table:table-cell table:style-name="ce4" office:value-type="string" calcext:value-type="string">
            <text:p>English</text:p>
          </table:table-cell>
          <table:table-cell table:style-name="ce4" office:value-type="string" calcext:value-type="string">
            <text:p>Conference paper</text:p>
          </table:table-cell>
          <table:table-cell table:style-name="ce4" office:value-type="string" calcext:value-type="string">
            <text:p>Final</text:p>
          </table:table-cell>
          <table:table-cell/>
          <table:table-cell table:style-name="ce4" office:value-type="string" calcext:value-type="string">
            <text:p>Scopus</text:p>
          </table:table-cell>
          <table:table-cell table:style-name="ce4" office:value-type="string" calcext:value-type="string">
            <text:p>2-s2.0-85145210552</text:p>
          </table:table-cell>
          <table:table-cell table:number-columns-repeated="991"/>
        </table:table-row>
        <table:table-row table:style-name="ro1">
          <table:table-cell table:style-name="ce4" office:value-type="string" calcext:value-type="string">
            <text:p>Siddarth D.; Ivliev S.; Siri S.; Berman P.</text:p>
          </table:table-cell>
          <table:table-cell table:style-name="ce4" office:value-type="string" calcext:value-type="string">
            <text:p>Siddarth, Divya (57215307937); Ivliev, Sergey (57200627220); Siri, Santiago (57217327125); Berman, Paula (58031148200)</text:p>
          </table:table-cell>
          <table:table-cell table:style-name="ce4" office:value-type="string" calcext:value-type="string">
            <text:p>57215307937; 57200627220; 57217327125; 58031148200</text:p>
          </table:table-cell>
          <table:table-cell table:style-name="ce4" office:value-type="string" calcext:value-type="string">
            <text:p>Who Watches the Watchmen? A Review of Subjective Approaches for Sybil-Resistance in Proof of Personhood Protocols</text:p>
          </table:table-cell>
          <table:table-cell table:style-name="ce4" office:value-type="float" office:value="2020" calcext:value-type="float">
            <text:p>2020</text:p>
          </table:table-cell>
          <table:table-cell table:style-name="ce4" office:value-type="string" calcext:value-type="string">
            <text:p>Frontiers in Blockchain</text:p>
          </table:table-cell>
          <table:table-cell table:style-name="ce4" office:value-type="float" office:value="3" calcext:value-type="float">
            <text:p>3</text:p>
          </table:table-cell>
          <table:table-cell/>
          <table:table-cell table:style-name="ce4" office:value-type="float" office:value="590171" calcext:value-type="float">
            <text:p>590171</text:p>
          </table:table-cell>
          <table:table-cell table:number-columns-repeated="3"/>
          <table:table-cell table:style-name="ce4" office:value-type="float" office:value="8" calcext:value-type="float">
            <text:p>8</text:p>
          </table:table-cell>
          <table:table-cell table:style-name="ce4" office:value-type="string" calcext:value-type="string">
            <text:p>10.3389/fbloc.2020.590171</text:p>
          </table:table-cell>
          <table:table-cell table:style-name="ce4" office:value-type="string" calcext:value-type="string">
            <text:p>https://www.scopus.com/inward/record.uri?eid=2-s2.0-85102310206&amp;doi=10.3389%2ffbloc.2020.590171&amp;partnerID=40&amp;md5=5ea1992e85e038675ddcb7d5965be785</text:p>
          </table:table-cell>
          <table:table-cell table:style-name="ce4" office:value-type="string" calcext:value-type="string">
            <text:p>RadicalXChange Foundation, New York City, NY, United States; Department of Economics, Perm State University, Perm, Russian Federation; Democracy Earth Foundation, San Francisco, CA, United States</text:p>
          </table:table-cell>
          <table:table-cell table:style-name="ce4" office:value-type="string" calcext:value-type="string">
            <text:p>Siddarth D., RadicalXChange Foundation, New York City, NY, United States; Ivliev S., Department of Economics, Perm State University, Perm, Russian Federation; Siri S., Democracy Earth Foundation, San Francisco, CA, United States; Berman P., Democracy Earth Foundation, San Francisco, CA, United States</text:p>
          </table:table-cell>
          <table:table-cell table:style-name="ce4"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table:style-name="ce4" office:value-type="string" calcext:value-type="string">
            <text:p>blockchain voting; crypto-governance; decentralized governance; decentralized identity; sybil-protection; universal basic income (UBI)</text:p>
          </table:table-cell>
          <table:table-cell/>
          <table:table-cell table:style-name="ce4" office:value-type="string" calcext:value-type="string">
            <text:p>Adam B., Detecting Fake Accounts on Social Networks with SybilEdge. Facebook Research (blog), (2020); Andersen G., Vincent C., ATUCAPTS: automated tests that a user cannot pass twice simultaneously, Proceedings of the Twenty-Fifth International Joint Conference on Artificial Intelligence IJCAI'16, pp. 3662-3669, (2016); Asgaonkar A., Krishnamachari B., Token curated registries - a game theoretic approach. arXiv [Preprint], (2018); Beckers K., Maritta H., A foundation for requirements analysis of privacy preserving software, Multidisciplinary Research and Practice for Information Systems Lecture Notes in Computer Science, pp. 93-107, (2012); Benhabib J., Alberto B., Shenghao Z., The distribution of wealth in the blanchard–yaari model, Macroecon. Dyn, 20, pp. 466-481, (2014); Bennett W.L., The personalization of politics: political identity, social media, and changing patterns of participation, Ann. Am. Acad. Polit. Soc. Sci, 644, pp. 20-39, (2012); Borge M., Kokoris-Kogias E., Philipp J., Linus G., Nicolas G., Bryan F., Proof-of-personhood: redemocratizing permissionless cryptocurrencies, 2017 IEEE European Symposium on Security and Privacy Workshops (EuroS&amp;PW), pp. 23-26, (2017); Bruns A., Gunn E., Eli S., Anders Olof L., Christian C., The Routledge Companion to Social Media and Politics, (2015); Buterin V., Hard Problems in Cryptocurrency: Five Years Later, (2019); Buterin V., Hitzig Z., Weyl E.G., Liberal Radicalism: A Flexible Design For Philanthropic Matching Funds, (2018); Cao Q., Sirivianos M., Yang X., Pregueiro T., Aiding the Detection of Fake Accounts in Large Scale Social Online Services, (2012); Chen Y.P., Ju-Chun K., CryptoAR wallet: a blockchain cryptocurrency wallet application that uses augmented reality for on-chain user data display, Proceedings of the 21st International Conference on Human-Computer Interaction with Mobile Devices and Services MobileHCI'19, pp. 1-5, (2019); Daian P., Kell T., Miers I., Juels A., On-Chain Vote Buying and the Rise of Dark DAOs, (2018); De Filippi P., Blockchain Technology and Decentralized Governance: The Pitfalls of a Trustless Dream. SSRN Scholarly Paper ID 3524352, (2019); de Filippi P., Mcmullen G., Governance of Blockchain Systems: Governance of and by Distributed Infrastructure, (2018); De Filippi P., Morshed M., Wessel R., Blockchain as a confidence machine: the problem of trust &amp; challenges of governance, Technol. Soc, 62, (2020); Douceur J.R., The sybil attack, Revised Papers from the First International Workshop on Peer-to-Peer Systems IPTPS'01, pp. 251-260, (2002); Deep Dive into the Web of Trust, (2018); Dunphy P., Petitcolas F.A.P., A first look at identity management schemes on the blockchain, IEEE Secur. Privacy, 16, pp. 20-29, (2018); Ferrara E., Onur V., Clayton D., Filippo M., Alessandro F., The rise of social bots, Commun. ACM 59, pp. 96-104, (2016); Ford B., Pseudonym Parties: An Offline Foundation for Online Accountability (PRELIMINARY DRAFT, (2012); Ford B., Technologizing Democracy or Democratizing Technology? A Layered-Architecture Perspective on Potentials and Challenges, (2020); The Rise of Digital Authoritarianism. Freedom House 2018, (2018); A Leaderless Struggle for Democracy. Freedom House 2020, (2020); Harrigan M., Shi L., Illum J., Airdrops and privacy: a case study in cross-blockchain analysis, 2018 IEEE International Conference on Data Mining Workshops (ICDMW), pp. 63-70, (2018); Howitt A., Proposal for a decentralized unique identity seeding protocol, (2020); AI-Resistant CAPTCHAs: Are they really possible?, (2019); What is a flip, (2020); Immorlica N., Jackson M.O., Weyl E.G., Verifying Identity as a Social Intersection. SSRN Scholarly Paper ID 3375436, (2019); Klass O.S., Ofer B., Moshe L., Ofer M., Sorin S., The forbes 400 and the pareto wealth distribution, Econ. Lett, 90, pp. 290-295, (2006); Lalley S., Glen W.E., Quadratic voting how mechanism design can radicalize democracy (December 24, 2017), American Economic Association Papers and Proceedings, (2018); Lasaege C., Ast F., George W., Kleros: Short Paper, (2019); Levesque H., Davis E., Morgenstern L., “The winograd schema challenge,” in Proceedings of the Thirteenth International Conference on Principles of Knowledge Representation and Reasoning, (2012); Minks T.L., Ethereum and the SEC: why most distributed autonomous organizations are subject to the registration requirements of the securities act of 1933 and a proposal for new regulation, Tex. AM L Rev, 5, (2017); Mori M., MacDorman K.F., Kageki N., The uncanny valley [From the Field], IEEE Robot. Autom. Mag, 19, pp. 98-100, (2012); Moritz J., The “IDENA AI” with 60% accuracy at solving FLIPS, (2020); Nakamoto S., Bitcoin: A Peer-to-Peer Electronic Cash System. Cryptography Mailing List, (2009); Norta A., Creation of smart-contracting collaborations for decentralized autonomous organizations, International Conference on Business Informatics Research, pp. 3-17, (2015); Nygren J., Pseudonym Pairs : A foundation for proof-of-personhood in the web 3.0 jurisdiction, (2019); Schutzeichel R., Senge K., Schutzeichel R., Georg simmel: soziologie. untersuchungen über die formen der vergesellschaftung, Hauptwerke der Emotionssoziologie, pp. 311-332, (2013); Selloni D., New forms of economies: sharing economy, collaborative consumption, peer-to-peer economy, CoDesign for Public-Interest Services. Research for Development, (2017); Shahaf G., Ehud S., Nimrod T., Genuine Personal Identifiers and Mutual Sureties for Sybil-Resilient Community Formation, (2019); Srinivasan B.S., Quantifying Decentralization. Medium, (2017); Swathi P., Chirag M., Dhiren P., Preventing sybil attack in blockchain using distributed behavior monitoring of miners, 2019 10th International Conference on Computing, Communication and Networking Technologies (ICCCNT), pp. 1-6, (2019); Szabo N., Money, Blockchains, and Social Scalability, Unenumerated, (2017); Teutsch J., On Decentralized Oracles for Data Availability, (2017); Tufekci Z., Twitter and Tear Gas: The Power and Fragility of Networked Protest, (2017); Viswanath B., Gummadi K.P., Ansley P., Alan M., An analysis of social network-based sybil defenses, SIGCOMM '10: Proceedings of the ACM SIGCOMM 2010 conference August 2010, pp. 363-374, (2010); Viswanath B., Mainack M., Gummadi K.P., Ansley P., Alan M., Canal: scaling social network-based sybil tolerance schemes, EuroSys '12: Proceedings of the 7th ACM European Conference on Computer Systems April 2012, pp. 309-322, (2012); von Ahn L., Blum M., Hopper N.J., Langford J., CAPTCHA: Using hard ai problems for security, Advances in Cryptology — EUROCRYPT 2003 Lecture Notes in Computer Science, pp. 294-311, (2003); Vyjayanti D., Counting the Uncounted: 1.1 Billion People without IDs. World Bank 2017, (2017); Wang F., De Filippi P., Self-Sovereign Identity in a Globalized World: Credentials-Based Identity Systems as a Driver for Economic Inclusion. SSRN Scholarly Paper ID 3524367, (2020); Weber M., “Politics as a Vocation”, (1919); Wilson D., Giuseppe A., From pretty good to great: enhancing PGP using bitcoin and the blockchain, Netw. Syst. Secur, 9408, pp. 368-375, (2015); Zellers R., Yonatan B., Ali F., Yejin C., From recognition to cognition: visual commonsense reasoning, arXiv, pp. 6713-6724, (2018); Zuboff S., The Age of Surveillance Capitalism: The Fight for a Human Future at the New Frontier of Power, (2019)</text:p>
          </table:table-cell>
          <table:table-cell table:style-name="ce4" office:value-type="string" calcext:value-type="string">
            <text:p>Frontiers Media SA</text:p>
          </table:table-cell>
          <table:table-cell table:number-columns-repeated="5"/>
          <table:table-cell table:style-name="ce4" office:value-type="string" calcext:value-type="string">
            <text:p>English</text:p>
          </table:table-cell>
          <table:table-cell table:style-name="ce4" office:value-type="string" calcext:value-type="string">
            <text:p>Review</text:p>
          </table:table-cell>
          <table:table-cell table:style-name="ce4" office:value-type="string" calcext:value-type="string">
            <text:p>Final</text:p>
          </table:table-cell>
          <table:table-cell table:style-name="ce4" office:value-type="string" calcext:value-type="string">
            <text:p>All Open Access; Gold Open Access; Green Open Access</text:p>
          </table:table-cell>
          <table:table-cell table:style-name="ce4" office:value-type="string" calcext:value-type="string">
            <text:p>Scopus</text:p>
          </table:table-cell>
          <table:table-cell table:style-name="ce4" office:value-type="string" calcext:value-type="string">
            <text:p>2-s2.0-85102310206</text:p>
          </table:table-cell>
          <table:table-cell table:number-columns-repeated="991"/>
        </table:table-row>
        <table:table-row table:style-name="ro1" table:number-rows-repeated="925">
          <table:table-cell table:number-columns-repeated="1024"/>
        </table:table-row>
        <table:table-row table:style-name="ro2" table:number-rows-repeated="1047582">
          <table:table-cell table:number-columns-repeated="1024"/>
        </table:table-row>
        <table:table-row table:style-name="ro2">
          <table:table-cell table:number-columns-repeated="1024"/>
        </table:table-row>
      </table:table>
      <table:table table:name="DEF" table:style-name="ta2">
        <office:forms form:automatic-focus="false" form:apply-design-mode="false"/>
        <table:table-column table:style-name="co31" table:default-cell-style-name="Default"/>
        <table:table-column table:style-name="co32" table:number-columns-repeated="2" table:default-cell-style-name="Default"/>
        <table:table-column table:style-name="co33" table:number-columns-repeated="3" table:default-cell-style-name="Default"/>
        <table:table-column table:style-name="co34" table:default-cell-style-name="Default"/>
        <table:table-column table:style-name="co35" table:default-cell-style-name="Default"/>
        <table:table-column table:style-name="co36" table:default-cell-style-name="Default"/>
        <table:table-column table:style-name="co5" table:default-cell-style-name="Default"/>
        <table:table-column table:style-name="co37" table:default-cell-style-name="Default"/>
        <table:table-column table:style-name="co13" table:default-cell-style-name="Default"/>
        <table:table-column table:style-name="co38" table:default-cell-style-name="Default"/>
        <table:table-column table:style-name="co10" table:default-cell-style-name="Default"/>
        <table:table-column table:style-name="co11" table:default-cell-style-name="Default"/>
        <table:table-column table:style-name="co14" table:default-cell-style-name="Default"/>
        <table:table-column table:style-name="co39" table:default-cell-style-name="Default"/>
        <table:table-column table:style-name="co17"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6" table:default-cell-style-name="Default"/>
        <table:table-column table:style-name="co31" table:number-columns-repeated="997" table:default-cell-style-name="Default"/>
        <table:table-row table:style-name="ro1">
          <table:table-cell table:style-name="ce12" office:value-type="string" calcext:value-type="string">
            <text:p>Authors</text:p>
          </table:table-cell>
          <table:table-cell table:style-name="ce12" office:value-type="string" calcext:value-type="string">
            <text:p>Full reading</text:p>
          </table:table-cell>
          <table:table-cell table:style-name="ce12" office:value-type="string" calcext:value-type="string">
            <text:p>Added</text:p>
          </table:table-cell>
          <table:table-cell table:style-name="ce12" office:value-type="string" calcext:value-type="string">
            <text:p>Motive exclusion</text:p>
          </table:table-cell>
          <table:table-cell table:style-name="ce12" office:value-type="string" calcext:value-type="string">
            <text:p>primary elements</text:p>
          </table:table-cell>
          <table:table-cell table:style-name="ce12" office:value-type="string" calcext:value-type="string">
            <text:p>actors</text:p>
          </table:table-cell>
          <table:table-cell table:style-name="ce12" office:value-type="string" calcext:value-type="string">
            <text:p>User tools</text:p>
          </table:table-cell>
          <table:table-cell table:style-name="ce12" office:value-type="string" calcext:value-type="string">
            <text:p>challenges</text:p>
          </table:table-cell>
          <table:table-cell table:style-name="ce12" office:value-type="string" calcext:value-type="string">
            <text:p>Title</text:p>
          </table:table-cell>
          <table:table-cell table:style-name="ce12" office:value-type="string" calcext:value-type="string">
            <text:p>Year</text:p>
          </table:table-cell>
          <table:table-cell table:style-name="ce12" office:value-type="string" calcext:value-type="string">
            <text:p>Source title</text:p>
          </table:table-cell>
          <table:table-cell table:style-name="ce12" office:value-type="string" calcext:value-type="string">
            <text:p>Volume</text:p>
          </table:table-cell>
          <table:table-cell table:style-name="ce12" office:value-type="string" calcext:value-type="string">
            <text:p>Issue</text:p>
          </table:table-cell>
          <table:table-cell table:style-name="ce12" office:value-type="string" calcext:value-type="string">
            <text:p>Page start</text:p>
          </table:table-cell>
          <table:table-cell table:style-name="ce12" office:value-type="string" calcext:value-type="string">
            <text:p>Page end</text:p>
          </table:table-cell>
          <table:table-cell table:style-name="ce12" office:value-type="string" calcext:value-type="string">
            <text:p>DOI</text:p>
          </table:table-cell>
          <table:table-cell table:style-name="ce12" office:value-type="string" calcext:value-type="string">
            <text:p>Abstract</text:p>
          </table:table-cell>
          <table:table-cell table:style-name="ce12" office:value-type="string" calcext:value-type="string">
            <text:p>Author Keywords</text:p>
          </table:table-cell>
          <table:table-cell table:style-name="ce12" office:value-type="string" calcext:value-type="string">
            <text:p>Publisher</text:p>
          </table:table-cell>
          <table:table-cell table:style-name="ce12" office:value-type="string" calcext:value-type="string">
            <text:p>Conference name</text:p>
          </table:table-cell>
          <table:table-cell table:style-name="ce12" office:value-type="string" calcext:value-type="string">
            <text:p>Document Type</text:p>
          </table:table-cell>
          <table:table-cell table:number-columns-repeated="1003"/>
        </table:table-row>
        <table:table-row table:style-name="ro1">
          <table:table-cell table:style-name="ce1" office:value-type="string" calcext:value-type="string">
            <text:p>Bochnia R.; Richter D.; Anke J.</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Self-Sovereign Identity for Organizations: Requirements for Enterprise Software</text:p>
          </table:table-cell>
          <table:table-cell table:style-name="ce1" office:value-type="float" office:value="2023" calcext:value-type="float">
            <text:p>2023</text:p>
          </table:table-cell>
          <table:table-cell table:style-name="ce1" office:value-type="string" calcext:value-type="string">
            <text:p>IEEE Access</text:p>
          </table:table-cell>
          <table:table-cell table:number-columns-repeated="2"/>
          <table:table-cell table:number-columns-repeated="2" table:style-name="ce1" office:value-type="float" office:value="1" calcext:value-type="float">
            <text:p>1</text:p>
          </table:table-cell>
          <table:table-cell table:style-name="ce1" office:value-type="string" calcext:value-type="string">
            <text:p>10.1109/ACCESS.2023.3349095</text:p>
          </table:table-cell>
          <table:table-cell table:style-name="ce1"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amp;#x2019;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Authors</text:p>
          </table:table-cell>
          <table:table-cell table:style-name="ce1" office:value-type="string" calcext:value-type="string">
            <text:p>Decentralized applications; Enterprise resource planning; Enterprise SSI; Enterprise Wallet; Europe; Identity Management System; Identity management systems; Organizational SSI; Organizational Wallet; Organizations; Self-Sovereign Identity; Software programs; SSI; Verifiable Credential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Kuperberg M.</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Blockchain-Based Identity Management: A Survey from the Enterprise and Ecosystem Perspective</text:p>
          </table:table-cell>
          <table:table-cell table:style-name="ce1" office:value-type="float" office:value="2020" calcext:value-type="float">
            <text:p>2020</text:p>
          </table:table-cell>
          <table:table-cell table:style-name="ce1" office:value-type="string" calcext:value-type="string">
            <text:p>IEEE Transactions on Engineering Management</text:p>
          </table:table-cell>
          <table:table-cell table:style-name="ce1" office:value-type="float" office:value="67" calcext:value-type="float">
            <text:p>67</text:p>
          </table:table-cell>
          <table:table-cell table:style-name="ce1" office:value-type="float" office:value="4" calcext:value-type="float">
            <text:p>4</text:p>
          </table:table-cell>
          <table:table-cell table:style-name="ce1" office:value-type="float" office:value="1008" calcext:value-type="float">
            <text:p>1008</text:p>
          </table:table-cell>
          <table:table-cell table:style-name="ce1" office:value-type="float" office:value="1027" calcext:value-type="float">
            <text:p>1027</text:p>
          </table:table-cell>
          <table:table-cell table:style-name="ce1" office:value-type="string" calcext:value-type="string">
            <text:p>10.1109/TEM.2019.2926471</text:p>
          </table:table-cell>
          <table:table-cell table:style-name="ce1"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table:style-name="ce1" office:value-type="string" calcext:value-type="string">
            <text:p>Blockchain; decentralization; distributed ledger technology (DLT); identity and access management (IAM); identity management; self-sovereignty; trust networks; verified claim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ockwood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Exploring Value Propositions to Drive Self-Sovereign Identity Adoption</text:p>
          </table:table-cell>
          <table:table-cell table:style-name="ce1" office:value-type="float" office:value="2021" calcext:value-type="float">
            <text:p>2021</text:p>
          </table:table-cell>
          <table:table-cell table:style-name="ce1" office:value-type="string" calcext:value-type="string">
            <text:p>Frontiers in Blockchain</text:p>
          </table:table-cell>
          <table:table-cell table:style-name="ce1" office:value-type="float" office:value="4" calcext:value-type="float">
            <text:p>4</text:p>
          </table:table-cell>
          <table:table-cell table:number-columns-repeated="3"/>
          <table:table-cell table:style-name="ce1" office:value-type="string" calcext:value-type="string">
            <text:p>10.3389/fbloc.2021.611945</text:p>
          </table:table-cell>
          <table:table-cell table:style-name="ce1"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table:style-name="ce1" office:value-type="string" calcext:value-type="string">
            <text:p>Adoption; Decentralised Internet; Human Data Interaction; Human-Centred Data Ecosystem; Self-Sovereign Identity; Sovereign Boundary Mechanism; Value Proposition</text:p>
          </table:table-cell>
          <table:table-cell table:style-name="ce1" office:value-type="string" calcext:value-type="string">
            <text:p>Frontiers Media SA</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Yang Z.; Salman T.; Jain R.; Pietro R.D.</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Decentralization Using Quantum Blockchain: A Theoretical Analysis</text:p>
          </table:table-cell>
          <table:table-cell table:style-name="ce1" office:value-type="float" office:value="2022" calcext:value-type="float">
            <text:p>2022</text:p>
          </table:table-cell>
          <table:table-cell table:style-name="ce1" office:value-type="string" calcext:value-type="string">
            <text:p>IEEE Transactions on Quantum Engineering</text:p>
          </table:table-cell>
          <table:table-cell table:style-name="ce1" office:value-type="float" office:value="3" calcext:value-type="float">
            <text:p>3</text:p>
          </table:table-cell>
          <table:table-cell table:number-columns-repeated="3"/>
          <table:table-cell table:style-name="ce1" office:value-type="string" calcext:value-type="string">
            <text:p>10.1109/TQE.2022.3207111</text:p>
          </table:table-cell>
          <table:table-cell table:style-name="ce1"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table:style-name="ce1" office:value-type="string" calcext:value-type="string">
            <text:p>Blockchains; consensus protocol; decentralized applications; identity management systems; quantum computing; quantum network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i Y.; Lei H.; Li S.; Gao H.; Li J.; Li L.</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 VCs (from W3C), DLT, VDR, DKMS</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User Experience: High threshold for private key management and use of identifiers The aforementioned DID sacrifices human-readable properties in order to ensure distribution and security, and the text of the identifier is usually complicated and difficult to remember. At the same time, if the user uses multiple DIDs in order to further improve privacy and security, then each identity information (such as ID card, phone, driver's license, etc.) corresponds to a DID. So that it will be doubly difficult to manage DIDs and less acceptable to users. In the same way as the private key, it is also a long string that is difficult to remember, and the private key is kept by the user. If the user wants to completely control his own data, the private key is theoretically known only to the user. Once the private key is lost, the corresponding data will be lost. Higher barriers to use can lead to lower acceptance of this approach. 2. Digital wallets should provide easy ways to track where and for what purpose a person's identifiers are used, allowing requests for deletion. </text:p>
          </table:table-cell>
          <table:table-cell table:style-name="ce13" office:value-type="string" calcext:value-type="string">
            <text:p>Decentralized and Self-Sovereign Identity in the Era of Blockchain: A Survey</text:p>
          </table:table-cell>
          <table:table-cell table:style-name="ce1" office:value-type="float" office:value="2022" calcext:value-type="float">
            <text:p>2022</text:p>
          </table:table-cell>
          <table:table-cell table:style-name="ce1" office:value-type="string" calcext:value-type="string">
            <text:p>Proceedings - 2022 IEEE International Conference on Blockchain, Blockchain 2022</text:p>
          </table:table-cell>
          <table:table-cell table:number-columns-repeated="2"/>
          <table:table-cell table:style-name="ce1" office:value-type="float" office:value="500" calcext:value-type="float">
            <text:p>500</text:p>
          </table:table-cell>
          <table:table-cell table:style-name="ce1" office:value-type="float" office:value="507" calcext:value-type="float">
            <text:p>507</text:p>
          </table:table-cell>
          <table:table-cell table:style-name="ce1" office:value-type="string" calcext:value-type="string">
            <text:p>10.1109/Blockchain55522.2022.00077</text:p>
          </table:table-cell>
          <table:table-cell table:style-name="ce1"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table:style-name="ce1" office:value-type="string" calcext:value-type="string">
            <text:p>blockchain; decentralization; digital identity; self-sovereign identity</text:p>
          </table:table-cell>
          <table:table-cell table:style-name="ce1" office:value-type="string" calcext:value-type="string">
            <text:p>Institute of Electrical and Electronics Engineers Inc.</text:p>
          </table:table-cell>
          <table:table-cell table:style-name="ce1" office:value-type="string" calcext:value-type="string">
            <text:p>5th IEEE International Conference on Blockchain, Blockchain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Bochnia R.; Richter D.; Anke J.</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Lifting the Veil of Credential Usage in Organizations: A Taxonomy</text:p>
          </table:table-cell>
          <table:table-cell table:style-name="ce1" office:value-type="float" office:value="2023" calcext:value-type="float">
            <text:p>2023</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35</text:p>
          </table:table-cell>
          <table:table-cell/>
          <table:table-cell table:style-name="ce1" office:value-type="float" office:value="27" calcext:value-type="float">
            <text:p>27</text:p>
          </table:table-cell>
          <table:table-cell table:style-name="ce1" office:value-type="float" office:value="38" calcext:value-type="float">
            <text:p>38</text:p>
          </table:table-cell>
          <table:table-cell table:style-name="ce1" office:value-type="string" calcext:value-type="string">
            <text:p>10.18420/OID2023_02</text:p>
          </table:table-cell>
          <table:table-cell table:style-name="ce1"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table:style-name="ce1" office:value-type="string" calcext:value-type="string">
            <text:p>Digital Identity; Organizational Credential Management; SSI; Taxonomy</text:p>
          </table:table-cell>
          <table:table-cell table:style-name="ce1" office:value-type="string" calcext:value-type="string">
            <text:p>Gesellschaft fur Informatik (GI)</text:p>
          </table:table-cell>
          <table:table-cell table:style-name="ce1" office:value-type="string" calcext:value-type="string">
            <text:p>Open Identity Summi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uperberg M.; Klemens R.</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Integration of Self-Sovereign Identity into Conventional Software using Established IAM Protocols: A Survey</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51" calcext:value-type="float">
            <text:p>51</text:p>
          </table:table-cell>
          <table:table-cell table:style-name="ce1" office:value-type="float" office:value="62" calcext:value-type="float">
            <text:p>62</text:p>
          </table:table-cell>
          <table:table-cell/>
          <table:table-cell table:style-name="ce1"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table:style-name="ce1"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Bastian P.; Stöcker C.; Schwalm S.</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Combination of x509 and DID/VC for inheritance properties of trust in digital identities</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137" calcext:value-type="float">
            <text:p>137</text:p>
          </table:table-cell>
          <table:table-cell table:style-name="ce1" office:value-type="float" office:value="142" calcext:value-type="float">
            <text:p>142</text:p>
          </table:table-cell>
          <table:table-cell/>
          <table:table-cell table:style-name="ce1"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table:style-name="ce1" office:value-type="string" calcext:value-type="string">
            <text:p>DID; eIDAS; interoperability; self-sovereign identity; SSI; verifiable credentials; x509</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chmidt K.; Muhle A.; Gruner A.; Meinel C.</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 VCs (from W3C), DPKI</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The expected expansion of the SSI ecosystem, and lack of focus on interoperability across SSI networks, cause us to believe that increasing competition in the ecosystem is likely. Specifically, competitors are anticipated to compete in “digital wallet wars” [13]. Digital wallets are a direct gateway to customer interaction: wallets help build brand loyalty [33], and will hold hundreds of valuable VCs as the SSI ecosystem grows [34]. To prevent potential centralized control by network operators, we require more initiatives to return to the SSI principles and researchers to focus on interoperability.</text:p>
          </table:table-cell>
          <table:table-cell table:style-name="ce13" office:value-type="string" calcext:value-type="string">
            <text:p>Clear the Fog: Towards a Taxonomy of Self-Sovereign Identity Ecosystem Members</text:p>
          </table:table-cell>
          <table:table-cell table:style-name="ce1" office:value-type="float" office:value="2021" calcext:value-type="float">
            <text:p>2021</text:p>
          </table:table-cell>
          <table:table-cell table:style-name="ce1" office:value-type="string" calcext:value-type="string">
            <text:p>2021 18th International Conference on Privacy, Security and Trust, PST 2021</text:p>
          </table:table-cell>
          <table:table-cell table:number-columns-repeated="4"/>
          <table:table-cell table:style-name="ce1" office:value-type="string" calcext:value-type="string">
            <text:p>10.1109/PST52912.2021.9647797</text:p>
          </table:table-cell>
          <table:table-cell table:style-name="ce1"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table:style-name="ce1" office:value-type="string" calcext:value-type="string">
            <text:p>Blockchain; Economic ecosystem; Identity and access management; Identity management; Self-sovereignty; Taxonomy</text:p>
          </table:table-cell>
          <table:table-cell table:style-name="ce1" office:value-type="string" calcext:value-type="string">
            <text:p>Institute of Electrical and Electronics Engineers Inc.</text:p>
          </table:table-cell>
          <table:table-cell table:style-name="ce1" office:value-type="string" calcext:value-type="string">
            <text:p>18th International Conference on Privacy, Security and Trust, PS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Alamri B.; Crowley K.; Richardson I.</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Cybersecurity Risk Management Framework for Blockchain Identity Management Systems in Health IoT</text:p>
          </table:table-cell>
          <table:table-cell table:style-name="ce1" office:value-type="float" office:value="2023" calcext:value-type="float">
            <text:p>2023</text:p>
          </table:table-cell>
          <table:table-cell table:style-name="ce1" office:value-type="string" calcext:value-type="string">
            <text:p>Sensors</text:p>
          </table:table-cell>
          <table:table-cell table:style-name="ce1" office:value-type="float" office:value="23" calcext:value-type="float">
            <text:p>23</text:p>
          </table:table-cell>
          <table:table-cell table:style-name="ce1" office:value-type="float" office:value="1" calcext:value-type="float">
            <text:p>1</text:p>
          </table:table-cell>
          <table:table-cell table:number-columns-repeated="2"/>
          <table:table-cell table:style-name="ce1" office:value-type="string" calcext:value-type="string">
            <text:p>10.3390/s23010218</text:p>
          </table:table-cell>
          <table:table-cell table:style-name="ce1"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table:style-name="ce1" office:value-type="string" calcext:value-type="string">
            <text:p>Blockchain; Health IoT; identity management; privacy impact assessment; security risk assessment; security risk management; taxonom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Bernal Bernabe J.; Canovas J.L.; Hernandez-Ramos J.L.; Torres Moreno R.; Skarmeta A.</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Privacy-Preserving Solutions for Blockchain: Review and Challenges</text:p>
          </table:table-cell>
          <table:table-cell table:style-name="ce1" office:value-type="float" office:value="2019" calcext:value-type="float">
            <text:p>2019</text:p>
          </table:table-cell>
          <table:table-cell table:style-name="ce1" office:value-type="string" calcext:value-type="string">
            <text:p>IEEE Access</text:p>
          </table:table-cell>
          <table:table-cell table:style-name="ce1" office:value-type="float" office:value="7" calcext:value-type="float">
            <text:p>7</text:p>
          </table:table-cell>
          <table:table-cell/>
          <table:table-cell table:style-name="ce1" office:value-type="float" office:value="164908" calcext:value-type="float">
            <text:p>164908</text:p>
          </table:table-cell>
          <table:table-cell table:style-name="ce1" office:value-type="float" office:value="164940" calcext:value-type="float">
            <text:p>164940</text:p>
          </table:table-cell>
          <table:table-cell table:style-name="ce1" office:value-type="string" calcext:value-type="string">
            <text:p>10.1109/ACCESS.2019.2950872</text:p>
          </table:table-cell>
          <table:table-cell table:style-name="ce1"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table:style-name="ce1" office:value-type="string" calcext:value-type="string">
            <text:p>bitcoin; Blockchain; privacy; security; surve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Hoops F.; Muhle A.; Matthes F.; Meinel C.</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Taxonomy of Decentralized Identifier Methods for Practitioners</text:p>
          </table:table-cell>
          <table:table-cell table:style-name="ce1" office:value-type="float" office:value="2023" calcext:value-type="float">
            <text:p>2023</text:p>
          </table:table-cell>
          <table:table-cell table:style-name="ce1" office:value-type="string" calcext:value-type="string">
            <text:p>Proceedings - 2023 IEEE International Conference on Decentralized Applications and Infrastructures, DAPPS 2023</text:p>
          </table:table-cell>
          <table:table-cell table:number-columns-repeated="2"/>
          <table:table-cell table:style-name="ce1" office:value-type="float" office:value="57" calcext:value-type="float">
            <text:p>57</text:p>
          </table:table-cell>
          <table:table-cell table:style-name="ce1" office:value-type="float" office:value="65" calcext:value-type="float">
            <text:p>65</text:p>
          </table:table-cell>
          <table:table-cell table:style-name="ce1" office:value-type="string" calcext:value-type="string">
            <text:p>10.1109/DAPPS57946.2023.00017</text:p>
          </table:table-cell>
          <table:table-cell table:style-name="ce1"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table:style-name="ce1" office:value-type="string" calcext:value-type="string">
            <text:p>Decentralized Identifiers; DID Methods; Identity Management; Self-Sovereign Identity; Taxonomy</text:p>
          </table:table-cell>
          <table:table-cell table:style-name="ce1" office:value-type="string" calcext:value-type="string">
            <text:p>Institute of Electrical and Electronics Engineers Inc.</text:p>
          </table:table-cell>
          <table:table-cell table:style-name="ce1" office:value-type="string" calcext:value-type="string">
            <text:p>5th IEEE International Conference on Decentralized Applications and Infrastructures, DAPPS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atybaldy A.; Nowostawski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Review of techniques for privacy-preserving blockchain systems</text:p>
          </table:table-cell>
          <table:table-cell table:style-name="ce1" office:value-type="float" office:value="2020" calcext:value-type="float">
            <text:p>2020</text:p>
          </table:table-cell>
          <table:table-cell table:style-name="ce1" office:value-type="string" calcext:value-type="string">
            <text:p>BSCI 2020 - Proceedings of the 2nd ACM International Symposium on Blockchain and Secure Critical Infrastructure, Co-located with AsiaCCS 2020</text:p>
          </table:table-cell>
          <table:table-cell table:number-columns-repeated="2"/>
          <table:table-cell table:style-name="ce1" office:value-type="float" office:value="1" calcext:value-type="float">
            <text:p>1</text:p>
          </table:table-cell>
          <table:table-cell table:style-name="ce1" office:value-type="float" office:value="9" calcext:value-type="float">
            <text:p>9</text:p>
          </table:table-cell>
          <table:table-cell table:style-name="ce1" office:value-type="string" calcext:value-type="string">
            <text:p>10.1145/3384943.3409416</text:p>
          </table:table-cell>
          <table:table-cell table:style-name="ce1"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table:style-name="ce1" office:value-type="string" calcext:value-type="string">
            <text:p>Anonymous systems; Blockchain technology; Cryptographic protocols; Privacy-preserving techniques; Self-sovereign identity</text:p>
          </table:table-cell>
          <table:table-cell table:style-name="ce1" office:value-type="string" calcext:value-type="string">
            <text:p>Association for Computing Machinery, Inc</text:p>
          </table:table-cell>
          <table:table-cell table:style-name="ce1" office:value-type="string" calcext:value-type="string">
            <text:p>2nd ACM International Symposium on Blockchain and Secure Critical Infrastructure, BSCI 2020, Co-located with AsiaCC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Cotugno L.; Mazzenga F.; Vizzarri A.; Giuliano R.</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The major opportunities of Blockchain for Automotive Industry: A Review</text:p>
          </table:table-cell>
          <table:table-cell table:style-name="ce1" office:value-type="float" office:value="2021" calcext:value-type="float">
            <text:p>2021</text:p>
          </table:table-cell>
          <table:table-cell table:style-name="ce1" office:value-type="string" calcext:value-type="string">
            <text:p>2021 AEIT International Conference on Electrical and Electronic Technologies for Automotive, AEIT AUTOMOTIVE 2021</text:p>
          </table:table-cell>
          <table:table-cell table:number-columns-repeated="4"/>
          <table:table-cell table:style-name="ce1" office:value-type="string" calcext:value-type="string">
            <text:p>10.23919/AEITAUTOMOTIVE52815.2021.9662907</text:p>
          </table:table-cell>
          <table:table-cell table:style-name="ce1"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table:style-name="ce1" office:value-type="string" calcext:value-type="string">
            <text:p>Automotive; Blockchain; Self Sovereign Identity; Smart Contract</text:p>
          </table:table-cell>
          <table:table-cell table:style-name="ce1" office:value-type="string" calcext:value-type="string">
            <text:p>Institute of Electrical and Electronics Engineers Inc.</text:p>
          </table:table-cell>
          <table:table-cell table:style-name="ce1" office:value-type="string" calcext:value-type="string">
            <text:p>2021 AEIT International Conference on Electrical and Electronic Technologies for Automotive, AEIT AUTOMOTIVE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uaib M.; Hassan N.H.; Usman S.; Alam S.; Bhatia S.; Agarwal P.; Idrees S.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Land Registry Framework Based on Self-Sovereign Identity (SSI) for Environmental Sustainability</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9" calcext:value-type="float">
            <text:p>9</text:p>
          </table:table-cell>
          <table:table-cell table:number-columns-repeated="2"/>
          <table:table-cell table:style-name="ce1" office:value-type="string" calcext:value-type="string">
            <text:p>10.3390/su14095400</text:p>
          </table:table-cell>
          <table:table-cell table:style-name="ce1"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table:style-name="ce1" office:value-type="string" calcext:value-type="string">
            <text:p>environmental sustainability; identity principle; land registry; self-sovereign identity; SSI compliance; SSI components</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Mayfield T.A.; Cullen G.; Bailey K.; Greaney P.; Curran K.</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ELITE: Edge Layer IoT Trustless Environment</text:p>
          </table:table-cell>
          <table:table-cell table:style-name="ce1" office:value-type="float" office:value="2023" calcext:value-type="float">
            <text:p>2023</text:p>
          </table:table-cell>
          <table:table-cell table:style-name="ce1" office:value-type="string" calcext:value-type="string">
            <text:p>2023 34th Irish Signals and Systems Conference, ISSC 2023</text:p>
          </table:table-cell>
          <table:table-cell table:number-columns-repeated="4"/>
          <table:table-cell table:style-name="ce1" office:value-type="string" calcext:value-type="string">
            <text:p>10.1109/ISSC59246.2023.10162000</text:p>
          </table:table-cell>
          <table:table-cell table:style-name="ce1"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table:style-name="ce1"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table:style-name="ce1" office:value-type="string" calcext:value-type="string">
            <text:p>Institute of Electrical and Electronics Engineers Inc.</text:p>
          </table:table-cell>
          <table:table-cell table:style-name="ce1" office:value-type="string" calcext:value-type="string">
            <text:p>34th Irish Signals and Systems Conference, ISSC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harjana M.; Pohrmen F.H.; Sahana S.C.; Saha G.</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Blockchain-based key management system in Named Data Networking: A survey</text:p>
          </table:table-cell>
          <table:table-cell table:style-name="ce1" office:value-type="float" office:value="2023" calcext:value-type="float">
            <text:p>2023</text:p>
          </table:table-cell>
          <table:table-cell table:style-name="ce1" office:value-type="string" calcext:value-type="string">
            <text:p>Journal of Network and Computer Applications</text:p>
          </table:table-cell>
          <table:table-cell table:style-name="ce1" office:value-type="float" office:value="220" calcext:value-type="float">
            <text:p>220</text:p>
          </table:table-cell>
          <table:table-cell table:number-columns-repeated="3"/>
          <table:table-cell table:style-name="ce1" office:value-type="string" calcext:value-type="string">
            <text:p>10.1016/j.jnca.2023.103732</text:p>
          </table:table-cell>
          <table:table-cell table:style-name="ce1"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table:style-name="ce1" office:value-type="string" calcext:value-type="string">
            <text:p>Blockchain; Key management system; Named Data Networking; NDN security; NIST key management</text:p>
          </table:table-cell>
          <table:table-cell table:style-name="ce1" office:value-type="string" calcext:value-type="string">
            <text:p>Academic Pres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Mühle A.; Grüner A.; Gayvoronskaya T.; Meinel C.</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VCs (from W3C), blockchain, VDR, DPKI</text:p>
          </table:table-cell>
          <table:table-cell table:style-name="ce1" office:value-type="string" calcext:value-type="string">
            <text:p>issuer, holder, verifier</text:p>
          </table:table-cell>
          <table:table-cell table:style-name="ce1" office:value-type="string" calcext:value-type="string">
            <text:p>smartphone as key storage</text:p>
          </table:table-cell>
          <table:table-cell table:style-name="ce1" office:value-type="string" calcext:value-type="string">
            <text:p>1.The most used solution in the space currently however is utilising smartphones for key storage. This has the advantage of being more portable than other solutions. The challenge that is being posed by the relying party is communicated to the smartphone via a QR code displayed on the login page and the response directly sent from the smartphone to the designated endpoint. 2..the user is also in control of where to store the claims. The most trustless way would be in a directly user controlled environment such as hardware in possession of the user. One such example would be the SelfKey project which utilises a users smartphone to store claims. This however poses some serious problems too. Namely data security both against data loss and data theft. The lack of data redundancy when locally storing claims on mobile devices as well as the security of the device itself have to be taken into consideration.</text:p>
          </table:table-cell>
          <table:table-cell table:style-name="ce13" office:value-type="string" calcext:value-type="string">
            <text:p>A survey on essential components of a self-sovereign identity</text:p>
          </table:table-cell>
          <table:table-cell table:style-name="ce1" office:value-type="float" office:value="2018" calcext:value-type="float">
            <text:p>2018</text:p>
          </table:table-cell>
          <table:table-cell table:style-name="ce1" office:value-type="string" calcext:value-type="string">
            <text:p>Computer Science Review</text:p>
          </table:table-cell>
          <table:table-cell table:style-name="ce1" office:value-type="float" office:value="30" calcext:value-type="float">
            <text:p>30</text:p>
          </table:table-cell>
          <table:table-cell/>
          <table:table-cell table:style-name="ce1" office:value-type="float" office:value="80" calcext:value-type="float">
            <text:p>80</text:p>
          </table:table-cell>
          <table:table-cell table:style-name="ce1" office:value-type="float" office:value="86" calcext:value-type="float">
            <text:p>86</text:p>
          </table:table-cell>
          <table:table-cell table:style-name="ce1" office:value-type="string" calcext:value-type="string">
            <text:p>10.1016/j.cosrev.2018.10.002</text:p>
          </table:table-cell>
          <table:table-cell table:style-name="ce1"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table:style-name="ce1" office:value-type="string" calcext:value-type="string">
            <text:p>Elsevier Ireland Lt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De Salve A.; Di Francesco Maesa D.; Mori P.; Ricci L.; Puccia A.</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A multi-layer trust framework for Self Sovereign Identity on blockchain</text:p>
          </table:table-cell>
          <table:table-cell table:style-name="ce1" office:value-type="float" office:value="2023" calcext:value-type="float">
            <text:p>2023</text:p>
          </table:table-cell>
          <table:table-cell table:style-name="ce1" office:value-type="string" calcext:value-type="string">
            <text:p>Online Social Networks and Media</text:p>
          </table:table-cell>
          <table:table-cell table:style-name="ce1" office:value-type="string" calcext:value-type="string">
            <text:p>37-38</text:p>
          </table:table-cell>
          <table:table-cell table:number-columns-repeated="3"/>
          <table:table-cell table:style-name="ce1" office:value-type="string" calcext:value-type="string">
            <text:p>10.1016/j.osnem.2023.100265</text:p>
          </table:table-cell>
          <table:table-cell table:style-name="ce1"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table:style-name="ce1" office:value-type="string" calcext:value-type="string">
            <text:p>Distributed Ledger Technology; Self Sovereign Identity; Trust Management System; Web of Trust</text:p>
          </table:table-cell>
          <table:table-cell table:style-name="ce1" office:value-type="string" calcext:value-type="string">
            <text:p>Elsevier B.V.</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Jadon S.; Bhat D.A.; Shashank R.; Tb Y.; Hb P.</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Mutable Blockchain for Identity Management</text:p>
          </table:table-cell>
          <table:table-cell table:style-name="ce1" office:value-type="float" office:value="2023" calcext:value-type="float">
            <text:p>2023</text:p>
          </table:table-cell>
          <table:table-cell table:style-name="ce1" office:value-type="string" calcext:value-type="string">
            <text:p>2023 International Conference on Innovative Trends in Information Technology, ICITIIT 2023</text:p>
          </table:table-cell>
          <table:table-cell table:number-columns-repeated="4"/>
          <table:table-cell table:style-name="ce1" office:value-type="string" calcext:value-type="string">
            <text:p>10.1109/ICITIIT57246.2023.10068675</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table:style-name="ce1" office:value-type="string" calcext:value-type="string">
            <text:p>Chameleon hashing; Consensus; Identity Management; Mutable Blockchain; Tokens</text:p>
          </table:table-cell>
          <table:table-cell table:style-name="ce1" office:value-type="string" calcext:value-type="string">
            <text:p>Institute of Electrical and Electronics Engineers Inc.</text:p>
          </table:table-cell>
          <table:table-cell table:style-name="ce1" office:value-type="string" calcext:value-type="string">
            <text:p>4th International Conference on Innovative Trends in Information Technology, ICITII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Janssen M.; Brous P.; Estevez E.; Barbosa L.S.; Janowski T.</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Data governance: Organizing data for trustworthy Artificial Intelligence</text:p>
          </table:table-cell>
          <table:table-cell table:style-name="ce1" office:value-type="float" office:value="2020" calcext:value-type="float">
            <text:p>2020</text:p>
          </table:table-cell>
          <table:table-cell table:style-name="ce1" office:value-type="string" calcext:value-type="string">
            <text:p>Government Information Quarterly</text:p>
          </table:table-cell>
          <table:table-cell table:style-name="ce1" office:value-type="float" office:value="37" calcext:value-type="float">
            <text:p>37</text:p>
          </table:table-cell>
          <table:table-cell table:style-name="ce1" office:value-type="float" office:value="3" calcext:value-type="float">
            <text:p>3</text:p>
          </table:table-cell>
          <table:table-cell table:number-columns-repeated="2"/>
          <table:table-cell table:style-name="ce1" office:value-type="string" calcext:value-type="string">
            <text:p>10.1016/j.giq.2020.101493</text:p>
          </table:table-cell>
          <table:table-cell table:style-name="ce1"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table:style-name="ce1" office:value-type="string" calcext:value-type="string">
            <text:p>AI; Algorithmic governance; Artificial Intelligence; Big data; Data governance; Information sharing; Trusted frameworks</text:p>
          </table:table-cell>
          <table:table-cell table:style-name="ce1" office:value-type="string" calcext:value-type="string">
            <text:p>Elsevier Ltd</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im S.Y.; Fotsing P.T.; Almasri A.; Musa O.; Kiah M.L.M.; Ang T.F.; Ismail R.</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Blockchain technology the identity management and authentication service disruptor: A survey</text:p>
          </table:table-cell>
          <table:table-cell table:style-name="ce1" office:value-type="float" office:value="2018" calcext:value-type="float">
            <text:p>2018</text:p>
          </table:table-cell>
          <table:table-cell table:style-name="ce1" office:value-type="string" calcext:value-type="string">
            <text:p>International Journal on Advanced Science, Engineering and Information Technology</text:p>
          </table:table-cell>
          <table:table-cell table:style-name="ce1" office:value-type="float" office:value="8" calcext:value-type="float">
            <text:p>8</text:p>
          </table:table-cell>
          <table:table-cell table:style-name="ce2" office:value-type="string" calcext:value-type="string">
            <text:p>4-2</text:p>
          </table:table-cell>
          <table:table-cell table:style-name="ce1" office:value-type="float" office:value="1735" calcext:value-type="float">
            <text:p>1735</text:p>
          </table:table-cell>
          <table:table-cell table:style-name="ce1" office:value-type="float" office:value="1745" calcext:value-type="float">
            <text:p>1745</text:p>
          </table:table-cell>
          <table:table-cell table:style-name="ce1" office:value-type="string" calcext:value-type="string">
            <text:p>10.18517/ijaseit.8.4-2.6838</text:p>
          </table:table-cell>
          <table:table-cell table:style-name="ce1"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table:style-name="ce1" office:value-type="string" calcext:value-type="string">
            <text:p>Authentication; Blockchain; Distributed ledger technology; Ethereum; Hyperledger; Identity management</text:p>
          </table:table-cell>
          <table:table-cell table:style-name="ce1" office:value-type="string" calcext:value-type="string">
            <text:p>Insight Society</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Kim K.-H.; Lim S.; Hwang D.-Y.; Kim K.-H.</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Analysis on the Privacy of DID Service Properties in the DID Document</text:p>
          </table:table-cell>
          <table:table-cell table:style-name="ce1" office:value-type="float" office:value="2021" calcext:value-type="float">
            <text:p>2021</text:p>
          </table:table-cell>
          <table:table-cell table:style-name="ce1" office:value-type="string" calcext:value-type="string">
            <text:p>International Conference on Information Networking</text:p>
          </table:table-cell>
          <table:table-cell table:style-name="ce1" office:value-type="string" calcext:value-type="string">
            <text:p>2021-January</text:p>
          </table:table-cell>
          <table:table-cell/>
          <table:table-cell table:style-name="ce1" office:value-type="float" office:value="745" calcext:value-type="float">
            <text:p>745</text:p>
          </table:table-cell>
          <table:table-cell table:style-name="ce1" office:value-type="float" office:value="748" calcext:value-type="float">
            <text:p>748</text:p>
          </table:table-cell>
          <table:table-cell table:style-name="ce1" office:value-type="string" calcext:value-type="string">
            <text:p>10.1109/ICOIN50884.2021.9333997</text:p>
          </table:table-cell>
          <table:table-cell table:style-name="ce1"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table:style-name="ce1" office:value-type="string" calcext:value-type="string">
            <text:p>Blockchain; Decentralized Identifiers; Privacy Protection; Self-Sovereign identity</text:p>
          </table:table-cell>
          <table:table-cell table:style-name="ce1" office:value-type="string" calcext:value-type="string">
            <text:p>IEEE Computer Society</text:p>
          </table:table-cell>
          <table:table-cell table:style-name="ce1" office:value-type="string" calcext:value-type="string">
            <text:p>35th International Conference on Information Networking, ICOIN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chardong F.; Custódio R.</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VCs (from W3C), blockchain, VDR, <text:s/>Vps</text:p>
          </table:table-cell>
          <table:table-cell table:style-name="ce1" office:value-type="string" calcext:value-type="string">
            <text:p>identity owner, identity holder, SSI, issuer, verifier</text:p>
          </table:table-cell>
          <table:table-cell table:style-name="ce1" office:value-type="string" calcext:value-type="string">
            <text:p>digital wallet</text:p>
          </table:table-cell>
          <table:table-cell table:style-name="ce1" office:value-type="string" calcext:value-type="string">
            <text:p>1. To facilitate the migration from other paradigms. In federated and user-centric models, the IdP bears the administrative burden. Users need only to be concerned with their passwords. With SSI, users are also overburdened with management tasks such as backing up their keys, identities, and credentials as well as creating and presenting claims. We mapped publications that propose techniques for deriving (self-sovereign) identities from federated and user-centric identities [95,97,98] as well as those that discuss backup and recovery [73,133–137]. As a result, academia is gaining momentum on this migration issue. Usability. Humans will interact with SSI systems. It is critical to research interfaces and how people engage with them as well as how users interact with one another. Meaningful interaction must occur between users and applications and, more importantly, between individuals in an SSI ecosystem. Otherwise, users are unlikely to leave the comfort of their current federated/user-centric identities. A common trend in usability research in SSI is to mimic physical wallets [140,205], thus presenting the user with everyday interactions. Innovative solutions are necessary and can be decisive for the widespread adoption and success of SSI.</text:p>
          </table:table-cell>
          <table:table-cell table:style-name="ce13" office:value-type="string" calcext:value-type="string">
            <text:p>Self-Sovereign Identity: A Systematic Review, Mapping and Taxonomy</text:p>
          </table:table-cell>
          <table:table-cell table:style-name="ce1" office:value-type="float" office:value="2022" calcext:value-type="float">
            <text:p>2022</text:p>
          </table:table-cell>
          <table:table-cell table:style-name="ce1" office:value-type="string" calcext:value-type="string">
            <text:p>Sensors</text:p>
          </table:table-cell>
          <table:table-cell table:style-name="ce1" office:value-type="float" office:value="22" calcext:value-type="float">
            <text:p>22</text:p>
          </table:table-cell>
          <table:table-cell table:style-name="ce1" office:value-type="float" office:value="15" calcext:value-type="float">
            <text:p>15</text:p>
          </table:table-cell>
          <table:table-cell table:number-columns-repeated="2"/>
          <table:table-cell table:style-name="ce1" office:value-type="string" calcext:value-type="string">
            <text:p>10.3390/s22155641</text:p>
          </table:table-cell>
          <table:table-cell table:style-name="ce1"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table:style-name="ce1" office:value-type="string" calcext:value-type="string">
            <text:p>identity and access management; identity management; privacy; review; self-sovereign identity; SSI; survey; systematic literature review; systematic mapping; taxonom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Reed H.; Dailey N.</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Decentralized Approaches Disrupt Multi-Stakeholder Activities</text:p>
          </table:table-cell>
          <table:table-cell table:style-name="ce1" office:value-type="float" office:value="2023" calcext:value-type="float">
            <text:p>2023</text:p>
          </table:table-cell>
          <table:table-cell table:style-name="ce1" office:value-type="string" calcext:value-type="string">
            <text:p>Proceedings of SPIE - The International Society for Optical Engineering</text:p>
          </table:table-cell>
          <table:table-cell table:style-name="ce1" office:value-type="float" office:value="12542" calcext:value-type="float">
            <text:p>12542</text:p>
          </table:table-cell>
          <table:table-cell table:number-columns-repeated="3"/>
          <table:table-cell table:style-name="ce1" office:value-type="string" calcext:value-type="string">
            <text:p>10.1117/12.2665997</text:p>
          </table:table-cell>
          <table:table-cell table:style-name="ce1"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table:style-name="ce1" office:value-type="string" calcext:value-type="string">
            <text:p>Blockchain; Decentralization; Ledger; Space; Supply Chain; Traceability</text:p>
          </table:table-cell>
          <table:table-cell table:style-name="ce1" office:value-type="string" calcext:value-type="string">
            <text:p>SPIE</text:p>
          </table:table-cell>
          <table:table-cell table:style-name="ce1" office:value-type="string" calcext:value-type="string">
            <text:p>Disruptive Technologies in Information Sciences VII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Nokhbeh Zaeem R.; Chang K.C.; Huang T.-C.; Liau D.; Song W.; Tyagi A.; Khalil M.; Lamison M.; Pandey S.; Barber K.S.</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Blockchain-based, non-blockchain based, credentials</text:p>
          </table:table-cell>
          <table:table-cell table:style-name="ce1" office:value-type="string" calcext:value-type="string">
            <text:p>issuer, holder, verifier</text:p>
          </table:table-cell>
          <table:table-cell table:style-name="ce1" office:value-type="string" calcext:value-type="string">
            <text:p>digital wallet</text:p>
          </table:table-cell>
          <table:table-cell table:style-name="ce1" office:value-type="string" calcext:value-type="string">
            <text:p>1. <text:s/>It was particularly difficult to find information on the NFR “recovery”, despite the fact that securing and recovering an account in SSI solutions is extremely vital since the IDs are now all accessible from a single wallet. With the same sentiment, “backup credentials” was not a very well-known FR among the solutions studied."</text:p>
          </table:table-cell>
          <table:table-cell table:style-name="ce5" office:value-type="string" calcext:value-type="string">
            <text:p>Blockchain-Based Self-Sovereign Identity: Survey, Requirements, Use-Cases, and Comparative Study</text:p>
          </table:table-cell>
          <table:table-cell table:style-name="ce1" office:value-type="float" office:value="2021" calcext:value-type="float">
            <text:p>2021</text:p>
          </table:table-cell>
          <table:table-cell table:style-name="ce1" office:value-type="string" calcext:value-type="string">
            <text:p>ACM International Conference Proceeding Series</text:p>
          </table:table-cell>
          <table:table-cell table:number-columns-repeated="2"/>
          <table:table-cell table:style-name="ce1" office:value-type="float" office:value="128" calcext:value-type="float">
            <text:p>128</text:p>
          </table:table-cell>
          <table:table-cell table:style-name="ce1" office:value-type="float" office:value="135" calcext:value-type="float">
            <text:p>135</text:p>
          </table:table-cell>
          <table:table-cell table:style-name="ce1" office:value-type="string" calcext:value-type="string">
            <text:p>10.1145/3486622.3493917</text:p>
          </table:table-cell>
          <table:table-cell table:style-name="ce1"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table:style-name="ce1" office:value-type="string" calcext:value-type="string">
            <text:p>blockchain; privacy; self-sovereign identity</text:p>
          </table:table-cell>
          <table:table-cell table:style-name="ce1" office:value-type="string" calcext:value-type="string">
            <text:p>Association for Computing Machinery</text:p>
          </table:table-cell>
          <table:table-cell table:style-name="ce1" office:value-type="string" calcext:value-type="string">
            <text:p>2021 IEEE/WIC/ACM International Conference on Web Intelligence and Intelligent Agent Technology, WI-IA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uaib M.; Hassan N.H.; Usman S.; Alam S.; Bhatia S.; Mashat A.; Kumar A.; Kumar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Self-Sovereign Identity Solution for Blockchain-Based Land Registry System: A Comparison</text:p>
          </table:table-cell>
          <table:table-cell table:style-name="ce1" office:value-type="float" office:value="2022" calcext:value-type="float">
            <text:p>2022</text:p>
          </table:table-cell>
          <table:table-cell table:style-name="ce1" office:value-type="string" calcext:value-type="string">
            <text:p>Mobile Information Systems</text:p>
          </table:table-cell>
          <table:table-cell table:style-name="ce1" office:value-type="float" office:value="2022" calcext:value-type="float">
            <text:p>2022</text:p>
          </table:table-cell>
          <table:table-cell table:number-columns-repeated="3"/>
          <table:table-cell table:style-name="ce1" office:value-type="string" calcext:value-type="string">
            <text:p>10.1155/2022/8930472</text:p>
          </table:table-cell>
          <table:table-cell table:style-name="ce1"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table:style-name="ce1" office:value-type="string" calcext:value-type="string">
            <text:p>Hindawi Limite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Kubach M.; Sellung R.</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On the market for self-sovereign identity: Structure and stakeholders</text:p>
          </table:table-cell>
          <table:table-cell table:style-name="ce1" office:value-type="float" office:value="2021" calcext:value-type="float">
            <text:p>2021</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12</text:p>
          </table:table-cell>
          <table:table-cell/>
          <table:table-cell table:style-name="ce1" office:value-type="float" office:value="143" calcext:value-type="float">
            <text:p>143</text:p>
          </table:table-cell>
          <table:table-cell table:style-name="ce1" office:value-type="float" office:value="154" calcext:value-type="float">
            <text:p>154</text:p>
          </table:table-cell>
          <table:table-cell/>
          <table:table-cell table:style-name="ce1"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table:style-name="ce1" office:value-type="string" calcext:value-type="string">
            <text:p>Decentralized identity; Digital identity; EID; Identity management; Market; Network effects; Self-sovereign identity; SSI; Stakeholders; Trust</text:p>
          </table:table-cell>
          <table:table-cell table:style-name="ce1" office:value-type="string" calcext:value-type="string">
            <text:p>Gesellschaft fur Informatik (GI)</text:p>
          </table:table-cell>
          <table:table-cell table:style-name="ce1" office:value-type="string" calcext:value-type="string">
            <text:p>Open Identity Summit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Kaneriya J.; Patel H.</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comparative survey on blockchain based self sovereign identity system</text:p>
          </table:table-cell>
          <table:table-cell table:style-name="ce1" office:value-type="float" office:value="2020" calcext:value-type="float">
            <text:p>2020</text:p>
          </table:table-cell>
          <table:table-cell table:style-name="ce1" office:value-type="string" calcext:value-type="string">
            <text:p>Proceedings of the 3rd International Conference on Intelligent Sustainable Systems, ICISS 2020</text:p>
          </table:table-cell>
          <table:table-cell table:number-columns-repeated="2"/>
          <table:table-cell table:style-name="ce1" office:value-type="float" office:value="1150" calcext:value-type="float">
            <text:p>1150</text:p>
          </table:table-cell>
          <table:table-cell table:style-name="ce1" office:value-type="float" office:value="1155" calcext:value-type="float">
            <text:p>1155</text:p>
          </table:table-cell>
          <table:table-cell table:style-name="ce1" office:value-type="string" calcext:value-type="string">
            <text:p>10.1109/ICISS49785.2020.9315899</text:p>
          </table:table-cell>
          <table:table-cell table:style-name="ce1"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table:style-name="ce1" office:value-type="string" calcext:value-type="string">
            <text:p>Blockchain; Identity management; Self sovereign identity</text:p>
          </table:table-cell>
          <table:table-cell table:style-name="ce1" office:value-type="string" calcext:value-type="string">
            <text:p>Institute of Electrical and Electronics Engineers Inc.</text:p>
          </table:table-cell>
          <table:table-cell table:style-name="ce1" office:value-type="string" calcext:value-type="string">
            <text:p>3rd International Conference on Intelligent Sustainable Systems, ICIS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Ghesmati S.; Fdhila W.; Weippl E.</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Studying Bitcoin Privacy Attacks and Their Impact on Bitcoin-Based Identity Methods</text:p>
          </table:table-cell>
          <table:table-cell table:style-name="ce1" office:value-type="float" office:value="2021" calcext:value-type="float">
            <text:p>2021</text:p>
          </table:table-cell>
          <table:table-cell table:style-name="ce1" office:value-type="string" calcext:value-type="string">
            <text:p>Lecture Notes in Business Information Processing</text:p>
          </table:table-cell>
          <table:table-cell table:style-name="ce1" office:value-type="float" office:value="428" calcext:value-type="float">
            <text:p>428</text:p>
          </table:table-cell>
          <table:table-cell/>
          <table:table-cell table:style-name="ce1" office:value-type="float" office:value="85" calcext:value-type="float">
            <text:p>85</text:p>
          </table:table-cell>
          <table:table-cell table:style-name="ce1" office:value-type="float" office:value="101" calcext:value-type="float">
            <text:p>101</text:p>
          </table:table-cell>
          <table:table-cell table:style-name="ce1" office:value-type="string" calcext:value-type="string">
            <text:p>10.1007/978-3-030-85867-4_7</text:p>
          </table:table-cell>
          <table:table-cell table:style-name="ce1"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table:style-name="ce1" office:value-type="string" calcext:value-type="string">
            <text:p>Bitcoin; Blockchain; BTCR; Decentralized identifier; DID; Privacy</text:p>
          </table:table-cell>
          <table:table-cell table:style-name="ce1" office:value-type="string" calcext:value-type="string">
            <text:p>Springer Science and Business Media Deutschland GmbH</text:p>
          </table:table-cell>
          <table:table-cell table:style-name="ce1" office:value-type="string" calcext:value-type="string">
            <text:p>Robotic Process Automation and Blockchain Forum, RPA 2021 held as a part of 19th International Conference on Business Process Management, BPM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Ghaffari F.; Gilani K.; Bertin E.; Crespi N.</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 VCs, blockchain, DLT, DPKI</text:p>
          </table:table-cell>
          <table:table-cell table:style-name="ce1" office:value-type="string" calcext:value-type="string">
            <text:p>identity holder, identity owner, verifiers</text:p>
          </table:table-cell>
          <table:table-cell table:style-name="ce1" office:value-type="string" calcext:value-type="string">
            <text:p>digital wallet</text:p>
          </table:table-cell>
          <table:table-cell table:style-name="ce1" office:value-type="string" calcext:value-type="string">
            <text:p>1. User experience: The user experience and human integration is another challenge needs to be addressed by DLT based IdM. The research in usability and user experience of identity management is still in incipient stage and seems to lack the vision of long-term span. The wide adoption of federated identity management by users suggest that novel solutions for identity management built upon same user interaction unlikely to uptake. The authentication and identity proofing methods merely relay on unique identification through Blockchain identifier and poor management of private keys by users limit the scope of IdM for non-technical users. The design of IdM must be based open standards and established protocols to ensure maximum transparency and adoption</text:p>
          </table:table-cell>
          <table:table-cell table:style-name="ce13" office:value-type="string" calcext:value-type="string">
            <text:p>Identity and access management using distributed ledger technology: A survey</text:p>
          </table:table-cell>
          <table:table-cell table:style-name="ce1" office:value-type="float" office:value="2022" calcext:value-type="float">
            <text:p>2022</text:p>
          </table:table-cell>
          <table:table-cell table:style-name="ce1" office:value-type="string" calcext:value-type="string">
            <text:p>International Journal of Network Management</text:p>
          </table:table-cell>
          <table:table-cell table:style-name="ce1" office:value-type="float" office:value="32" calcext:value-type="float">
            <text:p>32</text:p>
          </table:table-cell>
          <table:table-cell table:style-name="ce1" office:value-type="float" office:value="2" calcext:value-type="float">
            <text:p>2</text:p>
          </table:table-cell>
          <table:table-cell table:number-columns-repeated="2"/>
          <table:table-cell table:style-name="ce1" office:value-type="string" calcext:value-type="string">
            <text:p>10.1002/nem.2180</text:p>
          </table:table-cell>
          <table:table-cell table:style-name="ce1"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table:style-name="ce1" office:value-type="string" calcext:value-type="string">
            <text:p>John Wiley and Sons Ltd</text:p>
          </table:table-cell>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Pinto F.; Ferreira da Silva C.; Moro S.</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People-centered distributed ledger technology-IoT architectures: A systematic literature review</text:p>
          </table:table-cell>
          <table:table-cell table:style-name="ce1" office:value-type="float" office:value="2022" calcext:value-type="float">
            <text:p>2022</text:p>
          </table:table-cell>
          <table:table-cell table:style-name="ce1" office:value-type="string" calcext:value-type="string">
            <text:p>Telematics and Informatics</text:p>
          </table:table-cell>
          <table:table-cell table:style-name="ce1" office:value-type="float" office:value="70" calcext:value-type="float">
            <text:p>70</text:p>
          </table:table-cell>
          <table:table-cell table:number-columns-repeated="3"/>
          <table:table-cell table:style-name="ce1" office:value-type="string" calcext:value-type="string">
            <text:p>10.1016/j.tele.2022.101812</text:p>
          </table:table-cell>
          <table:table-cell table:style-name="ce1"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table:style-name="ce1" office:value-type="string" calcext:value-type="string">
            <text:p>Data economy; Distributed Ledger Technology (DLT); Internet of Things (IoT); People-centered</text:p>
          </table:table-cell>
          <table:table-cell table:style-name="ce1" office:value-type="string" calcext:value-type="string">
            <text:p>Elsevier Lt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Alizadeh M.; Andersson K.; Schelen O.</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Comparative Analysis of Decentralized Identity Approaches</text:p>
          </table:table-cell>
          <table:table-cell table:style-name="ce1" office:value-type="float" office:value="2022" calcext:value-type="float">
            <text:p>2022</text:p>
          </table:table-cell>
          <table:table-cell table:style-name="ce1" office:value-type="string" calcext:value-type="string">
            <text:p>IEEE Access</text:p>
          </table:table-cell>
          <table:table-cell table:number-columns-repeated="2"/>
          <table:table-cell table:number-columns-repeated="2" table:style-name="ce1" office:value-type="float" office:value="1" calcext:value-type="float">
            <text:p>1</text:p>
          </table:table-cell>
          <table:table-cell table:style-name="ce1" office:value-type="string" calcext:value-type="string">
            <text:p>10.1109/ACCESS.2022.3202553</text:p>
          </table:table-cell>
          <table:table-cell table:style-name="ce1"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Author</text:p>
          </table:table-cell>
          <table:table-cell table:style-name="ce1" office:value-type="string" calcext:value-type="string">
            <text:p>Blockchains; Cloud computing; Decentralization; Decentralized applications; Distributed hash table; Distributed ledger; Identification; Internet; Privacy; Self-sovereign identity; Social networking (online)</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dirova A.; Dabbaghi S.; Moghaddam F.F.; Wieder P.; Yahyapour R.</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A Survey on Identity and Access Management for Cross-Domain Dynamic Users: Issues, Solutions, and Challeng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table-cell table:style-name="ce1" office:value-type="float" office:value="61660" calcext:value-type="float">
            <text:p>61660</text:p>
          </table:table-cell>
          <table:table-cell table:style-name="ce1" office:value-type="float" office:value="61679" calcext:value-type="float">
            <text:p>61679</text:p>
          </table:table-cell>
          <table:table-cell table:style-name="ce1" office:value-type="string" calcext:value-type="string">
            <text:p>10.1109/ACCESS.2023.3279492</text:p>
          </table:table-cell>
          <table:table-cell table:style-name="ce1"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table:style-name="ce1" office:value-type="string" calcext:value-type="string">
            <text:p>Access management; cloud computing; security and privac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Radha S.K.; Taylor I.; Nabrzyski J.; Barclay I.</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Verifiable Badging System for scientific data reproducibility</text:p>
          </table:table-cell>
          <table:table-cell table:style-name="ce1" office:value-type="float" office:value="2021" calcext:value-type="float">
            <text:p>2021</text:p>
          </table:table-cell>
          <table:table-cell table:style-name="ce1" office:value-type="string" calcext:value-type="string">
            <text:p>Blockchain: Research and Applications</text:p>
          </table:table-cell>
          <table:table-cell table:number-columns-repeated="2" table:style-name="ce1" office:value-type="float" office:value="2" calcext:value-type="float">
            <text:p>2</text:p>
          </table:table-cell>
          <table:table-cell table:number-columns-repeated="2"/>
          <table:table-cell table:style-name="ce1" office:value-type="string" calcext:value-type="string">
            <text:p>10.1016/j.bcra.2021.100015</text:p>
          </table:table-cell>
          <table:table-cell table:style-name="ce1"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table:style-name="ce1" office:value-type="string" calcext:value-type="string">
            <text:p>Blockchain technology; Decentralized identifiers; Self-sovereign identity; Smart contracts; Verifiable credentials</text:p>
          </table:table-cell>
          <table:table-cell table:style-name="ce1" office:value-type="string" calcext:value-type="string">
            <text:p>Elsevier Ltd</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Chawla M.; Gupta S.</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The Changing Landscape of Identity and Access Management with Blockchain-Based Self-Sovereign Identity</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float" office:value="520" calcext:value-type="float">
            <text:p>520</text:p>
          </table:table-cell>
          <table:table-cell/>
          <table:table-cell table:style-name="ce1" office:value-type="float" office:value="691" calcext:value-type="float">
            <text:p>691</text:p>
          </table:table-cell>
          <table:table-cell table:style-name="ce1" office:value-type="float" office:value="702" calcext:value-type="float">
            <text:p>702</text:p>
          </table:table-cell>
          <table:table-cell table:style-name="ce1" office:value-type="string" calcext:value-type="string">
            <text:p>10.1007/978-981-19-5331-6_70</text:p>
          </table:table-cell>
          <table:table-cell table:style-name="ce1"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table:style-name="ce1" office:value-type="string" calcext:value-type="string">
            <text:p>Blockchain; Decentralized ledger; Identity and access management; Self-sovereign identity</text:p>
          </table:table-cell>
          <table:table-cell table:style-name="ce1" office:value-type="string" calcext:value-type="string">
            <text:p>Springer Science and Business Media Deutschland GmbH</text:p>
          </table:table-cell>
          <table:table-cell table:style-name="ce1" office:value-type="string" calcext:value-type="string">
            <text:p>7th International Conference on ICT for Sustainable Development , ICT4SD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uganya K.S.; Nedunchezhian R.</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available</text:p>
          </table:table-cell>
          <table:table-cell table:number-columns-repeated="4"/>
          <table:table-cell table:style-name="ce13" office:value-type="string" calcext:value-type="string">
            <text:p>Comparison of Blockchain Ecosystem for Identity Management</text:p>
          </table:table-cell>
          <table:table-cell table:style-name="ce1" office:value-type="float" office:value="2023" calcext:value-type="float">
            <text:p>2023</text:p>
          </table:table-cell>
          <table:table-cell table:style-name="ce1" office:value-type="string" calcext:value-type="string">
            <text:p>Lecture Notes in Networks and Systems</text:p>
          </table:table-cell>
          <table:table-cell table:style-name="ce1" office:value-type="string" calcext:value-type="string">
            <text:p>641 LNNS</text:p>
          </table:table-cell>
          <table:table-cell/>
          <table:table-cell table:style-name="ce1" office:value-type="float" office:value="235" calcext:value-type="float">
            <text:p>235</text:p>
          </table:table-cell>
          <table:table-cell table:style-name="ce1" office:value-type="float" office:value="253" calcext:value-type="float">
            <text:p>253</text:p>
          </table:table-cell>
          <table:table-cell table:style-name="ce1" office:value-type="string" calcext:value-type="string">
            <text:p>10.1007/978-981-99-0483-9_21</text:p>
          </table:table-cell>
          <table:table-cell table:style-name="ce1"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table:style-name="ce1" office:value-type="string" calcext:value-type="string">
            <text:p>Bitcoin; Blockchain; Consensus protocols; COVID-19; Digital identity management; Identity theft; Pandemic; Self-sovereign identity</text:p>
          </table:table-cell>
          <table:table-cell table:style-name="ce1" office:value-type="string" calcext:value-type="string">
            <text:p>Springer Science and Business Media Deutschland GmbH</text:p>
          </table:table-cell>
          <table:table-cell table:style-name="ce1" office:value-type="string" calcext:value-type="string">
            <text:p>International Conference on Next Generation Systems and Networks, BITS EEE CON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Ahmed M.R.; Islam A.K.M.M.; Shatabda S.; Islam S.</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Blockchain-Based Identity Management System and Self-Sovereign Identity Ecosystem: A Comprehensive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113436" calcext:value-type="float">
            <text:p>113436</text:p>
          </table:table-cell>
          <table:table-cell table:style-name="ce1" office:value-type="float" office:value="113481" calcext:value-type="float">
            <text:p>113481</text:p>
          </table:table-cell>
          <table:table-cell table:style-name="ce1" office:value-type="string" calcext:value-type="string">
            <text:p>10.1109/ACCESS.2022.3216643</text:p>
          </table:table-cell>
          <table:table-cell table:style-name="ce1"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table:style-name="ce1" office:value-type="string" calcext:value-type="string">
            <text:p>Blockchain; identity management system; peer-to-peer network; security; self-sovereign identi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da Fonseca L.M.M.; Barzegar H.R.; Pahl C.</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Decentralized Identification and Information Exchange in Distributed, Blockchain-Based Internet Architectures: A Technology Review</text:p>
          </table:table-cell>
          <table:table-cell table:style-name="ce1" office:value-type="float" office:value="2023" calcext:value-type="float">
            <text:p>2023</text:p>
          </table:table-cell>
          <table:table-cell table:style-name="ce1" office:value-type="string" calcext:value-type="string">
            <text:p>International Conference on Web Information Systems and Technologies, WEBIST - Proceedings</text:p>
          </table:table-cell>
          <table:table-cell table:number-columns-repeated="2"/>
          <table:table-cell table:style-name="ce1" office:value-type="float" office:value="535" calcext:value-type="float">
            <text:p>535</text:p>
          </table:table-cell>
          <table:table-cell table:style-name="ce1" office:value-type="float" office:value="544" calcext:value-type="float">
            <text:p>544</text:p>
          </table:table-cell>
          <table:table-cell table:style-name="ce1" office:value-type="string" calcext:value-type="string">
            <text:p>10.5220/0012254900003584</text:p>
          </table:table-cell>
          <table:table-cell table:style-name="ce1"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table:style-name="ce1" office:value-type="string" calcext:value-type="string">
            <text:p>Blockchain; Decentralized Identity; Identity Management; Verifiable Credentials; W3C DID Standard</text:p>
          </table:table-cell>
          <table:table-cell table:style-name="ce1" office:value-type="string" calcext:value-type="string">
            <text:p>Science and Technology Publications, Lda</text:p>
          </table:table-cell>
          <table:table-cell table:style-name="ce1" office:value-type="string" calcext:value-type="string">
            <text:p>19th International Conference on Web Information Systems and Technologies, WEBIST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Wolf S.</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How the Legal Entity Identifier supports digitisation of business transactions</text:p>
          </table:table-cell>
          <table:table-cell table:style-name="ce1" office:value-type="float" office:value="2022" calcext:value-type="float">
            <text:p>2022</text:p>
          </table:table-cell>
          <table:table-cell table:style-name="ce1" office:value-type="string" calcext:value-type="string">
            <text:p>Journal of Payments Strategy and Systems</text:p>
          </table:table-cell>
          <table:table-cell table:style-name="ce1" office:value-type="float" office:value="16" calcext:value-type="float">
            <text:p>16</text:p>
          </table:table-cell>
          <table:table-cell table:style-name="ce1" office:value-type="float" office:value="2" calcext:value-type="float">
            <text:p>2</text:p>
          </table:table-cell>
          <table:table-cell table:style-name="ce1" office:value-type="float" office:value="148" calcext:value-type="float">
            <text:p>148</text:p>
          </table:table-cell>
          <table:table-cell table:style-name="ce1" office:value-type="float" office:value="159" calcext:value-type="float">
            <text:p>159</text:p>
          </table:table-cell>
          <table:table-cell/>
          <table:table-cell table:style-name="ce1"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table:style-name="ce1" office:value-type="string" calcext:value-type="string">
            <text:p>cross-border transactions; digital identity; legal entity payments; LEI; self-sovereign identity</text:p>
          </table:table-cell>
          <table:table-cell table:style-name="ce1" office:value-type="string" calcext:value-type="string">
            <text:p>Henry Stewart Publications</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Liu Y.; He D.; Obaidat M.S.; Kumar N.; Khan M.K.; Raymond Choo K.-K.</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Blockchain-based, user agent (wallet)</text:p>
          </table:table-cell>
          <table:table-cell/>
          <table:table-cell table:style-name="ce1" office:value-type="string" calcext:value-type="string">
            <text:p>digital wallet</text:p>
          </table:table-cell>
          <table:table-cell table:style-name="ce1" office:value-type="string" calcext:value-type="string">
            <text:p>1. Identity “wallet” leakage. If the identity “wallet” is successfully compromised, then information could be leaked or useful information about the user could be obtained. Consequently, such leaked information can be used to facilitate other nefarious activities. 2. Identity changes. In reality, the user’s identity is not permanent and can be changed. Traditional, centralized identity providers can revoke or renew identity status in a timely manner, for example during promotions, or driver license suspension. However, in blockchain-based identity system, due to the persistence of blockchain and the SSI, any modification of user identity information requires user participation. Hence, identity change can be challenging to carry out.</text:p>
          </table:table-cell>
          <table:table-cell table:style-name="ce13" office:value-type="string" calcext:value-type="string">
            <text:p>Blockchain-based identity management systems: A review</text:p>
          </table:table-cell>
          <table:table-cell table:style-name="ce1" office:value-type="float" office:value="2020" calcext:value-type="float">
            <text:p>2020</text:p>
          </table:table-cell>
          <table:table-cell table:style-name="ce1" office:value-type="string" calcext:value-type="string">
            <text:p>Journal of Network and Computer Applications</text:p>
          </table:table-cell>
          <table:table-cell table:style-name="ce1" office:value-type="float" office:value="166" calcext:value-type="float">
            <text:p>166</text:p>
          </table:table-cell>
          <table:table-cell table:number-columns-repeated="3"/>
          <table:table-cell table:style-name="ce1" office:value-type="string" calcext:value-type="string">
            <text:p>10.1016/j.jnca.2020.102731</text:p>
          </table:table-cell>
          <table:table-cell table:style-name="ce1"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table:style-name="ce1" office:value-type="string" calcext:value-type="string">
            <text:p>Blockchain; Blockchain-based identity management; Identity management system; Self-sovereign</text:p>
          </table:table-cell>
          <table:table-cell table:style-name="ce1" office:value-type="string" calcext:value-type="string">
            <text:p>Academic Pres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Houtan B.; Hafid A.S.; Makrakis D.</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Survey on Blockchain-Based Self-Sovereign Patient Identity in Healthcare</text:p>
          </table:table-cell>
          <table:table-cell table:style-name="ce1" office:value-type="float" office:value="2020" calcext:value-type="float">
            <text:p>2020</text:p>
          </table:table-cell>
          <table:table-cell table:style-name="ce1" office:value-type="string" calcext:value-type="string">
            <text:p>IEEE Access</text:p>
          </table:table-cell>
          <table:table-cell table:style-name="ce1" office:value-type="float" office:value="8" calcext:value-type="float">
            <text:p>8</text:p>
          </table:table-cell>
          <table:table-cell/>
          <table:table-cell table:style-name="ce1" office:value-type="float" office:value="90478" calcext:value-type="float">
            <text:p>90478</text:p>
          </table:table-cell>
          <table:table-cell table:style-name="ce1" office:value-type="float" office:value="90494" calcext:value-type="float">
            <text:p>90494</text:p>
          </table:table-cell>
          <table:table-cell table:style-name="ce1" office:value-type="string" calcext:value-type="string">
            <text:p>10.1109/ACCESS.2020.2994090</text:p>
          </table:table-cell>
          <table:table-cell table:style-name="ce1"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table:style-name="ce1" office:value-type="string" calcext:value-type="string">
            <text:p>Blockchain; Healthcare; Privacy; Self-sovereign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istarelli S.; Micheli F.; Santini F.</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Survey on Decentralized Identifier Methods for Self Sovereign Identity</text:p>
          </table:table-cell>
          <table:table-cell table:style-name="ce1" office:value-type="float" office:value="2023" calcext:value-type="float">
            <text:p>2023</text:p>
          </table:table-cell>
          <table:table-cell table:style-name="ce1" office:value-type="string" calcext:value-type="string">
            <text:p>CEUR Workshop Proceedings</text:p>
          </table:table-cell>
          <table:table-cell table:style-name="ce1" office:value-type="float" office:value="3488" calcext:value-type="float">
            <text:p>3488</text:p>
          </table:table-cell>
          <table:table-cell table:number-columns-repeated="4"/>
          <table:table-cell table:style-name="ce1"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table:style-name="ce1" office:value-type="string" calcext:value-type="string">
            <text:p>Decentralized identifiers; Identity management; Self-Sovereign identity</text:p>
          </table:table-cell>
          <table:table-cell table:style-name="ce1" office:value-type="string" calcext:value-type="string">
            <text:p>CEUR-WS</text:p>
          </table:table-cell>
          <table:table-cell table:style-name="ce1" office:value-type="string" calcext:value-type="string">
            <text:p>2023 Italian Conference on Cyber Security, ITASEC 2023</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Pattiyanon C.; Aoki T.</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Compliance SSI System Property Set to Laws, Regulations, and Technical Standards</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99370" calcext:value-type="float">
            <text:p>99370</text:p>
          </table:table-cell>
          <table:table-cell table:style-name="ce1" office:value-type="float" office:value="99393" calcext:value-type="float">
            <text:p>99393</text:p>
          </table:table-cell>
          <table:table-cell table:style-name="ce1" office:value-type="string" calcext:value-type="string">
            <text:p>10.1109/ACCESS.2022.3204112</text:p>
          </table:table-cell>
          <table:table-cell table:style-name="ce1"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table:style-name="ce1" office:value-type="string" calcext:value-type="string">
            <text:p>Information security and privacy; legislative compliance; self-sovereign identity; standard compliance; system property</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Chen W.; He W.; Shen J.; Wang X.; Chen H.</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A systematic literature review: benefits and challenges of blockchain-based digital transformation</text:p>
          </table:table-cell>
          <table:table-cell table:style-name="ce1" office:value-type="float" office:value="2022" calcext:value-type="float">
            <text:p>2022</text:p>
          </table:table-cell>
          <table:table-cell table:style-name="ce1" office:value-type="string" calcext:value-type="string">
            <text:p>Issues in Information Systems</text:p>
          </table:table-cell>
          <table:table-cell table:style-name="ce1" office:value-type="float" office:value="23" calcext:value-type="float">
            <text:p>23</text:p>
          </table:table-cell>
          <table:table-cell table:style-name="ce1" office:value-type="float" office:value="3" calcext:value-type="float">
            <text:p>3</text:p>
          </table:table-cell>
          <table:table-cell table:style-name="ce1" office:value-type="float" office:value="36" calcext:value-type="float">
            <text:p>36</text:p>
          </table:table-cell>
          <table:table-cell table:style-name="ce1" office:value-type="float" office:value="44" calcext:value-type="float">
            <text:p>44</text:p>
          </table:table-cell>
          <table:table-cell table:style-name="ce1" office:value-type="string" calcext:value-type="string">
            <text:p>10.48009/3_iis_2022_104</text:p>
          </table:table-cell>
          <table:table-cell table:style-name="ce1"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table:style-name="ce1" office:value-type="string" calcext:value-type="string">
            <text:p>Blockchain; Digital Transformation; Digitalization; Systematic Literature Review</text:p>
          </table:table-cell>
          <table:table-cell table:style-name="ce1" office:value-type="string" calcext:value-type="string">
            <text:p>International Association for Computer Information Systems</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Malakar Y.; Lacey J.; Twine N.A.; McCrea R.; Bauer D.C.</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Balancing the safeguarding of privacy and data sharing: perceptions of genomic professionals on patient genomic data ownership in Australia</text:p>
          </table:table-cell>
          <table:table-cell table:style-name="ce1" office:value-type="float" office:value="2023" calcext:value-type="float">
            <text:p>2023</text:p>
          </table:table-cell>
          <table:table-cell table:style-name="ce1" office:value-type="string" calcext:value-type="string">
            <text:p>European Journal of Human Genetics</text:p>
          </table:table-cell>
          <table:table-cell table:number-columns-repeated="4"/>
          <table:table-cell table:style-name="ce1" office:value-type="string" calcext:value-type="string">
            <text:p>10.1038/s41431-022-01273-w</text:p>
          </table:table-cell>
          <table:table-cell table:style-name="ce1"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2023, The Author(s).</text:p>
          </table:table-cell>
          <table:table-cell/>
          <table:table-cell table:style-name="ce1" office:value-type="string" calcext:value-type="string">
            <text:p>Springer Nature</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Mulaji S.M.; Roodt S.</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Factors Affecting Organisations’ Adoption Behaviour toward Blockchain-Based Distributed Identity Management: The Sustainability of Self-Sovereign Identity in Organisations</text:p>
          </table:table-cell>
          <table:table-cell table:style-name="ce1" office:value-type="float" office:value="2022" calcext:value-type="float">
            <text:p>2022</text:p>
          </table:table-cell>
          <table:table-cell table:style-name="ce1" office:value-type="string" calcext:value-type="string">
            <text:p>Sustainability (Switzerland)</text:p>
          </table:table-cell>
          <table:table-cell table:style-name="ce1" office:value-type="float" office:value="14" calcext:value-type="float">
            <text:p>14</text:p>
          </table:table-cell>
          <table:table-cell table:style-name="ce1" office:value-type="float" office:value="18" calcext:value-type="float">
            <text:p>18</text:p>
          </table:table-cell>
          <table:table-cell table:number-columns-repeated="2"/>
          <table:table-cell table:style-name="ce1" office:value-type="string" calcext:value-type="string">
            <text:p>10.3390/su141811534</text:p>
          </table:table-cell>
          <table:table-cell table:style-name="ce1"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table:style-name="ce1"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oltani R.; Nguyen U.T.; An A.</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 VCs (from W3C), DPKI, blockchain and DLT, VDRs, agents (edge or cloud), identity hubs, digital wallets</text:p>
          </table:table-cell>
          <table:table-cell table:style-name="ce1" office:value-type="string" calcext:value-type="string">
            <text:p>identity owner, identity holder, SSI, issuer, verifier</text:p>
          </table:table-cell>
          <table:table-cell table:style-name="ce1" office:value-type="string" calcext:value-type="string">
            <text:p>digital wallet</text:p>
          </table:table-cell>
          <table:table-cell table:style-name="ce1" office:value-type="string" calcext:value-type="string">
            <text:p>1. Standards for Data Management and Wallets. Standard protocols, practices, and policies around user experience, data management, and data exchange should be carefully defined and implemented. 2. New Technology Adoption. As a new identity model, SSI requires various modifications to the existing system architectures. An important step towards the success of SSI is the discussions around the suitable technology stacks, deployment practices, and operational procedures. Particular attention must be given to the user experience, including the user interactions from the operator’s perspective. Proper design steps must be taken to avoid the fate experienced by many other good innovations such as Pretty Good Privacy (PGP) [73], which while is a useful technology it has not met the expected broad use.</text:p>
          </table:table-cell>
          <table:table-cell table:style-name="ce13" office:value-type="string" calcext:value-type="string">
            <text:p>A Survey of Self-Sovereign Identity Ecosystem</text:p>
          </table:table-cell>
          <table:table-cell table:style-name="ce1" office:value-type="float" office:value="2021" calcext:value-type="float">
            <text:p>2021</text:p>
          </table:table-cell>
          <table:table-cell table:style-name="ce1" office:value-type="string" calcext:value-type="string">
            <text:p>Security and Communication Networks</text:p>
          </table:table-cell>
          <table:table-cell table:style-name="ce1" office:value-type="float" office:value="2021" calcext:value-type="float">
            <text:p>2021</text:p>
          </table:table-cell>
          <table:table-cell table:number-columns-repeated="3"/>
          <table:table-cell table:style-name="ce1" office:value-type="string" calcext:value-type="string">
            <text:p>10.1155/2021/8873429</text:p>
          </table:table-cell>
          <table:table-cell table:style-name="ce1"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table:style-name="ce1" office:value-type="string" calcext:value-type="string">
            <text:p>Hindawi Limited</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Venkatraman S.; Parvin S.</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Developing an IoT Identity Management System Using Blockchain</text:p>
          </table:table-cell>
          <table:table-cell table:style-name="ce1" office:value-type="float" office:value="2022" calcext:value-type="float">
            <text:p>2022</text:p>
          </table:table-cell>
          <table:table-cell table:style-name="ce1" office:value-type="string" calcext:value-type="string">
            <text:p>Systems</text:p>
          </table:table-cell>
          <table:table-cell table:style-name="ce1" office:value-type="float" office:value="10" calcext:value-type="float">
            <text:p>10</text:p>
          </table:table-cell>
          <table:table-cell table:style-name="ce1" office:value-type="float" office:value="2" calcext:value-type="float">
            <text:p>2</text:p>
          </table:table-cell>
          <table:table-cell table:number-columns-repeated="2"/>
          <table:table-cell table:style-name="ce1" office:value-type="string" calcext:value-type="string">
            <text:p>10.3390/systems10020039</text:p>
          </table:table-cell>
          <table:table-cell table:style-name="ce1"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table:style-name="ce1" office:value-type="string" calcext:value-type="string">
            <text:p>blockchain; identity management; IoT; privacy; security; trust</text:p>
          </table:table-cell>
          <table:table-cell table:style-name="ce1" office:value-type="string" calcext:value-type="string">
            <text:p>MDPI</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dams M.; Boldrin L.; Ohlhausen R.; Wagner E.</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An integrated approach for electronic identification and central bank digital currencies</text:p>
          </table:table-cell>
          <table:table-cell table:style-name="ce1" office:value-type="float" office:value="2021" calcext:value-type="float">
            <text:p>2021</text:p>
          </table:table-cell>
          <table:table-cell table:style-name="ce1" office:value-type="string" calcext:value-type="string">
            <text:p>Journal of Payments Strategy and Systems</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office:value-type="float" office:value="287" calcext:value-type="float">
            <text:p>287</text:p>
          </table:table-cell>
          <table:table-cell table:style-name="ce1" office:value-type="float" office:value="304" calcext:value-type="float">
            <text:p>304</text:p>
          </table:table-cell>
          <table:table-cell/>
          <table:table-cell table:style-name="ce1"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table:style-name="ce1" office:value-type="string" calcext:value-type="string">
            <text:p>EID; Electronic signatures; Identity; Offline transactions; SCA; SCBDC; Verifiable credentials</text:p>
          </table:table-cell>
          <table:table-cell table:style-name="ce1" office:value-type="string" calcext:value-type="string">
            <text:p>Henry Stewart Publications</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chwalm S.; Albrecht D.; Alamillo I.</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eIDAS 2.0: Challenges, perspectives and proposals to avoid contradictions between eIDAS 2.0 and SSI</text:p>
          </table:table-cell>
          <table:table-cell table:style-name="ce1" office:value-type="float" office:value="2022" calcext:value-type="float">
            <text:p>2022</text:p>
          </table:table-cell>
          <table:table-cell table:style-name="ce1" office:value-type="string" calcext:value-type="string">
            <text:p>Lecture Notes in Informatics (LNI), Proceedings - Series of the Gesellschaft fur Informatik (GI)</text:p>
          </table:table-cell>
          <table:table-cell table:style-name="ce1" office:value-type="string" calcext:value-type="string">
            <text:p>P-325</text:p>
          </table:table-cell>
          <table:table-cell/>
          <table:table-cell table:style-name="ce1" office:value-type="float" office:value="63" calcext:value-type="float">
            <text:p>63</text:p>
          </table:table-cell>
          <table:table-cell table:style-name="ce1" office:value-type="float" office:value="74" calcext:value-type="float">
            <text:p>74</text:p>
          </table:table-cell>
          <table:table-cell/>
          <table:table-cell table:style-name="ce1"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table:style-name="ce1" office:value-type="string" calcext:value-type="string">
            <text:p>digital wallet; eID; eIDAS; identity model; self-sovereign identity; SSI</text:p>
          </table:table-cell>
          <table:table-cell table:style-name="ce1" office:value-type="string" calcext:value-type="string">
            <text:p>Gesellschaft fur Informatik (GI)</text:p>
          </table:table-cell>
          <table:table-cell table:style-name="ce1" office:value-type="string" calcext:value-type="string">
            <text:p>Open Identity Summit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Maldonado-Ruiz D.; Torres J.; El Madhoun N.; Badra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Current Trends in Blockchain Implementations on the Paradigm of Public Key Infrastructure: A Survey</text:p>
          </table:table-cell>
          <table:table-cell table:style-name="ce1" office:value-type="float" office:value="2022" calcext:value-type="float">
            <text:p>2022</text:p>
          </table:table-cell>
          <table:table-cell table:style-name="ce1" office:value-type="string" calcext:value-type="string">
            <text:p>IEEE Access</text:p>
          </table:table-cell>
          <table:table-cell table:style-name="ce1" office:value-type="float" office:value="10" calcext:value-type="float">
            <text:p>10</text:p>
          </table:table-cell>
          <table:table-cell/>
          <table:table-cell table:style-name="ce1" office:value-type="float" office:value="17641" calcext:value-type="float">
            <text:p>17641</text:p>
          </table:table-cell>
          <table:table-cell table:style-name="ce1" office:value-type="float" office:value="17655" calcext:value-type="float">
            <text:p>17655</text:p>
          </table:table-cell>
          <table:table-cell table:style-name="ce1" office:value-type="string" calcext:value-type="string">
            <text:p>10.1109/ACCESS.2022.3145156</text:p>
          </table:table-cell>
          <table:table-cell table:style-name="ce1"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table:style-name="ce1" office:value-type="string" calcext:value-type="string">
            <text:p>BKI; Blockchain; Decentralised; Identity management; PKI; Smart-contracts</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lanzi H.; Alkhatib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Towards Improving Privacy and Security of Identity Management Systems Using Blockchain Technology: A Systematic Review</text:p>
          </table:table-cell>
          <table:table-cell table:style-name="ce1" office:value-type="float" office:value="2022" calcext:value-type="float">
            <text:p>2022</text:p>
          </table:table-cell>
          <table:table-cell table:style-name="ce1" office:value-type="string" calcext:value-type="string">
            <text:p>Applied Sciences (Switzerland)</text:p>
          </table:table-cell>
          <table:table-cell table:style-name="ce1" office:value-type="float" office:value="12" calcext:value-type="float">
            <text:p>12</text:p>
          </table:table-cell>
          <table:table-cell table:style-name="ce1" office:value-type="float" office:value="23" calcext:value-type="float">
            <text:p>23</text:p>
          </table:table-cell>
          <table:table-cell table:number-columns-repeated="2"/>
          <table:table-cell table:style-name="ce1" office:value-type="string" calcext:value-type="string">
            <text:p>10.3390/app122312415</text:p>
          </table:table-cell>
          <table:table-cell table:style-name="ce1"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table:style-name="ce1" office:value-type="string" calcext:value-type="string">
            <text:p>blockchain; distributed ledger technology; identity management; privacy; self-sovereign identity</text:p>
          </table:table-cell>
          <table:table-cell table:style-name="ce1" office:value-type="string" calcext:value-type="string">
            <text:p>MDPI</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Gilani K.; Bertin E.; Hatin J.; Crespi N.</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Duplicated</text:p>
          </table:table-cell>
          <table:table-cell table:style-name="ce13"/>
          <table:table-cell table:number-columns-repeated="3"/>
          <table:table-cell table:style-name="ce13" office:value-type="string" calcext:value-type="string">
            <text:p>A Survey on Blockchain-based Identity Management and Decentralized Privacy for Personal Data</text:p>
          </table:table-cell>
          <table:table-cell table:style-name="ce1" office:value-type="float" office:value="2020" calcext:value-type="float">
            <text:p>2020</text:p>
          </table:table-cell>
          <table:table-cell table:style-name="ce1" office:value-type="string" calcext:value-type="string">
            <text:p>2020 2nd Conference on Blockchain Research and Applications for Innovative Networks and Services, BRAINS 2020</text:p>
          </table:table-cell>
          <table:table-cell table:number-columns-repeated="2"/>
          <table:table-cell table:style-name="ce1" office:value-type="float" office:value="97" calcext:value-type="float">
            <text:p>97</text:p>
          </table:table-cell>
          <table:table-cell table:style-name="ce1" office:value-type="float" office:value="101" calcext:value-type="float">
            <text:p>101</text:p>
          </table:table-cell>
          <table:table-cell table:style-name="ce1" office:value-type="string" calcext:value-type="string">
            <text:p>10.1109/BRAINS49436.2020.9223312</text:p>
          </table:table-cell>
          <table:table-cell table:style-name="ce1"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table:style-name="ce1" office:value-type="string" calcext:value-type="string">
            <text:p>authentication mechanism; Blockchain; claim verification; Identity proofing; Self-sovereign Identity</text:p>
          </table:table-cell>
          <table:table-cell table:style-name="ce1" office:value-type="string" calcext:value-type="string">
            <text:p>Institute of Electrical and Electronics Engineers Inc.</text:p>
          </table:table-cell>
          <table:table-cell table:style-name="ce1" office:value-type="string" calcext:value-type="string">
            <text:p>2nd Conference on Blockchain Research and Applications for Innovative Networks and Services, BRAINS 20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Yildiz H.; Kupper A.; Thatmann D.; Gondor S.; Herbke P.</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Toward Interoperable Self-Sovereign Identities</text:p>
          </table:table-cell>
          <table:table-cell table:style-name="ce1" office:value-type="float" office:value="2023" calcext:value-type="float">
            <text:p>2023</text:p>
          </table:table-cell>
          <table:table-cell table:style-name="ce1" office:value-type="string" calcext:value-type="string">
            <text:p>IEEE Access</text:p>
          </table:table-cell>
          <table:table-cell table:style-name="ce1" office:value-type="float" office:value="11" calcext:value-type="float">
            <text:p>11</text:p>
          </table:table-cell>
          <table:table-cell/>
          <table:table-cell table:style-name="ce1" office:value-type="float" office:value="114080" calcext:value-type="float">
            <text:p>114080</text:p>
          </table:table-cell>
          <table:table-cell table:style-name="ce1" office:value-type="float" office:value="114116" calcext:value-type="float">
            <text:p>114116</text:p>
          </table:table-cell>
          <table:table-cell table:style-name="ce1" office:value-type="string" calcext:value-type="string">
            <text:p>10.1109/ACCESS.2023.3313723</text:p>
          </table:table-cell>
          <table:table-cell table:style-name="ce1"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table:style-name="ce1" office:value-type="string" calcext:value-type="string">
            <text:p>Identity; interoperability; SSI</text:p>
          </table:table-cell>
          <table:table-cell table:style-name="ce1" office:value-type="string" calcext:value-type="string">
            <text:p>Institute of Electrical and Electronics Engineers Inc.</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atybaldy A.; Hasselgren A.; Nowostawski M.</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 VCs (from W3C), DLT, DPKI, global registry</text:p>
          </table:table-cell>
          <table:table-cell table:style-name="ce1" office:value-type="string" calcext:value-type="string">
            <text:p>issuer, identity owner</text:p>
          </table:table-cell>
          <table:table-cell table:style-name="ce1" office:value-type="string" calcext:value-type="string">
            <text:p>digital wallet</text:p>
          </table:table-cell>
          <table:table-cell table:style-name="ce1" office:value-type="string" calcext:value-type="string">
            <text:p>1. KEY MANAGEMENT Control over user’s cryptographic keys, as well as the rest of the contents of digital wallet such as credentials, is probably the single most critical element of the DIM architecture. While traditional identity management models provide a key management protocol that rely on a trusted third party, in the context of the DIM model, the responsibility of key management is assigned to the identity owners themselves. As the users are notorious for losing passwords and mobile devices, the dependency on non-technical users to keep credentials safe comes with an undeniable risk. Creating a cost-efficient, usable, and secure management of identities is not an easy task. DIM requires effective innovative and well-analyzed solutions to support it. 2. Decentralized identity systems for healthcare applications should be designed to solve the challenges faced by the end users. We can see that the existing implementations primarily focus on the underlying technology and do not pay enough attention to the user interaction. Privacy implications for users and usable interface are crucial things when building new user-centric identity systems and need to be addressed by developers. The future decentralized identity schemes with an innovative technological underpinningbut developed with impractical end-user interaction are unlikely to create widespread uptake.</text:p>
          </table:table-cell>
          <table:table-cell table:style-name="ce13" office:value-type="string" calcext:value-type="string">
            <text:p>DECENTRALIZED IDENTITY MANAGEMENT FOR E-HEALTH APPLICATIONS: STATE-OF-THE-ART AND GUIDANCE FOR FUTURE WORK</text:p>
          </table:table-cell>
          <table:table-cell table:style-name="ce1" office:value-type="float" office:value="2022" calcext:value-type="float">
            <text:p>2022</text:p>
          </table:table-cell>
          <table:table-cell table:style-name="ce1" office:value-type="string" calcext:value-type="string">
            <text:p>Blockchain in Healthcare Today</text:p>
          </table:table-cell>
          <table:table-cell table:style-name="ce1" office:value-type="float" office:value="5" calcext:value-type="float">
            <text:p>5</text:p>
          </table:table-cell>
          <table:table-cell table:style-name="ce1" office:value-type="string" calcext:value-type="string">
            <text:p>Special issue</text:p>
          </table:table-cell>
          <table:table-cell table:number-columns-repeated="2"/>
          <table:table-cell table:style-name="ce1" office:value-type="string" calcext:value-type="string">
            <text:p>10.30953/bhty.v5.195</text:p>
          </table:table-cell>
          <table:table-cell table:style-name="ce1"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table:style-name="ce1" office:value-type="string" calcext:value-type="string">
            <text:p>blockchain; decentralized identity; identity management; virtual healthcare</text:p>
          </table:table-cell>
          <table:table-cell table:style-name="ce1" office:value-type="string" calcext:value-type="string">
            <text:p>Partners in Digital Health</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Schardong F.; Custódio R.; Pioli L.; Meyer J.</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Matching Metadata on Blockchain for Self-Sovereign Identity</text:p>
          </table:table-cell>
          <table:table-cell table:style-name="ce1" office:value-type="float" office:value="2022" calcext:value-type="float">
            <text:p>2022</text:p>
          </table:table-cell>
          <table:table-cell table:style-name="ce1" office:value-type="string" calcext:value-type="string">
            <text:p>Lecture Notes in Business Information Processing</text:p>
          </table:table-cell>
          <table:table-cell table:style-name="ce1" office:value-type="string" calcext:value-type="string">
            <text:p>436 LNBIP</text:p>
          </table:table-cell>
          <table:table-cell/>
          <table:table-cell table:style-name="ce1" office:value-type="float" office:value="421" calcext:value-type="float">
            <text:p>421</text:p>
          </table:table-cell>
          <table:table-cell table:style-name="ce1" office:value-type="float" office:value="433" calcext:value-type="float">
            <text:p>433</text:p>
          </table:table-cell>
          <table:table-cell table:style-name="ce1" office:value-type="string" calcext:value-type="string">
            <text:p>10.1007/978-3-030-94343-1_32</text:p>
          </table:table-cell>
          <table:table-cell table:style-name="ce1"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table:style-name="ce1" office:value-type="string" calcext:value-type="string">
            <text:p>Blockchain; Metadata matching; Schema matching; Self-Sovereign Identity; SSI</text:p>
          </table:table-cell>
          <table:table-cell table:style-name="ce1" office:value-type="string" calcext:value-type="string">
            <text:p>Springer Science and Business Media Deutschland GmbH</text:p>
          </table:table-cell>
          <table:table-cell table:style-name="ce1" office:value-type="string" calcext:value-type="string">
            <text:p>5th International Workshop on Artificial Intelligence for Business Process Management, AI4BPM 2021, 17th International Workshop on Business Process Intelligence, BPI 2021, 1st International Workshop on BPM Governance for and Beyond DigitalTransformation, BPMGOV 2021, 1st International Workshop on Business Process Management and Routine Dynamics, BPM and RD 2021, 14th International Workshop on Social and Human Aspects of Business Process Management, BPMS2 2021, 9th International Workshop on DEClarative, DECision and Hybrid approaches to processes, DEC2H 2021, 5th International Workshop on Business Processes Meet the Internet-of-Things, BP-Meet-IoT 2021, 4th International Workshop on Security and Privacy-enhanced Business Process Management, SPBP 2021 held at 19th International Conference on Business Process Management, BPM 2021</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hkembi K.; Kochovski P.; Papaioannou T.G.; Barelle C.; Stankovski V.</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Semantic Web and blockchain technologies: Convergence, challenges and research trends</text:p>
          </table:table-cell>
          <table:table-cell table:style-name="ce1" office:value-type="float" office:value="2023" calcext:value-type="float">
            <text:p>2023</text:p>
          </table:table-cell>
          <table:table-cell table:style-name="ce1" office:value-type="string" calcext:value-type="string">
            <text:p>Journal of Web Semantics</text:p>
          </table:table-cell>
          <table:table-cell table:style-name="ce1" office:value-type="float" office:value="79" calcext:value-type="float">
            <text:p>79</text:p>
          </table:table-cell>
          <table:table-cell table:number-columns-repeated="3"/>
          <table:table-cell table:style-name="ce1" office:value-type="string" calcext:value-type="string">
            <text:p>10.1016/j.websem.2023.100809</text:p>
          </table:table-cell>
          <table:table-cell table:style-name="ce1"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table:style-name="ce1" office:value-type="string" calcext:value-type="string">
            <text:p>Blockchain; Knowledge management; Ontology; Semantic Web; Trust</text:p>
          </table:table-cell>
          <table:table-cell table:style-name="ce1" office:value-type="string" calcext:value-type="string">
            <text:p>Elsevier B.V.</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artolomeu P.C.; Vieira E.; Hosseini S.M.; Ferreira J.</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Self-Sovereign Identity: Use-cases, Technologies, and Challenges for Industrial IoT</text:p>
          </table:table-cell>
          <table:table-cell table:style-name="ce1" office:value-type="float" office:value="2019" calcext:value-type="float">
            <text:p>2019</text:p>
          </table:table-cell>
          <table:table-cell table:style-name="ce1" office:value-type="string" calcext:value-type="string">
            <text:p>IEEE International Conference on Emerging Technologies and Factory Automation, ETFA</text:p>
          </table:table-cell>
          <table:table-cell table:style-name="ce1" office:value-type="string" calcext:value-type="string">
            <text:p>2019-September</text:p>
          </table:table-cell>
          <table:table-cell/>
          <table:table-cell table:style-name="ce1" office:value-type="float" office:value="1173" calcext:value-type="float">
            <text:p>1173</text:p>
          </table:table-cell>
          <table:table-cell table:style-name="ce1" office:value-type="float" office:value="1180" calcext:value-type="float">
            <text:p>1180</text:p>
          </table:table-cell>
          <table:table-cell table:style-name="ce1" office:value-type="string" calcext:value-type="string">
            <text:p>10.1109/ETFA.2019.8869262</text:p>
          </table:table-cell>
          <table:table-cell table:style-name="ce1"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table:style-name="ce1" office:value-type="string" calcext:value-type="string">
            <text:p>Institute of Electrical and Electronics Engineers Inc.</text:p>
          </table:table-cell>
          <table:table-cell table:style-name="ce1" office:value-type="string" calcext:value-type="string">
            <text:p>24th IEEE International Conference on Emerging Technologies and Factory Automation, ETFA 2019</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Yan S.; Li X.</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Development model of bank personal consumption credit business with blockchain technology under the carbon neutralization background</text:p>
          </table:table-cell>
          <table:table-cell table:style-name="ce1" office:value-type="float" office:value="2023" calcext:value-type="float">
            <text:p>2023</text:p>
          </table:table-cell>
          <table:table-cell table:style-name="ce1" office:value-type="string" calcext:value-type="string">
            <text:p>International Journal of System Assurance Engineering and Management</text:p>
          </table:table-cell>
          <table:table-cell table:number-columns-repeated="4"/>
          <table:table-cell table:style-name="ce1" office:value-type="string" calcext:value-type="string">
            <text:p>10.1007/s13198-023-02072-2</text:p>
          </table:table-cell>
          <table:table-cell table:style-name="ce1"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table:style-name="ce1" office:value-type="string" calcext:value-type="string">
            <text:p>Bank personal consumption; Blockchain technology; Carbon neutrality; Credit business; Raft consensus algorithm</text:p>
          </table:table-cell>
          <table:table-cell table:style-name="ce1" office:value-type="string" calcext:value-type="string">
            <text:p>Springer</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Bouras M.A.; Lu Q.; Zhang F.; Wan Y.; Zhang T.; Ning H.</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Distributed ledger technology for ehealth identity privacy: State of the art and future perspective</text:p>
          </table:table-cell>
          <table:table-cell table:style-name="ce1" office:value-type="float" office:value="2020" calcext:value-type="float">
            <text:p>2020</text:p>
          </table:table-cell>
          <table:table-cell table:style-name="ce1" office:value-type="string" calcext:value-type="string">
            <text:p>Sensors (Switzerland)</text:p>
          </table:table-cell>
          <table:table-cell table:style-name="ce1" office:value-type="float" office:value="20" calcext:value-type="float">
            <text:p>20</text:p>
          </table:table-cell>
          <table:table-cell table:style-name="ce1" office:value-type="float" office:value="2" calcext:value-type="float">
            <text:p>2</text:p>
          </table:table-cell>
          <table:table-cell table:number-columns-repeated="2"/>
          <table:table-cell table:style-name="ce1" office:value-type="string" calcext:value-type="string">
            <text:p>10.3390/s20020483</text:p>
          </table:table-cell>
          <table:table-cell table:style-name="ce1"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table:style-name="ce1" office:value-type="string" calcext:value-type="string">
            <text:p>Blockchain; Digital identity; Distributed ledger technology; EHealth; Identity management</text:p>
          </table:table-cell>
          <table:table-cell table:style-name="ce1" office:value-type="string" calcext:value-type="string">
            <text:p>MDPI AG</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Glöckler J.; Sedlmeir J.; Frank M.; Fridgen G.</text:p>
          </table:table-cell>
          <table:table-cell table:style-name="ce14" table:content-validation-name="val1" office:value-type="string" calcext:value-type="string">
            <text:p>Y</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Systematic Review of Identity and Access Management Requirements in Enterprises and Potential Contributions of Self-Sovereign Identity</text:p>
          </table:table-cell>
          <table:table-cell table:style-name="ce1" office:value-type="float" office:value="2023" calcext:value-type="float">
            <text:p>2023</text:p>
          </table:table-cell>
          <table:table-cell table:style-name="ce1" office:value-type="string" calcext:value-type="string">
            <text:p>Business and Information Systems Engineering</text:p>
          </table:table-cell>
          <table:table-cell table:number-columns-repeated="4"/>
          <table:table-cell table:style-name="ce1" office:value-type="string" calcext:value-type="string">
            <text:p>10.1007/s12599-023-00830-x</text:p>
          </table:table-cell>
          <table:table-cell table:style-name="ce1"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2023, The Author(s), under exclusive licence to Springer Fachmedien Wiesbaden GmbH.</text:p>
          </table:table-cell>
          <table:table-cell table:style-name="ce1" office:value-type="string" calcext:value-type="string">
            <text:p>Authentication; Digital wallet; IAM; Security; SSI; Verifiable credential</text:p>
          </table:table-cell>
          <table:table-cell table:style-name="ce1" office:value-type="string" calcext:value-type="string">
            <text:p>Springer Gabler</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Tan K.L.; Chi C.-H.; Lam K.-Y.</text:p>
          </table:table-cell>
          <table:table-cell table:style-name="ce14" table:content-validation-name="val1" office:value-type="string" calcext:value-type="string">
            <text:p>Y</text:p>
          </table:table-cell>
          <table:table-cell table:style-name="ce1" table:content-validation-name="val2" office:value-type="string" calcext:value-type="string">
            <text:p>Y</text:p>
          </table:table-cell>
          <table:table-cell table:style-name="ce14" office:value-type="string" calcext:value-type="string">
            <text:p>-</text:p>
          </table:table-cell>
          <table:table-cell table:style-name="ce1" office:value-type="string" calcext:value-type="string">
            <text:p>DIDs,VCs (from W3C), blockchain or DLT, VDRs</text:p>
          </table:table-cell>
          <table:table-cell table:style-name="ce1" office:value-type="string" calcext:value-type="string">
            <text:p>issuer, holder, verifier</text:p>
          </table:table-cell>
          <table:table-cell table:style-name="ce1" office:value-type="string" calcext:value-type="string">
            <text:p>digital wallet/Personal Data Store (PDS)</text:p>
          </table:table-cell>
          <table:table-cell table:style-name="ce1" office:value-type="string" calcext:value-type="string">
            <text:p>1. Security of personal datastore/wallet. DIDs, DDoc and VCs are stored in the individual’s personal data store or wallet. Thus, the implementation needs to ensure the security of the personal data store and the ability for users to securely manage their own identities. The solution will also require efficient and secure backup, restore and recovery of the user’s identity data and cryptographic public keys [49, 64, 75] as well.</text:p>
          </table:table-cell>
          <table:table-cell table:style-name="ce13" office:value-type="string" calcext:value-type="string">
            <text:p>Survey on Digital Sovereignty and Identity: From Digitization to Digitalization</text:p>
          </table:table-cell>
          <table:table-cell table:style-name="ce1" office:value-type="float" office:value="2023" calcext:value-type="float">
            <text:p>2023</text:p>
          </table:table-cell>
          <table:table-cell table:style-name="ce1" office:value-type="string" calcext:value-type="string">
            <text:p>ACM Computing Surveys</text:p>
          </table:table-cell>
          <table:table-cell table:style-name="ce1" office:value-type="float" office:value="56" calcext:value-type="float">
            <text:p>56</text:p>
          </table:table-cell>
          <table:table-cell table:style-name="ce1" office:value-type="float" office:value="3" calcext:value-type="float">
            <text:p>3</text:p>
          </table:table-cell>
          <table:table-cell table:number-columns-repeated="2"/>
          <table:table-cell table:style-name="ce1" office:value-type="string" calcext:value-type="string">
            <text:p>10.1145/3616400</text:p>
          </table:table-cell>
          <table:table-cell table:style-name="ce1"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table:style-name="ce1" office:value-type="string" calcext:value-type="string">
            <text:p>Additional Key Words and PhrasesSelf-sovereign identity; digital identity; digital sovereignty; identity management; privacy</text:p>
          </table:table-cell>
          <table:table-cell table:style-name="ce1" office:value-type="string" calcext:value-type="string">
            <text:p>Association for Computing Machinery</text:p>
          </table:table-cell>
          <table:table-cell/>
          <table:table-cell table:style-name="ce1" table:content-validation-name="val3" office:value-type="string" calcext:value-type="string">
            <text:p>Article</text:p>
          </table:table-cell>
          <table:table-cell table:number-columns-repeated="1003"/>
        </table:table-row>
        <table:table-row table:style-name="ro1">
          <table:table-cell table:style-name="ce1" office:value-type="string" calcext:value-type="string">
            <text:p>Ante L.; Fischer C.; Strehle E.</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A bibliometric review of research on digital identity: Research streams, influential works and future research paths</text:p>
          </table:table-cell>
          <table:table-cell table:style-name="ce1" office:value-type="float" office:value="2022" calcext:value-type="float">
            <text:p>2022</text:p>
          </table:table-cell>
          <table:table-cell table:style-name="ce1" office:value-type="string" calcext:value-type="string">
            <text:p>Journal of Manufacturing Systems</text:p>
          </table:table-cell>
          <table:table-cell table:style-name="ce1" office:value-type="float" office:value="62" calcext:value-type="float">
            <text:p>62</text:p>
          </table:table-cell>
          <table:table-cell/>
          <table:table-cell table:style-name="ce1" office:value-type="float" office:value="523" calcext:value-type="float">
            <text:p>523</text:p>
          </table:table-cell>
          <table:table-cell table:style-name="ce1" office:value-type="float" office:value="538" calcext:value-type="float">
            <text:p>538</text:p>
          </table:table-cell>
          <table:table-cell table:style-name="ce1" office:value-type="string" calcext:value-type="string">
            <text:p>10.1016/j.jmsy.2022.01.005</text:p>
          </table:table-cell>
          <table:table-cell table:style-name="ce1"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table:style-name="ce1" office:value-type="string" calcext:value-type="string">
            <text:p>Blockchain; Digital twin; Identity management; Industry 4.0; Internet of Things; Smart manufacturing</text:p>
          </table:table-cell>
          <table:table-cell table:style-name="ce1" office:value-type="string" calcext:value-type="string">
            <text:p>Elsevier B.V.</text:p>
          </table:table-cell>
          <table:table-cell/>
          <table:table-cell table:style-name="ce1" table:content-validation-name="val3" office:value-type="string" calcext:value-type="string">
            <text:p>Review</text:p>
          </table:table-cell>
          <table:table-cell table:number-columns-repeated="1003"/>
        </table:table-row>
        <table:table-row table:style-name="ro1">
          <table:table-cell table:style-name="ce1" office:value-type="string" calcext:value-type="string">
            <text:p>Shuaib M.; Alam S.; Shabbir Alam M.; Shahnawaz Nasir M.</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comprehensive overview</text:p>
          </table:table-cell>
          <table:table-cell table:number-columns-repeated="4"/>
          <table:table-cell table:style-name="ce13" office:value-type="string" calcext:value-type="string">
            <text:p>Self-sovereign identity for healthcare using blockchain</text:p>
          </table:table-cell>
          <table:table-cell table:style-name="ce1" office:value-type="float" office:value="2021" calcext:value-type="float">
            <text:p>2021</text:p>
          </table:table-cell>
          <table:table-cell table:style-name="ce1" office:value-type="string" calcext:value-type="string">
            <text:p>Materials Today: Proceedings</text:p>
          </table:table-cell>
          <table:table-cell table:style-name="ce1" office:value-type="float" office:value="81" calcext:value-type="float">
            <text:p>81</text:p>
          </table:table-cell>
          <table:table-cell table:style-name="ce1" office:value-type="float" office:value="2" calcext:value-type="float">
            <text:p>2</text:p>
          </table:table-cell>
          <table:table-cell table:style-name="ce1" office:value-type="float" office:value="203" calcext:value-type="float">
            <text:p>203</text:p>
          </table:table-cell>
          <table:table-cell table:style-name="ce1" office:value-type="float" office:value="207" calcext:value-type="float">
            <text:p>207</text:p>
          </table:table-cell>
          <table:table-cell table:style-name="ce1" office:value-type="string" calcext:value-type="string">
            <text:p>10.1016/j.matpr.2021.03.083</text:p>
          </table:table-cell>
          <table:table-cell table:style-name="ce1"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table:style-name="ce1" office:value-type="string" calcext:value-type="string">
            <text:p>Blockchain; EHR; Healthcare; Privacy; Security; Self-sovereign identity</text:p>
          </table:table-cell>
          <table:table-cell table:style-name="ce1" office:value-type="string" calcext:value-type="string">
            <text:p>Elsevier Ltd</text:p>
          </table:table-cell>
          <table:table-cell table:style-name="ce1" office:value-type="string" calcext:value-type="string">
            <text:p>2020 International Virtual Conference on Sustainable Materials, IVCSM 2k20</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Zhang Y.; Li P.; Cong P.; Zou H.; Wang X.; He X.</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secondary study</text:p>
          </table:table-cell>
          <table:table-cell table:number-columns-repeated="4"/>
          <table:table-cell table:style-name="ce13" office:value-type="string" calcext:value-type="string">
            <text:p>Web 3.0: Developments and Directions of the Future Internet Architecture?</text:p>
          </table:table-cell>
          <table:table-cell table:style-name="ce1" office:value-type="float" office:value="2022" calcext:value-type="float">
            <text:p>2022</text:p>
          </table:table-cell>
          <table:table-cell table:style-name="ce1" office:value-type="string" calcext:value-type="string">
            <text:p>Lecture Notes in Computer Science (including subseries Lecture Notes in Artificial Intelligence and Lecture Notes in Bioinformatics)</text:p>
          </table:table-cell>
          <table:table-cell table:style-name="ce1" office:value-type="string" calcext:value-type="string">
            <text:p>13736 LNCS</text:p>
          </table:table-cell>
          <table:table-cell/>
          <table:table-cell table:style-name="ce1" office:value-type="float" office:value="104" calcext:value-type="float">
            <text:p>104</text:p>
          </table:table-cell>
          <table:table-cell table:style-name="ce1" office:value-type="float" office:value="121" calcext:value-type="float">
            <text:p>121</text:p>
          </table:table-cell>
          <table:table-cell table:style-name="ce1" office:value-type="string" calcext:value-type="string">
            <text:p>10.1007/978-3-031-23579-5_8</text:p>
          </table:table-cell>
          <table:table-cell table:style-name="ce1"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table:style-name="ce1" office:value-type="string" calcext:value-type="string">
            <text:p>BlockChain; CrossChain; Decentralized identity; Federated learning; Security; Storage; Transmission; Web3.0</text:p>
          </table:table-cell>
          <table:table-cell table:style-name="ce1" office:value-type="string" calcext:value-type="string">
            <text:p>Springer Science and Business Media Deutschland GmbH</text:p>
          </table:table-cell>
          <table:table-cell table:style-name="ce1" office:value-type="string" calcext:value-type="string">
            <text:p>29th International Conference on Web Services, ICWS 2022 Held as Part of the Services Conference Federation, SCF 2022</text:p>
          </table:table-cell>
          <table:table-cell table:style-name="ce1" table:content-validation-name="val3" office:value-type="string" calcext:value-type="string">
            <text:p>Conference paper</text:p>
          </table:table-cell>
          <table:table-cell table:number-columns-repeated="1003"/>
        </table:table-row>
        <table:table-row table:style-name="ro1">
          <table:table-cell table:style-name="ce1" office:value-type="string" calcext:value-type="string">
            <text:p>Siddarth D.; Ivliev S.; Siri S.; Berman P.</text:p>
          </table:table-cell>
          <table:table-cell table:style-name="ce14" table:content-validation-name="val1" office:value-type="string" calcext:value-type="string">
            <text:p>N</text:p>
          </table:table-cell>
          <table:table-cell table:style-name="ce1" table:content-validation-name="val2" office:value-type="string" calcext:value-type="string">
            <text:p>N</text:p>
          </table:table-cell>
          <table:table-cell table:style-name="ce14" office:value-type="string" calcext:value-type="string">
            <text:p>Not related</text:p>
          </table:table-cell>
          <table:table-cell table:number-columns-repeated="4"/>
          <table:table-cell table:style-name="ce13" office:value-type="string" calcext:value-type="string">
            <text:p>Who Watches the Watchmen? A Review of Subjective Approaches for Sybil-Resistance in Proof of Personhood Protocols</text:p>
          </table:table-cell>
          <table:table-cell table:style-name="ce1" office:value-type="float" office:value="2020" calcext:value-type="float">
            <text:p>2020</text:p>
          </table:table-cell>
          <table:table-cell table:style-name="ce1" office:value-type="string" calcext:value-type="string">
            <text:p>Frontiers in Blockchain</text:p>
          </table:table-cell>
          <table:table-cell table:style-name="ce1" office:value-type="float" office:value="3" calcext:value-type="float">
            <text:p>3</text:p>
          </table:table-cell>
          <table:table-cell table:number-columns-repeated="3"/>
          <table:table-cell table:style-name="ce1" office:value-type="string" calcext:value-type="string">
            <text:p>10.3389/fbloc.2020.590171</text:p>
          </table:table-cell>
          <table:table-cell table:style-name="ce1"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table:style-name="ce1" office:value-type="string" calcext:value-type="string">
            <text:p>blockchain voting; crypto-governance; decentralized governance; decentralized identity; sybil-protection; universal basic income (UBI)</text:p>
          </table:table-cell>
          <table:table-cell table:style-name="ce1" office:value-type="string" calcext:value-type="string">
            <text:p>Frontiers Media SA</text:p>
          </table:table-cell>
          <table:table-cell/>
          <table:table-cell table:style-name="ce1" table:content-validation-name="val3" office:value-type="string" calcext:value-type="string">
            <text:p>Review</text:p>
          </table:table-cell>
          <table:table-cell table:number-columns-repeated="1003"/>
        </table:table-row>
        <table:table-row table:style-name="ro1" table:number-rows-repeated="932">
          <table:table-cell table:number-columns-repeated="8"/>
          <table:table-cell table:style-name="ce13"/>
          <table:table-cell table:number-columns-repeated="1015"/>
        </table:table-row>
        <table:table-row table:style-name="ro2" table:number-rows-repeated="1047575">
          <table:table-cell table:number-columns-repeated="1024"/>
        </table:table-row>
        <table:table-row table:style-name="ro2">
          <table:table-cell table:number-columns-repeated="1024"/>
        </table:table-row>
        <table:named-expressions>
          <table:named-range table:name="_xlnm._FilterDatabase" table:base-cell-address="$scopus30112023.$A$1" table:cell-range-address="$DEF.$A$1:.$AA$68"/>
        </table:named-expressions>
      </table:table>
      <table:table table:name="scopus12052025-analysed" table:style-name="ta3">
        <office:forms form:automatic-focus="false" form:apply-design-mode="false"/>
        <table:table-column table:style-name="co44" table:default-cell-style-name="ce8"/>
        <table:table-column table:style-name="co45" table:default-cell-style-name="ce8"/>
        <table:table-column table:style-name="co46" table:default-cell-style-name="ce8"/>
        <table:table-column table:style-name="co47" table:default-cell-style-name="ce8"/>
        <table:table-column table:style-name="co48" table:default-cell-style-name="ce8"/>
        <table:table-column table:style-name="co49" table:number-columns-repeated="2" table:default-cell-style-name="ce8"/>
        <table:table-column table:style-name="co50" table:default-cell-style-name="ce8"/>
        <table:table-column table:style-name="co51" table:default-cell-style-name="ce8"/>
        <table:table-column table:style-name="co52" table:default-cell-style-name="ce8"/>
        <table:table-column table:style-name="co53" table:default-cell-style-name="ce8"/>
        <table:table-column table:style-name="co54" table:default-cell-style-name="ce8"/>
        <table:table-column table:style-name="co55" table:default-cell-style-name="ce8"/>
        <table:table-column table:style-name="co56" table:default-cell-style-name="ce8"/>
        <table:table-column table:style-name="co57" table:default-cell-style-name="ce8"/>
        <table:table-column table:style-name="co58" table:default-cell-style-name="ce8"/>
        <table:table-column table:style-name="co59" table:default-cell-style-name="ce8"/>
        <table:table-column table:style-name="co60" table:default-cell-style-name="ce8"/>
        <table:table-column table:style-name="co61" table:default-cell-style-name="ce8"/>
        <table:table-column table:style-name="co62" table:default-cell-style-name="ce8"/>
        <table:table-column table:style-name="co63" table:default-cell-style-name="ce8"/>
        <table:table-column table:style-name="co64" table:default-cell-style-name="ce8"/>
        <table:table-column table:style-name="co65" table:default-cell-style-name="ce8"/>
        <table:table-column table:style-name="co66" table:default-cell-style-name="ce8"/>
        <table:table-column table:style-name="co67" table:default-cell-style-name="ce8"/>
        <table:table-column table:style-name="co68" table:default-cell-style-name="ce8"/>
        <table:table-column table:style-name="co69" table:default-cell-style-name="ce8"/>
        <table:table-column table:style-name="co70" table:number-columns-repeated="997" table:default-cell-style-name="ce8"/>
        <table:table-row table:style-name="ro3">
          <table:table-cell table:style-name="Default" office:value-type="string" calcext:value-type="string">
            <text:p>New</text:p>
          </table:table-cell>
          <table:table-cell table:style-name="Default" office:value-type="string" calcext:value-type="string">
            <text:p>Full reading</text:p>
          </table:table-cell>
          <table:table-cell table:style-name="Default" office:value-type="string" calcext:value-type="string">
            <text:p>would include</text:p>
          </table:table-cell>
          <table:table-cell table:style-name="Default"/>
          <table:table-cell table:style-name="Default" office:value-type="string" calcext:value-type="string">
            <text:p>Authors</text:p>
          </table:table-cell>
          <table:table-cell table:style-name="Default" office:value-type="string" calcext:value-type="string">
            <text:p>Author full names</text:p>
          </table:table-cell>
          <table:table-cell table:style-name="Default" office:value-type="string" calcext:value-type="string">
            <text:p>Author(s) ID</text:p>
          </table:table-cell>
          <table:table-cell table:style-name="Default" office:value-type="string" calcext:value-type="string">
            <text:p>Title</text:p>
          </table:table-cell>
          <table:table-cell table:style-name="Default" office:value-type="string" calcext:value-type="string">
            <text:p>Year</text:p>
          </table:table-cell>
          <table:table-cell table:style-name="Default" office:value-type="string" calcext:value-type="string">
            <text:p>Source title</text:p>
          </table:table-cell>
          <table:table-cell table:style-name="Default" office:value-type="string" calcext:value-type="string">
            <text:p>Volume</text:p>
          </table:table-cell>
          <table:table-cell table:style-name="Default" office:value-type="string" calcext:value-type="string">
            <text:p>Issue</text:p>
          </table:table-cell>
          <table:table-cell table:style-name="Default" office:value-type="string" calcext:value-type="string">
            <text:p>Art. No.</text:p>
          </table:table-cell>
          <table:table-cell table:style-name="Default" office:value-type="string" calcext:value-type="string">
            <text:p>Page start</text:p>
          </table:table-cell>
          <table:table-cell table:style-name="Default" office:value-type="string" calcext:value-type="string">
            <text:p>Page end</text:p>
          </table:table-cell>
          <table:table-cell table:style-name="Default" office:value-type="string" calcext:value-type="string">
            <text:p>Page count</text:p>
          </table:table-cell>
          <table:table-cell table:style-name="Default" office:value-type="string" calcext:value-type="string">
            <text:p>DOI</text:p>
          </table:table-cell>
          <table:table-cell table:style-name="Default" office:value-type="string" calcext:value-type="string">
            <text:p>Link</text:p>
          </table:table-cell>
          <table:table-cell table:style-name="Default" office:value-type="string" calcext:value-type="string">
            <text:p>Abstract</text:p>
          </table:table-cell>
          <table:table-cell table:style-name="Default" office:value-type="string" calcext:value-type="string">
            <text:p>Author Keywords</text:p>
          </table:table-cell>
          <table:table-cell table:style-name="Default" office:value-type="string" calcext:value-type="string">
            <text:p>Index Keywords</text:p>
          </table:table-cell>
          <table:table-cell table:style-name="Default" office:value-type="string" calcext:value-type="string">
            <text:p>Language of Original Document</text:p>
          </table:table-cell>
          <table:table-cell table:style-name="Default" office:value-type="string" calcext:value-type="string">
            <text:p>Document Type</text:p>
          </table:table-cell>
          <table:table-cell table:style-name="Default" office:value-type="string" calcext:value-type="string">
            <text:p>Publication Stage</text:p>
          </table:table-cell>
          <table:table-cell table:style-name="Default" office:value-type="string" calcext:value-type="string">
            <text:p>Open Access</text:p>
          </table:table-cell>
          <table:table-cell table:style-name="Default" office:value-type="string" calcext:value-type="string">
            <text:p>Source</text:p>
          </table:table-cell>
          <table:table-cell table:style-name="Default" office:value-type="string" calcext:value-type="string">
            <text:p>EID</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Ante L.; Fischer C.; Strehle E.</text:p>
          </table:table-cell>
          <table:table-cell office:value-type="string" calcext:value-type="string">
            <text:p>Ante, Lennart (57216819718); Fischer, Constantin (57417378200); Strehle, Elias (57200537298)</text:p>
          </table:table-cell>
          <table:table-cell office:value-type="string" calcext:value-type="string">
            <text:p>57216819718; 57417378200; 57200537298</text:p>
          </table:table-cell>
          <table:table-cell office:value-type="string" calcext:value-type="string">
            <text:p>A bibliometric review of research on digital identity: Research streams, influential works and future research paths</text:p>
          </table:table-cell>
          <table:table-cell office:value-type="float" office:value="2022" calcext:value-type="float">
            <text:p>2022</text:p>
          </table:table-cell>
          <table:table-cell office:value-type="string" calcext:value-type="string">
            <text:p>Journal of Manufacturing Systems</text:p>
          </table:table-cell>
          <table:table-cell office:value-type="float" office:value="62" calcext:value-type="float">
            <text:p>62</text:p>
          </table:table-cell>
          <table:table-cell table:number-columns-repeated="2"/>
          <table:table-cell office:value-type="float" office:value="523" calcext:value-type="float">
            <text:p>523</text:p>
          </table:table-cell>
          <table:table-cell office:value-type="float" office:value="538" calcext:value-type="float">
            <text:p>538</text:p>
          </table:table-cell>
          <table:table-cell office:value-type="float" office:value="15" calcext:value-type="float">
            <text:p>15</text:p>
          </table:table-cell>
          <table:table-cell office:value-type="string" calcext:value-type="string">
            <text:p>10.1016/j.jmsy.2022.01.005</text:p>
          </table:table-cell>
          <table:table-cell office:value-type="string" calcext:value-type="string">
            <text:p>https://www.scopus.com/inward/record.uri?eid=2-s2.0-85123052270&amp;doi=10.1016%2fj.jmsy.2022.01.005&amp;partnerID=40&amp;md5=469780f4c0d6938e9e4c1e94af2288db</text:p>
          </table:table-cell>
          <table:table-cell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office:value-type="string" calcext:value-type="string">
            <text:p>Blockchain; Digital twin; Identity management; Industry 4.0; Internet of Things; Smart manufacturing</text:p>
          </table:table-cell>
          <table:table-cell office:value-type="string" calcext:value-type="string">
            <text:p>Authentication; Cryptography; Electronic data interchange; Industrial management; Industrial research; Industry 4.0; Information management; Internet of things; Life cycle; Wireless sensor networks; Academic research; Bibliometric; Bibliometrics analysis; Block-chain; Data control; Digital identity; Emerging trends; Identity management; Product life cycle management; Smart manufacturing;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3052270</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Goel A.; Rahulamathavan Y.</text:p>
          </table:table-cell>
          <table:table-cell table:style-name="Default" office:value-type="string" calcext:value-type="string">
            <text:p>Goel, Aviral (59527181300); Rahulamathavan, Yogachandran (35226616800)</text:p>
          </table:table-cell>
          <table:table-cell table:style-name="Default" office:value-type="string" calcext:value-type="string">
            <text:p>59527181300; 35226616800</text:p>
          </table:table-cell>
          <table:table-cell table:style-name="Default" office:value-type="string" calcext:value-type="string">
            <text:p>A Comparative Survey of Centralised and Decentralised Identity Management Systems: Analysing Scalability, Security, and Feasibility</text:p>
          </table:table-cell>
          <table:table-cell table:style-name="Default" office:value-type="float" office:value="2025" calcext:value-type="float">
            <text:p>2025</text:p>
          </table:table-cell>
          <table:table-cell table:style-name="Default" office:value-type="string" calcext:value-type="string">
            <text:p>Future Internet</text:p>
          </table:table-cell>
          <table:table-cell table:style-name="Default" office:value-type="float" office:value="17" calcext:value-type="float">
            <text:p>17</text:p>
          </table:table-cell>
          <table:table-cell table:number-columns-repeated="2" table:style-name="Default" office:value-type="float" office:value="1" calcext:value-type="float">
            <text:p>1</text:p>
          </table:table-cell>
          <table:table-cell table:style-name="Default" table:number-columns-repeated="3"/>
          <table:table-cell table:style-name="Default" office:value-type="string" calcext:value-type="string">
            <text:p>10.3390/fi17010001</text:p>
          </table:table-cell>
          <table:table-cell table:style-name="Default" office:value-type="string" calcext:value-type="string">
            <text:p>https://www.scopus.com/inward/record.uri?eid=2-s2.0-85215973740&amp;doi=10.3390%2ffi17010001&amp;partnerID=40&amp;md5=8d87875f5d034377fd6eac54910257ba</text:p>
          </table:table-cell>
          <table:table-cell table:style-name="Default" office:value-type="string" calcext:value-type="string">
            <text:p>Traditional identity management (IdM) solutions based on centralised protocols, such as Lightweight Directory Access Protocol (LDAP) and Security Assertion Markup Language (SAML), are where a central authority manages all the processes. This risks a single point of failure and other vulnerabilities. In response, decentralised techniques like blockchain and decentralised identities (DIDs) are being explored. This review paper performs a comparison of popular decentralised identity management (DIM) protocols, such as self-sovereign identity (SSI), against traditional centralised approaches such as LDAP and SAML. These decentralised identity management systems are being developed, keeping users’ identity data as its highest priority. Additionally, this method eliminates the need for a central authority to manage and secure the system. To further explore the potential of decentralised identity management, this study delves into popular blockchain-based decentralised identity management systems such as uPort, Sovrin, EverID, Blockstack, ShoCard, and Hyperledger Indy. We analyse their underlying principles and compare them with the well-established centralised identity management solutions, focusing on key aspects such as scalability, security, and feasibility. However, despite their benefits and several worthy developments in this field, decentralised approaches are still not widely used. Through this study, we investigate both centralised and decentralised methods and review their strengths and weaknesses. By reviewing multiple research papers, this survey aims to provide an understanding and aid in selecting the most suitable identity management system for different use cases. © 2024 by the authors.</text:p>
          </table:table-cell>
          <table:table-cell table:style-name="Default" office:value-type="string" calcext:value-type="string">
            <text:p>authentication; blockchain; centralised; decentralised; identity; scalability</text:p>
          </table:table-cell>
          <table:table-cell table:style-name="Default" office:value-type="string" calcext:value-type="string">
            <text:p>Authentication Protocol; Scalability; Block-chain; Centralised; Centralized protocols; Decentralised; Identity; Identity management; Identity management systems; Lightweight Directory Access protocols; Security assertion markup languages; Single point; Decentralized finance</text:p>
          </table:table-cell>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215973740</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Kaneriya J.; Patel H.</text:p>
          </table:table-cell>
          <table:table-cell office:value-type="string" calcext:value-type="string">
            <text:p>Kaneriya, Jayana (57221964326); Patel, Hiren (55221664300)</text:p>
          </table:table-cell>
          <table:table-cell office:value-type="string" calcext:value-type="string">
            <text:p>57221964326; 55221664300</text:p>
          </table:table-cell>
          <table:table-cell office:value-type="string" calcext:value-type="string">
            <text:p>A comparative survey on blockchain based self sovereign identity system</text:p>
          </table:table-cell>
          <table:table-cell office:value-type="float" office:value="2020" calcext:value-type="float">
            <text:p>2020</text:p>
          </table:table-cell>
          <table:table-cell office:value-type="string" calcext:value-type="string">
            <text:p>Proceedings of the 3rd International Conference on Intelligent Sustainable Systems, ICISS 2020</text:p>
          </table:table-cell>
          <table:table-cell table:number-columns-repeated="2"/>
          <table:table-cell office:value-type="float" office:value="9315899" calcext:value-type="float">
            <text:p>9315899</text:p>
          </table:table-cell>
          <table:table-cell office:value-type="float" office:value="1150" calcext:value-type="float">
            <text:p>1150</text:p>
          </table:table-cell>
          <table:table-cell office:value-type="float" office:value="1155" calcext:value-type="float">
            <text:p>1155</text:p>
          </table:table-cell>
          <table:table-cell office:value-type="float" office:value="5" calcext:value-type="float">
            <text:p>5</text:p>
          </table:table-cell>
          <table:table-cell office:value-type="string" calcext:value-type="string">
            <text:p>10.1109/iciss49785.2020.9315899</text:p>
          </table:table-cell>
          <table:table-cell office:value-type="string" calcext:value-type="string">
            <text:p>https://www.scopus.com/inward/record.uri?eid=2-s2.0-85100738478&amp;doi=10.1109%2ficiss49785.2020.9315899&amp;partnerID=40&amp;md5=9ec87bff0683ace921c7727a02748459</text:p>
          </table:table-cell>
          <table:table-cell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office:value-type="string" calcext:value-type="string">
            <text:p>Blockchain; Identity management; Self sovereign identity</text:p>
          </table:table-cell>
          <table:table-cell office:value-type="string" calcext:value-type="string">
            <text:p>Data mining; Distributed ledger; Internet service providers; Personal computing; Block-chain; Business educations; Centralized server; Entity identification; Honeypots; Identity information; Identity management; Self sovereign identity; Technological evolution; User name;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00738478</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comprehensive overview</text:p>
          </table:table-cell>
          <table:table-cell table:style-name="Default" office:value-type="string" calcext:value-type="string">
            <text:p>Vayadande K.; Baviskar A.; Avhad J.; Bahadkar S.; Bhalerao P.; Chimkar A.</text:p>
          </table:table-cell>
          <table:table-cell table:style-name="Default" office:value-type="string" calcext:value-type="string">
            <text:p>Vayadande, Kuldeep (57800182300); Baviskar, Abhilash (59360745200); Avhad, Jaywant (59361744800); Bahadkar, Susmit (59360745300); Bhalerao, Parth (58127458000); Chimkar, Akash (59361089900)</text:p>
          </table:table-cell>
          <table:table-cell table:style-name="Default" office:value-type="string" calcext:value-type="string">
            <text:p>57800182300; 59360745200; 59361744800; 59360745300; 58127458000; 59361089900</text:p>
          </table:table-cell>
          <table:table-cell table:style-name="Default" office:value-type="string" calcext:value-type="string">
            <text:p>A Comprehensive Review on Navigating the Web 3.0 Landscape</text:p>
          </table:table-cell>
          <table:table-cell table:style-name="Default" office:value-type="float" office:value="2024" calcext:value-type="float">
            <text:p>2024</text:p>
          </table:table-cell>
          <table:table-cell table:style-name="Default" office:value-type="string" calcext:value-type="string">
            <text:p>Proceedings - 2024 2nd International Conference on Inventive Computing and Informatics, ICICI 2024</text:p>
          </table:table-cell>
          <table:table-cell table:style-name="Default" table:number-columns-repeated="3"/>
          <table:table-cell table:style-name="Default" office:value-type="float" office:value="456" calcext:value-type="float">
            <text:p>456</text:p>
          </table:table-cell>
          <table:table-cell table:style-name="Default" office:value-type="float" office:value="463" calcext:value-type="float">
            <text:p>463</text:p>
          </table:table-cell>
          <table:table-cell table:style-name="Default" office:value-type="float" office:value="7" calcext:value-type="float">
            <text:p>7</text:p>
          </table:table-cell>
          <table:table-cell table:style-name="Default" office:value-type="string" calcext:value-type="string">
            <text:p>10.1109/ICICI62254.2024.00080</text:p>
          </table:table-cell>
          <table:table-cell table:style-name="Default" office:value-type="string" calcext:value-type="string">
            <text:p>https://www.scopus.com/inward/record.uri?eid=2-s2.0-85206014215&amp;doi=10.1109%2fICICI62254.2024.00080&amp;partnerID=40&amp;md5=8976e7c40bda7a52e20cb44b8df375c5</text:p>
          </table:table-cell>
          <table:table-cell table:style-name="Default" office:value-type="string" calcext:value-type="string">
            <text:p>Web 3.0 represents a significant evolution of the internet. It aims to create a proper online environment and enhance the online experience through the utilization of AI and Blockchain. In the early days, internet (Web 1.0) was basic, and the interactive internet (Web 2.0) where people started chatting and sharing contents.. Now, with Web 3.0, which uses technologies like blockchain ensure the safety and trust in online actions.s and there is a Decentralized Apps (DApps) where no one has complete control. Decentralized Identity (DID) allows to have more control over the online identity. The approach is to make easier for different websites and apps to communicate with each other, which helps to create smarter online conversations and a stronger online environment... It helps in making online content more personal and helps to find things better.,even making chatbots and virtual helpers that are easier to use. It is made sure that using blockchain doesn't cause problems with privacy or the environment. However, Web 3.0 has the potential to make big changes in areas like money, health, and education. It could make financial systems better with platforms like DeFi and make sharing information in healthcare safer. To make sure Web 3.0 keeps getting better, continuous research and advanced technology should be improved. This will help to solve any problems and make sure the internet becomes more fair, efficient, and trustworthy for the user.. <text:s/>© 2024 IEEE.</text:p>
          </table:table-cell>
          <table:table-cell table:style-name="Default" office:value-type="string" calcext:value-type="string">
            <text:p>Artificial Intelligence (AI); cybersecurity; Decentralization; machine learning; Web security</text:p>
          </table:table-cell>
          <table:table-cell table:style-name="Default" office:value-type="string" calcext:value-type="string">
            <text:p>Artificial intelligence; Block-chain; Cyber security; Decentralisation; Decentralised; Machine-learning; Online environments; Web 2.0; Web 3.0; WEB security; Decentralized finance</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06014215</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Aloudat M.; Barhamgi M.; Yaacoub E.</text:p>
          </table:table-cell>
          <table:table-cell table:style-name="Default" office:value-type="string" calcext:value-type="string">
            <text:p>Aloudat, Mohammad (59698649800); Barhamgi, Mahmoud (15622982000); Yaacoub, Elias (15119774400)</text:p>
          </table:table-cell>
          <table:table-cell table:style-name="Default" office:value-type="string" calcext:value-type="string">
            <text:p>59698649800; 15622982000; 15119774400</text:p>
          </table:table-cell>
          <table:table-cell table:style-name="Default" office:value-type="string" calcext:value-type="string">
            <text:p>A Mini Review on Purchaser Security in the Metaverse: Challenges and Solutions</text:p>
          </table:table-cell>
          <table:table-cell table:style-name="Default" office:value-type="float" office:value="2025" calcext:value-type="float">
            <text:p>2025</text:p>
          </table:table-cell>
          <table:table-cell table:style-name="Default" office:value-type="string" calcext:value-type="string">
            <text:p>Lecture Notes in Computer Science</text:p>
          </table:table-cell>
          <table:table-cell table:style-name="Default" office:value-type="string" calcext:value-type="string">
            <text:p>15463 LNCS</text:p>
          </table:table-cell>
          <table:table-cell table:style-name="Default" table:number-columns-repeated="2"/>
          <table:table-cell table:style-name="Default" office:value-type="float" office:value="61" calcext:value-type="float">
            <text:p>61</text:p>
          </table:table-cell>
          <table:table-cell table:style-name="Default" office:value-type="float" office:value="74" calcext:value-type="float">
            <text:p>74</text:p>
          </table:table-cell>
          <table:table-cell table:style-name="Default" office:value-type="float" office:value="13" calcext:value-type="float">
            <text:p>13</text:p>
          </table:table-cell>
          <table:table-cell table:style-name="Default" office:value-type="string" calcext:value-type="string">
            <text:p>10.1007/978-981-96-1483-7_5</text:p>
          </table:table-cell>
          <table:table-cell table:style-name="Default" office:value-type="string" calcext:value-type="string">
            <text:p>https://www.scopus.com/inward/record.uri?eid=2-s2.0-105000402277&amp;doi=10.1007%2f978-981-96-1483-7_5&amp;partnerID=40&amp;md5=5d380056f47c0ee113a4e890f08d23d2</text:p>
          </table:table-cell>
          <table:table-cell table:style-name="Default" office:value-type="string" calcext:value-type="string">
            <text:p>This mini review examines the security challenges faced by purchasers in the metaverse, focusing on issues such as data protection, privacy, identity theft, financial fraud, and software vulnerabilities. The metaverse, characterized by its immersive, decentralized, and interactive nature, presents unique risks due to extensive data collection, real-time user tracking, and the integration of digital and physical worlds. This mini review highlights specific threats such as unauthorized access, exploitation of biometric data, and fraudulent activities involving blockchain-based assets like non-fungible tokens (NFTs). Mitigation strategies, including advanced encryption, multi-factor authentication, decentralized identity solutions, and regulatory frameworks, are discussed as essential to safeguarding purchasers. The paper concludes by identifying gaps in current research and proposing directions for future studies, emphasizing the need for interdisciplinary approaches to enhance metaverse security. © The Author(s), under exclusive license to Springer Nature Singapore Pte Ltd. 2025.</text:p>
          </table:table-cell>
          <table:table-cell table:style-name="Default" office:value-type="string" calcext:value-type="string">
            <text:p>Financial Fraud; Identity Theft; Metaverse; Privacy; Purchaser Security</text:p>
          </table:table-cell>
          <table:table-cell table:style-name="Default" office:value-type="string" calcext:value-type="string">
            <text:p>Decentralized finance; Sales; Data collection; Decentralised; Financial fraud; Identity theft; Immersive; Metaverses; Privacy; Purchaser security; Security challenges; Software vulnerabilities; Differential privacy</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105000402277</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De Salve A.; Di Francesco Maesa D.; Mori P.; Ricci L.; Puccia A.</text:p>
          </table:table-cell>
          <table:table-cell office:value-type="string" calcext:value-type="string">
            <text:p>De Salve, Andrea (57193351024); Di Francesco Maesa, Damiano (57193156981); Mori, Paolo (15127782100); Ricci, Laura (7007055633); Puccia, Alessandro (58537518400)</text:p>
          </table:table-cell>
          <table:table-cell office:value-type="string" calcext:value-type="string">
            <text:p>57193351024; 57193156981; 15127782100; 7007055633; 58537518400</text:p>
          </table:table-cell>
          <table:table-cell office:value-type="string" calcext:value-type="string">
            <text:p>A multi-layer trust framework for Self Sovereign Identity on blockchain</text:p>
          </table:table-cell>
          <table:table-cell office:value-type="float" office:value="2023" calcext:value-type="float">
            <text:p>2023</text:p>
          </table:table-cell>
          <table:table-cell office:value-type="string" calcext:value-type="string">
            <text:p>Online Social Networks and Media</text:p>
          </table:table-cell>
          <table:table-cell office:value-type="string" calcext:value-type="string">
            <text:p>37-38</text:p>
          </table:table-cell>
          <table:table-cell/>
          <table:table-cell office:value-type="float" office:value="100265" calcext:value-type="float">
            <text:p>100265</text:p>
          </table:table-cell>
          <table:table-cell table:number-columns-repeated="3"/>
          <table:table-cell office:value-type="string" calcext:value-type="string">
            <text:p>10.1016/j.osnem.2023.100265</text:p>
          </table:table-cell>
          <table:table-cell office:value-type="string" calcext:value-type="string">
            <text:p>https://www.scopus.com/inward/record.uri?eid=2-s2.0-85167990287&amp;doi=10.1016%2fj.osnem.2023.100265&amp;partnerID=40&amp;md5=99b3b502324c8aaa0d571ddbbc634dd7</text:p>
          </table:table-cell>
          <table:table-cell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office:value-type="string" calcext:value-type="string">
            <text:p>Distributed Ledger Technology; Self Sovereign Identity; Trust Management System; Web of Trust</text:p>
          </table:table-cell>
          <table:table-cell office:value-type="string" calcext:value-type="string">
            <text:p>Distributed ledger; Smart contract; Statistical tests; Block-chain; Decentralisation; Decentralized system; Distributed ledg technology; Multi-layers; Self sovereign identity; Trust frameworks; Trust management systems; Trust relationship; Web of trust;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67990287</text:p>
          </table:table-cell>
          <table:table-cell table:number-columns-repeated="997"/>
        </table:table-row>
        <table:table-row table:style-name="ro3">
          <table:table-cell table:number-columns-repeated="2" table:style-name="ce18" office:value-type="string" calcext:value-type="string">
            <text:p>Y</text:p>
          </table:table-cell>
          <table:table-cell table:style-name="ce18" office:value-type="string" calcext:value-type="string">
            <text:p>N</text:p>
          </table:table-cell>
          <table:table-cell table:style-name="ce18" office:value-type="string" calcext:value-type="string">
            <text:p>Not comprehensive overview</text:p>
          </table:table-cell>
          <table:table-cell table:style-name="ce18" office:value-type="string" calcext:value-type="string">
            <text:p>Raut R.; Gourshettiwar P.; Thakre G.</text:p>
          </table:table-cell>
          <table:table-cell table:style-name="ce18" office:value-type="string" calcext:value-type="string">
            <text:p>Raut, Rohini (59173935800); Gourshettiwar, Palash (58999871900); Thakre, Gayatri (59174081800)</text:p>
          </table:table-cell>
          <table:table-cell table:style-name="ce18" office:value-type="string" calcext:value-type="string">
            <text:p>59173935800; 58999871900; 59174081800</text:p>
          </table:table-cell>
          <table:table-cell table:style-name="ce18" office:value-type="string" calcext:value-type="string">
            <text:p>A Review on the Role of Blockchain Technology for Decentralized Identity Management: A Future Without Passwords</text:p>
          </table:table-cell>
          <table:table-cell table:style-name="ce18" office:value-type="float" office:value="2025" calcext:value-type="float">
            <text:p>2025</text:p>
          </table:table-cell>
          <table:table-cell table:style-name="ce18" office:value-type="string" calcext:value-type="string">
            <text:p>4th International Conference on Sentiment Analysis and Deep Learning, ICSADL 2025 - Proceedings</text:p>
          </table:table-cell>
          <table:table-cell table:style-name="ce18" table:number-columns-repeated="3"/>
          <table:table-cell table:style-name="ce18" office:value-type="float" office:value="453" calcext:value-type="float">
            <text:p>453</text:p>
          </table:table-cell>
          <table:table-cell table:style-name="ce18" office:value-type="float" office:value="459" calcext:value-type="float">
            <text:p>459</text:p>
          </table:table-cell>
          <table:table-cell table:style-name="ce18" office:value-type="float" office:value="6" calcext:value-type="float">
            <text:p>6</text:p>
          </table:table-cell>
          <table:table-cell table:style-name="ce18" office:value-type="string" calcext:value-type="string">
            <text:p>10.1109/ICSADL65848.2025.10933271</text:p>
          </table:table-cell>
          <table:table-cell table:style-name="ce18" office:value-type="string" calcext:value-type="string">
            <text:p>https://www.scopus.com/inward/record.uri?eid=2-s2.0-105002450860&amp;doi=10.1109%2fICSADL65848.2025.10933271&amp;partnerID=40&amp;md5=d06e4203d1e4ed1ebf7bd62c86f38ca8</text:p>
          </table:table-cell>
          <table:table-cell table:style-name="ce18" office:value-type="string" calcext:value-type="string">
            <text:p>Advanced identity mechanisms are essential for secure client-identifiable proof in the unambiguously computerized world. Because the board frameworks rely on aggregated databases, fraud, data breaches, and unauthorized access are significant security risks. By providing a decentralized, immutable structure, blockchain technology advances security and protection. Through Self-Sovereign Identity, blockchain gives people authority over their own data. While also improving confirmation and check mechanisms. The potential of blockchain-based Identity, this article examines the board frameworks, focusing on five essential components: authentication, privacy, trust, integrity, and simplicity. It examines how interoperability, flexibility, and collaboration with outdated frameworks prevent decentralized IDMS being more widely used. The study also covers customer satisfaction, legal concerns, and potential future developments, such as Web 3.0, security enhancements, and integration with decentralized money. By addressing these problems and looking into new possibilities, blockchain-based IDMS may be able to reform advanced identity across the entire board. <text:s/>© 2025 IEEE.</text:p>
          </table:table-cell>
          <table:table-cell table:style-name="ce18" office:value-type="string" calcext:value-type="string">
            <text:p>Blockchain; Decentralized Identity Management; Digital Identity and Decentralized System; Identity Security; Passwordless Authentication</text:p>
          </table:table-cell>
          <table:table-cell table:style-name="ce18" office:value-type="string" calcext:value-type="string">
            <text:p>Authentication Protocol; Block-chain; Decentralised; Decentralized identity management; Decentralized system; Digital identity; Digital identity and decentralized system; Identity management; Identity security; Passwordless authentication; Unauthorized access; Decentralized finance</text:p>
          </table:table-cell>
          <table:table-cell table:style-name="ce18" office:value-type="string" calcext:value-type="string">
            <text:p>English</text:p>
          </table:table-cell>
          <table:table-cell table:style-name="ce18" office:value-type="string" calcext:value-type="string">
            <text:p>Conference paper</text:p>
          </table:table-cell>
          <table:table-cell table:style-name="ce18" office:value-type="string" calcext:value-type="string">
            <text:p>Final</text:p>
          </table:table-cell>
          <table:table-cell table:style-name="ce18"/>
          <table:table-cell table:style-name="ce18" office:value-type="string" calcext:value-type="string">
            <text:p>Scopus</text:p>
          </table:table-cell>
          <table:table-cell table:style-name="ce18" office:value-type="string" calcext:value-type="string">
            <text:p>2-s2.0-105002450860</text:p>
          </table:table-cell>
          <table:table-cell table:style-name="ce18" table:number-columns-repeated="997"/>
        </table:table-row>
        <table:table-row table:style-name="ro3">
          <table:table-cell office:value-type="string" calcext:value-type="string">
            <text:p>No</text:p>
          </table:table-cell>
          <table:table-cell table:number-columns-repeated="3"/>
          <table:table-cell office:value-type="string" calcext:value-type="string">
            <text:p>Soltani R.; Nguyen U.T.; An A.</text:p>
          </table:table-cell>
          <table:table-cell office:value-type="string" calcext:value-type="string">
            <text:p>Soltani, Reza (55893930600); Nguyen, Uyen Trang (55664212400); An, Aijun (6701725452)</text:p>
          </table:table-cell>
          <table:table-cell office:value-type="string" calcext:value-type="string">
            <text:p>55893930600; 55664212400; 6701725452</text:p>
          </table:table-cell>
          <table:table-cell office:value-type="string" calcext:value-type="string">
            <text:p>A Survey of Self-Sovereign Identity Ecosystem</text:p>
          </table:table-cell>
          <table:table-cell office:value-type="float" office:value="2021" calcext:value-type="float">
            <text:p>2021</text:p>
          </table:table-cell>
          <table:table-cell office:value-type="string" calcext:value-type="string">
            <text:p>Security and Communication Networks</text:p>
          </table:table-cell>
          <table:table-cell office:value-type="float" office:value="2021" calcext:value-type="float">
            <text:p>2021</text:p>
          </table:table-cell>
          <table:table-cell/>
          <table:table-cell office:value-type="float" office:value="8873429" calcext:value-type="float">
            <text:p>8873429</text:p>
          </table:table-cell>
          <table:table-cell table:number-columns-repeated="3"/>
          <table:table-cell office:value-type="string" calcext:value-type="string">
            <text:p>10.1155/2021/8873429</text:p>
          </table:table-cell>
          <table:table-cell office:value-type="string" calcext:value-type="string">
            <text:p>https://www.scopus.com/inward/record.uri?eid=2-s2.0-85112623006&amp;doi=10.1155%2f2021%2f8873429&amp;partnerID=40&amp;md5=d303cc6f5c5b0f7270c23124474bcba0</text:p>
          </table:table-cell>
          <table:table-cell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office:value-type="string" calcext:value-type="string">
            <text:p>Electronic document identification systems; Privacy by design; Building blockes; Digital identity; Identity management; Privacy engineerings; Regulatory frameworks; Research initiatives; Research opportunities; Survey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12623006</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Gilani K.; Bertin E.; Hatin J.; Crespi N.</text:p>
          </table:table-cell>
          <table:table-cell office:value-type="string" calcext:value-type="string">
            <text:p>Gilani, Komal (57203305039); Bertin, Emmanuel (22333792600); Hatin, Julien (56262068700); Crespi, Noel (17433279200)</text:p>
          </table:table-cell>
          <table:table-cell office:value-type="string" calcext:value-type="string">
            <text:p>57203305039; 22333792600; 56262068700; 17433279200</text:p>
          </table:table-cell>
          <table:table-cell office:value-type="string" calcext:value-type="string">
            <text:p>A Survey on Blockchain-based Identity Management and Decentralized Privacy for Personal Data</text:p>
          </table:table-cell>
          <table:table-cell office:value-type="float" office:value="2020" calcext:value-type="float">
            <text:p>2020</text:p>
          </table:table-cell>
          <table:table-cell office:value-type="string" calcext:value-type="string">
            <text:p>2020 2nd Conference on Blockchain Research and Applications for Innovative Networks and Services, BRAINS 2020</text:p>
          </table:table-cell>
          <table:table-cell table:number-columns-repeated="2"/>
          <table:table-cell office:value-type="float" office:value="9223312" calcext:value-type="float">
            <text:p>9223312</text:p>
          </table:table-cell>
          <table:table-cell office:value-type="float" office:value="97" calcext:value-type="float">
            <text:p>97</text:p>
          </table:table-cell>
          <table:table-cell office:value-type="float" office:value="101" calcext:value-type="float">
            <text:p>101</text:p>
          </table:table-cell>
          <table:table-cell office:value-type="float" office:value="4" calcext:value-type="float">
            <text:p>4</text:p>
          </table:table-cell>
          <table:table-cell office:value-type="string" calcext:value-type="string">
            <text:p>10.1109/BRAINS49436.2020.9223312</text:p>
          </table:table-cell>
          <table:table-cell office:value-type="string" calcext:value-type="string">
            <text:p>https://www.scopus.com/inward/record.uri?eid=2-s2.0-85095593342&amp;doi=10.1109%2fBRAINS49436.2020.9223312&amp;partnerID=40&amp;md5=e9a391e874fc6f426736e29d65a9f897</text:p>
          </table:table-cell>
          <table:table-cell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office:value-type="string" calcext:value-type="string">
            <text:p>authentication mechanism; Blockchain; claim verification; Identity proofing; Self-sovereign Identity</text:p>
          </table:table-cell>
          <table:table-cell office:value-type="string" calcext:value-type="string">
            <text:p>Authentication; Blockchain; Data privacy; Digital devices; Economic and social effects; Authentication solutions; Digital identity; Digital revolution; Identity management; Identity management systems; Privacy and security; Service provider; User-centric identity; Electronic document identification system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95593342</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Houtan B.; Hafid A.S.; Makrakis D.</text:p>
          </table:table-cell>
          <table:table-cell office:value-type="string" calcext:value-type="string">
            <text:p>Houtan, Bahar (57216334263); Hafid, Abdelhakim Senhaji (8725767200); Makrakis, Dimitrios (35453027700)</text:p>
          </table:table-cell>
          <table:table-cell office:value-type="string" calcext:value-type="string">
            <text:p>57216334263; 8725767200; 35453027700</text:p>
          </table:table-cell>
          <table:table-cell office:value-type="string" calcext:value-type="string">
            <text:p>A Survey on Blockchain-Based Self-Sovereign Patient Identity in Healthcare</text:p>
          </table:table-cell>
          <table:table-cell office:value-type="float" office:value="2020" calcext:value-type="float">
            <text:p>2020</text:p>
          </table:table-cell>
          <table:table-cell office:value-type="string" calcext:value-type="string">
            <text:p>IEEE Access</text:p>
          </table:table-cell>
          <table:table-cell office:value-type="float" office:value="8" calcext:value-type="float">
            <text:p>8</text:p>
          </table:table-cell>
          <table:table-cell/>
          <table:table-cell office:value-type="float" office:value="9091543" calcext:value-type="float">
            <text:p>9091543</text:p>
          </table:table-cell>
          <table:table-cell office:value-type="float" office:value="90478" calcext:value-type="float">
            <text:p>90478</text:p>
          </table:table-cell>
          <table:table-cell office:value-type="float" office:value="90494" calcext:value-type="float">
            <text:p>90494</text:p>
          </table:table-cell>
          <table:table-cell office:value-type="float" office:value="16" calcext:value-type="float">
            <text:p>16</text:p>
          </table:table-cell>
          <table:table-cell office:value-type="string" calcext:value-type="string">
            <text:p>10.1109/ACCESS.2020.2994090</text:p>
          </table:table-cell>
          <table:table-cell office:value-type="string" calcext:value-type="string">
            <text:p>https://www.scopus.com/inward/record.uri?eid=2-s2.0-85085549368&amp;doi=10.1109%2fACCESS.2020.2994090&amp;partnerID=40&amp;md5=31db36c628d2738a9065076026cda855</text:p>
          </table:table-cell>
          <table:table-cell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office:value-type="string" calcext:value-type="string">
            <text:p>Blockchain; Healthcare; Privacy; Self-sovereignty</text:p>
          </table:table-cell>
          <table:table-cell office:value-type="string" calcext:value-type="string">
            <text:p>Blockchain; Economic and social effects; Electronic document identification systems; Health care; Hospital data processing; Design tradeoff; Digital identity; Electronic health record; Healthcare information systems (HIS); Healthcare services; Identity management; State of the art; Technical structures; Medical computing</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085549368</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istarelli S.; Micheli F.; Santini F.</text:p>
          </table:table-cell>
          <table:table-cell office:value-type="string" calcext:value-type="string">
            <text:p>Bistarelli, Stefano (7004079468); Micheli, Francesco (58712494500); Santini, Francesco (36447992000)</text:p>
          </table:table-cell>
          <table:table-cell office:value-type="string" calcext:value-type="string">
            <text:p>7004079468; 58712494500; 36447992000</text:p>
          </table:table-cell>
          <table:table-cell office:value-type="string" calcext:value-type="string">
            <text:p>A Survey on Decentralized Identifier Methods for Self Sovereign Identity</text:p>
          </table:table-cell>
          <table:table-cell office:value-type="float" office:value="2023" calcext:value-type="float">
            <text:p>2023</text:p>
          </table:table-cell>
          <table:table-cell office:value-type="string" calcext:value-type="string">
            <text:p>CEUR Workshop Proceedings</text:p>
          </table:table-cell>
          <table:table-cell office:value-type="float" office:value="3488" calcext:value-type="float">
            <text:p>3488</text:p>
          </table:table-cell>
          <table:table-cell table:number-columns-repeated="6"/>
          <table:table-cell office:value-type="string" calcext:value-type="string">
            <text:p>https://www.scopus.com/inward/record.uri?eid=2-s2.0-85174193729&amp;partnerID=40&amp;md5=6344c8a2eba0773e3c2bd2ab987d4645</text:p>
          </table:table-cell>
          <table:table-cell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office:value-type="string" calcext:value-type="string">
            <text:p>Decentralized identifiers; Identity management; Self-Sovereign identity</text:p>
          </table:table-cell>
          <table:table-cell office:value-type="string" calcext:value-type="string">
            <text:p>Centralised; Decentralised; Decentralized identifier; Digital identity; End-users; Full control; Identity management; Self-sovereign identity; Distributed ledger</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4193729</text:p>
          </table:table-cell>
          <table:table-cell table:number-columns-repeated="997"/>
        </table:table-row>
        <table:table-row table:style-name="ro3">
          <table:table-cell table:number-columns-repeated="2" table:style-name="ce18" office:value-type="string" calcext:value-type="string">
            <text:p>Y</text:p>
          </table:table-cell>
          <table:table-cell table:style-name="ce18" office:value-type="string" calcext:value-type="string">
            <text:p>N</text:p>
          </table:table-cell>
          <table:table-cell table:style-name="ce18" office:value-type="string" calcext:value-type="string">
            <text:p>Not comprehensive overview</text:p>
          </table:table-cell>
          <table:table-cell table:style-name="ce18" office:value-type="string" calcext:value-type="string">
            <text:p>Mazzocca C.; Acar A.; Uluagac S.; Montanari R.; Bellavista P.; Conti M.</text:p>
          </table:table-cell>
          <table:table-cell table:style-name="ce18" office:value-type="string" calcext:value-type="string">
            <text:p>Mazzocca, Carlo (57271100400); Acar, Abbas (57201944908); Uluagac, Selcuk (22735196300); Montanari, Rebecca (7004879776); Bellavista, Paolo (6603925242); Conti, Mauro (15019127200)</text:p>
          </table:table-cell>
          <table:table-cell table:style-name="ce18" office:value-type="string" calcext:value-type="string">
            <text:p>57271100400; 57201944908; 22735196300; 7004879776; 6603925242; 15019127200</text:p>
          </table:table-cell>
          <table:table-cell table:style-name="ce18" office:value-type="string" calcext:value-type="string">
            <text:p>A Survey on Decentralized Identifiers and Verifiable Credentials</text:p>
          </table:table-cell>
          <table:table-cell table:style-name="ce18" office:value-type="float" office:value="2025" calcext:value-type="float">
            <text:p>2025</text:p>
          </table:table-cell>
          <table:table-cell table:style-name="ce18" office:value-type="string" calcext:value-type="string">
            <text:p>IEEE Communications Surveys and Tutorials</text:p>
          </table:table-cell>
          <table:table-cell table:style-name="ce18" table:number-columns-repeated="6"/>
          <table:table-cell table:style-name="ce18" office:value-type="string" calcext:value-type="string">
            <text:p>10.1109/COMST.2025.3543197</text:p>
          </table:table-cell>
          <table:table-cell table:style-name="ce18" office:value-type="string" calcext:value-type="string">
            <text:p>https://www.scopus.com/inward/record.uri?eid=2-s2.0-85218760981&amp;doi=10.1109%2fCOMST.2025.3543197&amp;partnerID=40&amp;md5=ca356deaab2159edd012c57e97aa1a9c</text:p>
          </table:table-cell>
          <table:table-cell table:style-name="ce18" office:value-type="string" calcext:value-type="string">
            <text:p>Digital identity has always been one of the keystones for implementing secure and trustworthy communications among parties. The ever-evolving digital landscape has undergone numerous technological transformations that have profoundly reshaped digital identity management, leading to a major shift from centralized to decentralized identity models. The latest stage of this evolution is represented by the emerging paradigm of Self-Sovereign Identity (SSI), which gives identity owners full control over their data. SSI leverages Decentralized Identifiers (DIDs) and Verifiable Credentials (VCs), which have been recently standardized by theWorldWideWeb Consortium (W3C). These technologies have the potential to build more secure and decentralized digital identity systems, significantly strengthening communication security in scenarios involving many distributed participants. It is worth noting that use of DIDs and VCs is not limited to individuals but extends to a wide range of entities including cloud, edge, and Internet of Things (IoT) resources. However, due to their novelty, existing literature lacks a comprehensive survey on DIDs and VCs beyond the scope of SSI. This paper fills this gap by providing a comprehensive overview of DIDs and VCs from multiple perspectives. It identifies key security threats and mitigation strategies, analyzes available implementations to guide practitioners in making informed decisions, and reviews the adoption of these technologies across various application domains. Moreover, it also examines related regulations, projects, and consortiums emerging worldwide. Finally, it discusses the primary challenges hindering their real-world adoption and outlines future research directions. <text:s/>© 1998-2012 IEEE.</text:p>
          </table:table-cell>
          <table:table-cell table:style-name="ce18" office:value-type="string" calcext:value-type="string">
            <text:p>Decentralized Identifiers (DIDs); Decentralized Identity; Digital Identity; Self-Sovereign Identity (SSI); Verifiable Credentials (VCs)</text:p>
          </table:table-cell>
          <table:table-cell table:style-name="ce18" office:value-type="string" calcext:value-type="string">
            <text:p>Decentralized systems; Centralised; Decentralised; Decentralized identifier; Decentralized identity; Digital identity; Digital identity management; Identity models; Self-sovereign identity; Verifiable credential; Decentralized control</text:p>
          </table:table-cell>
          <table:table-cell table:style-name="ce18" office:value-type="string" calcext:value-type="string">
            <text:p>English</text:p>
          </table:table-cell>
          <table:table-cell table:style-name="ce18" office:value-type="string" calcext:value-type="string">
            <text:p>Article</text:p>
          </table:table-cell>
          <table:table-cell table:style-name="ce18" office:value-type="string" calcext:value-type="string">
            <text:p>Article in press</text:p>
          </table:table-cell>
          <table:table-cell table:style-name="ce18" office:value-type="string" calcext:value-type="string">
            <text:p>All Open Access; Green Open Access</text:p>
          </table:table-cell>
          <table:table-cell table:style-name="ce18" office:value-type="string" calcext:value-type="string">
            <text:p>Scopus</text:p>
          </table:table-cell>
          <table:table-cell table:style-name="ce18" office:value-type="string" calcext:value-type="string">
            <text:p>2-s2.0-85218760981</text:p>
          </table:table-cell>
          <table:table-cell table:style-name="ce18"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Ghosh A.; Lavanya; Hassija V.; Chamola V.; Saddik A.E.</text:p>
          </table:table-cell>
          <table:table-cell table:style-name="Default" office:value-type="string" calcext:value-type="string">
            <text:p>Ghosh, Aishik (59348993400); Lavanya (59348993500); Hassija, Vikas (57209808751); Chamola, Vinay (55427784900); Saddik, Abdulmotaleb El (57221837385)</text:p>
          </table:table-cell>
          <table:table-cell table:style-name="Default" office:value-type="string" calcext:value-type="string">
            <text:p>59348993400; 59348993500; 57209808751; 55427784900; 57221837385</text:p>
          </table:table-cell>
          <table:table-cell table:style-name="Default" office:value-type="string" calcext:value-type="string">
            <text:p>A Survey on Decentralized Metaverse using Blockchain and Web 3.0 technologies, Applications, and more.</text:p>
          </table:table-cell>
          <table:table-cell table:style-name="Default" office:value-type="float" office:value="2024" calcext:value-type="float">
            <text:p>2024</text:p>
          </table:table-cell>
          <table:table-cell table:style-name="Default" office:value-type="string" calcext:value-type="string">
            <text:p>IEEE Access</text:p>
          </table:table-cell>
          <table:table-cell table:style-name="Default" table:number-columns-repeated="6"/>
          <table:table-cell table:style-name="Default" office:value-type="string" calcext:value-type="string">
            <text:p>10.1109/ACCESS.2024.3469193</text:p>
          </table:table-cell>
          <table:table-cell table:style-name="Default" office:value-type="string" calcext:value-type="string">
            <text:p>https://www.scopus.com/inward/record.uri?eid=2-s2.0-85205296176&amp;doi=10.1109%2fACCESS.2024.3469193&amp;partnerID=40&amp;md5=9c188958c8098d838dc8110d8803c6f2</text:p>
          </table:table-cell>
          <table:table-cell table:style-name="Default" office:value-type="string" calcext:value-type="string">
            <text:p>This survey delves into the convergence of blockchain, Web 3.0 technologies, and the decentralized metaverse, analyzing their combined effects on virtual experiences. The study meticulously examines the decentralized metaverse's architecture, intrinsic properties, and transformative potential. Central to our analysis is the role of blockchain technology in addressing scalability issues and presenting practical applications in virtual real estate, gaming, and social interactions. Furthermore, we explore consensus mechanisms such as Proof of Work (PoW) and Proof of Stake (PoS), emphasizing their significance in the decentralized framework. The survey also investigates governance models and exceptionally Decentralized Autonomous Organizations (DAOs) and identifies associated challenges, including data security threats and possible mitigation strategies. By incorporating case studies on platforms like Decentraland, Vault Hill, and The Sandbox, we illustrate real-world implementations and emerging trends within the decentralized metaverse. This research highlights the profound implications of decentralized technologies on digital interactions, economies, and governance, marking a pivotal shift towards the Web 3.0 era. It underscores the potential for these technologies to redefine ownership, identity, and social engagement in virtual environments. Moreover, the paper outlines future research opportunities, encouraging further exploration into the integration and advancement of decentralized systems within the metaverse. The survey provides a comprehensive overview of the decentralized metaverse, supported by blockchain andWeb 3.0 technologies. It offers valuable insights into the challenges and opportunities within this rapidly evolving domain, paving the way for innovative applications and research directions to shape the future of digital interaction and governance. © 2013 IEEE.</text:p>
          </table:table-cell>
          <table:table-cell table:style-name="Default" office:value-type="string" calcext:value-type="string">
            <text:p>Blockchain Integration; Consensus Mechanisms; Decentralized Autonomous Organizations (DAOs); Decentralized Metaverse; Non-Fungible Tokens (NFTs); Self-Sovereign Identity (SSI); Smart Contracts; Web 3.0</text:p>
          </table:table-cell>
          <table:table-cell table:style-name="Default"/>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Article in press</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205296176</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Mühle A.; Grüner A.; Gayvoronskaya T.; Meinel C.</text:p>
          </table:table-cell>
          <table:table-cell office:value-type="string" calcext:value-type="string">
            <text:p>Mühle, Alexander (57210986822); Grüner, Andreas (57208162097); Gayvoronskaya, Tatiana (57208166524); Meinel, Christoph (56187776800)</text:p>
          </table:table-cell>
          <table:table-cell office:value-type="string" calcext:value-type="string">
            <text:p>57210986822; 57208162097; 57208166524; 56187776800</text:p>
          </table:table-cell>
          <table:table-cell office:value-type="string" calcext:value-type="string">
            <text:p>A survey on essential components of a self-sovereign identity</text:p>
          </table:table-cell>
          <table:table-cell office:value-type="float" office:value="2018" calcext:value-type="float">
            <text:p>2018</text:p>
          </table:table-cell>
          <table:table-cell office:value-type="string" calcext:value-type="string">
            <text:p>Computer Science Review</text:p>
          </table:table-cell>
          <table:table-cell office:value-type="float" office:value="30" calcext:value-type="float">
            <text:p>30</text:p>
          </table:table-cell>
          <table:table-cell table:number-columns-repeated="2"/>
          <table:table-cell office:value-type="float" office:value="80" calcext:value-type="float">
            <text:p>80</text:p>
          </table:table-cell>
          <table:table-cell office:value-type="float" office:value="86" calcext:value-type="float">
            <text:p>86</text:p>
          </table:table-cell>
          <table:table-cell office:value-type="float" office:value="6" calcext:value-type="float">
            <text:p>6</text:p>
          </table:table-cell>
          <table:table-cell office:value-type="string" calcext:value-type="string">
            <text:p>10.1016/j.cosrev.2018.10.002</text:p>
          </table:table-cell>
          <table:table-cell office:value-type="string" calcext:value-type="string">
            <text:p>https://www.scopus.com/inward/record.uri?eid=2-s2.0-85065830424&amp;doi=10.1016%2fj.cosrev.2018.10.002&amp;partnerID=40&amp;md5=c92557e38cb327f0e27d592a24ea947f</text:p>
          </table:table-cell>
          <table:table-cell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office:value-type="string" calcext:value-type="string">
            <text:p>Computer science; Authentication solutions; Decentralised; Identity management; Is-enabled; Registration process; Storage solutions;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65830424</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adirova A.; Dabbaghi S.; Moghaddam F.F.; Wieder P.; Yahyapour R.</text:p>
          </table:table-cell>
          <table:table-cell office:value-type="string" calcext:value-type="string">
            <text:p>Badirova, Aytaj (57350947300); Dabbaghi, Shirin (56512456900); Moghaddam, Faraz Fatemi (56032500000); Wieder, Philipp (14034873100); Yahyapour, Ramin (15066204200)</text:p>
          </table:table-cell>
          <table:table-cell office:value-type="string" calcext:value-type="string">
            <text:p>57350947300; 56512456900; 56032500000; 14034873100; 15066204200</text:p>
          </table:table-cell>
          <table:table-cell office:value-type="string" calcext:value-type="string">
            <text:p>A Survey on Identity and Access Management for Cross-Domain Dynamic Users: Issues, Solutions, and Challenges</text:p>
          </table:table-cell>
          <table:table-cell office:value-type="float" office:value="2023" calcext:value-type="float">
            <text:p>2023</text:p>
          </table:table-cell>
          <table:table-cell office:value-type="string" calcext:value-type="string">
            <text:p>IEEE Access</text:p>
          </table:table-cell>
          <table:table-cell office:value-type="float" office:value="11" calcext:value-type="float">
            <text:p>11</text:p>
          </table:table-cell>
          <table:table-cell table:number-columns-repeated="2"/>
          <table:table-cell office:value-type="float" office:value="61660" calcext:value-type="float">
            <text:p>61660</text:p>
          </table:table-cell>
          <table:table-cell office:value-type="float" office:value="61679" calcext:value-type="float">
            <text:p>61679</text:p>
          </table:table-cell>
          <table:table-cell office:value-type="float" office:value="19" calcext:value-type="float">
            <text:p>19</text:p>
          </table:table-cell>
          <table:table-cell office:value-type="string" calcext:value-type="string">
            <text:p>10.1109/ACCESS.2023.3279492</text:p>
          </table:table-cell>
          <table:table-cell office:value-type="string" calcext:value-type="string">
            <text:p>https://www.scopus.com/inward/record.uri?eid=2-s2.0-85161002691&amp;doi=10.1109%2fACCESS.2023.3279492&amp;partnerID=40&amp;md5=10542633db59e2f34178dc15b8bad2f1</text:p>
          </table:table-cell>
          <table:table-cell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office:value-type="string" calcext:value-type="string">
            <text:p>Access management; cloud computing; security and privacy</text:p>
          </table:table-cell>
          <table:table-cell office:value-type="string" calcext:value-type="string">
            <text:p>Access control; Cloud security; Access management; Centralised; Cloud-computing; Collaboration; Decentralised; Identity and access managements; Permission; Privacy; Security and privacy; Cryptography</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61002691</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Ngo T.T.T.; Dang T.A.; Huynh V.V.; Cong Le T.</text:p>
          </table:table-cell>
          <table:table-cell table:style-name="Default" office:value-type="string" calcext:value-type="string">
            <text:p>Ngo, T. T. Tram (58171300800); Dang, T. Anh (58172089000); Huynh, V. Vuong (58172119400); Cong Le, T. (58165600300)</text:p>
          </table:table-cell>
          <table:table-cell table:style-name="Default" office:value-type="string" calcext:value-type="string">
            <text:p>58171300800; 58172089000; 58172119400; 58165600300</text:p>
          </table:table-cell>
          <table:table-cell table:style-name="Default" office:value-type="string" calcext:value-type="string">
            <text:p>A Systematic Literature Mapping on Using Blockchain Technology in Identity Management</text:p>
          </table:table-cell>
          <table:table-cell table:style-name="Default" office:value-type="float" office:value="2023" calcext:value-type="float">
            <text:p>2023</text:p>
          </table:table-cell>
          <table:table-cell table:style-name="Default" office:value-type="string" calcext:value-type="string">
            <text:p>IEEE Access</text:p>
          </table:table-cell>
          <table:table-cell table:style-name="Default" office:value-type="float" office:value="11" calcext:value-type="float">
            <text:p>11</text:p>
          </table:table-cell>
          <table:table-cell table:style-name="Default" table:number-columns-repeated="2"/>
          <table:table-cell table:style-name="Default" office:value-type="float" office:value="26004" calcext:value-type="float">
            <text:p>26004</text:p>
          </table:table-cell>
          <table:table-cell table:style-name="Default" office:value-type="float" office:value="26032" calcext:value-type="float">
            <text:p>26032</text:p>
          </table:table-cell>
          <table:table-cell table:style-name="Default" office:value-type="float" office:value="28" calcext:value-type="float">
            <text:p>28</text:p>
          </table:table-cell>
          <table:table-cell table:style-name="Default" office:value-type="string" calcext:value-type="string">
            <text:p>10.1109/ACCESS.2023.3256519</text:p>
          </table:table-cell>
          <table:table-cell table:style-name="Default" office:value-type="string" calcext:value-type="string">
            <text:p>https://www.scopus.com/inward/record.uri?eid=2-s2.0-85151394669&amp;doi=10.1109%2fACCESS.2023.3256519&amp;partnerID=40&amp;md5=915c4dd3f5ff7d5324d7ed5d94851719</text:p>
          </table:table-cell>
          <table:table-cell table:style-name="Default" office:value-type="string" calcext:value-type="string">
            <text:p>Although blockchain is an emerging technology, it has been applied in a lot of domains by leveraging its features. Traditional identity management systems have many issues regarding security and privacy of personal data. Blockchain has the potential to mitigate and avoid such issues by creating trust among the parties involved in the system while reducing reliance on third-party authorities. The first blockchain-based identity management solutions were launched in 2016. Since then, due to high demand, numerous primary and experimental studies, and intatives have been carried out to provide solutions to this research topic. Along with that, there are also a lot of secondary studies to overview the current state of research on this topic. However, the number of systematic research articles is still limited and each research has its limitation. Through this study, we provide a novel systematic literature including categorization of studies into predefined categories (domain, research type, place of publication), analysis of publication frequency, co-authorship, number of papers citing each paper of all studied papers. Comparing to other systematic literature mapping studies, our paper provides a more comprehensive view of the studied articles. In particular, we analyze the number of citations, which no study has ever done. In this research, we studied 361 papers published from January 2009 to April 2022 in four big databases (IEEE Explore, ACM Digital Library, ScienceDirect, Springer Link), the largest number of articles studied compared to previous researches. The obtained results show that most of the articles under validation research type (providing solution and implementing that solution but not in real-world scenarios) propose solutions/systems, models/schemes and architectures to address general problems. We also find that the majority of authors works alone or collaborate in a separate group and co-work in only one paper. This shows that there is no long term collaboration in blockchain-based identity management, and thus subsequent publications presenting real-world blockchain-based identity management products do not exist. © 2013 IEEE.</text:p>
          </table:table-cell>
          <table:table-cell table:style-name="Default" office:value-type="string" calcext:value-type="string">
            <text:p>Blockchain; decentralization; identity management; self-sovereign identity; systematic mapping</text:p>
          </table:table-cell>
          <table:table-cell table:style-name="Default" office:value-type="string" calcext:value-type="string">
            <text:p>Authentication; Data privacy; Digital libraries; Information management; Mapping; Publishing; Block-chain; Decentralisation; Identity management; Password; Peer-to-peer computing; Privacy; Security; Self-sovereign identity; Systematic; Systematic mapping; Blockchain</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151394669</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Chen W.; He W.; Shen J.; Wang X.; Chen H.</text:p>
          </table:table-cell>
          <table:table-cell office:value-type="string" calcext:value-type="string">
            <text:p>Chen, Weiru (57221497408); He, Wu (36985723200); Shen, Jiayue (57221493607); Wang, Xianping (56431240600); Chen, Hong (59230262100)</text:p>
          </table:table-cell>
          <table:table-cell office:value-type="string" calcext:value-type="string">
            <text:p>57221497408; 36985723200; 57221493607; 56431240600; 59230262100</text:p>
          </table:table-cell>
          <table:table-cell office:value-type="string" calcext:value-type="string">
            <text:p>A systematic literature review: benefits and challenges of blockchain-based digital transformation</text:p>
          </table:table-cell>
          <table:table-cell office:value-type="float" office:value="2022" calcext:value-type="float">
            <text:p>2022</text:p>
          </table:table-cell>
          <table:table-cell office:value-type="string" calcext:value-type="string">
            <text:p>Issues in Information Systems</text:p>
          </table:table-cell>
          <table:table-cell office:value-type="float" office:value="23" calcext:value-type="float">
            <text:p>23</text:p>
          </table:table-cell>
          <table:table-cell office:value-type="float" office:value="3" calcext:value-type="float">
            <text:p>3</text:p>
          </table:table-cell>
          <table:table-cell/>
          <table:table-cell office:value-type="float" office:value="36" calcext:value-type="float">
            <text:p>36</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10.48009/3_iis_2022_104</text:p>
          </table:table-cell>
          <table:table-cell office:value-type="string" calcext:value-type="string">
            <text:p>https://www.scopus.com/inward/record.uri?eid=2-s2.0-85159329231&amp;doi=10.48009%2f3_iis_2022_104&amp;partnerID=40&amp;md5=74cfacd3364ba2edc1272a2f2db6823f</text:p>
          </table:table-cell>
          <table:table-cell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office:value-type="string" calcext:value-type="string">
            <text:p>Blockchain; Digital Transformation; Digitalization; Systematic Literature Review</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59329231</text:p>
          </table:table-cell>
          <table:table-cell table:number-columns-repeated="997"/>
        </table:table-row>
        <table:table-row table:style-name="ro3">
          <table:table-cell table:style-name="ce9" office:value-type="string" calcext:value-type="string">
            <text:p>No</text:p>
          </table:table-cell>
          <table:table-cell table:style-name="ce9" table:number-columns-repeated="3"/>
          <table:table-cell table:style-name="ce9" office:value-type="string" calcext:value-type="string">
            <text:p>Glöckler J.; Sedlmeir J.; Frank M.; Fridgen G.</text:p>
          </table:table-cell>
          <table:table-cell table:style-name="ce9" office:value-type="string" calcext:value-type="string">
            <text:p>Glöckler, Jana (58575549600); Sedlmeir, Johannes (57209206051); Frank, Muriel (57218404358); Fridgen, Gilbert (54083028500)</text:p>
          </table:table-cell>
          <table:table-cell table:style-name="ce9" office:value-type="string" calcext:value-type="string">
            <text:p>58575549600; 57209206051; 57218404358; 54083028500</text:p>
          </table:table-cell>
          <table:table-cell table:style-name="ce9" office:value-type="string" calcext:value-type="string">
            <office:annotation draw:style-name="gr1" draw:text-style-name="P2" svg:width="2.899cm" svg:height="1.799cm" svg:x="57.578cm" svg:y="7.677cm" draw:caption-point-x="-0.61cm" draw:caption-point-y="0.461cm">
              <dc:date>2025-05-12T00:00:00</dc:date>
              <text:p text:style-name="P1"><text:span text:style-name="T1">Was 2023 in the first search</text:span></text:p>
              <text:p text:style-name="P1"><text:span text:style-name="T1"/></text:p>
            </office:annotation>
            <text:p>A Systematic Review of Identity and Access Management Requirements in Enterprises and Potential Contributions of Self-Sovereign Identity</text:p>
          </table:table-cell>
          <table:table-cell table:style-name="ce9" office:value-type="float" office:value="2024" calcext:value-type="float">
            <text:p>2024</text:p>
          </table:table-cell>
          <table:table-cell table:style-name="ce9" office:value-type="string" calcext:value-type="string">
            <text:p>Business and Information Systems Engineering</text:p>
          </table:table-cell>
          <table:table-cell table:style-name="ce9" office:value-type="float" office:value="66" calcext:value-type="float">
            <text:p>66</text:p>
          </table:table-cell>
          <table:table-cell table:style-name="ce9" office:value-type="float" office:value="4" calcext:value-type="float">
            <text:p>4</text:p>
          </table:table-cell>
          <table:table-cell table:style-name="ce9"/>
          <table:table-cell table:style-name="ce9" office:value-type="float" office:value="421" calcext:value-type="float">
            <text:p>421</text:p>
          </table:table-cell>
          <table:table-cell table:style-name="ce9" office:value-type="float" office:value="440" calcext:value-type="float">
            <text:p>440</text:p>
          </table:table-cell>
          <table:table-cell table:style-name="ce9" office:value-type="float" office:value="19" calcext:value-type="float">
            <text:p>19</text:p>
          </table:table-cell>
          <table:table-cell table:style-name="ce9" office:value-type="string" calcext:value-type="string">
            <text:p>10.1007/s12599-023-00830-x</text:p>
          </table:table-cell>
          <table:table-cell table:style-name="ce9" office:value-type="string" calcext:value-type="string">
            <text:p>https://www.scopus.com/inward/record.uri?eid=2-s2.0-85171141441&amp;doi=10.1007%2fs12599-023-00830-x&amp;partnerID=40&amp;md5=ec95bba4b14f3d1a6893c3b81f714225</text:p>
          </table:table-cell>
          <table:table-cell table:style-name="ce9"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The Author(s) 2023.</text:p>
          </table:table-cell>
          <table:table-cell table:style-name="ce9" office:value-type="string" calcext:value-type="string">
            <text:p>Authentication; Digital wallet; IAM; Security; SSI; Verifiable credential</text:p>
          </table:table-cell>
          <table:table-cell table:style-name="ce9"/>
          <table:table-cell table:style-name="ce9" office:value-type="string" calcext:value-type="string">
            <text:p>English</text:p>
          </table:table-cell>
          <table:table-cell table:style-name="ce9" office:value-type="string" calcext:value-type="string">
            <text:p>Article</text:p>
          </table:table-cell>
          <table:table-cell table:style-name="ce9" office:value-type="string" calcext:value-type="string">
            <text:p>Final</text:p>
          </table:table-cell>
          <table:table-cell table:style-name="ce9" office:value-type="string" calcext:value-type="string">
            <text:p>All Open Access; Green Open Access; Hybrid Gold Open Access</text:p>
          </table:table-cell>
          <table:table-cell table:style-name="ce9" office:value-type="string" calcext:value-type="string">
            <text:p>Scopus</text:p>
          </table:table-cell>
          <table:table-cell table:style-name="ce9" office:value-type="string" calcext:value-type="string">
            <text:p>2-s2.0-85171141441</text:p>
          </table:table-cell>
          <table:table-cell table:style-name="ce9"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secondary study</text:p>
          </table:table-cell>
          <table:table-cell table:style-name="Default" office:value-type="string" calcext:value-type="string">
            <text:p>Biedermann B.; Scerri M.; Kozlova V.; Ellul J.</text:p>
          </table:table-cell>
          <table:table-cell table:style-name="Default" office:value-type="string" calcext:value-type="string">
            <text:p>Biedermann, Ben (59353451200); Scerri, Matthew (57224535380); Kozlova, Victoria (59353736000); Ellul, Joshua (26031366400)</text:p>
          </table:table-cell>
          <table:table-cell table:style-name="Default" office:value-type="string" calcext:value-type="string">
            <text:p>59353451200; 57224535380; 59353736000; 26031366400</text:p>
          </table:table-cell>
          <table:table-cell table:style-name="Default" office:value-type="string" calcext:value-type="string">
            <text:p>A Systematisation of Knowledge: Connecting European Digital Identities with Web3</text:p>
          </table:table-cell>
          <table:table-cell table:style-name="Default" office:value-type="float" office:value="2024" calcext:value-type="float">
            <text:p>2024</text:p>
          </table:table-cell>
          <table:table-cell table:style-name="Default" office:value-type="string" calcext:value-type="string">
            <text:p>Proceedings - 2024 IEEE International Conference on Blockchain, Blockchain 2024</text:p>
          </table:table-cell>
          <table:table-cell table:style-name="Default" table:number-columns-repeated="3"/>
          <table:table-cell table:style-name="Default" office:value-type="float" office:value="605" calcext:value-type="float">
            <text:p>605</text:p>
          </table:table-cell>
          <table:table-cell table:style-name="Default" office:value-type="float" office:value="610" calcext:value-type="float">
            <text:p>610</text:p>
          </table:table-cell>
          <table:table-cell table:style-name="Default" office:value-type="float" office:value="5" calcext:value-type="float">
            <text:p>5</text:p>
          </table:table-cell>
          <table:table-cell table:style-name="Default" office:value-type="string" calcext:value-type="string">
            <text:p>10.1109/Blockchain62396.2024.00089</text:p>
          </table:table-cell>
          <table:table-cell table:style-name="Default" office:value-type="string" calcext:value-type="string">
            <text:p>https://www.scopus.com/inward/record.uri?eid=2-s2.0-85205596949&amp;doi=10.1109%2fBlockchain62396.2024.00089&amp;partnerID=40&amp;md5=6066da2e854ebef26889ae392f7354c2</text:p>
          </table:table-cell>
          <table:table-cell table:style-name="Default" office:value-type="string" calcext:value-type="string">
            <text:p>The terms self-sovereign identity (SSI) and decen-tralised identity are often used interchangeably, which results in increasing ambiguity when solutions are being investigated and compared. This article aims to provide a clear distinction between the two concepts in relation to the revised Regulation as Regards establishing the European Digital Identity Framework (eIDAS 2.0) by providing a systematisation of knowledge of technological developments that led up to implementation of eIDAS 2.0. Applying an inductive exploratory approach, relevant literature was selected iteratively in waves over a nine months time frame and covers literature between 2005 and 2024. The review found that the decentralised identity sector emerged adjacent to the OpenID Connect (OIDC) paradigm of Open Authentication, whereas SSI denotes the sector's shift towards blockchain-based solutions. In this study, it is shown that the interchangeable use of SSI and decentralised identity coincides with novel protocols over OIDC. While the first part of this paper distinguishes OIDC from decentralised identity, the second part addresses the incompatibility between OIDC under eIDAS 2.0 and Web3. The paper closes by suggesting further research for establishing a digital identity bridge for connecting applications on public-permissionless ledgers with data originating from eIDAS 2.0 and being presented using OIDC. <text:s/>© 2024 IEEE.</text:p>
          </table:table-cell>
          <table:table-cell table:style-name="Default" office:value-type="string" calcext:value-type="string">
            <text:p>Cloud Storage; European Digital Identity; Interoperability; State-of-the-Art Review; Verifiable Credentials; Web3</text:p>
          </table:table-cell>
          <table:table-cell table:style-name="Default" office:value-type="string" calcext:value-type="string">
            <text:p>Cloud storages; Decentralised; Digital identity; European digital identity; State-of-the art reviews; Systematisation; Technological development; Time frame; Verifiable credential; Web3; Decentralized finance</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office:value-type="string" calcext:value-type="string">
            <text:p>All Open Access; Green Open Access</text:p>
          </table:table-cell>
          <table:table-cell table:style-name="Default" office:value-type="string" calcext:value-type="string">
            <text:p>Scopus</text:p>
          </table:table-cell>
          <table:table-cell table:style-name="Default" office:value-type="string" calcext:value-type="string">
            <text:p>2-s2.0-85205596949</text:p>
          </table:table-cell>
          <table:table-cell table:style-name="Default" table:number-columns-repeated="997"/>
        </table:table-row>
        <table:table-row table:style-name="ro3">
          <table:table-cell table:number-columns-repeated="3" table:style-name="ce18" office:value-type="string" calcext:value-type="string">
            <text:p>Y</text:p>
          </table:table-cell>
          <table:table-cell table:style-name="ce18"/>
          <table:table-cell table:style-name="ce18" office:value-type="string" calcext:value-type="string">
            <text:p>Satybaldy A.; Ferdous M.S.; Nowostawski M.</text:p>
          </table:table-cell>
          <table:table-cell table:style-name="ce18" office:value-type="string" calcext:value-type="string">
            <text:p>Satybaldy, Abylay (57203937501); Ferdous, Md. Sadek (22034567100); Nowostawski, Mariusz (6602614040)</text:p>
          </table:table-cell>
          <table:table-cell table:style-name="ce18" office:value-type="string" calcext:value-type="string">
            <text:p>57203937501; 22034567100; 6602614040</text:p>
          </table:table-cell>
          <table:table-cell table:style-name="ce18" office:value-type="string" calcext:value-type="string">
            <text:p>A Taxonomy of Challenges for Self-Sovereign Identity Systems</text:p>
          </table:table-cell>
          <table:table-cell table:style-name="ce18" office:value-type="float" office:value="2024" calcext:value-type="float">
            <text:p>2024</text:p>
          </table:table-cell>
          <table:table-cell table:style-name="ce18" office:value-type="string" calcext:value-type="string">
            <text:p>IEEE Access</text:p>
          </table:table-cell>
          <table:table-cell table:style-name="ce18" office:value-type="float" office:value="12" calcext:value-type="float">
            <text:p>12</text:p>
          </table:table-cell>
          <table:table-cell table:style-name="ce18" table:number-columns-repeated="2"/>
          <table:table-cell table:style-name="ce18" office:value-type="float" office:value="16151" calcext:value-type="float">
            <text:p>16151</text:p>
          </table:table-cell>
          <table:table-cell table:style-name="ce18" office:value-type="float" office:value="16177" calcext:value-type="float">
            <text:p>16177</text:p>
          </table:table-cell>
          <table:table-cell table:style-name="ce18" office:value-type="float" office:value="26" calcext:value-type="float">
            <text:p>26</text:p>
          </table:table-cell>
          <table:table-cell table:style-name="ce18" office:value-type="string" calcext:value-type="string">
            <text:p>10.1109/ACCESS.2024.3357940</text:p>
          </table:table-cell>
          <table:table-cell table:style-name="ce18" office:value-type="string" calcext:value-type="string">
            <text:p>https://www.scopus.com/inward/record.uri?eid=2-s2.0-85183948110&amp;doi=10.1109%2fACCESS.2024.3357940&amp;partnerID=40&amp;md5=cecce9db0215b7470675f111aae0dbbe</text:p>
          </table:table-cell>
          <table:table-cell table:style-name="ce18" office:value-type="string" calcext:value-type="string">
            <text:p>Creating and utilizing digital identities are fundamental steps towards accessing online services. In order to facilitate the management of user identities, the concept of identity management has been introduced. Various systems and protocols have been developed to manage online identities. However, these systems are provider-centric, focusing on aiding providers in managing their user bases. As a result, users often have limited control over their identity data and remain unaware of how centralized identity providers use or potentially misuse their data. Self-Sovereign Identity (SSI) has emerged as a new paradigm in the digital identity management landscape, aiming to empower users by allowing them greater control over their identity data. Although SSI is a relatively new domain, there have been numerous efforts, primarily from the industry, to introduce SSI standards, protocols, and systems, with multiple options in each category. Researchers eager to contribute to the SSI domain might find it challenging to understand the interconnections among these components. Notably, the SSI domain faces several challenges, as highlighted in various research works. These challenges must be addressed before SSI can achieve widespread adoption. This article presents a comprehensive systematic literature review of SSI, offers a detailed taxonomy, and identifies and analyzes the open challenges in SSI. © 2013 IEEE.</text:p>
          </table:table-cell>
          <table:table-cell table:style-name="ce18" office:value-type="string" calcext:value-type="string">
            <text:p>digital identity; Self-sovereign identity; taxonomy</text:p>
          </table:table-cell>
          <table:table-cell table:style-name="ce18" office:value-type="string" calcext:value-type="string">
            <text:p>Electronic document identification systems; Online systems; Centralised; Digital identity; Guideline; Identity management; On-line service; Online identity; Search problem; Self-sovereign identity; Systematic; User identity; Taxonomies</text:p>
          </table:table-cell>
          <table:table-cell table:style-name="ce18" office:value-type="string" calcext:value-type="string">
            <text:p>English</text:p>
          </table:table-cell>
          <table:table-cell table:style-name="ce18" office:value-type="string" calcext:value-type="string">
            <text:p>Article</text:p>
          </table:table-cell>
          <table:table-cell table:style-name="ce18" office:value-type="string" calcext:value-type="string">
            <text:p>Final</text:p>
          </table:table-cell>
          <table:table-cell table:style-name="ce18" office:value-type="string" calcext:value-type="string">
            <text:p>All Open Access; Gold Open Access</text:p>
          </table:table-cell>
          <table:table-cell table:style-name="ce18" office:value-type="string" calcext:value-type="string">
            <text:p>Scopus</text:p>
          </table:table-cell>
          <table:table-cell table:style-name="ce18" office:value-type="string" calcext:value-type="string">
            <text:p>2-s2.0-85183948110</text:p>
          </table:table-cell>
          <table:table-cell table:style-name="ce18" table:number-columns-repeated="997"/>
        </table:table-row>
        <table:table-row table:style-name="ro3">
          <table:table-cell office:value-type="string" calcext:value-type="string">
            <text:p>No</text:p>
          </table:table-cell>
          <table:table-cell table:number-columns-repeated="3"/>
          <table:table-cell office:value-type="string" calcext:value-type="string">
            <text:p>Hoops F.; Muhle A.; Matthes F.; Meinel C.</text:p>
          </table:table-cell>
          <table:table-cell office:value-type="string" calcext:value-type="string">
            <text:p>Hoops, Felix (58546884900); Muhle, Alexander (57210986822); Matthes, Florian (57193753224); Meinel, Christoph (56187776800)</text:p>
          </table:table-cell>
          <table:table-cell office:value-type="string" calcext:value-type="string">
            <text:p>58546884900; 57210986822; 57193753224; 56187776800</text:p>
          </table:table-cell>
          <table:table-cell office:value-type="string" calcext:value-type="string">
            <text:p>A Taxonomy of Decentralized Identifier Methods for Practitioners</text:p>
          </table:table-cell>
          <table:table-cell office:value-type="float" office:value="2023" calcext:value-type="float">
            <text:p>2023</text:p>
          </table:table-cell>
          <table:table-cell office:value-type="string" calcext:value-type="string">
            <text:p>Proceedings - 2023 IEEE International Conference on Decentralized Applications and Infrastructures, DAPPS 2023</text:p>
          </table:table-cell>
          <table:table-cell table:number-columns-repeated="3"/>
          <table:table-cell office:value-type="float" office:value="57" calcext:value-type="float">
            <text:p>57</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10.1109/DAPPS57946.2023.00017</text:p>
          </table:table-cell>
          <table:table-cell office:value-type="string" calcext:value-type="string">
            <text:p>https://www.scopus.com/inward/record.uri?eid=2-s2.0-85172873801&amp;doi=10.1109%2fDAPPS57946.2023.00017&amp;partnerID=40&amp;md5=7b5747e31c7df34d561778e5a4b0691c</text:p>
          </table:table-cell>
          <table:table-cell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office:value-type="string" calcext:value-type="string">
            <text:p>Decentralized Identifiers; DID Methods; Identity Management; Self-Sovereign Identity; Taxonomy</text:p>
          </table:table-cell>
          <table:table-cell office:value-type="string" calcext:value-type="string">
            <text:p>Iterative methods; Centralised; Core part; Decentralised; Decentralized identifier; Decentralized identifier method; Identity management; Informed decision; Methods specification; Self-sovereign identity;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172873801</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Hebig R.N.; Meinel C.; Menzel M.; Thomas I.; Warschofsky R.</text:p>
          </table:table-cell>
          <table:table-cell table:style-name="Default" office:value-type="string" calcext:value-type="string">
            <text:p>Hebig, Regina N. (35147919400); Meinel, Christoph (56187776800); Menzel, Michael (23397944100); Thomas, Ivonne (34972229600); Warschofsky, Robert (35148760300)</text:p>
          </table:table-cell>
          <table:table-cell table:style-name="Default" office:value-type="string" calcext:value-type="string">
            <text:p>35147919400; 56187776800; 23397944100; 34972229600; 35148760300</text:p>
          </table:table-cell>
          <table:table-cell table:style-name="Default" office:value-type="string" calcext:value-type="string">
            <text:p>A web service architecture for decentralised identity- and attribute-based access control</text:p>
          </table:table-cell>
          <table:table-cell table:style-name="Default" office:value-type="float" office:value="2009" calcext:value-type="float">
            <text:p>2009</text:p>
          </table:table-cell>
          <table:table-cell table:style-name="Default" office:value-type="string" calcext:value-type="string">
            <text:p>2009 IEEE International Conference on Web Services, ICWS 2009</text:p>
          </table:table-cell>
          <table:table-cell table:style-name="Default" table:number-columns-repeated="2"/>
          <table:table-cell table:style-name="Default" office:value-type="float" office:value="5175868" calcext:value-type="float">
            <text:p>5175868</text:p>
          </table:table-cell>
          <table:table-cell table:style-name="Default" office:value-type="float" office:value="551" calcext:value-type="float">
            <text:p>551</text:p>
          </table:table-cell>
          <table:table-cell table:style-name="Default" office:value-type="float" office:value="558" calcext:value-type="float">
            <text:p>558</text:p>
          </table:table-cell>
          <table:table-cell table:style-name="Default" office:value-type="float" office:value="7" calcext:value-type="float">
            <text:p>7</text:p>
          </table:table-cell>
          <table:table-cell table:style-name="Default" office:value-type="string" calcext:value-type="string">
            <text:p>10.1109/ICWS.2009.89</text:p>
          </table:table-cell>
          <table:table-cell table:style-name="Default" office:value-type="string" calcext:value-type="string">
            <text:p>https://www.scopus.com/inward/record.uri?eid=2-s2.0-70449497768&amp;doi=10.1109%2fICWS.2009.89&amp;partnerID=40&amp;md5=fc3911cc721ccfb5b2f969b69c6a8924</text:p>
          </table:table-cell>
          <table:table-cell table:style-name="Default" office:value-type="string" calcext:value-type="string">
            <text:p>The loosely coupled nature of Service-oriented Architectures raises the question how information for access control can be managed in an efficient way. Several specifications for Web Services exist to describe security requirements and to facilitate a provision of identity information. However, the integration of different standards regarding the expression of identity information in policies, claims and assertions comes along with an increased complexity. In order to identify and address the problems occurring with the combined use of standards as XACML, SAML and WS-Trust, we designed and implemented an architecture for identity- and attribute-based access control in decentralised environments. Our implementation provides an automated generation of access control policies in a format called XACML, a way to communicate required user attributes as claims across different domains based on the standards WS-Trust and WS-Policy, and a consistent mapping of retrieved attribute assertions to the XACML attributes in the access control policy. © 2009 IEEE.</text:p>
          </table:table-cell>
          <table:table-cell table:style-name="Default"/>
          <table:table-cell table:style-name="Default" office:value-type="string" calcext:value-type="string">
            <text:p>Information services; Security systems; Service oriented architecture (SOA); Standards; Telecommunication services; Web services; Access control policies; Attribute based access control; Automated generation; Decentralised; Different domains; Identity information; Security requirements; Web service architecture; WS-policy; WS-Trust; Access control</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70449497768</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Liu J.; Hodges A.; Clay L.; Monarch J.</text:p>
          </table:table-cell>
          <table:table-cell table:style-name="Default" office:value-type="string" calcext:value-type="string">
            <text:p>Liu, Jianwei (57219807106); Hodges, Adam (55258969200); Clay, Lucas (57205490169); Monarch, John (57212878911)</text:p>
          </table:table-cell>
          <table:table-cell table:style-name="Default" office:value-type="string" calcext:value-type="string">
            <text:p>57219807106; 55258969200; 57205490169; 57212878911</text:p>
          </table:table-cell>
          <table:table-cell table:style-name="Default" office:value-type="string" calcext:value-type="string">
            <text:p>An analysis of digital identity management systems - A two-mapping view</text:p>
          </table:table-cell>
          <table:table-cell table:style-name="Default" office:value-type="float" office:value="2020" calcext:value-type="float">
            <text:p>2020</text:p>
          </table:table-cell>
          <table:table-cell table:style-name="Default" office:value-type="string" calcext:value-type="string">
            <text:p>2020 2nd Conference on Blockchain Research and Applications for Innovative Networks and Services, BRAINS 2020</text:p>
          </table:table-cell>
          <table:table-cell table:style-name="Default" table:number-columns-repeated="2"/>
          <table:table-cell table:style-name="Default" office:value-type="float" office:value="9223281" calcext:value-type="float">
            <text:p>9223281</text:p>
          </table:table-cell>
          <table:table-cell table:style-name="Default" office:value-type="float" office:value="92" calcext:value-type="float">
            <text:p>92</text:p>
          </table:table-cell>
          <table:table-cell table:style-name="Default" office:value-type="float" office:value="96" calcext:value-type="float">
            <text:p>96</text:p>
          </table:table-cell>
          <table:table-cell table:style-name="Default" office:value-type="float" office:value="4" calcext:value-type="float">
            <text:p>4</text:p>
          </table:table-cell>
          <table:table-cell table:style-name="Default" office:value-type="string" calcext:value-type="string">
            <text:p>10.1109/BRAINS49436.2020.9223281</text:p>
          </table:table-cell>
          <table:table-cell table:style-name="Default" office:value-type="string" calcext:value-type="string">
            <text:p>https://www.scopus.com/inward/record.uri?eid=2-s2.0-85095568119&amp;doi=10.1109%2fBRAINS49436.2020.9223281&amp;partnerID=40&amp;md5=4db4518086f2dff545cae1c3cb0e351a</text:p>
          </table:table-cell>
          <table:table-cell table:style-name="Default" office:value-type="string" calcext:value-type="string">
            <text:p>Digital identity is essential to almost all information systems. This paper provides a new perspective for reducing digital identity management systems (DIMS) to two mappings, the core operations on the mappings, and the trust model built around the mappings. Using this two-mapping view, we derive criteria for determining whether a DIMS solution is self-sovereign. We also compare decentralized identity management solutions with the traditional centralized identity management solutions. From the comparison and analysis, we have the following findings. The differences between decentralized and centralized solutions stem from the trust model differences which dictate storage scheme differences, and therefore other operation-level differences. With a more trustless trust model and storage scheme, current decentralized solutions can be promising candidates for self-sovereign DIMS. Design considerations and certain limitations of the current decentralized solutions are analyzed based on the two-mapping view as well, which can provide useful directions to further study. © 2020 IEEE.</text:p>
          </table:table-cell>
          <table:table-cell table:style-name="Default" office:value-type="string" calcext:value-type="string">
            <text:p>blockchain; decentralized; identity; self-sovereign</text:p>
          </table:table-cell>
          <table:table-cell table:style-name="Default" office:value-type="string" calcext:value-type="string">
            <text:p>Authentication; Blockchain; Electronic document identification systems; Comparison and analysis; Design considerations; Digital identity; Digital identity management; Identity management; Operation levels; Storage schemes; Trust modeling; Mapping</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095568119</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Adams M.; Boldrin L.; Ohlhausen R.; Wagner E.</text:p>
          </table:table-cell>
          <table:table-cell office:value-type="string" calcext:value-type="string">
            <text:p>Adams, Michael (57480011900); Boldrin, Luca (57459654600); Ohlhausen, Ralf (57480568400); Wagner, Eric (57224689498)</text:p>
          </table:table-cell>
          <table:table-cell office:value-type="string" calcext:value-type="string">
            <text:p>57480011900; 57459654600; 57480568400; 57224689498</text:p>
          </table:table-cell>
          <table:table-cell office:value-type="string" calcext:value-type="string">
            <text:p>An integrated approach for electronic identification and central bank digital currencies</text:p>
          </table:table-cell>
          <table:table-cell office:value-type="float" office:value="2021" calcext:value-type="float">
            <text:p>2021</text:p>
          </table:table-cell>
          <table:table-cell office:value-type="string" calcext:value-type="string">
            <text:p>Journal of Payments Strategy and Systems</text:p>
          </table:table-cell>
          <table:table-cell office:value-type="float" office:value="15" calcext:value-type="float">
            <text:p>15</text:p>
          </table:table-cell>
          <table:table-cell office:value-type="float" office:value="3" calcext:value-type="float">
            <text:p>3</text:p>
          </table:table-cell>
          <table:table-cell/>
          <table:table-cell office:value-type="float" office:value="287" calcext:value-type="float">
            <text:p>287</text:p>
          </table:table-cell>
          <table:table-cell office:value-type="float" office:value="304" calcext:value-type="float">
            <text:p>304</text:p>
          </table:table-cell>
          <table:table-cell office:value-type="float" office:value="17" calcext:value-type="float">
            <text:p>17</text:p>
          </table:table-cell>
          <table:table-cell/>
          <table:table-cell office:value-type="string" calcext:value-type="string">
            <text:p>https://www.scopus.com/inward/record.uri?eid=2-s2.0-85125947278&amp;partnerID=40&amp;md5=cb42375e2bf915608488d1771dfd95ba</text:p>
          </table:table-cell>
          <table:table-cell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office:value-type="string" calcext:value-type="string">
            <text:p>EID; Electronic signatures; Identity; Offline transactions; SCA; SCBDC; Verifiable credential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5947278</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Kim K.-H.; Lim S.; Hwang D.-Y.; Kim K.-H.</text:p>
          </table:table-cell>
          <table:table-cell office:value-type="string" calcext:value-type="string">
            <text:p>Kim, Kyung-Hoon (57221963768); Lim, Seungjoo (57221961376); Hwang, Dong-Yeop (37118748400); Kim, Ki-Hyung (36079871500)</text:p>
          </table:table-cell>
          <table:table-cell office:value-type="string" calcext:value-type="string">
            <text:p>57221963768; 57221961376; 37118748400; 36079871500</text:p>
          </table:table-cell>
          <table:table-cell office:value-type="string" calcext:value-type="string">
            <text:p>Analysis on the Privacy of DID Service Properties in the DID Document</text:p>
          </table:table-cell>
          <table:table-cell office:value-type="float" office:value="2021" calcext:value-type="float">
            <text:p>2021</text:p>
          </table:table-cell>
          <table:table-cell office:value-type="string" calcext:value-type="string">
            <text:p>International Conference on Information Networking</text:p>
          </table:table-cell>
          <table:table-cell office:value-type="string" calcext:value-type="string">
            <text:p>2021-January</text:p>
          </table:table-cell>
          <table:table-cell/>
          <table:table-cell office:value-type="float" office:value="9333997" calcext:value-type="float">
            <text:p>9333997</text:p>
          </table:table-cell>
          <table:table-cell office:value-type="float" office:value="745" calcext:value-type="float">
            <text:p>745</text:p>
          </table:table-cell>
          <table:table-cell office:value-type="float" office:value="748" calcext:value-type="float">
            <text:p>748</text:p>
          </table:table-cell>
          <table:table-cell office:value-type="float" office:value="3" calcext:value-type="float">
            <text:p>3</text:p>
          </table:table-cell>
          <table:table-cell office:value-type="string" calcext:value-type="string">
            <text:p>10.1109/ICOIN50884.2021.9333997</text:p>
          </table:table-cell>
          <table:table-cell office:value-type="string" calcext:value-type="string">
            <text:p>https://www.scopus.com/inward/record.uri?eid=2-s2.0-85100717694&amp;doi=10.1109%2fICOIN50884.2021.9333997&amp;partnerID=40&amp;md5=f6cd3f23cdf6bb51d619098dc73c0e12</text:p>
          </table:table-cell>
          <table:table-cell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office:value-type="string" calcext:value-type="string">
            <text:p>Blockchain; Decentralized Identifiers; Privacy Protection; Self-Sovereign identity</text:p>
          </table:table-cell>
          <table:table-cell office:value-type="string" calcext:value-type="string">
            <text:p>Sensitive informations; Service properties; Risk perceptio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00717694</text:p>
          </table:table-cell>
          <table:table-cell table:number-columns-repeated="997"/>
        </table:table-row>
        <table:table-row table:style-name="ro3">
          <table:table-cell table:number-columns-repeated="3" table:style-name="ce18" office:value-type="string" calcext:value-type="string">
            <text:p>Y</text:p>
          </table:table-cell>
          <table:table-cell table:style-name="ce18"/>
          <table:table-cell table:style-name="ce18" office:value-type="string" calcext:value-type="string">
            <text:p>Pöhn D.; Grabatin M.; Hommel W.</text:p>
          </table:table-cell>
          <table:table-cell table:style-name="ce18" office:value-type="string" calcext:value-type="string">
            <text:p>Pöhn, Daniela (56584671400); Grabatin, Michael (57188741862); Hommel, Wolfgang (13607582100)</text:p>
          </table:table-cell>
          <table:table-cell table:style-name="ce18" office:value-type="string" calcext:value-type="string">
            <text:p>56584671400; 57188741862; 13607582100</text:p>
          </table:table-cell>
          <table:table-cell table:style-name="ce18" office:value-type="string" calcext:value-type="string">
            <text:p>Analyzing the Threats to Blockchain-Based Self-Sovereign Identities by Conducting a Literature Survey</text:p>
          </table:table-cell>
          <table:table-cell table:style-name="ce18" office:value-type="float" office:value="2024" calcext:value-type="float">
            <text:p>2024</text:p>
          </table:table-cell>
          <table:table-cell table:style-name="ce18" office:value-type="string" calcext:value-type="string">
            <text:p>Applied Sciences (Switzerland)</text:p>
          </table:table-cell>
          <table:table-cell table:style-name="ce18" office:value-type="float" office:value="14" calcext:value-type="float">
            <text:p>14</text:p>
          </table:table-cell>
          <table:table-cell table:style-name="ce18" office:value-type="float" office:value="1" calcext:value-type="float">
            <text:p>1</text:p>
          </table:table-cell>
          <table:table-cell table:style-name="ce18" office:value-type="float" office:value="139" calcext:value-type="float">
            <text:p>139</text:p>
          </table:table-cell>
          <table:table-cell table:style-name="ce18" table:number-columns-repeated="3"/>
          <table:table-cell table:style-name="ce18" office:value-type="string" calcext:value-type="string">
            <text:p>10.3390/app14010139</text:p>
          </table:table-cell>
          <table:table-cell table:style-name="ce18" office:value-type="string" calcext:value-type="string">
            <text:p>https://www.scopus.com/inward/record.uri?eid=2-s2.0-85192470222&amp;doi=10.3390%2fapp14010139&amp;partnerID=40&amp;md5=5918fdb6901fe0b008a72c5f87b55256</text:p>
          </table:table-cell>
          <table:table-cell table:style-name="ce18" office:value-type="string" calcext:value-type="string">
            <text:p>Self-sovereign identity (SSI) is a digital identity management model managed in a decentralized manner. It allows identity owners to manage and store their digital identities in a software wallet, for example, on a smartphone, without relying on centralized providers. This approach tries to enhance the security and privacy of digital identities and, thereby, their owners. With the new eIDAS regulation, elements of SSI, such as the wallet, are being pushed onto the market. However, since the model is relatively new, the security threats are still not fully known. This is shown by a brief security analysis of selected existing SSI wallets. In order to get a picture of the known threats, we systematically analyze and categorize related work in the field of SSI and elements applied by SSI. We then evaluate their application to current SSI systems and identify future work. © 2023 by the authors.</text:p>
          </table:table-cell>
          <table:table-cell table:style-name="ce18" office:value-type="string" calcext:value-type="string">
            <text:p>identity management; security; self-sovereign identities; SSI; survey; threat analysis</text:p>
          </table:table-cell>
          <table:table-cell table:style-name="ce18"/>
          <table:table-cell table:style-name="ce18" office:value-type="string" calcext:value-type="string">
            <text:p>English</text:p>
          </table:table-cell>
          <table:table-cell table:style-name="ce18" office:value-type="string" calcext:value-type="string">
            <text:p>Article</text:p>
          </table:table-cell>
          <table:table-cell table:style-name="ce18" office:value-type="string" calcext:value-type="string">
            <text:p>Final</text:p>
          </table:table-cell>
          <table:table-cell table:style-name="ce18" office:value-type="string" calcext:value-type="string">
            <text:p>All Open Access; Gold Open Access</text:p>
          </table:table-cell>
          <table:table-cell table:style-name="ce18" office:value-type="string" calcext:value-type="string">
            <text:p>Scopus</text:p>
          </table:table-cell>
          <table:table-cell table:style-name="ce18" office:value-type="string" calcext:value-type="string">
            <text:p>2-s2.0-85192470222</text:p>
          </table:table-cell>
          <table:table-cell table:style-name="ce18" table:number-columns-repeated="997"/>
        </table:table-row>
        <table:table-row table:style-name="ro3">
          <table:table-cell table:style-name="ce9" office:value-type="string" calcext:value-type="string">
            <text:p>No</text:p>
          </table:table-cell>
          <table:table-cell table:style-name="ce9" table:number-columns-repeated="3"/>
          <table:table-cell table:style-name="ce9" office:value-type="string" calcext:value-type="string">
            <text:p>Malakar Y.; Lacey J.; Twine N.A.; McCrea R.; Bauer D.C.</text:p>
          </table:table-cell>
          <table:table-cell table:style-name="ce9" office:value-type="string" calcext:value-type="string">
            <text:p>Malakar, Yuwan (56996168500); Lacey, Justine (26032598800); Twine, Natalie A. (55989180600); McCrea, Rod (56183767800); Bauer, Denis C. (15055179000)</text:p>
          </table:table-cell>
          <table:table-cell table:style-name="ce9" office:value-type="string" calcext:value-type="string">
            <text:p>56996168500; 26032598800; 55989180600; 56183767800; 15055179000</text:p>
          </table:table-cell>
          <table:table-cell table:style-name="ce9" office:value-type="string" calcext:value-type="string">
            <office:annotation draw:style-name="gr1" draw:text-style-name="P2" svg:width="2.899cm" svg:height="1.799cm" svg:x="57.578cm" svg:y="11.741cm" draw:caption-point-x="-0.61cm" draw:caption-point-y="0.461cm">
              <dc:date>2025-05-12T00:00:00</dc:date>
              <text:p text:style-name="P1"><text:span text:style-name="T1">Was 2023 in the first search</text:span></text:p>
            </office:annotation>
            <text:p>Balancing the safeguarding of privacy and data sharing: perceptions of genomic professionals on patient genomic data ownership in Australia</text:p>
          </table:table-cell>
          <table:table-cell table:style-name="ce9" office:value-type="float" office:value="2024" calcext:value-type="float">
            <text:p>2024</text:p>
          </table:table-cell>
          <table:table-cell table:style-name="ce9" office:value-type="string" calcext:value-type="string">
            <text:p>European Journal of Human Genetics</text:p>
          </table:table-cell>
          <table:table-cell table:style-name="ce9" office:value-type="float" office:value="32" calcext:value-type="float">
            <text:p>32</text:p>
          </table:table-cell>
          <table:table-cell table:style-name="ce9" office:value-type="float" office:value="5" calcext:value-type="float">
            <text:p>5</text:p>
          </table:table-cell>
          <table:table-cell table:style-name="ce9"/>
          <table:table-cell table:style-name="ce9" office:value-type="float" office:value="506" calcext:value-type="float">
            <text:p>506</text:p>
          </table:table-cell>
          <table:table-cell table:style-name="ce9" office:value-type="float" office:value="512" calcext:value-type="float">
            <text:p>512</text:p>
          </table:table-cell>
          <table:table-cell table:style-name="ce9" office:value-type="float" office:value="6" calcext:value-type="float">
            <text:p>6</text:p>
          </table:table-cell>
          <table:table-cell table:style-name="ce9" office:value-type="string" calcext:value-type="string">
            <text:p>10.1038/s41431-022-01273-w</text:p>
          </table:table-cell>
          <table:table-cell table:style-name="ce9" office:value-type="string" calcext:value-type="string">
            <text:p>https://www.scopus.com/inward/record.uri?eid=2-s2.0-85146078326&amp;doi=10.1038%2fs41431-022-01273-w&amp;partnerID=40&amp;md5=81ca922734e037a8f4e0ae6b51e7672f</text:p>
          </table:table-cell>
          <table:table-cell table:style-name="ce9"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The Author(s) 2023.</text:p>
          </table:table-cell>
          <table:table-cell table:style-name="ce9"/>
          <table:table-cell table:style-name="ce9" office:value-type="string" calcext:value-type="string">
            <text:p>Attitude of Health Personnel; Australia; Female; Genetic Privacy; Genomics; Humans; Information Dissemination; Male; Ownership; adult; article; Australia; bioinformatician; counselor; data analysis; human; information storage; medical geneticist; patient coding; perception; privacy; quantitative analysis; Australia; ethics; female; genetic privacy; genomics; health personnel attitude; information dissemination; male; organization and management; procedures</text:p>
          </table:table-cell>
          <table:table-cell table:style-name="ce9" office:value-type="string" calcext:value-type="string">
            <text:p>English</text:p>
          </table:table-cell>
          <table:table-cell table:style-name="ce9" office:value-type="string" calcext:value-type="string">
            <text:p>Article</text:p>
          </table:table-cell>
          <table:table-cell table:style-name="ce9" office:value-type="string" calcext:value-type="string">
            <text:p>Final</text:p>
          </table:table-cell>
          <table:table-cell table:style-name="ce9" office:value-type="string" calcext:value-type="string">
            <text:p>All Open Access; Green Open Access; Hybrid Gold Open Access</text:p>
          </table:table-cell>
          <table:table-cell table:style-name="ce9" office:value-type="string" calcext:value-type="string">
            <text:p>Scopus</text:p>
          </table:table-cell>
          <table:table-cell table:style-name="ce9" office:value-type="string" calcext:value-type="string">
            <text:p>2-s2.0-85146078326</text:p>
          </table:table-cell>
          <table:table-cell table:style-name="ce9"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related</text:p>
          </table:table-cell>
          <table:table-cell table:style-name="Default" office:value-type="string" calcext:value-type="string">
            <text:p>Javed F.; Mangues-Bafalluy J.; Zeydan E.; Blanco L.</text:p>
          </table:table-cell>
          <table:table-cell table:style-name="Default" office:value-type="string" calcext:value-type="string">
            <text:p>Javed, Farhana (57202513431); Mangues-Bafalluy, Josep (15923494300); Zeydan, Engin (24315322700); Blanco, Luis (35745580200)</text:p>
          </table:table-cell>
          <table:table-cell table:style-name="Default" office:value-type="string" calcext:value-type="string">
            <text:p>57202513431; 15923494300; 24315322700; 35745580200</text:p>
          </table:table-cell>
          <table:table-cell table:style-name="Default" office:value-type="string" calcext:value-type="string">
            <text:p>Blockchain and Trustworthy Reputation for Federated Learning: Opportunities and Challenges</text:p>
          </table:table-cell>
          <table:table-cell table:style-name="Default" office:value-type="float" office:value="2024" calcext:value-type="float">
            <text:p>2024</text:p>
          </table:table-cell>
          <table:table-cell table:style-name="Default" office:value-type="string" calcext:value-type="string">
            <text:p>2024 IEEE International Mediterranean Conference on Communications and Networking, MeditCom 2024</text:p>
          </table:table-cell>
          <table:table-cell table:style-name="Default" table:number-columns-repeated="3"/>
          <table:table-cell table:style-name="Default" office:value-type="float" office:value="578" calcext:value-type="float">
            <text:p>578</text:p>
          </table:table-cell>
          <table:table-cell table:style-name="Default" office:value-type="float" office:value="584" calcext:value-type="float">
            <text:p>584</text:p>
          </table:table-cell>
          <table:table-cell table:style-name="Default" office:value-type="float" office:value="6" calcext:value-type="float">
            <text:p>6</text:p>
          </table:table-cell>
          <table:table-cell table:style-name="Default" office:value-type="string" calcext:value-type="string">
            <text:p>10.1109/MeditCom61057.2024.10621302</text:p>
          </table:table-cell>
          <table:table-cell table:style-name="Default" office:value-type="string" calcext:value-type="string">
            <text:p>https://www.scopus.com/inward/record.uri?eid=2-s2.0-85202352027&amp;doi=10.1109%2fMeditCom61057.2024.10621302&amp;partnerID=40&amp;md5=9d7099f07c816140adffe4c2cd6c3af1</text:p>
          </table:table-cell>
          <table:table-cell table:style-name="Default" office:value-type="string" calcext:value-type="string">
            <text:p>In the domain of Collaborative Artificial Intelligence, Federated Learning (FL) is a technique that enables multiple entities to collaboratively refine AI models while adhering to stringent data privacy standards, without the need for direct data sharing. This paper explores the integration of blockchain technology with FL to establish reliable trust mechanisms within this collaborative framework. We highlight and review current blockchain-enabled reputation mechanisms that evaluate the reliability and quality of contributions from participants, which are crucial for maintaining trust and operational integrity in distributed settings. Through our review, we address the concept and implementation challenges. Additionally, we discuss recent technological advances and explore the emerging opportunities that blockchain presents to address trust-related challenges in FL, emphasizing significant prospects for future research directions, such as decentralized identities, zero trust, and zero-knowledge proofs to enhance trust in these environments. © 2024 IEEE.</text:p>
          </table:table-cell>
          <table:table-cell table:style-name="Default" office:value-type="string" calcext:value-type="string">
            <text:p>AI; Blockchain; FL; Reputation; Smart Contracts; Trust</text:p>
          </table:table-cell>
          <table:table-cell table:style-name="Default" office:value-type="string" calcext:value-type="string">
            <text:p>Collaborative learning; 'current; Block-chain; Collaborative framework; Data Sharing; Learning opportunity; Reputation; Reputation mechanism; Stringents; Trust; Trust mechanism; Federated learning</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02352027</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related</text:p>
          </table:table-cell>
          <table:table-cell table:style-name="Default" office:value-type="string" calcext:value-type="string">
            <text:p>Piantari E.; Husaeni D.N.A.; Nugroho E.P.; Anisyah A.; Afrianto I.; Jundurrahman I.; Bisulthon I.D.</text:p>
          </table:table-cell>
          <table:table-cell table:style-name="Default" office:value-type="string" calcext:value-type="string">
            <text:p>Piantari, Erna (57193714299); Husaeni, Dwi Novia Al (58042613400); Nugroho, Eddy Prasetyo (57193737597); Anisyah, Ani (57190844889); Afrianto, Irawan (57204188766); Jundurrahman, Irham (59533019200); Bisulthon, Ibrahim Danial (59532822000)</text:p>
          </table:table-cell>
          <table:table-cell table:style-name="Default" office:value-type="string" calcext:value-type="string">
            <text:p>57193714299; 58042613400; 57193737597; 57190844889; 57204188766; 59533019200; 59532822000</text:p>
          </table:table-cell>
          <table:table-cell table:style-name="Default" office:value-type="string" calcext:value-type="string">
            <text:p>Blockchain for Managing Citizens’ Data: Bibliometric Analysis and Systematic Literature Review; [Blockchain para la gestión de los datos de los ciudadanos: Análisis bibliométrico y revisión sistemática de la literatura]</text:p>
          </table:table-cell>
          <table:table-cell table:style-name="Default" office:value-type="float" office:value="2024" calcext:value-type="float">
            <text:p>2024</text:p>
          </table:table-cell>
          <table:table-cell table:style-name="Default" office:value-type="string" calcext:value-type="string">
            <text:p>Data and Metadata</text:p>
          </table:table-cell>
          <table:table-cell table:style-name="Default" office:value-type="float" office:value="3" calcext:value-type="float">
            <text:p>3</text:p>
          </table:table-cell>
          <table:table-cell table:style-name="Default"/>
          <table:table-cell table:style-name="Default" office:value-type="float" office:value="537" calcext:value-type="float">
            <text:p>537</text:p>
          </table:table-cell>
          <table:table-cell table:style-name="Default" table:number-columns-repeated="3"/>
          <table:table-cell table:style-name="Default" office:value-type="string" calcext:value-type="string">
            <text:p>10.56294/dm2024.537</text:p>
          </table:table-cell>
          <table:table-cell table:style-name="Default" office:value-type="string" calcext:value-type="string">
            <text:p>https://www.scopus.com/inward/record.uri?eid=2-s2.0-85216280528&amp;doi=10.56294%2fdm2024.537&amp;partnerID=40&amp;md5=60f9f6a5ce60823156fb5a69ddde6bf1</text:p>
          </table:table-cell>
          <table:table-cell table:style-name="Default" office:value-type="string" calcext:value-type="string">
            <text:p>Introduction: blockchain is an advanced technology that ensures a high level of data transparency and security by utilizing a distributed mechanism in storing and managing data. While currently blockchain is mostly utilized to facilitate cryptocurrency transactions due to its capability in securing data, blockchain also has the potential to store and manage various data, including government data. This research aims to reflect in the literature on trends in the application of blockchain technology in citizen data management and e-Government systems, focusing on trends, architectural design and the sector of the implementation of this technology. This research will also investigate data integrity and population accountability. This study seeks to provide insight into the challenges and application of blockchain technology in governance systems through several research questions. Method: the PRISM method is used as a guide for conducting literature review analysis starting from defining literature eligibility criteria, defining information sources, conducting filtering, and data analysis. Results: based on the results of the literature review, several previous studies have integrated Blockchain with IoT to increase supply chain transparency. Meanwhile, in e-government systems, several Blockchain implementations are used for decentralized identity verification to ensure the integrity and privacy of demographic data. Conclusions: previous research shows that Blockchain technology has the potential to improve efficiency, security and transparency in various fields, especially in data management and governance. © 2024; Los autores.</text:p>
          </table:table-cell>
          <table:table-cell table:style-name="Default" office:value-type="string" calcext:value-type="string">
            <text:p>Blockchain; Data Management; Data Security; E-Government; SLR</text:p>
          </table:table-cell>
          <table:table-cell table:style-name="Default"/>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16280528</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related</text:p>
          </table:table-cell>
          <table:table-cell table:style-name="Default" office:value-type="string" calcext:value-type="string">
            <text:p>Rattanawiboonsom V.; Khan N.</text:p>
          </table:table-cell>
          <table:table-cell table:style-name="Default" office:value-type="string" calcext:value-type="string">
            <text:p>Rattanawiboonsom, Vichayanan (57188820730); Khan, Nohman (57214892519)</text:p>
          </table:table-cell>
          <table:table-cell table:style-name="Default" office:value-type="string" calcext:value-type="string">
            <text:p>57188820730; 57214892519</text:p>
          </table:table-cell>
          <table:table-cell table:style-name="Default" office:value-type="string" calcext:value-type="string">
            <text:p>Blockchain Technology in Mobile Payments: A Systematic Review of Security Enhancements in Mobile Commerce</text:p>
          </table:table-cell>
          <table:table-cell table:style-name="Default" office:value-type="float" office:value="2024" calcext:value-type="float">
            <text:p>2024</text:p>
          </table:table-cell>
          <table:table-cell table:style-name="Default" office:value-type="string" calcext:value-type="string">
            <text:p>International Journal of Interactive Mobile Technologies </text:p>
          </table:table-cell>
          <table:table-cell table:style-name="Default" office:value-type="float" office:value="18" calcext:value-type="float">
            <text:p>18</text:p>
          </table:table-cell>
          <table:table-cell table:style-name="Default" office:value-type="float" office:value="21" calcext:value-type="float">
            <text:p>21</text:p>
          </table:table-cell>
          <table:table-cell table:style-name="Default"/>
          <table:table-cell table:style-name="Default" office:value-type="float" office:value="134" calcext:value-type="float">
            <text:p>134</text:p>
          </table:table-cell>
          <table:table-cell table:style-name="Default" office:value-type="float" office:value="148" calcext:value-type="float">
            <text:p>148</text:p>
          </table:table-cell>
          <table:table-cell table:style-name="Default" office:value-type="float" office:value="14" calcext:value-type="float">
            <text:p>14</text:p>
          </table:table-cell>
          <table:table-cell table:style-name="Default" office:value-type="string" calcext:value-type="string">
            <text:p>10.3991/ijim.v18i21.52099</text:p>
          </table:table-cell>
          <table:table-cell table:style-name="Default" office:value-type="string" calcext:value-type="string">
            <text:p>https://www.scopus.com/inward/record.uri?eid=2-s2.0-85209773389&amp;doi=10.3991%2fijim.v18i21.52099&amp;partnerID=40&amp;md5=eeda2433c374c6664ab72b0fba533c91</text:p>
          </table:table-cell>
          <table:table-cell table:style-name="Default" office:value-type="string" calcext:value-type="string">
            <text:p>This systematic review aims to examine how blockchain technology enhances security and trust in mobile commerce transactions, focusing on its application in mobile payments. The study employs a comprehensive methodology, utilizing the Scopus database to gather relevant literature published between 2018 and 2024. Using carefully selected keywords related to blockchain, mobile payments, and security, the initial search yielded 229 records, which were subsequently filtered using the PRISMA framework. After thorough screening, 86 studies were selected for in-depth analysis. The study utilizes VOS viewer software for bibliometric analysis, revealing a significant annual growth rate of 49.13% in publications, indicating rapidly increasing interest in this field. The results highlight four main thematic clusters: wallets, financial, blockchain, and mobile, with the blockchain cluster showing the highest centrality and frequency. Key findings demonstrate that blockchain technology addresses critical issues in mobile payments, such as high storage costs and processing latency, while significantly improving transaction throughput and security. Blockchain-based self-sovereign identity (SSI) systems are revolutionizing identity management and know your customer (KYC) processes, enhancing both efficiency and privacy. The development of secure lightweight wallets and the implementation of advanced cryptographic techniques have markedly improved the security and speed of mobile transactions. Furthermore, blockchain technology shows promise in combating financial crimes and enabling offline transactions in areas with poor connectivity. The study concludes that blockchain technology is transforming mobile commerce security, but also identifies areas for future research, including scalability solutions, regulatory frameworks, and user-friendly interfaces to encourage wider adoption. © 2024 by the authors of this article.</text:p>
          </table:table-cell>
          <table:table-cell table:style-name="Default" office:value-type="string" calcext:value-type="string">
            <text:p>blockchain technology; cybersecurity; digital wallets; financial innovation; mobile payments</text:p>
          </table:table-cell>
          <table:table-cell table:style-name="Default" office:value-type="string" calcext:value-type="string">
            <text:p>Blockchain; Cybersecurity; Block-chain; Blockchain technology; Cyber security; Digital wallets; Financial innovation; ITS applications; Mobile payment; Security and trusts; Security enhancements; Systematic Review; Mobile commerce</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209773389</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Lim S.Y.; Fotsing P.T.; Almasri A.; Musa O.; Kiah M.L.M.; Ang T.F.; Ismail R.</text:p>
          </table:table-cell>
          <table:table-cell office:value-type="string" calcext:value-type="string">
            <text:p>Lim, Shu Yun (25634063400); Fotsing, Pascal Tankam (57204364138); Almasri, Abdullah (57189591466); Musa, Omar (57568184900); Kiah, Miss Laiha Mat (24833455600); Ang, Tan Fong (22949943500); Ismail, Reza (57204361719)</text:p>
          </table:table-cell>
          <table:table-cell office:value-type="string" calcext:value-type="string">
            <text:p>25634063400; 57204364138; 57189591466; 57568184900; 24833455600; 22949943500; 57204361719</text:p>
          </table:table-cell>
          <table:table-cell office:value-type="string" calcext:value-type="string">
            <text:p>Blockchain technology the identity management and authentication service disruptor: A survey</text:p>
          </table:table-cell>
          <table:table-cell office:value-type="float" office:value="2018" calcext:value-type="float">
            <text:p>2018</text:p>
          </table:table-cell>
          <table:table-cell office:value-type="string" calcext:value-type="string">
            <text:p>International Journal on Advanced Science, Engineering and Information Technology</text:p>
          </table:table-cell>
          <table:table-cell office:value-type="float" office:value="8" calcext:value-type="float">
            <text:p>8</text:p>
          </table:table-cell>
          <table:table-cell table:style-name="ce20" office:value-type="string" calcext:value-type="string">
            <text:p>4-2</text:p>
          </table:table-cell>
          <table:table-cell/>
          <table:table-cell office:value-type="float" office:value="1735" calcext:value-type="float">
            <text:p>1735</text:p>
          </table:table-cell>
          <table:table-cell office:value-type="float" office:value="1745" calcext:value-type="float">
            <text:p>1745</text:p>
          </table:table-cell>
          <table:table-cell office:value-type="float" office:value="10" calcext:value-type="float">
            <text:p>10</text:p>
          </table:table-cell>
          <table:table-cell office:value-type="string" calcext:value-type="string">
            <text:p>10.18517/ijaseit.8.4-2.6838</text:p>
          </table:table-cell>
          <table:table-cell office:value-type="string" calcext:value-type="string">
            <text:p>https://www.scopus.com/inward/record.uri?eid=2-s2.0-85055324748&amp;doi=10.18517%2fijaseit.8.4-2.6838&amp;partnerID=40&amp;md5=578f7caa7fd65db1bcba9aefdee00c31</text:p>
          </table:table-cell>
          <table:table-cell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office:value-type="string" calcext:value-type="string">
            <text:p>Authentication; Blockchain; Distributed ledger technology; Ethereum; Hyperledger; Identity management</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055324748</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ce12" office:value-type="string" calcext:value-type="string">
            <text:p>Not related</text:p>
          </table:table-cell>
          <table:table-cell table:style-name="Default" office:value-type="string" calcext:value-type="string">
            <text:p>Ibrahimy M.M.; Norta A.; Normak P.</text:p>
          </table:table-cell>
          <table:table-cell table:style-name="Default" office:value-type="string" calcext:value-type="string">
            <text:p>Ibrahimy, Mohammad Mustafa (57821262800); Norta, Alex (23036260500); Normak, Peeter (56023975900)</text:p>
          </table:table-cell>
          <table:table-cell table:style-name="Default" office:value-type="string" calcext:value-type="string">
            <text:p>57821262800; 23036260500; 56023975900</text:p>
          </table:table-cell>
          <table:table-cell table:style-name="Default" office:value-type="string" calcext:value-type="string">
            <text:p>Blockchain-based governance models supporting corruption-transparency: A systematic literature review</text:p>
          </table:table-cell>
          <table:table-cell table:style-name="Default" office:value-type="float" office:value="2024" calcext:value-type="float">
            <text:p>2024</text:p>
          </table:table-cell>
          <table:table-cell table:style-name="Default" office:value-type="string" calcext:value-type="string">
            <text:p>Blockchain: Research and Applications</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100186" calcext:value-type="float">
            <text:p>100186</text:p>
          </table:table-cell>
          <table:table-cell table:style-name="Default" table:number-columns-repeated="3"/>
          <table:table-cell table:style-name="Default" office:value-type="string" calcext:value-type="string">
            <text:p>10.1016/j.bcra.2023.100186</text:p>
          </table:table-cell>
          <table:table-cell table:style-name="Default" office:value-type="string" calcext:value-type="string">
            <text:p>https://www.scopus.com/inward/record.uri?eid=2-s2.0-85189507480&amp;doi=10.1016%2fj.bcra.2023.100186&amp;partnerID=40&amp;md5=cfbace01ee658c2bd4588602ed3f48db</text:p>
          </table:table-cell>
          <table:table-cell table:style-name="Default" office:value-type="string" calcext:value-type="string">
            <text:p>Corruption and lack of transparency remain critical challenges in governance systems around the world. These issues are often perpetuated by centralized systems and their manipulation by system administrators. Furthermore, the lack of data ownership and the monetization of user data by tech companies further increase concerns about transparency. In light of these concerns, this study aims to review existing blockchain-based governance models and identify best-practice governance models focusing on corruption transparency, their characteristics, and components. The research will also examine the role of a token economy in addressing trusted third-party issues related to asset ownership management. Furthermore, we discuss the effect of smart contracts, blockchain, decentralized autonomous organizations (DAO), Web 3.0, and multifactor challenge set self-sovereign identity authentication (MFSSIA) as modern technologies to combat corruption and achieve transparency in the public sector. To achieve this, we conduct a systematic literature review (SLR) comprising peer-reviewed journals, proceedings, and book chapters published between 2012 and 2023. Using the SLR methodology, 45 primary and supporting studies have been selected for result extraction and analysis. Finally, we discovered seven blockchain-based governance models with their characteristics and primary components. © 2023 The Author(s)</text:p>
          </table:table-cell>
          <table:table-cell table:style-name="Default" office:value-type="string" calcext:value-type="string">
            <text:p>Blockchain governance; DAOs; Smart contract; Token economy; Transparency; Web 3.0</text:p>
          </table:table-cell>
          <table:table-cell table:style-name="Default" office:value-type="string" calcext:value-type="string">
            <text:p>Blockchain; Crime; Reviews; Transparency; Block-chain; Blockchain governance; Centralized systems; Critical challenges; DAO; Governance models; Governance systems; Systematic literature review; Token economy; Web 3.0; Smart contract</text:p>
          </table:table-cell>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Final</text:p>
          </table:table-cell>
          <table:table-cell table:style-name="Default" office:value-type="string" calcext:value-type="string">
            <text:p>All Open Access; Hybrid Gold Open Access</text:p>
          </table:table-cell>
          <table:table-cell table:style-name="Default" office:value-type="string" calcext:value-type="string">
            <text:p>Scopus</text:p>
          </table:table-cell>
          <table:table-cell table:style-name="Default" office:value-type="string" calcext:value-type="string">
            <text:p>2-s2.0-85189507480</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Ahmed M.R.; Islam A.K.M.M.; Shatabda S.; Islam S.</text:p>
          </table:table-cell>
          <table:table-cell office:value-type="string" calcext:value-type="string">
            <text:p>Ahmed, Md. Rayhan (57219655498); Islam, A. K. M. Muzahidul (59157760700); Shatabda, Swakkhar (56037035700); Islam, Salekul (14632178300)</text:p>
          </table:table-cell>
          <table:table-cell office:value-type="string" calcext:value-type="string">
            <text:p>57219655498; 59157760700; 56037035700; 14632178300</text:p>
          </table:table-cell>
          <table:table-cell office:value-type="string" calcext:value-type="string">
            <text:p>Blockchain-Based Identity Management System and Self-Sovereign Identity Ecosystem: A Comprehensive Survey</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113436" calcext:value-type="float">
            <text:p>113436</text:p>
          </table:table-cell>
          <table:table-cell office:value-type="float" office:value="113481" calcext:value-type="float">
            <text:p>113481</text:p>
          </table:table-cell>
          <table:table-cell office:value-type="float" office:value="45" calcext:value-type="float">
            <text:p>45</text:p>
          </table:table-cell>
          <table:table-cell office:value-type="string" calcext:value-type="string">
            <text:p>10.1109/ACCESS.2022.3216643</text:p>
          </table:table-cell>
          <table:table-cell office:value-type="string" calcext:value-type="string">
            <text:p>https://www.scopus.com/inward/record.uri?eid=2-s2.0-85141446920&amp;doi=10.1109%2fACCESS.2022.3216643&amp;partnerID=40&amp;md5=81ce9c12cead45bbc235b127768e4707</text:p>
          </table:table-cell>
          <table:table-cell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office:value-type="string" calcext:value-type="string">
            <text:p>Blockchain; identity management system; peer-to-peer network; security; self-sovereign identity</text:p>
          </table:table-cell>
          <table:table-cell office:value-type="string" calcext:value-type="string">
            <text:p>Authentication; Distributed computer systems; Distributed ledger; Ecosystems; Electronic document identification systems; Network security; Peer to peer networks; Wireless sensor networks; Block-chain; Identity management systems; Medical services; Peer-to-peer computing; Peer-to-peer networks; Security; Self-sovereign identity;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41446920</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Liu Y.; He D.; Obaidat M.S.; Kumar N.; Khan M.K.; Raymond Choo K.-K.</text:p>
          </table:table-cell>
          <table:table-cell office:value-type="string" calcext:value-type="string">
            <text:p>Liu, Yang (57205212792); He, Debiao (35603655700); Obaidat, Mohammad S. (7005628795); Kumar, Neeraj (57206866080); Khan, Muhammad Khurram (58203013200); Raymond Choo, Kim-Kwang (57208540261)</text:p>
          </table:table-cell>
          <table:table-cell office:value-type="string" calcext:value-type="string">
            <text:p>57205212792; 35603655700; 7005628795; 57206866080; 58203013200; 57208540261</text:p>
          </table:table-cell>
          <table:table-cell office:value-type="string" calcext:value-type="string">
            <text:p>Blockchain-based identity management systems: A review</text:p>
          </table:table-cell>
          <table:table-cell office:value-type="float" office:value="2020" calcext:value-type="float">
            <text:p>2020</text:p>
          </table:table-cell>
          <table:table-cell office:value-type="string" calcext:value-type="string">
            <text:p>Journal of Network and Computer Applications</text:p>
          </table:table-cell>
          <table:table-cell office:value-type="float" office:value="166" calcext:value-type="float">
            <text:p>166</text:p>
          </table:table-cell>
          <table:table-cell/>
          <table:table-cell office:value-type="float" office:value="102731" calcext:value-type="float">
            <text:p>102731</text:p>
          </table:table-cell>
          <table:table-cell table:number-columns-repeated="3"/>
          <table:table-cell office:value-type="string" calcext:value-type="string">
            <text:p>10.1016/j.jnca.2020.102731</text:p>
          </table:table-cell>
          <table:table-cell office:value-type="string" calcext:value-type="string">
            <text:p>https://www.scopus.com/inward/record.uri?eid=2-s2.0-85087199060&amp;doi=10.1016%2fj.jnca.2020.102731&amp;partnerID=40&amp;md5=8feee0479abcf358cc7f036836a03151</text:p>
          </table:table-cell>
          <table:table-cell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office:value-type="string" calcext:value-type="string">
            <text:p>Blockchain; Blockchain-based identity management; Identity management system; Self-sovereign</text:p>
          </table:table-cell>
          <table:table-cell office:value-type="string" calcext:value-type="string">
            <text:p>Authentication; Digital identity; Identity management; Identity management systems; Potential researches; Real-world; Research agenda;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87199060</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Kuperberg M.</text:p>
          </table:table-cell>
          <table:table-cell office:value-type="string" calcext:value-type="string">
            <text:p>Kuperberg, Michael (8345645900)</text:p>
          </table:table-cell>
          <table:table-cell office:value-type="float" office:value="8345645900" calcext:value-type="float">
            <text:p>8345645900</text:p>
          </table:table-cell>
          <table:table-cell office:value-type="string" calcext:value-type="string">
            <text:p>Blockchain-Based Identity Management: A Survey from the Enterprise and Ecosystem Perspective</text:p>
          </table:table-cell>
          <table:table-cell office:value-type="float" office:value="2020" calcext:value-type="float">
            <text:p>2020</text:p>
          </table:table-cell>
          <table:table-cell office:value-type="string" calcext:value-type="string">
            <text:p>IEEE Transactions on Engineering Management</text:p>
          </table:table-cell>
          <table:table-cell office:value-type="float" office:value="67" calcext:value-type="float">
            <text:p>67</text:p>
          </table:table-cell>
          <table:table-cell office:value-type="float" office:value="4" calcext:value-type="float">
            <text:p>4</text:p>
          </table:table-cell>
          <table:table-cell office:value-type="float" office:value="8792372" calcext:value-type="float">
            <text:p>8792372</text:p>
          </table:table-cell>
          <table:table-cell office:value-type="float" office:value="1008" calcext:value-type="float">
            <text:p>1008</text:p>
          </table:table-cell>
          <table:table-cell office:value-type="float" office:value="1027" calcext:value-type="float">
            <text:p>1027</text:p>
          </table:table-cell>
          <table:table-cell office:value-type="float" office:value="19" calcext:value-type="float">
            <text:p>19</text:p>
          </table:table-cell>
          <table:table-cell office:value-type="string" calcext:value-type="string">
            <text:p>10.1109/TEM.2019.2926471</text:p>
          </table:table-cell>
          <table:table-cell office:value-type="string" calcext:value-type="string">
            <text:p>https://www.scopus.com/inward/record.uri?eid=2-s2.0-85070723385&amp;doi=10.1109%2fTEM.2019.2926471&amp;partnerID=40&amp;md5=35afd010807502a57ad17a5a19001044</text:p>
          </table:table-cell>
          <table:table-cell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office:value-type="string" calcext:value-type="string">
            <text:p>Blockchain; decentralization; distributed ledger technology (DLT); identity and access management (IAM); identity management; self-sovereignty; trust networks; verified claims</text:p>
          </table:table-cell>
          <table:table-cell office:value-type="string" calcext:value-type="string">
            <text:p>Authentication; Data privacy; Ecosystems; International cooperation; Standards; Surveys; decentralization; Distributed ledger; distributed ledger technology (DLT); General data protection regulations; Identity and access managements; Identity management; International collaborations; self-sovereignty; Trust networks; verified claims;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7072338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Kharjana M.; Pohrmen F.H.; Sahana S.C.; Saha G.</text:p>
          </table:table-cell>
          <table:table-cell office:value-type="string" calcext:value-type="string">
            <text:p>Kharjana, Mebanjop (57226376649); Pohrmen, Fabiola Hazel (57205027677); Sahana, Subhas Chandra (57200214225); Saha, Goutam (26436194500)</text:p>
          </table:table-cell>
          <table:table-cell office:value-type="string" calcext:value-type="string">
            <text:p>57226376649; 57205027677; 57200214225; 26436194500</text:p>
          </table:table-cell>
          <table:table-cell office:value-type="string" calcext:value-type="string">
            <text:p>Blockchain-based key management system in Named Data Networking: A survey</text:p>
          </table:table-cell>
          <table:table-cell office:value-type="float" office:value="2023" calcext:value-type="float">
            <text:p>2023</text:p>
          </table:table-cell>
          <table:table-cell office:value-type="string" calcext:value-type="string">
            <text:p>Journal of Network and Computer Applications</text:p>
          </table:table-cell>
          <table:table-cell office:value-type="float" office:value="220" calcext:value-type="float">
            <text:p>220</text:p>
          </table:table-cell>
          <table:table-cell/>
          <table:table-cell office:value-type="float" office:value="103732" calcext:value-type="float">
            <text:p>103732</text:p>
          </table:table-cell>
          <table:table-cell table:number-columns-repeated="3"/>
          <table:table-cell office:value-type="string" calcext:value-type="string">
            <text:p>10.1016/j.jnca.2023.103732</text:p>
          </table:table-cell>
          <table:table-cell office:value-type="string" calcext:value-type="string">
            <text:p>https://www.scopus.com/inward/record.uri?eid=2-s2.0-85172245672&amp;doi=10.1016%2fj.jnca.2023.103732&amp;partnerID=40&amp;md5=f8c5fc18905a475946daeae0513af551</text:p>
          </table:table-cell>
          <table:table-cell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office:value-type="string" calcext:value-type="string">
            <text:p>Blockchain; Key management system; Named Data Networking; NDN security; NIST key management</text:p>
          </table:table-cell>
          <table:table-cell office:value-type="string" calcext:value-type="string">
            <text:p>Information management; Network architecture; Network security; Block-chain; Future internet architecture; Key management systems; Key-management; Management operation; Named data networkings; NDN security; NIST key management; Secure key management; Security challenges;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2245672</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Nassr Eddine B.; Ouaddah A.; Mezrioui A.</text:p>
          </table:table-cell>
          <table:table-cell table:style-name="Default" office:value-type="string" calcext:value-type="string">
            <text:p>Nassr Eddine, Bahya (57331367600); Ouaddah, Aafaf (56925436300); Mezrioui, Abdellatif (15926025000)</text:p>
          </table:table-cell>
          <table:table-cell table:style-name="Default" office:value-type="string" calcext:value-type="string">
            <text:p>57331367600; 56925436300; 15926025000</text:p>
          </table:table-cell>
          <table:table-cell table:style-name="Default" office:value-type="string" calcext:value-type="string">
            <text:p>Blockchain-Based Self Sovereign Identity Systems: High-Level Processing and a Challenges-Based Comparative Analysis</text:p>
          </table:table-cell>
          <table:table-cell table:style-name="Default" office:value-type="float" office:value="2023" calcext:value-type="float">
            <text:p>2023</text:p>
          </table:table-cell>
          <table:table-cell table:style-name="Default" office:value-type="string" calcext:value-type="string">
            <text:p>Lecture Notes in Networks and Systems</text:p>
          </table:table-cell>
          <table:table-cell table:style-name="Default" office:value-type="string" calcext:value-type="string">
            <text:p>637 LNNS</text:p>
          </table:table-cell>
          <table:table-cell table:style-name="Default" table:number-columns-repeated="2"/>
          <table:table-cell table:style-name="Default" office:value-type="float" office:value="489" calcext:value-type="float">
            <text:p>489</text:p>
          </table:table-cell>
          <table:table-cell table:style-name="Default" office:value-type="float" office:value="500" calcext:value-type="float">
            <text:p>500</text:p>
          </table:table-cell>
          <table:table-cell table:style-name="Default" office:value-type="float" office:value="11" calcext:value-type="float">
            <text:p>11</text:p>
          </table:table-cell>
          <table:table-cell table:style-name="Default" office:value-type="string" calcext:value-type="string">
            <text:p>10.1007/978-3-031-26384-2_42</text:p>
          </table:table-cell>
          <table:table-cell table:style-name="Default" office:value-type="string" calcext:value-type="string">
            <text:p>https://www.scopus.com/inward/record.uri?eid=2-s2.0-85164171140&amp;doi=10.1007%2f978-3-031-26384-2_42&amp;partnerID=40&amp;md5=2b346447189407cd10799e642a93610a</text:p>
          </table:table-cell>
          <table:table-cell table:style-name="Default" office:value-type="string" calcext:value-type="string">
            <text:p>Traditional identity management systems trust centralized certification authorities (CAs) to manage public keys and authenticate the mapping between users and their respective keys. This presents several security concerns as a CA is a single point of failure in the system. Besides, managing public keys by a centralized CA is becoming costly regarding the current growth in users and the distributed systems they use. Also, centralized identity management systems lack interoperability and present privacy concerns. Self-Sovereign Identity (SSI) systems aim to address these issues by providing decentralized identity ecosystems that facilitate the registration and exchange of identity attributes, and the propagation of trust between participating entities, without needing to rely on a central authority. Blockchain technologies improve security in the SSI systems by allowing control of the storage and disclosure of credentials and identity information. They improve the integrity, confidentiality, and interoperability of users’ information. This paper highlights the challenges that an Identity Management System (IdM) must overcome, and how blockchain-based IdMs leverage blockchain technology to meet these challenges. It also presents a comparative analysis of three SSI ecosystems based on the above-mentioned challenges. An SSI layered architecture model detailing the actors, objects, components, and processes is then proposed. © 2023, The Author(s), under exclusive license to Springer Nature Switzerland AG.</text:p>
          </table:table-cell>
          <table:table-cell table:style-name="Default" office:value-type="string" calcext:value-type="string">
            <text:p>Blockchain; Identity management system; Self-Sovereign identity</text:p>
          </table:table-cell>
          <table:table-cell table:style-name="Default" office:value-type="string" calcext:value-type="string">
            <text:p>Authentication; Ecosystems; Interoperability; Network security; 'current; Block-chain; Centralised; Certification authorities; Comparative analyzes; Distributed systems; Identity management systems; Public keys; Self-sovereign identity; Single point; Blockchain</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164171140</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Nokhbeh Zaeem R.; Chang K.C.; Huang T.-C.; Liau D.; Song W.; Tyagi A.; Khalil M.; Lamison M.; Pandey S.; Barber K.S.</text:p>
          </table:table-cell>
          <table:table-cell office:value-type="string" calcext:value-type="string">
            <text:p>Nokhbeh Zaeem, Razieh (55371347500); Chang, Kai Chih (57204725294); Huang, Teng-Chieh (57211059046); Liau, David (55586164400); Song, Wenting (57219723383); Tyagi, Aditya (57215096666); Khalil, Manah (57607388800); Lamison, Michael (57610051600); Pandey, Siddharth (57218881035); Barber, K. Suzanne (58784214400)</text:p>
          </table:table-cell>
          <table:table-cell office:value-type="string" calcext:value-type="string">
            <text:p>55371347500; 57204725294; 57211059046; 55586164400; 57219723383; 57215096666; 57607388800; 57610051600; 57218881035; 58784214400</text:p>
          </table:table-cell>
          <table:table-cell office:value-type="string" calcext:value-type="string">
            <text:p>Blockchain-Based Self-Sovereign Identity: Survey, Requirements, Use-Cases, and Comparative Study</text:p>
          </table:table-cell>
          <table:table-cell office:value-type="float" office:value="2021" calcext:value-type="float">
            <text:p>2021</text:p>
          </table:table-cell>
          <table:table-cell office:value-type="string" calcext:value-type="string">
            <text:p>ACM International Conference Proceeding Series</text:p>
          </table:table-cell>
          <table:table-cell table:number-columns-repeated="3"/>
          <table:table-cell office:value-type="float" office:value="128" calcext:value-type="float">
            <text:p>128</text:p>
          </table:table-cell>
          <table:table-cell office:value-type="float" office:value="135" calcext:value-type="float">
            <text:p>135</text:p>
          </table:table-cell>
          <table:table-cell office:value-type="float" office:value="7" calcext:value-type="float">
            <text:p>7</text:p>
          </table:table-cell>
          <table:table-cell office:value-type="string" calcext:value-type="string">
            <text:p>10.1145/3486622.3493917</text:p>
          </table:table-cell>
          <table:table-cell office:value-type="string" calcext:value-type="string">
            <text:p>https://www.scopus.com/inward/record.uri?eid=2-s2.0-85128677599&amp;doi=10.1145%2f3486622.3493917&amp;partnerID=40&amp;md5=6f175dc4cb3d27bc255fbf3251d5bbd5</text:p>
          </table:table-cell>
          <table:table-cell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office:value-type="string" calcext:value-type="string">
            <text:p>blockchain; privacy; self-sovereign identity</text:p>
          </table:table-cell>
          <table:table-cell office:value-type="string" calcext:value-type="string">
            <text:p>Distributed ledger; Block-chain; Case-studies; Comparatives studies; Digital identity; Digital transformation; Identity management; Non-functional requirements; Privacy; Privacy risks; Self-sovereign identity;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Bronze Open Access</text:p>
          </table:table-cell>
          <table:table-cell office:value-type="string" calcext:value-type="string">
            <text:p>Scopus</text:p>
          </table:table-cell>
          <table:table-cell office:value-type="string" calcext:value-type="string">
            <text:p>2-s2.0-85128677599</text:p>
          </table:table-cell>
          <table:table-cell table:number-columns-repeated="997"/>
        </table:table-row>
        <table:table-row table:style-name="ro3">
          <table:table-cell table:number-columns-repeated="3" table:style-name="ce18" office:value-type="string" calcext:value-type="string">
            <text:p>Y</text:p>
          </table:table-cell>
          <table:table-cell table:style-name="ce18"/>
          <table:table-cell table:style-name="ce18" office:value-type="string" calcext:value-type="string">
            <text:p>Yan Z.; Zhao X.; Liu Y.A.; Luo X.R.</text:p>
          </table:table-cell>
          <table:table-cell table:style-name="ce18" office:value-type="string" calcext:value-type="string">
            <text:p>Yan, Zhiyue (59298081400); Zhao, Xi (55705146800); Liu, Yang (Alison) (59647473200); Luo, Xin (Robert) (56473097100)</text:p>
          </table:table-cell>
          <table:table-cell table:style-name="ce18" office:value-type="string" calcext:value-type="string">
            <text:p>59298081400; 55705146800; 59647473200; 56473097100</text:p>
          </table:table-cell>
          <table:table-cell table:style-name="ce18" office:value-type="string" calcext:value-type="string">
            <text:p>Blockchain-driven decentralized identity management: An interdisciplinary review and research agenda</text:p>
          </table:table-cell>
          <table:table-cell table:style-name="ce18" office:value-type="float" office:value="2024" calcext:value-type="float">
            <text:p>2024</text:p>
          </table:table-cell>
          <table:table-cell table:style-name="ce18" office:value-type="string" calcext:value-type="string">
            <text:p>Information and Management</text:p>
          </table:table-cell>
          <table:table-cell table:style-name="ce18" office:value-type="float" office:value="61" calcext:value-type="float">
            <text:p>61</text:p>
          </table:table-cell>
          <table:table-cell table:style-name="ce18" office:value-type="float" office:value="7" calcext:value-type="float">
            <text:p>7</text:p>
          </table:table-cell>
          <table:table-cell table:style-name="ce18" office:value-type="float" office:value="104026" calcext:value-type="float">
            <text:p>104026</text:p>
          </table:table-cell>
          <table:table-cell table:style-name="ce18" table:number-columns-repeated="3"/>
          <table:table-cell table:style-name="ce18" office:value-type="string" calcext:value-type="string">
            <text:p>10.1016/j.im.2024.104026</text:p>
          </table:table-cell>
          <table:table-cell table:style-name="ce18" office:value-type="string" calcext:value-type="string">
            <text:p>https://www.scopus.com/inward/record.uri?eid=2-s2.0-85202023992&amp;doi=10.1016%2fj.im.2024.104026&amp;partnerID=40&amp;md5=e429e7cd5f5db45ae14b497bd12372f7</text:p>
          </table:table-cell>
          <table:table-cell table:style-name="ce18" office:value-type="string" calcext:value-type="string">
            <text:p>The rise of blockchain technology has sparked interest in decentralized identity management (DIdM). However, DIdM's interdisciplinary nature has led to a fragmented understanding. We propose a “Task Structure-Technological Properties-Fit” framework to clarify the application of DIdM across tasks and contexts. We conducted a comprehensive review of 149 DIdM papers to define task structure (task goals and stakeholder values), task goals (identity value creation and value maintenance), stakeholders (users, service providers, identity issuers, regulators, and infrastructure builders), and DIdM properties (interoperability and self-sovereignty). We explored how these elements could align and then highlight research gaps and present a DIdM research agenda. © 2024 Elsevier B.V.</text:p>
          </table:table-cell>
          <table:table-cell table:style-name="ce18" office:value-type="string" calcext:value-type="string">
            <text:p>Blockchain; Decentralized identity management; Interdisciplinary review; Research agenda</text:p>
          </table:table-cell>
          <table:table-cell table:style-name="ce18" office:value-type="string" calcext:value-type="string">
            <text:p>Block-chain; Decentralised; Decentralized identity management; Identity management; Interdisciplinary review; Research agenda; Stakeholder values; Task structure; Technological properties; Value creation; Decentralized finance</text:p>
          </table:table-cell>
          <table:table-cell table:style-name="ce18" office:value-type="string" calcext:value-type="string">
            <text:p>English</text:p>
          </table:table-cell>
          <table:table-cell table:style-name="ce18" office:value-type="string" calcext:value-type="string">
            <text:p>Article</text:p>
          </table:table-cell>
          <table:table-cell table:style-name="ce18" office:value-type="string" calcext:value-type="string">
            <text:p>Final</text:p>
          </table:table-cell>
          <table:table-cell table:style-name="ce18"/>
          <table:table-cell table:style-name="ce18" office:value-type="string" calcext:value-type="string">
            <text:p>Scopus</text:p>
          </table:table-cell>
          <table:table-cell table:style-name="ce18" office:value-type="string" calcext:value-type="string">
            <text:p>2-s2.0-85202023992</text:p>
          </table:table-cell>
          <table:table-cell table:style-name="ce18"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Michl M.; Hof H.-J.; Katzenbeisser S.</text:p>
          </table:table-cell>
          <table:table-cell table:style-name="Default" office:value-type="string" calcext:value-type="string">
            <text:p>Michl, Marco (59502355000); Hof, Hans-Joachim (7103065227); Katzenbeisser, Stefan (22333918500)</text:p>
          </table:table-cell>
          <table:table-cell table:style-name="Default" office:value-type="string" calcext:value-type="string">
            <text:p>59502355000; 7103065227; 22333918500</text:p>
          </table:table-cell>
          <table:table-cell table:style-name="Default" office:value-type="string" calcext:value-type="string">
            <text:p>Classification, Impact, and Mitigation Strategies of Attacks in Automotive Trust Management Systems</text:p>
          </table:table-cell>
          <table:table-cell table:style-name="Default" office:value-type="float" office:value="2024" calcext:value-type="float">
            <text:p>2024</text:p>
          </table:table-cell>
          <table:table-cell table:style-name="Default" office:value-type="string" calcext:value-type="string">
            <text:p>CSCS 2024 - Proceedings of the 2024 Cyber Security in CarS Workshop, Co-Located with: CCS 2024</text:p>
          </table:table-cell>
          <table:table-cell table:style-name="Default" table:number-columns-repeated="3"/>
          <table:table-cell table:style-name="Default" office:value-type="float" office:value="61" calcext:value-type="float">
            <text:p>61</text:p>
          </table:table-cell>
          <table:table-cell table:style-name="Default" office:value-type="float" office:value="75" calcext:value-type="float">
            <text:p>75</text:p>
          </table:table-cell>
          <table:table-cell table:style-name="Default" office:value-type="float" office:value="14" calcext:value-type="float">
            <text:p>14</text:p>
          </table:table-cell>
          <table:table-cell table:style-name="Default" office:value-type="string" calcext:value-type="string">
            <text:p>10.1145/3689936.3694691</text:p>
          </table:table-cell>
          <table:table-cell table:style-name="Default" office:value-type="string" calcext:value-type="string">
            <text:p>https://www.scopus.com/inward/record.uri?eid=2-s2.0-85214231212&amp;doi=10.1145%2f3689936.3694691&amp;partnerID=40&amp;md5=72e703b48f6d1bdf214fd918eef2a741</text:p>
          </table:table-cell>
          <table:table-cell table:style-name="Default" office:value-type="string" calcext:value-type="string">
            <text:p>With the advent of connected vehicles, which provide many new comfort functions, the attack surface increased as well. Widespread "hard security"mechanisms are used to secure the vehicle and its infrastructure, but they cannot mitigate all threats, especially if inside attackers are considered. "Soft security"mechanisms, like trust and reputation systems, can help to close the attack surface further. However, such systems add complexity and can also lead to further vulnerabilities. To use such mechanisms securely, this work analyzes attacks targeting trust management systems in the automotive domain. For this purpose, a literature review was conducted, and the extracted attacks were characterized and divided into several clusters, introducing a new nomenclature of attacks against trust management for vehicles. We argue that four main categories of attacks exist. They are distinguished by their target component: communication channel, trust management layer, or application. As a fourth category, we see attacks that are enabled by the use of trust management systems. The outcome of this analysis was used to create an adversary model based on detected attack vectors and to define abstract reference attackers. These can be used to evaluate the resilience of automotive trust management systems against the analyzed attacks. Mitigation strategies against the adversary's capabilities are further presented to avoid vulnerabilities in the design of automotive trust management systems. <text:s/>© 2024 Copyright held by the owner/author(s).</text:p>
          </table:table-cell>
          <table:table-cell table:style-name="Default" office:value-type="string" calcext:value-type="string">
            <text:p>Adversary Model; Automotive; Decentralized Identity; PKI; Security; Trust Management</text:p>
          </table:table-cell>
          <table:table-cell table:style-name="Default" office:value-type="string" calcext:value-type="string">
            <text:p>Adversary modeling; Automotives; Decentralised; Decentralized identity; Mitigation strategy; PKI; Security; Security mechanism; Trust management; Trust management systems</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14231212</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Schmidt K.; Muhle A.; Gruner A.; Meinel C.</text:p>
          </table:table-cell>
          <table:table-cell office:value-type="string" calcext:value-type="string">
            <text:p>Schmidt, Kaja (57441358600); Muhle, Alexander (57210986822); Gruner, Andreas (57208162097); Meinel, Christoph (56187776800)</text:p>
          </table:table-cell>
          <table:table-cell office:value-type="string" calcext:value-type="string">
            <text:p>57441358600; 57210986822; 57208162097; 56187776800</text:p>
          </table:table-cell>
          <table:table-cell office:value-type="string" calcext:value-type="string">
            <text:p>Clear the Fog: Towards a Taxonomy of Self-Sovereign Identity Ecosystem Members</text:p>
          </table:table-cell>
          <table:table-cell office:value-type="float" office:value="2021" calcext:value-type="float">
            <text:p>2021</text:p>
          </table:table-cell>
          <table:table-cell office:value-type="string" calcext:value-type="string">
            <text:p>2021 18th International Conference on Privacy, Security and Trust, PST 2021</text:p>
          </table:table-cell>
          <table:table-cell table:number-columns-repeated="6"/>
          <table:table-cell office:value-type="string" calcext:value-type="string">
            <text:p>10.1109/PST52912.2021.9647797</text:p>
          </table:table-cell>
          <table:table-cell office:value-type="string" calcext:value-type="string">
            <text:p>https://www.scopus.com/inward/record.uri?eid=2-s2.0-85124096254&amp;doi=10.1109%2fPST52912.2021.9647797&amp;partnerID=40&amp;md5=18b305b06214d6599c6fb87ec2272f87</text:p>
          </table:table-cell>
          <table:table-cell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office:value-type="string" calcext:value-type="string">
            <text:p>Blockchain; Economic ecosystem; Identity and access management; Identity management; Self-sovereignty; Taxonomy</text:p>
          </table:table-cell>
          <table:table-cell office:value-type="string" calcext:value-type="string">
            <text:p>Blockchain; Distributed ledger; Ecosystems; 'current; Block-chain; Economic ecosystem; Framework protocol; Grey literature; Identity and access managements; Identity management; Literature reviews; Self-sovereignty; Systematisation;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096254</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astian P.; Stöcker C.; Schwalm S.</text:p>
          </table:table-cell>
          <table:table-cell office:value-type="string" calcext:value-type="string">
            <text:p>Bastian, Paul (57191433806); Stöcker, Carsten (57852461600); Schwalm, Steffen (56316046700)</text:p>
          </table:table-cell>
          <table:table-cell office:value-type="string" calcext:value-type="string">
            <text:p>57191433806; 57852461600; 56316046700</text:p>
          </table:table-cell>
          <table:table-cell office:value-type="string" calcext:value-type="string">
            <text:p>Combination of x509 and DID/VC for inheritance properties of trust in digital identities</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137" calcext:value-type="float">
            <text:p>137</text:p>
          </table:table-cell>
          <table:table-cell office:value-type="float" office:value="142" calcext:value-type="float">
            <text:p>142</text:p>
          </table:table-cell>
          <table:table-cell office:value-type="float" office:value="5" calcext:value-type="float">
            <text:p>5</text:p>
          </table:table-cell>
          <table:table-cell/>
          <table:table-cell office:value-type="string" calcext:value-type="string">
            <text:p>https://www.scopus.com/inward/record.uri?eid=2-s2.0-85136286739&amp;partnerID=40&amp;md5=7b65d720434fc960052ecf849264ed17</text:p>
          </table:table-cell>
          <table:table-cell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office:value-type="string" calcext:value-type="string">
            <text:p>DID; eIDAS; interoperability; self-sovereign identity; SSI; verifiable credentials; x509</text:p>
          </table:table-cell>
          <table:table-cell office:value-type="string" calcext:value-type="string">
            <text:p>Authentication; Interoperability; Decentralised; DID; Digital identity; EIDAS; Identity models; Inheritance property; Self-sovereign identity; SSI; Verifiable credential; X509; Electronic document identification system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286739</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Alizadeh M.; Andersson K.; Schelen O.</text:p>
          </table:table-cell>
          <table:table-cell office:value-type="string" calcext:value-type="string">
            <text:p>Alizadeh, Morteza (57218920547); Andersson, Karl (7402136130); Schelen, Olov (6602899035)</text:p>
          </table:table-cell>
          <table:table-cell office:value-type="string" calcext:value-type="string">
            <text:p>57218920547; 7402136130; 6602899035</text:p>
          </table:table-cell>
          <table:table-cell office:value-type="string" calcext:value-type="string">
            <text:p>Comparative Analysis of Decentralized Identity Approaches</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92273" calcext:value-type="float">
            <text:p>92273</text:p>
          </table:table-cell>
          <table:table-cell office:value-type="float" office:value="92283" calcext:value-type="float">
            <text:p>92283</text:p>
          </table:table-cell>
          <table:table-cell office:value-type="float" office:value="10" calcext:value-type="float">
            <text:p>10</text:p>
          </table:table-cell>
          <table:table-cell office:value-type="string" calcext:value-type="string">
            <text:p>10.1109/ACCESS.2022.3202553</text:p>
          </table:table-cell>
          <table:table-cell office:value-type="string" calcext:value-type="string">
            <text:p>https://www.scopus.com/inward/record.uri?eid=2-s2.0-85137569685&amp;doi=10.1109%2fACCESS.2022.3202553&amp;partnerID=40&amp;md5=3d8b23aeb9a074183b9681f883842ae6</text:p>
          </table:table-cell>
          <table:table-cell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 2013 IEEE.</text:p>
          </table:table-cell>
          <table:table-cell office:value-type="string" calcext:value-type="string">
            <text:p>decentralization; distributed hash table; Identification; self-sovereign identity</text:p>
          </table:table-cell>
          <table:table-cell office:value-type="string" calcext:value-type="string">
            <text:p>Data structures; Digital storage; Distributed computer systems; Distributed ledger; Learning systems; Network security; Social networking (online); Social sciences computing; Trusted computing; Block-chain; Cloud-computing; Decentralisation; Decentralised; Decentralized application; Distributed Hash Table; Identification; Privacy; Self-sovereign identity; Social networking (online);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756968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uganya K.S.; Nedunchezhian R.</text:p>
          </table:table-cell>
          <table:table-cell office:value-type="string" calcext:value-type="string">
            <text:p>Suganya, K.S. (57204240299); Nedunchezhian, R. (35812145400)</text:p>
          </table:table-cell>
          <table:table-cell office:value-type="string" calcext:value-type="string">
            <text:p>57204240299; 35812145400</text:p>
          </table:table-cell>
          <table:table-cell office:value-type="string" calcext:value-type="string">
            <text:p>Comparison of Blockchain Ecosystem for Identity Management</text:p>
          </table:table-cell>
          <table:table-cell office:value-type="float" office:value="2023" calcext:value-type="float">
            <text:p>2023</text:p>
          </table:table-cell>
          <table:table-cell office:value-type="string" calcext:value-type="string">
            <text:p>Lecture Notes in Networks and Systems</text:p>
          </table:table-cell>
          <table:table-cell office:value-type="string" calcext:value-type="string">
            <text:p>641 LNNS</text:p>
          </table:table-cell>
          <table:table-cell table:number-columns-repeated="2"/>
          <table:table-cell office:value-type="float" office:value="235" calcext:value-type="float">
            <text:p>235</text:p>
          </table:table-cell>
          <table:table-cell office:value-type="float" office:value="253" calcext:value-type="float">
            <text:p>253</text:p>
          </table:table-cell>
          <table:table-cell office:value-type="float" office:value="18" calcext:value-type="float">
            <text:p>18</text:p>
          </table:table-cell>
          <table:table-cell office:value-type="string" calcext:value-type="string">
            <text:p>10.1007/978-981-99-0483-9_21</text:p>
          </table:table-cell>
          <table:table-cell office:value-type="string" calcext:value-type="string">
            <text:p>https://www.scopus.com/inward/record.uri?eid=2-s2.0-85171374361&amp;doi=10.1007%2f978-981-99-0483-9_21&amp;partnerID=40&amp;md5=e39e6451ac2290e490c044ef254cf87a</text:p>
          </table:table-cell>
          <table:table-cell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office:value-type="string" calcext:value-type="string">
            <text:p>Bitcoin; Blockchain; Consensus protocols; COVID-19; Digital identity management; Identity theft; Pandemic; Self-sovereign identity</text:p>
          </table:table-cell>
          <table:table-cell office:value-type="string" calcext:value-type="string">
            <text:p>Authentication; Bitcoin; Blockchain; Crime; Distributed computer systems; Distributed ledger; Electronic document identification systems; Information management; Peer to peer networks; Supply chain management; Block-chain; Consensus protocols; Digital identity; Digital identity management; Identity management; Identity management systems; Identity theft; Pandemic; Self-sovereign identity; Significant discovery; COVID-19</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1374361</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Pattiyanon C.; Aoki T.</text:p>
          </table:table-cell>
          <table:table-cell office:value-type="string" calcext:value-type="string">
            <text:p>Pattiyanon, Charnon (57196011287); Aoki, Toshiaki (36179510900)</text:p>
          </table:table-cell>
          <table:table-cell office:value-type="string" calcext:value-type="string">
            <text:p>57196011287; 36179510900</text:p>
          </table:table-cell>
          <table:table-cell office:value-type="string" calcext:value-type="string">
            <text:p>Compliance SSI System Property Set to Laws, Regulations, and Technical Standards</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99370" calcext:value-type="float">
            <text:p>99370</text:p>
          </table:table-cell>
          <table:table-cell office:value-type="float" office:value="99393" calcext:value-type="float">
            <text:p>99393</text:p>
          </table:table-cell>
          <table:table-cell office:value-type="float" office:value="23" calcext:value-type="float">
            <text:p>23</text:p>
          </table:table-cell>
          <table:table-cell office:value-type="string" calcext:value-type="string">
            <text:p>10.1109/ACCESS.2022.3204112</text:p>
          </table:table-cell>
          <table:table-cell office:value-type="string" calcext:value-type="string">
            <text:p>https://www.scopus.com/inward/record.uri?eid=2-s2.0-85137860880&amp;doi=10.1109%2fACCESS.2022.3204112&amp;partnerID=40&amp;md5=73551b3c48d0fa06f232500c46369ebc</text:p>
          </table:table-cell>
          <table:table-cell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office:value-type="string" calcext:value-type="string">
            <text:p>Information security and privacy; legislative compliance; self-sovereign identity; standard compliance; system property</text:p>
          </table:table-cell>
          <table:table-cell office:value-type="string" calcext:value-type="string">
            <text:p>Blockchain; Information management; Regulatory compliance; Standards; Block-chain; Identity management systems; Information security and privacy; Legislative compliance; Privacy; Regulation; Security; Security and privacy; Self-sovereign identity; Standard compliance; System property; Authentica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7860880</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Maldonado-Ruiz D.; Torres J.; El Madhoun N.; Badra M.</text:p>
          </table:table-cell>
          <table:table-cell office:value-type="string" calcext:value-type="string">
            <text:p>Maldonado-Ruiz, Daniel (57215272789); Torres, Jenny (12240687000); El Madhoun, Nour (56764394800); Badra, Mohamad (55967026900)</text:p>
          </table:table-cell>
          <table:table-cell office:value-type="string" calcext:value-type="string">
            <text:p>57215272789; 12240687000; 56764394800; 55967026900</text:p>
          </table:table-cell>
          <table:table-cell office:value-type="string" calcext:value-type="string">
            <text:p>Current Trends in Blockchain Implementations on the Paradigm of Public Key Infrastructure: A Survey</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17641" calcext:value-type="float">
            <text:p>17641</text:p>
          </table:table-cell>
          <table:table-cell office:value-type="float" office:value="17655" calcext:value-type="float">
            <text:p>17655</text:p>
          </table:table-cell>
          <table:table-cell office:value-type="float" office:value="14" calcext:value-type="float">
            <text:p>14</text:p>
          </table:table-cell>
          <table:table-cell office:value-type="string" calcext:value-type="string">
            <text:p>10.1109/ACCESS.2022.3145156</text:p>
          </table:table-cell>
          <table:table-cell office:value-type="string" calcext:value-type="string">
            <text:p>https://www.scopus.com/inward/record.uri?eid=2-s2.0-85123692332&amp;doi=10.1109%2fACCESS.2022.3145156&amp;partnerID=40&amp;md5=cc8ecda6b653ec7abf62b345ab504c73</text:p>
          </table:table-cell>
          <table:table-cell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office:value-type="string" calcext:value-type="string">
            <text:p>BKI; Blockchain; Decentralised; Identity management; PKI; Smart-contracts</text:p>
          </table:table-cell>
          <table:table-cell office:value-type="string" calcext:value-type="string">
            <text:p>Blockchain; Distributed ledger; Public key cryptography; 'current; BKI; Block-chain; Decentralised; Identity management; Internet tools; Market researches; Public key infrastructure; Public keys;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23692332</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Alamri B.; Crowley K.; Richardson I.</text:p>
          </table:table-cell>
          <table:table-cell office:value-type="string" calcext:value-type="string">
            <text:p>Alamri, Bandar (57219292346); Crowley, Katie (36602443000); Richardson, Ita (23006200900)</text:p>
          </table:table-cell>
          <table:table-cell office:value-type="string" calcext:value-type="string">
            <text:p>57219292346; 36602443000; 23006200900</text:p>
          </table:table-cell>
          <table:table-cell office:value-type="string" calcext:value-type="string">
            <text:p>Cybersecurity Risk Management Framework for Blockchain Identity Management Systems in Health IoT</text:p>
          </table:table-cell>
          <table:table-cell office:value-type="float" office:value="2023" calcext:value-type="float">
            <text:p>2023</text:p>
          </table:table-cell>
          <table:table-cell office:value-type="string" calcext:value-type="string">
            <text:p>Sensors</text:p>
          </table:table-cell>
          <table:table-cell office:value-type="float" office:value="23" calcext:value-type="float">
            <text:p>23</text:p>
          </table:table-cell>
          <table:table-cell office:value-type="float" office:value="1" calcext:value-type="float">
            <text:p>1</text:p>
          </table:table-cell>
          <table:table-cell office:value-type="float" office:value="218" calcext:value-type="float">
            <text:p>218</text:p>
          </table:table-cell>
          <table:table-cell table:number-columns-repeated="3"/>
          <table:table-cell office:value-type="string" calcext:value-type="string">
            <text:p>10.3390/s23010218</text:p>
          </table:table-cell>
          <table:table-cell office:value-type="string" calcext:value-type="string">
            <text:p>https://www.scopus.com/inward/record.uri?eid=2-s2.0-85145879476&amp;doi=10.3390%2fs23010218&amp;partnerID=40&amp;md5=724f2d91bd11bb724ef5c3e7021dab79</text:p>
          </table:table-cell>
          <table:table-cell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office:value-type="string" calcext:value-type="string">
            <text:p>Blockchain; Health IoT; identity management; privacy impact assessment; security risk assessment; security risk management; taxonomy</text:p>
          </table:table-cell>
          <table:table-cell office:value-type="string" calcext:value-type="string">
            <text:p>Awareness; Blockchain; Computer Security; Dietary Supplements; Risk Management; Blockchain; Cybersecurity; Information management; Internet of things; Risk assessment; Risk management; Sensitive data; Taxonomies; Block-chain; Cyber security; Health IoT; Identity management; Identity management systems; Impact assessments; Privacy impact assessment; Risk management framework; Security risk assessments; Security risk managements; awareness; computer security; dietary supplement; risk management; Health risk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45879476</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Janssen M.; Brous P.; Estevez E.; Barbosa L.S.; Janowski T.</text:p>
          </table:table-cell>
          <table:table-cell office:value-type="string" calcext:value-type="string">
            <text:p>Janssen, Marijn (16199813000); Brous, Paul (56764260100); Estevez, Elsa (16642657700); Barbosa, Luis S. (35605847400); Janowski, Tomasz (55174597100)</text:p>
          </table:table-cell>
          <table:table-cell office:value-type="string" calcext:value-type="string">
            <text:p>16199813000; 56764260100; 16642657700; 35605847400; 55174597100</text:p>
          </table:table-cell>
          <table:table-cell office:value-type="string" calcext:value-type="string">
            <text:p>Data governance: Organizing data for trustworthy Artificial Intelligence</text:p>
          </table:table-cell>
          <table:table-cell office:value-type="float" office:value="2020" calcext:value-type="float">
            <text:p>2020</text:p>
          </table:table-cell>
          <table:table-cell office:value-type="string" calcext:value-type="string">
            <text:p>Government Information Quarterly</text:p>
          </table:table-cell>
          <table:table-cell office:value-type="float" office:value="37" calcext:value-type="float">
            <text:p>37</text:p>
          </table:table-cell>
          <table:table-cell office:value-type="float" office:value="3" calcext:value-type="float">
            <text:p>3</text:p>
          </table:table-cell>
          <table:table-cell office:value-type="float" office:value="101493" calcext:value-type="float">
            <text:p>101493</text:p>
          </table:table-cell>
          <table:table-cell table:number-columns-repeated="3"/>
          <table:table-cell office:value-type="string" calcext:value-type="string">
            <text:p>10.1016/j.giq.2020.101493</text:p>
          </table:table-cell>
          <table:table-cell office:value-type="string" calcext:value-type="string">
            <text:p>https://www.scopus.com/inward/record.uri?eid=2-s2.0-85086716238&amp;doi=10.1016%2fj.giq.2020.101493&amp;partnerID=40&amp;md5=331cf5267b115bff7a0fd21d57047b41</text:p>
          </table:table-cell>
          <table:table-cell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office:value-type="string" calcext:value-type="string">
            <text:p>AI; Algorithmic governance; Artificial Intelligence; Big data; Data governance; Information sharing; Trusted framework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86716238</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Yang Z.; Salman T.; Jain R.; Pietro R.D.</text:p>
          </table:table-cell>
          <table:table-cell office:value-type="string" calcext:value-type="string">
            <text:p>Yang, Zebo (57205244659); Salman, Tara (56446577200); Jain, Raj (56038963500); Pietro, Roberto Di (57216385914)</text:p>
          </table:table-cell>
          <table:table-cell office:value-type="string" calcext:value-type="string">
            <text:p>57205244659; 56446577200; 56038963500; 57216385914</text:p>
          </table:table-cell>
          <table:table-cell office:value-type="string" calcext:value-type="string">
            <text:p>Decentralization Using Quantum Blockchain: A Theoretical Analysis</text:p>
          </table:table-cell>
          <table:table-cell office:value-type="float" office:value="2022" calcext:value-type="float">
            <text:p>2022</text:p>
          </table:table-cell>
          <table:table-cell office:value-type="string" calcext:value-type="string">
            <text:p>IEEE Transactions on Quantum Engineering</text:p>
          </table:table-cell>
          <table:table-cell office:value-type="float" office:value="3" calcext:value-type="float">
            <text:p>3</text:p>
          </table:table-cell>
          <table:table-cell/>
          <table:table-cell office:value-type="float" office:value="4100716" calcext:value-type="float">
            <text:p>4100716</text:p>
          </table:table-cell>
          <table:table-cell table:number-columns-repeated="3"/>
          <table:table-cell office:value-type="string" calcext:value-type="string">
            <text:p>10.1109/TQE.2022.3207111</text:p>
          </table:table-cell>
          <table:table-cell office:value-type="string" calcext:value-type="string">
            <text:p>https://www.scopus.com/inward/record.uri?eid=2-s2.0-85139429785&amp;doi=10.1109%2fTQE.2022.3207111&amp;partnerID=40&amp;md5=950838d42cb64063b593f5e9cc67fa32</text:p>
          </table:table-cell>
          <table:table-cell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office:value-type="string" calcext:value-type="string">
            <text:p>Blockchains; consensus protocol; decentralized applications; identity management systems; quantum computing; quantum networks</text:p>
          </table:table-cell>
          <table:table-cell office:value-type="string" calcext:value-type="string">
            <text:p>Blockchain; Conceptual design; Distributed computer systems; Hash functions; Network security; Peer to peer networks; Public key cryptography; Quantum computers; Quantum cryptography; Block-chain; Consensus protocols; Decentralised; Decentralized application; Identity management systems; Peer-to-peer computing; Quantum Computing; Quantum network; Security; Authentica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942978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ai Y.; Lei H.; Li S.; Gao H.; Li J.; Li L.</text:p>
          </table:table-cell>
          <table:table-cell office:value-type="string" calcext:value-type="string">
            <text:p>Bai, Yirui (57821271200); Lei, Hong (57220189358); Li, Suozai (57821271100); Gao, Haoyu (57222371287); Li, Jun (57216663839); Li, Leixiao (57205754335)</text:p>
          </table:table-cell>
          <table:table-cell office:value-type="string" calcext:value-type="string">
            <text:p>57821271200; 57220189358; 57821271100; 57222371287; 57216663839; 57205754335</text:p>
          </table:table-cell>
          <table:table-cell office:value-type="string" calcext:value-type="string">
            <text:p>Decentralized and Self-Sovereign Identity in the Era of Blockchain: A Survey</text:p>
          </table:table-cell>
          <table:table-cell office:value-type="float" office:value="2022" calcext:value-type="float">
            <text:p>2022</text:p>
          </table:table-cell>
          <table:table-cell office:value-type="string" calcext:value-type="string">
            <text:p>Proceedings - 2022 IEEE International Conference on Blockchain, Blockchain 2022</text:p>
          </table:table-cell>
          <table:table-cell table:number-columns-repeated="3"/>
          <table:table-cell office:value-type="float" office:value="500" calcext:value-type="float">
            <text:p>500</text:p>
          </table:table-cell>
          <table:table-cell office:value-type="float" office:value="507" calcext:value-type="float">
            <text:p>507</text:p>
          </table:table-cell>
          <table:table-cell office:value-type="float" office:value="7" calcext:value-type="float">
            <text:p>7</text:p>
          </table:table-cell>
          <table:table-cell office:value-type="string" calcext:value-type="string">
            <text:p>10.1109/Blockchain55522.2022.00077</text:p>
          </table:table-cell>
          <table:table-cell office:value-type="string" calcext:value-type="string">
            <text:p>https://www.scopus.com/inward/record.uri?eid=2-s2.0-85139981564&amp;doi=10.1109%2fBlockchain55522.2022.00077&amp;partnerID=40&amp;md5=24137077537c6438e86076468a63ab2c</text:p>
          </table:table-cell>
          <table:table-cell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office:value-type="string" calcext:value-type="string">
            <text:p>blockchain; decentralization; digital identity; self-sovereign identity</text:p>
          </table:table-cell>
          <table:table-cell office:value-type="string" calcext:value-type="string">
            <text:p>Authentication; Electronic document identification systems; Block-chain; Centralised; Decentralisation; Decentralised; Digital economy; Digital identity; Identity models; Metaverses; Self-sovereign identity; Web 3.0;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9981564</text:p>
          </table:table-cell>
          <table:table-cell table:number-columns-repeated="997"/>
        </table:table-row>
        <table:table-row table:style-name="ro3">
          <table:table-cell table:number-columns-repeated="3" table:style-name="ce18" office:value-type="string" calcext:value-type="string">
            <text:p>Y</text:p>
          </table:table-cell>
          <table:table-cell table:style-name="ce18"/>
          <table:table-cell table:style-name="ce18" office:value-type="string" calcext:value-type="string">
            <text:p>Čučko Š.; Turkanović M.</text:p>
          </table:table-cell>
          <table:table-cell table:style-name="ce18" office:value-type="string" calcext:value-type="string">
            <text:p>Čučko, Špela (57304444500); Turkanović, Muhamed (55772396700)</text:p>
          </table:table-cell>
          <table:table-cell table:style-name="ce18" office:value-type="string" calcext:value-type="string">
            <text:p>57304444500; 55772396700</text:p>
          </table:table-cell>
          <table:table-cell table:style-name="ce18" office:value-type="string" calcext:value-type="string">
            <text:p>Decentralized and Self-Sovereign Identity: Systematic Mapping Study</text:p>
          </table:table-cell>
          <table:table-cell table:style-name="ce18" office:value-type="float" office:value="2021" calcext:value-type="float">
            <text:p>2021</text:p>
          </table:table-cell>
          <table:table-cell table:style-name="ce18" office:value-type="string" calcext:value-type="string">
            <text:p>IEEE Access</text:p>
          </table:table-cell>
          <table:table-cell table:style-name="ce18" office:value-type="float" office:value="9" calcext:value-type="float">
            <text:p>9</text:p>
          </table:table-cell>
          <table:table-cell table:style-name="ce18" table:number-columns-repeated="2"/>
          <table:table-cell table:style-name="ce18" office:value-type="float" office:value="139009" calcext:value-type="float">
            <text:p>139009</text:p>
          </table:table-cell>
          <table:table-cell table:style-name="ce18" office:value-type="float" office:value="139027" calcext:value-type="float">
            <text:p>139027</text:p>
          </table:table-cell>
          <table:table-cell table:style-name="ce18" office:value-type="float" office:value="18" calcext:value-type="float">
            <text:p>18</text:p>
          </table:table-cell>
          <table:table-cell table:style-name="ce18" office:value-type="string" calcext:value-type="string">
            <text:p>10.1109/ACCESS.2021.3117588</text:p>
          </table:table-cell>
          <table:table-cell table:style-name="ce18" office:value-type="string" calcext:value-type="string">
            <text:p>https://www.scopus.com/inward/record.uri?eid=2-s2.0-85117612381&amp;doi=10.1109%2fACCESS.2021.3117588&amp;partnerID=40&amp;md5=48ee45f57554aa48cf1608bc18ef027f</text:p>
          </table:table-cell>
          <table:table-cell table:style-name="ce18" office:value-type="string" calcext:value-type="string">
            <text:p>Self-Sovereign Identity is an emerging, user-centric, decentralized identity approach utilizing some form of decentralized technology. It provides a means for digital identification without reliance on any external authority, enabling entities to control their identity and data flow during digital interactions while enhancing security and privacy. With the rise of blockchain technology, Self-Sovereign Identity is gathering momentum in academia and industry while the number of research papers increases rapidly. However, Self-Sovereign Identity is still a young unstructured field in its early stages of research. Thus, a systematic mapping methodology was adopted to provide a coarse-grained overview of decentralized and Self-Sovereign Identity and structure the research area by identifying, analyzing, and classifying the research papers according to predefined parameters, which is to say according to their contribution, application domain, IT field, research type, research method, and place of publication. Furthermore, the nature and scope of the research were determined, while existing research topics, gained insights into trends, demographics, challenges, gaps, and opportunities for future research were also presented. The results suggest that validation research and solution proposals prevail, addressing decentralized identity in a general matter. Papers mainly propose systems/solutions, architectures, and frameworks, focusing on authentication, security, privacy, and trust, while there are hardly any studies researching usability, user experience, patterns, and good practices. <text:s/>© 2013 IEEE.</text:p>
          </table:table-cell>
          <table:table-cell table:style-name="ce18" office:value-type="string" calcext:value-type="string">
            <text:p>Blockchain; decentralized; identifier; identity; self-sovereign; self-sovereign identity; SSI</text:p>
          </table:table-cell>
          <table:table-cell table:style-name="ce18" office:value-type="string" calcext:value-type="string">
            <text:p>Mapping; Block-chain; Decentralised; Identifier; Identity; Research papers; Self-sovereign; Self-sovereign identity; SSI; Systematic mapping studies; User-centric; Blockchain</text:p>
          </table:table-cell>
          <table:table-cell table:style-name="ce18" office:value-type="string" calcext:value-type="string">
            <text:p>English</text:p>
          </table:table-cell>
          <table:table-cell table:style-name="ce18" office:value-type="string" calcext:value-type="string">
            <text:p>Article</text:p>
          </table:table-cell>
          <table:table-cell table:style-name="ce18" office:value-type="string" calcext:value-type="string">
            <text:p>Final</text:p>
          </table:table-cell>
          <table:table-cell table:style-name="ce18" office:value-type="string" calcext:value-type="string">
            <text:p>All Open Access; Gold Open Access; Green Open Access</text:p>
          </table:table-cell>
          <table:table-cell table:style-name="ce18" office:value-type="string" calcext:value-type="string">
            <text:p>Scopus</text:p>
          </table:table-cell>
          <table:table-cell table:style-name="ce18" office:value-type="string" calcext:value-type="string">
            <text:p>2-s2.0-85117612381</text:p>
          </table:table-cell>
          <table:table-cell table:style-name="ce18" table:number-columns-repeated="997"/>
        </table:table-row>
        <table:table-row table:style-name="ro3">
          <table:table-cell office:value-type="string" calcext:value-type="string">
            <text:p>No</text:p>
          </table:table-cell>
          <table:table-cell table:number-columns-repeated="3"/>
          <table:table-cell office:value-type="string" calcext:value-type="string">
            <text:p>Reed H.; Dailey N.</text:p>
          </table:table-cell>
          <table:table-cell office:value-type="string" calcext:value-type="string">
            <text:p>Reed, Harvey (18635129200); Dailey, Nathaniel (57214800079)</text:p>
          </table:table-cell>
          <table:table-cell office:value-type="string" calcext:value-type="string">
            <text:p>18635129200; 57214800079</text:p>
          </table:table-cell>
          <table:table-cell office:value-type="string" calcext:value-type="string">
            <text:p>Decentralized Approaches Disrupt Multi-Stakeholder Activities</text:p>
          </table:table-cell>
          <table:table-cell office:value-type="float" office:value="2023" calcext:value-type="float">
            <text:p>2023</text:p>
          </table:table-cell>
          <table:table-cell office:value-type="string" calcext:value-type="string">
            <text:p>Proceedings of SPIE - The International Society for Optical Engineering</text:p>
          </table:table-cell>
          <table:table-cell office:value-type="float" office:value="12542" calcext:value-type="float">
            <text:p>12542</text:p>
          </table:table-cell>
          <table:table-cell/>
          <table:table-cell office:value-type="float" office:value="1254209" calcext:value-type="float">
            <text:p>1254209</text:p>
          </table:table-cell>
          <table:table-cell table:number-columns-repeated="3"/>
          <table:table-cell office:value-type="string" calcext:value-type="string">
            <text:p>10.1117/12.2665997</text:p>
          </table:table-cell>
          <table:table-cell office:value-type="string" calcext:value-type="string">
            <text:p>https://www.scopus.com/inward/record.uri?eid=2-s2.0-85171292303&amp;doi=10.1117%2f12.2665997&amp;partnerID=40&amp;md5=2270c9c69541dbb739872cf47da3780a</text:p>
          </table:table-cell>
          <table:table-cell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office:value-type="string" calcext:value-type="string">
            <text:p>Blockchain; Decentralization; Ledger; Space; Supply Chain; Traceability</text:p>
          </table:table-cell>
          <table:table-cell office:value-type="string" calcext:value-type="string">
            <text:p>Blockchain; Digital storage; Distributed ledger; Information analysis; Information dissemination; National security; Block-chain; Data technologies; Decentralisation; Decentralised; Decentralized approach; Information sharing; Ledg; Multi-stakeholder; Space; Traceability; Supply chain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1292303</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da Fonseca L.M.M.; Barzegar H.R.; Pahl C.</text:p>
          </table:table-cell>
          <table:table-cell office:value-type="string" calcext:value-type="string">
            <text:p>da Fonseca, Laura Maria Marques (58759819400); Barzegar, Hamid R. (57193016292); Pahl, Claus (55049859200)</text:p>
          </table:table-cell>
          <table:table-cell office:value-type="string" calcext:value-type="string">
            <text:p>58759819400; 57193016292; 55049859200</text:p>
          </table:table-cell>
          <table:table-cell office:value-type="string" calcext:value-type="string">
            <text:p>Decentralized Identification and Information Exchange in Distributed, Blockchain-Based Internet Architectures: A Technology Review</text:p>
          </table:table-cell>
          <table:table-cell office:value-type="float" office:value="2023" calcext:value-type="float">
            <text:p>2023</text:p>
          </table:table-cell>
          <table:table-cell office:value-type="string" calcext:value-type="string">
            <text:p>International Conference on Web Information Systems and Technologies, WEBIST - Proceedings</text:p>
          </table:table-cell>
          <table:table-cell table:number-columns-repeated="3"/>
          <table:table-cell office:value-type="float" office:value="535" calcext:value-type="float">
            <text:p>535</text:p>
          </table:table-cell>
          <table:table-cell office:value-type="float" office:value="544" calcext:value-type="float">
            <text:p>544</text:p>
          </table:table-cell>
          <table:table-cell office:value-type="float" office:value="9" calcext:value-type="float">
            <text:p>9</text:p>
          </table:table-cell>
          <table:table-cell office:value-type="string" calcext:value-type="string">
            <text:p>10.5220/0012254900003584</text:p>
          </table:table-cell>
          <table:table-cell office:value-type="string" calcext:value-type="string">
            <text:p>https://www.scopus.com/inward/record.uri?eid=2-s2.0-85179584782&amp;doi=10.5220%2f0012254900003584&amp;partnerID=40&amp;md5=412586bb63c175952699e66566d8f07a</text:p>
          </table:table-cell>
          <table:table-cell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office:value-type="string" calcext:value-type="string">
            <text:p>Blockchain; Decentralized Identity; Identity Management; Verifiable Credentials; W3C DID Standard</text:p>
          </table:table-cell>
          <table:table-cell office:value-type="string" calcext:value-type="string">
            <text:p>Authentication; Codes (symbols); Electronic data interchange; Information dissemination; Information management; Network architecture; Block-chain; Decentralised; Decentralized identification; Decentralized identity; Decentralized informations; Identity management; Information exchanges; Verifiable credential; W3C decentralized identifier standard;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79584782</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atybaldy A.; Hasselgren A.; Nowostawski M.</text:p>
          </table:table-cell>
          <table:table-cell office:value-type="string" calcext:value-type="string">
            <text:p>Satybaldy, Abylay (57203937501); Hasselgren, Anton (57195804177); Nowostawski, Mariusz (6602614040)</text:p>
          </table:table-cell>
          <table:table-cell office:value-type="string" calcext:value-type="string">
            <text:p>57203937501; 57195804177; 6602614040</text:p>
          </table:table-cell>
          <table:table-cell office:value-type="string" calcext:value-type="string">
            <text:p>DECENTRALIZED IDENTITY MANAGEMENT FOR E-HEALTH APPLICATIONS: STATE-OF-THE-ART AND GUIDANCE FOR FUTURE WORK</text:p>
          </table:table-cell>
          <table:table-cell office:value-type="float" office:value="2022" calcext:value-type="float">
            <text:p>2022</text:p>
          </table:table-cell>
          <table:table-cell office:value-type="string" calcext:value-type="string">
            <text:p>Blockchain in Healthcare Today</text:p>
          </table:table-cell>
          <table:table-cell office:value-type="float" office:value="5" calcext:value-type="float">
            <text:p>5</text:p>
          </table:table-cell>
          <table:table-cell office:value-type="string" calcext:value-type="string">
            <text:p>Special issue</text:p>
          </table:table-cell>
          <table:table-cell office:value-type="float" office:value="195" calcext:value-type="float">
            <text:p>195</text:p>
          </table:table-cell>
          <table:table-cell table:number-columns-repeated="3"/>
          <table:table-cell office:value-type="string" calcext:value-type="string">
            <text:p>10.30953/bhty.v5.195</text:p>
          </table:table-cell>
          <table:table-cell office:value-type="string" calcext:value-type="string">
            <text:p>https://www.scopus.com/inward/record.uri?eid=2-s2.0-85132718328&amp;doi=10.30953%2fbhty.v5.195&amp;partnerID=40&amp;md5=b7c743af35eddb9f9ef00af21a904129</text:p>
          </table:table-cell>
          <table:table-cell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office:value-type="string" calcext:value-type="string">
            <text:p>blockchain; decentralized identity; identity management; virtual healthcare</text:p>
          </table:table-cell>
          <table:table-cell office:value-type="string" calcext:value-type="string">
            <text:p>Authentication; Distributed ledger; Electronic document identification systems; Sensitive data; 'current; Block-chain; Decentralised; Decentralized identity; Digital identity; Digital identity management; e-Health applications; Identity management; State of the art; Virtual healthcare;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2718328</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Polychronaki M.; Xevgenis M.G.; Kogias D.G.; Leligou H.C.</text:p>
          </table:table-cell>
          <table:table-cell table:style-name="Default" office:value-type="string" calcext:value-type="string">
            <text:p>Polychronaki, Maria (12785386000); Xevgenis, Michael G. (57192102980); Kogias, Dimitrios G. (56896083200); Leligou, Hellen C. (6602311122)</text:p>
          </table:table-cell>
          <table:table-cell table:style-name="Default" office:value-type="string" calcext:value-type="string">
            <text:p>12785386000; 57192102980; 56896083200; 6602311122</text:p>
          </table:table-cell>
          <table:table-cell table:style-name="Default" office:value-type="string" calcext:value-type="string">
            <text:p>Decentralized Identity Management for Metaverse-Enhanced Education: A Literature Review</text:p>
          </table:table-cell>
          <table:table-cell table:style-name="Default" office:value-type="float" office:value="2024" calcext:value-type="float">
            <text:p>2024</text:p>
          </table:table-cell>
          <table:table-cell table:style-name="Default" office:value-type="string" calcext:value-type="string">
            <text:p>Electronics (Switzerland)</text:p>
          </table:table-cell>
          <table:table-cell table:style-name="Default" office:value-type="float" office:value="13" calcext:value-type="float">
            <text:p>13</text:p>
          </table:table-cell>
          <table:table-cell table:style-name="Default" office:value-type="float" office:value="19" calcext:value-type="float">
            <text:p>19</text:p>
          </table:table-cell>
          <table:table-cell table:style-name="Default" office:value-type="float" office:value="3887" calcext:value-type="float">
            <text:p>3887</text:p>
          </table:table-cell>
          <table:table-cell table:style-name="Default" table:number-columns-repeated="3"/>
          <table:table-cell table:style-name="Default" office:value-type="string" calcext:value-type="string">
            <text:p>10.3390/electronics13193887</text:p>
          </table:table-cell>
          <table:table-cell table:style-name="Default" office:value-type="string" calcext:value-type="string">
            <text:p>https://www.scopus.com/inward/record.uri?eid=2-s2.0-85206333626&amp;doi=10.3390%2felectronics13193887&amp;partnerID=40&amp;md5=69e44116ac4b9fd44711a9d2b4f5fd0a</text:p>
          </table:table-cell>
          <table:table-cell table:style-name="Default" office:value-type="string" calcext:value-type="string">
            <text:p>As we transition into the era of Web 3.0, where decentralized information and user privacy are paramount, emerging technologies are reshaping the way in which personal data are managed. This paper focuses on decentralized identity management (DID) in the metaverse, particularly within the education sector, which has rapidly embraced digital tools for e-learning, especially since the COVID-19 pandemic. Technologies such as blockchain, artificial intelligence (AI), and virtual and augmented reality (VR/AR) are increasingly integrated into educational platforms, raising questions about privacy, security, and interoperability. This literature review examines the current landscape of DID in metaverse-based educational applications. Through a systematic methodology, relevant academic papers were identified, filtered, and analyzed based on four key criteria: standardization, interoperability, application scalability, and security/privacy considerations. The paper provides a comparative analysis of these papers to assess the maturity of DID implementations, highlight existing challenges, and suggest future research directions in the intersection of decentralized identity and educational metaverse applications. © 2024 by the authors.</text:p>
          </table:table-cell>
          <table:table-cell table:style-name="Default" office:value-type="string" calcext:value-type="string">
            <text:p>decentralized identity management; education; interoperability; literature review; metaverse; scalability; standardization</text:p>
          </table:table-cell>
          <table:table-cell table:style-name="Default"/>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206333626</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Butincu C.N.; Alexandrescu A.</text:p>
          </table:table-cell>
          <table:table-cell table:style-name="Default" office:value-type="string" calcext:value-type="string">
            <text:p>Butincu, Cristian Nicolae (56491039700); Alexandrescu, Adrian (55397667500)</text:p>
          </table:table-cell>
          <table:table-cell table:style-name="Default" office:value-type="string" calcext:value-type="string">
            <text:p>56491039700; 55397667500</text:p>
          </table:table-cell>
          <table:table-cell table:style-name="Default" office:value-type="string" calcext:value-type="string">
            <text:p>Design Aspects of Decentralized Identifiers and Self-Sovereign Identity Systems</text:p>
          </table:table-cell>
          <table:table-cell table:style-name="Default" office:value-type="float" office:value="2024" calcext:value-type="float">
            <text:p>2024</text:p>
          </table:table-cell>
          <table:table-cell table:style-name="Default" office:value-type="string" calcext:value-type="string">
            <text:p>IEEE Access</text:p>
          </table:table-cell>
          <table:table-cell table:style-name="Default" office:value-type="float" office:value="12" calcext:value-type="float">
            <text:p>12</text:p>
          </table:table-cell>
          <table:table-cell table:style-name="Default" table:number-columns-repeated="2"/>
          <table:table-cell table:style-name="Default" office:value-type="float" office:value="60928" calcext:value-type="float">
            <text:p>60928</text:p>
          </table:table-cell>
          <table:table-cell table:style-name="Default" office:value-type="float" office:value="60942" calcext:value-type="float">
            <text:p>60942</text:p>
          </table:table-cell>
          <table:table-cell table:style-name="Default" office:value-type="float" office:value="14" calcext:value-type="float">
            <text:p>14</text:p>
          </table:table-cell>
          <table:table-cell table:style-name="Default" office:value-type="string" calcext:value-type="string">
            <text:p>10.1109/ACCESS.2024.3394537</text:p>
          </table:table-cell>
          <table:table-cell table:style-name="Default" office:value-type="string" calcext:value-type="string">
            <text:p>https://www.scopus.com/inward/record.uri?eid=2-s2.0-85192158620&amp;doi=10.1109%2fACCESS.2024.3394537&amp;partnerID=40&amp;md5=e62635d2cacaa9e024d648c44bce5698</text:p>
          </table:table-cell>
          <table:table-cell table:style-name="Default" office:value-type="string" calcext:value-type="string">
            <text:p>The increased digitalization of society raises concerns regarding data protection and user privacy, and criticism on how the companies handle user data without being transparent and without providing adequate mechanisms for users to control how their own data is being processed or shared. To address this problem and open the way for a secure and efficient society, where the privacy of citizens is paramount, the identity concept and proof of identity mechanisms need to be redesigned from the ground up. In this paper we discuss how the emerging Web3 technologies like distributed ledger technology (DLT), blockchain, smart contracts, decentralized storage systems, and crypto wallets can be leveraged to design and implement a decentralized digital identity system based on decentralized identifiers (DID) and self-sovereign identities (SSI). Such a system puts the users in full control over their own data while also providing a solid backbone for building interoperable systems that are secure, scalable, and efficient. We propose different architectures for the decentralized identity infrastructure and storage layer, and also discuss the mapping of these architectures on cloud platforms. The main goal is to provide an architectural blueprint for a scalable, secure, privacy-preserving and trusted system. 2024 The Authors. This work is licensed under a Creative Commons Attribution 4.0 License.</text:p>
          </table:table-cell>
          <table:table-cell table:style-name="Default" office:value-type="string" calcext:value-type="string">
            <text:p>Blockchain; crypto wallets; decentralized identifiers; distributed ledger; distributed storage; self-sovereign identity; smart contracts</text:p>
          </table:table-cell>
          <table:table-cell table:style-name="Default" office:value-type="string" calcext:value-type="string">
            <text:p>Architecture; Blockchain; Digital storage; Distributed ledger; Interoperability; Online systems; Privacy-preserving techniques; Block-chain; Cloud-computing; Crypto wallet; Decentralised; Decentralized identifier; Distributed storage; Europe; Objects recognition; Privacy; Self-sovereign identity; Social networking (online); Smart contract</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192158620</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Ziegler L.; Grabatin M.; Pöhn D.; Hommel W.</text:p>
          </table:table-cell>
          <table:table-cell table:style-name="Default" office:value-type="string" calcext:value-type="string">
            <text:p>Ziegler, Leonhard (57866089500); Grabatin, Michael (57188741862); Pöhn, Daniela (56584671400); Hommel, Wolfgang (13607582100)</text:p>
          </table:table-cell>
          <table:table-cell table:style-name="Default" office:value-type="string" calcext:value-type="string">
            <text:p>57866089500; 57188741862; 56584671400; 13607582100</text:p>
          </table:table-cell>
          <table:table-cell table:style-name="Default" office:value-type="string" calcext:value-type="string">
            <text:p>Designing a security incident response process for self-sovereign identities</text:p>
          </table:table-cell>
          <table:table-cell table:style-name="Default" office:value-type="float" office:value="2025" calcext:value-type="float">
            <text:p>2025</text:p>
          </table:table-cell>
          <table:table-cell table:style-name="Default" office:value-type="string" calcext:value-type="string">
            <text:p>Eurasip Journal on Information Security</text:p>
          </table:table-cell>
          <table:table-cell table:style-name="Default" office:value-type="float" office:value="2025" calcext:value-type="float">
            <text:p>2025</text:p>
          </table:table-cell>
          <table:table-cell table:style-name="Default" office:value-type="float" office:value="1" calcext:value-type="float">
            <text:p>1</text:p>
          </table:table-cell>
          <table:table-cell table:style-name="Default" office:value-type="float" office:value="12" calcext:value-type="float">
            <text:p>12</text:p>
          </table:table-cell>
          <table:table-cell table:style-name="Default" table:number-columns-repeated="3"/>
          <table:table-cell table:style-name="Default" office:value-type="string" calcext:value-type="string">
            <text:p>10.1186/s13635-025-00195-6</text:p>
          </table:table-cell>
          <table:table-cell table:style-name="Default" office:value-type="string" calcext:value-type="string">
            <text:p>https://www.scopus.com/inward/record.uri?eid=2-s2.0-105000507373&amp;doi=10.1186%2fs13635-025-00195-6&amp;partnerID=40&amp;md5=04fdb71fa65867393262cd71e19de00c</text:p>
          </table:table-cell>
          <table:table-cell table:style-name="Default" office:value-type="string" calcext:value-type="string">
            <text:p>While self-sovereign identities (SSI) have been gaining more traction, the topic of SSI security has yet to be addressed. Especially regarding response procedures to security incidents, no prior work is available. However, incident response processes are essential to systematically respond to a security incident in a timely manner. We first evaluate the current state-of-the-art by conducting a literature survey and contacting organizations that offer SSI. The insights underpin the subject’s relevance, highlighting that incident response capabilities are just starting to be developed. Contributing to this development, we identify the challenges of building a security incident response process for SSI. Mainly, the decentralized nature inhibits the utilization of known best practices, which all focus on building a centralized incident response capability. However, even in the case of SSI, some centralized entities may exist. Therefore, we design two variants of SIR processes: one more centralized and one more decentralized. For the latter, the problem size is reduced in the first step by identifying all the stakeholders within an SSI ecosystem and then analyzing possible proactive and reactive measures each participant can access. This procedure leads to the grouping of SSI system participants into three distinct domains of incident response. For each domain, different capabilities for handling incidents are introduced depending on the involved stakeholders, their infrastructure, and their goals. To demonstrate the procedures, incident scenarios for each domain highlight the workflows during incident handling. © The Author(s) 2025.</text:p>
          </table:table-cell>
          <table:table-cell table:style-name="Default" office:value-type="string" calcext:value-type="string">
            <text:p>Identity management; Security; Security incident response; Self-sovereign identity; SIR; SSI</text:p>
          </table:table-cell>
          <table:table-cell table:style-name="Default" office:value-type="string" calcext:value-type="string">
            <text:p>Centralised; Identity management; Incident response; Response process; Security; Security incident; Security incident response; Self-sovereign identity; SIR</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105000507373</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Venkatraman S.; Parvin S.</text:p>
          </table:table-cell>
          <table:table-cell office:value-type="string" calcext:value-type="string">
            <text:p>Venkatraman, Sitalakshmi (15837688400); Parvin, Sazia (24344520800)</text:p>
          </table:table-cell>
          <table:table-cell office:value-type="string" calcext:value-type="string">
            <text:p>15837688400; 24344520800</text:p>
          </table:table-cell>
          <table:table-cell office:value-type="string" calcext:value-type="string">
            <text:p>Developing an IoT Identity Management System Using Blockchain</text:p>
          </table:table-cell>
          <table:table-cell office:value-type="float" office:value="2022" calcext:value-type="float">
            <text:p>2022</text:p>
          </table:table-cell>
          <table:table-cell office:value-type="string" calcext:value-type="string">
            <text:p>Systems</text:p>
          </table:table-cell>
          <table:table-cell office:value-type="float" office:value="10" calcext:value-type="float">
            <text:p>10</text:p>
          </table:table-cell>
          <table:table-cell office:value-type="float" office:value="2" calcext:value-type="float">
            <text:p>2</text:p>
          </table:table-cell>
          <table:table-cell office:value-type="float" office:value="39" calcext:value-type="float">
            <text:p>39</text:p>
          </table:table-cell>
          <table:table-cell table:number-columns-repeated="3"/>
          <table:table-cell office:value-type="string" calcext:value-type="string">
            <text:p>10.3390/systems10020039</text:p>
          </table:table-cell>
          <table:table-cell office:value-type="string" calcext:value-type="string">
            <text:p>https://www.scopus.com/inward/record.uri?eid=2-s2.0-85127587407&amp;doi=10.3390%2fsystems10020039&amp;partnerID=40&amp;md5=5aebc726245f014ca3a12709f3e09436</text:p>
          </table:table-cell>
          <table:table-cell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office:value-type="string" calcext:value-type="string">
            <text:p>blockchain; identity management; IoT; privacy; security; trust</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758740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Yan S.; Li X.</text:p>
          </table:table-cell>
          <table:table-cell office:value-type="string" calcext:value-type="string">
            <text:p>Yan, Saisai (58525595800); Li, Xinyue (58524488000)</text:p>
          </table:table-cell>
          <table:table-cell office:value-type="string" calcext:value-type="string">
            <text:p>58525595800; 58524488000</text:p>
          </table:table-cell>
          <table:table-cell office:value-type="string" calcext:value-type="string">
            <text:p>Development model of bank personal consumption credit business with blockchain technology under the carbon neutralization background</text:p>
          </table:table-cell>
          <table:table-cell office:value-type="float" office:value="2023" calcext:value-type="float">
            <text:p>2023</text:p>
          </table:table-cell>
          <table:table-cell office:value-type="string" calcext:value-type="string">
            <text:p>International Journal of System Assurance Engineering and Management</text:p>
          </table:table-cell>
          <table:table-cell table:number-columns-repeated="6"/>
          <table:table-cell office:value-type="string" calcext:value-type="string">
            <text:p>10.1007/s13198-023-02072-2</text:p>
          </table:table-cell>
          <table:table-cell office:value-type="string" calcext:value-type="string">
            <text:p>https://www.scopus.com/inward/record.uri?eid=2-s2.0-85166971020&amp;doi=10.1007%2fs13198-023-02072-2&amp;partnerID=40&amp;md5=06e35f07a806ef6e9ade90ccb5976e24</text:p>
          </table:table-cell>
          <table:table-cell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office:value-type="string" calcext:value-type="string">
            <text:p>Bank personal consumption; Blockchain technology; Carbon neutrality; Credit business; Raft consensus algorithm</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Article in press</text:p>
          </table:table-cell>
          <table:table-cell/>
          <table:table-cell office:value-type="string" calcext:value-type="string">
            <text:p>Scopus</text:p>
          </table:table-cell>
          <table:table-cell office:value-type="string" calcext:value-type="string">
            <text:p>2-s2.0-85166971020</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ouras M.A.; Lu Q.; Zhang F.; Wan Y.; Zhang T.; Ning H.</text:p>
          </table:table-cell>
          <table:table-cell office:value-type="string" calcext:value-type="string">
            <text:p>Bouras, Mohammed Amine (57201197659); Lu, Qinghua (56431802100); Zhang, Fan (57213840692); Wan, Yueliang (23490950800); Zhang, Tao (57210891099); Ning, Huansheng (57219175113)</text:p>
          </table:table-cell>
          <table:table-cell office:value-type="string" calcext:value-type="string">
            <text:p>57201197659; 56431802100; 57213840692; 23490950800; 57210891099; 57219175113</text:p>
          </table:table-cell>
          <table:table-cell office:value-type="string" calcext:value-type="string">
            <text:p>Distributed ledger technology for ehealth identity privacy: State of the art and future perspective</text:p>
          </table:table-cell>
          <table:table-cell office:value-type="float" office:value="2020" calcext:value-type="float">
            <text:p>2020</text:p>
          </table:table-cell>
          <table:table-cell office:value-type="string" calcext:value-type="string">
            <text:p>Sensors (Switzerland)</text:p>
          </table:table-cell>
          <table:table-cell office:value-type="float" office:value="20" calcext:value-type="float">
            <text:p>20</text:p>
          </table:table-cell>
          <table:table-cell office:value-type="float" office:value="2" calcext:value-type="float">
            <text:p>2</text:p>
          </table:table-cell>
          <table:table-cell office:value-type="float" office:value="483" calcext:value-type="float">
            <text:p>483</text:p>
          </table:table-cell>
          <table:table-cell table:number-columns-repeated="3"/>
          <table:table-cell office:value-type="string" calcext:value-type="string">
            <text:p>10.3390/s20020483</text:p>
          </table:table-cell>
          <table:table-cell office:value-type="string" calcext:value-type="string">
            <text:p>https://www.scopus.com/inward/record.uri?eid=2-s2.0-85077975176&amp;doi=10.3390%2fs20020483&amp;partnerID=40&amp;md5=31abcf66c6847450aa9b00fc958dd780</text:p>
          </table:table-cell>
          <table:table-cell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office:value-type="string" calcext:value-type="string">
            <text:p>Blockchain; Digital identity; Distributed ledger technology; EHealth; Identity management</text:p>
          </table:table-cell>
          <table:table-cell office:value-type="string" calcext:value-type="string">
            <text:p>Authentication; Blockchain; eHealth; Electronic document identification systems; Digital identity; Electronic healthcare; Emerging technologies; Future perspectives; Identity management; Identity management systems; State of the art; Transactional data; human; privacy; review; telehealth; Information management</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077975176</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chwalm S.; Albrecht D.; Alamillo I.</text:p>
          </table:table-cell>
          <table:table-cell office:value-type="string" calcext:value-type="string">
            <text:p>Schwalm, Steffen (56316046700); Albrecht, Daria (57851612400); Alamillo, Ignacio (55864658100)</text:p>
          </table:table-cell>
          <table:table-cell office:value-type="string" calcext:value-type="string">
            <text:p>56316046700; 57851612400; 55864658100</text:p>
          </table:table-cell>
          <table:table-cell office:value-type="string" calcext:value-type="string">
            <text:p>eIDAS 2.0: Challenges, perspectives and proposals to avoid contradictions between eIDAS 2.0 and SSI</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63" calcext:value-type="float">
            <text:p>63</text:p>
          </table:table-cell>
          <table:table-cell office:value-type="float" office:value="74" calcext:value-type="float">
            <text:p>74</text:p>
          </table:table-cell>
          <table:table-cell office:value-type="float" office:value="11" calcext:value-type="float">
            <text:p>11</text:p>
          </table:table-cell>
          <table:table-cell/>
          <table:table-cell office:value-type="string" calcext:value-type="string">
            <text:p>https://www.scopus.com/inward/record.uri?eid=2-s2.0-85136267605&amp;partnerID=40&amp;md5=c902fcdaf1186a16f8622b77751cbb1f</text:p>
          </table:table-cell>
          <table:table-cell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office:value-type="string" calcext:value-type="string">
            <text:p>digital wallet; eID; eIDAS; identity model; self-sovereign identity; SSI</text:p>
          </table:table-cell>
          <table:table-cell office:value-type="string" calcext:value-type="string">
            <text:p>Electronic document identification systems; Decentralisation; Digital identity; Digital wallets; EID; EIDAS; Identity models; Legal rules; Self-sovereign identity; SSI; User-centric identity; Standardizatio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26760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Mayfield T.A.; Cullen G.; Bailey K.; Greaney P.; Curran K.</text:p>
          </table:table-cell>
          <table:table-cell office:value-type="string" calcext:value-type="string">
            <text:p>Mayfield, Thomas A. (58508780000); Cullen, Gary (56542942600); Bailey, Karen (14521060100); Greaney, Paul (56798155900); Curran, Kevin (55819980700)</text:p>
          </table:table-cell>
          <table:table-cell office:value-type="string" calcext:value-type="string">
            <text:p>58508780000; 56542942600; 14521060100; 56798155900; 55819980700</text:p>
          </table:table-cell>
          <table:table-cell office:value-type="string" calcext:value-type="string">
            <text:p>ELITE: Edge Layer IoT Trustless Environment</text:p>
          </table:table-cell>
          <table:table-cell office:value-type="float" office:value="2023" calcext:value-type="float">
            <text:p>2023</text:p>
          </table:table-cell>
          <table:table-cell office:value-type="string" calcext:value-type="string">
            <text:p>2023 34th Irish Signals and Systems Conference, ISSC 2023</text:p>
          </table:table-cell>
          <table:table-cell table:number-columns-repeated="6"/>
          <table:table-cell office:value-type="string" calcext:value-type="string">
            <text:p>10.1109/ISSC59246.2023.10162000</text:p>
          </table:table-cell>
          <table:table-cell office:value-type="string" calcext:value-type="string">
            <text:p>https://www.scopus.com/inward/record.uri?eid=2-s2.0-85165956988&amp;doi=10.1109%2fISSC59246.2023.10162000&amp;partnerID=40&amp;md5=198972d1387cf1c92b4e33c70a3ec670</text:p>
          </table:table-cell>
          <table:table-cell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office:value-type="string" calcext:value-type="string">
            <text:p>Authentication; Authorization; Blockchain; Digital storage; Network security; Public key cryptography; Block-chain; Decentralised; Decentralized identifier; Edge layer internet of thing trustless environment; Internet of thing; Physically unclonable function; Physically unclonable functions; Public key infrastructure; Self-sovereign identity; Verifiable credential; Internet of thing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65956988</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Liu J.; Liang Z.; Lyu Q.</text:p>
          </table:table-cell>
          <table:table-cell table:style-name="Default" office:value-type="string" calcext:value-type="string">
            <text:p>Liu, Junliang (57198354943); Liang, Zhiyao (54795489400); Lyu, Qiuyun (57197718013)</text:p>
          </table:table-cell>
          <table:table-cell table:style-name="Default" office:value-type="string" calcext:value-type="string">
            <text:p>57198354943; 54795489400; 57197718013</text:p>
          </table:table-cell>
          <table:table-cell table:style-name="Default" office:value-type="string" calcext:value-type="string">
            <text:p>Empowering Privacy Through Peer-Supervised Self-Sovereign Identity: Integrating Zero-Knowledge Proofs, Blockchain Oversight, and Peer Review Mechanism</text:p>
          </table:table-cell>
          <table:table-cell table:style-name="Default" office:value-type="float" office:value="2024" calcext:value-type="float">
            <text:p>2024</text:p>
          </table:table-cell>
          <table:table-cell table:style-name="Default" office:value-type="string" calcext:value-type="string">
            <text:p>Sensors</text:p>
          </table:table-cell>
          <table:table-cell table:number-columns-repeated="2" table:style-name="Default" office:value-type="float" office:value="24" calcext:value-type="float">
            <text:p>24</text:p>
          </table:table-cell>
          <table:table-cell table:style-name="Default" office:value-type="float" office:value="8136" calcext:value-type="float">
            <text:p>8136</text:p>
          </table:table-cell>
          <table:table-cell table:style-name="Default" table:number-columns-repeated="3"/>
          <table:table-cell table:style-name="Default" office:value-type="string" calcext:value-type="string">
            <text:p>10.3390/s24248136</text:p>
          </table:table-cell>
          <table:table-cell table:style-name="Default" office:value-type="string" calcext:value-type="string">
            <text:p>https://www.scopus.com/inward/record.uri?eid=2-s2.0-85213218669&amp;doi=10.3390%2fs24248136&amp;partnerID=40&amp;md5=828e2bd2686bc694d88fb20269e55c8f</text:p>
          </table:table-cell>
          <table:table-cell table:style-name="Default" office:value-type="string" calcext:value-type="string">
            <text:p>Frequent user data breaches and misuse incidents highlight the flaws in current identity management systems. This study proposes a blockchain-based, peer-supervised self-sovereign identity (SSI) generation and privacy protection technology. Our approach creates unique digital identities on the blockchain, enabling secure cross-domain recognition and data sharing and satisfying the essential users’ requirements for SSI. Compared to existing SSI solutions, our approach has the practical advantages of less implementation cost, ease of users’ understanding and agreement, and better possibility of being soon adopted by current society and legal systems. The key innovative technical features include (1) using a zero-knowledge proof technology to ensure data remain “usable but invisible”, mitigating data breach risks; (2) introducing a peer review mechanism among service providers to prevent excessive data requests and misuse; and (3) implementing a comprehensive multi-party supervision system to audit all involved parties and prevent misconduct. © 2024 by the authors.</text:p>
          </table:table-cell>
          <table:table-cell table:style-name="Default" office:value-type="string" calcext:value-type="string">
            <text:p>blockchain; chameleon hash; data security; privacy protection; self-sovereign identity (SSI); zero-knowledge proof</text:p>
          </table:table-cell>
          <table:table-cell table:style-name="Default" office:value-type="string" calcext:value-type="string">
            <text:p>Anonymity; 'current; Block-chain; Chameleon hash; Identity management systems; Peer review; Privacy protection; Protection technologies; Self-sovereign identity; User data; Zero-knowledge proofs; article; blockchain; clinical audit; digital identity; human; identity; information security; knowledge; misconduct; peer review; privacy; Differential privacy</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213218669</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Raich A.; Gadicha V.</text:p>
          </table:table-cell>
          <table:table-cell table:style-name="Default" office:value-type="string" calcext:value-type="string">
            <text:p>Raich, Anagha (57438818400); Gadicha, Vijay (57189236428)</text:p>
          </table:table-cell>
          <table:table-cell table:style-name="Default" office:value-type="string" calcext:value-type="string">
            <text:p>57438818400; 57189236428</text:p>
          </table:table-cell>
          <table:table-cell table:style-name="Default" office:value-type="string" calcext:value-type="string">
            <text:p>Enhancing Authentication Security Against MITM Attacks Through Bioinspired Identity Management &amp; Blockchain-Enhanced Protocols</text:p>
          </table:table-cell>
          <table:table-cell table:style-name="Default" office:value-type="float" office:value="2024" calcext:value-type="float">
            <text:p>2024</text:p>
          </table:table-cell>
          <table:table-cell table:style-name="Default" office:value-type="string" calcext:value-type="string">
            <text:p>International Journal of Intelligent Systems and Applications in Engineering</text:p>
          </table:table-cell>
          <table:table-cell table:style-name="Default" office:value-type="float" office:value="12" calcext:value-type="float">
            <text:p>12</text:p>
          </table:table-cell>
          <table:table-cell table:style-name="Default" office:value-type="string" calcext:value-type="string">
            <text:p>10s</text:p>
          </table:table-cell>
          <table:table-cell table:style-name="Default"/>
          <table:table-cell table:style-name="Default" office:value-type="float" office:value="468" calcext:value-type="float">
            <text:p>468</text:p>
          </table:table-cell>
          <table:table-cell table:style-name="Default" office:value-type="float" office:value="476" calcext:value-type="float">
            <text:p>476</text:p>
          </table:table-cell>
          <table:table-cell table:style-name="Default" office:value-type="float" office:value="8" calcext:value-type="float">
            <text:p>8</text:p>
          </table:table-cell>
          <table:table-cell table:style-name="Default"/>
          <table:table-cell table:style-name="Default" office:value-type="string" calcext:value-type="string">
            <text:p>https://www.scopus.com/inward/record.uri?eid=2-s2.0-85185117026&amp;partnerID=40&amp;md5=53960ff2334af9a3ee69494f0c95f385</text:p>
          </table:table-cell>
          <table:table-cell table:style-name="Default" office:value-type="string" calcext:value-type="string">
            <text:p>The incessant escalation of cyber threats, particularly man-in-the-middle (MITM) attacks, has revealed critical vulnerabilities in existing authentication protocols, accentuating an urgent need for more robust security mechanisms. Traditional protocols like SSL/TLS, OAuth, and Kerberos, despite their widespread usage, suffer from inherent cryptographic weaknesses, implementation errors, and protocol loopholes that can be exploited by MITM attacks. This paper proposes an innovative model employing blockchain technology to transcend these limitations and fortify authentication processes. Our approach integrates Public Key Infrastructure (PKI) with blockchain to establish a decentralized system for managing digital certificates, ensuring authenticity and inviolability of public keys. We leverage cryptographic algorithms, notably ECDSA and RSA, for digital signature verification, and employ smart contracts to automate and secure the authentication process, eliminating reliance on centralized authority. Additionally, we implement Decentralized Identity Verification (DID) systems, allowing users to control and share their identity securely. Our methodology includes a comprehensive literature review of current protocols, vulnerability analysis, and the development of blockchain-enhanced protocols. These are rigorously tested in simulated environments against known MITM attack vectors &amp; scenarios. The outcomes are promising, with our blockchain-based protocols significantly enhancing the security and trustworthiness of authentication processes. The decentralized and transparent nature of blockchain improves system resilience against attacks and fraud. Moreover, our protocols demonstrate interoperability and scalability, making them adaptable to various net work environments. This research contributes to the cybersecurity domain by providing a viable solution to combat MITM attacks, with potential applications in finance, healthcare, and government services. Our findings suggest a paradigm shift in authenticati on protocol design, moving towards a more secure, decentralized, and transparent framework that could redefine cybersecurity standards in the digital era. © 2024, Ismail Saritas. All rights reserved.</text:p>
          </table:table-cell>
          <table:table-cell table:style-name="Default" office:value-type="string" calcext:value-type="string">
            <text:p>Blockchain Technology; Cryptographic Algorithms; Cybersecurity; Decentralized Authentication; Man-in-the-Middle Attacks</text:p>
          </table:table-cell>
          <table:table-cell table:style-name="Default"/>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185117026</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Surendar P.D.; Kumar A.S.; Pavani V.; Azhagiri M.</text:p>
          </table:table-cell>
          <table:table-cell table:style-name="Default" office:value-type="string" calcext:value-type="string">
            <text:p>Surendar, P.D. (57195838281); Kumar, Adhithi Satish (58894139800); Pavani, Venkata (58894139900); Azhagiri, M. (57191846865)</text:p>
          </table:table-cell>
          <table:table-cell table:style-name="Default" office:value-type="string" calcext:value-type="string">
            <text:p>57195838281; 58894139800; 58894139900; 57191846865</text:p>
          </table:table-cell>
          <table:table-cell table:style-name="Default" office:value-type="string" calcext:value-type="string">
            <text:p>Ensuring Trust in Blockchain-Based E-commerce Using Smart Contracts</text:p>
          </table:table-cell>
          <table:table-cell table:style-name="Default" office:value-type="float" office:value="2025" calcext:value-type="float">
            <text:p>2025</text:p>
          </table:table-cell>
          <table:table-cell table:style-name="Default" office:value-type="string" calcext:value-type="string">
            <text:p>Lecture Notes in Networks and Systems</text:p>
          </table:table-cell>
          <table:table-cell table:style-name="Default" office:value-type="string" calcext:value-type="string">
            <text:p>1128 LNNS</text:p>
          </table:table-cell>
          <table:table-cell table:style-name="Default" table:number-columns-repeated="2"/>
          <table:table-cell table:style-name="Default" office:value-type="float" office:value="489" calcext:value-type="float">
            <text:p>489</text:p>
          </table:table-cell>
          <table:table-cell table:style-name="Default" office:value-type="float" office:value="501" calcext:value-type="float">
            <text:p>501</text:p>
          </table:table-cell>
          <table:table-cell table:style-name="Default" office:value-type="float" office:value="12" calcext:value-type="float">
            <text:p>12</text:p>
          </table:table-cell>
          <table:table-cell table:style-name="Default" office:value-type="string" calcext:value-type="string">
            <text:p>10.1007/978-981-97-7371-8_38</text:p>
          </table:table-cell>
          <table:table-cell table:style-name="Default" office:value-type="string" calcext:value-type="string">
            <text:p>https://www.scopus.com/inward/record.uri?eid=2-s2.0-85213070011&amp;doi=10.1007%2f978-981-97-7371-8_38&amp;partnerID=40&amp;md5=71f54189df71eaf9e50ca43ac7249aba</text:p>
          </table:table-cell>
          <table:table-cell table:style-name="Default" office:value-type="string" calcext:value-type="string">
            <text:p>In the ever-changing realm of e-commerce, building trust is crucial for both customers and sellers. Reputation systems play a vital role in enabling informed decision-making by providing vendor ratings and reviews. Conventional reputation systems are typically inadequate in dealing with contemporary issues including privacy, identity theft, and feedback fraud. In order to address these challenges, we suggest implementing a decentralized reputation system that places a high value on privacy and effectively counters existing risks. Our architecture utilizes two permissioned blockchains, Hyperledger Indy for decentralized identity management through verifiable credentials and Zero Knowledge Proof (ZKP) technology, guaranteeing anonymity and authenticity, and Hyperledger Fabric for executing smart contracts, facilitating intricate business logic. The system incorporates verified vendor identities, transaction feedback tokens, and discount tokens to encourage genuine evaluations. Smart contracts implemented on the Hyperledger Fabric platform provide the security and transparency of the feedback process, hence reducing the occurrence of biased feedback and identity assaults. This technique provides a strong and reliable answer to the issues faced in e-commerce. It ensures the protection of private information and enables the verification of digital identities while maintaining privacy. The implementation of feedback and discount tokens promotes the provision of precise input, mitigating unjust practices and bolstering the dependability and confidence in the system. We demonstrate the effectiveness of our methodology using Zero Knowledge Proofs (ZKP), highlighting its importance in establishing confidence within the context of blockchain. Our system represents a notable advancement in creating a safe, transparent, and reliable e-commerce environment. © The Author(s), under exclusive license to Springer Nature Singapore Pte Ltd. 2025.</text:p>
          </table:table-cell>
          <table:table-cell table:style-name="Default" office:value-type="string" calcext:value-type="string">
            <text:p>Decentralized reputation system; Discount tokens; Feedback tokens; Hyperledger Fabric; Hyperledger Indy; Identity authentication; Immutability; Privacy; Smart contracts; Transparency; Verifiable credentials; Zero Knowledge Proof (ZKP)</text:p>
          </table:table-cell>
          <table:table-cell table:style-name="Default" office:value-type="string" calcext:value-type="string">
            <text:p>Anonymity; Blockchain; Decentralized finance; Decentralized reputation systems; Discount token; Feedback token; Hyperledger fabric; Hyperledger indy; Identity authentication; Immutability; Privacy; Verifiable credential; Zero knowledge proof; Zero-knowledge proofs; Differential privacy</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13070011</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Lockwood M.</text:p>
          </table:table-cell>
          <table:table-cell office:value-type="string" calcext:value-type="string">
            <text:p>Lockwood, Mick (58722651500)</text:p>
          </table:table-cell>
          <table:table-cell office:value-type="float" office:value="58722651500" calcext:value-type="float">
            <text:p>58722651500</text:p>
          </table:table-cell>
          <table:table-cell office:value-type="string" calcext:value-type="string">
            <text:p>Exploring Value Propositions to Drive Self-Sovereign Identity Adoption</text:p>
          </table:table-cell>
          <table:table-cell office:value-type="float" office:value="2021" calcext:value-type="float">
            <text:p>2021</text:p>
          </table:table-cell>
          <table:table-cell office:value-type="string" calcext:value-type="string">
            <text:p>Frontiers in Blockchain</text:p>
          </table:table-cell>
          <table:table-cell office:value-type="float" office:value="4" calcext:value-type="float">
            <text:p>4</text:p>
          </table:table-cell>
          <table:table-cell/>
          <table:table-cell office:value-type="float" office:value="611945" calcext:value-type="float">
            <text:p>611945</text:p>
          </table:table-cell>
          <table:table-cell table:number-columns-repeated="3"/>
          <table:table-cell office:value-type="string" calcext:value-type="string">
            <text:p>10.3389/fbloc.2021.611945</text:p>
          </table:table-cell>
          <table:table-cell office:value-type="string" calcext:value-type="string">
            <text:p>https://www.scopus.com/inward/record.uri?eid=2-s2.0-85161460186&amp;doi=10.3389%2ffbloc.2021.611945&amp;partnerID=40&amp;md5=4b03a822875b6b6ccf9813eb3d8dcd7e</text:p>
          </table:table-cell>
          <table:table-cell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office:value-type="string" calcext:value-type="string">
            <text:p>Adoption; Decentralised Internet; Human Data Interaction; Human-Centred Data Ecosystem; Self-Sovereign Identity; Sovereign Boundary Mechanism; Value Proposition</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61460186</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Mulaji S.M.; Roodt S.</text:p>
          </table:table-cell>
          <table:table-cell office:value-type="string" calcext:value-type="string">
            <text:p>Mulaji, Sarah Mulombo (57225175257); Roodt, Sumarie (35111631600)</text:p>
          </table:table-cell>
          <table:table-cell office:value-type="string" calcext:value-type="string">
            <text:p>57225175257; 35111631600</text:p>
          </table:table-cell>
          <table:table-cell office:value-type="string" calcext:value-type="string">
            <text:p>Factors Affecting Organisations’ Adoption Behaviour toward Blockchain-Based Distributed Identity Management: The Sustainability of Self-Sovereign Identity in Organisations</text:p>
          </table:table-cell>
          <table:table-cell office:value-type="float" office:value="2022" calcext:value-type="float">
            <text:p>2022</text:p>
          </table:table-cell>
          <table:table-cell office:value-type="string" calcext:value-type="string">
            <text:p>Sustainability (Switzerland)</text:p>
          </table:table-cell>
          <table:table-cell office:value-type="float" office:value="14" calcext:value-type="float">
            <text:p>14</text:p>
          </table:table-cell>
          <table:table-cell office:value-type="float" office:value="18" calcext:value-type="float">
            <text:p>18</text:p>
          </table:table-cell>
          <table:table-cell office:value-type="float" office:value="11534" calcext:value-type="float">
            <text:p>11534</text:p>
          </table:table-cell>
          <table:table-cell table:number-columns-repeated="3"/>
          <table:table-cell office:value-type="string" calcext:value-type="string">
            <text:p>10.3390/su141811534</text:p>
          </table:table-cell>
          <table:table-cell office:value-type="string" calcext:value-type="string">
            <text:p>https://www.scopus.com/inward/record.uri?eid=2-s2.0-85138621678&amp;doi=10.3390%2fsu141811534&amp;partnerID=40&amp;md5=d4d3b026f96dca2490771bab6f4753dc</text:p>
          </table:table-cell>
          <table:table-cell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office:value-type="string" calcext:value-type="string">
            <text:p>management practice; sovereignty; survey method; sustainability; technology adop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8621678</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Oliva A.; Kaphle A.; Reguant R.; Sng L.M.F.; Twine N.A.; Malakar Y.; Wickramarachchi A.; Keller M.; Ranbaduge T.; Chan E.K.F.; Breen J.; Buckberry S.; Guennewig B.; Haas M.; Brown A.; Cowley M.J.; Thorne N.; Jain Y.; Bauer D.C.</text:p>
          </table:table-cell>
          <table:table-cell table:style-name="Default" office:value-type="string" calcext:value-type="string">
            <text:p>Oliva, Adrien (57264347600); Kaphle, Anubhav (56652328500); Reguant, Roc (57216945396); Sng, Letitia M.F. (57212386255); Twine, Natalie A. (55989180600); Malakar, Yuwan (56996168500); Wickramarachchi, Anuradha (57202059503); Keller, Marcel (36240633400); Ranbaduge, Thilina (56928306500); Chan, Eva K.F. (25824238400); Breen, James (36080258500); Buckberry, Sam (55515924500); Guennewig, Boris (55178539600); Haas, Matilda (7201919773); Brown, Alex (55498786000); Cowley, Mark J. (14017645300); Thorne, Natalie (14319175700); Jain, Yatish (57218434763); Bauer, Denis C. (15055179000)</text:p>
          </table:table-cell>
          <table:table-cell table:style-name="Default" office:value-type="string" calcext:value-type="string">
            <text:p>57264347600; 56652328500; 57216945396; 57212386255; 55989180600; 56996168500; 57202059503; 36240633400; 56928306500; 25824238400; 36080258500; 55515924500; 55178539600; 7201919773; 55498786000; 14017645300; 14319175700; 57218434763; 15055179000</text:p>
          </table:table-cell>
          <table:table-cell table:style-name="Default" office:value-type="string" calcext:value-type="string">
            <text:p>Future-proofing genomic data and consent management: a comprehensive review of technology innovations</text:p>
          </table:table-cell>
          <table:table-cell table:style-name="Default" office:value-type="float" office:value="2024" calcext:value-type="float">
            <text:p>2024</text:p>
          </table:table-cell>
          <table:table-cell table:style-name="Default" office:value-type="string" calcext:value-type="string">
            <text:p>GigaScience</text:p>
          </table:table-cell>
          <table:table-cell table:style-name="Default" office:value-type="float" office:value="13" calcext:value-type="float">
            <text:p>13</text:p>
          </table:table-cell>
          <table:table-cell table:style-name="Default"/>
          <table:table-cell table:style-name="Default" office:value-type="string" calcext:value-type="string">
            <text:p>giae021</text:p>
          </table:table-cell>
          <table:table-cell table:style-name="Default" table:number-columns-repeated="3"/>
          <table:table-cell table:style-name="Default" office:value-type="string" calcext:value-type="string">
            <text:p>10.1093/gigascience/giae021</text:p>
          </table:table-cell>
          <table:table-cell table:style-name="Default" office:value-type="string" calcext:value-type="string">
            <text:p>https://www.scopus.com/inward/record.uri?eid=2-s2.0-85195347350&amp;doi=10.1093%2fgigascience%2fgiae021&amp;partnerID=40&amp;md5=0e995f2e7ee7d4a07a4e8d0f3046d9b4</text:p>
          </table:table-cell>
          <table:table-cell table:style-name="Default" office:value-type="string" calcext:value-type="string">
            <text:p>Genomic information is increasingly used to inform medical treatments and manage future disease risks. However, any personal and societal gains must be carefully balanced against the risk to individuals contributing their genomic data. Expanding our understanding of actionable genomic insights requires researchers to access large global datasets to capture the complexity of genomic contribution to diseases. Similarly, clinicians need efficient access to a patient’s genome as well as population-representative historical records for evidence-based decisions. Both researchers and clinicians hence rely on participants to consent to the use of their genomic data, which in turn requires trust in the professional and ethical handling of this information. Here, we review existing and emerging solutions for secure and effective genomic information management, including storage, encryption, consent, and authorization that are needed to build participant trust. We discuss recent innovations in cloud computing, quantum-computing-proof encryption, and self-sovereign identity. These innovations can augment key developments from within the genomics community, notably GA4GH Passports and the Crypt4GH file container standard. We also explore how decentralized storage as well as the digital consenting process can offer culturally acceptable processes to encourage data contributions from ethnic minorities. We conclude that the individual and their right for self-determination needs to be put at the center of any genomics framework, because only on an individual level can the received benefits be accurately balanced against the risk of exposing private information. © The Author(s) 2024.</text:p>
          </table:table-cell>
          <table:table-cell table:style-name="Default" office:value-type="string" calcext:value-type="string">
            <text:p>decentralized systems; dynamic consent; genome data privacy; self-sovereign identity; trust model</text:p>
          </table:table-cell>
          <table:table-cell table:style-name="Default" office:value-type="string" calcext:value-type="string">
            <text:p>Cloud Computing; Computer Security; Genomics; Humans; Informed Consent; accuracy; biobank; clinical decision making; computer security; consent management; data mining; decision making; dynamics; federated learning; future proofing genomic data; genetic analysis; genomics; health care planning; health care policy; health care system; human; machine learning; management; medical research; personalized medicine; process optimization; quality control; Review; risk assessment; sensitivity analysis; sequence analysis; technology; technology innovation; vulnerability; cloud computing; ethics; informed consent; procedures</text:p>
          </table:table-cell>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195347350</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Wolf S.</text:p>
          </table:table-cell>
          <table:table-cell office:value-type="string" calcext:value-type="string">
            <text:p>Wolf, Stephan (59030275100)</text:p>
          </table:table-cell>
          <table:table-cell office:value-type="float" office:value="59030275100" calcext:value-type="float">
            <text:p>59030275100</text:p>
          </table:table-cell>
          <table:table-cell office:value-type="string" calcext:value-type="string">
            <text:p>How the Legal Entity Identifier supports thdigitisation of business transactions</text:p>
          </table:table-cell>
          <table:table-cell office:value-type="float" office:value="2022" calcext:value-type="float">
            <text:p>2022</text:p>
          </table:table-cell>
          <table:table-cell office:value-type="string" calcext:value-type="string">
            <text:p>Journal of Payments Strategy and Systems</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148" calcext:value-type="float">
            <text:p>148</text:p>
          </table:table-cell>
          <table:table-cell office:value-type="float" office:value="159" calcext:value-type="float">
            <text:p>159</text:p>
          </table:table-cell>
          <table:table-cell office:value-type="float" office:value="11" calcext:value-type="float">
            <text:p>11</text:p>
          </table:table-cell>
          <table:table-cell/>
          <table:table-cell office:value-type="string" calcext:value-type="string">
            <text:p>https://www.scopus.com/inward/record.uri?eid=2-s2.0-85134493318&amp;partnerID=40&amp;md5=d61ac2294193995f56fd4b5fcd4f67b3</text:p>
          </table:table-cell>
          <table:table-cell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office:value-type="string" calcext:value-type="string">
            <text:p>cross-border transactions; digital identity; legal entity payments; LEI; self-sovereign identity</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4493318</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Ghaffari F.; Gilani K.; Bertin E.; Crespi N.</text:p>
          </table:table-cell>
          <table:table-cell office:value-type="string" calcext:value-type="string">
            <text:p>Ghaffari, Fariba (57220428189); Gilani, Komal (57203305039); Bertin, Emmanuel (22333792600); Crespi, Noel (17433279200)</text:p>
          </table:table-cell>
          <table:table-cell office:value-type="string" calcext:value-type="string">
            <text:p>57220428189; 57203305039; 22333792600; 17433279200</text:p>
          </table:table-cell>
          <table:table-cell office:value-type="string" calcext:value-type="string">
            <text:p>Identity and access management using distributed ledger technology: A survey</text:p>
          </table:table-cell>
          <table:table-cell office:value-type="float" office:value="2022" calcext:value-type="float">
            <text:p>2022</text:p>
          </table:table-cell>
          <table:table-cell office:value-type="string" calcext:value-type="string">
            <text:p>International Journal of Network Management</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e2180</text:p>
          </table:table-cell>
          <table:table-cell table:number-columns-repeated="3"/>
          <table:table-cell office:value-type="string" calcext:value-type="string">
            <text:p>10.1002/nem.2180</text:p>
          </table:table-cell>
          <table:table-cell office:value-type="string" calcext:value-type="string">
            <text:p>https://www.scopus.com/inward/record.uri?eid=2-s2.0-85111742867&amp;doi=10.1002%2fnem.2180&amp;partnerID=40&amp;md5=806b324d8b1e55173a942a6f944afb47</text:p>
          </table:table-cell>
          <table:table-cell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office:value-type="string" calcext:value-type="string">
            <text:p>Authentication; Blockchain; Electronic document identification systems; Taxonomies; Basic building block; Control process; Digital identity; Identity and access managements; Identity management; Possible futures; Privacy and security; State of the art; Information management</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11174286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Kuperberg M.; Klemens R.</text:p>
          </table:table-cell>
          <table:table-cell office:value-type="string" calcext:value-type="string">
            <text:p>Kuperberg, Michael (8345645900); Klemens, Robin (57852315000)</text:p>
          </table:table-cell>
          <table:table-cell office:value-type="string" calcext:value-type="string">
            <text:p>8345645900; 57852315000</text:p>
          </table:table-cell>
          <table:table-cell office:value-type="string" calcext:value-type="string">
            <text:p>Integration of Self-Sovereign Identity into Conventional Software using Established IAM Protocols: A Survey</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51" calcext:value-type="float">
            <text:p>51</text:p>
          </table:table-cell>
          <table:table-cell office:value-type="float" office:value="62" calcext:value-type="float">
            <text:p>62</text:p>
          </table:table-cell>
          <table:table-cell office:value-type="float" office:value="11" calcext:value-type="float">
            <text:p>11</text:p>
          </table:table-cell>
          <table:table-cell/>
          <table:table-cell office:value-type="string" calcext:value-type="string">
            <text:p>https://www.scopus.com/inward/record.uri?eid=2-s2.0-85136311693&amp;partnerID=40&amp;md5=08ac6cb5bbd2ab05db43d30634e04b23</text:p>
          </table:table-cell>
          <table:table-cell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office:value-type="string" calcext:value-type="string">
            <text:p>Active directory; ADFS; Decentralised; Decentralized identifier; DID; IAM; Kerberos; LDAP; Oauth; OIDC; Openid connect; SAML; Self-sovereign identity; VC; Verifiable credential; X.509 client certificat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311693</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Clark J.; Ruhwanya Z.</text:p>
          </table:table-cell>
          <table:table-cell table:style-name="Default" office:value-type="string" calcext:value-type="string">
            <text:p>Clark, James (59463752800); Ruhwanya, Zainab (57195722454)</text:p>
          </table:table-cell>
          <table:table-cell table:style-name="Default" office:value-type="string" calcext:value-type="string">
            <text:p>59463752800; 57195722454</text:p>
          </table:table-cell>
          <table:table-cell table:style-name="Default" office:value-type="string" calcext:value-type="string">
            <text:p>Investigating the Factors Influencing Individuals’ Self-sovereign Identity Adoption Intentions</text:p>
          </table:table-cell>
          <table:table-cell table:style-name="Default" office:value-type="float" office:value="2025" calcext:value-type="float">
            <text:p>2025</text:p>
          </table:table-cell>
          <table:table-cell table:style-name="Default" office:value-type="string" calcext:value-type="string">
            <text:p>IFIP Advances in Information and Communication Technology</text:p>
          </table:table-cell>
          <table:table-cell table:style-name="Default" office:value-type="string" calcext:value-type="string">
            <text:p>721 IFIP</text:p>
          </table:table-cell>
          <table:table-cell table:style-name="Default" table:number-columns-repeated="2"/>
          <table:table-cell table:style-name="Default" office:value-type="float" office:value="61" calcext:value-type="float">
            <text:p>61</text:p>
          </table:table-cell>
          <table:table-cell table:style-name="Default" office:value-type="float" office:value="78" calcext:value-type="float">
            <text:p>78</text:p>
          </table:table-cell>
          <table:table-cell table:style-name="Default" office:value-type="float" office:value="17" calcext:value-type="float">
            <text:p>17</text:p>
          </table:table-cell>
          <table:table-cell table:style-name="Default" office:value-type="string" calcext:value-type="string">
            <text:p>10.1007/978-3-031-72559-3_5</text:p>
          </table:table-cell>
          <table:table-cell table:style-name="Default" office:value-type="string" calcext:value-type="string">
            <text:p>https://www.scopus.com/inward/record.uri?eid=2-s2.0-85211345923&amp;doi=10.1007%2f978-3-031-72559-3_5&amp;partnerID=40&amp;md5=1ffab8401de75166184d6d1043900f93</text:p>
          </table:table-cell>
          <table:table-cell table:style-name="Default" office:value-type="string" calcext:value-type="string">
            <text:p>This study aimed to explore the factors that influence the adoption intentions of self-sovereign identity (SSI) in South Africa and to assess individuals’ current knowledge of SSI technology. Utilizing an adapted model from the value-based adoption model (VAM) and protection motivation theory (PMT), the research examined user-centric factors such as perceived benefit (user experience) and perceived sacrifice and perceived threats (privacy and security threats). Data was collected quantitatively from 300 participants residing in South Africa, using a survey. The survey incorporated a use case involving SSI’s application in the Know Your Customer (KYC) banking process to provide research participants with a defined context in which SSI could be understood. Analysis was conducted using SPSS and SmartPLS software. The study results found that South African individuals are more knowledgeable about SSI than originally anticipated despite its lack of market adoption. Furthermore, it was found that perceived enjoyment and usefulness significantly influence SSI adoption intention. The data suggests that individuals greatly value the benefits of the SSI-based service, which implies a possible demand for the technology. On average, individuals perceive the SSI-based authentication service in the banking sector as both enjoyable and useful, with minimal perceived costs or technicality involved. This suggests that an overall positive user experience can be achieved in digital authentication using self-sovereign identity. © IFIP International Federation for Information Processing 2025.</text:p>
          </table:table-cell>
          <table:table-cell table:style-name="Default" office:value-type="string" calcext:value-type="string">
            <text:p>PMT; Privacy; Security; Self Sovereign Identity; VAM</text:p>
          </table:table-cell>
          <table:table-cell table:style-name="Default" office:value-type="string" calcext:value-type="string">
            <text:p>Anonymity; Adoption intention; Adoption model; Privacy; Protection motivation theory; Security; Self sovereign identity; South Africa; Users' experiences; Value-based; Value-based adoption model; Differential privacy</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11345923</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Shuaib M.; Hassan N.H.; Usman S.; Alam S.; Bhatia S.; Agarwal P.; Idrees S.M.</text:p>
          </table:table-cell>
          <table:table-cell office:value-type="string" calcext:value-type="string">
            <text:p>Shuaib, Mohammed (57207874230); Hassan, Noor Hafizah (57905044000); Usman, Sahnius (36007713400); Alam, Shadab (56659054100); Bhatia, Surbhi (56655934600); Agarwal, Parul (57208407206); Idrees, Sheikh Mohammad (57206668261)</text:p>
          </table:table-cell>
          <table:table-cell office:value-type="string" calcext:value-type="string">
            <text:p>57207874230; 57905044000; 36007713400; 56659054100; 56655934600; 57208407206; 57206668261</text:p>
          </table:table-cell>
          <table:table-cell office:value-type="string" calcext:value-type="string">
            <text:p>Land Registry Framework Based on Self-Sovereign Identity (SSI) for Environmental Sustainability</text:p>
          </table:table-cell>
          <table:table-cell office:value-type="float" office:value="2022" calcext:value-type="float">
            <text:p>2022</text:p>
          </table:table-cell>
          <table:table-cell office:value-type="string" calcext:value-type="string">
            <text:p>Sustainability (Switzerland)</text:p>
          </table:table-cell>
          <table:table-cell office:value-type="float" office:value="14" calcext:value-type="float">
            <text:p>14</text:p>
          </table:table-cell>
          <table:table-cell office:value-type="float" office:value="9" calcext:value-type="float">
            <text:p>9</text:p>
          </table:table-cell>
          <table:table-cell office:value-type="float" office:value="5400" calcext:value-type="float">
            <text:p>5400</text:p>
          </table:table-cell>
          <table:table-cell table:number-columns-repeated="3"/>
          <table:table-cell office:value-type="string" calcext:value-type="string">
            <text:p>10.3390/su14095400</text:p>
          </table:table-cell>
          <table:table-cell office:value-type="string" calcext:value-type="string">
            <text:p>https://www.scopus.com/inward/record.uri?eid=2-s2.0-85129741587&amp;doi=10.3390%2fsu14095400&amp;partnerID=40&amp;md5=2b8405075dff76d7b78b23e84810668d</text:p>
          </table:table-cell>
          <table:table-cell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office:value-type="string" calcext:value-type="string">
            <text:p>environmental sustainability; identity principle; land registry; self-sovereign identity; SSI compliance; SSI components</text:p>
          </table:table-cell>
          <table:table-cell office:value-type="string" calcext:value-type="string">
            <text:p>compliance; information; regulatory framework; sustainabilit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2974158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ochnia R.; Richter D.; Anke J.</text:p>
          </table:table-cell>
          <table:table-cell office:value-type="string" calcext:value-type="string">
            <text:p>Bochnia, Ricardo (58698180800); Richter, Daniel (57667984900); Anke, Jürgen (57188770330)</text:p>
          </table:table-cell>
          <table:table-cell office:value-type="string" calcext:value-type="string">
            <text:p>58698180800; 57667984900; 57188770330</text:p>
          </table:table-cell>
          <table:table-cell office:value-type="string" calcext:value-type="string">
            <text:p>Lifting the Veil of Credential Usage in Organizations: A Taxonomy</text:p>
          </table:table-cell>
          <table:table-cell office:value-type="float" office:value="2023" calcext:value-type="float">
            <text:p>2023</text:p>
          </table:table-cell>
          <table:table-cell office:value-type="string" calcext:value-type="string">
            <text:p>Lecture Notes in Informatics (LNI), Proceedings - Series of the Gesellschaft fur Informatik (GI)</text:p>
          </table:table-cell>
          <table:table-cell office:value-type="string" calcext:value-type="string">
            <text:p>P-335</text:p>
          </table:table-cell>
          <table:table-cell table:number-columns-repeated="2"/>
          <table:table-cell office:value-type="float" office:value="27" calcext:value-type="float">
            <text:p>27</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10.18420/OID2023_02</text:p>
          </table:table-cell>
          <table:table-cell office:value-type="string" calcext:value-type="string">
            <text:p>https://www.scopus.com/inward/record.uri?eid=2-s2.0-85176909549&amp;doi=10.18420%2fOID2023_02&amp;partnerID=40&amp;md5=a68309bf28cdc6b374ccc9794d19d681</text:p>
          </table:table-cell>
          <table:table-cell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office:value-type="string" calcext:value-type="string">
            <text:p>Digital Identity; Organizational Credential Management; SSI; Taxonomy</text:p>
          </table:table-cell>
          <table:table-cell office:value-type="string" calcext:value-type="string">
            <text:p>Electronic document identification systems; Classifieds; Credential management; Digital identity; Digital identity management; Organisational; Organizational credential management; Organizational practices; Research focus; Self-sovereign identity;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6909549</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Loffi L.; Camillo G.L.; Souza C.A.D.; Westphall C.M.; Westphall C.B.</text:p>
          </table:table-cell>
          <table:table-cell table:style-name="Default" office:value-type="string" calcext:value-type="string">
            <text:p>Loffi, Leandro (57209096738); Camillo, Gerson Luiz (57193540961); Souza, Cristiano Antonio De (59207026200); Westphall, Carla Merkle (55950143800); Westphall, Carlos Becker (6602585786)</text:p>
          </table:table-cell>
          <table:table-cell table:style-name="Default" office:value-type="string" calcext:value-type="string">
            <text:p>57209096738; 57193540961; 59207026200; 55950143800; 6602585786</text:p>
          </table:table-cell>
          <table:table-cell table:style-name="Default" office:value-type="string" calcext:value-type="string">
            <text:p>Management of the Chain of Custody of Digital Evidence Using Blockchain and Self-Sovereign Identities: A Systematic Literature Review</text:p>
          </table:table-cell>
          <table:table-cell table:style-name="Default" office:value-type="float" office:value="2025" calcext:value-type="float">
            <text:p>2025</text:p>
          </table:table-cell>
          <table:table-cell table:style-name="Default" office:value-type="string" calcext:value-type="string">
            <text:p>IEEE Access</text:p>
          </table:table-cell>
          <table:table-cell table:style-name="Default" table:number-columns-repeated="6"/>
          <table:table-cell table:style-name="Default" office:value-type="string" calcext:value-type="string">
            <text:p>10.1109/ACCESS.2025.3560191</text:p>
          </table:table-cell>
          <table:table-cell table:style-name="Default" office:value-type="string" calcext:value-type="string">
            <text:p>https://www.scopus.com/inward/record.uri?eid=2-s2.0-105002563859&amp;doi=10.1109%2fACCESS.2025.3560191&amp;partnerID=40&amp;md5=4730eed63baefe6c21c519e6d40acabc</text:p>
          </table:table-cell>
          <table:table-cell table:style-name="Default" office:value-type="string" calcext:value-type="string">
            <text:p>Digital evidence plays an increasingly crucial role in judicial proceedings due to the exponential growth in the creation, storage, and transmission of digital data. However, its inherent volatility and susceptibility to tampering necessitate robust mechanisms to ensure integrity and authenticity, making an effective chain of custody (CoC) a fundamental requirement. While state-of-the-art reviews identify various aspects, it is necessary to include the use of Self-Sovereign Identity (SSI) systems within the scope of research. To address this challenge, this article conducts a systematic review of the literature on the use of blockchain and SSI in managing the chain of custody of digital evidence. The review began with 9,178 studies, which, after a rigorous process applying inclusion and exclusion criteria, resulted in 39 studies directly related to the research topic. The study maps and reviews techniques, tools, methods, approaches, and security components for managing the chain of custody of digital evidence. The findings confirm the widespread adoption of blockchain for preserving digital evidence while indicating that SSI remains an emerging and underexplored concept in forensic applications. The results highlight the need for further research on off-chain storage mechanisms, privacy-preserving techniques such as Zero-Knowledge Proofs (ZKPs) to enhance security, auditability, and interoperability when combined with Verifiable Credentials (VCs). By mapping the current state of research, this study provides valuable insights into CoC, Blockchain, and SSI in forensic-based proposals, identifying research gaps, limitations, and opportunities for developing more robust and scalable evidence management systems. © 2013 IEEE.</text:p>
          </table:table-cell>
          <table:table-cell table:style-name="Default" office:value-type="string" calcext:value-type="string">
            <text:p>Blockchain; chain of custody management; digital evidence; self-sovereign identities; systematic literature review</text:p>
          </table:table-cell>
          <table:table-cell table:style-name="Default" office:value-type="string" calcext:value-type="string">
            <text:p>Blockchain; Block-chain; Chain of custody; Chain of custody management; Digital evidence; Exponential growth; Robust mechanisms; Self-sovereign identity; State-of-the art reviews; Systematic literature review; Systematic Review; Data integrity</text:p>
          </table:table-cell>
          <table:table-cell table:style-name="Default" office:value-type="string" calcext:value-type="string">
            <text:p>English</text:p>
          </table:table-cell>
          <table:table-cell table:style-name="Default" office:value-type="string" calcext:value-type="string">
            <text:p>Review</text:p>
          </table:table-cell>
          <table:table-cell table:style-name="Default" office:value-type="string" calcext:value-type="string">
            <text:p>Article in press</text:p>
          </table:table-cell>
          <table:table-cell table:style-name="Default"/>
          <table:table-cell table:style-name="Default" office:value-type="string" calcext:value-type="string">
            <text:p>Scopus</text:p>
          </table:table-cell>
          <table:table-cell table:style-name="Default" office:value-type="string" calcext:value-type="string">
            <text:p>2-s2.0-105002563859</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Schardong F.; Custódio R.; Pioli L.; Meyer J.</text:p>
          </table:table-cell>
          <table:table-cell office:value-type="string" calcext:value-type="string">
            <text:p>Schardong, Frederico (56938998800); Custódio, Ricardo (23134431000); Pioli, Láercio (57211635317); Meyer, João (57454119500)</text:p>
          </table:table-cell>
          <table:table-cell office:value-type="string" calcext:value-type="string">
            <text:p>56938998800; 23134431000; 57211635317; 57454119500</text:p>
          </table:table-cell>
          <table:table-cell office:value-type="string" calcext:value-type="string">
            <text:p>Matching Metadata on Blockchain for Self-Sovereign Identity</text:p>
          </table:table-cell>
          <table:table-cell office:value-type="float" office:value="2022" calcext:value-type="float">
            <text:p>2022</text:p>
          </table:table-cell>
          <table:table-cell office:value-type="string" calcext:value-type="string">
            <text:p>Lecture Notes in Business Information Processing</text:p>
          </table:table-cell>
          <table:table-cell office:value-type="string" calcext:value-type="string">
            <text:p>436 LNBIP</text:p>
          </table:table-cell>
          <table:table-cell table:number-columns-repeated="2"/>
          <table:table-cell office:value-type="float" office:value="421" calcext:value-type="float">
            <text:p>421</text:p>
          </table:table-cell>
          <table:table-cell office:value-type="float" office:value="433" calcext:value-type="float">
            <text:p>433</text:p>
          </table:table-cell>
          <table:table-cell office:value-type="float" office:value="12" calcext:value-type="float">
            <text:p>12</text:p>
          </table:table-cell>
          <table:table-cell office:value-type="string" calcext:value-type="string">
            <text:p>10.1007/978-3-030-94343-1_32</text:p>
          </table:table-cell>
          <table:table-cell office:value-type="string" calcext:value-type="string">
            <text:p>https://www.scopus.com/inward/record.uri?eid=2-s2.0-85124644960&amp;doi=10.1007%2f978-3-030-94343-1_32&amp;partnerID=40&amp;md5=b293a9f519153ebcdf1ef24dbd271e44</text:p>
          </table:table-cell>
          <table:table-cell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office:value-type="string" calcext:value-type="string">
            <text:p>Blockchain; Metadata matching; Schema matching; Self-Sovereign Identity; SSI</text:p>
          </table:table-cell>
          <table:table-cell office:value-type="string" calcext:value-type="string">
            <text:p>Blockchain; Distributed ledger; Semantics; Block-chain; Digital identity; Literature reviews; Matchings; Metadatum matching; Novel solutions; Privacy preserving; Schema matching; Self-sovereign identity; Metadata</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644960</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Jadon S.; Bhat D.A.; Shashank R.; Tb Y.; Hb P.</text:p>
          </table:table-cell>
          <table:table-cell office:value-type="string" calcext:value-type="string">
            <text:p>Jadon, Shruti (57216973126); Bhat, D Adarsha (58175574900); Shashank, R. (58175106600); Tb, Yashaswi (58176041800); Hb, Prasad (58174872000)</text:p>
          </table:table-cell>
          <table:table-cell office:value-type="string" calcext:value-type="string">
            <text:p>57216973126; 58175574900; 58175106600; 58176041800; 58174872000</text:p>
          </table:table-cell>
          <table:table-cell office:value-type="string" calcext:value-type="string">
            <text:p>Mutable Blockchain for Identity Management</text:p>
          </table:table-cell>
          <table:table-cell office:value-type="float" office:value="2023" calcext:value-type="float">
            <text:p>2023</text:p>
          </table:table-cell>
          <table:table-cell office:value-type="string" calcext:value-type="string">
            <text:p>2023 International Conference on Innovative Trends in Information Technology, ICITIIT 2023</text:p>
          </table:table-cell>
          <table:table-cell table:number-columns-repeated="6"/>
          <table:table-cell office:value-type="string" calcext:value-type="string">
            <text:p>10.1109/ICITIIT57246.2023.10068675</text:p>
          </table:table-cell>
          <table:table-cell office:value-type="string" calcext:value-type="string">
            <text:p>https://www.scopus.com/inward/record.uri?eid=2-s2.0-85151984903&amp;doi=10.1109%2fICITIIT57246.2023.10068675&amp;partnerID=40&amp;md5=f0b9d9489451115806662be006dc7da1</text:p>
          </table:table-cell>
          <table:table-cell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office:value-type="string" calcext:value-type="string">
            <text:p>Chameleon hashing; Consensus; Identity Management; Mutable Blockchain; Tokens</text:p>
          </table:table-cell>
          <table:table-cell office:value-type="string" calcext:value-type="string">
            <text:p>Block-chain; Chameleon hashing; Consensus; Digital identity; Digital operation; Identity management; Management method; Mutable blockchain; Real-world; Token;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51984903</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Kubach M.; Sellung R.</text:p>
          </table:table-cell>
          <table:table-cell office:value-type="string" calcext:value-type="string">
            <text:p>Kubach, Michael (38961530600); Sellung, Rachelle (56453313000)</text:p>
          </table:table-cell>
          <table:table-cell office:value-type="string" calcext:value-type="string">
            <text:p>38961530600; 56453313000</text:p>
          </table:table-cell>
          <table:table-cell office:value-type="string" calcext:value-type="string">
            <text:p>On the market for self-sovereign identity: Structure and stakeholders</text:p>
          </table:table-cell>
          <table:table-cell office:value-type="float" office:value="2021" calcext:value-type="float">
            <text:p>2021</text:p>
          </table:table-cell>
          <table:table-cell office:value-type="string" calcext:value-type="string">
            <text:p>Lecture Notes in Informatics (LNI), Proceedings - Series of the Gesellschaft fur Informatik (GI)</text:p>
          </table:table-cell>
          <table:table-cell office:value-type="string" calcext:value-type="string">
            <text:p>P-312</text:p>
          </table:table-cell>
          <table:table-cell table:number-columns-repeated="2"/>
          <table:table-cell office:value-type="float" office:value="143" calcext:value-type="float">
            <text:p>143</text:p>
          </table:table-cell>
          <table:table-cell office:value-type="float" office:value="154" calcext:value-type="float">
            <text:p>154</text:p>
          </table:table-cell>
          <table:table-cell office:value-type="float" office:value="11" calcext:value-type="float">
            <text:p>11</text:p>
          </table:table-cell>
          <table:table-cell/>
          <table:table-cell office:value-type="string" calcext:value-type="string">
            <text:p>https://www.scopus.com/inward/record.uri?eid=2-s2.0-85119068027&amp;partnerID=40&amp;md5=24d4e026f0e375b72fd308c8272bb00c</text:p>
          </table:table-cell>
          <table:table-cell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office:value-type="string" calcext:value-type="string">
            <text:p>Decentralized identity; Digital identity; EID; Identity management; Market; Network effects; Self-sovereign identity; SSI; Stakeholders; Trust</text:p>
          </table:table-cell>
          <table:table-cell office:value-type="string" calcext:value-type="string">
            <text:p>Authentication; Electronic document identification systems; Decentralised; Decentralized identity; Digital identity; EID; Identity management; Market; Network effects; Self-sovereign identity; SSI; Stakeholder; Trust; Commer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1906802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Pinto F.; Ferreira da Silva C.; Moro S.</text:p>
          </table:table-cell>
          <table:table-cell office:value-type="string" calcext:value-type="string">
            <text:p>Pinto, Filipe (55947196500); Ferreira da Silva, Catarina (57219280995); Moro, Sergio (56076679200)</text:p>
          </table:table-cell>
          <table:table-cell office:value-type="string" calcext:value-type="string">
            <text:p>55947196500; 57219280995; 56076679200</text:p>
          </table:table-cell>
          <table:table-cell office:value-type="string" calcext:value-type="string">
            <text:p>People-centered distributed ledger technology-IoT architectures: A systematic literature review</text:p>
          </table:table-cell>
          <table:table-cell office:value-type="float" office:value="2022" calcext:value-type="float">
            <text:p>2022</text:p>
          </table:table-cell>
          <table:table-cell office:value-type="string" calcext:value-type="string">
            <text:p>Telematics and Informatics</text:p>
          </table:table-cell>
          <table:table-cell office:value-type="float" office:value="70" calcext:value-type="float">
            <text:p>70</text:p>
          </table:table-cell>
          <table:table-cell/>
          <table:table-cell office:value-type="float" office:value="101812" calcext:value-type="float">
            <text:p>101812</text:p>
          </table:table-cell>
          <table:table-cell table:number-columns-repeated="3"/>
          <table:table-cell office:value-type="string" calcext:value-type="string">
            <text:p>10.1016/j.tele.2022.101812</text:p>
          </table:table-cell>
          <table:table-cell office:value-type="string" calcext:value-type="string">
            <text:p>https://www.scopus.com/inward/record.uri?eid=2-s2.0-85127140711&amp;doi=10.1016%2fj.tele.2022.101812&amp;partnerID=40&amp;md5=a03007521273b64c822392a98127d9e7</text:p>
          </table:table-cell>
          <table:table-cell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office:value-type="string" calcext:value-type="string">
            <text:p>Data economy; Distributed Ledger Technology (DLT); Internet of Things (IoT); People-centered</text:p>
          </table:table-cell>
          <table:table-cell office:value-type="string" calcext:value-type="string">
            <text:p>Internet of things; Data economy; Distributed ledg technology; Edge computing; Emerging patterns; Fit for purpose; Internet of thing; Internet of things architectures; People-centered; Privacy preserving; Systematic literature review; Distributed ledger</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reen Open Access; Hybrid Gold Open Access</text:p>
          </table:table-cell>
          <table:table-cell office:value-type="string" calcext:value-type="string">
            <text:p>Scopus</text:p>
          </table:table-cell>
          <table:table-cell office:value-type="string" calcext:value-type="string">
            <text:p>2-s2.0-85127140711</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ernal Bernabe J.; Canovas J.L.; Hernandez-Ramos J.L.; Torres Moreno R.; Skarmeta A.</text:p>
          </table:table-cell>
          <table:table-cell office:value-type="string" calcext:value-type="string">
            <text:p>Bernal Bernabe, Jorge (57195618802); Canovas, Jose Luis (57213789356); Hernandez-Ramos, Jose L. (56157393500); Torres Moreno, Rafael (57210820201); Skarmeta, Antonio (7004419066)</text:p>
          </table:table-cell>
          <table:table-cell office:value-type="string" calcext:value-type="string">
            <text:p>57195618802; 57213789356; 56157393500; 57210820201; 7004419066</text:p>
          </table:table-cell>
          <table:table-cell office:value-type="string" calcext:value-type="string">
            <text:p>Privacy-Preserving Solutions for Blockchain: Review and Challenges</text:p>
          </table:table-cell>
          <table:table-cell office:value-type="float" office:value="2019" calcext:value-type="float">
            <text:p>2019</text:p>
          </table:table-cell>
          <table:table-cell office:value-type="string" calcext:value-type="string">
            <text:p>IEEE Access</text:p>
          </table:table-cell>
          <table:table-cell office:value-type="float" office:value="7" calcext:value-type="float">
            <text:p>7</text:p>
          </table:table-cell>
          <table:table-cell/>
          <table:table-cell office:value-type="float" office:value="8888155" calcext:value-type="float">
            <text:p>8888155</text:p>
          </table:table-cell>
          <table:table-cell office:value-type="float" office:value="164908" calcext:value-type="float">
            <text:p>164908</text:p>
          </table:table-cell>
          <table:table-cell office:value-type="float" office:value="164940" calcext:value-type="float">
            <text:p>164940</text:p>
          </table:table-cell>
          <table:table-cell office:value-type="float" office:value="32" calcext:value-type="float">
            <text:p>32</text:p>
          </table:table-cell>
          <table:table-cell office:value-type="string" calcext:value-type="string">
            <text:p>10.1109/ACCESS.2019.2950872</text:p>
          </table:table-cell>
          <table:table-cell office:value-type="string" calcext:value-type="string">
            <text:p>https://www.scopus.com/inward/record.uri?eid=2-s2.0-85077538435&amp;doi=10.1109%2fACCESS.2019.2950872&amp;partnerID=40&amp;md5=2270f74c3fbac4d24dc254ed4977b74a</text:p>
          </table:table-cell>
          <table:table-cell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office:value-type="string" calcext:value-type="string">
            <text:p>bitcoin; Blockchain; privacy; security; survey</text:p>
          </table:table-cell>
          <table:table-cell office:value-type="string" calcext:value-type="string">
            <text:p>Bitcoin; Blockchain; Smart city; Surveying; Surveys; Digital assets; Privacy preserving; Privacy preserving solutions; Privacy regulation; Research proposals; security; State of the art; Systematic Review; Data privacy</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07753843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atybaldy A.; Nowostawski M.</text:p>
          </table:table-cell>
          <table:table-cell office:value-type="string" calcext:value-type="string">
            <text:p>Satybaldy, Abylay (57203937501); Nowostawski, Mariusz (6602614040)</text:p>
          </table:table-cell>
          <table:table-cell office:value-type="string" calcext:value-type="string">
            <text:p>57203937501; 6602614040</text:p>
          </table:table-cell>
          <table:table-cell office:value-type="string" calcext:value-type="string">
            <text:p>Review of techniques for privacy-preserving blockchain systems</text:p>
          </table:table-cell>
          <table:table-cell office:value-type="float" office:value="2020" calcext:value-type="float">
            <text:p>2020</text:p>
          </table:table-cell>
          <table:table-cell office:value-type="string" calcext:value-type="string">
            <text:p>BSCI 2020 - Proceedings of the 2nd ACM International Symposium on Blockchain and Secure Critical Infrastructure, Co-located with AsiaCCS 2020</text:p>
          </table:table-cell>
          <table:table-cell table:number-columns-repeated="3"/>
          <table:table-cell office:value-type="float" office:value="1" calcext:value-type="float">
            <text:p>1</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10.1145/3384943.3409416</text:p>
          </table:table-cell>
          <table:table-cell office:value-type="string" calcext:value-type="string">
            <text:p>https://www.scopus.com/inward/record.uri?eid=2-s2.0-85094972286&amp;doi=10.1145%2f3384943.3409416&amp;partnerID=40&amp;md5=e1cb969112e8ad4bb876db5f75f88c9c</text:p>
          </table:table-cell>
          <table:table-cell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office:value-type="string" calcext:value-type="string">
            <text:p>Anonymous systems; Blockchain technology; Cryptographic protocols; Privacy-preserving techniques; Self-sovereign identity</text:p>
          </table:table-cell>
          <table:table-cell office:value-type="string" calcext:value-type="string">
            <text:p>Blockchain; Critical infrastructures; Information management; Public works; Electronic health record; Linkability; Privacy issue; Privacy preserving; Privacy preserving solutions; Privacy protection; Public institution; Typical application; Privacy by desig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94972286</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secondary study</text:p>
          </table:table-cell>
          <table:table-cell table:style-name="Default" office:value-type="string" calcext:value-type="string">
            <text:p>Hansen M.; Büttner A.</text:p>
          </table:table-cell>
          <table:table-cell table:style-name="Default" office:value-type="string" calcext:value-type="string">
            <text:p>Hansen, Malte (57716618000); Büttner, Andre (57226375406)</text:p>
          </table:table-cell>
          <table:table-cell table:style-name="Default" office:value-type="string" calcext:value-type="string">
            <text:p>57716618000; 57226375406</text:p>
          </table:table-cell>
          <table:table-cell table:style-name="Default" office:value-type="string" calcext:value-type="string">
            <text:p>Secure and Privacy-Preserving Authentication for Data Subject Rights Enforcement</text:p>
          </table:table-cell>
          <table:table-cell table:style-name="Default" office:value-type="float" office:value="2024" calcext:value-type="float">
            <text:p>2024</text:p>
          </table:table-cell>
          <table:table-cell table:style-name="Default" office:value-type="string" calcext:value-type="string">
            <text:p>IFIP Advances in Information and Communication Technology</text:p>
          </table:table-cell>
          <table:table-cell table:style-name="Default" office:value-type="string" calcext:value-type="string">
            <text:p>695 IFIPAICT</text:p>
          </table:table-cell>
          <table:table-cell table:style-name="Default" table:number-columns-repeated="2"/>
          <table:table-cell table:style-name="Default" office:value-type="float" office:value="175" calcext:value-type="float">
            <text:p>175</text:p>
          </table:table-cell>
          <table:table-cell table:style-name="Default" office:value-type="float" office:value="191" calcext:value-type="float">
            <text:p>191</text:p>
          </table:table-cell>
          <table:table-cell table:style-name="Default" office:value-type="float" office:value="16" calcext:value-type="float">
            <text:p>16</text:p>
          </table:table-cell>
          <table:table-cell table:style-name="Default" office:value-type="string" calcext:value-type="string">
            <text:p>10.1007/978-3-031-57978-3_12</text:p>
          </table:table-cell>
          <table:table-cell table:style-name="Default" office:value-type="string" calcext:value-type="string">
            <text:p>https://www.scopus.com/inward/record.uri?eid=2-s2.0-85192347721&amp;doi=10.1007%2f978-3-031-57978-3_12&amp;partnerID=40&amp;md5=90a5767b96db71e23c11831997b5de5c</text:p>
          </table:table-cell>
          <table:table-cell table:style-name="Default" office:value-type="string" calcext:value-type="string">
            <text:p>In light of the GDPR, data controllers (DC) need to allow data subjects (DS) to exercise certain data subject rights. A key requirement here is that DCs can reliably authenticate a DS. Due to a lack of clear technical specifications, this has been realized in different ways, such as by requesting copies of ID documents or by email address verification. However, previous research has shown that this is associated with various security and privacy risks and that identifying DSs can be a non-trivial task. In this paper, we review different authentication schemes and propose an architecture that enables DCs to authenticate DSs with the help of independent Identity Providers in a secure and privacy-preserving manner by utilizing attribute-based credentials and eIDs. Our work contributes to a more standardized and privacy-preserving way of authenticating DSs, which will benefit both DCs and DSs. © IFIP International Federation for Information Processing 2024.</text:p>
          </table:table-cell>
          <table:table-cell table:style-name="Default" office:value-type="string" calcext:value-type="string">
            <text:p>Authentication; Data Subject Rights; eID; GDPR; Self Sovereign Identity</text:p>
          </table:table-cell>
          <table:table-cell table:style-name="Default" office:value-type="string" calcext:value-type="string">
            <text:p>Privacy-preserving techniques; Data controllers; Data subject right; Data subjects; EID; GDPR; ID document; Privacy preserving; Privacy-preserving authentication; Self sovereign identity; Technical specifications; Authentication</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192347721</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Behare N.; Palav M.R.; Deshmukh S.B.; Waghulkar S.; Pal V.</text:p>
          </table:table-cell>
          <table:table-cell table:style-name="Default" office:value-type="string" calcext:value-type="string">
            <text:p>Behare, Nitesh (57204806090); Palav, Manesh R. (57989020900); Deshmukh, Sharmishthadevi B. (59318147400); Waghulkar, Shrikant (57204810755); Pal, Vinod (59134840500)</text:p>
          </table:table-cell>
          <table:table-cell table:style-name="Default" office:value-type="string" calcext:value-type="string">
            <text:p>57204806090; 57989020900; 59318147400; 57204810755; 59134840500</text:p>
          </table:table-cell>
          <table:table-cell table:style-name="Default" office:value-type="string" calcext:value-type="string">
            <text:p>Securing Sign-Up and Sign-In in the Indian Market: Fraud Prevention in CIAM for CRM - A Comprehensive Review and Future Directions</text:p>
          </table:table-cell>
          <table:table-cell table:style-name="Default" office:value-type="float" office:value="2025" calcext:value-type="float">
            <text:p>2025</text:p>
          </table:table-cell>
          <table:table-cell table:style-name="Default" office:value-type="string" calcext:value-type="string">
            <text:p>Communications in Computer and Information Science</text:p>
          </table:table-cell>
          <table:table-cell table:style-name="Default" office:value-type="string" calcext:value-type="string">
            <text:p>2429 CCIS</text:p>
          </table:table-cell>
          <table:table-cell table:style-name="Default" table:number-columns-repeated="2"/>
          <table:table-cell table:style-name="Default" office:value-type="float" office:value="274" calcext:value-type="float">
            <text:p>274</text:p>
          </table:table-cell>
          <table:table-cell table:style-name="Default" office:value-type="float" office:value="301" calcext:value-type="float">
            <text:p>301</text:p>
          </table:table-cell>
          <table:table-cell table:style-name="Default" office:value-type="float" office:value="27" calcext:value-type="float">
            <text:p>27</text:p>
          </table:table-cell>
          <table:table-cell table:style-name="Default" office:value-type="string" calcext:value-type="string">
            <text:p>10.1007/978-3-031-86305-9_19</text:p>
          </table:table-cell>
          <table:table-cell table:style-name="Default" office:value-type="string" calcext:value-type="string">
            <text:p>https://www.scopus.com/inward/record.uri?eid=2-s2.0-105003905608&amp;doi=10.1007%2f978-3-031-86305-9_19&amp;partnerID=40&amp;md5=d5e17b3f36e31da65fa799394ae3b04d</text:p>
          </table:table-cell>
          <table:table-cell table:style-name="Default" office:value-type="string" calcext:value-type="string">
            <text:p>Customer Identity and Access Management (CIAM) has alwsays been critical in digital Customer Relationship Management (CRM) systems specifically in safeguarding customer’s identity in diverse digital landscapes like India. This paper presents a comprehensive review of CIAM’s role in fraud prevention at the time of sign-up and sign-in processes of a customer within CRM platforms, with reference to the Indian market. It underscores the current practices of business processes, key challenges faced by customer as well as business and effective fraud prevention strategies, comprising the use of Multi-Factor Authentication (MFA), biometric verification and machine learning for real-time threat detection. Furthermore, it also analyzes India specific factors such as rules and regulations, people diversity and geographical and technological developments that define CIAM in the country. Moreover, decentralized identity management using blockchain, emerging trends in AI-driven fraud prevention and implementation of Zero Trust Architecture (ZTA) are also discussed to offer insights into the future of CIAM in the CRM domain. This aim of the study is to guide business to enhance their CIAM strategies to ensure vigorous security, regulatory compliance and seamless customer experiences, predominantly in the evolving digital market of India. © The Author(s), under exclusive license to Springer Nature Switzerland AG 2025.</text:p>
          </table:table-cell>
          <table:table-cell table:style-name="Default" office:value-type="string" calcext:value-type="string">
            <text:p>CRM Security; Customer Identity and Access Management (CIAM); Cybersecurity in CRM; Digital Identity Management; Homomorphic Encryption; Predictive Analytics; Quantum-Resistant Algorithms; Sign-In Security; Sign-Up Security; Zero Trust architecture</text:p>
          </table:table-cell>
          <table:table-cell table:style-name="Default" office:value-type="string" calcext:value-type="string">
            <text:p>Authentication; Crime; Customer satisfaction; Enterprise resource planning; Customer identity; Customer identity and access management; Customer relationship management; Customer relationship management security; Cyber security; Cybersecurity in customer relationship management; Digital identity management; Ho-momorphic encryptions; Homomorphic-encryptions; Identity and access managements; Quantum-resistant algorithm; Sign-in security; Sign-up security; Zero trust architecture; Sales</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105003905608</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Shuaib M.; Alam S.; Shabbir Alam M.; Shahnawaz Nasir M.</text:p>
          </table:table-cell>
          <table:table-cell office:value-type="string" calcext:value-type="string">
            <text:p>Shuaib, Mohammed (57207874230); Alam, Shadab (56659054100); Shabbir Alam, Mohammad (57311031800); Shahnawaz Nasir, Mohammad (58491504900)</text:p>
          </table:table-cell>
          <table:table-cell office:value-type="string" calcext:value-type="string">
            <text:p>57207874230; 56659054100; 57311031800; 58491504900</text:p>
          </table:table-cell>
          <table:table-cell office:value-type="string" calcext:value-type="string">
            <text:p>Self-sovereign identity for healthcare using blockchain</text:p>
          </table:table-cell>
          <table:table-cell office:value-type="float" office:value="2021" calcext:value-type="float">
            <text:p>2021</text:p>
          </table:table-cell>
          <table:table-cell office:value-type="string" calcext:value-type="string">
            <text:p>Materials Today: Proceedings</text:p>
          </table:table-cell>
          <table:table-cell office:value-type="float" office:value="81" calcext:value-type="float">
            <text:p>81</text:p>
          </table:table-cell>
          <table:table-cell office:value-type="float" office:value="2" calcext:value-type="float">
            <text:p>2</text:p>
          </table:table-cell>
          <table:table-cell/>
          <table:table-cell office:value-type="float" office:value="203" calcext:value-type="float">
            <text:p>203</text:p>
          </table:table-cell>
          <table:table-cell office:value-type="float" office:value="207" calcext:value-type="float">
            <text:p>207</text:p>
          </table:table-cell>
          <table:table-cell office:value-type="float" office:value="4" calcext:value-type="float">
            <text:p>4</text:p>
          </table:table-cell>
          <table:table-cell office:value-type="string" calcext:value-type="string">
            <text:p>10.1016/j.matpr.2021.03.083</text:p>
          </table:table-cell>
          <table:table-cell office:value-type="string" calcext:value-type="string">
            <text:p>https://www.scopus.com/inward/record.uri?eid=2-s2.0-85165083964&amp;doi=10.1016%2fj.matpr.2021.03.083&amp;partnerID=40&amp;md5=ece6567d168cb3f37b6ec8e284b4b8fa</text:p>
          </table:table-cell>
          <table:table-cell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office:value-type="string" calcext:value-type="string">
            <text:p>Blockchain; EHR; Healthcare; Privacy; Security; Self-sovereign identity</text:p>
          </table:table-cell>
          <table:table-cell office:value-type="string" calcext:value-type="string">
            <text:p>Health care; Information systems; Information use; Block-chain; Centralised; EHR; Healthcare; Privacy; Privacy and security; Security; Security weakness; Self-sovereign identity; User control;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65083964</text:p>
          </table:table-cell>
          <table:table-cell table:number-columns-repeated="997"/>
        </table:table-row>
        <table:table-row table:style-name="ro3">
          <table:table-cell table:style-name="ce9" office:value-type="string" calcext:value-type="string">
            <text:p>No</text:p>
          </table:table-cell>
          <table:table-cell table:style-name="ce9" table:number-columns-repeated="3"/>
          <table:table-cell table:style-name="ce9" office:value-type="string" calcext:value-type="string">
            <text:p>Bochnia R.; Richter D.; Anke J.</text:p>
          </table:table-cell>
          <table:table-cell table:style-name="ce9" office:value-type="string" calcext:value-type="string">
            <text:p>Bochnia, Ricardo (58698180800); Richter, Daniel (57667984900); Anke, Jurgen (57188770330)</text:p>
          </table:table-cell>
          <table:table-cell table:style-name="ce9" office:value-type="string" calcext:value-type="string">
            <text:p>58698180800; 57667984900; 57188770330</text:p>
          </table:table-cell>
          <table:table-cell table:style-name="ce9" office:value-type="string" calcext:value-type="string">
            <office:annotation draw:style-name="gr1" draw:text-style-name="P2" svg:width="2.899cm" svg:height="1.799cm" svg:x="57.578cm" svg:y="37.479cm" draw:caption-point-x="-0.61cm" draw:caption-point-y="0.913cm">
              <dc:date>2025-05-12T00:00:00</dc:date>
              <text:p text:style-name="P1"><text:span text:style-name="T1">Was 2023 in the first search</text:span></text:p>
            </office:annotation>
            <text:p>Self-Sovereign Identity for Organizations: Requirements for Enterprise Software</text:p>
          </table:table-cell>
          <table:table-cell table:style-name="ce9" office:value-type="float" office:value="2024" calcext:value-type="float">
            <text:p>2024</text:p>
          </table:table-cell>
          <table:table-cell table:style-name="ce9" office:value-type="string" calcext:value-type="string">
            <text:p>IEEE Access</text:p>
          </table:table-cell>
          <table:table-cell table:style-name="ce9" office:value-type="float" office:value="12" calcext:value-type="float">
            <text:p>12</text:p>
          </table:table-cell>
          <table:table-cell table:style-name="ce9" table:number-columns-repeated="2"/>
          <table:table-cell table:style-name="ce9" office:value-type="float" office:value="7637" calcext:value-type="float">
            <text:p>7637</text:p>
          </table:table-cell>
          <table:table-cell table:style-name="ce9" office:value-type="float" office:value="7660" calcext:value-type="float">
            <text:p>7660</text:p>
          </table:table-cell>
          <table:table-cell table:style-name="ce9" office:value-type="float" office:value="23" calcext:value-type="float">
            <text:p>23</text:p>
          </table:table-cell>
          <table:table-cell table:style-name="ce9" office:value-type="string" calcext:value-type="string">
            <text:p>10.1109/ACCESS.2023.3349095</text:p>
          </table:table-cell>
          <table:table-cell table:style-name="ce9" office:value-type="string" calcext:value-type="string">
            <text:p>https://www.scopus.com/inward/record.uri?eid=2-s2.0-85181561916&amp;doi=10.1109%2fACCESS.2023.3349095&amp;partnerID=40&amp;md5=f959ea5d3cc5d4f15559741a5ceaeffb</text:p>
          </table:table-cell>
          <table:table-cell table:style-name="ce9"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text:s/>© 2013 IEEE.</text:p>
          </table:table-cell>
          <table:table-cell table:style-name="ce9" office:value-type="string" calcext:value-type="string">
            <text:p>Enterprise SSI; enterprise wallet; identity management system; organizational SSI; organizational wallet; self-sovereign identity; SSI; verifiable credentials</text:p>
          </table:table-cell>
          <table:table-cell table:style-name="ce9" office:value-type="string" calcext:value-type="string">
            <text:p>Authentication; Enterprise software; Decentralised; Decentralized application; Enterprise resources planning; Enterprise self-sovereign identity; Enterprise wallet; Europe; Identity management systems; Organisational; Organizational self-sovereign identity; Organizational wallet; Self-sovereign identity; Software project; Verifiable credential; Enterprise resource planning</text:p>
          </table:table-cell>
          <table:table-cell table:style-name="ce9" office:value-type="string" calcext:value-type="string">
            <text:p>English</text:p>
          </table:table-cell>
          <table:table-cell table:style-name="ce9" office:value-type="string" calcext:value-type="string">
            <text:p>Article</text:p>
          </table:table-cell>
          <table:table-cell table:style-name="ce9" office:value-type="string" calcext:value-type="string">
            <text:p>Final</text:p>
          </table:table-cell>
          <table:table-cell table:style-name="ce9" office:value-type="string" calcext:value-type="string">
            <text:p>All Open Access; Gold Open Access</text:p>
          </table:table-cell>
          <table:table-cell table:style-name="ce9" office:value-type="string" calcext:value-type="string">
            <text:p>Scopus</text:p>
          </table:table-cell>
          <table:table-cell table:style-name="ce9" office:value-type="string" calcext:value-type="string">
            <text:p>2-s2.0-85181561916</text:p>
          </table:table-cell>
          <table:table-cell table:style-name="ce9" table:number-columns-repeated="997"/>
        </table:table-row>
        <table:table-row table:style-name="ro3">
          <table:table-cell office:value-type="string" calcext:value-type="string">
            <text:p>No</text:p>
          </table:table-cell>
          <table:table-cell table:number-columns-repeated="3"/>
          <table:table-cell office:value-type="string" calcext:value-type="string">
            <text:p>Shuaib M.; Hassan N.H.; Usman S.; Alam S.; Bhatia S.; Mashat A.; Kumar A.; Kumar M.</text:p>
          </table:table-cell>
          <table:table-cell office:value-type="string" calcext:value-type="string">
            <text:p>Shuaib, Mohammed (57207874230); Hassan, Noor Hafizah (57905044000); Usman, Sahnius (36007713400); Alam, Shadab (56659054100); Bhatia, Surbhi (56655934600); Mashat, Arwa (57211476380); Kumar, Adarsh (16744112800); Kumar, Manoj (57201849165)</text:p>
          </table:table-cell>
          <table:table-cell office:value-type="string" calcext:value-type="string">
            <text:p>57207874230; 57905044000; 36007713400; 56659054100; 56655934600; 57211476380; 16744112800; 57201849165</text:p>
          </table:table-cell>
          <table:table-cell office:value-type="string" calcext:value-type="string">
            <text:p>Self-Sovereign Identity Solution for Blockchain-Based Land Registry System: A Comparison</text:p>
          </table:table-cell>
          <table:table-cell office:value-type="float" office:value="2022" calcext:value-type="float">
            <text:p>2022</text:p>
          </table:table-cell>
          <table:table-cell office:value-type="string" calcext:value-type="string">
            <text:p>Mobile Information Systems</text:p>
          </table:table-cell>
          <table:table-cell office:value-type="float" office:value="2022" calcext:value-type="float">
            <text:p>2022</text:p>
          </table:table-cell>
          <table:table-cell/>
          <table:table-cell office:value-type="float" office:value="8930472" calcext:value-type="float">
            <text:p>8930472</text:p>
          </table:table-cell>
          <table:table-cell table:number-columns-repeated="3"/>
          <table:table-cell office:value-type="string" calcext:value-type="string">
            <text:p>10.1155/2022/8930472</text:p>
          </table:table-cell>
          <table:table-cell office:value-type="string" calcext:value-type="string">
            <text:p>https://www.scopus.com/inward/record.uri?eid=2-s2.0-85128769755&amp;doi=10.1155%2f2022%2f8930472&amp;partnerID=40&amp;md5=1d748a625643baf0b3603256727f32d8</text:p>
          </table:table-cell>
          <table:table-cell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office:value-type="string" calcext:value-type="string">
            <text:p>Electronic document identification systems; Privacy-preserving techniques; 'current; Block-chain; Digital identity; Land registries; Privacy preserving; Process steps; Research methodologies; Research questions; Scientific database; Systematic literature review;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8769755</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chardong F.; Custódio R.</text:p>
          </table:table-cell>
          <table:table-cell office:value-type="string" calcext:value-type="string">
            <text:p>Schardong, Frederico (56938998800); Custódio, Ricardo (23134431000)</text:p>
          </table:table-cell>
          <table:table-cell office:value-type="string" calcext:value-type="string">
            <text:p>56938998800; 23134431000</text:p>
          </table:table-cell>
          <table:table-cell office:value-type="string" calcext:value-type="string">
            <text:p>Self-Sovereign Identity: A Systematic Review, Mapping and Taxonomy</text:p>
          </table:table-cell>
          <table:table-cell office:value-type="float" office:value="2022" calcext:value-type="float">
            <text:p>2022</text:p>
          </table:table-cell>
          <table:table-cell office:value-type="string" calcext:value-type="string">
            <text:p>Sensors</text:p>
          </table:table-cell>
          <table:table-cell office:value-type="float" office:value="22" calcext:value-type="float">
            <text:p>22</text:p>
          </table:table-cell>
          <table:table-cell office:value-type="float" office:value="15" calcext:value-type="float">
            <text:p>15</text:p>
          </table:table-cell>
          <table:table-cell office:value-type="float" office:value="5641" calcext:value-type="float">
            <text:p>5641</text:p>
          </table:table-cell>
          <table:table-cell table:number-columns-repeated="3"/>
          <table:table-cell office:value-type="string" calcext:value-type="string">
            <text:p>10.3390/s22155641</text:p>
          </table:table-cell>
          <table:table-cell office:value-type="string" calcext:value-type="string">
            <text:p>https://www.scopus.com/inward/record.uri?eid=2-s2.0-85136341197&amp;doi=10.3390%2fs22155641&amp;partnerID=40&amp;md5=7c024fe6498229cffaac924e868776f0</text:p>
          </table:table-cell>
          <table:table-cell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office:value-type="string" calcext:value-type="string">
            <text:p>identity and access management; identity management; privacy; review; self-sovereign identity; SSI; survey; systematic literature review; systematic mapping; taxonomy</text:p>
          </table:table-cell>
          <table:table-cell office:value-type="string" calcext:value-type="string">
            <text:p>Privacy; Authentication; Authorization; Data privacy; Mapping; Identity and access managements; Identity management; Identity models; Privacy; Self-sovereign identity; Service provider; Systematic literature review; Systematic mapping; Systematic Review; privacy; Taxonomie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634119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Bartolomeu P.C.; Vieira E.; Hosseini S.M.; Ferreira J.</text:p>
          </table:table-cell>
          <table:table-cell office:value-type="string" calcext:value-type="string">
            <text:p>Bartolomeu, Paulo C. (16021270300); Vieira, Emanuel (57208000227); Hosseini, Seyed M. (57211500647); Ferreira, Joaquim (57203290355)</text:p>
          </table:table-cell>
          <table:table-cell office:value-type="string" calcext:value-type="string">
            <text:p>16021270300; 57208000227; 57211500647; 57203290355</text:p>
          </table:table-cell>
          <table:table-cell office:value-type="string" calcext:value-type="string">
            <text:p>Self-Sovereign Identity: Use-cases, Technologies, and Challenges for Industrial IoT</text:p>
          </table:table-cell>
          <table:table-cell office:value-type="float" office:value="2019" calcext:value-type="float">
            <text:p>2019</text:p>
          </table:table-cell>
          <table:table-cell office:value-type="string" calcext:value-type="string">
            <text:p>IEEE International Conference on Emerging Technologies and Factory Automation, ETFA</text:p>
          </table:table-cell>
          <table:table-cell office:value-type="string" calcext:value-type="string">
            <text:p>2019-September</text:p>
          </table:table-cell>
          <table:table-cell/>
          <table:table-cell office:value-type="float" office:value="8869262" calcext:value-type="float">
            <text:p>8869262</text:p>
          </table:table-cell>
          <table:table-cell office:value-type="float" office:value="1173" calcext:value-type="float">
            <text:p>1173</text:p>
          </table:table-cell>
          <table:table-cell office:value-type="float" office:value="1180" calcext:value-type="float">
            <text:p>1180</text:p>
          </table:table-cell>
          <table:table-cell office:value-type="float" office:value="7" calcext:value-type="float">
            <text:p>7</text:p>
          </table:table-cell>
          <table:table-cell office:value-type="string" calcext:value-type="string">
            <text:p>10.1109/ETFA.2019.8869262</text:p>
          </table:table-cell>
          <table:table-cell office:value-type="string" calcext:value-type="string">
            <text:p>https://www.scopus.com/inward/record.uri?eid=2-s2.0-85074213759&amp;doi=10.1109%2fETFA.2019.8869262&amp;partnerID=40&amp;md5=06e94fba8634fc2b7548362719e26a58</text:p>
          </table:table-cell>
          <table:table-cell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office:value-type="string" calcext:value-type="string">
            <text:p>Digital devices; Electronic document identification systems; Embedded systems; Factory automation; Life cycle; Public key cryptography; Centralized systems; Classical approach; Digital identity; Identity management; Impersonation attack; Long life cycles; Public key infrastructure; Security requirements; Internet of thing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74213759</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Shkembi K.; Kochovski P.; Papaioannou T.G.; Barelle C.; Stankovski V.</text:p>
          </table:table-cell>
          <table:table-cell office:value-type="string" calcext:value-type="string">
            <text:p>Shkembi, Klevis (58719774900); Kochovski, Petar (57196237022); Papaioannou, Thanasis G. (35183829300); Barelle, Caroline (58202210900); Stankovski, Vlado (6603094693)</text:p>
          </table:table-cell>
          <table:table-cell office:value-type="string" calcext:value-type="string">
            <text:p>58719774900; 57196237022; 35183829300; 58202210900; 6603094693</text:p>
          </table:table-cell>
          <table:table-cell office:value-type="string" calcext:value-type="string">
            <text:p>Semantic Web and blockchain technologies: Convergence, challenges and research trends</text:p>
          </table:table-cell>
          <table:table-cell office:value-type="float" office:value="2023" calcext:value-type="float">
            <text:p>2023</text:p>
          </table:table-cell>
          <table:table-cell office:value-type="string" calcext:value-type="string">
            <text:p>Journal of Web Semantics</text:p>
          </table:table-cell>
          <table:table-cell office:value-type="float" office:value="79" calcext:value-type="float">
            <text:p>79</text:p>
          </table:table-cell>
          <table:table-cell/>
          <table:table-cell office:value-type="float" office:value="100809" calcext:value-type="float">
            <text:p>100809</text:p>
          </table:table-cell>
          <table:table-cell table:number-columns-repeated="3"/>
          <table:table-cell office:value-type="string" calcext:value-type="string">
            <text:p>10.1016/j.websem.2023.100809</text:p>
          </table:table-cell>
          <table:table-cell office:value-type="string" calcext:value-type="string">
            <text:p>https://www.scopus.com/inward/record.uri?eid=2-s2.0-85177783377&amp;doi=10.1016%2fj.websem.2023.100809&amp;partnerID=40&amp;md5=6866c104c6ad5cc7ced2257469405e6a</text:p>
          </table:table-cell>
          <table:table-cell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office:value-type="string" calcext:value-type="string">
            <text:p>Blockchain; Knowledge management; Ontology; Semantic Web; Trust</text:p>
          </table:table-cell>
          <table:table-cell office:value-type="string" calcext:value-type="string">
            <text:p>Blockchain; Digital libraries; Semantic Web; Block-chain; Decentralised; Digital assets; Ontology's; Research trends; Semantic-Web; Technology challenges; Technology convergence; Technology research; Trust; Knowledge managemen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7783377</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Ghesmati S.; Fdhila W.; Weippl E.</text:p>
          </table:table-cell>
          <table:table-cell office:value-type="string" calcext:value-type="string">
            <text:p>Ghesmati, Simin (37261346200); Fdhila, Walid (23670214300); Weippl, Edgar (8925433900)</text:p>
          </table:table-cell>
          <table:table-cell office:value-type="string" calcext:value-type="string">
            <text:p>37261346200; 23670214300; 8925433900</text:p>
          </table:table-cell>
          <table:table-cell office:value-type="string" calcext:value-type="string">
            <text:p>Studying Bitcoin Privacy Attacks and Their Impact on Bitcoin-Based Identity Methods</text:p>
          </table:table-cell>
          <table:table-cell office:value-type="float" office:value="2021" calcext:value-type="float">
            <text:p>2021</text:p>
          </table:table-cell>
          <table:table-cell office:value-type="string" calcext:value-type="string">
            <text:p>Lecture Notes in Business Information Processing</text:p>
          </table:table-cell>
          <table:table-cell office:value-type="float" office:value="428" calcext:value-type="float">
            <text:p>428</text:p>
          </table:table-cell>
          <table:table-cell table:number-columns-repeated="2"/>
          <table:table-cell office:value-type="float" office:value="85" calcext:value-type="float">
            <text:p>85</text:p>
          </table:table-cell>
          <table:table-cell office:value-type="float" office:value="101" calcext:value-type="float">
            <text:p>101</text:p>
          </table:table-cell>
          <table:table-cell office:value-type="float" office:value="16" calcext:value-type="float">
            <text:p>16</text:p>
          </table:table-cell>
          <table:table-cell office:value-type="string" calcext:value-type="string">
            <text:p>10.1007/978-3-030-85867-4_7</text:p>
          </table:table-cell>
          <table:table-cell office:value-type="string" calcext:value-type="string">
            <text:p>https://www.scopus.com/inward/record.uri?eid=2-s2.0-85115166400&amp;doi=10.1007%2f978-3-030-85867-4_7&amp;partnerID=40&amp;md5=4ebb01e1786d314b6e92ecbc638dc45c</text:p>
          </table:table-cell>
          <table:table-cell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office:value-type="string" calcext:value-type="string">
            <text:p>Bitcoin; Blockchain; BTCR; Decentralized identifier; DID; Privacy</text:p>
          </table:table-cell>
          <table:table-cell office:value-type="string" calcext:value-type="string">
            <text:p>Blockchain; Enterprise resource management; Process control; Robotics; Auxiliary information; Business needs; New mechanisms; Privacy Attacks; Publicly verifiable; Traditional systems; Bitco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15166400</text:p>
          </table:table-cell>
          <table:table-cell table:number-columns-repeated="997"/>
        </table:table-row>
        <table:table-row table:style-name="ro3">
          <table:table-cell table:style-name="ce9" office:value-type="string" calcext:value-type="string">
            <text:p>No</text:p>
          </table:table-cell>
          <table:table-cell table:style-name="ce9" table:number-columns-repeated="3"/>
          <table:table-cell table:style-name="ce9" office:value-type="string" calcext:value-type="string">
            <text:p>Tan K.L.; Chi C.-H.; Lam K.-Y.</text:p>
          </table:table-cell>
          <table:table-cell table:style-name="ce9" office:value-type="string" calcext:value-type="string">
            <text:p>Tan, Kheng Leong (57208692456); Chi, Chi-Hung (7401898821); Lam, Kwok-Yan (7403657062)</text:p>
          </table:table-cell>
          <table:table-cell table:style-name="ce9" office:value-type="string" calcext:value-type="string">
            <text:p>57208692456; 7401898821; 7403657062</text:p>
          </table:table-cell>
          <table:table-cell table:style-name="ce9" office:value-type="string" calcext:value-type="string">
            <text:p>Survey on Digital Sovereignty and Identity: From Digitization to Digitalization</text:p>
          </table:table-cell>
          <table:table-cell table:style-name="ce9" office:value-type="float" office:value="2024" calcext:value-type="float">
            <office:annotation draw:style-name="gr1" draw:text-style-name="P2" svg:width="2.899cm" svg:height="1.799cm" svg:x="58.561cm" svg:y="39.737cm" draw:caption-point-x="-0.61cm" draw:caption-point-y="1.364cm">
              <dc:date>2025-05-12T00:00:00</dc:date>
              <text:p text:style-name="P1"><text:span text:style-name="T1">Was 2023 in the first search</text:span></text:p>
            </office:annotation>
            <text:p>2024</text:p>
          </table:table-cell>
          <table:table-cell table:style-name="ce9" office:value-type="string" calcext:value-type="string">
            <text:p>ACM Computing Surveys</text:p>
          </table:table-cell>
          <table:table-cell table:style-name="ce9" office:value-type="float" office:value="56" calcext:value-type="float">
            <text:p>56</text:p>
          </table:table-cell>
          <table:table-cell table:style-name="ce9" office:value-type="float" office:value="3" calcext:value-type="float">
            <text:p>3</text:p>
          </table:table-cell>
          <table:table-cell table:style-name="ce9" office:value-type="float" office:value="61" calcext:value-type="float">
            <text:p>61</text:p>
          </table:table-cell>
          <table:table-cell table:style-name="ce9" table:number-columns-repeated="3"/>
          <table:table-cell table:style-name="ce9" office:value-type="string" calcext:value-type="string">
            <text:p>10.1145/3616400</text:p>
          </table:table-cell>
          <table:table-cell table:style-name="ce9" office:value-type="string" calcext:value-type="string">
            <text:p>https://www.scopus.com/inward/record.uri?eid=2-s2.0-85176793665&amp;doi=10.1145%2f3616400&amp;partnerID=40&amp;md5=ae673493fcd39fd81201c2150582db30</text:p>
          </table:table-cell>
          <table:table-cell table:style-name="ce9"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table:style-name="ce9" office:value-type="string" calcext:value-type="string">
            <text:p>Additional Key Words and PhrasesSelf-sovereign identity; digital identity; digital sovereignty; identity management; privacy</text:p>
          </table:table-cell>
          <table:table-cell table:style-name="ce9" office:value-type="string" calcext:value-type="string">
            <text:p>Electronic document identification systems; Laws and legislation; Metadata; Privacy-preserving techniques; Additional key word and phrasesself-sovereign identity; Demand data; Digital identity; Digital sovereignty; Digital transformation; Digitisation; Identity management; Key words; Privacy; Web 3.0; Interoperability</text:p>
          </table:table-cell>
          <table:table-cell table:style-name="ce9" office:value-type="string" calcext:value-type="string">
            <text:p>English</text:p>
          </table:table-cell>
          <table:table-cell table:style-name="ce9" office:value-type="string" calcext:value-type="string">
            <text:p>Article</text:p>
          </table:table-cell>
          <table:table-cell table:style-name="ce9" office:value-type="string" calcext:value-type="string">
            <text:p>Final</text:p>
          </table:table-cell>
          <table:table-cell table:style-name="ce9" office:value-type="string" calcext:value-type="string">
            <text:p>All Open Access; Hybrid Gold Open Access</text:p>
          </table:table-cell>
          <table:table-cell table:style-name="ce9" office:value-type="string" calcext:value-type="string">
            <text:p>Scopus</text:p>
          </table:table-cell>
          <table:table-cell table:style-name="ce9" office:value-type="string" calcext:value-type="string">
            <text:p>2-s2.0-85176793665</text:p>
          </table:table-cell>
          <table:table-cell table:style-name="ce9" table:number-columns-repeated="997"/>
        </table:table-row>
        <table:table-row table:style-name="ro3">
          <table:table-cell table:number-columns-repeated="2" table:style-name="ce18" office:value-type="string" calcext:value-type="string">
            <text:p>Y</text:p>
          </table:table-cell>
          <table:table-cell table:style-name="ce18" office:value-type="string" calcext:value-type="string">
            <text:p>N</text:p>
          </table:table-cell>
          <table:table-cell table:style-name="ce18" office:value-type="string" calcext:value-type="string">
            <text:p>Not related</text:p>
          </table:table-cell>
          <table:table-cell table:style-name="ce18" office:value-type="string" calcext:value-type="string">
            <text:p>Harmanda T.T.; Juliansyah M.R.; Handoyo K.M.; Khunaifi A.; Wijananto F.; Santoso T.M.; Sahreza Y.; Ramadhan I.; Syariati A.R.; Rafianti D.S.; Prasetiyo A.P.</text:p>
          </table:table-cell>
          <table:table-cell table:style-name="ce18" office:value-type="string" calcext:value-type="string">
            <text:p>Harmanda, Topan Try (57210416576); Juliansyah, Muhammad Rafi (57208284312); Handoyo, Karina Mayasita (59179568900); Khunaifi, Aan (59343907700); Wijananto, Fajaryan (59343757400); Santoso, Tanzi Mubaroq (58915840700); Sahreza, Yosi (57955026200); Ramadhan, Insan (58985397600); Syariati, Ali Reza (58139460300); Rafianti, Dewi Suci (58140316400); Prasetiyo, Andri Puji (58140104900)</text:p>
          </table:table-cell>
          <table:table-cell table:style-name="ce18" office:value-type="string" calcext:value-type="string">
            <text:p>57210416576; 57208284312; 59179568900; 59343907700; 59343757400; 58915840700; 57955026200; 58985397600; 58139460300; 58140316400; 58140104900</text:p>
          </table:table-cell>
          <table:table-cell table:style-name="ce18" office:value-type="string" calcext:value-type="string">
            <text:p>Systematic Literature Review of the Use of Blockchain as a Secure Technology in E-Ticketing Systems</text:p>
          </table:table-cell>
          <table:table-cell table:style-name="ce18" office:value-type="float" office:value="2024" calcext:value-type="float">
            <text:p>2024</text:p>
          </table:table-cell>
          <table:table-cell table:style-name="ce18" office:value-type="string" calcext:value-type="string">
            <text:p>ICECOS 2024 - 4th International Conference on Electrical Engineering and Computer Science, Proceeding</text:p>
          </table:table-cell>
          <table:table-cell table:style-name="ce18" table:number-columns-repeated="3"/>
          <table:table-cell table:style-name="ce18" office:value-type="float" office:value="308" calcext:value-type="float">
            <text:p>308</text:p>
          </table:table-cell>
          <table:table-cell table:style-name="ce18" office:value-type="float" office:value="313" calcext:value-type="float">
            <text:p>313</text:p>
          </table:table-cell>
          <table:table-cell table:style-name="ce18" office:value-type="float" office:value="5" calcext:value-type="float">
            <text:p>5</text:p>
          </table:table-cell>
          <table:table-cell table:style-name="ce18" office:value-type="string" calcext:value-type="string">
            <text:p>10.1109/ICECOS63900.2024.10791105</text:p>
          </table:table-cell>
          <table:table-cell table:style-name="ce18" office:value-type="string" calcext:value-type="string">
            <text:p>https://www.scopus.com/inward/record.uri?eid=2-s2.0-85215296765&amp;doi=10.1109%2fICECOS63900.2024.10791105&amp;partnerID=40&amp;md5=5ffb47e40f6b8dd22687a9f6cadd54a1</text:p>
          </table:table-cell>
          <table:table-cell table:style-name="ce18" office:value-type="string" calcext:value-type="string">
            <text:p>The e-Ticketing system is a digital ticket sales and purchase system that changes the habit patterns of buyers and facilitates buyers in making ticket purchase transactions. The current e-Ticketing system has several problems, such as the use of a centralized system that is vulnerable to data leakage, ticket fraud, and scalpers. Blockchain is a technology that can help overcome problems in the e-Ticketing system. For this reason, we would like to review existing research on the application of blockchain in e-Ticketing systems to provide an overview of the extent of the application of blockchain in e-Ticketing systems. Through an analysis of 26 selected studies, our results show that there are four main research focuses on the application of blockchain in e-Ticketing systems, namely ticket management &amp; distribution, solving ticket fraud, solving ticket scalpers, and ticket payments. We found that Hyperledger and Ethereum are the most commonly used platforms and there is also the use of other technologies such as RFID, NFT, and self-sovereign identity that can improve the performance of blockchain in e-Ticketing systems. Despite the promising benefits, challenges such as scalability, high transaction costs, the need for stakeholder collaboration, and the need for more extensive real-world testing. This study concludes by emphasizing the need for continued research and development to fully leverage blockchain's capabilities in revolutionizing the e-Ticketing industry. © 2024 IEEE.</text:p>
          </table:table-cell>
          <table:table-cell table:style-name="ce18" office:value-type="string" calcext:value-type="string">
            <text:p>blockchain; e-Ticketing system; management &amp; distribution ticket; systematic review; ticket fraud; ticket scalpers</text:p>
          </table:table-cell>
          <table:table-cell table:style-name="ce18" office:value-type="string" calcext:value-type="string">
            <text:p>Blockchain; Crime; Emotional intelligence; Ethereum; Information leakage; Research and development management; Block-chain; Digital tickets; E-ticketing; E-ticketing system; Management &amp; distribution ticket; Systematic literature review; Systematic Review; Ticket fraud; Ticket scalper; Ticketing systems; Sales</text:p>
          </table:table-cell>
          <table:table-cell table:style-name="ce18" office:value-type="string" calcext:value-type="string">
            <text:p>English</text:p>
          </table:table-cell>
          <table:table-cell table:style-name="ce18" office:value-type="string" calcext:value-type="string">
            <text:p>Conference paper</text:p>
          </table:table-cell>
          <table:table-cell table:style-name="ce18" office:value-type="string" calcext:value-type="string">
            <text:p>Final</text:p>
          </table:table-cell>
          <table:table-cell table:style-name="ce18"/>
          <table:table-cell table:style-name="ce18" office:value-type="string" calcext:value-type="string">
            <text:p>Scopus</text:p>
          </table:table-cell>
          <table:table-cell table:style-name="ce18" office:value-type="string" calcext:value-type="string">
            <text:p>2-s2.0-85215296765</text:p>
          </table:table-cell>
          <table:table-cell table:style-name="ce18"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Peláez-Repiso A.; Sánchez-Núñez P.; García Calvente Y.</text:p>
          </table:table-cell>
          <table:table-cell table:style-name="Default" office:value-type="string" calcext:value-type="string">
            <text:p>Peláez-Repiso, Andrea (57204710080); Sánchez-Núñez, Pablo (57204709743); García Calvente, Yolanda (57222654020)</text:p>
          </table:table-cell>
          <table:table-cell table:style-name="Default" office:value-type="string" calcext:value-type="string">
            <text:p>57204710080; 57204709743; 57222654020</text:p>
          </table:table-cell>
          <table:table-cell table:style-name="Default" office:value-type="string" calcext:value-type="string">
            <text:p>Tax regulation on blockchain and cryptocurrency: The implications for open innovation</text:p>
          </table:table-cell>
          <table:table-cell table:style-name="Default" office:value-type="float" office:value="2021" calcext:value-type="float">
            <text:p>2021</text:p>
          </table:table-cell>
          <table:table-cell table:style-name="Default" office:value-type="string" calcext:value-type="string">
            <text:p>Journal of Open Innovation: Technology, Market, and Complexity</text:p>
          </table:table-cell>
          <table:table-cell table:style-name="Default" office:value-type="float" office:value="7" calcext:value-type="float">
            <text:p>7</text:p>
          </table:table-cell>
          <table:table-cell table:style-name="Default" office:value-type="float" office:value="1" calcext:value-type="float">
            <text:p>1</text:p>
          </table:table-cell>
          <table:table-cell table:style-name="Default" office:value-type="float" office:value="98" calcext:value-type="float">
            <text:p>98</text:p>
          </table:table-cell>
          <table:table-cell table:style-name="Default" table:number-columns-repeated="3"/>
          <table:table-cell table:style-name="Default" office:value-type="string" calcext:value-type="string">
            <text:p>10.3390/JOITMC7010098</text:p>
          </table:table-cell>
          <table:table-cell table:style-name="Default" office:value-type="string" calcext:value-type="string">
            <text:p>https://www.scopus.com/inward/record.uri?eid=2-s2.0-85103639694&amp;doi=10.3390%2fJOITMC7010098&amp;partnerID=40&amp;md5=68f83f451e7ca6cd6d29499d23a8beef</text:p>
          </table:table-cell>
          <table:table-cell table:style-name="Default" office:value-type="string" calcext:value-type="string">
            <text:p>Blockchain is a technology that will change the relationships between the different actors in society, individuals, companies and administration, in aspects as important as taxation, by im-plementing concepts such as Self-sovereign identity (SSI) and Smart Contracts; which support, for example, virtual currencies, that are not controlled by any state, financial institution or centralized company. Hence, the growing interest of researchers, investors, traders, marketers, enterprises, and administrations to know the scope of this new technology and its tax implications. The main objective of this work is to clarify the status of these studies, explore issues, methods, findings, and trends as well as to define their meaning within the current research scenario. To achieve these objectives, bibliometric analysis was carried out, retrieving 349 research papers, and analyzing 343 papers published between 2015–2019 based on the results of the Web of Science (WoS). © 2021 by the authors. Licensee MDPI, Basel, Switzerland.</text:p>
          </table:table-cell>
          <table:table-cell table:style-name="Default" office:value-type="string" calcext:value-type="string">
            <text:p>Bibliometrix; E-commerce; Financial law; Financial markets; Informetrics; Legal; Science mapping analysis; Scientometrics; Virtual currencies; Virtual money</text:p>
          </table:table-cell>
          <table:table-cell table:style-name="Default"/>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office:value-type="string" calcext:value-type="string">
            <text:p>All Open Access; Gold Open Access</text:p>
          </table:table-cell>
          <table:table-cell table:style-name="Default" office:value-type="string" calcext:value-type="string">
            <text:p>Scopus</text:p>
          </table:table-cell>
          <table:table-cell table:style-name="Default" office:value-type="string" calcext:value-type="string">
            <text:p>2-s2.0-85103639694</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Chawla M.; Gupta S.</text:p>
          </table:table-cell>
          <table:table-cell office:value-type="string" calcext:value-type="string">
            <text:p>Chawla, Monica (57983589200); Gupta, Sachin (57210290998)</text:p>
          </table:table-cell>
          <table:table-cell office:value-type="string" calcext:value-type="string">
            <text:p>57983589200; 57210290998</text:p>
          </table:table-cell>
          <table:table-cell office:value-type="string" calcext:value-type="string">
            <text:p>The Changing Landscape of Identity and Access Management with Blockchain-Based Self-Sovereign Identity</text:p>
          </table:table-cell>
          <table:table-cell office:value-type="float" office:value="2023" calcext:value-type="float">
            <text:p>2023</text:p>
          </table:table-cell>
          <table:table-cell office:value-type="string" calcext:value-type="string">
            <text:p>Lecture Notes in Networks and Systems</text:p>
          </table:table-cell>
          <table:table-cell office:value-type="float" office:value="520" calcext:value-type="float">
            <text:p>520</text:p>
          </table:table-cell>
          <table:table-cell table:number-columns-repeated="2"/>
          <table:table-cell office:value-type="float" office:value="691" calcext:value-type="float">
            <text:p>691</text:p>
          </table:table-cell>
          <table:table-cell office:value-type="float" office:value="702" calcext:value-type="float">
            <text:p>702</text:p>
          </table:table-cell>
          <table:table-cell office:value-type="float" office:value="11" calcext:value-type="float">
            <text:p>11</text:p>
          </table:table-cell>
          <table:table-cell office:value-type="string" calcext:value-type="string">
            <text:p>10.1007/978-981-19-5331-6_70</text:p>
          </table:table-cell>
          <table:table-cell office:value-type="string" calcext:value-type="string">
            <text:p>https://www.scopus.com/inward/record.uri?eid=2-s2.0-85142737773&amp;doi=10.1007%2f978-981-19-5331-6_70&amp;partnerID=40&amp;md5=9a976b412240264ddffe979d38ac9328</text:p>
          </table:table-cell>
          <table:table-cell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office:value-type="string" calcext:value-type="string">
            <text:p>Blockchain; Decentralized ledger; Identity and access management; Self-sovereign identity</text:p>
          </table:table-cell>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42737773</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comprehensive overview</text:p>
          </table:table-cell>
          <table:table-cell table:style-name="Default" office:value-type="string" calcext:value-type="string">
            <text:p>Mulaji S.M.; Brown I.; Roodt S.</text:p>
          </table:table-cell>
          <table:table-cell table:style-name="Default" office:value-type="string" calcext:value-type="string">
            <text:p>Mulaji, Sarah Mulombo (57225175257); Brown, Irwin (7402606413); Roodt, Sumarie (35111631600)</text:p>
          </table:table-cell>
          <table:table-cell table:style-name="Default" office:value-type="string" calcext:value-type="string">
            <text:p>57225175257; 7402606413; 35111631600</text:p>
          </table:table-cell>
          <table:table-cell table:style-name="Default" office:value-type="string" calcext:value-type="string">
            <text:p>The Dynamic Effects of Blockchain-based Identity Management Adoption on Data Breaches</text:p>
          </table:table-cell>
          <table:table-cell table:style-name="Default" office:value-type="float" office:value="2024" calcext:value-type="float">
            <text:p>2024</text:p>
          </table:table-cell>
          <table:table-cell table:style-name="Default" office:value-type="string" calcext:value-type="string">
            <text:p>Proceedings of the Annual Hawaii International Conference on System Sciences</text:p>
          </table:table-cell>
          <table:table-cell table:style-name="Default" table:number-columns-repeated="3"/>
          <table:table-cell table:style-name="Default" office:value-type="float" office:value="5940" calcext:value-type="float">
            <text:p>5940</text:p>
          </table:table-cell>
          <table:table-cell table:style-name="Default" office:value-type="float" office:value="5949" calcext:value-type="float">
            <text:p>5949</text:p>
          </table:table-cell>
          <table:table-cell table:style-name="Default" office:value-type="float" office:value="9" calcext:value-type="float">
            <text:p>9</text:p>
          </table:table-cell>
          <table:table-cell table:style-name="Default"/>
          <table:table-cell table:style-name="Default" office:value-type="string" calcext:value-type="string">
            <text:p>https://www.scopus.com/inward/record.uri?eid=2-s2.0-85199774156&amp;partnerID=40&amp;md5=6a0f03e24a04761d213c8f1ba9db3245</text:p>
          </table:table-cell>
          <table:table-cell table:style-name="Default" office:value-type="string" calcext:value-type="string">
            <text:p>The purpose of this research was to explore the dynamics associated with the adoption of blockchain-based identity management to illustrate its effects on data breach rates. A comprehensive literature review was conducted, and data was analysed using the system dynamics technique of causal loop diagram. The analysis identified key circular causal relationships which show how data breach rates could be reduced by adopting a blockchain-based identity management system like self-sovereign identity. © 2024 IEEE Computer Society. All rights reserved.</text:p>
          </table:table-cell>
          <table:table-cell table:style-name="Default" office:value-type="string" calcext:value-type="string">
            <text:p>blockchain-based identity management long-term effects; data breach; privacy and security; self-sovereign identity post-adoption dynamics; system circular causality</text:p>
          </table:table-cell>
          <table:table-cell table:style-name="Default" office:value-type="string" calcext:value-type="string">
            <text:p>Authentication; Information management; Block-chain; Blockchain-based identity management long-term effect; Data breach; Dynamic effects; Identity management; Long-term effects; Post adoptions; Privacy and security; Self-sovereign identity post-adoption dynamic; System circular causality; Blockchain</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199774156</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Cotugno L.; Mazzenga F.; Vizzarri A.; Giuliano R.</text:p>
          </table:table-cell>
          <table:table-cell office:value-type="string" calcext:value-type="string">
            <text:p>Cotugno, Lorenza (57220923736); Mazzenga, Franco (6603674066); Vizzarri, Alessandro (56025053800); Giuliano, Romeo (7006293392)</text:p>
          </table:table-cell>
          <table:table-cell office:value-type="string" calcext:value-type="string">
            <text:p>57220923736; 6603674066; 56025053800; 7006293392</text:p>
          </table:table-cell>
          <table:table-cell office:value-type="string" calcext:value-type="string">
            <text:p>The major opportunities of Blockchain for Automotive Industry: A Review</text:p>
          </table:table-cell>
          <table:table-cell office:value-type="float" office:value="2021" calcext:value-type="float">
            <text:p>2021</text:p>
          </table:table-cell>
          <table:table-cell office:value-type="string" calcext:value-type="string">
            <text:p>2021 AEIT International Conference on Electrical and Electronic Technologies for Automotive, AEIT AUTOMOTIVE 2021</text:p>
          </table:table-cell>
          <table:table-cell table:number-columns-repeated="6"/>
          <table:table-cell office:value-type="string" calcext:value-type="string">
            <text:p>10.23919/AEITAUTOMOTIVE52815.2021.9662907</text:p>
          </table:table-cell>
          <table:table-cell office:value-type="string" calcext:value-type="string">
            <text:p>https://www.scopus.com/inward/record.uri?eid=2-s2.0-85124598861&amp;doi=10.23919%2fAEITAUTOMOTIVE52815.2021.9662907&amp;partnerID=40&amp;md5=8167214714e5ea6431e3119eb4d350aa</text:p>
          </table:table-cell>
          <table:table-cell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office:value-type="string" calcext:value-type="string">
            <text:p>Automotive; Blockchain; Self Sovereign Identity; Smart Contract</text:p>
          </table:table-cell>
          <table:table-cell office:value-type="string" calcext:value-type="string">
            <text:p>Automotive industry; Digital storage; Automotives; Block-chain; Data storage; Decentralised; Industrial sector; Security issues; Self sovereign identity; User identity; Smart contract</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598861</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Yildiz H.; Kupper A.; Thatmann D.; Gondor S.; Herbke P.</text:p>
          </table:table-cell>
          <table:table-cell office:value-type="string" calcext:value-type="string">
            <text:p>Yildiz, Hakan (57387064400); Kupper, Axel (14037536800); Thatmann, Dirk (36626621600); Gondor, Sebastian (54389076100); Herbke, Patrick (57554083100)</text:p>
          </table:table-cell>
          <table:table-cell office:value-type="string" calcext:value-type="string">
            <text:p>57387064400; 14037536800; 36626621600; 54389076100; 57554083100</text:p>
          </table:table-cell>
          <table:table-cell office:value-type="string" calcext:value-type="string">
            <text:p>Toward Interoperable Self-Sovereign Identities</text:p>
          </table:table-cell>
          <table:table-cell office:value-type="float" office:value="2023" calcext:value-type="float">
            <text:p>2023</text:p>
          </table:table-cell>
          <table:table-cell office:value-type="string" calcext:value-type="string">
            <text:p>IEEE Access</text:p>
          </table:table-cell>
          <table:table-cell office:value-type="float" office:value="11" calcext:value-type="float">
            <text:p>11</text:p>
          </table:table-cell>
          <table:table-cell table:number-columns-repeated="2"/>
          <table:table-cell office:value-type="float" office:value="114080" calcext:value-type="float">
            <text:p>114080</text:p>
          </table:table-cell>
          <table:table-cell office:value-type="float" office:value="114116" calcext:value-type="float">
            <text:p>114116</text:p>
          </table:table-cell>
          <table:table-cell office:value-type="float" office:value="36" calcext:value-type="float">
            <text:p>36</text:p>
          </table:table-cell>
          <table:table-cell office:value-type="string" calcext:value-type="string">
            <text:p>10.1109/ACCESS.2023.3313723</text:p>
          </table:table-cell>
          <table:table-cell office:value-type="string" calcext:value-type="string">
            <text:p>https://www.scopus.com/inward/record.uri?eid=2-s2.0-85171538092&amp;doi=10.1109%2fACCESS.2023.3313723&amp;partnerID=40&amp;md5=07d85c921fa84dbddf4c573d26a570ee</text:p>
          </table:table-cell>
          <table:table-cell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office:value-type="string" calcext:value-type="string">
            <text:p>Identity; interoperability; SSI</text:p>
          </table:table-cell>
          <table:table-cell office:value-type="string" calcext:value-type="string">
            <text:p>Authentication; Electronic document identification systems; Object recognition; Decentralised; Digital identity; Digital image; Federated identity; Identification of persons; Identity; Objects recognition; Reference modeling; Social networking (online); SSI; Interoperabilit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71538092</text:p>
          </table:table-cell>
          <table:table-cell table:number-columns-repeated="997"/>
        </table:table-row>
        <table:table-row table:style-name="ro3">
          <table:table-cell office:value-type="string" calcext:value-type="string">
            <text:p>No</text:p>
          </table:table-cell>
          <table:table-cell table:number-columns-repeated="3"/>
          <table:table-cell office:value-type="string" calcext:value-type="string">
            <text:p>Alanzi H.; Alkhatib M.</text:p>
          </table:table-cell>
          <table:table-cell office:value-type="string" calcext:value-type="string">
            <text:p>Alanzi, Haifa (58001470100); Alkhatib, Mohammad (55387015400)</text:p>
          </table:table-cell>
          <table:table-cell office:value-type="string" calcext:value-type="string">
            <text:p>58001470100; 55387015400</text:p>
          </table:table-cell>
          <table:table-cell office:value-type="string" calcext:value-type="string">
            <text:p>Towards Improving Privacy and Security of Identity Management Systems Using Blockchain Technology: A Systematic Review</text:p>
          </table:table-cell>
          <table:table-cell office:value-type="float" office:value="2022" calcext:value-type="float">
            <text:p>2022</text:p>
          </table:table-cell>
          <table:table-cell office:value-type="string" calcext:value-type="string">
            <text:p>Applied Sciences (Switzerland)</text:p>
          </table:table-cell>
          <table:table-cell office:value-type="float" office:value="12" calcext:value-type="float">
            <text:p>12</text:p>
          </table:table-cell>
          <table:table-cell office:value-type="float" office:value="23" calcext:value-type="float">
            <text:p>23</text:p>
          </table:table-cell>
          <table:table-cell office:value-type="float" office:value="12415" calcext:value-type="float">
            <text:p>12415</text:p>
          </table:table-cell>
          <table:table-cell table:number-columns-repeated="3"/>
          <table:table-cell office:value-type="string" calcext:value-type="string">
            <text:p>10.3390/app122312415</text:p>
          </table:table-cell>
          <table:table-cell office:value-type="string" calcext:value-type="string">
            <text:p>https://www.scopus.com/inward/record.uri?eid=2-s2.0-85143756726&amp;doi=10.3390%2fapp122312415&amp;partnerID=40&amp;md5=9a5d067c29ba2cc5e35282cc9744cfa5</text:p>
          </table:table-cell>
          <table:table-cell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office:value-type="string" calcext:value-type="string">
            <text:p>blockchain; distributed ledger technology; identity management; privacy; self-sovereign identity</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43756726</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Almomani A.; Al Refai Mohammed N.; Aburomman A.; Alidmat O.K.A.; Saber Q.; Alshariedeh F.; Khouj M.</text:p>
          </table:table-cell>
          <table:table-cell table:style-name="Default" office:value-type="string" calcext:value-type="string">
            <text:p>Almomani, Adai (57203152462); Al Refai Mohammed, N. (59670017500); Aburomman, Ahmad (57213822453); Alidmat, Omar Khair Alla (57193027409); Saber, Qotadeh (57208061096); Alshariedeh, Fuad (59670204100); Khouj, Mohammed (53164177800)</text:p>
          </table:table-cell>
          <table:table-cell table:style-name="Default" office:value-type="string" calcext:value-type="string">
            <text:p>57203152462; 59670017500; 57213822453; 57193027409; 57208061096; 59670204100; 53164177800</text:p>
          </table:table-cell>
          <table:table-cell table:style-name="Default" office:value-type="string" calcext:value-type="string">
            <text:p>Usage of Blockchain Technology for Improving Computer Security</text:p>
          </table:table-cell>
          <table:table-cell table:style-name="Default" office:value-type="float" office:value="2024" calcext:value-type="float">
            <text:p>2024</text:p>
          </table:table-cell>
          <table:table-cell table:style-name="Default" office:value-type="string" calcext:value-type="string">
            <text:p>2024 25th International Arab Conference on Information Technology, ACIT 2024</text:p>
          </table:table-cell>
          <table:table-cell table:style-name="Default" table:number-columns-repeated="6"/>
          <table:table-cell table:style-name="Default" office:value-type="string" calcext:value-type="string">
            <text:p>10.1109/ACIT62805.2024.10877007</text:p>
          </table:table-cell>
          <table:table-cell table:style-name="Default" office:value-type="string" calcext:value-type="string">
            <text:p>https://www.scopus.com/inward/record.uri?eid=2-s2.0-86000025558&amp;doi=10.1109%2fACIT62805.2024.10877007&amp;partnerID=40&amp;md5=5b7072bf71fecb5a84d89d1416eefc38</text:p>
          </table:table-cell>
          <table:table-cell table:style-name="Default" office:value-type="string" calcext:value-type="string">
            <text:p>Cyber threats have grown increasingly sophisticated, surpassing the capabilities of traditional security measures. Blockchain technology, with its decentralized and immutable structure, offers a potential solution to these challenges. This study examines the role of blockchain tools such as smart contracts, decentralized identity management, and secure data sharing in enhancing cybersecurity. A review of key literature and analysis of survey data from cybersecurity professionals demonstrate blockchain's effectiveness in improving data integrity, access control, and secure communications. The results show significant correlations between the adoption of blockchain technologies and the mitigation of threats like data breaches and unauthorized access. While blockchain presents promising advancements, scalability, regulatory barriers, and energy consumption remain challenges. The study provides valuable insights for researchers, practitioners, and policymakers on how blockchain can be integrated into modern cybersecurity strategies to create more secure digital environments. © 2024 IEEE.</text:p>
          </table:table-cell>
          <table:table-cell table:style-name="Default" office:value-type="string" calcext:value-type="string">
            <text:p>confidentiality; decryption; encryption; malware; network; ransomware</text:p>
          </table:table-cell>
          <table:table-cell table:style-name="Default" office:value-type="string" calcext:value-type="string">
            <text:p>Data integrity; Decentralized finance; Block-chain; Confidentiality; Cyber security; Cyber threats; Decentralised; Decryption; Identity management; Malwares; Network; Security measure; Cybersecurity</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6000025558</text:p>
          </table:table-cell>
          <table:table-cell table:style-name="Default"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Lambov I.</text:p>
          </table:table-cell>
          <table:table-cell table:style-name="Default" office:value-type="string" calcext:value-type="string">
            <text:p>Lambov, Ivan (59308409000)</text:p>
          </table:table-cell>
          <table:table-cell table:style-name="Default" office:value-type="float" office:value="59308409000" calcext:value-type="float">
            <text:p>59308409000</text:p>
          </table:table-cell>
          <table:table-cell table:style-name="Default" office:value-type="string" calcext:value-type="string">
            <text:p>Use Case Feasibility Study: Decentralized Identity on Blockchain for Cultural Heritage Artifacts</text:p>
          </table:table-cell>
          <table:table-cell table:style-name="Default" office:value-type="float" office:value="2024" calcext:value-type="float">
            <text:p>2024</text:p>
          </table:table-cell>
          <table:table-cell table:style-name="Default" office:value-type="string" calcext:value-type="string">
            <text:p>ACM International Conference Proceeding Series</text:p>
          </table:table-cell>
          <table:table-cell table:style-name="Default" table:number-columns-repeated="3"/>
          <table:table-cell table:style-name="Default" office:value-type="float" office:value="161" calcext:value-type="float">
            <text:p>161</text:p>
          </table:table-cell>
          <table:table-cell table:style-name="Default" office:value-type="float" office:value="166" calcext:value-type="float">
            <text:p>166</text:p>
          </table:table-cell>
          <table:table-cell table:style-name="Default" office:value-type="float" office:value="5" calcext:value-type="float">
            <text:p>5</text:p>
          </table:table-cell>
          <table:table-cell table:style-name="Default" office:value-type="string" calcext:value-type="string">
            <text:p>10.1145/3674912.3674930</text:p>
          </table:table-cell>
          <table:table-cell table:style-name="Default" office:value-type="string" calcext:value-type="string">
            <text:p>https://www.scopus.com/inward/record.uri?eid=2-s2.0-85202760193&amp;doi=10.1145%2f3674912.3674930&amp;partnerID=40&amp;md5=b9c76aab83a6ddb3880acd3afaeef598</text:p>
          </table:table-cell>
          <table:table-cell table:style-name="Default" office:value-type="string" calcext:value-type="string">
            <text:p>Preserving the authenticity and provenance of artifacts is crucial for our cultural heritage. This study explores the potential of Decentralized Identity on Blockchain for artifact identification and verification. A review of related work revealed a great body of standards and guidelines for identification, documentation and verification of cultural heritage artifacts, as well as various use cases for the application of Decentralized Identity on Blockchain in different industries. However, this is the first study that demonstrates that Decentralized Identity on Blockchain can be successfully used for artifact identification and verification. In order to gather pertinent information about underlying processes, attributes, credentials, roles, and behaviors and validate the applicability of the proposed model, we conducted face-to-face and phone interviews with experts from relevant businesses and institutions. We further proved our hypothesis by implementing a range of methodologies - comparative analysis, experimental research, functional mapping. Finally, we put the proposed use case to the test by implementing an experiment using existing tools and analyzing the results. We conclude the study by showing the potential challenges, limitations and future work. <text:s/>© 2024 ACM.</text:p>
          </table:table-cell>
          <table:table-cell table:style-name="Default" office:value-type="string" calcext:value-type="string">
            <text:p>Blockchain; Decentralized Identity; DIDoA</text:p>
          </table:table-cell>
          <table:table-cell table:style-name="Default" office:value-type="string" calcext:value-type="string">
            <text:p>Block-chain; Cultural heritages; Decentralised; Decentralized identity; DIDoA; Documentation and verification; Face to face; Feasibility studies; Related works; Standards and guidelines; Decentralized finance</text:p>
          </table:table-cell>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202760193</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Radha S.K.; Taylor I.; Nabrzyski J.; Barclay I.</text:p>
          </table:table-cell>
          <table:table-cell office:value-type="string" calcext:value-type="string">
            <text:p>Radha, Swapna Krishnakumar (57201200058); Taylor, Ian (9733768300); Nabrzyski, Jarek (6602731292); Barclay, Iain (57211075715)</text:p>
          </table:table-cell>
          <table:table-cell office:value-type="string" calcext:value-type="string">
            <text:p>57201200058; 9733768300; 6602731292; 57211075715</text:p>
          </table:table-cell>
          <table:table-cell office:value-type="string" calcext:value-type="string">
            <text:p>Verifiable Badging System for scientific data reproducibility</text:p>
          </table:table-cell>
          <table:table-cell office:value-type="float" office:value="2021" calcext:value-type="float">
            <text:p>2021</text:p>
          </table:table-cell>
          <table:table-cell office:value-type="string" calcext:value-type="string">
            <text:p>Blockchain: Research and Applications</text:p>
          </table:table-cell>
          <table:table-cell table:number-columns-repeated="2" office:value-type="float" office:value="2" calcext:value-type="float">
            <text:p>2</text:p>
          </table:table-cell>
          <table:table-cell office:value-type="float" office:value="100015" calcext:value-type="float">
            <text:p>100015</text:p>
          </table:table-cell>
          <table:table-cell table:number-columns-repeated="3"/>
          <table:table-cell office:value-type="string" calcext:value-type="string">
            <text:p>10.1016/j.bcra.2021.100015</text:p>
          </table:table-cell>
          <table:table-cell office:value-type="string" calcext:value-type="string">
            <text:p>https://www.scopus.com/inward/record.uri?eid=2-s2.0-85122996041&amp;doi=10.1016%2fj.bcra.2021.100015&amp;partnerID=40&amp;md5=d5e707eb690bac0462c1a6e65c4f4e04</text:p>
          </table:table-cell>
          <table:table-cell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office:value-type="string" calcext:value-type="string">
            <text:p>Blockchain technology; Decentralized identifiers; Self-sovereign identity; Smart contracts; Verifiable credentials</text:p>
          </table:table-cell>
          <table:table-cell office:value-type="string" calcext:value-type="string">
            <text:p>Automation; Blockchain; Block-chain; Blockchain technology; Data reproducibility; Decentralised; Decentralized identifier; Layered approaches; Reproducibilities; Scientific data; Self-sovereign identity; Verifiable credential;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2996041</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Elnour S.; Buchanan W.J.; Keating P.; Abubakar M.; Elnour S.</text:p>
          </table:table-cell>
          <table:table-cell table:style-name="Default" office:value-type="string" calcext:value-type="string">
            <text:p>Elnour, Se (58954228200); Buchanan, William J. (56206746600); Keating, Paul (58954791700); Abubakar, Mwrwan (57222506637); Elnour, Sirag (58954791800)</text:p>
          </table:table-cell>
          <table:table-cell table:style-name="Default" office:value-type="string" calcext:value-type="string">
            <text:p>58954228200; 56206746600; 58954791700; 57222506637; 58954791800</text:p>
          </table:table-cell>
          <table:table-cell table:style-name="Default" office:value-type="string" calcext:value-type="string">
            <text:p>vSPACE: Voting in a Scalable, Privacy-Aware and Confidential Election</text:p>
          </table:table-cell>
          <table:table-cell table:style-name="Default" office:value-type="float" office:value="2025" calcext:value-type="float">
            <text:p>2025</text:p>
          </table:table-cell>
          <table:table-cell table:style-name="Default" office:value-type="string" calcext:value-type="string">
            <text:p>Springer Proceedings in Complexity</text:p>
          </table:table-cell>
          <table:table-cell table:style-name="Default" table:number-columns-repeated="3"/>
          <table:table-cell table:style-name="Default" office:value-type="float" office:value="61" calcext:value-type="float">
            <text:p>61</text:p>
          </table:table-cell>
          <table:table-cell table:style-name="Default" office:value-type="float" office:value="76" calcext:value-type="float">
            <text:p>76</text:p>
          </table:table-cell>
          <table:table-cell table:style-name="Default" office:value-type="float" office:value="15" calcext:value-type="float">
            <text:p>15</text:p>
          </table:table-cell>
          <table:table-cell table:style-name="Default" office:value-type="string" calcext:value-type="string">
            <text:p>10.1007/978-981-96-0401-2_4</text:p>
          </table:table-cell>
          <table:table-cell table:style-name="Default" office:value-type="string" calcext:value-type="string">
            <text:p>https://www.scopus.com/inward/record.uri?eid=2-s2.0-105003944206&amp;doi=10.1007%2f978-981-96-0401-2_4&amp;partnerID=40&amp;md5=8abba4026ff95deb86e876485b518506</text:p>
          </table:table-cell>
          <table:table-cell table:style-name="Default" office:value-type="string" calcext:value-type="string">
            <text:p>The vSPACE experimental proof-of-concept (PoC) on a TrueElect extended protocol presents a novel approach to secure, private, and scalable elections, extending the TrueElect and other related protocols with the integration of Self-Sovereign Identity (SSI) enabled Privacy-Enhancing Technologies (PETs). Zero-Trust Architecture (ZTA) principles and practices were used for a split-trust design to minimize human errors or attacks, along with using a trustworthy Infrastructure as Code (IaC) automation for staging a perfectly democratized e-governance polling; while also leveraging confidential computing, continuous authentication, multi-party computation (MPC), and Well-Architected Framework principles to address cybersecurity and privacy protection challenges. Moreover, vSPACE integrates Distributed Ledger Technology (DLT) for immutable and certifiable audit trails, and employs Kubernetes confidential clusters as ZTA spokes for hosting decentralized applications (dapps) with a connectivity hub of an nTier-based Enterprise-Scale Landing Zone (ESLZ). The IaC model ensures rapid deployment, consistent management, and adherence to security standards, making vSPACE a future-proof solution for digital voting systems. Our poster and concept note include motivations behind low-level design choices, ZTA specifications with a threat modeling assurance review, quantitative metrics on efficiency performance, and preliminary implementation IaC tooling. © The Author(s), under exclusive license to Springer Nature Singapore Pte Ltd. 2025.</text:p>
          </table:table-cell>
          <table:table-cell table:style-name="Default" office:value-type="string" calcext:value-type="string">
            <text:p>Artificial intelligence; Confidential computing; Continuous authentication; Cybersecurity; E-governance; Election-tech; Privacy-enhancing technologies; Zero-trust</text:p>
          </table:table-cell>
          <table:table-cell table:style-name="Default"/>
          <table:table-cell table:style-name="Default" office:value-type="string" calcext:value-type="string">
            <text:p>English</text:p>
          </table:table-cell>
          <table:table-cell table:style-name="Default" office:value-type="string" calcext:value-type="string">
            <text:p>Conference paper</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105003944206</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Zhang Y.; Li P.; Cong P.; Zou H.; Wang X.; He X.</text:p>
          </table:table-cell>
          <table:table-cell office:value-type="string" calcext:value-type="string">
            <text:p>Zhang, Yuchao (56784369900); Li, Pengmiao (57211269454); Cong, Peizhuang (57215897784); Zou, Huan (58018544300); Wang, Xiaotian (58036450000); He, Xiaofeng (58036450100)</text:p>
          </table:table-cell>
          <table:table-cell office:value-type="string" calcext:value-type="string">
            <text:p>56784369900; 57211269454; 57215897784; 58018544300; 58036450000; 58036450100</text:p>
          </table:table-cell>
          <table:table-cell office:value-type="string" calcext:value-type="string">
            <text:p>Web 3.0: Developments and Directions of the Future Internet Architecture?</text:p>
          </table:table-cell>
          <table:table-cell office:value-type="float" office:value="2022" calcext:value-type="float">
            <text:p>2022</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13736 LNCS</text:p>
          </table:table-cell>
          <table:table-cell table:number-columns-repeated="2"/>
          <table:table-cell office:value-type="float" office:value="104" calcext:value-type="float">
            <text:p>104</text:p>
          </table:table-cell>
          <table:table-cell office:value-type="float" office:value="121" calcext:value-type="float">
            <text:p>121</text:p>
          </table:table-cell>
          <table:table-cell office:value-type="float" office:value="17" calcext:value-type="float">
            <text:p>17</text:p>
          </table:table-cell>
          <table:table-cell office:value-type="string" calcext:value-type="string">
            <text:p>10.1007/978-3-031-23579-5_8</text:p>
          </table:table-cell>
          <table:table-cell office:value-type="string" calcext:value-type="string">
            <text:p>https://www.scopus.com/inward/record.uri?eid=2-s2.0-85145210552&amp;doi=10.1007%2f978-3-031-23579-5_8&amp;partnerID=40&amp;md5=3c8c77e287e30b610f59fee49a5a9cbf</text:p>
          </table:table-cell>
          <table:table-cell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office:value-type="string" calcext:value-type="string">
            <text:p>BlockChain; CrossChain; Decentralized identity; Federated learning; Security; Storage; Transmission; Web3.0</text:p>
          </table:table-cell>
          <table:table-cell office:value-type="string" calcext:value-type="string">
            <text:p>Blockchain; Network architecture; Block-chain; Crosschain; Decentralised; Decentralized identity; Emerging technologies; Federated learning; Future internet architecture; Security; Web 3.0; Web3.0; Digital storag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45210552</text:p>
          </table:table-cell>
          <table:table-cell table:number-columns-repeated="997"/>
        </table:table-row>
        <table:table-row table:style-name="ro3">
          <table:table-cell table:style-name="Default" office:value-type="string" calcext:value-type="string">
            <text:p>Y</text:p>
          </table:table-cell>
          <table:table-cell table:number-columns-repeated="2" table:style-name="Default" office:value-type="string" calcext:value-type="string">
            <text:p>N</text:p>
          </table:table-cell>
          <table:table-cell table:style-name="Default" office:value-type="string" calcext:value-type="string">
            <text:p>Not related</text:p>
          </table:table-cell>
          <table:table-cell table:style-name="Default" office:value-type="string" calcext:value-type="string">
            <text:p>Chen H.; Duan H.; Abdallah M.; Zhu Y.; Wen Y.; Saddik A.E.; Cai W.</text:p>
          </table:table-cell>
          <table:table-cell table:style-name="Default" office:value-type="string" calcext:value-type="string">
            <text:p>Chen, Hongzhou (58303240600); Duan, Haihan (57211843812); Abdallah, Maha (23391924700); Zhu, Yufeng (58818081500); Wen, Yonggang (7401777066); Saddik, Abdulmotaleb El (57221837385); Cai, Wei (35932040500)</text:p>
          </table:table-cell>
          <table:table-cell table:style-name="Default" office:value-type="string" calcext:value-type="string">
            <text:p>58303240600; 57211843812; 23391924700; 58818081500; 7401777066; 57221837385; 35932040500</text:p>
          </table:table-cell>
          <table:table-cell table:style-name="Default" office:value-type="string" calcext:value-type="string">
            <text:p>Web3 Metaverse: State-of-the-Art and Vision</text:p>
          </table:table-cell>
          <table:table-cell table:style-name="Default" office:value-type="float" office:value="2023" calcext:value-type="float">
            <text:p>2023</text:p>
          </table:table-cell>
          <table:table-cell table:style-name="Default" office:value-type="string" calcext:value-type="string">
            <text:p>ACM Transactions on Multimedia Computing, Communications and Applications</text:p>
          </table:table-cell>
          <table:table-cell table:style-name="Default" office:value-type="float" office:value="20" calcext:value-type="float">
            <text:p>20</text:p>
          </table:table-cell>
          <table:table-cell table:style-name="Default" office:value-type="float" office:value="4" calcext:value-type="float">
            <text:p>4</text:p>
          </table:table-cell>
          <table:table-cell table:style-name="Default" office:value-type="float" office:value="101" calcext:value-type="float">
            <text:p>101</text:p>
          </table:table-cell>
          <table:table-cell table:style-name="Default" table:number-columns-repeated="3"/>
          <table:table-cell table:style-name="Default" office:value-type="string" calcext:value-type="string">
            <text:p>10.1145/3630258</text:p>
          </table:table-cell>
          <table:table-cell table:style-name="Default" office:value-type="string" calcext:value-type="string">
            <text:p>https://www.scopus.com/inward/record.uri?eid=2-s2.0-85182604816&amp;doi=10.1145%2f3630258&amp;partnerID=40&amp;md5=253924086d941b15749497a6c4e2b6e3</text:p>
          </table:table-cell>
          <table:table-cell table:style-name="Default" office:value-type="string" calcext:value-type="string">
            <text:p>The metaverse, as a rapidly evolving socio-technical phenomenon, exhibits significant potential across diverse domains by leveraging Web3 (a.k.a. Web 3.0) technologies such as blockchain, smart contracts, and non-fungible tokens (NFTs). This survey aims to provide a comprehensive overview of the Web3 metaverse from a human-centered perspective. We (i) systematically review the development of the metaverse over the past 30 years, highlighting the balanced contributions from its core components: Web3, immersive convergence, and crowd intelligence communities, (ii) define the metaverse that integrates the Web3 community as the Web3 metaverse and propose an analysis framework from the community, society, and human layers to describe the features, missions, and relationships for each community and their overlapping sections, (iii) survey the state-of-the-art of the Web3 metaverse from a human-centered perspective, namely, the identity, field, and behavior aspects, and (iv) provide supplementary technical reviews. To the best of our knowledge, this work represents the first systematic, interdisciplinary survey on the Web3 metaverse. Specifically, we commence by discussing the potential for establishing decentralized identities (DID) utilizing mechanisms such as profile picture (PFP) NFTs, domain name NFTs, and soulbound tokens (SBTs). Subsequently, we examine land, utility, and equipment NFTs within the Web3 metaverse, highlighting interoperable and full on-chain solutions for existing centralization challenges. Lastly, we spotlight current research and practices about individual, intragroup, and inter-group behaviors within the Web3 metaverse, such as Creative Commons Zero license (CC0) NFTs, decentralized education, decentralized science (DeSci), and decentralized autonomous organizations (DAO). Furthermore, we share our insights into several promising directions, encompassing three key socio-technical facets of Web3 metaverse development. © 2023 Copyright held by the owner/author(s). Publication rights licensed to ACM.</text:p>
          </table:table-cell>
          <table:table-cell table:style-name="Default" office:value-type="string" calcext:value-type="string">
            <text:p>definition and framework; human-centered; Metaverse; survey; Web3</text:p>
          </table:table-cell>
          <table:table-cell table:style-name="Default" office:value-type="string" calcext:value-type="string">
            <text:p>Aka web 3.0; Block-chain; Decentralised; Definition and framework; Diverse domains; Human-centered; Metaverses; Sociotechnical; State of the art; Web 3.0; Smart contract</text:p>
          </table:table-cell>
          <table:table-cell table:style-name="Default" office:value-type="string" calcext:value-type="string">
            <text:p>English</text:p>
          </table:table-cell>
          <table:table-cell table:style-name="Default" office:value-type="string" calcext:value-type="string">
            <text:p>Article</text:p>
          </table:table-cell>
          <table:table-cell table:style-name="Default" office:value-type="string" calcext:value-type="string">
            <text:p>Final</text:p>
          </table:table-cell>
          <table:table-cell table:style-name="Default"/>
          <table:table-cell table:style-name="Default" office:value-type="string" calcext:value-type="string">
            <text:p>Scopus</text:p>
          </table:table-cell>
          <table:table-cell table:style-name="Default" office:value-type="string" calcext:value-type="string">
            <text:p>2-s2.0-85182604816</text:p>
          </table:table-cell>
          <table:table-cell table:style-name="Default" table:number-columns-repeated="997"/>
        </table:table-row>
        <table:table-row table:style-name="ro3">
          <table:table-cell office:value-type="string" calcext:value-type="string">
            <text:p>No</text:p>
          </table:table-cell>
          <table:table-cell table:number-columns-repeated="3"/>
          <table:table-cell office:value-type="string" calcext:value-type="string">
            <text:p>Siddarth D.; Ivliev S.; Siri S.; Berman P.</text:p>
          </table:table-cell>
          <table:table-cell office:value-type="string" calcext:value-type="string">
            <text:p>Siddarth, Divya (57215307937); Ivliev, Sergey (57200627220); Siri, Santiago (57217327125); Berman, Paula (58031148200)</text:p>
          </table:table-cell>
          <table:table-cell office:value-type="string" calcext:value-type="string">
            <text:p>57215307937; 57200627220; 57217327125; 58031148200</text:p>
          </table:table-cell>
          <table:table-cell office:value-type="string" calcext:value-type="string">
            <text:p>Who Watches the Watchmen? A Review of Subjective Approaches for Sybil-Resistance in Proof of Personhood Protocols</text:p>
          </table:table-cell>
          <table:table-cell office:value-type="float" office:value="2020" calcext:value-type="float">
            <text:p>2020</text:p>
          </table:table-cell>
          <table:table-cell office:value-type="string" calcext:value-type="string">
            <text:p>Frontiers in Blockchain</text:p>
          </table:table-cell>
          <table:table-cell office:value-type="float" office:value="3" calcext:value-type="float">
            <text:p>3</text:p>
          </table:table-cell>
          <table:table-cell/>
          <table:table-cell office:value-type="float" office:value="590171" calcext:value-type="float">
            <text:p>590171</text:p>
          </table:table-cell>
          <table:table-cell table:number-columns-repeated="3"/>
          <table:table-cell office:value-type="string" calcext:value-type="string">
            <text:p>10.3389/fbloc.2020.590171</text:p>
          </table:table-cell>
          <table:table-cell office:value-type="string" calcext:value-type="string">
            <text:p>https://www.scopus.com/inward/record.uri?eid=2-s2.0-85102310206&amp;doi=10.3389%2ffbloc.2020.590171&amp;partnerID=40&amp;md5=5ea1992e85e038675ddcb7d5965be785</text:p>
          </table:table-cell>
          <table:table-cell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office:value-type="string" calcext:value-type="string">
            <text:p>blockchain voting; crypto-governance; decentralized governance; decentralized identity; sybil-protection; universal basic income (UBI)</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02310206</text:p>
          </table:table-cell>
          <table:table-cell table:number-columns-repeated="997"/>
        </table:table-row>
      </table:table>
      <table:table table:name="scopus12052025" table:style-name="ta3">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51" table:default-cell-style-name="Default"/>
        <table:table-column table:style-name="co75"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row table:style-name="ro3">
          <table:table-cell office:value-type="string" calcext:value-type="string">
            <text:p>Authors</text:p>
          </table:table-cell>
          <table:table-cell office:value-type="string" calcext:value-type="string">
            <text:p>Author full names</text:p>
          </table:table-cell>
          <table:table-cell office:value-type="string" calcext:value-type="string">
            <text:p>Author(s) ID</text:p>
          </table:table-cell>
          <table:table-cell office:value-type="string" calcext:value-type="string">
            <text:p>Title</text:p>
          </table:table-cell>
          <table:table-cell office:value-type="string" calcext:value-type="string">
            <text:p>Year</text:p>
          </table:table-cell>
          <table:table-cell office:value-type="string" calcext:value-type="string">
            <text:p>Source title</text:p>
          </table:table-cell>
          <table:table-cell office:value-type="string" calcext:value-type="string">
            <text:p>Volume</text:p>
          </table:table-cell>
          <table:table-cell office:value-type="string" calcext:value-type="string">
            <text:p>Issue</text:p>
          </table:table-cell>
          <table:table-cell office:value-type="string" calcext:value-type="string">
            <text:p>Art. No.</text:p>
          </table:table-cell>
          <table:table-cell office:value-type="string" calcext:value-type="string">
            <text:p>Page start</text:p>
          </table:table-cell>
          <table:table-cell office:value-type="string" calcext:value-type="string">
            <text:p>Page end</text:p>
          </table:table-cell>
          <table:table-cell office:value-type="string" calcext:value-type="string">
            <text:p>Page count</text:p>
          </table:table-cell>
          <table:table-cell office:value-type="string" calcext:value-type="string">
            <text:p>DOI</text:p>
          </table:table-cell>
          <table:table-cell office:value-type="string" calcext:value-type="string">
            <text:p>Link</text:p>
          </table:table-cell>
          <table:table-cell office:value-type="string" calcext:value-type="string">
            <text:p>Abstract</text:p>
          </table:table-cell>
          <table:table-cell office:value-type="string" calcext:value-type="string">
            <text:p>Author Keywords</text:p>
          </table:table-cell>
          <table:table-cell office:value-type="string" calcext:value-type="string">
            <text:p>Index Keywords</text:p>
          </table:table-cell>
          <table:table-cell office:value-type="string" calcext:value-type="string">
            <text:p>Language of Original Document</text:p>
          </table:table-cell>
          <table:table-cell office:value-type="string" calcext:value-type="string">
            <text:p>Document Type</text:p>
          </table:table-cell>
          <table:table-cell office:value-type="string" calcext:value-type="string">
            <text:p>Publication Stage</text:p>
          </table:table-cell>
          <table:table-cell office:value-type="string" calcext:value-type="string">
            <text:p>Open Access</text:p>
          </table:table-cell>
          <table:table-cell office:value-type="string" calcext:value-type="string">
            <text:p>Source</text:p>
          </table:table-cell>
          <table:table-cell office:value-type="string" calcext:value-type="string">
            <text:p>EID</text:p>
          </table:table-cell>
        </table:table-row>
        <table:table-row table:style-name="ro3">
          <table:table-cell office:value-type="string" calcext:value-type="string">
            <text:p>Ante L.; Fischer C.; Strehle E.</text:p>
          </table:table-cell>
          <table:table-cell office:value-type="string" calcext:value-type="string">
            <text:p>Ante, Lennart (57216819718); Fischer, Constantin (57417378200); Strehle, Elias (57200537298)</text:p>
          </table:table-cell>
          <table:table-cell office:value-type="string" calcext:value-type="string">
            <text:p>57216819718; 57417378200; 57200537298</text:p>
          </table:table-cell>
          <table:table-cell office:value-type="string" calcext:value-type="string">
            <text:p>A bibliometric review of research on digital identity: Research streams, influential works and future research paths</text:p>
          </table:table-cell>
          <table:table-cell office:value-type="float" office:value="2022" calcext:value-type="float">
            <text:p>2022</text:p>
          </table:table-cell>
          <table:table-cell office:value-type="string" calcext:value-type="string">
            <text:p>Journal of Manufacturing Systems</text:p>
          </table:table-cell>
          <table:table-cell office:value-type="float" office:value="62" calcext:value-type="float">
            <text:p>62</text:p>
          </table:table-cell>
          <table:table-cell table:number-columns-repeated="2"/>
          <table:table-cell office:value-type="float" office:value="523" calcext:value-type="float">
            <text:p>523</text:p>
          </table:table-cell>
          <table:table-cell office:value-type="float" office:value="538" calcext:value-type="float">
            <text:p>538</text:p>
          </table:table-cell>
          <table:table-cell office:value-type="float" office:value="15" calcext:value-type="float">
            <text:p>15</text:p>
          </table:table-cell>
          <table:table-cell office:value-type="string" calcext:value-type="string">
            <text:p>10.1016/j.jmsy.2022.01.005</text:p>
          </table:table-cell>
          <table:table-cell office:value-type="string" calcext:value-type="string">
            <text:p>https://www.scopus.com/inward/record.uri?eid=2-s2.0-85123052270&amp;doi=10.1016%2fj.jmsy.2022.01.005&amp;partnerID=40&amp;md5=469780f4c0d6938e9e4c1e94af2288db</text:p>
          </table:table-cell>
          <table:table-cell office:value-type="string" calcext:value-type="string">
            <text:p>In recent years, potentially disruptive identity-related topics emerged, such as digital twin technology for product lifecycle management or self-sovereign identity (SSI) for sovereign data control. In this study, we identify research streams and emerging trends in academic research on digital identity through a bibliometric analysis of 1,395 peer-reviewed articles and their 44,412 references. We derive seven distinct research streams and their interrelations by means of co-citation analysis. We name the seven research streams: i) Digital twin technology for smart manufacturing and industrial health monitoring, ii) identity-based signcryption schemes, iii) distributed networks and user privacy, iv) user authentication in wireless sensor networks, v) attribute-based encryption schemes, vi) secure data exchange in the Internet of Things and vii) blockchain and smart contracts for secure data management. Each stream's high-impact publications and its development over time are reviewed and the interrelation between publications and streams are visualized. In addition, we extract directions for future research from the field's most influential publications. The results offer a comprehensive and systematic overview of publications and discourses in digital identity research. © 2022 The Society of Manufacturing Engineers</text:p>
          </table:table-cell>
          <table:table-cell office:value-type="string" calcext:value-type="string">
            <text:p>Blockchain; Digital twin; Identity management; Industry 4.0; Internet of Things; Smart manufacturing</text:p>
          </table:table-cell>
          <table:table-cell office:value-type="string" calcext:value-type="string">
            <text:p>Authentication; Cryptography; Electronic data interchange; Industrial management; Industrial research; Industry 4.0; Information management; Internet of things; Life cycle; Wireless sensor networks; Academic research; Bibliometric; Bibliometrics analysis; Block-chain; Data control; Digital identity; Emerging trends; Identity management; Product life cycle management; Smart manufacturing;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3052270</text:p>
          </table:table-cell>
        </table:table-row>
        <table:table-row table:style-name="ro3">
          <table:table-cell office:value-type="string" calcext:value-type="string">
            <text:p>Goel A.; Rahulamathavan Y.</text:p>
          </table:table-cell>
          <table:table-cell office:value-type="string" calcext:value-type="string">
            <text:p>Goel, Aviral (59527181300); Rahulamathavan, Yogachandran (35226616800)</text:p>
          </table:table-cell>
          <table:table-cell office:value-type="string" calcext:value-type="string">
            <text:p>59527181300; 35226616800</text:p>
          </table:table-cell>
          <table:table-cell office:value-type="string" calcext:value-type="string">
            <text:p>A Comparative Survey of Centralised and Decentralised Identity Management Systems: Analysing Scalability, Security, and Feasibility</text:p>
          </table:table-cell>
          <table:table-cell office:value-type="float" office:value="2025" calcext:value-type="float">
            <text:p>2025</text:p>
          </table:table-cell>
          <table:table-cell office:value-type="string" calcext:value-type="string">
            <text:p>Future Internet</text:p>
          </table:table-cell>
          <table:table-cell office:value-type="float" office:value="17" calcext:value-type="float">
            <text:p>17</text:p>
          </table:table-cell>
          <table:table-cell table:number-columns-repeated="2" office:value-type="float" office:value="1" calcext:value-type="float">
            <text:p>1</text:p>
          </table:table-cell>
          <table:table-cell table:number-columns-repeated="3"/>
          <table:table-cell office:value-type="string" calcext:value-type="string">
            <text:p>10.3390/fi17010001</text:p>
          </table:table-cell>
          <table:table-cell office:value-type="string" calcext:value-type="string">
            <text:p>https://www.scopus.com/inward/record.uri?eid=2-s2.0-85215973740&amp;doi=10.3390%2ffi17010001&amp;partnerID=40&amp;md5=8d87875f5d034377fd6eac54910257ba</text:p>
          </table:table-cell>
          <table:table-cell office:value-type="string" calcext:value-type="string">
            <text:p>Traditional identity management (IdM) solutions based on centralised protocols, such as Lightweight Directory Access Protocol (LDAP) and Security Assertion Markup Language (SAML), are where a central authority manages all the processes. This risks a single point of failure and other vulnerabilities. In response, decentralised techniques like blockchain and decentralised identities (DIDs) are being explored. This review paper performs a comparison of popular decentralised identity management (DIM) protocols, such as self-sovereign identity (SSI), against traditional centralised approaches such as LDAP and SAML. These decentralised identity management systems are being developed, keeping users’ identity data as its highest priority. Additionally, this method eliminates the need for a central authority to manage and secure the system. To further explore the potential of decentralised identity management, this study delves into popular blockchain-based decentralised identity management systems such as uPort, Sovrin, EverID, Blockstack, ShoCard, and Hyperledger Indy. We analyse their underlying principles and compare them with the well-established centralised identity management solutions, focusing on key aspects such as scalability, security, and feasibility. However, despite their benefits and several worthy developments in this field, decentralised approaches are still not widely used. Through this study, we investigate both centralised and decentralised methods and review their strengths and weaknesses. By reviewing multiple research papers, this survey aims to provide an understanding and aid in selecting the most suitable identity management system for different use cases. © 2024 by the authors.</text:p>
          </table:table-cell>
          <table:table-cell office:value-type="string" calcext:value-type="string">
            <text:p>authentication; blockchain; centralised; decentralised; identity; scalability</text:p>
          </table:table-cell>
          <table:table-cell office:value-type="string" calcext:value-type="string">
            <text:p>Authentication Protocol; Scalability; Block-chain; Centralised; Centralized protocols; Decentralised; Identity; Identity management; Identity management systems; Lightweight Directory Access protocols; Security assertion markup languages; Single point; Decentralized finance</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215973740</text:p>
          </table:table-cell>
        </table:table-row>
        <table:table-row table:style-name="ro3">
          <table:table-cell office:value-type="string" calcext:value-type="string">
            <text:p>Kaneriya J.; Patel H.</text:p>
          </table:table-cell>
          <table:table-cell office:value-type="string" calcext:value-type="string">
            <text:p>Kaneriya, Jayana (57221964326); Patel, Hiren (55221664300)</text:p>
          </table:table-cell>
          <table:table-cell office:value-type="string" calcext:value-type="string">
            <text:p>57221964326; 55221664300</text:p>
          </table:table-cell>
          <table:table-cell office:value-type="string" calcext:value-type="string">
            <text:p>A comparative survey on blockchain based self sovereign identity system</text:p>
          </table:table-cell>
          <table:table-cell office:value-type="float" office:value="2020" calcext:value-type="float">
            <text:p>2020</text:p>
          </table:table-cell>
          <table:table-cell office:value-type="string" calcext:value-type="string">
            <text:p>Proceedings of the 3rd International Conference on Intelligent Sustainable Systems, ICISS 2020</text:p>
          </table:table-cell>
          <table:table-cell table:number-columns-repeated="2"/>
          <table:table-cell office:value-type="float" office:value="9315899" calcext:value-type="float">
            <text:p>9315899</text:p>
          </table:table-cell>
          <table:table-cell office:value-type="float" office:value="1150" calcext:value-type="float">
            <text:p>1150</text:p>
          </table:table-cell>
          <table:table-cell office:value-type="float" office:value="1155" calcext:value-type="float">
            <text:p>1155</text:p>
          </table:table-cell>
          <table:table-cell office:value-type="float" office:value="5" calcext:value-type="float">
            <text:p>5</text:p>
          </table:table-cell>
          <table:table-cell office:value-type="string" calcext:value-type="string">
            <text:p>10.1109/iciss49785.2020.9315899</text:p>
          </table:table-cell>
          <table:table-cell office:value-type="string" calcext:value-type="string">
            <text:p>https://www.scopus.com/inward/record.uri?eid=2-s2.0-85100738478&amp;doi=10.1109%2ficiss49785.2020.9315899&amp;partnerID=40&amp;md5=9ec87bff0683ace921c7727a02748459</text:p>
          </table:table-cell>
          <table:table-cell office:value-type="string" calcext:value-type="string">
            <text:p>The Internet has changed business, education, healthcare, banking etc. and it is the main part of technological evolution. Internet provides us a connecting world to perform our day to day life activities easily. Internet is designed in such a way that it can uniquely identify machine, not a person, on the network hence there is need to design a system that can perform entity identification on the Internet. Currently on Internet, service providers provide identity of a user with user name and password and store this information on a centralized server. These servers become honey pot for hackers to steal user's personal identity information and service provider can utilize user identity information using data mining, artificial intelligence for economic benefits. Aim of Self sovereign identity system is to provide decentralized, user centric identity system which is controlled by identity owner that can be developed along with distributed ledger technology i.e. blockchain. In this paper, we intend to make an exhaustive study on different blockchain based self sovereign identity implementations (such as Sovrin, Uport, EverID, LifeID, Sora, SelfKey) along with its architectural components and discuss about use case of self sovereign identity. © 2020 IEEE.</text:p>
          </table:table-cell>
          <table:table-cell office:value-type="string" calcext:value-type="string">
            <text:p>Blockchain; Identity management; Self sovereign identity</text:p>
          </table:table-cell>
          <table:table-cell office:value-type="string" calcext:value-type="string">
            <text:p>Data mining; Distributed ledger; Internet service providers; Personal computing; Block-chain; Business educations; Centralized server; Entity identification; Honeypots; Identity information; Identity management; Self sovereign identity; Technological evolution; User name;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00738478</text:p>
          </table:table-cell>
        </table:table-row>
        <table:table-row table:style-name="ro3">
          <table:table-cell office:value-type="string" calcext:value-type="string">
            <text:p>Vayadande K.; Baviskar A.; Avhad J.; Bahadkar S.; Bhalerao P.; Chimkar A.</text:p>
          </table:table-cell>
          <table:table-cell office:value-type="string" calcext:value-type="string">
            <text:p>Vayadande, Kuldeep (57800182300); Baviskar, Abhilash (59360745200); Avhad, Jaywant (59361744800); Bahadkar, Susmit (59360745300); Bhalerao, Parth (58127458000); Chimkar, Akash (59361089900)</text:p>
          </table:table-cell>
          <table:table-cell office:value-type="string" calcext:value-type="string">
            <text:p>57800182300; 59360745200; 59361744800; 59360745300; 58127458000; 59361089900</text:p>
          </table:table-cell>
          <table:table-cell office:value-type="string" calcext:value-type="string">
            <text:p>A Comprehensive Review on Navigating the Web 3.0 Landscape</text:p>
          </table:table-cell>
          <table:table-cell office:value-type="float" office:value="2024" calcext:value-type="float">
            <text:p>2024</text:p>
          </table:table-cell>
          <table:table-cell office:value-type="string" calcext:value-type="string">
            <text:p>Proceedings - 2024 2nd International Conference on Inventive Computing and Informatics, ICICI 2024</text:p>
          </table:table-cell>
          <table:table-cell table:number-columns-repeated="3"/>
          <table:table-cell office:value-type="float" office:value="456" calcext:value-type="float">
            <text:p>456</text:p>
          </table:table-cell>
          <table:table-cell office:value-type="float" office:value="463" calcext:value-type="float">
            <text:p>463</text:p>
          </table:table-cell>
          <table:table-cell office:value-type="float" office:value="7" calcext:value-type="float">
            <text:p>7</text:p>
          </table:table-cell>
          <table:table-cell office:value-type="string" calcext:value-type="string">
            <text:p>10.1109/ICICI62254.2024.00080</text:p>
          </table:table-cell>
          <table:table-cell office:value-type="string" calcext:value-type="string">
            <text:p>https://www.scopus.com/inward/record.uri?eid=2-s2.0-85206014215&amp;doi=10.1109%2fICICI62254.2024.00080&amp;partnerID=40&amp;md5=8976e7c40bda7a52e20cb44b8df375c5</text:p>
          </table:table-cell>
          <table:table-cell office:value-type="string" calcext:value-type="string">
            <text:p>Web 3.0 represents a significant evolution of the internet. It aims to create a proper online environment and enhance the online experience through the utilization of AI and Blockchain. In the early days, internet (Web 1.0) was basic, and the interactive internet (Web 2.0) where people started chatting and sharing contents.. Now, with Web 3.0, which uses technologies like blockchain ensure the safety and trust in online actions.s and there is a Decentralized Apps (DApps) where no one has complete control. Decentralized Identity (DID) allows to have more control over the online identity. The approach is to make easier for different websites and apps to communicate with each other, which helps to create smarter online conversations and a stronger online environment... It helps in making online content more personal and helps to find things better.,even making chatbots and virtual helpers that are easier to use. It is made sure that using blockchain doesn't cause problems with privacy or the environment. However, Web 3.0 has the potential to make big changes in areas like money, health, and education. It could make financial systems better with platforms like DeFi and make sharing information in healthcare safer. To make sure Web 3.0 keeps getting better, continuous research and advanced technology should be improved. This will help to solve any problems and make sure the internet becomes more fair, efficient, and trustworthy for the user.. <text:s/>© 2024 IEEE.</text:p>
          </table:table-cell>
          <table:table-cell office:value-type="string" calcext:value-type="string">
            <text:p>Artificial Intelligence (AI); cybersecurity; Decentralization; machine learning; Web security</text:p>
          </table:table-cell>
          <table:table-cell office:value-type="string" calcext:value-type="string">
            <text:p>Artificial intelligence; Block-chain; Cyber security; Decentralisation; Decentralised; Machine-learning; Online environments; Web 2.0; Web 3.0; WEB security; Decentralized finan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06014215</text:p>
          </table:table-cell>
        </table:table-row>
        <table:table-row table:style-name="ro3">
          <table:table-cell office:value-type="string" calcext:value-type="string">
            <text:p>Aloudat M.; Barhamgi M.; Yaacoub E.</text:p>
          </table:table-cell>
          <table:table-cell office:value-type="string" calcext:value-type="string">
            <text:p>Aloudat, Mohammad (59698649800); Barhamgi, Mahmoud (15622982000); Yaacoub, Elias (15119774400)</text:p>
          </table:table-cell>
          <table:table-cell office:value-type="string" calcext:value-type="string">
            <text:p>59698649800; 15622982000; 15119774400</text:p>
          </table:table-cell>
          <table:table-cell office:value-type="string" calcext:value-type="string">
            <text:p>A Mini Review on Purchaser Security in the Metaverse: Challenges and Solutions</text:p>
          </table:table-cell>
          <table:table-cell office:value-type="float" office:value="2025" calcext:value-type="float">
            <text:p>2025</text:p>
          </table:table-cell>
          <table:table-cell office:value-type="string" calcext:value-type="string">
            <text:p>Lecture Notes in Computer Science</text:p>
          </table:table-cell>
          <table:table-cell office:value-type="string" calcext:value-type="string">
            <text:p>15463 LNCS</text:p>
          </table:table-cell>
          <table:table-cell table:number-columns-repeated="2"/>
          <table:table-cell office:value-type="float" office:value="61" calcext:value-type="float">
            <text:p>61</text:p>
          </table:table-cell>
          <table:table-cell office:value-type="float" office:value="74" calcext:value-type="float">
            <text:p>74</text:p>
          </table:table-cell>
          <table:table-cell office:value-type="float" office:value="13" calcext:value-type="float">
            <text:p>13</text:p>
          </table:table-cell>
          <table:table-cell office:value-type="string" calcext:value-type="string">
            <text:p>10.1007/978-981-96-1483-7_5</text:p>
          </table:table-cell>
          <table:table-cell office:value-type="string" calcext:value-type="string">
            <text:p>https://www.scopus.com/inward/record.uri?eid=2-s2.0-105000402277&amp;doi=10.1007%2f978-981-96-1483-7_5&amp;partnerID=40&amp;md5=5d380056f47c0ee113a4e890f08d23d2</text:p>
          </table:table-cell>
          <table:table-cell office:value-type="string" calcext:value-type="string">
            <text:p>This mini review examines the security challenges faced by purchasers in the metaverse, focusing on issues such as data protection, privacy, identity theft, financial fraud, and software vulnerabilities. The metaverse, characterized by its immersive, decentralized, and interactive nature, presents unique risks due to extensive data collection, real-time user tracking, and the integration of digital and physical worlds. This mini review highlights specific threats such as unauthorized access, exploitation of biometric data, and fraudulent activities involving blockchain-based assets like non-fungible tokens (NFTs). Mitigation strategies, including advanced encryption, multi-factor authentication, decentralized identity solutions, and regulatory frameworks, are discussed as essential to safeguarding purchasers. The paper concludes by identifying gaps in current research and proposing directions for future studies, emphasizing the need for interdisciplinary approaches to enhance metaverse security. © The Author(s), under exclusive license to Springer Nature Singapore Pte Ltd. 2025.</text:p>
          </table:table-cell>
          <table:table-cell office:value-type="string" calcext:value-type="string">
            <text:p>Financial Fraud; Identity Theft; Metaverse; Privacy; Purchaser Security</text:p>
          </table:table-cell>
          <table:table-cell office:value-type="string" calcext:value-type="string">
            <text:p>Decentralized finance; Sales; Data collection; Decentralised; Financial fraud; Identity theft; Immersive; Metaverses; Privacy; Purchaser security; Security challenges; Software vulnerabilities; Differential privacy</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105000402277</text:p>
          </table:table-cell>
        </table:table-row>
        <table:table-row table:style-name="ro3">
          <table:table-cell office:value-type="string" calcext:value-type="string">
            <text:p>De Salve A.; Di Francesco Maesa D.; Mori P.; Ricci L.; Puccia A.</text:p>
          </table:table-cell>
          <table:table-cell office:value-type="string" calcext:value-type="string">
            <text:p>De Salve, Andrea (57193351024); Di Francesco Maesa, Damiano (57193156981); Mori, Paolo (15127782100); Ricci, Laura (7007055633); Puccia, Alessandro (58537518400)</text:p>
          </table:table-cell>
          <table:table-cell office:value-type="string" calcext:value-type="string">
            <text:p>57193351024; 57193156981; 15127782100; 7007055633; 58537518400</text:p>
          </table:table-cell>
          <table:table-cell office:value-type="string" calcext:value-type="string">
            <text:p>A multi-layer trust framework for Self Sovereign Identity on blockchain</text:p>
          </table:table-cell>
          <table:table-cell office:value-type="float" office:value="2023" calcext:value-type="float">
            <text:p>2023</text:p>
          </table:table-cell>
          <table:table-cell office:value-type="string" calcext:value-type="string">
            <text:p>Online Social Networks and Media</text:p>
          </table:table-cell>
          <table:table-cell office:value-type="string" calcext:value-type="string">
            <text:p>37-38</text:p>
          </table:table-cell>
          <table:table-cell/>
          <table:table-cell office:value-type="float" office:value="100265" calcext:value-type="float">
            <text:p>100265</text:p>
          </table:table-cell>
          <table:table-cell table:number-columns-repeated="3"/>
          <table:table-cell office:value-type="string" calcext:value-type="string">
            <text:p>10.1016/j.osnem.2023.100265</text:p>
          </table:table-cell>
          <table:table-cell office:value-type="string" calcext:value-type="string">
            <text:p>https://www.scopus.com/inward/record.uri?eid=2-s2.0-85167990287&amp;doi=10.1016%2fj.osnem.2023.100265&amp;partnerID=40&amp;md5=99b3b502324c8aaa0d571ddbbc634dd7</text:p>
          </table:table-cell>
          <table:table-cell office:value-type="string" calcext:value-type="string">
            <text:p>The recent interest for decentralised systems and decentralisation of the control over users’ data brings a shift in the way identities and their information are managed. Self Sovereign Identity (SSI) has been proposed as the next generation paradigm for decentralised identity management. Research on SSI is getting more and more traction, focusing mainly on the management of users’ identifiers and on providing a standard way to express and verify credentials. Instead, this paper focuses on the understanding of the role of trust in SSI and it provides new insight into the trust relationships existing between the different SSI actors. Indeed, the analysis of such roles and the relationships existing between SSI actors reveals that the current paradigm suffers from trust issues between the verifier and the issuer of a verifiable credential. In order to cope this problem, the paper proposes a new multi-layer framework that exploits trust relationships defined by the actors of the SSI standards (verifiers and issuers of verifiable credentials). An implementation of the framework through Solidity smart contracts has been proposed and deployed on both private and public blockchain networks in order to assess its capabilities. In addition, a dataset related to the spread of spam reviews has been exploited to test the benefits and performance of the proposed framework, demonstrating that it is able to improve the reliability of the SSI paradigm in real-world scenario. © 2023 The Author(s)</text:p>
          </table:table-cell>
          <table:table-cell office:value-type="string" calcext:value-type="string">
            <text:p>Distributed Ledger Technology; Self Sovereign Identity; Trust Management System; Web of Trust</text:p>
          </table:table-cell>
          <table:table-cell office:value-type="string" calcext:value-type="string">
            <text:p>Distributed ledger; Smart contract; Statistical tests; Block-chain; Decentralisation; Decentralized system; Distributed ledg technology; Multi-layers; Self sovereign identity; Trust frameworks; Trust management systems; Trust relationship; Web of trust;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67990287</text:p>
          </table:table-cell>
        </table:table-row>
        <table:table-row table:style-name="ro3">
          <table:table-cell office:value-type="string" calcext:value-type="string">
            <text:p>Raut R.; Gourshettiwar P.; Thakre G.</text:p>
          </table:table-cell>
          <table:table-cell office:value-type="string" calcext:value-type="string">
            <text:p>Raut, Rohini (59173935800); Gourshettiwar, Palash (58999871900); Thakre, Gayatri (59174081800)</text:p>
          </table:table-cell>
          <table:table-cell office:value-type="string" calcext:value-type="string">
            <text:p>59173935800; 58999871900; 59174081800</text:p>
          </table:table-cell>
          <table:table-cell office:value-type="string" calcext:value-type="string">
            <text:p>A Review on the Role of Blockchain Technology for Decentralized Identity Management: A Future Without Passwords</text:p>
          </table:table-cell>
          <table:table-cell office:value-type="float" office:value="2025" calcext:value-type="float">
            <text:p>2025</text:p>
          </table:table-cell>
          <table:table-cell office:value-type="string" calcext:value-type="string">
            <text:p>4th International Conference on Sentiment Analysis and Deep Learning, ICSADL 2025 - Proceedings</text:p>
          </table:table-cell>
          <table:table-cell table:number-columns-repeated="3"/>
          <table:table-cell office:value-type="float" office:value="453" calcext:value-type="float">
            <text:p>453</text:p>
          </table:table-cell>
          <table:table-cell office:value-type="float" office:value="459" calcext:value-type="float">
            <text:p>459</text:p>
          </table:table-cell>
          <table:table-cell office:value-type="float" office:value="6" calcext:value-type="float">
            <text:p>6</text:p>
          </table:table-cell>
          <table:table-cell office:value-type="string" calcext:value-type="string">
            <text:p>10.1109/ICSADL65848.2025.10933271</text:p>
          </table:table-cell>
          <table:table-cell office:value-type="string" calcext:value-type="string">
            <text:p>https://www.scopus.com/inward/record.uri?eid=2-s2.0-105002450860&amp;doi=10.1109%2fICSADL65848.2025.10933271&amp;partnerID=40&amp;md5=d06e4203d1e4ed1ebf7bd62c86f38ca8</text:p>
          </table:table-cell>
          <table:table-cell office:value-type="string" calcext:value-type="string">
            <text:p>Advanced identity mechanisms are essential for secure client-identifiable proof in the unambiguously computerized world. Because the board frameworks rely on aggregated databases, fraud, data breaches, and unauthorized access are significant security risks. By providing a decentralized, immutable structure, blockchain technology advances security and protection. Through Self-Sovereign Identity, blockchain gives people authority over their own data. While also improving confirmation and check mechanisms. The potential of blockchain-based Identity, this article examines the board frameworks, focusing on five essential components: authentication, privacy, trust, integrity, and simplicity. It examines how interoperability, flexibility, and collaboration with outdated frameworks prevent decentralized IDMS being more widely used. The study also covers customer satisfaction, legal concerns, and potential future developments, such as Web 3.0, security enhancements, and integration with decentralized money. By addressing these problems and looking into new possibilities, blockchain-based IDMS may be able to reform advanced identity across the entire board. <text:s/>© 2025 IEEE.</text:p>
          </table:table-cell>
          <table:table-cell office:value-type="string" calcext:value-type="string">
            <text:p>Blockchain; Decentralized Identity Management; Digital Identity and Decentralized System; Identity Security; Passwordless Authentication</text:p>
          </table:table-cell>
          <table:table-cell office:value-type="string" calcext:value-type="string">
            <text:p>Authentication Protocol; Block-chain; Decentralised; Decentralized identity management; Decentralized system; Digital identity; Digital identity and decentralized system; Identity management; Identity security; Passwordless authentication; Unauthorized access; Decentralized finan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105002450860</text:p>
          </table:table-cell>
        </table:table-row>
        <table:table-row table:style-name="ro3">
          <table:table-cell office:value-type="string" calcext:value-type="string">
            <text:p>Soltani R.; Nguyen U.T.; An A.</text:p>
          </table:table-cell>
          <table:table-cell office:value-type="string" calcext:value-type="string">
            <text:p>Soltani, Reza (55893930600); Nguyen, Uyen Trang (55664212400); An, Aijun (6701725452)</text:p>
          </table:table-cell>
          <table:table-cell office:value-type="string" calcext:value-type="string">
            <text:p>55893930600; 55664212400; 6701725452</text:p>
          </table:table-cell>
          <table:table-cell office:value-type="string" calcext:value-type="string">
            <text:p>A Survey of Self-Sovereign Identity Ecosystem</text:p>
          </table:table-cell>
          <table:table-cell office:value-type="float" office:value="2021" calcext:value-type="float">
            <text:p>2021</text:p>
          </table:table-cell>
          <table:table-cell office:value-type="string" calcext:value-type="string">
            <text:p>Security and Communication Networks</text:p>
          </table:table-cell>
          <table:table-cell office:value-type="float" office:value="2021" calcext:value-type="float">
            <text:p>2021</text:p>
          </table:table-cell>
          <table:table-cell/>
          <table:table-cell office:value-type="float" office:value="8873429" calcext:value-type="float">
            <text:p>8873429</text:p>
          </table:table-cell>
          <table:table-cell table:number-columns-repeated="3"/>
          <table:table-cell office:value-type="string" calcext:value-type="string">
            <text:p>10.1155/2021/8873429</text:p>
          </table:table-cell>
          <table:table-cell office:value-type="string" calcext:value-type="string">
            <text:p>https://www.scopus.com/inward/record.uri?eid=2-s2.0-85112623006&amp;doi=10.1155%2f2021%2f8873429&amp;partnerID=40&amp;md5=d303cc6f5c5b0f7270c23124474bcba0</text:p>
          </table:table-cell>
          <table:table-cell office:value-type="string" calcext:value-type="string">
            <text:p>Self-sovereign identity is the next evolution of identity management models. This survey takes a journey through the origin of identity, defining digital identity and progressive iterations of digital identity models leading up to self-sovereign identity. It then states the relevant research initiatives, platforms, projects, and regulatory frameworks, as well as the building blocks including decentralized identifiers, verifiable credentials, distributed ledger, and various privacy engineering protocols. Finally, the survey provides an overview of the key challenges and research opportunities around self-sovereign identity. <text:s/>© 2021 Reza Soltani et al.</text:p>
          </table:table-cell>
          <table:table-cell/>
          <table:table-cell office:value-type="string" calcext:value-type="string">
            <text:p>Electronic document identification systems; Privacy by design; Building blockes; Digital identity; Identity management; Privacy engineerings; Regulatory frameworks; Research initiatives; Research opportunities; Survey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12623006</text:p>
          </table:table-cell>
        </table:table-row>
        <table:table-row table:style-name="ro3">
          <table:table-cell office:value-type="string" calcext:value-type="string">
            <text:p>Gilani K.; Bertin E.; Hatin J.; Crespi N.</text:p>
          </table:table-cell>
          <table:table-cell office:value-type="string" calcext:value-type="string">
            <text:p>Gilani, Komal (57203305039); Bertin, Emmanuel (22333792600); Hatin, Julien (56262068700); Crespi, Noel (17433279200)</text:p>
          </table:table-cell>
          <table:table-cell office:value-type="string" calcext:value-type="string">
            <text:p>57203305039; 22333792600; 56262068700; 17433279200</text:p>
          </table:table-cell>
          <table:table-cell office:value-type="string" calcext:value-type="string">
            <text:p>A Survey on Blockchain-based Identity Management and Decentralized Privacy for Personal Data</text:p>
          </table:table-cell>
          <table:table-cell office:value-type="float" office:value="2020" calcext:value-type="float">
            <text:p>2020</text:p>
          </table:table-cell>
          <table:table-cell office:value-type="string" calcext:value-type="string">
            <text:p>2020 2nd Conference on Blockchain Research and Applications for Innovative Networks and Services, BRAINS 2020</text:p>
          </table:table-cell>
          <table:table-cell table:number-columns-repeated="2"/>
          <table:table-cell office:value-type="float" office:value="9223312" calcext:value-type="float">
            <text:p>9223312</text:p>
          </table:table-cell>
          <table:table-cell office:value-type="float" office:value="97" calcext:value-type="float">
            <text:p>97</text:p>
          </table:table-cell>
          <table:table-cell office:value-type="float" office:value="101" calcext:value-type="float">
            <text:p>101</text:p>
          </table:table-cell>
          <table:table-cell office:value-type="float" office:value="4" calcext:value-type="float">
            <text:p>4</text:p>
          </table:table-cell>
          <table:table-cell office:value-type="string" calcext:value-type="string">
            <text:p>10.1109/BRAINS49436.2020.9223312</text:p>
          </table:table-cell>
          <table:table-cell office:value-type="string" calcext:value-type="string">
            <text:p>https://www.scopus.com/inward/record.uri?eid=2-s2.0-85095593342&amp;doi=10.1109%2fBRAINS49436.2020.9223312&amp;partnerID=40&amp;md5=e9a391e874fc6f426736e29d65a9f897</text:p>
          </table:table-cell>
          <table:table-cell office:value-type="string" calcext:value-type="string">
            <text:p>In the digital revolution, even secure communication between individuals, services and devices through centralized digital entities presents considerable risks. Having service providers continue to offer their centric solutions is inefficient in terms of duplication, has serious security lacunae and is cumbersome to the users. The self-sovereign Identity concept, which includes the individual's consolidated digital identity and verified attributes, enables the users of data to exert their ownership and gain insights from their data's usage. The authentication and verification of digital identity is essential to achieve the privacy and security of distributed digital identities. In this paper, we provide a coherent view of the central concepts of self-sovereign Identity, including the components of identity proofing and authentication solutions for different self-sovereign Identity solutions. We discussed an overview of Identity management approaches, introducing an architecture overview as well as the relevant actors in such a system and blockchain technology as solution for distributed user-centric identity. Finally, we discuss the existing solutions and point out the research gaps and elaborate challenges and trade-offs towards building a complete identity management system. © 2020 IEEE.</text:p>
          </table:table-cell>
          <table:table-cell office:value-type="string" calcext:value-type="string">
            <text:p>authentication mechanism; Blockchain; claim verification; Identity proofing; Self-sovereign Identity</text:p>
          </table:table-cell>
          <table:table-cell office:value-type="string" calcext:value-type="string">
            <text:p>Authentication; Blockchain; Data privacy; Digital devices; Economic and social effects; Authentication solutions; Digital identity; Digital revolution; Identity management; Identity management systems; Privacy and security; Service provider; User-centric identity; Electronic document identification system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95593342</text:p>
          </table:table-cell>
        </table:table-row>
        <table:table-row table:style-name="ro3">
          <table:table-cell office:value-type="string" calcext:value-type="string">
            <text:p>Houtan B.; Hafid A.S.; Makrakis D.</text:p>
          </table:table-cell>
          <table:table-cell office:value-type="string" calcext:value-type="string">
            <text:p>Houtan, Bahar (57216334263); Hafid, Abdelhakim Senhaji (8725767200); Makrakis, Dimitrios (35453027700)</text:p>
          </table:table-cell>
          <table:table-cell office:value-type="string" calcext:value-type="string">
            <text:p>57216334263; 8725767200; 35453027700</text:p>
          </table:table-cell>
          <table:table-cell office:value-type="string" calcext:value-type="string">
            <text:p>A Survey on Blockchain-Based Self-Sovereign Patient Identity in Healthcare</text:p>
          </table:table-cell>
          <table:table-cell office:value-type="float" office:value="2020" calcext:value-type="float">
            <text:p>2020</text:p>
          </table:table-cell>
          <table:table-cell office:value-type="string" calcext:value-type="string">
            <text:p>IEEE Access</text:p>
          </table:table-cell>
          <table:table-cell office:value-type="float" office:value="8" calcext:value-type="float">
            <text:p>8</text:p>
          </table:table-cell>
          <table:table-cell/>
          <table:table-cell office:value-type="float" office:value="9091543" calcext:value-type="float">
            <text:p>9091543</text:p>
          </table:table-cell>
          <table:table-cell office:value-type="float" office:value="90478" calcext:value-type="float">
            <text:p>90478</text:p>
          </table:table-cell>
          <table:table-cell office:value-type="float" office:value="90494" calcext:value-type="float">
            <text:p>90494</text:p>
          </table:table-cell>
          <table:table-cell office:value-type="float" office:value="16" calcext:value-type="float">
            <text:p>16</text:p>
          </table:table-cell>
          <table:table-cell office:value-type="string" calcext:value-type="string">
            <text:p>10.1109/ACCESS.2020.2994090</text:p>
          </table:table-cell>
          <table:table-cell office:value-type="string" calcext:value-type="string">
            <text:p>https://www.scopus.com/inward/record.uri?eid=2-s2.0-85085549368&amp;doi=10.1109%2fACCESS.2020.2994090&amp;partnerID=40&amp;md5=31db36c628d2738a9065076026cda855</text:p>
          </table:table-cell>
          <table:table-cell office:value-type="string" calcext:value-type="string">
            <text:p>Convergence of physical and digital identity and integration of various individual records, such as patient data, into a united repository remains a serious challenge. On one hand, collecting relevant data can help clinicians, specialists and healthcare service providers to facilitate care for patients. On the other hand, Self-Sovereign identity and the right to control personal data comes into question, because patients do not handle their data explicitly. Distributed Ledger Technology (DLT) is a novel method which would allow to securely record time-stamped data and enable patient-driven health and identity records. In this paper, we review the state-of-the-art in Blockchain (BC)-based self-sovereignty and patient data records in healthcare. Our motivation is to investigate the potential of BC technology for use in the patient data and identity management. As a distributed decentralized technology, BC can be very beneficial, giving patients control over their own data and self-sovereign identity. To the extent of our knowledge, there is no literature covering the same concerns. More specifically, the focus is on solutions that aim the realization of holistic BC-based Electronic Health Records (EHR) and Patient Health Records (PHR). EHR and PHR are used to record patient data, such as the doctor's notes upon a visit and radiology images. Hence, they include critical information regarding patient's privacy and identity. Therefore, development of pure decentralized Healthcare Information Systems (HIS) is a great challenge in terms of architectural and technical structure of the systems. Designing robust and reliable EHR and PHR, which represent the foundation of many other healthcare services, relies on carefully finding the balance in a trade-off between many factors, such as level of decentralization, privacy, scalability and data throughput. In this paper, we review the state-of-the-art and provide an analysis on the design trade-offs. © 2013 IEEE.</text:p>
          </table:table-cell>
          <table:table-cell office:value-type="string" calcext:value-type="string">
            <text:p>Blockchain; Healthcare; Privacy; Self-sovereignty</text:p>
          </table:table-cell>
          <table:table-cell office:value-type="string" calcext:value-type="string">
            <text:p>Blockchain; Economic and social effects; Electronic document identification systems; Health care; Hospital data processing; Design tradeoff; Digital identity; Electronic health record; Healthcare information systems (HIS); Healthcare services; Identity management; State of the art; Technical structures; Medical computing</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085549368</text:p>
          </table:table-cell>
        </table:table-row>
        <table:table-row table:style-name="ro3">
          <table:table-cell office:value-type="string" calcext:value-type="string">
            <text:p>Bistarelli S.; Micheli F.; Santini F.</text:p>
          </table:table-cell>
          <table:table-cell office:value-type="string" calcext:value-type="string">
            <text:p>Bistarelli, Stefano (7004079468); Micheli, Francesco (58712494500); Santini, Francesco (36447992000)</text:p>
          </table:table-cell>
          <table:table-cell office:value-type="string" calcext:value-type="string">
            <text:p>7004079468; 58712494500; 36447992000</text:p>
          </table:table-cell>
          <table:table-cell office:value-type="string" calcext:value-type="string">
            <text:p>A Survey on Decentralized Identifier Methods for Self Sovereign Identity</text:p>
          </table:table-cell>
          <table:table-cell office:value-type="float" office:value="2023" calcext:value-type="float">
            <text:p>2023</text:p>
          </table:table-cell>
          <table:table-cell office:value-type="string" calcext:value-type="string">
            <text:p>CEUR Workshop Proceedings</text:p>
          </table:table-cell>
          <table:table-cell office:value-type="float" office:value="3488" calcext:value-type="float">
            <text:p>3488</text:p>
          </table:table-cell>
          <table:table-cell table:number-columns-repeated="6"/>
          <table:table-cell office:value-type="string" calcext:value-type="string">
            <text:p>https://www.scopus.com/inward/record.uri?eid=2-s2.0-85174193729&amp;partnerID=40&amp;md5=6344c8a2eba0773e3c2bd2ab987d4645</text:p>
          </table:table-cell>
          <table:table-cell office:value-type="string" calcext:value-type="string">
            <text:p>We survey different approaches to Decentralized Identifiers (DIDs) for managing Self-Sovereign Identity (SSI). This kind of identification is used to give full control of identity to end-users by means of a distributed ledger, without the use of a centralized authority that manages the identity of users. We first describe SSI and then DIDs, by summarizing their characteristics. We list the different format implementations of these digital identities by reporting the type of verifiable data registry on which they are based on. We also report the document status od DIDs, the link to their description, and date of creation and update, with the purpose of understanding how much these projects are popular. Finally, we show which and how many of these DIDs are based on public or non-public ledgers. © 2023 Copyright for this paper by its authors. Use permitted under Creative Commons License Attribution 4.0 International (CC BY 4.0).</text:p>
          </table:table-cell>
          <table:table-cell office:value-type="string" calcext:value-type="string">
            <text:p>Decentralized identifiers; Identity management; Self-Sovereign identity</text:p>
          </table:table-cell>
          <table:table-cell office:value-type="string" calcext:value-type="string">
            <text:p>Centralised; Decentralised; Decentralized identifier; Digital identity; End-users; Full control; Identity management; Self-sovereign identity; Distributed ledger</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4193729</text:p>
          </table:table-cell>
        </table:table-row>
        <table:table-row table:style-name="ro3">
          <table:table-cell office:value-type="string" calcext:value-type="string">
            <text:p>Mazzocca C.; Acar A.; Uluagac S.; Montanari R.; Bellavista P.; Conti M.</text:p>
          </table:table-cell>
          <table:table-cell office:value-type="string" calcext:value-type="string">
            <text:p>Mazzocca, Carlo (57271100400); Acar, Abbas (57201944908); Uluagac, Selcuk (22735196300); Montanari, Rebecca (7004879776); Bellavista, Paolo (6603925242); Conti, Mauro (15019127200)</text:p>
          </table:table-cell>
          <table:table-cell office:value-type="string" calcext:value-type="string">
            <text:p>57271100400; 57201944908; 22735196300; 7004879776; 6603925242; 15019127200</text:p>
          </table:table-cell>
          <table:table-cell office:value-type="string" calcext:value-type="string">
            <text:p>A Survey on Decentralized Identifiers and Verifiable Credentials</text:p>
          </table:table-cell>
          <table:table-cell office:value-type="float" office:value="2025" calcext:value-type="float">
            <text:p>2025</text:p>
          </table:table-cell>
          <table:table-cell office:value-type="string" calcext:value-type="string">
            <text:p>IEEE Communications Surveys and Tutorials</text:p>
          </table:table-cell>
          <table:table-cell table:number-columns-repeated="6"/>
          <table:table-cell office:value-type="string" calcext:value-type="string">
            <text:p>10.1109/COMST.2025.3543197</text:p>
          </table:table-cell>
          <table:table-cell office:value-type="string" calcext:value-type="string">
            <text:p>https://www.scopus.com/inward/record.uri?eid=2-s2.0-85218760981&amp;doi=10.1109%2fCOMST.2025.3543197&amp;partnerID=40&amp;md5=ca356deaab2159edd012c57e97aa1a9c</text:p>
          </table:table-cell>
          <table:table-cell office:value-type="string" calcext:value-type="string">
            <text:p>Digital identity has always been one of the keystones for implementing secure and trustworthy communications among parties. The ever-evolving digital landscape has undergone numerous technological transformations that have profoundly reshaped digital identity management, leading to a major shift from centralized to decentralized identity models. The latest stage of this evolution is represented by the emerging paradigm of Self-Sovereign Identity (SSI), which gives identity owners full control over their data. SSI leverages Decentralized Identifiers (DIDs) and Verifiable Credentials (VCs), which have been recently standardized by theWorldWideWeb Consortium (W3C). These technologies have the potential to build more secure and decentralized digital identity systems, significantly strengthening communication security in scenarios involving many distributed participants. It is worth noting that use of DIDs and VCs is not limited to individuals but extends to a wide range of entities including cloud, edge, and Internet of Things (IoT) resources. However, due to their novelty, existing literature lacks a comprehensive survey on DIDs and VCs beyond the scope of SSI. This paper fills this gap by providing a comprehensive overview of DIDs and VCs from multiple perspectives. It identifies key security threats and mitigation strategies, analyzes available implementations to guide practitioners in making informed decisions, and reviews the adoption of these technologies across various application domains. Moreover, it also examines related regulations, projects, and consortiums emerging worldwide. Finally, it discusses the primary challenges hindering their real-world adoption and outlines future research directions. <text:s/>© 1998-2012 IEEE.</text:p>
          </table:table-cell>
          <table:table-cell office:value-type="string" calcext:value-type="string">
            <text:p>Decentralized Identifiers (DIDs); Decentralized Identity; Digital Identity; Self-Sovereign Identity (SSI); Verifiable Credentials (VCs)</text:p>
          </table:table-cell>
          <table:table-cell office:value-type="string" calcext:value-type="string">
            <text:p>Decentralized systems; Centralised; Decentralised; Decentralized identifier; Decentralized identity; Digital identity; Digital identity management; Identity models; Self-sovereign identity; Verifiable credential; Decentralized control</text:p>
          </table:table-cell>
          <table:table-cell office:value-type="string" calcext:value-type="string">
            <text:p>English</text:p>
          </table:table-cell>
          <table:table-cell office:value-type="string" calcext:value-type="string">
            <text:p>Article</text:p>
          </table:table-cell>
          <table:table-cell office:value-type="string" calcext:value-type="string">
            <text:p>Article in press</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218760981</text:p>
          </table:table-cell>
        </table:table-row>
        <table:table-row table:style-name="ro3">
          <table:table-cell office:value-type="string" calcext:value-type="string">
            <text:p>Ghosh A.; Lavanya; Hassija V.; Chamola V.; Saddik A.E.</text:p>
          </table:table-cell>
          <table:table-cell office:value-type="string" calcext:value-type="string">
            <text:p>Ghosh, Aishik (59348993400); Lavanya (59348993500); Hassija, Vikas (57209808751); Chamola, Vinay (55427784900); Saddik, Abdulmotaleb El (57221837385)</text:p>
          </table:table-cell>
          <table:table-cell office:value-type="string" calcext:value-type="string">
            <text:p>59348993400; 59348993500; 57209808751; 55427784900; 57221837385</text:p>
          </table:table-cell>
          <table:table-cell office:value-type="string" calcext:value-type="string">
            <text:p>A Survey on Decentralized Metaverse using Blockchain and Web 3.0 technologies, Applications, and more.</text:p>
          </table:table-cell>
          <table:table-cell office:value-type="float" office:value="2024" calcext:value-type="float">
            <text:p>2024</text:p>
          </table:table-cell>
          <table:table-cell office:value-type="string" calcext:value-type="string">
            <text:p>IEEE Access</text:p>
          </table:table-cell>
          <table:table-cell table:number-columns-repeated="6"/>
          <table:table-cell office:value-type="string" calcext:value-type="string">
            <text:p>10.1109/ACCESS.2024.3469193</text:p>
          </table:table-cell>
          <table:table-cell office:value-type="string" calcext:value-type="string">
            <text:p>https://www.scopus.com/inward/record.uri?eid=2-s2.0-85205296176&amp;doi=10.1109%2fACCESS.2024.3469193&amp;partnerID=40&amp;md5=9c188958c8098d838dc8110d8803c6f2</text:p>
          </table:table-cell>
          <table:table-cell office:value-type="string" calcext:value-type="string">
            <text:p>This survey delves into the convergence of blockchain, Web 3.0 technologies, and the decentralized metaverse, analyzing their combined effects on virtual experiences. The study meticulously examines the decentralized metaverse's architecture, intrinsic properties, and transformative potential. Central to our analysis is the role of blockchain technology in addressing scalability issues and presenting practical applications in virtual real estate, gaming, and social interactions. Furthermore, we explore consensus mechanisms such as Proof of Work (PoW) and Proof of Stake (PoS), emphasizing their significance in the decentralized framework. The survey also investigates governance models and exceptionally Decentralized Autonomous Organizations (DAOs) and identifies associated challenges, including data security threats and possible mitigation strategies. By incorporating case studies on platforms like Decentraland, Vault Hill, and The Sandbox, we illustrate real-world implementations and emerging trends within the decentralized metaverse. This research highlights the profound implications of decentralized technologies on digital interactions, economies, and governance, marking a pivotal shift towards the Web 3.0 era. It underscores the potential for these technologies to redefine ownership, identity, and social engagement in virtual environments. Moreover, the paper outlines future research opportunities, encouraging further exploration into the integration and advancement of decentralized systems within the metaverse. The survey provides a comprehensive overview of the decentralized metaverse, supported by blockchain andWeb 3.0 technologies. It offers valuable insights into the challenges and opportunities within this rapidly evolving domain, paving the way for innovative applications and research directions to shape the future of digital interaction and governance. © 2013 IEEE.</text:p>
          </table:table-cell>
          <table:table-cell office:value-type="string" calcext:value-type="string">
            <text:p>Blockchain Integration; Consensus Mechanisms; Decentralized Autonomous Organizations (DAOs); Decentralized Metaverse; Non-Fungible Tokens (NFTs); Self-Sovereign Identity (SSI); Smart Contracts; Web 3.0</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Article in press</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205296176</text:p>
          </table:table-cell>
        </table:table-row>
        <table:table-row table:style-name="ro3">
          <table:table-cell office:value-type="string" calcext:value-type="string">
            <text:p>Mühle A.; Grüner A.; Gayvoronskaya T.; Meinel C.</text:p>
          </table:table-cell>
          <table:table-cell office:value-type="string" calcext:value-type="string">
            <text:p>Mühle, Alexander (57210986822); Grüner, Andreas (57208162097); Gayvoronskaya, Tatiana (57208166524); Meinel, Christoph (56187776800)</text:p>
          </table:table-cell>
          <table:table-cell office:value-type="string" calcext:value-type="string">
            <text:p>57210986822; 57208162097; 57208166524; 56187776800</text:p>
          </table:table-cell>
          <table:table-cell office:value-type="string" calcext:value-type="string">
            <text:p>A survey on essential components of a self-sovereign identity</text:p>
          </table:table-cell>
          <table:table-cell office:value-type="float" office:value="2018" calcext:value-type="float">
            <text:p>2018</text:p>
          </table:table-cell>
          <table:table-cell office:value-type="string" calcext:value-type="string">
            <text:p>Computer Science Review</text:p>
          </table:table-cell>
          <table:table-cell office:value-type="float" office:value="30" calcext:value-type="float">
            <text:p>30</text:p>
          </table:table-cell>
          <table:table-cell table:number-columns-repeated="2"/>
          <table:table-cell office:value-type="float" office:value="80" calcext:value-type="float">
            <text:p>80</text:p>
          </table:table-cell>
          <table:table-cell office:value-type="float" office:value="86" calcext:value-type="float">
            <text:p>86</text:p>
          </table:table-cell>
          <table:table-cell office:value-type="float" office:value="6" calcext:value-type="float">
            <text:p>6</text:p>
          </table:table-cell>
          <table:table-cell office:value-type="string" calcext:value-type="string">
            <text:p>10.1016/j.cosrev.2018.10.002</text:p>
          </table:table-cell>
          <table:table-cell office:value-type="string" calcext:value-type="string">
            <text:p>https://www.scopus.com/inward/record.uri?eid=2-s2.0-85065830424&amp;doi=10.1016%2fj.cosrev.2018.10.002&amp;partnerID=40&amp;md5=c92557e38cb327f0e27d592a24ea947f</text:p>
          </table:table-cell>
          <table:table-cell office:value-type="string" calcext:value-type="string">
            <text:p>This paper provides an overview of the Self-Sovereign Identity (SSI) concept, focusing on four different components that we identified as essential to the architecture. Self-Sovereign Identity is enabled by the new development of blockchain technology. Through the trustless, decentralised database that is provided by a blockchain, classic Identity Management registration processes can be replaced. We start off by giving a simple overview of blockchain based SSI, introducing an architecture overview as well as relevant actors in such a system. We further distinguish two major approaches, namely the Identifier Registry Model and its extension the Claim Registry Model. Subsequently we discuss identifiers in such a system, presenting past research in the area and current approaches in SSI in the context of Zooko's Triangle. As the user of an SSI has to be linked with his digital identifier we also discuss authentication solutions. Most central to the concept of an SSI are the verifiable claims that are presented to relying parties. Resources in the field are only loosely connected. We will provide a more coherent view of verifiable claims in regards to blockchain based SSI and clarify differences in the used terminology. Storage solutions for the verifiable claims, both on- and off-chain, are presented with their advantages and disadvantages. © 2018 Elsevier Inc.</text:p>
          </table:table-cell>
          <table:table-cell/>
          <table:table-cell office:value-type="string" calcext:value-type="string">
            <text:p>Computer science; Authentication solutions; Decentralised; Identity management; Is-enabled; Registration process; Storage solutions;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65830424</text:p>
          </table:table-cell>
        </table:table-row>
        <table:table-row table:style-name="ro3">
          <table:table-cell office:value-type="string" calcext:value-type="string">
            <text:p>Badirova A.; Dabbaghi S.; Moghaddam F.F.; Wieder P.; Yahyapour R.</text:p>
          </table:table-cell>
          <table:table-cell office:value-type="string" calcext:value-type="string">
            <text:p>Badirova, Aytaj (57350947300); Dabbaghi, Shirin (56512456900); Moghaddam, Faraz Fatemi (56032500000); Wieder, Philipp (14034873100); Yahyapour, Ramin (15066204200)</text:p>
          </table:table-cell>
          <table:table-cell office:value-type="string" calcext:value-type="string">
            <text:p>57350947300; 56512456900; 56032500000; 14034873100; 15066204200</text:p>
          </table:table-cell>
          <table:table-cell office:value-type="string" calcext:value-type="string">
            <text:p>A Survey on Identity and Access Management for Cross-Domain Dynamic Users: Issues, Solutions, and Challenges</text:p>
          </table:table-cell>
          <table:table-cell office:value-type="float" office:value="2023" calcext:value-type="float">
            <text:p>2023</text:p>
          </table:table-cell>
          <table:table-cell office:value-type="string" calcext:value-type="string">
            <text:p>IEEE Access</text:p>
          </table:table-cell>
          <table:table-cell office:value-type="float" office:value="11" calcext:value-type="float">
            <text:p>11</text:p>
          </table:table-cell>
          <table:table-cell table:number-columns-repeated="2"/>
          <table:table-cell office:value-type="float" office:value="61660" calcext:value-type="float">
            <text:p>61660</text:p>
          </table:table-cell>
          <table:table-cell office:value-type="float" office:value="61679" calcext:value-type="float">
            <text:p>61679</text:p>
          </table:table-cell>
          <table:table-cell office:value-type="float" office:value="19" calcext:value-type="float">
            <text:p>19</text:p>
          </table:table-cell>
          <table:table-cell office:value-type="string" calcext:value-type="string">
            <text:p>10.1109/ACCESS.2023.3279492</text:p>
          </table:table-cell>
          <table:table-cell office:value-type="string" calcext:value-type="string">
            <text:p>https://www.scopus.com/inward/record.uri?eid=2-s2.0-85161002691&amp;doi=10.1109%2fACCESS.2023.3279492&amp;partnerID=40&amp;md5=10542633db59e2f34178dc15b8bad2f1</text:p>
          </table:table-cell>
          <table:table-cell office:value-type="string" calcext:value-type="string">
            <text:p>Access control management in a heterogeneous cloud environment, where the number of users is growing, is a daunting task for service providers. Efficiency is heavily reliant on shared resources in a modern cloud computing culture. Although data or service sharing is highly appreciated for collaborative projects, preserving identity and access management security is challenging in this context. The difficulties encountered are diverse, including a single point of failure, incompatibility, dynamic user groups, trust establishment, and revocation. Despite extensive research, certain obstacles and issues need to be addressed. In this article, challenges in access management in centralized and decentralized identity governance are grouped into different categories and accompanied by background information on the topic. Studies and implemented projects have been evaluated regarding their value and flaws. Traditional approaches, such as centralized and federated identity, as well as more futuristic methods, such as blockchain-based decentralized identity, AI/ML access management, and ABE schema, have been investigated while writing this paper. A comparative evaluation of the proposed studies has been included, where the differences and similarities can be observed. <text:s/>© 2013 IEEE.</text:p>
          </table:table-cell>
          <table:table-cell office:value-type="string" calcext:value-type="string">
            <text:p>Access management; cloud computing; security and privacy</text:p>
          </table:table-cell>
          <table:table-cell office:value-type="string" calcext:value-type="string">
            <text:p>Access control; Cloud security; Access management; Centralised; Cloud-computing; Collaboration; Decentralised; Identity and access managements; Permission; Privacy; Security and privacy; Cryptography</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61002691</text:p>
          </table:table-cell>
        </table:table-row>
        <table:table-row table:style-name="ro3">
          <table:table-cell office:value-type="string" calcext:value-type="string">
            <text:p>Ngo T.T.T.; Dang T.A.; Huynh V.V.; Cong Le T.</text:p>
          </table:table-cell>
          <table:table-cell office:value-type="string" calcext:value-type="string">
            <text:p>Ngo, T. T. Tram (58171300800); Dang, T. Anh (58172089000); Huynh, V. Vuong (58172119400); Cong Le, T. (58165600300)</text:p>
          </table:table-cell>
          <table:table-cell office:value-type="string" calcext:value-type="string">
            <text:p>58171300800; 58172089000; 58172119400; 58165600300</text:p>
          </table:table-cell>
          <table:table-cell office:value-type="string" calcext:value-type="string">
            <text:p>A Systematic Literature Mapping on Using Blockchain Technology in Identity Management</text:p>
          </table:table-cell>
          <table:table-cell office:value-type="float" office:value="2023" calcext:value-type="float">
            <text:p>2023</text:p>
          </table:table-cell>
          <table:table-cell office:value-type="string" calcext:value-type="string">
            <text:p>IEEE Access</text:p>
          </table:table-cell>
          <table:table-cell office:value-type="float" office:value="11" calcext:value-type="float">
            <text:p>11</text:p>
          </table:table-cell>
          <table:table-cell table:number-columns-repeated="2"/>
          <table:table-cell office:value-type="float" office:value="26004" calcext:value-type="float">
            <text:p>26004</text:p>
          </table:table-cell>
          <table:table-cell office:value-type="float" office:value="26032" calcext:value-type="float">
            <text:p>26032</text:p>
          </table:table-cell>
          <table:table-cell office:value-type="float" office:value="28" calcext:value-type="float">
            <text:p>28</text:p>
          </table:table-cell>
          <table:table-cell office:value-type="string" calcext:value-type="string">
            <text:p>10.1109/ACCESS.2023.3256519</text:p>
          </table:table-cell>
          <table:table-cell office:value-type="string" calcext:value-type="string">
            <text:p>https://www.scopus.com/inward/record.uri?eid=2-s2.0-85151394669&amp;doi=10.1109%2fACCESS.2023.3256519&amp;partnerID=40&amp;md5=915c4dd3f5ff7d5324d7ed5d94851719</text:p>
          </table:table-cell>
          <table:table-cell office:value-type="string" calcext:value-type="string">
            <text:p>Although blockchain is an emerging technology, it has been applied in a lot of domains by leveraging its features. Traditional identity management systems have many issues regarding security and privacy of personal data. Blockchain has the potential to mitigate and avoid such issues by creating trust among the parties involved in the system while reducing reliance on third-party authorities. The first blockchain-based identity management solutions were launched in 2016. Since then, due to high demand, numerous primary and experimental studies, and intatives have been carried out to provide solutions to this research topic. Along with that, there are also a lot of secondary studies to overview the current state of research on this topic. However, the number of systematic research articles is still limited and each research has its limitation. Through this study, we provide a novel systematic literature including categorization of studies into predefined categories (domain, research type, place of publication), analysis of publication frequency, co-authorship, number of papers citing each paper of all studied papers. Comparing to other systematic literature mapping studies, our paper provides a more comprehensive view of the studied articles. In particular, we analyze the number of citations, which no study has ever done. In this research, we studied 361 papers published from January 2009 to April 2022 in four big databases (IEEE Explore, ACM Digital Library, ScienceDirect, Springer Link), the largest number of articles studied compared to previous researches. The obtained results show that most of the articles under validation research type (providing solution and implementing that solution but not in real-world scenarios) propose solutions/systems, models/schemes and architectures to address general problems. We also find that the majority of authors works alone or collaborate in a separate group and co-work in only one paper. This shows that there is no long term collaboration in blockchain-based identity management, and thus subsequent publications presenting real-world blockchain-based identity management products do not exist. © 2013 IEEE.</text:p>
          </table:table-cell>
          <table:table-cell office:value-type="string" calcext:value-type="string">
            <text:p>Blockchain; decentralization; identity management; self-sovereign identity; systematic mapping</text:p>
          </table:table-cell>
          <table:table-cell office:value-type="string" calcext:value-type="string">
            <text:p>Authentication; Data privacy; Digital libraries; Information management; Mapping; Publishing; Block-chain; Decentralisation; Identity management; Password; Peer-to-peer computing; Privacy; Security; Self-sovereign identity; Systematic; Systematic mapping;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51394669</text:p>
          </table:table-cell>
        </table:table-row>
        <table:table-row table:style-name="ro3">
          <table:table-cell office:value-type="string" calcext:value-type="string">
            <text:p>Chen W.; He W.; Shen J.; Wang X.; Chen H.</text:p>
          </table:table-cell>
          <table:table-cell office:value-type="string" calcext:value-type="string">
            <text:p>Chen, Weiru (57221497408); He, Wu (36985723200); Shen, Jiayue (57221493607); Wang, Xianping (56431240600); Chen, Hong (59230262100)</text:p>
          </table:table-cell>
          <table:table-cell office:value-type="string" calcext:value-type="string">
            <text:p>57221497408; 36985723200; 57221493607; 56431240600; 59230262100</text:p>
          </table:table-cell>
          <table:table-cell office:value-type="string" calcext:value-type="string">
            <text:p>A systematic literature review: benefits and challenges of blockchain-based digital transformation</text:p>
          </table:table-cell>
          <table:table-cell office:value-type="float" office:value="2022" calcext:value-type="float">
            <text:p>2022</text:p>
          </table:table-cell>
          <table:table-cell office:value-type="string" calcext:value-type="string">
            <text:p>Issues in Information Systems</text:p>
          </table:table-cell>
          <table:table-cell office:value-type="float" office:value="23" calcext:value-type="float">
            <text:p>23</text:p>
          </table:table-cell>
          <table:table-cell office:value-type="float" office:value="3" calcext:value-type="float">
            <text:p>3</text:p>
          </table:table-cell>
          <table:table-cell/>
          <table:table-cell office:value-type="float" office:value="36" calcext:value-type="float">
            <text:p>36</text:p>
          </table:table-cell>
          <table:table-cell office:value-type="float" office:value="44" calcext:value-type="float">
            <text:p>44</text:p>
          </table:table-cell>
          <table:table-cell office:value-type="float" office:value="8" calcext:value-type="float">
            <text:p>8</text:p>
          </table:table-cell>
          <table:table-cell office:value-type="string" calcext:value-type="string">
            <text:p>10.48009/3_iis_2022_104</text:p>
          </table:table-cell>
          <table:table-cell office:value-type="string" calcext:value-type="string">
            <text:p>https://www.scopus.com/inward/record.uri?eid=2-s2.0-85159329231&amp;doi=10.48009%2f3_iis_2022_104&amp;partnerID=40&amp;md5=74cfacd3364ba2edc1272a2f2db6823f</text:p>
          </table:table-cell>
          <table:table-cell office:value-type="string" calcext:value-type="string">
            <text:p>Digital transformation has emerged as an important research area in strategic IS research. Digital transformation has made profound impacts on many industries with digital technologies. Blockchain could play a vital role in the digital transformation strategy for enterprises by providing security-rich data sharing, dynamic applications, and decentralized identity. Currently, the research on blockchain-based digital transformation is still in its infancy. The current literature provides limited knowledge and empirical evidence to explain how blockchain technologies empower organizational digital transformation. This study conducts a systematic literature review to study the current state-of-the-art on the digital transformation of blockchain and identifies the benefits and challenges of blockchain-based digital transformation. © 2022 Authors. All rights reserved.</text:p>
          </table:table-cell>
          <table:table-cell office:value-type="string" calcext:value-type="string">
            <text:p>Blockchain; Digital Transformation; Digitalization; Systematic Literature Review</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59329231</text:p>
          </table:table-cell>
        </table:table-row>
        <table:table-row table:style-name="ro3">
          <table:table-cell office:value-type="string" calcext:value-type="string">
            <text:p>Glöckler J.; Sedlmeir J.; Frank M.; Fridgen G.</text:p>
          </table:table-cell>
          <table:table-cell office:value-type="string" calcext:value-type="string">
            <text:p>Glöckler, Jana (58575549600); Sedlmeir, Johannes (57209206051); Frank, Muriel (57218404358); Fridgen, Gilbert (54083028500)</text:p>
          </table:table-cell>
          <table:table-cell office:value-type="string" calcext:value-type="string">
            <text:p>58575549600; 57209206051; 57218404358; 54083028500</text:p>
          </table:table-cell>
          <table:table-cell office:value-type="string" calcext:value-type="string">
            <text:p>A Systematic Review of Identity and Access Management Requirements in Enterprises and Potential Contributions of Self-Sovereign Identity</text:p>
          </table:table-cell>
          <table:table-cell office:value-type="float" office:value="2024" calcext:value-type="float">
            <text:p>2024</text:p>
          </table:table-cell>
          <table:table-cell office:value-type="string" calcext:value-type="string">
            <text:p>Business and Information Systems Engineering</text:p>
          </table:table-cell>
          <table:table-cell office:value-type="float" office:value="66" calcext:value-type="float">
            <text:p>66</text:p>
          </table:table-cell>
          <table:table-cell office:value-type="float" office:value="4" calcext:value-type="float">
            <text:p>4</text:p>
          </table:table-cell>
          <table:table-cell/>
          <table:table-cell office:value-type="float" office:value="421" calcext:value-type="float">
            <text:p>421</text:p>
          </table:table-cell>
          <table:table-cell office:value-type="float" office:value="440" calcext:value-type="float">
            <text:p>440</text:p>
          </table:table-cell>
          <table:table-cell office:value-type="float" office:value="19" calcext:value-type="float">
            <text:p>19</text:p>
          </table:table-cell>
          <table:table-cell office:value-type="string" calcext:value-type="string">
            <text:p>10.1007/s12599-023-00830-x</text:p>
          </table:table-cell>
          <table:table-cell office:value-type="string" calcext:value-type="string">
            <text:p>https://www.scopus.com/inward/record.uri?eid=2-s2.0-85171141441&amp;doi=10.1007%2fs12599-023-00830-x&amp;partnerID=40&amp;md5=ec95bba4b14f3d1a6893c3b81f714225</text:p>
          </table:table-cell>
          <table:table-cell office:value-type="string" calcext:value-type="string">
            <text:p>Digital identity and access management (IAM) poses significant challenges for companies. Cyberattacks and resulting data breaches frequently have their root cause in enterprises’ IAM systems. During the COVID-19 pandemic, issues with the remote authentication of employees working from home highlighted the need for better IAM solutions. Using a design science research approach, the paper reviews the requirements for IAM systems from an enterprise perspective and identifies the potential benefits of self-sovereign identity (SSI) – an emerging, passwordless paradigm in identity management that provides end users with cryptographic attestations stored in digital wallet apps. To do so, this paper first conducts a systematic literature review followed by an interview study and categorizes IAM system requirements according to security and compliance, operability, technology, and user aspects. In a second step, it presents an SSI-based prototype for IAM, whose suitability for addressing IAM challenges was assessed by twelve domain experts. The results suggest that the SSI-based authentication of employees can address requirements in each of the four IAM requirement categories. SSI can specifically improve manageability and usability aspects and help implement acknowledged best practices such as the principle of least privilege. Nonetheless, the findings also reveal that SSI is not a silver bullet for all of the challenges that today’s complex IAM systems face. © The Author(s) 2023.</text:p>
          </table:table-cell>
          <table:table-cell office:value-type="string" calcext:value-type="string">
            <text:p>Authentication; Digital wallet; IAM; Security; SSI; Verifiable credential</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reen Open Access; Hybrid Gold Open Access</text:p>
          </table:table-cell>
          <table:table-cell office:value-type="string" calcext:value-type="string">
            <text:p>Scopus</text:p>
          </table:table-cell>
          <table:table-cell office:value-type="string" calcext:value-type="string">
            <text:p>2-s2.0-85171141441</text:p>
          </table:table-cell>
        </table:table-row>
        <table:table-row table:style-name="ro3">
          <table:table-cell office:value-type="string" calcext:value-type="string">
            <text:p>Biedermann B.; Scerri M.; Kozlova V.; Ellul J.</text:p>
          </table:table-cell>
          <table:table-cell office:value-type="string" calcext:value-type="string">
            <text:p>Biedermann, Ben (59353451200); Scerri, Matthew (57224535380); Kozlova, Victoria (59353736000); Ellul, Joshua (26031366400)</text:p>
          </table:table-cell>
          <table:table-cell office:value-type="string" calcext:value-type="string">
            <text:p>59353451200; 57224535380; 59353736000; 26031366400</text:p>
          </table:table-cell>
          <table:table-cell office:value-type="string" calcext:value-type="string">
            <text:p>A Systematisation of Knowledge: Connecting European Digital Identities with Web3</text:p>
          </table:table-cell>
          <table:table-cell office:value-type="float" office:value="2024" calcext:value-type="float">
            <text:p>2024</text:p>
          </table:table-cell>
          <table:table-cell office:value-type="string" calcext:value-type="string">
            <text:p>Proceedings - 2024 IEEE International Conference on Blockchain, Blockchain 2024</text:p>
          </table:table-cell>
          <table:table-cell table:number-columns-repeated="3"/>
          <table:table-cell office:value-type="float" office:value="605" calcext:value-type="float">
            <text:p>605</text:p>
          </table:table-cell>
          <table:table-cell office:value-type="float" office:value="610" calcext:value-type="float">
            <text:p>610</text:p>
          </table:table-cell>
          <table:table-cell office:value-type="float" office:value="5" calcext:value-type="float">
            <text:p>5</text:p>
          </table:table-cell>
          <table:table-cell office:value-type="string" calcext:value-type="string">
            <text:p>10.1109/Blockchain62396.2024.00089</text:p>
          </table:table-cell>
          <table:table-cell office:value-type="string" calcext:value-type="string">
            <text:p>https://www.scopus.com/inward/record.uri?eid=2-s2.0-85205596949&amp;doi=10.1109%2fBlockchain62396.2024.00089&amp;partnerID=40&amp;md5=6066da2e854ebef26889ae392f7354c2</text:p>
          </table:table-cell>
          <table:table-cell office:value-type="string" calcext:value-type="string">
            <text:p>The terms self-sovereign identity (SSI) and decen-tralised identity are often used interchangeably, which results in increasing ambiguity when solutions are being investigated and compared. This article aims to provide a clear distinction between the two concepts in relation to the revised Regulation as Regards establishing the European Digital Identity Framework (eIDAS 2.0) by providing a systematisation of knowledge of technological developments that led up to implementation of eIDAS 2.0. Applying an inductive exploratory approach, relevant literature was selected iteratively in waves over a nine months time frame and covers literature between 2005 and 2024. The review found that the decentralised identity sector emerged adjacent to the OpenID Connect (OIDC) paradigm of Open Authentication, whereas SSI denotes the sector's shift towards blockchain-based solutions. In this study, it is shown that the interchangeable use of SSI and decentralised identity coincides with novel protocols over OIDC. While the first part of this paper distinguishes OIDC from decentralised identity, the second part addresses the incompatibility between OIDC under eIDAS 2.0 and Web3. The paper closes by suggesting further research for establishing a digital identity bridge for connecting applications on public-permissionless ledgers with data originating from eIDAS 2.0 and being presented using OIDC. <text:s/>© 2024 IEEE.</text:p>
          </table:table-cell>
          <table:table-cell office:value-type="string" calcext:value-type="string">
            <text:p>Cloud Storage; European Digital Identity; Interoperability; State-of-the-Art Review; Verifiable Credentials; Web3</text:p>
          </table:table-cell>
          <table:table-cell office:value-type="string" calcext:value-type="string">
            <text:p>Cloud storages; Decentralised; Digital identity; European digital identity; State-of-the art reviews; Systematisation; Technological development; Time frame; Verifiable credential; Web3; Decentralized finan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205596949</text:p>
          </table:table-cell>
        </table:table-row>
        <table:table-row table:style-name="ro3">
          <table:table-cell office:value-type="string" calcext:value-type="string">
            <text:p>Satybaldy A.; Ferdous M.S.; Nowostawski M.</text:p>
          </table:table-cell>
          <table:table-cell office:value-type="string" calcext:value-type="string">
            <text:p>Satybaldy, Abylay (57203937501); Ferdous, Md. Sadek (22034567100); Nowostawski, Mariusz (6602614040)</text:p>
          </table:table-cell>
          <table:table-cell office:value-type="string" calcext:value-type="string">
            <text:p>57203937501; 22034567100; 6602614040</text:p>
          </table:table-cell>
          <table:table-cell office:value-type="string" calcext:value-type="string">
            <text:p>A Taxonomy of Challenges for Self-Sovereign Identity Systems</text:p>
          </table:table-cell>
          <table:table-cell office:value-type="float" office:value="2024" calcext:value-type="float">
            <text:p>2024</text:p>
          </table:table-cell>
          <table:table-cell office:value-type="string" calcext:value-type="string">
            <text:p>IEEE Access</text:p>
          </table:table-cell>
          <table:table-cell office:value-type="float" office:value="12" calcext:value-type="float">
            <text:p>12</text:p>
          </table:table-cell>
          <table:table-cell table:number-columns-repeated="2"/>
          <table:table-cell office:value-type="float" office:value="16151" calcext:value-type="float">
            <text:p>16151</text:p>
          </table:table-cell>
          <table:table-cell office:value-type="float" office:value="16177" calcext:value-type="float">
            <text:p>16177</text:p>
          </table:table-cell>
          <table:table-cell office:value-type="float" office:value="26" calcext:value-type="float">
            <text:p>26</text:p>
          </table:table-cell>
          <table:table-cell office:value-type="string" calcext:value-type="string">
            <text:p>10.1109/ACCESS.2024.3357940</text:p>
          </table:table-cell>
          <table:table-cell office:value-type="string" calcext:value-type="string">
            <text:p>https://www.scopus.com/inward/record.uri?eid=2-s2.0-85183948110&amp;doi=10.1109%2fACCESS.2024.3357940&amp;partnerID=40&amp;md5=cecce9db0215b7470675f111aae0dbbe</text:p>
          </table:table-cell>
          <table:table-cell office:value-type="string" calcext:value-type="string">
            <text:p>Creating and utilizing digital identities are fundamental steps towards accessing online services. In order to facilitate the management of user identities, the concept of identity management has been introduced. Various systems and protocols have been developed to manage online identities. However, these systems are provider-centric, focusing on aiding providers in managing their user bases. As a result, users often have limited control over their identity data and remain unaware of how centralized identity providers use or potentially misuse their data. Self-Sovereign Identity (SSI) has emerged as a new paradigm in the digital identity management landscape, aiming to empower users by allowing them greater control over their identity data. Although SSI is a relatively new domain, there have been numerous efforts, primarily from the industry, to introduce SSI standards, protocols, and systems, with multiple options in each category. Researchers eager to contribute to the SSI domain might find it challenging to understand the interconnections among these components. Notably, the SSI domain faces several challenges, as highlighted in various research works. These challenges must be addressed before SSI can achieve widespread adoption. This article presents a comprehensive systematic literature review of SSI, offers a detailed taxonomy, and identifies and analyzes the open challenges in SSI. © 2013 IEEE.</text:p>
          </table:table-cell>
          <table:table-cell office:value-type="string" calcext:value-type="string">
            <text:p>digital identity; Self-sovereign identity; taxonomy</text:p>
          </table:table-cell>
          <table:table-cell office:value-type="string" calcext:value-type="string">
            <text:p>Electronic document identification systems; Online systems; Centralised; Digital identity; Guideline; Identity management; On-line service; Online identity; Search problem; Self-sovereign identity; Systematic; User identity; Taxonomies</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83948110</text:p>
          </table:table-cell>
        </table:table-row>
        <table:table-row table:style-name="ro3">
          <table:table-cell office:value-type="string" calcext:value-type="string">
            <text:p>Hoops F.; Muhle A.; Matthes F.; Meinel C.</text:p>
          </table:table-cell>
          <table:table-cell office:value-type="string" calcext:value-type="string">
            <text:p>Hoops, Felix (58546884900); Muhle, Alexander (57210986822); Matthes, Florian (57193753224); Meinel, Christoph (56187776800)</text:p>
          </table:table-cell>
          <table:table-cell office:value-type="string" calcext:value-type="string">
            <text:p>58546884900; 57210986822; 57193753224; 56187776800</text:p>
          </table:table-cell>
          <table:table-cell office:value-type="string" calcext:value-type="string">
            <text:p>A Taxonomy of Decentralized Identifier Methods for Practitioners</text:p>
          </table:table-cell>
          <table:table-cell office:value-type="float" office:value="2023" calcext:value-type="float">
            <text:p>2023</text:p>
          </table:table-cell>
          <table:table-cell office:value-type="string" calcext:value-type="string">
            <text:p>Proceedings - 2023 IEEE International Conference on Decentralized Applications and Infrastructures, DAPPS 2023</text:p>
          </table:table-cell>
          <table:table-cell table:number-columns-repeated="3"/>
          <table:table-cell office:value-type="float" office:value="57" calcext:value-type="float">
            <text:p>57</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10.1109/DAPPS57946.2023.00017</text:p>
          </table:table-cell>
          <table:table-cell office:value-type="string" calcext:value-type="string">
            <text:p>https://www.scopus.com/inward/record.uri?eid=2-s2.0-85172873801&amp;doi=10.1109%2fDAPPS57946.2023.00017&amp;partnerID=40&amp;md5=7b5747e31c7df34d561778e5a4b0691c</text:p>
          </table:table-cell>
          <table:table-cell office:value-type="string" calcext:value-type="string">
            <text:p>A core part of the new identity management paradigm of Self-Sovereign Identity (SSI) is the W3C Decentralized Identifiers (DIDs) standard. The diversity of interoperable implementations encouraged by the paradigm is key for a less centralized future, and it is made possible by the concept of DIDs. However, this leads to a kind of dilemma of choices, where practitioners are faced with the difficult decision of which methods to choose and support in their applications. Due to the decentralized development of DID method specifications and the overwhelming number of different choices, it is hard to get an overview. In this paper, we propose a taxonomy of DID methods with the goal to empower practitioners to make informed decisions when selecting DID methods. To that end, our taxonomy is designed to provide an overview of the current landscape while providing adoption-relevant characteristics. For this purpose, we rely on the Nickerson et al. methodology for taxonomy creation, utilizing both conceptual-to-empirical and empirical-to-conceptual approaches. During the iterative process, we collect and survey an extensive and potentially exhaustive list of around 160 DID methods from various sources. The taxonomy we arrive at uses a total of 7 dimensions and 22 characteristics to span the contemporary design space of DID methods from the perspective of a practitioner. In addition to elaborating on these characteristics, we also discuss how a practitioner can use the taxonomy to select suitable DID methods for a specific use case. <text:s/>© 2023 IEEE.</text:p>
          </table:table-cell>
          <table:table-cell office:value-type="string" calcext:value-type="string">
            <text:p>Decentralized Identifiers; DID Methods; Identity Management; Self-Sovereign Identity; Taxonomy</text:p>
          </table:table-cell>
          <table:table-cell office:value-type="string" calcext:value-type="string">
            <text:p>Iterative methods; Centralised; Core part; Decentralised; Decentralized identifier; Decentralized identifier method; Identity management; Informed decision; Methods specification; Self-sovereign identity;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172873801</text:p>
          </table:table-cell>
        </table:table-row>
        <table:table-row table:style-name="ro3">
          <table:table-cell office:value-type="string" calcext:value-type="string">
            <text:p>Hebig R.N.; Meinel C.; Menzel M.; Thomas I.; Warschofsky R.</text:p>
          </table:table-cell>
          <table:table-cell office:value-type="string" calcext:value-type="string">
            <text:p>Hebig, Regina N. (35147919400); Meinel, Christoph (56187776800); Menzel, Michael (23397944100); Thomas, Ivonne (34972229600); Warschofsky, Robert (35148760300)</text:p>
          </table:table-cell>
          <table:table-cell office:value-type="string" calcext:value-type="string">
            <text:p>35147919400; 56187776800; 23397944100; 34972229600; 35148760300</text:p>
          </table:table-cell>
          <table:table-cell office:value-type="string" calcext:value-type="string">
            <text:p>A web service architecture for decentralised identity- and attribute-based access control</text:p>
          </table:table-cell>
          <table:table-cell office:value-type="float" office:value="2009" calcext:value-type="float">
            <text:p>2009</text:p>
          </table:table-cell>
          <table:table-cell office:value-type="string" calcext:value-type="string">
            <text:p>2009 IEEE International Conference on Web Services, ICWS 2009</text:p>
          </table:table-cell>
          <table:table-cell table:number-columns-repeated="2"/>
          <table:table-cell office:value-type="float" office:value="5175868" calcext:value-type="float">
            <text:p>5175868</text:p>
          </table:table-cell>
          <table:table-cell office:value-type="float" office:value="551" calcext:value-type="float">
            <text:p>551</text:p>
          </table:table-cell>
          <table:table-cell office:value-type="float" office:value="558" calcext:value-type="float">
            <text:p>558</text:p>
          </table:table-cell>
          <table:table-cell office:value-type="float" office:value="7" calcext:value-type="float">
            <text:p>7</text:p>
          </table:table-cell>
          <table:table-cell office:value-type="string" calcext:value-type="string">
            <text:p>10.1109/ICWS.2009.89</text:p>
          </table:table-cell>
          <table:table-cell office:value-type="string" calcext:value-type="string">
            <text:p>https://www.scopus.com/inward/record.uri?eid=2-s2.0-70449497768&amp;doi=10.1109%2fICWS.2009.89&amp;partnerID=40&amp;md5=fc3911cc721ccfb5b2f969b69c6a8924</text:p>
          </table:table-cell>
          <table:table-cell office:value-type="string" calcext:value-type="string">
            <text:p>The loosely coupled nature of Service-oriented Architectures raises the question how information for access control can be managed in an efficient way. Several specifications for Web Services exist to describe security requirements and to facilitate a provision of identity information. However, the integration of different standards regarding the expression of identity information in policies, claims and assertions comes along with an increased complexity. In order to identify and address the problems occurring with the combined use of standards as XACML, SAML and WS-Trust, we designed and implemented an architecture for identity- and attribute-based access control in decentralised environments. Our implementation provides an automated generation of access control policies in a format called XACML, a way to communicate required user attributes as claims across different domains based on the standards WS-Trust and WS-Policy, and a consistent mapping of retrieved attribute assertions to the XACML attributes in the access control policy. © 2009 IEEE.</text:p>
          </table:table-cell>
          <table:table-cell/>
          <table:table-cell office:value-type="string" calcext:value-type="string">
            <text:p>Information services; Security systems; Service oriented architecture (SOA); Standards; Telecommunication services; Web services; Access control policies; Attribute based access control; Automated generation; Decentralised; Different domains; Identity information; Security requirements; Web service architecture; WS-policy; WS-Trust; Access control</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70449497768</text:p>
          </table:table-cell>
        </table:table-row>
        <table:table-row table:style-name="ro3">
          <table:table-cell office:value-type="string" calcext:value-type="string">
            <text:p>Liu J.; Hodges A.; Clay L.; Monarch J.</text:p>
          </table:table-cell>
          <table:table-cell office:value-type="string" calcext:value-type="string">
            <text:p>Liu, Jianwei (57219807106); Hodges, Adam (55258969200); Clay, Lucas (57205490169); Monarch, John (57212878911)</text:p>
          </table:table-cell>
          <table:table-cell office:value-type="string" calcext:value-type="string">
            <text:p>57219807106; 55258969200; 57205490169; 57212878911</text:p>
          </table:table-cell>
          <table:table-cell office:value-type="string" calcext:value-type="string">
            <text:p>An analysis of digital identity management systems - A two-mapping view</text:p>
          </table:table-cell>
          <table:table-cell office:value-type="float" office:value="2020" calcext:value-type="float">
            <text:p>2020</text:p>
          </table:table-cell>
          <table:table-cell office:value-type="string" calcext:value-type="string">
            <text:p>2020 2nd Conference on Blockchain Research and Applications for Innovative Networks and Services, BRAINS 2020</text:p>
          </table:table-cell>
          <table:table-cell table:number-columns-repeated="2"/>
          <table:table-cell office:value-type="float" office:value="9223281" calcext:value-type="float">
            <text:p>9223281</text:p>
          </table:table-cell>
          <table:table-cell office:value-type="float" office:value="92" calcext:value-type="float">
            <text:p>92</text:p>
          </table:table-cell>
          <table:table-cell office:value-type="float" office:value="96" calcext:value-type="float">
            <text:p>96</text:p>
          </table:table-cell>
          <table:table-cell office:value-type="float" office:value="4" calcext:value-type="float">
            <text:p>4</text:p>
          </table:table-cell>
          <table:table-cell office:value-type="string" calcext:value-type="string">
            <text:p>10.1109/BRAINS49436.2020.9223281</text:p>
          </table:table-cell>
          <table:table-cell office:value-type="string" calcext:value-type="string">
            <text:p>https://www.scopus.com/inward/record.uri?eid=2-s2.0-85095568119&amp;doi=10.1109%2fBRAINS49436.2020.9223281&amp;partnerID=40&amp;md5=4db4518086f2dff545cae1c3cb0e351a</text:p>
          </table:table-cell>
          <table:table-cell office:value-type="string" calcext:value-type="string">
            <text:p>Digital identity is essential to almost all information systems. This paper provides a new perspective for reducing digital identity management systems (DIMS) to two mappings, the core operations on the mappings, and the trust model built around the mappings. Using this two-mapping view, we derive criteria for determining whether a DIMS solution is self-sovereign. We also compare decentralized identity management solutions with the traditional centralized identity management solutions. From the comparison and analysis, we have the following findings. The differences between decentralized and centralized solutions stem from the trust model differences which dictate storage scheme differences, and therefore other operation-level differences. With a more trustless trust model and storage scheme, current decentralized solutions can be promising candidates for self-sovereign DIMS. Design considerations and certain limitations of the current decentralized solutions are analyzed based on the two-mapping view as well, which can provide useful directions to further study. © 2020 IEEE.</text:p>
          </table:table-cell>
          <table:table-cell office:value-type="string" calcext:value-type="string">
            <text:p>blockchain; decentralized; identity; self-sovereign</text:p>
          </table:table-cell>
          <table:table-cell office:value-type="string" calcext:value-type="string">
            <text:p>Authentication; Blockchain; Electronic document identification systems; Comparison and analysis; Design considerations; Digital identity; Digital identity management; Identity management; Operation levels; Storage schemes; Trust modeling; Mapping</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95568119</text:p>
          </table:table-cell>
        </table:table-row>
        <table:table-row table:style-name="ro3">
          <table:table-cell office:value-type="string" calcext:value-type="string">
            <text:p>Adams M.; Boldrin L.; Ohlhausen R.; Wagner E.</text:p>
          </table:table-cell>
          <table:table-cell office:value-type="string" calcext:value-type="string">
            <text:p>Adams, Michael (57480011900); Boldrin, Luca (57459654600); Ohlhausen, Ralf (57480568400); Wagner, Eric (57224689498)</text:p>
          </table:table-cell>
          <table:table-cell office:value-type="string" calcext:value-type="string">
            <text:p>57480011900; 57459654600; 57480568400; 57224689498</text:p>
          </table:table-cell>
          <table:table-cell office:value-type="string" calcext:value-type="string">
            <text:p>An integrated approach for electronic identification and central bank digital currencies</text:p>
          </table:table-cell>
          <table:table-cell office:value-type="float" office:value="2021" calcext:value-type="float">
            <text:p>2021</text:p>
          </table:table-cell>
          <table:table-cell office:value-type="string" calcext:value-type="string">
            <text:p>Journal of Payments Strategy and Systems</text:p>
          </table:table-cell>
          <table:table-cell office:value-type="float" office:value="15" calcext:value-type="float">
            <text:p>15</text:p>
          </table:table-cell>
          <table:table-cell office:value-type="float" office:value="3" calcext:value-type="float">
            <text:p>3</text:p>
          </table:table-cell>
          <table:table-cell/>
          <table:table-cell office:value-type="float" office:value="287" calcext:value-type="float">
            <text:p>287</text:p>
          </table:table-cell>
          <table:table-cell office:value-type="float" office:value="304" calcext:value-type="float">
            <text:p>304</text:p>
          </table:table-cell>
          <table:table-cell office:value-type="float" office:value="17" calcext:value-type="float">
            <text:p>17</text:p>
          </table:table-cell>
          <table:table-cell/>
          <table:table-cell office:value-type="string" calcext:value-type="string">
            <text:p>https://www.scopus.com/inward/record.uri?eid=2-s2.0-85125947278&amp;partnerID=40&amp;md5=cb42375e2bf915608488d1771dfd95ba</text:p>
          </table:table-cell>
          <table:table-cell office:value-type="string" calcext:value-type="string">
            <text:p>This paper outlines a proposal for how to imple-ment Central Bank Digital Currencies (CBDC) based on open banking standards and supports both account-based and token-based CBDC mod-els, transacting online and offline with immediate finality, while recognising the European PSD2 requirements, including (multi-factor) strong customer authentication (SCA).The authors recognise the limitations with current smartphone technologies with respect to deploying trusted applications and in performing the role of a qualified signature creation device-highly relevant to offline scenar-ios. In some cases, the authors recommend regulatory review, in others they recommend taking full advantage of the existing capabilities of the sep-arated secure execution environment by dividing the control of a CBDC transaction between both payee and payer devices, so that if one device was compromised, this does not undermine the whole transaction. It balances the need for anonymity with financial crime regulatory requirements and suggests that a CBDC wallet can be enriched with eID capabilities, or vice versa. The wallet is bound to the person’s identity, their device and software via a chain of trust (eIDAS for the EU or sim-ilar for non-EU countries). The authors combine this with self-sovereign identity (SSI) principles to maximize privacy and minimize information sharing with a third party. © Henry Stewart Publications,.</text:p>
          </table:table-cell>
          <table:table-cell office:value-type="string" calcext:value-type="string">
            <text:p>EID; Electronic signatures; Identity; Offline transactions; SCA; SCBDC; Verifiable credential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5947278</text:p>
          </table:table-cell>
        </table:table-row>
        <table:table-row table:style-name="ro3">
          <table:table-cell office:value-type="string" calcext:value-type="string">
            <text:p>Kim K.-H.; Lim S.; Hwang D.-Y.; Kim K.-H.</text:p>
          </table:table-cell>
          <table:table-cell office:value-type="string" calcext:value-type="string">
            <text:p>Kim, Kyung-Hoon (57221963768); Lim, Seungjoo (57221961376); Hwang, Dong-Yeop (37118748400); Kim, Ki-Hyung (36079871500)</text:p>
          </table:table-cell>
          <table:table-cell office:value-type="string" calcext:value-type="string">
            <text:p>57221963768; 57221961376; 37118748400; 36079871500</text:p>
          </table:table-cell>
          <table:table-cell office:value-type="string" calcext:value-type="string">
            <text:p>Analysis on the Privacy of DID Service Properties in the DID Document</text:p>
          </table:table-cell>
          <table:table-cell office:value-type="float" office:value="2021" calcext:value-type="float">
            <text:p>2021</text:p>
          </table:table-cell>
          <table:table-cell office:value-type="string" calcext:value-type="string">
            <text:p>International Conference on Information Networking</text:p>
          </table:table-cell>
          <table:table-cell office:value-type="string" calcext:value-type="string">
            <text:p>2021-January</text:p>
          </table:table-cell>
          <table:table-cell/>
          <table:table-cell office:value-type="float" office:value="9333997" calcext:value-type="float">
            <text:p>9333997</text:p>
          </table:table-cell>
          <table:table-cell office:value-type="float" office:value="745" calcext:value-type="float">
            <text:p>745</text:p>
          </table:table-cell>
          <table:table-cell office:value-type="float" office:value="748" calcext:value-type="float">
            <text:p>748</text:p>
          </table:table-cell>
          <table:table-cell office:value-type="float" office:value="3" calcext:value-type="float">
            <text:p>3</text:p>
          </table:table-cell>
          <table:table-cell office:value-type="string" calcext:value-type="string">
            <text:p>10.1109/ICOIN50884.2021.9333997</text:p>
          </table:table-cell>
          <table:table-cell office:value-type="string" calcext:value-type="string">
            <text:p>https://www.scopus.com/inward/record.uri?eid=2-s2.0-85100717694&amp;doi=10.1109%2fICOIN50884.2021.9333997&amp;partnerID=40&amp;md5=f6cd3f23cdf6bb51d619098dc73c0e12</text:p>
          </table:table-cell>
          <table:table-cell office:value-type="string" calcext:value-type="string">
            <text:p>Decentralized Identifiers (DIDs) are a technology that allows individuals to realize self-sovereign identity. The advantage of the DIDs is that individuals can decide what information to disclose and transparently review the details of the disclosed information. In the core architecture of DIDs, a DID document associated with a DID is derived, and this document is open to the public to access. However, DID service properties in the DID document raises a dataveillance problem. In this paper, we analyze the risks of leaking sensitive information that may be included in the DID authentication process through a scenario. © 2021 IEEE.</text:p>
          </table:table-cell>
          <table:table-cell office:value-type="string" calcext:value-type="string">
            <text:p>Blockchain; Decentralized Identifiers; Privacy Protection; Self-Sovereign identity</text:p>
          </table:table-cell>
          <table:table-cell office:value-type="string" calcext:value-type="string">
            <text:p>Sensitive informations; Service properties; Risk perceptio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00717694</text:p>
          </table:table-cell>
        </table:table-row>
        <table:table-row table:style-name="ro3">
          <table:table-cell office:value-type="string" calcext:value-type="string">
            <text:p>Pöhn D.; Grabatin M.; Hommel W.</text:p>
          </table:table-cell>
          <table:table-cell office:value-type="string" calcext:value-type="string">
            <text:p>Pöhn, Daniela (56584671400); Grabatin, Michael (57188741862); Hommel, Wolfgang (13607582100)</text:p>
          </table:table-cell>
          <table:table-cell office:value-type="string" calcext:value-type="string">
            <text:p>56584671400; 57188741862; 13607582100</text:p>
          </table:table-cell>
          <table:table-cell office:value-type="string" calcext:value-type="string">
            <text:p>Analyzing the Threats to Blockchain-Based Self-Sovereign Identities by Conducting a Literature Survey</text:p>
          </table:table-cell>
          <table:table-cell office:value-type="float" office:value="2024" calcext:value-type="float">
            <text:p>2024</text:p>
          </table:table-cell>
          <table:table-cell office:value-type="string" calcext:value-type="string">
            <text:p>Applied Sciences (Switzerland)</text:p>
          </table:table-cell>
          <table:table-cell office:value-type="float" office:value="14" calcext:value-type="float">
            <text:p>14</text:p>
          </table:table-cell>
          <table:table-cell office:value-type="float" office:value="1" calcext:value-type="float">
            <text:p>1</text:p>
          </table:table-cell>
          <table:table-cell office:value-type="float" office:value="139" calcext:value-type="float">
            <text:p>139</text:p>
          </table:table-cell>
          <table:table-cell table:number-columns-repeated="3"/>
          <table:table-cell office:value-type="string" calcext:value-type="string">
            <text:p>10.3390/app14010139</text:p>
          </table:table-cell>
          <table:table-cell office:value-type="string" calcext:value-type="string">
            <text:p>https://www.scopus.com/inward/record.uri?eid=2-s2.0-85192470222&amp;doi=10.3390%2fapp14010139&amp;partnerID=40&amp;md5=5918fdb6901fe0b008a72c5f87b55256</text:p>
          </table:table-cell>
          <table:table-cell office:value-type="string" calcext:value-type="string">
            <text:p>Self-sovereign identity (SSI) is a digital identity management model managed in a decentralized manner. It allows identity owners to manage and store their digital identities in a software wallet, for example, on a smartphone, without relying on centralized providers. This approach tries to enhance the security and privacy of digital identities and, thereby, their owners. With the new eIDAS regulation, elements of SSI, such as the wallet, are being pushed onto the market. However, since the model is relatively new, the security threats are still not fully known. This is shown by a brief security analysis of selected existing SSI wallets. In order to get a picture of the known threats, we systematically analyze and categorize related work in the field of SSI and elements applied by SSI. We then evaluate their application to current SSI systems and identify future work. © 2023 by the authors.</text:p>
          </table:table-cell>
          <table:table-cell office:value-type="string" calcext:value-type="string">
            <text:p>identity management; security; self-sovereign identities; SSI; survey; threat analysi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92470222</text:p>
          </table:table-cell>
        </table:table-row>
        <table:table-row table:style-name="ro3">
          <table:table-cell office:value-type="string" calcext:value-type="string">
            <text:p>Malakar Y.; Lacey J.; Twine N.A.; McCrea R.; Bauer D.C.</text:p>
          </table:table-cell>
          <table:table-cell office:value-type="string" calcext:value-type="string">
            <text:p>Malakar, Yuwan (56996168500); Lacey, Justine (26032598800); Twine, Natalie A. (55989180600); McCrea, Rod (56183767800); Bauer, Denis C. (15055179000)</text:p>
          </table:table-cell>
          <table:table-cell office:value-type="string" calcext:value-type="string">
            <text:p>56996168500; 26032598800; 55989180600; 56183767800; 15055179000</text:p>
          </table:table-cell>
          <table:table-cell office:value-type="string" calcext:value-type="string">
            <text:p>Balancing the safeguarding of privacy and data sharing: perceptions of genomic professionals on patient genomic data ownership in Australia</text:p>
          </table:table-cell>
          <table:table-cell office:value-type="float" office:value="2024" calcext:value-type="float">
            <text:p>2024</text:p>
          </table:table-cell>
          <table:table-cell office:value-type="string" calcext:value-type="string">
            <text:p>European Journal of Human Genetics</text:p>
          </table:table-cell>
          <table:table-cell office:value-type="float" office:value="32" calcext:value-type="float">
            <text:p>32</text:p>
          </table:table-cell>
          <table:table-cell office:value-type="float" office:value="5" calcext:value-type="float">
            <text:p>5</text:p>
          </table:table-cell>
          <table:table-cell/>
          <table:table-cell office:value-type="float" office:value="506" calcext:value-type="float">
            <text:p>506</text:p>
          </table:table-cell>
          <table:table-cell office:value-type="float" office:value="512" calcext:value-type="float">
            <text:p>512</text:p>
          </table:table-cell>
          <table:table-cell office:value-type="float" office:value="6" calcext:value-type="float">
            <text:p>6</text:p>
          </table:table-cell>
          <table:table-cell office:value-type="string" calcext:value-type="string">
            <text:p>10.1038/s41431-022-01273-w</text:p>
          </table:table-cell>
          <table:table-cell office:value-type="string" calcext:value-type="string">
            <text:p>https://www.scopus.com/inward/record.uri?eid=2-s2.0-85146078326&amp;doi=10.1038%2fs41431-022-01273-w&amp;partnerID=40&amp;md5=81ca922734e037a8f4e0ae6b51e7672f</text:p>
          </table:table-cell>
          <table:table-cell office:value-type="string" calcext:value-type="string">
            <text:p>There are inherent complexities and tensions in achieving a responsible balance between safeguarding patients’ privacy and sharing genomic data for advancing health and medical science. A growing body of literature suggests establishing patient genomic data ownership, enabled by blockchain technology, as one approach for managing these priorities. We conducted an online survey, applying a mixed methods approach to collect quantitative (using scale questions) and qualitative data (using open-ended questions). We explored the views of 117 genomic professionals (clinical geneticists, genetic counsellors, bioinformaticians, and researchers) towards patient data ownership in Australia. Data analysis revealed most professionals agreed that patients have rights to data ownership. However, there is a need for a clearer understanding of the nature and implications of data ownership in this context as genomic data often is subject to collective ownership (e.g., with family members and laboratories). This research finds that while the majority of genomic professionals acknowledge the desire for patient data ownership, bioinformaticians and researchers expressed more favourable views than clinical geneticists and genetic counsellors, suggesting that their views on this issue may be shaped by how closely they interact with patients as part of their professional duties. This research also confirms that stronger health system infrastructure is a prerequisite for enabling patient data ownership, which needs to be underpinned by appropriate digital infrastructure (e.g., central vs. decentralised data storage), patient identity ownership (e.g., limited vs. self-sovereign identity), and policy at both federal and state levels. © The Author(s) 2023.</text:p>
          </table:table-cell>
          <table:table-cell/>
          <table:table-cell office:value-type="string" calcext:value-type="string">
            <text:p>Attitude of Health Personnel; Australia; Female; Genetic Privacy; Genomics; Humans; Information Dissemination; Male; Ownership; adult; article; Australia; bioinformatician; counselor; data analysis; human; information storage; medical geneticist; patient coding; perception; privacy; quantitative analysis; Australia; ethics; female; genetic privacy; genomics; health personnel attitude; information dissemination; male; organization and management; procedures</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reen Open Access; Hybrid Gold Open Access</text:p>
          </table:table-cell>
          <table:table-cell office:value-type="string" calcext:value-type="string">
            <text:p>Scopus</text:p>
          </table:table-cell>
          <table:table-cell office:value-type="string" calcext:value-type="string">
            <text:p>2-s2.0-85146078326</text:p>
          </table:table-cell>
        </table:table-row>
        <table:table-row table:style-name="ro3">
          <table:table-cell office:value-type="string" calcext:value-type="string">
            <text:p>Javed F.; Mangues-Bafalluy J.; Zeydan E.; Blanco L.</text:p>
          </table:table-cell>
          <table:table-cell office:value-type="string" calcext:value-type="string">
            <text:p>Javed, Farhana (57202513431); Mangues-Bafalluy, Josep (15923494300); Zeydan, Engin (24315322700); Blanco, Luis (35745580200)</text:p>
          </table:table-cell>
          <table:table-cell office:value-type="string" calcext:value-type="string">
            <text:p>57202513431; 15923494300; 24315322700; 35745580200</text:p>
          </table:table-cell>
          <table:table-cell office:value-type="string" calcext:value-type="string">
            <text:p>Blockchain and Trustworthy Reputation for Federated Learning: Opportunities and Challenges</text:p>
          </table:table-cell>
          <table:table-cell office:value-type="float" office:value="2024" calcext:value-type="float">
            <text:p>2024</text:p>
          </table:table-cell>
          <table:table-cell office:value-type="string" calcext:value-type="string">
            <text:p>2024 IEEE International Mediterranean Conference on Communications and Networking, MeditCom 2024</text:p>
          </table:table-cell>
          <table:table-cell table:number-columns-repeated="3"/>
          <table:table-cell office:value-type="float" office:value="578" calcext:value-type="float">
            <text:p>578</text:p>
          </table:table-cell>
          <table:table-cell office:value-type="float" office:value="584" calcext:value-type="float">
            <text:p>584</text:p>
          </table:table-cell>
          <table:table-cell office:value-type="float" office:value="6" calcext:value-type="float">
            <text:p>6</text:p>
          </table:table-cell>
          <table:table-cell office:value-type="string" calcext:value-type="string">
            <text:p>10.1109/MeditCom61057.2024.10621302</text:p>
          </table:table-cell>
          <table:table-cell office:value-type="string" calcext:value-type="string">
            <text:p>https://www.scopus.com/inward/record.uri?eid=2-s2.0-85202352027&amp;doi=10.1109%2fMeditCom61057.2024.10621302&amp;partnerID=40&amp;md5=9d7099f07c816140adffe4c2cd6c3af1</text:p>
          </table:table-cell>
          <table:table-cell office:value-type="string" calcext:value-type="string">
            <text:p>In the domain of Collaborative Artificial Intelligence, Federated Learning (FL) is a technique that enables multiple entities to collaboratively refine AI models while adhering to stringent data privacy standards, without the need for direct data sharing. This paper explores the integration of blockchain technology with FL to establish reliable trust mechanisms within this collaborative framework. We highlight and review current blockchain-enabled reputation mechanisms that evaluate the reliability and quality of contributions from participants, which are crucial for maintaining trust and operational integrity in distributed settings. Through our review, we address the concept and implementation challenges. Additionally, we discuss recent technological advances and explore the emerging opportunities that blockchain presents to address trust-related challenges in FL, emphasizing significant prospects for future research directions, such as decentralized identities, zero trust, and zero-knowledge proofs to enhance trust in these environments. © 2024 IEEE.</text:p>
          </table:table-cell>
          <table:table-cell office:value-type="string" calcext:value-type="string">
            <text:p>AI; Blockchain; FL; Reputation; Smart Contracts; Trust</text:p>
          </table:table-cell>
          <table:table-cell office:value-type="string" calcext:value-type="string">
            <text:p>Collaborative learning; 'current; Block-chain; Collaborative framework; Data Sharing; Learning opportunity; Reputation; Reputation mechanism; Stringents; Trust; Trust mechanism; Federated learning</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02352027</text:p>
          </table:table-cell>
        </table:table-row>
        <table:table-row table:style-name="ro3">
          <table:table-cell office:value-type="string" calcext:value-type="string">
            <text:p>Piantari E.; Husaeni D.N.A.; Nugroho E.P.; Anisyah A.; Afrianto I.; Jundurrahman I.; Bisulthon I.D.</text:p>
          </table:table-cell>
          <table:table-cell office:value-type="string" calcext:value-type="string">
            <text:p>Piantari, Erna (57193714299); Husaeni, Dwi Novia Al (58042613400); Nugroho, Eddy Prasetyo (57193737597); Anisyah, Ani (57190844889); Afrianto, Irawan (57204188766); Jundurrahman, Irham (59533019200); Bisulthon, Ibrahim Danial (59532822000)</text:p>
          </table:table-cell>
          <table:table-cell office:value-type="string" calcext:value-type="string">
            <text:p>57193714299; 58042613400; 57193737597; 57190844889; 57204188766; 59533019200; 59532822000</text:p>
          </table:table-cell>
          <table:table-cell office:value-type="string" calcext:value-type="string">
            <text:p>Blockchain for Managing Citizens’ Data: Bibliometric Analysis and Systematic Literature Review; [Blockchain para la gestión de los datos de los ciudadanos: Análisis bibliométrico y revisión sistemática de la literatura]</text:p>
          </table:table-cell>
          <table:table-cell office:value-type="float" office:value="2024" calcext:value-type="float">
            <text:p>2024</text:p>
          </table:table-cell>
          <table:table-cell office:value-type="string" calcext:value-type="string">
            <text:p>Data and Metadata</text:p>
          </table:table-cell>
          <table:table-cell office:value-type="float" office:value="3" calcext:value-type="float">
            <text:p>3</text:p>
          </table:table-cell>
          <table:table-cell/>
          <table:table-cell office:value-type="float" office:value="537" calcext:value-type="float">
            <text:p>537</text:p>
          </table:table-cell>
          <table:table-cell table:number-columns-repeated="3"/>
          <table:table-cell office:value-type="string" calcext:value-type="string">
            <text:p>10.56294/dm2024.537</text:p>
          </table:table-cell>
          <table:table-cell office:value-type="string" calcext:value-type="string">
            <text:p>https://www.scopus.com/inward/record.uri?eid=2-s2.0-85216280528&amp;doi=10.56294%2fdm2024.537&amp;partnerID=40&amp;md5=60f9f6a5ce60823156fb5a69ddde6bf1</text:p>
          </table:table-cell>
          <table:table-cell office:value-type="string" calcext:value-type="string">
            <text:p>Introduction: blockchain is an advanced technology that ensures a high level of data transparency and security by utilizing a distributed mechanism in storing and managing data. While currently blockchain is mostly utilized to facilitate cryptocurrency transactions due to its capability in securing data, blockchain also has the potential to store and manage various data, including government data. This research aims to reflect in the literature on trends in the application of blockchain technology in citizen data management and e-Government systems, focusing on trends, architectural design and the sector of the implementation of this technology. This research will also investigate data integrity and population accountability. This study seeks to provide insight into the challenges and application of blockchain technology in governance systems through several research questions. Method: the PRISM method is used as a guide for conducting literature review analysis starting from defining literature eligibility criteria, defining information sources, conducting filtering, and data analysis. Results: based on the results of the literature review, several previous studies have integrated Blockchain with IoT to increase supply chain transparency. Meanwhile, in e-government systems, several Blockchain implementations are used for decentralized identity verification to ensure the integrity and privacy of demographic data. Conclusions: previous research shows that Blockchain technology has the potential to improve efficiency, security and transparency in various fields, especially in data management and governance. © 2024; Los autores.</text:p>
          </table:table-cell>
          <table:table-cell office:value-type="string" calcext:value-type="string">
            <text:p>Blockchain; Data Management; Data Security; E-Government; SLR</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16280528</text:p>
          </table:table-cell>
        </table:table-row>
        <table:table-row table:style-name="ro3">
          <table:table-cell office:value-type="string" calcext:value-type="string">
            <text:p>Rattanawiboonsom V.; Khan N.</text:p>
          </table:table-cell>
          <table:table-cell office:value-type="string" calcext:value-type="string">
            <text:p>Rattanawiboonsom, Vichayanan (57188820730); Khan, Nohman (57214892519)</text:p>
          </table:table-cell>
          <table:table-cell office:value-type="string" calcext:value-type="string">
            <text:p>57188820730; 57214892519</text:p>
          </table:table-cell>
          <table:table-cell office:value-type="string" calcext:value-type="string">
            <text:p>Blockchain Technology in Mobile Payments: A Systematic Review of Security Enhancements in Mobile Commerce</text:p>
          </table:table-cell>
          <table:table-cell office:value-type="float" office:value="2024" calcext:value-type="float">
            <text:p>2024</text:p>
          </table:table-cell>
          <table:table-cell office:value-type="string" calcext:value-type="string">
            <text:p>International Journal of Interactive Mobile Technologies </text:p>
          </table:table-cell>
          <table:table-cell office:value-type="float" office:value="18" calcext:value-type="float">
            <text:p>18</text:p>
          </table:table-cell>
          <table:table-cell office:value-type="float" office:value="21" calcext:value-type="float">
            <text:p>21</text:p>
          </table:table-cell>
          <table:table-cell/>
          <table:table-cell office:value-type="float" office:value="134" calcext:value-type="float">
            <text:p>134</text:p>
          </table:table-cell>
          <table:table-cell office:value-type="float" office:value="148" calcext:value-type="float">
            <text:p>148</text:p>
          </table:table-cell>
          <table:table-cell office:value-type="float" office:value="14" calcext:value-type="float">
            <text:p>14</text:p>
          </table:table-cell>
          <table:table-cell office:value-type="string" calcext:value-type="string">
            <text:p>10.3991/ijim.v18i21.52099</text:p>
          </table:table-cell>
          <table:table-cell office:value-type="string" calcext:value-type="string">
            <text:p>https://www.scopus.com/inward/record.uri?eid=2-s2.0-85209773389&amp;doi=10.3991%2fijim.v18i21.52099&amp;partnerID=40&amp;md5=eeda2433c374c6664ab72b0fba533c91</text:p>
          </table:table-cell>
          <table:table-cell office:value-type="string" calcext:value-type="string">
            <text:p>This systematic review aims to examine how blockchain technology enhances security and trust in mobile commerce transactions, focusing on its application in mobile payments. The study employs a comprehensive methodology, utilizing the Scopus database to gather relevant literature published between 2018 and 2024. Using carefully selected keywords related to blockchain, mobile payments, and security, the initial search yielded 229 records, which were subsequently filtered using the PRISMA framework. After thorough screening, 86 studies were selected for in-depth analysis. The study utilizes VOS viewer software for bibliometric analysis, revealing a significant annual growth rate of 49.13% in publications, indicating rapidly increasing interest in this field. The results highlight four main thematic clusters: wallets, financial, blockchain, and mobile, with the blockchain cluster showing the highest centrality and frequency. Key findings demonstrate that blockchain technology addresses critical issues in mobile payments, such as high storage costs and processing latency, while significantly improving transaction throughput and security. Blockchain-based self-sovereign identity (SSI) systems are revolutionizing identity management and know your customer (KYC) processes, enhancing both efficiency and privacy. The development of secure lightweight wallets and the implementation of advanced cryptographic techniques have markedly improved the security and speed of mobile transactions. Furthermore, blockchain technology shows promise in combating financial crimes and enabling offline transactions in areas with poor connectivity. The study concludes that blockchain technology is transforming mobile commerce security, but also identifies areas for future research, including scalability solutions, regulatory frameworks, and user-friendly interfaces to encourage wider adoption. © 2024 by the authors of this article.</text:p>
          </table:table-cell>
          <table:table-cell office:value-type="string" calcext:value-type="string">
            <text:p>blockchain technology; cybersecurity; digital wallets; financial innovation; mobile payments</text:p>
          </table:table-cell>
          <table:table-cell office:value-type="string" calcext:value-type="string">
            <text:p>Blockchain; Cybersecurity; Block-chain; Blockchain technology; Cyber security; Digital wallets; Financial innovation; ITS applications; Mobile payment; Security and trusts; Security enhancements; Systematic Review; Mobile commerce</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209773389</text:p>
          </table:table-cell>
        </table:table-row>
        <table:table-row table:style-name="ro3">
          <table:table-cell office:value-type="string" calcext:value-type="string">
            <text:p>Lim S.Y.; Fotsing P.T.; Almasri A.; Musa O.; Kiah M.L.M.; Ang T.F.; Ismail R.</text:p>
          </table:table-cell>
          <table:table-cell office:value-type="string" calcext:value-type="string">
            <text:p>Lim, Shu Yun (25634063400); Fotsing, Pascal Tankam (57204364138); Almasri, Abdullah (57189591466); Musa, Omar (57568184900); Kiah, Miss Laiha Mat (24833455600); Ang, Tan Fong (22949943500); Ismail, Reza (57204361719)</text:p>
          </table:table-cell>
          <table:table-cell office:value-type="string" calcext:value-type="string">
            <text:p>25634063400; 57204364138; 57189591466; 57568184900; 24833455600; 22949943500; 57204361719</text:p>
          </table:table-cell>
          <table:table-cell office:value-type="string" calcext:value-type="string">
            <text:p>Blockchain technology the identity management and authentication service disruptor: A survey</text:p>
          </table:table-cell>
          <table:table-cell office:value-type="float" office:value="2018" calcext:value-type="float">
            <text:p>2018</text:p>
          </table:table-cell>
          <table:table-cell office:value-type="string" calcext:value-type="string">
            <text:p>International Journal on Advanced Science, Engineering and Information Technology</text:p>
          </table:table-cell>
          <table:table-cell office:value-type="float" office:value="8" calcext:value-type="float">
            <text:p>8</text:p>
          </table:table-cell>
          <table:table-cell table:style-name="ce21" office:value-type="string" calcext:value-type="string">
            <text:p>4-2</text:p>
          </table:table-cell>
          <table:table-cell/>
          <table:table-cell office:value-type="float" office:value="1735" calcext:value-type="float">
            <text:p>1735</text:p>
          </table:table-cell>
          <table:table-cell office:value-type="float" office:value="1745" calcext:value-type="float">
            <text:p>1745</text:p>
          </table:table-cell>
          <table:table-cell office:value-type="float" office:value="10" calcext:value-type="float">
            <text:p>10</text:p>
          </table:table-cell>
          <table:table-cell office:value-type="string" calcext:value-type="string">
            <text:p>10.18517/ijaseit.8.4-2.6838</text:p>
          </table:table-cell>
          <table:table-cell office:value-type="string" calcext:value-type="string">
            <text:p>https://www.scopus.com/inward/record.uri?eid=2-s2.0-85055324748&amp;doi=10.18517%2fijaseit.8.4-2.6838&amp;partnerID=40&amp;md5=578f7caa7fd65db1bcba9aefdee00c31</text:p>
          </table:table-cell>
          <table:table-cell office:value-type="string" calcext:value-type="string">
            <text:p>The Internet today lacks an identity protocol for identifying people and organizations. As a result, service providers needed to build and maintain their own databases of user information. This solution is costly to the service providers, inefficient as much of the information is duplicated across different providers, difficult to secure as evidenced by recent large-scale personal data breaches around the world, and cumbersome to the users who need to remember different sets of credentials for different services. Furthermore, personal information could be collected for data mining, profiling and exploitation without users' knowledge or consent. The ideal solution would be self-sovereign identity, a new form of identity management that is owned and controlled entirely by each individual user. This solution would include the individual's consolidated digital identity as well as their set of verified attributes that have been cryptographically signed by various trusted issuers. The individual provides proof of identity and membership by sharing relevant parts of their identity with the service providers. Consent for access may also be revoked hence giving the individual full control over its own data. This survey critically investigates different blockchain based identity management and authentication frameworks. A summary of the state-of-the-art blockchain based identity management and authentication solutions from year 2014 to 2018 is presented. The paper concludes with the open issues, main challenges and directions highlighted for future work in this area. In a nutshell, the discovery of this new mechanism disrupted the existing identity management and authentication solutions and by providing a more promising secure platform. © 2018, Insight Society.</text:p>
          </table:table-cell>
          <table:table-cell office:value-type="string" calcext:value-type="string">
            <text:p>Authentication; Blockchain; Distributed ledger technology; Ethereum; Hyperledger; Identity management</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055324748</text:p>
          </table:table-cell>
        </table:table-row>
        <table:table-row table:style-name="ro3">
          <table:table-cell office:value-type="string" calcext:value-type="string">
            <text:p>Ibrahimy M.M.; Norta A.; Normak P.</text:p>
          </table:table-cell>
          <table:table-cell office:value-type="string" calcext:value-type="string">
            <text:p>Ibrahimy, Mohammad Mustafa (57821262800); Norta, Alex (23036260500); Normak, Peeter (56023975900)</text:p>
          </table:table-cell>
          <table:table-cell office:value-type="string" calcext:value-type="string">
            <text:p>57821262800; 23036260500; 56023975900</text:p>
          </table:table-cell>
          <table:table-cell office:value-type="string" calcext:value-type="string">
            <text:p>Blockchain-based governance models supporting corruption-transparency: A systematic literature review</text:p>
          </table:table-cell>
          <table:table-cell office:value-type="float" office:value="2024" calcext:value-type="float">
            <text:p>2024</text:p>
          </table:table-cell>
          <table:table-cell office:value-type="string" calcext:value-type="string">
            <text:p>Blockchain: Research and Applications</text:p>
          </table:table-cell>
          <table:table-cell office:value-type="float" office:value="5" calcext:value-type="float">
            <text:p>5</text:p>
          </table:table-cell>
          <table:table-cell office:value-type="float" office:value="2" calcext:value-type="float">
            <text:p>2</text:p>
          </table:table-cell>
          <table:table-cell office:value-type="float" office:value="100186" calcext:value-type="float">
            <text:p>100186</text:p>
          </table:table-cell>
          <table:table-cell table:number-columns-repeated="3"/>
          <table:table-cell office:value-type="string" calcext:value-type="string">
            <text:p>10.1016/j.bcra.2023.100186</text:p>
          </table:table-cell>
          <table:table-cell office:value-type="string" calcext:value-type="string">
            <text:p>https://www.scopus.com/inward/record.uri?eid=2-s2.0-85189507480&amp;doi=10.1016%2fj.bcra.2023.100186&amp;partnerID=40&amp;md5=cfbace01ee658c2bd4588602ed3f48db</text:p>
          </table:table-cell>
          <table:table-cell office:value-type="string" calcext:value-type="string">
            <text:p>Corruption and lack of transparency remain critical challenges in governance systems around the world. These issues are often perpetuated by centralized systems and their manipulation by system administrators. Furthermore, the lack of data ownership and the monetization of user data by tech companies further increase concerns about transparency. In light of these concerns, this study aims to review existing blockchain-based governance models and identify best-practice governance models focusing on corruption transparency, their characteristics, and components. The research will also examine the role of a token economy in addressing trusted third-party issues related to asset ownership management. Furthermore, we discuss the effect of smart contracts, blockchain, decentralized autonomous organizations (DAO), Web 3.0, and multifactor challenge set self-sovereign identity authentication (MFSSIA) as modern technologies to combat corruption and achieve transparency in the public sector. To achieve this, we conduct a systematic literature review (SLR) comprising peer-reviewed journals, proceedings, and book chapters published between 2012 and 2023. Using the SLR methodology, 45 primary and supporting studies have been selected for result extraction and analysis. Finally, we discovered seven blockchain-based governance models with their characteristics and primary components. © 2023 The Author(s)</text:p>
          </table:table-cell>
          <table:table-cell office:value-type="string" calcext:value-type="string">
            <text:p>Blockchain governance; DAOs; Smart contract; Token economy; Transparency; Web 3.0</text:p>
          </table:table-cell>
          <table:table-cell office:value-type="string" calcext:value-type="string">
            <text:p>Blockchain; Crime; Reviews; Transparency; Block-chain; Blockchain governance; Centralized systems; Critical challenges; DAO; Governance models; Governance systems; Systematic literature review; Token economy; Web 3.0; Smart contract</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89507480</text:p>
          </table:table-cell>
        </table:table-row>
        <table:table-row table:style-name="ro3">
          <table:table-cell office:value-type="string" calcext:value-type="string">
            <text:p>Ahmed M.R.; Islam A.K.M.M.; Shatabda S.; Islam S.</text:p>
          </table:table-cell>
          <table:table-cell office:value-type="string" calcext:value-type="string">
            <text:p>Ahmed, Md. Rayhan (57219655498); Islam, A. K. M. Muzahidul (59157760700); Shatabda, Swakkhar (56037035700); Islam, Salekul (14632178300)</text:p>
          </table:table-cell>
          <table:table-cell office:value-type="string" calcext:value-type="string">
            <text:p>57219655498; 59157760700; 56037035700; 14632178300</text:p>
          </table:table-cell>
          <table:table-cell office:value-type="string" calcext:value-type="string">
            <text:p>Blockchain-Based Identity Management System and Self-Sovereign Identity Ecosystem: A Comprehensive Survey</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113436" calcext:value-type="float">
            <text:p>113436</text:p>
          </table:table-cell>
          <table:table-cell office:value-type="float" office:value="113481" calcext:value-type="float">
            <text:p>113481</text:p>
          </table:table-cell>
          <table:table-cell office:value-type="float" office:value="45" calcext:value-type="float">
            <text:p>45</text:p>
          </table:table-cell>
          <table:table-cell office:value-type="string" calcext:value-type="string">
            <text:p>10.1109/ACCESS.2022.3216643</text:p>
          </table:table-cell>
          <table:table-cell office:value-type="string" calcext:value-type="string">
            <text:p>https://www.scopus.com/inward/record.uri?eid=2-s2.0-85141446920&amp;doi=10.1109%2fACCESS.2022.3216643&amp;partnerID=40&amp;md5=81ce9c12cead45bbc235b127768e4707</text:p>
          </table:table-cell>
          <table:table-cell office:value-type="string" calcext:value-type="string">
            <text:p>Identity Management System (IDMS) refers to how users or individuals are identified and authorized to use organizational systems and services. Since traditional identity management and authentication systems rely heavily on a trusted central authority, they cannot mitigate the effects of single points of failure. As a decentralized and distributed public ledger in a peer-to- peer (P2P) network, Blockchain (BC) technology has garnered a considerable amount of attention in the field of IDMS in recent years. Through Self-Sovereign Identity (SSI), users can have full authority over their digital identity. Successful implementation of a BC-based IDMS can significantly increase the degree of privacy and security of a user's SSI. However, the integration of BC-based IMDS to provide a user with SSI is still an unorganized area of research in its early stages of development. This article presents an extensive literature review of state-of-the-art academic publications as well as commercial market offerings regarding the applicability of BC-based SSI solutions. It also provides a detailed preliminary regarding the building blocks of blockchain technology and a progressive roadmap of IDMS solutions. In order to develop an effective BC-based IDMS solution that focuses on securing a user's SSI, this article outline five essential components of a BC-based IDMS: authentication, integrity, privacy, trust, and simplicity. Furthermore, we perform a security analysis that outlines several types of adversarial threats that can cause potential damage to the BC-based IDMS. We identify and discuss associated issues and challenges by analyzing several notable BC-based IDMS solutions in academic literature. We also highlight potential research gaps and provide future research scope. <text:s/>© 2013 IEEE.</text:p>
          </table:table-cell>
          <table:table-cell office:value-type="string" calcext:value-type="string">
            <text:p>Blockchain; identity management system; peer-to-peer network; security; self-sovereign identity</text:p>
          </table:table-cell>
          <table:table-cell office:value-type="string" calcext:value-type="string">
            <text:p>Authentication; Distributed computer systems; Distributed ledger; Ecosystems; Electronic document identification systems; Network security; Peer to peer networks; Wireless sensor networks; Block-chain; Identity management systems; Medical services; Peer-to-peer computing; Peer-to-peer networks; Security; Self-sovereign identity;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41446920</text:p>
          </table:table-cell>
        </table:table-row>
        <table:table-row table:style-name="ro3">
          <table:table-cell office:value-type="string" calcext:value-type="string">
            <text:p>Liu Y.; He D.; Obaidat M.S.; Kumar N.; Khan M.K.; Raymond Choo K.-K.</text:p>
          </table:table-cell>
          <table:table-cell office:value-type="string" calcext:value-type="string">
            <text:p>Liu, Yang (57205212792); He, Debiao (35603655700); Obaidat, Mohammad S. (7005628795); Kumar, Neeraj (57206866080); Khan, Muhammad Khurram (58203013200); Raymond Choo, Kim-Kwang (57208540261)</text:p>
          </table:table-cell>
          <table:table-cell office:value-type="string" calcext:value-type="string">
            <text:p>57205212792; 35603655700; 7005628795; 57206866080; 58203013200; 57208540261</text:p>
          </table:table-cell>
          <table:table-cell office:value-type="string" calcext:value-type="string">
            <text:p>Blockchain-based identity management systems: A review</text:p>
          </table:table-cell>
          <table:table-cell office:value-type="float" office:value="2020" calcext:value-type="float">
            <text:p>2020</text:p>
          </table:table-cell>
          <table:table-cell office:value-type="string" calcext:value-type="string">
            <text:p>Journal of Network and Computer Applications</text:p>
          </table:table-cell>
          <table:table-cell office:value-type="float" office:value="166" calcext:value-type="float">
            <text:p>166</text:p>
          </table:table-cell>
          <table:table-cell/>
          <table:table-cell office:value-type="float" office:value="102731" calcext:value-type="float">
            <text:p>102731</text:p>
          </table:table-cell>
          <table:table-cell table:number-columns-repeated="3"/>
          <table:table-cell office:value-type="string" calcext:value-type="string">
            <text:p>10.1016/j.jnca.2020.102731</text:p>
          </table:table-cell>
          <table:table-cell office:value-type="string" calcext:value-type="string">
            <text:p>https://www.scopus.com/inward/record.uri?eid=2-s2.0-85087199060&amp;doi=10.1016%2fj.jnca.2020.102731&amp;partnerID=40&amp;md5=8feee0479abcf358cc7f036836a03151</text:p>
          </table:table-cell>
          <table:table-cell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n in-depth review of existing blockchain-based identity management papers and patents published between May 2017 and January 2020. Based on the analysis of the literature, we identify potential research gaps and opportunities, which will hopefully help inform future research agenda. © 2020 Elsevier Ltd</text:p>
          </table:table-cell>
          <table:table-cell office:value-type="string" calcext:value-type="string">
            <text:p>Blockchain; Blockchain-based identity management; Identity management system; Self-sovereign</text:p>
          </table:table-cell>
          <table:table-cell office:value-type="string" calcext:value-type="string">
            <text:p>Authentication; Digital identity; Identity management; Identity management systems; Potential researches; Real-world; Research agenda;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87199060</text:p>
          </table:table-cell>
        </table:table-row>
        <table:table-row table:style-name="ro3">
          <table:table-cell office:value-type="string" calcext:value-type="string">
            <text:p>Kuperberg M.</text:p>
          </table:table-cell>
          <table:table-cell office:value-type="string" calcext:value-type="string">
            <text:p>Kuperberg, Michael (8345645900)</text:p>
          </table:table-cell>
          <table:table-cell office:value-type="float" office:value="8345645900" calcext:value-type="float">
            <text:p>8345645900</text:p>
          </table:table-cell>
          <table:table-cell office:value-type="string" calcext:value-type="string">
            <text:p>Blockchain-Based Identity Management: A Survey from the Enterprise and Ecosystem Perspective</text:p>
          </table:table-cell>
          <table:table-cell office:value-type="float" office:value="2020" calcext:value-type="float">
            <text:p>2020</text:p>
          </table:table-cell>
          <table:table-cell office:value-type="string" calcext:value-type="string">
            <text:p>IEEE Transactions on Engineering Management</text:p>
          </table:table-cell>
          <table:table-cell office:value-type="float" office:value="67" calcext:value-type="float">
            <text:p>67</text:p>
          </table:table-cell>
          <table:table-cell office:value-type="float" office:value="4" calcext:value-type="float">
            <text:p>4</text:p>
          </table:table-cell>
          <table:table-cell office:value-type="float" office:value="8792372" calcext:value-type="float">
            <text:p>8792372</text:p>
          </table:table-cell>
          <table:table-cell office:value-type="float" office:value="1008" calcext:value-type="float">
            <text:p>1008</text:p>
          </table:table-cell>
          <table:table-cell office:value-type="float" office:value="1027" calcext:value-type="float">
            <text:p>1027</text:p>
          </table:table-cell>
          <table:table-cell office:value-type="float" office:value="19" calcext:value-type="float">
            <text:p>19</text:p>
          </table:table-cell>
          <table:table-cell office:value-type="string" calcext:value-type="string">
            <text:p>10.1109/TEM.2019.2926471</text:p>
          </table:table-cell>
          <table:table-cell office:value-type="string" calcext:value-type="string">
            <text:p>https://www.scopus.com/inward/record.uri?eid=2-s2.0-85070723385&amp;doi=10.1109%2fTEM.2019.2926471&amp;partnerID=40&amp;md5=35afd010807502a57ad17a5a19001044</text:p>
          </table:table-cell>
          <table:table-cell office:value-type="string" calcext:value-type="string">
            <text:p>Identity management is a core building block for the majority of software solutions and landscapes. Competing with existing identity-managing solutions, blockchain-based concepts and products have evolved in the context of verified claims and self-sovereign identities. The contribution of this paper is a systematic, criteria-driven survey of the solutions and technologies for this growing field and their comparison with the capabilities of established solutions. By including an extensive set of requirements covering ecosystem aspects, end-user functionality, mobility and overhead aspects, compliance/liability, EU regulations, standardization, and integration, this paper shows the highlights and the deficits of a wide array of solutions. <text:s/>© 1988-2012 IEEE.</text:p>
          </table:table-cell>
          <table:table-cell office:value-type="string" calcext:value-type="string">
            <text:p>Blockchain; decentralization; distributed ledger technology (DLT); identity and access management (IAM); identity management; self-sovereignty; trust networks; verified claims</text:p>
          </table:table-cell>
          <table:table-cell office:value-type="string" calcext:value-type="string">
            <text:p>Authentication; Data privacy; Ecosystems; International cooperation; Standards; Surveys; decentralization; Distributed ledger; distributed ledger technology (DLT); General data protection regulations; Identity and access managements; Identity management; International collaborations; self-sovereignty; Trust networks; verified claims;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70723385</text:p>
          </table:table-cell>
        </table:table-row>
        <table:table-row table:style-name="ro3">
          <table:table-cell office:value-type="string" calcext:value-type="string">
            <text:p>Kharjana M.; Pohrmen F.H.; Sahana S.C.; Saha G.</text:p>
          </table:table-cell>
          <table:table-cell office:value-type="string" calcext:value-type="string">
            <text:p>Kharjana, Mebanjop (57226376649); Pohrmen, Fabiola Hazel (57205027677); Sahana, Subhas Chandra (57200214225); Saha, Goutam (26436194500)</text:p>
          </table:table-cell>
          <table:table-cell office:value-type="string" calcext:value-type="string">
            <text:p>57226376649; 57205027677; 57200214225; 26436194500</text:p>
          </table:table-cell>
          <table:table-cell office:value-type="string" calcext:value-type="string">
            <text:p>Blockchain-based key management system in Named Data Networking: A survey</text:p>
          </table:table-cell>
          <table:table-cell office:value-type="float" office:value="2023" calcext:value-type="float">
            <text:p>2023</text:p>
          </table:table-cell>
          <table:table-cell office:value-type="string" calcext:value-type="string">
            <text:p>Journal of Network and Computer Applications</text:p>
          </table:table-cell>
          <table:table-cell office:value-type="float" office:value="220" calcext:value-type="float">
            <text:p>220</text:p>
          </table:table-cell>
          <table:table-cell/>
          <table:table-cell office:value-type="float" office:value="103732" calcext:value-type="float">
            <text:p>103732</text:p>
          </table:table-cell>
          <table:table-cell table:number-columns-repeated="3"/>
          <table:table-cell office:value-type="string" calcext:value-type="string">
            <text:p>10.1016/j.jnca.2023.103732</text:p>
          </table:table-cell>
          <table:table-cell office:value-type="string" calcext:value-type="string">
            <text:p>https://www.scopus.com/inward/record.uri?eid=2-s2.0-85172245672&amp;doi=10.1016%2fj.jnca.2023.103732&amp;partnerID=40&amp;md5=f8c5fc18905a475946daeae0513af551</text:p>
          </table:table-cell>
          <table:table-cell office:value-type="string" calcext:value-type="string">
            <text:p>The Named Data Networking is a popular future internet architecture designed around the content name. This data-centric network architecture sought to improve routing techniques, traffic management, network performance, and more. It also adopted a data-centric security paradigm to ensure content authenticity, confidentiality, integrity, and privacy. Several challenges need to be addressed to achieve such a comprehensive security goal. Innovative blockchain-based security solutions were widely used to address such challenges. Blockchain could offer a secure platform for advanced security features like decentralized identity, distributed trust management, and many more. The current trend is to use blockchain to secure key management operations in Named Data Networking. This survey aimed to identify key management challenges in Named Data Networking and how they were mitigated using blockchain. For this purpose, the survey comprehensively reviewed the existing blockchain-based key management systems for Named Data Networking. It summarized how these systems solve different key management problems using blockchain. It also performed a comparative analysis of these systems based on three references. Firstly, the systems were analyzed to investigate their conformance to the National Institute of Standards and Technology recommendations for secure key management. Secondly, the systems were examined concerning the Named Data Networking platform to reveal information about their key namespace and key object structure. Thirdly, the systems were analyzed based on the blockchain platform and compared regarding their functionality, performance, and security. The content stored in the blockchain was also examined to uncover the relationship between the key, key name, and blockchain. The survey concluded by identifying research gaps and opportunities for further research. This paper contributed to gaining knowledge about key management security challenges faced by Named Data Networking. It revealed how blockchain technology addressed these key management security challenges. It also identified blockchain features that can be adopted to secure key management operations further. The survey results provided a template to guide future research to secure key management in NDN with blockchain. © 2023 Elsevier Ltd</text:p>
          </table:table-cell>
          <table:table-cell office:value-type="string" calcext:value-type="string">
            <text:p>Blockchain; Key management system; Named Data Networking; NDN security; NIST key management</text:p>
          </table:table-cell>
          <table:table-cell office:value-type="string" calcext:value-type="string">
            <text:p>Information management; Network architecture; Network security; Block-chain; Future internet architecture; Key management systems; Key-management; Management operation; Named data networkings; NDN security; NIST key management; Secure key management; Security challenges;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2245672</text:p>
          </table:table-cell>
        </table:table-row>
        <table:table-row table:style-name="ro3">
          <table:table-cell office:value-type="string" calcext:value-type="string">
            <text:p>Nassr Eddine B.; Ouaddah A.; Mezrioui A.</text:p>
          </table:table-cell>
          <table:table-cell office:value-type="string" calcext:value-type="string">
            <text:p>Nassr Eddine, Bahya (57331367600); Ouaddah, Aafaf (56925436300); Mezrioui, Abdellatif (15926025000)</text:p>
          </table:table-cell>
          <table:table-cell office:value-type="string" calcext:value-type="string">
            <text:p>57331367600; 56925436300; 15926025000</text:p>
          </table:table-cell>
          <table:table-cell office:value-type="string" calcext:value-type="string">
            <text:p>Blockchain-Based Self Sovereign Identity Systems: High-Level Processing and a Challenges-Based Comparative Analysis</text:p>
          </table:table-cell>
          <table:table-cell office:value-type="float" office:value="2023" calcext:value-type="float">
            <text:p>2023</text:p>
          </table:table-cell>
          <table:table-cell office:value-type="string" calcext:value-type="string">
            <text:p>Lecture Notes in Networks and Systems</text:p>
          </table:table-cell>
          <table:table-cell office:value-type="string" calcext:value-type="string">
            <text:p>637 LNNS</text:p>
          </table:table-cell>
          <table:table-cell table:number-columns-repeated="2"/>
          <table:table-cell office:value-type="float" office:value="489" calcext:value-type="float">
            <text:p>489</text:p>
          </table:table-cell>
          <table:table-cell office:value-type="float" office:value="500" calcext:value-type="float">
            <text:p>500</text:p>
          </table:table-cell>
          <table:table-cell office:value-type="float" office:value="11" calcext:value-type="float">
            <text:p>11</text:p>
          </table:table-cell>
          <table:table-cell office:value-type="string" calcext:value-type="string">
            <text:p>10.1007/978-3-031-26384-2_42</text:p>
          </table:table-cell>
          <table:table-cell office:value-type="string" calcext:value-type="string">
            <text:p>https://www.scopus.com/inward/record.uri?eid=2-s2.0-85164171140&amp;doi=10.1007%2f978-3-031-26384-2_42&amp;partnerID=40&amp;md5=2b346447189407cd10799e642a93610a</text:p>
          </table:table-cell>
          <table:table-cell office:value-type="string" calcext:value-type="string">
            <text:p>Traditional identity management systems trust centralized certification authorities (CAs) to manage public keys and authenticate the mapping between users and their respective keys. This presents several security concerns as a CA is a single point of failure in the system. Besides, managing public keys by a centralized CA is becoming costly regarding the current growth in users and the distributed systems they use. Also, centralized identity management systems lack interoperability and present privacy concerns. Self-Sovereign Identity (SSI) systems aim to address these issues by providing decentralized identity ecosystems that facilitate the registration and exchange of identity attributes, and the propagation of trust between participating entities, without needing to rely on a central authority. Blockchain technologies improve security in the SSI systems by allowing control of the storage and disclosure of credentials and identity information. They improve the integrity, confidentiality, and interoperability of users’ information. This paper highlights the challenges that an Identity Management System (IdM) must overcome, and how blockchain-based IdMs leverage blockchain technology to meet these challenges. It also presents a comparative analysis of three SSI ecosystems based on the above-mentioned challenges. An SSI layered architecture model detailing the actors, objects, components, and processes is then proposed. © 2023, The Author(s), under exclusive license to Springer Nature Switzerland AG.</text:p>
          </table:table-cell>
          <table:table-cell office:value-type="string" calcext:value-type="string">
            <text:p>Blockchain; Identity management system; Self-Sovereign identity</text:p>
          </table:table-cell>
          <table:table-cell office:value-type="string" calcext:value-type="string">
            <text:p>Authentication; Ecosystems; Interoperability; Network security; 'current; Block-chain; Centralised; Certification authorities; Comparative analyzes; Distributed systems; Identity management systems; Public keys; Self-sovereign identity; Single point;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64171140</text:p>
          </table:table-cell>
        </table:table-row>
        <table:table-row table:style-name="ro3">
          <table:table-cell office:value-type="string" calcext:value-type="string">
            <text:p>Nokhbeh Zaeem R.; Chang K.C.; Huang T.-C.; Liau D.; Song W.; Tyagi A.; Khalil M.; Lamison M.; Pandey S.; Barber K.S.</text:p>
          </table:table-cell>
          <table:table-cell office:value-type="string" calcext:value-type="string">
            <text:p>Nokhbeh Zaeem, Razieh (55371347500); Chang, Kai Chih (57204725294); Huang, Teng-Chieh (57211059046); Liau, David (55586164400); Song, Wenting (57219723383); Tyagi, Aditya (57215096666); Khalil, Manah (57607388800); Lamison, Michael (57610051600); Pandey, Siddharth (57218881035); Barber, K. Suzanne (58784214400)</text:p>
          </table:table-cell>
          <table:table-cell office:value-type="string" calcext:value-type="string">
            <text:p>55371347500; 57204725294; 57211059046; 55586164400; 57219723383; 57215096666; 57607388800; 57610051600; 57218881035; 58784214400</text:p>
          </table:table-cell>
          <table:table-cell office:value-type="string" calcext:value-type="string">
            <text:p>Blockchain-Based Self-Sovereign Identity: Survey, Requirements, Use-Cases, and Comparative Study</text:p>
          </table:table-cell>
          <table:table-cell office:value-type="float" office:value="2021" calcext:value-type="float">
            <text:p>2021</text:p>
          </table:table-cell>
          <table:table-cell office:value-type="string" calcext:value-type="string">
            <text:p>ACM International Conference Proceeding Series</text:p>
          </table:table-cell>
          <table:table-cell table:number-columns-repeated="3"/>
          <table:table-cell office:value-type="float" office:value="128" calcext:value-type="float">
            <text:p>128</text:p>
          </table:table-cell>
          <table:table-cell office:value-type="float" office:value="135" calcext:value-type="float">
            <text:p>135</text:p>
          </table:table-cell>
          <table:table-cell office:value-type="float" office:value="7" calcext:value-type="float">
            <text:p>7</text:p>
          </table:table-cell>
          <table:table-cell office:value-type="string" calcext:value-type="string">
            <text:p>10.1145/3486622.3493917</text:p>
          </table:table-cell>
          <table:table-cell office:value-type="string" calcext:value-type="string">
            <text:p>https://www.scopus.com/inward/record.uri?eid=2-s2.0-85128677599&amp;doi=10.1145%2f3486622.3493917&amp;partnerID=40&amp;md5=6f175dc4cb3d27bc255fbf3251d5bbd5</text:p>
          </table:table-cell>
          <table:table-cell office:value-type="string" calcext:value-type="string">
            <text:p>Identity is at the heart of digital transformation. Successful digital transformation requires confidence in and protection of digital identities. On the Internet, however, there is no unique and standard identity layer. Consequently, a variety of digital identities have emerged over years, leading to privacy risks, security vulnerabilities, risks for identity owners, and liability for identity issuers and those relying on digital identities to grant access to goods and services. Self-Sovereign Identity (SSI) and similar forms of identity management on the blockchain distributed ledger are novel technologies that recognize the need to keep user identity privately stored in user-owned devices, securely verified by identity issuers, and only revealed to verifiers as needed. There is limited academic literature defining the prerequisite SSI functional and non-functional requirements and comparing SSI technologies. Often those SSI technologies reviewed in the literature lack behind current advances. We present the first work that compiles a comprehensive list of functional and non-functional requirements of SSI and compares an extensive number of existing SSI/blockchain-based identity management solutions with respect to these requirements. Our work sheds light on the state-of-the-art SSI development and paves the way for future, more informed analysis and development of novel identity management and SSI solutions. <text:s/>© 2021 ACM.</text:p>
          </table:table-cell>
          <table:table-cell office:value-type="string" calcext:value-type="string">
            <text:p>blockchain; privacy; self-sovereign identity</text:p>
          </table:table-cell>
          <table:table-cell office:value-type="string" calcext:value-type="string">
            <text:p>Distributed ledger; Block-chain; Case-studies; Comparatives studies; Digital identity; Digital transformation; Identity management; Non-functional requirements; Privacy; Privacy risks; Self-sovereign identity;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Bronze Open Access</text:p>
          </table:table-cell>
          <table:table-cell office:value-type="string" calcext:value-type="string">
            <text:p>Scopus</text:p>
          </table:table-cell>
          <table:table-cell office:value-type="string" calcext:value-type="string">
            <text:p>2-s2.0-85128677599</text:p>
          </table:table-cell>
        </table:table-row>
        <table:table-row table:style-name="ro3">
          <table:table-cell office:value-type="string" calcext:value-type="string">
            <text:p>Yan Z.; Zhao X.; Liu Y.A.; Luo X.R.</text:p>
          </table:table-cell>
          <table:table-cell office:value-type="string" calcext:value-type="string">
            <text:p>Yan, Zhiyue (59298081400); Zhao, Xi (55705146800); Liu, Yang (Alison) (59647473200); Luo, Xin (Robert) (56473097100)</text:p>
          </table:table-cell>
          <table:table-cell office:value-type="string" calcext:value-type="string">
            <text:p>59298081400; 55705146800; 59647473200; 56473097100</text:p>
          </table:table-cell>
          <table:table-cell office:value-type="string" calcext:value-type="string">
            <text:p>Blockchain-driven decentralized identity management: An interdisciplinary review and research agenda</text:p>
          </table:table-cell>
          <table:table-cell office:value-type="float" office:value="2024" calcext:value-type="float">
            <text:p>2024</text:p>
          </table:table-cell>
          <table:table-cell office:value-type="string" calcext:value-type="string">
            <text:p>Information and Management</text:p>
          </table:table-cell>
          <table:table-cell office:value-type="float" office:value="61" calcext:value-type="float">
            <text:p>61</text:p>
          </table:table-cell>
          <table:table-cell office:value-type="float" office:value="7" calcext:value-type="float">
            <text:p>7</text:p>
          </table:table-cell>
          <table:table-cell office:value-type="float" office:value="104026" calcext:value-type="float">
            <text:p>104026</text:p>
          </table:table-cell>
          <table:table-cell table:number-columns-repeated="3"/>
          <table:table-cell office:value-type="string" calcext:value-type="string">
            <text:p>10.1016/j.im.2024.104026</text:p>
          </table:table-cell>
          <table:table-cell office:value-type="string" calcext:value-type="string">
            <text:p>https://www.scopus.com/inward/record.uri?eid=2-s2.0-85202023992&amp;doi=10.1016%2fj.im.2024.104026&amp;partnerID=40&amp;md5=e429e7cd5f5db45ae14b497bd12372f7</text:p>
          </table:table-cell>
          <table:table-cell office:value-type="string" calcext:value-type="string">
            <text:p>The rise of blockchain technology has sparked interest in decentralized identity management (DIdM). However, DIdM's interdisciplinary nature has led to a fragmented understanding. We propose a “Task Structure-Technological Properties-Fit” framework to clarify the application of DIdM across tasks and contexts. We conducted a comprehensive review of 149 DIdM papers to define task structure (task goals and stakeholder values), task goals (identity value creation and value maintenance), stakeholders (users, service providers, identity issuers, regulators, and infrastructure builders), and DIdM properties (interoperability and self-sovereignty). We explored how these elements could align and then highlight research gaps and present a DIdM research agenda. © 2024 Elsevier B.V.</text:p>
          </table:table-cell>
          <table:table-cell office:value-type="string" calcext:value-type="string">
            <text:p>Blockchain; Decentralized identity management; Interdisciplinary review; Research agenda</text:p>
          </table:table-cell>
          <table:table-cell office:value-type="string" calcext:value-type="string">
            <text:p>Block-chain; Decentralised; Decentralized identity management; Identity management; Interdisciplinary review; Research agenda; Stakeholder values; Task structure; Technological properties; Value creation; Decentralized finance</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02023992</text:p>
          </table:table-cell>
        </table:table-row>
        <table:table-row table:style-name="ro3">
          <table:table-cell office:value-type="string" calcext:value-type="string">
            <text:p>Michl M.; Hof H.-J.; Katzenbeisser S.</text:p>
          </table:table-cell>
          <table:table-cell office:value-type="string" calcext:value-type="string">
            <text:p>Michl, Marco (59502355000); Hof, Hans-Joachim (7103065227); Katzenbeisser, Stefan (22333918500)</text:p>
          </table:table-cell>
          <table:table-cell office:value-type="string" calcext:value-type="string">
            <text:p>59502355000; 7103065227; 22333918500</text:p>
          </table:table-cell>
          <table:table-cell office:value-type="string" calcext:value-type="string">
            <text:p>Classification, Impact, and Mitigation Strategies of Attacks in Automotive Trust Management Systems</text:p>
          </table:table-cell>
          <table:table-cell office:value-type="float" office:value="2024" calcext:value-type="float">
            <text:p>2024</text:p>
          </table:table-cell>
          <table:table-cell office:value-type="string" calcext:value-type="string">
            <text:p>CSCS 2024 - Proceedings of the 2024 Cyber Security in CarS Workshop, Co-Located with: CCS 2024</text:p>
          </table:table-cell>
          <table:table-cell table:number-columns-repeated="3"/>
          <table:table-cell office:value-type="float" office:value="61" calcext:value-type="float">
            <text:p>61</text:p>
          </table:table-cell>
          <table:table-cell office:value-type="float" office:value="75" calcext:value-type="float">
            <text:p>75</text:p>
          </table:table-cell>
          <table:table-cell office:value-type="float" office:value="14" calcext:value-type="float">
            <text:p>14</text:p>
          </table:table-cell>
          <table:table-cell office:value-type="string" calcext:value-type="string">
            <text:p>10.1145/3689936.3694691</text:p>
          </table:table-cell>
          <table:table-cell office:value-type="string" calcext:value-type="string">
            <text:p>https://www.scopus.com/inward/record.uri?eid=2-s2.0-85214231212&amp;doi=10.1145%2f3689936.3694691&amp;partnerID=40&amp;md5=72e703b48f6d1bdf214fd918eef2a741</text:p>
          </table:table-cell>
          <table:table-cell office:value-type="string" calcext:value-type="string">
            <text:p>With the advent of connected vehicles, which provide many new comfort functions, the attack surface increased as well. Widespread "hard security"mechanisms are used to secure the vehicle and its infrastructure, but they cannot mitigate all threats, especially if inside attackers are considered. "Soft security"mechanisms, like trust and reputation systems, can help to close the attack surface further. However, such systems add complexity and can also lead to further vulnerabilities. To use such mechanisms securely, this work analyzes attacks targeting trust management systems in the automotive domain. For this purpose, a literature review was conducted, and the extracted attacks were characterized and divided into several clusters, introducing a new nomenclature of attacks against trust management for vehicles. We argue that four main categories of attacks exist. They are distinguished by their target component: communication channel, trust management layer, or application. As a fourth category, we see attacks that are enabled by the use of trust management systems. The outcome of this analysis was used to create an adversary model based on detected attack vectors and to define abstract reference attackers. These can be used to evaluate the resilience of automotive trust management systems against the analyzed attacks. Mitigation strategies against the adversary's capabilities are further presented to avoid vulnerabilities in the design of automotive trust management systems. <text:s/>© 2024 Copyright held by the owner/author(s).</text:p>
          </table:table-cell>
          <table:table-cell office:value-type="string" calcext:value-type="string">
            <text:p>Adversary Model; Automotive; Decentralized Identity; PKI; Security; Trust Management</text:p>
          </table:table-cell>
          <table:table-cell office:value-type="string" calcext:value-type="string">
            <text:p>Adversary modeling; Automotives; Decentralised; Decentralized identity; Mitigation strategy; PKI; Security; Security mechanism; Trust management; Trust management system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14231212</text:p>
          </table:table-cell>
        </table:table-row>
        <table:table-row table:style-name="ro3">
          <table:table-cell office:value-type="string" calcext:value-type="string">
            <text:p>Schmidt K.; Muhle A.; Gruner A.; Meinel C.</text:p>
          </table:table-cell>
          <table:table-cell office:value-type="string" calcext:value-type="string">
            <text:p>Schmidt, Kaja (57441358600); Muhle, Alexander (57210986822); Gruner, Andreas (57208162097); Meinel, Christoph (56187776800)</text:p>
          </table:table-cell>
          <table:table-cell office:value-type="string" calcext:value-type="string">
            <text:p>57441358600; 57210986822; 57208162097; 56187776800</text:p>
          </table:table-cell>
          <table:table-cell office:value-type="string" calcext:value-type="string">
            <text:p>Clear the Fog: Towards a Taxonomy of Self-Sovereign Identity Ecosystem Members</text:p>
          </table:table-cell>
          <table:table-cell office:value-type="float" office:value="2021" calcext:value-type="float">
            <text:p>2021</text:p>
          </table:table-cell>
          <table:table-cell office:value-type="string" calcext:value-type="string">
            <text:p>2021 18th International Conference on Privacy, Security and Trust, PST 2021</text:p>
          </table:table-cell>
          <table:table-cell table:number-columns-repeated="6"/>
          <table:table-cell office:value-type="string" calcext:value-type="string">
            <text:p>10.1109/PST52912.2021.9647797</text:p>
          </table:table-cell>
          <table:table-cell office:value-type="string" calcext:value-type="string">
            <text:p>https://www.scopus.com/inward/record.uri?eid=2-s2.0-85124096254&amp;doi=10.1109%2fPST52912.2021.9647797&amp;partnerID=40&amp;md5=18b305b06214d6599c6fb87ec2272f87</text:p>
          </table:table-cell>
          <table:table-cell office:value-type="string" calcext:value-type="string">
            <text:p>The current Self-Sovereign Identity (SSI) ecosystem is rapidly changing and ill-defined. Manifold actors, projects, and initiatives produce different SSI solutions, frameworks, protocols, and distributed ledgers. Even though some patterns exist among SSI ecosystem members, no elaborate systematization has been made. This paper conducts a systematic gray literature review to structure the SSI ecosystem. Specifically, we derive a four-dimensional taxonomy that portrays members of the SSI ecosystem. Then, we classify the ecosystem members into eight archetypes. The goals are to allow researchers to describe SSI ecosystem members, help new and existing members locate themselves within the SSI ecosystem, and provide an overview of members' functionalities. We find that SSI ecosystem members either govern the SSI ecosystem and/or networks, implement SSI offerings, or support governing and/or implementing members. The study suggests that, as the SSI ecosystem grows, the number of governing members will grow slower than the number of implementing and supporting members. <text:s/>© 2021 IEEE.</text:p>
          </table:table-cell>
          <table:table-cell office:value-type="string" calcext:value-type="string">
            <text:p>Blockchain; Economic ecosystem; Identity and access management; Identity management; Self-sovereignty; Taxonomy</text:p>
          </table:table-cell>
          <table:table-cell office:value-type="string" calcext:value-type="string">
            <text:p>Blockchain; Distributed ledger; Ecosystems; 'current; Block-chain; Economic ecosystem; Framework protocol; Grey literature; Identity and access managements; Identity management; Literature reviews; Self-sovereignty; Systematisation;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096254</text:p>
          </table:table-cell>
        </table:table-row>
        <table:table-row table:style-name="ro3">
          <table:table-cell office:value-type="string" calcext:value-type="string">
            <text:p>Bastian P.; Stöcker C.; Schwalm S.</text:p>
          </table:table-cell>
          <table:table-cell office:value-type="string" calcext:value-type="string">
            <text:p>Bastian, Paul (57191433806); Stöcker, Carsten (57852461600); Schwalm, Steffen (56316046700)</text:p>
          </table:table-cell>
          <table:table-cell office:value-type="string" calcext:value-type="string">
            <text:p>57191433806; 57852461600; 56316046700</text:p>
          </table:table-cell>
          <table:table-cell office:value-type="string" calcext:value-type="string">
            <text:p>Combination of x509 and DID/VC for inheritance properties of trust in digital identities</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137" calcext:value-type="float">
            <text:p>137</text:p>
          </table:table-cell>
          <table:table-cell office:value-type="float" office:value="142" calcext:value-type="float">
            <text:p>142</text:p>
          </table:table-cell>
          <table:table-cell office:value-type="float" office:value="5" calcext:value-type="float">
            <text:p>5</text:p>
          </table:table-cell>
          <table:table-cell/>
          <table:table-cell office:value-type="string" calcext:value-type="string">
            <text:p>https://www.scopus.com/inward/record.uri?eid=2-s2.0-85136286739&amp;partnerID=40&amp;md5=7b65d720434fc960052ecf849264ed17</text:p>
          </table:table-cell>
          <table:table-cell office:value-type="string" calcext:value-type="string">
            <text:p>The proposal for review of the eIDAS Regulation from 2021 has opened strong expectations for a deep change in traditional identity models. The new regulation starts with the creation of European Digital Identity Wallets that will enable citizens' control over their data in identification and authentication processes. Likewise digital identities and digital signatures are in place and interoperability between existing solutions mainly based on x509 certificates and decentralized PKI using DID/VC foreseeable. The paper provides various options in combining x509 and DID/VC approaches. © 2022 Gesellschaft fur Informatik (GI). All rights reserved.</text:p>
          </table:table-cell>
          <table:table-cell office:value-type="string" calcext:value-type="string">
            <text:p>DID; eIDAS; interoperability; self-sovereign identity; SSI; verifiable credentials; x509</text:p>
          </table:table-cell>
          <table:table-cell office:value-type="string" calcext:value-type="string">
            <text:p>Authentication; Interoperability; Decentralised; DID; Digital identity; EIDAS; Identity models; Inheritance property; Self-sovereign identity; SSI; Verifiable credential; X509; Electronic document identification system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286739</text:p>
          </table:table-cell>
        </table:table-row>
        <table:table-row table:style-name="ro3">
          <table:table-cell office:value-type="string" calcext:value-type="string">
            <text:p>Alizadeh M.; Andersson K.; Schelen O.</text:p>
          </table:table-cell>
          <table:table-cell office:value-type="string" calcext:value-type="string">
            <text:p>Alizadeh, Morteza (57218920547); Andersson, Karl (7402136130); Schelen, Olov (6602899035)</text:p>
          </table:table-cell>
          <table:table-cell office:value-type="string" calcext:value-type="string">
            <text:p>57218920547; 7402136130; 6602899035</text:p>
          </table:table-cell>
          <table:table-cell office:value-type="string" calcext:value-type="string">
            <text:p>Comparative Analysis of Decentralized Identity Approaches</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92273" calcext:value-type="float">
            <text:p>92273</text:p>
          </table:table-cell>
          <table:table-cell office:value-type="float" office:value="92283" calcext:value-type="float">
            <text:p>92283</text:p>
          </table:table-cell>
          <table:table-cell office:value-type="float" office:value="10" calcext:value-type="float">
            <text:p>10</text:p>
          </table:table-cell>
          <table:table-cell office:value-type="string" calcext:value-type="string">
            <text:p>10.1109/ACCESS.2022.3202553</text:p>
          </table:table-cell>
          <table:table-cell office:value-type="string" calcext:value-type="string">
            <text:p>https://www.scopus.com/inward/record.uri?eid=2-s2.0-85137569685&amp;doi=10.1109%2fACCESS.2022.3202553&amp;partnerID=40&amp;md5=3d8b23aeb9a074183b9681f883842ae6</text:p>
          </table:table-cell>
          <table:table-cell office:value-type="string" calcext:value-type="string">
            <text:p>Decentralization is essential when trust and performance must not depend on a single organization. Distributed Ledger Technologies (DLTs) and Decentralized Hash Tables (DHTs) are examples where the DLT is useful for transactional events, and the DHT is useful for large-scale data storage. The combination of these two technologies can meet many challenges. The blockchain is a DLT with immutable history protected by cryptographic signatures in data blocks. Identification is an essential issue traditionally provided by centralized trust anchors. Self-sovereign identities (SSIs) are proposed decentralized models where users can control and manage their identities with the help of DHT. However, slowness is a challenge among decentralized identification systems because of many connections and requests among participants. In this article, we focus on decentralized identification by DLT and DHT, where users can control their information and store biometrics. We survey some existing alternatives and address the performance challenge by comparing different decentralized identification technologies based on execution time and throughput. We show that the DHT and machine learning model (BioIPFS) performs better than other solutions such as uPort, ShoCard, and BBID. © 2013 IEEE.</text:p>
          </table:table-cell>
          <table:table-cell office:value-type="string" calcext:value-type="string">
            <text:p>decentralization; distributed hash table; Identification; self-sovereign identity</text:p>
          </table:table-cell>
          <table:table-cell office:value-type="string" calcext:value-type="string">
            <text:p>Data structures; Digital storage; Distributed computer systems; Distributed ledger; Learning systems; Network security; Social networking (online); Social sciences computing; Trusted computing; Block-chain; Cloud-computing; Decentralisation; Decentralised; Decentralized application; Distributed Hash Table; Identification; Privacy; Self-sovereign identity; Social networking (online);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7569685</text:p>
          </table:table-cell>
        </table:table-row>
        <table:table-row table:style-name="ro3">
          <table:table-cell office:value-type="string" calcext:value-type="string">
            <text:p>Suganya K.S.; Nedunchezhian R.</text:p>
          </table:table-cell>
          <table:table-cell office:value-type="string" calcext:value-type="string">
            <text:p>Suganya, K.S. (57204240299); Nedunchezhian, R. (35812145400)</text:p>
          </table:table-cell>
          <table:table-cell office:value-type="string" calcext:value-type="string">
            <text:p>57204240299; 35812145400</text:p>
          </table:table-cell>
          <table:table-cell office:value-type="string" calcext:value-type="string">
            <text:p>Comparison of Blockchain Ecosystem for Identity Management</text:p>
          </table:table-cell>
          <table:table-cell office:value-type="float" office:value="2023" calcext:value-type="float">
            <text:p>2023</text:p>
          </table:table-cell>
          <table:table-cell office:value-type="string" calcext:value-type="string">
            <text:p>Lecture Notes in Networks and Systems</text:p>
          </table:table-cell>
          <table:table-cell office:value-type="string" calcext:value-type="string">
            <text:p>641 LNNS</text:p>
          </table:table-cell>
          <table:table-cell table:number-columns-repeated="2"/>
          <table:table-cell office:value-type="float" office:value="235" calcext:value-type="float">
            <text:p>235</text:p>
          </table:table-cell>
          <table:table-cell office:value-type="float" office:value="253" calcext:value-type="float">
            <text:p>253</text:p>
          </table:table-cell>
          <table:table-cell office:value-type="float" office:value="18" calcext:value-type="float">
            <text:p>18</text:p>
          </table:table-cell>
          <table:table-cell office:value-type="string" calcext:value-type="string">
            <text:p>10.1007/978-981-99-0483-9_21</text:p>
          </table:table-cell>
          <table:table-cell office:value-type="string" calcext:value-type="string">
            <text:p>https://www.scopus.com/inward/record.uri?eid=2-s2.0-85171374361&amp;doi=10.1007%2f978-981-99-0483-9_21&amp;partnerID=40&amp;md5=e39e6451ac2290e490c044ef254cf87a</text:p>
          </table:table-cell>
          <table:table-cell office:value-type="string" calcext:value-type="string">
            <text:p>In recent years, blockchain technology is found to be the most significant discovery in this digital era, after the discovery of the Internet and Cloud Computing. Blockchain is a simple, distributed public ledger that contains all the user's transaction details in a block. The global copy of the block is then shared among all its peer-to-peer network users after validation by the blockchain miners. Once a block is validated and accepted, it cannot be altered by any users making it a trust-free transaction. It also resolves the problem of double-spending by using traditional cryptographic methods. Since the advent of Bitcoin, blockchain is the backbone for all its transactions. But in recent years, it has found its roots and uses in many fields like smart contracts, smart city management, healthcare, etc. Identity management against digital identity theft had become a major concern among financial and other organizations. To solve this digital identity theft, blockchain technology can be employed with existing identity management systems which maintain a distributed public ledger containing details of an individual's identity containing information such as digital birth certificates, citizenship number, bank details, voter details, and driving license in the form of blocks verified on the blockchain becomes time-stamped, unforgeable and publicly visible for any legitimate users. The main challenge in using blockchain technology for preventing digital identity theft is ensuring the pseudo-anonymity and privacy of the users. This survey paper will exert to study the blockchain concepts, consensus protocols, and various blockchain-based digital identity management systems with their research scope. This paper also discusses the role of blockchain in COVID-19 pandemic management through self-sovereign identity and supply chain management. © 2023, The Author(s), under exclusive license to Springer Nature Singapore Pte Ltd.</text:p>
          </table:table-cell>
          <table:table-cell office:value-type="string" calcext:value-type="string">
            <text:p>Bitcoin; Blockchain; Consensus protocols; COVID-19; Digital identity management; Identity theft; Pandemic; Self-sovereign identity</text:p>
          </table:table-cell>
          <table:table-cell office:value-type="string" calcext:value-type="string">
            <text:p>Authentication; Bitcoin; Blockchain; Crime; Distributed computer systems; Distributed ledger; Electronic document identification systems; Information management; Peer to peer networks; Supply chain management; Block-chain; Consensus protocols; Digital identity; Digital identity management; Identity management; Identity management systems; Identity theft; Pandemic; Self-sovereign identity; Significant discovery; COVID-19</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1374361</text:p>
          </table:table-cell>
        </table:table-row>
        <table:table-row table:style-name="ro3">
          <table:table-cell office:value-type="string" calcext:value-type="string">
            <text:p>Pattiyanon C.; Aoki T.</text:p>
          </table:table-cell>
          <table:table-cell office:value-type="string" calcext:value-type="string">
            <text:p>Pattiyanon, Charnon (57196011287); Aoki, Toshiaki (36179510900)</text:p>
          </table:table-cell>
          <table:table-cell office:value-type="string" calcext:value-type="string">
            <text:p>57196011287; 36179510900</text:p>
          </table:table-cell>
          <table:table-cell office:value-type="string" calcext:value-type="string">
            <text:p>Compliance SSI System Property Set to Laws, Regulations, and Technical Standards</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99370" calcext:value-type="float">
            <text:p>99370</text:p>
          </table:table-cell>
          <table:table-cell office:value-type="float" office:value="99393" calcext:value-type="float">
            <text:p>99393</text:p>
          </table:table-cell>
          <table:table-cell office:value-type="float" office:value="23" calcext:value-type="float">
            <text:p>23</text:p>
          </table:table-cell>
          <table:table-cell office:value-type="string" calcext:value-type="string">
            <text:p>10.1109/ACCESS.2022.3204112</text:p>
          </table:table-cell>
          <table:table-cell office:value-type="string" calcext:value-type="string">
            <text:p>https://www.scopus.com/inward/record.uri?eid=2-s2.0-85137860880&amp;doi=10.1109%2fACCESS.2022.3204112&amp;partnerID=40&amp;md5=73551b3c48d0fa06f232500c46369ebc</text:p>
          </table:table-cell>
          <table:table-cell office:value-type="string" calcext:value-type="string">
            <text:p>Digital identities, including names and age, provide modern information systems with valuable data. Identity management is a security feature that enables users to manage and utilize their digital identities when interacting with online services. A self-sovereign identity (SSI) system is a cutting-edge identity model that uses blockchain technology to foster peer-to-peer trust in service authentication and authorization. SSI systems typically adhere to a set of functional- and quality-related principles and properties. However, we discovered that the current information security and privacy principles and properties of SSI systems are not compliant with the laws, regulations, and technical standards. A compliance set of principles and properties must be established to support the implementation of SSI systems and to improve security and privacy. In this article, we propose CSSPS, a new compliance SSI system property set that expands upon the missing security and privacy controls specified in applicable laws, regulations, and technical standards. We used systematic comparative analysis and systematic review to identify inconsistent content from a vast collection of applicable sources, and then used them to extend the current properties of the SSI system. The proposed CSSPS increases the consistency of security and privacy controls, and is applicable in accordance with the functionality of real SSI systems, as determined by a qualitative evaluation. The proposed CSSPS contributes to SSI system implementation by facilitating correct implementation, while adhering to applicable information security and privacy sources. In addition, the proposed CSSPS can indirectly enhance the security and privacy of SSI systems. © 2013 IEEE.</text:p>
          </table:table-cell>
          <table:table-cell office:value-type="string" calcext:value-type="string">
            <text:p>Information security and privacy; legislative compliance; self-sovereign identity; standard compliance; system property</text:p>
          </table:table-cell>
          <table:table-cell office:value-type="string" calcext:value-type="string">
            <text:p>Blockchain; Information management; Regulatory compliance; Standards; Block-chain; Identity management systems; Information security and privacy; Legislative compliance; Privacy; Regulation; Security; Security and privacy; Self-sovereign identity; Standard compliance; System property; Authentica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7860880</text:p>
          </table:table-cell>
        </table:table-row>
        <table:table-row table:style-name="ro3">
          <table:table-cell office:value-type="string" calcext:value-type="string">
            <text:p>Maldonado-Ruiz D.; Torres J.; El Madhoun N.; Badra M.</text:p>
          </table:table-cell>
          <table:table-cell office:value-type="string" calcext:value-type="string">
            <text:p>Maldonado-Ruiz, Daniel (57215272789); Torres, Jenny (12240687000); El Madhoun, Nour (56764394800); Badra, Mohamad (55967026900)</text:p>
          </table:table-cell>
          <table:table-cell office:value-type="string" calcext:value-type="string">
            <text:p>57215272789; 12240687000; 56764394800; 55967026900</text:p>
          </table:table-cell>
          <table:table-cell office:value-type="string" calcext:value-type="string">
            <text:p>Current Trends in Blockchain Implementations on the Paradigm of Public Key Infrastructure: A Survey</text:p>
          </table:table-cell>
          <table:table-cell office:value-type="float" office:value="2022" calcext:value-type="float">
            <text:p>2022</text:p>
          </table:table-cell>
          <table:table-cell office:value-type="string" calcext:value-type="string">
            <text:p>IEEE Access</text:p>
          </table:table-cell>
          <table:table-cell office:value-type="float" office:value="10" calcext:value-type="float">
            <text:p>10</text:p>
          </table:table-cell>
          <table:table-cell table:number-columns-repeated="2"/>
          <table:table-cell office:value-type="float" office:value="17641" calcext:value-type="float">
            <text:p>17641</text:p>
          </table:table-cell>
          <table:table-cell office:value-type="float" office:value="17655" calcext:value-type="float">
            <text:p>17655</text:p>
          </table:table-cell>
          <table:table-cell office:value-type="float" office:value="14" calcext:value-type="float">
            <text:p>14</text:p>
          </table:table-cell>
          <table:table-cell office:value-type="string" calcext:value-type="string">
            <text:p>10.1109/ACCESS.2022.3145156</text:p>
          </table:table-cell>
          <table:table-cell office:value-type="string" calcext:value-type="string">
            <text:p>https://www.scopus.com/inward/record.uri?eid=2-s2.0-85123692332&amp;doi=10.1109%2fACCESS.2022.3145156&amp;partnerID=40&amp;md5=cc8ecda6b653ec7abf62b345ab504c73</text:p>
          </table:table-cell>
          <table:table-cell office:value-type="string" calcext:value-type="string">
            <text:p>Since the emergence of the Bitcoin cryptocurrency, the blockchain technology has become the new Internet tool with which researchers claim to be able to solve any existing online problem. From immutable log ledger applications to authorisation systems applications, the current technological consensus implies that most of Internet problems could be effectively solved by deploying some form of blockchain environment. Regardless this 'consensus', there are decentralised Internet-based applications on which blockchain technology can actually solve several problems and improve the functionality of these applications. The development of these new blockchain-based solutions is grouped into a new paradigm called Blockchain 3.0 and its concepts go far beyond the well-known cryptocurrencies. In this paper, we study the current trends in the application of blockchain on the paradigm of Public Key Infrastructures (PKI). In particular, we focus on how these current trends can guide the exploration of a fully Decentralised Identity System, with blockchain as be part of the core technology. <text:s/>© 2013 IEEE.</text:p>
          </table:table-cell>
          <table:table-cell office:value-type="string" calcext:value-type="string">
            <text:p>BKI; Blockchain; Decentralised; Identity management; PKI; Smart-contracts</text:p>
          </table:table-cell>
          <table:table-cell office:value-type="string" calcext:value-type="string">
            <text:p>Blockchain; Distributed ledger; Public key cryptography; 'current; BKI; Block-chain; Decentralised; Identity management; Internet tools; Market researches; Public key infrastructure; Public keys;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23692332</text:p>
          </table:table-cell>
        </table:table-row>
        <table:table-row table:style-name="ro3">
          <table:table-cell office:value-type="string" calcext:value-type="string">
            <text:p>Alamri B.; Crowley K.; Richardson I.</text:p>
          </table:table-cell>
          <table:table-cell office:value-type="string" calcext:value-type="string">
            <text:p>Alamri, Bandar (57219292346); Crowley, Katie (36602443000); Richardson, Ita (23006200900)</text:p>
          </table:table-cell>
          <table:table-cell office:value-type="string" calcext:value-type="string">
            <text:p>57219292346; 36602443000; 23006200900</text:p>
          </table:table-cell>
          <table:table-cell office:value-type="string" calcext:value-type="string">
            <text:p>Cybersecurity Risk Management Framework for Blockchain Identity Management Systems in Health IoT</text:p>
          </table:table-cell>
          <table:table-cell office:value-type="float" office:value="2023" calcext:value-type="float">
            <text:p>2023</text:p>
          </table:table-cell>
          <table:table-cell office:value-type="string" calcext:value-type="string">
            <text:p>Sensors</text:p>
          </table:table-cell>
          <table:table-cell office:value-type="float" office:value="23" calcext:value-type="float">
            <text:p>23</text:p>
          </table:table-cell>
          <table:table-cell office:value-type="float" office:value="1" calcext:value-type="float">
            <text:p>1</text:p>
          </table:table-cell>
          <table:table-cell office:value-type="float" office:value="218" calcext:value-type="float">
            <text:p>218</text:p>
          </table:table-cell>
          <table:table-cell table:number-columns-repeated="3"/>
          <table:table-cell office:value-type="string" calcext:value-type="string">
            <text:p>10.3390/s23010218</text:p>
          </table:table-cell>
          <table:table-cell office:value-type="string" calcext:value-type="string">
            <text:p>https://www.scopus.com/inward/record.uri?eid=2-s2.0-85145879476&amp;doi=10.3390%2fs23010218&amp;partnerID=40&amp;md5=724f2d91bd11bb724ef5c3e7021dab79</text:p>
          </table:table-cell>
          <table:table-cell office:value-type="string" calcext:value-type="string">
            <text:p>Blockchain (BC) has recently paved the way for developing Decentralized Identity Management (IdM) systems for different information systems. Researchers widely use it to develop decentralized IdM systems for the Health Internet of Things (HIoT). HIoT is considered a vulnerable system that produces and processes sensitive data. BC-based IdM systems have the potential to be more secure and privacy-aware than centralized IdM systems. However, many studies have shown potential security risks to using BC. A Systematic Literature Review (SLR) conducted by the authors on BC-based IdM systems in HIoT systems showed a lack of comprehensive security and risk management frameworks for BC-based IdM systems in HIoT. Conducting a further SLR focusing on risk management and supplemented by Grey Literature (GL), in this paper, a security taxonomy, security framework, and cybersecurity risk management framework for the HIoT BC-IdM systems are identified and proposed. The cybersecurity risk management framework will significantly assist developers, researchers, and organizations in developing a secure BC-based IdM to ensure HIoT users’ data privacy and security. © 2022 by the authors.</text:p>
          </table:table-cell>
          <table:table-cell office:value-type="string" calcext:value-type="string">
            <text:p>Blockchain; Health IoT; identity management; privacy impact assessment; security risk assessment; security risk management; taxonomy</text:p>
          </table:table-cell>
          <table:table-cell office:value-type="string" calcext:value-type="string">
            <text:p>Awareness; Blockchain; Computer Security; Dietary Supplements; Risk Management; Blockchain; Cybersecurity; Information management; Internet of things; Risk assessment; Risk management; Sensitive data; Taxonomies; Block-chain; Cyber security; Health IoT; Identity management; Identity management systems; Impact assessments; Privacy impact assessment; Risk management framework; Security risk assessments; Security risk managements; awareness; computer security; dietary supplement; risk management; Health risk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45879476</text:p>
          </table:table-cell>
        </table:table-row>
        <table:table-row table:style-name="ro3">
          <table:table-cell office:value-type="string" calcext:value-type="string">
            <text:p>Janssen M.; Brous P.; Estevez E.; Barbosa L.S.; Janowski T.</text:p>
          </table:table-cell>
          <table:table-cell office:value-type="string" calcext:value-type="string">
            <text:p>Janssen, Marijn (16199813000); Brous, Paul (56764260100); Estevez, Elsa (16642657700); Barbosa, Luis S. (35605847400); Janowski, Tomasz (55174597100)</text:p>
          </table:table-cell>
          <table:table-cell office:value-type="string" calcext:value-type="string">
            <text:p>16199813000; 56764260100; 16642657700; 35605847400; 55174597100</text:p>
          </table:table-cell>
          <table:table-cell office:value-type="string" calcext:value-type="string">
            <text:p>Data governance: Organizing data for trustworthy Artificial Intelligence</text:p>
          </table:table-cell>
          <table:table-cell office:value-type="float" office:value="2020" calcext:value-type="float">
            <text:p>2020</text:p>
          </table:table-cell>
          <table:table-cell office:value-type="string" calcext:value-type="string">
            <text:p>Government Information Quarterly</text:p>
          </table:table-cell>
          <table:table-cell office:value-type="float" office:value="37" calcext:value-type="float">
            <text:p>37</text:p>
          </table:table-cell>
          <table:table-cell office:value-type="float" office:value="3" calcext:value-type="float">
            <text:p>3</text:p>
          </table:table-cell>
          <table:table-cell office:value-type="float" office:value="101493" calcext:value-type="float">
            <text:p>101493</text:p>
          </table:table-cell>
          <table:table-cell table:number-columns-repeated="3"/>
          <table:table-cell office:value-type="string" calcext:value-type="string">
            <text:p>10.1016/j.giq.2020.101493</text:p>
          </table:table-cell>
          <table:table-cell office:value-type="string" calcext:value-type="string">
            <text:p>https://www.scopus.com/inward/record.uri?eid=2-s2.0-85086716238&amp;doi=10.1016%2fj.giq.2020.101493&amp;partnerID=40&amp;md5=331cf5267b115bff7a0fd21d57047b41</text:p>
          </table:table-cell>
          <table:table-cell office:value-type="string" calcext:value-type="string">
            <text:p>The rise of Big, Open and Linked Data (BOLD) enables Big Data Algorithmic Systems (BDAS) which are often based on machine learning, neural networks and other forms of Artificial Intelligence (AI). As such systems are increasingly requested to make decisions that are consequential to individuals, communities and society at large, their failures cannot be tolerated, and they are subject to stringent regulatory and ethical requirements. However, they all rely on data which is not only big, open and linked but varied, dynamic and streamed at high speeds in real-time. Managing such data is challenging. To overcome such challenges and utilize opportunities for BDAS, organizations are increasingly developing advanced data governance capabilities. This paper reviews challenges and approaches to data governance for such systems, and proposes a framework for data governance for trustworthy BDAS. The framework promotes the stewardship of data, processes and algorithms, the controlled opening of data and algorithms to enable external scrutiny, trusted information sharing within and between organizations, risk-based governance, system-level controls, and data control through shared ownership and self-sovereign identities. The framework is based on 13 design principles and is proposed incrementally, for a single organization and multiple networked organizations. © 2020</text:p>
          </table:table-cell>
          <table:table-cell office:value-type="string" calcext:value-type="string">
            <text:p>AI; Algorithmic governance; Artificial Intelligence; Big data; Data governance; Information sharing; Trusted framework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086716238</text:p>
          </table:table-cell>
        </table:table-row>
        <table:table-row table:style-name="ro3">
          <table:table-cell office:value-type="string" calcext:value-type="string">
            <text:p>Yang Z.; Salman T.; Jain R.; Pietro R.D.</text:p>
          </table:table-cell>
          <table:table-cell office:value-type="string" calcext:value-type="string">
            <text:p>Yang, Zebo (57205244659); Salman, Tara (56446577200); Jain, Raj (56038963500); Pietro, Roberto Di (57216385914)</text:p>
          </table:table-cell>
          <table:table-cell office:value-type="string" calcext:value-type="string">
            <text:p>57205244659; 56446577200; 56038963500; 57216385914</text:p>
          </table:table-cell>
          <table:table-cell office:value-type="string" calcext:value-type="string">
            <text:p>Decentralization Using Quantum Blockchain: A Theoretical Analysis</text:p>
          </table:table-cell>
          <table:table-cell office:value-type="float" office:value="2022" calcext:value-type="float">
            <text:p>2022</text:p>
          </table:table-cell>
          <table:table-cell office:value-type="string" calcext:value-type="string">
            <text:p>IEEE Transactions on Quantum Engineering</text:p>
          </table:table-cell>
          <table:table-cell office:value-type="float" office:value="3" calcext:value-type="float">
            <text:p>3</text:p>
          </table:table-cell>
          <table:table-cell/>
          <table:table-cell office:value-type="float" office:value="4100716" calcext:value-type="float">
            <text:p>4100716</text:p>
          </table:table-cell>
          <table:table-cell table:number-columns-repeated="3"/>
          <table:table-cell office:value-type="string" calcext:value-type="string">
            <text:p>10.1109/TQE.2022.3207111</text:p>
          </table:table-cell>
          <table:table-cell office:value-type="string" calcext:value-type="string">
            <text:p>https://www.scopus.com/inward/record.uri?eid=2-s2.0-85139429785&amp;doi=10.1109%2fTQE.2022.3207111&amp;partnerID=40&amp;md5=950838d42cb64063b593f5e9cc67fa32</text:p>
          </table:table-cell>
          <table:table-cell office:value-type="string" calcext:value-type="string">
            <text:p>Blockchain technology has been prominent recently due to its applications in cryptocurrency. Numerous decentralized blockchain applications have been possible due to blockchains' nature of distributed, secured, and peer-to-peer storage. One of its technical pillars is using public-key cryptography and hash functions, which promise a secure, pseudoanonymous, and distributed storage with nonrepudiation. This security is believed to be difficult to break with classical computational powers. However, recent advances in quantum computing have raised the possibility of breaking these algorithms with quantum computers, thus, threatening the blockchains' security. Quantum-resistant blockchains are being proposed as alternatives to resolve this issue. Some propose to replace traditional cryptography with postquantum cryptography-others base their approaches on quantum computer networks or quantum internets. Nonetheless, a new security infrastructure (e.g., access control/authentication) must be established before any of these could happen. This article provides a theoretical analysis of the quantum blockchain technologies that could be used for decentralized identity authentication. We put together a conceptual design for a quantum blockchain identity framework and give a review of the technical evidence. We investigate its essential components and feasibility, effectiveness, and limitations. Even though it currently has various limitations and challenges, we believe a decentralized perspective of quantum applications is noteworthy and likely. <text:s/>© 2020 IEEE.</text:p>
          </table:table-cell>
          <table:table-cell office:value-type="string" calcext:value-type="string">
            <text:p>Blockchains; consensus protocol; decentralized applications; identity management systems; quantum computing; quantum networks</text:p>
          </table:table-cell>
          <table:table-cell office:value-type="string" calcext:value-type="string">
            <text:p>Blockchain; Conceptual design; Distributed computer systems; Hash functions; Network security; Peer to peer networks; Public key cryptography; Quantum computers; Quantum cryptography; Block-chain; Consensus protocols; Decentralised; Decentralized application; Identity management systems; Peer-to-peer computing; Quantum Computing; Quantum network; Security; Authentica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9429785</text:p>
          </table:table-cell>
        </table:table-row>
        <table:table-row table:style-name="ro3">
          <table:table-cell office:value-type="string" calcext:value-type="string">
            <text:p>Bai Y.; Lei H.; Li S.; Gao H.; Li J.; Li L.</text:p>
          </table:table-cell>
          <table:table-cell office:value-type="string" calcext:value-type="string">
            <text:p>Bai, Yirui (57821271200); Lei, Hong (57220189358); Li, Suozai (57821271100); Gao, Haoyu (57222371287); Li, Jun (57216663839); Li, Leixiao (57205754335)</text:p>
          </table:table-cell>
          <table:table-cell office:value-type="string" calcext:value-type="string">
            <text:p>57821271200; 57220189358; 57821271100; 57222371287; 57216663839; 57205754335</text:p>
          </table:table-cell>
          <table:table-cell office:value-type="string" calcext:value-type="string">
            <text:p>Decentralized and Self-Sovereign Identity in the Era of Blockchain: A Survey</text:p>
          </table:table-cell>
          <table:table-cell office:value-type="float" office:value="2022" calcext:value-type="float">
            <text:p>2022</text:p>
          </table:table-cell>
          <table:table-cell office:value-type="string" calcext:value-type="string">
            <text:p>Proceedings - 2022 IEEE International Conference on Blockchain, Blockchain 2022</text:p>
          </table:table-cell>
          <table:table-cell table:number-columns-repeated="3"/>
          <table:table-cell office:value-type="float" office:value="500" calcext:value-type="float">
            <text:p>500</text:p>
          </table:table-cell>
          <table:table-cell office:value-type="float" office:value="507" calcext:value-type="float">
            <text:p>507</text:p>
          </table:table-cell>
          <table:table-cell office:value-type="float" office:value="7" calcext:value-type="float">
            <text:p>7</text:p>
          </table:table-cell>
          <table:table-cell office:value-type="string" calcext:value-type="string">
            <text:p>10.1109/Blockchain55522.2022.00077</text:p>
          </table:table-cell>
          <table:table-cell office:value-type="string" calcext:value-type="string">
            <text:p>https://www.scopus.com/inward/record.uri?eid=2-s2.0-85139981564&amp;doi=10.1109%2fBlockchain55522.2022.00077&amp;partnerID=40&amp;md5=24137077537c6438e86076468a63ab2c</text:p>
          </table:table-cell>
          <table:table-cell office:value-type="string" calcext:value-type="string">
            <text:p>With the emergence of concepts such as Metaverse and Web 3.0, digital identity plays a very important role as one of its infrastructures. The traditional digital identity model is no longer suitable for the requirements of the digital economy to some extent at this stage. The traditional centralized identity management system has many drawbacks. For example, the owner of the digital identity does not actually control his own identity, and there is a risk of easy disclosure and theft of identity information. Blockchain technology has the characteristics of decentralization, tamper-proof, traceability, etc., which can effectively solve the problems of centralized digital identity. After analyzing and summarizing the evolution trend of digital identity from centralization to decentralization, this paper focuses on the Self-Sovereign Identity (SSI) based on blockchain. Based on the analysis and comparison of various SSI implementation schemes, the development difficulties of blockchain digital identity are summarized and the future development direction is pointed out. <text:s/>© 2022 IEEE.</text:p>
          </table:table-cell>
          <table:table-cell office:value-type="string" calcext:value-type="string">
            <text:p>blockchain; decentralization; digital identity; self-sovereign identity</text:p>
          </table:table-cell>
          <table:table-cell office:value-type="string" calcext:value-type="string">
            <text:p>Authentication; Electronic document identification systems; Block-chain; Centralised; Decentralisation; Decentralised; Digital economy; Digital identity; Identity models; Metaverses; Self-sovereign identity; Web 3.0;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9981564</text:p>
          </table:table-cell>
        </table:table-row>
        <table:table-row table:style-name="ro3">
          <table:table-cell office:value-type="string" calcext:value-type="string">
            <text:p>Čučko Š.; Turkanović M.</text:p>
          </table:table-cell>
          <table:table-cell office:value-type="string" calcext:value-type="string">
            <text:p>Čučko, Špela (57304444500); Turkanović, Muhamed (55772396700)</text:p>
          </table:table-cell>
          <table:table-cell office:value-type="string" calcext:value-type="string">
            <text:p>57304444500; 55772396700</text:p>
          </table:table-cell>
          <table:table-cell office:value-type="string" calcext:value-type="string">
            <text:p>Decentralized and Self-Sovereign Identity: Systematic Mapping Study</text:p>
          </table:table-cell>
          <table:table-cell office:value-type="float" office:value="2021" calcext:value-type="float">
            <text:p>2021</text:p>
          </table:table-cell>
          <table:table-cell office:value-type="string" calcext:value-type="string">
            <text:p>IEEE Access</text:p>
          </table:table-cell>
          <table:table-cell office:value-type="float" office:value="9" calcext:value-type="float">
            <text:p>9</text:p>
          </table:table-cell>
          <table:table-cell table:number-columns-repeated="2"/>
          <table:table-cell office:value-type="float" office:value="139009" calcext:value-type="float">
            <text:p>139009</text:p>
          </table:table-cell>
          <table:table-cell office:value-type="float" office:value="139027" calcext:value-type="float">
            <text:p>139027</text:p>
          </table:table-cell>
          <table:table-cell office:value-type="float" office:value="18" calcext:value-type="float">
            <text:p>18</text:p>
          </table:table-cell>
          <table:table-cell office:value-type="string" calcext:value-type="string">
            <text:p>10.1109/ACCESS.2021.3117588</text:p>
          </table:table-cell>
          <table:table-cell office:value-type="string" calcext:value-type="string">
            <text:p>https://www.scopus.com/inward/record.uri?eid=2-s2.0-85117612381&amp;doi=10.1109%2fACCESS.2021.3117588&amp;partnerID=40&amp;md5=48ee45f57554aa48cf1608bc18ef027f</text:p>
          </table:table-cell>
          <table:table-cell office:value-type="string" calcext:value-type="string">
            <text:p>Self-Sovereign Identity is an emerging, user-centric, decentralized identity approach utilizing some form of decentralized technology. It provides a means for digital identification without reliance on any external authority, enabling entities to control their identity and data flow during digital interactions while enhancing security and privacy. With the rise of blockchain technology, Self-Sovereign Identity is gathering momentum in academia and industry while the number of research papers increases rapidly. However, Self-Sovereign Identity is still a young unstructured field in its early stages of research. Thus, a systematic mapping methodology was adopted to provide a coarse-grained overview of decentralized and Self-Sovereign Identity and structure the research area by identifying, analyzing, and classifying the research papers according to predefined parameters, which is to say according to their contribution, application domain, IT field, research type, research method, and place of publication. Furthermore, the nature and scope of the research were determined, while existing research topics, gained insights into trends, demographics, challenges, gaps, and opportunities for future research were also presented. The results suggest that validation research and solution proposals prevail, addressing decentralized identity in a general matter. Papers mainly propose systems/solutions, architectures, and frameworks, focusing on authentication, security, privacy, and trust, while there are hardly any studies researching usability, user experience, patterns, and good practices. <text:s/>© 2013 IEEE.</text:p>
          </table:table-cell>
          <table:table-cell office:value-type="string" calcext:value-type="string">
            <text:p>Blockchain; decentralized; identifier; identity; self-sovereign; self-sovereign identity; SSI</text:p>
          </table:table-cell>
          <table:table-cell office:value-type="string" calcext:value-type="string">
            <text:p>Mapping; Block-chain; Decentralised; Identifier; Identity; Research papers; Self-sovereign; Self-sovereign identity; SSI; Systematic mapping studies; User-centric;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17612381</text:p>
          </table:table-cell>
        </table:table-row>
        <table:table-row table:style-name="ro3">
          <table:table-cell office:value-type="string" calcext:value-type="string">
            <text:p>Reed H.; Dailey N.</text:p>
          </table:table-cell>
          <table:table-cell office:value-type="string" calcext:value-type="string">
            <text:p>Reed, Harvey (18635129200); Dailey, Nathaniel (57214800079)</text:p>
          </table:table-cell>
          <table:table-cell office:value-type="string" calcext:value-type="string">
            <text:p>18635129200; 57214800079</text:p>
          </table:table-cell>
          <table:table-cell office:value-type="string" calcext:value-type="string">
            <text:p>Decentralized Approaches Disrupt Multi-Stakeholder Activities</text:p>
          </table:table-cell>
          <table:table-cell office:value-type="float" office:value="2023" calcext:value-type="float">
            <text:p>2023</text:p>
          </table:table-cell>
          <table:table-cell office:value-type="string" calcext:value-type="string">
            <text:p>Proceedings of SPIE - The International Society for Optical Engineering</text:p>
          </table:table-cell>
          <table:table-cell office:value-type="float" office:value="12542" calcext:value-type="float">
            <text:p>12542</text:p>
          </table:table-cell>
          <table:table-cell/>
          <table:table-cell office:value-type="float" office:value="1254209" calcext:value-type="float">
            <text:p>1254209</text:p>
          </table:table-cell>
          <table:table-cell table:number-columns-repeated="3"/>
          <table:table-cell office:value-type="string" calcext:value-type="string">
            <text:p>10.1117/12.2665997</text:p>
          </table:table-cell>
          <table:table-cell office:value-type="string" calcext:value-type="string">
            <text:p>https://www.scopus.com/inward/record.uri?eid=2-s2.0-85171292303&amp;doi=10.1117%2f12.2665997&amp;partnerID=40&amp;md5=2270c9c69541dbb739872cf47da3780a</text:p>
          </table:table-cell>
          <table:table-cell office:value-type="string" calcext:value-type="string">
            <text:p>Decentralized approaches play an increasingly critical role in multi-stakeholder activities which require (a) shared situational awareness, (b) shared coordination points, and (c) historical record of activities, in disperse and distributed activities, such as manufacturing supply chains, space, and national security. These activities require stakeholders to mutually coordinate and cooperate by sharing information with each other. The common modes of information sharing are bi-lateral exchanges, and 'walled garden' sharing among a subset of stakeholders. Problems arise due to incomplete information sharing and lack of trust among stakeholders. The origins of mistrust are: (a) stakeholders may not trust (political, technical, risk) a single stakeholder to be fully in control of information flow and storage; (b) risk of central-point-of-failure is too high; (c) uncertain data integrity between stakeholders where all stakeholders do not trust each other. Multi-stakeholder data sharing challenges can be addressed with decentralized approaches and associated decentralized data technology such as ledgers and blockchain. Decentralized data technology includes decentralized identity (e.g., W3C DID), decentralized file storage, and blockchain/ledgers to provide cryptographically provable data integrity properties (e.g., tamper evident), as well as increased resilience to accident and attack. Fortunately, the decentralized data technology sector is maturing, and entering a phase of wider adoption in industry, pursuing decentralized data technologies at an increasing rate. This paper starts with a brief review of decentralized data technology, then describes multi-stakeholder examples in space sensor tasking and manufacturing supply chain where decentralized approaches and data technologies can improve coordination and cooperation. © 2023 SPIE</text:p>
          </table:table-cell>
          <table:table-cell office:value-type="string" calcext:value-type="string">
            <text:p>Blockchain; Decentralization; Ledger; Space; Supply Chain; Traceability</text:p>
          </table:table-cell>
          <table:table-cell office:value-type="string" calcext:value-type="string">
            <text:p>Blockchain; Digital storage; Distributed ledger; Information analysis; Information dissemination; National security; Block-chain; Data technologies; Decentralisation; Decentralised; Decentralized approach; Information sharing; Ledg; Multi-stakeholder; Space; Traceability; Supply chain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1292303</text:p>
          </table:table-cell>
        </table:table-row>
        <table:table-row table:style-name="ro3">
          <table:table-cell office:value-type="string" calcext:value-type="string">
            <text:p>da Fonseca L.M.M.; Barzegar H.R.; Pahl C.</text:p>
          </table:table-cell>
          <table:table-cell office:value-type="string" calcext:value-type="string">
            <text:p>da Fonseca, Laura Maria Marques (58759819400); Barzegar, Hamid R. (57193016292); Pahl, Claus (55049859200)</text:p>
          </table:table-cell>
          <table:table-cell office:value-type="string" calcext:value-type="string">
            <text:p>58759819400; 57193016292; 55049859200</text:p>
          </table:table-cell>
          <table:table-cell office:value-type="string" calcext:value-type="string">
            <text:p>Decentralized Identification and Information Exchange in Distributed, Blockchain-Based Internet Architectures: A Technology Review</text:p>
          </table:table-cell>
          <table:table-cell office:value-type="float" office:value="2023" calcext:value-type="float">
            <text:p>2023</text:p>
          </table:table-cell>
          <table:table-cell office:value-type="string" calcext:value-type="string">
            <text:p>International Conference on Web Information Systems and Technologies, WEBIST - Proceedings</text:p>
          </table:table-cell>
          <table:table-cell table:number-columns-repeated="3"/>
          <table:table-cell office:value-type="float" office:value="535" calcext:value-type="float">
            <text:p>535</text:p>
          </table:table-cell>
          <table:table-cell office:value-type="float" office:value="544" calcext:value-type="float">
            <text:p>544</text:p>
          </table:table-cell>
          <table:table-cell office:value-type="float" office:value="9" calcext:value-type="float">
            <text:p>9</text:p>
          </table:table-cell>
          <table:table-cell office:value-type="string" calcext:value-type="string">
            <text:p>10.5220/0012254900003584</text:p>
          </table:table-cell>
          <table:table-cell office:value-type="string" calcext:value-type="string">
            <text:p>https://www.scopus.com/inward/record.uri?eid=2-s2.0-85179584782&amp;doi=10.5220%2f0012254900003584&amp;partnerID=40&amp;md5=412586bb63c175952699e66566d8f07a</text:p>
          </table:table-cell>
          <table:table-cell office:value-type="string" calcext:value-type="string">
            <text:p>In many Web and Internet-based systems, sharing Personally Identifiable Information (PII) to identify persons and other entities is common, but centralized systems such as central registries have limitations in terms of control of privacy and identity that a decentralized identity management architecture could address. This study aims to compare the current and potential systems, analyze protocols for decentralized identification and data exchange, propose a protocol selection method, and provide a simple code example. The goal is to assess the feasibility of decentralized processes in software-based business workflows. The methodology involves reviewing protocol materials, including white-papers, articles, and code docs, alongside ontological aspects of identification. Challenges to implementing Decentralized Identifiers (DIDs) include interoperability and the evolving Web/Internet landscape towards more decentralization, openness, and greater user utility. Copyright © 2023 by SCITEPRESS - Science and Technology Publications, Lda. Under CC license (CC BY-NC-ND 4.0)</text:p>
          </table:table-cell>
          <table:table-cell office:value-type="string" calcext:value-type="string">
            <text:p>Blockchain; Decentralized Identity; Identity Management; Verifiable Credentials; W3C DID Standard</text:p>
          </table:table-cell>
          <table:table-cell office:value-type="string" calcext:value-type="string">
            <text:p>Authentication; Codes (symbols); Electronic data interchange; Information dissemination; Information management; Network architecture; Block-chain; Decentralised; Decentralized identification; Decentralized identity; Decentralized informations; Identity management; Information exchanges; Verifiable credential; W3C decentralized identifier standard;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79584782</text:p>
          </table:table-cell>
        </table:table-row>
        <table:table-row table:style-name="ro3">
          <table:table-cell office:value-type="string" calcext:value-type="string">
            <text:p>Satybaldy A.; Hasselgren A.; Nowostawski M.</text:p>
          </table:table-cell>
          <table:table-cell office:value-type="string" calcext:value-type="string">
            <text:p>Satybaldy, Abylay (57203937501); Hasselgren, Anton (57195804177); Nowostawski, Mariusz (6602614040)</text:p>
          </table:table-cell>
          <table:table-cell office:value-type="string" calcext:value-type="string">
            <text:p>57203937501; 57195804177; 6602614040</text:p>
          </table:table-cell>
          <table:table-cell office:value-type="string" calcext:value-type="string">
            <text:p>DECENTRALIZED IDENTITY MANAGEMENT FOR E-HEALTH APPLICATIONS: STATE-OF-THE-ART AND GUIDANCE FOR FUTURE WORK</text:p>
          </table:table-cell>
          <table:table-cell office:value-type="float" office:value="2022" calcext:value-type="float">
            <text:p>2022</text:p>
          </table:table-cell>
          <table:table-cell office:value-type="string" calcext:value-type="string">
            <text:p>Blockchain in Healthcare Today</text:p>
          </table:table-cell>
          <table:table-cell office:value-type="float" office:value="5" calcext:value-type="float">
            <text:p>5</text:p>
          </table:table-cell>
          <table:table-cell office:value-type="string" calcext:value-type="string">
            <text:p>Special issue</text:p>
          </table:table-cell>
          <table:table-cell office:value-type="float" office:value="195" calcext:value-type="float">
            <text:p>195</text:p>
          </table:table-cell>
          <table:table-cell table:number-columns-repeated="3"/>
          <table:table-cell office:value-type="string" calcext:value-type="string">
            <text:p>10.30953/bhty.v5.195</text:p>
          </table:table-cell>
          <table:table-cell office:value-type="string" calcext:value-type="string">
            <text:p>https://www.scopus.com/inward/record.uri?eid=2-s2.0-85132718328&amp;doi=10.30953%2fbhty.v5.195&amp;partnerID=40&amp;md5=b7c743af35eddb9f9ef00af21a904129</text:p>
          </table:table-cell>
          <table:table-cell office:value-type="string" calcext:value-type="string">
            <text:p>Background: The increasing use of various online services requires an efficient digital identity management (DIM) approach. Unfortunately, the original Internet protocols were not designed with built-in identity man-agement, which creates challenges related to privacy, security, and usability. There is an increasing societal concern regarding the management of these sensitive data, access to it, and where it is stored. Blockchain technology can potentially offer a secure solution to address these issues in a decentralized manner without centralized authority. This is important for e-health services where the patient and the healthcare provider often are required to prove their identity. Blockchain technology can be utilized for creating digital identities and making its management easier, thus giving a higher degree of control to the user than what current solutions offer. It can be used to create a digital identity on the blockchain, making it easier for individuals and entities to manage, giving them greater control over who has their personal information and how they handle it. In addition, it might be utilized to create a higher degree of trust and security for e-health applications. Objective: The aim of this research work was to review the state-of-the-art regarding blockchain-based decentralized identity management for healthcare applications. Based on this summary, we provide a viewpoint on how blockchain-based decentralized identity frameworks might be utilized for virtualized healthcare applications. Method: This research study applied a scoping, semi-systematic review approach to summarize the state-of-the-art. Included identity management systems were evaluated based on seven criteria: autonomy, authority, availability, approval, confidentiality, tenacity, and Interoperability. Results: Seven blockchain-based identity management systems were included and evaluated in this work: these include solutions built with Ethereum, Hyperledger Indy, Hyperledger Fabric, Hedera, and Sovrin blockchains. Conclusion: DIM is crucial for virtual health care. Decentralized identity management for healthcare purposes is currently being explored in both academia and the private sector. More work is needed with the aim of improving the efficiency of current DIM solutions and to fully understand what technical frameworks are best suited for e-health applications. © 2022 The Authors.</text:p>
          </table:table-cell>
          <table:table-cell office:value-type="string" calcext:value-type="string">
            <text:p>blockchain; decentralized identity; identity management; virtual healthcare</text:p>
          </table:table-cell>
          <table:table-cell office:value-type="string" calcext:value-type="string">
            <text:p>Authentication; Distributed ledger; Electronic document identification systems; Sensitive data; 'current; Block-chain; Decentralised; Decentralized identity; Digital identity; Digital identity management; e-Health applications; Identity management; State of the art; Virtual healthcare; Blockchai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2718328</text:p>
          </table:table-cell>
        </table:table-row>
        <table:table-row table:style-name="ro3">
          <table:table-cell office:value-type="string" calcext:value-type="string">
            <text:p>Polychronaki M.; Xevgenis M.G.; Kogias D.G.; Leligou H.C.</text:p>
          </table:table-cell>
          <table:table-cell office:value-type="string" calcext:value-type="string">
            <text:p>Polychronaki, Maria (12785386000); Xevgenis, Michael G. (57192102980); Kogias, Dimitrios G. (56896083200); Leligou, Hellen C. (6602311122)</text:p>
          </table:table-cell>
          <table:table-cell office:value-type="string" calcext:value-type="string">
            <text:p>12785386000; 57192102980; 56896083200; 6602311122</text:p>
          </table:table-cell>
          <table:table-cell office:value-type="string" calcext:value-type="string">
            <text:p>Decentralized Identity Management for Metaverse-Enhanced Education: A Literature Review</text:p>
          </table:table-cell>
          <table:table-cell office:value-type="float" office:value="2024" calcext:value-type="float">
            <text:p>2024</text:p>
          </table:table-cell>
          <table:table-cell office:value-type="string" calcext:value-type="string">
            <text:p>Electronics (Switzerland)</text:p>
          </table:table-cell>
          <table:table-cell office:value-type="float" office:value="13" calcext:value-type="float">
            <text:p>13</text:p>
          </table:table-cell>
          <table:table-cell office:value-type="float" office:value="19" calcext:value-type="float">
            <text:p>19</text:p>
          </table:table-cell>
          <table:table-cell office:value-type="float" office:value="3887" calcext:value-type="float">
            <text:p>3887</text:p>
          </table:table-cell>
          <table:table-cell table:number-columns-repeated="3"/>
          <table:table-cell office:value-type="string" calcext:value-type="string">
            <text:p>10.3390/electronics13193887</text:p>
          </table:table-cell>
          <table:table-cell office:value-type="string" calcext:value-type="string">
            <text:p>https://www.scopus.com/inward/record.uri?eid=2-s2.0-85206333626&amp;doi=10.3390%2felectronics13193887&amp;partnerID=40&amp;md5=69e44116ac4b9fd44711a9d2b4f5fd0a</text:p>
          </table:table-cell>
          <table:table-cell office:value-type="string" calcext:value-type="string">
            <text:p>As we transition into the era of Web 3.0, where decentralized information and user privacy are paramount, emerging technologies are reshaping the way in which personal data are managed. This paper focuses on decentralized identity management (DID) in the metaverse, particularly within the education sector, which has rapidly embraced digital tools for e-learning, especially since the COVID-19 pandemic. Technologies such as blockchain, artificial intelligence (AI), and virtual and augmented reality (VR/AR) are increasingly integrated into educational platforms, raising questions about privacy, security, and interoperability. This literature review examines the current landscape of DID in metaverse-based educational applications. Through a systematic methodology, relevant academic papers were identified, filtered, and analyzed based on four key criteria: standardization, interoperability, application scalability, and security/privacy considerations. The paper provides a comparative analysis of these papers to assess the maturity of DID implementations, highlight existing challenges, and suggest future research directions in the intersection of decentralized identity and educational metaverse applications. © 2024 by the authors.</text:p>
          </table:table-cell>
          <table:table-cell office:value-type="string" calcext:value-type="string">
            <text:p>decentralized identity management; education; interoperability; literature review; metaverse; scalability; standardization</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206333626</text:p>
          </table:table-cell>
        </table:table-row>
        <table:table-row table:style-name="ro3">
          <table:table-cell office:value-type="string" calcext:value-type="string">
            <text:p>Butincu C.N.; Alexandrescu A.</text:p>
          </table:table-cell>
          <table:table-cell office:value-type="string" calcext:value-type="string">
            <text:p>Butincu, Cristian Nicolae (56491039700); Alexandrescu, Adrian (55397667500)</text:p>
          </table:table-cell>
          <table:table-cell office:value-type="string" calcext:value-type="string">
            <text:p>56491039700; 55397667500</text:p>
          </table:table-cell>
          <table:table-cell office:value-type="string" calcext:value-type="string">
            <text:p>Design Aspects of Decentralized Identifiers and Self-Sovereign Identity Systems</text:p>
          </table:table-cell>
          <table:table-cell office:value-type="float" office:value="2024" calcext:value-type="float">
            <text:p>2024</text:p>
          </table:table-cell>
          <table:table-cell office:value-type="string" calcext:value-type="string">
            <text:p>IEEE Access</text:p>
          </table:table-cell>
          <table:table-cell office:value-type="float" office:value="12" calcext:value-type="float">
            <text:p>12</text:p>
          </table:table-cell>
          <table:table-cell table:number-columns-repeated="2"/>
          <table:table-cell office:value-type="float" office:value="60928" calcext:value-type="float">
            <text:p>60928</text:p>
          </table:table-cell>
          <table:table-cell office:value-type="float" office:value="60942" calcext:value-type="float">
            <text:p>60942</text:p>
          </table:table-cell>
          <table:table-cell office:value-type="float" office:value="14" calcext:value-type="float">
            <text:p>14</text:p>
          </table:table-cell>
          <table:table-cell office:value-type="string" calcext:value-type="string">
            <text:p>10.1109/ACCESS.2024.3394537</text:p>
          </table:table-cell>
          <table:table-cell office:value-type="string" calcext:value-type="string">
            <text:p>https://www.scopus.com/inward/record.uri?eid=2-s2.0-85192158620&amp;doi=10.1109%2fACCESS.2024.3394537&amp;partnerID=40&amp;md5=e62635d2cacaa9e024d648c44bce5698</text:p>
          </table:table-cell>
          <table:table-cell office:value-type="string" calcext:value-type="string">
            <text:p>The increased digitalization of society raises concerns regarding data protection and user privacy, and criticism on how the companies handle user data without being transparent and without providing adequate mechanisms for users to control how their own data is being processed or shared. To address this problem and open the way for a secure and efficient society, where the privacy of citizens is paramount, the identity concept and proof of identity mechanisms need to be redesigned from the ground up. In this paper we discuss how the emerging Web3 technologies like distributed ledger technology (DLT), blockchain, smart contracts, decentralized storage systems, and crypto wallets can be leveraged to design and implement a decentralized digital identity system based on decentralized identifiers (DID) and self-sovereign identities (SSI). Such a system puts the users in full control over their own data while also providing a solid backbone for building interoperable systems that are secure, scalable, and efficient. We propose different architectures for the decentralized identity infrastructure and storage layer, and also discuss the mapping of these architectures on cloud platforms. The main goal is to provide an architectural blueprint for a scalable, secure, privacy-preserving and trusted system. 2024 The Authors. This work is licensed under a Creative Commons Attribution 4.0 License.</text:p>
          </table:table-cell>
          <table:table-cell office:value-type="string" calcext:value-type="string">
            <text:p>Blockchain; crypto wallets; decentralized identifiers; distributed ledger; distributed storage; self-sovereign identity; smart contracts</text:p>
          </table:table-cell>
          <table:table-cell office:value-type="string" calcext:value-type="string">
            <text:p>Architecture; Blockchain; Digital storage; Distributed ledger; Interoperability; Online systems; Privacy-preserving techniques; Block-chain; Cloud-computing; Crypto wallet; Decentralised; Decentralized identifier; Distributed storage; Europe; Objects recognition; Privacy; Self-sovereign identity; Social networking (online);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92158620</text:p>
          </table:table-cell>
        </table:table-row>
        <table:table-row table:style-name="ro3">
          <table:table-cell office:value-type="string" calcext:value-type="string">
            <text:p>Ziegler L.; Grabatin M.; Pöhn D.; Hommel W.</text:p>
          </table:table-cell>
          <table:table-cell office:value-type="string" calcext:value-type="string">
            <text:p>Ziegler, Leonhard (57866089500); Grabatin, Michael (57188741862); Pöhn, Daniela (56584671400); Hommel, Wolfgang (13607582100)</text:p>
          </table:table-cell>
          <table:table-cell office:value-type="string" calcext:value-type="string">
            <text:p>57866089500; 57188741862; 56584671400; 13607582100</text:p>
          </table:table-cell>
          <table:table-cell office:value-type="string" calcext:value-type="string">
            <text:p>Designing a security incident response process for self-sovereign identities</text:p>
          </table:table-cell>
          <table:table-cell office:value-type="float" office:value="2025" calcext:value-type="float">
            <text:p>2025</text:p>
          </table:table-cell>
          <table:table-cell office:value-type="string" calcext:value-type="string">
            <text:p>Eurasip Journal on Information Security</text:p>
          </table:table-cell>
          <table:table-cell office:value-type="float" office:value="2025" calcext:value-type="float">
            <text:p>2025</text:p>
          </table:table-cell>
          <table:table-cell office:value-type="float" office:value="1" calcext:value-type="float">
            <text:p>1</text:p>
          </table:table-cell>
          <table:table-cell office:value-type="float" office:value="12" calcext:value-type="float">
            <text:p>12</text:p>
          </table:table-cell>
          <table:table-cell table:number-columns-repeated="3"/>
          <table:table-cell office:value-type="string" calcext:value-type="string">
            <text:p>10.1186/s13635-025-00195-6</text:p>
          </table:table-cell>
          <table:table-cell office:value-type="string" calcext:value-type="string">
            <text:p>https://www.scopus.com/inward/record.uri?eid=2-s2.0-105000507373&amp;doi=10.1186%2fs13635-025-00195-6&amp;partnerID=40&amp;md5=04fdb71fa65867393262cd71e19de00c</text:p>
          </table:table-cell>
          <table:table-cell office:value-type="string" calcext:value-type="string">
            <text:p>While self-sovereign identities (SSI) have been gaining more traction, the topic of SSI security has yet to be addressed. Especially regarding response procedures to security incidents, no prior work is available. However, incident response processes are essential to systematically respond to a security incident in a timely manner. We first evaluate the current state-of-the-art by conducting a literature survey and contacting organizations that offer SSI. The insights underpin the subject’s relevance, highlighting that incident response capabilities are just starting to be developed. Contributing to this development, we identify the challenges of building a security incident response process for SSI. Mainly, the decentralized nature inhibits the utilization of known best practices, which all focus on building a centralized incident response capability. However, even in the case of SSI, some centralized entities may exist. Therefore, we design two variants of SIR processes: one more centralized and one more decentralized. For the latter, the problem size is reduced in the first step by identifying all the stakeholders within an SSI ecosystem and then analyzing possible proactive and reactive measures each participant can access. This procedure leads to the grouping of SSI system participants into three distinct domains of incident response. For each domain, different capabilities for handling incidents are introduced depending on the involved stakeholders, their infrastructure, and their goals. To demonstrate the procedures, incident scenarios for each domain highlight the workflows during incident handling. © The Author(s) 2025.</text:p>
          </table:table-cell>
          <table:table-cell office:value-type="string" calcext:value-type="string">
            <text:p>Identity management; Security; Security incident response; Self-sovereign identity; SIR; SSI</text:p>
          </table:table-cell>
          <table:table-cell office:value-type="string" calcext:value-type="string">
            <text:p>Centralised; Identity management; Incident response; Response process; Security; Security incident; Security incident response; Self-sovereign identity; SIR</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105000507373</text:p>
          </table:table-cell>
        </table:table-row>
        <table:table-row table:style-name="ro3">
          <table:table-cell office:value-type="string" calcext:value-type="string">
            <text:p>Venkatraman S.; Parvin S.</text:p>
          </table:table-cell>
          <table:table-cell office:value-type="string" calcext:value-type="string">
            <text:p>Venkatraman, Sitalakshmi (15837688400); Parvin, Sazia (24344520800)</text:p>
          </table:table-cell>
          <table:table-cell office:value-type="string" calcext:value-type="string">
            <text:p>15837688400; 24344520800</text:p>
          </table:table-cell>
          <table:table-cell office:value-type="string" calcext:value-type="string">
            <text:p>Developing an IoT Identity Management System Using Blockchain</text:p>
          </table:table-cell>
          <table:table-cell office:value-type="float" office:value="2022" calcext:value-type="float">
            <text:p>2022</text:p>
          </table:table-cell>
          <table:table-cell office:value-type="string" calcext:value-type="string">
            <text:p>Systems</text:p>
          </table:table-cell>
          <table:table-cell office:value-type="float" office:value="10" calcext:value-type="float">
            <text:p>10</text:p>
          </table:table-cell>
          <table:table-cell office:value-type="float" office:value="2" calcext:value-type="float">
            <text:p>2</text:p>
          </table:table-cell>
          <table:table-cell office:value-type="float" office:value="39" calcext:value-type="float">
            <text:p>39</text:p>
          </table:table-cell>
          <table:table-cell table:number-columns-repeated="3"/>
          <table:table-cell office:value-type="string" calcext:value-type="string">
            <text:p>10.3390/systems10020039</text:p>
          </table:table-cell>
          <table:table-cell office:value-type="string" calcext:value-type="string">
            <text:p>https://www.scopus.com/inward/record.uri?eid=2-s2.0-85127587407&amp;doi=10.3390%2fsystems10020039&amp;partnerID=40&amp;md5=5aebc726245f014ca3a12709f3e09436</text:p>
          </table:table-cell>
          <table:table-cell office:value-type="string" calcext:value-type="string">
            <text:p>Identity (ID) management systems have evolved based on traditional data modelling and authentication protocols that are facing security, privacy, and trust challenges with the growth of Internet of Things (IoT). Research surveys reveal that blockchain technology offers special features of self-sovereign identity and cryptography that can be leveraged to address the issues of security breach and privacy leaks prevalent in existing ID management systems. Although research studies are recently exploring the suitability of blockchain based support to existing infrastructure, there is a lack of focus on IoT ecosystem in the secured ID management with data provenance of digital assets in businesses. In this paper, we propose a blockchain based ID management system for computing assets in an IoT ecosystem comprising of devices, software, users, and data operations. We design and develop a proof-of-concept prototype using a federated and distributed blockchain platform with smart contracts to support highly trusted data storage and secure authentication of IoT resources and operations within a business case scenario. © 2022 by the authors. Licensee MDPI, Basel, Switzerland.</text:p>
          </table:table-cell>
          <table:table-cell office:value-type="string" calcext:value-type="string">
            <text:p>blockchain; identity management; IoT; privacy; security; trust</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7587407</text:p>
          </table:table-cell>
        </table:table-row>
        <table:table-row table:style-name="ro3">
          <table:table-cell office:value-type="string" calcext:value-type="string">
            <text:p>Yan S.; Li X.</text:p>
          </table:table-cell>
          <table:table-cell office:value-type="string" calcext:value-type="string">
            <text:p>Yan, Saisai (58525595800); Li, Xinyue (58524488000)</text:p>
          </table:table-cell>
          <table:table-cell office:value-type="string" calcext:value-type="string">
            <text:p>58525595800; 58524488000</text:p>
          </table:table-cell>
          <table:table-cell office:value-type="string" calcext:value-type="string">
            <text:p>Development model of bank personal consumption credit business with blockchain technology under the carbon neutralization background</text:p>
          </table:table-cell>
          <table:table-cell office:value-type="float" office:value="2023" calcext:value-type="float">
            <text:p>2023</text:p>
          </table:table-cell>
          <table:table-cell office:value-type="string" calcext:value-type="string">
            <text:p>International Journal of System Assurance Engineering and Management</text:p>
          </table:table-cell>
          <table:table-cell table:number-columns-repeated="6"/>
          <table:table-cell office:value-type="string" calcext:value-type="string">
            <text:p>10.1007/s13198-023-02072-2</text:p>
          </table:table-cell>
          <table:table-cell office:value-type="string" calcext:value-type="string">
            <text:p>https://www.scopus.com/inward/record.uri?eid=2-s2.0-85166971020&amp;doi=10.1007%2fs13198-023-02072-2&amp;partnerID=40&amp;md5=06e35f07a806ef6e9ade90ccb5976e24</text:p>
          </table:table-cell>
          <table:table-cell office:value-type="string" calcext:value-type="string">
            <text:p>To solve the problems encountered in the development of the bank’s personal consumer credit business, and improve the efficiency of the bank’s financial business and financial services, this paper first analyzes blockchain technology, and describes the progress made by blockchain technology in the banking field. Under the background of the personal credit business of commercial banks, this paper puts forward a solution for the whole life cycle of personal credit business based on the research status of blockchain technology. With blockchain, banks can create a decentralized identity verification system, store customers' personal financial data and credit data on the blockchain, and share it with other financial institutions for an automated loan approval process. It aims at the problems of asymmetric information in the pre-loan review, complex approval process, and difficulties in post-loan business management in the three stages of current credit business: pre-loan, mid-loan, and post-loan. Combined with the personal credit reporting business scenario of commercial banks, distributed ledger technology based on consortium chain or private chain can provide banks and financial institutions with shared and reliable data storage to ensure data security and user privacy. Finally, this paper takes Bank X’s consumer credit business as the research object, analyzes the basic situation of the bank’s customers, and discusses the customer consumption demand and the time limit demand for loan business. And in the same environment, the performance of the blockchain-based personal credit business contract is analyzed. The research results show that the customers of Bank X are most in demand for housing, home appliances, decoration, and car purchase. The number of customers in the consumer credit business is the largest within 1–3 days from acceptance to disbursement, and the number of customers gradually decreases. The Raft consensus algorithm has some improvements in consensus time-consuming, which is relatively short, and the gap increases with the increase of the number of nodes. The research provides support for the implementation of this technology and provides a practical reference for the development of banking financial business that combines “blockchain and banking” technology with finance. © 2023, The Author(s) under exclusive licence to The Society for Reliability Engineering, Quality and Operations Management (SREQOM), India and The Division of Operation and Maintenance, Lulea University of Technology, Sweden.</text:p>
          </table:table-cell>
          <table:table-cell office:value-type="string" calcext:value-type="string">
            <text:p>Bank personal consumption; Blockchain technology; Carbon neutrality; Credit business; Raft consensus algorithm</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Article in press</text:p>
          </table:table-cell>
          <table:table-cell/>
          <table:table-cell office:value-type="string" calcext:value-type="string">
            <text:p>Scopus</text:p>
          </table:table-cell>
          <table:table-cell office:value-type="string" calcext:value-type="string">
            <text:p>2-s2.0-85166971020</text:p>
          </table:table-cell>
        </table:table-row>
        <table:table-row table:style-name="ro3">
          <table:table-cell office:value-type="string" calcext:value-type="string">
            <text:p>Bouras M.A.; Lu Q.; Zhang F.; Wan Y.; Zhang T.; Ning H.</text:p>
          </table:table-cell>
          <table:table-cell office:value-type="string" calcext:value-type="string">
            <text:p>Bouras, Mohammed Amine (57201197659); Lu, Qinghua (56431802100); Zhang, Fan (57213840692); Wan, Yueliang (23490950800); Zhang, Tao (57210891099); Ning, Huansheng (57219175113)</text:p>
          </table:table-cell>
          <table:table-cell office:value-type="string" calcext:value-type="string">
            <text:p>57201197659; 56431802100; 57213840692; 23490950800; 57210891099; 57219175113</text:p>
          </table:table-cell>
          <table:table-cell office:value-type="string" calcext:value-type="string">
            <text:p>Distributed ledger technology for ehealth identity privacy: State of the art and future perspective</text:p>
          </table:table-cell>
          <table:table-cell office:value-type="float" office:value="2020" calcext:value-type="float">
            <text:p>2020</text:p>
          </table:table-cell>
          <table:table-cell office:value-type="string" calcext:value-type="string">
            <text:p>Sensors (Switzerland)</text:p>
          </table:table-cell>
          <table:table-cell office:value-type="float" office:value="20" calcext:value-type="float">
            <text:p>20</text:p>
          </table:table-cell>
          <table:table-cell office:value-type="float" office:value="2" calcext:value-type="float">
            <text:p>2</text:p>
          </table:table-cell>
          <table:table-cell office:value-type="float" office:value="483" calcext:value-type="float">
            <text:p>483</text:p>
          </table:table-cell>
          <table:table-cell table:number-columns-repeated="3"/>
          <table:table-cell office:value-type="string" calcext:value-type="string">
            <text:p>10.3390/s20020483</text:p>
          </table:table-cell>
          <table:table-cell office:value-type="string" calcext:value-type="string">
            <text:p>https://www.scopus.com/inward/record.uri?eid=2-s2.0-85077975176&amp;doi=10.3390%2fs20020483&amp;partnerID=40&amp;md5=31abcf66c6847450aa9b00fc958dd780</text:p>
          </table:table-cell>
          <table:table-cell office:value-type="string" calcext:value-type="string">
            <text:p>Electronic healthcare (eHealth) identity management (IdM) is a pivotal feature in the eHealth system. Distributed ledger technology (DLT) is an emerging technology that can achieve agreements of transactional data states in a decentralized way. Building identity management systems using Blockchain can enable patients to fully control their own identity and provide increased confidence in data immutability and availability. This paper presents the state of the art of decentralized identity management using Blockchain and highlights the possible opportunities for adopting the decentralized identity management approaches for future health identity systems. First, we summarize eHealth identity management scenarios. Furthermore, we investigate the existing decentralized identity management solutions and present decentralized identity models. In addition, we discuss the current decentralized identity projects and identify new challenges based on the existing solutions and the limitations when applying it to healthcare as a particular use case. © 2020 by the authors. Licensee MDPI, Basel, Switzerland.</text:p>
          </table:table-cell>
          <table:table-cell office:value-type="string" calcext:value-type="string">
            <text:p>Blockchain; Digital identity; Distributed ledger technology; EHealth; Identity management</text:p>
          </table:table-cell>
          <table:table-cell office:value-type="string" calcext:value-type="string">
            <text:p>Authentication; Blockchain; eHealth; Electronic document identification systems; Digital identity; Electronic healthcare; Emerging technologies; Future perspectives; Identity management; Identity management systems; State of the art; Transactional data; human; privacy; review; telehealth; Information management</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077975176</text:p>
          </table:table-cell>
        </table:table-row>
        <table:table-row table:style-name="ro3">
          <table:table-cell office:value-type="string" calcext:value-type="string">
            <text:p>Schwalm S.; Albrecht D.; Alamillo I.</text:p>
          </table:table-cell>
          <table:table-cell office:value-type="string" calcext:value-type="string">
            <text:p>Schwalm, Steffen (56316046700); Albrecht, Daria (57851612400); Alamillo, Ignacio (55864658100)</text:p>
          </table:table-cell>
          <table:table-cell office:value-type="string" calcext:value-type="string">
            <text:p>56316046700; 57851612400; 55864658100</text:p>
          </table:table-cell>
          <table:table-cell office:value-type="string" calcext:value-type="string">
            <text:p>eIDAS 2.0: Challenges, perspectives and proposals to avoid contradictions between eIDAS 2.0 and SSI</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63" calcext:value-type="float">
            <text:p>63</text:p>
          </table:table-cell>
          <table:table-cell office:value-type="float" office:value="74" calcext:value-type="float">
            <text:p>74</text:p>
          </table:table-cell>
          <table:table-cell office:value-type="float" office:value="11" calcext:value-type="float">
            <text:p>11</text:p>
          </table:table-cell>
          <table:table-cell/>
          <table:table-cell office:value-type="string" calcext:value-type="string">
            <text:p>https://www.scopus.com/inward/record.uri?eid=2-s2.0-85136267605&amp;partnerID=40&amp;md5=c902fcdaf1186a16f8622b77751cbb1f</text:p>
          </table:table-cell>
          <table:table-cell office:value-type="string" calcext:value-type="string">
            <text:p>The proposal for review of the eIDAS Regulation from 2021 has opened strong expectations for a deep change in traditional identity models. The user-centric identity model proposed starts with the creation of European Digital Identity Wallets that will enable citizens' control over their data in identification and authentication processes without control by entities providing the identification services. Likewise, with the proposed legal rules for giving legal certainty to electronic ledgers and blockchains, [eIDAS2]opens possibilities to decentralization, especially for the provision and management of user's attributes. The implementation of qualified trust services for attestations or electronic ledgers limits decentralization by requirement of a trusted 3rd party. Standardization will be key in assuring interoperability at the EU level. What are the challenges and opportunities of eIDAS 2.0? And what are the main focuses and needs of (European) standardization? These and other questions will be analysed and discussed in the paper. © 2022 Gesellschaft fur Informatik (GI). All rights reserved.</text:p>
          </table:table-cell>
          <table:table-cell office:value-type="string" calcext:value-type="string">
            <text:p>digital wallet; eID; eIDAS; identity model; self-sovereign identity; SSI</text:p>
          </table:table-cell>
          <table:table-cell office:value-type="string" calcext:value-type="string">
            <text:p>Electronic document identification systems; Decentralisation; Digital identity; Digital wallets; EID; EIDAS; Identity models; Legal rules; Self-sovereign identity; SSI; User-centric identity; Standardizatio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267605</text:p>
          </table:table-cell>
        </table:table-row>
        <table:table-row table:style-name="ro3">
          <table:table-cell office:value-type="string" calcext:value-type="string">
            <text:p>Mayfield T.A.; Cullen G.; Bailey K.; Greaney P.; Curran K.</text:p>
          </table:table-cell>
          <table:table-cell office:value-type="string" calcext:value-type="string">
            <text:p>Mayfield, Thomas A. (58508780000); Cullen, Gary (56542942600); Bailey, Karen (14521060100); Greaney, Paul (56798155900); Curran, Kevin (55819980700)</text:p>
          </table:table-cell>
          <table:table-cell office:value-type="string" calcext:value-type="string">
            <text:p>58508780000; 56542942600; 14521060100; 56798155900; 55819980700</text:p>
          </table:table-cell>
          <table:table-cell office:value-type="string" calcext:value-type="string">
            <text:p>ELITE: Edge Layer IoT Trustless Environment</text:p>
          </table:table-cell>
          <table:table-cell office:value-type="float" office:value="2023" calcext:value-type="float">
            <text:p>2023</text:p>
          </table:table-cell>
          <table:table-cell office:value-type="string" calcext:value-type="string">
            <text:p>2023 34th Irish Signals and Systems Conference, ISSC 2023</text:p>
          </table:table-cell>
          <table:table-cell table:number-columns-repeated="6"/>
          <table:table-cell office:value-type="string" calcext:value-type="string">
            <text:p>10.1109/ISSC59246.2023.10162000</text:p>
          </table:table-cell>
          <table:table-cell office:value-type="string" calcext:value-type="string">
            <text:p>https://www.scopus.com/inward/record.uri?eid=2-s2.0-85165956988&amp;doi=10.1109%2fISSC59246.2023.10162000&amp;partnerID=40&amp;md5=198972d1387cf1c92b4e33c70a3ec670</text:p>
          </table:table-cell>
          <table:table-cell office:value-type="string" calcext:value-type="string">
            <text:p>Public Key Infrastructure and Certificate Authorities provide systems, domains, and devices with identities for authorization and authentication. More recently, Blockchain Technology has challenged the centralized legacy models and methods providing enhancements to data storage, traceability, and security. In addition, Self-Sovereign Identity, Decentralized Identifiers and Verifiable Credentials have transferred the ownership of identity and control of data, implementing local-first systems development and decentralization of data registries and verification. Secure key storage has encountered significant threats and vulnerabilities with extensive research and development into hardware modules, trusted execution environments and software-based solutions. However, the advantage of Physically Unclonable Functions without dependency on keystore in memory, removes the constant security challenges associated with traditional cryptographic key management. The combination of these technologies, protocols, standards, and development approaches provides an innovative and novel approach to identity within the Internet of Things. This paper provides a review of the current state-of-the-art whilst detailing the novel Edge Layer IoT Trustless Environment (ELITE) framework through the application of Physically Unclonable Function modules, Decentralized Identifiers, Verifiable Credentials, Layer 1 Blockchain Technology and Layer 2 scalability solutions. © 2023 IEEE.</text:p>
          </table:table-cell>
          <table:table-cell office:value-type="string" calcext:value-type="string">
            <text:p>Blockchain; Decentralized Identifier (DID); Edge Layer Internet of Things Trustless Environment (ELITE); Internet of Things (IoT); Physically Unclonable Function (PUF); Public Key Infrastructure (PKI); Self-Sovereign Identity (SSI); Verifiable Credential (VC)</text:p>
          </table:table-cell>
          <table:table-cell office:value-type="string" calcext:value-type="string">
            <text:p>Authentication; Authorization; Blockchain; Digital storage; Network security; Public key cryptography; Block-chain; Decentralised; Decentralized identifier; Edge layer internet of thing trustless environment; Internet of thing; Physically unclonable function; Physically unclonable functions; Public key infrastructure; Self-sovereign identity; Verifiable credential; Internet of thing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65956988</text:p>
          </table:table-cell>
        </table:table-row>
        <table:table-row table:style-name="ro3">
          <table:table-cell office:value-type="string" calcext:value-type="string">
            <text:p>Liu J.; Liang Z.; Lyu Q.</text:p>
          </table:table-cell>
          <table:table-cell office:value-type="string" calcext:value-type="string">
            <text:p>Liu, Junliang (57198354943); Liang, Zhiyao (54795489400); Lyu, Qiuyun (57197718013)</text:p>
          </table:table-cell>
          <table:table-cell office:value-type="string" calcext:value-type="string">
            <text:p>57198354943; 54795489400; 57197718013</text:p>
          </table:table-cell>
          <table:table-cell office:value-type="string" calcext:value-type="string">
            <text:p>Empowering Privacy Through Peer-Supervised Self-Sovereign Identity: Integrating Zero-Knowledge Proofs, Blockchain Oversight, and Peer Review Mechanism</text:p>
          </table:table-cell>
          <table:table-cell office:value-type="float" office:value="2024" calcext:value-type="float">
            <text:p>2024</text:p>
          </table:table-cell>
          <table:table-cell office:value-type="string" calcext:value-type="string">
            <text:p>Sensors</text:p>
          </table:table-cell>
          <table:table-cell table:number-columns-repeated="2" office:value-type="float" office:value="24" calcext:value-type="float">
            <text:p>24</text:p>
          </table:table-cell>
          <table:table-cell office:value-type="float" office:value="8136" calcext:value-type="float">
            <text:p>8136</text:p>
          </table:table-cell>
          <table:table-cell table:number-columns-repeated="3"/>
          <table:table-cell office:value-type="string" calcext:value-type="string">
            <text:p>10.3390/s24248136</text:p>
          </table:table-cell>
          <table:table-cell office:value-type="string" calcext:value-type="string">
            <text:p>https://www.scopus.com/inward/record.uri?eid=2-s2.0-85213218669&amp;doi=10.3390%2fs24248136&amp;partnerID=40&amp;md5=828e2bd2686bc694d88fb20269e55c8f</text:p>
          </table:table-cell>
          <table:table-cell office:value-type="string" calcext:value-type="string">
            <text:p>Frequent user data breaches and misuse incidents highlight the flaws in current identity management systems. This study proposes a blockchain-based, peer-supervised self-sovereign identity (SSI) generation and privacy protection technology. Our approach creates unique digital identities on the blockchain, enabling secure cross-domain recognition and data sharing and satisfying the essential users’ requirements for SSI. Compared to existing SSI solutions, our approach has the practical advantages of less implementation cost, ease of users’ understanding and agreement, and better possibility of being soon adopted by current society and legal systems. The key innovative technical features include (1) using a zero-knowledge proof technology to ensure data remain “usable but invisible”, mitigating data breach risks; (2) introducing a peer review mechanism among service providers to prevent excessive data requests and misuse; and (3) implementing a comprehensive multi-party supervision system to audit all involved parties and prevent misconduct. © 2024 by the authors.</text:p>
          </table:table-cell>
          <table:table-cell office:value-type="string" calcext:value-type="string">
            <text:p>blockchain; chameleon hash; data security; privacy protection; self-sovereign identity (SSI); zero-knowledge proof</text:p>
          </table:table-cell>
          <table:table-cell office:value-type="string" calcext:value-type="string">
            <text:p>Anonymity; 'current; Block-chain; Chameleon hash; Identity management systems; Peer review; Privacy protection; Protection technologies; Self-sovereign identity; User data; Zero-knowledge proofs; article; blockchain; clinical audit; digital identity; human; identity; information security; knowledge; misconduct; peer review; privacy; Differential privac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213218669</text:p>
          </table:table-cell>
        </table:table-row>
        <table:table-row table:style-name="ro3">
          <table:table-cell office:value-type="string" calcext:value-type="string">
            <text:p>Raich A.; Gadicha V.</text:p>
          </table:table-cell>
          <table:table-cell office:value-type="string" calcext:value-type="string">
            <text:p>Raich, Anagha (57438818400); Gadicha, Vijay (57189236428)</text:p>
          </table:table-cell>
          <table:table-cell office:value-type="string" calcext:value-type="string">
            <text:p>57438818400; 57189236428</text:p>
          </table:table-cell>
          <table:table-cell office:value-type="string" calcext:value-type="string">
            <text:p>Enhancing Authentication Security Against MITM Attacks Through Bioinspired Identity Management &amp; Blockchain-Enhanced Protocols</text:p>
          </table:table-cell>
          <table:table-cell office:value-type="float" office:value="2024" calcext:value-type="float">
            <text:p>2024</text:p>
          </table:table-cell>
          <table:table-cell office:value-type="string" calcext:value-type="string">
            <text:p>International Journal of Intelligent Systems and Applications in Engineering</text:p>
          </table:table-cell>
          <table:table-cell office:value-type="float" office:value="12" calcext:value-type="float">
            <text:p>12</text:p>
          </table:table-cell>
          <table:table-cell office:value-type="string" calcext:value-type="string">
            <text:p>10s</text:p>
          </table:table-cell>
          <table:table-cell/>
          <table:table-cell office:value-type="float" office:value="468" calcext:value-type="float">
            <text:p>468</text:p>
          </table:table-cell>
          <table:table-cell office:value-type="float" office:value="476" calcext:value-type="float">
            <text:p>476</text:p>
          </table:table-cell>
          <table:table-cell office:value-type="float" office:value="8" calcext:value-type="float">
            <text:p>8</text:p>
          </table:table-cell>
          <table:table-cell/>
          <table:table-cell office:value-type="string" calcext:value-type="string">
            <text:p>https://www.scopus.com/inward/record.uri?eid=2-s2.0-85185117026&amp;partnerID=40&amp;md5=53960ff2334af9a3ee69494f0c95f385</text:p>
          </table:table-cell>
          <table:table-cell office:value-type="string" calcext:value-type="string">
            <text:p>The incessant escalation of cyber threats, particularly man-in-the-middle (MITM) attacks, has revealed critical vulnerabilities in existing authentication protocols, accentuating an urgent need for more robust security mechanisms. Traditional protocols like SSL/TLS, OAuth, and Kerberos, despite their widespread usage, suffer from inherent cryptographic weaknesses, implementation errors, and protocol loopholes that can be exploited by MITM attacks. This paper proposes an innovative model employing blockchain technology to transcend these limitations and fortify authentication processes. Our approach integrates Public Key Infrastructure (PKI) with blockchain to establish a decentralized system for managing digital certificates, ensuring authenticity and inviolability of public keys. We leverage cryptographic algorithms, notably ECDSA and RSA, for digital signature verification, and employ smart contracts to automate and secure the authentication process, eliminating reliance on centralized authority. Additionally, we implement Decentralized Identity Verification (DID) systems, allowing users to control and share their identity securely. Our methodology includes a comprehensive literature review of current protocols, vulnerability analysis, and the development of blockchain-enhanced protocols. These are rigorously tested in simulated environments against known MITM attack vectors &amp; scenarios. The outcomes are promising, with our blockchain-based protocols significantly enhancing the security and trustworthiness of authentication processes. The decentralized and transparent nature of blockchain improves system resilience against attacks and fraud. Moreover, our protocols demonstrate interoperability and scalability, making them adaptable to various net work environments. This research contributes to the cybersecurity domain by providing a viable solution to combat MITM attacks, with potential applications in finance, healthcare, and government services. Our findings suggest a paradigm shift in authenticati on protocol design, moving towards a more secure, decentralized, and transparent framework that could redefine cybersecurity standards in the digital era. © 2024, Ismail Saritas. All rights reserved.</text:p>
          </table:table-cell>
          <table:table-cell office:value-type="string" calcext:value-type="string">
            <text:p>Blockchain Technology; Cryptographic Algorithms; Cybersecurity; Decentralized Authentication; Man-in-the-Middle Attacks</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85117026</text:p>
          </table:table-cell>
        </table:table-row>
        <table:table-row table:style-name="ro3">
          <table:table-cell office:value-type="string" calcext:value-type="string">
            <text:p>Surendar P.D.; Kumar A.S.; Pavani V.; Azhagiri M.</text:p>
          </table:table-cell>
          <table:table-cell office:value-type="string" calcext:value-type="string">
            <text:p>Surendar, P.D. (57195838281); Kumar, Adhithi Satish (58894139800); Pavani, Venkata (58894139900); Azhagiri, M. (57191846865)</text:p>
          </table:table-cell>
          <table:table-cell office:value-type="string" calcext:value-type="string">
            <text:p>57195838281; 58894139800; 58894139900; 57191846865</text:p>
          </table:table-cell>
          <table:table-cell office:value-type="string" calcext:value-type="string">
            <text:p>Ensuring Trust in Blockchain-Based E-commerce Using Smart Contracts</text:p>
          </table:table-cell>
          <table:table-cell office:value-type="float" office:value="2025" calcext:value-type="float">
            <text:p>2025</text:p>
          </table:table-cell>
          <table:table-cell office:value-type="string" calcext:value-type="string">
            <text:p>Lecture Notes in Networks and Systems</text:p>
          </table:table-cell>
          <table:table-cell office:value-type="string" calcext:value-type="string">
            <text:p>1128 LNNS</text:p>
          </table:table-cell>
          <table:table-cell table:number-columns-repeated="2"/>
          <table:table-cell office:value-type="float" office:value="489" calcext:value-type="float">
            <text:p>489</text:p>
          </table:table-cell>
          <table:table-cell office:value-type="float" office:value="501" calcext:value-type="float">
            <text:p>501</text:p>
          </table:table-cell>
          <table:table-cell office:value-type="float" office:value="12" calcext:value-type="float">
            <text:p>12</text:p>
          </table:table-cell>
          <table:table-cell office:value-type="string" calcext:value-type="string">
            <text:p>10.1007/978-981-97-7371-8_38</text:p>
          </table:table-cell>
          <table:table-cell office:value-type="string" calcext:value-type="string">
            <text:p>https://www.scopus.com/inward/record.uri?eid=2-s2.0-85213070011&amp;doi=10.1007%2f978-981-97-7371-8_38&amp;partnerID=40&amp;md5=71f54189df71eaf9e50ca43ac7249aba</text:p>
          </table:table-cell>
          <table:table-cell office:value-type="string" calcext:value-type="string">
            <text:p>In the ever-changing realm of e-commerce, building trust is crucial for both customers and sellers. Reputation systems play a vital role in enabling informed decision-making by providing vendor ratings and reviews. Conventional reputation systems are typically inadequate in dealing with contemporary issues including privacy, identity theft, and feedback fraud. In order to address these challenges, we suggest implementing a decentralized reputation system that places a high value on privacy and effectively counters existing risks. Our architecture utilizes two permissioned blockchains, Hyperledger Indy for decentralized identity management through verifiable credentials and Zero Knowledge Proof (ZKP) technology, guaranteeing anonymity and authenticity, and Hyperledger Fabric for executing smart contracts, facilitating intricate business logic. The system incorporates verified vendor identities, transaction feedback tokens, and discount tokens to encourage genuine evaluations. Smart contracts implemented on the Hyperledger Fabric platform provide the security and transparency of the feedback process, hence reducing the occurrence of biased feedback and identity assaults. This technique provides a strong and reliable answer to the issues faced in e-commerce. It ensures the protection of private information and enables the verification of digital identities while maintaining privacy. The implementation of feedback and discount tokens promotes the provision of precise input, mitigating unjust practices and bolstering the dependability and confidence in the system. We demonstrate the effectiveness of our methodology using Zero Knowledge Proofs (ZKP), highlighting its importance in establishing confidence within the context of blockchain. Our system represents a notable advancement in creating a safe, transparent, and reliable e-commerce environment. © The Author(s), under exclusive license to Springer Nature Singapore Pte Ltd. 2025.</text:p>
          </table:table-cell>
          <table:table-cell office:value-type="string" calcext:value-type="string">
            <text:p>Decentralized reputation system; Discount tokens; Feedback tokens; Hyperledger Fabric; Hyperledger Indy; Identity authentication; Immutability; Privacy; Smart contracts; Transparency; Verifiable credentials; Zero Knowledge Proof (ZKP)</text:p>
          </table:table-cell>
          <table:table-cell office:value-type="string" calcext:value-type="string">
            <text:p>Anonymity; Blockchain; Decentralized finance; Decentralized reputation systems; Discount token; Feedback token; Hyperledger fabric; Hyperledger indy; Identity authentication; Immutability; Privacy; Verifiable credential; Zero knowledge proof; Zero-knowledge proofs; Differential privacy</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13070011</text:p>
          </table:table-cell>
        </table:table-row>
        <table:table-row table:style-name="ro3">
          <table:table-cell office:value-type="string" calcext:value-type="string">
            <text:p>Lockwood M.</text:p>
          </table:table-cell>
          <table:table-cell office:value-type="string" calcext:value-type="string">
            <text:p>Lockwood, Mick (58722651500)</text:p>
          </table:table-cell>
          <table:table-cell office:value-type="float" office:value="58722651500" calcext:value-type="float">
            <text:p>58722651500</text:p>
          </table:table-cell>
          <table:table-cell office:value-type="string" calcext:value-type="string">
            <text:p>Exploring Value Propositions to Drive Self-Sovereign Identity Adoption</text:p>
          </table:table-cell>
          <table:table-cell office:value-type="float" office:value="2021" calcext:value-type="float">
            <text:p>2021</text:p>
          </table:table-cell>
          <table:table-cell office:value-type="string" calcext:value-type="string">
            <text:p>Frontiers in Blockchain</text:p>
          </table:table-cell>
          <table:table-cell office:value-type="float" office:value="4" calcext:value-type="float">
            <text:p>4</text:p>
          </table:table-cell>
          <table:table-cell/>
          <table:table-cell office:value-type="float" office:value="611945" calcext:value-type="float">
            <text:p>611945</text:p>
          </table:table-cell>
          <table:table-cell table:number-columns-repeated="3"/>
          <table:table-cell office:value-type="string" calcext:value-type="string">
            <text:p>10.3389/fbloc.2021.611945</text:p>
          </table:table-cell>
          <table:table-cell office:value-type="string" calcext:value-type="string">
            <text:p>https://www.scopus.com/inward/record.uri?eid=2-s2.0-85161460186&amp;doi=10.3389%2ffbloc.2021.611945&amp;partnerID=40&amp;md5=4b03a822875b6b6ccf9813eb3d8dcd7e</text:p>
          </table:table-cell>
          <table:table-cell office:value-type="string" calcext:value-type="string">
            <text:p>This paper presents research exploring the balancing of interactive friction and value proposition in the context of Self-Sovereign Identity (SSI) technology adoption. This work extends a related investigation of a full agency engagement with a User-Centred Data Ecosystem utilising what is described as a Sovereign Boundary Mechanism (SBM). An SBM is a standardised collection of SSI interactions, which can collectively be described as a metaphorical ring of sovereignty between the participant and the wider network. Within this model participants control identity, relationships, credentials, data streams, and access control. This related work concludes that the developing trend poses significant interactive friction, and that clear and substantive value proposition would be required to drive and sustain participant adoption. This paper explores potential value propositions for SSI, considering theory relating to Privacy, Surveillance Capitalism, and Human Data Interaction; in parallel opinions are drawn from the thematic analysis of interviews with experts in the decentralised field and results from a public survey. This research concludes that the value proposition is unlikely to come from the direct perceived protection of privacy. Also, that the decentralised technologies cannot be marketed solely on the fact that it is decentralised. Instead, value will emerge from the capability of SSI functionality to supersede the centralised model, offering innovation and reduced transactional friction across individual, business and wider society. This research suggests that the SSI community needs to develop a cohesive design strategy, a clear narrative and vocabulary. Value needs to be defined across cultural context, while targeting accessible, high value niche opportunities to build momentum toward sustainable adoption. Copyright © 2021 Lockwood.</text:p>
          </table:table-cell>
          <table:table-cell office:value-type="string" calcext:value-type="string">
            <text:p>Adoption; Decentralised Internet; Human Data Interaction; Human-Centred Data Ecosystem; Self-Sovereign Identity; Sovereign Boundary Mechanism; Value Proposition</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61460186</text:p>
          </table:table-cell>
        </table:table-row>
        <table:table-row table:style-name="ro3">
          <table:table-cell office:value-type="string" calcext:value-type="string">
            <text:p>Mulaji S.M.; Roodt S.</text:p>
          </table:table-cell>
          <table:table-cell office:value-type="string" calcext:value-type="string">
            <text:p>Mulaji, Sarah Mulombo (57225175257); Roodt, Sumarie (35111631600)</text:p>
          </table:table-cell>
          <table:table-cell office:value-type="string" calcext:value-type="string">
            <text:p>57225175257; 35111631600</text:p>
          </table:table-cell>
          <table:table-cell office:value-type="string" calcext:value-type="string">
            <text:p>Factors Affecting Organisations’ Adoption Behaviour toward Blockchain-Based Distributed Identity Management: The Sustainability of Self-Sovereign Identity in Organisations</text:p>
          </table:table-cell>
          <table:table-cell office:value-type="float" office:value="2022" calcext:value-type="float">
            <text:p>2022</text:p>
          </table:table-cell>
          <table:table-cell office:value-type="string" calcext:value-type="string">
            <text:p>Sustainability (Switzerland)</text:p>
          </table:table-cell>
          <table:table-cell office:value-type="float" office:value="14" calcext:value-type="float">
            <text:p>14</text:p>
          </table:table-cell>
          <table:table-cell office:value-type="float" office:value="18" calcext:value-type="float">
            <text:p>18</text:p>
          </table:table-cell>
          <table:table-cell office:value-type="float" office:value="11534" calcext:value-type="float">
            <text:p>11534</text:p>
          </table:table-cell>
          <table:table-cell table:number-columns-repeated="3"/>
          <table:table-cell office:value-type="string" calcext:value-type="string">
            <text:p>10.3390/su141811534</text:p>
          </table:table-cell>
          <table:table-cell office:value-type="string" calcext:value-type="string">
            <text:p>https://www.scopus.com/inward/record.uri?eid=2-s2.0-85138621678&amp;doi=10.3390%2fsu141811534&amp;partnerID=40&amp;md5=d4d3b026f96dca2490771bab6f4753dc</text:p>
          </table:table-cell>
          <table:table-cell office:value-type="string" calcext:value-type="string">
            <text:p>Blockchain-based Distributed Identity Management (BDIDM) can enhance sustainable identification and authentication of users on organisations’ digital systems. But there is not a clear consensus on how organisations perceive the value proposition of such technology, nor what might affect their adoption behaviour toward it. This research explains how technological, organisational and environmental (TOE) factors affect organisations’ adoption behaviour toward BDIDM. This study aims to determine the most critical factors affecting the behaviour while assessing the effectiveness and appropriateness of the model involved, i.e., TOE-BDIDM. Online questionnaires are used to survey 111 information and cybersecurity practitioners within South African organisations. The analysis combines binary logistic regression modelling, Structural Equation Modelling of the measurement model, and chi-squared tests. The results suggest TOE factors positively or negatively affect adoption behaviour. The behaviour is significantly affected by technology characteristics, i.e., BDIDM’s disruptive nature, and is associated with Blockchain type. Indeed, the majority of participants intended to recommend BDIDM to their organisations yet paradoxically preferred private-permissioned blockchain the most, revealing resistance to decentralised and privacy-preserving BDIDM models like Self-Sovereign Identity (SSI). The latter might be utopian or unsustainable for organisations. TOE-BDIDM was found relatively appropriate and effective but arguably ‘incomplete’ for explaining the adoption of disruptive technologies like SSI in organisations. TOE should extend to TOEU by including the User factors. © 2022 by the authors.</text:p>
          </table:table-cell>
          <table:table-cell office:value-type="string" calcext:value-type="string">
            <text:p>blockchain for enterprise; centralised and decentralised IDM; disruptive technology characteristics; distributed identity management; Information and Cybersecurity Practitioners Survey; permissioned and permissionless blockchains; predicting organisations’ adoption behaviour; resistance to self-sovereign identity; SSI sustainability; sustainable identification and authentication; Technology-Organisation-Environment model; TOE appropriateness and effectiveness</text:p>
          </table:table-cell>
          <table:table-cell office:value-type="string" calcext:value-type="string">
            <text:p>management practice; sovereignty; survey method; sustainability; technology adoption</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38621678</text:p>
          </table:table-cell>
        </table:table-row>
        <table:table-row table:style-name="ro3">
          <table:table-cell office:value-type="string" calcext:value-type="string">
            <text:p>Oliva A.; Kaphle A.; Reguant R.; Sng L.M.F.; Twine N.A.; Malakar Y.; Wickramarachchi A.; Keller M.; Ranbaduge T.; Chan E.K.F.; Breen J.; Buckberry S.; Guennewig B.; Haas M.; Brown A.; Cowley M.J.; Thorne N.; Jain Y.; Bauer D.C.</text:p>
          </table:table-cell>
          <table:table-cell office:value-type="string" calcext:value-type="string">
            <text:p>Oliva, Adrien (57264347600); Kaphle, Anubhav (56652328500); Reguant, Roc (57216945396); Sng, Letitia M.F. (57212386255); Twine, Natalie A. (55989180600); Malakar, Yuwan (56996168500); Wickramarachchi, Anuradha (57202059503); Keller, Marcel (36240633400); Ranbaduge, Thilina (56928306500); Chan, Eva K.F. (25824238400); Breen, James (36080258500); Buckberry, Sam (55515924500); Guennewig, Boris (55178539600); Haas, Matilda (7201919773); Brown, Alex (55498786000); Cowley, Mark J. (14017645300); Thorne, Natalie (14319175700); Jain, Yatish (57218434763); Bauer, Denis C. (15055179000)</text:p>
          </table:table-cell>
          <table:table-cell office:value-type="string" calcext:value-type="string">
            <text:p>57264347600; 56652328500; 57216945396; 57212386255; 55989180600; 56996168500; 57202059503; 36240633400; 56928306500; 25824238400; 36080258500; 55515924500; 55178539600; 7201919773; 55498786000; 14017645300; 14319175700; 57218434763; 15055179000</text:p>
          </table:table-cell>
          <table:table-cell office:value-type="string" calcext:value-type="string">
            <text:p>Future-proofing genomic data and consent management: a comprehensive review of technology innovations</text:p>
          </table:table-cell>
          <table:table-cell office:value-type="float" office:value="2024" calcext:value-type="float">
            <text:p>2024</text:p>
          </table:table-cell>
          <table:table-cell office:value-type="string" calcext:value-type="string">
            <text:p>GigaScience</text:p>
          </table:table-cell>
          <table:table-cell office:value-type="float" office:value="13" calcext:value-type="float">
            <text:p>13</text:p>
          </table:table-cell>
          <table:table-cell/>
          <table:table-cell office:value-type="string" calcext:value-type="string">
            <text:p>giae021</text:p>
          </table:table-cell>
          <table:table-cell table:number-columns-repeated="3"/>
          <table:table-cell office:value-type="string" calcext:value-type="string">
            <text:p>10.1093/gigascience/giae021</text:p>
          </table:table-cell>
          <table:table-cell office:value-type="string" calcext:value-type="string">
            <text:p>https://www.scopus.com/inward/record.uri?eid=2-s2.0-85195347350&amp;doi=10.1093%2fgigascience%2fgiae021&amp;partnerID=40&amp;md5=0e995f2e7ee7d4a07a4e8d0f3046d9b4</text:p>
          </table:table-cell>
          <table:table-cell office:value-type="string" calcext:value-type="string">
            <text:p>Genomic information is increasingly used to inform medical treatments and manage future disease risks. However, any personal and societal gains must be carefully balanced against the risk to individuals contributing their genomic data. Expanding our understanding of actionable genomic insights requires researchers to access large global datasets to capture the complexity of genomic contribution to diseases. Similarly, clinicians need efficient access to a patient’s genome as well as population-representative historical records for evidence-based decisions. Both researchers and clinicians hence rely on participants to consent to the use of their genomic data, which in turn requires trust in the professional and ethical handling of this information. Here, we review existing and emerging solutions for secure and effective genomic information management, including storage, encryption, consent, and authorization that are needed to build participant trust. We discuss recent innovations in cloud computing, quantum-computing-proof encryption, and self-sovereign identity. These innovations can augment key developments from within the genomics community, notably GA4GH Passports and the Crypt4GH file container standard. We also explore how decentralized storage as well as the digital consenting process can offer culturally acceptable processes to encourage data contributions from ethnic minorities. We conclude that the individual and their right for self-determination needs to be put at the center of any genomics framework, because only on an individual level can the received benefits be accurately balanced against the risk of exposing private information. © The Author(s) 2024.</text:p>
          </table:table-cell>
          <table:table-cell office:value-type="string" calcext:value-type="string">
            <text:p>decentralized systems; dynamic consent; genome data privacy; self-sovereign identity; trust model</text:p>
          </table:table-cell>
          <table:table-cell office:value-type="string" calcext:value-type="string">
            <text:p>Cloud Computing; Computer Security; Genomics; Humans; Informed Consent; accuracy; biobank; clinical decision making; computer security; consent management; data mining; decision making; dynamics; federated learning; future proofing genomic data; genetic analysis; genomics; health care planning; health care policy; health care system; human; machine learning; management; medical research; personalized medicine; process optimization; quality control; Review; risk assessment; sensitivity analysis; sequence analysis; technology; technology innovation; vulnerability; cloud computing; ethics; informed consent; procedure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95347350</text:p>
          </table:table-cell>
        </table:table-row>
        <table:table-row table:style-name="ro3">
          <table:table-cell office:value-type="string" calcext:value-type="string">
            <text:p>Wolf S.</text:p>
          </table:table-cell>
          <table:table-cell office:value-type="string" calcext:value-type="string">
            <text:p>Wolf, Stephan (59030275100)</text:p>
          </table:table-cell>
          <table:table-cell office:value-type="float" office:value="59030275100" calcext:value-type="float">
            <text:p>59030275100</text:p>
          </table:table-cell>
          <table:table-cell office:value-type="string" calcext:value-type="string">
            <text:p>How the Legal Entity Identifier supports thdigitisation of business transactions</text:p>
          </table:table-cell>
          <table:table-cell office:value-type="float" office:value="2022" calcext:value-type="float">
            <text:p>2022</text:p>
          </table:table-cell>
          <table:table-cell office:value-type="string" calcext:value-type="string">
            <text:p>Journal of Payments Strategy and Systems</text:p>
          </table:table-cell>
          <table:table-cell office:value-type="float" office:value="16" calcext:value-type="float">
            <text:p>16</text:p>
          </table:table-cell>
          <table:table-cell office:value-type="float" office:value="2" calcext:value-type="float">
            <text:p>2</text:p>
          </table:table-cell>
          <table:table-cell/>
          <table:table-cell office:value-type="float" office:value="148" calcext:value-type="float">
            <text:p>148</text:p>
          </table:table-cell>
          <table:table-cell office:value-type="float" office:value="159" calcext:value-type="float">
            <text:p>159</text:p>
          </table:table-cell>
          <table:table-cell office:value-type="float" office:value="11" calcext:value-type="float">
            <text:p>11</text:p>
          </table:table-cell>
          <table:table-cell/>
          <table:table-cell office:value-type="string" calcext:value-type="string">
            <text:p>https://www.scopus.com/inward/record.uri?eid=2-s2.0-85134493318&amp;partnerID=40&amp;md5=d61ac2294193995f56fd4b5fcd4f67b3</text:p>
          </table:table-cell>
          <table:table-cell office:value-type="string" calcext:value-type="string">
            <text:p>This paper reviews the global market conditions together with the commercial and technical drivers that have created the need for a globally interop-erable form of digital identity for legal entities. It recounts the role the Global Legal Entity Identifier (LEI) System is already playing in enabling the clear and unambiguous identification of legal entities for all stakeholders globally, and presents examples of how the LEI is already being lever-aged by public authorities in payments use cases around the world. The paper also explores the technical model underpinning the Global Legal Entity Identifier Foundation’s new form of digital organisational identity — the verifiable LEI — before exploring how this can bring new value to the payments industry globally. © Henry Stewart Publications, 1750-1806.</text:p>
          </table:table-cell>
          <table:table-cell office:value-type="string" calcext:value-type="string">
            <text:p>cross-border transactions; digital identity; legal entity payments; LEI; self-sovereign identity</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4493318</text:p>
          </table:table-cell>
        </table:table-row>
        <table:table-row table:style-name="ro3">
          <table:table-cell office:value-type="string" calcext:value-type="string">
            <text:p>Ghaffari F.; Gilani K.; Bertin E.; Crespi N.</text:p>
          </table:table-cell>
          <table:table-cell office:value-type="string" calcext:value-type="string">
            <text:p>Ghaffari, Fariba (57220428189); Gilani, Komal (57203305039); Bertin, Emmanuel (22333792600); Crespi, Noel (17433279200)</text:p>
          </table:table-cell>
          <table:table-cell office:value-type="string" calcext:value-type="string">
            <text:p>57220428189; 57203305039; 22333792600; 17433279200</text:p>
          </table:table-cell>
          <table:table-cell office:value-type="string" calcext:value-type="string">
            <text:p>Identity and access management using distributed ledger technology: A survey</text:p>
          </table:table-cell>
          <table:table-cell office:value-type="float" office:value="2022" calcext:value-type="float">
            <text:p>2022</text:p>
          </table:table-cell>
          <table:table-cell office:value-type="string" calcext:value-type="string">
            <text:p>International Journal of Network Management</text:p>
          </table:table-cell>
          <table:table-cell office:value-type="float" office:value="32" calcext:value-type="float">
            <text:p>32</text:p>
          </table:table-cell>
          <table:table-cell office:value-type="float" office:value="2" calcext:value-type="float">
            <text:p>2</text:p>
          </table:table-cell>
          <table:table-cell office:value-type="string" calcext:value-type="string">
            <text:p>e2180</text:p>
          </table:table-cell>
          <table:table-cell table:number-columns-repeated="3"/>
          <table:table-cell office:value-type="string" calcext:value-type="string">
            <text:p>10.1002/nem.2180</text:p>
          </table:table-cell>
          <table:table-cell office:value-type="string" calcext:value-type="string">
            <text:p>https://www.scopus.com/inward/record.uri?eid=2-s2.0-85111742867&amp;doi=10.1002%2fnem.2180&amp;partnerID=40&amp;md5=806b324d8b1e55173a942a6f944afb47</text:p>
          </table:table-cell>
          <table:table-cell office:value-type="string" calcext:value-type="string">
            <text:p>As the basic building block of any information security system, identity and access management (IAM) solutions play vital role in enterprise's security programmes. Providing centric solutions for IAM is inefficient in terms of having single point of failure, high cost, duplication and complexity to the users. Recently, emerging the distributed ledger technology (DLT) has attracted significant scientific interests in research areas like identity management, authentication and access control processes. In these contexts, Blockchain can offer greater data and rule confidentiality and integrity, as well as increasing the availability of the system by removing the single point of failure in the procedure. In this paper, we provide a comprehensive overview of the IAM solutions based on their basic components including identity management, authentication and access control. In the identity concept, we discuss about self-sovereign identity which enhances privacy and security of distributed digital identities by providing individual's consolidated digital identity and verified attributes for enabling them to utilize their ownership. To offer a clearer understanding of the state of the art, we propose taxonomy to categorize them based on their features. For the conclusion of the paper, we compare the existing methods based on proposed taxonomy. Also, considering the advantages and disadvantages of existing methods, we discussed about the possible future directions. © 2021 John Wiley &amp; Sons, Ltd.</text:p>
          </table:table-cell>
          <table:table-cell/>
          <table:table-cell office:value-type="string" calcext:value-type="string">
            <text:p>Authentication; Blockchain; Electronic document identification systems; Taxonomies; Basic building block; Control process; Digital identity; Identity and access managements; Identity management; Possible futures; Privacy and security; State of the art; Information management</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office:value-type="string" calcext:value-type="string">
            <text:p>All Open Access; Green Open Access</text:p>
          </table:table-cell>
          <table:table-cell office:value-type="string" calcext:value-type="string">
            <text:p>Scopus</text:p>
          </table:table-cell>
          <table:table-cell office:value-type="string" calcext:value-type="string">
            <text:p>2-s2.0-85111742867</text:p>
          </table:table-cell>
        </table:table-row>
        <table:table-row table:style-name="ro3">
          <table:table-cell office:value-type="string" calcext:value-type="string">
            <text:p>Kuperberg M.; Klemens R.</text:p>
          </table:table-cell>
          <table:table-cell office:value-type="string" calcext:value-type="string">
            <text:p>Kuperberg, Michael (8345645900); Klemens, Robin (57852315000)</text:p>
          </table:table-cell>
          <table:table-cell office:value-type="string" calcext:value-type="string">
            <text:p>8345645900; 57852315000</text:p>
          </table:table-cell>
          <table:table-cell office:value-type="string" calcext:value-type="string">
            <text:p>Integration of Self-Sovereign Identity into Conventional Software using Established IAM Protocols: A Survey</text:p>
          </table:table-cell>
          <table:table-cell office:value-type="float" office:value="2022" calcext:value-type="float">
            <text:p>2022</text:p>
          </table:table-cell>
          <table:table-cell office:value-type="string" calcext:value-type="string">
            <text:p>Lecture Notes in Informatics (LNI), Proceedings - Series of the Gesellschaft fur Informatik (GI)</text:p>
          </table:table-cell>
          <table:table-cell office:value-type="string" calcext:value-type="string">
            <text:p>P-325</text:p>
          </table:table-cell>
          <table:table-cell table:number-columns-repeated="2"/>
          <table:table-cell office:value-type="float" office:value="51" calcext:value-type="float">
            <text:p>51</text:p>
          </table:table-cell>
          <table:table-cell office:value-type="float" office:value="62" calcext:value-type="float">
            <text:p>62</text:p>
          </table:table-cell>
          <table:table-cell office:value-type="float" office:value="11" calcext:value-type="float">
            <text:p>11</text:p>
          </table:table-cell>
          <table:table-cell/>
          <table:table-cell office:value-type="string" calcext:value-type="string">
            <text:p>https://www.scopus.com/inward/record.uri?eid=2-s2.0-85136311693&amp;partnerID=40&amp;md5=08ac6cb5bbd2ab05db43d30634e04b23</text:p>
          </table:table-cell>
          <table:table-cell office:value-type="string" calcext:value-type="string">
            <text:p>Self-Sovereign Identity (SSI) is an approach based on asymmetric cryptography and on decentralized, user-controlled exchange of signed assertions. Most SSI implementations are not based on hierarchic certification schemas, but rather on the peer-to-peer and distributed "web of trust" without root or intermediate CAs. As SSI is a nascent technology, the adoption of vendor-independent SSI standards into existing software landscapes is at an early stage. Conventional enterprise-grade IAM implementations and cloud-based Identity Providers rely on widely established pre-SSI standards, and both will not be replaced by SSI offerings in the next few years. The contribution of this paper is an analysis of patterns and products to bridge unmodified pre-SSI applications and conventional IAM with SSI implementations. Our analysis covers 40+ SSI implementations and major authentication protocols such as OpenID Connect and LDAP. © 2022 Gesellschaft fur Informatik (GI). All rights reserved.</text:p>
          </table:table-cell>
          <table:table-cell office:value-type="string" calcext:value-type="string">
            <text:p>Active Directory; ADFS; Decentralized Identifiers; DID; IAM; Integration; Interoperability; Kerberos; LDAP; OAuth; OIDC; OpenID Connect; Protocol; SAML; Self-Sovereign Identity; SSI; VC; Verifiable Credentials; X.509 Client Certificates</text:p>
          </table:table-cell>
          <table:table-cell office:value-type="string" calcext:value-type="string">
            <text:p>Active directory; ADFS; Decentralised; Decentralized identifier; DID; IAM; Kerberos; LDAP; Oauth; OIDC; Openid connect; SAML; Self-sovereign identity; VC; Verifiable credential; X.509 client certificat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36311693</text:p>
          </table:table-cell>
        </table:table-row>
        <table:table-row table:style-name="ro3">
          <table:table-cell office:value-type="string" calcext:value-type="string">
            <text:p>Clark J.; Ruhwanya Z.</text:p>
          </table:table-cell>
          <table:table-cell office:value-type="string" calcext:value-type="string">
            <text:p>Clark, James (59463752800); Ruhwanya, Zainab (57195722454)</text:p>
          </table:table-cell>
          <table:table-cell office:value-type="string" calcext:value-type="string">
            <text:p>59463752800; 57195722454</text:p>
          </table:table-cell>
          <table:table-cell office:value-type="string" calcext:value-type="string">
            <text:p>Investigating the Factors Influencing Individuals’ Self-sovereign Identity Adoption Intentions</text:p>
          </table:table-cell>
          <table:table-cell office:value-type="float" office:value="2025" calcext:value-type="float">
            <text:p>2025</text:p>
          </table:table-cell>
          <table:table-cell office:value-type="string" calcext:value-type="string">
            <text:p>IFIP Advances in Information and Communication Technology</text:p>
          </table:table-cell>
          <table:table-cell office:value-type="string" calcext:value-type="string">
            <text:p>721 IFIP</text:p>
          </table:table-cell>
          <table:table-cell table:number-columns-repeated="2"/>
          <table:table-cell office:value-type="float" office:value="61" calcext:value-type="float">
            <text:p>61</text:p>
          </table:table-cell>
          <table:table-cell office:value-type="float" office:value="78" calcext:value-type="float">
            <text:p>78</text:p>
          </table:table-cell>
          <table:table-cell office:value-type="float" office:value="17" calcext:value-type="float">
            <text:p>17</text:p>
          </table:table-cell>
          <table:table-cell office:value-type="string" calcext:value-type="string">
            <text:p>10.1007/978-3-031-72559-3_5</text:p>
          </table:table-cell>
          <table:table-cell office:value-type="string" calcext:value-type="string">
            <text:p>https://www.scopus.com/inward/record.uri?eid=2-s2.0-85211345923&amp;doi=10.1007%2f978-3-031-72559-3_5&amp;partnerID=40&amp;md5=1ffab8401de75166184d6d1043900f93</text:p>
          </table:table-cell>
          <table:table-cell office:value-type="string" calcext:value-type="string">
            <text:p>This study aimed to explore the factors that influence the adoption intentions of self-sovereign identity (SSI) in South Africa and to assess individuals’ current knowledge of SSI technology. Utilizing an adapted model from the value-based adoption model (VAM) and protection motivation theory (PMT), the research examined user-centric factors such as perceived benefit (user experience) and perceived sacrifice and perceived threats (privacy and security threats). Data was collected quantitatively from 300 participants residing in South Africa, using a survey. The survey incorporated a use case involving SSI’s application in the Know Your Customer (KYC) banking process to provide research participants with a defined context in which SSI could be understood. Analysis was conducted using SPSS and SmartPLS software. The study results found that South African individuals are more knowledgeable about SSI than originally anticipated despite its lack of market adoption. Furthermore, it was found that perceived enjoyment and usefulness significantly influence SSI adoption intention. The data suggests that individuals greatly value the benefits of the SSI-based service, which implies a possible demand for the technology. On average, individuals perceive the SSI-based authentication service in the banking sector as both enjoyable and useful, with minimal perceived costs or technicality involved. This suggests that an overall positive user experience can be achieved in digital authentication using self-sovereign identity. © IFIP International Federation for Information Processing 2025.</text:p>
          </table:table-cell>
          <table:table-cell office:value-type="string" calcext:value-type="string">
            <text:p>PMT; Privacy; Security; Self Sovereign Identity; VAM</text:p>
          </table:table-cell>
          <table:table-cell office:value-type="string" calcext:value-type="string">
            <text:p>Anonymity; Adoption intention; Adoption model; Privacy; Protection motivation theory; Security; Self sovereign identity; South Africa; Users' experiences; Value-based; Value-based adoption model; Differential privacy</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11345923</text:p>
          </table:table-cell>
        </table:table-row>
        <table:table-row table:style-name="ro3">
          <table:table-cell office:value-type="string" calcext:value-type="string">
            <text:p>Shuaib M.; Hassan N.H.; Usman S.; Alam S.; Bhatia S.; Agarwal P.; Idrees S.M.</text:p>
          </table:table-cell>
          <table:table-cell office:value-type="string" calcext:value-type="string">
            <text:p>Shuaib, Mohammed (57207874230); Hassan, Noor Hafizah (57905044000); Usman, Sahnius (36007713400); Alam, Shadab (56659054100); Bhatia, Surbhi (56655934600); Agarwal, Parul (57208407206); Idrees, Sheikh Mohammad (57206668261)</text:p>
          </table:table-cell>
          <table:table-cell office:value-type="string" calcext:value-type="string">
            <text:p>57207874230; 57905044000; 36007713400; 56659054100; 56655934600; 57208407206; 57206668261</text:p>
          </table:table-cell>
          <table:table-cell office:value-type="string" calcext:value-type="string">
            <text:p>Land Registry Framework Based on Self-Sovereign Identity (SSI) for Environmental Sustainability</text:p>
          </table:table-cell>
          <table:table-cell office:value-type="float" office:value="2022" calcext:value-type="float">
            <text:p>2022</text:p>
          </table:table-cell>
          <table:table-cell office:value-type="string" calcext:value-type="string">
            <text:p>Sustainability (Switzerland)</text:p>
          </table:table-cell>
          <table:table-cell office:value-type="float" office:value="14" calcext:value-type="float">
            <text:p>14</text:p>
          </table:table-cell>
          <table:table-cell office:value-type="float" office:value="9" calcext:value-type="float">
            <text:p>9</text:p>
          </table:table-cell>
          <table:table-cell office:value-type="float" office:value="5400" calcext:value-type="float">
            <text:p>5400</text:p>
          </table:table-cell>
          <table:table-cell table:number-columns-repeated="3"/>
          <table:table-cell office:value-type="string" calcext:value-type="string">
            <text:p>10.3390/su14095400</text:p>
          </table:table-cell>
          <table:table-cell office:value-type="string" calcext:value-type="string">
            <text:p>https://www.scopus.com/inward/record.uri?eid=2-s2.0-85129741587&amp;doi=10.3390%2fsu14095400&amp;partnerID=40&amp;md5=2b8405075dff76d7b78b23e84810668d</text:p>
          </table:table-cell>
          <table:table-cell office:value-type="string" calcext:value-type="string">
            <text:p>Providing a system user with a unique and secure identity is a prerequisite for authentication and authorization aspects of a security system. It is generally understood that the existing digital identity systems store the identity details in centralized databases, and users store the identity details in centralized databases in which users do not have any control over them. These vulnerabilities in the traditional digital identities make them susceptible to various malicious assaults and modifications. Users’ personally identifiable information (PII) may leak through these identity solutions that can consequently affect other applications being used by the users, and they have no control over them. Land registration is a major domain of governance that defines civilians’ well-being and needs to be handled properly to avoid conflict and to support Environmental Sustainability. These traditional land registry applications also lack identity parameters due to weaknesses in identity solutions. A secure and reliable digital identity solution is the need of the hour. Self-sovereign identity (SSI), a new concept, is becoming more popular as a secure and reliable identity solution for users based on identity principles. SSI provides users with a way to control their personal information and consent for it to be used in various ways. In addition, the user’s identity details are stored in a decentralized manner, which helps to overcome the problems with digital identity solutions. This article reviews existing SSI solutions and analyzes them using SSI principles. It also assesses the SSI components required for constructing SSI frameworks that adhere to the SSI principles. Furthermore, it defines the procedures for establishing an SSI ecosystem, explores the laws governing digital identity that governments have adopted, and identifies SSI applications in several fields. Finally, a review of SSI applications in the domain of land registry systems is given in order to propose an SSI-based land registry framework for a secure and reliable land registry system. © 2022 by the authors. Licensee MDPI, Basel, Switzerland.</text:p>
          </table:table-cell>
          <table:table-cell office:value-type="string" calcext:value-type="string">
            <text:p>environmental sustainability; identity principle; land registry; self-sovereign identity; SSI compliance; SSI components</text:p>
          </table:table-cell>
          <table:table-cell office:value-type="string" calcext:value-type="string">
            <text:p>compliance; information; regulatory framework; sustainabilit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29741587</text:p>
          </table:table-cell>
        </table:table-row>
        <table:table-row table:style-name="ro3">
          <table:table-cell office:value-type="string" calcext:value-type="string">
            <text:p>Bochnia R.; Richter D.; Anke J.</text:p>
          </table:table-cell>
          <table:table-cell office:value-type="string" calcext:value-type="string">
            <text:p>Bochnia, Ricardo (58698180800); Richter, Daniel (57667984900); Anke, Jürgen (57188770330)</text:p>
          </table:table-cell>
          <table:table-cell office:value-type="string" calcext:value-type="string">
            <text:p>58698180800; 57667984900; 57188770330</text:p>
          </table:table-cell>
          <table:table-cell office:value-type="string" calcext:value-type="string">
            <text:p>Lifting the Veil of Credential Usage in Organizations: A Taxonomy</text:p>
          </table:table-cell>
          <table:table-cell office:value-type="float" office:value="2023" calcext:value-type="float">
            <text:p>2023</text:p>
          </table:table-cell>
          <table:table-cell office:value-type="string" calcext:value-type="string">
            <text:p>Lecture Notes in Informatics (LNI), Proceedings - Series of the Gesellschaft fur Informatik (GI)</text:p>
          </table:table-cell>
          <table:table-cell office:value-type="string" calcext:value-type="string">
            <text:p>P-335</text:p>
          </table:table-cell>
          <table:table-cell table:number-columns-repeated="2"/>
          <table:table-cell office:value-type="float" office:value="27" calcext:value-type="float">
            <text:p>27</text:p>
          </table:table-cell>
          <table:table-cell office:value-type="float" office:value="38" calcext:value-type="float">
            <text:p>38</text:p>
          </table:table-cell>
          <table:table-cell office:value-type="float" office:value="11" calcext:value-type="float">
            <text:p>11</text:p>
          </table:table-cell>
          <table:table-cell office:value-type="string" calcext:value-type="string">
            <text:p>10.18420/OID2023_02</text:p>
          </table:table-cell>
          <table:table-cell office:value-type="string" calcext:value-type="string">
            <text:p>https://www.scopus.com/inward/record.uri?eid=2-s2.0-85176909549&amp;doi=10.18420%2fOID2023_02&amp;partnerID=40&amp;md5=a68309bf28cdc6b374ccc9794d19d681</text:p>
          </table:table-cell>
          <table:table-cell office:value-type="string" calcext:value-type="string">
            <text:p>With the emergence of self-sovereign identity (SSI) as a paradigm for digital identity management the handling of verifiable credentials (VCs) has become an important topic in organizations. Organizations process a wide variety of documents which can be considered credentials. Previous research shows that a challenge in developing SSI systems is a lack of understanding of the core aspects of the paradigm and their relation to existing organizational practices. Our research focuses on the different characteristics of credentials in organizations and maps the characteristics of VCs to physical credentials. Our findings indicate that credentials in organizations can be classified by ten dimensions. Additionally, VCs have many possible characteristics of physical credentials, although implementation and support for certain features may be vendor-specific. Finally, we provide insights and suggestions for SSI researchers and developers. © 2023 Gesellschaft fur Informatik (GI). All rights reserved.</text:p>
          </table:table-cell>
          <table:table-cell office:value-type="string" calcext:value-type="string">
            <text:p>Digital Identity; Organizational Credential Management; SSI; Taxonomy</text:p>
          </table:table-cell>
          <table:table-cell office:value-type="string" calcext:value-type="string">
            <text:p>Electronic document identification systems; Classifieds; Credential management; Digital identity; Digital identity management; Organisational; Organizational credential management; Organizational practices; Research focus; Self-sovereign identity; Taxonomi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6909549</text:p>
          </table:table-cell>
        </table:table-row>
        <table:table-row table:style-name="ro3">
          <table:table-cell office:value-type="string" calcext:value-type="string">
            <text:p>Loffi L.; Camillo G.L.; Souza C.A.D.; Westphall C.M.; Westphall C.B.</text:p>
          </table:table-cell>
          <table:table-cell office:value-type="string" calcext:value-type="string">
            <text:p>Loffi, Leandro (57209096738); Camillo, Gerson Luiz (57193540961); Souza, Cristiano Antonio De (59207026200); Westphall, Carla Merkle (55950143800); Westphall, Carlos Becker (6602585786)</text:p>
          </table:table-cell>
          <table:table-cell office:value-type="string" calcext:value-type="string">
            <text:p>57209096738; 57193540961; 59207026200; 55950143800; 6602585786</text:p>
          </table:table-cell>
          <table:table-cell office:value-type="string" calcext:value-type="string">
            <text:p>Management of the Chain of Custody of Digital Evidence Using Blockchain and Self-Sovereign Identities: A Systematic Literature Review</text:p>
          </table:table-cell>
          <table:table-cell office:value-type="float" office:value="2025" calcext:value-type="float">
            <text:p>2025</text:p>
          </table:table-cell>
          <table:table-cell office:value-type="string" calcext:value-type="string">
            <text:p>IEEE Access</text:p>
          </table:table-cell>
          <table:table-cell table:number-columns-repeated="6"/>
          <table:table-cell office:value-type="string" calcext:value-type="string">
            <text:p>10.1109/ACCESS.2025.3560191</text:p>
          </table:table-cell>
          <table:table-cell office:value-type="string" calcext:value-type="string">
            <text:p>https://www.scopus.com/inward/record.uri?eid=2-s2.0-105002563859&amp;doi=10.1109%2fACCESS.2025.3560191&amp;partnerID=40&amp;md5=4730eed63baefe6c21c519e6d40acabc</text:p>
          </table:table-cell>
          <table:table-cell office:value-type="string" calcext:value-type="string">
            <text:p>Digital evidence plays an increasingly crucial role in judicial proceedings due to the exponential growth in the creation, storage, and transmission of digital data. However, its inherent volatility and susceptibility to tampering necessitate robust mechanisms to ensure integrity and authenticity, making an effective chain of custody (CoC) a fundamental requirement. While state-of-the-art reviews identify various aspects, it is necessary to include the use of Self-Sovereign Identity (SSI) systems within the scope of research. To address this challenge, this article conducts a systematic review of the literature on the use of blockchain and SSI in managing the chain of custody of digital evidence. The review began with 9,178 studies, which, after a rigorous process applying inclusion and exclusion criteria, resulted in 39 studies directly related to the research topic. The study maps and reviews techniques, tools, methods, approaches, and security components for managing the chain of custody of digital evidence. The findings confirm the widespread adoption of blockchain for preserving digital evidence while indicating that SSI remains an emerging and underexplored concept in forensic applications. The results highlight the need for further research on off-chain storage mechanisms, privacy-preserving techniques such as Zero-Knowledge Proofs (ZKPs) to enhance security, auditability, and interoperability when combined with Verifiable Credentials (VCs). By mapping the current state of research, this study provides valuable insights into CoC, Blockchain, and SSI in forensic-based proposals, identifying research gaps, limitations, and opportunities for developing more robust and scalable evidence management systems. © 2013 IEEE.</text:p>
          </table:table-cell>
          <table:table-cell office:value-type="string" calcext:value-type="string">
            <text:p>Blockchain; chain of custody management; digital evidence; self-sovereign identities; systematic literature review</text:p>
          </table:table-cell>
          <table:table-cell office:value-type="string" calcext:value-type="string">
            <text:p>Blockchain; Block-chain; Chain of custody; Chain of custody management; Digital evidence; Exponential growth; Robust mechanisms; Self-sovereign identity; State-of-the art reviews; Systematic literature review; Systematic Review; Data integrity</text:p>
          </table:table-cell>
          <table:table-cell office:value-type="string" calcext:value-type="string">
            <text:p>English</text:p>
          </table:table-cell>
          <table:table-cell office:value-type="string" calcext:value-type="string">
            <text:p>Review</text:p>
          </table:table-cell>
          <table:table-cell office:value-type="string" calcext:value-type="string">
            <text:p>Article in press</text:p>
          </table:table-cell>
          <table:table-cell/>
          <table:table-cell office:value-type="string" calcext:value-type="string">
            <text:p>Scopus</text:p>
          </table:table-cell>
          <table:table-cell office:value-type="string" calcext:value-type="string">
            <text:p>2-s2.0-105002563859</text:p>
          </table:table-cell>
        </table:table-row>
        <table:table-row table:style-name="ro3">
          <table:table-cell office:value-type="string" calcext:value-type="string">
            <text:p>Schardong F.; Custódio R.; Pioli L.; Meyer J.</text:p>
          </table:table-cell>
          <table:table-cell office:value-type="string" calcext:value-type="string">
            <text:p>Schardong, Frederico (56938998800); Custódio, Ricardo (23134431000); Pioli, Láercio (57211635317); Meyer, João (57454119500)</text:p>
          </table:table-cell>
          <table:table-cell office:value-type="string" calcext:value-type="string">
            <text:p>56938998800; 23134431000; 57211635317; 57454119500</text:p>
          </table:table-cell>
          <table:table-cell office:value-type="string" calcext:value-type="string">
            <text:p>Matching Metadata on Blockchain for Self-Sovereign Identity</text:p>
          </table:table-cell>
          <table:table-cell office:value-type="float" office:value="2022" calcext:value-type="float">
            <text:p>2022</text:p>
          </table:table-cell>
          <table:table-cell office:value-type="string" calcext:value-type="string">
            <text:p>Lecture Notes in Business Information Processing</text:p>
          </table:table-cell>
          <table:table-cell office:value-type="string" calcext:value-type="string">
            <text:p>436 LNBIP</text:p>
          </table:table-cell>
          <table:table-cell table:number-columns-repeated="2"/>
          <table:table-cell office:value-type="float" office:value="421" calcext:value-type="float">
            <text:p>421</text:p>
          </table:table-cell>
          <table:table-cell office:value-type="float" office:value="433" calcext:value-type="float">
            <text:p>433</text:p>
          </table:table-cell>
          <table:table-cell office:value-type="float" office:value="12" calcext:value-type="float">
            <text:p>12</text:p>
          </table:table-cell>
          <table:table-cell office:value-type="string" calcext:value-type="string">
            <text:p>10.1007/978-3-030-94343-1_32</text:p>
          </table:table-cell>
          <table:table-cell office:value-type="string" calcext:value-type="string">
            <text:p>https://www.scopus.com/inward/record.uri?eid=2-s2.0-85124644960&amp;doi=10.1007%2f978-3-030-94343-1_32&amp;partnerID=40&amp;md5=b293a9f519153ebcdf1ef24dbd271e44</text:p>
          </table:table-cell>
          <table:table-cell office:value-type="string" calcext:value-type="string">
            <text:p>Self-Sovereign Identity (SSI) is a privacy-preserving identity paradigm where users own and manage their digital identities. SSI is also referred to as blockchain identity, as it is commonly implemented using distributed ledger technologies. In this work, we describe the problem of schema matching on blockchain-based SSI implementations, systematically review the literature for tools that attack this problem, introduce a novel solution, and empirically compare it with the works reported from our literature review. Our solution uses pre-trained word vectors to find semantic similarities between user queries and schemas on the blockchain. Experimental evaluation shows that it outperforms existing solutions regarding queries that approach natural language. © 2022, Springer Nature Switzerland AG.</text:p>
          </table:table-cell>
          <table:table-cell office:value-type="string" calcext:value-type="string">
            <text:p>Blockchain; Metadata matching; Schema matching; Self-Sovereign Identity; SSI</text:p>
          </table:table-cell>
          <table:table-cell office:value-type="string" calcext:value-type="string">
            <text:p>Blockchain; Distributed ledger; Semantics; Block-chain; Digital identity; Literature reviews; Matchings; Metadatum matching; Novel solutions; Privacy preserving; Schema matching; Self-sovereign identity; Metadata</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644960</text:p>
          </table:table-cell>
        </table:table-row>
        <table:table-row table:style-name="ro3">
          <table:table-cell office:value-type="string" calcext:value-type="string">
            <text:p>Jadon S.; Bhat D.A.; Shashank R.; Tb Y.; Hb P.</text:p>
          </table:table-cell>
          <table:table-cell office:value-type="string" calcext:value-type="string">
            <text:p>Jadon, Shruti (57216973126); Bhat, D Adarsha (58175574900); Shashank, R. (58175106600); Tb, Yashaswi (58176041800); Hb, Prasad (58174872000)</text:p>
          </table:table-cell>
          <table:table-cell office:value-type="string" calcext:value-type="string">
            <text:p>57216973126; 58175574900; 58175106600; 58176041800; 58174872000</text:p>
          </table:table-cell>
          <table:table-cell office:value-type="string" calcext:value-type="string">
            <text:p>Mutable Blockchain for Identity Management</text:p>
          </table:table-cell>
          <table:table-cell office:value-type="float" office:value="2023" calcext:value-type="float">
            <text:p>2023</text:p>
          </table:table-cell>
          <table:table-cell office:value-type="string" calcext:value-type="string">
            <text:p>2023 International Conference on Innovative Trends in Information Technology, ICITIIT 2023</text:p>
          </table:table-cell>
          <table:table-cell table:number-columns-repeated="6"/>
          <table:table-cell office:value-type="string" calcext:value-type="string">
            <text:p>10.1109/ICITIIT57246.2023.10068675</text:p>
          </table:table-cell>
          <table:table-cell office:value-type="string" calcext:value-type="string">
            <text:p>https://www.scopus.com/inward/record.uri?eid=2-s2.0-85151984903&amp;doi=10.1109%2fICITIIT57246.2023.10068675&amp;partnerID=40&amp;md5=f0b9d9489451115806662be006dc7da1</text:p>
          </table:table-cell>
          <table:table-cell office:value-type="string" calcext:value-type="string">
            <text:p>Identity management solutions are generally designed to facilitate the management of digital identities and operations such as authentication, and have been widely used in real-world applications. In recent years, there have been attempts to introduce blockchain-based identity management solutions, which allow the user to take over control of his/her own identity (i.e. self-sovereign identity). In this paper, we provide a short review of existing blockchain-based identity management methods. Based on the existing methods, we identify potential gaps and opportunities, and proposed an idea to overcome them using mutable blockchain concept[7] [10]. We have used two algorithms-creation of new identity and updation of existing identities on the blockchain. The main contribution of the proposed algorithm is to store the personal data securely in local database and the address of the corresponding data is stored in the blockchain in hashed format. The results for the proposed approach demonstrate that the mining difficulty and mining time varies with the number of transaction in per block. <text:s/>© 2023 IEEE.</text:p>
          </table:table-cell>
          <table:table-cell office:value-type="string" calcext:value-type="string">
            <text:p>Chameleon hashing; Consensus; Identity Management; Mutable Blockchain; Tokens</text:p>
          </table:table-cell>
          <table:table-cell office:value-type="string" calcext:value-type="string">
            <text:p>Block-chain; Chameleon hashing; Consensus; Digital identity; Digital operation; Identity management; Management method; Mutable blockchain; Real-world; Token;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51984903</text:p>
          </table:table-cell>
        </table:table-row>
        <table:table-row table:style-name="ro3">
          <table:table-cell office:value-type="string" calcext:value-type="string">
            <text:p>Kubach M.; Sellung R.</text:p>
          </table:table-cell>
          <table:table-cell office:value-type="string" calcext:value-type="string">
            <text:p>Kubach, Michael (38961530600); Sellung, Rachelle (56453313000)</text:p>
          </table:table-cell>
          <table:table-cell office:value-type="string" calcext:value-type="string">
            <text:p>38961530600; 56453313000</text:p>
          </table:table-cell>
          <table:table-cell office:value-type="string" calcext:value-type="string">
            <text:p>On the market for self-sovereign identity: Structure and stakeholders</text:p>
          </table:table-cell>
          <table:table-cell office:value-type="float" office:value="2021" calcext:value-type="float">
            <text:p>2021</text:p>
          </table:table-cell>
          <table:table-cell office:value-type="string" calcext:value-type="string">
            <text:p>Lecture Notes in Informatics (LNI), Proceedings - Series of the Gesellschaft fur Informatik (GI)</text:p>
          </table:table-cell>
          <table:table-cell office:value-type="string" calcext:value-type="string">
            <text:p>P-312</text:p>
          </table:table-cell>
          <table:table-cell table:number-columns-repeated="2"/>
          <table:table-cell office:value-type="float" office:value="143" calcext:value-type="float">
            <text:p>143</text:p>
          </table:table-cell>
          <table:table-cell office:value-type="float" office:value="154" calcext:value-type="float">
            <text:p>154</text:p>
          </table:table-cell>
          <table:table-cell office:value-type="float" office:value="11" calcext:value-type="float">
            <text:p>11</text:p>
          </table:table-cell>
          <table:table-cell/>
          <table:table-cell office:value-type="string" calcext:value-type="string">
            <text:p>https://www.scopus.com/inward/record.uri?eid=2-s2.0-85119068027&amp;partnerID=40&amp;md5=24d4e026f0e375b72fd308c8272bb00c</text:p>
          </table:table-cell>
          <table:table-cell office:value-type="string" calcext:value-type="string">
            <text:p>For SSI solutions to make a significant impact, they need to be designed to cater to the requirements of the market to be adopted. Therefore, this paper proposes a structure of the market for SSI solutions, analyses its stakeholders, and surveys its current state. © 2021 Gesellschaft fur Informatik (GI). All rights reserved.</text:p>
          </table:table-cell>
          <table:table-cell office:value-type="string" calcext:value-type="string">
            <text:p>Decentralized identity; Digital identity; EID; Identity management; Market; Network effects; Self-sovereign identity; SSI; Stakeholders; Trust</text:p>
          </table:table-cell>
          <table:table-cell office:value-type="string" calcext:value-type="string">
            <text:p>Authentication; Electronic document identification systems; Decentralised; Decentralized identity; Digital identity; EID; Identity management; Market; Network effects; Self-sovereign identity; SSI; Stakeholder; Trust; Commer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19068027</text:p>
          </table:table-cell>
        </table:table-row>
        <table:table-row table:style-name="ro3">
          <table:table-cell office:value-type="string" calcext:value-type="string">
            <text:p>Pinto F.; Ferreira da Silva C.; Moro S.</text:p>
          </table:table-cell>
          <table:table-cell office:value-type="string" calcext:value-type="string">
            <text:p>Pinto, Filipe (55947196500); Ferreira da Silva, Catarina (57219280995); Moro, Sergio (56076679200)</text:p>
          </table:table-cell>
          <table:table-cell office:value-type="string" calcext:value-type="string">
            <text:p>55947196500; 57219280995; 56076679200</text:p>
          </table:table-cell>
          <table:table-cell office:value-type="string" calcext:value-type="string">
            <text:p>People-centered distributed ledger technology-IoT architectures: A systematic literature review</text:p>
          </table:table-cell>
          <table:table-cell office:value-type="float" office:value="2022" calcext:value-type="float">
            <text:p>2022</text:p>
          </table:table-cell>
          <table:table-cell office:value-type="string" calcext:value-type="string">
            <text:p>Telematics and Informatics</text:p>
          </table:table-cell>
          <table:table-cell office:value-type="float" office:value="70" calcext:value-type="float">
            <text:p>70</text:p>
          </table:table-cell>
          <table:table-cell/>
          <table:table-cell office:value-type="float" office:value="101812" calcext:value-type="float">
            <text:p>101812</text:p>
          </table:table-cell>
          <table:table-cell table:number-columns-repeated="3"/>
          <table:table-cell office:value-type="string" calcext:value-type="string">
            <text:p>10.1016/j.tele.2022.101812</text:p>
          </table:table-cell>
          <table:table-cell office:value-type="string" calcext:value-type="string">
            <text:p>https://www.scopus.com/inward/record.uri?eid=2-s2.0-85127140711&amp;doi=10.1016%2fj.tele.2022.101812&amp;partnerID=40&amp;md5=a03007521273b64c822392a98127d9e7</text:p>
          </table:table-cell>
          <table:table-cell office:value-type="string" calcext:value-type="string">
            <text:p>To understand how distributed ledger technology (DLT) enables people-centered IoT solutions we conducted a systematic literature review of tested implementations since 2017. We created a people-centered classification to analyze 39 implementations. We found that people-centered DLT-IoT architectures are in their infancy and detected no evidence of emerging patterns. We observed that Ethereum is the most used DLT. Fit-for-purpose technologies like IOTA and concepts like Self-Sovereign Identity (SSI) were underrepresented. We noted an increased interest in privacy-preserving and edge-computing mechanisms, and identified three areas for future research. We hope this survey will assist others learning more about people-centered IoT solutions. © 2022</text:p>
          </table:table-cell>
          <table:table-cell office:value-type="string" calcext:value-type="string">
            <text:p>Data economy; Distributed Ledger Technology (DLT); Internet of Things (IoT); People-centered</text:p>
          </table:table-cell>
          <table:table-cell office:value-type="string" calcext:value-type="string">
            <text:p>Internet of things; Data economy; Distributed ledg technology; Edge computing; Emerging patterns; Fit for purpose; Internet of thing; Internet of things architectures; People-centered; Privacy preserving; Systematic literature review; Distributed ledger</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reen Open Access; Hybrid Gold Open Access</text:p>
          </table:table-cell>
          <table:table-cell office:value-type="string" calcext:value-type="string">
            <text:p>Scopus</text:p>
          </table:table-cell>
          <table:table-cell office:value-type="string" calcext:value-type="string">
            <text:p>2-s2.0-85127140711</text:p>
          </table:table-cell>
        </table:table-row>
        <table:table-row table:style-name="ro3">
          <table:table-cell office:value-type="string" calcext:value-type="string">
            <text:p>Bernal Bernabe J.; Canovas J.L.; Hernandez-Ramos J.L.; Torres Moreno R.; Skarmeta A.</text:p>
          </table:table-cell>
          <table:table-cell office:value-type="string" calcext:value-type="string">
            <text:p>Bernal Bernabe, Jorge (57195618802); Canovas, Jose Luis (57213789356); Hernandez-Ramos, Jose L. (56157393500); Torres Moreno, Rafael (57210820201); Skarmeta, Antonio (7004419066)</text:p>
          </table:table-cell>
          <table:table-cell office:value-type="string" calcext:value-type="string">
            <text:p>57195618802; 57213789356; 56157393500; 57210820201; 7004419066</text:p>
          </table:table-cell>
          <table:table-cell office:value-type="string" calcext:value-type="string">
            <text:p>Privacy-Preserving Solutions for Blockchain: Review and Challenges</text:p>
          </table:table-cell>
          <table:table-cell office:value-type="float" office:value="2019" calcext:value-type="float">
            <text:p>2019</text:p>
          </table:table-cell>
          <table:table-cell office:value-type="string" calcext:value-type="string">
            <text:p>IEEE Access</text:p>
          </table:table-cell>
          <table:table-cell office:value-type="float" office:value="7" calcext:value-type="float">
            <text:p>7</text:p>
          </table:table-cell>
          <table:table-cell/>
          <table:table-cell office:value-type="float" office:value="8888155" calcext:value-type="float">
            <text:p>8888155</text:p>
          </table:table-cell>
          <table:table-cell office:value-type="float" office:value="164908" calcext:value-type="float">
            <text:p>164908</text:p>
          </table:table-cell>
          <table:table-cell office:value-type="float" office:value="164940" calcext:value-type="float">
            <text:p>164940</text:p>
          </table:table-cell>
          <table:table-cell office:value-type="float" office:value="32" calcext:value-type="float">
            <text:p>32</text:p>
          </table:table-cell>
          <table:table-cell office:value-type="string" calcext:value-type="string">
            <text:p>10.1109/ACCESS.2019.2950872</text:p>
          </table:table-cell>
          <table:table-cell office:value-type="string" calcext:value-type="string">
            <text:p>https://www.scopus.com/inward/record.uri?eid=2-s2.0-85077538435&amp;doi=10.1109%2fACCESS.2019.2950872&amp;partnerID=40&amp;md5=2270f74c3fbac4d24dc254ed4977b74a</text:p>
          </table:table-cell>
          <table:table-cell office:value-type="string" calcext:value-type="string">
            <text:p>Blockchains offer a decentralized, immutable and verifiable ledger that can record transactions of digital assets, provoking a radical change in several innovative scenarios, such as smart cities, eHealth or eGovernment. However, blockchains are subject to different scalability, security and potential privacy issues, such as transaction linkability, crypto-keys management (e.g. recovery), on-chain data privacy, or compliance with privacy regulations (e.g. GDPR). To deal with these challenges, novel privacy-preserving solutions for blockchain based on crypto-privacy techniques are emerging to empower users with mechanisms to become anonymous and take control of their personal data during their digital transactions of any kind in the ledger, following a Self-Sovereign Identity (SSI) model. In this sense, this paper performs a systematic review of the current state of the art on privacy-preserving research solutions and mechanisms in blockchain, as well as the main associated privacy challenges in this promising and disrupting technology. The survey covers privacy techniques in public and permissionless blockchains, e.g. Bitcoin and Ethereum, as well as privacy-preserving research proposals and solutions in permissioned and private blockchains. Diverse blockchain scenarios are analyzed, encompassing, eGovernment, eHealth, cryptocurrencies, Smart cities, and Cooperative ITS. © 2013 IEEE.</text:p>
          </table:table-cell>
          <table:table-cell office:value-type="string" calcext:value-type="string">
            <text:p>bitcoin; Blockchain; privacy; security; survey</text:p>
          </table:table-cell>
          <table:table-cell office:value-type="string" calcext:value-type="string">
            <text:p>Bitcoin; Blockchain; Smart city; Surveying; Surveys; Digital assets; Privacy preserving; Privacy preserving solutions; Privacy regulation; Research proposals; security; State of the art; Systematic Review; Data privacy</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077538435</text:p>
          </table:table-cell>
        </table:table-row>
        <table:table-row table:style-name="ro3">
          <table:table-cell office:value-type="string" calcext:value-type="string">
            <text:p>Satybaldy A.; Nowostawski M.</text:p>
          </table:table-cell>
          <table:table-cell office:value-type="string" calcext:value-type="string">
            <text:p>Satybaldy, Abylay (57203937501); Nowostawski, Mariusz (6602614040)</text:p>
          </table:table-cell>
          <table:table-cell office:value-type="string" calcext:value-type="string">
            <text:p>57203937501; 6602614040</text:p>
          </table:table-cell>
          <table:table-cell office:value-type="string" calcext:value-type="string">
            <text:p>Review of techniques for privacy-preserving blockchain systems</text:p>
          </table:table-cell>
          <table:table-cell office:value-type="float" office:value="2020" calcext:value-type="float">
            <text:p>2020</text:p>
          </table:table-cell>
          <table:table-cell office:value-type="string" calcext:value-type="string">
            <text:p>BSCI 2020 - Proceedings of the 2nd ACM International Symposium on Blockchain and Secure Critical Infrastructure, Co-located with AsiaCCS 2020</text:p>
          </table:table-cell>
          <table:table-cell table:number-columns-repeated="3"/>
          <table:table-cell office:value-type="float" office:value="1" calcext:value-type="float">
            <text:p>1</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10.1145/3384943.3409416</text:p>
          </table:table-cell>
          <table:table-cell office:value-type="string" calcext:value-type="string">
            <text:p>https://www.scopus.com/inward/record.uri?eid=2-s2.0-85094972286&amp;doi=10.1145%2f3384943.3409416&amp;partnerID=40&amp;md5=e1cb969112e8ad4bb876db5f75f88c9c</text:p>
          </table:table-cell>
          <table:table-cell office:value-type="string" calcext:value-type="string">
            <text:p>Privacy plays a central role in many application domains that utilize blockchain technology. It is central in Personal Data Management, Electronic Health records, or systems that interact with any public institution. However, blockchains are subject to potential privacy issues such as transaction linkability, compliance with data protection regulations, on-chain data privacy, and malicious smart contracts. To deal with these challenges, novel privacy-preserving solutions based on crypto-privacy techniques are emerging. The goal of this survey is to provide insights into the privacy-preserving techniques associated with blockchain. We analyse the existing privacy-preserving mechanisms for blockchain and propose a framework that categorizes the main techniques examined. Furthermore, we summarize some typical applications of blockchain where the privacy protection is the main requirement. <text:s/>© 2020 Owner/Author.</text:p>
          </table:table-cell>
          <table:table-cell office:value-type="string" calcext:value-type="string">
            <text:p>Anonymous systems; Blockchain technology; Cryptographic protocols; Privacy-preserving techniques; Self-sovereign identity</text:p>
          </table:table-cell>
          <table:table-cell office:value-type="string" calcext:value-type="string">
            <text:p>Blockchain; Critical infrastructures; Information management; Public works; Electronic health record; Linkability; Privacy issue; Privacy preserving; Privacy preserving solutions; Privacy protection; Public institution; Typical application; Privacy by desig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94972286</text:p>
          </table:table-cell>
        </table:table-row>
        <table:table-row table:style-name="ro3">
          <table:table-cell office:value-type="string" calcext:value-type="string">
            <text:p>Hansen M.; Büttner A.</text:p>
          </table:table-cell>
          <table:table-cell office:value-type="string" calcext:value-type="string">
            <text:p>Hansen, Malte (57716618000); Büttner, Andre (57226375406)</text:p>
          </table:table-cell>
          <table:table-cell office:value-type="string" calcext:value-type="string">
            <text:p>57716618000; 57226375406</text:p>
          </table:table-cell>
          <table:table-cell office:value-type="string" calcext:value-type="string">
            <text:p>Secure and Privacy-Preserving Authentication for Data Subject Rights Enforcement</text:p>
          </table:table-cell>
          <table:table-cell office:value-type="float" office:value="2024" calcext:value-type="float">
            <text:p>2024</text:p>
          </table:table-cell>
          <table:table-cell office:value-type="string" calcext:value-type="string">
            <text:p>IFIP Advances in Information and Communication Technology</text:p>
          </table:table-cell>
          <table:table-cell office:value-type="string" calcext:value-type="string">
            <text:p>695 IFIPAICT</text:p>
          </table:table-cell>
          <table:table-cell table:number-columns-repeated="2"/>
          <table:table-cell office:value-type="float" office:value="175" calcext:value-type="float">
            <text:p>175</text:p>
          </table:table-cell>
          <table:table-cell office:value-type="float" office:value="191" calcext:value-type="float">
            <text:p>191</text:p>
          </table:table-cell>
          <table:table-cell office:value-type="float" office:value="16" calcext:value-type="float">
            <text:p>16</text:p>
          </table:table-cell>
          <table:table-cell office:value-type="string" calcext:value-type="string">
            <text:p>10.1007/978-3-031-57978-3_12</text:p>
          </table:table-cell>
          <table:table-cell office:value-type="string" calcext:value-type="string">
            <text:p>https://www.scopus.com/inward/record.uri?eid=2-s2.0-85192347721&amp;doi=10.1007%2f978-3-031-57978-3_12&amp;partnerID=40&amp;md5=90a5767b96db71e23c11831997b5de5c</text:p>
          </table:table-cell>
          <table:table-cell office:value-type="string" calcext:value-type="string">
            <text:p>In light of the GDPR, data controllers (DC) need to allow data subjects (DS) to exercise certain data subject rights. A key requirement here is that DCs can reliably authenticate a DS. Due to a lack of clear technical specifications, this has been realized in different ways, such as by requesting copies of ID documents or by email address verification. However, previous research has shown that this is associated with various security and privacy risks and that identifying DSs can be a non-trivial task. In this paper, we review different authentication schemes and propose an architecture that enables DCs to authenticate DSs with the help of independent Identity Providers in a secure and privacy-preserving manner by utilizing attribute-based credentials and eIDs. Our work contributes to a more standardized and privacy-preserving way of authenticating DSs, which will benefit both DCs and DSs. © IFIP International Federation for Information Processing 2024.</text:p>
          </table:table-cell>
          <table:table-cell office:value-type="string" calcext:value-type="string">
            <text:p>Authentication; Data Subject Rights; eID; GDPR; Self Sovereign Identity</text:p>
          </table:table-cell>
          <table:table-cell office:value-type="string" calcext:value-type="string">
            <text:p>Privacy-preserving techniques; Data controllers; Data subject right; Data subjects; EID; GDPR; ID document; Privacy preserving; Privacy-preserving authentication; Self sovereign identity; Technical specifications; Authenticatio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92347721</text:p>
          </table:table-cell>
        </table:table-row>
        <table:table-row table:style-name="ro3">
          <table:table-cell office:value-type="string" calcext:value-type="string">
            <text:p>Behare N.; Palav M.R.; Deshmukh S.B.; Waghulkar S.; Pal V.</text:p>
          </table:table-cell>
          <table:table-cell office:value-type="string" calcext:value-type="string">
            <text:p>Behare, Nitesh (57204806090); Palav, Manesh R. (57989020900); Deshmukh, Sharmishthadevi B. (59318147400); Waghulkar, Shrikant (57204810755); Pal, Vinod (59134840500)</text:p>
          </table:table-cell>
          <table:table-cell office:value-type="string" calcext:value-type="string">
            <text:p>57204806090; 57989020900; 59318147400; 57204810755; 59134840500</text:p>
          </table:table-cell>
          <table:table-cell office:value-type="string" calcext:value-type="string">
            <text:p>Securing Sign-Up and Sign-In in the Indian Market: Fraud Prevention in CIAM for CRM - A Comprehensive Review and Future Directions</text:p>
          </table:table-cell>
          <table:table-cell office:value-type="float" office:value="2025" calcext:value-type="float">
            <text:p>2025</text:p>
          </table:table-cell>
          <table:table-cell office:value-type="string" calcext:value-type="string">
            <text:p>Communications in Computer and Information Science</text:p>
          </table:table-cell>
          <table:table-cell office:value-type="string" calcext:value-type="string">
            <text:p>2429 CCIS</text:p>
          </table:table-cell>
          <table:table-cell table:number-columns-repeated="2"/>
          <table:table-cell office:value-type="float" office:value="274" calcext:value-type="float">
            <text:p>274</text:p>
          </table:table-cell>
          <table:table-cell office:value-type="float" office:value="301" calcext:value-type="float">
            <text:p>301</text:p>
          </table:table-cell>
          <table:table-cell office:value-type="float" office:value="27" calcext:value-type="float">
            <text:p>27</text:p>
          </table:table-cell>
          <table:table-cell office:value-type="string" calcext:value-type="string">
            <text:p>10.1007/978-3-031-86305-9_19</text:p>
          </table:table-cell>
          <table:table-cell office:value-type="string" calcext:value-type="string">
            <text:p>https://www.scopus.com/inward/record.uri?eid=2-s2.0-105003905608&amp;doi=10.1007%2f978-3-031-86305-9_19&amp;partnerID=40&amp;md5=d5e17b3f36e31da65fa799394ae3b04d</text:p>
          </table:table-cell>
          <table:table-cell office:value-type="string" calcext:value-type="string">
            <text:p>Customer Identity and Access Management (CIAM) has alwsays been critical in digital Customer Relationship Management (CRM) systems specifically in safeguarding customer’s identity in diverse digital landscapes like India. This paper presents a comprehensive review of CIAM’s role in fraud prevention at the time of sign-up and sign-in processes of a customer within CRM platforms, with reference to the Indian market. It underscores the current practices of business processes, key challenges faced by customer as well as business and effective fraud prevention strategies, comprising the use of Multi-Factor Authentication (MFA), biometric verification and machine learning for real-time threat detection. Furthermore, it also analyzes India specific factors such as rules and regulations, people diversity and geographical and technological developments that define CIAM in the country. Moreover, decentralized identity management using blockchain, emerging trends in AI-driven fraud prevention and implementation of Zero Trust Architecture (ZTA) are also discussed to offer insights into the future of CIAM in the CRM domain. This aim of the study is to guide business to enhance their CIAM strategies to ensure vigorous security, regulatory compliance and seamless customer experiences, predominantly in the evolving digital market of India. © The Author(s), under exclusive license to Springer Nature Switzerland AG 2025.</text:p>
          </table:table-cell>
          <table:table-cell office:value-type="string" calcext:value-type="string">
            <text:p>CRM Security; Customer Identity and Access Management (CIAM); Cybersecurity in CRM; Digital Identity Management; Homomorphic Encryption; Predictive Analytics; Quantum-Resistant Algorithms; Sign-In Security; Sign-Up Security; Zero Trust architecture</text:p>
          </table:table-cell>
          <table:table-cell office:value-type="string" calcext:value-type="string">
            <text:p>Authentication; Crime; Customer satisfaction; Enterprise resource planning; Customer identity; Customer identity and access management; Customer relationship management; Customer relationship management security; Cyber security; Cybersecurity in customer relationship management; Digital identity management; Ho-momorphic encryptions; Homomorphic-encryptions; Identity and access managements; Quantum-resistant algorithm; Sign-in security; Sign-up security; Zero trust architecture; Sal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105003905608</text:p>
          </table:table-cell>
        </table:table-row>
        <table:table-row table:style-name="ro3">
          <table:table-cell office:value-type="string" calcext:value-type="string">
            <text:p>Shuaib M.; Alam S.; Shabbir Alam M.; Shahnawaz Nasir M.</text:p>
          </table:table-cell>
          <table:table-cell office:value-type="string" calcext:value-type="string">
            <text:p>Shuaib, Mohammed (57207874230); Alam, Shadab (56659054100); Shabbir Alam, Mohammad (57311031800); Shahnawaz Nasir, Mohammad (58491504900)</text:p>
          </table:table-cell>
          <table:table-cell office:value-type="string" calcext:value-type="string">
            <text:p>57207874230; 56659054100; 57311031800; 58491504900</text:p>
          </table:table-cell>
          <table:table-cell office:value-type="string" calcext:value-type="string">
            <text:p>Self-sovereign identity for healthcare using blockchain</text:p>
          </table:table-cell>
          <table:table-cell office:value-type="float" office:value="2021" calcext:value-type="float">
            <text:p>2021</text:p>
          </table:table-cell>
          <table:table-cell office:value-type="string" calcext:value-type="string">
            <text:p>Materials Today: Proceedings</text:p>
          </table:table-cell>
          <table:table-cell office:value-type="float" office:value="81" calcext:value-type="float">
            <text:p>81</text:p>
          </table:table-cell>
          <table:table-cell office:value-type="float" office:value="2" calcext:value-type="float">
            <text:p>2</text:p>
          </table:table-cell>
          <table:table-cell/>
          <table:table-cell office:value-type="float" office:value="203" calcext:value-type="float">
            <text:p>203</text:p>
          </table:table-cell>
          <table:table-cell office:value-type="float" office:value="207" calcext:value-type="float">
            <text:p>207</text:p>
          </table:table-cell>
          <table:table-cell office:value-type="float" office:value="4" calcext:value-type="float">
            <text:p>4</text:p>
          </table:table-cell>
          <table:table-cell office:value-type="string" calcext:value-type="string">
            <text:p>10.1016/j.matpr.2021.03.083</text:p>
          </table:table-cell>
          <table:table-cell office:value-type="string" calcext:value-type="string">
            <text:p>https://www.scopus.com/inward/record.uri?eid=2-s2.0-85165083964&amp;doi=10.1016%2fj.matpr.2021.03.083&amp;partnerID=40&amp;md5=ece6567d168cb3f37b6ec8e284b4b8fa</text:p>
          </table:table-cell>
          <table:table-cell office:value-type="string" calcext:value-type="string">
            <text:p>Secure and reliable identity is essential for identifying a user accurately and providing services. The traditional centralized identity systems have several security weaknesses and do not support user control. Self-sovereign identity (SSI) has been proposed to provide user control and secure identity model. User record privacy and security is a critical factor for any healthcare information system. Healthcare is also a domain where SSI solutions can counter patient information privacy and security threats. This paper reviews the applicability of blockchain-based SSI solution in healthcare, their advantages and requirements. It further provides a model use case for demonstrating the SSI application in healthcare. <text:s/>© 2021 Elsevier Ltd. All rights reserved.</text:p>
          </table:table-cell>
          <table:table-cell office:value-type="string" calcext:value-type="string">
            <text:p>Blockchain; EHR; Healthcare; Privacy; Security; Self-sovereign identity</text:p>
          </table:table-cell>
          <table:table-cell office:value-type="string" calcext:value-type="string">
            <text:p>Health care; Information systems; Information use; Block-chain; Centralised; EHR; Healthcare; Privacy; Privacy and security; Security; Security weakness; Self-sovereign identity; User control;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65083964</text:p>
          </table:table-cell>
        </table:table-row>
        <table:table-row table:style-name="ro3">
          <table:table-cell office:value-type="string" calcext:value-type="string">
            <text:p>Bochnia R.; Richter D.; Anke J.</text:p>
          </table:table-cell>
          <table:table-cell office:value-type="string" calcext:value-type="string">
            <text:p>Bochnia, Ricardo (58698180800); Richter, Daniel (57667984900); Anke, Jurgen (57188770330)</text:p>
          </table:table-cell>
          <table:table-cell office:value-type="string" calcext:value-type="string">
            <text:p>58698180800; 57667984900; 57188770330</text:p>
          </table:table-cell>
          <table:table-cell office:value-type="string" calcext:value-type="string">
            <text:p>Self-Sovereign Identity for Organizations: Requirements for Enterprise Software</text:p>
          </table:table-cell>
          <table:table-cell office:value-type="float" office:value="2024" calcext:value-type="float">
            <text:p>2024</text:p>
          </table:table-cell>
          <table:table-cell office:value-type="string" calcext:value-type="string">
            <text:p>IEEE Access</text:p>
          </table:table-cell>
          <table:table-cell office:value-type="float" office:value="12" calcext:value-type="float">
            <text:p>12</text:p>
          </table:table-cell>
          <table:table-cell table:number-columns-repeated="2"/>
          <table:table-cell office:value-type="float" office:value="7637" calcext:value-type="float">
            <text:p>7637</text:p>
          </table:table-cell>
          <table:table-cell office:value-type="float" office:value="7660" calcext:value-type="float">
            <text:p>7660</text:p>
          </table:table-cell>
          <table:table-cell office:value-type="float" office:value="23" calcext:value-type="float">
            <text:p>23</text:p>
          </table:table-cell>
          <table:table-cell office:value-type="string" calcext:value-type="string">
            <text:p>10.1109/ACCESS.2023.3349095</text:p>
          </table:table-cell>
          <table:table-cell office:value-type="string" calcext:value-type="string">
            <text:p>https://www.scopus.com/inward/record.uri?eid=2-s2.0-85181561916&amp;doi=10.1109%2fACCESS.2023.3349095&amp;partnerID=40&amp;md5=f959ea5d3cc5d4f15559741a5ceaeffb</text:p>
          </table:table-cell>
          <table:table-cell office:value-type="string" calcext:value-type="string">
            <text:p>In recent years, the decentralized identity management approach known as Self-Sovereign Identity (SSI) has gained popularity. It aims to give individuals and organizations more control over their identities and credentials. Unfortunately, the adoption of SSI is impeded because the SSI community frequently overlooks the requirements of organizations. The organization's roles as an issuer, verifier, and especially as a holder of Verifiable Credentials (VCs) remain largely unexplored. This is partly because SSI emerged as a user-centric approach focusing on privacy benefits for individuals who act as credential holders. To address this issue, we conducted a multi-method study to identify an initial set of general requirements for organizational SSI software. We used a triangulation approach consisting of a literature review, expert interviews, and product analysis. As a result, we present a comprehensive set of requirements grouped into three main categories: credential management, organizational identity and relationships, and additional requirements. We also examined potential constraints to SSI development and wider adoption in organizational settings. Furthermore, we present gaps between the found organizational-centric requirements and current SSI solutions. Thus, these requirements can serve as a starting point for developing better-tailored SSI software, which represents organizational needs and use cases more closely than current solutions. <text:s/>© 2013 IEEE.</text:p>
          </table:table-cell>
          <table:table-cell office:value-type="string" calcext:value-type="string">
            <text:p>Enterprise SSI; enterprise wallet; identity management system; organizational SSI; organizational wallet; self-sovereign identity; SSI; verifiable credentials</text:p>
          </table:table-cell>
          <table:table-cell office:value-type="string" calcext:value-type="string">
            <text:p>Authentication; Enterprise software; Decentralised; Decentralized application; Enterprise resources planning; Enterprise self-sovereign identity; Enterprise wallet; Europe; Identity management systems; Organisational; Organizational self-sovereign identity; Organizational wallet; Self-sovereign identity; Software project; Verifiable credential; Enterprise resource planning</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81561916</text:p>
          </table:table-cell>
        </table:table-row>
        <table:table-row table:style-name="ro3">
          <table:table-cell office:value-type="string" calcext:value-type="string">
            <text:p>Shuaib M.; Hassan N.H.; Usman S.; Alam S.; Bhatia S.; Mashat A.; Kumar A.; Kumar M.</text:p>
          </table:table-cell>
          <table:table-cell office:value-type="string" calcext:value-type="string">
            <text:p>Shuaib, Mohammed (57207874230); Hassan, Noor Hafizah (57905044000); Usman, Sahnius (36007713400); Alam, Shadab (56659054100); Bhatia, Surbhi (56655934600); Mashat, Arwa (57211476380); Kumar, Adarsh (16744112800); Kumar, Manoj (57201849165)</text:p>
          </table:table-cell>
          <table:table-cell office:value-type="string" calcext:value-type="string">
            <text:p>57207874230; 57905044000; 36007713400; 56659054100; 56655934600; 57211476380; 16744112800; 57201849165</text:p>
          </table:table-cell>
          <table:table-cell office:value-type="string" calcext:value-type="string">
            <text:p>Self-Sovereign Identity Solution for Blockchain-Based Land Registry System: A Comparison</text:p>
          </table:table-cell>
          <table:table-cell office:value-type="float" office:value="2022" calcext:value-type="float">
            <text:p>2022</text:p>
          </table:table-cell>
          <table:table-cell office:value-type="string" calcext:value-type="string">
            <text:p>Mobile Information Systems</text:p>
          </table:table-cell>
          <table:table-cell office:value-type="float" office:value="2022" calcext:value-type="float">
            <text:p>2022</text:p>
          </table:table-cell>
          <table:table-cell/>
          <table:table-cell office:value-type="float" office:value="8930472" calcext:value-type="float">
            <text:p>8930472</text:p>
          </table:table-cell>
          <table:table-cell table:number-columns-repeated="3"/>
          <table:table-cell office:value-type="string" calcext:value-type="string">
            <text:p>10.1155/2022/8930472</text:p>
          </table:table-cell>
          <table:table-cell office:value-type="string" calcext:value-type="string">
            <text:p>https://www.scopus.com/inward/record.uri?eid=2-s2.0-85128769755&amp;doi=10.1155%2f2022%2f8930472&amp;partnerID=40&amp;md5=1d748a625643baf0b3603256727f32d8</text:p>
          </table:table-cell>
          <table:table-cell office:value-type="string" calcext:value-type="string">
            <text:p>Providing an identity solution is essential for a reliable blockchain-based land registry system. A secure, privacy-preserving, and efficient identity solution is essential but challenging. This paper examines the current literature and provides a systematic literature review in three stages based on the three research questions (RQ) that show the assessment and interpretation process step by step. Based on the parameters and RQ specified in the research methodology section, a total of 43 primary articles have been selected from the 251 articles extracted from various scientific databases. The majority of these articles are concerned with evaluating the existing self-sovereign identity (SSI) solutions and their role in the blockchain-based land registry system to address the compliance issues in the existing SSI solutions with SSI principles and find the best possible SSI solution to address the identity problems in the land registry. The existing digital identity solutions cannot handle the requirements of the identity principle and are prone to various limitations like centralization and dependency on third parties that further augment the chance of security threats. SSI has been designed to overcome these limitations and provide a secure, reliable, and efficient identity solution that gives complete control to the users over their personal identity information (PII). This paper reviews the existing SSI solutions, evaluates them based on the SSI principles, and comes up with the best possible SSI solution for a blockchain-based land registry system. It further provides a detailed investigation of each SSI solution to present its functionalities and limitations for further improvement. <text:s/>© 2022 Mohammed Shuaib et al.</text:p>
          </table:table-cell>
          <table:table-cell/>
          <table:table-cell office:value-type="string" calcext:value-type="string">
            <text:p>Electronic document identification systems; Privacy-preserving techniques; 'current; Block-chain; Digital identity; Land registries; Privacy preserving; Process steps; Research methodologies; Research questions; Scientific database; Systematic literature review; Blockchain</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8769755</text:p>
          </table:table-cell>
        </table:table-row>
        <table:table-row table:style-name="ro3">
          <table:table-cell office:value-type="string" calcext:value-type="string">
            <text:p>Schardong F.; Custódio R.</text:p>
          </table:table-cell>
          <table:table-cell office:value-type="string" calcext:value-type="string">
            <text:p>Schardong, Frederico (56938998800); Custódio, Ricardo (23134431000)</text:p>
          </table:table-cell>
          <table:table-cell office:value-type="string" calcext:value-type="string">
            <text:p>56938998800; 23134431000</text:p>
          </table:table-cell>
          <table:table-cell office:value-type="string" calcext:value-type="string">
            <text:p>Self-Sovereign Identity: A Systematic Review, Mapping and Taxonomy</text:p>
          </table:table-cell>
          <table:table-cell office:value-type="float" office:value="2022" calcext:value-type="float">
            <text:p>2022</text:p>
          </table:table-cell>
          <table:table-cell office:value-type="string" calcext:value-type="string">
            <text:p>Sensors</text:p>
          </table:table-cell>
          <table:table-cell office:value-type="float" office:value="22" calcext:value-type="float">
            <text:p>22</text:p>
          </table:table-cell>
          <table:table-cell office:value-type="float" office:value="15" calcext:value-type="float">
            <text:p>15</text:p>
          </table:table-cell>
          <table:table-cell office:value-type="float" office:value="5641" calcext:value-type="float">
            <text:p>5641</text:p>
          </table:table-cell>
          <table:table-cell table:number-columns-repeated="3"/>
          <table:table-cell office:value-type="string" calcext:value-type="string">
            <text:p>10.3390/s22155641</text:p>
          </table:table-cell>
          <table:table-cell office:value-type="string" calcext:value-type="string">
            <text:p>https://www.scopus.com/inward/record.uri?eid=2-s2.0-85136341197&amp;doi=10.3390%2fs22155641&amp;partnerID=40&amp;md5=7c024fe6498229cffaac924e868776f0</text:p>
          </table:table-cell>
          <table:table-cell office:value-type="string" calcext:value-type="string">
            <text:p>Self-Sovereign Identity (SSI) is an identity model centered on the user. The user maintains and controls their data in this model. When a service provider requests data from the user, the user sends it directly to the service provider, bypassing third-party intermediaries. Thus, SSI reduces identity providers’ involvement in the identification, authentication, and authorization, thereby increasing user privacy. Additionally, users can share portions of their personal information with service providers, significantly improving user privacy. This identity model has drawn the attention of researchers and organizations worldwide, resulting in an increase in both scientific and non-scientific literature on the subject. This study conducts a comprehensive and rigorous systematic review of the literature and a systematic mapping of theoretical and practical advances in SSI. We identified and analyzed evidence from reviewed materials to address four research questions, resulting in a novel SSI taxonomy used to categorize and review publications. Additionally, open challenges are discussed along with recommendations for future work. © 2022 by the authors.</text:p>
          </table:table-cell>
          <table:table-cell office:value-type="string" calcext:value-type="string">
            <text:p>identity and access management; identity management; privacy; review; self-sovereign identity; SSI; survey; systematic literature review; systematic mapping; taxonomy</text:p>
          </table:table-cell>
          <table:table-cell office:value-type="string" calcext:value-type="string">
            <text:p>Privacy; Authentication; Authorization; Data privacy; Mapping; Identity and access managements; Identity management; Identity models; Privacy; Self-sovereign identity; Service provider; Systematic literature review; Systematic mapping; Systematic Review; privacy; Taxonomies</text:p>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36341197</text:p>
          </table:table-cell>
        </table:table-row>
        <table:table-row table:style-name="ro3">
          <table:table-cell office:value-type="string" calcext:value-type="string">
            <text:p>Bartolomeu P.C.; Vieira E.; Hosseini S.M.; Ferreira J.</text:p>
          </table:table-cell>
          <table:table-cell office:value-type="string" calcext:value-type="string">
            <text:p>Bartolomeu, Paulo C. (16021270300); Vieira, Emanuel (57208000227); Hosseini, Seyed M. (57211500647); Ferreira, Joaquim (57203290355)</text:p>
          </table:table-cell>
          <table:table-cell office:value-type="string" calcext:value-type="string">
            <text:p>16021270300; 57208000227; 57211500647; 57203290355</text:p>
          </table:table-cell>
          <table:table-cell office:value-type="string" calcext:value-type="string">
            <text:p>Self-Sovereign Identity: Use-cases, Technologies, and Challenges for Industrial IoT</text:p>
          </table:table-cell>
          <table:table-cell office:value-type="float" office:value="2019" calcext:value-type="float">
            <text:p>2019</text:p>
          </table:table-cell>
          <table:table-cell office:value-type="string" calcext:value-type="string">
            <text:p>IEEE International Conference on Emerging Technologies and Factory Automation, ETFA</text:p>
          </table:table-cell>
          <table:table-cell office:value-type="string" calcext:value-type="string">
            <text:p>2019-September</text:p>
          </table:table-cell>
          <table:table-cell/>
          <table:table-cell office:value-type="float" office:value="8869262" calcext:value-type="float">
            <text:p>8869262</text:p>
          </table:table-cell>
          <table:table-cell office:value-type="float" office:value="1173" calcext:value-type="float">
            <text:p>1173</text:p>
          </table:table-cell>
          <table:table-cell office:value-type="float" office:value="1180" calcext:value-type="float">
            <text:p>1180</text:p>
          </table:table-cell>
          <table:table-cell office:value-type="float" office:value="7" calcext:value-type="float">
            <text:p>7</text:p>
          </table:table-cell>
          <table:table-cell office:value-type="string" calcext:value-type="string">
            <text:p>10.1109/ETFA.2019.8869262</text:p>
          </table:table-cell>
          <table:table-cell office:value-type="string" calcext:value-type="string">
            <text:p>https://www.scopus.com/inward/record.uri?eid=2-s2.0-85074213759&amp;doi=10.1109%2fETFA.2019.8869262&amp;partnerID=40&amp;md5=06e94fba8634fc2b7548362719e26a58</text:p>
          </table:table-cell>
          <table:table-cell office:value-type="string" calcext:value-type="string">
            <text:p>Industrial Internet of Things applications are distributed Cyber-Physical systems with long life-cycles, with strict security requirements, that are being pervasively adopted with the proliferation of Industry 4.0. A fundamental aspect of security, in such applications, is a trustworthy identity to avoid impersonation attacks. Classical approaches for identity management usually rely on some variation of a centralized system, either based in a Public Key Infrastructure or in a central identity database. These solutions have some well-known drawbacks, notably the single point of failure in the central node and the limited scalability. Self-Sovereign Identity is a novel paradigm for digital identity allowing individuals and devices to fully own and manage their digital identities. According to this paradigm, identity artifacts can be stored by their owners and freely presented whenever a transaction requires some proof of identity, without relying on a central entity. This paper provides a review and discussion of the use-cases, technologies, and challenges that Self-Sovereign Identity faces in the context of Industrial Internet of Things' applications. The potential advantages of using this new paradigm are discussed in detail, together with the key challenges that still need to be addressed. © 2019 IEEE.</text:p>
          </table:table-cell>
          <table:table-cell/>
          <table:table-cell office:value-type="string" calcext:value-type="string">
            <text:p>Digital devices; Electronic document identification systems; Embedded systems; Factory automation; Life cycle; Public key cryptography; Centralized systems; Classical approach; Digital identity; Identity management; Impersonation attack; Long life cycles; Public key infrastructure; Security requirements; Internet of thing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074213759</text:p>
          </table:table-cell>
        </table:table-row>
        <table:table-row table:style-name="ro3">
          <table:table-cell office:value-type="string" calcext:value-type="string">
            <text:p>Shkembi K.; Kochovski P.; Papaioannou T.G.; Barelle C.; Stankovski V.</text:p>
          </table:table-cell>
          <table:table-cell office:value-type="string" calcext:value-type="string">
            <text:p>Shkembi, Klevis (58719774900); Kochovski, Petar (57196237022); Papaioannou, Thanasis G. (35183829300); Barelle, Caroline (58202210900); Stankovski, Vlado (6603094693)</text:p>
          </table:table-cell>
          <table:table-cell office:value-type="string" calcext:value-type="string">
            <text:p>58719774900; 57196237022; 35183829300; 58202210900; 6603094693</text:p>
          </table:table-cell>
          <table:table-cell office:value-type="string" calcext:value-type="string">
            <text:p>Semantic Web and blockchain technologies: Convergence, challenges and research trends</text:p>
          </table:table-cell>
          <table:table-cell office:value-type="float" office:value="2023" calcext:value-type="float">
            <text:p>2023</text:p>
          </table:table-cell>
          <table:table-cell office:value-type="string" calcext:value-type="string">
            <text:p>Journal of Web Semantics</text:p>
          </table:table-cell>
          <table:table-cell office:value-type="float" office:value="79" calcext:value-type="float">
            <text:p>79</text:p>
          </table:table-cell>
          <table:table-cell/>
          <table:table-cell office:value-type="float" office:value="100809" calcext:value-type="float">
            <text:p>100809</text:p>
          </table:table-cell>
          <table:table-cell table:number-columns-repeated="3"/>
          <table:table-cell office:value-type="string" calcext:value-type="string">
            <text:p>10.1016/j.websem.2023.100809</text:p>
          </table:table-cell>
          <table:table-cell office:value-type="string" calcext:value-type="string">
            <text:p>https://www.scopus.com/inward/record.uri?eid=2-s2.0-85177783377&amp;doi=10.1016%2fj.websem.2023.100809&amp;partnerID=40&amp;md5=6866c104c6ad5cc7ced2257469405e6a</text:p>
          </table:table-cell>
          <table:table-cell office:value-type="string" calcext:value-type="string">
            <text:p>In recent years, on the one hand, we have witnessed the rise of blockchain technology, which has led to better transparency, traceability, and therefore, trustworthy exchange of digital assets among different actors. On the other hand, achieving trustworthy content exchange has been one of the primary objectives of the Semantic Web, part of the World Wide Web Consortium. Semantic Web and blockchain technologies are the fundamental building blocks of Web3 (the third version of the Internet), which aims to link data through a decentralized approach. Blockchain provides a decentralized and secure framework for users to safeguard their data and take control over their data and Web3 experiences. However, developing trustworthy decentralized applications (Dapps) is a challenge because many blockchain-based functionalities must be developed from scratch, and combined with data semantics to open new innovative opportunities. In this survey paper, we explore the cross-cutting domain of the Semantic Web and blockchain and identify the critical building blocks required to achieve trust in the Next-Generation Internet. The application domains that could benefit from these technologies are also investigated. We developed a deep analysis of the published literature between 2015 and 2023. We performed our analysis in different digital libraries (e.g., Elsevier, IEEE, ACM), and as a result of our research, we retrieved 137 papers, of which 97 were retrieved as relevant to include in the paper. Furthermore, we studied several aspects (e.g., network type, transactions per second) of existing blockchain platforms. Semantic Web and blockchain technologies can be used to realize a verification and certification process for data quality. Examples of mechanisms to achieve this are the Decentralized Identities of the Semantic Web or the various blockchain consensus protocols that help achieve decentralization and realize democratic principles. Therefore, Semantic Web and blockchain technologies should be combined to achieve trust in the highly decentralized, semantically complex, and dynamic environments needed to build smart applications of the future. © 2023 Elsevier B.V.</text:p>
          </table:table-cell>
          <table:table-cell office:value-type="string" calcext:value-type="string">
            <text:p>Blockchain; Knowledge management; Ontology; Semantic Web; Trust</text:p>
          </table:table-cell>
          <table:table-cell office:value-type="string" calcext:value-type="string">
            <text:p>Blockchain; Digital libraries; Semantic Web; Block-chain; Decentralised; Digital assets; Ontology's; Research trends; Semantic-Web; Technology challenges; Technology convergence; Technology research; Trust; Knowledge managemen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77783377</text:p>
          </table:table-cell>
        </table:table-row>
        <table:table-row table:style-name="ro3">
          <table:table-cell office:value-type="string" calcext:value-type="string">
            <text:p>Ghesmati S.; Fdhila W.; Weippl E.</text:p>
          </table:table-cell>
          <table:table-cell office:value-type="string" calcext:value-type="string">
            <text:p>Ghesmati, Simin (37261346200); Fdhila, Walid (23670214300); Weippl, Edgar (8925433900)</text:p>
          </table:table-cell>
          <table:table-cell office:value-type="string" calcext:value-type="string">
            <text:p>37261346200; 23670214300; 8925433900</text:p>
          </table:table-cell>
          <table:table-cell office:value-type="string" calcext:value-type="string">
            <text:p>Studying Bitcoin Privacy Attacks and Their Impact on Bitcoin-Based Identity Methods</text:p>
          </table:table-cell>
          <table:table-cell office:value-type="float" office:value="2021" calcext:value-type="float">
            <text:p>2021</text:p>
          </table:table-cell>
          <table:table-cell office:value-type="string" calcext:value-type="string">
            <text:p>Lecture Notes in Business Information Processing</text:p>
          </table:table-cell>
          <table:table-cell office:value-type="float" office:value="428" calcext:value-type="float">
            <text:p>428</text:p>
          </table:table-cell>
          <table:table-cell table:number-columns-repeated="2"/>
          <table:table-cell office:value-type="float" office:value="85" calcext:value-type="float">
            <text:p>85</text:p>
          </table:table-cell>
          <table:table-cell office:value-type="float" office:value="101" calcext:value-type="float">
            <text:p>101</text:p>
          </table:table-cell>
          <table:table-cell office:value-type="float" office:value="16" calcext:value-type="float">
            <text:p>16</text:p>
          </table:table-cell>
          <table:table-cell office:value-type="string" calcext:value-type="string">
            <text:p>10.1007/978-3-030-85867-4_7</text:p>
          </table:table-cell>
          <table:table-cell office:value-type="string" calcext:value-type="string">
            <text:p>https://www.scopus.com/inward/record.uri?eid=2-s2.0-85115166400&amp;doi=10.1007%2f978-3-030-85867-4_7&amp;partnerID=40&amp;md5=4ebb01e1786d314b6e92ecbc638dc45c</text:p>
          </table:table-cell>
          <table:table-cell office:value-type="string" calcext:value-type="string">
            <text:p>The Bitcoin blockchain was the first publicly verifiable, and distributed ledger, where it is possible for everyone to download and check the full history of all data records from the genesis block. These properties lead to the emergence of new types of applications and the redesign of traditional systems that no longer respond to current business needs (e.g., transparency, protection against censorship, decentralization). One particular application is the use of blockchain technology to enable decentralized and self-sovereign identities including new mechanisms for creating, resolving, and revoking them. The public availability of data records has, in turn, paved the way for new kinds of attacks that combine sophisticated heuristics with auxiliary information to compromise users’ privacy and deanonymize their identities. In this paper, we review and categorize Bitcoin privacy attacks, investigate their impact on one of the Bitcoin-based identity methods namely did:btcr, and analyze and discuss its privacy properties. © 2021, Springer Nature Switzerland AG.</text:p>
          </table:table-cell>
          <table:table-cell office:value-type="string" calcext:value-type="string">
            <text:p>Bitcoin; Blockchain; BTCR; Decentralized identifier; DID; Privacy</text:p>
          </table:table-cell>
          <table:table-cell office:value-type="string" calcext:value-type="string">
            <text:p>Blockchain; Enterprise resource management; Process control; Robotics; Auxiliary information; Business needs; New mechanisms; Privacy Attacks; Publicly verifiable; Traditional systems; Bitco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15166400</text:p>
          </table:table-cell>
        </table:table-row>
        <table:table-row table:style-name="ro3">
          <table:table-cell office:value-type="string" calcext:value-type="string">
            <text:p>Tan K.L.; Chi C.-H.; Lam K.-Y.</text:p>
          </table:table-cell>
          <table:table-cell office:value-type="string" calcext:value-type="string">
            <text:p>Tan, Kheng Leong (57208692456); Chi, Chi-Hung (7401898821); Lam, Kwok-Yan (7403657062)</text:p>
          </table:table-cell>
          <table:table-cell office:value-type="string" calcext:value-type="string">
            <text:p>57208692456; 7401898821; 7403657062</text:p>
          </table:table-cell>
          <table:table-cell office:value-type="string" calcext:value-type="string">
            <text:p>Survey on Digital Sovereignty and Identity: From Digitization to Digitalization</text:p>
          </table:table-cell>
          <table:table-cell office:value-type="float" office:value="2024" calcext:value-type="float">
            <text:p>2024</text:p>
          </table:table-cell>
          <table:table-cell office:value-type="string" calcext:value-type="string">
            <text:p>ACM Computing Surveys</text:p>
          </table:table-cell>
          <table:table-cell office:value-type="float" office:value="56" calcext:value-type="float">
            <text:p>56</text:p>
          </table:table-cell>
          <table:table-cell office:value-type="float" office:value="3" calcext:value-type="float">
            <text:p>3</text:p>
          </table:table-cell>
          <table:table-cell office:value-type="float" office:value="61" calcext:value-type="float">
            <text:p>61</text:p>
          </table:table-cell>
          <table:table-cell table:number-columns-repeated="3"/>
          <table:table-cell office:value-type="string" calcext:value-type="string">
            <text:p>10.1145/3616400</text:p>
          </table:table-cell>
          <table:table-cell office:value-type="string" calcext:value-type="string">
            <text:p>https://www.scopus.com/inward/record.uri?eid=2-s2.0-85176793665&amp;doi=10.1145%2f3616400&amp;partnerID=40&amp;md5=ae673493fcd39fd81201c2150582db30</text:p>
          </table:table-cell>
          <table:table-cell office:value-type="string" calcext:value-type="string">
            <text:p>Through digital transformation, lots of personal data are captured, but individuals often do not have ownership or control over them. This results in the emerging Web 3.0, where people demand data sovereignty. There are actually two conceptually related terms, data sovereignty and digital sovereignty. This paper first explains these two concepts in terms of their points of focus, guiding principles, laws and regulations requirements, and then analyses the requirements and technical challenges of their implementation. To understand the emerging trend shift in digital sovereignty towards individuals taking control of security and privacy preserving over their own digital assets, this paper conducts a systematic review and analysis on Self-Sovereign Identity (SSI), which is a user-centric decentralized model and autonomy for an individual to self-determine the access and use of one's identity and credentials. The review covers existing SSI solutions and points out that an efficient key management system, the scalability and interoperability of the solution, and a well-established standard are some of the challenges for SSI deployment. Finally, the paper concludes with open issues about digital identity, including dynamic attributes, persona, and attribute ownership, that challenge the current reference architecture of SSI as well as its implementation. © 2023 Copyright held by the owner/author(s).</text:p>
          </table:table-cell>
          <table:table-cell office:value-type="string" calcext:value-type="string">
            <text:p>Additional Key Words and PhrasesSelf-sovereign identity; digital identity; digital sovereignty; identity management; privacy</text:p>
          </table:table-cell>
          <table:table-cell office:value-type="string" calcext:value-type="string">
            <text:p>Electronic document identification systems; Laws and legislation; Metadata; Privacy-preserving techniques; Additional key word and phrasesself-sovereign identity; Demand data; Digital identity; Digital sovereignty; Digital transformation; Digitisation; Identity management; Key words; Privacy; Web 3.0; Interoperabilit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Hybrid Gold Open Access</text:p>
          </table:table-cell>
          <table:table-cell office:value-type="string" calcext:value-type="string">
            <text:p>Scopus</text:p>
          </table:table-cell>
          <table:table-cell office:value-type="string" calcext:value-type="string">
            <text:p>2-s2.0-85176793665</text:p>
          </table:table-cell>
        </table:table-row>
        <table:table-row table:style-name="ro3">
          <table:table-cell office:value-type="string" calcext:value-type="string">
            <text:p>Harmanda T.T.; Juliansyah M.R.; Handoyo K.M.; Khunaifi A.; Wijananto F.; Santoso T.M.; Sahreza Y.; Ramadhan I.; Syariati A.R.; Rafianti D.S.; Prasetiyo A.P.</text:p>
          </table:table-cell>
          <table:table-cell office:value-type="string" calcext:value-type="string">
            <text:p>Harmanda, Topan Try (57210416576); Juliansyah, Muhammad Rafi (57208284312); Handoyo, Karina Mayasita (59179568900); Khunaifi, Aan (59343907700); Wijananto, Fajaryan (59343757400); Santoso, Tanzi Mubaroq (58915840700); Sahreza, Yosi (57955026200); Ramadhan, Insan (58985397600); Syariati, Ali Reza (58139460300); Rafianti, Dewi Suci (58140316400); Prasetiyo, Andri Puji (58140104900)</text:p>
          </table:table-cell>
          <table:table-cell office:value-type="string" calcext:value-type="string">
            <text:p>57210416576; 57208284312; 59179568900; 59343907700; 59343757400; 58915840700; 57955026200; 58985397600; 58139460300; 58140316400; 58140104900</text:p>
          </table:table-cell>
          <table:table-cell office:value-type="string" calcext:value-type="string">
            <text:p>Systematic Literature Review of the Use of Blockchain as a Secure Technology in E-Ticketing Systems</text:p>
          </table:table-cell>
          <table:table-cell office:value-type="float" office:value="2024" calcext:value-type="float">
            <text:p>2024</text:p>
          </table:table-cell>
          <table:table-cell office:value-type="string" calcext:value-type="string">
            <text:p>ICECOS 2024 - 4th International Conference on Electrical Engineering and Computer Science, Proceeding</text:p>
          </table:table-cell>
          <table:table-cell table:number-columns-repeated="3"/>
          <table:table-cell office:value-type="float" office:value="308" calcext:value-type="float">
            <text:p>308</text:p>
          </table:table-cell>
          <table:table-cell office:value-type="float" office:value="313" calcext:value-type="float">
            <text:p>313</text:p>
          </table:table-cell>
          <table:table-cell office:value-type="float" office:value="5" calcext:value-type="float">
            <text:p>5</text:p>
          </table:table-cell>
          <table:table-cell office:value-type="string" calcext:value-type="string">
            <text:p>10.1109/ICECOS63900.2024.10791105</text:p>
          </table:table-cell>
          <table:table-cell office:value-type="string" calcext:value-type="string">
            <text:p>https://www.scopus.com/inward/record.uri?eid=2-s2.0-85215296765&amp;doi=10.1109%2fICECOS63900.2024.10791105&amp;partnerID=40&amp;md5=5ffb47e40f6b8dd22687a9f6cadd54a1</text:p>
          </table:table-cell>
          <table:table-cell office:value-type="string" calcext:value-type="string">
            <text:p>The e-Ticketing system is a digital ticket sales and purchase system that changes the habit patterns of buyers and facilitates buyers in making ticket purchase transactions. The current e-Ticketing system has several problems, such as the use of a centralized system that is vulnerable to data leakage, ticket fraud, and scalpers. Blockchain is a technology that can help overcome problems in the e-Ticketing system. For this reason, we would like to review existing research on the application of blockchain in e-Ticketing systems to provide an overview of the extent of the application of blockchain in e-Ticketing systems. Through an analysis of 26 selected studies, our results show that there are four main research focuses on the application of blockchain in e-Ticketing systems, namely ticket management &amp; distribution, solving ticket fraud, solving ticket scalpers, and ticket payments. We found that Hyperledger and Ethereum are the most commonly used platforms and there is also the use of other technologies such as RFID, NFT, and self-sovereign identity that can improve the performance of blockchain in e-Ticketing systems. Despite the promising benefits, challenges such as scalability, high transaction costs, the need for stakeholder collaboration, and the need for more extensive real-world testing. This study concludes by emphasizing the need for continued research and development to fully leverage blockchain's capabilities in revolutionizing the e-Ticketing industry. © 2024 IEEE.</text:p>
          </table:table-cell>
          <table:table-cell office:value-type="string" calcext:value-type="string">
            <text:p>blockchain; e-Ticketing system; management &amp; distribution ticket; systematic review; ticket fraud; ticket scalpers</text:p>
          </table:table-cell>
          <table:table-cell office:value-type="string" calcext:value-type="string">
            <text:p>Blockchain; Crime; Emotional intelligence; Ethereum; Information leakage; Research and development management; Block-chain; Digital tickets; E-ticketing; E-ticketing system; Management &amp; distribution ticket; Systematic literature review; Systematic Review; Ticket fraud; Ticket scalper; Ticketing systems; Sales</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15296765</text:p>
          </table:table-cell>
        </table:table-row>
        <table:table-row table:style-name="ro3">
          <table:table-cell office:value-type="string" calcext:value-type="string">
            <text:p>Peláez-Repiso A.; Sánchez-Núñez P.; García Calvente Y.</text:p>
          </table:table-cell>
          <table:table-cell office:value-type="string" calcext:value-type="string">
            <text:p>Peláez-Repiso, Andrea (57204710080); Sánchez-Núñez, Pablo (57204709743); García Calvente, Yolanda (57222654020)</text:p>
          </table:table-cell>
          <table:table-cell office:value-type="string" calcext:value-type="string">
            <text:p>57204710080; 57204709743; 57222654020</text:p>
          </table:table-cell>
          <table:table-cell office:value-type="string" calcext:value-type="string">
            <text:p>Tax regulation on blockchain and cryptocurrency: The implications for open innovation</text:p>
          </table:table-cell>
          <table:table-cell office:value-type="float" office:value="2021" calcext:value-type="float">
            <text:p>2021</text:p>
          </table:table-cell>
          <table:table-cell office:value-type="string" calcext:value-type="string">
            <text:p>Journal of Open Innovation: Technology, Market, and Complexity</text:p>
          </table:table-cell>
          <table:table-cell office:value-type="float" office:value="7" calcext:value-type="float">
            <text:p>7</text:p>
          </table:table-cell>
          <table:table-cell office:value-type="float" office:value="1" calcext:value-type="float">
            <text:p>1</text:p>
          </table:table-cell>
          <table:table-cell office:value-type="float" office:value="98" calcext:value-type="float">
            <text:p>98</text:p>
          </table:table-cell>
          <table:table-cell table:number-columns-repeated="3"/>
          <table:table-cell office:value-type="string" calcext:value-type="string">
            <text:p>10.3390/JOITMC7010098</text:p>
          </table:table-cell>
          <table:table-cell office:value-type="string" calcext:value-type="string">
            <text:p>https://www.scopus.com/inward/record.uri?eid=2-s2.0-85103639694&amp;doi=10.3390%2fJOITMC7010098&amp;partnerID=40&amp;md5=68f83f451e7ca6cd6d29499d23a8beef</text:p>
          </table:table-cell>
          <table:table-cell office:value-type="string" calcext:value-type="string">
            <text:p>Blockchain is a technology that will change the relationships between the different actors in society, individuals, companies and administration, in aspects as important as taxation, by im-plementing concepts such as Self-sovereign identity (SSI) and Smart Contracts; which support, for example, virtual currencies, that are not controlled by any state, financial institution or centralized company. Hence, the growing interest of researchers, investors, traders, marketers, enterprises, and administrations to know the scope of this new technology and its tax implications. The main objective of this work is to clarify the status of these studies, explore issues, methods, findings, and trends as well as to define their meaning within the current research scenario. To achieve these objectives, bibliometric analysis was carried out, retrieving 349 research papers, and analyzing 343 papers published between 2015–2019 based on the results of the Web of Science (WoS). © 2021 by the authors. Licensee MDPI, Basel, Switzerland.</text:p>
          </table:table-cell>
          <table:table-cell office:value-type="string" calcext:value-type="string">
            <text:p>Bibliometrix; E-commerce; Financial law; Financial markets; Informetrics; Legal; Science mapping analysis; Scientometrics; Virtual currencies; Virtual money</text:p>
          </table:table-cell>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03639694</text:p>
          </table:table-cell>
        </table:table-row>
        <table:table-row table:style-name="ro3">
          <table:table-cell office:value-type="string" calcext:value-type="string">
            <text:p>Chawla M.; Gupta S.</text:p>
          </table:table-cell>
          <table:table-cell office:value-type="string" calcext:value-type="string">
            <text:p>Chawla, Monica (57983589200); Gupta, Sachin (57210290998)</text:p>
          </table:table-cell>
          <table:table-cell office:value-type="string" calcext:value-type="string">
            <text:p>57983589200; 57210290998</text:p>
          </table:table-cell>
          <table:table-cell office:value-type="string" calcext:value-type="string">
            <text:p>The Changing Landscape of Identity and Access Management with Blockchain-Based Self-Sovereign Identity</text:p>
          </table:table-cell>
          <table:table-cell office:value-type="float" office:value="2023" calcext:value-type="float">
            <text:p>2023</text:p>
          </table:table-cell>
          <table:table-cell office:value-type="string" calcext:value-type="string">
            <text:p>Lecture Notes in Networks and Systems</text:p>
          </table:table-cell>
          <table:table-cell office:value-type="float" office:value="520" calcext:value-type="float">
            <text:p>520</text:p>
          </table:table-cell>
          <table:table-cell table:number-columns-repeated="2"/>
          <table:table-cell office:value-type="float" office:value="691" calcext:value-type="float">
            <text:p>691</text:p>
          </table:table-cell>
          <table:table-cell office:value-type="float" office:value="702" calcext:value-type="float">
            <text:p>702</text:p>
          </table:table-cell>
          <table:table-cell office:value-type="float" office:value="11" calcext:value-type="float">
            <text:p>11</text:p>
          </table:table-cell>
          <table:table-cell office:value-type="string" calcext:value-type="string">
            <text:p>10.1007/978-981-19-5331-6_70</text:p>
          </table:table-cell>
          <table:table-cell office:value-type="string" calcext:value-type="string">
            <text:p>https://www.scopus.com/inward/record.uri?eid=2-s2.0-85142737773&amp;doi=10.1007%2f978-981-19-5331-6_70&amp;partnerID=40&amp;md5=9a976b412240264ddffe979d38ac9328</text:p>
          </table:table-cell>
          <table:table-cell office:value-type="string" calcext:value-type="string">
            <text:p>Identity management solutions are widely used in real-world applications and are intended to simplify activities such as managing and authenticating digital identities. As public online presence grows and transactions take place around the world, it becomes important to identify and validate digital identities. In addition, larger organizations are collecting more and more personally identifiable information, leaving databases open to malicious intruders and untrusted individuals. The scenario of identity management is now changing with decentralized identity management solutions using blockchain technology which place the complete control of the user’s data with him/herself. Self-sovereign identity (SSI) management is a popular application for blockchain technology. During the six months that this investigation was conducted, several major attacks were carried out against companies that process large amounts of personal data. Equifax has lost over 140 million customer records, including blockchain identity management, digital identities, and self-governed identities. The SSI as a novelty in the identity management landscape is made possible with blockchain. It has been created for the ease of use, and anyone can understand and use the concept of self-sovereign identity. SSI can solve a variety of issues such as privacy, scalability, flexibility, proximity, and consent. This research paper attempts to answer the following research question. Is blockchain useful in IAM with SSI? The authors seek the answer in a survey of some key enabling technologies including IAM’s security, prevention, digital identity, decentralization, and blockchain technologies. © 2023, The Author(s), under exclusive license to Springer Nature Singapore Pte Ltd.</text:p>
          </table:table-cell>
          <table:table-cell office:value-type="string" calcext:value-type="string">
            <text:p>Blockchain; Decentralized ledger; Identity and access management; Self-sovereign identity</text:p>
          </table:table-cell>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42737773</text:p>
          </table:table-cell>
        </table:table-row>
        <table:table-row table:style-name="ro3">
          <table:table-cell office:value-type="string" calcext:value-type="string">
            <text:p>Mulaji S.M.; Brown I.; Roodt S.</text:p>
          </table:table-cell>
          <table:table-cell office:value-type="string" calcext:value-type="string">
            <text:p>Mulaji, Sarah Mulombo (57225175257); Brown, Irwin (7402606413); Roodt, Sumarie (35111631600)</text:p>
          </table:table-cell>
          <table:table-cell office:value-type="string" calcext:value-type="string">
            <text:p>57225175257; 7402606413; 35111631600</text:p>
          </table:table-cell>
          <table:table-cell office:value-type="string" calcext:value-type="string">
            <text:p>The Dynamic Effects of Blockchain-based Identity Management Adoption on Data Breaches</text:p>
          </table:table-cell>
          <table:table-cell office:value-type="float" office:value="2024" calcext:value-type="float">
            <text:p>2024</text:p>
          </table:table-cell>
          <table:table-cell office:value-type="string" calcext:value-type="string">
            <text:p>Proceedings of the Annual Hawaii International Conference on System Sciences</text:p>
          </table:table-cell>
          <table:table-cell table:number-columns-repeated="3"/>
          <table:table-cell office:value-type="float" office:value="5940" calcext:value-type="float">
            <text:p>5940</text:p>
          </table:table-cell>
          <table:table-cell office:value-type="float" office:value="5949" calcext:value-type="float">
            <text:p>5949</text:p>
          </table:table-cell>
          <table:table-cell office:value-type="float" office:value="9" calcext:value-type="float">
            <text:p>9</text:p>
          </table:table-cell>
          <table:table-cell/>
          <table:table-cell office:value-type="string" calcext:value-type="string">
            <text:p>https://www.scopus.com/inward/record.uri?eid=2-s2.0-85199774156&amp;partnerID=40&amp;md5=6a0f03e24a04761d213c8f1ba9db3245</text:p>
          </table:table-cell>
          <table:table-cell office:value-type="string" calcext:value-type="string">
            <text:p>The purpose of this research was to explore the dynamics associated with the adoption of blockchain-based identity management to illustrate its effects on data breach rates. A comprehensive literature review was conducted, and data was analysed using the system dynamics technique of causal loop diagram. The analysis identified key circular causal relationships which show how data breach rates could be reduced by adopting a blockchain-based identity management system like self-sovereign identity. © 2024 IEEE Computer Society. All rights reserved.</text:p>
          </table:table-cell>
          <table:table-cell office:value-type="string" calcext:value-type="string">
            <text:p>blockchain-based identity management long-term effects; data breach; privacy and security; self-sovereign identity post-adoption dynamics; system circular causality</text:p>
          </table:table-cell>
          <table:table-cell office:value-type="string" calcext:value-type="string">
            <text:p>Authentication; Information management; Block-chain; Blockchain-based identity management long-term effect; Data breach; Dynamic effects; Identity management; Long-term effects; Post adoptions; Privacy and security; Self-sovereign identity post-adoption dynamic; System circular causality; Blockchain</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99774156</text:p>
          </table:table-cell>
        </table:table-row>
        <table:table-row table:style-name="ro3">
          <table:table-cell office:value-type="string" calcext:value-type="string">
            <text:p>Cotugno L.; Mazzenga F.; Vizzarri A.; Giuliano R.</text:p>
          </table:table-cell>
          <table:table-cell office:value-type="string" calcext:value-type="string">
            <text:p>Cotugno, Lorenza (57220923736); Mazzenga, Franco (6603674066); Vizzarri, Alessandro (56025053800); Giuliano, Romeo (7006293392)</text:p>
          </table:table-cell>
          <table:table-cell office:value-type="string" calcext:value-type="string">
            <text:p>57220923736; 6603674066; 56025053800; 7006293392</text:p>
          </table:table-cell>
          <table:table-cell office:value-type="string" calcext:value-type="string">
            <text:p>The major opportunities of Blockchain for Automotive Industry: A Review</text:p>
          </table:table-cell>
          <table:table-cell office:value-type="float" office:value="2021" calcext:value-type="float">
            <text:p>2021</text:p>
          </table:table-cell>
          <table:table-cell office:value-type="string" calcext:value-type="string">
            <text:p>2021 AEIT International Conference on Electrical and Electronic Technologies for Automotive, AEIT AUTOMOTIVE 2021</text:p>
          </table:table-cell>
          <table:table-cell table:number-columns-repeated="6"/>
          <table:table-cell office:value-type="string" calcext:value-type="string">
            <text:p>10.23919/AEITAUTOMOTIVE52815.2021.9662907</text:p>
          </table:table-cell>
          <table:table-cell office:value-type="string" calcext:value-type="string">
            <text:p>https://www.scopus.com/inward/record.uri?eid=2-s2.0-85124598861&amp;doi=10.23919%2fAEITAUTOMOTIVE52815.2021.9662907&amp;partnerID=40&amp;md5=8167214714e5ea6431e3119eb4d350aa</text:p>
          </table:table-cell>
          <table:table-cell office:value-type="string" calcext:value-type="string">
            <text:p>In the last years, the Blockchain-based technologies have gained a huge interest from several industrial sectors, including the automotive. After the description of the concept and the main features of the blockchain technology, the paper gives a review of the car sharing applications and the blockchain applicability to this context. The possibility to implement the blockchain system with Self Sovereign Identity (SSI) opens new frontiers to guaranteeing the user identity security and the antitampering data storage. The Decentralized identifiers (DIDs) are created and exchanged between the issuer and the holder for car charging applications. The verifier is committed to verify the DIDs to ensure the correctness and the security of the exchanged data. They have a crucial role to prevent frauds and to manage security issues. <text:s/>© 2021 AEIT.</text:p>
          </table:table-cell>
          <table:table-cell office:value-type="string" calcext:value-type="string">
            <text:p>Automotive; Blockchain; Self Sovereign Identity; Smart Contract</text:p>
          </table:table-cell>
          <table:table-cell office:value-type="string" calcext:value-type="string">
            <text:p>Automotive industry; Digital storage; Automotives; Block-chain; Data storage; Decentralised; Industrial sector; Security issues; Self sovereign identity; User identity; Smart contract</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24598861</text:p>
          </table:table-cell>
        </table:table-row>
        <table:table-row table:style-name="ro3">
          <table:table-cell office:value-type="string" calcext:value-type="string">
            <text:p>Yildiz H.; Kupper A.; Thatmann D.; Gondor S.; Herbke P.</text:p>
          </table:table-cell>
          <table:table-cell office:value-type="string" calcext:value-type="string">
            <text:p>Yildiz, Hakan (57387064400); Kupper, Axel (14037536800); Thatmann, Dirk (36626621600); Gondor, Sebastian (54389076100); Herbke, Patrick (57554083100)</text:p>
          </table:table-cell>
          <table:table-cell office:value-type="string" calcext:value-type="string">
            <text:p>57387064400; 14037536800; 36626621600; 54389076100; 57554083100</text:p>
          </table:table-cell>
          <table:table-cell office:value-type="string" calcext:value-type="string">
            <text:p>Toward Interoperable Self-Sovereign Identities</text:p>
          </table:table-cell>
          <table:table-cell office:value-type="float" office:value="2023" calcext:value-type="float">
            <text:p>2023</text:p>
          </table:table-cell>
          <table:table-cell office:value-type="string" calcext:value-type="string">
            <text:p>IEEE Access</text:p>
          </table:table-cell>
          <table:table-cell office:value-type="float" office:value="11" calcext:value-type="float">
            <text:p>11</text:p>
          </table:table-cell>
          <table:table-cell table:number-columns-repeated="2"/>
          <table:table-cell office:value-type="float" office:value="114080" calcext:value-type="float">
            <text:p>114080</text:p>
          </table:table-cell>
          <table:table-cell office:value-type="float" office:value="114116" calcext:value-type="float">
            <text:p>114116</text:p>
          </table:table-cell>
          <table:table-cell office:value-type="float" office:value="36" calcext:value-type="float">
            <text:p>36</text:p>
          </table:table-cell>
          <table:table-cell office:value-type="string" calcext:value-type="string">
            <text:p>10.1109/ACCESS.2023.3313723</text:p>
          </table:table-cell>
          <table:table-cell office:value-type="string" calcext:value-type="string">
            <text:p>https://www.scopus.com/inward/record.uri?eid=2-s2.0-85171538092&amp;doi=10.1109%2fACCESS.2023.3313723&amp;partnerID=40&amp;md5=07d85c921fa84dbddf4c573d26a570ee</text:p>
          </table:table-cell>
          <table:table-cell office:value-type="string" calcext:value-type="string">
            <text:p>Self-sovereign identity is a digital identity paradigm that allows users and organizations to manage digital identity in a decentralized fashion without any central authority controlling the process of issuing identities and verifying assertions. Following this paradigm, implementations have emerged in recent years, with some having different underlying technologies. These several technological differences often create interoperability problems between software that interact with each other from different implementations. Although a common problem, there is no common understanding of interoperability in the con of self-sovereign identities. In this tutorial paper, we propose a definition of interoperability of self-sovereign identities to enable a shared understanding. Moreover, due to the decentralized nature, interoperability of self-sovereign identities depends on multiple components, such as ones responsible for establishing a cryptographic trust or enabling secure communication between entities without centralized authorities. To understand those components and their dependencies, we also present a reference model that maps the required components and considerations that build up a self-sovereign identity implementation. The reference model enables addressing how to achieve interoperability between different implementations. <text:s/>© 2013 IEEE.</text:p>
          </table:table-cell>
          <table:table-cell office:value-type="string" calcext:value-type="string">
            <text:p>Identity; interoperability; SSI</text:p>
          </table:table-cell>
          <table:table-cell office:value-type="string" calcext:value-type="string">
            <text:p>Authentication; Electronic document identification systems; Object recognition; Decentralised; Digital identity; Digital image; Federated identity; Identification of persons; Identity; Objects recognition; Reference modeling; Social networking (online); SSI; Interoperability</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71538092</text:p>
          </table:table-cell>
        </table:table-row>
        <table:table-row table:style-name="ro3">
          <table:table-cell office:value-type="string" calcext:value-type="string">
            <text:p>Alanzi H.; Alkhatib M.</text:p>
          </table:table-cell>
          <table:table-cell office:value-type="string" calcext:value-type="string">
            <text:p>Alanzi, Haifa (58001470100); Alkhatib, Mohammad (55387015400)</text:p>
          </table:table-cell>
          <table:table-cell office:value-type="string" calcext:value-type="string">
            <text:p>58001470100; 55387015400</text:p>
          </table:table-cell>
          <table:table-cell office:value-type="string" calcext:value-type="string">
            <text:p>Towards Improving Privacy and Security of Identity Management Systems Using Blockchain Technology: A Systematic Review</text:p>
          </table:table-cell>
          <table:table-cell office:value-type="float" office:value="2022" calcext:value-type="float">
            <text:p>2022</text:p>
          </table:table-cell>
          <table:table-cell office:value-type="string" calcext:value-type="string">
            <text:p>Applied Sciences (Switzerland)</text:p>
          </table:table-cell>
          <table:table-cell office:value-type="float" office:value="12" calcext:value-type="float">
            <text:p>12</text:p>
          </table:table-cell>
          <table:table-cell office:value-type="float" office:value="23" calcext:value-type="float">
            <text:p>23</text:p>
          </table:table-cell>
          <table:table-cell office:value-type="float" office:value="12415" calcext:value-type="float">
            <text:p>12415</text:p>
          </table:table-cell>
          <table:table-cell table:number-columns-repeated="3"/>
          <table:table-cell office:value-type="string" calcext:value-type="string">
            <text:p>10.3390/app122312415</text:p>
          </table:table-cell>
          <table:table-cell office:value-type="string" calcext:value-type="string">
            <text:p>https://www.scopus.com/inward/record.uri?eid=2-s2.0-85143756726&amp;doi=10.3390%2fapp122312415&amp;partnerID=40&amp;md5=9a5d067c29ba2cc5e35282cc9744cfa5</text:p>
          </table:table-cell>
          <table:table-cell office:value-type="string" calcext:value-type="string">
            <text:p>An identity management system (IDMS) manages and organizes identities and credentials information exchanged between users, identity providers (IDPs), and service providers (SPs) to ensure confidentiality and enhance privacy of users’ personal data. Traditional or centralized IDMS rely on a third party to store a user’s personal information, authenticate the user, and organize the entire process. This clearly constitutes threats to the privacy of the user, in addition to other issues, such as single point of failure (SPOF), user tracking, and data availability issues. Blockchain technology has many useful features that can contribute to solving traditional IDMS issues, such as decentralization, immutability, and anonymity. Blockchain represents an attractive solution for many issues related to traditional IDMS, including privacy, third-party control, data leakage, and SPOF, supported by Distributed Ledger Technology (DLT) security features and powerful smart contracts technology. The current study presents a systematic literature review and analysis for recently proposed solutions that adopt the traditional centralized approach, as well as solutions based on blockchain technology. The study also aims to provide a deep understanding of proposed IDMS solutions and best practices, and highlight the research gaps and open issues related to IDMSs and users’ privacy. In particular, the current research focuses on analyzing the blockchain-based solutions and illustrating their strengths and weaknesses, as well as highlighting the promising blockchain technology framework that can be utilized to enhance privacy and solve security issues in a centralized IDMS. Such a study is an important step towards developing efficient solutions that address the pressing needs in the field. © 2022 by the authors.</text:p>
          </table:table-cell>
          <table:table-cell office:value-type="string" calcext:value-type="string">
            <text:p>blockchain; distributed ledger technology; identity management; privacy; self-sovereign identity</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43756726</text:p>
          </table:table-cell>
        </table:table-row>
        <table:table-row table:style-name="ro3">
          <table:table-cell office:value-type="string" calcext:value-type="string">
            <text:p>Almomani A.; Al Refai Mohammed N.; Aburomman A.; Alidmat O.K.A.; Saber Q.; Alshariedeh F.; Khouj M.</text:p>
          </table:table-cell>
          <table:table-cell office:value-type="string" calcext:value-type="string">
            <text:p>Almomani, Adai (57203152462); Al Refai Mohammed, N. (59670017500); Aburomman, Ahmad (57213822453); Alidmat, Omar Khair Alla (57193027409); Saber, Qotadeh (57208061096); Alshariedeh, Fuad (59670204100); Khouj, Mohammed (53164177800)</text:p>
          </table:table-cell>
          <table:table-cell office:value-type="string" calcext:value-type="string">
            <text:p>57203152462; 59670017500; 57213822453; 57193027409; 57208061096; 59670204100; 53164177800</text:p>
          </table:table-cell>
          <table:table-cell office:value-type="string" calcext:value-type="string">
            <text:p>Usage of Blockchain Technology for Improving Computer Security</text:p>
          </table:table-cell>
          <table:table-cell office:value-type="float" office:value="2024" calcext:value-type="float">
            <text:p>2024</text:p>
          </table:table-cell>
          <table:table-cell office:value-type="string" calcext:value-type="string">
            <text:p>2024 25th International Arab Conference on Information Technology, ACIT 2024</text:p>
          </table:table-cell>
          <table:table-cell table:number-columns-repeated="6"/>
          <table:table-cell office:value-type="string" calcext:value-type="string">
            <text:p>10.1109/ACIT62805.2024.10877007</text:p>
          </table:table-cell>
          <table:table-cell office:value-type="string" calcext:value-type="string">
            <text:p>https://www.scopus.com/inward/record.uri?eid=2-s2.0-86000025558&amp;doi=10.1109%2fACIT62805.2024.10877007&amp;partnerID=40&amp;md5=5b7072bf71fecb5a84d89d1416eefc38</text:p>
          </table:table-cell>
          <table:table-cell office:value-type="string" calcext:value-type="string">
            <text:p>Cyber threats have grown increasingly sophisticated, surpassing the capabilities of traditional security measures. Blockchain technology, with its decentralized and immutable structure, offers a potential solution to these challenges. This study examines the role of blockchain tools such as smart contracts, decentralized identity management, and secure data sharing in enhancing cybersecurity. A review of key literature and analysis of survey data from cybersecurity professionals demonstrate blockchain's effectiveness in improving data integrity, access control, and secure communications. The results show significant correlations between the adoption of blockchain technologies and the mitigation of threats like data breaches and unauthorized access. While blockchain presents promising advancements, scalability, regulatory barriers, and energy consumption remain challenges. The study provides valuable insights for researchers, practitioners, and policymakers on how blockchain can be integrated into modern cybersecurity strategies to create more secure digital environments. © 2024 IEEE.</text:p>
          </table:table-cell>
          <table:table-cell office:value-type="string" calcext:value-type="string">
            <text:p>confidentiality; decryption; encryption; malware; network; ransomware</text:p>
          </table:table-cell>
          <table:table-cell office:value-type="string" calcext:value-type="string">
            <text:p>Data integrity; Decentralized finance; Block-chain; Confidentiality; Cyber security; Cyber threats; Decentralised; Decryption; Identity management; Malwares; Network; Security measure; Cybersecurity</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6000025558</text:p>
          </table:table-cell>
        </table:table-row>
        <table:table-row table:style-name="ro3">
          <table:table-cell office:value-type="string" calcext:value-type="string">
            <text:p>Lambov I.</text:p>
          </table:table-cell>
          <table:table-cell office:value-type="string" calcext:value-type="string">
            <text:p>Lambov, Ivan (59308409000)</text:p>
          </table:table-cell>
          <table:table-cell office:value-type="float" office:value="59308409000" calcext:value-type="float">
            <text:p>59308409000</text:p>
          </table:table-cell>
          <table:table-cell office:value-type="string" calcext:value-type="string">
            <text:p>Use Case Feasibility Study: Decentralized Identity on Blockchain for Cultural Heritage Artifacts</text:p>
          </table:table-cell>
          <table:table-cell office:value-type="float" office:value="2024" calcext:value-type="float">
            <text:p>2024</text:p>
          </table:table-cell>
          <table:table-cell office:value-type="string" calcext:value-type="string">
            <text:p>ACM International Conference Proceeding Series</text:p>
          </table:table-cell>
          <table:table-cell table:number-columns-repeated="3"/>
          <table:table-cell office:value-type="float" office:value="161" calcext:value-type="float">
            <text:p>161</text:p>
          </table:table-cell>
          <table:table-cell office:value-type="float" office:value="166" calcext:value-type="float">
            <text:p>166</text:p>
          </table:table-cell>
          <table:table-cell office:value-type="float" office:value="5" calcext:value-type="float">
            <text:p>5</text:p>
          </table:table-cell>
          <table:table-cell office:value-type="string" calcext:value-type="string">
            <text:p>10.1145/3674912.3674930</text:p>
          </table:table-cell>
          <table:table-cell office:value-type="string" calcext:value-type="string">
            <text:p>https://www.scopus.com/inward/record.uri?eid=2-s2.0-85202760193&amp;doi=10.1145%2f3674912.3674930&amp;partnerID=40&amp;md5=b9c76aab83a6ddb3880acd3afaeef598</text:p>
          </table:table-cell>
          <table:table-cell office:value-type="string" calcext:value-type="string">
            <text:p>Preserving the authenticity and provenance of artifacts is crucial for our cultural heritage. This study explores the potential of Decentralized Identity on Blockchain for artifact identification and verification. A review of related work revealed a great body of standards and guidelines for identification, documentation and verification of cultural heritage artifacts, as well as various use cases for the application of Decentralized Identity on Blockchain in different industries. However, this is the first study that demonstrates that Decentralized Identity on Blockchain can be successfully used for artifact identification and verification. In order to gather pertinent information about underlying processes, attributes, credentials, roles, and behaviors and validate the applicability of the proposed model, we conducted face-to-face and phone interviews with experts from relevant businesses and institutions. We further proved our hypothesis by implementing a range of methodologies - comparative analysis, experimental research, functional mapping. Finally, we put the proposed use case to the test by implementing an experiment using existing tools and analyzing the results. We conclude the study by showing the potential challenges, limitations and future work. <text:s/>© 2024 ACM.</text:p>
          </table:table-cell>
          <table:table-cell office:value-type="string" calcext:value-type="string">
            <text:p>Blockchain; Decentralized Identity; DIDoA</text:p>
          </table:table-cell>
          <table:table-cell office:value-type="string" calcext:value-type="string">
            <text:p>Block-chain; Cultural heritages; Decentralised; Decentralized identity; DIDoA; Documentation and verification; Face to face; Feasibility studies; Related works; Standards and guidelines; Decentralized financ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202760193</text:p>
          </table:table-cell>
        </table:table-row>
        <table:table-row table:style-name="ro3">
          <table:table-cell office:value-type="string" calcext:value-type="string">
            <text:p>Radha S.K.; Taylor I.; Nabrzyski J.; Barclay I.</text:p>
          </table:table-cell>
          <table:table-cell office:value-type="string" calcext:value-type="string">
            <text:p>Radha, Swapna Krishnakumar (57201200058); Taylor, Ian (9733768300); Nabrzyski, Jarek (6602731292); Barclay, Iain (57211075715)</text:p>
          </table:table-cell>
          <table:table-cell office:value-type="string" calcext:value-type="string">
            <text:p>57201200058; 9733768300; 6602731292; 57211075715</text:p>
          </table:table-cell>
          <table:table-cell office:value-type="string" calcext:value-type="string">
            <text:p>Verifiable Badging System for scientific data reproducibility</text:p>
          </table:table-cell>
          <table:table-cell office:value-type="float" office:value="2021" calcext:value-type="float">
            <text:p>2021</text:p>
          </table:table-cell>
          <table:table-cell office:value-type="string" calcext:value-type="string">
            <text:p>Blockchain: Research and Applications</text:p>
          </table:table-cell>
          <table:table-cell table:number-columns-repeated="2" office:value-type="float" office:value="2" calcext:value-type="float">
            <text:p>2</text:p>
          </table:table-cell>
          <table:table-cell office:value-type="float" office:value="100015" calcext:value-type="float">
            <text:p>100015</text:p>
          </table:table-cell>
          <table:table-cell table:number-columns-repeated="3"/>
          <table:table-cell office:value-type="string" calcext:value-type="string">
            <text:p>10.1016/j.bcra.2021.100015</text:p>
          </table:table-cell>
          <table:table-cell office:value-type="string" calcext:value-type="string">
            <text:p>https://www.scopus.com/inward/record.uri?eid=2-s2.0-85122996041&amp;doi=10.1016%2fj.bcra.2021.100015&amp;partnerID=40&amp;md5=d5e707eb690bac0462c1a6e65c4f4e04</text:p>
          </table:table-cell>
          <table:table-cell office:value-type="string" calcext:value-type="string">
            <text:p>Reproducibility can be considered as one of the basic requirements to ensure that a given research finding is accurate and acceptable. This paper presents a new layered approach that allows scientific researchers to provide a) data to fellow researchers to validate research and b) proofs of research quality to funding agencies, without revealing sensitive details associated with the same. We conclude that by integrating smart contracts, blockchain technology, and self-sovereign identity into an automated system, it is possible to assert the quality of scientific materials and validate the peer review process without the need of a central authority. © 2021 The Authors</text:p>
          </table:table-cell>
          <table:table-cell office:value-type="string" calcext:value-type="string">
            <text:p>Blockchain technology; Decentralized identifiers; Self-sovereign identity; Smart contracts; Verifiable credentials</text:p>
          </table:table-cell>
          <table:table-cell office:value-type="string" calcext:value-type="string">
            <text:p>Automation; Blockchain; Block-chain; Blockchain technology; Data reproducibility; Decentralised; Decentralized identifier; Layered approaches; Reproducibilities; Scientific data; Self-sovereign identity; Verifiable credential;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office:value-type="string" calcext:value-type="string">
            <text:p>All Open Access; Gold Open Access</text:p>
          </table:table-cell>
          <table:table-cell office:value-type="string" calcext:value-type="string">
            <text:p>Scopus</text:p>
          </table:table-cell>
          <table:table-cell office:value-type="string" calcext:value-type="string">
            <text:p>2-s2.0-85122996041</text:p>
          </table:table-cell>
        </table:table-row>
        <table:table-row table:style-name="ro3">
          <table:table-cell office:value-type="string" calcext:value-type="string">
            <text:p>Elnour S.; Buchanan W.J.; Keating P.; Abubakar M.; Elnour S.</text:p>
          </table:table-cell>
          <table:table-cell office:value-type="string" calcext:value-type="string">
            <text:p>Elnour, Se (58954228200); Buchanan, William J. (56206746600); Keating, Paul (58954791700); Abubakar, Mwrwan (57222506637); Elnour, Sirag (58954791800)</text:p>
          </table:table-cell>
          <table:table-cell office:value-type="string" calcext:value-type="string">
            <text:p>58954228200; 56206746600; 58954791700; 57222506637; 58954791800</text:p>
          </table:table-cell>
          <table:table-cell office:value-type="string" calcext:value-type="string">
            <text:p>vSPACE: Voting in a Scalable, Privacy-Aware and Confidential Election</text:p>
          </table:table-cell>
          <table:table-cell office:value-type="float" office:value="2025" calcext:value-type="float">
            <text:p>2025</text:p>
          </table:table-cell>
          <table:table-cell office:value-type="string" calcext:value-type="string">
            <text:p>Springer Proceedings in Complexity</text:p>
          </table:table-cell>
          <table:table-cell table:number-columns-repeated="3"/>
          <table:table-cell office:value-type="float" office:value="61" calcext:value-type="float">
            <text:p>61</text:p>
          </table:table-cell>
          <table:table-cell office:value-type="float" office:value="76" calcext:value-type="float">
            <text:p>76</text:p>
          </table:table-cell>
          <table:table-cell office:value-type="float" office:value="15" calcext:value-type="float">
            <text:p>15</text:p>
          </table:table-cell>
          <table:table-cell office:value-type="string" calcext:value-type="string">
            <text:p>10.1007/978-981-96-0401-2_4</text:p>
          </table:table-cell>
          <table:table-cell office:value-type="string" calcext:value-type="string">
            <text:p>https://www.scopus.com/inward/record.uri?eid=2-s2.0-105003944206&amp;doi=10.1007%2f978-981-96-0401-2_4&amp;partnerID=40&amp;md5=8abba4026ff95deb86e876485b518506</text:p>
          </table:table-cell>
          <table:table-cell office:value-type="string" calcext:value-type="string">
            <text:p>The vSPACE experimental proof-of-concept (PoC) on a TrueElect extended protocol presents a novel approach to secure, private, and scalable elections, extending the TrueElect and other related protocols with the integration of Self-Sovereign Identity (SSI) enabled Privacy-Enhancing Technologies (PETs). Zero-Trust Architecture (ZTA) principles and practices were used for a split-trust design to minimize human errors or attacks, along with using a trustworthy Infrastructure as Code (IaC) automation for staging a perfectly democratized e-governance polling; while also leveraging confidential computing, continuous authentication, multi-party computation (MPC), and Well-Architected Framework principles to address cybersecurity and privacy protection challenges. Moreover, vSPACE integrates Distributed Ledger Technology (DLT) for immutable and certifiable audit trails, and employs Kubernetes confidential clusters as ZTA spokes for hosting decentralized applications (dapps) with a connectivity hub of an nTier-based Enterprise-Scale Landing Zone (ESLZ). The IaC model ensures rapid deployment, consistent management, and adherence to security standards, making vSPACE a future-proof solution for digital voting systems. Our poster and concept note include motivations behind low-level design choices, ZTA specifications with a threat modeling assurance review, quantitative metrics on efficiency performance, and preliminary implementation IaC tooling. © The Author(s), under exclusive license to Springer Nature Singapore Pte Ltd. 2025.</text:p>
          </table:table-cell>
          <table:table-cell office:value-type="string" calcext:value-type="string">
            <text:p>Artificial intelligence; Confidential computing; Continuous authentication; Cybersecurity; E-governance; Election-tech; Privacy-enhancing technologies; Zero-trust</text:p>
          </table:table-cell>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105003944206</text:p>
          </table:table-cell>
        </table:table-row>
        <table:table-row table:style-name="ro3">
          <table:table-cell office:value-type="string" calcext:value-type="string">
            <text:p>Zhang Y.; Li P.; Cong P.; Zou H.; Wang X.; He X.</text:p>
          </table:table-cell>
          <table:table-cell office:value-type="string" calcext:value-type="string">
            <text:p>Zhang, Yuchao (56784369900); Li, Pengmiao (57211269454); Cong, Peizhuang (57215897784); Zou, Huan (58018544300); Wang, Xiaotian (58036450000); He, Xiaofeng (58036450100)</text:p>
          </table:table-cell>
          <table:table-cell office:value-type="string" calcext:value-type="string">
            <text:p>56784369900; 57211269454; 57215897784; 58018544300; 58036450000; 58036450100</text:p>
          </table:table-cell>
          <table:table-cell office:value-type="string" calcext:value-type="string">
            <text:p>Web 3.0: Developments and Directions of the Future Internet Architecture?</text:p>
          </table:table-cell>
          <table:table-cell office:value-type="float" office:value="2022" calcext:value-type="float">
            <text:p>2022</text:p>
          </table:table-cell>
          <table:table-cell office:value-type="string" calcext:value-type="string">
            <text:p>Lecture Notes in Computer Science (including subseries Lecture Notes in Artificial Intelligence and Lecture Notes in Bioinformatics)</text:p>
          </table:table-cell>
          <table:table-cell office:value-type="string" calcext:value-type="string">
            <text:p>13736 LNCS</text:p>
          </table:table-cell>
          <table:table-cell table:number-columns-repeated="2"/>
          <table:table-cell office:value-type="float" office:value="104" calcext:value-type="float">
            <text:p>104</text:p>
          </table:table-cell>
          <table:table-cell office:value-type="float" office:value="121" calcext:value-type="float">
            <text:p>121</text:p>
          </table:table-cell>
          <table:table-cell office:value-type="float" office:value="17" calcext:value-type="float">
            <text:p>17</text:p>
          </table:table-cell>
          <table:table-cell office:value-type="string" calcext:value-type="string">
            <text:p>10.1007/978-3-031-23579-5_8</text:p>
          </table:table-cell>
          <table:table-cell office:value-type="string" calcext:value-type="string">
            <text:p>https://www.scopus.com/inward/record.uri?eid=2-s2.0-85145210552&amp;doi=10.1007%2f978-3-031-23579-5_8&amp;partnerID=40&amp;md5=3c8c77e287e30b610f59fee49a5a9cbf</text:p>
          </table:table-cell>
          <table:table-cell office:value-type="string" calcext:value-type="string">
            <text:p>As a promising emerging technology, Web3.0 has become the focus of more and more manufacturers and researchers. Web3.0 is an integration of network readability, writability, and authenticity. It is not only a new Internet architecture that integrates multiple rising technologies based on decentralization, but also an Internet infrastructure owned and trusted by each individual users. It reshapes the relationship between users and applications, by storing data on the network, rather than on specific servers owned by large service providers, which means that anyone can use this data without creating access credentials or obtaining permission from those monopolistic providers. This vision paper will first review the way the current network services work, then introduce some key technologies closely related to Web3.0, and finally point out the future research directions and potential opportunities, which are expected to give researchers a better understanding of Web3.0. © 2022, The Author(s), under exclusive license to Springer Nature Switzerland AG.</text:p>
          </table:table-cell>
          <table:table-cell office:value-type="string" calcext:value-type="string">
            <text:p>BlockChain; CrossChain; Decentralized identity; Federated learning; Security; Storage; Transmission; Web3.0</text:p>
          </table:table-cell>
          <table:table-cell office:value-type="string" calcext:value-type="string">
            <text:p>Blockchain; Network architecture; Block-chain; Crosschain; Decentralised; Decentralized identity; Emerging technologies; Federated learning; Future internet architecture; Security; Web 3.0; Web3.0; Digital storage</text:p>
          </table:table-cell>
          <table:table-cell office:value-type="string" calcext:value-type="string">
            <text:p>English</text:p>
          </table:table-cell>
          <table:table-cell office:value-type="string" calcext:value-type="string">
            <text:p>Conference paper</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45210552</text:p>
          </table:table-cell>
        </table:table-row>
        <table:table-row table:style-name="ro3">
          <table:table-cell office:value-type="string" calcext:value-type="string">
            <text:p>Chen H.; Duan H.; Abdallah M.; Zhu Y.; Wen Y.; Saddik A.E.; Cai W.</text:p>
          </table:table-cell>
          <table:table-cell office:value-type="string" calcext:value-type="string">
            <text:p>Chen, Hongzhou (58303240600); Duan, Haihan (57211843812); Abdallah, Maha (23391924700); Zhu, Yufeng (58818081500); Wen, Yonggang (7401777066); Saddik, Abdulmotaleb El (57221837385); Cai, Wei (35932040500)</text:p>
          </table:table-cell>
          <table:table-cell office:value-type="string" calcext:value-type="string">
            <text:p>58303240600; 57211843812; 23391924700; 58818081500; 7401777066; 57221837385; 35932040500</text:p>
          </table:table-cell>
          <table:table-cell office:value-type="string" calcext:value-type="string">
            <text:p>Web3 Metaverse: State-of-the-Art and Vision</text:p>
          </table:table-cell>
          <table:table-cell office:value-type="float" office:value="2023" calcext:value-type="float">
            <text:p>2023</text:p>
          </table:table-cell>
          <table:table-cell office:value-type="string" calcext:value-type="string">
            <text:p>ACM Transactions on Multimedia Computing, Communications and Applications</text:p>
          </table:table-cell>
          <table:table-cell office:value-type="float" office:value="20" calcext:value-type="float">
            <text:p>20</text:p>
          </table:table-cell>
          <table:table-cell office:value-type="float" office:value="4" calcext:value-type="float">
            <text:p>4</text:p>
          </table:table-cell>
          <table:table-cell office:value-type="float" office:value="101" calcext:value-type="float">
            <text:p>101</text:p>
          </table:table-cell>
          <table:table-cell table:number-columns-repeated="3"/>
          <table:table-cell office:value-type="string" calcext:value-type="string">
            <text:p>10.1145/3630258</text:p>
          </table:table-cell>
          <table:table-cell office:value-type="string" calcext:value-type="string">
            <text:p>https://www.scopus.com/inward/record.uri?eid=2-s2.0-85182604816&amp;doi=10.1145%2f3630258&amp;partnerID=40&amp;md5=253924086d941b15749497a6c4e2b6e3</text:p>
          </table:table-cell>
          <table:table-cell office:value-type="string" calcext:value-type="string">
            <text:p>The metaverse, as a rapidly evolving socio-technical phenomenon, exhibits significant potential across diverse domains by leveraging Web3 (a.k.a. Web 3.0) technologies such as blockchain, smart contracts, and non-fungible tokens (NFTs). This survey aims to provide a comprehensive overview of the Web3 metaverse from a human-centered perspective. We (i) systematically review the development of the metaverse over the past 30 years, highlighting the balanced contributions from its core components: Web3, immersive convergence, and crowd intelligence communities, (ii) define the metaverse that integrates the Web3 community as the Web3 metaverse and propose an analysis framework from the community, society, and human layers to describe the features, missions, and relationships for each community and their overlapping sections, (iii) survey the state-of-the-art of the Web3 metaverse from a human-centered perspective, namely, the identity, field, and behavior aspects, and (iv) provide supplementary technical reviews. To the best of our knowledge, this work represents the first systematic, interdisciplinary survey on the Web3 metaverse. Specifically, we commence by discussing the potential for establishing decentralized identities (DID) utilizing mechanisms such as profile picture (PFP) NFTs, domain name NFTs, and soulbound tokens (SBTs). Subsequently, we examine land, utility, and equipment NFTs within the Web3 metaverse, highlighting interoperable and full on-chain solutions for existing centralization challenges. Lastly, we spotlight current research and practices about individual, intragroup, and inter-group behaviors within the Web3 metaverse, such as Creative Commons Zero license (CC0) NFTs, decentralized education, decentralized science (DeSci), and decentralized autonomous organizations (DAO). Furthermore, we share our insights into several promising directions, encompassing three key socio-technical facets of Web3 metaverse development. © 2023 Copyright held by the owner/author(s). Publication rights licensed to ACM.</text:p>
          </table:table-cell>
          <table:table-cell office:value-type="string" calcext:value-type="string">
            <text:p>definition and framework; human-centered; Metaverse; survey; Web3</text:p>
          </table:table-cell>
          <table:table-cell office:value-type="string" calcext:value-type="string">
            <text:p>Aka web 3.0; Block-chain; Decentralised; Definition and framework; Diverse domains; Human-centered; Metaverses; Sociotechnical; State of the art; Web 3.0; Smart contract</text:p>
          </table:table-cell>
          <table:table-cell office:value-type="string" calcext:value-type="string">
            <text:p>English</text:p>
          </table:table-cell>
          <table:table-cell office:value-type="string" calcext:value-type="string">
            <text:p>Article</text:p>
          </table:table-cell>
          <table:table-cell office:value-type="string" calcext:value-type="string">
            <text:p>Final</text:p>
          </table:table-cell>
          <table:table-cell/>
          <table:table-cell office:value-type="string" calcext:value-type="string">
            <text:p>Scopus</text:p>
          </table:table-cell>
          <table:table-cell office:value-type="string" calcext:value-type="string">
            <text:p>2-s2.0-85182604816</text:p>
          </table:table-cell>
        </table:table-row>
        <table:table-row table:style-name="ro3">
          <table:table-cell office:value-type="string" calcext:value-type="string">
            <text:p>Siddarth D.; Ivliev S.; Siri S.; Berman P.</text:p>
          </table:table-cell>
          <table:table-cell office:value-type="string" calcext:value-type="string">
            <text:p>Siddarth, Divya (57215307937); Ivliev, Sergey (57200627220); Siri, Santiago (57217327125); Berman, Paula (58031148200)</text:p>
          </table:table-cell>
          <table:table-cell office:value-type="string" calcext:value-type="string">
            <text:p>57215307937; 57200627220; 57217327125; 58031148200</text:p>
          </table:table-cell>
          <table:table-cell office:value-type="string" calcext:value-type="string">
            <text:p>Who Watches the Watchmen? A Review of Subjective Approaches for Sybil-Resistance in Proof of Personhood Protocols</text:p>
          </table:table-cell>
          <table:table-cell office:value-type="float" office:value="2020" calcext:value-type="float">
            <text:p>2020</text:p>
          </table:table-cell>
          <table:table-cell office:value-type="string" calcext:value-type="string">
            <text:p>Frontiers in Blockchain</text:p>
          </table:table-cell>
          <table:table-cell office:value-type="float" office:value="3" calcext:value-type="float">
            <text:p>3</text:p>
          </table:table-cell>
          <table:table-cell/>
          <table:table-cell office:value-type="float" office:value="590171" calcext:value-type="float">
            <text:p>590171</text:p>
          </table:table-cell>
          <table:table-cell table:number-columns-repeated="3"/>
          <table:table-cell office:value-type="string" calcext:value-type="string">
            <text:p>10.3389/fbloc.2020.590171</text:p>
          </table:table-cell>
          <table:table-cell office:value-type="string" calcext:value-type="string">
            <text:p>https://www.scopus.com/inward/record.uri?eid=2-s2.0-85102310206&amp;doi=10.3389%2ffbloc.2020.590171&amp;partnerID=40&amp;md5=5ea1992e85e038675ddcb7d5965be785</text:p>
          </table:table-cell>
          <table:table-cell office:value-type="string" calcext:value-type="string">
            <text:p>Most self-sovereign identity systems consist of strictly objective claims, cryptographically signed by trusted third-party attestors. Lacking protocols in place to account for subjectivity, these systems do not form new sources of legitimacy that can address the central question concerning identity authentication: “Who verifies the verifier?” The legitimacy of claims is instead derived from traditional centralized institutions such as national ID issuers and KYC providers. This architecture has been employed, in part, to safeguard protocols from a vulnerability previously thought to be impossible to address in peer-to-peer identity systems: the Sybil attack, which refers to the abuse of a digital network by creating many illegitimate virtual personas. Inspired by the progress in cryptocurrencies and blockchain technology, there has recently been a surge in networked protocols that make use of subjective inputs such as voting, vouching, and interpreting to arrive at a decentralized and Sybil-resistant consensus for identity. In doing so, these projects illustrate that the best technologies do not abstract away subjectivity but instead embrace it as a necessity and strength. In this review, we will outline the approaches of these new and natively digital sources of authentication—their attributes, methodologies, strengths, and weaknesses—and sketch out possible directions for future developments. Copyright © 2020 Siddarth, Ivliev, Siri and Berman.</text:p>
          </table:table-cell>
          <table:table-cell office:value-type="string" calcext:value-type="string">
            <text:p>blockchain voting; crypto-governance; decentralized governance; decentralized identity; sybil-protection; universal basic income (UBI)</text:p>
          </table:table-cell>
          <table:table-cell/>
          <table:table-cell office:value-type="string" calcext:value-type="string">
            <text:p>English</text:p>
          </table:table-cell>
          <table:table-cell office:value-type="string" calcext:value-type="string">
            <text:p>Review</text:p>
          </table:table-cell>
          <table:table-cell office:value-type="string" calcext:value-type="string">
            <text:p>Final</text:p>
          </table:table-cell>
          <table:table-cell office:value-type="string" calcext:value-type="string">
            <text:p>All Open Access; Gold Open Access; Green Open Access</text:p>
          </table:table-cell>
          <table:table-cell office:value-type="string" calcext:value-type="string">
            <text:p>Scopus</text:p>
          </table:table-cell>
          <table:table-cell office:value-type="string" calcext:value-type="string">
            <text:p>2-s2.0-85102310206</text:p>
          </table:table-cell>
        </table:table-row>
      </table:table>
      <table:named-expressions/>
      <table:database-ranges>
        <table:database-range table:name="__Anonymous_Sheet_DB__0" table:target-range-address="scopus30112023.A1:scopus30112023.AG68" table:display-filter-buttons="true"/>
        <table:database-range table:name="__Anonymous_Sheet_DB__1" table:target-range-address="DEF.A1:DEF.AA68" table:display-filter-buttons="true"/>
        <table:database-range table:name="__Anonymous_Sheet_DB__2" table:target-range-address="'scopus12052025-analysed'.A1:'scopus12052025-analysed'.AA10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14:10:19.3651181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copus" style:display-name="PageStyle_scopus" style:page-layout-name="Mpm3">
      <style:header style:display="false"/>
      <style:header-left style:display="false"/>
      <style:header-first style:display="false"/>
      <style:footer style:display="false"/>
      <style:footer-left style:display="false"/>
      <style:footer-first style:display="false"/>
    </style:master-page>
    <style:master-page style:name="PageStyle_5f_DEF" style:display-name="PageStyle_DEF"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5.2$MacOSX_X86_64 LibreOffice_project/499f9727c189e6ef3471021d6132d4c694f357e5</meta:generator>
    <dc:date>2025-05-15T16:41:19.127395658</dc:date>
    <meta:editing-duration>PT5H6M</meta:editing-duration>
    <meta:editing-cycles>5</meta:editing-cycles>
    <meta:document-statistic meta:table-count="4" meta:cell-count="7114" meta:object-count="0"/>
  </office:meta>
</office:document-meta>
</file>